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2.852cm"/>
    </style:style>
    <style:style style:name="co5" style:family="table-column">
      <style:table-column-properties fo:break-before="auto" style:column-width="7.227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8.83cm"/>
    </style:style>
    <style:style style:name="ro1" style:family="table-row">
      <style:table-row-properties style:row-height="1.723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22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49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/>
    <style:style style:name="ce12" style:family="table-cell" style:parent-style-name="Default"/>
    <style:style style:name="ce11" style:family="table-cell" style:parent-style-name="Default"/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35" style:family="table-cell" style:parent-style-name="Default">
      <style:text-properties fo:font-style="normal" style:text-underline-style="none" style:font-style-asian="normal" style:font-style-complex="normal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movi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ce4"/>
        <table:table-row table:style-name="ro1">
          <table:table-cell table:style-name="ce22"/>
          <table:table-cell table:style-name="ce25" office:value-type="string" calcext:value-type="string">
            <text:p>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finish da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float" office:value="37806" calcext:value-type="float">
            <text:p>37806</text:p>
          </table:table-cell>
          <table:table-cell table:style-name="ce6" table:formula="of:=SUBSTITUTE(ADDRESS(1; ROW([.F2])-1; 4); &quot;1&quot;; &quot;&quot;)" office:value-type="string" office:string-value="A" calcext:value-type="string">
            <text:p>A</text:p>
          </table:table-cell>
          <table:table-cell table:style-name="ce28" office:value-type="date" office:date-value="2024-06-06" calcext:value-type="date">
            <text:p>2024-06-0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float" office:value="48643" calcext:value-type="float">
            <text:p>48643</text:p>
          </table:table-cell>
          <table:table-cell table:style-name="ce6" table:formula="of:=SUBSTITUTE(ADDRESS(1; ROW([.F3])-1; 4); &quot;1&quot;; &quot;&quot;)" office:value-type="string" office:string-value="B" calcext:value-type="string">
            <text:p>B</text:p>
          </table:table-cell>
          <table:table-cell table:style-name="ce28" office:value-type="date" office:date-value="2024-06-07" calcext:value-type="date">
            <text:p>2024-06-0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float" office:value="39935" calcext:value-type="float">
            <text:p>39935</text:p>
          </table:table-cell>
          <table:table-cell table:style-name="ce6" table:formula="of:=SUBSTITUTE(ADDRESS(1; ROW([.F4])-1; 4); &quot;1&quot;; &quot;&quot;)" office:value-type="string" office:string-value="C" calcext:value-type="string">
            <text:p>C</text:p>
          </table:table-cell>
          <table:table-cell table:style-name="ce28" office:value-type="date" office:date-value="2024-06-09" calcext:value-type="date">
            <text:p>2024-06-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float" office:value="891" calcext:value-type="float">
            <text:p>891</text:p>
          </table:table-cell>
          <table:table-cell table:style-name="ce6" table:formula="of:=SUBSTITUTE(ADDRESS(1; ROW([.F5])-1; 4); &quot;1&quot;; &quot;&quot;)" office:value-type="string" office:string-value="D" calcext:value-type="string">
            <text:p>D</text:p>
          </table:table-cell>
          <table:table-cell table:style-name="ce28" office:value-type="date" office:date-value="2024-06-10" calcext:value-type="date">
            <text:p>2024-06-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float" office:value="299" calcext:value-type="float">
            <text:p>299</text:p>
          </table:table-cell>
          <table:table-cell table:style-name="ce6" table:formula="of:=SUBSTITUTE(ADDRESS(1; ROW([.F6])-1; 4); &quot;1&quot;; &quot;&quot;)" office:value-type="string" office:string-value="E" calcext:value-type="string">
            <text:p>E</text:p>
          </table:table-cell>
          <table:table-cell table:style-name="ce28" office:value-type="date" office:date-value="2024-06-10" calcext:value-type="date">
            <text:p>2024-06-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float" office:value="52045" calcext:value-type="float">
            <text:p>52045</text:p>
          </table:table-cell>
          <table:table-cell table:style-name="ce6" table:formula="of:=SUBSTITUTE(ADDRESS(1; ROW([.F7])-1; 4); &quot;1&quot;; &quot;&quot;)" office:value-type="string" office:string-value="F" calcext:value-type="string">
            <text:p>F</text:p>
          </table:table-cell>
          <table:table-cell table:style-name="ce28" office:value-type="date" office:date-value="2024-06-12" calcext:value-type="date">
            <text:p>2024-06-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float" office:value="52274" calcext:value-type="float">
            <text:p>52274</text:p>
          </table:table-cell>
          <table:table-cell table:style-name="ce6" table:formula="of:=SUBSTITUTE(ADDRESS(1; ROW([.F8])-1; 4); &quot;1&quot;; &quot;&quot;)" office:value-type="string" office:string-value="G" calcext:value-type="string">
            <text:p>G</text:p>
          </table:table-cell>
          <table:table-cell table:style-name="ce28" office:value-type="date" office:date-value="2024-06-13" calcext:value-type="date">
            <text:p>2024-06-1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float" office:value="298" calcext:value-type="float">
            <text:p>298</text:p>
          </table:table-cell>
          <table:table-cell table:style-name="ce6" table:formula="of:=SUBSTITUTE(ADDRESS(1; ROW([.F9])-1; 4); &quot;1&quot;; &quot;&quot;)" office:value-type="string" office:string-value="H" calcext:value-type="string">
            <text:p>H</text:p>
          </table:table-cell>
          <table:table-cell table:style-name="ce28" office:value-type="date" office:date-value="2024-06-16" calcext:value-type="date">
            <text:p>2024-06-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float" office:value="38015" calcext:value-type="float">
            <text:p>38015</text:p>
          </table:table-cell>
          <table:table-cell table:style-name="ce6" table:formula="of:=SUBSTITUTE(ADDRESS(1; ROW([.F10])-1; 4); &quot;1&quot;; &quot;&quot;)" office:value-type="string" office:string-value="I" calcext:value-type="string">
            <text:p>I</text:p>
          </table:table-cell>
          <table:table-cell table:style-name="ce28" office:value-type="date" office:date-value="2024-06-16" calcext:value-type="date">
            <text:p>2024-06-1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float" office:value="52020" calcext:value-type="float">
            <text:p>52020</text:p>
          </table:table-cell>
          <table:table-cell table:style-name="ce6" table:formula="of:=SUBSTITUTE(ADDRESS(1; ROW([.F11])-1; 4); &quot;1&quot;; &quot;&quot;)" office:value-type="string" office:string-value="J" calcext:value-type="string">
            <text:p>J</text:p>
          </table:table-cell>
          <table:table-cell table:style-name="ce28" office:value-type="date" office:date-value="2024-06-17" calcext:value-type="date">
            <text:p>2024-06-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float" office:value="51693" calcext:value-type="float">
            <text:p>51693</text:p>
          </table:table-cell>
          <table:table-cell table:style-name="ce6" table:formula="of:=SUBSTITUTE(ADDRESS(1; ROW([.F12])-1; 4); &quot;1&quot;; &quot;&quot;)" office:value-type="string" office:string-value="K" calcext:value-type="string">
            <text:p>K</text:p>
          </table:table-cell>
          <table:table-cell table:style-name="ce28" office:value-type="date" office:date-value="2024-06-17" calcext:value-type="date">
            <text:p>2024-06-1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office:value-type="float" office:value="54495" calcext:value-type="float">
            <text:p>54495</text:p>
          </table:table-cell>
          <table:table-cell table:style-name="ce6" table:formula="of:=SUBSTITUTE(ADDRESS(1; ROW([.F13])-1; 4); &quot;1&quot;; &quot;&quot;)" office:value-type="string" office:string-value="L" calcext:value-type="string">
            <text:p>L</text:p>
          </table:table-cell>
          <table:table-cell table:style-name="ce28" office:value-type="date" office:date-value="2024-06-18" calcext:value-type="date">
            <text:p>2024-06-1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office:value-type="float" office:value="38163" calcext:value-type="float">
            <text:p>38163</text:p>
          </table:table-cell>
          <table:table-cell table:style-name="ce6" table:formula="of:=SUBSTITUTE(ADDRESS(1; ROW([.F14])-1; 4); &quot;1&quot;; &quot;&quot;)" office:value-type="string" office:string-value="M" calcext:value-type="string">
            <text:p>M</text:p>
          </table:table-cell>
          <table:table-cell table:style-name="ce28" office:value-type="date" office:date-value="2024-06-18" calcext:value-type="date">
            <text:p>2024-06-1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float" office:value="49522" calcext:value-type="float">
            <text:p>49522</text:p>
          </table:table-cell>
          <table:table-cell table:style-name="ce6" table:formula="of:=SUBSTITUTE(ADDRESS(1; ROW([.F15])-1; 4); &quot;1&quot;; &quot;&quot;)" office:value-type="string" office:string-value="N" calcext:value-type="string">
            <text:p>N</text:p>
          </table:table-cell>
          <table:table-cell table:style-name="ce28" office:value-type="date" office:date-value="2024-06-19" calcext:value-type="date">
            <text:p>2024-06-1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float" office:value="42962" calcext:value-type="float">
            <text:p>42962</text:p>
          </table:table-cell>
          <table:table-cell table:style-name="ce6" table:formula="of:=SUBSTITUTE(ADDRESS(1; ROW([.F16])-1; 4); &quot;1&quot;; &quot;&quot;)" office:value-type="string" office:string-value="O" calcext:value-type="string">
            <text:p>O</text:p>
          </table:table-cell>
          <table:table-cell table:style-name="ce28" office:value-type="date" office:date-value="2024-06-20" calcext:value-type="date">
            <text:p>2024-06-2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office:value-type="float" office:value="53150" calcext:value-type="float">
            <text:p>53150</text:p>
          </table:table-cell>
          <table:table-cell table:style-name="ce6" table:formula="of:=SUBSTITUTE(ADDRESS(1; ROW([.F17])-1; 4); &quot;1&quot;; &quot;&quot;)" office:value-type="string" office:string-value="P" calcext:value-type="string">
            <text:p>P</text:p>
          </table:table-cell>
          <table:table-cell table:style-name="ce28" office:value-type="date" office:date-value="2024-06-22" calcext:value-type="date">
            <text:p>2024-06-2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office:value-type="float" office:value="51495" calcext:value-type="float">
            <text:p>51495</text:p>
          </table:table-cell>
          <table:table-cell table:style-name="ce6" table:formula="of:=SUBSTITUTE(ADDRESS(1; ROW([.F18])-1; 4); &quot;1&quot;; &quot;&quot;)" office:value-type="string" office:string-value="Q" calcext:value-type="string">
            <text:p>Q</text:p>
          </table:table-cell>
          <table:table-cell table:style-name="ce28" office:value-type="date" office:date-value="2024-06-23" calcext:value-type="date">
            <text:p>2024-06-2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float" office:value="50470" calcext:value-type="float">
            <text:p>50470</text:p>
          </table:table-cell>
          <table:table-cell table:style-name="ce6" table:formula="of:=SUBSTITUTE(ADDRESS(1; ROW([.F19])-1; 4); &quot;1&quot;; &quot;&quot;)" office:value-type="string" office:string-value="R" calcext:value-type="string">
            <text:p>R</text:p>
          </table:table-cell>
          <table:table-cell table:style-name="ce28" office:value-type="date" office:date-value="2024-06-25" calcext:value-type="date">
            <text:p>2024-06-2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office:value-type="float" office:value="53179" calcext:value-type="float">
            <text:p>53179</text:p>
          </table:table-cell>
          <table:table-cell table:style-name="ce6" table:formula="of:=SUBSTITUTE(ADDRESS(1; ROW([.F20])-1; 4); &quot;1&quot;; &quot;&quot;)" office:value-type="string" office:string-value="S" calcext:value-type="string">
            <text:p>S</text:p>
          </table:table-cell>
          <table:table-cell table:style-name="ce28" office:value-type="date" office:date-value="2024-06-25" calcext:value-type="date">
            <text:p>2024-06-2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office:value-type="float" office:value="52381" calcext:value-type="float">
            <text:p>52381</text:p>
          </table:table-cell>
          <table:table-cell table:style-name="ce6" table:formula="of:=SUBSTITUTE(ADDRESS(1; ROW([.F21])-1; 4); &quot;1&quot;; &quot;&quot;)" office:value-type="string" office:string-value="T" calcext:value-type="string">
            <text:p>T</text:p>
          </table:table-cell>
          <table:table-cell table:style-name="ce28" office:value-type="date" office:date-value="2024-06-27" calcext:value-type="date">
            <text:p>2024-06-2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office:value-type="float" office:value="50287" calcext:value-type="float">
            <text:p>50287</text:p>
          </table:table-cell>
          <table:table-cell table:style-name="ce6" table:formula="of:=SUBSTITUTE(ADDRESS(1; ROW([.F22])-1; 4); &quot;1&quot;; &quot;&quot;)" office:value-type="string" office:string-value="U" calcext:value-type="string">
            <text:p>U</text:p>
          </table:table-cell>
          <table:table-cell table:style-name="ce28" office:value-type="date" office:date-value="2024-07-01" calcext:value-type="date">
            <text:p>2024-07-0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office:value-type="float" office:value="52461" calcext:value-type="float">
            <text:p>52461</text:p>
          </table:table-cell>
          <table:table-cell table:style-name="ce6" table:formula="of:=SUBSTITUTE(ADDRESS(1; ROW([.F23])-1; 4); &quot;1&quot;; &quot;&quot;)" office:value-type="string" office:string-value="V" calcext:value-type="string">
            <text:p>V</text:p>
          </table:table-cell>
          <table:table-cell table:style-name="ce28" office:value-type="date" office:date-value="2024-07-02" calcext:value-type="date">
            <text:p>2024-07-0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" office:value-type="float" office:value="49376" calcext:value-type="float">
            <text:p>49376</text:p>
          </table:table-cell>
          <table:table-cell table:style-name="ce6" table:formula="of:=SUBSTITUTE(ADDRESS(1; ROW([.F24])-1; 4); &quot;1&quot;; &quot;&quot;)" office:value-type="string" office:string-value="W" calcext:value-type="string">
            <text:p>W</text:p>
          </table:table-cell>
          <table:table-cell table:style-name="ce28" office:value-type="date" office:date-value="2024-07-03" calcext:value-type="date">
            <text:p>2024-07-0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office:value-type="float" office:value="49979" calcext:value-type="float">
            <text:p>49979</text:p>
          </table:table-cell>
          <table:table-cell table:style-name="ce6" table:formula="of:=SUBSTITUTE(ADDRESS(1; ROW([.F25])-1; 4); &quot;1&quot;; &quot;&quot;)" office:value-type="string" office:string-value="X" calcext:value-type="string">
            <text:p>X</text:p>
          </table:table-cell>
          <table:table-cell table:style-name="ce28" office:value-type="date" office:date-value="2024-07-05" calcext:value-type="date">
            <text:p>2024-07-0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office:value-type="float" office:value="19315" calcext:value-type="float">
            <text:p>19315</text:p>
          </table:table-cell>
          <table:table-cell table:style-name="ce6" table:formula="of:=SUBSTITUTE(ADDRESS(1; ROW([.F26])-1; 4); &quot;1&quot;; &quot;&quot;)" office:value-type="string" office:string-value="Y" calcext:value-type="string">
            <text:p>Y</text:p>
          </table:table-cell>
          <table:table-cell table:style-name="ce28" office:value-type="date" office:date-value="2024-07-07" calcext:value-type="date">
            <text:p>2024-07-0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office:value-type="float" office:value="51711" calcext:value-type="float">
            <text:p>51711</text:p>
          </table:table-cell>
          <table:table-cell table:style-name="ce6" table:formula="of:=SUBSTITUTE(ADDRESS(1; ROW([.F27])-1; 4); &quot;1&quot;; &quot;&quot;)" office:value-type="string" office:string-value="Z" calcext:value-type="string">
            <text:p>Z</text:p>
          </table:table-cell>
          <table:table-cell table:style-name="ce28" office:value-type="date" office:date-value="2024-07-07" calcext:value-type="date">
            <text:p>2024-07-0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office:value-type="float" office:value="50481" calcext:value-type="float">
            <text:p>50481</text:p>
          </table:table-cell>
          <table:table-cell table:style-name="ce6" table:formula="of:=SUBSTITUTE(ADDRESS(1; ROW([.F28])-1; 4); &quot;1&quot;; &quot;&quot;)" office:value-type="string" office:string-value="AA" calcext:value-type="string">
            <text:p>AA</text:p>
          </table:table-cell>
          <table:table-cell table:style-name="ce28" office:value-type="date" office:date-value="2024-07-16" calcext:value-type="date">
            <text:p>2024-07-1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office:value-type="float" office:value="49612" calcext:value-type="float">
            <text:p>49612</text:p>
          </table:table-cell>
          <table:table-cell table:style-name="ce6" table:formula="of:=SUBSTITUTE(ADDRESS(1; ROW([.F29])-1; 4); &quot;1&quot;; &quot;&quot;)" office:value-type="string" office:string-value="AB" calcext:value-type="string">
            <text:p>AB</text:p>
          </table:table-cell>
          <table:table-cell table:style-name="ce28" office:value-type="date" office:date-value="2024-07-24" calcext:value-type="date">
            <text:p>2024-07-2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office:value-type="float" office:value="41659" calcext:value-type="float">
            <text:p>41659</text:p>
          </table:table-cell>
          <table:table-cell table:style-name="ce6" table:formula="of:=SUBSTITUTE(ADDRESS(1; ROW([.F30])-1; 4); &quot;1&quot;; &quot;&quot;)" office:value-type="string" office:string-value="AC" calcext:value-type="string">
            <text:p>AC</text:p>
          </table:table-cell>
          <table:table-cell table:style-name="ce28" office:value-type="date" office:date-value="2024-07-25" calcext:value-type="date">
            <text:p>2024-07-2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" office:value-type="float" office:value="52446" calcext:value-type="float">
            <text:p>52446</text:p>
          </table:table-cell>
          <table:table-cell table:style-name="ce6" table:formula="of:=SUBSTITUTE(ADDRESS(1; ROW([.F31])-1; 4); &quot;1&quot;; &quot;&quot;)" office:value-type="string" office:string-value="AD" calcext:value-type="string">
            <text:p>AD</text:p>
          </table:table-cell>
          <table:table-cell table:style-name="ce28" office:value-type="date" office:date-value="2024-08-01" calcext:value-type="date">
            <text:p>2024-08-0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office:value-type="float" office:value="50652" calcext:value-type="float">
            <text:p>50652</text:p>
          </table:table-cell>
          <table:table-cell table:style-name="ce6" table:formula="of:=SUBSTITUTE(ADDRESS(1; ROW([.F32])-1; 4); &quot;1&quot;; &quot;&quot;)" office:value-type="string" office:string-value="AE" calcext:value-type="string">
            <text:p>AE</text:p>
          </table:table-cell>
          <table:table-cell table:style-name="ce28" office:value-type="date" office:date-value="2024-08-10" calcext:value-type="date">
            <text:p>2024-08-1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office:value-type="float" office:value="52736" calcext:value-type="float">
            <text:p>52736</text:p>
          </table:table-cell>
          <table:table-cell table:style-name="ce6" table:formula="of:=SUBSTITUTE(ADDRESS(1; ROW([.F33])-1; 4); &quot;1&quot;; &quot;&quot;)" office:value-type="string" office:string-value="AF" calcext:value-type="string">
            <text:p>AF</text:p>
          </table:table-cell>
          <table:table-cell table:style-name="ce28" office:value-type="date" office:date-value="2024-08-13" calcext:value-type="date">
            <text:p>2024-08-1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office:value-type="float" office:value="5622" calcext:value-type="float">
            <text:p>5622</text:p>
          </table:table-cell>
          <table:table-cell table:style-name="ce6" table:formula="of:=SUBSTITUTE(ADDRESS(1; ROW([.F34])-1; 4); &quot;1&quot;; &quot;&quot;)" office:value-type="string" office:string-value="AG" calcext:value-type="string">
            <text:p>AG</text:p>
          </table:table-cell>
          <table:table-cell table:style-name="ce28" office:value-type="date" office:date-value="2024-08-15" calcext:value-type="date">
            <text:p>2024-08-1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office:value-type="float" office:value="2336" calcext:value-type="float">
            <text:p>2336</text:p>
          </table:table-cell>
          <table:table-cell table:style-name="ce6" table:formula="of:=SUBSTITUTE(ADDRESS(1; ROW([.F35])-1; 4); &quot;1&quot;; &quot;&quot;)" office:value-type="string" office:string-value="AH" calcext:value-type="string">
            <text:p>AH</text:p>
          </table:table-cell>
          <table:table-cell table:style-name="ce28" office:value-type="date" office:date-value="2024-08-15" calcext:value-type="date">
            <text:p>2024-08-1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office:value-type="float" office:value="50932" calcext:value-type="float">
            <text:p>50932</text:p>
          </table:table-cell>
          <table:table-cell table:style-name="ce6" table:formula="of:=SUBSTITUTE(ADDRESS(1; ROW([.F36])-1; 4); &quot;1&quot;; &quot;&quot;)" office:value-type="string" office:string-value="AI" calcext:value-type="string">
            <text:p>AI</text:p>
          </table:table-cell>
          <table:table-cell table:style-name="ce28" office:value-type="date" office:date-value="2024-08-17" calcext:value-type="date">
            <text:p>2024-08-1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office:value-type="float" office:value="54225" calcext:value-type="float">
            <text:p>54225</text:p>
          </table:table-cell>
          <table:table-cell table:style-name="ce6" table:formula="of:=SUBSTITUTE(ADDRESS(1; ROW([.F37])-1; 4); &quot;1&quot;; &quot;&quot;)" office:value-type="string" office:string-value="AJ" calcext:value-type="string">
            <text:p>AJ</text:p>
          </table:table-cell>
          <table:table-cell table:style-name="ce28" office:value-type="date" office:date-value="2024-08-18" calcext:value-type="date">
            <text:p>2024-08-1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 office:value-type="float" office:value="51265" calcext:value-type="float">
            <text:p>51265</text:p>
          </table:table-cell>
          <table:table-cell table:style-name="ce6" table:formula="of:=SUBSTITUTE(ADDRESS(1; ROW([.F38])-1; 4); &quot;1&quot;; &quot;&quot;)" office:value-type="string" office:string-value="AK" calcext:value-type="string">
            <text:p>AK</text:p>
          </table:table-cell>
          <table:table-cell table:style-name="ce28" office:value-type="date" office:date-value="2024-08-18" calcext:value-type="date">
            <text:p>2024-08-1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" office:value-type="float" office:value="40128" calcext:value-type="float">
            <text:p>40128</text:p>
          </table:table-cell>
          <table:table-cell table:style-name="ce6" table:formula="of:=SUBSTITUTE(ADDRESS(1; ROW([.F39])-1; 4); &quot;1&quot;; &quot;&quot;)" office:value-type="string" office:string-value="AL" calcext:value-type="string">
            <text:p>AL</text:p>
          </table:table-cell>
          <table:table-cell table:style-name="ce28" office:value-type="date" office:date-value="2024-08-19" calcext:value-type="date">
            <text:p>2024-08-1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6" office:value-type="float" office:value="51462" calcext:value-type="float">
            <text:p>51462</text:p>
          </table:table-cell>
          <table:table-cell table:style-name="ce6" table:formula="of:=SUBSTITUTE(ADDRESS(1; ROW([.F40])-1; 4); &quot;1&quot;; &quot;&quot;)" office:value-type="string" office:string-value="AM" calcext:value-type="string">
            <text:p>AM</text:p>
          </table:table-cell>
          <table:table-cell table:style-name="ce28" office:value-type="date" office:date-value="2024-08-24" calcext:value-type="date">
            <text:p>2024-08-2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" office:value-type="float" office:value="49109" calcext:value-type="float">
            <text:p>49109</text:p>
          </table:table-cell>
          <table:table-cell table:style-name="ce6" table:formula="of:=SUBSTITUTE(ADDRESS(1; ROW([.F41])-1; 4); &quot;1&quot;; &quot;&quot;)" office:value-type="string" office:string-value="AN" calcext:value-type="string">
            <text:p>AN</text:p>
          </table:table-cell>
          <table:table-cell table:style-name="ce28" office:value-type="date" office:date-value="2024-08-27" calcext:value-type="date">
            <text:p>2024-08-2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office:value-type="float" office:value="34497" calcext:value-type="float">
            <text:p>34497</text:p>
          </table:table-cell>
          <table:table-cell table:style-name="ce6" table:formula="of:=SUBSTITUTE(ADDRESS(1; ROW([.F42])-1; 4); &quot;1&quot;; &quot;&quot;)" office:value-type="string" office:string-value="AO" calcext:value-type="string">
            <text:p>AO</text:p>
          </table:table-cell>
          <table:table-cell table:style-name="ce28" office:value-type="date" office:date-value="2024-09-01" calcext:value-type="date">
            <text:p>2024-09-0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" office:value-type="float" office:value="25159" calcext:value-type="float">
            <text:p>25159</text:p>
          </table:table-cell>
          <table:table-cell table:style-name="ce6" table:formula="of:=SUBSTITUTE(ADDRESS(1; ROW([.F43])-1; 4); &quot;1&quot;; &quot;&quot;)" office:value-type="string" office:string-value="AP" calcext:value-type="string">
            <text:p>AP</text:p>
          </table:table-cell>
          <table:table-cell table:style-name="ce28" office:value-type="date" office:date-value="2024-09-05" calcext:value-type="date">
            <text:p>2024-09-0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6" office:value-type="float" office:value="49202" calcext:value-type="float">
            <text:p>49202</text:p>
          </table:table-cell>
          <table:table-cell table:style-name="ce6" table:formula="of:=SUBSTITUTE(ADDRESS(1; ROW([.F44])-1; 4); &quot;1&quot;; &quot;&quot;)" office:value-type="string" office:string-value="AQ" calcext:value-type="string">
            <text:p>AQ</text:p>
          </table:table-cell>
          <table:table-cell table:style-name="ce28" office:value-type="date" office:date-value="2024-09-05" calcext:value-type="date">
            <text:p>2024-09-0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6" office:value-type="float" office:value="30825" calcext:value-type="float">
            <text:p>30825</text:p>
          </table:table-cell>
          <table:table-cell table:style-name="ce6" table:formula="of:=SUBSTITUTE(ADDRESS(1; ROW([.F45])-1; 4); &quot;1&quot;; &quot;&quot;)" office:value-type="string" office:string-value="AR" calcext:value-type="string">
            <text:p>AR</text:p>
          </table:table-cell>
          <table:table-cell table:style-name="ce28" office:value-type="date" office:date-value="2024-09-06" calcext:value-type="date">
            <text:p>2024-09-0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6" office:value-type="float" office:value="645" calcext:value-type="float">
            <text:p>645</text:p>
          </table:table-cell>
          <table:table-cell table:style-name="ce6" table:formula="of:=SUBSTITUTE(ADDRESS(1; ROW([.F46])-1; 4); &quot;1&quot;; &quot;&quot;)" office:value-type="string" office:string-value="AS" calcext:value-type="string">
            <text:p>AS</text:p>
          </table:table-cell>
          <table:table-cell table:style-name="ce28" office:value-type="date" office:date-value="2024-09-07" calcext:value-type="date">
            <text:p>2024-09-0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6" office:value-type="float" office:value="49532" calcext:value-type="float">
            <text:p>49532</text:p>
          </table:table-cell>
          <table:table-cell table:style-name="ce6" table:formula="of:=SUBSTITUTE(ADDRESS(1; ROW([.F47])-1; 4); &quot;1&quot;; &quot;&quot;)" office:value-type="string" office:string-value="AT" calcext:value-type="string">
            <text:p>AT</text:p>
          </table:table-cell>
          <table:table-cell table:style-name="ce28" office:value-type="date" office:date-value="2024-09-08" calcext:value-type="date">
            <text:p>2024-09-0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6" office:value-type="float" office:value="53446" calcext:value-type="float">
            <text:p>53446</text:p>
          </table:table-cell>
          <table:table-cell table:style-name="ce6" table:formula="of:=SUBSTITUTE(ADDRESS(1; ROW([.F48])-1; 4); &quot;1&quot;; &quot;&quot;)" office:value-type="string" office:string-value="AU" calcext:value-type="string">
            <text:p>AU</text:p>
          </table:table-cell>
          <table:table-cell table:style-name="ce28" office:value-type="date" office:date-value="2024-09-12" calcext:value-type="date">
            <text:p>2024-09-1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6" office:value-type="float" office:value="50606" calcext:value-type="float">
            <text:p>50606</text:p>
          </table:table-cell>
          <table:table-cell table:style-name="ce6" table:formula="of:=SUBSTITUTE(ADDRESS(1; ROW([.F49])-1; 4); &quot;1&quot;; &quot;&quot;)" office:value-type="string" office:string-value="AV" calcext:value-type="string">
            <text:p>AV</text:p>
          </table:table-cell>
          <table:table-cell table:style-name="ce28" office:value-type="date" office:date-value="2024-09-13" calcext:value-type="date">
            <text:p>2024-09-1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office:value-type="float" office:value="3861" calcext:value-type="float">
            <text:p>3861</text:p>
          </table:table-cell>
          <table:table-cell table:style-name="ce6" table:formula="of:=SUBSTITUTE(ADDRESS(1; ROW([.F50])-1; 4); &quot;1&quot;; &quot;&quot;)" office:value-type="string" office:string-value="AW" calcext:value-type="string">
            <text:p>AW</text:p>
          </table:table-cell>
          <table:table-cell table:style-name="ce28" office:value-type="date" office:date-value="2024-09-14" calcext:value-type="date">
            <text:p>2024-09-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" office:value-type="float" office:value="40602" calcext:value-type="float">
            <text:p>40602</text:p>
          </table:table-cell>
          <table:table-cell table:style-name="ce6" table:formula="of:=SUBSTITUTE(ADDRESS(1; ROW([.F51])-1; 4); &quot;1&quot;; &quot;&quot;)" office:value-type="string" office:string-value="AX" calcext:value-type="string">
            <text:p>AX</text:p>
          </table:table-cell>
          <table:table-cell table:style-name="ce28" office:value-type="date" office:date-value="2024-09-16" calcext:value-type="date">
            <text:p>2024-09-1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6" office:value-type="float" office:value="3266" calcext:value-type="float">
            <text:p>3266</text:p>
          </table:table-cell>
          <table:table-cell table:style-name="ce6" table:formula="of:=SUBSTITUTE(ADDRESS(1; ROW([.F52])-1; 4); &quot;1&quot;; &quot;&quot;)" office:value-type="string" office:string-value="AY" calcext:value-type="string">
            <text:p>AY</text:p>
          </table:table-cell>
          <table:table-cell table:style-name="ce28" office:value-type="date" office:date-value="2024-09-16" calcext:value-type="date">
            <text:p>2024-09-1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6" office:value-type="float" office:value="892" calcext:value-type="float">
            <text:p>892</text:p>
          </table:table-cell>
          <table:table-cell table:style-name="ce6" table:formula="of:=SUBSTITUTE(ADDRESS(1; ROW([.F53])-1; 4); &quot;1&quot;; &quot;&quot;)" office:value-type="string" office:string-value="AZ" calcext:value-type="string">
            <text:p>AZ</text:p>
          </table:table-cell>
          <table:table-cell table:style-name="ce28" office:value-type="date" office:date-value="2024-09-17" calcext:value-type="date">
            <text:p>2024-09-1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6" office:value-type="float" office:value="894" calcext:value-type="float">
            <text:p>894</text:p>
          </table:table-cell>
          <table:table-cell table:style-name="ce6" table:formula="of:=SUBSTITUTE(ADDRESS(1; ROW([.F54])-1; 4); &quot;1&quot;; &quot;&quot;)" office:value-type="string" office:string-value="BA" calcext:value-type="string">
            <text:p>BA</text:p>
          </table:table-cell>
          <table:table-cell table:style-name="ce28" office:value-type="date" office:date-value="2024-09-17" calcext:value-type="date">
            <text:p>2024-09-1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6" office:value-type="float" office:value="50916" calcext:value-type="float">
            <text:p>50916</text:p>
          </table:table-cell>
          <table:table-cell table:style-name="ce6" table:formula="of:=SUBSTITUTE(ADDRESS(1; ROW([.F55])-1; 4); &quot;1&quot;; &quot;&quot;)" office:value-type="string" office:string-value="BB" calcext:value-type="string">
            <text:p>BB</text:p>
          </table:table-cell>
          <table:table-cell table:style-name="ce28" office:value-type="date" office:date-value="2024-09-17" calcext:value-type="date">
            <text:p>2024-09-1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6" office:value-type="float" office:value="2617" calcext:value-type="float">
            <text:p>2617</text:p>
          </table:table-cell>
          <table:table-cell table:style-name="ce6" table:formula="of:=SUBSTITUTE(ADDRESS(1; ROW([.F56])-1; 4); &quot;1&quot;; &quot;&quot;)" office:value-type="string" office:string-value="BC" calcext:value-type="string">
            <text:p>BC</text:p>
          </table:table-cell>
          <table:table-cell table:style-name="ce28" office:value-type="date" office:date-value="2024-09-18" calcext:value-type="date">
            <text:p>2024-09-1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6" office:value-type="float" office:value="35328" calcext:value-type="float">
            <text:p>35328</text:p>
          </table:table-cell>
          <table:table-cell table:style-name="ce6" table:formula="of:=SUBSTITUTE(ADDRESS(1; ROW([.F57])-1; 4); &quot;1&quot;; &quot;&quot;)" office:value-type="string" office:string-value="BD" calcext:value-type="string">
            <text:p>BD</text:p>
          </table:table-cell>
          <table:table-cell table:style-name="ce28" office:value-type="date" office:date-value="2024-09-19" calcext:value-type="date">
            <text:p>2024-09-1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6" office:value-type="float" office:value="35203" calcext:value-type="float">
            <text:p>35203</text:p>
          </table:table-cell>
          <table:table-cell table:style-name="ce6" table:formula="of:=SUBSTITUTE(ADDRESS(1; ROW([.F58])-1; 4); &quot;1&quot;; &quot;&quot;)" office:value-type="string" office:string-value="BE" calcext:value-type="string">
            <text:p>BE</text:p>
          </table:table-cell>
          <table:table-cell table:style-name="ce28" office:value-type="date" office:date-value="2024-09-21" calcext:value-type="date">
            <text:p>2024-09-2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6" office:value-type="float" office:value="1156" calcext:value-type="float">
            <text:p>1156</text:p>
          </table:table-cell>
          <table:table-cell table:style-name="ce6" table:formula="of:=SUBSTITUTE(ADDRESS(1; ROW([.F59])-1; 4); &quot;1&quot;; &quot;&quot;)" office:value-type="string" office:string-value="BF" calcext:value-type="string">
            <text:p>BF</text:p>
          </table:table-cell>
          <table:table-cell table:style-name="ce28" office:value-type="date" office:date-value="2024-09-22" calcext:value-type="date">
            <text:p>2024-09-2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6" office:value-type="float" office:value="51940" calcext:value-type="float">
            <text:p>51940</text:p>
          </table:table-cell>
          <table:table-cell table:style-name="ce6" table:formula="of:=SUBSTITUTE(ADDRESS(1; ROW([.F60])-1; 4); &quot;1&quot;; &quot;&quot;)" office:value-type="string" office:string-value="BG" calcext:value-type="string">
            <text:p>BG</text:p>
          </table:table-cell>
          <table:table-cell table:style-name="ce28" office:value-type="date" office:date-value="2024-09-22" calcext:value-type="date">
            <text:p>2024-09-2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6" office:value-type="float" office:value="2421" calcext:value-type="float">
            <text:p>2421</text:p>
          </table:table-cell>
          <table:table-cell table:style-name="ce6" table:formula="of:=SUBSTITUTE(ADDRESS(1; ROW([.F61])-1; 4); &quot;1&quot;; &quot;&quot;)" office:value-type="string" office:string-value="BH" calcext:value-type="string">
            <text:p>BH</text:p>
          </table:table-cell>
          <table:table-cell table:style-name="ce28" office:value-type="date" office:date-value="2024-09-26" calcext:value-type="date">
            <text:p>2024-09-2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6" office:value-type="float" office:value="1994" calcext:value-type="float">
            <text:p>1994</text:p>
          </table:table-cell>
          <table:table-cell table:style-name="ce6" table:formula="of:=SUBSTITUTE(ADDRESS(1; ROW([.F62])-1; 4); &quot;1&quot;; &quot;&quot;)" office:value-type="string" office:string-value="BI" calcext:value-type="string">
            <text:p>BI</text:p>
          </table:table-cell>
          <table:table-cell table:style-name="ce28" office:value-type="date" office:date-value="2024-09-27" calcext:value-type="date">
            <text:p>2024-09-2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6" office:value-type="float" office:value="54431" calcext:value-type="float">
            <text:p>54431</text:p>
          </table:table-cell>
          <table:table-cell table:style-name="ce6" table:formula="of:=SUBSTITUTE(ADDRESS(1; ROW([.F63])-1; 4); &quot;1&quot;; &quot;&quot;)" office:value-type="string" office:string-value="BJ" calcext:value-type="string">
            <text:p>BJ</text:p>
          </table:table-cell>
          <table:table-cell table:style-name="ce28" office:value-type="date" office:date-value="2024-09-28" calcext:value-type="date">
            <text:p>2024-09-2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6" office:value-type="float" office:value="12165" calcext:value-type="float">
            <text:p>12165</text:p>
          </table:table-cell>
          <table:table-cell table:style-name="ce6" table:formula="of:=SUBSTITUTE(ADDRESS(1; ROW([.F64])-1; 4); &quot;1&quot;; &quot;&quot;)" office:value-type="string" office:string-value="BK" calcext:value-type="string">
            <text:p>BK</text:p>
          </table:table-cell>
          <table:table-cell table:style-name="ce28" office:value-type="date" office:date-value="2024-09-30" calcext:value-type="date">
            <text:p>2024-09-3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6" office:value-type="float" office:value="57892" calcext:value-type="float">
            <text:p>57892</text:p>
          </table:table-cell>
          <table:table-cell table:style-name="ce6" table:formula="of:=SUBSTITUTE(ADDRESS(1; ROW([.F65])-1; 4); &quot;1&quot;; &quot;&quot;)" office:value-type="string" office:string-value="BL" calcext:value-type="string">
            <text:p>BL</text:p>
          </table:table-cell>
          <table:table-cell table:style-name="ce28" office:value-type="date" office:date-value="2024-09-30" calcext:value-type="date">
            <text:p>2024-09-3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6" office:value-type="float" office:value="49241" calcext:value-type="float">
            <text:p>49241</text:p>
          </table:table-cell>
          <table:table-cell table:style-name="ce6" table:formula="of:=SUBSTITUTE(ADDRESS(1; ROW([.F66])-1; 4); &quot;1&quot;; &quot;&quot;)" office:value-type="string" office:string-value="BM" calcext:value-type="string">
            <text:p>BM</text:p>
          </table:table-cell>
          <table:table-cell table:style-name="ce28" office:value-type="date" office:date-value="2024-10-01" calcext:value-type="date">
            <text:p>2024-10-0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6" office:value-type="float" office:value="32995" calcext:value-type="float">
            <text:p>32995</text:p>
          </table:table-cell>
          <table:table-cell table:style-name="ce6" table:formula="of:=SUBSTITUTE(ADDRESS(1; ROW([.F67])-1; 4); &quot;1&quot;; &quot;&quot;)" office:value-type="string" office:string-value="BN" calcext:value-type="string">
            <text:p>BN</text:p>
          </table:table-cell>
          <table:table-cell table:style-name="ce28" office:value-type="date" office:date-value="2024-10-06" calcext:value-type="date">
            <text:p>2024-10-0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6" office:value-type="float" office:value="1640" calcext:value-type="float">
            <text:p>1640</text:p>
          </table:table-cell>
          <table:table-cell table:style-name="ce6" table:formula="of:=SUBSTITUTE(ADDRESS(1; ROW([.F68])-1; 4); &quot;1&quot;; &quot;&quot;)" office:value-type="string" office:string-value="BO" calcext:value-type="string">
            <text:p>BO</text:p>
          </table:table-cell>
          <table:table-cell table:style-name="ce28" office:value-type="date" office:date-value="2024-10-13" calcext:value-type="date">
            <text:p>2024-10-1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6" office:value-type="float" office:value="11757" calcext:value-type="float">
            <text:p>11757</text:p>
          </table:table-cell>
          <table:table-cell table:style-name="ce6" table:formula="of:=SUBSTITUTE(ADDRESS(1; ROW([.F69])-1; 4); &quot;1&quot;; &quot;&quot;)" office:value-type="string" office:string-value="BP" calcext:value-type="string">
            <text:p>BP</text:p>
          </table:table-cell>
          <table:table-cell table:style-name="ce28" office:value-type="date" office:date-value="2024-10-13" calcext:value-type="date">
            <text:p>2024-10-1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6" office:value-type="float" office:value="54781" calcext:value-type="float">
            <text:p>54781</text:p>
          </table:table-cell>
          <table:table-cell table:style-name="ce6" table:formula="of:=SUBSTITUTE(ADDRESS(1; ROW([.F70])-1; 4); &quot;1&quot;; &quot;&quot;)" office:value-type="string" office:string-value="BQ" calcext:value-type="string">
            <text:p>BQ</text:p>
          </table:table-cell>
          <table:table-cell table:style-name="ce28" office:value-type="date" office:date-value="2024-10-16" calcext:value-type="date">
            <text:p>2024-10-1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6" office:value-type="float" office:value="48981" calcext:value-type="float">
            <text:p>48981</text:p>
          </table:table-cell>
          <table:table-cell table:style-name="ce6" table:formula="of:=SUBSTITUTE(ADDRESS(1; ROW([.F71])-1; 4); &quot;1&quot;; &quot;&quot;)" office:value-type="string" office:string-value="BR" calcext:value-type="string">
            <text:p>BR</text:p>
          </table:table-cell>
          <table:table-cell table:style-name="ce28" office:value-type="date" office:date-value="2024-10-20" calcext:value-type="date">
            <text:p>2024-10-2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6" office:value-type="float" office:value="53730" calcext:value-type="float">
            <text:p>53730</text:p>
          </table:table-cell>
          <table:table-cell table:style-name="ce6" table:formula="of:=SUBSTITUTE(ADDRESS(1; ROW([.F72])-1; 4); &quot;1&quot;; &quot;&quot;)" office:value-type="string" office:string-value="BS" calcext:value-type="string">
            <text:p>BS</text:p>
          </table:table-cell>
          <table:table-cell table:style-name="ce28" office:value-type="date" office:date-value="2024-10-20" calcext:value-type="date">
            <text:p>2024-10-2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6" office:value-type="float" office:value="895" calcext:value-type="float">
            <text:p>895</text:p>
          </table:table-cell>
          <table:table-cell table:style-name="ce6" table:formula="of:=SUBSTITUTE(ADDRESS(1; ROW([.F73])-1; 4); &quot;1&quot;; &quot;&quot;)" office:value-type="string" office:string-value="BT" calcext:value-type="string">
            <text:p>BT</text:p>
          </table:table-cell>
          <table:table-cell table:style-name="ce28" office:value-type="date" office:date-value="2024-10-22" calcext:value-type="date">
            <text:p>2024-10-2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6" office:value-type="float" office:value="51632" calcext:value-type="float">
            <text:p>51632</text:p>
          </table:table-cell>
          <table:table-cell table:style-name="ce6" table:formula="of:=SUBSTITUTE(ADDRESS(1; ROW([.F74])-1; 4); &quot;1&quot;; &quot;&quot;)" office:value-type="string" office:string-value="BU" calcext:value-type="string">
            <text:p>BU</text:p>
          </table:table-cell>
          <table:table-cell table:style-name="ce28" office:value-type="date" office:date-value="2024-10-27" calcext:value-type="date">
            <text:p>2024-10-2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6" office:value-type="float" office:value="41558" calcext:value-type="float">
            <text:p>41558</text:p>
          </table:table-cell>
          <table:table-cell table:style-name="ce6" table:formula="of:=SUBSTITUTE(ADDRESS(1; ROW([.F75])-1; 4); &quot;1&quot;; &quot;&quot;)" office:value-type="string" office:string-value="BV" calcext:value-type="string">
            <text:p>BV</text:p>
          </table:table-cell>
          <table:table-cell table:style-name="ce28" office:value-type="date" office:date-value="2024-10-30" calcext:value-type="date">
            <text:p>2024-10-3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6" office:value-type="float" office:value="35369" calcext:value-type="float">
            <text:p>35369</text:p>
          </table:table-cell>
          <table:table-cell table:style-name="ce6" table:formula="of:=SUBSTITUTE(ADDRESS(1; ROW([.F76])-1; 4); &quot;1&quot;; &quot;&quot;)" office:value-type="string" office:string-value="BW" calcext:value-type="string">
            <text:p>BW</text:p>
          </table:table-cell>
          <table:table-cell table:style-name="ce28" office:value-type="date" office:date-value="2024-10-31" calcext:value-type="date">
            <text:p>2024-10-3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6" office:value-type="float" office:value="35603" calcext:value-type="float">
            <text:p>35603</text:p>
          </table:table-cell>
          <table:table-cell table:style-name="ce6" table:formula="of:=SUBSTITUTE(ADDRESS(1; ROW([.F77])-1; 4); &quot;1&quot;; &quot;&quot;)" office:value-type="string" office:string-value="BX" calcext:value-type="string">
            <text:p>BX</text:p>
          </table:table-cell>
          <table:table-cell table:style-name="ce28" office:value-type="date" office:date-value="2024-11-01" calcext:value-type="date">
            <text:p>2024-11-0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6" office:value-type="float" office:value="35484" calcext:value-type="float">
            <text:p>35484</text:p>
          </table:table-cell>
          <table:table-cell table:style-name="ce6" table:formula="of:=SUBSTITUTE(ADDRESS(1; ROW([.F78])-1; 4); &quot;1&quot;; &quot;&quot;)" office:value-type="string" office:string-value="BY" calcext:value-type="string">
            <text:p>BY</text:p>
          </table:table-cell>
          <table:table-cell table:style-name="ce28" office:value-type="date" office:date-value="2024-11-03" calcext:value-type="date">
            <text:p>2024-11-0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6" office:value-type="float" office:value="49975" calcext:value-type="float">
            <text:p>49975</text:p>
          </table:table-cell>
          <table:table-cell table:style-name="ce6" table:formula="of:=SUBSTITUTE(ADDRESS(1; ROW([.F79])-1; 4); &quot;1&quot;; &quot;&quot;)" office:value-type="string" office:string-value="BZ" calcext:value-type="string">
            <text:p>BZ</text:p>
          </table:table-cell>
          <table:table-cell table:style-name="ce28" office:value-type="date" office:date-value="2024-11-03" calcext:value-type="date">
            <text:p>2024-11-0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6" office:value-type="float" office:value="32032" calcext:value-type="float">
            <text:p>32032</text:p>
          </table:table-cell>
          <table:table-cell table:style-name="ce6" table:formula="of:=SUBSTITUTE(ADDRESS(1; ROW([.F80])-1; 4); &quot;1&quot;; &quot;&quot;)" office:value-type="string" office:string-value="CA" calcext:value-type="string">
            <text:p>CA</text:p>
          </table:table-cell>
          <table:table-cell table:style-name="ce28" office:value-type="date" office:date-value="2024-11-04" calcext:value-type="date">
            <text:p>2024-11-0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6" office:value-type="float" office:value="41480" calcext:value-type="float">
            <text:p>41480</text:p>
          </table:table-cell>
          <table:table-cell table:style-name="ce6" table:formula="of:=SUBSTITUTE(ADDRESS(1; ROW([.F81])-1; 4); &quot;1&quot;; &quot;&quot;)" office:value-type="string" office:string-value="CB" calcext:value-type="string">
            <text:p>CB</text:p>
          </table:table-cell>
          <table:table-cell table:style-name="ce28" office:value-type="date" office:date-value="2024-11-04" calcext:value-type="date">
            <text:p>2024-11-0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6" office:value-type="float" office:value="55076" calcext:value-type="float">
            <text:p>55076</text:p>
          </table:table-cell>
          <table:table-cell table:style-name="ce6" table:formula="of:=SUBSTITUTE(ADDRESS(1; ROW([.F82])-1; 4); &quot;1&quot;; &quot;&quot;)" office:value-type="string" office:string-value="CC" calcext:value-type="string">
            <text:p>CC</text:p>
          </table:table-cell>
          <table:table-cell table:style-name="ce28" office:value-type="date" office:date-value="2024-11-05" calcext:value-type="date">
            <text:p>2024-11-0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6" office:value-type="float" office:value="38678" calcext:value-type="float">
            <text:p>38678</text:p>
          </table:table-cell>
          <table:table-cell table:style-name="ce6" table:formula="of:=SUBSTITUTE(ADDRESS(1; ROW([.F83])-1; 4); &quot;1&quot;; &quot;&quot;)" office:value-type="string" office:string-value="CD" calcext:value-type="string">
            <text:p>CD</text:p>
          </table:table-cell>
          <table:table-cell table:style-name="ce28" office:value-type="date" office:date-value="2024-11-06" calcext:value-type="date">
            <text:p>2024-11-06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6" office:value-type="float" office:value="38219" calcext:value-type="float">
            <text:p>38219</text:p>
          </table:table-cell>
          <table:table-cell table:style-name="ce6" table:formula="of:=SUBSTITUTE(ADDRESS(1; ROW([.F84])-1; 4); &quot;1&quot;; &quot;&quot;)" office:value-type="string" office:string-value="CE" calcext:value-type="string">
            <text:p>CE</text:p>
          </table:table-cell>
          <table:table-cell table:style-name="ce28" office:value-type="date" office:date-value="2024-11-07" calcext:value-type="date">
            <text:p>2024-11-07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6" office:value-type="float" office:value="50621" calcext:value-type="float">
            <text:p>50621</text:p>
          </table:table-cell>
          <table:table-cell table:style-name="ce6" table:formula="of:=SUBSTITUTE(ADDRESS(1; ROW([.F85])-1; 4); &quot;1&quot;; &quot;&quot;)" office:value-type="string" office:string-value="CF" calcext:value-type="string">
            <text:p>CF</text:p>
          </table:table-cell>
          <table:table-cell table:style-name="ce28" office:value-type="date" office:date-value="2024-11-08" calcext:value-type="date">
            <text:p>2024-11-0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6" office:value-type="float" office:value="50201" calcext:value-type="float">
            <text:p>50201</text:p>
          </table:table-cell>
          <table:table-cell table:style-name="ce6" table:formula="of:=SUBSTITUTE(ADDRESS(1; ROW([.F86])-1; 4); &quot;1&quot;; &quot;&quot;)" office:value-type="string" office:string-value="CG" calcext:value-type="string">
            <text:p>CG</text:p>
          </table:table-cell>
          <table:table-cell table:style-name="ce28" office:value-type="date" office:date-value="2024-11-09" calcext:value-type="date">
            <text:p>2024-11-09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6" office:value-type="float" office:value="38006" calcext:value-type="float">
            <text:p>38006</text:p>
          </table:table-cell>
          <table:table-cell table:style-name="ce6" table:formula="of:=SUBSTITUTE(ADDRESS(1; ROW([.F87])-1; 4); &quot;1&quot;; &quot;&quot;)" office:value-type="string" office:string-value="CH" calcext:value-type="string">
            <text:p>CH</text:p>
          </table:table-cell>
          <table:table-cell table:style-name="ce28" office:value-type="date" office:date-value="2024-11-10" calcext:value-type="date">
            <text:p>2024-11-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6" office:value-type="float" office:value="42658" calcext:value-type="float">
            <text:p>42658</text:p>
          </table:table-cell>
          <table:table-cell table:style-name="ce6" table:formula="of:=SUBSTITUTE(ADDRESS(1; ROW([.F88])-1; 4); &quot;1&quot;; &quot;&quot;)" office:value-type="string" office:string-value="CI" calcext:value-type="string">
            <text:p>CI</text:p>
          </table:table-cell>
          <table:table-cell table:style-name="ce28" office:value-type="date" office:date-value="2024-11-11" calcext:value-type="date">
            <text:p>2024-11-1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6" office:value-type="float" office:value="56059" calcext:value-type="float">
            <text:p>56059</text:p>
          </table:table-cell>
          <table:table-cell table:style-name="ce6" table:formula="of:=SUBSTITUTE(ADDRESS(1; ROW([.F89])-1; 4); &quot;1&quot;; &quot;&quot;)" office:value-type="string" office:string-value="CJ" calcext:value-type="string">
            <text:p>CJ</text:p>
          </table:table-cell>
          <table:table-cell table:style-name="ce28" office:value-type="date" office:date-value="2024-11-12" calcext:value-type="date">
            <text:p>2024-11-1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6" office:value-type="float" office:value="40768" calcext:value-type="float">
            <text:p>40768</text:p>
          </table:table-cell>
          <table:table-cell table:style-name="ce6" table:formula="of:=SUBSTITUTE(ADDRESS(1; ROW([.F90])-1; 4); &quot;1&quot;; &quot;&quot;)" office:value-type="string" office:string-value="CK" calcext:value-type="string">
            <text:p>CK</text:p>
          </table:table-cell>
          <table:table-cell table:style-name="ce28" office:value-type="date" office:date-value="2024-11-13" calcext:value-type="date">
            <text:p>2024-11-1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6" office:value-type="float" office:value="55344" calcext:value-type="float">
            <text:p>55344</text:p>
          </table:table-cell>
          <table:table-cell table:style-name="ce6" table:formula="of:=SUBSTITUTE(ADDRESS(1; ROW([.F91])-1; 4); &quot;1&quot;; &quot;&quot;)" office:value-type="string" office:string-value="CL" calcext:value-type="string">
            <text:p>CL</text:p>
          </table:table-cell>
          <table:table-cell table:style-name="ce28" office:value-type="date" office:date-value="2024-11-16" calcext:value-type="date">
            <text:p>2024-11-1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6" office:value-type="float" office:value="5877" calcext:value-type="float">
            <text:p>5877</text:p>
          </table:table-cell>
          <table:table-cell table:style-name="ce6" table:formula="of:=SUBSTITUTE(ADDRESS(1; ROW([.F92])-1; 4); &quot;1&quot;; &quot;&quot;)" office:value-type="string" office:string-value="CM" calcext:value-type="string">
            <text:p>CM</text:p>
          </table:table-cell>
          <table:table-cell table:style-name="ce28" office:value-type="date" office:date-value="2024-11-16" calcext:value-type="date">
            <text:p>2024-11-1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6" office:value-type="float" office:value="33731" calcext:value-type="float">
            <text:p>33731</text:p>
          </table:table-cell>
          <table:table-cell table:style-name="ce6" table:formula="of:=SUBSTITUTE(ADDRESS(1; ROW([.F93])-1; 4); &quot;1&quot;; &quot;&quot;)" office:value-type="string" office:string-value="CN" calcext:value-type="string">
            <text:p>CN</text:p>
          </table:table-cell>
          <table:table-cell table:style-name="ce28" office:value-type="date" office:date-value="2024-11-17" calcext:value-type="date">
            <text:p>2024-11-1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6" office:value-type="float" office:value="33218" calcext:value-type="float">
            <text:p>33218</text:p>
          </table:table-cell>
          <table:table-cell table:style-name="ce6" table:formula="of:=SUBSTITUTE(ADDRESS(1; ROW([.F94])-1; 4); &quot;1&quot;; &quot;&quot;)" office:value-type="string" office:string-value="CO" calcext:value-type="string">
            <text:p>CO</text:p>
          </table:table-cell>
          <table:table-cell table:style-name="ce28" office:value-type="date" office:date-value="2024-11-17" calcext:value-type="date">
            <text:p>2024-11-1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6" office:value-type="float" office:value="50462" calcext:value-type="float">
            <text:p>50462</text:p>
          </table:table-cell>
          <table:table-cell table:style-name="ce6" table:formula="of:=SUBSTITUTE(ADDRESS(1; ROW([.F95])-1; 4); &quot;1&quot;; &quot;&quot;)" office:value-type="string" office:string-value="CP" calcext:value-type="string">
            <text:p>CP</text:p>
          </table:table-cell>
          <table:table-cell table:style-name="ce28" office:value-type="date" office:date-value="2024-11-17" calcext:value-type="date">
            <text:p>2024-11-17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6" office:value-type="float" office:value="48512" calcext:value-type="float">
            <text:p>48512</text:p>
          </table:table-cell>
          <table:table-cell table:style-name="ce6" table:formula="of:=SUBSTITUTE(ADDRESS(1; ROW([.F96])-1; 4); &quot;1&quot;; &quot;&quot;)" office:value-type="string" office:string-value="CQ" calcext:value-type="string">
            <text:p>CQ</text:p>
          </table:table-cell>
          <table:table-cell table:style-name="ce28" office:value-type="date" office:date-value="2024-11-17" calcext:value-type="date">
            <text:p>2024-11-17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6" office:value-type="float" office:value="51300" calcext:value-type="float">
            <text:p>51300</text:p>
          </table:table-cell>
          <table:table-cell table:style-name="ce6" table:formula="of:=SUBSTITUTE(ADDRESS(1; ROW([.F97])-1; 4); &quot;1&quot;; &quot;&quot;)" office:value-type="string" office:string-value="CR" calcext:value-type="string">
            <text:p>CR</text:p>
          </table:table-cell>
          <table:table-cell table:style-name="ce28" office:value-type="date" office:date-value="2024-11-18" calcext:value-type="date">
            <text:p>2024-11-18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6" office:value-type="float" office:value="49059" calcext:value-type="float">
            <text:p>49059</text:p>
          </table:table-cell>
          <table:table-cell table:style-name="ce6" table:formula="of:=SUBSTITUTE(ADDRESS(1; ROW([.F98])-1; 4); &quot;1&quot;; &quot;&quot;)" office:value-type="string" office:string-value="CS" calcext:value-type="string">
            <text:p>CS</text:p>
          </table:table-cell>
          <table:table-cell table:style-name="ce28" office:value-type="date" office:date-value="2024-11-19" calcext:value-type="date">
            <text:p>2024-11-1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6" office:value-type="float" office:value="56830" calcext:value-type="float">
            <text:p>56830</text:p>
          </table:table-cell>
          <table:table-cell table:style-name="ce6" table:formula="of:=SUBSTITUTE(ADDRESS(1; ROW([.F99])-1; 4); &quot;1&quot;; &quot;&quot;)" office:value-type="string" office:string-value="CT" calcext:value-type="string">
            <text:p>CT</text:p>
          </table:table-cell>
          <table:table-cell table:style-name="ce28" office:value-type="date" office:date-value="2024-11-20" calcext:value-type="date">
            <text:p>2024-11-2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6" office:value-type="float" office:value="40036" calcext:value-type="float">
            <text:p>40036</text:p>
          </table:table-cell>
          <table:table-cell table:style-name="ce6" table:formula="of:=SUBSTITUTE(ADDRESS(1; ROW([.F100])-1; 4); &quot;1&quot;; &quot;&quot;)" office:value-type="string" office:string-value="CU" calcext:value-type="string">
            <text:p>CU</text:p>
          </table:table-cell>
          <table:table-cell table:style-name="ce28" office:value-type="date" office:date-value="2024-11-21" calcext:value-type="date">
            <text:p>2024-11-2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6" office:value-type="float" office:value="50845" calcext:value-type="float">
            <text:p>50845</text:p>
          </table:table-cell>
          <table:table-cell table:style-name="ce6" table:formula="of:=SUBSTITUTE(ADDRESS(1; ROW([.F101])-1; 4); &quot;1&quot;; &quot;&quot;)" office:value-type="string" office:string-value="CV" calcext:value-type="string">
            <text:p>CV</text:p>
          </table:table-cell>
          <table:table-cell table:style-name="ce28" office:value-type="date" office:date-value="2024-11-22" calcext:value-type="date">
            <text:p>2024-11-2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6" office:value-type="float" office:value="54535" calcext:value-type="float">
            <text:p>54535</text:p>
          </table:table-cell>
          <table:table-cell table:style-name="ce6" table:formula="of:=SUBSTITUTE(ADDRESS(1; ROW([.F102])-1; 4); &quot;1&quot;; &quot;&quot;)" office:value-type="string" office:string-value="CW" calcext:value-type="string">
            <text:p>CW</text:p>
          </table:table-cell>
          <table:table-cell table:style-name="ce28" office:value-type="date" office:date-value="2024-11-23" calcext:value-type="date">
            <text:p>2024-11-2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6" office:value-type="float" office:value="54907" calcext:value-type="float">
            <text:p>54907</text:p>
          </table:table-cell>
          <table:table-cell table:style-name="ce6" table:formula="of:=SUBSTITUTE(ADDRESS(1; ROW([.F103])-1; 4); &quot;1&quot;; &quot;&quot;)" office:value-type="string" office:string-value="CX" calcext:value-type="string">
            <text:p>CX</text:p>
          </table:table-cell>
          <table:table-cell table:style-name="ce28" office:value-type="date" office:date-value="2024-11-23" calcext:value-type="date">
            <text:p>2024-11-2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6" office:value-type="float" office:value="40491" calcext:value-type="float">
            <text:p>40491</text:p>
          </table:table-cell>
          <table:table-cell table:style-name="ce6" table:formula="of:=SUBSTITUTE(ADDRESS(1; ROW([.F104])-1; 4); &quot;1&quot;; &quot;&quot;)" office:value-type="string" office:string-value="CY" calcext:value-type="string">
            <text:p>CY</text:p>
          </table:table-cell>
          <table:table-cell table:style-name="ce28" office:value-type="date" office:date-value="2024-11-24" calcext:value-type="date">
            <text:p>2024-11-2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6" office:value-type="float" office:value="37208" calcext:value-type="float">
            <text:p>37208</text:p>
          </table:table-cell>
          <table:table-cell table:style-name="ce6" table:formula="of:=SUBSTITUTE(ADDRESS(1; ROW([.F105])-1; 4); &quot;1&quot;; &quot;&quot;)" office:value-type="string" office:string-value="CZ" calcext:value-type="string">
            <text:p>CZ</text:p>
          </table:table-cell>
          <table:table-cell table:style-name="ce28" office:value-type="date" office:date-value="2024-11-24" calcext:value-type="date">
            <text:p>2024-11-2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6" office:value-type="float" office:value="44204" calcext:value-type="float">
            <text:p>44204</text:p>
          </table:table-cell>
          <table:table-cell table:style-name="ce6" table:formula="of:=SUBSTITUTE(ADDRESS(1; ROW([.F106])-1; 4); &quot;1&quot;; &quot;&quot;)" office:value-type="string" office:string-value="DA" calcext:value-type="string">
            <text:p>DA</text:p>
          </table:table-cell>
          <table:table-cell table:style-name="ce28" office:value-type="date" office:date-value="2024-11-24" calcext:value-type="date">
            <text:p>2024-11-24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6" office:value-type="float" office:value="39629" calcext:value-type="float">
            <text:p>39629</text:p>
          </table:table-cell>
          <table:table-cell table:style-name="ce6" table:formula="of:=SUBSTITUTE(ADDRESS(1; ROW([.F107])-1; 4); &quot;1&quot;; &quot;&quot;)" office:value-type="string" office:string-value="DB" calcext:value-type="string">
            <text:p>DB</text:p>
          </table:table-cell>
          <table:table-cell table:style-name="ce28" office:value-type="date" office:date-value="2024-11-25" calcext:value-type="date">
            <text:p>2024-11-25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6" office:value-type="float" office:value="38089" calcext:value-type="float">
            <text:p>38089</text:p>
          </table:table-cell>
          <table:table-cell table:style-name="ce6" table:formula="of:=SUBSTITUTE(ADDRESS(1; ROW([.F108])-1; 4); &quot;1&quot;; &quot;&quot;)" office:value-type="string" office:string-value="DC" calcext:value-type="string">
            <text:p>DC</text:p>
          </table:table-cell>
          <table:table-cell table:style-name="ce28" office:value-type="date" office:date-value="2024-11-30" calcext:value-type="date">
            <text:p>2024-11-30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6" office:value-type="float" office:value="38719" calcext:value-type="float">
            <text:p>38719</text:p>
          </table:table-cell>
          <table:table-cell table:style-name="ce6" table:formula="of:=SUBSTITUTE(ADDRESS(1; ROW([.F109])-1; 4); &quot;1&quot;; &quot;&quot;)" office:value-type="string" office:string-value="DD" calcext:value-type="string">
            <text:p>DD</text:p>
          </table:table-cell>
          <table:table-cell table:style-name="ce28" office:value-type="date" office:date-value="2024-12-01" calcext:value-type="date">
            <text:p>2024-12-0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6" office:value-type="float" office:value="40037" calcext:value-type="float">
            <text:p>40037</text:p>
          </table:table-cell>
          <table:table-cell table:style-name="ce6" table:formula="of:=SUBSTITUTE(ADDRESS(1; ROW([.F110])-1; 4); &quot;1&quot;; &quot;&quot;)" office:value-type="string" office:string-value="DE" calcext:value-type="string">
            <text:p>DE</text:p>
          </table:table-cell>
          <table:table-cell table:style-name="ce28" office:value-type="date" office:date-value="2024-12-01" calcext:value-type="date">
            <text:p>2024-12-0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6" office:value-type="float" office:value="352" calcext:value-type="float">
            <text:p>352</text:p>
          </table:table-cell>
          <table:table-cell table:style-name="ce6" table:formula="of:=SUBSTITUTE(ADDRESS(1; ROW([.F111])-1; 4); &quot;1&quot;; &quot;&quot;)" office:value-type="string" office:string-value="DF" calcext:value-type="string">
            <text:p>DF</text:p>
          </table:table-cell>
          <table:table-cell table:style-name="ce28" office:value-type="date" office:date-value="2024-12-02" calcext:value-type="date">
            <text:p>2024-12-0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6" office:value-type="float" office:value="13041" calcext:value-type="float">
            <text:p>13041</text:p>
          </table:table-cell>
          <table:table-cell table:style-name="ce6" table:formula="of:=SUBSTITUTE(ADDRESS(1; ROW([.F112])-1; 4); &quot;1&quot;; &quot;&quot;)" office:value-type="string" office:string-value="DG" calcext:value-type="string">
            <text:p>DG</text:p>
          </table:table-cell>
          <table:table-cell table:style-name="ce28" office:value-type="date" office:date-value="2024-12-03" calcext:value-type="date">
            <text:p>2024-12-0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6" office:value-type="float" office:value="1224" calcext:value-type="float">
            <text:p>1224</text:p>
          </table:table-cell>
          <table:table-cell table:style-name="ce6" table:formula="of:=SUBSTITUTE(ADDRESS(1; ROW([.F113])-1; 4); &quot;1&quot;; &quot;&quot;)" office:value-type="string" office:string-value="DH" calcext:value-type="string">
            <text:p>DH</text:p>
          </table:table-cell>
          <table:table-cell table:style-name="ce28" office:value-type="date" office:date-value="2024-12-07" calcext:value-type="date">
            <text:p>2024-12-07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6" office:value-type="float" office:value="16389" calcext:value-type="float">
            <text:p>16389</text:p>
          </table:table-cell>
          <table:table-cell table:style-name="ce6" table:formula="of:=SUBSTITUTE(ADDRESS(1; ROW([.F114])-1; 4); &quot;1&quot;; &quot;&quot;)" office:value-type="string" office:string-value="DI" calcext:value-type="string">
            <text:p>DI</text:p>
          </table:table-cell>
          <table:table-cell table:style-name="ce28" office:value-type="date" office:date-value="2024-12-08" calcext:value-type="date">
            <text:p>2024-12-08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6" office:value-type="float" office:value="34757" calcext:value-type="float">
            <text:p>34757</text:p>
          </table:table-cell>
          <table:table-cell table:style-name="ce6" table:formula="of:=SUBSTITUTE(ADDRESS(1; ROW([.F115])-1; 4); &quot;1&quot;; &quot;&quot;)" office:value-type="string" office:string-value="DJ" calcext:value-type="string">
            <text:p>DJ</text:p>
          </table:table-cell>
          <table:table-cell table:style-name="ce28" office:value-type="date" office:date-value="2024-12-09" calcext:value-type="date">
            <text:p>2024-12-09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6" office:value-type="float" office:value="37174" calcext:value-type="float">
            <text:p>37174</text:p>
          </table:table-cell>
          <table:table-cell table:style-name="ce6" table:formula="of:=SUBSTITUTE(ADDRESS(1; ROW([.F116])-1; 4); &quot;1&quot;; &quot;&quot;)" office:value-type="string" office:string-value="DK" calcext:value-type="string">
            <text:p>DK</text:p>
          </table:table-cell>
          <table:table-cell table:style-name="ce28" office:value-type="date" office:date-value="2024-12-14" calcext:value-type="date">
            <text:p>2024-12-1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6" office:value-type="float" office:value="34208" calcext:value-type="float">
            <text:p>34208</text:p>
          </table:table-cell>
          <table:table-cell table:style-name="ce6" table:formula="of:=SUBSTITUTE(ADDRESS(1; ROW([.F117])-1; 4); &quot;1&quot;; &quot;&quot;)" office:value-type="string" office:string-value="DL" calcext:value-type="string">
            <text:p>DL</text:p>
          </table:table-cell>
          <table:table-cell table:style-name="ce28" office:value-type="date" office:date-value="2024-12-15" calcext:value-type="date">
            <text:p>2024-12-1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6" office:value-type="float" office:value="52608" calcext:value-type="float">
            <text:p>52608</text:p>
          </table:table-cell>
          <table:table-cell table:style-name="ce6" table:formula="of:=SUBSTITUTE(ADDRESS(1; ROW([.F118])-1; 4); &quot;1&quot;; &quot;&quot;)" office:value-type="string" office:string-value="DM" calcext:value-type="string">
            <text:p>DM</text:p>
          </table:table-cell>
          <table:table-cell table:style-name="ce28" office:value-type="date" office:date-value="2024-12-15" calcext:value-type="date">
            <text:p>2024-12-1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6" office:value-type="float" office:value="13251" calcext:value-type="float">
            <text:p>13251</text:p>
          </table:table-cell>
          <table:table-cell table:style-name="ce6" table:formula="of:=SUBSTITUTE(ADDRESS(1; ROW([.F119])-1; 4); &quot;1&quot;; &quot;&quot;)" office:value-type="string" office:string-value="DN" calcext:value-type="string">
            <text:p>DN</text:p>
          </table:table-cell>
          <table:table-cell table:style-name="ce28" office:value-type="date" office:date-value="2024-12-16" calcext:value-type="date">
            <text:p>2024-12-16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6" office:value-type="float" office:value="4853" calcext:value-type="float">
            <text:p>4853</text:p>
          </table:table-cell>
          <table:table-cell table:style-name="ce6" table:formula="of:=SUBSTITUTE(ADDRESS(1; ROW([.F120])-1; 4); &quot;1&quot;; &quot;&quot;)" office:value-type="string" office:string-value="DO" calcext:value-type="string">
            <text:p>DO</text:p>
          </table:table-cell>
          <table:table-cell table:style-name="ce28" office:value-type="date" office:date-value="2024-12-17" calcext:value-type="date">
            <text:p>2024-12-1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6" office:value-type="float" office:value="6505" calcext:value-type="float">
            <text:p>6505</text:p>
          </table:table-cell>
          <table:table-cell table:style-name="ce6" table:formula="of:=SUBSTITUTE(ADDRESS(1; ROW([.F121])-1; 4); &quot;1&quot;; &quot;&quot;)" office:value-type="string" office:string-value="DP" calcext:value-type="string">
            <text:p>DP</text:p>
          </table:table-cell>
          <table:table-cell table:style-name="ce28" office:value-type="date" office:date-value="2024-12-19" calcext:value-type="date">
            <text:p>2024-12-19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6" office:value-type="float" office:value="40394" calcext:value-type="float">
            <text:p>40394</text:p>
          </table:table-cell>
          <table:table-cell table:style-name="ce6" table:formula="of:=SUBSTITUTE(ADDRESS(1; ROW([.F122])-1; 4); &quot;1&quot;; &quot;&quot;)" office:value-type="string" office:string-value="DQ" calcext:value-type="string">
            <text:p>DQ</text:p>
          </table:table-cell>
          <table:table-cell table:style-name="ce28" office:value-type="date" office:date-value="2024-12-20" calcext:value-type="date">
            <text:p>2024-12-2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6" office:value-type="float" office:value="31865" calcext:value-type="float">
            <text:p>31865</text:p>
          </table:table-cell>
          <table:table-cell table:style-name="ce6" table:formula="of:=SUBSTITUTE(ADDRESS(1; ROW([.F123])-1; 4); &quot;1&quot;; &quot;&quot;)" office:value-type="string" office:string-value="DR" calcext:value-type="string">
            <text:p>DR</text:p>
          </table:table-cell>
          <table:table-cell table:style-name="ce28" office:value-type="date" office:date-value="2024-12-22" calcext:value-type="date">
            <text:p>2024-12-22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6" office:value-type="float" office:value="54275" calcext:value-type="float">
            <text:p>54275</text:p>
          </table:table-cell>
          <table:table-cell table:style-name="ce6" table:formula="of:=SUBSTITUTE(ADDRESS(1; ROW([.F124])-1; 4); &quot;1&quot;; &quot;&quot;)" office:value-type="string" office:string-value="DS" calcext:value-type="string">
            <text:p>DS</text:p>
          </table:table-cell>
          <table:table-cell table:style-name="ce28" office:value-type="date" office:date-value="2024-12-29" calcext:value-type="date">
            <text:p>2024-12-29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table:style-name="ce6" office:value-type="float" office:value="13367" calcext:value-type="float">
            <text:p>13367</text:p>
          </table:table-cell>
          <table:table-cell table:style-name="ce6" table:formula="of:=SUBSTITUTE(ADDRESS(1; ROW([.F125])-1; 4); &quot;1&quot;; &quot;&quot;)" office:value-type="string" office:string-value="DT" calcext:value-type="string">
            <text:p>DT</text:p>
          </table:table-cell>
          <table:table-cell table:style-name="ce28" office:value-type="date" office:date-value="2024-12-29" calcext:value-type="date">
            <text:p>2024-12-29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6" office:value-type="float" office:value="54798" calcext:value-type="float">
            <text:p>54798</text:p>
          </table:table-cell>
          <table:table-cell table:style-name="ce6" table:formula="of:=SUBSTITUTE(ADDRESS(1; ROW([.F126])-1; 4); &quot;1&quot;; &quot;&quot;)" office:value-type="string" office:string-value="DU" calcext:value-type="string">
            <text:p>DU</text:p>
          </table:table-cell>
          <table:table-cell table:style-name="ce28" office:value-type="date" office:date-value="2025-01-04" calcext:value-type="date">
            <text:p>2025-01-04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6" office:value-type="float" office:value="6422" calcext:value-type="float">
            <text:p>6422</text:p>
          </table:table-cell>
          <table:table-cell table:style-name="ce6" table:formula="of:=SUBSTITUTE(ADDRESS(1; ROW([.F127])-1; 4); &quot;1&quot;; &quot;&quot;)" office:value-type="string" office:string-value="DV" calcext:value-type="string">
            <text:p>DV</text:p>
          </table:table-cell>
          <table:table-cell table:style-name="ce28" office:value-type="date" office:date-value="2025-01-04" calcext:value-type="date">
            <text:p>2025-01-04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6" office:value-type="float" office:value="51723" calcext:value-type="float">
            <text:p>51723</text:p>
          </table:table-cell>
          <table:table-cell table:style-name="ce6" table:formula="of:=SUBSTITUTE(ADDRESS(1; ROW([.F128])-1; 4); &quot;1&quot;; &quot;&quot;)" office:value-type="string" office:string-value="DW" calcext:value-type="string">
            <text:p>DW</text:p>
          </table:table-cell>
          <table:table-cell table:style-name="ce28" office:value-type="date" office:date-value="2025-01-10" calcext:value-type="date">
            <text:p>2025-01-1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6" office:value-type="float" office:value="3287" calcext:value-type="float">
            <text:p>3287</text:p>
          </table:table-cell>
          <table:table-cell table:style-name="ce6" table:formula="of:=SUBSTITUTE(ADDRESS(1; ROW([.F129])-1; 4); &quot;1&quot;; &quot;&quot;)" office:value-type="string" office:string-value="DX" calcext:value-type="string">
            <text:p>DX</text:p>
          </table:table-cell>
          <table:table-cell table:style-name="ce28" office:value-type="date" office:date-value="2025-01-13" calcext:value-type="date">
            <text:p>2025-01-13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6" office:value-type="float" office:value="49345" calcext:value-type="float">
            <text:p>49345</text:p>
          </table:table-cell>
          <table:table-cell table:style-name="ce6" table:formula="of:=SUBSTITUTE(ADDRESS(1; ROW([.F130])-1; 4); &quot;1&quot;; &quot;&quot;)" office:value-type="string" office:string-value="DY" calcext:value-type="string">
            <text:p>DY</text:p>
          </table:table-cell>
          <table:table-cell table:style-name="ce28" office:value-type="date" office:date-value="2025-01-13" calcext:value-type="date">
            <text:p>2025-01-13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6" office:value-type="float" office:value="54259" calcext:value-type="float">
            <text:p>54259</text:p>
          </table:table-cell>
          <table:table-cell table:style-name="ce6" table:formula="of:=SUBSTITUTE(ADDRESS(1; ROW([.F131])-1; 4); &quot;1&quot;; &quot;&quot;)" office:value-type="string" office:string-value="DZ" calcext:value-type="string">
            <text:p>DZ</text:p>
          </table:table-cell>
          <table:table-cell table:style-name="ce28" office:value-type="date" office:date-value="2025-01-13" calcext:value-type="date">
            <text:p>2025-01-13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6" office:value-type="float" office:value="30749" calcext:value-type="float">
            <text:p>30749</text:p>
          </table:table-cell>
          <table:table-cell table:style-name="ce6" table:formula="of:=SUBSTITUTE(ADDRESS(1; ROW([.F132])-1; 4); &quot;1&quot;; &quot;&quot;)" office:value-type="string" office:string-value="EA" calcext:value-type="string">
            <text:p>EA</text:p>
          </table:table-cell>
          <table:table-cell table:style-name="ce28" office:value-type="date" office:date-value="2025-01-18" calcext:value-type="date">
            <text:p>2025-01-18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6" office:value-type="float" office:value="2525" calcext:value-type="float">
            <text:p>2525</text:p>
          </table:table-cell>
          <table:table-cell table:style-name="ce6" table:formula="of:=SUBSTITUTE(ADDRESS(1; ROW([.F133])-1; 4); &quot;1&quot;; &quot;&quot;)" office:value-type="string" office:string-value="EB" calcext:value-type="string">
            <text:p>EB</text:p>
          </table:table-cell>
          <table:table-cell table:style-name="ce28" office:value-type="date" office:date-value="2025-01-18" calcext:value-type="date">
            <text:p>2025-01-18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6" office:value-type="float" office:value="3914" calcext:value-type="float">
            <text:p>3914</text:p>
          </table:table-cell>
          <table:table-cell table:style-name="ce6" table:formula="of:=SUBSTITUTE(ADDRESS(1; ROW([.F134])-1; 4); &quot;1&quot;; &quot;&quot;)" office:value-type="string" office:string-value="EC" calcext:value-type="string">
            <text:p>EC</text:p>
          </table:table-cell>
          <table:table-cell table:style-name="ce28" office:value-type="date" office:date-value="2025-01-20" calcext:value-type="date">
            <text:p>2025-01-2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6" office:value-type="float" office:value="49894" calcext:value-type="float">
            <text:p>49894</text:p>
          </table:table-cell>
          <table:table-cell table:style-name="ce6" table:formula="of:=SUBSTITUTE(ADDRESS(1; ROW([.F135])-1; 4); &quot;1&quot;; &quot;&quot;)" office:value-type="string" office:string-value="ED" calcext:value-type="string">
            <text:p>ED</text:p>
          </table:table-cell>
          <table:table-cell table:style-name="ce28" office:value-type="date" office:date-value="2025-01-20" calcext:value-type="date">
            <text:p>2025-01-2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6" office:value-type="float" office:value="2452" calcext:value-type="float">
            <text:p>2452</text:p>
          </table:table-cell>
          <table:table-cell table:style-name="ce6" table:formula="of:=SUBSTITUTE(ADDRESS(1; ROW([.F136])-1; 4); &quot;1&quot;; &quot;&quot;)" office:value-type="string" office:string-value="EE" calcext:value-type="string">
            <text:p>EE</text:p>
          </table:table-cell>
          <table:table-cell table:style-name="ce28" office:value-type="date" office:date-value="2025-01-26" calcext:value-type="date">
            <text:p>2025-01-26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6" office:value-type="float" office:value="54265" calcext:value-type="float">
            <text:p>54265</text:p>
          </table:table-cell>
          <table:table-cell table:style-name="ce6" table:formula="of:=SUBSTITUTE(ADDRESS(1; ROW([.F137])-1; 4); &quot;1&quot;; &quot;&quot;)" office:value-type="string" office:string-value="EF" calcext:value-type="string">
            <text:p>EF</text:p>
          </table:table-cell>
          <table:table-cell table:style-name="ce28" office:value-type="date" office:date-value="2025-01-26" calcext:value-type="date">
            <text:p>2025-01-26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6" office:value-type="float" office:value="52830" calcext:value-type="float">
            <text:p>52830</text:p>
          </table:table-cell>
          <table:table-cell table:style-name="ce6" table:formula="of:=SUBSTITUTE(ADDRESS(1; ROW([.F138])-1; 4); &quot;1&quot;; &quot;&quot;)" office:value-type="string" office:string-value="EG" calcext:value-type="string">
            <text:p>EG</text:p>
          </table:table-cell>
          <table:table-cell table:style-name="ce28" office:value-type="date" office:date-value="2025-02-02" calcext:value-type="date">
            <text:p>2025-02-02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6" office:value-type="float" office:value="40111" calcext:value-type="float">
            <text:p>40111</text:p>
          </table:table-cell>
          <table:table-cell table:style-name="ce6" table:formula="of:=SUBSTITUTE(ADDRESS(1; ROW([.F139])-1; 4); &quot;1&quot;; &quot;&quot;)" office:value-type="string" office:string-value="EH" calcext:value-type="string">
            <text:p>EH</text:p>
          </table:table-cell>
          <table:table-cell table:style-name="ce28" office:value-type="date" office:date-value="2025-02-03" calcext:value-type="date">
            <text:p>2025-02-03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6" office:value-type="float" office:value="52969" calcext:value-type="float">
            <text:p>52969</text:p>
          </table:table-cell>
          <table:table-cell table:style-name="ce6" table:formula="of:=SUBSTITUTE(ADDRESS(1; ROW([.F140])-1; 4); &quot;1&quot;; &quot;&quot;)" office:value-type="string" office:string-value="EI" calcext:value-type="string">
            <text:p>EI</text:p>
          </table:table-cell>
          <table:table-cell table:style-name="ce28" office:value-type="date" office:date-value="2025-02-08" calcext:value-type="date">
            <text:p>2025-02-08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6" office:value-type="float" office:value="1051" calcext:value-type="float">
            <text:p>1051</text:p>
          </table:table-cell>
          <table:table-cell table:style-name="ce6" table:formula="of:=SUBSTITUTE(ADDRESS(1; ROW([.F141])-1; 4); &quot;1&quot;; &quot;&quot;)" office:value-type="string" office:string-value="EJ" calcext:value-type="string">
            <text:p>EJ</text:p>
          </table:table-cell>
          <table:table-cell table:style-name="ce28" office:value-type="date" office:date-value="2025-02-09" calcext:value-type="date">
            <text:p>2025-02-09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6" office:value-type="float" office:value="39760" calcext:value-type="float">
            <text:p>39760</text:p>
          </table:table-cell>
          <table:table-cell table:style-name="ce6" table:formula="of:=SUBSTITUTE(ADDRESS(1; ROW([.F142])-1; 4); &quot;1&quot;; &quot;&quot;)" office:value-type="string" office:string-value="EK" calcext:value-type="string">
            <text:p>EK</text:p>
          </table:table-cell>
          <table:table-cell table:style-name="ce28" office:value-type="date" office:date-value="2025-02-09" calcext:value-type="date">
            <text:p>2025-02-09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6" office:value-type="float" office:value="3737" calcext:value-type="float">
            <text:p>3737</text:p>
          </table:table-cell>
          <table:table-cell table:style-name="ce6" table:formula="of:=SUBSTITUTE(ADDRESS(1; ROW([.F143])-1; 4); &quot;1&quot;; &quot;&quot;)" office:value-type="string" office:string-value="EL" calcext:value-type="string">
            <text:p>EL</text:p>
          </table:table-cell>
          <table:table-cell table:style-name="ce28" office:value-type="date" office:date-value="2025-02-09" calcext:value-type="date">
            <text:p>2025-02-09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6" office:value-type="float" office:value="573" calcext:value-type="float">
            <text:p>573</text:p>
          </table:table-cell>
          <table:table-cell table:style-name="ce6" table:formula="of:=SUBSTITUTE(ADDRESS(1; ROW([.F144])-1; 4); &quot;1&quot;; &quot;&quot;)" office:value-type="string" office:string-value="EM" calcext:value-type="string">
            <text:p>EM</text:p>
          </table:table-cell>
          <table:table-cell table:style-name="ce28" office:value-type="date" office:date-value="2025-02-12" calcext:value-type="date">
            <text:p>2025-02-12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6" office:value-type="float" office:value="20671" calcext:value-type="float">
            <text:p>20671</text:p>
          </table:table-cell>
          <table:table-cell table:style-name="ce6" table:formula="of:=SUBSTITUTE(ADDRESS(1; ROW([.F145])-1; 4); &quot;1&quot;; &quot;&quot;)" office:value-type="string" office:string-value="EN" calcext:value-type="string">
            <text:p>EN</text:p>
          </table:table-cell>
          <table:table-cell table:style-name="ce28" office:value-type="date" office:date-value="2025-02-12" calcext:value-type="date">
            <text:p>2025-02-12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3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3"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3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3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3"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3"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3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3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3"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3"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3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3"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3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3"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3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3"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3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3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3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3"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3"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3"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3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3"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3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3"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3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3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3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3"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3"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3"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3"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3"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3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3"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3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3"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3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3"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3"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3"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3"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3"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3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3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3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3"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3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3"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3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3"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3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3"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3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3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3"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3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3"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3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3"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3"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3"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3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3"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3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3"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3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3"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3"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3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3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3"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3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3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3"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3"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3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3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3"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3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3"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3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3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3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3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3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3"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3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3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3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3"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3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3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3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3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3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3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3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3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3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3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3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3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3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3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3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3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3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3"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3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3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3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3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3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3"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3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3"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3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3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3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3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3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3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3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3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3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3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3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3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3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3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3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3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3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3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3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3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3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3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3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3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3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3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3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3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3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3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3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3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3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3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3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3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3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3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3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3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3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3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3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3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3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3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3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3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3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3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3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3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3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3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3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3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3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3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3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3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3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3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3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3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3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3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3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3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3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3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3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3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3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3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3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3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3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3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3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3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3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3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3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3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3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3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3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3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3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3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3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3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3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3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3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3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3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3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3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3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3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3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3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3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3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3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3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3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3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3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3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3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3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3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3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3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3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3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3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3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3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3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3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3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3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3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3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3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3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3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3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3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3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3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3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3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3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3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3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3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3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3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3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3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3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3"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3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3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3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3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3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3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3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3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3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3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3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3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3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3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3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3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3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3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3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3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3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3" table:number-rows-repeated="104814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Tag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ce11"/>
        <table:table-column table:style-name="co1" table:number-columns-repeated="2" table:default-cell-style-name="ce10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tag_id</text:p>
          </table:table-cell>
          <table:table-cell office:value-type="string" calcext:value-type="string">
            <text:p>tag</text:p>
          </table:table-cell>
          <table:table-cell table:style-name="ce12" office:value-type="string" calcext:value-type="string">
            <text:p>left_below</text:p>
          </table:table-cell>
          <table:table-cell table:style-name="ce12" office:value-type="string" calcext:value-type="string">
            <text:p>left_above</text:p>
          </table:table-cell>
          <table:table-cell table:style-name="ce14" office:value-type="string" calcext:value-type="string">
            <text:p>next_below</text:p>
          </table:table-cell>
          <table:table-cell table:style-name="ce14" office:value-type="string" calcext:value-type="string">
            <text:p>net_up</text:p>
          </table:table-cell>
          <table:table-cell table:number-columns-repeated="6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37806" calcext:value-type="float">
            <text:p>37806</text:p>
          </table:table-cell>
          <table:table-cell table:formula="of:=VLOOKUP([.B2];[$movies.B:.D];2;0)" office:value-type="string" office:string-value="A" calcext:value-type="string">
            <text:p>A</text:p>
          </table:table-cell>
          <table:table-cell table:formula="of:=IFERROR(INDEX([.$D$1:.D1];MATCH([.E2];[.$E$1:.E1];0));MAX([.$D$1:.D1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2])-COUNTIF([.$E$1:.E2];[.E2])" office:value-type="float" office:value="51" calcext:value-type="float">
            <text:p>51</text:p>
          </table:table-cell>
          <table:table-cell table:formula="of:=COUNTIF([.$E$1:.E1];[.E2])" office:value-type="float" office:value="0" calcext:value-type="float">
            <text:p>0</text:p>
          </table:table-cell>
          <table:table-cell table:style-name="ce35" table:formula="of:=IFERROR(INDEX([.A3:.$A$873];MATCH([.E2];[.E3:.$E$873];0));&quot;&quot;)" office:value-type="float" office:value="2" calcext:value-type="float">
            <text:p>2</text:p>
          </table:table-cell>
          <table:table-cell table:style-name="ce35" table:formula="of:=IFERROR(IF(COUNT([.$A$1:.A1])&gt;1;INDEX([.$A$1:.A1];SUMPRODUCT(MAX(ROW([.$E$1:.E1])*([.E2]=[.$E$1:.E1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37806" calcext:value-type="float">
            <text:p>37806</text:p>
          </table:table-cell>
          <table:table-cell table:formula="of:=VLOOKUP([.B3];[$movies.B:.D];2;0)" office:value-type="string" office:string-value="A" calcext:value-type="string">
            <text:p>A</text:p>
          </table:table-cell>
          <table:table-cell table:formula="of:=IFERROR(INDEX([.$D$1:.D2];MATCH([.E3];[.$E$1:.E2];0));MAX([.$D$1:.D2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3])-COUNTIF([.$E$1:.E3];[.E3])" office:value-type="float" office:value="32" calcext:value-type="float">
            <text:p>32</text:p>
          </table:table-cell>
          <table:table-cell table:formula="of:=COUNTIF([.$E$1:.E2];[.E3])" office:value-type="float" office:value="0" calcext:value-type="float">
            <text:p>0</text:p>
          </table:table-cell>
          <table:table-cell table:style-name="ce35" table:formula="of:=IFERROR(INDEX([.A4:.$A$873];MATCH([.E3];[.E4:.$E$873];0));&quot;&quot;)" office:value-type="float" office:value="4" calcext:value-type="float">
            <text:p>4</text:p>
          </table:table-cell>
          <table:table-cell table:style-name="ce35" table:formula="of:=IFERROR(IF(COUNT([.$A$1:.A2])&gt;1;INDEX([.$A$1:.A2];SUMPRODUCT(MAX(ROW([.$E$1:.E2])*([.E3]=[.$E$1:.E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37806" calcext:value-type="float">
            <text:p>37806</text:p>
          </table:table-cell>
          <table:table-cell table:formula="of:=VLOOKUP([.B4];[$movies.B:.D];2;0)" office:value-type="string" office:string-value="A" calcext:value-type="string">
            <text:p>A</text:p>
          </table:table-cell>
          <table:table-cell table:formula="of:=IFERROR(INDEX([.$D$1:.D3];MATCH([.E4];[.$E$1:.E3];0));MAX([.$D$1:.D3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4])-COUNTIF([.$E$1:.E4];[.E4])" office:value-type="float" office:value="46" calcext:value-type="float">
            <text:p>46</text:p>
          </table:table-cell>
          <table:table-cell table:formula="of:=COUNTIF([.$E$1:.E3];[.E4])" office:value-type="float" office:value="0" calcext:value-type="float">
            <text:p>0</text:p>
          </table:table-cell>
          <table:table-cell table:style-name="ce35" table:formula="of:=IFERROR(INDEX([.A5:.$A$873];MATCH([.E4];[.E5:.$E$873];0));&quot;&quot;)" office:value-type="float" office:value="2" calcext:value-type="float">
            <text:p>2</text:p>
          </table:table-cell>
          <table:table-cell table:style-name="ce35" table:formula="of:=IFERROR(IF(COUNT([.$A$1:.A3])&gt;1;INDEX([.$A$1:.A3];SUMPRODUCT(MAX(ROW([.$E$1:.E3])*([.E4]=[.$E$1:.E3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37806" calcext:value-type="float">
            <text:p>37806</text:p>
          </table:table-cell>
          <table:table-cell table:formula="of:=VLOOKUP([.B5];[$movies.B:.D];2;0)" office:value-type="string" office:string-value="A" calcext:value-type="string">
            <text:p>A</text:p>
          </table:table-cell>
          <table:table-cell table:formula="of:=IFERROR(INDEX([.$D$1:.D4];MATCH([.E5];[.$E$1:.E4];0));MAX([.$D$1:.D4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5])-COUNTIF([.$E$1:.E5];[.E5])" office:value-type="float" office:value="45" calcext:value-type="float">
            <text:p>45</text:p>
          </table:table-cell>
          <table:table-cell table:formula="of:=COUNTIF([.$E$1:.E4];[.E5])" office:value-type="float" office:value="0" calcext:value-type="float">
            <text:p>0</text:p>
          </table:table-cell>
          <table:table-cell table:style-name="ce35" table:formula="of:=IFERROR(INDEX([.A6:.$A$873];MATCH([.E5];[.E6:.$E$873];0));&quot;&quot;)" office:value-type="float" office:value="6" calcext:value-type="float">
            <text:p>6</text:p>
          </table:table-cell>
          <table:table-cell table:style-name="ce35" table:formula="of:=IFERROR(IF(COUNT([.$A$1:.A4])&gt;1;INDEX([.$A$1:.A4];SUMPRODUCT(MAX(ROW([.$E$1:.E4])*([.E5]=[.$E$1:.E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37806" calcext:value-type="float">
            <text:p>37806</text:p>
          </table:table-cell>
          <table:table-cell table:formula="of:=VLOOKUP([.B6];[$movies.B:.D];2;0)" office:value-type="string" office:string-value="A" calcext:value-type="string">
            <text:p>A</text:p>
          </table:table-cell>
          <table:table-cell table:formula="of:=IFERROR(INDEX([.$D$1:.D5];MATCH([.E6];[.$E$1:.E5];0));MAX([.$D$1:.D5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6])-COUNTIF([.$E$1:.E6];[.E6])" office:value-type="float" office:value="30" calcext:value-type="float">
            <text:p>30</text:p>
          </table:table-cell>
          <table:table-cell table:formula="of:=COUNTIF([.$E$1:.E5];[.E6])" office:value-type="float" office:value="0" calcext:value-type="float">
            <text:p>0</text:p>
          </table:table-cell>
          <table:table-cell table:style-name="ce35" table:formula="of:=IFERROR(INDEX([.A7:.$A$873];MATCH([.E6];[.E7:.$E$873];0));&quot;&quot;)" office:value-type="float" office:value="3" calcext:value-type="float">
            <text:p>3</text:p>
          </table:table-cell>
          <table:table-cell table:style-name="ce35" table:formula="of:=IFERROR(IF(COUNT([.$A$1:.A5])&gt;1;INDEX([.$A$1:.A5];SUMPRODUCT(MAX(ROW([.$E$1:.E5])*([.E6]=[.$E$1:.E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37806" calcext:value-type="float">
            <text:p>37806</text:p>
          </table:table-cell>
          <table:table-cell table:formula="of:=VLOOKUP([.B7];[$movies.B:.D];2;0)" office:value-type="string" office:string-value="A" calcext:value-type="string">
            <text:p>A</text:p>
          </table:table-cell>
          <table:table-cell table:formula="of:=IFERROR(INDEX([.$D$1:.D6];MATCH([.E7];[.$E$1:.E6];0));MAX([.$D$1:.D6])+1)" office:value-type="float" office:value="6" calcext:value-type="float">
            <text:p>6</text:p>
          </table:table-cell>
          <table:table-cell table:style-name="ce45" office:value-type="string" calcext:value-type="string">
            <text:p>Episodic</text:p>
          </table:table-cell>
          <table:table-cell table:formula="of:=COUNTIF([.E:.E];[.E7])-COUNTIF([.$E$1:.E7];[.E7])" office:value-type="float" office:value="1" calcext:value-type="float">
            <text:p>1</text:p>
          </table:table-cell>
          <table:table-cell table:formula="of:=COUNTIF([.$E$1:.E6];[.E7])" office:value-type="float" office:value="0" calcext:value-type="float">
            <text:p>0</text:p>
          </table:table-cell>
          <table:table-cell table:style-name="ce35" table:formula="of:=IFERROR(INDEX([.A8:.$A$873];MATCH([.E7];[.E8:.$E$873];0));&quot;&quot;)" office:value-type="float" office:value="74" calcext:value-type="float">
            <text:p>74</text:p>
          </table:table-cell>
          <table:table-cell table:style-name="ce35" table:formula="of:=IFERROR(IF(COUNT([.$A$1:.A6])&gt;1;INDEX([.$A$1:.A6];SUMPRODUCT(MAX(ROW([.$E$1:.E6])*([.E7]=[.$E$1:.E6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37806" calcext:value-type="float">
            <text:p>37806</text:p>
          </table:table-cell>
          <table:table-cell table:formula="of:=VLOOKUP([.B8];[$movies.B:.D];2;0)" office:value-type="string" office:string-value="A" calcext:value-type="string">
            <text:p>A</text:p>
          </table:table-cell>
          <table:table-cell table:formula="of:=IFERROR(INDEX([.$D$1:.D7];MATCH([.E8];[.$E$1:.E7];0));MAX([.$D$1:.D7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8])-COUNTIF([.$E$1:.E8];[.E8])" office:value-type="float" office:value="19" calcext:value-type="float">
            <text:p>19</text:p>
          </table:table-cell>
          <table:table-cell table:formula="of:=COUNTIF([.$E$1:.E7];[.E8])" office:value-type="float" office:value="0" calcext:value-type="float">
            <text:p>0</text:p>
          </table:table-cell>
          <table:table-cell table:style-name="ce35" table:formula="of:=IFERROR(INDEX([.A9:.$A$873];MATCH([.E8];[.E9:.$E$873];0));&quot;&quot;)" office:value-type="float" office:value="1" calcext:value-type="float">
            <text:p>1</text:p>
          </table:table-cell>
          <table:table-cell table:style-name="ce35" table:formula="of:=IFERROR(IF(COUNT([.$A$1:.A7])&gt;1;INDEX([.$A$1:.A7];SUMPRODUCT(MAX(ROW([.$E$1:.E7])*([.E8]=[.$E$1:.E7]))));&quot;&quot;);&quot;&quot;)">
            <text:p/>
          </table:table-cell>
          <table:table-cell table:number-columns-repeated="4"/>
          <table:table-cell office:value-type="string" calcext:value-type="string">
            <text:p>Ultraman Season 2</text:p>
          </table:table-cell>
          <table:table-cell office:value-type="string" calcext:value-type="string">
            <text:p>Action</text:p>
          </table:table-cell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37806" calcext:value-type="float">
            <text:p>37806</text:p>
          </table:table-cell>
          <table:table-cell table:formula="of:=VLOOKUP([.B9];[$movies.B:.D];2;0)" office:value-type="string" office:string-value="A" calcext:value-type="string">
            <text:p>A</text:p>
          </table:table-cell>
          <table:table-cell table:formula="of:=IFERROR(INDEX([.$D$1:.D8];MATCH([.E9];[.$E$1:.E8];0));MAX([.$D$1:.D8])+1)" office:value-type="float" office:value="8" calcext:value-type="float">
            <text:p>8</text:p>
          </table:table-cell>
          <table:table-cell table:style-name="ce45" office:value-type="string" calcext:value-type="string">
            <text:p>Superpowers</text:p>
          </table:table-cell>
          <table:table-cell table:formula="of:=COUNTIF([.E:.E];[.E9])-COUNTIF([.$E$1:.E9];[.E9])" office:value-type="float" office:value="7" calcext:value-type="float">
            <text:p>7</text:p>
          </table:table-cell>
          <table:table-cell table:formula="of:=COUNTIF([.$E$1:.E8];[.E9])" office:value-type="float" office:value="0" calcext:value-type="float">
            <text:p>0</text:p>
          </table:table-cell>
          <table:table-cell table:style-name="ce35" table:formula="of:=IFERROR(INDEX([.A10:.$A$873];MATCH([.E9];[.E10:.$E$873];0));&quot;&quot;)" office:value-type="float" office:value="4" calcext:value-type="float">
            <text:p>4</text:p>
          </table:table-cell>
          <table:table-cell table:style-name="ce35" table:formula="of:=IFERROR(IF(COUNT([.$A$1:.A8])&gt;1;INDEX([.$A$1:.A8];SUMPRODUCT(MAX(ROW([.$E$1:.E8])*([.E9]=[.$E$1:.E8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37806" calcext:value-type="float">
            <text:p>37806</text:p>
          </table:table-cell>
          <table:table-cell table:formula="of:=VLOOKUP([.B10];[$movies.B:.D];2;0)" office:value-type="string" office:string-value="A" calcext:value-type="string">
            <text:p>A</text:p>
          </table:table-cell>
          <table:table-cell table:formula="of:=IFERROR(INDEX([.$D$1:.D9];MATCH([.E10];[.$E$1:.E9];0));MAX([.$D$1:.D9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10])-COUNTIF([.$E$1:.E10];[.E10])" office:value-type="float" office:value="18" calcext:value-type="float">
            <text:p>18</text:p>
          </table:table-cell>
          <table:table-cell table:formula="of:=COUNTIF([.$E$1:.E9];[.E10])" office:value-type="float" office:value="1" calcext:value-type="float">
            <text:p>1</text:p>
          </table:table-cell>
          <table:table-cell table:style-name="ce35" table:formula="of:=IFERROR(INDEX([.A11:.$A$873];MATCH([.E10];[.E11:.$E$873];0));&quot;&quot;)" office:value-type="float" office:value="2" calcext:value-type="float">
            <text:p>2</text:p>
          </table:table-cell>
          <table:table-cell table:style-name="ce35" table:formula="of:=IFERROR(IF(COUNT([.$A$1:.A9])&gt;1;INDEX([.$A$1:.A9];SUMPRODUCT(MAX(ROW([.$E$1:.E9])*([.E10]=[.$E$1:.E9]))));&quot;&quot;);&quot;&quot;)" office:value-type="float" office:value="1" calcext:value-type="float">
            <text:p>1</text:p>
          </table:table-cell>
          <table:table-cell table:number-columns-repeated="6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48643" calcext:value-type="float">
            <text:p>48643</text:p>
          </table:table-cell>
          <table:table-cell table:formula="of:=VLOOKUP([.B11];[$movies.B:.D];2;0)" office:value-type="string" office:string-value="B" calcext:value-type="string">
            <text:p>B</text:p>
          </table:table-cell>
          <table:table-cell table:formula="of:=IFERROR(INDEX([.$D$1:.D10];MATCH([.E11];[.$E$1:.E10];0));MAX([.$D$1:.D10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11])-COUNTIF([.$E$1:.E11];[.E11])" office:value-type="float" office:value="50" calcext:value-type="float">
            <text:p>50</text:p>
          </table:table-cell>
          <table:table-cell table:formula="of:=COUNTIF([.$E$1:.E10];[.E11])" office:value-type="float" office:value="1" calcext:value-type="float">
            <text:p>1</text:p>
          </table:table-cell>
          <table:table-cell table:style-name="ce35" table:formula="of:=IFERROR(INDEX([.A12:.$A$873];MATCH([.E11];[.E12:.$E$873];0));&quot;&quot;)" office:value-type="float" office:value="3" calcext:value-type="float">
            <text:p>3</text:p>
          </table:table-cell>
          <table:table-cell table:style-name="ce35" table:formula="of:=IFERROR(IF(COUNT([.$A$1:.A10])&gt;1;INDEX([.$A$1:.A10];SUMPRODUCT(MAX(ROW([.$E$1:.E10])*([.E11]=[.$E$1:.E10]))));&quot;&quot;);&quot;&quot;)" office:value-type="float" office:value="1" calcext:value-type="float">
            <text:p>1</text:p>
          </table:table-cell>
          <table:table-cell table:number-columns-repeated="6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48643" calcext:value-type="float">
            <text:p>48643</text:p>
          </table:table-cell>
          <table:table-cell table:formula="of:=VLOOKUP([.B12];[$movies.B:.D];2;0)" office:value-type="string" office:string-value="B" calcext:value-type="string">
            <text:p>B</text:p>
          </table:table-cell>
          <table:table-cell table:formula="of:=IFERROR(INDEX([.$D$1:.D11];MATCH([.E12];[.$E$1:.E11];0));MAX([.$D$1:.D11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12])-COUNTIF([.$E$1:.E12];[.E12])" office:value-type="float" office:value="45" calcext:value-type="float">
            <text:p>45</text:p>
          </table:table-cell>
          <table:table-cell table:formula="of:=COUNTIF([.$E$1:.E11];[.E12])" office:value-type="float" office:value="1" calcext:value-type="float">
            <text:p>1</text:p>
          </table:table-cell>
          <table:table-cell table:style-name="ce35" table:formula="of:=IFERROR(INDEX([.A13:.$A$873];MATCH([.E12];[.E13:.$E$873];0));&quot;&quot;)" office:value-type="float" office:value="10" calcext:value-type="float">
            <text:p>10</text:p>
          </table:table-cell>
          <table:table-cell table:style-name="ce35" table:formula="of:=IFERROR(IF(COUNT([.$A$1:.A11])&gt;1;INDEX([.$A$1:.A11];SUMPRODUCT(MAX(ROW([.$E$1:.E11])*([.E12]=[.$E$1:.E11]))));&quot;&quot;);&quot;&quot;)" office:value-type="float" office:value="1" calcext:value-type="float">
            <text:p>1</text:p>
          </table:table-cell>
          <table:table-cell table:number-columns-repeated="6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48643" calcext:value-type="float">
            <text:p>48643</text:p>
          </table:table-cell>
          <table:table-cell table:formula="of:=VLOOKUP([.B13];[$movies.B:.D];2;0)" office:value-type="string" office:string-value="B" calcext:value-type="string">
            <text:p>B</text:p>
          </table:table-cell>
          <table:table-cell table:formula="of:=IFERROR(INDEX([.$D$1:.D12];MATCH([.E13];[.$E$1:.E12];0));MAX([.$D$1:.D12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13])-COUNTIF([.$E$1:.E13];[.E13])" office:value-type="float" office:value="27" calcext:value-type="float">
            <text:p>27</text:p>
          </table:table-cell>
          <table:table-cell table:formula="of:=COUNTIF([.$E$1:.E12];[.E13])" office:value-type="float" office:value="0" calcext:value-type="float">
            <text:p>0</text:p>
          </table:table-cell>
          <table:table-cell table:style-name="ce35" table:formula="of:=IFERROR(INDEX([.A14:.$A$873];MATCH([.E13];[.E14:.$E$873];0));&quot;&quot;)" office:value-type="float" office:value="15" calcext:value-type="float">
            <text:p>15</text:p>
          </table:table-cell>
          <table:table-cell table:style-name="ce35" table:formula="of:=IFERROR(IF(COUNT([.$A$1:.A12])&gt;1;INDEX([.$A$1:.A12];SUMPRODUCT(MAX(ROW([.$E$1:.E12])*([.E13]=[.$E$1:.E1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48643" calcext:value-type="float">
            <text:p>48643</text:p>
          </table:table-cell>
          <table:table-cell table:formula="of:=VLOOKUP([.B14];[$movies.B:.D];2;0)" office:value-type="string" office:string-value="B" calcext:value-type="string">
            <text:p>B</text:p>
          </table:table-cell>
          <table:table-cell table:formula="of:=IFERROR(INDEX([.$D$1:.D13];MATCH([.E14];[.$E$1:.E13];0));MAX([.$D$1:.D13])+1)" office:value-type="float" office:value="10" calcext:value-type="float">
            <text:p>10</text:p>
          </table:table-cell>
          <table:table-cell table:style-name="ce45" office:value-type="string" calcext:value-type="string">
            <text:p>Europe</text:p>
          </table:table-cell>
          <table:table-cell table:formula="of:=COUNTIF([.E:.E];[.E14])-COUNTIF([.$E$1:.E14];[.E14])" office:value-type="float" office:value="10" calcext:value-type="float">
            <text:p>10</text:p>
          </table:table-cell>
          <table:table-cell table:formula="of:=COUNTIF([.$E$1:.E13];[.E14])" office:value-type="float" office:value="0" calcext:value-type="float">
            <text:p>0</text:p>
          </table:table-cell>
          <table:table-cell table:style-name="ce35" table:formula="of:=IFERROR(INDEX([.A15:.$A$873];MATCH([.E14];[.E15:.$E$873];0));&quot;&quot;)" office:value-type="float" office:value="7" calcext:value-type="float">
            <text:p>7</text:p>
          </table:table-cell>
          <table:table-cell table:style-name="ce35" table:formula="of:=IFERROR(IF(COUNT([.$A$1:.A13])&gt;1;INDEX([.$A$1:.A13];SUMPRODUCT(MAX(ROW([.$E$1:.E13])*([.E14]=[.$E$1:.E13]))));&quot;&quot;);&quot;&quot;)">
            <text:p/>
          </table:table-cell>
          <table:table-cell/>
          <table:table-cell table:style-name="ce24"/>
          <table:table-cell table:number-columns-repeated="4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48643" calcext:value-type="float">
            <text:p>48643</text:p>
          </table:table-cell>
          <table:table-cell table:formula="of:=VLOOKUP([.B15];[$movies.B:.D];2;0)" office:value-type="string" office:string-value="B" calcext:value-type="string">
            <text:p>B</text:p>
          </table:table-cell>
          <table:table-cell table:formula="of:=IFERROR(INDEX([.$D$1:.D14];MATCH([.E15];[.$E$1:.E14];0));MAX([.$D$1:.D14])+1)" office:value-type="float" office:value="11" calcext:value-type="float">
            <text:p>11</text:p>
          </table:table-cell>
          <table:table-cell table:style-name="ce45" office:value-type="string" calcext:value-type="string">
            <text:p>Romantic Comedy</text:p>
          </table:table-cell>
          <table:table-cell table:formula="of:=COUNTIF([.E:.E];[.E15])-COUNTIF([.$E$1:.E15];[.E15])" office:value-type="float" office:value="1" calcext:value-type="float">
            <text:p>1</text:p>
          </table:table-cell>
          <table:table-cell table:formula="of:=COUNTIF([.$E$1:.E14];[.E15])" office:value-type="float" office:value="0" calcext:value-type="float">
            <text:p>0</text:p>
          </table:table-cell>
          <table:table-cell table:style-name="ce35" table:formula="of:=IFERROR(INDEX([.A16:.$A$873];MATCH([.E15];[.E16:.$E$873];0));&quot;&quot;)" office:value-type="float" office:value="15" calcext:value-type="float">
            <text:p>15</text:p>
          </table:table-cell>
          <table:table-cell table:style-name="ce35" table:formula="of:=IFERROR(IF(COUNT([.$A$1:.A14])&gt;1;INDEX([.$A$1:.A14];SUMPRODUCT(MAX(ROW([.$E$1:.E14])*([.E15]=[.$E$1:.E1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48643" calcext:value-type="float">
            <text:p>48643</text:p>
          </table:table-cell>
          <table:table-cell table:formula="of:=VLOOKUP([.B16];[$movies.B:.D];2;0)" office:value-type="string" office:string-value="B" calcext:value-type="string">
            <text:p>B</text:p>
          </table:table-cell>
          <table:table-cell table:formula="of:=IFERROR(INDEX([.$D$1:.D15];MATCH([.E16];[.$E$1:.E15];0));MAX([.$D$1:.D15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16])-COUNTIF([.$E$1:.E16];[.E16])" office:value-type="float" office:value="17" calcext:value-type="float">
            <text:p>17</text:p>
          </table:table-cell>
          <table:table-cell table:formula="of:=COUNTIF([.$E$1:.E15];[.E16])" office:value-type="float" office:value="2" calcext:value-type="float">
            <text:p>2</text:p>
          </table:table-cell>
          <table:table-cell table:style-name="ce35" table:formula="of:=IFERROR(INDEX([.A17:.$A$873];MATCH([.E16];[.E17:.$E$873];0));&quot;&quot;)" office:value-type="float" office:value="10" calcext:value-type="float">
            <text:p>10</text:p>
          </table:table-cell>
          <table:table-cell table:style-name="ce35" table:formula="of:=IFERROR(IF(COUNT([.$A$1:.A15])&gt;1;INDEX([.$A$1:.A15];SUMPRODUCT(MAX(ROW([.$E$1:.E15])*([.E16]=[.$E$1:.E15]))));&quot;&quot;);&quot;&quot;)" office:value-type="float" office:value="1" calcext:value-type="float">
            <text:p>1</text:p>
          </table:table-cell>
          <table:table-cell table:number-columns-repeated="6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48643" calcext:value-type="float">
            <text:p>48643</text:p>
          </table:table-cell>
          <table:table-cell table:formula="of:=VLOOKUP([.B17];[$movies.B:.D];2;0)" office:value-type="string" office:string-value="B" calcext:value-type="string">
            <text:p>B</text:p>
          </table:table-cell>
          <table:table-cell table:formula="of:=IFERROR(INDEX([.$D$1:.D16];MATCH([.E17];[.$E$1:.E16];0));MAX([.$D$1:.D16])+1)" office:value-type="float" office:value="12" calcext:value-type="float">
            <text:p>12</text:p>
          </table:table-cell>
          <table:table-cell table:style-name="ce45" office:value-type="string" calcext:value-type="string">
            <text:p>Superheroes</text:p>
          </table:table-cell>
          <table:table-cell table:formula="of:=COUNTIF([.E:.E];[.E17])-COUNTIF([.$E$1:.E17];[.E17])" office:value-type="float" office:value="2" calcext:value-type="float">
            <text:p>2</text:p>
          </table:table-cell>
          <table:table-cell table:formula="of:=COUNTIF([.$E$1:.E16];[.E17])" office:value-type="float" office:value="0" calcext:value-type="float">
            <text:p>0</text:p>
          </table:table-cell>
          <table:table-cell table:style-name="ce35" table:formula="of:=IFERROR(INDEX([.A18:.$A$873];MATCH([.E17];[.E18:.$E$873];0));&quot;&quot;)" office:value-type="float" office:value="3" calcext:value-type="float">
            <text:p>3</text:p>
          </table:table-cell>
          <table:table-cell table:style-name="ce35" table:formula="of:=IFERROR(IF(COUNT([.$A$1:.A16])&gt;1;INDEX([.$A$1:.A16];SUMPRODUCT(MAX(ROW([.$E$1:.E16])*([.E17]=[.$E$1:.E16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48643" calcext:value-type="float">
            <text:p>48643</text:p>
          </table:table-cell>
          <table:table-cell table:formula="of:=VLOOKUP([.B18];[$movies.B:.D];2;0)" office:value-type="string" office:string-value="B" calcext:value-type="string">
            <text:p>B</text:p>
          </table:table-cell>
          <table:table-cell table:formula="of:=IFERROR(INDEX([.$D$1:.D17];MATCH([.E18];[.$E$1:.E17];0));MAX([.$D$1:.D17])+1)" office:value-type="float" office:value="13" calcext:value-type="float">
            <text:p>13</text:p>
          </table:table-cell>
          <table:table-cell table:style-name="ce45" office:value-type="string" calcext:value-type="string">
            <text:p>Pets</text:p>
          </table:table-cell>
          <table:table-cell table:formula="of:=COUNTIF([.E:.E];[.E18])-COUNTIF([.$E$1:.E18];[.E18])" office:value-type="float" office:value="14" calcext:value-type="float">
            <text:p>14</text:p>
          </table:table-cell>
          <table:table-cell table:formula="of:=COUNTIF([.$E$1:.E17];[.E18])" office:value-type="float" office:value="0" calcext:value-type="float">
            <text:p>0</text:p>
          </table:table-cell>
          <table:table-cell table:style-name="ce35" table:formula="of:=IFERROR(INDEX([.A19:.$A$873];MATCH([.E18];[.E19:.$E$873];0));&quot;&quot;)" office:value-type="float" office:value="7" calcext:value-type="float">
            <text:p>7</text:p>
          </table:table-cell>
          <table:table-cell table:style-name="ce35" table:formula="of:=IFERROR(IF(COUNT([.$A$1:.A17])&gt;1;INDEX([.$A$1:.A17];SUMPRODUCT(MAX(ROW([.$E$1:.E17])*([.E18]=[.$E$1:.E1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39935" calcext:value-type="float">
            <text:p>39935</text:p>
          </table:table-cell>
          <table:table-cell table:formula="of:=VLOOKUP([.B19];[$movies.B:.D];2;0)" office:value-type="string" office:string-value="C" calcext:value-type="string">
            <text:p>C</text:p>
          </table:table-cell>
          <table:table-cell table:formula="of:=IFERROR(INDEX([.$D$1:.D18];MATCH([.E19];[.$E$1:.E18];0));MAX([.$D$1:.D18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19])-COUNTIF([.$E$1:.E19];[.E19])" office:value-type="float" office:value="49" calcext:value-type="float">
            <text:p>49</text:p>
          </table:table-cell>
          <table:table-cell table:formula="of:=COUNTIF([.$E$1:.E18];[.E19])" office:value-type="float" office:value="2" calcext:value-type="float">
            <text:p>2</text:p>
          </table:table-cell>
          <table:table-cell table:style-name="ce35" table:formula="of:=IFERROR(INDEX([.A20:.$A$873];MATCH([.E19];[.E20:.$E$873];0));&quot;&quot;)" office:value-type="float" office:value="4" calcext:value-type="float">
            <text:p>4</text:p>
          </table:table-cell>
          <table:table-cell table:style-name="ce35" table:formula="of:=IFERROR(IF(COUNT([.$A$1:.A18])&gt;1;INDEX([.$A$1:.A18];SUMPRODUCT(MAX(ROW([.$E$1:.E18])*([.E19]=[.$E$1:.E18]))));&quot;&quot;);&quot;&quot;)" office:value-type="float" office:value="2" calcext:value-type="float">
            <text:p>2</text:p>
          </table:table-cell>
          <table:table-cell table:number-columns-repeated="6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39935" calcext:value-type="float">
            <text:p>39935</text:p>
          </table:table-cell>
          <table:table-cell table:formula="of:=VLOOKUP([.B20];[$movies.B:.D];2;0)" office:value-type="string" office:string-value="C" calcext:value-type="string">
            <text:p>C</text:p>
          </table:table-cell>
          <table:table-cell table:formula="of:=IFERROR(INDEX([.$D$1:.D19];MATCH([.E20];[.$E$1:.E19];0));MAX([.$D$1:.D19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20])-COUNTIF([.$E$1:.E20];[.E20])" office:value-type="float" office:value="29" calcext:value-type="float">
            <text:p>29</text:p>
          </table:table-cell>
          <table:table-cell table:formula="of:=COUNTIF([.$E$1:.E19];[.E20])" office:value-type="float" office:value="1" calcext:value-type="float">
            <text:p>1</text:p>
          </table:table-cell>
          <table:table-cell table:style-name="ce35" table:formula="of:=IFERROR(INDEX([.A21:.$A$873];MATCH([.E20];[.E21:.$E$873];0));&quot;&quot;)" office:value-type="float" office:value="5" calcext:value-type="float">
            <text:p>5</text:p>
          </table:table-cell>
          <table:table-cell table:style-name="ce35" table:formula="of:=IFERROR(IF(COUNT([.$A$1:.A19])&gt;1;INDEX([.$A$1:.A19];SUMPRODUCT(MAX(ROW([.$E$1:.E19])*([.E20]=[.$E$1:.E19]))));&quot;&quot;);&quot;&quot;)" office:value-type="float" office:value="1" calcext:value-type="float">
            <text:p>1</text:p>
          </table:table-cell>
          <table:table-cell table:number-columns-repeated="6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39935" calcext:value-type="float">
            <text:p>39935</text:p>
          </table:table-cell>
          <table:table-cell table:formula="of:=VLOOKUP([.B21];[$movies.B:.D];2;0)" office:value-type="string" office:string-value="C" calcext:value-type="string">
            <text:p>C</text:p>
          </table:table-cell>
          <table:table-cell table:formula="of:=IFERROR(INDEX([.$D$1:.D20];MATCH([.E21];[.$E$1:.E20];0));MAX([.$D$1:.D20])+1)" office:value-type="float" office:value="14" calcext:value-type="float">
            <text:p>14</text:p>
          </table:table-cell>
          <table:table-cell table:style-name="ce45" office:value-type="string" calcext:value-type="string">
            <text:p>Work Life</text:p>
          </table:table-cell>
          <table:table-cell table:formula="of:=COUNTIF([.E:.E];[.E21])-COUNTIF([.$E$1:.E21];[.E21])" office:value-type="float" office:value="7" calcext:value-type="float">
            <text:p>7</text:p>
          </table:table-cell>
          <table:table-cell table:formula="of:=COUNTIF([.$E$1:.E20];[.E21])" office:value-type="float" office:value="0" calcext:value-type="float">
            <text:p>0</text:p>
          </table:table-cell>
          <table:table-cell table:style-name="ce35" table:formula="of:=IFERROR(INDEX([.A22:.$A$873];MATCH([.E21];[.E22:.$E$873];0));&quot;&quot;)" office:value-type="float" office:value="18" calcext:value-type="float">
            <text:p>18</text:p>
          </table:table-cell>
          <table:table-cell table:style-name="ce35" table:formula="of:=IFERROR(IF(COUNT([.$A$1:.A20])&gt;1;INDEX([.$A$1:.A20];SUMPRODUCT(MAX(ROW([.$E$1:.E20])*([.E21]=[.$E$1:.E2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39935" calcext:value-type="float">
            <text:p>39935</text:p>
          </table:table-cell>
          <table:table-cell table:formula="of:=VLOOKUP([.B22];[$movies.B:.D];2;0)" office:value-type="string" office:string-value="C" calcext:value-type="string">
            <text:p>C</text:p>
          </table:table-cell>
          <table:table-cell table:formula="of:=IFERROR(INDEX([.$D$1:.D21];MATCH([.E22];[.$E$1:.E21];0));MAX([.$D$1:.D21])+1)" office:value-type="float" office:value="12" calcext:value-type="float">
            <text:p>12</text:p>
          </table:table-cell>
          <table:table-cell table:style-name="ce45" office:value-type="string" calcext:value-type="string">
            <text:p>Superheroes</text:p>
          </table:table-cell>
          <table:table-cell table:formula="of:=COUNTIF([.E:.E];[.E22])-COUNTIF([.$E$1:.E22];[.E22])" office:value-type="float" office:value="1" calcext:value-type="float">
            <text:p>1</text:p>
          </table:table-cell>
          <table:table-cell table:formula="of:=COUNTIF([.$E$1:.E21];[.E22])" office:value-type="float" office:value="1" calcext:value-type="float">
            <text:p>1</text:p>
          </table:table-cell>
          <table:table-cell table:style-name="ce35" table:formula="of:=IFERROR(INDEX([.A23:.$A$873];MATCH([.E22];[.E23:.$E$873];0));&quot;&quot;)" office:value-type="float" office:value="89" calcext:value-type="float">
            <text:p>89</text:p>
          </table:table-cell>
          <table:table-cell table:style-name="ce35" table:formula="of:=IFERROR(IF(COUNT([.$A$1:.A21])&gt;1;INDEX([.$A$1:.A21];SUMPRODUCT(MAX(ROW([.$E$1:.E21])*([.E22]=[.$E$1:.E21]))));&quot;&quot;);&quot;&quot;)" office:value-type="float" office:value="2" calcext:value-type="float">
            <text:p>2</text:p>
          </table:table-cell>
          <table:table-cell table:number-columns-repeated="6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39935" calcext:value-type="float">
            <text:p>39935</text:p>
          </table:table-cell>
          <table:table-cell table:formula="of:=VLOOKUP([.B23];[$movies.B:.D];2;0)" office:value-type="string" office:string-value="C" calcext:value-type="string">
            <text:p>C</text:p>
          </table:table-cell>
          <table:table-cell table:formula="of:=IFERROR(INDEX([.$D$1:.D22];MATCH([.E23];[.$E$1:.E22];0));MAX([.$D$1:.D22])+1)" office:value-type="float" office:value="15" calcext:value-type="float">
            <text:p>15</text:p>
          </table:table-cell>
          <table:table-cell table:style-name="ce45" office:value-type="string" calcext:value-type="string">
            <text:p>Medical</text:p>
          </table:table-cell>
          <table:table-cell table:formula="of:=COUNTIF([.E:.E];[.E23])-COUNTIF([.$E$1:.E23];[.E23])" office:value-type="float" office:value="1" calcext:value-type="float">
            <text:p>1</text:p>
          </table:table-cell>
          <table:table-cell table:formula="of:=COUNTIF([.$E$1:.E22];[.E23])" office:value-type="float" office:value="0" calcext:value-type="float">
            <text:p>0</text:p>
          </table:table-cell>
          <table:table-cell table:style-name="ce35" table:formula="of:=IFERROR(INDEX([.A24:.$A$873];MATCH([.E23];[.E24:.$E$873];0));&quot;&quot;)" office:value-type="float" office:value="8" calcext:value-type="float">
            <text:p>8</text:p>
          </table:table-cell>
          <table:table-cell table:style-name="ce35" table:formula="of:=IFERROR(IF(COUNT([.$A$1:.A22])&gt;1;INDEX([.$A$1:.A22];SUMPRODUCT(MAX(ROW([.$E$1:.E22])*([.E23]=[.$E$1:.E2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39935" calcext:value-type="float">
            <text:p>39935</text:p>
          </table:table-cell>
          <table:table-cell table:formula="of:=VLOOKUP([.B24];[$movies.B:.D];2;0)" office:value-type="string" office:string-value="C" calcext:value-type="string">
            <text:p>C</text:p>
          </table:table-cell>
          <table:table-cell table:formula="of:=IFERROR(INDEX([.$D$1:.D23];MATCH([.E24];[.$E$1:.E23];0));MAX([.$D$1:.D23])+1)" office:value-type="float" office:value="16" calcext:value-type="float">
            <text:p>16</text:p>
          </table:table-cell>
          <table:table-cell table:style-name="ce45" office:value-type="string" calcext:value-type="string">
            <text:p>College</text:p>
          </table:table-cell>
          <table:table-cell table:formula="of:=COUNTIF([.E:.E];[.E24])-COUNTIF([.$E$1:.E24];[.E24])" office:value-type="float" office:value="11" calcext:value-type="float">
            <text:p>11</text:p>
          </table:table-cell>
          <table:table-cell table:formula="of:=COUNTIF([.$E$1:.E23];[.E24])" office:value-type="float" office:value="0" calcext:value-type="float">
            <text:p>0</text:p>
          </table:table-cell>
          <table:table-cell table:style-name="ce35" table:formula="of:=IFERROR(INDEX([.A25:.$A$873];MATCH([.E24];[.E25:.$E$873];0));&quot;&quot;)" office:value-type="float" office:value="15" calcext:value-type="float">
            <text:p>15</text:p>
          </table:table-cell>
          <table:table-cell table:style-name="ce35" table:formula="of:=IFERROR(IF(COUNT([.$A$1:.A23])&gt;1;INDEX([.$A$1:.A23];SUMPRODUCT(MAX(ROW([.$E$1:.E23])*([.E24]=[.$E$1:.E23]))));&quot;&quot;);&quot;&quot;)">
            <text:p/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9935" calcext:value-type="float">
            <text:p>39935</text:p>
          </table:table-cell>
          <table:table-cell table:formula="of:=VLOOKUP([.B25];[$movies.B:.D];2;0)" office:value-type="string" office:string-value="C" calcext:value-type="string">
            <text:p>C</text:p>
          </table:table-cell>
          <table:table-cell table:formula="of:=IFERROR(INDEX([.$D$1:.D24];MATCH([.E25];[.$E$1:.E24];0));MAX([.$D$1:.D24])+1)" office:value-type="float" office:value="17" calcext:value-type="float">
            <text:p>17</text:p>
          </table:table-cell>
          <table:table-cell table:style-name="ce45" office:value-type="string" calcext:value-type="string">
            <text:p>Animation</text:p>
          </table:table-cell>
          <table:table-cell table:formula="of:=COUNTIF([.E:.E];[.E25])-COUNTIF([.$E$1:.E25];[.E25])" office:value-type="float" office:value="15" calcext:value-type="float">
            <text:p>15</text:p>
          </table:table-cell>
          <table:table-cell table:formula="of:=COUNTIF([.$E$1:.E24];[.E25])" office:value-type="float" office:value="0" calcext:value-type="float">
            <text:p>0</text:p>
          </table:table-cell>
          <table:table-cell table:style-name="ce35" table:formula="of:=IFERROR(INDEX([.A26:.$A$873];MATCH([.E25];[.E26:.$E$873];0));&quot;&quot;)" office:value-type="float" office:value="16" calcext:value-type="float">
            <text:p>16</text:p>
          </table:table-cell>
          <table:table-cell table:style-name="ce35" table:formula="of:=IFERROR(IF(COUNT([.$A$1:.A24])&gt;1;INDEX([.$A$1:.A24];SUMPRODUCT(MAX(ROW([.$E$1:.E24])*([.E25]=[.$E$1:.E2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891" calcext:value-type="float">
            <text:p>891</text:p>
          </table:table-cell>
          <table:table-cell table:formula="of:=VLOOKUP([.B26];[$movies.B:.D];2;0)" office:value-type="string" office:string-value="D" calcext:value-type="string">
            <text:p>D</text:p>
          </table:table-cell>
          <table:table-cell table:formula="of:=IFERROR(INDEX([.$D$1:.D25];MATCH([.E26];[.$E$1:.E25];0));MAX([.$D$1:.D25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26])-COUNTIF([.$E$1:.E26];[.E26])" office:value-type="float" office:value="48" calcext:value-type="float">
            <text:p>48</text:p>
          </table:table-cell>
          <table:table-cell table:formula="of:=COUNTIF([.$E$1:.E25];[.E26])" office:value-type="float" office:value="3" calcext:value-type="float">
            <text:p>3</text:p>
          </table:table-cell>
          <table:table-cell table:style-name="ce35" table:formula="of:=IFERROR(INDEX([.A27:.$A$873];MATCH([.E26];[.E27:.$E$873];0));&quot;&quot;)" office:value-type="float" office:value="7" calcext:value-type="float">
            <text:p>7</text:p>
          </table:table-cell>
          <table:table-cell table:style-name="ce35" table:formula="of:=IFERROR(IF(COUNT([.$A$1:.A25])&gt;1;INDEX([.$A$1:.A25];SUMPRODUCT(MAX(ROW([.$E$1:.E25])*([.E26]=[.$E$1:.E25]))));&quot;&quot;);&quot;&quot;)" office:value-type="float" office:value="3" calcext:value-type="float">
            <text:p>3</text:p>
          </table:table-cell>
          <table:table-cell table:number-columns-repeated="6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891" calcext:value-type="float">
            <text:p>891</text:p>
          </table:table-cell>
          <table:table-cell table:formula="of:=VLOOKUP([.B27];[$movies.B:.D];2;0)" office:value-type="string" office:string-value="D" calcext:value-type="string">
            <text:p>D</text:p>
          </table:table-cell>
          <table:table-cell table:formula="of:=IFERROR(INDEX([.$D$1:.D26];MATCH([.E27];[.$E$1:.E26];0));MAX([.$D$1:.D26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27])-COUNTIF([.$E$1:.E27];[.E27])" office:value-type="float" office:value="31" calcext:value-type="float">
            <text:p>31</text:p>
          </table:table-cell>
          <table:table-cell table:formula="of:=COUNTIF([.$E$1:.E26];[.E27])" office:value-type="float" office:value="1" calcext:value-type="float">
            <text:p>1</text:p>
          </table:table-cell>
          <table:table-cell table:style-name="ce35" table:formula="of:=IFERROR(INDEX([.A28:.$A$873];MATCH([.E27];[.E28:.$E$873];0));&quot;&quot;)" office:value-type="float" office:value="7" calcext:value-type="float">
            <text:p>7</text:p>
          </table:table-cell>
          <table:table-cell table:style-name="ce35" table:formula="of:=IFERROR(IF(COUNT([.$A$1:.A26])&gt;1;INDEX([.$A$1:.A26];SUMPRODUCT(MAX(ROW([.$E$1:.E26])*([.E27]=[.$E$1:.E26]))));&quot;&quot;);&quot;&quot;)" office:value-type="float" office:value="1" calcext:value-type="float">
            <text:p>1</text:p>
          </table:table-cell>
          <table:table-cell table:number-columns-repeated="6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891" calcext:value-type="float">
            <text:p>891</text:p>
          </table:table-cell>
          <table:table-cell table:formula="of:=VLOOKUP([.B28];[$movies.B:.D];2;0)" office:value-type="string" office:string-value="D" calcext:value-type="string">
            <text:p>D</text:p>
          </table:table-cell>
          <table:table-cell table:formula="of:=IFERROR(INDEX([.$D$1:.D27];MATCH([.E28];[.$E$1:.E27];0));MAX([.$D$1:.D27])+1)" office:value-type="float" office:value="18" calcext:value-type="float">
            <text:p>18</text:p>
          </table:table-cell>
          <table:table-cell table:style-name="ce45" office:value-type="string" calcext:value-type="string">
            <text:p>Military</text:p>
          </table:table-cell>
          <table:table-cell table:formula="of:=COUNTIF([.E:.E];[.E28])-COUNTIF([.$E$1:.E28];[.E28])" office:value-type="float" office:value="9" calcext:value-type="float">
            <text:p>9</text:p>
          </table:table-cell>
          <table:table-cell table:formula="of:=COUNTIF([.$E$1:.E27];[.E28])" office:value-type="float" office:value="0" calcext:value-type="float">
            <text:p>0</text:p>
          </table:table-cell>
          <table:table-cell table:style-name="ce35" table:formula="of:=IFERROR(INDEX([.A29:.$A$873];MATCH([.E28];[.E29:.$E$873];0));&quot;&quot;)" office:value-type="float" office:value="25" calcext:value-type="float">
            <text:p>25</text:p>
          </table:table-cell>
          <table:table-cell table:style-name="ce35" table:formula="of:=IFERROR(IF(COUNT([.$A$1:.A27])&gt;1;INDEX([.$A$1:.A27];SUMPRODUCT(MAX(ROW([.$E$1:.E27])*([.E28]=[.$E$1:.E2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891" calcext:value-type="float">
            <text:p>891</text:p>
          </table:table-cell>
          <table:table-cell table:formula="of:=VLOOKUP([.B29];[$movies.B:.D];2;0)" office:value-type="string" office:string-value="D" calcext:value-type="string">
            <text:p>D</text:p>
          </table:table-cell>
          <table:table-cell table:formula="of:=IFERROR(INDEX([.$D$1:.D28];MATCH([.E29];[.$E$1:.E28];0));MAX([.$D$1:.D28])+1)" office:value-type="float" office:value="19" calcext:value-type="float">
            <text:p>19</text:p>
          </table:table-cell>
          <table:table-cell table:style-name="ce45" office:value-type="string" calcext:value-type="string">
            <text:p>Demons</text:p>
          </table:table-cell>
          <table:table-cell table:formula="of:=COUNTIF([.E:.E];[.E29])-COUNTIF([.$E$1:.E29];[.E29])" office:value-type="float" office:value="10" calcext:value-type="float">
            <text:p>10</text:p>
          </table:table-cell>
          <table:table-cell table:formula="of:=COUNTIF([.$E$1:.E28];[.E29])" office:value-type="float" office:value="0" calcext:value-type="float">
            <text:p>0</text:p>
          </table:table-cell>
          <table:table-cell table:style-name="ce35" table:formula="of:=IFERROR(INDEX([.A30:.$A$873];MATCH([.E29];[.E30:.$E$873];0));&quot;&quot;)" office:value-type="float" office:value="6" calcext:value-type="float">
            <text:p>6</text:p>
          </table:table-cell>
          <table:table-cell table:style-name="ce35" table:formula="of:=IFERROR(IF(COUNT([.$A$1:.A28])&gt;1;INDEX([.$A$1:.A28];SUMPRODUCT(MAX(ROW([.$E$1:.E28])*([.E29]=[.$E$1:.E28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891" calcext:value-type="float">
            <text:p>891</text:p>
          </table:table-cell>
          <table:table-cell table:formula="of:=VLOOKUP([.B30];[$movies.B:.D];2;0)" office:value-type="string" office:string-value="D" calcext:value-type="string">
            <text:p>D</text:p>
          </table:table-cell>
          <table:table-cell table:formula="of:=IFERROR(INDEX([.$D$1:.D29];MATCH([.E30];[.$E$1:.E29];0));MAX([.$D$1:.D29])+1)" office:value-type="float" office:value="20" calcext:value-type="float">
            <text:p>20</text:p>
          </table:table-cell>
          <table:table-cell table:style-name="ce45" office:value-type="string" calcext:value-type="string">
            <text:p>Hand to Hand Combat</text:p>
          </table:table-cell>
          <table:table-cell table:formula="of:=COUNTIF([.E:.E];[.E30])-COUNTIF([.$E$1:.E30];[.E30])" office:value-type="float" office:value="10" calcext:value-type="float">
            <text:p>10</text:p>
          </table:table-cell>
          <table:table-cell table:formula="of:=COUNTIF([.$E$1:.E29];[.E30])" office:value-type="float" office:value="0" calcext:value-type="float">
            <text:p>0</text:p>
          </table:table-cell>
          <table:table-cell table:style-name="ce35" table:formula="of:=IFERROR(INDEX([.A31:.$A$873];MATCH([.E30];[.E31:.$E$873];0));&quot;&quot;)" office:value-type="float" office:value="23" calcext:value-type="float">
            <text:p>23</text:p>
          </table:table-cell>
          <table:table-cell table:style-name="ce35" table:formula="of:=IFERROR(IF(COUNT([.$A$1:.A29])&gt;1;INDEX([.$A$1:.A29];SUMPRODUCT(MAX(ROW([.$E$1:.E29])*([.E30]=[.$E$1:.E29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891" calcext:value-type="float">
            <text:p>891</text:p>
          </table:table-cell>
          <table:table-cell table:formula="of:=VLOOKUP([.B31];[$movies.B:.D];2;0)" office:value-type="string" office:string-value="D" calcext:value-type="string">
            <text:p>D</text:p>
          </table:table-cell>
          <table:table-cell table:formula="of:=IFERROR(INDEX([.$D$1:.D30];MATCH([.E31];[.$E$1:.E30];0));MAX([.$D$1:.D30])+1)" office:value-type="float" office:value="21" calcext:value-type="float">
            <text:p>21</text:p>
          </table:table-cell>
          <table:table-cell table:style-name="ce45" office:value-type="string" calcext:value-type="string">
            <text:p>Martial Arts</text:p>
          </table:table-cell>
          <table:table-cell table:formula="of:=COUNTIF([.E:.E];[.E31])-COUNTIF([.$E$1:.E31];[.E31])" office:value-type="float" office:value="10" calcext:value-type="float">
            <text:p>10</text:p>
          </table:table-cell>
          <table:table-cell table:formula="of:=COUNTIF([.$E$1:.E30];[.E31])" office:value-type="float" office:value="0" calcext:value-type="float">
            <text:p>0</text:p>
          </table:table-cell>
          <table:table-cell table:style-name="ce35" table:formula="of:=IFERROR(INDEX([.A32:.$A$873];MATCH([.E31];[.E32:.$E$873];0));&quot;&quot;)" office:value-type="float" office:value="13" calcext:value-type="float">
            <text:p>13</text:p>
          </table:table-cell>
          <table:table-cell table:style-name="ce35" table:formula="of:=IFERROR(IF(COUNT([.$A$1:.A30])&gt;1;INDEX([.$A$1:.A30];SUMPRODUCT(MAX(ROW([.$E$1:.E30])*([.E31]=[.$E$1:.E3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891" calcext:value-type="float">
            <text:p>891</text:p>
          </table:table-cell>
          <table:table-cell table:formula="of:=VLOOKUP([.B32];[$movies.B:.D];2;0)" office:value-type="string" office:string-value="D" calcext:value-type="string">
            <text:p>D</text:p>
          </table:table-cell>
          <table:table-cell table:formula="of:=IFERROR(INDEX([.$D$1:.D31];MATCH([.E32];[.$E$1:.E31];0));MAX([.$D$1:.D31])+1)" office:value-type="float" office:value="8" calcext:value-type="float">
            <text:p>8</text:p>
          </table:table-cell>
          <table:table-cell table:style-name="ce45" office:value-type="string" calcext:value-type="string">
            <text:p>Superpowers</text:p>
          </table:table-cell>
          <table:table-cell table:formula="of:=COUNTIF([.E:.E];[.E32])-COUNTIF([.$E$1:.E32];[.E32])" office:value-type="float" office:value="6" calcext:value-type="float">
            <text:p>6</text:p>
          </table:table-cell>
          <table:table-cell table:formula="of:=COUNTIF([.$E$1:.E31];[.E32])" office:value-type="float" office:value="1" calcext:value-type="float">
            <text:p>1</text:p>
          </table:table-cell>
          <table:table-cell table:style-name="ce35" table:formula="of:=IFERROR(INDEX([.A33:.$A$873];MATCH([.E32];[.E33:.$E$873];0));&quot;&quot;)" office:value-type="float" office:value="42" calcext:value-type="float">
            <text:p>42</text:p>
          </table:table-cell>
          <table:table-cell table:style-name="ce35" table:formula="of:=IFERROR(IF(COUNT([.$A$1:.A31])&gt;1;INDEX([.$A$1:.A31];SUMPRODUCT(MAX(ROW([.$E$1:.E31])*([.E32]=[.$E$1:.E31]))));&quot;&quot;);&quot;&quot;)" office:value-type="float" office:value="1" calcext:value-type="float">
            <text:p>1</text:p>
          </table:table-cell>
          <table:table-cell table:number-columns-repeated="6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891" calcext:value-type="float">
            <text:p>891</text:p>
          </table:table-cell>
          <table:table-cell table:formula="of:=VLOOKUP([.B33];[$movies.B:.D];2;0)" office:value-type="string" office:string-value="D" calcext:value-type="string">
            <text:p>D</text:p>
          </table:table-cell>
          <table:table-cell table:formula="of:=IFERROR(INDEX([.$D$1:.D32];MATCH([.E33];[.$E$1:.E32];0));MAX([.$D$1:.D32])+1)" office:value-type="float" office:value="22" calcext:value-type="float">
            <text:p>22</text:p>
          </table:table-cell>
          <table:table-cell table:style-name="ce45" office:value-type="string" calcext:value-type="string">
            <text:p>Horror</text:p>
          </table:table-cell>
          <table:table-cell table:formula="of:=COUNTIF([.E:.E];[.E33])-COUNTIF([.$E$1:.E33];[.E33])" office:value-type="float" office:value="9" calcext:value-type="float">
            <text:p>9</text:p>
          </table:table-cell>
          <table:table-cell table:formula="of:=COUNTIF([.$E$1:.E32];[.E33])" office:value-type="float" office:value="0" calcext:value-type="float">
            <text:p>0</text:p>
          </table:table-cell>
          <table:table-cell table:style-name="ce35" table:formula="of:=IFERROR(INDEX([.A34:.$A$873];MATCH([.E33];[.E34:.$E$873];0));&quot;&quot;)" office:value-type="float" office:value="11" calcext:value-type="float">
            <text:p>11</text:p>
          </table:table-cell>
          <table:table-cell table:style-name="ce35" table:formula="of:=IFERROR(IF(COUNT([.$A$1:.A32])&gt;1;INDEX([.$A$1:.A32];SUMPRODUCT(MAX(ROW([.$E$1:.E32])*([.E33]=[.$E$1:.E3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formula="of:=VLOOKUP([.B34];[$movies.B:.D];2;0)" office:value-type="string" office:string-value="E" calcext:value-type="string">
            <text:p>E</text:p>
          </table:table-cell>
          <table:table-cell table:formula="of:=IFERROR(INDEX([.$D$1:.D33];MATCH([.E34];[.$E$1:.E33];0));MAX([.$D$1:.D33])+1)" office:value-type="float" office:value="23" calcext:value-type="float">
            <text:p>23</text:p>
          </table:table-cell>
          <table:table-cell table:style-name="ce45" office:value-type="string" calcext:value-type="string">
            <text:p>Mystery</text:p>
          </table:table-cell>
          <table:table-cell table:formula="of:=COUNTIF([.E:.E];[.E34])-COUNTIF([.$E$1:.E34];[.E34])" office:value-type="float" office:value="5" calcext:value-type="float">
            <text:p>5</text:p>
          </table:table-cell>
          <table:table-cell table:formula="of:=COUNTIF([.$E$1:.E33];[.E34])" office:value-type="float" office:value="0" calcext:value-type="float">
            <text:p>0</text:p>
          </table:table-cell>
          <table:table-cell table:style-name="ce35" table:formula="of:=IFERROR(INDEX([.A35:.$A$873];MATCH([.E34];[.E35:.$E$873];0));&quot;&quot;)" office:value-type="float" office:value="5" calcext:value-type="float">
            <text:p>5</text:p>
          </table:table-cell>
          <table:table-cell table:style-name="ce35" table:formula="of:=IFERROR(IF(COUNT([.$A$1:.A33])&gt;1;INDEX([.$A$1:.A33];SUMPRODUCT(MAX(ROW([.$E$1:.E33])*([.E34]=[.$E$1:.E33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formula="of:=VLOOKUP([.B35];[$movies.B:.D];2;0)" office:value-type="string" office:string-value="E" calcext:value-type="string">
            <text:p>E</text:p>
          </table:table-cell>
          <table:table-cell table:formula="of:=IFERROR(INDEX([.$D$1:.D34];MATCH([.E35];[.$E$1:.E34];0));MAX([.$D$1:.D34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35])-COUNTIF([.$E$1:.E35];[.E35])" office:value-type="float" office:value="28" calcext:value-type="float">
            <text:p>28</text:p>
          </table:table-cell>
          <table:table-cell table:formula="of:=COUNTIF([.$E$1:.E34];[.E35])" office:value-type="float" office:value="2" calcext:value-type="float">
            <text:p>2</text:p>
          </table:table-cell>
          <table:table-cell table:style-name="ce35" table:formula="of:=IFERROR(INDEX([.A36:.$A$873];MATCH([.E35];[.E36:.$E$873];0));&quot;&quot;)" office:value-type="float" office:value="5" calcext:value-type="float">
            <text:p>5</text:p>
          </table:table-cell>
          <table:table-cell table:style-name="ce35" table:formula="of:=IFERROR(IF(COUNT([.$A$1:.A34])&gt;1;INDEX([.$A$1:.A34];SUMPRODUCT(MAX(ROW([.$E$1:.E34])*([.E35]=[.$E$1:.E34]))));&quot;&quot;);&quot;&quot;)" office:value-type="float" office:value="3" calcext:value-type="float">
            <text:p>3</text:p>
          </table:table-cell>
          <table:table-cell table:number-columns-repeated="6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formula="of:=VLOOKUP([.B36];[$movies.B:.D];2;0)" office:value-type="string" office:string-value="E" calcext:value-type="string">
            <text:p>E</text:p>
          </table:table-cell>
          <table:table-cell table:formula="of:=IFERROR(INDEX([.$D$1:.D35];MATCH([.E36];[.$E$1:.E35];0));MAX([.$D$1:.D35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36])-COUNTIF([.$E$1:.E36];[.E36])" office:value-type="float" office:value="36" calcext:value-type="float">
            <text:p>36</text:p>
          </table:table-cell>
          <table:table-cell table:formula="of:=COUNTIF([.$E$1:.E35];[.E36])" office:value-type="float" office:value="0" calcext:value-type="float">
            <text:p>0</text:p>
          </table:table-cell>
          <table:table-cell table:style-name="ce35" table:formula="of:=IFERROR(INDEX([.A37:.$A$873];MATCH([.E36];[.E37:.$E$873];0));&quot;&quot;)" office:value-type="float" office:value="5" calcext:value-type="float">
            <text:p>5</text:p>
          </table:table-cell>
          <table:table-cell table:style-name="ce35" table:formula="of:=IFERROR(IF(COUNT([.$A$1:.A35])&gt;1;INDEX([.$A$1:.A35];SUMPRODUCT(MAX(ROW([.$E$1:.E35])*([.E36]=[.$E$1:.E3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formula="of:=VLOOKUP([.B37];[$movies.B:.D];2;0)" office:value-type="string" office:string-value="E" calcext:value-type="string">
            <text:p>E</text:p>
          </table:table-cell>
          <table:table-cell table:formula="of:=IFERROR(INDEX([.$D$1:.D36];MATCH([.E37];[.$E$1:.E36];0));MAX([.$D$1:.D36])+1)" office:value-type="float" office:value="23" calcext:value-type="float">
            <text:p>23</text:p>
          </table:table-cell>
          <table:table-cell table:style-name="ce45" office:value-type="string" calcext:value-type="string">
            <text:p>Mystery</text:p>
          </table:table-cell>
          <table:table-cell table:formula="of:=COUNTIF([.E:.E];[.E37])-COUNTIF([.$E$1:.E37];[.E37])" office:value-type="float" office:value="4" calcext:value-type="float">
            <text:p>4</text:p>
          </table:table-cell>
          <table:table-cell table:formula="of:=COUNTIF([.$E$1:.E36];[.E37])" office:value-type="float" office:value="1" calcext:value-type="float">
            <text:p>1</text:p>
          </table:table-cell>
          <table:table-cell table:style-name="ce35" table:formula="of:=IFERROR(INDEX([.A38:.$A$873];MATCH([.E37];[.E38:.$E$873];0));&quot;&quot;)" office:value-type="float" office:value="11" calcext:value-type="float">
            <text:p>11</text:p>
          </table:table-cell>
          <table:table-cell table:style-name="ce35" table:formula="of:=IFERROR(IF(COUNT([.$A$1:.A36])&gt;1;INDEX([.$A$1:.A36];SUMPRODUCT(MAX(ROW([.$E$1:.E36])*([.E37]=[.$E$1:.E36]))));&quot;&quot;);&quot;&quot;)" office:value-type="float" office:value="5" calcext:value-type="float">
            <text:p>5</text:p>
          </table:table-cell>
          <table:table-cell table:number-columns-repeated="6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formula="of:=VLOOKUP([.B38];[$movies.B:.D];2;0)" office:value-type="string" office:string-value="E" calcext:value-type="string">
            <text:p>E</text:p>
          </table:table-cell>
          <table:table-cell table:formula="of:=IFERROR(INDEX([.$D$1:.D37];MATCH([.E38];[.$E$1:.E37];0));MAX([.$D$1:.D37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38])-COUNTIF([.$E$1:.E38];[.E38])" office:value-type="float" office:value="27" calcext:value-type="float">
            <text:p>27</text:p>
          </table:table-cell>
          <table:table-cell table:formula="of:=COUNTIF([.$E$1:.E37];[.E38])" office:value-type="float" office:value="3" calcext:value-type="float">
            <text:p>3</text:p>
          </table:table-cell>
          <table:table-cell table:style-name="ce35" table:formula="of:=IFERROR(INDEX([.A39:.$A$873];MATCH([.E38];[.E39:.$E$873];0));&quot;&quot;)" office:value-type="float" office:value="9" calcext:value-type="float">
            <text:p>9</text:p>
          </table:table-cell>
          <table:table-cell table:style-name="ce35" table:formula="of:=IFERROR(IF(COUNT([.$A$1:.A37])&gt;1;INDEX([.$A$1:.A37];SUMPRODUCT(MAX(ROW([.$E$1:.E37])*([.E38]=[.$E$1:.E37]))));&quot;&quot;);&quot;&quot;)" office:value-type="float" office:value="5" calcext:value-type="float">
            <text:p>5</text:p>
          </table:table-cell>
          <table:table-cell table:number-columns-repeated="6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formula="of:=VLOOKUP([.B39];[$movies.B:.D];2;0)" office:value-type="string" office:string-value="E" calcext:value-type="string">
            <text:p>E</text:p>
          </table:table-cell>
          <table:table-cell table:formula="of:=IFERROR(INDEX([.$D$1:.D38];MATCH([.E39];[.$E$1:.E38];0));MAX([.$D$1:.D38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39])-COUNTIF([.$E$1:.E39];[.E39])" office:value-type="float" office:value="35" calcext:value-type="float">
            <text:p>35</text:p>
          </table:table-cell>
          <table:table-cell table:formula="of:=COUNTIF([.$E$1:.E38];[.E39])" office:value-type="float" office:value="1" calcext:value-type="float">
            <text:p>1</text:p>
          </table:table-cell>
          <table:table-cell table:style-name="ce35" table:formula="of:=IFERROR(INDEX([.A40:.$A$873];MATCH([.E39];[.E40:.$E$873];0));&quot;&quot;)" office:value-type="float" office:value="12" calcext:value-type="float">
            <text:p>12</text:p>
          </table:table-cell>
          <table:table-cell table:style-name="ce35" table:formula="of:=IFERROR(IF(COUNT([.$A$1:.A38])&gt;1;INDEX([.$A$1:.A38];SUMPRODUCT(MAX(ROW([.$E$1:.E38])*([.E39]=[.$E$1:.E38]))));&quot;&quot;);&quot;&quot;)" office:value-type="float" office:value="5" calcext:value-type="float">
            <text:p>5</text:p>
          </table:table-cell>
          <table:table-cell table:number-columns-repeated="6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52045" calcext:value-type="float">
            <text:p>52045</text:p>
          </table:table-cell>
          <table:table-cell table:formula="of:=VLOOKUP([.B40];[$movies.B:.D];2;0)" office:value-type="string" office:string-value="F" calcext:value-type="string">
            <text:p>F</text:p>
          </table:table-cell>
          <table:table-cell table:formula="of:=IFERROR(INDEX([.$D$1:.D39];MATCH([.E40];[.$E$1:.E39];0));MAX([.$D$1:.D39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40])-COUNTIF([.$E$1:.E40];[.E40])" office:value-type="float" office:value="44" calcext:value-type="float">
            <text:p>44</text:p>
          </table:table-cell>
          <table:table-cell table:formula="of:=COUNTIF([.$E$1:.E39];[.E40])" office:value-type="float" office:value="1" calcext:value-type="float">
            <text:p>1</text:p>
          </table:table-cell>
          <table:table-cell table:style-name="ce35" table:formula="of:=IFERROR(INDEX([.A41:.$A$873];MATCH([.E40];[.E41:.$E$873];0));&quot;&quot;)" office:value-type="float" office:value="7" calcext:value-type="float">
            <text:p>7</text:p>
          </table:table-cell>
          <table:table-cell table:style-name="ce35" table:formula="of:=IFERROR(IF(COUNT([.$A$1:.A39])&gt;1;INDEX([.$A$1:.A39];SUMPRODUCT(MAX(ROW([.$E$1:.E39])*([.E40]=[.$E$1:.E39]))));&quot;&quot;);&quot;&quot;)" office:value-type="float" office:value="1" calcext:value-type="float">
            <text:p>1</text:p>
          </table:table-cell>
          <table:table-cell table:number-columns-repeated="6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52045" calcext:value-type="float">
            <text:p>52045</text:p>
          </table:table-cell>
          <table:table-cell table:formula="of:=VLOOKUP([.B41];[$movies.B:.D];2;0)" office:value-type="string" office:string-value="F" calcext:value-type="string">
            <text:p>F</text:p>
          </table:table-cell>
          <table:table-cell table:formula="of:=IFERROR(INDEX([.$D$1:.D40];MATCH([.E41];[.$E$1:.E40];0));MAX([.$D$1:.D40])+1)" office:value-type="float" office:value="19" calcext:value-type="float">
            <text:p>19</text:p>
          </table:table-cell>
          <table:table-cell table:style-name="ce45" office:value-type="string" calcext:value-type="string">
            <text:p>Demons</text:p>
          </table:table-cell>
          <table:table-cell table:formula="of:=COUNTIF([.E:.E];[.E41])-COUNTIF([.$E$1:.E41];[.E41])" office:value-type="float" office:value="9" calcext:value-type="float">
            <text:p>9</text:p>
          </table:table-cell>
          <table:table-cell table:formula="of:=COUNTIF([.$E$1:.E40];[.E41])" office:value-type="float" office:value="1" calcext:value-type="float">
            <text:p>1</text:p>
          </table:table-cell>
          <table:table-cell table:style-name="ce35" table:formula="of:=IFERROR(INDEX([.A42:.$A$873];MATCH([.E41];[.E42:.$E$873];0));&quot;&quot;)" office:value-type="float" office:value="7" calcext:value-type="float">
            <text:p>7</text:p>
          </table:table-cell>
          <table:table-cell table:style-name="ce35" table:formula="of:=IFERROR(IF(COUNT([.$A$1:.A40])&gt;1;INDEX([.$A$1:.A40];SUMPRODUCT(MAX(ROW([.$E$1:.E40])*([.E41]=[.$E$1:.E40]))));&quot;&quot;);&quot;&quot;)" office:value-type="float" office:value="4" calcext:value-type="float">
            <text:p>4</text:p>
          </table:table-cell>
          <table:table-cell table:number-columns-repeated="6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52045" calcext:value-type="float">
            <text:p>52045</text:p>
          </table:table-cell>
          <table:table-cell table:formula="of:=VLOOKUP([.B42];[$movies.B:.D];2;0)" office:value-type="string" office:string-value="F" calcext:value-type="string">
            <text:p>F</text:p>
          </table:table-cell>
          <table:table-cell table:formula="of:=IFERROR(INDEX([.$D$1:.D41];MATCH([.E42];[.$E$1:.E41];0));MAX([.$D$1:.D41])+1)" office:value-type="float" office:value="25" calcext:value-type="float">
            <text:p>25</text:p>
          </table:table-cell>
          <table:table-cell table:style-name="ce45" office:value-type="string" calcext:value-type="string">
            <text:p>Art</text:p>
          </table:table-cell>
          <table:table-cell table:formula="of:=COUNTIF([.E:.E];[.E42])-COUNTIF([.$E$1:.E42];[.E42])" office:value-type="float" office:value="6" calcext:value-type="float">
            <text:p>6</text:p>
          </table:table-cell>
          <table:table-cell table:formula="of:=COUNTIF([.$E$1:.E41];[.E42])" office:value-type="float" office:value="0" calcext:value-type="float">
            <text:p>0</text:p>
          </table:table-cell>
          <table:table-cell table:style-name="ce35" table:formula="of:=IFERROR(INDEX([.A43:.$A$873];MATCH([.E42];[.E43:.$E$873];0));&quot;&quot;)" office:value-type="float" office:value="21" calcext:value-type="float">
            <text:p>21</text:p>
          </table:table-cell>
          <table:table-cell table:style-name="ce35" table:formula="of:=IFERROR(IF(COUNT([.$A$1:.A41])&gt;1;INDEX([.$A$1:.A41];SUMPRODUCT(MAX(ROW([.$E$1:.E41])*([.E42]=[.$E$1:.E41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52045" calcext:value-type="float">
            <text:p>52045</text:p>
          </table:table-cell>
          <table:table-cell table:formula="of:=VLOOKUP([.B43];[$movies.B:.D];2;0)" office:value-type="string" office:string-value="F" calcext:value-type="string">
            <text:p>F</text:p>
          </table:table-cell>
          <table:table-cell table:formula="of:=IFERROR(INDEX([.$D$1:.D42];MATCH([.E43];[.$E$1:.E42];0));MAX([.$D$1:.D42])+1)" office:value-type="float" office:value="26" calcext:value-type="float">
            <text:p>26</text:p>
          </table:table-cell>
          <table:table-cell table:style-name="ce45" office:value-type="string" calcext:value-type="string">
            <text:p>Revenge</text:p>
          </table:table-cell>
          <table:table-cell table:formula="of:=COUNTIF([.E:.E];[.E43])-COUNTIF([.$E$1:.E43];[.E43])" office:value-type="float" office:value="9" calcext:value-type="float">
            <text:p>9</text:p>
          </table:table-cell>
          <table:table-cell table:formula="of:=COUNTIF([.$E$1:.E42];[.E43])" office:value-type="float" office:value="0" calcext:value-type="float">
            <text:p>0</text:p>
          </table:table-cell>
          <table:table-cell table:style-name="ce35" table:formula="of:=IFERROR(INDEX([.A44:.$A$873];MATCH([.E43];[.E44:.$E$873];0));&quot;&quot;)" office:value-type="float" office:value="13" calcext:value-type="float">
            <text:p>13</text:p>
          </table:table-cell>
          <table:table-cell table:style-name="ce35" table:formula="of:=IFERROR(IF(COUNT([.$A$1:.A42])&gt;1;INDEX([.$A$1:.A42];SUMPRODUCT(MAX(ROW([.$E$1:.E42])*([.E43]=[.$E$1:.E4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52274" calcext:value-type="float">
            <text:p>52274</text:p>
          </table:table-cell>
          <table:table-cell table:formula="of:=VLOOKUP([.B44];[$movies.B:.D];2;0)" office:value-type="string" office:string-value="G" calcext:value-type="string">
            <text:p>G</text:p>
          </table:table-cell>
          <table:table-cell table:formula="of:=IFERROR(INDEX([.$D$1:.D43];MATCH([.E44];[.$E$1:.E43];0));MAX([.$D$1:.D43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44])-COUNTIF([.$E$1:.E44];[.E44])" office:value-type="float" office:value="47" calcext:value-type="float">
            <text:p>47</text:p>
          </table:table-cell>
          <table:table-cell table:formula="of:=COUNTIF([.$E$1:.E43];[.E44])" office:value-type="float" office:value="4" calcext:value-type="float">
            <text:p>4</text:p>
          </table:table-cell>
          <table:table-cell table:style-name="ce35" table:formula="of:=IFERROR(INDEX([.A45:.$A$873];MATCH([.E44];[.E45:.$E$873];0));&quot;&quot;)" office:value-type="float" office:value="11" calcext:value-type="float">
            <text:p>11</text:p>
          </table:table-cell>
          <table:table-cell table:style-name="ce35" table:formula="of:=IFERROR(IF(COUNT([.$A$1:.A43])&gt;1;INDEX([.$A$1:.A43];SUMPRODUCT(MAX(ROW([.$E$1:.E43])*([.E44]=[.$E$1:.E43]))));&quot;&quot;);&quot;&quot;)" office:value-type="float" office:value="4" calcext:value-type="float">
            <text:p>4</text:p>
          </table:table-cell>
          <table:table-cell table:number-columns-repeated="6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52274" calcext:value-type="float">
            <text:p>52274</text:p>
          </table:table-cell>
          <table:table-cell table:formula="of:=VLOOKUP([.B45];[$movies.B:.D];2;0)" office:value-type="string" office:string-value="G" calcext:value-type="string">
            <text:p>G</text:p>
          </table:table-cell>
          <table:table-cell table:formula="of:=IFERROR(INDEX([.$D$1:.D44];MATCH([.E45];[.$E$1:.E44];0));MAX([.$D$1:.D44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45])-COUNTIF([.$E$1:.E45];[.E45])" office:value-type="float" office:value="30" calcext:value-type="float">
            <text:p>30</text:p>
          </table:table-cell>
          <table:table-cell table:formula="of:=COUNTIF([.$E$1:.E44];[.E45])" office:value-type="float" office:value="2" calcext:value-type="float">
            <text:p>2</text:p>
          </table:table-cell>
          <table:table-cell table:style-name="ce35" table:formula="of:=IFERROR(INDEX([.A46:.$A$873];MATCH([.E45];[.E46:.$E$873];0));&quot;&quot;)" office:value-type="float" office:value="10" calcext:value-type="float">
            <text:p>10</text:p>
          </table:table-cell>
          <table:table-cell table:style-name="ce35" table:formula="of:=IFERROR(IF(COUNT([.$A$1:.A44])&gt;1;INDEX([.$A$1:.A44];SUMPRODUCT(MAX(ROW([.$E$1:.E44])*([.E45]=[.$E$1:.E44]))));&quot;&quot;);&quot;&quot;)" office:value-type="float" office:value="4" calcext:value-type="float">
            <text:p>4</text:p>
          </table:table-cell>
          <table:table-cell table:number-columns-repeated="6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52274" calcext:value-type="float">
            <text:p>52274</text:p>
          </table:table-cell>
          <table:table-cell table:formula="of:=VLOOKUP([.B46];[$movies.B:.D];2;0)" office:value-type="string" office:string-value="G" calcext:value-type="string">
            <text:p>G</text:p>
          </table:table-cell>
          <table:table-cell table:formula="of:=IFERROR(INDEX([.$D$1:.D45];MATCH([.E46];[.$E$1:.E45];0));MAX([.$D$1:.D45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46])-COUNTIF([.$E$1:.E46];[.E46])" office:value-type="float" office:value="23" calcext:value-type="float">
            <text:p>23</text:p>
          </table:table-cell>
          <table:table-cell table:formula="of:=COUNTIF([.$E$1:.E45];[.E46])" office:value-type="float" office:value="0" calcext:value-type="float">
            <text:p>0</text:p>
          </table:table-cell>
          <table:table-cell table:style-name="ce35" table:formula="of:=IFERROR(INDEX([.A47:.$A$873];MATCH([.E46];[.E47:.$E$873];0));&quot;&quot;)" office:value-type="float" office:value="11" calcext:value-type="float">
            <text:p>11</text:p>
          </table:table-cell>
          <table:table-cell table:style-name="ce35" table:formula="of:=IFERROR(IF(COUNT([.$A$1:.A45])&gt;1;INDEX([.$A$1:.A45];SUMPRODUCT(MAX(ROW([.$E$1:.E45])*([.E46]=[.$E$1:.E4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52274" calcext:value-type="float">
            <text:p>52274</text:p>
          </table:table-cell>
          <table:table-cell table:formula="of:=VLOOKUP([.B47];[$movies.B:.D];2;0)" office:value-type="string" office:string-value="G" calcext:value-type="string">
            <text:p>G</text:p>
          </table:table-cell>
          <table:table-cell table:formula="of:=IFERROR(INDEX([.$D$1:.D46];MATCH([.E47];[.$E$1:.E46];0));MAX([.$D$1:.D46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47])-COUNTIF([.$E$1:.E47];[.E47])" office:value-type="float" office:value="43" calcext:value-type="float">
            <text:p>43</text:p>
          </table:table-cell>
          <table:table-cell table:formula="of:=COUNTIF([.$E$1:.E46];[.E47])" office:value-type="float" office:value="2" calcext:value-type="float">
            <text:p>2</text:p>
          </table:table-cell>
          <table:table-cell table:style-name="ce35" table:formula="of:=IFERROR(INDEX([.A48:.$A$873];MATCH([.E47];[.E48:.$E$873];0));&quot;&quot;)" office:value-type="float" office:value="8" calcext:value-type="float">
            <text:p>8</text:p>
          </table:table-cell>
          <table:table-cell table:style-name="ce35" table:formula="of:=IFERROR(IF(COUNT([.$A$1:.A46])&gt;1;INDEX([.$A$1:.A46];SUMPRODUCT(MAX(ROW([.$E$1:.E46])*([.E47]=[.$E$1:.E46]))));&quot;&quot;);&quot;&quot;)" office:value-type="float" office:value="6" calcext:value-type="float">
            <text:p>6</text:p>
          </table:table-cell>
          <table:table-cell table:number-columns-repeated="6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52274" calcext:value-type="float">
            <text:p>52274</text:p>
          </table:table-cell>
          <table:table-cell table:formula="of:=VLOOKUP([.B48];[$movies.B:.D];2;0)" office:value-type="string" office:string-value="G" calcext:value-type="string">
            <text:p>G</text:p>
          </table:table-cell>
          <table:table-cell table:formula="of:=IFERROR(INDEX([.$D$1:.D47];MATCH([.E48];[.$E$1:.E47];0));MAX([.$D$1:.D47])+1)" office:value-type="float" office:value="28" calcext:value-type="float">
            <text:p>28</text:p>
          </table:table-cell>
          <table:table-cell table:style-name="ce45" office:value-type="string" calcext:value-type="string">
            <text:p>Dogs</text:p>
          </table:table-cell>
          <table:table-cell table:formula="of:=COUNTIF([.E:.E];[.E48])-COUNTIF([.$E$1:.E48];[.E48])" office:value-type="float" office:value="7" calcext:value-type="float">
            <text:p>7</text:p>
          </table:table-cell>
          <table:table-cell table:formula="of:=COUNTIF([.$E$1:.E47];[.E48])" office:value-type="float" office:value="0" calcext:value-type="float">
            <text:p>0</text:p>
          </table:table-cell>
          <table:table-cell table:style-name="ce35" table:formula="of:=IFERROR(INDEX([.A49:.$A$873];MATCH([.E48];[.E49:.$E$873];0));&quot;&quot;)" office:value-type="float" office:value="10" calcext:value-type="float">
            <text:p>10</text:p>
          </table:table-cell>
          <table:table-cell table:style-name="ce35" table:formula="of:=IFERROR(IF(COUNT([.$A$1:.A47])&gt;1;INDEX([.$A$1:.A47];SUMPRODUCT(MAX(ROW([.$E$1:.E47])*([.E48]=[.$E$1:.E4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52274" calcext:value-type="float">
            <text:p>52274</text:p>
          </table:table-cell>
          <table:table-cell table:formula="of:=VLOOKUP([.B49];[$movies.B:.D];2;0)" office:value-type="string" office:string-value="G" calcext:value-type="string">
            <text:p>G</text:p>
          </table:table-cell>
          <table:table-cell table:formula="of:=IFERROR(INDEX([.$D$1:.D48];MATCH([.E49];[.$E$1:.E48];0));MAX([.$D$1:.D48])+1)" office:value-type="float" office:value="29" calcext:value-type="float">
            <text:p>29</text:p>
          </table:table-cell>
          <table:table-cell table:style-name="ce45" office:value-type="string" calcext:value-type="string">
            <text:p>19th Century</text:p>
          </table:table-cell>
          <table:table-cell table:formula="of:=COUNTIF([.E:.E];[.E49])-COUNTIF([.$E$1:.E49];[.E49])" office:value-type="float" office:value="0" calcext:value-type="float">
            <text:p>0</text:p>
          </table:table-cell>
          <table:table-cell table:formula="of:=COUNTIF([.$E$1:.E48];[.E49])" office:value-type="float" office:value="0" calcext:value-type="float">
            <text:p>0</text:p>
          </table:table-cell>
          <table:table-cell table:style-name="ce35" table:formula="of:=IFERROR(INDEX([.A50:.$A$873];MATCH([.E49];[.E50:.$E$873];0));&quot;&quot;)">
            <text:p/>
          </table:table-cell>
          <table:table-cell table:style-name="ce35" table:formula="of:=IFERROR(IF(COUNT([.$A$1:.A48])&gt;1;INDEX([.$A$1:.A48];SUMPRODUCT(MAX(ROW([.$E$1:.E48])*([.E49]=[.$E$1:.E48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52274" calcext:value-type="float">
            <text:p>52274</text:p>
          </table:table-cell>
          <table:table-cell table:formula="of:=VLOOKUP([.B50];[$movies.B:.D];2;0)" office:value-type="string" office:string-value="G" calcext:value-type="string">
            <text:p>G</text:p>
          </table:table-cell>
          <table:table-cell table:formula="of:=IFERROR(INDEX([.$D$1:.D49];MATCH([.E50];[.$E$1:.E49];0));MAX([.$D$1:.D49])+1)" office:value-type="float" office:value="30" calcext:value-type="float">
            <text:p>30</text:p>
          </table:table-cell>
          <table:table-cell table:style-name="ce45" office:value-type="string" calcext:value-type="string">
            <text:p>Anthropomorphic</text:p>
          </table:table-cell>
          <table:table-cell table:formula="of:=COUNTIF([.E:.E];[.E50])-COUNTIF([.$E$1:.E50];[.E50])" office:value-type="float" office:value="2" calcext:value-type="float">
            <text:p>2</text:p>
          </table:table-cell>
          <table:table-cell table:formula="of:=COUNTIF([.$E$1:.E49];[.E50])" office:value-type="float" office:value="0" calcext:value-type="float">
            <text:p>0</text:p>
          </table:table-cell>
          <table:table-cell table:style-name="ce35" table:formula="of:=IFERROR(INDEX([.A51:.$A$873];MATCH([.E50];[.E51:.$E$873];0));&quot;&quot;)" office:value-type="float" office:value="60" calcext:value-type="float">
            <text:p>60</text:p>
          </table:table-cell>
          <table:table-cell table:style-name="ce35" table:formula="of:=IFERROR(IF(COUNT([.$A$1:.A49])&gt;1;INDEX([.$A$1:.A49];SUMPRODUCT(MAX(ROW([.$E$1:.E49])*([.E50]=[.$E$1:.E49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52274" calcext:value-type="float">
            <text:p>52274</text:p>
          </table:table-cell>
          <table:table-cell table:formula="of:=VLOOKUP([.B51];[$movies.B:.D];2;0)" office:value-type="string" office:string-value="G" calcext:value-type="string">
            <text:p>G</text:p>
          </table:table-cell>
          <table:table-cell table:formula="of:=IFERROR(INDEX([.$D$1:.D50];MATCH([.E51];[.$E$1:.E50];0));MAX([.$D$1:.D50])+1)" office:value-type="float" office:value="31" calcext:value-type="float">
            <text:p>31</text:p>
          </table:table-cell>
          <table:table-cell table:style-name="ce45" office:value-type="string" calcext:value-type="string">
            <text:p>Deal with the Devil</text:p>
          </table:table-cell>
          <table:table-cell table:formula="of:=COUNTIF([.E:.E];[.E51])-COUNTIF([.$E$1:.E51];[.E51])" office:value-type="float" office:value="0" calcext:value-type="float">
            <text:p>0</text:p>
          </table:table-cell>
          <table:table-cell table:formula="of:=COUNTIF([.$E$1:.E50];[.E51])" office:value-type="float" office:value="0" calcext:value-type="float">
            <text:p>0</text:p>
          </table:table-cell>
          <table:table-cell table:style-name="ce35" table:formula="of:=IFERROR(INDEX([.A52:.$A$873];MATCH([.E51];[.E52:.$E$873];0));&quot;&quot;)">
            <text:p/>
          </table:table-cell>
          <table:table-cell table:style-name="ce35" table:formula="of:=IFERROR(IF(COUNT([.$A$1:.A50])&gt;1;INDEX([.$A$1:.A50];SUMPRODUCT(MAX(ROW([.$E$1:.E50])*([.E51]=[.$E$1:.E5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52274" calcext:value-type="float">
            <text:p>52274</text:p>
          </table:table-cell>
          <table:table-cell table:formula="of:=VLOOKUP([.B52];[$movies.B:.D];2;0)" office:value-type="string" office:string-value="G" calcext:value-type="string">
            <text:p>G</text:p>
          </table:table-cell>
          <table:table-cell table:formula="of:=IFERROR(INDEX([.$D$1:.D51];MATCH([.E52];[.$E$1:.E51];0));MAX([.$D$1:.D51])+1)" office:value-type="float" office:value="19" calcext:value-type="float">
            <text:p>19</text:p>
          </table:table-cell>
          <table:table-cell table:style-name="ce45" office:value-type="string" calcext:value-type="string">
            <text:p>Demons</text:p>
          </table:table-cell>
          <table:table-cell table:formula="of:=COUNTIF([.E:.E];[.E52])-COUNTIF([.$E$1:.E52];[.E52])" office:value-type="float" office:value="8" calcext:value-type="float">
            <text:p>8</text:p>
          </table:table-cell>
          <table:table-cell table:formula="of:=COUNTIF([.$E$1:.E51];[.E52])" office:value-type="float" office:value="2" calcext:value-type="float">
            <text:p>2</text:p>
          </table:table-cell>
          <table:table-cell table:style-name="ce35" table:formula="of:=IFERROR(INDEX([.A53:.$A$873];MATCH([.E52];[.E53:.$E$873];0));&quot;&quot;)" office:value-type="float" office:value="16" calcext:value-type="float">
            <text:p>16</text:p>
          </table:table-cell>
          <table:table-cell table:style-name="ce35" table:formula="of:=IFERROR(IF(COUNT([.$A$1:.A51])&gt;1;INDEX([.$A$1:.A51];SUMPRODUCT(MAX(ROW([.$E$1:.E51])*([.E52]=[.$E$1:.E51]))));&quot;&quot;);&quot;&quot;)" office:value-type="float" office:value="6" calcext:value-type="float">
            <text:p>6</text:p>
          </table:table-cell>
          <table:table-cell table:number-columns-repeated="6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52274" calcext:value-type="float">
            <text:p>52274</text:p>
          </table:table-cell>
          <table:table-cell table:formula="of:=VLOOKUP([.B53];[$movies.B:.D];2;0)" office:value-type="string" office:string-value="G" calcext:value-type="string">
            <text:p>G</text:p>
          </table:table-cell>
          <table:table-cell table:formula="of:=IFERROR(INDEX([.$D$1:.D52];MATCH([.E53];[.$E$1:.E52];0));MAX([.$D$1:.D52])+1)" office:value-type="float" office:value="32" calcext:value-type="float">
            <text:p>32</text:p>
          </table:table-cell>
          <table:table-cell table:style-name="ce45" office:value-type="string" calcext:value-type="string">
            <text:p>Disability</text:p>
          </table:table-cell>
          <table:table-cell table:formula="of:=COUNTIF([.E:.E];[.E53])-COUNTIF([.$E$1:.E53];[.E53])" office:value-type="float" office:value="0" calcext:value-type="float">
            <text:p>0</text:p>
          </table:table-cell>
          <table:table-cell table:formula="of:=COUNTIF([.$E$1:.E52];[.E53])" office:value-type="float" office:value="0" calcext:value-type="float">
            <text:p>0</text:p>
          </table:table-cell>
          <table:table-cell table:style-name="ce35" table:formula="of:=IFERROR(INDEX([.A54:.$A$873];MATCH([.E53];[.E54:.$E$873];0));&quot;&quot;)">
            <text:p/>
          </table:table-cell>
          <table:table-cell table:style-name="ce35" table:formula="of:=IFERROR(IF(COUNT([.$A$1:.A52])&gt;1;INDEX([.$A$1:.A52];SUMPRODUCT(MAX(ROW([.$E$1:.E52])*([.E53]=[.$E$1:.E5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52274" calcext:value-type="float">
            <text:p>52274</text:p>
          </table:table-cell>
          <table:table-cell table:formula="of:=VLOOKUP([.B54];[$movies.B:.D];2;0)" office:value-type="string" office:string-value="G" calcext:value-type="string">
            <text:p>G</text:p>
          </table:table-cell>
          <table:table-cell table:formula="of:=IFERROR(INDEX([.$D$1:.D53];MATCH([.E54];[.$E$1:.E53];0));MAX([.$D$1:.D53])+1)" office:value-type="float" office:value="10" calcext:value-type="float">
            <text:p>10</text:p>
          </table:table-cell>
          <table:table-cell table:style-name="ce45" office:value-type="string" calcext:value-type="string">
            <text:p>Europe</text:p>
          </table:table-cell>
          <table:table-cell table:formula="of:=COUNTIF([.E:.E];[.E54])-COUNTIF([.$E$1:.E54];[.E54])" office:value-type="float" office:value="9" calcext:value-type="float">
            <text:p>9</text:p>
          </table:table-cell>
          <table:table-cell table:formula="of:=COUNTIF([.$E$1:.E53];[.E54])" office:value-type="float" office:value="1" calcext:value-type="float">
            <text:p>1</text:p>
          </table:table-cell>
          <table:table-cell table:style-name="ce35" table:formula="of:=IFERROR(INDEX([.A55:.$A$873];MATCH([.E54];[.E55:.$E$873];0));&quot;&quot;)" office:value-type="float" office:value="21" calcext:value-type="float">
            <text:p>21</text:p>
          </table:table-cell>
          <table:table-cell table:style-name="ce35" table:formula="of:=IFERROR(IF(COUNT([.$A$1:.A53])&gt;1;INDEX([.$A$1:.A53];SUMPRODUCT(MAX(ROW([.$E$1:.E53])*([.E54]=[.$E$1:.E53]))));&quot;&quot;);&quot;&quot;)" office:value-type="float" office:value="2" calcext:value-type="float">
            <text:p>2</text:p>
          </table:table-cell>
          <table:table-cell table:number-columns-repeated="6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52274" calcext:value-type="float">
            <text:p>52274</text:p>
          </table:table-cell>
          <table:table-cell table:formula="of:=VLOOKUP([.B55];[$movies.B:.D];2;0)" office:value-type="string" office:string-value="G" calcext:value-type="string">
            <text:p>G</text:p>
          </table:table-cell>
          <table:table-cell table:formula="of:=IFERROR(INDEX([.$D$1:.D54];MATCH([.E55];[.$E$1:.E54];0));MAX([.$D$1:.D54])+1)" office:value-type="float" office:value="33" calcext:value-type="float">
            <text:p>33</text:p>
          </table:table-cell>
          <table:table-cell table:style-name="ce45" office:value-type="string" calcext:value-type="string">
            <text:p>Non-Human Protagonists</text:p>
          </table:table-cell>
          <table:table-cell table:formula="of:=COUNTIF([.E:.E];[.E55])-COUNTIF([.$E$1:.E55];[.E55])" office:value-type="float" office:value="10" calcext:value-type="float">
            <text:p>10</text:p>
          </table:table-cell>
          <table:table-cell table:formula="of:=COUNTIF([.$E$1:.E54];[.E55])" office:value-type="float" office:value="0" calcext:value-type="float">
            <text:p>0</text:p>
          </table:table-cell>
          <table:table-cell table:style-name="ce35" table:formula="of:=IFERROR(INDEX([.A56:.$A$873];MATCH([.E55];[.E56:.$E$873];0));&quot;&quot;)" office:value-type="float" office:value="14" calcext:value-type="float">
            <text:p>14</text:p>
          </table:table-cell>
          <table:table-cell table:style-name="ce35" table:formula="of:=IFERROR(IF(COUNT([.$A$1:.A54])&gt;1;INDEX([.$A$1:.A54];SUMPRODUCT(MAX(ROW([.$E$1:.E54])*([.E55]=[.$E$1:.E5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52274" calcext:value-type="float">
            <text:p>52274</text:p>
          </table:table-cell>
          <table:table-cell table:formula="of:=VLOOKUP([.B56];[$movies.B:.D];2;0)" office:value-type="string" office:string-value="G" calcext:value-type="string">
            <text:p>G</text:p>
          </table:table-cell>
          <table:table-cell table:formula="of:=IFERROR(INDEX([.$D$1:.D55];MATCH([.E56];[.$E$1:.E55];0));MAX([.$D$1:.D55])+1)" office:value-type="float" office:value="34" calcext:value-type="float">
            <text:p>34</text:p>
          </table:table-cell>
          <table:table-cell table:style-name="ce45" office:value-type="string" calcext:value-type="string">
            <text:p>Orphans</text:p>
          </table:table-cell>
          <table:table-cell table:formula="of:=COUNTIF([.E:.E];[.E56])-COUNTIF([.$E$1:.E56];[.E56])" office:value-type="float" office:value="2" calcext:value-type="float">
            <text:p>2</text:p>
          </table:table-cell>
          <table:table-cell table:formula="of:=COUNTIF([.$E$1:.E55];[.E56])" office:value-type="float" office:value="0" calcext:value-type="float">
            <text:p>0</text:p>
          </table:table-cell>
          <table:table-cell table:style-name="ce35" table:formula="of:=IFERROR(INDEX([.A57:.$A$873];MATCH([.E56];[.E57:.$E$873];0));&quot;&quot;)" office:value-type="float" office:value="8" calcext:value-type="float">
            <text:p>8</text:p>
          </table:table-cell>
          <table:table-cell table:style-name="ce35" table:formula="of:=IFERROR(IF(COUNT([.$A$1:.A55])&gt;1;INDEX([.$A$1:.A55];SUMPRODUCT(MAX(ROW([.$E$1:.E55])*([.E56]=[.$E$1:.E5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52274" calcext:value-type="float">
            <text:p>52274</text:p>
          </table:table-cell>
          <table:table-cell table:formula="of:=VLOOKUP([.B57];[$movies.B:.D];2;0)" office:value-type="string" office:string-value="G" calcext:value-type="string">
            <text:p>G</text:p>
          </table:table-cell>
          <table:table-cell table:formula="of:=IFERROR(INDEX([.$D$1:.D56];MATCH([.E57];[.$E$1:.E56];0));MAX([.$D$1:.D56])+1)" office:value-type="float" office:value="35" calcext:value-type="float">
            <text:p>35</text:p>
          </table:table-cell>
          <table:table-cell table:style-name="ce45" office:value-type="string" calcext:value-type="string">
            <text:p>Supernatural</text:p>
          </table:table-cell>
          <table:table-cell table:formula="of:=COUNTIF([.E:.E];[.E57])-COUNTIF([.$E$1:.E57];[.E57])" office:value-type="float" office:value="11" calcext:value-type="float">
            <text:p>11</text:p>
          </table:table-cell>
          <table:table-cell table:formula="of:=COUNTIF([.$E$1:.E56];[.E57])" office:value-type="float" office:value="0" calcext:value-type="float">
            <text:p>0</text:p>
          </table:table-cell>
          <table:table-cell table:style-name="ce35" table:formula="of:=IFERROR(INDEX([.A58:.$A$873];MATCH([.E57];[.E58:.$E$873];0));&quot;&quot;)" office:value-type="float" office:value="14" calcext:value-type="float">
            <text:p>14</text:p>
          </table:table-cell>
          <table:table-cell table:style-name="ce35" table:formula="of:=IFERROR(IF(COUNT([.$A$1:.A56])&gt;1;INDEX([.$A$1:.A56];SUMPRODUCT(MAX(ROW([.$E$1:.E56])*([.E57]=[.$E$1:.E56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52274" calcext:value-type="float">
            <text:p>52274</text:p>
          </table:table-cell>
          <table:table-cell table:formula="of:=VLOOKUP([.B58];[$movies.B:.D];2;0)" office:value-type="string" office:string-value="G" calcext:value-type="string">
            <text:p>G</text:p>
          </table:table-cell>
          <table:table-cell table:formula="of:=IFERROR(INDEX([.$D$1:.D57];MATCH([.E58];[.$E$1:.E57];0));MAX([.$D$1:.D57])+1)" office:value-type="float" office:value="13" calcext:value-type="float">
            <text:p>13</text:p>
          </table:table-cell>
          <table:table-cell table:style-name="ce45" office:value-type="string" calcext:value-type="string">
            <text:p>Pets</text:p>
          </table:table-cell>
          <table:table-cell table:formula="of:=COUNTIF([.E:.E];[.E58])-COUNTIF([.$E$1:.E58];[.E58])" office:value-type="float" office:value="13" calcext:value-type="float">
            <text:p>13</text:p>
          </table:table-cell>
          <table:table-cell table:formula="of:=COUNTIF([.$E$1:.E57];[.E58])" office:value-type="float" office:value="1" calcext:value-type="float">
            <text:p>1</text:p>
          </table:table-cell>
          <table:table-cell table:style-name="ce35" table:formula="of:=IFERROR(INDEX([.A59:.$A$873];MATCH([.E58];[.E59:.$E$873];0));&quot;&quot;)" office:value-type="float" office:value="10" calcext:value-type="float">
            <text:p>10</text:p>
          </table:table-cell>
          <table:table-cell table:style-name="ce35" table:formula="of:=IFERROR(IF(COUNT([.$A$1:.A57])&gt;1;INDEX([.$A$1:.A57];SUMPRODUCT(MAX(ROW([.$E$1:.E57])*([.E58]=[.$E$1:.E57]))));&quot;&quot;);&quot;&quot;)" office:value-type="float" office:value="2" calcext:value-type="float">
            <text:p>2</text:p>
          </table:table-cell>
          <table:table-cell table:number-columns-repeated="6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298" calcext:value-type="float">
            <text:p>298</text:p>
          </table:table-cell>
          <table:table-cell table:formula="of:=VLOOKUP([.B59];[$movies.B:.D];2;0)" office:value-type="string" office:string-value="H" calcext:value-type="string">
            <text:p>H</text:p>
          </table:table-cell>
          <table:table-cell table:formula="of:=IFERROR(INDEX([.$D$1:.D58];MATCH([.E59];[.$E$1:.E58];0));MAX([.$D$1:.D58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59])-COUNTIF([.$E$1:.E59];[.E59])" office:value-type="float" office:value="42" calcext:value-type="float">
            <text:p>42</text:p>
          </table:table-cell>
          <table:table-cell table:formula="of:=COUNTIF([.$E$1:.E58];[.E59])" office:value-type="float" office:value="3" calcext:value-type="float">
            <text:p>3</text:p>
          </table:table-cell>
          <table:table-cell table:style-name="ce35" table:formula="of:=IFERROR(INDEX([.A60:.$A$873];MATCH([.E59];[.E60:.$E$873];0));&quot;&quot;)" office:value-type="float" office:value="11" calcext:value-type="float">
            <text:p>11</text:p>
          </table:table-cell>
          <table:table-cell table:style-name="ce35" table:formula="of:=IFERROR(IF(COUNT([.$A$1:.A58])&gt;1;INDEX([.$A$1:.A58];SUMPRODUCT(MAX(ROW([.$E$1:.E58])*([.E59]=[.$E$1:.E58]))));&quot;&quot;);&quot;&quot;)" office:value-type="float" office:value="7" calcext:value-type="float">
            <text:p>7</text:p>
          </table:table-cell>
          <table:table-cell table:number-columns-repeated="6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298" calcext:value-type="float">
            <text:p>298</text:p>
          </table:table-cell>
          <table:table-cell table:formula="of:=VLOOKUP([.B60];[$movies.B:.D];2;0)" office:value-type="string" office:string-value="H" calcext:value-type="string">
            <text:p>H</text:p>
          </table:table-cell>
          <table:table-cell table:formula="of:=IFERROR(INDEX([.$D$1:.D59];MATCH([.E60];[.$E$1:.E59];0));MAX([.$D$1:.D59])+1)" office:value-type="float" office:value="15" calcext:value-type="float">
            <text:p>15</text:p>
          </table:table-cell>
          <table:table-cell table:style-name="ce45" office:value-type="string" calcext:value-type="string">
            <text:p>Medical</text:p>
          </table:table-cell>
          <table:table-cell table:formula="of:=COUNTIF([.E:.E];[.E60])-COUNTIF([.$E$1:.E60];[.E60])" office:value-type="float" office:value="0" calcext:value-type="float">
            <text:p>0</text:p>
          </table:table-cell>
          <table:table-cell table:formula="of:=COUNTIF([.$E$1:.E59];[.E60])" office:value-type="float" office:value="1" calcext:value-type="float">
            <text:p>1</text:p>
          </table:table-cell>
          <table:table-cell table:style-name="ce35" table:formula="of:=IFERROR(INDEX([.A61:.$A$873];MATCH([.E60];[.E61:.$E$873];0));&quot;&quot;)">
            <text:p/>
          </table:table-cell>
          <table:table-cell table:style-name="ce35" table:formula="of:=IFERROR(IF(COUNT([.$A$1:.A59])&gt;1;INDEX([.$A$1:.A59];SUMPRODUCT(MAX(ROW([.$E$1:.E59])*([.E60]=[.$E$1:.E59]))));&quot;&quot;);&quot;&quot;)" office:value-type="float" office:value="3" calcext:value-type="float">
            <text:p>3</text:p>
          </table:table-cell>
          <table:table-cell table:number-columns-repeated="6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298" calcext:value-type="float">
            <text:p>298</text:p>
          </table:table-cell>
          <table:table-cell table:formula="of:=VLOOKUP([.B61];[$movies.B:.D];2;0)" office:value-type="string" office:string-value="H" calcext:value-type="string">
            <text:p>H</text:p>
          </table:table-cell>
          <table:table-cell table:formula="of:=IFERROR(INDEX([.$D$1:.D60];MATCH([.E61];[.$E$1:.E60];0));MAX([.$D$1:.D60])+1)" office:value-type="float" office:value="34" calcext:value-type="float">
            <text:p>34</text:p>
          </table:table-cell>
          <table:table-cell table:style-name="ce45" office:value-type="string" calcext:value-type="string">
            <text:p>Orphans</text:p>
          </table:table-cell>
          <table:table-cell table:formula="of:=COUNTIF([.E:.E];[.E61])-COUNTIF([.$E$1:.E61];[.E61])" office:value-type="float" office:value="1" calcext:value-type="float">
            <text:p>1</text:p>
          </table:table-cell>
          <table:table-cell table:formula="of:=COUNTIF([.$E$1:.E60];[.E61])" office:value-type="float" office:value="1" calcext:value-type="float">
            <text:p>1</text:p>
          </table:table-cell>
          <table:table-cell table:style-name="ce35" table:formula="of:=IFERROR(INDEX([.A62:.$A$873];MATCH([.E61];[.E62:.$E$873];0));&quot;&quot;)" office:value-type="float" office:value="22" calcext:value-type="float">
            <text:p>22</text:p>
          </table:table-cell>
          <table:table-cell table:style-name="ce35" table:formula="of:=IFERROR(IF(COUNT([.$A$1:.A60])&gt;1;INDEX([.$A$1:.A60];SUMPRODUCT(MAX(ROW([.$E$1:.E60])*([.E61]=[.$E$1:.E60]))));&quot;&quot;);&quot;&quot;)" office:value-type="float" office:value="7" calcext:value-type="float">
            <text:p>7</text:p>
          </table:table-cell>
          <table:table-cell table:number-columns-repeated="6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298" calcext:value-type="float">
            <text:p>298</text:p>
          </table:table-cell>
          <table:table-cell table:formula="of:=VLOOKUP([.B62];[$movies.B:.D];2;0)" office:value-type="string" office:string-value="H" calcext:value-type="string">
            <text:p>H</text:p>
          </table:table-cell>
          <table:table-cell table:formula="of:=IFERROR(INDEX([.$D$1:.D61];MATCH([.E62];[.$E$1:.E61];0));MAX([.$D$1:.D61])+1)" office:value-type="float" office:value="36" calcext:value-type="float">
            <text:p>36</text:p>
          </table:table-cell>
          <table:table-cell table:style-name="ce45" office:value-type="string" calcext:value-type="string">
            <text:p>Pandemic</text:p>
          </table:table-cell>
          <table:table-cell table:formula="of:=COUNTIF([.E:.E];[.E62])-COUNTIF([.$E$1:.E62];[.E62])" office:value-type="float" office:value="1" calcext:value-type="float">
            <text:p>1</text:p>
          </table:table-cell>
          <table:table-cell table:formula="of:=COUNTIF([.$E$1:.E61];[.E62])" office:value-type="float" office:value="0" calcext:value-type="float">
            <text:p>0</text:p>
          </table:table-cell>
          <table:table-cell table:style-name="ce35" table:formula="of:=IFERROR(INDEX([.A63:.$A$873];MATCH([.E62];[.E63:.$E$873];0));&quot;&quot;)" office:value-type="float" office:value="58" calcext:value-type="float">
            <text:p>58</text:p>
          </table:table-cell>
          <table:table-cell table:style-name="ce35" table:formula="of:=IFERROR(IF(COUNT([.$A$1:.A61])&gt;1;INDEX([.$A$1:.A61];SUMPRODUCT(MAX(ROW([.$E$1:.E61])*([.E62]=[.$E$1:.E61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298" calcext:value-type="float">
            <text:p>298</text:p>
          </table:table-cell>
          <table:table-cell table:formula="of:=VLOOKUP([.B63];[$movies.B:.D];2;0)" office:value-type="string" office:string-value="H" calcext:value-type="string">
            <text:p>H</text:p>
          </table:table-cell>
          <table:table-cell table:formula="of:=IFERROR(INDEX([.$D$1:.D62];MATCH([.E63];[.$E$1:.E62];0));MAX([.$D$1:.D62])+1)" office:value-type="float" office:value="37" calcext:value-type="float">
            <text:p>37</text:p>
          </table:table-cell>
          <table:table-cell table:style-name="ce45" office:value-type="string" calcext:value-type="string">
            <text:p>Alcohol</text:p>
          </table:table-cell>
          <table:table-cell table:formula="of:=COUNTIF([.E:.E];[.E63])-COUNTIF([.$E$1:.E63];[.E63])" office:value-type="float" office:value="7" calcext:value-type="float">
            <text:p>7</text:p>
          </table:table-cell>
          <table:table-cell table:formula="of:=COUNTIF([.$E$1:.E62];[.E63])" office:value-type="float" office:value="0" calcext:value-type="float">
            <text:p>0</text:p>
          </table:table-cell>
          <table:table-cell table:style-name="ce35" table:formula="of:=IFERROR(INDEX([.A64:.$A$873];MATCH([.E63];[.E64:.$E$873];0));&quot;&quot;)" office:value-type="float" office:value="17" calcext:value-type="float">
            <text:p>17</text:p>
          </table:table-cell>
          <table:table-cell table:style-name="ce35" table:formula="of:=IFERROR(IF(COUNT([.$A$1:.A62])&gt;1;INDEX([.$A$1:.A62];SUMPRODUCT(MAX(ROW([.$E$1:.E62])*([.E63]=[.$E$1:.E6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38015" calcext:value-type="float">
            <text:p>38015</text:p>
          </table:table-cell>
          <table:table-cell table:formula="of:=VLOOKUP([.B64];[$movies.B:.D];2;0)" office:value-type="string" office:string-value="I" calcext:value-type="string">
            <text:p>I</text:p>
          </table:table-cell>
          <table:table-cell table:formula="of:=IFERROR(INDEX([.$D$1:.D63];MATCH([.E64];[.$E$1:.E63];0));MAX([.$D$1:.D63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64])-COUNTIF([.$E$1:.E64];[.E64])" office:value-type="float" office:value="26" calcext:value-type="float">
            <text:p>26</text:p>
          </table:table-cell>
          <table:table-cell table:formula="of:=COUNTIF([.$E$1:.E63];[.E64])" office:value-type="float" office:value="4" calcext:value-type="float">
            <text:p>4</text:p>
          </table:table-cell>
          <table:table-cell table:style-name="ce35" table:formula="of:=IFERROR(INDEX([.A65:.$A$873];MATCH([.E64];[.E65:.$E$873];0));&quot;&quot;)" office:value-type="float" office:value="12" calcext:value-type="float">
            <text:p>12</text:p>
          </table:table-cell>
          <table:table-cell table:style-name="ce35" table:formula="of:=IFERROR(IF(COUNT([.$A$1:.A63])&gt;1;INDEX([.$A$1:.A63];SUMPRODUCT(MAX(ROW([.$E$1:.E63])*([.E64]=[.$E$1:.E63]))));&quot;&quot;);&quot;&quot;)" office:value-type="float" office:value="5" calcext:value-type="float">
            <text:p>5</text:p>
          </table:table-cell>
          <table:table-cell table:number-columns-repeated="6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38015" calcext:value-type="float">
            <text:p>38015</text:p>
          </table:table-cell>
          <table:table-cell table:formula="of:=VLOOKUP([.B65];[$movies.B:.D];2;0)" office:value-type="string" office:string-value="I" calcext:value-type="string">
            <text:p>I</text:p>
          </table:table-cell>
          <table:table-cell table:formula="of:=IFERROR(INDEX([.$D$1:.D64];MATCH([.E65];[.$E$1:.E64];0));MAX([.$D$1:.D64])+1)" office:value-type="float" office:value="38" calcext:value-type="float">
            <text:p>38</text:p>
          </table:table-cell>
          <table:table-cell table:style-name="ce45" office:value-type="string" calcext:value-type="string">
            <text:p>Game Elements</text:p>
          </table:table-cell>
          <table:table-cell table:formula="of:=COUNTIF([.E:.E];[.E65])-COUNTIF([.$E$1:.E65];[.E65])" office:value-type="float" office:value="8" calcext:value-type="float">
            <text:p>8</text:p>
          </table:table-cell>
          <table:table-cell table:formula="of:=COUNTIF([.$E$1:.E64];[.E65])" office:value-type="float" office:value="0" calcext:value-type="float">
            <text:p>0</text:p>
          </table:table-cell>
          <table:table-cell table:style-name="ce35" table:formula="of:=IFERROR(INDEX([.A66:.$A$873];MATCH([.E65];[.E66:.$E$873];0));&quot;&quot;)" office:value-type="float" office:value="17" calcext:value-type="float">
            <text:p>17</text:p>
          </table:table-cell>
          <table:table-cell table:style-name="ce35" table:formula="of:=IFERROR(IF(COUNT([.$A$1:.A64])&gt;1;INDEX([.$A$1:.A64];SUMPRODUCT(MAX(ROW([.$E$1:.E64])*([.E65]=[.$E$1:.E6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38015" calcext:value-type="float">
            <text:p>38015</text:p>
          </table:table-cell>
          <table:table-cell table:formula="of:=VLOOKUP([.B66];[$movies.B:.D];2;0)" office:value-type="string" office:string-value="I" calcext:value-type="string">
            <text:p>I</text:p>
          </table:table-cell>
          <table:table-cell table:formula="of:=IFERROR(INDEX([.$D$1:.D65];MATCH([.E66];[.$E$1:.E65];0));MAX([.$D$1:.D65])+1)" office:value-type="float" office:value="39" calcext:value-type="float">
            <text:p>39</text:p>
          </table:table-cell>
          <table:table-cell table:style-name="ce45" office:value-type="string" calcext:value-type="string">
            <text:p>MMORPG</text:p>
          </table:table-cell>
          <table:table-cell table:formula="of:=COUNTIF([.E:.E];[.E66])-COUNTIF([.$E$1:.E66];[.E66])" office:value-type="float" office:value="2" calcext:value-type="float">
            <text:p>2</text:p>
          </table:table-cell>
          <table:table-cell table:formula="of:=COUNTIF([.$E$1:.E65];[.E66])" office:value-type="float" office:value="0" calcext:value-type="float">
            <text:p>0</text:p>
          </table:table-cell>
          <table:table-cell table:style-name="ce35" table:formula="of:=IFERROR(INDEX([.A67:.$A$873];MATCH([.E66];[.E67:.$E$873];0));&quot;&quot;)" office:value-type="float" office:value="62" calcext:value-type="float">
            <text:p>62</text:p>
          </table:table-cell>
          <table:table-cell table:style-name="ce35" table:formula="of:=IFERROR(IF(COUNT([.$A$1:.A65])&gt;1;INDEX([.$A$1:.A65];SUMPRODUCT(MAX(ROW([.$E$1:.E65])*([.E66]=[.$E$1:.E6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38015" calcext:value-type="float">
            <text:p>38015</text:p>
          </table:table-cell>
          <table:table-cell table:formula="of:=VLOOKUP([.B67];[$movies.B:.D];2;0)" office:value-type="string" office:string-value="I" calcext:value-type="string">
            <text:p>I</text:p>
          </table:table-cell>
          <table:table-cell table:formula="of:=IFERROR(INDEX([.$D$1:.D66];MATCH([.E67];[.$E$1:.E66];0));MAX([.$D$1:.D66])+1)" office:value-type="float" office:value="40" calcext:value-type="float">
            <text:p>40</text:p>
          </table:table-cell>
          <table:table-cell table:style-name="ce45" office:value-type="string" calcext:value-type="string">
            <text:p>Siblings</text:p>
          </table:table-cell>
          <table:table-cell table:formula="of:=COUNTIF([.E:.E];[.E67])-COUNTIF([.$E$1:.E67];[.E67])" office:value-type="float" office:value="1" calcext:value-type="float">
            <text:p>1</text:p>
          </table:table-cell>
          <table:table-cell table:formula="of:=COUNTIF([.$E$1:.E66];[.E67])" office:value-type="float" office:value="0" calcext:value-type="float">
            <text:p>0</text:p>
          </table:table-cell>
          <table:table-cell table:style-name="ce35" table:formula="of:=IFERROR(INDEX([.A68:.$A$873];MATCH([.E67];[.E68:.$E$873];0));&quot;&quot;)" office:value-type="float" office:value="25" calcext:value-type="float">
            <text:p>25</text:p>
          </table:table-cell>
          <table:table-cell table:style-name="ce35" table:formula="of:=IFERROR(IF(COUNT([.$A$1:.A66])&gt;1;INDEX([.$A$1:.A66];SUMPRODUCT(MAX(ROW([.$E$1:.E66])*([.E67]=[.$E$1:.E66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38015" calcext:value-type="float">
            <text:p>38015</text:p>
          </table:table-cell>
          <table:table-cell table:formula="of:=VLOOKUP([.B68];[$movies.B:.D];2;0)" office:value-type="string" office:string-value="I" calcext:value-type="string">
            <text:p>I</text:p>
          </table:table-cell>
          <table:table-cell table:formula="of:=IFERROR(INDEX([.$D$1:.D67];MATCH([.E68];[.$E$1:.E67];0));MAX([.$D$1:.D67])+1)" office:value-type="float" office:value="41" calcext:value-type="float">
            <text:p>41</text:p>
          </table:table-cell>
          <table:table-cell table:style-name="ce45" office:value-type="string" calcext:value-type="string">
            <text:p>Virtual Reality</text:p>
          </table:table-cell>
          <table:table-cell table:formula="of:=COUNTIF([.E:.E];[.E68])-COUNTIF([.$E$1:.E68];[.E68])" office:value-type="float" office:value="3" calcext:value-type="float">
            <text:p>3</text:p>
          </table:table-cell>
          <table:table-cell table:formula="of:=COUNTIF([.$E$1:.E67];[.E68])" office:value-type="float" office:value="0" calcext:value-type="float">
            <text:p>0</text:p>
          </table:table-cell>
          <table:table-cell table:style-name="ce35" table:formula="of:=IFERROR(INDEX([.A69:.$A$873];MATCH([.E68];[.E69:.$E$873];0));&quot;&quot;)" office:value-type="float" office:value="62" calcext:value-type="float">
            <text:p>62</text:p>
          </table:table-cell>
          <table:table-cell table:style-name="ce35" table:formula="of:=IFERROR(IF(COUNT([.$A$1:.A67])&gt;1;INDEX([.$A$1:.A67];SUMPRODUCT(MAX(ROW([.$E$1:.E67])*([.E68]=[.$E$1:.E6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52020" calcext:value-type="float">
            <text:p>52020</text:p>
          </table:table-cell>
          <table:table-cell table:formula="of:=VLOOKUP([.B69];[$movies.B:.D];2;0)" office:value-type="string" office:string-value="J" calcext:value-type="string">
            <text:p>J</text:p>
          </table:table-cell>
          <table:table-cell table:formula="of:=IFERROR(INDEX([.$D$1:.D68];MATCH([.E69];[.$E$1:.E68];0));MAX([.$D$1:.D68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69])-COUNTIF([.$E$1:.E69];[.E69])" office:value-type="float" office:value="29" calcext:value-type="float">
            <text:p>29</text:p>
          </table:table-cell>
          <table:table-cell table:formula="of:=COUNTIF([.$E$1:.E68];[.E69])" office:value-type="float" office:value="3" calcext:value-type="float">
            <text:p>3</text:p>
          </table:table-cell>
          <table:table-cell table:style-name="ce35" table:formula="of:=IFERROR(INDEX([.A70:.$A$873];MATCH([.E69];[.E70:.$E$873];0));&quot;&quot;)" office:value-type="float" office:value="17" calcext:value-type="float">
            <text:p>17</text:p>
          </table:table-cell>
          <table:table-cell table:style-name="ce35" table:formula="of:=IFERROR(IF(COUNT([.$A$1:.A68])&gt;1;INDEX([.$A$1:.A68];SUMPRODUCT(MAX(ROW([.$E$1:.E68])*([.E69]=[.$E$1:.E68]))));&quot;&quot;);&quot;&quot;)" office:value-type="float" office:value="7" calcext:value-type="float">
            <text:p>7</text:p>
          </table:table-cell>
          <table:table-cell table:number-columns-repeated="6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52020" calcext:value-type="float">
            <text:p>52020</text:p>
          </table:table-cell>
          <table:table-cell table:formula="of:=VLOOKUP([.B70];[$movies.B:.D];2;0)" office:value-type="string" office:string-value="J" calcext:value-type="string">
            <text:p>J</text:p>
          </table:table-cell>
          <table:table-cell table:formula="of:=IFERROR(INDEX([.$D$1:.D69];MATCH([.E70];[.$E$1:.E69];0));MAX([.$D$1:.D69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70])-COUNTIF([.$E$1:.E70];[.E70])" office:value-type="float" office:value="44" calcext:value-type="float">
            <text:p>44</text:p>
          </table:table-cell>
          <table:table-cell table:formula="of:=COUNTIF([.$E$1:.E69];[.E70])" office:value-type="float" office:value="2" calcext:value-type="float">
            <text:p>2</text:p>
          </table:table-cell>
          <table:table-cell table:style-name="ce35" table:formula="of:=IFERROR(INDEX([.A71:.$A$873];MATCH([.E70];[.E71:.$E$873];0));&quot;&quot;)" office:value-type="float" office:value="11" calcext:value-type="float">
            <text:p>11</text:p>
          </table:table-cell>
          <table:table-cell table:style-name="ce35" table:formula="of:=IFERROR(IF(COUNT([.$A$1:.A69])&gt;1;INDEX([.$A$1:.A69];SUMPRODUCT(MAX(ROW([.$E$1:.E69])*([.E70]=[.$E$1:.E69]))));&quot;&quot;);&quot;&quot;)" office:value-type="float" office:value="2" calcext:value-type="float">
            <text:p>2</text:p>
          </table:table-cell>
          <table:table-cell table:number-columns-repeated="6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52020" calcext:value-type="float">
            <text:p>52020</text:p>
          </table:table-cell>
          <table:table-cell table:formula="of:=VLOOKUP([.B71];[$movies.B:.D];2;0)" office:value-type="string" office:string-value="J" calcext:value-type="string">
            <text:p>J</text:p>
          </table:table-cell>
          <table:table-cell table:formula="of:=IFERROR(INDEX([.$D$1:.D70];MATCH([.E71];[.$E$1:.E70];0));MAX([.$D$1:.D70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71])-COUNTIF([.$E$1:.E71];[.E71])" office:value-type="float" office:value="17" calcext:value-type="float">
            <text:p>17</text:p>
          </table:table-cell>
          <table:table-cell table:formula="of:=COUNTIF([.$E$1:.E70];[.E71])" office:value-type="float" office:value="0" calcext:value-type="float">
            <text:p>0</text:p>
          </table:table-cell>
          <table:table-cell table:style-name="ce35" table:formula="of:=IFERROR(INDEX([.A72:.$A$873];MATCH([.E71];[.E72:.$E$873];0));&quot;&quot;)" office:value-type="float" office:value="11" calcext:value-type="float">
            <text:p>11</text:p>
          </table:table-cell>
          <table:table-cell table:style-name="ce35" table:formula="of:=IFERROR(IF(COUNT([.$A$1:.A70])&gt;1;INDEX([.$A$1:.A70];SUMPRODUCT(MAX(ROW([.$E$1:.E70])*([.E71]=[.$E$1:.E7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52020" calcext:value-type="float">
            <text:p>52020</text:p>
          </table:table-cell>
          <table:table-cell table:formula="of:=VLOOKUP([.B72];[$movies.B:.D];2;0)" office:value-type="string" office:string-value="J" calcext:value-type="string">
            <text:p>J</text:p>
          </table:table-cell>
          <table:table-cell table:formula="of:=IFERROR(INDEX([.$D$1:.D71];MATCH([.E72];[.$E$1:.E71];0));MAX([.$D$1:.D71])+1)" office:value-type="float" office:value="28" calcext:value-type="float">
            <text:p>28</text:p>
          </table:table-cell>
          <table:table-cell table:style-name="ce45" office:value-type="string" calcext:value-type="string">
            <text:p>Dogs</text:p>
          </table:table-cell>
          <table:table-cell table:formula="of:=COUNTIF([.E:.E];[.E72])-COUNTIF([.$E$1:.E72];[.E72])" office:value-type="float" office:value="6" calcext:value-type="float">
            <text:p>6</text:p>
          </table:table-cell>
          <table:table-cell table:formula="of:=COUNTIF([.$E$1:.E71];[.E72])" office:value-type="float" office:value="1" calcext:value-type="float">
            <text:p>1</text:p>
          </table:table-cell>
          <table:table-cell table:style-name="ce35" table:formula="of:=IFERROR(INDEX([.A73:.$A$873];MATCH([.E72];[.E73:.$E$873];0));&quot;&quot;)" office:value-type="float" office:value="36" calcext:value-type="float">
            <text:p>36</text:p>
          </table:table-cell>
          <table:table-cell table:style-name="ce35" table:formula="of:=IFERROR(IF(COUNT([.$A$1:.A71])&gt;1;INDEX([.$A$1:.A71];SUMPRODUCT(MAX(ROW([.$E$1:.E71])*([.E72]=[.$E$1:.E71]))));&quot;&quot;);&quot;&quot;)" office:value-type="float" office:value="7" calcext:value-type="float">
            <text:p>7</text:p>
          </table:table-cell>
          <table:table-cell table:number-columns-repeated="6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52020" calcext:value-type="float">
            <text:p>52020</text:p>
          </table:table-cell>
          <table:table-cell table:formula="of:=VLOOKUP([.B73];[$movies.B:.D];2;0)" office:value-type="string" office:string-value="J" calcext:value-type="string">
            <text:p>J</text:p>
          </table:table-cell>
          <table:table-cell table:formula="of:=IFERROR(INDEX([.$D$1:.D72];MATCH([.E73];[.$E$1:.E72];0));MAX([.$D$1:.D72])+1)" office:value-type="float" office:value="13" calcext:value-type="float">
            <text:p>13</text:p>
          </table:table-cell>
          <table:table-cell table:style-name="ce45" office:value-type="string" calcext:value-type="string">
            <text:p>Pets</text:p>
          </table:table-cell>
          <table:table-cell table:formula="of:=COUNTIF([.E:.E];[.E73])-COUNTIF([.$E$1:.E73];[.E73])" office:value-type="float" office:value="12" calcext:value-type="float">
            <text:p>12</text:p>
          </table:table-cell>
          <table:table-cell table:formula="of:=COUNTIF([.$E$1:.E72];[.E73])" office:value-type="float" office:value="2" calcext:value-type="float">
            <text:p>2</text:p>
          </table:table-cell>
          <table:table-cell table:style-name="ce35" table:formula="of:=IFERROR(INDEX([.A74:.$A$873];MATCH([.E73];[.E74:.$E$873];0));&quot;&quot;)" office:value-type="float" office:value="18" calcext:value-type="float">
            <text:p>18</text:p>
          </table:table-cell>
          <table:table-cell table:style-name="ce35" table:formula="of:=IFERROR(IF(COUNT([.$A$1:.A72])&gt;1;INDEX([.$A$1:.A72];SUMPRODUCT(MAX(ROW([.$E$1:.E72])*([.E73]=[.$E$1:.E72]))));&quot;&quot;);&quot;&quot;)" office:value-type="float" office:value="7" calcext:value-type="float">
            <text:p>7</text:p>
          </table:table-cell>
          <table:table-cell table:number-columns-repeated="6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52020" calcext:value-type="float">
            <text:p>52020</text:p>
          </table:table-cell>
          <table:table-cell table:formula="of:=VLOOKUP([.B74];[$movies.B:.D];2;0)" office:value-type="string" office:string-value="J" calcext:value-type="string">
            <text:p>J</text:p>
          </table:table-cell>
          <table:table-cell table:formula="of:=IFERROR(INDEX([.$D$1:.D73];MATCH([.E74];[.$E$1:.E73];0));MAX([.$D$1:.D73])+1)" office:value-type="float" office:value="43" calcext:value-type="float">
            <text:p>43</text:p>
          </table:table-cell>
          <table:table-cell table:style-name="ce45" office:value-type="string" calcext:value-type="string">
            <text:p>Post-apocalyptic</text:p>
          </table:table-cell>
          <table:table-cell table:formula="of:=COUNTIF([.E:.E];[.E74])-COUNTIF([.$E$1:.E74];[.E74])" office:value-type="float" office:value="3" calcext:value-type="float">
            <text:p>3</text:p>
          </table:table-cell>
          <table:table-cell table:formula="of:=COUNTIF([.$E$1:.E73];[.E74])" office:value-type="float" office:value="0" calcext:value-type="float">
            <text:p>0</text:p>
          </table:table-cell>
          <table:table-cell table:style-name="ce35" table:formula="of:=IFERROR(INDEX([.A75:.$A$873];MATCH([.E74];[.E75:.$E$873];0));&quot;&quot;)" office:value-type="float" office:value="50" calcext:value-type="float">
            <text:p>50</text:p>
          </table:table-cell>
          <table:table-cell table:style-name="ce35" table:formula="of:=IFERROR(IF(COUNT([.$A$1:.A73])&gt;1;INDEX([.$A$1:.A73];SUMPRODUCT(MAX(ROW([.$E$1:.E73])*([.E74]=[.$E$1:.E73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52020" calcext:value-type="float">
            <text:p>52020</text:p>
          </table:table-cell>
          <table:table-cell table:formula="of:=VLOOKUP([.B75];[$movies.B:.D];2;0)" office:value-type="string" office:string-value="J" calcext:value-type="string">
            <text:p>J</text:p>
          </table:table-cell>
          <table:table-cell table:formula="of:=IFERROR(INDEX([.$D$1:.D74];MATCH([.E75];[.$E$1:.E74];0));MAX([.$D$1:.D74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75])-COUNTIF([.$E$1:.E75];[.E75])" office:value-type="float" office:value="28" calcext:value-type="float">
            <text:p>28</text:p>
          </table:table-cell>
          <table:table-cell table:formula="of:=COUNTIF([.$E$1:.E74];[.E75])" office:value-type="float" office:value="0" calcext:value-type="float">
            <text:p>0</text:p>
          </table:table-cell>
          <table:table-cell table:style-name="ce35" table:formula="of:=IFERROR(INDEX([.A76:.$A$873];MATCH([.E75];[.E76:.$E$873];0));&quot;&quot;)" office:value-type="float" office:value="13" calcext:value-type="float">
            <text:p>13</text:p>
          </table:table-cell>
          <table:table-cell table:style-name="ce35" table:formula="of:=IFERROR(IF(COUNT([.$A$1:.A74])&gt;1;INDEX([.$A$1:.A74];SUMPRODUCT(MAX(ROW([.$E$1:.E74])*([.E75]=[.$E$1:.E7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52020" calcext:value-type="float">
            <text:p>52020</text:p>
          </table:table-cell>
          <table:table-cell table:formula="of:=VLOOKUP([.B76];[$movies.B:.D];2;0)" office:value-type="string" office:string-value="J" calcext:value-type="string">
            <text:p>J</text:p>
          </table:table-cell>
          <table:table-cell table:formula="of:=IFERROR(INDEX([.$D$1:.D75];MATCH([.E76];[.$E$1:.E75];0));MAX([.$D$1:.D75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76])-COUNTIF([.$E$1:.E76];[.E76])" office:value-type="float" office:value="16" calcext:value-type="float">
            <text:p>16</text:p>
          </table:table-cell>
          <table:table-cell table:formula="of:=COUNTIF([.$E$1:.E75];[.E76])" office:value-type="float" office:value="3" calcext:value-type="float">
            <text:p>3</text:p>
          </table:table-cell>
          <table:table-cell table:style-name="ce35" table:formula="of:=IFERROR(INDEX([.A77:.$A$873];MATCH([.E76];[.E77:.$E$873];0));&quot;&quot;)" office:value-type="float" office:value="15" calcext:value-type="float">
            <text:p>15</text:p>
          </table:table-cell>
          <table:table-cell table:style-name="ce35" table:formula="of:=IFERROR(IF(COUNT([.$A$1:.A75])&gt;1;INDEX([.$A$1:.A75];SUMPRODUCT(MAX(ROW([.$E$1:.E75])*([.E76]=[.$E$1:.E75]))));&quot;&quot;);&quot;&quot;)" office:value-type="float" office:value="2" calcext:value-type="float">
            <text:p>2</text:p>
          </table:table-cell>
          <table:table-cell table:number-columns-repeated="6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52020" calcext:value-type="float">
            <text:p>52020</text:p>
          </table:table-cell>
          <table:table-cell table:formula="of:=VLOOKUP([.B77];[$movies.B:.D];2;0)" office:value-type="string" office:string-value="J" calcext:value-type="string">
            <text:p>J</text:p>
          </table:table-cell>
          <table:table-cell table:formula="of:=IFERROR(INDEX([.$D$1:.D76];MATCH([.E77];[.$E$1:.E76];0));MAX([.$D$1:.D76])+1)" office:value-type="float" office:value="45" calcext:value-type="float">
            <text:p>45</text:p>
          </table:table-cell>
          <table:table-cell table:style-name="ce45" office:value-type="string" calcext:value-type="string">
            <text:p>Soccer</text:p>
          </table:table-cell>
          <table:table-cell table:formula="of:=COUNTIF([.E:.E];[.E77])-COUNTIF([.$E$1:.E77];[.E77])" office:value-type="float" office:value="6" calcext:value-type="float">
            <text:p>6</text:p>
          </table:table-cell>
          <table:table-cell table:formula="of:=COUNTIF([.$E$1:.E76];[.E77])" office:value-type="float" office:value="0" calcext:value-type="float">
            <text:p>0</text:p>
          </table:table-cell>
          <table:table-cell table:style-name="ce35" table:formula="of:=IFERROR(INDEX([.A78:.$A$873];MATCH([.E77];[.E78:.$E$873];0));&quot;&quot;)" office:value-type="float" office:value="29" calcext:value-type="float">
            <text:p>29</text:p>
          </table:table-cell>
          <table:table-cell table:style-name="ce35" table:formula="of:=IFERROR(IF(COUNT([.$A$1:.A76])&gt;1;INDEX([.$A$1:.A76];SUMPRODUCT(MAX(ROW([.$E$1:.E76])*([.E77]=[.$E$1:.E76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51693" calcext:value-type="float">
            <text:p>51693</text:p>
          </table:table-cell>
          <table:table-cell table:formula="of:=VLOOKUP([.B78];[$movies.B:.D];2;0)" office:value-type="string" office:string-value="K" calcext:value-type="string">
            <text:p>K</text:p>
          </table:table-cell>
          <table:table-cell table:formula="of:=IFERROR(INDEX([.$D$1:.D77];MATCH([.E78];[.$E$1:.E77];0));MAX([.$D$1:.D77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78])-COUNTIF([.$E$1:.E78];[.E78])" office:value-type="float" office:value="46" calcext:value-type="float">
            <text:p>46</text:p>
          </table:table-cell>
          <table:table-cell table:formula="of:=COUNTIF([.$E$1:.E77];[.E78])" office:value-type="float" office:value="5" calcext:value-type="float">
            <text:p>5</text:p>
          </table:table-cell>
          <table:table-cell table:style-name="ce35" table:formula="of:=IFERROR(INDEX([.A79:.$A$873];MATCH([.E78];[.E79:.$E$873];0));&quot;&quot;)" office:value-type="float" office:value="16" calcext:value-type="float">
            <text:p>16</text:p>
          </table:table-cell>
          <table:table-cell table:style-name="ce35" table:formula="of:=IFERROR(IF(COUNT([.$A$1:.A77])&gt;1;INDEX([.$A$1:.A77];SUMPRODUCT(MAX(ROW([.$E$1:.E77])*([.E78]=[.$E$1:.E77]))));&quot;&quot;);&quot;&quot;)" office:value-type="float" office:value="7" calcext:value-type="float">
            <text:p>7</text:p>
          </table:table-cell>
          <table:table-cell table:number-columns-repeated="6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51693" calcext:value-type="float">
            <text:p>51693</text:p>
          </table:table-cell>
          <table:table-cell table:formula="of:=VLOOKUP([.B79];[$movies.B:.D];2;0)" office:value-type="string" office:string-value="K" calcext:value-type="string">
            <text:p>K</text:p>
          </table:table-cell>
          <table:table-cell table:formula="of:=IFERROR(INDEX([.$D$1:.D78];MATCH([.E79];[.$E$1:.E78];0));MAX([.$D$1:.D78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79])-COUNTIF([.$E$1:.E79];[.E79])" office:value-type="float" office:value="43" calcext:value-type="float">
            <text:p>43</text:p>
          </table:table-cell>
          <table:table-cell table:formula="of:=COUNTIF([.$E$1:.E78];[.E79])" office:value-type="float" office:value="3" calcext:value-type="float">
            <text:p>3</text:p>
          </table:table-cell>
          <table:table-cell table:style-name="ce35" table:formula="of:=IFERROR(INDEX([.A80:.$A$873];MATCH([.E79];[.E80:.$E$873];0));&quot;&quot;)" office:value-type="float" office:value="14" calcext:value-type="float">
            <text:p>14</text:p>
          </table:table-cell>
          <table:table-cell table:style-name="ce35" table:formula="of:=IFERROR(IF(COUNT([.$A$1:.A78])&gt;1;INDEX([.$A$1:.A78];SUMPRODUCT(MAX(ROW([.$E$1:.E78])*([.E79]=[.$E$1:.E78]))));&quot;&quot;);&quot;&quot;)" office:value-type="float" office:value="10" calcext:value-type="float">
            <text:p>10</text:p>
          </table:table-cell>
          <table:table-cell table:number-columns-repeated="6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51693" calcext:value-type="float">
            <text:p>51693</text:p>
          </table:table-cell>
          <table:table-cell table:formula="of:=VLOOKUP([.B80];[$movies.B:.D];2;0)" office:value-type="string" office:string-value="K" calcext:value-type="string">
            <text:p>K</text:p>
          </table:table-cell>
          <table:table-cell table:formula="of:=IFERROR(INDEX([.$D$1:.D79];MATCH([.E80];[.$E$1:.E79];0));MAX([.$D$1:.D79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80])-COUNTIF([.$E$1:.E80];[.E80])" office:value-type="float" office:value="22" calcext:value-type="float">
            <text:p>22</text:p>
          </table:table-cell>
          <table:table-cell table:formula="of:=COUNTIF([.$E$1:.E79];[.E80])" office:value-type="float" office:value="1" calcext:value-type="float">
            <text:p>1</text:p>
          </table:table-cell>
          <table:table-cell table:style-name="ce35" table:formula="of:=IFERROR(INDEX([.A81:.$A$873];MATCH([.E80];[.E81:.$E$873];0));&quot;&quot;)" office:value-type="float" office:value="28" calcext:value-type="float">
            <text:p>28</text:p>
          </table:table-cell>
          <table:table-cell table:style-name="ce35" table:formula="of:=IFERROR(IF(COUNT([.$A$1:.A79])&gt;1;INDEX([.$A$1:.A79];SUMPRODUCT(MAX(ROW([.$E$1:.E79])*([.E80]=[.$E$1:.E79]))));&quot;&quot;);&quot;&quot;)" office:value-type="float" office:value="7" calcext:value-type="float">
            <text:p>7</text:p>
          </table:table-cell>
          <table:table-cell table:number-columns-repeated="6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51693" calcext:value-type="float">
            <text:p>51693</text:p>
          </table:table-cell>
          <table:table-cell table:formula="of:=VLOOKUP([.B81];[$movies.B:.D];2;0)" office:value-type="string" office:string-value="K" calcext:value-type="string">
            <text:p>K</text:p>
          </table:table-cell>
          <table:table-cell table:formula="of:=IFERROR(INDEX([.$D$1:.D80];MATCH([.E81];[.$E$1:.E80];0));MAX([.$D$1:.D80])+1)" office:value-type="float" office:value="46" calcext:value-type="float">
            <text:p>46</text:p>
          </table:table-cell>
          <table:table-cell table:style-name="ce45" office:value-type="string" calcext:value-type="string">
            <text:p>Historical</text:p>
          </table:table-cell>
          <table:table-cell table:formula="of:=COUNTIF([.E:.E];[.E81])-COUNTIF([.$E$1:.E81];[.E81])" office:value-type="float" office:value="12" calcext:value-type="float">
            <text:p>12</text:p>
          </table:table-cell>
          <table:table-cell table:formula="of:=COUNTIF([.$E$1:.E80];[.E81])" office:value-type="float" office:value="0" calcext:value-type="float">
            <text:p>0</text:p>
          </table:table-cell>
          <table:table-cell table:style-name="ce35" table:formula="of:=IFERROR(INDEX([.A82:.$A$873];MATCH([.E81];[.E82:.$E$873];0));&quot;&quot;)" office:value-type="float" office:value="16" calcext:value-type="float">
            <text:p>16</text:p>
          </table:table-cell>
          <table:table-cell table:style-name="ce35" table:formula="of:=IFERROR(IF(COUNT([.$A$1:.A80])&gt;1;INDEX([.$A$1:.A80];SUMPRODUCT(MAX(ROW([.$E$1:.E80])*([.E81]=[.$E$1:.E8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51693" calcext:value-type="float">
            <text:p>51693</text:p>
          </table:table-cell>
          <table:table-cell table:formula="of:=VLOOKUP([.B82];[$movies.B:.D];2;0)" office:value-type="string" office:string-value="K" calcext:value-type="string">
            <text:p>K</text:p>
          </table:table-cell>
          <table:table-cell table:formula="of:=IFERROR(INDEX([.$D$1:.D81];MATCH([.E82];[.$E$1:.E81];0));MAX([.$D$1:.D81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82])-COUNTIF([.$E$1:.E82];[.E82])" office:value-type="float" office:value="41" calcext:value-type="float">
            <text:p>41</text:p>
          </table:table-cell>
          <table:table-cell table:formula="of:=COUNTIF([.$E$1:.E81];[.E82])" office:value-type="float" office:value="4" calcext:value-type="float">
            <text:p>4</text:p>
          </table:table-cell>
          <table:table-cell table:style-name="ce35" table:formula="of:=IFERROR(INDEX([.A83:.$A$873];MATCH([.E82];[.E83:.$E$873];0));&quot;&quot;)" office:value-type="float" office:value="17" calcext:value-type="float">
            <text:p>17</text:p>
          </table:table-cell>
          <table:table-cell table:style-name="ce35" table:formula="of:=IFERROR(IF(COUNT([.$A$1:.A81])&gt;1;INDEX([.$A$1:.A81];SUMPRODUCT(MAX(ROW([.$E$1:.E81])*([.E82]=[.$E$1:.E81]))));&quot;&quot;);&quot;&quot;)" office:value-type="float" office:value="8" calcext:value-type="float">
            <text:p>8</text:p>
          </table:table-cell>
          <table:table-cell table:number-columns-repeated="6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51693" calcext:value-type="float">
            <text:p>51693</text:p>
          </table:table-cell>
          <table:table-cell table:formula="of:=VLOOKUP([.B83];[$movies.B:.D];2;0)" office:value-type="string" office:string-value="K" calcext:value-type="string">
            <text:p>K</text:p>
          </table:table-cell>
          <table:table-cell table:formula="of:=IFERROR(INDEX([.$D$1:.D82];MATCH([.E83];[.$E$1:.E82];0));MAX([.$D$1:.D82])+1)" office:value-type="float" office:value="23" calcext:value-type="float">
            <text:p>23</text:p>
          </table:table-cell>
          <table:table-cell table:style-name="ce45" office:value-type="string" calcext:value-type="string">
            <text:p>Mystery</text:p>
          </table:table-cell>
          <table:table-cell table:formula="of:=COUNTIF([.E:.E];[.E83])-COUNTIF([.$E$1:.E83];[.E83])" office:value-type="float" office:value="3" calcext:value-type="float">
            <text:p>3</text:p>
          </table:table-cell>
          <table:table-cell table:formula="of:=COUNTIF([.$E$1:.E82];[.E83])" office:value-type="float" office:value="2" calcext:value-type="float">
            <text:p>2</text:p>
          </table:table-cell>
          <table:table-cell table:style-name="ce35" table:formula="of:=IFERROR(INDEX([.A84:.$A$873];MATCH([.E83];[.E84:.$E$873];0));&quot;&quot;)" office:value-type="float" office:value="29" calcext:value-type="float">
            <text:p>29</text:p>
          </table:table-cell>
          <table:table-cell table:style-name="ce35" table:formula="of:=IFERROR(IF(COUNT([.$A$1:.A82])&gt;1;INDEX([.$A$1:.A82];SUMPRODUCT(MAX(ROW([.$E$1:.E82])*([.E83]=[.$E$1:.E82]))));&quot;&quot;);&quot;&quot;)" office:value-type="float" office:value="5" calcext:value-type="float">
            <text:p>5</text:p>
          </table:table-cell>
          <table:table-cell table:number-columns-repeated="6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51693" calcext:value-type="float">
            <text:p>51693</text:p>
          </table:table-cell>
          <table:table-cell table:formula="of:=VLOOKUP([.B84];[$movies.B:.D];2;0)" office:value-type="string" office:string-value="K" calcext:value-type="string">
            <text:p>K</text:p>
          </table:table-cell>
          <table:table-cell table:formula="of:=IFERROR(INDEX([.$D$1:.D83];MATCH([.E84];[.$E$1:.E83];0));MAX([.$D$1:.D83])+1)" office:value-type="float" office:value="47" calcext:value-type="float">
            <text:p>47</text:p>
          </table:table-cell>
          <table:table-cell table:style-name="ce45" office:value-type="string" calcext:value-type="string">
            <text:p>Monsters</text:p>
          </table:table-cell>
          <table:table-cell table:formula="of:=COUNTIF([.E:.E];[.E84])-COUNTIF([.$E$1:.E84];[.E84])" office:value-type="float" office:value="9" calcext:value-type="float">
            <text:p>9</text:p>
          </table:table-cell>
          <table:table-cell table:formula="of:=COUNTIF([.$E$1:.E83];[.E84])" office:value-type="float" office:value="0" calcext:value-type="float">
            <text:p>0</text:p>
          </table:table-cell>
          <table:table-cell table:style-name="ce35" table:formula="of:=IFERROR(INDEX([.A85:.$A$873];MATCH([.E84];[.E85:.$E$873];0));&quot;&quot;)" office:value-type="float" office:value="17" calcext:value-type="float">
            <text:p>17</text:p>
          </table:table-cell>
          <table:table-cell table:style-name="ce35" table:formula="of:=IFERROR(IF(COUNT([.$A$1:.A83])&gt;1;INDEX([.$A$1:.A83];SUMPRODUCT(MAX(ROW([.$E$1:.E83])*([.E84]=[.$E$1:.E83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51693" calcext:value-type="float">
            <text:p>51693</text:p>
          </table:table-cell>
          <table:table-cell table:formula="of:=VLOOKUP([.B85];[$movies.B:.D];2;0)" office:value-type="string" office:string-value="K" calcext:value-type="string">
            <text:p>K</text:p>
          </table:table-cell>
          <table:table-cell table:formula="of:=IFERROR(INDEX([.$D$1:.D84];MATCH([.E85];[.$E$1:.E84];0));MAX([.$D$1:.D84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85])-COUNTIF([.$E$1:.E85];[.E85])" office:value-type="float" office:value="16" calcext:value-type="float">
            <text:p>16</text:p>
          </table:table-cell>
          <table:table-cell table:formula="of:=COUNTIF([.$E$1:.E84];[.E85])" office:value-type="float" office:value="1" calcext:value-type="float">
            <text:p>1</text:p>
          </table:table-cell>
          <table:table-cell table:style-name="ce35" table:formula="of:=IFERROR(INDEX([.A86:.$A$873];MATCH([.E85];[.E86:.$E$873];0));&quot;&quot;)" office:value-type="float" office:value="14" calcext:value-type="float">
            <text:p>14</text:p>
          </table:table-cell>
          <table:table-cell table:style-name="ce35" table:formula="of:=IFERROR(IF(COUNT([.$A$1:.A84])&gt;1;INDEX([.$A$1:.A84];SUMPRODUCT(MAX(ROW([.$E$1:.E84])*([.E85]=[.$E$1:.E84]))));&quot;&quot;);&quot;&quot;)" office:value-type="float" office:value="10" calcext:value-type="float">
            <text:p>10</text:p>
          </table:table-cell>
          <table:table-cell table:number-columns-repeated="6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51693" calcext:value-type="float">
            <text:p>51693</text:p>
          </table:table-cell>
          <table:table-cell table:formula="of:=VLOOKUP([.B86];[$movies.B:.D];2;0)" office:value-type="string" office:string-value="K" calcext:value-type="string">
            <text:p>K</text:p>
          </table:table-cell>
          <table:table-cell table:formula="of:=IFERROR(INDEX([.$D$1:.D85];MATCH([.E86];[.$E$1:.E85];0));MAX([.$D$1:.D85])+1)" office:value-type="float" office:value="48" calcext:value-type="float">
            <text:p>48</text:p>
          </table:table-cell>
          <table:table-cell table:style-name="ce45" office:value-type="string" calcext:value-type="string">
            <text:p>Gods</text:p>
          </table:table-cell>
          <table:table-cell table:formula="of:=COUNTIF([.E:.E];[.E86])-COUNTIF([.$E$1:.E86];[.E86])" office:value-type="float" office:value="1" calcext:value-type="float">
            <text:p>1</text:p>
          </table:table-cell>
          <table:table-cell table:formula="of:=COUNTIF([.$E$1:.E85];[.E86])" office:value-type="float" office:value="0" calcext:value-type="float">
            <text:p>0</text:p>
          </table:table-cell>
          <table:table-cell table:style-name="ce35" table:formula="of:=IFERROR(INDEX([.A87:.$A$873];MATCH([.E86];[.E87:.$E$873];0));&quot;&quot;)" office:value-type="float" office:value="14" calcext:value-type="float">
            <text:p>14</text:p>
          </table:table-cell>
          <table:table-cell table:style-name="ce35" table:formula="of:=IFERROR(IF(COUNT([.$A$1:.A85])&gt;1;INDEX([.$A$1:.A85];SUMPRODUCT(MAX(ROW([.$E$1:.E85])*([.E86]=[.$E$1:.E8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51693" calcext:value-type="float">
            <text:p>51693</text:p>
          </table:table-cell>
          <table:table-cell table:formula="of:=VLOOKUP([.B87];[$movies.B:.D];2;0)" office:value-type="string" office:string-value="K" calcext:value-type="string">
            <text:p>K</text:p>
          </table:table-cell>
          <table:table-cell table:formula="of:=IFERROR(INDEX([.$D$1:.D86];MATCH([.E87];[.$E$1:.E86];0));MAX([.$D$1:.D86])+1)" office:value-type="float" office:value="49" calcext:value-type="float">
            <text:p>49</text:p>
          </table:table-cell>
          <table:table-cell table:style-name="ce45" office:value-type="string" calcext:value-type="string">
            <text:p>Ghosts</text:p>
          </table:table-cell>
          <table:table-cell table:formula="of:=COUNTIF([.E:.E];[.E87])-COUNTIF([.$E$1:.E87];[.E87])" office:value-type="float" office:value="14" calcext:value-type="float">
            <text:p>14</text:p>
          </table:table-cell>
          <table:table-cell table:formula="of:=COUNTIF([.$E$1:.E86];[.E87])" office:value-type="float" office:value="0" calcext:value-type="float">
            <text:p>0</text:p>
          </table:table-cell>
          <table:table-cell table:style-name="ce35" table:formula="of:=IFERROR(INDEX([.A88:.$A$873];MATCH([.E87];[.E88:.$E$873];0));&quot;&quot;)" office:value-type="float" office:value="18" calcext:value-type="float">
            <text:p>18</text:p>
          </table:table-cell>
          <table:table-cell table:style-name="ce35" table:formula="of:=IFERROR(IF(COUNT([.$A$1:.A86])&gt;1;INDEX([.$A$1:.A86];SUMPRODUCT(MAX(ROW([.$E$1:.E86])*([.E87]=[.$E$1:.E86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51693" calcext:value-type="float">
            <text:p>51693</text:p>
          </table:table-cell>
          <table:table-cell table:formula="of:=VLOOKUP([.B88];[$movies.B:.D];2;0)" office:value-type="string" office:string-value="K" calcext:value-type="string">
            <text:p>K</text:p>
          </table:table-cell>
          <table:table-cell table:formula="of:=IFERROR(INDEX([.$D$1:.D87];MATCH([.E88];[.$E$1:.E87];0));MAX([.$D$1:.D87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88])-COUNTIF([.$E$1:.E88];[.E88])" office:value-type="float" office:value="18" calcext:value-type="float">
            <text:p>18</text:p>
          </table:table-cell>
          <table:table-cell table:formula="of:=COUNTIF([.$E$1:.E87];[.E88])" office:value-type="float" office:value="0" calcext:value-type="float">
            <text:p>0</text:p>
          </table:table-cell>
          <table:table-cell table:style-name="ce35" table:formula="of:=IFERROR(INDEX([.A89:.$A$873];MATCH([.E88];[.E89:.$E$873];0));&quot;&quot;)" office:value-type="float" office:value="17" calcext:value-type="float">
            <text:p>17</text:p>
          </table:table-cell>
          <table:table-cell table:style-name="ce35" table:formula="of:=IFERROR(IF(COUNT([.$A$1:.A87])&gt;1;INDEX([.$A$1:.A87];SUMPRODUCT(MAX(ROW([.$E$1:.E87])*([.E88]=[.$E$1:.E8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51693" calcext:value-type="float">
            <text:p>51693</text:p>
          </table:table-cell>
          <table:table-cell table:formula="of:=VLOOKUP([.B89];[$movies.B:.D];2;0)" office:value-type="string" office:string-value="K" calcext:value-type="string">
            <text:p>K</text:p>
          </table:table-cell>
          <table:table-cell table:formula="of:=IFERROR(INDEX([.$D$1:.D88];MATCH([.E89];[.$E$1:.E88];0));MAX([.$D$1:.D88])+1)" office:value-type="float" office:value="51" calcext:value-type="float">
            <text:p>51</text:p>
          </table:table-cell>
          <table:table-cell table:style-name="ce45" office:value-type="string" calcext:value-type="string">
            <text:p>Reincarnation</text:p>
          </table:table-cell>
          <table:table-cell table:formula="of:=COUNTIF([.E:.E];[.E89])-COUNTIF([.$E$1:.E89];[.E89])" office:value-type="float" office:value="6" calcext:value-type="float">
            <text:p>6</text:p>
          </table:table-cell>
          <table:table-cell table:formula="of:=COUNTIF([.$E$1:.E88];[.E89])" office:value-type="float" office:value="0" calcext:value-type="float">
            <text:p>0</text:p>
          </table:table-cell>
          <table:table-cell table:style-name="ce35" table:formula="of:=IFERROR(INDEX([.A90:.$A$873];MATCH([.E89];[.E90:.$E$873];0));&quot;&quot;)" office:value-type="float" office:value="24" calcext:value-type="float">
            <text:p>24</text:p>
          </table:table-cell>
          <table:table-cell table:style-name="ce35" table:formula="of:=IFERROR(IF(COUNT([.$A$1:.A88])&gt;1;INDEX([.$A$1:.A88];SUMPRODUCT(MAX(ROW([.$E$1:.E88])*([.E89]=[.$E$1:.E88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51693" calcext:value-type="float">
            <text:p>51693</text:p>
          </table:table-cell>
          <table:table-cell table:formula="of:=VLOOKUP([.B90];[$movies.B:.D];2;0)" office:value-type="string" office:string-value="K" calcext:value-type="string">
            <text:p>K</text:p>
          </table:table-cell>
          <table:table-cell table:formula="of:=IFERROR(INDEX([.$D$1:.D89];MATCH([.E90];[.$E$1:.E89];0));MAX([.$D$1:.D89])+1)" office:value-type="float" office:value="22" calcext:value-type="float">
            <text:p>22</text:p>
          </table:table-cell>
          <table:table-cell table:style-name="ce45" office:value-type="string" calcext:value-type="string">
            <text:p>Horror</text:p>
          </table:table-cell>
          <table:table-cell table:formula="of:=COUNTIF([.E:.E];[.E90])-COUNTIF([.$E$1:.E90];[.E90])" office:value-type="float" office:value="8" calcext:value-type="float">
            <text:p>8</text:p>
          </table:table-cell>
          <table:table-cell table:formula="of:=COUNTIF([.$E$1:.E89];[.E90])" office:value-type="float" office:value="1" calcext:value-type="float">
            <text:p>1</text:p>
          </table:table-cell>
          <table:table-cell table:style-name="ce35" table:formula="of:=IFERROR(INDEX([.A91:.$A$873];MATCH([.E90];[.E91:.$E$873];0));&quot;&quot;)" office:value-type="float" office:value="24" calcext:value-type="float">
            <text:p>24</text:p>
          </table:table-cell>
          <table:table-cell table:style-name="ce35" table:formula="of:=IFERROR(IF(COUNT([.$A$1:.A89])&gt;1;INDEX([.$A$1:.A89];SUMPRODUCT(MAX(ROW([.$E$1:.E89])*([.E90]=[.$E$1:.E89]))));&quot;&quot;);&quot;&quot;)" office:value-type="float" office:value="4" calcext:value-type="float">
            <text:p>4</text:p>
          </table:table-cell>
          <table:table-cell table:number-columns-repeated="6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54495" calcext:value-type="float">
            <text:p>54495</text:p>
          </table:table-cell>
          <table:table-cell table:formula="of:=VLOOKUP([.B91];[$movies.B:.D];2;0)" office:value-type="string" office:string-value="L" calcext:value-type="string">
            <text:p>L</text:p>
          </table:table-cell>
          <table:table-cell table:formula="of:=IFERROR(INDEX([.$D$1:.D90];MATCH([.E91];[.$E$1:.E90];0));MAX([.$D$1:.D90])+1)" office:value-type="float" office:value="52" calcext:value-type="float">
            <text:p>52</text:p>
          </table:table-cell>
          <table:table-cell table:style-name="ce45" office:value-type="string" calcext:value-type="string">
            <text:p>Mecha</text:p>
          </table:table-cell>
          <table:table-cell table:formula="of:=COUNTIF([.E:.E];[.E91])-COUNTIF([.$E$1:.E91];[.E91])" office:value-type="float" office:value="3" calcext:value-type="float">
            <text:p>3</text:p>
          </table:table-cell>
          <table:table-cell table:formula="of:=COUNTIF([.$E$1:.E90];[.E91])" office:value-type="float" office:value="0" calcext:value-type="float">
            <text:p>0</text:p>
          </table:table-cell>
          <table:table-cell table:style-name="ce35" table:formula="of:=IFERROR(INDEX([.A92:.$A$873];MATCH([.E91];[.E92:.$E$873];0));&quot;&quot;)" office:value-type="float" office:value="12" calcext:value-type="float">
            <text:p>12</text:p>
          </table:table-cell>
          <table:table-cell table:style-name="ce35" table:formula="of:=IFERROR(IF(COUNT([.$A$1:.A90])&gt;1;INDEX([.$A$1:.A90];SUMPRODUCT(MAX(ROW([.$E$1:.E90])*([.E91]=[.$E$1:.E9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54495" calcext:value-type="float">
            <text:p>54495</text:p>
          </table:table-cell>
          <table:table-cell table:formula="of:=VLOOKUP([.B92];[$movies.B:.D];2;0)" office:value-type="string" office:string-value="L" calcext:value-type="string">
            <text:p>L</text:p>
          </table:table-cell>
          <table:table-cell table:formula="of:=IFERROR(INDEX([.$D$1:.D91];MATCH([.E92];[.$E$1:.E91];0));MAX([.$D$1:.D91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92])-COUNTIF([.$E$1:.E92];[.E92])" office:value-type="float" office:value="25" calcext:value-type="float">
            <text:p>25</text:p>
          </table:table-cell>
          <table:table-cell table:formula="of:=COUNTIF([.$E$1:.E91];[.E92])" office:value-type="float" office:value="5" calcext:value-type="float">
            <text:p>5</text:p>
          </table:table-cell>
          <table:table-cell table:style-name="ce35" table:formula="of:=IFERROR(INDEX([.A93:.$A$873];MATCH([.E92];[.E93:.$E$873];0));&quot;&quot;)" office:value-type="float" office:value="12" calcext:value-type="float">
            <text:p>12</text:p>
          </table:table-cell>
          <table:table-cell table:style-name="ce35" table:formula="of:=IFERROR(IF(COUNT([.$A$1:.A91])&gt;1;INDEX([.$A$1:.A91];SUMPRODUCT(MAX(ROW([.$E$1:.E91])*([.E92]=[.$E$1:.E91]))));&quot;&quot;);&quot;&quot;)" office:value-type="float" office:value="9" calcext:value-type="float">
            <text:p>9</text:p>
          </table:table-cell>
          <table:table-cell table:number-columns-repeated="6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54495" calcext:value-type="float">
            <text:p>54495</text:p>
          </table:table-cell>
          <table:table-cell table:formula="of:=VLOOKUP([.B93];[$movies.B:.D];2;0)" office:value-type="string" office:string-value="L" calcext:value-type="string">
            <text:p>L</text:p>
          </table:table-cell>
          <table:table-cell table:formula="of:=IFERROR(INDEX([.$D$1:.D92];MATCH([.E93];[.$E$1:.E92];0));MAX([.$D$1:.D92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93])-COUNTIF([.$E$1:.E93];[.E93])" office:value-type="float" office:value="34" calcext:value-type="float">
            <text:p>34</text:p>
          </table:table-cell>
          <table:table-cell table:formula="of:=COUNTIF([.$E$1:.E92];[.E93])" office:value-type="float" office:value="2" calcext:value-type="float">
            <text:p>2</text:p>
          </table:table-cell>
          <table:table-cell table:style-name="ce35" table:formula="of:=IFERROR(INDEX([.A94:.$A$873];MATCH([.E93];[.E94:.$E$873];0));&quot;&quot;)" office:value-type="float" office:value="12" calcext:value-type="float">
            <text:p>12</text:p>
          </table:table-cell>
          <table:table-cell table:style-name="ce35" table:formula="of:=IFERROR(IF(COUNT([.$A$1:.A92])&gt;1;INDEX([.$A$1:.A92];SUMPRODUCT(MAX(ROW([.$E$1:.E92])*([.E93]=[.$E$1:.E92]))));&quot;&quot;);&quot;&quot;)" office:value-type="float" office:value="5" calcext:value-type="float">
            <text:p>5</text:p>
          </table:table-cell>
          <table:table-cell table:number-columns-repeated="6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54495" calcext:value-type="float">
            <text:p>54495</text:p>
          </table:table-cell>
          <table:table-cell table:formula="of:=VLOOKUP([.B94];[$movies.B:.D];2;0)" office:value-type="string" office:string-value="L" calcext:value-type="string">
            <text:p>L</text:p>
          </table:table-cell>
          <table:table-cell table:formula="of:=IFERROR(INDEX([.$D$1:.D93];MATCH([.E94];[.$E$1:.E93];0));MAX([.$D$1:.D93])+1)" office:value-type="float" office:value="52" calcext:value-type="float">
            <text:p>52</text:p>
          </table:table-cell>
          <table:table-cell table:style-name="ce45" office:value-type="string" calcext:value-type="string">
            <text:p>Mecha</text:p>
          </table:table-cell>
          <table:table-cell table:formula="of:=COUNTIF([.E:.E];[.E94])-COUNTIF([.$E$1:.E94];[.E94])" office:value-type="float" office:value="2" calcext:value-type="float">
            <text:p>2</text:p>
          </table:table-cell>
          <table:table-cell table:formula="of:=COUNTIF([.$E$1:.E93];[.E94])" office:value-type="float" office:value="1" calcext:value-type="float">
            <text:p>1</text:p>
          </table:table-cell>
          <table:table-cell table:style-name="ce35" table:formula="of:=IFERROR(INDEX([.A95:.$A$873];MATCH([.E94];[.E95:.$E$873];0));&quot;&quot;)">
            <text:p/>
          </table:table-cell>
          <table:table-cell table:style-name="ce35" table:formula="of:=IFERROR(IF(COUNT([.$A$1:.A93])&gt;1;INDEX([.$A$1:.A93];SUMPRODUCT(MAX(ROW([.$E$1:.E93])*([.E94]=[.$E$1:.E93]))));&quot;&quot;);&quot;&quot;)" office:value-type="float" office:value="12" calcext:value-type="float">
            <text:p>12</text:p>
          </table:table-cell>
          <table:table-cell table:number-columns-repeated="6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54495" calcext:value-type="float">
            <text:p>54495</text:p>
          </table:table-cell>
          <table:table-cell table:formula="of:=VLOOKUP([.B95];[$movies.B:.D];2;0)" office:value-type="string" office:string-value="L" calcext:value-type="string">
            <text:p>L</text:p>
          </table:table-cell>
          <table:table-cell table:formula="of:=IFERROR(INDEX([.$D$1:.D94];MATCH([.E95];[.$E$1:.E94];0));MAX([.$D$1:.D94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95])-COUNTIF([.$E$1:.E95];[.E95])" office:value-type="float" office:value="24" calcext:value-type="float">
            <text:p>24</text:p>
          </table:table-cell>
          <table:table-cell table:formula="of:=COUNTIF([.$E$1:.E94];[.E95])" office:value-type="float" office:value="6" calcext:value-type="float">
            <text:p>6</text:p>
          </table:table-cell>
          <table:table-cell table:style-name="ce35" table:formula="of:=IFERROR(INDEX([.A96:.$A$873];MATCH([.E95];[.E96:.$E$873];0));&quot;&quot;)" office:value-type="float" office:value="58" calcext:value-type="float">
            <text:p>58</text:p>
          </table:table-cell>
          <table:table-cell table:style-name="ce35" table:formula="of:=IFERROR(IF(COUNT([.$A$1:.A94])&gt;1;INDEX([.$A$1:.A94];SUMPRODUCT(MAX(ROW([.$E$1:.E94])*([.E95]=[.$E$1:.E94]))));&quot;&quot;);&quot;&quot;)" office:value-type="float" office:value="12" calcext:value-type="float">
            <text:p>12</text:p>
          </table:table-cell>
          <table:table-cell table:number-columns-repeated="6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54495" calcext:value-type="float">
            <text:p>54495</text:p>
          </table:table-cell>
          <table:table-cell table:formula="of:=VLOOKUP([.B96];[$movies.B:.D];2;0)" office:value-type="string" office:string-value="L" calcext:value-type="string">
            <text:p>L</text:p>
          </table:table-cell>
          <table:table-cell table:formula="of:=IFERROR(INDEX([.$D$1:.D95];MATCH([.E96];[.$E$1:.E95];0));MAX([.$D$1:.D95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96])-COUNTIF([.$E$1:.E96];[.E96])" office:value-type="float" office:value="33" calcext:value-type="float">
            <text:p>33</text:p>
          </table:table-cell>
          <table:table-cell table:formula="of:=COUNTIF([.$E$1:.E95];[.E96])" office:value-type="float" office:value="3" calcext:value-type="float">
            <text:p>3</text:p>
          </table:table-cell>
          <table:table-cell table:style-name="ce35" table:formula="of:=IFERROR(INDEX([.A97:.$A$873];MATCH([.E96];[.E97:.$E$873];0));&quot;&quot;)" office:value-type="float" office:value="19" calcext:value-type="float">
            <text:p>19</text:p>
          </table:table-cell>
          <table:table-cell table:style-name="ce35" table:formula="of:=IFERROR(IF(COUNT([.$A$1:.A95])&gt;1;INDEX([.$A$1:.A95];SUMPRODUCT(MAX(ROW([.$E$1:.E95])*([.E96]=[.$E$1:.E95]))));&quot;&quot;);&quot;&quot;)" office:value-type="float" office:value="12" calcext:value-type="float">
            <text:p>12</text:p>
          </table:table-cell>
          <table:table-cell table:number-columns-repeated="6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8163" calcext:value-type="float">
            <text:p>38163</text:p>
          </table:table-cell>
          <table:table-cell table:formula="of:=VLOOKUP([.B97];[$movies.B:.D];2;0)" office:value-type="string" office:string-value="M" calcext:value-type="string">
            <text:p>M</text:p>
          </table:table-cell>
          <table:table-cell table:formula="of:=IFERROR(INDEX([.$D$1:.D96];MATCH([.E97];[.$E$1:.E96];0));MAX([.$D$1:.D96])+1)" office:value-type="float" office:value="21" calcext:value-type="float">
            <text:p>21</text:p>
          </table:table-cell>
          <table:table-cell table:style-name="ce45" office:value-type="string" calcext:value-type="string">
            <text:p>Martial Arts</text:p>
          </table:table-cell>
          <table:table-cell table:formula="of:=COUNTIF([.E:.E];[.E97])-COUNTIF([.$E$1:.E97];[.E97])" office:value-type="float" office:value="9" calcext:value-type="float">
            <text:p>9</text:p>
          </table:table-cell>
          <table:table-cell table:formula="of:=COUNTIF([.$E$1:.E96];[.E97])" office:value-type="float" office:value="1" calcext:value-type="float">
            <text:p>1</text:p>
          </table:table-cell>
          <table:table-cell table:style-name="ce35" table:formula="of:=IFERROR(INDEX([.A98:.$A$873];MATCH([.E97];[.E98:.$E$873];0));&quot;&quot;)" office:value-type="float" office:value="16" calcext:value-type="float">
            <text:p>16</text:p>
          </table:table-cell>
          <table:table-cell table:style-name="ce35" table:formula="of:=IFERROR(IF(COUNT([.$A$1:.A96])&gt;1;INDEX([.$A$1:.A96];SUMPRODUCT(MAX(ROW([.$E$1:.E96])*([.E97]=[.$E$1:.E96]))));&quot;&quot;);&quot;&quot;)" office:value-type="float" office:value="4" calcext:value-type="float">
            <text:p>4</text:p>
          </table:table-cell>
          <table:table-cell table:number-columns-repeated="6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8163" calcext:value-type="float">
            <text:p>38163</text:p>
          </table:table-cell>
          <table:table-cell table:formula="of:=VLOOKUP([.B98];[$movies.B:.D];2;0)" office:value-type="string" office:string-value="M" calcext:value-type="string">
            <text:p>M</text:p>
          </table:table-cell>
          <table:table-cell table:formula="of:=IFERROR(INDEX([.$D$1:.D97];MATCH([.E98];[.$E$1:.E97];0));MAX([.$D$1:.D97])+1)" office:value-type="float" office:value="53" calcext:value-type="float">
            <text:p>53</text:p>
          </table:table-cell>
          <table:table-cell table:style-name="ce45" office:value-type="string" calcext:value-type="string">
            <text:p>POV</text:p>
          </table:table-cell>
          <table:table-cell table:formula="of:=COUNTIF([.E:.E];[.E98])-COUNTIF([.$E$1:.E98];[.E98])" office:value-type="float" office:value="2" calcext:value-type="float">
            <text:p>2</text:p>
          </table:table-cell>
          <table:table-cell table:formula="of:=COUNTIF([.$E$1:.E97];[.E98])" office:value-type="float" office:value="0" calcext:value-type="float">
            <text:p>0</text:p>
          </table:table-cell>
          <table:table-cell table:style-name="ce35" table:formula="of:=IFERROR(INDEX([.A99:.$A$873];MATCH([.E98];[.E99:.$E$873];0));&quot;&quot;)" office:value-type="float" office:value="36" calcext:value-type="float">
            <text:p>36</text:p>
          </table:table-cell>
          <table:table-cell table:style-name="ce35" table:formula="of:=IFERROR(IF(COUNT([.$A$1:.A97])&gt;1;INDEX([.$A$1:.A97];SUMPRODUCT(MAX(ROW([.$E$1:.E97])*([.E98]=[.$E$1:.E9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8163" calcext:value-type="float">
            <text:p>38163</text:p>
          </table:table-cell>
          <table:table-cell table:formula="of:=VLOOKUP([.B99];[$movies.B:.D];2;0)" office:value-type="string" office:string-value="M" calcext:value-type="string">
            <text:p>M</text:p>
          </table:table-cell>
          <table:table-cell table:formula="of:=IFERROR(INDEX([.$D$1:.D98];MATCH([.E99];[.$E$1:.E98];0));MAX([.$D$1:.D98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99])-COUNTIF([.$E$1:.E99];[.E99])" office:value-type="float" office:value="27" calcext:value-type="float">
            <text:p>27</text:p>
          </table:table-cell>
          <table:table-cell table:formula="of:=COUNTIF([.$E$1:.E98];[.E99])" office:value-type="float" office:value="1" calcext:value-type="float">
            <text:p>1</text:p>
          </table:table-cell>
          <table:table-cell table:style-name="ce35" table:formula="of:=IFERROR(INDEX([.A100:.$A$873];MATCH([.E99];[.E100:.$E$873];0));&quot;&quot;)" office:value-type="float" office:value="14" calcext:value-type="float">
            <text:p>14</text:p>
          </table:table-cell>
          <table:table-cell table:style-name="ce35" table:formula="of:=IFERROR(IF(COUNT([.$A$1:.A98])&gt;1;INDEX([.$A$1:.A98];SUMPRODUCT(MAX(ROW([.$E$1:.E98])*([.E99]=[.$E$1:.E98]))));&quot;&quot;);&quot;&quot;)" office:value-type="float" office:value="10" calcext:value-type="float">
            <text:p>10</text:p>
          </table:table-cell>
          <table:table-cell table:number-columns-repeated="6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8163" calcext:value-type="float">
            <text:p>38163</text:p>
          </table:table-cell>
          <table:table-cell table:formula="of:=VLOOKUP([.B100];[$movies.B:.D];2;0)" office:value-type="string" office:string-value="M" calcext:value-type="string">
            <text:p>M</text:p>
          </table:table-cell>
          <table:table-cell table:formula="of:=IFERROR(INDEX([.$D$1:.D99];MATCH([.E100];[.$E$1:.E99];0));MAX([.$D$1:.D99])+1)" office:value-type="float" office:value="26" calcext:value-type="float">
            <text:p>26</text:p>
          </table:table-cell>
          <table:table-cell table:style-name="ce45" office:value-type="string" calcext:value-type="string">
            <text:p>Revenge</text:p>
          </table:table-cell>
          <table:table-cell table:formula="of:=COUNTIF([.E:.E];[.E100])-COUNTIF([.$E$1:.E100];[.E100])" office:value-type="float" office:value="8" calcext:value-type="float">
            <text:p>8</text:p>
          </table:table-cell>
          <table:table-cell table:formula="of:=COUNTIF([.$E$1:.E99];[.E100])" office:value-type="float" office:value="1" calcext:value-type="float">
            <text:p>1</text:p>
          </table:table-cell>
          <table:table-cell table:style-name="ce35" table:formula="of:=IFERROR(INDEX([.A101:.$A$873];MATCH([.E100];[.E101:.$E$873];0));&quot;&quot;)" office:value-type="float" office:value="27" calcext:value-type="float">
            <text:p>27</text:p>
          </table:table-cell>
          <table:table-cell table:style-name="ce35" table:formula="of:=IFERROR(IF(COUNT([.$A$1:.A99])&gt;1;INDEX([.$A$1:.A99];SUMPRODUCT(MAX(ROW([.$E$1:.E99])*([.E100]=[.$E$1:.E99]))));&quot;&quot;);&quot;&quot;)" office:value-type="float" office:value="6" calcext:value-type="float">
            <text:p>6</text:p>
          </table:table-cell>
          <table:table-cell table:number-columns-repeated="6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49522" calcext:value-type="float">
            <text:p>49522</text:p>
          </table:table-cell>
          <table:table-cell table:formula="of:=VLOOKUP([.B101];[$movies.B:.D];2;0)" office:value-type="string" office:string-value="N" calcext:value-type="string">
            <text:p>N</text:p>
          </table:table-cell>
          <table:table-cell table:formula="of:=IFERROR(INDEX([.$D$1:.D100];MATCH([.E101];[.$E$1:.E100];0));MAX([.$D$1:.D100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101])-COUNTIF([.$E$1:.E101];[.E101])" office:value-type="float" office:value="42" calcext:value-type="float">
            <text:p>42</text:p>
          </table:table-cell>
          <table:table-cell table:formula="of:=COUNTIF([.$E$1:.E100];[.E101])" office:value-type="float" office:value="4" calcext:value-type="float">
            <text:p>4</text:p>
          </table:table-cell>
          <table:table-cell table:style-name="ce35" table:formula="of:=IFERROR(INDEX([.A102:.$A$873];MATCH([.E101];[.E102:.$E$873];0));&quot;&quot;)" office:value-type="float" office:value="15" calcext:value-type="float">
            <text:p>15</text:p>
          </table:table-cell>
          <table:table-cell table:style-name="ce35" table:formula="of:=IFERROR(IF(COUNT([.$A$1:.A100])&gt;1;INDEX([.$A$1:.A100];SUMPRODUCT(MAX(ROW([.$E$1:.E100])*([.E101]=[.$E$1:.E100]))));&quot;&quot;);&quot;&quot;)" office:value-type="float" office:value="11" calcext:value-type="float">
            <text:p>11</text:p>
          </table:table-cell>
          <table:table-cell table:number-columns-repeated="6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49522" calcext:value-type="float">
            <text:p>49522</text:p>
          </table:table-cell>
          <table:table-cell table:formula="of:=VLOOKUP([.B102];[$movies.B:.D];2;0)" office:value-type="string" office:string-value="N" calcext:value-type="string">
            <text:p>N</text:p>
          </table:table-cell>
          <table:table-cell table:formula="of:=IFERROR(INDEX([.$D$1:.D101];MATCH([.E102];[.$E$1:.E101];0));MAX([.$D$1:.D101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102])-COUNTIF([.$E$1:.E102];[.E102])" office:value-type="float" office:value="15" calcext:value-type="float">
            <text:p>15</text:p>
          </table:table-cell>
          <table:table-cell table:formula="of:=COUNTIF([.$E$1:.E101];[.E102])" office:value-type="float" office:value="2" calcext:value-type="float">
            <text:p>2</text:p>
          </table:table-cell>
          <table:table-cell table:style-name="ce35" table:formula="of:=IFERROR(INDEX([.A103:.$A$873];MATCH([.E102];[.E103:.$E$873];0));&quot;&quot;)" office:value-type="float" office:value="15" calcext:value-type="float">
            <text:p>15</text:p>
          </table:table-cell>
          <table:table-cell table:style-name="ce35" table:formula="of:=IFERROR(IF(COUNT([.$A$1:.A101])&gt;1;INDEX([.$A$1:.A101];SUMPRODUCT(MAX(ROW([.$E$1:.E101])*([.E102]=[.$E$1:.E101]))));&quot;&quot;);&quot;&quot;)" office:value-type="float" office:value="11" calcext:value-type="float">
            <text:p>11</text:p>
          </table:table-cell>
          <table:table-cell table:number-columns-repeated="6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49522" calcext:value-type="float">
            <text:p>49522</text:p>
          </table:table-cell>
          <table:table-cell table:formula="of:=VLOOKUP([.B103];[$movies.B:.D];2;0)" office:value-type="string" office:string-value="N" calcext:value-type="string">
            <text:p>N</text:p>
          </table:table-cell>
          <table:table-cell table:formula="of:=IFERROR(INDEX([.$D$1:.D102];MATCH([.E103];[.$E$1:.E102];0));MAX([.$D$1:.D102])+1)" office:value-type="float" office:value="54" calcext:value-type="float">
            <text:p>54</text:p>
          </table:table-cell>
          <table:table-cell table:style-name="ce45" office:value-type="string" calcext:value-type="string">
            <text:p>Chibi</text:p>
          </table:table-cell>
          <table:table-cell table:formula="of:=COUNTIF([.E:.E];[.E103])-COUNTIF([.$E$1:.E103];[.E103])" office:value-type="float" office:value="2" calcext:value-type="float">
            <text:p>2</text:p>
          </table:table-cell>
          <table:table-cell table:formula="of:=COUNTIF([.$E$1:.E102];[.E103])" office:value-type="float" office:value="0" calcext:value-type="float">
            <text:p>0</text:p>
          </table:table-cell>
          <table:table-cell table:style-name="ce35" table:formula="of:=IFERROR(INDEX([.A104:.$A$873];MATCH([.E103];[.E104:.$E$873];0));&quot;&quot;)" office:value-type="float" office:value="84" calcext:value-type="float">
            <text:p>84</text:p>
          </table:table-cell>
          <table:table-cell table:style-name="ce35" table:formula="of:=IFERROR(IF(COUNT([.$A$1:.A102])&gt;1;INDEX([.$A$1:.A102];SUMPRODUCT(MAX(ROW([.$E$1:.E102])*([.E103]=[.$E$1:.E10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49522" calcext:value-type="float">
            <text:p>49522</text:p>
          </table:table-cell>
          <table:table-cell table:formula="of:=VLOOKUP([.B104];[$movies.B:.D];2;0)" office:value-type="string" office:string-value="N" calcext:value-type="string">
            <text:p>N</text:p>
          </table:table-cell>
          <table:table-cell table:formula="of:=IFERROR(INDEX([.$D$1:.D103];MATCH([.E104];[.$E$1:.E103];0));MAX([.$D$1:.D103])+1)" office:value-type="float" office:value="55" calcext:value-type="float">
            <text:p>55</text:p>
          </table:table-cell>
          <table:table-cell table:style-name="ce45" office:value-type="string" calcext:value-type="string">
            <text:p>Egyptian Mythology</text:p>
          </table:table-cell>
          <table:table-cell table:formula="of:=COUNTIF([.E:.E];[.E104])-COUNTIF([.$E$1:.E104];[.E104])" office:value-type="float" office:value="0" calcext:value-type="float">
            <text:p>0</text:p>
          </table:table-cell>
          <table:table-cell table:formula="of:=COUNTIF([.$E$1:.E103];[.E104])" office:value-type="float" office:value="0" calcext:value-type="float">
            <text:p>0</text:p>
          </table:table-cell>
          <table:table-cell table:style-name="ce35" table:formula="of:=IFERROR(INDEX([.A105:.$A$873];MATCH([.E104];[.E105:.$E$873];0));&quot;&quot;)">
            <text:p/>
          </table:table-cell>
          <table:table-cell table:style-name="ce35" table:formula="of:=IFERROR(IF(COUNT([.$A$1:.A103])&gt;1;INDEX([.$A$1:.A103];SUMPRODUCT(MAX(ROW([.$E$1:.E103])*([.E104]=[.$E$1:.E103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49522" calcext:value-type="float">
            <text:p>49522</text:p>
          </table:table-cell>
          <table:table-cell table:formula="of:=VLOOKUP([.B105];[$movies.B:.D];2;0)" office:value-type="string" office:string-value="N" calcext:value-type="string">
            <text:p>N</text:p>
          </table:table-cell>
          <table:table-cell table:formula="of:=IFERROR(INDEX([.$D$1:.D104];MATCH([.E105];[.$E$1:.E104];0));MAX([.$D$1:.D104])+1)" office:value-type="float" office:value="48" calcext:value-type="float">
            <text:p>48</text:p>
          </table:table-cell>
          <table:table-cell table:style-name="ce45" office:value-type="string" calcext:value-type="string">
            <text:p>Gods</text:p>
          </table:table-cell>
          <table:table-cell table:formula="of:=COUNTIF([.E:.E];[.E105])-COUNTIF([.$E$1:.E105];[.E105])" office:value-type="float" office:value="0" calcext:value-type="float">
            <text:p>0</text:p>
          </table:table-cell>
          <table:table-cell table:formula="of:=COUNTIF([.$E$1:.E104];[.E105])" office:value-type="float" office:value="1" calcext:value-type="float">
            <text:p>1</text:p>
          </table:table-cell>
          <table:table-cell table:style-name="ce35" table:formula="of:=IFERROR(INDEX([.A106:.$A$873];MATCH([.E105];[.E106:.$E$873];0));&quot;&quot;)">
            <text:p/>
          </table:table-cell>
          <table:table-cell table:style-name="ce35" table:formula="of:=IFERROR(IF(COUNT([.$A$1:.A104])&gt;1;INDEX([.$A$1:.A104];SUMPRODUCT(MAX(ROW([.$E$1:.E104])*([.E105]=[.$E$1:.E104]))));&quot;&quot;);&quot;&quot;)" office:value-type="float" office:value="11" calcext:value-type="float">
            <text:p>11</text:p>
          </table:table-cell>
          <table:table-cell table:number-columns-repeated="6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49522" calcext:value-type="float">
            <text:p>49522</text:p>
          </table:table-cell>
          <table:table-cell table:formula="of:=VLOOKUP([.B106];[$movies.B:.D];2;0)" office:value-type="string" office:string-value="N" calcext:value-type="string">
            <text:p>N</text:p>
          </table:table-cell>
          <table:table-cell table:formula="of:=IFERROR(INDEX([.$D$1:.D105];MATCH([.E106];[.$E$1:.E105];0));MAX([.$D$1:.D105])+1)" office:value-type="float" office:value="33" calcext:value-type="float">
            <text:p>33</text:p>
          </table:table-cell>
          <table:table-cell table:style-name="ce45" office:value-type="string" calcext:value-type="string">
            <text:p>Non-Human Protagonists</text:p>
          </table:table-cell>
          <table:table-cell table:formula="of:=COUNTIF([.E:.E];[.E106])-COUNTIF([.$E$1:.E106];[.E106])" office:value-type="float" office:value="9" calcext:value-type="float">
            <text:p>9</text:p>
          </table:table-cell>
          <table:table-cell table:formula="of:=COUNTIF([.$E$1:.E105];[.E106])" office:value-type="float" office:value="1" calcext:value-type="float">
            <text:p>1</text:p>
          </table:table-cell>
          <table:table-cell table:style-name="ce35" table:formula="of:=IFERROR(INDEX([.A107:.$A$873];MATCH([.E106];[.E107:.$E$873];0));&quot;&quot;)" office:value-type="float" office:value="60" calcext:value-type="float">
            <text:p>60</text:p>
          </table:table-cell>
          <table:table-cell table:style-name="ce35" table:formula="of:=IFERROR(IF(COUNT([.$A$1:.A105])&gt;1;INDEX([.$A$1:.A105];SUMPRODUCT(MAX(ROW([.$E$1:.E105])*([.E106]=[.$E$1:.E105]))));&quot;&quot;);&quot;&quot;)" office:value-type="float" office:value="7" calcext:value-type="float">
            <text:p>7</text:p>
          </table:table-cell>
          <table:table-cell table:number-columns-repeated="6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49522" calcext:value-type="float">
            <text:p>49522</text:p>
          </table:table-cell>
          <table:table-cell table:formula="of:=VLOOKUP([.B107];[$movies.B:.D];2;0)" office:value-type="string" office:string-value="N" calcext:value-type="string">
            <text:p>N</text:p>
          </table:table-cell>
          <table:table-cell table:formula="of:=IFERROR(INDEX([.$D$1:.D106];MATCH([.E107];[.$E$1:.E106];0));MAX([.$D$1:.D106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107])-COUNTIF([.$E$1:.E107];[.E107])" office:value-type="float" office:value="26" calcext:value-type="float">
            <text:p>26</text:p>
          </table:table-cell>
          <table:table-cell table:formula="of:=COUNTIF([.$E$1:.E106];[.E107])" office:value-type="float" office:value="2" calcext:value-type="float">
            <text:p>2</text:p>
          </table:table-cell>
          <table:table-cell table:style-name="ce35" table:formula="of:=IFERROR(INDEX([.A108:.$A$873];MATCH([.E107];[.E108:.$E$873];0));&quot;&quot;)" office:value-type="float" office:value="20" calcext:value-type="float">
            <text:p>20</text:p>
          </table:table-cell>
          <table:table-cell table:style-name="ce35" table:formula="of:=IFERROR(IF(COUNT([.$A$1:.A106])&gt;1;INDEX([.$A$1:.A106];SUMPRODUCT(MAX(ROW([.$E$1:.E106])*([.E107]=[.$E$1:.E106]))));&quot;&quot;);&quot;&quot;)" office:value-type="float" office:value="13" calcext:value-type="float">
            <text:p>13</text:p>
          </table:table-cell>
          <table:table-cell table:number-columns-repeated="6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49522" calcext:value-type="float">
            <text:p>49522</text:p>
          </table:table-cell>
          <table:table-cell table:formula="of:=VLOOKUP([.B108];[$movies.B:.D];2;0)" office:value-type="string" office:string-value="N" calcext:value-type="string">
            <text:p>N</text:p>
          </table:table-cell>
          <table:table-cell table:formula="of:=IFERROR(INDEX([.$D$1:.D107];MATCH([.E108];[.$E$1:.E107];0));MAX([.$D$1:.D107])+1)" office:value-type="float" office:value="35" calcext:value-type="float">
            <text:p>35</text:p>
          </table:table-cell>
          <table:table-cell table:style-name="ce45" office:value-type="string" calcext:value-type="string">
            <text:p>Supernatural</text:p>
          </table:table-cell>
          <table:table-cell table:formula="of:=COUNTIF([.E:.E];[.E108])-COUNTIF([.$E$1:.E108];[.E108])" office:value-type="float" office:value="10" calcext:value-type="float">
            <text:p>10</text:p>
          </table:table-cell>
          <table:table-cell table:formula="of:=COUNTIF([.$E$1:.E107];[.E108])" office:value-type="float" office:value="1" calcext:value-type="float">
            <text:p>1</text:p>
          </table:table-cell>
          <table:table-cell table:style-name="ce35" table:formula="of:=IFERROR(INDEX([.A109:.$A$873];MATCH([.E108];[.E109:.$E$873];0));&quot;&quot;)" office:value-type="float" office:value="18" calcext:value-type="float">
            <text:p>18</text:p>
          </table:table-cell>
          <table:table-cell table:style-name="ce35" table:formula="of:=IFERROR(IF(COUNT([.$A$1:.A107])&gt;1;INDEX([.$A$1:.A107];SUMPRODUCT(MAX(ROW([.$E$1:.E107])*([.E108]=[.$E$1:.E107]))));&quot;&quot;);&quot;&quot;)" office:value-type="float" office:value="7" calcext:value-type="float">
            <text:p>7</text:p>
          </table:table-cell>
          <table:table-cell table:number-columns-repeated="6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42962" calcext:value-type="float">
            <text:p>42962</text:p>
          </table:table-cell>
          <table:table-cell table:formula="of:=VLOOKUP([.B109];[$movies.B:.D];2;0)" office:value-type="string" office:string-value="O" calcext:value-type="string">
            <text:p>O</text:p>
          </table:table-cell>
          <table:table-cell table:formula="of:=IFERROR(INDEX([.$D$1:.D108];MATCH([.E109];[.$E$1:.E108];0));MAX([.$D$1:.D108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109])-COUNTIF([.$E$1:.E109];[.E109])" office:value-type="float" office:value="41" calcext:value-type="float">
            <text:p>41</text:p>
          </table:table-cell>
          <table:table-cell table:formula="of:=COUNTIF([.$E$1:.E108];[.E109])" office:value-type="float" office:value="5" calcext:value-type="float">
            <text:p>5</text:p>
          </table:table-cell>
          <table:table-cell table:style-name="ce35" table:formula="of:=IFERROR(INDEX([.A110:.$A$873];MATCH([.E109];[.E110:.$E$873];0));&quot;&quot;)" office:value-type="float" office:value="17" calcext:value-type="float">
            <text:p>17</text:p>
          </table:table-cell>
          <table:table-cell table:style-name="ce35" table:formula="of:=IFERROR(IF(COUNT([.$A$1:.A108])&gt;1;INDEX([.$A$1:.A108];SUMPRODUCT(MAX(ROW([.$E$1:.E108])*([.E109]=[.$E$1:.E108]))));&quot;&quot;);&quot;&quot;)" office:value-type="float" office:value="14" calcext:value-type="float">
            <text:p>14</text:p>
          </table:table-cell>
          <table:table-cell table:number-columns-repeated="6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42962" calcext:value-type="float">
            <text:p>42962</text:p>
          </table:table-cell>
          <table:table-cell table:formula="of:=VLOOKUP([.B110];[$movies.B:.D];2;0)" office:value-type="string" office:string-value="O" calcext:value-type="string">
            <text:p>O</text:p>
          </table:table-cell>
          <table:table-cell table:formula="of:=IFERROR(INDEX([.$D$1:.D109];MATCH([.E110];[.$E$1:.E109];0));MAX([.$D$1:.D109])+1)" office:value-type="float" office:value="56" calcext:value-type="float">
            <text:p>56</text:p>
          </table:table-cell>
          <table:table-cell table:style-name="ce45" office:value-type="string" calcext:value-type="string">
            <text:p>Sports</text:p>
          </table:table-cell>
          <table:table-cell table:formula="of:=COUNTIF([.E:.E];[.E110])-COUNTIF([.$E$1:.E110];[.E110])" office:value-type="float" office:value="9" calcext:value-type="float">
            <text:p>9</text:p>
          </table:table-cell>
          <table:table-cell table:formula="of:=COUNTIF([.$E$1:.E109];[.E110])" office:value-type="float" office:value="0" calcext:value-type="float">
            <text:p>0</text:p>
          </table:table-cell>
          <table:table-cell table:style-name="ce35" table:formula="of:=IFERROR(INDEX([.A111:.$A$873];MATCH([.E110];[.E111:.$E$873];0));&quot;&quot;)" office:value-type="float" office:value="23" calcext:value-type="float">
            <text:p>23</text:p>
          </table:table-cell>
          <table:table-cell table:style-name="ce35" table:formula="of:=IFERROR(IF(COUNT([.$A$1:.A109])&gt;1;INDEX([.$A$1:.A109];SUMPRODUCT(MAX(ROW([.$E$1:.E109])*([.E110]=[.$E$1:.E109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42962" calcext:value-type="float">
            <text:p>42962</text:p>
          </table:table-cell>
          <table:table-cell table:formula="of:=VLOOKUP([.B111];[$movies.B:.D];2;0)" office:value-type="string" office:string-value="O" calcext:value-type="string">
            <text:p>O</text:p>
          </table:table-cell>
          <table:table-cell table:formula="of:=IFERROR(INDEX([.$D$1:.D110];MATCH([.E111];[.$E$1:.E110];0));MAX([.$D$1:.D110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111])-COUNTIF([.$E$1:.E111];[.E111])" office:value-type="float" office:value="26" calcext:value-type="float">
            <text:p>26</text:p>
          </table:table-cell>
          <table:table-cell table:formula="of:=COUNTIF([.$E$1:.E110];[.E111])" office:value-type="float" office:value="1" calcext:value-type="float">
            <text:p>1</text:p>
          </table:table-cell>
          <table:table-cell table:style-name="ce35" table:formula="of:=IFERROR(INDEX([.A112:.$A$873];MATCH([.E111];[.E112:.$E$873];0));&quot;&quot;)" office:value-type="float" office:value="17" calcext:value-type="float">
            <text:p>17</text:p>
          </table:table-cell>
          <table:table-cell table:style-name="ce35" table:formula="of:=IFERROR(IF(COUNT([.$A$1:.A110])&gt;1;INDEX([.$A$1:.A110];SUMPRODUCT(MAX(ROW([.$E$1:.E110])*([.E111]=[.$E$1:.E110]))));&quot;&quot;);&quot;&quot;)" office:value-type="float" office:value="2" calcext:value-type="float">
            <text:p>2</text:p>
          </table:table-cell>
          <table:table-cell table:number-columns-repeated="6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42962" calcext:value-type="float">
            <text:p>42962</text:p>
          </table:table-cell>
          <table:table-cell table:formula="of:=VLOOKUP([.B112];[$movies.B:.D];2;0)" office:value-type="string" office:string-value="O" calcext:value-type="string">
            <text:p>O</text:p>
          </table:table-cell>
          <table:table-cell table:formula="of:=IFERROR(INDEX([.$D$1:.D111];MATCH([.E112];[.$E$1:.E111];0));MAX([.$D$1:.D111])+1)" office:value-type="float" office:value="57" calcext:value-type="float">
            <text:p>57</text:p>
          </table:table-cell>
          <table:table-cell table:style-name="ce45" office:value-type="string" calcext:value-type="string">
            <text:p>Time Travel</text:p>
          </table:table-cell>
          <table:table-cell table:formula="of:=COUNTIF([.E:.E];[.E112])-COUNTIF([.$E$1:.E112];[.E112])" office:value-type="float" office:value="8" calcext:value-type="float">
            <text:p>8</text:p>
          </table:table-cell>
          <table:table-cell table:formula="of:=COUNTIF([.$E$1:.E111];[.E112])" office:value-type="float" office:value="0" calcext:value-type="float">
            <text:p>0</text:p>
          </table:table-cell>
          <table:table-cell table:style-name="ce35" table:formula="of:=IFERROR(INDEX([.A113:.$A$873];MATCH([.E112];[.E113:.$E$873];0));&quot;&quot;)" office:value-type="float" office:value="32" calcext:value-type="float">
            <text:p>32</text:p>
          </table:table-cell>
          <table:table-cell table:style-name="ce35" table:formula="of:=IFERROR(IF(COUNT([.$A$1:.A111])&gt;1;INDEX([.$A$1:.A111];SUMPRODUCT(MAX(ROW([.$E$1:.E111])*([.E112]=[.$E$1:.E111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42962" calcext:value-type="float">
            <text:p>42962</text:p>
          </table:table-cell>
          <table:table-cell table:formula="of:=VLOOKUP([.B113];[$movies.B:.D];2;0)" office:value-type="string" office:string-value="O" calcext:value-type="string">
            <text:p>O</text:p>
          </table:table-cell>
          <table:table-cell table:formula="of:=IFERROR(INDEX([.$D$1:.D112];MATCH([.E113];[.$E$1:.E112];0));MAX([.$D$1:.D112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113])-COUNTIF([.$E$1:.E113];[.E113])" office:value-type="float" office:value="14" calcext:value-type="float">
            <text:p>14</text:p>
          </table:table-cell>
          <table:table-cell table:formula="of:=COUNTIF([.$E$1:.E112];[.E113])" office:value-type="float" office:value="3" calcext:value-type="float">
            <text:p>3</text:p>
          </table:table-cell>
          <table:table-cell table:style-name="ce35" table:formula="of:=IFERROR(INDEX([.A114:.$A$873];MATCH([.E113];[.E114:.$E$873];0));&quot;&quot;)" office:value-type="float" office:value="22" calcext:value-type="float">
            <text:p>22</text:p>
          </table:table-cell>
          <table:table-cell table:style-name="ce35" table:formula="of:=IFERROR(IF(COUNT([.$A$1:.A112])&gt;1;INDEX([.$A$1:.A112];SUMPRODUCT(MAX(ROW([.$E$1:.E112])*([.E113]=[.$E$1:.E112]))));&quot;&quot;);&quot;&quot;)" office:value-type="float" office:value="14" calcext:value-type="float">
            <text:p>14</text:p>
          </table:table-cell>
          <table:table-cell table:number-columns-repeated="6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42962" calcext:value-type="float">
            <text:p>42962</text:p>
          </table:table-cell>
          <table:table-cell table:formula="of:=VLOOKUP([.B114];[$movies.B:.D];2;0)" office:value-type="string" office:string-value="O" calcext:value-type="string">
            <text:p>O</text:p>
          </table:table-cell>
          <table:table-cell table:formula="of:=IFERROR(INDEX([.$D$1:.D113];MATCH([.E114];[.$E$1:.E113];0));MAX([.$D$1:.D113])+1)" office:value-type="float" office:value="16" calcext:value-type="float">
            <text:p>16</text:p>
          </table:table-cell>
          <table:table-cell table:style-name="ce45" office:value-type="string" calcext:value-type="string">
            <text:p>College</text:p>
          </table:table-cell>
          <table:table-cell table:formula="of:=COUNTIF([.E:.E];[.E114])-COUNTIF([.$E$1:.E114];[.E114])" office:value-type="float" office:value="10" calcext:value-type="float">
            <text:p>10</text:p>
          </table:table-cell>
          <table:table-cell table:formula="of:=COUNTIF([.$E$1:.E113];[.E114])" office:value-type="float" office:value="1" calcext:value-type="float">
            <text:p>1</text:p>
          </table:table-cell>
          <table:table-cell table:style-name="ce35" table:formula="of:=IFERROR(INDEX([.A115:.$A$873];MATCH([.E114];[.E115:.$E$873];0));&quot;&quot;)" office:value-type="float" office:value="23" calcext:value-type="float">
            <text:p>23</text:p>
          </table:table-cell>
          <table:table-cell table:style-name="ce35" table:formula="of:=IFERROR(IF(COUNT([.$A$1:.A113])&gt;1;INDEX([.$A$1:.A113];SUMPRODUCT(MAX(ROW([.$E$1:.E113])*([.E114]=[.$E$1:.E113]))));&quot;&quot;);&quot;&quot;)" office:value-type="float" office:value="3" calcext:value-type="float">
            <text:p>3</text:p>
          </table:table-cell>
          <table:table-cell table:number-columns-repeated="6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42962" calcext:value-type="float">
            <text:p>42962</text:p>
          </table:table-cell>
          <table:table-cell table:formula="of:=VLOOKUP([.B115];[$movies.B:.D];2;0)" office:value-type="string" office:string-value="O" calcext:value-type="string">
            <text:p>O</text:p>
          </table:table-cell>
          <table:table-cell table:formula="of:=IFERROR(INDEX([.$D$1:.D114];MATCH([.E115];[.$E$1:.E114];0));MAX([.$D$1:.D114])+1)" office:value-type="float" office:value="11" calcext:value-type="float">
            <text:p>11</text:p>
          </table:table-cell>
          <table:table-cell table:style-name="ce45" office:value-type="string" calcext:value-type="string">
            <text:p>Romantic Comedy</text:p>
          </table:table-cell>
          <table:table-cell table:formula="of:=COUNTIF([.E:.E];[.E115])-COUNTIF([.$E$1:.E115];[.E115])" office:value-type="float" office:value="0" calcext:value-type="float">
            <text:p>0</text:p>
          </table:table-cell>
          <table:table-cell table:formula="of:=COUNTIF([.$E$1:.E114];[.E115])" office:value-type="float" office:value="1" calcext:value-type="float">
            <text:p>1</text:p>
          </table:table-cell>
          <table:table-cell table:style-name="ce35" table:formula="of:=IFERROR(INDEX([.A116:.$A$873];MATCH([.E115];[.E116:.$E$873];0));&quot;&quot;)">
            <text:p/>
          </table:table-cell>
          <table:table-cell table:style-name="ce35" table:formula="of:=IFERROR(IF(COUNT([.$A$1:.A114])&gt;1;INDEX([.$A$1:.A114];SUMPRODUCT(MAX(ROW([.$E$1:.E114])*([.E115]=[.$E$1:.E114]))));&quot;&quot;);&quot;&quot;)" office:value-type="float" office:value="2" calcext:value-type="float">
            <text:p>2</text:p>
          </table:table-cell>
          <table:table-cell table:number-columns-repeated="6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42962" calcext:value-type="float">
            <text:p>42962</text:p>
          </table:table-cell>
          <table:table-cell table:formula="of:=VLOOKUP([.B116];[$movies.B:.D];2;0)" office:value-type="string" office:string-value="O" calcext:value-type="string">
            <text:p>O</text:p>
          </table:table-cell>
          <table:table-cell table:formula="of:=IFERROR(INDEX([.$D$1:.D115];MATCH([.E116];[.$E$1:.E115];0));MAX([.$D$1:.D115])+1)" office:value-type="float" office:value="58" calcext:value-type="float">
            <text:p>58</text:p>
          </table:table-cell>
          <table:table-cell table:style-name="ce45" office:value-type="string" calcext:value-type="string">
            <text:p>Cooking</text:p>
          </table:table-cell>
          <table:table-cell table:formula="of:=COUNTIF([.E:.E];[.E116])-COUNTIF([.$E$1:.E116];[.E116])" office:value-type="float" office:value="1" calcext:value-type="float">
            <text:p>1</text:p>
          </table:table-cell>
          <table:table-cell table:formula="of:=COUNTIF([.$E$1:.E115];[.E116])" office:value-type="float" office:value="0" calcext:value-type="float">
            <text:p>0</text:p>
          </table:table-cell>
          <table:table-cell table:style-name="ce35" table:formula="of:=IFERROR(INDEX([.A117:.$A$873];MATCH([.E116];[.E117:.$E$873];0));&quot;&quot;)" office:value-type="float" office:value="47" calcext:value-type="float">
            <text:p>47</text:p>
          </table:table-cell>
          <table:table-cell table:style-name="ce35" table:formula="of:=IFERROR(IF(COUNT([.$A$1:.A115])&gt;1;INDEX([.$A$1:.A115];SUMPRODUCT(MAX(ROW([.$E$1:.E115])*([.E116]=[.$E$1:.E11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42962" calcext:value-type="float">
            <text:p>42962</text:p>
          </table:table-cell>
          <table:table-cell table:formula="of:=VLOOKUP([.B117];[$movies.B:.D];2;0)" office:value-type="string" office:string-value="O" calcext:value-type="string">
            <text:p>O</text:p>
          </table:table-cell>
          <table:table-cell table:formula="of:=IFERROR(INDEX([.$D$1:.D116];MATCH([.E117];[.$E$1:.E116];0));MAX([.$D$1:.D116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117])-COUNTIF([.$E$1:.E117];[.E117])" office:value-type="float" office:value="15" calcext:value-type="float">
            <text:p>15</text:p>
          </table:table-cell>
          <table:table-cell table:formula="of:=COUNTIF([.$E$1:.E116];[.E117])" office:value-type="float" office:value="4" calcext:value-type="float">
            <text:p>4</text:p>
          </table:table-cell>
          <table:table-cell table:style-name="ce35" table:formula="of:=IFERROR(INDEX([.A118:.$A$873];MATCH([.E117];[.E118:.$E$873];0));&quot;&quot;)" office:value-type="float" office:value="22" calcext:value-type="float">
            <text:p>22</text:p>
          </table:table-cell>
          <table:table-cell table:style-name="ce35" table:formula="of:=IFERROR(IF(COUNT([.$A$1:.A116])&gt;1;INDEX([.$A$1:.A116];SUMPRODUCT(MAX(ROW([.$E$1:.E116])*([.E117]=[.$E$1:.E116]))));&quot;&quot;);&quot;&quot;)" office:value-type="float" office:value="10" calcext:value-type="float">
            <text:p>10</text:p>
          </table:table-cell>
          <table:table-cell table:number-columns-repeated="6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53150" calcext:value-type="float">
            <text:p>53150</text:p>
          </table:table-cell>
          <table:table-cell table:formula="of:=VLOOKUP([.B118];[$movies.B:.D];2;0)" office:value-type="string" office:string-value="P" calcext:value-type="string">
            <text:p>P</text:p>
          </table:table-cell>
          <table:table-cell table:formula="of:=IFERROR(INDEX([.$D$1:.D117];MATCH([.E118];[.$E$1:.E117];0));MAX([.$D$1:.D117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118])-COUNTIF([.$E$1:.E118];[.E118])" office:value-type="float" office:value="45" calcext:value-type="float">
            <text:p>45</text:p>
          </table:table-cell>
          <table:table-cell table:formula="of:=COUNTIF([.$E$1:.E117];[.E118])" office:value-type="float" office:value="6" calcext:value-type="float">
            <text:p>6</text:p>
          </table:table-cell>
          <table:table-cell table:style-name="ce35" table:formula="of:=IFERROR(INDEX([.A119:.$A$873];MATCH([.E118];[.E119:.$E$873];0));&quot;&quot;)" office:value-type="float" office:value="17" calcext:value-type="float">
            <text:p>17</text:p>
          </table:table-cell>
          <table:table-cell table:style-name="ce35" table:formula="of:=IFERROR(IF(COUNT([.$A$1:.A117])&gt;1;INDEX([.$A$1:.A117];SUMPRODUCT(MAX(ROW([.$E$1:.E117])*([.E118]=[.$E$1:.E117]))));&quot;&quot;);&quot;&quot;)" office:value-type="float" office:value="11" calcext:value-type="float">
            <text:p>11</text:p>
          </table:table-cell>
          <table:table-cell table:number-columns-repeated="6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53150" calcext:value-type="float">
            <text:p>53150</text:p>
          </table:table-cell>
          <table:table-cell table:formula="of:=VLOOKUP([.B119];[$movies.B:.D];2;0)" office:value-type="string" office:string-value="P" calcext:value-type="string">
            <text:p>P</text:p>
          </table:table-cell>
          <table:table-cell table:formula="of:=IFERROR(INDEX([.$D$1:.D118];MATCH([.E119];[.$E$1:.E118];0));MAX([.$D$1:.D118])+1)" office:value-type="float" office:value="19" calcext:value-type="float">
            <text:p>19</text:p>
          </table:table-cell>
          <table:table-cell table:style-name="ce45" office:value-type="string" calcext:value-type="string">
            <text:p>Demons</text:p>
          </table:table-cell>
          <table:table-cell table:formula="of:=COUNTIF([.E:.E];[.E119])-COUNTIF([.$E$1:.E119];[.E119])" office:value-type="float" office:value="7" calcext:value-type="float">
            <text:p>7</text:p>
          </table:table-cell>
          <table:table-cell table:formula="of:=COUNTIF([.$E$1:.E118];[.E119])" office:value-type="float" office:value="3" calcext:value-type="float">
            <text:p>3</text:p>
          </table:table-cell>
          <table:table-cell table:style-name="ce35" table:formula="of:=IFERROR(INDEX([.A120:.$A$873];MATCH([.E119];[.E120:.$E$873];0));&quot;&quot;)" office:value-type="float" office:value="17" calcext:value-type="float">
            <text:p>17</text:p>
          </table:table-cell>
          <table:table-cell table:style-name="ce35" table:formula="of:=IFERROR(IF(COUNT([.$A$1:.A118])&gt;1;INDEX([.$A$1:.A118];SUMPRODUCT(MAX(ROW([.$E$1:.E118])*([.E119]=[.$E$1:.E118]))));&quot;&quot;);&quot;&quot;)" office:value-type="float" office:value="7" calcext:value-type="float">
            <text:p>7</text:p>
          </table:table-cell>
          <table:table-cell table:number-columns-repeated="6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53150" calcext:value-type="float">
            <text:p>53150</text:p>
          </table:table-cell>
          <table:table-cell table:formula="of:=VLOOKUP([.B120];[$movies.B:.D];2;0)" office:value-type="string" office:string-value="P" calcext:value-type="string">
            <text:p>P</text:p>
          </table:table-cell>
          <table:table-cell table:formula="of:=IFERROR(INDEX([.$D$1:.D119];MATCH([.E120];[.$E$1:.E119];0));MAX([.$D$1:.D119])+1)" office:value-type="float" office:value="59" calcext:value-type="float">
            <text:p>59</text:p>
          </table:table-cell>
          <table:table-cell table:style-name="ce45" office:value-type="string" calcext:value-type="string">
            <text:p>Feudal Japan</text:p>
          </table:table-cell>
          <table:table-cell table:formula="of:=COUNTIF([.E:.E];[.E120])-COUNTIF([.$E$1:.E120];[.E120])" office:value-type="float" office:value="0" calcext:value-type="float">
            <text:p>0</text:p>
          </table:table-cell>
          <table:table-cell table:formula="of:=COUNTIF([.$E$1:.E119];[.E120])" office:value-type="float" office:value="0" calcext:value-type="float">
            <text:p>0</text:p>
          </table:table-cell>
          <table:table-cell table:style-name="ce35" table:formula="of:=IFERROR(INDEX([.A121:.$A$873];MATCH([.E120];[.E121:.$E$873];0));&quot;&quot;)">
            <text:p/>
          </table:table-cell>
          <table:table-cell table:style-name="ce35" table:formula="of:=IFERROR(IF(COUNT([.$A$1:.A119])&gt;1;INDEX([.$A$1:.A119];SUMPRODUCT(MAX(ROW([.$E$1:.E119])*([.E120]=[.$E$1:.E119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53150" calcext:value-type="float">
            <text:p>53150</text:p>
          </table:table-cell>
          <table:table-cell table:formula="of:=VLOOKUP([.B121];[$movies.B:.D];2;0)" office:value-type="string" office:string-value="P" calcext:value-type="string">
            <text:p>P</text:p>
          </table:table-cell>
          <table:table-cell table:formula="of:=IFERROR(INDEX([.$D$1:.D120];MATCH([.E121];[.$E$1:.E120];0));MAX([.$D$1:.D120])+1)" office:value-type="float" office:value="46" calcext:value-type="float">
            <text:p>46</text:p>
          </table:table-cell>
          <table:table-cell table:style-name="ce45" office:value-type="string" calcext:value-type="string">
            <text:p>Historical</text:p>
          </table:table-cell>
          <table:table-cell table:formula="of:=COUNTIF([.E:.E];[.E121])-COUNTIF([.$E$1:.E121];[.E121])" office:value-type="float" office:value="11" calcext:value-type="float">
            <text:p>11</text:p>
          </table:table-cell>
          <table:table-cell table:formula="of:=COUNTIF([.$E$1:.E120];[.E121])" office:value-type="float" office:value="1" calcext:value-type="float">
            <text:p>1</text:p>
          </table:table-cell>
          <table:table-cell table:style-name="ce35" table:formula="of:=IFERROR(INDEX([.A122:.$A$873];MATCH([.E121];[.E122:.$E$873];0));&quot;&quot;)" office:value-type="float" office:value="20" calcext:value-type="float">
            <text:p>20</text:p>
          </table:table-cell>
          <table:table-cell table:style-name="ce35" table:formula="of:=IFERROR(IF(COUNT([.$A$1:.A120])&gt;1;INDEX([.$A$1:.A120];SUMPRODUCT(MAX(ROW([.$E$1:.E120])*([.E121]=[.$E$1:.E120]))));&quot;&quot;);&quot;&quot;)" office:value-type="float" office:value="11" calcext:value-type="float">
            <text:p>11</text:p>
          </table:table-cell>
          <table:table-cell table:number-columns-repeated="6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53150" calcext:value-type="float">
            <text:p>53150</text:p>
          </table:table-cell>
          <table:table-cell table:formula="of:=VLOOKUP([.B122];[$movies.B:.D];2;0)" office:value-type="string" office:string-value="P" calcext:value-type="string">
            <text:p>P</text:p>
          </table:table-cell>
          <table:table-cell table:formula="of:=IFERROR(INDEX([.$D$1:.D121];MATCH([.E122];[.$E$1:.E121];0));MAX([.$D$1:.D121])+1)" office:value-type="float" office:value="21" calcext:value-type="float">
            <text:p>21</text:p>
          </table:table-cell>
          <table:table-cell table:style-name="ce45" office:value-type="string" calcext:value-type="string">
            <text:p>Martial Arts</text:p>
          </table:table-cell>
          <table:table-cell table:formula="of:=COUNTIF([.E:.E];[.E122])-COUNTIF([.$E$1:.E122];[.E122])" office:value-type="float" office:value="8" calcext:value-type="float">
            <text:p>8</text:p>
          </table:table-cell>
          <table:table-cell table:formula="of:=COUNTIF([.$E$1:.E121];[.E122])" office:value-type="float" office:value="2" calcext:value-type="float">
            <text:p>2</text:p>
          </table:table-cell>
          <table:table-cell table:style-name="ce35" table:formula="of:=IFERROR(INDEX([.A123:.$A$873];MATCH([.E122];[.E123:.$E$873];0));&quot;&quot;)" office:value-type="float" office:value="23" calcext:value-type="float">
            <text:p>23</text:p>
          </table:table-cell>
          <table:table-cell table:style-name="ce35" table:formula="of:=IFERROR(IF(COUNT([.$A$1:.A121])&gt;1;INDEX([.$A$1:.A121];SUMPRODUCT(MAX(ROW([.$E$1:.E121])*([.E122]=[.$E$1:.E121]))));&quot;&quot;);&quot;&quot;)" office:value-type="float" office:value="13" calcext:value-type="float">
            <text:p>13</text:p>
          </table:table-cell>
          <table:table-cell table:number-columns-repeated="6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53150" calcext:value-type="float">
            <text:p>53150</text:p>
          </table:table-cell>
          <table:table-cell table:formula="of:=VLOOKUP([.B123];[$movies.B:.D];2;0)" office:value-type="string" office:string-value="P" calcext:value-type="string">
            <text:p>P</text:p>
          </table:table-cell>
          <table:table-cell table:formula="of:=IFERROR(INDEX([.$D$1:.D122];MATCH([.E123];[.$E$1:.E122];0));MAX([.$D$1:.D122])+1)" office:value-type="float" office:value="60" calcext:value-type="float">
            <text:p>60</text:p>
          </table:table-cell>
          <table:table-cell table:style-name="ce45" office:value-type="string" calcext:value-type="string">
            <text:p>Samurai</text:p>
          </table:table-cell>
          <table:table-cell table:formula="of:=COUNTIF([.E:.E];[.E123])-COUNTIF([.$E$1:.E123];[.E123])" office:value-type="float" office:value="2" calcext:value-type="float">
            <text:p>2</text:p>
          </table:table-cell>
          <table:table-cell table:formula="of:=COUNTIF([.$E$1:.E122];[.E123])" office:value-type="float" office:value="0" calcext:value-type="float">
            <text:p>0</text:p>
          </table:table-cell>
          <table:table-cell table:style-name="ce35" table:formula="of:=IFERROR(INDEX([.A124:.$A$873];MATCH([.E123];[.E124:.$E$873];0));&quot;&quot;)" office:value-type="float" office:value="99" calcext:value-type="float">
            <text:p>99</text:p>
          </table:table-cell>
          <table:table-cell table:style-name="ce35" table:formula="of:=IFERROR(IF(COUNT([.$A$1:.A122])&gt;1;INDEX([.$A$1:.A122];SUMPRODUCT(MAX(ROW([.$E$1:.E122])*([.E123]=[.$E$1:.E12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53150" calcext:value-type="float">
            <text:p>53150</text:p>
          </table:table-cell>
          <table:table-cell table:formula="of:=VLOOKUP([.B124];[$movies.B:.D];2;0)" office:value-type="string" office:string-value="P" calcext:value-type="string">
            <text:p>P</text:p>
          </table:table-cell>
          <table:table-cell table:formula="of:=IFERROR(INDEX([.$D$1:.D123];MATCH([.E124];[.$E$1:.E123];0));MAX([.$D$1:.D123])+1)" office:value-type="float" office:value="61" calcext:value-type="float">
            <text:p>61</text:p>
          </table:table-cell>
          <table:table-cell table:style-name="ce45" office:value-type="string" calcext:value-type="string">
            <text:p>Swordplay</text:p>
          </table:table-cell>
          <table:table-cell table:formula="of:=COUNTIF([.E:.E];[.E124])-COUNTIF([.$E$1:.E124];[.E124])" office:value-type="float" office:value="1" calcext:value-type="float">
            <text:p>1</text:p>
          </table:table-cell>
          <table:table-cell table:formula="of:=COUNTIF([.$E$1:.E123];[.E124])" office:value-type="float" office:value="0" calcext:value-type="float">
            <text:p>0</text:p>
          </table:table-cell>
          <table:table-cell table:style-name="ce35" table:formula="of:=IFERROR(INDEX([.A125:.$A$873];MATCH([.E124];[.E125:.$E$873];0));&quot;&quot;)" office:value-type="float" office:value="104" calcext:value-type="float">
            <text:p>104</text:p>
          </table:table-cell>
          <table:table-cell table:style-name="ce35" table:formula="of:=IFERROR(IF(COUNT([.$A$1:.A123])&gt;1;INDEX([.$A$1:.A123];SUMPRODUCT(MAX(ROW([.$E$1:.E123])*([.E124]=[.$E$1:.E123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53150" calcext:value-type="float">
            <text:p>53150</text:p>
          </table:table-cell>
          <table:table-cell table:formula="of:=VLOOKUP([.B125];[$movies.B:.D];2;0)" office:value-type="string" office:string-value="P" calcext:value-type="string">
            <text:p>P</text:p>
          </table:table-cell>
          <table:table-cell table:formula="of:=IFERROR(INDEX([.$D$1:.D124];MATCH([.E125];[.$E$1:.E124];0));MAX([.$D$1:.D124])+1)" office:value-type="float" office:value="62" calcext:value-type="float">
            <text:p>62</text:p>
          </table:table-cell>
          <table:table-cell table:style-name="ce45" office:value-type="string" calcext:value-type="string">
            <text:p>Zombies</text:p>
          </table:table-cell>
          <table:table-cell table:formula="of:=COUNTIF([.E:.E];[.E125])-COUNTIF([.$E$1:.E125];[.E125])" office:value-type="float" office:value="1" calcext:value-type="float">
            <text:p>1</text:p>
          </table:table-cell>
          <table:table-cell table:formula="of:=COUNTIF([.$E$1:.E124];[.E125])" office:value-type="float" office:value="0" calcext:value-type="float">
            <text:p>0</text:p>
          </table:table-cell>
          <table:table-cell table:style-name="ce35" table:formula="of:=IFERROR(INDEX([.A126:.$A$873];MATCH([.E125];[.E126:.$E$873];0));&quot;&quot;)" office:value-type="float" office:value="104" calcext:value-type="float">
            <text:p>104</text:p>
          </table:table-cell>
          <table:table-cell table:style-name="ce35" table:formula="of:=IFERROR(IF(COUNT([.$A$1:.A124])&gt;1;INDEX([.$A$1:.A124];SUMPRODUCT(MAX(ROW([.$E$1:.E124])*([.E125]=[.$E$1:.E12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53150" calcext:value-type="float">
            <text:p>53150</text:p>
          </table:table-cell>
          <table:table-cell table:formula="of:=VLOOKUP([.B126];[$movies.B:.D];2;0)" office:value-type="string" office:string-value="P" calcext:value-type="string">
            <text:p>P</text:p>
          </table:table-cell>
          <table:table-cell table:formula="of:=IFERROR(INDEX([.$D$1:.D125];MATCH([.E126];[.$E$1:.E125];0));MAX([.$D$1:.D125])+1)" office:value-type="float" office:value="63" calcext:value-type="float">
            <text:p>63</text:p>
          </table:table-cell>
          <table:table-cell table:style-name="ce45" office:value-type="string" calcext:value-type="string">
            <text:p>Dragons</text:p>
          </table:table-cell>
          <table:table-cell table:formula="of:=COUNTIF([.E:.E];[.E126])-COUNTIF([.$E$1:.E126];[.E126])" office:value-type="float" office:value="12" calcext:value-type="float">
            <text:p>12</text:p>
          </table:table-cell>
          <table:table-cell table:formula="of:=COUNTIF([.$E$1:.E125];[.E126])" office:value-type="float" office:value="0" calcext:value-type="float">
            <text:p>0</text:p>
          </table:table-cell>
          <table:table-cell table:style-name="ce35" table:formula="of:=IFERROR(INDEX([.A127:.$A$873];MATCH([.E126];[.E127:.$E$873];0));&quot;&quot;)" office:value-type="float" office:value="17" calcext:value-type="float">
            <text:p>17</text:p>
          </table:table-cell>
          <table:table-cell table:style-name="ce35" table:formula="of:=IFERROR(IF(COUNT([.$A$1:.A125])&gt;1;INDEX([.$A$1:.A125];SUMPRODUCT(MAX(ROW([.$E$1:.E125])*([.E126]=[.$E$1:.E125]))));&quot;&quot;);&quot;&quot;)">
            <text:p/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3150" calcext:value-type="float">
            <text:p>53150</text:p>
          </table:table-cell>
          <table:table-cell table:formula="of:=VLOOKUP([.B127];[$movies.B:.D];2;0)" office:value-type="string" office:string-value="P" calcext:value-type="string">
            <text:p>P</text:p>
          </table:table-cell>
          <table:table-cell table:formula="of:=IFERROR(INDEX([.$D$1:.D126];MATCH([.E127];[.$E$1:.E126];0));MAX([.$D$1:.D126])+1)" office:value-type="float" office:value="17" calcext:value-type="float">
            <text:p>17</text:p>
          </table:table-cell>
          <table:table-cell table:style-name="ce45" office:value-type="string" calcext:value-type="string">
            <text:p>Animation</text:p>
          </table:table-cell>
          <table:table-cell table:formula="of:=COUNTIF([.E:.E];[.E127])-COUNTIF([.$E$1:.E127];[.E127])" office:value-type="float" office:value="14" calcext:value-type="float">
            <text:p>14</text:p>
          </table:table-cell>
          <table:table-cell table:formula="of:=COUNTIF([.$E$1:.E126];[.E127])" office:value-type="float" office:value="1" calcext:value-type="float">
            <text:p>1</text:p>
          </table:table-cell>
          <table:table-cell table:style-name="ce35" table:formula="of:=IFERROR(INDEX([.A128:.$A$873];MATCH([.E127];[.E128:.$E$873];0));&quot;&quot;)" office:value-type="float" office:value="43" calcext:value-type="float">
            <text:p>43</text:p>
          </table:table-cell>
          <table:table-cell table:style-name="ce35" table:formula="of:=IFERROR(IF(COUNT([.$A$1:.A126])&gt;1;INDEX([.$A$1:.A126];SUMPRODUCT(MAX(ROW([.$E$1:.E126])*([.E127]=[.$E$1:.E126]))));&quot;&quot;);&quot;&quot;)" office:value-type="float" office:value="3" calcext:value-type="float">
            <text:p>3</text:p>
          </table:table-cell>
          <table:table-cell table:number-columns-repeated="6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51495" calcext:value-type="float">
            <text:p>51495</text:p>
          </table:table-cell>
          <table:table-cell table:formula="of:=VLOOKUP([.B128];[$movies.B:.D];2;0)" office:value-type="string" office:string-value="Q" calcext:value-type="string">
            <text:p>Q</text:p>
          </table:table-cell>
          <table:table-cell table:formula="of:=IFERROR(INDEX([.$D$1:.D127];MATCH([.E128];[.$E$1:.E127];0));MAX([.$D$1:.D127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128])-COUNTIF([.$E$1:.E128];[.E128])" office:value-type="float" office:value="44" calcext:value-type="float">
            <text:p>44</text:p>
          </table:table-cell>
          <table:table-cell table:formula="of:=COUNTIF([.$E$1:.E127];[.E128])" office:value-type="float" office:value="7" calcext:value-type="float">
            <text:p>7</text:p>
          </table:table-cell>
          <table:table-cell table:style-name="ce35" table:formula="of:=IFERROR(INDEX([.A129:.$A$873];MATCH([.E128];[.E129:.$E$873];0));&quot;&quot;)" office:value-type="float" office:value="19" calcext:value-type="float">
            <text:p>19</text:p>
          </table:table-cell>
          <table:table-cell table:style-name="ce35" table:formula="of:=IFERROR(IF(COUNT([.$A$1:.A127])&gt;1;INDEX([.$A$1:.A127];SUMPRODUCT(MAX(ROW([.$E$1:.E127])*([.E128]=[.$E$1:.E127]))));&quot;&quot;);&quot;&quot;)" office:value-type="float" office:value="16" calcext:value-type="float">
            <text:p>16</text:p>
          </table:table-cell>
          <table:table-cell table:number-columns-repeated="6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51495" calcext:value-type="float">
            <text:p>51495</text:p>
          </table:table-cell>
          <table:table-cell table:formula="of:=VLOOKUP([.B129];[$movies.B:.D];2;0)" office:value-type="string" office:string-value="Q" calcext:value-type="string">
            <text:p>Q</text:p>
          </table:table-cell>
          <table:table-cell table:formula="of:=IFERROR(INDEX([.$D$1:.D128];MATCH([.E129];[.$E$1:.E128];0));MAX([.$D$1:.D128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129])-COUNTIF([.$E$1:.E129];[.E129])" office:value-type="float" office:value="28" calcext:value-type="float">
            <text:p>28</text:p>
          </table:table-cell>
          <table:table-cell table:formula="of:=COUNTIF([.$E$1:.E128];[.E129])" office:value-type="float" office:value="4" calcext:value-type="float">
            <text:p>4</text:p>
          </table:table-cell>
          <table:table-cell table:style-name="ce35" table:formula="of:=IFERROR(INDEX([.A130:.$A$873];MATCH([.E129];[.E130:.$E$873];0));&quot;&quot;)" office:value-type="float" office:value="19" calcext:value-type="float">
            <text:p>19</text:p>
          </table:table-cell>
          <table:table-cell table:style-name="ce35" table:formula="of:=IFERROR(IF(COUNT([.$A$1:.A128])&gt;1;INDEX([.$A$1:.A128];SUMPRODUCT(MAX(ROW([.$E$1:.E128])*([.E129]=[.$E$1:.E128]))));&quot;&quot;);&quot;&quot;)" office:value-type="float" office:value="10" calcext:value-type="float">
            <text:p>10</text:p>
          </table:table-cell>
          <table:table-cell table:number-columns-repeated="6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51495" calcext:value-type="float">
            <text:p>51495</text:p>
          </table:table-cell>
          <table:table-cell table:formula="of:=VLOOKUP([.B130];[$movies.B:.D];2;0)" office:value-type="string" office:string-value="Q" calcext:value-type="string">
            <text:p>Q</text:p>
          </table:table-cell>
          <table:table-cell table:formula="of:=IFERROR(INDEX([.$D$1:.D129];MATCH([.E130];[.$E$1:.E129];0));MAX([.$D$1:.D129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130])-COUNTIF([.$E$1:.E130];[.E130])" office:value-type="float" office:value="40" calcext:value-type="float">
            <text:p>40</text:p>
          </table:table-cell>
          <table:table-cell table:formula="of:=COUNTIF([.$E$1:.E129];[.E130])" office:value-type="float" office:value="6" calcext:value-type="float">
            <text:p>6</text:p>
          </table:table-cell>
          <table:table-cell table:style-name="ce35" table:formula="of:=IFERROR(INDEX([.A131:.$A$873];MATCH([.E130];[.E131:.$E$873];0));&quot;&quot;)" office:value-type="float" office:value="18" calcext:value-type="float">
            <text:p>18</text:p>
          </table:table-cell>
          <table:table-cell table:style-name="ce35" table:formula="of:=IFERROR(IF(COUNT([.$A$1:.A129])&gt;1;INDEX([.$A$1:.A129];SUMPRODUCT(MAX(ROW([.$E$1:.E129])*([.E130]=[.$E$1:.E129]))));&quot;&quot;);&quot;&quot;)" office:value-type="float" office:value="15" calcext:value-type="float">
            <text:p>15</text:p>
          </table:table-cell>
          <table:table-cell table:number-columns-repeated="6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51495" calcext:value-type="float">
            <text:p>51495</text:p>
          </table:table-cell>
          <table:table-cell table:formula="of:=VLOOKUP([.B131];[$movies.B:.D];2;0)" office:value-type="string" office:string-value="Q" calcext:value-type="string">
            <text:p>Q</text:p>
          </table:table-cell>
          <table:table-cell table:formula="of:=IFERROR(INDEX([.$D$1:.D130];MATCH([.E131];[.$E$1:.E130];0));MAX([.$D$1:.D130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131])-COUNTIF([.$E$1:.E131];[.E131])" office:value-type="float" office:value="40" calcext:value-type="float">
            <text:p>40</text:p>
          </table:table-cell>
          <table:table-cell table:formula="of:=COUNTIF([.$E$1:.E130];[.E131])" office:value-type="float" office:value="5" calcext:value-type="float">
            <text:p>5</text:p>
          </table:table-cell>
          <table:table-cell table:style-name="ce35" table:formula="of:=IFERROR(INDEX([.A132:.$A$873];MATCH([.E131];[.E132:.$E$873];0));&quot;&quot;)" office:value-type="float" office:value="19" calcext:value-type="float">
            <text:p>19</text:p>
          </table:table-cell>
          <table:table-cell table:style-name="ce35" table:formula="of:=IFERROR(IF(COUNT([.$A$1:.A130])&gt;1;INDEX([.$A$1:.A130];SUMPRODUCT(MAX(ROW([.$E$1:.E130])*([.E131]=[.$E$1:.E130]))));&quot;&quot;);&quot;&quot;)" office:value-type="float" office:value="11" calcext:value-type="float">
            <text:p>11</text:p>
          </table:table-cell>
          <table:table-cell table:number-columns-repeated="6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51495" calcext:value-type="float">
            <text:p>51495</text:p>
          </table:table-cell>
          <table:table-cell table:formula="of:=VLOOKUP([.B132];[$movies.B:.D];2;0)" office:value-type="string" office:string-value="Q" calcext:value-type="string">
            <text:p>Q</text:p>
          </table:table-cell>
          <table:table-cell table:formula="of:=IFERROR(INDEX([.$D$1:.D131];MATCH([.E132];[.$E$1:.E131];0));MAX([.$D$1:.D131])+1)" office:value-type="float" office:value="63" calcext:value-type="float">
            <text:p>63</text:p>
          </table:table-cell>
          <table:table-cell table:style-name="ce45" office:value-type="string" calcext:value-type="string">
            <text:p>Dragons</text:p>
          </table:table-cell>
          <table:table-cell table:formula="of:=COUNTIF([.E:.E];[.E132])-COUNTIF([.$E$1:.E132];[.E132])" office:value-type="float" office:value="11" calcext:value-type="float">
            <text:p>11</text:p>
          </table:table-cell>
          <table:table-cell table:formula="of:=COUNTIF([.$E$1:.E131];[.E132])" office:value-type="float" office:value="1" calcext:value-type="float">
            <text:p>1</text:p>
          </table:table-cell>
          <table:table-cell table:style-name="ce35" table:formula="of:=IFERROR(INDEX([.A133:.$A$873];MATCH([.E132];[.E133:.$E$873];0));&quot;&quot;)" office:value-type="float" office:value="39" calcext:value-type="float">
            <text:p>39</text:p>
          </table:table-cell>
          <table:table-cell table:style-name="ce35" table:formula="of:=IFERROR(IF(COUNT([.$A$1:.A131])&gt;1;INDEX([.$A$1:.A131];SUMPRODUCT(MAX(ROW([.$E$1:.E131])*([.E132]=[.$E$1:.E131]))));&quot;&quot;);&quot;&quot;)" office:value-type="float" office:value="16" calcext:value-type="float">
            <text:p>16</text:p>
          </table:table-cell>
          <table:table-cell table:number-columns-repeated="6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51495" calcext:value-type="float">
            <text:p>51495</text:p>
          </table:table-cell>
          <table:table-cell table:formula="of:=VLOOKUP([.B133];[$movies.B:.D];2;0)" office:value-type="string" office:string-value="Q" calcext:value-type="string">
            <text:p>Q</text:p>
          </table:table-cell>
          <table:table-cell table:formula="of:=IFERROR(INDEX([.$D$1:.D132];MATCH([.E133];[.$E$1:.E132];0));MAX([.$D$1:.D132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133])-COUNTIF([.$E$1:.E133];[.E133])" office:value-type="float" office:value="25" calcext:value-type="float">
            <text:p>25</text:p>
          </table:table-cell>
          <table:table-cell table:formula="of:=COUNTIF([.$E$1:.E132];[.E133])" office:value-type="float" office:value="2" calcext:value-type="float">
            <text:p>2</text:p>
          </table:table-cell>
          <table:table-cell table:style-name="ce35" table:formula="of:=IFERROR(INDEX([.A134:.$A$873];MATCH([.E133];[.E134:.$E$873];0));&quot;&quot;)" office:value-type="float" office:value="24" calcext:value-type="float">
            <text:p>24</text:p>
          </table:table-cell>
          <table:table-cell table:style-name="ce35" table:formula="of:=IFERROR(IF(COUNT([.$A$1:.A132])&gt;1;INDEX([.$A$1:.A132];SUMPRODUCT(MAX(ROW([.$E$1:.E132])*([.E133]=[.$E$1:.E132]))));&quot;&quot;);&quot;&quot;)" office:value-type="float" office:value="15" calcext:value-type="float">
            <text:p>15</text:p>
          </table:table-cell>
          <table:table-cell table:number-columns-repeated="6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51495" calcext:value-type="float">
            <text:p>51495</text:p>
          </table:table-cell>
          <table:table-cell table:formula="of:=VLOOKUP([.B134];[$movies.B:.D];2;0)" office:value-type="string" office:string-value="Q" calcext:value-type="string">
            <text:p>Q</text:p>
          </table:table-cell>
          <table:table-cell table:formula="of:=IFERROR(INDEX([.$D$1:.D133];MATCH([.E134];[.$E$1:.E133];0));MAX([.$D$1:.D133])+1)" office:value-type="float" office:value="19" calcext:value-type="float">
            <text:p>19</text:p>
          </table:table-cell>
          <table:table-cell table:style-name="ce45" office:value-type="string" calcext:value-type="string">
            <text:p>Demons</text:p>
          </table:table-cell>
          <table:table-cell table:formula="of:=COUNTIF([.E:.E];[.E134])-COUNTIF([.$E$1:.E134];[.E134])" office:value-type="float" office:value="6" calcext:value-type="float">
            <text:p>6</text:p>
          </table:table-cell>
          <table:table-cell table:formula="of:=COUNTIF([.$E$1:.E133];[.E134])" office:value-type="float" office:value="4" calcext:value-type="float">
            <text:p>4</text:p>
          </table:table-cell>
          <table:table-cell table:style-name="ce35" table:formula="of:=IFERROR(INDEX([.A135:.$A$873];MATCH([.E134];[.E135:.$E$873];0));&quot;&quot;)" office:value-type="float" office:value="30" calcext:value-type="float">
            <text:p>30</text:p>
          </table:table-cell>
          <table:table-cell table:style-name="ce35" table:formula="of:=IFERROR(IF(COUNT([.$A$1:.A133])&gt;1;INDEX([.$A$1:.A133];SUMPRODUCT(MAX(ROW([.$E$1:.E133])*([.E134]=[.$E$1:.E133]))));&quot;&quot;);&quot;&quot;)" office:value-type="float" office:value="16" calcext:value-type="float">
            <text:p>16</text:p>
          </table:table-cell>
          <table:table-cell table:number-columns-repeated="6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51495" calcext:value-type="float">
            <text:p>51495</text:p>
          </table:table-cell>
          <table:table-cell table:formula="of:=VLOOKUP([.B135];[$movies.B:.D];2;0)" office:value-type="string" office:string-value="Q" calcext:value-type="string">
            <text:p>Q</text:p>
          </table:table-cell>
          <table:table-cell table:formula="of:=IFERROR(INDEX([.$D$1:.D134];MATCH([.E135];[.$E$1:.E134];0));MAX([.$D$1:.D134])+1)" office:value-type="float" office:value="38" calcext:value-type="float">
            <text:p>38</text:p>
          </table:table-cell>
          <table:table-cell table:style-name="ce45" office:value-type="string" calcext:value-type="string">
            <text:p>Game Elements</text:p>
          </table:table-cell>
          <table:table-cell table:formula="of:=COUNTIF([.E:.E];[.E135])-COUNTIF([.$E$1:.E135];[.E135])" office:value-type="float" office:value="7" calcext:value-type="float">
            <text:p>7</text:p>
          </table:table-cell>
          <table:table-cell table:formula="of:=COUNTIF([.$E$1:.E134];[.E135])" office:value-type="float" office:value="1" calcext:value-type="float">
            <text:p>1</text:p>
          </table:table-cell>
          <table:table-cell table:style-name="ce35" table:formula="of:=IFERROR(INDEX([.A136:.$A$873];MATCH([.E135];[.E136:.$E$873];0));&quot;&quot;)" office:value-type="float" office:value="41" calcext:value-type="float">
            <text:p>41</text:p>
          </table:table-cell>
          <table:table-cell table:style-name="ce35" table:formula="of:=IFERROR(IF(COUNT([.$A$1:.A134])&gt;1;INDEX([.$A$1:.A134];SUMPRODUCT(MAX(ROW([.$E$1:.E134])*([.E135]=[.$E$1:.E134]))));&quot;&quot;);&quot;&quot;)" office:value-type="float" office:value="9" calcext:value-type="float">
            <text:p>9</text:p>
          </table:table-cell>
          <table:table-cell table:number-columns-repeated="6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51495" calcext:value-type="float">
            <text:p>51495</text:p>
          </table:table-cell>
          <table:table-cell table:formula="of:=VLOOKUP([.B136];[$movies.B:.D];2;0)" office:value-type="string" office:string-value="Q" calcext:value-type="string">
            <text:p>Q</text:p>
          </table:table-cell>
          <table:table-cell table:formula="of:=IFERROR(INDEX([.$D$1:.D135];MATCH([.E136];[.$E$1:.E135];0));MAX([.$D$1:.D135])+1)" office:value-type="float" office:value="64" calcext:value-type="float">
            <text:p>64</text:p>
          </table:table-cell>
          <table:table-cell table:style-name="ce45" office:value-type="string" calcext:value-type="string">
            <text:p>Crude</text:p>
          </table:table-cell>
          <table:table-cell table:formula="of:=COUNTIF([.E:.E];[.E136])-COUNTIF([.$E$1:.E136];[.E136])" office:value-type="float" office:value="7" calcext:value-type="float">
            <text:p>7</text:p>
          </table:table-cell>
          <table:table-cell table:formula="of:=COUNTIF([.$E$1:.E135];[.E136])" office:value-type="float" office:value="0" calcext:value-type="float">
            <text:p>0</text:p>
          </table:table-cell>
          <table:table-cell table:style-name="ce35" table:formula="of:=IFERROR(INDEX([.A137:.$A$873];MATCH([.E136];[.E137:.$E$873];0));&quot;&quot;)" office:value-type="float" office:value="35" calcext:value-type="float">
            <text:p>35</text:p>
          </table:table-cell>
          <table:table-cell table:style-name="ce35" table:formula="of:=IFERROR(IF(COUNT([.$A$1:.A135])&gt;1;INDEX([.$A$1:.A135];SUMPRODUCT(MAX(ROW([.$E$1:.E135])*([.E136]=[.$E$1:.E13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51495" calcext:value-type="float">
            <text:p>51495</text:p>
          </table:table-cell>
          <table:table-cell table:formula="of:=VLOOKUP([.B137];[$movies.B:.D];2;0)" office:value-type="string" office:string-value="Q" calcext:value-type="string">
            <text:p>Q</text:p>
          </table:table-cell>
          <table:table-cell table:formula="of:=IFERROR(INDEX([.$D$1:.D136];MATCH([.E137];[.$E$1:.E136];0));MAX([.$D$1:.D136])+1)" office:value-type="float" office:value="47" calcext:value-type="float">
            <text:p>47</text:p>
          </table:table-cell>
          <table:table-cell table:style-name="ce45" office:value-type="string" calcext:value-type="string">
            <text:p>Monsters</text:p>
          </table:table-cell>
          <table:table-cell table:formula="of:=COUNTIF([.E:.E];[.E137])-COUNTIF([.$E$1:.E137];[.E137])" office:value-type="float" office:value="8" calcext:value-type="float">
            <text:p>8</text:p>
          </table:table-cell>
          <table:table-cell table:formula="of:=COUNTIF([.$E$1:.E136];[.E137])" office:value-type="float" office:value="1" calcext:value-type="float">
            <text:p>1</text:p>
          </table:table-cell>
          <table:table-cell table:style-name="ce35" table:formula="of:=IFERROR(INDEX([.A138:.$A$873];MATCH([.E137];[.E138:.$E$873];0));&quot;&quot;)" office:value-type="float" office:value="19" calcext:value-type="float">
            <text:p>19</text:p>
          </table:table-cell>
          <table:table-cell table:style-name="ce35" table:formula="of:=IFERROR(IF(COUNT([.$A$1:.A136])&gt;1;INDEX([.$A$1:.A136];SUMPRODUCT(MAX(ROW([.$E$1:.E136])*([.E137]=[.$E$1:.E136]))));&quot;&quot;);&quot;&quot;)" office:value-type="float" office:value="11" calcext:value-type="float">
            <text:p>11</text:p>
          </table:table-cell>
          <table:table-cell table:number-columns-repeated="6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51495" calcext:value-type="float">
            <text:p>51495</text:p>
          </table:table-cell>
          <table:table-cell table:formula="of:=VLOOKUP([.B138];[$movies.B:.D];2;0)" office:value-type="string" office:string-value="Q" calcext:value-type="string">
            <text:p>Q</text:p>
          </table:table-cell>
          <table:table-cell table:formula="of:=IFERROR(INDEX([.$D$1:.D137];MATCH([.E138];[.$E$1:.E137];0));MAX([.$D$1:.D137])+1)" office:value-type="float" office:value="65" calcext:value-type="float">
            <text:p>65</text:p>
          </table:table-cell>
          <table:table-cell table:style-name="ce45" office:value-type="string" calcext:value-type="string">
            <text:p>Overpowered Main Characters</text:p>
          </table:table-cell>
          <table:table-cell table:formula="of:=COUNTIF([.E:.E];[.E138])-COUNTIF([.$E$1:.E138];[.E138])" office:value-type="float" office:value="14" calcext:value-type="float">
            <text:p>14</text:p>
          </table:table-cell>
          <table:table-cell table:formula="of:=COUNTIF([.$E$1:.E137];[.E138])" office:value-type="float" office:value="0" calcext:value-type="float">
            <text:p>0</text:p>
          </table:table-cell>
          <table:table-cell table:style-name="ce35" table:formula="of:=IFERROR(INDEX([.A139:.$A$873];MATCH([.E138];[.E139:.$E$873];0));&quot;&quot;)" office:value-type="float" office:value="26" calcext:value-type="float">
            <text:p>26</text:p>
          </table:table-cell>
          <table:table-cell table:style-name="ce35" table:formula="of:=IFERROR(IF(COUNT([.$A$1:.A137])&gt;1;INDEX([.$A$1:.A137];SUMPRODUCT(MAX(ROW([.$E$1:.E137])*([.E138]=[.$E$1:.E13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51495" calcext:value-type="float">
            <text:p>51495</text:p>
          </table:table-cell>
          <table:table-cell table:formula="of:=VLOOKUP([.B139];[$movies.B:.D];2;0)" office:value-type="string" office:string-value="Q" calcext:value-type="string">
            <text:p>Q</text:p>
          </table:table-cell>
          <table:table-cell table:formula="of:=IFERROR(INDEX([.$D$1:.D138];MATCH([.E139];[.$E$1:.E138];0));MAX([.$D$1:.D138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139])-COUNTIF([.$E$1:.E139];[.E139])" office:value-type="float" office:value="17" calcext:value-type="float">
            <text:p>17</text:p>
          </table:table-cell>
          <table:table-cell table:formula="of:=COUNTIF([.$E$1:.E138];[.E139])" office:value-type="float" office:value="1" calcext:value-type="float">
            <text:p>1</text:p>
          </table:table-cell>
          <table:table-cell table:style-name="ce35" table:formula="of:=IFERROR(INDEX([.A140:.$A$873];MATCH([.E139];[.E140:.$E$873];0));&quot;&quot;)" office:value-type="float" office:value="22" calcext:value-type="float">
            <text:p>22</text:p>
          </table:table-cell>
          <table:table-cell table:style-name="ce35" table:formula="of:=IFERROR(IF(COUNT([.$A$1:.A138])&gt;1;INDEX([.$A$1:.A138];SUMPRODUCT(MAX(ROW([.$E$1:.E138])*([.E139]=[.$E$1:.E138]))));&quot;&quot;);&quot;&quot;)" office:value-type="float" office:value="11" calcext:value-type="float">
            <text:p>11</text:p>
          </table:table-cell>
          <table:table-cell table:number-columns-repeated="6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51495" calcext:value-type="float">
            <text:p>51495</text:p>
          </table:table-cell>
          <table:table-cell table:formula="of:=VLOOKUP([.B140];[$movies.B:.D];2;0)" office:value-type="string" office:string-value="Q" calcext:value-type="string">
            <text:p>Q</text:p>
          </table:table-cell>
          <table:table-cell table:formula="of:=IFERROR(INDEX([.$D$1:.D139];MATCH([.E140];[.$E$1:.E139];0));MAX([.$D$1:.D139])+1)" office:value-type="float" office:value="66" calcext:value-type="float">
            <text:p>66</text:p>
          </table:table-cell>
          <table:table-cell table:style-name="ce45" office:value-type="string" calcext:value-type="string">
            <text:p>Summoned Into Another World</text:p>
          </table:table-cell>
          <table:table-cell table:formula="of:=COUNTIF([.E:.E];[.E140])-COUNTIF([.$E$1:.E140];[.E140])" office:value-type="float" office:value="4" calcext:value-type="float">
            <text:p>4</text:p>
          </table:table-cell>
          <table:table-cell table:formula="of:=COUNTIF([.$E$1:.E139];[.E140])" office:value-type="float" office:value="0" calcext:value-type="float">
            <text:p>0</text:p>
          </table:table-cell>
          <table:table-cell table:style-name="ce35" table:formula="of:=IFERROR(INDEX([.A141:.$A$873];MATCH([.E140];[.E141:.$E$873];0));&quot;&quot;)" office:value-type="float" office:value="47" calcext:value-type="float">
            <text:p>47</text:p>
          </table:table-cell>
          <table:table-cell table:style-name="ce35" table:formula="of:=IFERROR(IF(COUNT([.$A$1:.A139])&gt;1;INDEX([.$A$1:.A139];SUMPRODUCT(MAX(ROW([.$E$1:.E139])*([.E140]=[.$E$1:.E139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51495" calcext:value-type="float">
            <text:p>51495</text:p>
          </table:table-cell>
          <table:table-cell table:formula="of:=VLOOKUP([.B141];[$movies.B:.D];2;0)" office:value-type="string" office:string-value="Q" calcext:value-type="string">
            <text:p>Q</text:p>
          </table:table-cell>
          <table:table-cell table:formula="of:=IFERROR(INDEX([.$D$1:.D140];MATCH([.E141];[.$E$1:.E140];0));MAX([.$D$1:.D140])+1)" office:value-type="float" office:value="37" calcext:value-type="float">
            <text:p>37</text:p>
          </table:table-cell>
          <table:table-cell table:style-name="ce45" office:value-type="string" calcext:value-type="string">
            <text:p>Alcohol</text:p>
          </table:table-cell>
          <table:table-cell table:formula="of:=COUNTIF([.E:.E];[.E141])-COUNTIF([.$E$1:.E141];[.E141])" office:value-type="float" office:value="6" calcext:value-type="float">
            <text:p>6</text:p>
          </table:table-cell>
          <table:table-cell table:formula="of:=COUNTIF([.$E$1:.E140];[.E141])" office:value-type="float" office:value="1" calcext:value-type="float">
            <text:p>1</text:p>
          </table:table-cell>
          <table:table-cell table:style-name="ce35" table:formula="of:=IFERROR(INDEX([.A142:.$A$873];MATCH([.E141];[.E142:.$E$873];0));&quot;&quot;)" office:value-type="float" office:value="38" calcext:value-type="float">
            <text:p>38</text:p>
          </table:table-cell>
          <table:table-cell table:style-name="ce35" table:formula="of:=IFERROR(IF(COUNT([.$A$1:.A140])&gt;1;INDEX([.$A$1:.A140];SUMPRODUCT(MAX(ROW([.$E$1:.E140])*([.E141]=[.$E$1:.E140]))));&quot;&quot;);&quot;&quot;)" office:value-type="float" office:value="8" calcext:value-type="float">
            <text:p>8</text:p>
          </table:table-cell>
          <table:table-cell table:number-columns-repeated="6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50470" calcext:value-type="float">
            <text:p>50470</text:p>
          </table:table-cell>
          <table:table-cell table:formula="of:=VLOOKUP([.B142];[$movies.B:.D];2;0)" office:value-type="string" office:string-value="R" calcext:value-type="string">
            <text:p>R</text:p>
          </table:table-cell>
          <table:table-cell table:formula="of:=IFERROR(INDEX([.$D$1:.D141];MATCH([.E142];[.$E$1:.E141];0));MAX([.$D$1:.D141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142])-COUNTIF([.$E$1:.E142];[.E142])" office:value-type="float" office:value="39" calcext:value-type="float">
            <text:p>39</text:p>
          </table:table-cell>
          <table:table-cell table:formula="of:=COUNTIF([.$E$1:.E141];[.E142])" office:value-type="float" office:value="7" calcext:value-type="float">
            <text:p>7</text:p>
          </table:table-cell>
          <table:table-cell table:style-name="ce35" table:formula="of:=IFERROR(INDEX([.A143:.$A$873];MATCH([.E142];[.E143:.$E$873];0));&quot;&quot;)" office:value-type="float" office:value="20" calcext:value-type="float">
            <text:p>20</text:p>
          </table:table-cell>
          <table:table-cell table:style-name="ce35" table:formula="of:=IFERROR(IF(COUNT([.$A$1:.A141])&gt;1;INDEX([.$A$1:.A141];SUMPRODUCT(MAX(ROW([.$E$1:.E141])*([.E142]=[.$E$1:.E141]))));&quot;&quot;);&quot;&quot;)" office:value-type="float" office:value="17" calcext:value-type="float">
            <text:p>17</text:p>
          </table:table-cell>
          <table:table-cell table:number-columns-repeated="6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50470" calcext:value-type="float">
            <text:p>50470</text:p>
          </table:table-cell>
          <table:table-cell table:formula="of:=VLOOKUP([.B143];[$movies.B:.D];2;0)" office:value-type="string" office:string-value="R" calcext:value-type="string">
            <text:p>R</text:p>
          </table:table-cell>
          <table:table-cell table:formula="of:=IFERROR(INDEX([.$D$1:.D142];MATCH([.E143];[.$E$1:.E142];0));MAX([.$D$1:.D142])+1)" office:value-type="float" office:value="14" calcext:value-type="float">
            <text:p>14</text:p>
          </table:table-cell>
          <table:table-cell table:style-name="ce45" office:value-type="string" calcext:value-type="string">
            <text:p>Work Life</text:p>
          </table:table-cell>
          <table:table-cell table:formula="of:=COUNTIF([.E:.E];[.E143])-COUNTIF([.$E$1:.E143];[.E143])" office:value-type="float" office:value="6" calcext:value-type="float">
            <text:p>6</text:p>
          </table:table-cell>
          <table:table-cell table:formula="of:=COUNTIF([.$E$1:.E142];[.E143])" office:value-type="float" office:value="1" calcext:value-type="float">
            <text:p>1</text:p>
          </table:table-cell>
          <table:table-cell table:style-name="ce35" table:formula="of:=IFERROR(INDEX([.A144:.$A$873];MATCH([.E143];[.E144:.$E$873];0));&quot;&quot;)" office:value-type="float" office:value="38" calcext:value-type="float">
            <text:p>38</text:p>
          </table:table-cell>
          <table:table-cell table:style-name="ce35" table:formula="of:=IFERROR(IF(COUNT([.$A$1:.A142])&gt;1;INDEX([.$A$1:.A142];SUMPRODUCT(MAX(ROW([.$E$1:.E142])*([.E143]=[.$E$1:.E142]))));&quot;&quot;);&quot;&quot;)" office:value-type="float" office:value="3" calcext:value-type="float">
            <text:p>3</text:p>
          </table:table-cell>
          <table:table-cell table:number-columns-repeated="6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50470" calcext:value-type="float">
            <text:p>50470</text:p>
          </table:table-cell>
          <table:table-cell table:formula="of:=VLOOKUP([.B144];[$movies.B:.D];2;0)" office:value-type="string" office:string-value="R" calcext:value-type="string">
            <text:p>R</text:p>
          </table:table-cell>
          <table:table-cell table:formula="of:=IFERROR(INDEX([.$D$1:.D143];MATCH([.E144];[.$E$1:.E143];0));MAX([.$D$1:.D143])+1)" office:value-type="float" office:value="49" calcext:value-type="float">
            <text:p>49</text:p>
          </table:table-cell>
          <table:table-cell table:style-name="ce45" office:value-type="string" calcext:value-type="string">
            <text:p>Ghosts</text:p>
          </table:table-cell>
          <table:table-cell table:formula="of:=COUNTIF([.E:.E];[.E144])-COUNTIF([.$E$1:.E144];[.E144])" office:value-type="float" office:value="13" calcext:value-type="float">
            <text:p>13</text:p>
          </table:table-cell>
          <table:table-cell table:formula="of:=COUNTIF([.$E$1:.E143];[.E144])" office:value-type="float" office:value="1" calcext:value-type="float">
            <text:p>1</text:p>
          </table:table-cell>
          <table:table-cell table:style-name="ce35" table:formula="of:=IFERROR(INDEX([.A145:.$A$873];MATCH([.E144];[.E145:.$E$873];0));&quot;&quot;)" office:value-type="float" office:value="22" calcext:value-type="float">
            <text:p>22</text:p>
          </table:table-cell>
          <table:table-cell table:style-name="ce35" table:formula="of:=IFERROR(IF(COUNT([.$A$1:.A143])&gt;1;INDEX([.$A$1:.A143];SUMPRODUCT(MAX(ROW([.$E$1:.E143])*([.E144]=[.$E$1:.E143]))));&quot;&quot;);&quot;&quot;)" office:value-type="float" office:value="11" calcext:value-type="float">
            <text:p>11</text:p>
          </table:table-cell>
          <table:table-cell table:number-columns-repeated="6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50470" calcext:value-type="float">
            <text:p>50470</text:p>
          </table:table-cell>
          <table:table-cell table:formula="of:=VLOOKUP([.B145];[$movies.B:.D];2;0)" office:value-type="string" office:string-value="R" calcext:value-type="string">
            <text:p>R</text:p>
          </table:table-cell>
          <table:table-cell table:formula="of:=IFERROR(INDEX([.$D$1:.D144];MATCH([.E145];[.$E$1:.E144];0));MAX([.$D$1:.D144])+1)" office:value-type="float" office:value="67" calcext:value-type="float">
            <text:p>67</text:p>
          </table:table-cell>
          <table:table-cell table:style-name="ce45" office:value-type="string" calcext:value-type="string">
            <text:p>Idols</text:p>
          </table:table-cell>
          <table:table-cell table:formula="of:=COUNTIF([.E:.E];[.E145])-COUNTIF([.$E$1:.E145];[.E145])" office:value-type="float" office:value="1" calcext:value-type="float">
            <text:p>1</text:p>
          </table:table-cell>
          <table:table-cell table:formula="of:=COUNTIF([.$E$1:.E144];[.E145])" office:value-type="float" office:value="0" calcext:value-type="float">
            <text:p>0</text:p>
          </table:table-cell>
          <table:table-cell table:style-name="ce35" table:formula="of:=IFERROR(INDEX([.A146:.$A$873];MATCH([.E145];[.E146:.$E$873];0));&quot;&quot;)" office:value-type="float" office:value="86" calcext:value-type="float">
            <text:p>86</text:p>
          </table:table-cell>
          <table:table-cell table:style-name="ce35" table:formula="of:=IFERROR(IF(COUNT([.$A$1:.A144])&gt;1;INDEX([.$A$1:.A144];SUMPRODUCT(MAX(ROW([.$E$1:.E144])*([.E145]=[.$E$1:.E14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50470" calcext:value-type="float">
            <text:p>50470</text:p>
          </table:table-cell>
          <table:table-cell table:formula="of:=VLOOKUP([.B146];[$movies.B:.D];2;0)" office:value-type="string" office:string-value="R" calcext:value-type="string">
            <text:p>R</text:p>
          </table:table-cell>
          <table:table-cell table:formula="of:=IFERROR(INDEX([.$D$1:.D145];MATCH([.E146];[.$E$1:.E145];0));MAX([.$D$1:.D145])+1)" office:value-type="float" office:value="68" calcext:value-type="float">
            <text:p>68</text:p>
          </table:table-cell>
          <table:table-cell table:style-name="ce45" office:value-type="string" calcext:value-type="string">
            <text:p>Showbiz</text:p>
          </table:table-cell>
          <table:table-cell table:formula="of:=COUNTIF([.E:.E];[.E146])-COUNTIF([.$E$1:.E146];[.E146])" office:value-type="float" office:value="0" calcext:value-type="float">
            <text:p>0</text:p>
          </table:table-cell>
          <table:table-cell table:formula="of:=COUNTIF([.$E$1:.E145];[.E146])" office:value-type="float" office:value="0" calcext:value-type="float">
            <text:p>0</text:p>
          </table:table-cell>
          <table:table-cell table:style-name="ce35" table:formula="of:=IFERROR(INDEX([.A147:.$A$873];MATCH([.E146];[.E147:.$E$873];0));&quot;&quot;)">
            <text:p/>
          </table:table-cell>
          <table:table-cell table:style-name="ce35" table:formula="of:=IFERROR(IF(COUNT([.$A$1:.A145])&gt;1;INDEX([.$A$1:.A145];SUMPRODUCT(MAX(ROW([.$E$1:.E145])*([.E146]=[.$E$1:.E14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50470" calcext:value-type="float">
            <text:p>50470</text:p>
          </table:table-cell>
          <table:table-cell table:formula="of:=VLOOKUP([.B147];[$movies.B:.D];2;0)" office:value-type="string" office:string-value="R" calcext:value-type="string">
            <text:p>R</text:p>
          </table:table-cell>
          <table:table-cell table:formula="of:=IFERROR(INDEX([.$D$1:.D146];MATCH([.E147];[.$E$1:.E146];0));MAX([.$D$1:.D146])+1)" office:value-type="float" office:value="35" calcext:value-type="float">
            <text:p>35</text:p>
          </table:table-cell>
          <table:table-cell table:style-name="ce45" office:value-type="string" calcext:value-type="string">
            <text:p>Supernatural</text:p>
          </table:table-cell>
          <table:table-cell table:formula="of:=COUNTIF([.E:.E];[.E147])-COUNTIF([.$E$1:.E147];[.E147])" office:value-type="float" office:value="9" calcext:value-type="float">
            <text:p>9</text:p>
          </table:table-cell>
          <table:table-cell table:formula="of:=COUNTIF([.$E$1:.E146];[.E147])" office:value-type="float" office:value="2" calcext:value-type="float">
            <text:p>2</text:p>
          </table:table-cell>
          <table:table-cell table:style-name="ce35" table:formula="of:=IFERROR(INDEX([.A148:.$A$873];MATCH([.E147];[.E148:.$E$873];0));&quot;&quot;)" office:value-type="float" office:value="21" calcext:value-type="float">
            <text:p>21</text:p>
          </table:table-cell>
          <table:table-cell table:style-name="ce35" table:formula="of:=IFERROR(IF(COUNT([.$A$1:.A146])&gt;1;INDEX([.$A$1:.A146];SUMPRODUCT(MAX(ROW([.$E$1:.E146])*([.E147]=[.$E$1:.E146]))));&quot;&quot;);&quot;&quot;)" office:value-type="float" office:value="14" calcext:value-type="float">
            <text:p>14</text:p>
          </table:table-cell>
          <table:table-cell table:number-columns-repeated="6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50470" calcext:value-type="float">
            <text:p>50470</text:p>
          </table:table-cell>
          <table:table-cell table:formula="of:=VLOOKUP([.B148];[$movies.B:.D];2;0)" office:value-type="string" office:string-value="R" calcext:value-type="string">
            <text:p>R</text:p>
          </table:table-cell>
          <table:table-cell table:formula="of:=IFERROR(INDEX([.$D$1:.D147];MATCH([.E148];[.$E$1:.E147];0));MAX([.$D$1:.D147])+1)" office:value-type="float" office:value="13" calcext:value-type="float">
            <text:p>13</text:p>
          </table:table-cell>
          <table:table-cell table:style-name="ce45" office:value-type="string" calcext:value-type="string">
            <text:p>Pets</text:p>
          </table:table-cell>
          <table:table-cell table:formula="of:=COUNTIF([.E:.E];[.E148])-COUNTIF([.$E$1:.E148];[.E148])" office:value-type="float" office:value="11" calcext:value-type="float">
            <text:p>11</text:p>
          </table:table-cell>
          <table:table-cell table:formula="of:=COUNTIF([.$E$1:.E147];[.E148])" office:value-type="float" office:value="3" calcext:value-type="float">
            <text:p>3</text:p>
          </table:table-cell>
          <table:table-cell table:style-name="ce35" table:formula="of:=IFERROR(INDEX([.A149:.$A$873];MATCH([.E148];[.E149:.$E$873];0));&quot;&quot;)" office:value-type="float" office:value="28" calcext:value-type="float">
            <text:p>28</text:p>
          </table:table-cell>
          <table:table-cell table:style-name="ce35" table:formula="of:=IFERROR(IF(COUNT([.$A$1:.A147])&gt;1;INDEX([.$A$1:.A147];SUMPRODUCT(MAX(ROW([.$E$1:.E147])*([.E148]=[.$E$1:.E147]))));&quot;&quot;);&quot;&quot;)" office:value-type="float" office:value="10" calcext:value-type="float">
            <text:p>10</text:p>
          </table:table-cell>
          <table:table-cell table:number-columns-repeated="6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53179" calcext:value-type="float">
            <text:p>53179</text:p>
          </table:table-cell>
          <table:table-cell table:formula="of:=VLOOKUP([.B149];[$movies.B:.D];2;0)" office:value-type="string" office:string-value="S" calcext:value-type="string">
            <text:p>S</text:p>
          </table:table-cell>
          <table:table-cell table:formula="of:=IFERROR(INDEX([.$D$1:.D148];MATCH([.E149];[.$E$1:.E148];0));MAX([.$D$1:.D148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149])-COUNTIF([.$E$1:.E149];[.E149])" office:value-type="float" office:value="43" calcext:value-type="float">
            <text:p>43</text:p>
          </table:table-cell>
          <table:table-cell table:formula="of:=COUNTIF([.$E$1:.E148];[.E149])" office:value-type="float" office:value="8" calcext:value-type="float">
            <text:p>8</text:p>
          </table:table-cell>
          <table:table-cell table:style-name="ce35" table:formula="of:=IFERROR(INDEX([.A150:.$A$873];MATCH([.E149];[.E150:.$E$873];0));&quot;&quot;)" office:value-type="float" office:value="22" calcext:value-type="float">
            <text:p>22</text:p>
          </table:table-cell>
          <table:table-cell table:style-name="ce35" table:formula="of:=IFERROR(IF(COUNT([.$A$1:.A148])&gt;1;INDEX([.$A$1:.A148];SUMPRODUCT(MAX(ROW([.$E$1:.E148])*([.E149]=[.$E$1:.E148]))));&quot;&quot;);&quot;&quot;)" office:value-type="float" office:value="17" calcext:value-type="float">
            <text:p>17</text:p>
          </table:table-cell>
          <table:table-cell table:number-columns-repeated="6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53179" calcext:value-type="float">
            <text:p>53179</text:p>
          </table:table-cell>
          <table:table-cell table:formula="of:=VLOOKUP([.B150];[$movies.B:.D];2;0)" office:value-type="string" office:string-value="S" calcext:value-type="string">
            <text:p>S</text:p>
          </table:table-cell>
          <table:table-cell table:formula="of:=IFERROR(INDEX([.$D$1:.D149];MATCH([.E150];[.$E$1:.E149];0));MAX([.$D$1:.D149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150])-COUNTIF([.$E$1:.E150];[.E150])" office:value-type="float" office:value="27" calcext:value-type="float">
            <text:p>27</text:p>
          </table:table-cell>
          <table:table-cell table:formula="of:=COUNTIF([.$E$1:.E149];[.E150])" office:value-type="float" office:value="5" calcext:value-type="float">
            <text:p>5</text:p>
          </table:table-cell>
          <table:table-cell table:style-name="ce35" table:formula="of:=IFERROR(INDEX([.A151:.$A$873];MATCH([.E150];[.E151:.$E$873];0));&quot;&quot;)" office:value-type="float" office:value="22" calcext:value-type="float">
            <text:p>22</text:p>
          </table:table-cell>
          <table:table-cell table:style-name="ce35" table:formula="of:=IFERROR(IF(COUNT([.$A$1:.A149])&gt;1;INDEX([.$A$1:.A149];SUMPRODUCT(MAX(ROW([.$E$1:.E149])*([.E150]=[.$E$1:.E149]))));&quot;&quot;);&quot;&quot;)" office:value-type="float" office:value="17" calcext:value-type="float">
            <text:p>17</text:p>
          </table:table-cell>
          <table:table-cell table:number-columns-repeated="6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53179" calcext:value-type="float">
            <text:p>53179</text:p>
          </table:table-cell>
          <table:table-cell table:formula="of:=VLOOKUP([.B151];[$movies.B:.D];2;0)" office:value-type="string" office:string-value="S" calcext:value-type="string">
            <text:p>S</text:p>
          </table:table-cell>
          <table:table-cell table:formula="of:=IFERROR(INDEX([.$D$1:.D150];MATCH([.E151];[.$E$1:.E150];0));MAX([.$D$1:.D150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151])-COUNTIF([.$E$1:.E151];[.E151])" office:value-type="float" office:value="39" calcext:value-type="float">
            <text:p>39</text:p>
          </table:table-cell>
          <table:table-cell table:formula="of:=COUNTIF([.$E$1:.E150];[.E151])" office:value-type="float" office:value="6" calcext:value-type="float">
            <text:p>6</text:p>
          </table:table-cell>
          <table:table-cell table:style-name="ce35" table:formula="of:=IFERROR(INDEX([.A152:.$A$873];MATCH([.E151];[.E152:.$E$873];0));&quot;&quot;)" office:value-type="float" office:value="22" calcext:value-type="float">
            <text:p>22</text:p>
          </table:table-cell>
          <table:table-cell table:style-name="ce35" table:formula="of:=IFERROR(IF(COUNT([.$A$1:.A150])&gt;1;INDEX([.$A$1:.A150];SUMPRODUCT(MAX(ROW([.$E$1:.E150])*([.E151]=[.$E$1:.E150]))));&quot;&quot;);&quot;&quot;)" office:value-type="float" office:value="17" calcext:value-type="float">
            <text:p>17</text:p>
          </table:table-cell>
          <table:table-cell table:number-columns-repeated="6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53179" calcext:value-type="float">
            <text:p>53179</text:p>
          </table:table-cell>
          <table:table-cell table:formula="of:=VLOOKUP([.B152];[$movies.B:.D];2;0)" office:value-type="string" office:string-value="S" calcext:value-type="string">
            <text:p>S</text:p>
          </table:table-cell>
          <table:table-cell table:formula="of:=IFERROR(INDEX([.$D$1:.D151];MATCH([.E152];[.$E$1:.E151];0));MAX([.$D$1:.D151])+1)" office:value-type="float" office:value="47" calcext:value-type="float">
            <text:p>47</text:p>
          </table:table-cell>
          <table:table-cell table:style-name="ce45" office:value-type="string" calcext:value-type="string">
            <text:p>Monsters</text:p>
          </table:table-cell>
          <table:table-cell table:formula="of:=COUNTIF([.E:.E];[.E152])-COUNTIF([.$E$1:.E152];[.E152])" office:value-type="float" office:value="7" calcext:value-type="float">
            <text:p>7</text:p>
          </table:table-cell>
          <table:table-cell table:formula="of:=COUNTIF([.$E$1:.E151];[.E152])" office:value-type="float" office:value="2" calcext:value-type="float">
            <text:p>2</text:p>
          </table:table-cell>
          <table:table-cell table:style-name="ce35" table:formula="of:=IFERROR(INDEX([.A153:.$A$873];MATCH([.E152];[.E153:.$E$873];0));&quot;&quot;)" office:value-type="float" office:value="28" calcext:value-type="float">
            <text:p>28</text:p>
          </table:table-cell>
          <table:table-cell table:style-name="ce35" table:formula="of:=IFERROR(IF(COUNT([.$A$1:.A151])&gt;1;INDEX([.$A$1:.A151];SUMPRODUCT(MAX(ROW([.$E$1:.E151])*([.E152]=[.$E$1:.E151]))));&quot;&quot;);&quot;&quot;)" office:value-type="float" office:value="17" calcext:value-type="float">
            <text:p>17</text:p>
          </table:table-cell>
          <table:table-cell table:number-columns-repeated="6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53179" calcext:value-type="float">
            <text:p>53179</text:p>
          </table:table-cell>
          <table:table-cell table:formula="of:=VLOOKUP([.B153];[$movies.B:.D];2;0)" office:value-type="string" office:string-value="S" calcext:value-type="string">
            <text:p>S</text:p>
          </table:table-cell>
          <table:table-cell table:formula="of:=IFERROR(INDEX([.$D$1:.D152];MATCH([.E153];[.$E$1:.E152];0));MAX([.$D$1:.D152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153])-COUNTIF([.$E$1:.E153];[.E153])" office:value-type="float" office:value="32" calcext:value-type="float">
            <text:p>32</text:p>
          </table:table-cell>
          <table:table-cell table:formula="of:=COUNTIF([.$E$1:.E152];[.E153])" office:value-type="float" office:value="4" calcext:value-type="float">
            <text:p>4</text:p>
          </table:table-cell>
          <table:table-cell table:style-name="ce35" table:formula="of:=IFERROR(INDEX([.A154:.$A$873];MATCH([.E153];[.E154:.$E$873];0));&quot;&quot;)" office:value-type="float" office:value="20" calcext:value-type="float">
            <text:p>20</text:p>
          </table:table-cell>
          <table:table-cell table:style-name="ce35" table:formula="of:=IFERROR(IF(COUNT([.$A$1:.A152])&gt;1;INDEX([.$A$1:.A152];SUMPRODUCT(MAX(ROW([.$E$1:.E152])*([.E153]=[.$E$1:.E152]))));&quot;&quot;);&quot;&quot;)" office:value-type="float" office:value="12" calcext:value-type="float">
            <text:p>12</text:p>
          </table:table-cell>
          <table:table-cell table:number-columns-repeated="6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52381" calcext:value-type="float">
            <text:p>52381</text:p>
          </table:table-cell>
          <table:table-cell table:formula="of:=VLOOKUP([.B154];[$movies.B:.D];2;0)" office:value-type="string" office:string-value="T" calcext:value-type="string">
            <text:p>T</text:p>
          </table:table-cell>
          <table:table-cell table:formula="of:=IFERROR(INDEX([.$D$1:.D153];MATCH([.E154];[.$E$1:.E153];0));MAX([.$D$1:.D153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154])-COUNTIF([.$E$1:.E154];[.E154])" office:value-type="float" office:value="38" calcext:value-type="float">
            <text:p>38</text:p>
          </table:table-cell>
          <table:table-cell table:formula="of:=COUNTIF([.$E$1:.E153];[.E154])" office:value-type="float" office:value="8" calcext:value-type="float">
            <text:p>8</text:p>
          </table:table-cell>
          <table:table-cell table:style-name="ce35" table:formula="of:=IFERROR(INDEX([.A155:.$A$873];MATCH([.E154];[.E155:.$E$873];0));&quot;&quot;)" office:value-type="float" office:value="21" calcext:value-type="float">
            <text:p>21</text:p>
          </table:table-cell>
          <table:table-cell table:style-name="ce35" table:formula="of:=IFERROR(IF(COUNT([.$A$1:.A153])&gt;1;INDEX([.$A$1:.A153];SUMPRODUCT(MAX(ROW([.$E$1:.E153])*([.E154]=[.$E$1:.E153]))));&quot;&quot;);&quot;&quot;)" office:value-type="float" office:value="18" calcext:value-type="float">
            <text:p>18</text:p>
          </table:table-cell>
          <table:table-cell table:number-columns-repeated="6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52381" calcext:value-type="float">
            <text:p>52381</text:p>
          </table:table-cell>
          <table:table-cell table:formula="of:=VLOOKUP([.B155];[$movies.B:.D];2;0)" office:value-type="string" office:string-value="T" calcext:value-type="string">
            <text:p>T</text:p>
          </table:table-cell>
          <table:table-cell table:formula="of:=IFERROR(INDEX([.$D$1:.D154];MATCH([.E155];[.$E$1:.E154];0));MAX([.$D$1:.D154])+1)" office:value-type="float" office:value="46" calcext:value-type="float">
            <text:p>46</text:p>
          </table:table-cell>
          <table:table-cell table:style-name="ce45" office:value-type="string" calcext:value-type="string">
            <text:p>Historical</text:p>
          </table:table-cell>
          <table:table-cell table:formula="of:=COUNTIF([.E:.E];[.E155])-COUNTIF([.$E$1:.E155];[.E155])" office:value-type="float" office:value="10" calcext:value-type="float">
            <text:p>10</text:p>
          </table:table-cell>
          <table:table-cell table:formula="of:=COUNTIF([.$E$1:.E154];[.E155])" office:value-type="float" office:value="2" calcext:value-type="float">
            <text:p>2</text:p>
          </table:table-cell>
          <table:table-cell table:style-name="ce35" table:formula="of:=IFERROR(INDEX([.A156:.$A$873];MATCH([.E155];[.E156:.$E$873];0));&quot;&quot;)" office:value-type="float" office:value="37" calcext:value-type="float">
            <text:p>37</text:p>
          </table:table-cell>
          <table:table-cell table:style-name="ce35" table:formula="of:=IFERROR(IF(COUNT([.$A$1:.A154])&gt;1;INDEX([.$A$1:.A154];SUMPRODUCT(MAX(ROW([.$E$1:.E154])*([.E155]=[.$E$1:.E154]))));&quot;&quot;);&quot;&quot;)" office:value-type="float" office:value="16" calcext:value-type="float">
            <text:p>16</text:p>
          </table:table-cell>
          <table:table-cell table:number-columns-repeated="6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52381" calcext:value-type="float">
            <text:p>52381</text:p>
          </table:table-cell>
          <table:table-cell table:formula="of:=VLOOKUP([.B156];[$movies.B:.D];2;0)" office:value-type="string" office:string-value="T" calcext:value-type="string">
            <text:p>T</text:p>
          </table:table-cell>
          <table:table-cell table:formula="of:=IFERROR(INDEX([.$D$1:.D155];MATCH([.E156];[.$E$1:.E155];0));MAX([.$D$1:.D155])+1)" office:value-type="float" office:value="69" calcext:value-type="float">
            <text:p>69</text:p>
          </table:table-cell>
          <table:table-cell table:style-name="ce45" office:value-type="string" calcext:value-type="string">
            <text:p>Political</text:p>
          </table:table-cell>
          <table:table-cell table:formula="of:=COUNTIF([.E:.E];[.E156])-COUNTIF([.$E$1:.E156];[.E156])" office:value-type="float" office:value="10" calcext:value-type="float">
            <text:p>10</text:p>
          </table:table-cell>
          <table:table-cell table:formula="of:=COUNTIF([.$E$1:.E155];[.E156])" office:value-type="float" office:value="0" calcext:value-type="float">
            <text:p>0</text:p>
          </table:table-cell>
          <table:table-cell table:style-name="ce35" table:formula="of:=IFERROR(INDEX([.A157:.$A$873];MATCH([.E156];[.E157:.$E$873];0));&quot;&quot;)" office:value-type="float" office:value="24" calcext:value-type="float">
            <text:p>24</text:p>
          </table:table-cell>
          <table:table-cell table:style-name="ce35" table:formula="of:=IFERROR(IF(COUNT([.$A$1:.A155])&gt;1;INDEX([.$A$1:.A155];SUMPRODUCT(MAX(ROW([.$E$1:.E155])*([.E156]=[.$E$1:.E15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52381" calcext:value-type="float">
            <text:p>52381</text:p>
          </table:table-cell>
          <table:table-cell table:formula="of:=VLOOKUP([.B157];[$movies.B:.D];2;0)" office:value-type="string" office:string-value="T" calcext:value-type="string">
            <text:p>T</text:p>
          </table:table-cell>
          <table:table-cell table:formula="of:=IFERROR(INDEX([.$D$1:.D156];MATCH([.E157];[.$E$1:.E156];0));MAX([.$D$1:.D156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157])-COUNTIF([.$E$1:.E157];[.E157])" office:value-type="float" office:value="25" calcext:value-type="float">
            <text:p>25</text:p>
          </table:table-cell>
          <table:table-cell table:formula="of:=COUNTIF([.$E$1:.E156];[.E157])" office:value-type="float" office:value="3" calcext:value-type="float">
            <text:p>3</text:p>
          </table:table-cell>
          <table:table-cell table:style-name="ce35" table:formula="of:=IFERROR(INDEX([.A158:.$A$873];MATCH([.E157];[.E158:.$E$873];0));&quot;&quot;)" office:value-type="float" office:value="25" calcext:value-type="float">
            <text:p>25</text:p>
          </table:table-cell>
          <table:table-cell table:style-name="ce35" table:formula="of:=IFERROR(IF(COUNT([.$A$1:.A156])&gt;1;INDEX([.$A$1:.A156];SUMPRODUCT(MAX(ROW([.$E$1:.E156])*([.E157]=[.$E$1:.E156]))));&quot;&quot;);&quot;&quot;)" office:value-type="float" office:value="14" calcext:value-type="float">
            <text:p>14</text:p>
          </table:table-cell>
          <table:table-cell table:number-columns-repeated="6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52381" calcext:value-type="float">
            <text:p>52381</text:p>
          </table:table-cell>
          <table:table-cell table:formula="of:=VLOOKUP([.B158];[$movies.B:.D];2;0)" office:value-type="string" office:string-value="T" calcext:value-type="string">
            <text:p>T</text:p>
          </table:table-cell>
          <table:table-cell table:formula="of:=IFERROR(INDEX([.$D$1:.D157];MATCH([.E158];[.$E$1:.E157];0));MAX([.$D$1:.D157])+1)" office:value-type="float" office:value="70" calcext:value-type="float">
            <text:p>70</text:p>
          </table:table-cell>
          <table:table-cell table:style-name="ce45" office:value-type="string" calcext:value-type="string">
            <text:p>Slapstick</text:p>
          </table:table-cell>
          <table:table-cell table:formula="of:=COUNTIF([.E:.E];[.E158])-COUNTIF([.$E$1:.E158];[.E158])" office:value-type="float" office:value="6" calcext:value-type="float">
            <text:p>6</text:p>
          </table:table-cell>
          <table:table-cell table:formula="of:=COUNTIF([.$E$1:.E157];[.E158])" office:value-type="float" office:value="0" calcext:value-type="float">
            <text:p>0</text:p>
          </table:table-cell>
          <table:table-cell table:style-name="ce35" table:formula="of:=IFERROR(INDEX([.A159:.$A$873];MATCH([.E158];[.E159:.$E$873];0));&quot;&quot;)" office:value-type="float" office:value="21" calcext:value-type="float">
            <text:p>21</text:p>
          </table:table-cell>
          <table:table-cell table:style-name="ce35" table:formula="of:=IFERROR(IF(COUNT([.$A$1:.A157])&gt;1;INDEX([.$A$1:.A157];SUMPRODUCT(MAX(ROW([.$E$1:.E157])*([.E158]=[.$E$1:.E15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52381" calcext:value-type="float">
            <text:p>52381</text:p>
          </table:table-cell>
          <table:table-cell table:formula="of:=VLOOKUP([.B159];[$movies.B:.D];2;0)" office:value-type="string" office:string-value="T" calcext:value-type="string">
            <text:p>T</text:p>
          </table:table-cell>
          <table:table-cell table:formula="of:=IFERROR(INDEX([.$D$1:.D158];MATCH([.E159];[.$E$1:.E158];0));MAX([.$D$1:.D158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159])-COUNTIF([.$E$1:.E159];[.E159])" office:value-type="float" office:value="31" calcext:value-type="float">
            <text:p>31</text:p>
          </table:table-cell>
          <table:table-cell table:formula="of:=COUNTIF([.$E$1:.E158];[.E159])" office:value-type="float" office:value="5" calcext:value-type="float">
            <text:p>5</text:p>
          </table:table-cell>
          <table:table-cell table:style-name="ce35" table:formula="of:=IFERROR(INDEX([.A160:.$A$873];MATCH([.E159];[.E160:.$E$873];0));&quot;&quot;)" office:value-type="float" office:value="44" calcext:value-type="float">
            <text:p>44</text:p>
          </table:table-cell>
          <table:table-cell table:style-name="ce35" table:formula="of:=IFERROR(IF(COUNT([.$A$1:.A158])&gt;1;INDEX([.$A$1:.A158];SUMPRODUCT(MAX(ROW([.$E$1:.E158])*([.E159]=[.$E$1:.E158]))));&quot;&quot;);&quot;&quot;)" office:value-type="float" office:value="19" calcext:value-type="float">
            <text:p>19</text:p>
          </table:table-cell>
          <table:table-cell table:number-columns-repeated="6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50287" calcext:value-type="float">
            <text:p>50287</text:p>
          </table:table-cell>
          <table:table-cell table:formula="of:=VLOOKUP([.B160];[$movies.B:.D];2;0)" office:value-type="string" office:string-value="U" calcext:value-type="string">
            <text:p>U</text:p>
          </table:table-cell>
          <table:table-cell table:formula="of:=IFERROR(INDEX([.$D$1:.D159];MATCH([.E160];[.$E$1:.E159];0));MAX([.$D$1:.D159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160])-COUNTIF([.$E$1:.E160];[.E160])" office:value-type="float" office:value="37" calcext:value-type="float">
            <text:p>37</text:p>
          </table:table-cell>
          <table:table-cell table:formula="of:=COUNTIF([.$E$1:.E159];[.E160])" office:value-type="float" office:value="9" calcext:value-type="float">
            <text:p>9</text:p>
          </table:table-cell>
          <table:table-cell table:style-name="ce35" table:formula="of:=IFERROR(INDEX([.A161:.$A$873];MATCH([.E160];[.E161:.$E$873];0));&quot;&quot;)" office:value-type="float" office:value="22" calcext:value-type="float">
            <text:p>22</text:p>
          </table:table-cell>
          <table:table-cell table:style-name="ce35" table:formula="of:=IFERROR(IF(COUNT([.$A$1:.A159])&gt;1;INDEX([.$A$1:.A159];SUMPRODUCT(MAX(ROW([.$E$1:.E159])*([.E160]=[.$E$1:.E159]))));&quot;&quot;);&quot;&quot;)" office:value-type="float" office:value="20" calcext:value-type="float">
            <text:p>20</text:p>
          </table:table-cell>
          <table:table-cell table:number-columns-repeated="6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50287" calcext:value-type="float">
            <text:p>50287</text:p>
          </table:table-cell>
          <table:table-cell table:formula="of:=VLOOKUP([.B161];[$movies.B:.D];2;0)" office:value-type="string" office:string-value="U" calcext:value-type="string">
            <text:p>U</text:p>
          </table:table-cell>
          <table:table-cell table:formula="of:=IFERROR(INDEX([.$D$1:.D160];MATCH([.E161];[.$E$1:.E160];0));MAX([.$D$1:.D160])+1)" office:value-type="float" office:value="10" calcext:value-type="float">
            <text:p>10</text:p>
          </table:table-cell>
          <table:table-cell table:style-name="ce45" office:value-type="string" calcext:value-type="string">
            <text:p>Europe</text:p>
          </table:table-cell>
          <table:table-cell table:formula="of:=COUNTIF([.E:.E];[.E161])-COUNTIF([.$E$1:.E161];[.E161])" office:value-type="float" office:value="8" calcext:value-type="float">
            <text:p>8</text:p>
          </table:table-cell>
          <table:table-cell table:formula="of:=COUNTIF([.$E$1:.E160];[.E161])" office:value-type="float" office:value="2" calcext:value-type="float">
            <text:p>2</text:p>
          </table:table-cell>
          <table:table-cell table:style-name="ce35" table:formula="of:=IFERROR(INDEX([.A162:.$A$873];MATCH([.E161];[.E162:.$E$873];0));&quot;&quot;)" office:value-type="float" office:value="34" calcext:value-type="float">
            <text:p>34</text:p>
          </table:table-cell>
          <table:table-cell table:style-name="ce35" table:formula="of:=IFERROR(IF(COUNT([.$A$1:.A160])&gt;1;INDEX([.$A$1:.A160];SUMPRODUCT(MAX(ROW([.$E$1:.E160])*([.E161]=[.$E$1:.E160]))));&quot;&quot;);&quot;&quot;)" office:value-type="float" office:value="7" calcext:value-type="float">
            <text:p>7</text:p>
          </table:table-cell>
          <table:table-cell table:number-columns-repeated="6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50287" calcext:value-type="float">
            <text:p>50287</text:p>
          </table:table-cell>
          <table:table-cell table:formula="of:=VLOOKUP([.B162];[$movies.B:.D];2;0)" office:value-type="string" office:string-value="U" calcext:value-type="string">
            <text:p>U</text:p>
          </table:table-cell>
          <table:table-cell table:formula="of:=IFERROR(INDEX([.$D$1:.D161];MATCH([.E162];[.$E$1:.E161];0));MAX([.$D$1:.D161])+1)" office:value-type="float" office:value="71" calcext:value-type="float">
            <text:p>71</text:p>
          </table:table-cell>
          <table:table-cell table:style-name="ce45" office:value-type="string" calcext:value-type="string">
            <text:p>Contemporary Fantasy</text:p>
          </table:table-cell>
          <table:table-cell table:formula="of:=COUNTIF([.E:.E];[.E162])-COUNTIF([.$E$1:.E162];[.E162])" office:value-type="float" office:value="0" calcext:value-type="float">
            <text:p>0</text:p>
          </table:table-cell>
          <table:table-cell table:formula="of:=COUNTIF([.$E$1:.E161];[.E162])" office:value-type="float" office:value="0" calcext:value-type="float">
            <text:p>0</text:p>
          </table:table-cell>
          <table:table-cell table:style-name="ce35" table:formula="of:=IFERROR(INDEX([.A163:.$A$873];MATCH([.E162];[.E163:.$E$873];0));&quot;&quot;)">
            <text:p/>
          </table:table-cell>
          <table:table-cell table:style-name="ce35" table:formula="of:=IFERROR(IF(COUNT([.$A$1:.A161])&gt;1;INDEX([.$A$1:.A161];SUMPRODUCT(MAX(ROW([.$E$1:.E161])*([.E162]=[.$E$1:.E161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50287" calcext:value-type="float">
            <text:p>50287</text:p>
          </table:table-cell>
          <table:table-cell table:formula="of:=VLOOKUP([.B163];[$movies.B:.D];2;0)" office:value-type="string" office:string-value="U" calcext:value-type="string">
            <text:p>U</text:p>
          </table:table-cell>
          <table:table-cell table:formula="of:=IFERROR(INDEX([.$D$1:.D162];MATCH([.E163];[.$E$1:.E162];0));MAX([.$D$1:.D162])+1)" office:value-type="float" office:value="72" calcext:value-type="float">
            <text:p>72</text:p>
          </table:table-cell>
          <table:table-cell table:style-name="ce45" office:value-type="string" calcext:value-type="string">
            <text:p>Gag</text:p>
          </table:table-cell>
          <table:table-cell table:formula="of:=COUNTIF([.E:.E];[.E163])-COUNTIF([.$E$1:.E163];[.E163])" office:value-type="float" office:value="1" calcext:value-type="float">
            <text:p>1</text:p>
          </table:table-cell>
          <table:table-cell table:formula="of:=COUNTIF([.$E$1:.E162];[.E163])" office:value-type="float" office:value="0" calcext:value-type="float">
            <text:p>0</text:p>
          </table:table-cell>
          <table:table-cell table:style-name="ce35" table:formula="of:=IFERROR(INDEX([.A164:.$A$873];MATCH([.E163];[.E164:.$E$873];0));&quot;&quot;)" office:value-type="float" office:value="92" calcext:value-type="float">
            <text:p>92</text:p>
          </table:table-cell>
          <table:table-cell table:style-name="ce35" table:formula="of:=IFERROR(IF(COUNT([.$A$1:.A162])&gt;1;INDEX([.$A$1:.A162];SUMPRODUCT(MAX(ROW([.$E$1:.E162])*([.E163]=[.$E$1:.E16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50287" calcext:value-type="float">
            <text:p>50287</text:p>
          </table:table-cell>
          <table:table-cell table:formula="of:=VLOOKUP([.B164];[$movies.B:.D];2;0)" office:value-type="string" office:string-value="U" calcext:value-type="string">
            <text:p>U</text:p>
          </table:table-cell>
          <table:table-cell table:formula="of:=IFERROR(INDEX([.$D$1:.D163];MATCH([.E164];[.$E$1:.E163];0));MAX([.$D$1:.D163])+1)" office:value-type="float" office:value="70" calcext:value-type="float">
            <text:p>70</text:p>
          </table:table-cell>
          <table:table-cell table:style-name="ce45" office:value-type="string" calcext:value-type="string">
            <text:p>Slapstick</text:p>
          </table:table-cell>
          <table:table-cell table:formula="of:=COUNTIF([.E:.E];[.E164])-COUNTIF([.$E$1:.E164];[.E164])" office:value-type="float" office:value="5" calcext:value-type="float">
            <text:p>5</text:p>
          </table:table-cell>
          <table:table-cell table:formula="of:=COUNTIF([.$E$1:.E163];[.E164])" office:value-type="float" office:value="1" calcext:value-type="float">
            <text:p>1</text:p>
          </table:table-cell>
          <table:table-cell table:style-name="ce35" table:formula="of:=IFERROR(INDEX([.A165:.$A$873];MATCH([.E164];[.E165:.$E$873];0));&quot;&quot;)" office:value-type="float" office:value="32" calcext:value-type="float">
            <text:p>32</text:p>
          </table:table-cell>
          <table:table-cell table:style-name="ce35" table:formula="of:=IFERROR(IF(COUNT([.$A$1:.A163])&gt;1;INDEX([.$A$1:.A163];SUMPRODUCT(MAX(ROW([.$E$1:.E163])*([.E164]=[.$E$1:.E163]))));&quot;&quot;);&quot;&quot;)" office:value-type="float" office:value="20" calcext:value-type="float">
            <text:p>20</text:p>
          </table:table-cell>
          <table:table-cell table:number-columns-repeated="6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50287" calcext:value-type="float">
            <text:p>50287</text:p>
          </table:table-cell>
          <table:table-cell table:formula="of:=VLOOKUP([.B165];[$movies.B:.D];2;0)" office:value-type="string" office:string-value="U" calcext:value-type="string">
            <text:p>U</text:p>
          </table:table-cell>
          <table:table-cell table:formula="of:=IFERROR(INDEX([.$D$1:.D164];MATCH([.E165];[.$E$1:.E164];0));MAX([.$D$1:.D164])+1)" office:value-type="float" office:value="35" calcext:value-type="float">
            <text:p>35</text:p>
          </table:table-cell>
          <table:table-cell table:style-name="ce45" office:value-type="string" calcext:value-type="string">
            <text:p>Supernatural</text:p>
          </table:table-cell>
          <table:table-cell table:formula="of:=COUNTIF([.E:.E];[.E165])-COUNTIF([.$E$1:.E165];[.E165])" office:value-type="float" office:value="8" calcext:value-type="float">
            <text:p>8</text:p>
          </table:table-cell>
          <table:table-cell table:formula="of:=COUNTIF([.$E$1:.E164];[.E165])" office:value-type="float" office:value="3" calcext:value-type="float">
            <text:p>3</text:p>
          </table:table-cell>
          <table:table-cell table:style-name="ce35" table:formula="of:=IFERROR(INDEX([.A166:.$A$873];MATCH([.E165];[.E166:.$E$873];0));&quot;&quot;)" office:value-type="float" office:value="34" calcext:value-type="float">
            <text:p>34</text:p>
          </table:table-cell>
          <table:table-cell table:style-name="ce35" table:formula="of:=IFERROR(IF(COUNT([.$A$1:.A164])&gt;1;INDEX([.$A$1:.A164];SUMPRODUCT(MAX(ROW([.$E$1:.E164])*([.E165]=[.$E$1:.E164]))));&quot;&quot;);&quot;&quot;)" office:value-type="float" office:value="18" calcext:value-type="float">
            <text:p>18</text:p>
          </table:table-cell>
          <table:table-cell table:number-columns-repeated="6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50287" calcext:value-type="float">
            <text:p>50287</text:p>
          </table:table-cell>
          <table:table-cell table:formula="of:=VLOOKUP([.B166];[$movies.B:.D];2;0)" office:value-type="string" office:string-value="U" calcext:value-type="string">
            <text:p>U</text:p>
          </table:table-cell>
          <table:table-cell table:formula="of:=IFERROR(INDEX([.$D$1:.D165];MATCH([.E166];[.$E$1:.E165];0));MAX([.$D$1:.D165])+1)" office:value-type="float" office:value="73" calcext:value-type="float">
            <text:p>73</text:p>
          </table:table-cell>
          <table:table-cell table:style-name="ce45" office:value-type="string" calcext:value-type="string">
            <text:p>Urban Fantasy</text:p>
          </table:table-cell>
          <table:table-cell table:formula="of:=COUNTIF([.E:.E];[.E166])-COUNTIF([.$E$1:.E166];[.E166])" office:value-type="float" office:value="0" calcext:value-type="float">
            <text:p>0</text:p>
          </table:table-cell>
          <table:table-cell table:formula="of:=COUNTIF([.$E$1:.E165];[.E166])" office:value-type="float" office:value="0" calcext:value-type="float">
            <text:p>0</text:p>
          </table:table-cell>
          <table:table-cell table:style-name="ce35" table:formula="of:=IFERROR(INDEX([.A167:.$A$873];MATCH([.E166];[.E167:.$E$873];0));&quot;&quot;)">
            <text:p/>
          </table:table-cell>
          <table:table-cell table:style-name="ce35" table:formula="of:=IFERROR(IF(COUNT([.$A$1:.A165])&gt;1;INDEX([.$A$1:.A165];SUMPRODUCT(MAX(ROW([.$E$1:.E165])*([.E166]=[.$E$1:.E16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50287" calcext:value-type="float">
            <text:p>50287</text:p>
          </table:table-cell>
          <table:table-cell table:formula="of:=VLOOKUP([.B167];[$movies.B:.D];2;0)" office:value-type="string" office:string-value="U" calcext:value-type="string">
            <text:p>U</text:p>
          </table:table-cell>
          <table:table-cell table:formula="of:=IFERROR(INDEX([.$D$1:.D166];MATCH([.E167];[.$E$1:.E166];0));MAX([.$D$1:.D166])+1)" office:value-type="float" office:value="74" calcext:value-type="float">
            <text:p>74</text:p>
          </table:table-cell>
          <table:table-cell table:style-name="ce45" office:value-type="string" calcext:value-type="string">
            <text:p>Vampires</text:p>
          </table:table-cell>
          <table:table-cell table:formula="of:=COUNTIF([.E:.E];[.E167])-COUNTIF([.$E$1:.E167];[.E167])" office:value-type="float" office:value="5" calcext:value-type="float">
            <text:p>5</text:p>
          </table:table-cell>
          <table:table-cell table:formula="of:=COUNTIF([.$E$1:.E166];[.E167])" office:value-type="float" office:value="0" calcext:value-type="float">
            <text:p>0</text:p>
          </table:table-cell>
          <table:table-cell table:style-name="ce35" table:formula="of:=IFERROR(INDEX([.A168:.$A$873];MATCH([.E167];[.E168:.$E$873];0));&quot;&quot;)" office:value-type="float" office:value="30" calcext:value-type="float">
            <text:p>30</text:p>
          </table:table-cell>
          <table:table-cell table:style-name="ce35" table:formula="of:=IFERROR(IF(COUNT([.$A$1:.A166])&gt;1;INDEX([.$A$1:.A166];SUMPRODUCT(MAX(ROW([.$E$1:.E166])*([.E167]=[.$E$1:.E166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50287" calcext:value-type="float">
            <text:p>50287</text:p>
          </table:table-cell>
          <table:table-cell table:formula="of:=VLOOKUP([.B168];[$movies.B:.D];2;0)" office:value-type="string" office:string-value="U" calcext:value-type="string">
            <text:p>U</text:p>
          </table:table-cell>
          <table:table-cell table:formula="of:=IFERROR(INDEX([.$D$1:.D167];MATCH([.E168];[.$E$1:.E167];0));MAX([.$D$1:.D167])+1)" office:value-type="float" office:value="25" calcext:value-type="float">
            <text:p>25</text:p>
          </table:table-cell>
          <table:table-cell table:style-name="ce45" office:value-type="string" calcext:value-type="string">
            <text:p>Art</text:p>
          </table:table-cell>
          <table:table-cell table:formula="of:=COUNTIF([.E:.E];[.E168])-COUNTIF([.$E$1:.E168];[.E168])" office:value-type="float" office:value="5" calcext:value-type="float">
            <text:p>5</text:p>
          </table:table-cell>
          <table:table-cell table:formula="of:=COUNTIF([.$E$1:.E167];[.E168])" office:value-type="float" office:value="1" calcext:value-type="float">
            <text:p>1</text:p>
          </table:table-cell>
          <table:table-cell table:style-name="ce35" table:formula="of:=IFERROR(INDEX([.A169:.$A$873];MATCH([.E168];[.E169:.$E$873];0));&quot;&quot;)" office:value-type="float" office:value="38" calcext:value-type="float">
            <text:p>38</text:p>
          </table:table-cell>
          <table:table-cell table:style-name="ce35" table:formula="of:=IFERROR(IF(COUNT([.$A$1:.A167])&gt;1;INDEX([.$A$1:.A167];SUMPRODUCT(MAX(ROW([.$E$1:.E167])*([.E168]=[.$E$1:.E167]))));&quot;&quot;);&quot;&quot;)" office:value-type="float" office:value="6" calcext:value-type="float">
            <text:p>6</text:p>
          </table:table-cell>
          <table:table-cell table:number-columns-repeated="6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52461" calcext:value-type="float">
            <text:p>52461</text:p>
          </table:table-cell>
          <table:table-cell table:formula="of:=VLOOKUP([.B169];[$movies.B:.D];2;0)" office:value-type="string" office:string-value="V" calcext:value-type="string">
            <text:p>V</text:p>
          </table:table-cell>
          <table:table-cell table:formula="of:=IFERROR(INDEX([.$D$1:.D168];MATCH([.E169];[.$E$1:.E168];0));MAX([.$D$1:.D168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169])-COUNTIF([.$E$1:.E169];[.E169])" office:value-type="float" office:value="42" calcext:value-type="float">
            <text:p>42</text:p>
          </table:table-cell>
          <table:table-cell table:formula="of:=COUNTIF([.$E$1:.E168];[.E169])" office:value-type="float" office:value="9" calcext:value-type="float">
            <text:p>9</text:p>
          </table:table-cell>
          <table:table-cell table:style-name="ce35" table:formula="of:=IFERROR(INDEX([.A170:.$A$873];MATCH([.E169];[.E170:.$E$873];0));&quot;&quot;)" office:value-type="float" office:value="26" calcext:value-type="float">
            <text:p>26</text:p>
          </table:table-cell>
          <table:table-cell table:style-name="ce35" table:formula="of:=IFERROR(IF(COUNT([.$A$1:.A168])&gt;1;INDEX([.$A$1:.A168];SUMPRODUCT(MAX(ROW([.$E$1:.E168])*([.E169]=[.$E$1:.E168]))));&quot;&quot;);&quot;&quot;)" office:value-type="float" office:value="19" calcext:value-type="float">
            <text:p>19</text:p>
          </table:table-cell>
          <table:table-cell table:number-columns-repeated="6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52461" calcext:value-type="float">
            <text:p>52461</text:p>
          </table:table-cell>
          <table:table-cell table:formula="of:=VLOOKUP([.B170];[$movies.B:.D];2;0)" office:value-type="string" office:string-value="V" calcext:value-type="string">
            <text:p>V</text:p>
          </table:table-cell>
          <table:table-cell table:formula="of:=IFERROR(INDEX([.$D$1:.D169];MATCH([.E170];[.$E$1:.E169];0));MAX([.$D$1:.D169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170])-COUNTIF([.$E$1:.E170];[.E170])" office:value-type="float" office:value="26" calcext:value-type="float">
            <text:p>26</text:p>
          </table:table-cell>
          <table:table-cell table:formula="of:=COUNTIF([.$E$1:.E169];[.E170])" office:value-type="float" office:value="6" calcext:value-type="float">
            <text:p>6</text:p>
          </table:table-cell>
          <table:table-cell table:style-name="ce35" table:formula="of:=IFERROR(INDEX([.A171:.$A$873];MATCH([.E170];[.E171:.$E$873];0));&quot;&quot;)" office:value-type="float" office:value="27" calcext:value-type="float">
            <text:p>27</text:p>
          </table:table-cell>
          <table:table-cell table:style-name="ce35" table:formula="of:=IFERROR(IF(COUNT([.$A$1:.A169])&gt;1;INDEX([.$A$1:.A169];SUMPRODUCT(MAX(ROW([.$E$1:.E169])*([.E170]=[.$E$1:.E169]))));&quot;&quot;);&quot;&quot;)" office:value-type="float" office:value="19" calcext:value-type="float">
            <text:p>19</text:p>
          </table:table-cell>
          <table:table-cell table:number-columns-repeated="6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52461" calcext:value-type="float">
            <text:p>52461</text:p>
          </table:table-cell>
          <table:table-cell table:formula="of:=VLOOKUP([.B171];[$movies.B:.D];2;0)" office:value-type="string" office:string-value="V" calcext:value-type="string">
            <text:p>V</text:p>
          </table:table-cell>
          <table:table-cell table:formula="of:=IFERROR(INDEX([.$D$1:.D170];MATCH([.E171];[.$E$1:.E170];0));MAX([.$D$1:.D170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171])-COUNTIF([.$E$1:.E171];[.E171])" office:value-type="float" office:value="36" calcext:value-type="float">
            <text:p>36</text:p>
          </table:table-cell>
          <table:table-cell table:formula="of:=COUNTIF([.$E$1:.E170];[.E171])" office:value-type="float" office:value="10" calcext:value-type="float">
            <text:p>10</text:p>
          </table:table-cell>
          <table:table-cell table:style-name="ce35" table:formula="of:=IFERROR(INDEX([.A172:.$A$873];MATCH([.E171];[.E172:.$E$873];0));&quot;&quot;)" office:value-type="float" office:value="23" calcext:value-type="float">
            <text:p>23</text:p>
          </table:table-cell>
          <table:table-cell table:style-name="ce35" table:formula="of:=IFERROR(IF(COUNT([.$A$1:.A170])&gt;1;INDEX([.$A$1:.A170];SUMPRODUCT(MAX(ROW([.$E$1:.E170])*([.E171]=[.$E$1:.E170]))));&quot;&quot;);&quot;&quot;)" office:value-type="float" office:value="21" calcext:value-type="float">
            <text:p>21</text:p>
          </table:table-cell>
          <table:table-cell table:number-columns-repeated="6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52461" calcext:value-type="float">
            <text:p>52461</text:p>
          </table:table-cell>
          <table:table-cell table:formula="of:=VLOOKUP([.B172];[$movies.B:.D];2;0)" office:value-type="string" office:string-value="V" calcext:value-type="string">
            <text:p>V</text:p>
          </table:table-cell>
          <table:table-cell table:formula="of:=IFERROR(INDEX([.$D$1:.D171];MATCH([.E172];[.$E$1:.E171];0));MAX([.$D$1:.D171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172])-COUNTIF([.$E$1:.E172];[.E172])" office:value-type="float" office:value="38" calcext:value-type="float">
            <text:p>38</text:p>
          </table:table-cell>
          <table:table-cell table:formula="of:=COUNTIF([.$E$1:.E171];[.E172])" office:value-type="float" office:value="7" calcext:value-type="float">
            <text:p>7</text:p>
          </table:table-cell>
          <table:table-cell table:style-name="ce35" table:formula="of:=IFERROR(INDEX([.A173:.$A$873];MATCH([.E172];[.E173:.$E$873];0));&quot;&quot;)" office:value-type="float" office:value="24" calcext:value-type="float">
            <text:p>24</text:p>
          </table:table-cell>
          <table:table-cell table:style-name="ce35" table:formula="of:=IFERROR(IF(COUNT([.$A$1:.A171])&gt;1;INDEX([.$A$1:.A171];SUMPRODUCT(MAX(ROW([.$E$1:.E171])*([.E172]=[.$E$1:.E171]))));&quot;&quot;);&quot;&quot;)" office:value-type="float" office:value="19" calcext:value-type="float">
            <text:p>19</text:p>
          </table:table-cell>
          <table:table-cell table:number-columns-repeated="6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52461" calcext:value-type="float">
            <text:p>52461</text:p>
          </table:table-cell>
          <table:table-cell table:formula="of:=VLOOKUP([.B173];[$movies.B:.D];2;0)" office:value-type="string" office:string-value="V" calcext:value-type="string">
            <text:p>V</text:p>
          </table:table-cell>
          <table:table-cell table:formula="of:=IFERROR(INDEX([.$D$1:.D172];MATCH([.E173];[.$E$1:.E172];0));MAX([.$D$1:.D172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173])-COUNTIF([.$E$1:.E173];[.E173])" office:value-type="float" office:value="13" calcext:value-type="float">
            <text:p>13</text:p>
          </table:table-cell>
          <table:table-cell table:formula="of:=COUNTIF([.$E$1:.E172];[.E173])" office:value-type="float" office:value="4" calcext:value-type="float">
            <text:p>4</text:p>
          </table:table-cell>
          <table:table-cell table:style-name="ce35" table:formula="of:=IFERROR(INDEX([.A174:.$A$873];MATCH([.E173];[.E174:.$E$873];0));&quot;&quot;)" office:value-type="float" office:value="30" calcext:value-type="float">
            <text:p>30</text:p>
          </table:table-cell>
          <table:table-cell table:style-name="ce35" table:formula="of:=IFERROR(IF(COUNT([.$A$1:.A172])&gt;1;INDEX([.$A$1:.A172];SUMPRODUCT(MAX(ROW([.$E$1:.E172])*([.E173]=[.$E$1:.E172]))));&quot;&quot;);&quot;&quot;)" office:value-type="float" office:value="15" calcext:value-type="float">
            <text:p>15</text:p>
          </table:table-cell>
          <table:table-cell table:number-columns-repeated="6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52461" calcext:value-type="float">
            <text:p>52461</text:p>
          </table:table-cell>
          <table:table-cell table:formula="of:=VLOOKUP([.B174];[$movies.B:.D];2;0)" office:value-type="string" office:string-value="V" calcext:value-type="string">
            <text:p>V</text:p>
          </table:table-cell>
          <table:table-cell table:formula="of:=IFERROR(INDEX([.$D$1:.D173];MATCH([.E174];[.$E$1:.E173];0));MAX([.$D$1:.D173])+1)" office:value-type="float" office:value="49" calcext:value-type="float">
            <text:p>49</text:p>
          </table:table-cell>
          <table:table-cell table:style-name="ce45" office:value-type="string" calcext:value-type="string">
            <text:p>Ghosts</text:p>
          </table:table-cell>
          <table:table-cell table:formula="of:=COUNTIF([.E:.E];[.E174])-COUNTIF([.$E$1:.E174];[.E174])" office:value-type="float" office:value="12" calcext:value-type="float">
            <text:p>12</text:p>
          </table:table-cell>
          <table:table-cell table:formula="of:=COUNTIF([.$E$1:.E173];[.E174])" office:value-type="float" office:value="2" calcext:value-type="float">
            <text:p>2</text:p>
          </table:table-cell>
          <table:table-cell table:style-name="ce35" table:formula="of:=IFERROR(INDEX([.A175:.$A$873];MATCH([.E174];[.E175:.$E$873];0));&quot;&quot;)" office:value-type="float" office:value="23" calcext:value-type="float">
            <text:p>23</text:p>
          </table:table-cell>
          <table:table-cell table:style-name="ce35" table:formula="of:=IFERROR(IF(COUNT([.$A$1:.A173])&gt;1;INDEX([.$A$1:.A173];SUMPRODUCT(MAX(ROW([.$E$1:.E173])*([.E174]=[.$E$1:.E173]))));&quot;&quot;);&quot;&quot;)" office:value-type="float" office:value="18" calcext:value-type="float">
            <text:p>18</text:p>
          </table:table-cell>
          <table:table-cell table:number-columns-repeated="6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52461" calcext:value-type="float">
            <text:p>52461</text:p>
          </table:table-cell>
          <table:table-cell table:formula="of:=VLOOKUP([.B175];[$movies.B:.D];2;0)" office:value-type="string" office:string-value="V" calcext:value-type="string">
            <text:p>V</text:p>
          </table:table-cell>
          <table:table-cell table:formula="of:=IFERROR(INDEX([.$D$1:.D174];MATCH([.E175];[.$E$1:.E174];0));MAX([.$D$1:.D174])+1)" office:value-type="float" office:value="75" calcext:value-type="float">
            <text:p>75</text:p>
          </table:table-cell>
          <table:table-cell table:style-name="ce45" office:value-type="string" calcext:value-type="string">
            <text:p>Magic</text:p>
          </table:table-cell>
          <table:table-cell table:formula="of:=COUNTIF([.E:.E];[.E175])-COUNTIF([.$E$1:.E175];[.E175])" office:value-type="float" office:value="12" calcext:value-type="float">
            <text:p>12</text:p>
          </table:table-cell>
          <table:table-cell table:formula="of:=COUNTIF([.$E$1:.E174];[.E175])" office:value-type="float" office:value="0" calcext:value-type="float">
            <text:p>0</text:p>
          </table:table-cell>
          <table:table-cell table:style-name="ce35" table:formula="of:=IFERROR(INDEX([.A176:.$A$873];MATCH([.E175];[.E176:.$E$873];0));&quot;&quot;)" office:value-type="float" office:value="26" calcext:value-type="float">
            <text:p>26</text:p>
          </table:table-cell>
          <table:table-cell table:style-name="ce35" table:formula="of:=IFERROR(IF(COUNT([.$A$1:.A174])&gt;1;INDEX([.$A$1:.A174];SUMPRODUCT(MAX(ROW([.$E$1:.E174])*([.E175]=[.$E$1:.E17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52461" calcext:value-type="float">
            <text:p>52461</text:p>
          </table:table-cell>
          <table:table-cell table:formula="of:=VLOOKUP([.B176];[$movies.B:.D];2;0)" office:value-type="string" office:string-value="V" calcext:value-type="string">
            <text:p>V</text:p>
          </table:table-cell>
          <table:table-cell table:formula="of:=IFERROR(INDEX([.$D$1:.D175];MATCH([.E176];[.$E$1:.E175];0));MAX([.$D$1:.D175])+1)" office:value-type="float" office:value="76" calcext:value-type="float">
            <text:p>76</text:p>
          </table:table-cell>
          <table:table-cell table:style-name="ce45" office:value-type="string" calcext:value-type="string">
            <text:p>Medieval</text:p>
          </table:table-cell>
          <table:table-cell table:formula="of:=COUNTIF([.E:.E];[.E176])-COUNTIF([.$E$1:.E176];[.E176])" office:value-type="float" office:value="1" calcext:value-type="float">
            <text:p>1</text:p>
          </table:table-cell>
          <table:table-cell table:formula="of:=COUNTIF([.$E$1:.E175];[.E176])" office:value-type="float" office:value="0" calcext:value-type="float">
            <text:p>0</text:p>
          </table:table-cell>
          <table:table-cell table:style-name="ce35" table:formula="of:=IFERROR(INDEX([.A177:.$A$873];MATCH([.E176];[.E177:.$E$873];0));&quot;&quot;)" office:value-type="float" office:value="32" calcext:value-type="float">
            <text:p>32</text:p>
          </table:table-cell>
          <table:table-cell table:style-name="ce35" table:formula="of:=IFERROR(IF(COUNT([.$A$1:.A175])&gt;1;INDEX([.$A$1:.A175];SUMPRODUCT(MAX(ROW([.$E$1:.E175])*([.E176]=[.$E$1:.E17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52461" calcext:value-type="float">
            <text:p>52461</text:p>
          </table:table-cell>
          <table:table-cell table:formula="of:=VLOOKUP([.B177];[$movies.B:.D];2;0)" office:value-type="string" office:string-value="V" calcext:value-type="string">
            <text:p>V</text:p>
          </table:table-cell>
          <table:table-cell table:formula="of:=IFERROR(INDEX([.$D$1:.D176];MATCH([.E177];[.$E$1:.E176];0));MAX([.$D$1:.D176])+1)" office:value-type="float" office:value="77" calcext:value-type="float">
            <text:p>77</text:p>
          </table:table-cell>
          <table:table-cell table:style-name="ce45" office:value-type="string" calcext:value-type="string">
            <text:p>Modern Knowledge</text:p>
          </table:table-cell>
          <table:table-cell table:formula="of:=COUNTIF([.E:.E];[.E177])-COUNTIF([.$E$1:.E177];[.E177])" office:value-type="float" office:value="0" calcext:value-type="float">
            <text:p>0</text:p>
          </table:table-cell>
          <table:table-cell table:formula="of:=COUNTIF([.$E$1:.E176];[.E177])" office:value-type="float" office:value="0" calcext:value-type="float">
            <text:p>0</text:p>
          </table:table-cell>
          <table:table-cell table:style-name="ce35" table:formula="of:=IFERROR(INDEX([.A178:.$A$873];MATCH([.E177];[.E178:.$E$873];0));&quot;&quot;)">
            <text:p/>
          </table:table-cell>
          <table:table-cell table:style-name="ce35" table:formula="of:=IFERROR(IF(COUNT([.$A$1:.A176])&gt;1;INDEX([.$A$1:.A176];SUMPRODUCT(MAX(ROW([.$E$1:.E176])*([.E177]=[.$E$1:.E176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52461" calcext:value-type="float">
            <text:p>52461</text:p>
          </table:table-cell>
          <table:table-cell table:formula="of:=VLOOKUP([.B178];[$movies.B:.D];2;0)" office:value-type="string" office:string-value="V" calcext:value-type="string">
            <text:p>V</text:p>
          </table:table-cell>
          <table:table-cell table:formula="of:=IFERROR(INDEX([.$D$1:.D177];MATCH([.E178];[.$E$1:.E177];0));MAX([.$D$1:.D177])+1)" office:value-type="float" office:value="34" calcext:value-type="float">
            <text:p>34</text:p>
          </table:table-cell>
          <table:table-cell table:style-name="ce45" office:value-type="string" calcext:value-type="string">
            <text:p>Orphans</text:p>
          </table:table-cell>
          <table:table-cell table:formula="of:=COUNTIF([.E:.E];[.E178])-COUNTIF([.$E$1:.E178];[.E178])" office:value-type="float" office:value="0" calcext:value-type="float">
            <text:p>0</text:p>
          </table:table-cell>
          <table:table-cell table:formula="of:=COUNTIF([.$E$1:.E177];[.E178])" office:value-type="float" office:value="2" calcext:value-type="float">
            <text:p>2</text:p>
          </table:table-cell>
          <table:table-cell table:style-name="ce35" table:formula="of:=IFERROR(INDEX([.A179:.$A$873];MATCH([.E178];[.E179:.$E$873];0));&quot;&quot;)">
            <text:p/>
          </table:table-cell>
          <table:table-cell table:style-name="ce35" table:formula="of:=IFERROR(IF(COUNT([.$A$1:.A177])&gt;1;INDEX([.$A$1:.A177];SUMPRODUCT(MAX(ROW([.$E$1:.E177])*([.E178]=[.$E$1:.E177]))));&quot;&quot;);&quot;&quot;)" office:value-type="float" office:value="8" calcext:value-type="float">
            <text:p>8</text:p>
          </table:table-cell>
          <table:table-cell table:number-columns-repeated="6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52461" calcext:value-type="float">
            <text:p>52461</text:p>
          </table:table-cell>
          <table:table-cell table:formula="of:=VLOOKUP([.B179];[$movies.B:.D];2;0)" office:value-type="string" office:string-value="V" calcext:value-type="string">
            <text:p>V</text:p>
          </table:table-cell>
          <table:table-cell table:formula="of:=IFERROR(INDEX([.$D$1:.D178];MATCH([.E179];[.$E$1:.E178];0));MAX([.$D$1:.D178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179])-COUNTIF([.$E$1:.E179];[.E179])" office:value-type="float" office:value="16" calcext:value-type="float">
            <text:p>16</text:p>
          </table:table-cell>
          <table:table-cell table:formula="of:=COUNTIF([.$E$1:.E178];[.E179])" office:value-type="float" office:value="2" calcext:value-type="float">
            <text:p>2</text:p>
          </table:table-cell>
          <table:table-cell table:style-name="ce35" table:formula="of:=IFERROR(INDEX([.A180:.$A$873];MATCH([.E179];[.E180:.$E$873];0));&quot;&quot;)" office:value-type="float" office:value="24" calcext:value-type="float">
            <text:p>24</text:p>
          </table:table-cell>
          <table:table-cell table:style-name="ce35" table:formula="of:=IFERROR(IF(COUNT([.$A$1:.A178])&gt;1;INDEX([.$A$1:.A178];SUMPRODUCT(MAX(ROW([.$E$1:.E178])*([.E179]=[.$E$1:.E178]))));&quot;&quot;);&quot;&quot;)" office:value-type="float" office:value="17" calcext:value-type="float">
            <text:p>17</text:p>
          </table:table-cell>
          <table:table-cell table:number-columns-repeated="6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52461" calcext:value-type="float">
            <text:p>52461</text:p>
          </table:table-cell>
          <table:table-cell table:formula="of:=VLOOKUP([.B180];[$movies.B:.D];2;0)" office:value-type="string" office:string-value="V" calcext:value-type="string">
            <text:p>V</text:p>
          </table:table-cell>
          <table:table-cell table:formula="of:=IFERROR(INDEX([.$D$1:.D179];MATCH([.E180];[.$E$1:.E179];0));MAX([.$D$1:.D179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180])-COUNTIF([.$E$1:.E180];[.E180])" office:value-type="float" office:value="14" calcext:value-type="float">
            <text:p>14</text:p>
          </table:table-cell>
          <table:table-cell table:formula="of:=COUNTIF([.$E$1:.E179];[.E180])" office:value-type="float" office:value="5" calcext:value-type="float">
            <text:p>5</text:p>
          </table:table-cell>
          <table:table-cell table:style-name="ce35" table:formula="of:=IFERROR(INDEX([.A181:.$A$873];MATCH([.E180];[.E181:.$E$873];0));&quot;&quot;)" office:value-type="float" office:value="25" calcext:value-type="float">
            <text:p>25</text:p>
          </table:table-cell>
          <table:table-cell table:style-name="ce35" table:formula="of:=IFERROR(IF(COUNT([.$A$1:.A179])&gt;1;INDEX([.$A$1:.A179];SUMPRODUCT(MAX(ROW([.$E$1:.E179])*([.E180]=[.$E$1:.E179]))));&quot;&quot;);&quot;&quot;)" office:value-type="float" office:value="15" calcext:value-type="float">
            <text:p>15</text:p>
          </table:table-cell>
          <table:table-cell table:number-columns-repeated="6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49376" calcext:value-type="float">
            <text:p>49376</text:p>
          </table:table-cell>
          <table:table-cell table:formula="of:=VLOOKUP([.B181];[$movies.B:.D];2;0)" office:value-type="string" office:string-value="W" calcext:value-type="string">
            <text:p>W</text:p>
          </table:table-cell>
          <table:table-cell table:formula="of:=IFERROR(INDEX([.$D$1:.D180];MATCH([.E181];[.$E$1:.E180];0));MAX([.$D$1:.D180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181])-COUNTIF([.$E$1:.E181];[.E181])" office:value-type="float" office:value="35" calcext:value-type="float">
            <text:p>35</text:p>
          </table:table-cell>
          <table:table-cell table:formula="of:=COUNTIF([.$E$1:.E180];[.E181])" office:value-type="float" office:value="11" calcext:value-type="float">
            <text:p>11</text:p>
          </table:table-cell>
          <table:table-cell table:style-name="ce35" table:formula="of:=IFERROR(INDEX([.A182:.$A$873];MATCH([.E181];[.E182:.$E$873];0));&quot;&quot;)" office:value-type="float" office:value="24" calcext:value-type="float">
            <text:p>24</text:p>
          </table:table-cell>
          <table:table-cell table:style-name="ce35" table:formula="of:=IFERROR(IF(COUNT([.$A$1:.A180])&gt;1;INDEX([.$A$1:.A180];SUMPRODUCT(MAX(ROW([.$E$1:.E180])*([.E181]=[.$E$1:.E180]))));&quot;&quot;);&quot;&quot;)" office:value-type="float" office:value="22" calcext:value-type="float">
            <text:p>22</text:p>
          </table:table-cell>
          <table:table-cell table:number-columns-repeated="6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49376" calcext:value-type="float">
            <text:p>49376</text:p>
          </table:table-cell>
          <table:table-cell table:formula="of:=VLOOKUP([.B182];[$movies.B:.D];2;0)" office:value-type="string" office:string-value="W" calcext:value-type="string">
            <text:p>W</text:p>
          </table:table-cell>
          <table:table-cell table:formula="of:=IFERROR(INDEX([.$D$1:.D181];MATCH([.E182];[.$E$1:.E181];0));MAX([.$D$1:.D181])+1)" office:value-type="float" office:value="49" calcext:value-type="float">
            <text:p>49</text:p>
          </table:table-cell>
          <table:table-cell table:style-name="ce45" office:value-type="string" calcext:value-type="string">
            <text:p>Ghosts</text:p>
          </table:table-cell>
          <table:table-cell table:formula="of:=COUNTIF([.E:.E];[.E182])-COUNTIF([.$E$1:.E182];[.E182])" office:value-type="float" office:value="11" calcext:value-type="float">
            <text:p>11</text:p>
          </table:table-cell>
          <table:table-cell table:formula="of:=COUNTIF([.$E$1:.E181];[.E182])" office:value-type="float" office:value="3" calcext:value-type="float">
            <text:p>3</text:p>
          </table:table-cell>
          <table:table-cell table:style-name="ce35" table:formula="of:=IFERROR(INDEX([.A183:.$A$873];MATCH([.E182];[.E183:.$E$873];0));&quot;&quot;)" office:value-type="float" office:value="34" calcext:value-type="float">
            <text:p>34</text:p>
          </table:table-cell>
          <table:table-cell table:style-name="ce35" table:formula="of:=IFERROR(IF(COUNT([.$A$1:.A181])&gt;1;INDEX([.$A$1:.A181];SUMPRODUCT(MAX(ROW([.$E$1:.E181])*([.E182]=[.$E$1:.E181]))));&quot;&quot;);&quot;&quot;)" office:value-type="float" office:value="22" calcext:value-type="float">
            <text:p>22</text:p>
          </table:table-cell>
          <table:table-cell table:number-columns-repeated="6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49376" calcext:value-type="float">
            <text:p>49376</text:p>
          </table:table-cell>
          <table:table-cell table:formula="of:=VLOOKUP([.B183];[$movies.B:.D];2;0)" office:value-type="string" office:string-value="W" calcext:value-type="string">
            <text:p>W</text:p>
          </table:table-cell>
          <table:table-cell table:formula="of:=IFERROR(INDEX([.$D$1:.D182];MATCH([.E183];[.$E$1:.E182];0));MAX([.$D$1:.D182])+1)" office:value-type="float" office:value="56" calcext:value-type="float">
            <text:p>56</text:p>
          </table:table-cell>
          <table:table-cell table:style-name="ce45" office:value-type="string" calcext:value-type="string">
            <text:p>Sports</text:p>
          </table:table-cell>
          <table:table-cell table:formula="of:=COUNTIF([.E:.E];[.E183])-COUNTIF([.$E$1:.E183];[.E183])" office:value-type="float" office:value="8" calcext:value-type="float">
            <text:p>8</text:p>
          </table:table-cell>
          <table:table-cell table:formula="of:=COUNTIF([.$E$1:.E182];[.E183])" office:value-type="float" office:value="1" calcext:value-type="float">
            <text:p>1</text:p>
          </table:table-cell>
          <table:table-cell table:style-name="ce35" table:formula="of:=IFERROR(INDEX([.A184:.$A$873];MATCH([.E183];[.E184:.$E$873];0));&quot;&quot;)" office:value-type="float" office:value="30" calcext:value-type="float">
            <text:p>30</text:p>
          </table:table-cell>
          <table:table-cell table:style-name="ce35" table:formula="of:=IFERROR(IF(COUNT([.$A$1:.A182])&gt;1;INDEX([.$A$1:.A182];SUMPRODUCT(MAX(ROW([.$E$1:.E182])*([.E183]=[.$E$1:.E182]))));&quot;&quot;);&quot;&quot;)" office:value-type="float" office:value="15" calcext:value-type="float">
            <text:p>15</text:p>
          </table:table-cell>
          <table:table-cell table:number-columns-repeated="6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49376" calcext:value-type="float">
            <text:p>49376</text:p>
          </table:table-cell>
          <table:table-cell table:formula="of:=VLOOKUP([.B184];[$movies.B:.D];2;0)" office:value-type="string" office:string-value="W" calcext:value-type="string">
            <text:p>W</text:p>
          </table:table-cell>
          <table:table-cell table:formula="of:=IFERROR(INDEX([.$D$1:.D183];MATCH([.E184];[.$E$1:.E183];0));MAX([.$D$1:.D183])+1)" office:value-type="float" office:value="20" calcext:value-type="float">
            <text:p>20</text:p>
          </table:table-cell>
          <table:table-cell table:style-name="ce45" office:value-type="string" calcext:value-type="string">
            <text:p>Hand to Hand Combat</text:p>
          </table:table-cell>
          <table:table-cell table:formula="of:=COUNTIF([.E:.E];[.E184])-COUNTIF([.$E$1:.E184];[.E184])" office:value-type="float" office:value="9" calcext:value-type="float">
            <text:p>9</text:p>
          </table:table-cell>
          <table:table-cell table:formula="of:=COUNTIF([.$E$1:.E183];[.E184])" office:value-type="float" office:value="1" calcext:value-type="float">
            <text:p>1</text:p>
          </table:table-cell>
          <table:table-cell table:style-name="ce35" table:formula="of:=IFERROR(INDEX([.A185:.$A$873];MATCH([.E184];[.E185:.$E$873];0));&quot;&quot;)" office:value-type="float" office:value="43" calcext:value-type="float">
            <text:p>43</text:p>
          </table:table-cell>
          <table:table-cell table:style-name="ce35" table:formula="of:=IFERROR(IF(COUNT([.$A$1:.A183])&gt;1;INDEX([.$A$1:.A183];SUMPRODUCT(MAX(ROW([.$E$1:.E183])*([.E184]=[.$E$1:.E183]))));&quot;&quot;);&quot;&quot;)" office:value-type="float" office:value="4" calcext:value-type="float">
            <text:p>4</text:p>
          </table:table-cell>
          <table:table-cell table:number-columns-repeated="6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49376" calcext:value-type="float">
            <text:p>49376</text:p>
          </table:table-cell>
          <table:table-cell table:formula="of:=VLOOKUP([.B185];[$movies.B:.D];2;0)" office:value-type="string" office:string-value="W" calcext:value-type="string">
            <text:p>W</text:p>
          </table:table-cell>
          <table:table-cell table:formula="of:=IFERROR(INDEX([.$D$1:.D184];MATCH([.E185];[.$E$1:.E184];0));MAX([.$D$1:.D184])+1)" office:value-type="float" office:value="78" calcext:value-type="float">
            <text:p>78</text:p>
          </table:table-cell>
          <table:table-cell table:style-name="ce45" office:value-type="string" calcext:value-type="string">
            <text:p>Judo</text:p>
          </table:table-cell>
          <table:table-cell table:formula="of:=COUNTIF([.E:.E];[.E185])-COUNTIF([.$E$1:.E185];[.E185])" office:value-type="float" office:value="2" calcext:value-type="float">
            <text:p>2</text:p>
          </table:table-cell>
          <table:table-cell table:formula="of:=COUNTIF([.$E$1:.E184];[.E185])" office:value-type="float" office:value="0" calcext:value-type="float">
            <text:p>0</text:p>
          </table:table-cell>
          <table:table-cell table:style-name="ce35" table:formula="of:=IFERROR(INDEX([.A186:.$A$873];MATCH([.E185];[.E186:.$E$873];0));&quot;&quot;)" office:value-type="float" office:value="102" calcext:value-type="float">
            <text:p>102</text:p>
          </table:table-cell>
          <table:table-cell table:style-name="ce35" table:formula="of:=IFERROR(IF(COUNT([.$A$1:.A184])&gt;1;INDEX([.$A$1:.A184];SUMPRODUCT(MAX(ROW([.$E$1:.E184])*([.E185]=[.$E$1:.E18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49376" calcext:value-type="float">
            <text:p>49376</text:p>
          </table:table-cell>
          <table:table-cell table:formula="of:=VLOOKUP([.B186];[$movies.B:.D];2;0)" office:value-type="string" office:string-value="W" calcext:value-type="string">
            <text:p>W</text:p>
          </table:table-cell>
          <table:table-cell table:formula="of:=IFERROR(INDEX([.$D$1:.D185];MATCH([.E186];[.$E$1:.E185];0));MAX([.$D$1:.D185])+1)" office:value-type="float" office:value="21" calcext:value-type="float">
            <text:p>21</text:p>
          </table:table-cell>
          <table:table-cell table:style-name="ce45" office:value-type="string" calcext:value-type="string">
            <text:p>Martial Arts</text:p>
          </table:table-cell>
          <table:table-cell table:formula="of:=COUNTIF([.E:.E];[.E186])-COUNTIF([.$E$1:.E186];[.E186])" office:value-type="float" office:value="7" calcext:value-type="float">
            <text:p>7</text:p>
          </table:table-cell>
          <table:table-cell table:formula="of:=COUNTIF([.$E$1:.E185];[.E186])" office:value-type="float" office:value="3" calcext:value-type="float">
            <text:p>3</text:p>
          </table:table-cell>
          <table:table-cell table:style-name="ce35" table:formula="of:=IFERROR(INDEX([.A187:.$A$873];MATCH([.E186];[.E187:.$E$873];0));&quot;&quot;)" office:value-type="float" office:value="36" calcext:value-type="float">
            <text:p>36</text:p>
          </table:table-cell>
          <table:table-cell table:style-name="ce35" table:formula="of:=IFERROR(IF(COUNT([.$A$1:.A185])&gt;1;INDEX([.$A$1:.A185];SUMPRODUCT(MAX(ROW([.$E$1:.E185])*([.E186]=[.$E$1:.E185]))));&quot;&quot;);&quot;&quot;)" office:value-type="float" office:value="16" calcext:value-type="float">
            <text:p>16</text:p>
          </table:table-cell>
          <table:table-cell table:number-columns-repeated="6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49376" calcext:value-type="float">
            <text:p>49376</text:p>
          </table:table-cell>
          <table:table-cell table:formula="of:=VLOOKUP([.B187];[$movies.B:.D];2;0)" office:value-type="string" office:string-value="W" calcext:value-type="string">
            <text:p>W</text:p>
          </table:table-cell>
          <table:table-cell table:formula="of:=IFERROR(INDEX([.$D$1:.D186];MATCH([.E187];[.$E$1:.E186];0));MAX([.$D$1:.D186])+1)" office:value-type="float" office:value="79" calcext:value-type="float">
            <text:p>79</text:p>
          </table:table-cell>
          <table:table-cell table:style-name="ce45" office:value-type="string" calcext:value-type="string">
            <text:p>School Club</text:p>
          </table:table-cell>
          <table:table-cell table:formula="of:=COUNTIF([.E:.E];[.E187])-COUNTIF([.$E$1:.E187];[.E187])" office:value-type="float" office:value="1" calcext:value-type="float">
            <text:p>1</text:p>
          </table:table-cell>
          <table:table-cell table:formula="of:=COUNTIF([.$E$1:.E186];[.E187])" office:value-type="float" office:value="0" calcext:value-type="float">
            <text:p>0</text:p>
          </table:table-cell>
          <table:table-cell table:style-name="ce35" table:formula="of:=IFERROR(INDEX([.A188:.$A$873];MATCH([.E187];[.E188:.$E$873];0));&quot;&quot;)" office:value-type="float" office:value="42" calcext:value-type="float">
            <text:p>42</text:p>
          </table:table-cell>
          <table:table-cell table:style-name="ce35" table:formula="of:=IFERROR(IF(COUNT([.$A$1:.A186])&gt;1;INDEX([.$A$1:.A186];SUMPRODUCT(MAX(ROW([.$E$1:.E186])*([.E187]=[.$E$1:.E186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49376" calcext:value-type="float">
            <text:p>49376</text:p>
          </table:table-cell>
          <table:table-cell table:formula="of:=VLOOKUP([.B188];[$movies.B:.D];2;0)" office:value-type="string" office:string-value="W" calcext:value-type="string">
            <text:p>W</text:p>
          </table:table-cell>
          <table:table-cell table:formula="of:=IFERROR(INDEX([.$D$1:.D187];MATCH([.E188];[.$E$1:.E187];0));MAX([.$D$1:.D187])+1)" office:value-type="float" office:value="80" calcext:value-type="float">
            <text:p>80</text:p>
          </table:table-cell>
          <table:table-cell table:style-name="ce45" office:value-type="string" calcext:value-type="string">
            <text:p>School Life</text:p>
          </table:table-cell>
          <table:table-cell table:formula="of:=COUNTIF([.E:.E];[.E188])-COUNTIF([.$E$1:.E188];[.E188])" office:value-type="float" office:value="12" calcext:value-type="float">
            <text:p>12</text:p>
          </table:table-cell>
          <table:table-cell table:formula="of:=COUNTIF([.$E$1:.E187];[.E188])" office:value-type="float" office:value="0" calcext:value-type="float">
            <text:p>0</text:p>
          </table:table-cell>
          <table:table-cell table:style-name="ce35" table:formula="of:=IFERROR(INDEX([.A189:.$A$873];MATCH([.E188];[.E189:.$E$873];0));&quot;&quot;)" office:value-type="float" office:value="26" calcext:value-type="float">
            <text:p>26</text:p>
          </table:table-cell>
          <table:table-cell table:style-name="ce35" table:formula="of:=IFERROR(IF(COUNT([.$A$1:.A187])&gt;1;INDEX([.$A$1:.A187];SUMPRODUCT(MAX(ROW([.$E$1:.E187])*([.E188]=[.$E$1:.E18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49376" calcext:value-type="float">
            <text:p>49376</text:p>
          </table:table-cell>
          <table:table-cell table:formula="of:=VLOOKUP([.B189];[$movies.B:.D];2;0)" office:value-type="string" office:string-value="W" calcext:value-type="string">
            <text:p>W</text:p>
          </table:table-cell>
          <table:table-cell table:formula="of:=IFERROR(INDEX([.$D$1:.D188];MATCH([.E189];[.$E$1:.E188];0));MAX([.$D$1:.D188])+1)" office:value-type="float" office:value="16" calcext:value-type="float">
            <text:p>16</text:p>
          </table:table-cell>
          <table:table-cell table:style-name="ce45" office:value-type="string" calcext:value-type="string">
            <text:p>College</text:p>
          </table:table-cell>
          <table:table-cell table:formula="of:=COUNTIF([.E:.E];[.E189])-COUNTIF([.$E$1:.E189];[.E189])" office:value-type="float" office:value="9" calcext:value-type="float">
            <text:p>9</text:p>
          </table:table-cell>
          <table:table-cell table:formula="of:=COUNTIF([.$E$1:.E188];[.E189])" office:value-type="float" office:value="2" calcext:value-type="float">
            <text:p>2</text:p>
          </table:table-cell>
          <table:table-cell table:style-name="ce35" table:formula="of:=IFERROR(INDEX([.A190:.$A$873];MATCH([.E189];[.E190:.$E$873];0));&quot;&quot;)" office:value-type="float" office:value="31" calcext:value-type="float">
            <text:p>31</text:p>
          </table:table-cell>
          <table:table-cell table:style-name="ce35" table:formula="of:=IFERROR(IF(COUNT([.$A$1:.A188])&gt;1;INDEX([.$A$1:.A188];SUMPRODUCT(MAX(ROW([.$E$1:.E188])*([.E189]=[.$E$1:.E188]))));&quot;&quot;);&quot;&quot;)" office:value-type="float" office:value="15" calcext:value-type="float">
            <text:p>15</text:p>
          </table:table-cell>
          <table:table-cell table:number-columns-repeated="6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49979" calcext:value-type="float">
            <text:p>49979</text:p>
          </table:table-cell>
          <table:table-cell table:formula="of:=VLOOKUP([.B190];[$movies.B:.D];2;0)" office:value-type="string" office:string-value="X" calcext:value-type="string">
            <text:p>X</text:p>
          </table:table-cell>
          <table:table-cell table:formula="of:=IFERROR(INDEX([.$D$1:.D189];MATCH([.E190];[.$E$1:.E189];0));MAX([.$D$1:.D189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190])-COUNTIF([.$E$1:.E190];[.E190])" office:value-type="float" office:value="34" calcext:value-type="float">
            <text:p>34</text:p>
          </table:table-cell>
          <table:table-cell table:formula="of:=COUNTIF([.$E$1:.E189];[.E190])" office:value-type="float" office:value="12" calcext:value-type="float">
            <text:p>12</text:p>
          </table:table-cell>
          <table:table-cell table:style-name="ce35" table:formula="of:=IFERROR(INDEX([.A191:.$A$873];MATCH([.E190];[.E191:.$E$873];0));&quot;&quot;)" office:value-type="float" office:value="27" calcext:value-type="float">
            <text:p>27</text:p>
          </table:table-cell>
          <table:table-cell table:style-name="ce35" table:formula="of:=IFERROR(IF(COUNT([.$A$1:.A189])&gt;1;INDEX([.$A$1:.A189];SUMPRODUCT(MAX(ROW([.$E$1:.E189])*([.E190]=[.$E$1:.E189]))));&quot;&quot;);&quot;&quot;)" office:value-type="float" office:value="23" calcext:value-type="float">
            <text:p>23</text:p>
          </table:table-cell>
          <table:table-cell table:number-columns-repeated="6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49979" calcext:value-type="float">
            <text:p>49979</text:p>
          </table:table-cell>
          <table:table-cell table:formula="of:=VLOOKUP([.B191];[$movies.B:.D];2;0)" office:value-type="string" office:string-value="X" calcext:value-type="string">
            <text:p>X</text:p>
          </table:table-cell>
          <table:table-cell table:formula="of:=IFERROR(INDEX([.$D$1:.D190];MATCH([.E191];[.$E$1:.E190];0));MAX([.$D$1:.D190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191])-COUNTIF([.$E$1:.E191];[.E191])" office:value-type="float" office:value="37" calcext:value-type="float">
            <text:p>37</text:p>
          </table:table-cell>
          <table:table-cell table:formula="of:=COUNTIF([.$E$1:.E190];[.E191])" office:value-type="float" office:value="8" calcext:value-type="float">
            <text:p>8</text:p>
          </table:table-cell>
          <table:table-cell table:style-name="ce35" table:formula="of:=IFERROR(INDEX([.A192:.$A$873];MATCH([.E191];[.E192:.$E$873];0));&quot;&quot;)" office:value-type="float" office:value="26" calcext:value-type="float">
            <text:p>26</text:p>
          </table:table-cell>
          <table:table-cell table:style-name="ce35" table:formula="of:=IFERROR(IF(COUNT([.$A$1:.A190])&gt;1;INDEX([.$A$1:.A190];SUMPRODUCT(MAX(ROW([.$E$1:.E190])*([.E191]=[.$E$1:.E190]))));&quot;&quot;);&quot;&quot;)" office:value-type="float" office:value="22" calcext:value-type="float">
            <text:p>22</text:p>
          </table:table-cell>
          <table:table-cell table:number-columns-repeated="6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49979" calcext:value-type="float">
            <text:p>49979</text:p>
          </table:table-cell>
          <table:table-cell table:formula="of:=VLOOKUP([.B192];[$movies.B:.D];2;0)" office:value-type="string" office:string-value="X" calcext:value-type="string">
            <text:p>X</text:p>
          </table:table-cell>
          <table:table-cell table:formula="of:=IFERROR(INDEX([.$D$1:.D191];MATCH([.E192];[.$E$1:.E191];0));MAX([.$D$1:.D191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192])-COUNTIF([.$E$1:.E192];[.E192])" office:value-type="float" office:value="24" calcext:value-type="float">
            <text:p>24</text:p>
          </table:table-cell>
          <table:table-cell table:formula="of:=COUNTIF([.$E$1:.E191];[.E192])" office:value-type="float" office:value="3" calcext:value-type="float">
            <text:p>3</text:p>
          </table:table-cell>
          <table:table-cell table:style-name="ce35" table:formula="of:=IFERROR(INDEX([.A193:.$A$873];MATCH([.E192];[.E193:.$E$873];0));&quot;&quot;)" office:value-type="float" office:value="31" calcext:value-type="float">
            <text:p>31</text:p>
          </table:table-cell>
          <table:table-cell table:style-name="ce35" table:formula="of:=IFERROR(IF(COUNT([.$A$1:.A191])&gt;1;INDEX([.$A$1:.A191];SUMPRODUCT(MAX(ROW([.$E$1:.E191])*([.E192]=[.$E$1:.E191]))));&quot;&quot;);&quot;&quot;)" office:value-type="float" office:value="17" calcext:value-type="float">
            <text:p>17</text:p>
          </table:table-cell>
          <table:table-cell table:number-columns-repeated="6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49979" calcext:value-type="float">
            <text:p>49979</text:p>
          </table:table-cell>
          <table:table-cell table:formula="of:=VLOOKUP([.B193];[$movies.B:.D];2;0)" office:value-type="string" office:string-value="X" calcext:value-type="string">
            <text:p>X</text:p>
          </table:table-cell>
          <table:table-cell table:formula="of:=IFERROR(INDEX([.$D$1:.D192];MATCH([.E193];[.$E$1:.E192];0));MAX([.$D$1:.D192])+1)" office:value-type="float" office:value="81" calcext:value-type="float">
            <text:p>81</text:p>
          </table:table-cell>
          <table:table-cell table:style-name="ce45" office:value-type="string" calcext:value-type="string">
            <text:p>Music</text:p>
          </table:table-cell>
          <table:table-cell table:formula="of:=COUNTIF([.E:.E];[.E193])-COUNTIF([.$E$1:.E193];[.E193])" office:value-type="float" office:value="5" calcext:value-type="float">
            <text:p>5</text:p>
          </table:table-cell>
          <table:table-cell table:formula="of:=COUNTIF([.$E$1:.E192];[.E193])" office:value-type="float" office:value="0" calcext:value-type="float">
            <text:p>0</text:p>
          </table:table-cell>
          <table:table-cell table:style-name="ce35" table:formula="of:=IFERROR(INDEX([.A194:.$A$873];MATCH([.E193];[.E194:.$E$873];0));&quot;&quot;)" office:value-type="float" office:value="39" calcext:value-type="float">
            <text:p>39</text:p>
          </table:table-cell>
          <table:table-cell table:style-name="ce35" table:formula="of:=IFERROR(IF(COUNT([.$A$1:.A192])&gt;1;INDEX([.$A$1:.A192];SUMPRODUCT(MAX(ROW([.$E$1:.E192])*([.E193]=[.$E$1:.E19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49979" calcext:value-type="float">
            <text:p>49979</text:p>
          </table:table-cell>
          <table:table-cell table:formula="of:=VLOOKUP([.B194];[$movies.B:.D];2;0)" office:value-type="string" office:string-value="X" calcext:value-type="string">
            <text:p>X</text:p>
          </table:table-cell>
          <table:table-cell table:formula="of:=IFERROR(INDEX([.$D$1:.D193];MATCH([.E194];[.$E$1:.E193];0));MAX([.$D$1:.D193])+1)" office:value-type="float" office:value="82" calcext:value-type="float">
            <text:p>82</text:p>
          </table:table-cell>
          <table:table-cell table:style-name="ce45" office:value-type="string" calcext:value-type="string">
            <text:p>Nobility</text:p>
          </table:table-cell>
          <table:table-cell table:formula="of:=COUNTIF([.E:.E];[.E194])-COUNTIF([.$E$1:.E194];[.E194])" office:value-type="float" office:value="4" calcext:value-type="float">
            <text:p>4</text:p>
          </table:table-cell>
          <table:table-cell table:formula="of:=COUNTIF([.$E$1:.E193];[.E194])" office:value-type="float" office:value="0" calcext:value-type="float">
            <text:p>0</text:p>
          </table:table-cell>
          <table:table-cell table:style-name="ce35" table:formula="of:=IFERROR(INDEX([.A195:.$A$873];MATCH([.E194];[.E195:.$E$873];0));&quot;&quot;)" office:value-type="float" office:value="27" calcext:value-type="float">
            <text:p>27</text:p>
          </table:table-cell>
          <table:table-cell table:style-name="ce35" table:formula="of:=IFERROR(IF(COUNT([.$A$1:.A193])&gt;1;INDEX([.$A$1:.A193];SUMPRODUCT(MAX(ROW([.$E$1:.E193])*([.E194]=[.$E$1:.E193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49979" calcext:value-type="float">
            <text:p>49979</text:p>
          </table:table-cell>
          <table:table-cell table:formula="of:=VLOOKUP([.B195];[$movies.B:.D];2;0)" office:value-type="string" office:string-value="X" calcext:value-type="string">
            <text:p>X</text:p>
          </table:table-cell>
          <table:table-cell table:formula="of:=IFERROR(INDEX([.$D$1:.D194];MATCH([.E195];[.$E$1:.E194];0));MAX([.$D$1:.D194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195])-COUNTIF([.$E$1:.E195];[.E195])" office:value-type="float" office:value="15" calcext:value-type="float">
            <text:p>15</text:p>
          </table:table-cell>
          <table:table-cell table:formula="of:=COUNTIF([.$E$1:.E194];[.E195])" office:value-type="float" office:value="3" calcext:value-type="float">
            <text:p>3</text:p>
          </table:table-cell>
          <table:table-cell table:style-name="ce35" table:formula="of:=IFERROR(INDEX([.A196:.$A$873];MATCH([.E195];[.E196:.$E$873];0));&quot;&quot;)" office:value-type="float" office:value="32" calcext:value-type="float">
            <text:p>32</text:p>
          </table:table-cell>
          <table:table-cell table:style-name="ce35" table:formula="of:=IFERROR(IF(COUNT([.$A$1:.A194])&gt;1;INDEX([.$A$1:.A194];SUMPRODUCT(MAX(ROW([.$E$1:.E194])*([.E195]=[.$E$1:.E194]))));&quot;&quot;);&quot;&quot;)" office:value-type="float" office:value="22" calcext:value-type="float">
            <text:p>22</text:p>
          </table:table-cell>
          <table:table-cell table:number-columns-repeated="6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49979" calcext:value-type="float">
            <text:p>49979</text:p>
          </table:table-cell>
          <table:table-cell table:formula="of:=VLOOKUP([.B196];[$movies.B:.D];2;0)" office:value-type="string" office:string-value="X" calcext:value-type="string">
            <text:p>X</text:p>
          </table:table-cell>
          <table:table-cell table:formula="of:=IFERROR(INDEX([.$D$1:.D195];MATCH([.E196];[.$E$1:.E195];0));MAX([.$D$1:.D195])+1)" office:value-type="float" office:value="69" calcext:value-type="float">
            <text:p>69</text:p>
          </table:table-cell>
          <table:table-cell table:style-name="ce45" office:value-type="string" calcext:value-type="string">
            <text:p>Political</text:p>
          </table:table-cell>
          <table:table-cell table:formula="of:=COUNTIF([.E:.E];[.E196])-COUNTIF([.$E$1:.E196];[.E196])" office:value-type="float" office:value="9" calcext:value-type="float">
            <text:p>9</text:p>
          </table:table-cell>
          <table:table-cell table:formula="of:=COUNTIF([.$E$1:.E195];[.E196])" office:value-type="float" office:value="1" calcext:value-type="float">
            <text:p>1</text:p>
          </table:table-cell>
          <table:table-cell table:style-name="ce35" table:formula="of:=IFERROR(INDEX([.A197:.$A$873];MATCH([.E196];[.E197:.$E$873];0));&quot;&quot;)" office:value-type="float" office:value="41" calcext:value-type="float">
            <text:p>41</text:p>
          </table:table-cell>
          <table:table-cell table:style-name="ce35" table:formula="of:=IFERROR(IF(COUNT([.$A$1:.A195])&gt;1;INDEX([.$A$1:.A195];SUMPRODUCT(MAX(ROW([.$E$1:.E195])*([.E196]=[.$E$1:.E195]))));&quot;&quot;);&quot;&quot;)" office:value-type="float" office:value="20" calcext:value-type="float">
            <text:p>20</text:p>
          </table:table-cell>
          <table:table-cell table:number-columns-repeated="6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49979" calcext:value-type="float">
            <text:p>49979</text:p>
          </table:table-cell>
          <table:table-cell table:formula="of:=VLOOKUP([.B197];[$movies.B:.D];2;0)" office:value-type="string" office:string-value="X" calcext:value-type="string">
            <text:p>X</text:p>
          </table:table-cell>
          <table:table-cell table:formula="of:=IFERROR(INDEX([.$D$1:.D196];MATCH([.E197];[.$E$1:.E196];0));MAX([.$D$1:.D196])+1)" office:value-type="float" office:value="51" calcext:value-type="float">
            <text:p>51</text:p>
          </table:table-cell>
          <table:table-cell table:style-name="ce45" office:value-type="string" calcext:value-type="string">
            <text:p>Reincarnation</text:p>
          </table:table-cell>
          <table:table-cell table:formula="of:=COUNTIF([.E:.E];[.E197])-COUNTIF([.$E$1:.E197];[.E197])" office:value-type="float" office:value="5" calcext:value-type="float">
            <text:p>5</text:p>
          </table:table-cell>
          <table:table-cell table:formula="of:=COUNTIF([.$E$1:.E196];[.E197])" office:value-type="float" office:value="1" calcext:value-type="float">
            <text:p>1</text:p>
          </table:table-cell>
          <table:table-cell table:style-name="ce35" table:formula="of:=IFERROR(INDEX([.A198:.$A$873];MATCH([.E197];[.E198:.$E$873];0));&quot;&quot;)" office:value-type="float" office:value="27" calcext:value-type="float">
            <text:p>27</text:p>
          </table:table-cell>
          <table:table-cell table:style-name="ce35" table:formula="of:=IFERROR(IF(COUNT([.$A$1:.A196])&gt;1;INDEX([.$A$1:.A196];SUMPRODUCT(MAX(ROW([.$E$1:.E196])*([.E197]=[.$E$1:.E196]))));&quot;&quot;);&quot;&quot;)" office:value-type="float" office:value="11" calcext:value-type="float">
            <text:p>11</text:p>
          </table:table-cell>
          <table:table-cell table:number-columns-repeated="6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49979" calcext:value-type="float">
            <text:p>49979</text:p>
          </table:table-cell>
          <table:table-cell table:formula="of:=VLOOKUP([.B198];[$movies.B:.D];2;0)" office:value-type="string" office:string-value="X" calcext:value-type="string">
            <text:p>X</text:p>
          </table:table-cell>
          <table:table-cell table:formula="of:=IFERROR(INDEX([.$D$1:.D197];MATCH([.E198];[.$E$1:.E197];0));MAX([.$D$1:.D197])+1)" office:value-type="float" office:value="83" calcext:value-type="float">
            <text:p>83</text:p>
          </table:table-cell>
          <table:table-cell table:style-name="ce45" office:value-type="string" calcext:value-type="string">
            <text:p>Royalty</text:p>
          </table:table-cell>
          <table:table-cell table:formula="of:=COUNTIF([.E:.E];[.E198])-COUNTIF([.$E$1:.E198];[.E198])" office:value-type="float" office:value="6" calcext:value-type="float">
            <text:p>6</text:p>
          </table:table-cell>
          <table:table-cell table:formula="of:=COUNTIF([.$E$1:.E197];[.E198])" office:value-type="float" office:value="0" calcext:value-type="float">
            <text:p>0</text:p>
          </table:table-cell>
          <table:table-cell table:style-name="ce35" table:formula="of:=IFERROR(INDEX([.A199:.$A$873];MATCH([.E198];[.E199:.$E$873];0));&quot;&quot;)" office:value-type="float" office:value="31" calcext:value-type="float">
            <text:p>31</text:p>
          </table:table-cell>
          <table:table-cell table:style-name="ce35" table:formula="of:=IFERROR(IF(COUNT([.$A$1:.A197])&gt;1;INDEX([.$A$1:.A197];SUMPRODUCT(MAX(ROW([.$E$1:.E197])*([.E198]=[.$E$1:.E19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49979" calcext:value-type="float">
            <text:p>49979</text:p>
          </table:table-cell>
          <table:table-cell table:formula="of:=VLOOKUP([.B199];[$movies.B:.D];2;0)" office:value-type="string" office:string-value="X" calcext:value-type="string">
            <text:p>X</text:p>
          </table:table-cell>
          <table:table-cell table:formula="of:=IFERROR(INDEX([.$D$1:.D198];MATCH([.E199];[.$E$1:.E198];0));MAX([.$D$1:.D198])+1)" office:value-type="float" office:value="84" calcext:value-type="float">
            <text:p>84</text:p>
          </table:table-cell>
          <table:table-cell table:style-name="ce45" office:value-type="string" calcext:value-type="string">
            <text:p>Villainess</text:p>
          </table:table-cell>
          <table:table-cell table:formula="of:=COUNTIF([.E:.E];[.E199])-COUNTIF([.$E$1:.E199];[.E199])" office:value-type="float" office:value="1" calcext:value-type="float">
            <text:p>1</text:p>
          </table:table-cell>
          <table:table-cell table:formula="of:=COUNTIF([.$E$1:.E198];[.E199])" office:value-type="float" office:value="0" calcext:value-type="float">
            <text:p>0</text:p>
          </table:table-cell>
          <table:table-cell table:style-name="ce35" table:formula="of:=IFERROR(INDEX([.A200:.$A$873];MATCH([.E199];[.E200:.$E$873];0));&quot;&quot;)" office:value-type="float" office:value="31" calcext:value-type="float">
            <text:p>31</text:p>
          </table:table-cell>
          <table:table-cell table:style-name="ce35" table:formula="of:=IFERROR(IF(COUNT([.$A$1:.A198])&gt;1;INDEX([.$A$1:.A198];SUMPRODUCT(MAX(ROW([.$E$1:.E198])*([.E199]=[.$E$1:.E198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49979" calcext:value-type="float">
            <text:p>49979</text:p>
          </table:table-cell>
          <table:table-cell table:formula="of:=VLOOKUP([.B200];[$movies.B:.D];2;0)" office:value-type="string" office:string-value="X" calcext:value-type="string">
            <text:p>X</text:p>
          </table:table-cell>
          <table:table-cell table:formula="of:=IFERROR(INDEX([.$D$1:.D199];MATCH([.E200];[.$E$1:.E199];0));MAX([.$D$1:.D199])+1)" office:value-type="float" office:value="22" calcext:value-type="float">
            <text:p>22</text:p>
          </table:table-cell>
          <table:table-cell table:style-name="ce45" office:value-type="string" calcext:value-type="string">
            <text:p>Horror</text:p>
          </table:table-cell>
          <table:table-cell table:formula="of:=COUNTIF([.E:.E];[.E200])-COUNTIF([.$E$1:.E200];[.E200])" office:value-type="float" office:value="7" calcext:value-type="float">
            <text:p>7</text:p>
          </table:table-cell>
          <table:table-cell table:formula="of:=COUNTIF([.$E$1:.E199];[.E200])" office:value-type="float" office:value="2" calcext:value-type="float">
            <text:p>2</text:p>
          </table:table-cell>
          <table:table-cell table:style-name="ce35" table:formula="of:=IFERROR(INDEX([.A201:.$A$873];MATCH([.E200];[.E201:.$E$873];0));&quot;&quot;)" office:value-type="float" office:value="25" calcext:value-type="float">
            <text:p>25</text:p>
          </table:table-cell>
          <table:table-cell table:style-name="ce35" table:formula="of:=IFERROR(IF(COUNT([.$A$1:.A199])&gt;1;INDEX([.$A$1:.A199];SUMPRODUCT(MAX(ROW([.$E$1:.E199])*([.E200]=[.$E$1:.E199]))));&quot;&quot;);&quot;&quot;)" office:value-type="float" office:value="11" calcext:value-type="float">
            <text:p>11</text:p>
          </table:table-cell>
          <table:table-cell table:number-columns-repeated="6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9315" calcext:value-type="float">
            <text:p>19315</text:p>
          </table:table-cell>
          <table:table-cell table:formula="of:=VLOOKUP([.B201];[$movies.B:.D];2;0)" office:value-type="string" office:string-value="Y" calcext:value-type="string">
            <text:p>Y</text:p>
          </table:table-cell>
          <table:table-cell table:formula="of:=IFERROR(INDEX([.$D$1:.D200];MATCH([.E201];[.$E$1:.E200];0));MAX([.$D$1:.D200])+1)" office:value-type="float" office:value="22" calcext:value-type="float">
            <text:p>22</text:p>
          </table:table-cell>
          <table:table-cell table:style-name="ce45" office:value-type="string" calcext:value-type="string">
            <text:p>Horror</text:p>
          </table:table-cell>
          <table:table-cell table:formula="of:=COUNTIF([.E:.E];[.E201])-COUNTIF([.$E$1:.E201];[.E201])" office:value-type="float" office:value="6" calcext:value-type="float">
            <text:p>6</text:p>
          </table:table-cell>
          <table:table-cell table:formula="of:=COUNTIF([.$E$1:.E200];[.E201])" office:value-type="float" office:value="3" calcext:value-type="float">
            <text:p>3</text:p>
          </table:table-cell>
          <table:table-cell table:style-name="ce35" table:formula="of:=IFERROR(INDEX([.A202:.$A$873];MATCH([.E201];[.E202:.$E$873];0));&quot;&quot;)" office:value-type="float" office:value="33" calcext:value-type="float">
            <text:p>33</text:p>
          </table:table-cell>
          <table:table-cell table:style-name="ce35" table:formula="of:=IFERROR(IF(COUNT([.$A$1:.A200])&gt;1;INDEX([.$A$1:.A200];SUMPRODUCT(MAX(ROW([.$E$1:.E200])*([.E201]=[.$E$1:.E200]))));&quot;&quot;);&quot;&quot;)" office:value-type="float" office:value="24" calcext:value-type="float">
            <text:p>24</text:p>
          </table:table-cell>
          <table:table-cell table:number-columns-repeated="6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9315" calcext:value-type="float">
            <text:p>19315</text:p>
          </table:table-cell>
          <table:table-cell table:formula="of:=VLOOKUP([.B202];[$movies.B:.D];2;0)" office:value-type="string" office:string-value="Y" calcext:value-type="string">
            <text:p>Y</text:p>
          </table:table-cell>
          <table:table-cell table:formula="of:=IFERROR(INDEX([.$D$1:.D201];MATCH([.E202];[.$E$1:.E201];0));MAX([.$D$1:.D201])+1)" office:value-type="float" office:value="18" calcext:value-type="float">
            <text:p>18</text:p>
          </table:table-cell>
          <table:table-cell table:style-name="ce45" office:value-type="string" calcext:value-type="string">
            <text:p>Military</text:p>
          </table:table-cell>
          <table:table-cell table:formula="of:=COUNTIF([.E:.E];[.E202])-COUNTIF([.$E$1:.E202];[.E202])" office:value-type="float" office:value="8" calcext:value-type="float">
            <text:p>8</text:p>
          </table:table-cell>
          <table:table-cell table:formula="of:=COUNTIF([.$E$1:.E201];[.E202])" office:value-type="float" office:value="1" calcext:value-type="float">
            <text:p>1</text:p>
          </table:table-cell>
          <table:table-cell table:style-name="ce35" table:formula="of:=IFERROR(INDEX([.A203:.$A$873];MATCH([.E202];[.E203:.$E$873];0));&quot;&quot;)" office:value-type="float" office:value="37" calcext:value-type="float">
            <text:p>37</text:p>
          </table:table-cell>
          <table:table-cell table:style-name="ce35" table:formula="of:=IFERROR(IF(COUNT([.$A$1:.A201])&gt;1;INDEX([.$A$1:.A201];SUMPRODUCT(MAX(ROW([.$E$1:.E201])*([.E202]=[.$E$1:.E201]))));&quot;&quot;);&quot;&quot;)" office:value-type="float" office:value="4" calcext:value-type="float">
            <text:p>4</text:p>
          </table:table-cell>
          <table:table-cell table:number-columns-repeated="6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9315" calcext:value-type="float">
            <text:p>19315</text:p>
          </table:table-cell>
          <table:table-cell table:formula="of:=VLOOKUP([.B203];[$movies.B:.D];2;0)" office:value-type="string" office:string-value="Y" calcext:value-type="string">
            <text:p>Y</text:p>
          </table:table-cell>
          <table:table-cell table:formula="of:=IFERROR(INDEX([.$D$1:.D202];MATCH([.E203];[.$E$1:.E202];0));MAX([.$D$1:.D202])+1)" office:value-type="float" office:value="85" calcext:value-type="float">
            <text:p>85</text:p>
          </table:table-cell>
          <table:table-cell table:style-name="ce45" office:value-type="string" calcext:value-type="string">
            <text:p>Psychological</text:p>
          </table:table-cell>
          <table:table-cell table:formula="of:=COUNTIF([.E:.E];[.E203])-COUNTIF([.$E$1:.E203];[.E203])" office:value-type="float" office:value="0" calcext:value-type="float">
            <text:p>0</text:p>
          </table:table-cell>
          <table:table-cell table:formula="of:=COUNTIF([.$E$1:.E202];[.E203])" office:value-type="float" office:value="0" calcext:value-type="float">
            <text:p>0</text:p>
          </table:table-cell>
          <table:table-cell table:style-name="ce35" table:formula="of:=IFERROR(INDEX([.A204:.$A$873];MATCH([.E203];[.E204:.$E$873];0));&quot;&quot;)">
            <text:p/>
          </table:table-cell>
          <table:table-cell table:style-name="ce35" table:formula="of:=IFERROR(IF(COUNT([.$A$1:.A202])&gt;1;INDEX([.$A$1:.A202];SUMPRODUCT(MAX(ROW([.$E$1:.E202])*([.E203]=[.$E$1:.E20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9315" calcext:value-type="float">
            <text:p>19315</text:p>
          </table:table-cell>
          <table:table-cell table:formula="of:=VLOOKUP([.B204];[$movies.B:.D];2;0)" office:value-type="string" office:string-value="Y" calcext:value-type="string">
            <text:p>Y</text:p>
          </table:table-cell>
          <table:table-cell table:formula="of:=IFERROR(INDEX([.$D$1:.D203];MATCH([.E204];[.$E$1:.E203];0));MAX([.$D$1:.D203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204])-COUNTIF([.$E$1:.E204];[.E204])" office:value-type="float" office:value="24" calcext:value-type="float">
            <text:p>24</text:p>
          </table:table-cell>
          <table:table-cell table:formula="of:=COUNTIF([.$E$1:.E203];[.E204])" office:value-type="float" office:value="4" calcext:value-type="float">
            <text:p>4</text:p>
          </table:table-cell>
          <table:table-cell table:style-name="ce35" table:formula="of:=IFERROR(INDEX([.A205:.$A$873];MATCH([.E204];[.E205:.$E$873];0));&quot;&quot;)" office:value-type="float" office:value="43" calcext:value-type="float">
            <text:p>43</text:p>
          </table:table-cell>
          <table:table-cell table:style-name="ce35" table:formula="of:=IFERROR(IF(COUNT([.$A$1:.A203])&gt;1;INDEX([.$A$1:.A203];SUMPRODUCT(MAX(ROW([.$E$1:.E203])*([.E204]=[.$E$1:.E203]))));&quot;&quot;);&quot;&quot;)" office:value-type="float" office:value="20" calcext:value-type="float">
            <text:p>20</text:p>
          </table:table-cell>
          <table:table-cell table:number-columns-repeated="6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9315" calcext:value-type="float">
            <text:p>19315</text:p>
          </table:table-cell>
          <table:table-cell table:formula="of:=VLOOKUP([.B205];[$movies.B:.D];2;0)" office:value-type="string" office:string-value="Y" calcext:value-type="string">
            <text:p>Y</text:p>
          </table:table-cell>
          <table:table-cell table:formula="of:=IFERROR(INDEX([.$D$1:.D204];MATCH([.E205];[.$E$1:.E204];0));MAX([.$D$1:.D204])+1)" office:value-type="float" office:value="40" calcext:value-type="float">
            <text:p>40</text:p>
          </table:table-cell>
          <table:table-cell table:style-name="ce45" office:value-type="string" calcext:value-type="string">
            <text:p>Siblings</text:p>
          </table:table-cell>
          <table:table-cell table:formula="of:=COUNTIF([.E:.E];[.E205])-COUNTIF([.$E$1:.E205];[.E205])" office:value-type="float" office:value="0" calcext:value-type="float">
            <text:p>0</text:p>
          </table:table-cell>
          <table:table-cell table:formula="of:=COUNTIF([.$E$1:.E204];[.E205])" office:value-type="float" office:value="1" calcext:value-type="float">
            <text:p>1</text:p>
          </table:table-cell>
          <table:table-cell table:style-name="ce35" table:formula="of:=IFERROR(INDEX([.A206:.$A$873];MATCH([.E205];[.E206:.$E$873];0));&quot;&quot;)">
            <text:p/>
          </table:table-cell>
          <table:table-cell table:style-name="ce35" table:formula="of:=IFERROR(IF(COUNT([.$A$1:.A204])&gt;1;INDEX([.$A$1:.A204];SUMPRODUCT(MAX(ROW([.$E$1:.E204])*([.E205]=[.$E$1:.E204]))));&quot;&quot;);&quot;&quot;)" office:value-type="float" office:value="9" calcext:value-type="float">
            <text:p>9</text:p>
          </table:table-cell>
          <table:table-cell table:number-columns-repeated="6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9315" calcext:value-type="float">
            <text:p>19315</text:p>
          </table:table-cell>
          <table:table-cell table:formula="of:=VLOOKUP([.B206];[$movies.B:.D];2;0)" office:value-type="string" office:string-value="Y" calcext:value-type="string">
            <text:p>Y</text:p>
          </table:table-cell>
          <table:table-cell table:formula="of:=IFERROR(INDEX([.$D$1:.D205];MATCH([.E206];[.$E$1:.E205];0));MAX([.$D$1:.D205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206])-COUNTIF([.$E$1:.E206];[.E206])" office:value-type="float" office:value="13" calcext:value-type="float">
            <text:p>13</text:p>
          </table:table-cell>
          <table:table-cell table:formula="of:=COUNTIF([.$E$1:.E205];[.E206])" office:value-type="float" office:value="6" calcext:value-type="float">
            <text:p>6</text:p>
          </table:table-cell>
          <table:table-cell table:style-name="ce35" table:formula="of:=IFERROR(INDEX([.A207:.$A$873];MATCH([.E206];[.E207:.$E$873];0));&quot;&quot;)" office:value-type="float" office:value="26" calcext:value-type="float">
            <text:p>26</text:p>
          </table:table-cell>
          <table:table-cell table:style-name="ce35" table:formula="of:=IFERROR(IF(COUNT([.$A$1:.A205])&gt;1;INDEX([.$A$1:.A205];SUMPRODUCT(MAX(ROW([.$E$1:.E205])*([.E206]=[.$E$1:.E205]))));&quot;&quot;);&quot;&quot;)" office:value-type="float" office:value="22" calcext:value-type="float">
            <text:p>22</text:p>
          </table:table-cell>
          <table:table-cell table:number-columns-repeated="6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51711" calcext:value-type="float">
            <text:p>51711</text:p>
          </table:table-cell>
          <table:table-cell table:formula="of:=VLOOKUP([.B207];[$movies.B:.D];2;0)" office:value-type="string" office:string-value="Z" calcext:value-type="string">
            <text:p>Z</text:p>
          </table:table-cell>
          <table:table-cell table:formula="of:=IFERROR(INDEX([.$D$1:.D206];MATCH([.E207];[.$E$1:.E206];0));MAX([.$D$1:.D206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207])-COUNTIF([.$E$1:.E207];[.E207])" office:value-type="float" office:value="41" calcext:value-type="float">
            <text:p>41</text:p>
          </table:table-cell>
          <table:table-cell table:formula="of:=COUNTIF([.$E$1:.E206];[.E207])" office:value-type="float" office:value="10" calcext:value-type="float">
            <text:p>10</text:p>
          </table:table-cell>
          <table:table-cell table:style-name="ce35" table:formula="of:=IFERROR(INDEX([.A208:.$A$873];MATCH([.E207];[.E208:.$E$873];0));&quot;&quot;)" office:value-type="float" office:value="27" calcext:value-type="float">
            <text:p>27</text:p>
          </table:table-cell>
          <table:table-cell table:style-name="ce35" table:formula="of:=IFERROR(IF(COUNT([.$A$1:.A206])&gt;1;INDEX([.$A$1:.A206];SUMPRODUCT(MAX(ROW([.$E$1:.E206])*([.E207]=[.$E$1:.E206]))));&quot;&quot;);&quot;&quot;)" office:value-type="float" office:value="22" calcext:value-type="float">
            <text:p>22</text:p>
          </table:table-cell>
          <table:table-cell table:number-columns-repeated="6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51711" calcext:value-type="float">
            <text:p>51711</text:p>
          </table:table-cell>
          <table:table-cell table:formula="of:=VLOOKUP([.B208];[$movies.B:.D];2;0)" office:value-type="string" office:string-value="Z" calcext:value-type="string">
            <text:p>Z</text:p>
          </table:table-cell>
          <table:table-cell table:formula="of:=IFERROR(INDEX([.$D$1:.D207];MATCH([.E208];[.$E$1:.E207];0));MAX([.$D$1:.D207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208])-COUNTIF([.$E$1:.E208];[.E208])" office:value-type="float" office:value="36" calcext:value-type="float">
            <text:p>36</text:p>
          </table:table-cell>
          <table:table-cell table:formula="of:=COUNTIF([.$E$1:.E207];[.E208])" office:value-type="float" office:value="9" calcext:value-type="float">
            <text:p>9</text:p>
          </table:table-cell>
          <table:table-cell table:style-name="ce35" table:formula="of:=IFERROR(INDEX([.A209:.$A$873];MATCH([.E208];[.E209:.$E$873];0));&quot;&quot;)" office:value-type="float" office:value="27" calcext:value-type="float">
            <text:p>27</text:p>
          </table:table-cell>
          <table:table-cell table:style-name="ce35" table:formula="of:=IFERROR(IF(COUNT([.$A$1:.A207])&gt;1;INDEX([.$A$1:.A207];SUMPRODUCT(MAX(ROW([.$E$1:.E207])*([.E208]=[.$E$1:.E207]))));&quot;&quot;);&quot;&quot;)" office:value-type="float" office:value="24" calcext:value-type="float">
            <text:p>24</text:p>
          </table:table-cell>
          <table:table-cell table:number-columns-repeated="6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51711" calcext:value-type="float">
            <text:p>51711</text:p>
          </table:table-cell>
          <table:table-cell table:formula="of:=VLOOKUP([.B209];[$movies.B:.D];2;0)" office:value-type="string" office:string-value="Z" calcext:value-type="string">
            <text:p>Z</text:p>
          </table:table-cell>
          <table:table-cell table:formula="of:=IFERROR(INDEX([.$D$1:.D208];MATCH([.E209];[.$E$1:.E208];0));MAX([.$D$1:.D208])+1)" office:value-type="float" office:value="75" calcext:value-type="float">
            <text:p>75</text:p>
          </table:table-cell>
          <table:table-cell table:style-name="ce45" office:value-type="string" calcext:value-type="string">
            <text:p>Magic</text:p>
          </table:table-cell>
          <table:table-cell table:formula="of:=COUNTIF([.E:.E];[.E209])-COUNTIF([.$E$1:.E209];[.E209])" office:value-type="float" office:value="11" calcext:value-type="float">
            <text:p>11</text:p>
          </table:table-cell>
          <table:table-cell table:formula="of:=COUNTIF([.$E$1:.E208];[.E209])" office:value-type="float" office:value="1" calcext:value-type="float">
            <text:p>1</text:p>
          </table:table-cell>
          <table:table-cell table:style-name="ce35" table:formula="of:=IFERROR(INDEX([.A210:.$A$873];MATCH([.E209];[.E210:.$E$873];0));&quot;&quot;)" office:value-type="float" office:value="27" calcext:value-type="float">
            <text:p>27</text:p>
          </table:table-cell>
          <table:table-cell table:style-name="ce35" table:formula="of:=IFERROR(IF(COUNT([.$A$1:.A208])&gt;1;INDEX([.$A$1:.A208];SUMPRODUCT(MAX(ROW([.$E$1:.E208])*([.E209]=[.$E$1:.E208]))));&quot;&quot;);&quot;&quot;)" office:value-type="float" office:value="22" calcext:value-type="float">
            <text:p>22</text:p>
          </table:table-cell>
          <table:table-cell table:number-columns-repeated="6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51711" calcext:value-type="float">
            <text:p>51711</text:p>
          </table:table-cell>
          <table:table-cell table:formula="of:=VLOOKUP([.B210];[$movies.B:.D];2;0)" office:value-type="string" office:string-value="Z" calcext:value-type="string">
            <text:p>Z</text:p>
          </table:table-cell>
          <table:table-cell table:formula="of:=IFERROR(INDEX([.$D$1:.D209];MATCH([.E210];[.$E$1:.E209];0));MAX([.$D$1:.D209])+1)" office:value-type="float" office:value="86" calcext:value-type="float">
            <text:p>86</text:p>
          </table:table-cell>
          <table:table-cell table:style-name="ce45" office:value-type="string" calcext:value-type="string">
            <text:p>Magic School</text:p>
          </table:table-cell>
          <table:table-cell table:formula="of:=COUNTIF([.E:.E];[.E210])-COUNTIF([.$E$1:.E210];[.E210])" office:value-type="float" office:value="1" calcext:value-type="float">
            <text:p>1</text:p>
          </table:table-cell>
          <table:table-cell table:formula="of:=COUNTIF([.$E$1:.E209];[.E210])" office:value-type="float" office:value="0" calcext:value-type="float">
            <text:p>0</text:p>
          </table:table-cell>
          <table:table-cell table:style-name="ce35" table:formula="of:=IFERROR(INDEX([.A211:.$A$873];MATCH([.E210];[.E211:.$E$873];0));&quot;&quot;)">
            <text:p/>
          </table:table-cell>
          <table:table-cell table:style-name="ce35" table:formula="of:=IFERROR(IF(COUNT([.$A$1:.A209])&gt;1;INDEX([.$A$1:.A209];SUMPRODUCT(MAX(ROW([.$E$1:.E209])*([.E210]=[.$E$1:.E209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51711" calcext:value-type="float">
            <text:p>51711</text:p>
          </table:table-cell>
          <table:table-cell table:formula="of:=VLOOKUP([.B211];[$movies.B:.D];2;0)" office:value-type="string" office:string-value="Z" calcext:value-type="string">
            <text:p>Z</text:p>
          </table:table-cell>
          <table:table-cell table:formula="of:=IFERROR(INDEX([.$D$1:.D210];MATCH([.E211];[.$E$1:.E210];0));MAX([.$D$1:.D210])+1)" office:value-type="float" office:value="65" calcext:value-type="float">
            <text:p>65</text:p>
          </table:table-cell>
          <table:table-cell table:style-name="ce45" office:value-type="string" calcext:value-type="string">
            <text:p>Overpowered Main Characters</text:p>
          </table:table-cell>
          <table:table-cell table:formula="of:=COUNTIF([.E:.E];[.E211])-COUNTIF([.$E$1:.E211];[.E211])" office:value-type="float" office:value="13" calcext:value-type="float">
            <text:p>13</text:p>
          </table:table-cell>
          <table:table-cell table:formula="of:=COUNTIF([.$E$1:.E210];[.E211])" office:value-type="float" office:value="1" calcext:value-type="float">
            <text:p>1</text:p>
          </table:table-cell>
          <table:table-cell table:style-name="ce35" table:formula="of:=IFERROR(INDEX([.A212:.$A$873];MATCH([.E211];[.E212:.$E$873];0));&quot;&quot;)" office:value-type="float" office:value="27" calcext:value-type="float">
            <text:p>27</text:p>
          </table:table-cell>
          <table:table-cell table:style-name="ce35" table:formula="of:=IFERROR(IF(COUNT([.$A$1:.A210])&gt;1;INDEX([.$A$1:.A210];SUMPRODUCT(MAX(ROW([.$E$1:.E210])*([.E211]=[.$E$1:.E210]))));&quot;&quot;);&quot;&quot;)" office:value-type="float" office:value="17" calcext:value-type="float">
            <text:p>17</text:p>
          </table:table-cell>
          <table:table-cell table:number-columns-repeated="6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51711" calcext:value-type="float">
            <text:p>51711</text:p>
          </table:table-cell>
          <table:table-cell table:formula="of:=VLOOKUP([.B212];[$movies.B:.D];2;0)" office:value-type="string" office:string-value="Z" calcext:value-type="string">
            <text:p>Z</text:p>
          </table:table-cell>
          <table:table-cell table:formula="of:=IFERROR(INDEX([.$D$1:.D211];MATCH([.E212];[.$E$1:.E211];0));MAX([.$D$1:.D211])+1)" office:value-type="float" office:value="80" calcext:value-type="float">
            <text:p>80</text:p>
          </table:table-cell>
          <table:table-cell table:style-name="ce45" office:value-type="string" calcext:value-type="string">
            <text:p>School Life</text:p>
          </table:table-cell>
          <table:table-cell table:formula="of:=COUNTIF([.E:.E];[.E212])-COUNTIF([.$E$1:.E212];[.E212])" office:value-type="float" office:value="11" calcext:value-type="float">
            <text:p>11</text:p>
          </table:table-cell>
          <table:table-cell table:formula="of:=COUNTIF([.$E$1:.E211];[.E212])" office:value-type="float" office:value="1" calcext:value-type="float">
            <text:p>1</text:p>
          </table:table-cell>
          <table:table-cell table:style-name="ce35" table:formula="of:=IFERROR(INDEX([.A213:.$A$873];MATCH([.E212];[.E213:.$E$873];0));&quot;&quot;)" office:value-type="float" office:value="37" calcext:value-type="float">
            <text:p>37</text:p>
          </table:table-cell>
          <table:table-cell table:style-name="ce35" table:formula="of:=IFERROR(IF(COUNT([.$A$1:.A211])&gt;1;INDEX([.$A$1:.A211];SUMPRODUCT(MAX(ROW([.$E$1:.E211])*([.E212]=[.$E$1:.E211]))));&quot;&quot;);&quot;&quot;)" office:value-type="float" office:value="23" calcext:value-type="float">
            <text:p>23</text:p>
          </table:table-cell>
          <table:table-cell table:number-columns-repeated="6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51711" calcext:value-type="float">
            <text:p>51711</text:p>
          </table:table-cell>
          <table:table-cell table:formula="of:=VLOOKUP([.B213];[$movies.B:.D];2;0)" office:value-type="string" office:string-value="Z" calcext:value-type="string">
            <text:p>Z</text:p>
          </table:table-cell>
          <table:table-cell table:formula="of:=IFERROR(INDEX([.$D$1:.D212];MATCH([.E213];[.$E$1:.E212];0));MAX([.$D$1:.D212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213])-COUNTIF([.$E$1:.E213];[.E213])" office:value-type="float" office:value="12" calcext:value-type="float">
            <text:p>12</text:p>
          </table:table-cell>
          <table:table-cell table:formula="of:=COUNTIF([.$E$1:.E212];[.E213])" office:value-type="float" office:value="7" calcext:value-type="float">
            <text:p>7</text:p>
          </table:table-cell>
          <table:table-cell table:style-name="ce35" table:formula="of:=IFERROR(INDEX([.A214:.$A$873];MATCH([.E213];[.E214:.$E$873];0));&quot;&quot;)" office:value-type="float" office:value="33" calcext:value-type="float">
            <text:p>33</text:p>
          </table:table-cell>
          <table:table-cell table:style-name="ce35" table:formula="of:=IFERROR(IF(COUNT([.$A$1:.A212])&gt;1;INDEX([.$A$1:.A212];SUMPRODUCT(MAX(ROW([.$E$1:.E212])*([.E213]=[.$E$1:.E212]))));&quot;&quot;);&quot;&quot;)" office:value-type="float" office:value="25" calcext:value-type="float">
            <text:p>25</text:p>
          </table:table-cell>
          <table:table-cell table:number-columns-repeated="6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50481" calcext:value-type="float">
            <text:p>50481</text:p>
          </table:table-cell>
          <table:table-cell table:formula="of:=VLOOKUP([.B214];[$movies.B:.D];2;0)" office:value-type="string" office:string-value="AA" calcext:value-type="string">
            <text:p>AA</text:p>
          </table:table-cell>
          <table:table-cell table:formula="of:=IFERROR(INDEX([.$D$1:.D213];MATCH([.E214];[.$E$1:.E213];0));MAX([.$D$1:.D213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214])-COUNTIF([.$E$1:.E214];[.E214])" office:value-type="float" office:value="40" calcext:value-type="float">
            <text:p>40</text:p>
          </table:table-cell>
          <table:table-cell table:formula="of:=COUNTIF([.$E$1:.E213];[.E214])" office:value-type="float" office:value="11" calcext:value-type="float">
            <text:p>11</text:p>
          </table:table-cell>
          <table:table-cell table:style-name="ce35" table:formula="of:=IFERROR(INDEX([.A215:.$A$873];MATCH([.E214];[.E215:.$E$873];0));&quot;&quot;)" office:value-type="float" office:value="28" calcext:value-type="float">
            <text:p>28</text:p>
          </table:table-cell>
          <table:table-cell table:style-name="ce35" table:formula="of:=IFERROR(IF(COUNT([.$A$1:.A213])&gt;1;INDEX([.$A$1:.A213];SUMPRODUCT(MAX(ROW([.$E$1:.E213])*([.E214]=[.$E$1:.E213]))));&quot;&quot;);&quot;&quot;)" office:value-type="float" office:value="26" calcext:value-type="float">
            <text:p>26</text:p>
          </table:table-cell>
          <table:table-cell table:number-columns-repeated="6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50481" calcext:value-type="float">
            <text:p>50481</text:p>
          </table:table-cell>
          <table:table-cell table:formula="of:=VLOOKUP([.B215];[$movies.B:.D];2;0)" office:value-type="string" office:string-value="AA" calcext:value-type="string">
            <text:p>AA</text:p>
          </table:table-cell>
          <table:table-cell table:formula="of:=IFERROR(INDEX([.$D$1:.D214];MATCH([.E215];[.$E$1:.E214];0));MAX([.$D$1:.D214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215])-COUNTIF([.$E$1:.E215];[.E215])" office:value-type="float" office:value="25" calcext:value-type="float">
            <text:p>25</text:p>
          </table:table-cell>
          <table:table-cell table:formula="of:=COUNTIF([.$E$1:.E214];[.E215])" office:value-type="float" office:value="7" calcext:value-type="float">
            <text:p>7</text:p>
          </table:table-cell>
          <table:table-cell table:style-name="ce35" table:formula="of:=IFERROR(INDEX([.A216:.$A$873];MATCH([.E215];[.E216:.$E$873];0));&quot;&quot;)" office:value-type="float" office:value="28" calcext:value-type="float">
            <text:p>28</text:p>
          </table:table-cell>
          <table:table-cell table:style-name="ce35" table:formula="of:=IFERROR(IF(COUNT([.$A$1:.A214])&gt;1;INDEX([.$A$1:.A214];SUMPRODUCT(MAX(ROW([.$E$1:.E214])*([.E215]=[.$E$1:.E214]))));&quot;&quot;);&quot;&quot;)" office:value-type="float" office:value="22" calcext:value-type="float">
            <text:p>22</text:p>
          </table:table-cell>
          <table:table-cell table:number-columns-repeated="6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50481" calcext:value-type="float">
            <text:p>50481</text:p>
          </table:table-cell>
          <table:table-cell table:formula="of:=VLOOKUP([.B216];[$movies.B:.D];2;0)" office:value-type="string" office:string-value="AA" calcext:value-type="string">
            <text:p>AA</text:p>
          </table:table-cell>
          <table:table-cell table:formula="of:=IFERROR(INDEX([.$D$1:.D215];MATCH([.E216];[.$E$1:.E215];0));MAX([.$D$1:.D215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216])-COUNTIF([.$E$1:.E216];[.E216])" office:value-type="float" office:value="33" calcext:value-type="float">
            <text:p>33</text:p>
          </table:table-cell>
          <table:table-cell table:formula="of:=COUNTIF([.$E$1:.E215];[.E216])" office:value-type="float" office:value="13" calcext:value-type="float">
            <text:p>13</text:p>
          </table:table-cell>
          <table:table-cell table:style-name="ce35" table:formula="of:=IFERROR(INDEX([.A217:.$A$873];MATCH([.E216];[.E217:.$E$873];0));&quot;&quot;)" office:value-type="float" office:value="28" calcext:value-type="float">
            <text:p>28</text:p>
          </table:table-cell>
          <table:table-cell table:style-name="ce35" table:formula="of:=IFERROR(IF(COUNT([.$A$1:.A215])&gt;1;INDEX([.$A$1:.A215];SUMPRODUCT(MAX(ROW([.$E$1:.E215])*([.E216]=[.$E$1:.E215]))));&quot;&quot;);&quot;&quot;)" office:value-type="float" office:value="24" calcext:value-type="float">
            <text:p>24</text:p>
          </table:table-cell>
          <table:table-cell table:number-columns-repeated="6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50481" calcext:value-type="float">
            <text:p>50481</text:p>
          </table:table-cell>
          <table:table-cell table:formula="of:=VLOOKUP([.B217];[$movies.B:.D];2;0)" office:value-type="string" office:string-value="AA" calcext:value-type="string">
            <text:p>AA</text:p>
          </table:table-cell>
          <table:table-cell table:formula="of:=IFERROR(INDEX([.$D$1:.D216];MATCH([.E217];[.$E$1:.E216];0));MAX([.$D$1:.D216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217])-COUNTIF([.$E$1:.E217];[.E217])" office:value-type="float" office:value="35" calcext:value-type="float">
            <text:p>35</text:p>
          </table:table-cell>
          <table:table-cell table:formula="of:=COUNTIF([.$E$1:.E216];[.E217])" office:value-type="float" office:value="10" calcext:value-type="float">
            <text:p>10</text:p>
          </table:table-cell>
          <table:table-cell table:style-name="ce35" table:formula="of:=IFERROR(INDEX([.A218:.$A$873];MATCH([.E217];[.E218:.$E$873];0));&quot;&quot;)" office:value-type="float" office:value="28" calcext:value-type="float">
            <text:p>28</text:p>
          </table:table-cell>
          <table:table-cell table:style-name="ce35" table:formula="of:=IFERROR(IF(COUNT([.$A$1:.A216])&gt;1;INDEX([.$A$1:.A216];SUMPRODUCT(MAX(ROW([.$E$1:.E216])*([.E217]=[.$E$1:.E216]))));&quot;&quot;);&quot;&quot;)" office:value-type="float" office:value="26" calcext:value-type="float">
            <text:p>26</text:p>
          </table:table-cell>
          <table:table-cell table:number-columns-repeated="6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50481" calcext:value-type="float">
            <text:p>50481</text:p>
          </table:table-cell>
          <table:table-cell table:formula="of:=VLOOKUP([.B218];[$movies.B:.D];2;0)" office:value-type="string" office:string-value="AA" calcext:value-type="string">
            <text:p>AA</text:p>
          </table:table-cell>
          <table:table-cell table:formula="of:=IFERROR(INDEX([.$D$1:.D217];MATCH([.E218];[.$E$1:.E217];0));MAX([.$D$1:.D217])+1)" office:value-type="float" office:value="75" calcext:value-type="float">
            <text:p>75</text:p>
          </table:table-cell>
          <table:table-cell table:style-name="ce45" office:value-type="string" calcext:value-type="string">
            <text:p>Magic</text:p>
          </table:table-cell>
          <table:table-cell table:formula="of:=COUNTIF([.E:.E];[.E218])-COUNTIF([.$E$1:.E218];[.E218])" office:value-type="float" office:value="10" calcext:value-type="float">
            <text:p>10</text:p>
          </table:table-cell>
          <table:table-cell table:formula="of:=COUNTIF([.$E$1:.E217];[.E218])" office:value-type="float" office:value="2" calcext:value-type="float">
            <text:p>2</text:p>
          </table:table-cell>
          <table:table-cell table:style-name="ce35" table:formula="of:=IFERROR(INDEX([.A219:.$A$873];MATCH([.E218];[.E219:.$E$873];0));&quot;&quot;)" office:value-type="float" office:value="32" calcext:value-type="float">
            <text:p>32</text:p>
          </table:table-cell>
          <table:table-cell table:style-name="ce35" table:formula="of:=IFERROR(IF(COUNT([.$A$1:.A217])&gt;1;INDEX([.$A$1:.A217];SUMPRODUCT(MAX(ROW([.$E$1:.E217])*([.E218]=[.$E$1:.E217]))));&quot;&quot;);&quot;&quot;)" office:value-type="float" office:value="26" calcext:value-type="float">
            <text:p>26</text:p>
          </table:table-cell>
          <table:table-cell table:number-columns-repeated="6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50481" calcext:value-type="float">
            <text:p>50481</text:p>
          </table:table-cell>
          <table:table-cell table:formula="of:=VLOOKUP([.B219];[$movies.B:.D];2;0)" office:value-type="string" office:string-value="AA" calcext:value-type="string">
            <text:p>AA</text:p>
          </table:table-cell>
          <table:table-cell table:formula="of:=IFERROR(INDEX([.$D$1:.D218];MATCH([.E219];[.$E$1:.E218];0));MAX([.$D$1:.D218])+1)" office:value-type="float" office:value="82" calcext:value-type="float">
            <text:p>82</text:p>
          </table:table-cell>
          <table:table-cell table:style-name="ce45" office:value-type="string" calcext:value-type="string">
            <text:p>Nobility</text:p>
          </table:table-cell>
          <table:table-cell table:formula="of:=COUNTIF([.E:.E];[.E219])-COUNTIF([.$E$1:.E219];[.E219])" office:value-type="float" office:value="3" calcext:value-type="float">
            <text:p>3</text:p>
          </table:table-cell>
          <table:table-cell table:formula="of:=COUNTIF([.$E$1:.E218];[.E219])" office:value-type="float" office:value="1" calcext:value-type="float">
            <text:p>1</text:p>
          </table:table-cell>
          <table:table-cell table:style-name="ce35" table:formula="of:=IFERROR(INDEX([.A220:.$A$873];MATCH([.E219];[.E220:.$E$873];0));&quot;&quot;)" office:value-type="float" office:value="31" calcext:value-type="float">
            <text:p>31</text:p>
          </table:table-cell>
          <table:table-cell table:style-name="ce35" table:formula="of:=IFERROR(IF(COUNT([.$A$1:.A218])&gt;1;INDEX([.$A$1:.A218];SUMPRODUCT(MAX(ROW([.$E$1:.E218])*([.E219]=[.$E$1:.E218]))));&quot;&quot;);&quot;&quot;)" office:value-type="float" office:value="24" calcext:value-type="float">
            <text:p>24</text:p>
          </table:table-cell>
          <table:table-cell table:number-columns-repeated="6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50481" calcext:value-type="float">
            <text:p>50481</text:p>
          </table:table-cell>
          <table:table-cell table:formula="of:=VLOOKUP([.B220];[$movies.B:.D];2;0)" office:value-type="string" office:string-value="AA" calcext:value-type="string">
            <text:p>AA</text:p>
          </table:table-cell>
          <table:table-cell table:formula="of:=IFERROR(INDEX([.$D$1:.D219];MATCH([.E220];[.$E$1:.E219];0));MAX([.$D$1:.D219])+1)" office:value-type="float" office:value="65" calcext:value-type="float">
            <text:p>65</text:p>
          </table:table-cell>
          <table:table-cell table:style-name="ce45" office:value-type="string" calcext:value-type="string">
            <text:p>Overpowered Main Characters</text:p>
          </table:table-cell>
          <table:table-cell table:formula="of:=COUNTIF([.E:.E];[.E220])-COUNTIF([.$E$1:.E220];[.E220])" office:value-type="float" office:value="12" calcext:value-type="float">
            <text:p>12</text:p>
          </table:table-cell>
          <table:table-cell table:formula="of:=COUNTIF([.$E$1:.E219];[.E220])" office:value-type="float" office:value="2" calcext:value-type="float">
            <text:p>2</text:p>
          </table:table-cell>
          <table:table-cell table:style-name="ce35" table:formula="of:=IFERROR(INDEX([.A221:.$A$873];MATCH([.E220];[.E221:.$E$873];0));&quot;&quot;)" office:value-type="float" office:value="30" calcext:value-type="float">
            <text:p>30</text:p>
          </table:table-cell>
          <table:table-cell table:style-name="ce35" table:formula="of:=IFERROR(IF(COUNT([.$A$1:.A219])&gt;1;INDEX([.$A$1:.A219];SUMPRODUCT(MAX(ROW([.$E$1:.E219])*([.E220]=[.$E$1:.E219]))));&quot;&quot;);&quot;&quot;)" office:value-type="float" office:value="26" calcext:value-type="float">
            <text:p>26</text:p>
          </table:table-cell>
          <table:table-cell table:number-columns-repeated="6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50481" calcext:value-type="float">
            <text:p>50481</text:p>
          </table:table-cell>
          <table:table-cell table:formula="of:=VLOOKUP([.B221];[$movies.B:.D];2;0)" office:value-type="string" office:string-value="AA" calcext:value-type="string">
            <text:p>AA</text:p>
          </table:table-cell>
          <table:table-cell table:formula="of:=IFERROR(INDEX([.$D$1:.D220];MATCH([.E221];[.$E$1:.E220];0));MAX([.$D$1:.D220])+1)" office:value-type="float" office:value="51" calcext:value-type="float">
            <text:p>51</text:p>
          </table:table-cell>
          <table:table-cell table:style-name="ce45" office:value-type="string" calcext:value-type="string">
            <text:p>Reincarnation</text:p>
          </table:table-cell>
          <table:table-cell table:formula="of:=COUNTIF([.E:.E];[.E221])-COUNTIF([.$E$1:.E221];[.E221])" office:value-type="float" office:value="4" calcext:value-type="float">
            <text:p>4</text:p>
          </table:table-cell>
          <table:table-cell table:formula="of:=COUNTIF([.$E$1:.E220];[.E221])" office:value-type="float" office:value="2" calcext:value-type="float">
            <text:p>2</text:p>
          </table:table-cell>
          <table:table-cell table:style-name="ce35" table:formula="of:=IFERROR(INDEX([.A222:.$A$873];MATCH([.E221];[.E222:.$E$873];0));&quot;&quot;)" office:value-type="float" office:value="32" calcext:value-type="float">
            <text:p>32</text:p>
          </table:table-cell>
          <table:table-cell table:style-name="ce35" table:formula="of:=IFERROR(IF(COUNT([.$A$1:.A220])&gt;1;INDEX([.$A$1:.A220];SUMPRODUCT(MAX(ROW([.$E$1:.E220])*([.E221]=[.$E$1:.E220]))));&quot;&quot;);&quot;&quot;)" office:value-type="float" office:value="24" calcext:value-type="float">
            <text:p>24</text:p>
          </table:table-cell>
          <table:table-cell table:number-columns-repeated="6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50481" calcext:value-type="float">
            <text:p>50481</text:p>
          </table:table-cell>
          <table:table-cell table:formula="of:=VLOOKUP([.B222];[$movies.B:.D];2;0)" office:value-type="string" office:string-value="AA" calcext:value-type="string">
            <text:p>AA</text:p>
          </table:table-cell>
          <table:table-cell table:formula="of:=IFERROR(INDEX([.$D$1:.D221];MATCH([.E222];[.$E$1:.E221];0));MAX([.$D$1:.D221])+1)" office:value-type="float" office:value="26" calcext:value-type="float">
            <text:p>26</text:p>
          </table:table-cell>
          <table:table-cell table:style-name="ce45" office:value-type="string" calcext:value-type="string">
            <text:p>Revenge</text:p>
          </table:table-cell>
          <table:table-cell table:formula="of:=COUNTIF([.E:.E];[.E222])-COUNTIF([.$E$1:.E222];[.E222])" office:value-type="float" office:value="7" calcext:value-type="float">
            <text:p>7</text:p>
          </table:table-cell>
          <table:table-cell table:formula="of:=COUNTIF([.$E$1:.E221];[.E222])" office:value-type="float" office:value="2" calcext:value-type="float">
            <text:p>2</text:p>
          </table:table-cell>
          <table:table-cell table:style-name="ce35" table:formula="of:=IFERROR(INDEX([.A223:.$A$873];MATCH([.E222];[.E223:.$E$873];0));&quot;&quot;)" office:value-type="float" office:value="40" calcext:value-type="float">
            <text:p>40</text:p>
          </table:table-cell>
          <table:table-cell table:style-name="ce35" table:formula="of:=IFERROR(IF(COUNT([.$A$1:.A221])&gt;1;INDEX([.$A$1:.A221];SUMPRODUCT(MAX(ROW([.$E$1:.E221])*([.E222]=[.$E$1:.E221]))));&quot;&quot;);&quot;&quot;)" office:value-type="float" office:value="13" calcext:value-type="float">
            <text:p>13</text:p>
          </table:table-cell>
          <table:table-cell table:number-columns-repeated="6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49612" calcext:value-type="float">
            <text:p>49612</text:p>
          </table:table-cell>
          <table:table-cell table:formula="of:=VLOOKUP([.B223];[$movies.B:.D];2;0)" office:value-type="string" office:string-value="AB" calcext:value-type="string">
            <text:p>AB</text:p>
          </table:table-cell>
          <table:table-cell table:formula="of:=IFERROR(INDEX([.$D$1:.D222];MATCH([.E223];[.$E$1:.E222];0));MAX([.$D$1:.D222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223])-COUNTIF([.$E$1:.E223];[.E223])" office:value-type="float" office:value="39" calcext:value-type="float">
            <text:p>39</text:p>
          </table:table-cell>
          <table:table-cell table:formula="of:=COUNTIF([.$E$1:.E222];[.E223])" office:value-type="float" office:value="12" calcext:value-type="float">
            <text:p>12</text:p>
          </table:table-cell>
          <table:table-cell table:style-name="ce35" table:formula="of:=IFERROR(INDEX([.A224:.$A$873];MATCH([.E223];[.E224:.$E$873];0));&quot;&quot;)" office:value-type="float" office:value="30" calcext:value-type="float">
            <text:p>30</text:p>
          </table:table-cell>
          <table:table-cell table:style-name="ce35" table:formula="of:=IFERROR(IF(COUNT([.$A$1:.A222])&gt;1;INDEX([.$A$1:.A222];SUMPRODUCT(MAX(ROW([.$E$1:.E222])*([.E223]=[.$E$1:.E222]))));&quot;&quot;);&quot;&quot;)" office:value-type="float" office:value="27" calcext:value-type="float">
            <text:p>27</text:p>
          </table:table-cell>
          <table:table-cell table:number-columns-repeated="6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49612" calcext:value-type="float">
            <text:p>49612</text:p>
          </table:table-cell>
          <table:table-cell table:formula="of:=VLOOKUP([.B224];[$movies.B:.D];2;0)" office:value-type="string" office:string-value="AB" calcext:value-type="string">
            <text:p>AB</text:p>
          </table:table-cell>
          <table:table-cell table:formula="of:=IFERROR(INDEX([.$D$1:.D223];MATCH([.E224];[.$E$1:.E223];0));MAX([.$D$1:.D223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224])-COUNTIF([.$E$1:.E224];[.E224])" office:value-type="float" office:value="24" calcext:value-type="float">
            <text:p>24</text:p>
          </table:table-cell>
          <table:table-cell table:formula="of:=COUNTIF([.$E$1:.E223];[.E224])" office:value-type="float" office:value="8" calcext:value-type="float">
            <text:p>8</text:p>
          </table:table-cell>
          <table:table-cell table:style-name="ce35" table:formula="of:=IFERROR(INDEX([.A225:.$A$873];MATCH([.E224];[.E225:.$E$873];0));&quot;&quot;)" office:value-type="float" office:value="40" calcext:value-type="float">
            <text:p>40</text:p>
          </table:table-cell>
          <table:table-cell table:style-name="ce35" table:formula="of:=IFERROR(IF(COUNT([.$A$1:.A223])&gt;1;INDEX([.$A$1:.A223];SUMPRODUCT(MAX(ROW([.$E$1:.E223])*([.E224]=[.$E$1:.E223]))));&quot;&quot;);&quot;&quot;)" office:value-type="float" office:value="27" calcext:value-type="float">
            <text:p>27</text:p>
          </table:table-cell>
          <table:table-cell table:number-columns-repeated="6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49612" calcext:value-type="float">
            <text:p>49612</text:p>
          </table:table-cell>
          <table:table-cell table:formula="of:=VLOOKUP([.B225];[$movies.B:.D];2;0)" office:value-type="string" office:string-value="AB" calcext:value-type="string">
            <text:p>AB</text:p>
          </table:table-cell>
          <table:table-cell table:formula="of:=IFERROR(INDEX([.$D$1:.D224];MATCH([.E225];[.$E$1:.E224];0));MAX([.$D$1:.D224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225])-COUNTIF([.$E$1:.E225];[.E225])" office:value-type="float" office:value="32" calcext:value-type="float">
            <text:p>32</text:p>
          </table:table-cell>
          <table:table-cell table:formula="of:=COUNTIF([.$E$1:.E224];[.E225])" office:value-type="float" office:value="14" calcext:value-type="float">
            <text:p>14</text:p>
          </table:table-cell>
          <table:table-cell table:style-name="ce35" table:formula="of:=IFERROR(INDEX([.A226:.$A$873];MATCH([.E225];[.E226:.$E$873];0));&quot;&quot;)" office:value-type="float" office:value="31" calcext:value-type="float">
            <text:p>31</text:p>
          </table:table-cell>
          <table:table-cell table:style-name="ce35" table:formula="of:=IFERROR(IF(COUNT([.$A$1:.A224])&gt;1;INDEX([.$A$1:.A224];SUMPRODUCT(MAX(ROW([.$E$1:.E224])*([.E225]=[.$E$1:.E224]))));&quot;&quot;);&quot;&quot;)" office:value-type="float" office:value="27" calcext:value-type="float">
            <text:p>27</text:p>
          </table:table-cell>
          <table:table-cell table:number-columns-repeated="6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49612" calcext:value-type="float">
            <text:p>49612</text:p>
          </table:table-cell>
          <table:table-cell table:formula="of:=VLOOKUP([.B226];[$movies.B:.D];2;0)" office:value-type="string" office:string-value="AB" calcext:value-type="string">
            <text:p>AB</text:p>
          </table:table-cell>
          <table:table-cell table:formula="of:=IFERROR(INDEX([.$D$1:.D225];MATCH([.E226];[.$E$1:.E225];0));MAX([.$D$1:.D225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226])-COUNTIF([.$E$1:.E226];[.E226])" office:value-type="float" office:value="21" calcext:value-type="float">
            <text:p>21</text:p>
          </table:table-cell>
          <table:table-cell table:formula="of:=COUNTIF([.$E$1:.E225];[.E226])" office:value-type="float" office:value="2" calcext:value-type="float">
            <text:p>2</text:p>
          </table:table-cell>
          <table:table-cell table:style-name="ce35" table:formula="of:=IFERROR(INDEX([.A227:.$A$873];MATCH([.E226];[.E227:.$E$873];0));&quot;&quot;)" office:value-type="float" office:value="38" calcext:value-type="float">
            <text:p>38</text:p>
          </table:table-cell>
          <table:table-cell table:style-name="ce35" table:formula="of:=IFERROR(IF(COUNT([.$A$1:.A225])&gt;1;INDEX([.$A$1:.A225];SUMPRODUCT(MAX(ROW([.$E$1:.E225])*([.E226]=[.$E$1:.E225]))));&quot;&quot;);&quot;&quot;)" office:value-type="float" office:value="11" calcext:value-type="float">
            <text:p>11</text:p>
          </table:table-cell>
          <table:table-cell table:number-columns-repeated="6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49612" calcext:value-type="float">
            <text:p>49612</text:p>
          </table:table-cell>
          <table:table-cell table:formula="of:=VLOOKUP([.B227];[$movies.B:.D];2;0)" office:value-type="string" office:string-value="AB" calcext:value-type="string">
            <text:p>AB</text:p>
          </table:table-cell>
          <table:table-cell table:formula="of:=IFERROR(INDEX([.$D$1:.D226];MATCH([.E227];[.$E$1:.E226];0));MAX([.$D$1:.D226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227])-COUNTIF([.$E$1:.E227];[.E227])" office:value-type="float" office:value="34" calcext:value-type="float">
            <text:p>34</text:p>
          </table:table-cell>
          <table:table-cell table:formula="of:=COUNTIF([.$E$1:.E226];[.E227])" office:value-type="float" office:value="11" calcext:value-type="float">
            <text:p>11</text:p>
          </table:table-cell>
          <table:table-cell table:style-name="ce35" table:formula="of:=IFERROR(INDEX([.A228:.$A$873];MATCH([.E227];[.E228:.$E$873];0));&quot;&quot;)" office:value-type="float" office:value="30" calcext:value-type="float">
            <text:p>30</text:p>
          </table:table-cell>
          <table:table-cell table:style-name="ce35" table:formula="of:=IFERROR(IF(COUNT([.$A$1:.A226])&gt;1;INDEX([.$A$1:.A226];SUMPRODUCT(MAX(ROW([.$E$1:.E226])*([.E227]=[.$E$1:.E226]))));&quot;&quot;);&quot;&quot;)" office:value-type="float" office:value="27" calcext:value-type="float">
            <text:p>27</text:p>
          </table:table-cell>
          <table:table-cell table:number-columns-repeated="6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49612" calcext:value-type="float">
            <text:p>49612</text:p>
          </table:table-cell>
          <table:table-cell table:formula="of:=VLOOKUP([.B228];[$movies.B:.D];2;0)" office:value-type="string" office:string-value="AB" calcext:value-type="string">
            <text:p>AB</text:p>
          </table:table-cell>
          <table:table-cell table:formula="of:=IFERROR(INDEX([.$D$1:.D227];MATCH([.E228];[.$E$1:.E227];0));MAX([.$D$1:.D227])+1)" office:value-type="float" office:value="47" calcext:value-type="float">
            <text:p>47</text:p>
          </table:table-cell>
          <table:table-cell table:style-name="ce45" office:value-type="string" calcext:value-type="string">
            <text:p>Monsters</text:p>
          </table:table-cell>
          <table:table-cell table:formula="of:=COUNTIF([.E:.E];[.E228])-COUNTIF([.$E$1:.E228];[.E228])" office:value-type="float" office:value="6" calcext:value-type="float">
            <text:p>6</text:p>
          </table:table-cell>
          <table:table-cell table:formula="of:=COUNTIF([.$E$1:.E227];[.E228])" office:value-type="float" office:value="3" calcext:value-type="float">
            <text:p>3</text:p>
          </table:table-cell>
          <table:table-cell table:style-name="ce35" table:formula="of:=IFERROR(INDEX([.A229:.$A$873];MATCH([.E228];[.E229:.$E$873];0));&quot;&quot;)" office:value-type="float" office:value="30" calcext:value-type="float">
            <text:p>30</text:p>
          </table:table-cell>
          <table:table-cell table:style-name="ce35" table:formula="of:=IFERROR(IF(COUNT([.$A$1:.A227])&gt;1;INDEX([.$A$1:.A227];SUMPRODUCT(MAX(ROW([.$E$1:.E227])*([.E228]=[.$E$1:.E227]))));&quot;&quot;);&quot;&quot;)" office:value-type="float" office:value="19" calcext:value-type="float">
            <text:p>19</text:p>
          </table:table-cell>
          <table:table-cell table:number-columns-repeated="6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49612" calcext:value-type="float">
            <text:p>49612</text:p>
          </table:table-cell>
          <table:table-cell table:formula="of:=VLOOKUP([.B229];[$movies.B:.D];2;0)" office:value-type="string" office:string-value="AB" calcext:value-type="string">
            <text:p>AB</text:p>
          </table:table-cell>
          <table:table-cell table:formula="of:=IFERROR(INDEX([.$D$1:.D228];MATCH([.E229];[.$E$1:.E228];0));MAX([.$D$1:.D228])+1)" office:value-type="float" office:value="13" calcext:value-type="float">
            <text:p>13</text:p>
          </table:table-cell>
          <table:table-cell table:style-name="ce45" office:value-type="string" calcext:value-type="string">
            <text:p>Pets</text:p>
          </table:table-cell>
          <table:table-cell table:formula="of:=COUNTIF([.E:.E];[.E229])-COUNTIF([.$E$1:.E229];[.E229])" office:value-type="float" office:value="10" calcext:value-type="float">
            <text:p>10</text:p>
          </table:table-cell>
          <table:table-cell table:formula="of:=COUNTIF([.$E$1:.E228];[.E229])" office:value-type="float" office:value="4" calcext:value-type="float">
            <text:p>4</text:p>
          </table:table-cell>
          <table:table-cell table:style-name="ce35" table:formula="of:=IFERROR(INDEX([.A230:.$A$873];MATCH([.E229];[.E230:.$E$873];0));&quot;&quot;)" office:value-type="float" office:value="32" calcext:value-type="float">
            <text:p>32</text:p>
          </table:table-cell>
          <table:table-cell table:style-name="ce35" table:formula="of:=IFERROR(IF(COUNT([.$A$1:.A228])&gt;1;INDEX([.$A$1:.A228];SUMPRODUCT(MAX(ROW([.$E$1:.E228])*([.E229]=[.$E$1:.E228]))));&quot;&quot;);&quot;&quot;)" office:value-type="float" office:value="18" calcext:value-type="float">
            <text:p>18</text:p>
          </table:table-cell>
          <table:table-cell table:number-columns-repeated="6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41659" calcext:value-type="float">
            <text:p>41659</text:p>
          </table:table-cell>
          <table:table-cell table:formula="of:=VLOOKUP([.B230];[$movies.B:.D];2;0)" office:value-type="string" office:string-value="AC" calcext:value-type="string">
            <text:p>AC</text:p>
          </table:table-cell>
          <table:table-cell table:formula="of:=IFERROR(INDEX([.$D$1:.D229];MATCH([.E230];[.$E$1:.E229];0));MAX([.$D$1:.D229])+1)" office:value-type="float" office:value="23" calcext:value-type="float">
            <text:p>23</text:p>
          </table:table-cell>
          <table:table-cell table:style-name="ce45" office:value-type="string" calcext:value-type="string">
            <text:p>Mystery</text:p>
          </table:table-cell>
          <table:table-cell table:formula="of:=COUNTIF([.E:.E];[.E230])-COUNTIF([.$E$1:.E230];[.E230])" office:value-type="float" office:value="2" calcext:value-type="float">
            <text:p>2</text:p>
          </table:table-cell>
          <table:table-cell table:formula="of:=COUNTIF([.$E$1:.E229];[.E230])" office:value-type="float" office:value="3" calcext:value-type="float">
            <text:p>3</text:p>
          </table:table-cell>
          <table:table-cell table:style-name="ce35" table:formula="of:=IFERROR(INDEX([.A231:.$A$873];MATCH([.E230];[.E231:.$E$873];0));&quot;&quot;)" office:value-type="float" office:value="105" calcext:value-type="float">
            <text:p>105</text:p>
          </table:table-cell>
          <table:table-cell table:style-name="ce35" table:formula="of:=IFERROR(IF(COUNT([.$A$1:.A229])&gt;1;INDEX([.$A$1:.A229];SUMPRODUCT(MAX(ROW([.$E$1:.E229])*([.E230]=[.$E$1:.E229]))));&quot;&quot;);&quot;&quot;)" office:value-type="float" office:value="11" calcext:value-type="float">
            <text:p>11</text:p>
          </table:table-cell>
          <table:table-cell table:number-columns-repeated="6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41659" calcext:value-type="float">
            <text:p>41659</text:p>
          </table:table-cell>
          <table:table-cell table:formula="of:=VLOOKUP([.B231];[$movies.B:.D];2;0)" office:value-type="string" office:string-value="AC" calcext:value-type="string">
            <text:p>AC</text:p>
          </table:table-cell>
          <table:table-cell table:formula="of:=IFERROR(INDEX([.$D$1:.D230];MATCH([.E231];[.$E$1:.E230];0));MAX([.$D$1:.D230])+1)" office:value-type="float" office:value="87" calcext:value-type="float">
            <text:p>87</text:p>
          </table:table-cell>
          <table:table-cell table:style-name="ce45" office:value-type="string" calcext:value-type="string">
            <text:p>Detectives</text:p>
          </table:table-cell>
          <table:table-cell table:formula="of:=COUNTIF([.E:.E];[.E231])-COUNTIF([.$E$1:.E231];[.E231])" office:value-type="float" office:value="0" calcext:value-type="float">
            <text:p>0</text:p>
          </table:table-cell>
          <table:table-cell table:formula="of:=COUNTIF([.$E$1:.E230];[.E231])" office:value-type="float" office:value="0" calcext:value-type="float">
            <text:p>0</text:p>
          </table:table-cell>
          <table:table-cell table:style-name="ce35" table:formula="of:=IFERROR(INDEX([.A232:.$A$873];MATCH([.E231];[.E232:.$E$873];0));&quot;&quot;)">
            <text:p/>
          </table:table-cell>
          <table:table-cell table:style-name="ce35" table:formula="of:=IFERROR(IF(COUNT([.$A$1:.A230])&gt;1;INDEX([.$A$1:.A230];SUMPRODUCT(MAX(ROW([.$E$1:.E230])*([.E231]=[.$E$1:.E23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41659" calcext:value-type="float">
            <text:p>41659</text:p>
          </table:table-cell>
          <table:table-cell table:formula="of:=VLOOKUP([.B232];[$movies.B:.D];2;0)" office:value-type="string" office:string-value="AC" calcext:value-type="string">
            <text:p>AC</text:p>
          </table:table-cell>
          <table:table-cell table:formula="of:=IFERROR(INDEX([.$D$1:.D231];MATCH([.E232];[.$E$1:.E231];0));MAX([.$D$1:.D231])+1)" office:value-type="float" office:value="88" calcext:value-type="float">
            <text:p>88</text:p>
          </table:table-cell>
          <table:table-cell table:style-name="ce45" office:value-type="string" calcext:value-type="string">
            <text:p>Sherlock Holmes</text:p>
          </table:table-cell>
          <table:table-cell table:formula="of:=COUNTIF([.E:.E];[.E232])-COUNTIF([.$E$1:.E232];[.E232])" office:value-type="float" office:value="0" calcext:value-type="float">
            <text:p>0</text:p>
          </table:table-cell>
          <table:table-cell table:formula="of:=COUNTIF([.$E$1:.E231];[.E232])" office:value-type="float" office:value="0" calcext:value-type="float">
            <text:p>0</text:p>
          </table:table-cell>
          <table:table-cell table:style-name="ce35" table:formula="of:=IFERROR(INDEX([.A233:.$A$873];MATCH([.E232];[.E233:.$E$873];0));&quot;&quot;)">
            <text:p/>
          </table:table-cell>
          <table:table-cell table:style-name="ce35" table:formula="of:=IFERROR(IF(COUNT([.$A$1:.A231])&gt;1;INDEX([.$A$1:.A231];SUMPRODUCT(MAX(ROW([.$E$1:.E231])*([.E232]=[.$E$1:.E231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41659" calcext:value-type="float">
            <text:p>41659</text:p>
          </table:table-cell>
          <table:table-cell table:formula="of:=VLOOKUP([.B233];[$movies.B:.D];2;0)" office:value-type="string" office:string-value="AC" calcext:value-type="string">
            <text:p>AC</text:p>
          </table:table-cell>
          <table:table-cell table:formula="of:=IFERROR(INDEX([.$D$1:.D232];MATCH([.E233];[.$E$1:.E232];0));MAX([.$D$1:.D232])+1)" office:value-type="float" office:value="45" calcext:value-type="float">
            <text:p>45</text:p>
          </table:table-cell>
          <table:table-cell table:style-name="ce45" office:value-type="string" calcext:value-type="string">
            <text:p>Soccer</text:p>
          </table:table-cell>
          <table:table-cell table:formula="of:=COUNTIF([.E:.E];[.E233])-COUNTIF([.$E$1:.E233];[.E233])" office:value-type="float" office:value="5" calcext:value-type="float">
            <text:p>5</text:p>
          </table:table-cell>
          <table:table-cell table:formula="of:=COUNTIF([.$E$1:.E232];[.E233])" office:value-type="float" office:value="1" calcext:value-type="float">
            <text:p>1</text:p>
          </table:table-cell>
          <table:table-cell table:style-name="ce35" table:formula="of:=IFERROR(INDEX([.A234:.$A$873];MATCH([.E233];[.E234:.$E$873];0));&quot;&quot;)" office:value-type="float" office:value="36" calcext:value-type="float">
            <text:p>36</text:p>
          </table:table-cell>
          <table:table-cell table:style-name="ce35" table:formula="of:=IFERROR(IF(COUNT([.$A$1:.A232])&gt;1;INDEX([.$A$1:.A232];SUMPRODUCT(MAX(ROW([.$E$1:.E232])*([.E233]=[.$E$1:.E232]))));&quot;&quot;);&quot;&quot;)" office:value-type="float" office:value="10" calcext:value-type="float">
            <text:p>10</text:p>
          </table:table-cell>
          <table:table-cell table:number-columns-repeated="6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52446" calcext:value-type="float">
            <text:p>52446</text:p>
          </table:table-cell>
          <table:table-cell table:formula="of:=VLOOKUP([.B234];[$movies.B:.D];2;0)" office:value-type="string" office:string-value="AD" calcext:value-type="string">
            <text:p>AD</text:p>
          </table:table-cell>
          <table:table-cell table:formula="of:=IFERROR(INDEX([.$D$1:.D233];MATCH([.E234];[.$E$1:.E233];0));MAX([.$D$1:.D233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234])-COUNTIF([.$E$1:.E234];[.E234])" office:value-type="float" office:value="38" calcext:value-type="float">
            <text:p>38</text:p>
          </table:table-cell>
          <table:table-cell table:formula="of:=COUNTIF([.$E$1:.E233];[.E234])" office:value-type="float" office:value="13" calcext:value-type="float">
            <text:p>13</text:p>
          </table:table-cell>
          <table:table-cell table:style-name="ce35" table:formula="of:=IFERROR(INDEX([.A235:.$A$873];MATCH([.E234];[.E235:.$E$873];0));&quot;&quot;)" office:value-type="float" office:value="35" calcext:value-type="float">
            <text:p>35</text:p>
          </table:table-cell>
          <table:table-cell table:style-name="ce35" table:formula="of:=IFERROR(IF(COUNT([.$A$1:.A233])&gt;1;INDEX([.$A$1:.A233];SUMPRODUCT(MAX(ROW([.$E$1:.E233])*([.E234]=[.$E$1:.E233]))));&quot;&quot;);&quot;&quot;)" office:value-type="float" office:value="28" calcext:value-type="float">
            <text:p>28</text:p>
          </table:table-cell>
          <table:table-cell table:number-columns-repeated="6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52446" calcext:value-type="float">
            <text:p>52446</text:p>
          </table:table-cell>
          <table:table-cell table:formula="of:=VLOOKUP([.B235];[$movies.B:.D];2;0)" office:value-type="string" office:string-value="AD" calcext:value-type="string">
            <text:p>AD</text:p>
          </table:table-cell>
          <table:table-cell table:formula="of:=IFERROR(INDEX([.$D$1:.D234];MATCH([.E235];[.$E$1:.E234];0));MAX([.$D$1:.D234])+1)" office:value-type="float" office:value="56" calcext:value-type="float">
            <text:p>56</text:p>
          </table:table-cell>
          <table:table-cell table:style-name="ce45" office:value-type="string" calcext:value-type="string">
            <text:p>Sports</text:p>
          </table:table-cell>
          <table:table-cell table:formula="of:=COUNTIF([.E:.E];[.E235])-COUNTIF([.$E$1:.E235];[.E235])" office:value-type="float" office:value="7" calcext:value-type="float">
            <text:p>7</text:p>
          </table:table-cell>
          <table:table-cell table:formula="of:=COUNTIF([.$E$1:.E234];[.E235])" office:value-type="float" office:value="2" calcext:value-type="float">
            <text:p>2</text:p>
          </table:table-cell>
          <table:table-cell table:style-name="ce35" table:formula="of:=IFERROR(INDEX([.A236:.$A$873];MATCH([.E235];[.E236:.$E$873];0));&quot;&quot;)" office:value-type="float" office:value="48" calcext:value-type="float">
            <text:p>48</text:p>
          </table:table-cell>
          <table:table-cell table:style-name="ce35" table:formula="of:=IFERROR(IF(COUNT([.$A$1:.A234])&gt;1;INDEX([.$A$1:.A234];SUMPRODUCT(MAX(ROW([.$E$1:.E234])*([.E235]=[.$E$1:.E234]))));&quot;&quot;);&quot;&quot;)" office:value-type="float" office:value="23" calcext:value-type="float">
            <text:p>23</text:p>
          </table:table-cell>
          <table:table-cell table:number-columns-repeated="6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52446" calcext:value-type="float">
            <text:p>52446</text:p>
          </table:table-cell>
          <table:table-cell table:formula="of:=VLOOKUP([.B236];[$movies.B:.D];2;0)" office:value-type="string" office:string-value="AD" calcext:value-type="string">
            <text:p>AD</text:p>
          </table:table-cell>
          <table:table-cell table:formula="of:=IFERROR(INDEX([.$D$1:.D235];MATCH([.E236];[.$E$1:.E235];0));MAX([.$D$1:.D235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236])-COUNTIF([.$E$1:.E236];[.E236])" office:value-type="float" office:value="33" calcext:value-type="float">
            <text:p>33</text:p>
          </table:table-cell>
          <table:table-cell table:formula="of:=COUNTIF([.$E$1:.E235];[.E236])" office:value-type="float" office:value="12" calcext:value-type="float">
            <text:p>12</text:p>
          </table:table-cell>
          <table:table-cell table:style-name="ce35" table:formula="of:=IFERROR(INDEX([.A237:.$A$873];MATCH([.E236];[.E237:.$E$873];0));&quot;&quot;)" office:value-type="float" office:value="31" calcext:value-type="float">
            <text:p>31</text:p>
          </table:table-cell>
          <table:table-cell table:style-name="ce35" table:formula="of:=IFERROR(IF(COUNT([.$A$1:.A235])&gt;1;INDEX([.$A$1:.A235];SUMPRODUCT(MAX(ROW([.$E$1:.E235])*([.E236]=[.$E$1:.E235]))));&quot;&quot;);&quot;&quot;)" office:value-type="float" office:value="28" calcext:value-type="float">
            <text:p>28</text:p>
          </table:table-cell>
          <table:table-cell table:number-columns-repeated="6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52446" calcext:value-type="float">
            <text:p>52446</text:p>
          </table:table-cell>
          <table:table-cell table:formula="of:=VLOOKUP([.B237];[$movies.B:.D];2;0)" office:value-type="string" office:string-value="AD" calcext:value-type="string">
            <text:p>AD</text:p>
          </table:table-cell>
          <table:table-cell table:formula="of:=IFERROR(INDEX([.$D$1:.D236];MATCH([.E237];[.$E$1:.E236];0));MAX([.$D$1:.D236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237])-COUNTIF([.$E$1:.E237];[.E237])" office:value-type="float" office:value="12" calcext:value-type="float">
            <text:p>12</text:p>
          </table:table-cell>
          <table:table-cell table:formula="of:=COUNTIF([.$E$1:.E236];[.E237])" office:value-type="float" office:value="5" calcext:value-type="float">
            <text:p>5</text:p>
          </table:table-cell>
          <table:table-cell table:style-name="ce35" table:formula="of:=IFERROR(INDEX([.A238:.$A$873];MATCH([.E237];[.E238:.$E$873];0));&quot;&quot;)" office:value-type="float" office:value="36" calcext:value-type="float">
            <text:p>36</text:p>
          </table:table-cell>
          <table:table-cell table:style-name="ce35" table:formula="of:=IFERROR(IF(COUNT([.$A$1:.A236])&gt;1;INDEX([.$A$1:.A236];SUMPRODUCT(MAX(ROW([.$E$1:.E236])*([.E237]=[.$E$1:.E236]))));&quot;&quot;);&quot;&quot;)" office:value-type="float" office:value="22" calcext:value-type="float">
            <text:p>22</text:p>
          </table:table-cell>
          <table:table-cell table:number-columns-repeated="6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52446" calcext:value-type="float">
            <text:p>52446</text:p>
          </table:table-cell>
          <table:table-cell table:formula="of:=VLOOKUP([.B238];[$movies.B:.D];2;0)" office:value-type="string" office:string-value="AD" calcext:value-type="string">
            <text:p>AD</text:p>
          </table:table-cell>
          <table:table-cell table:formula="of:=IFERROR(INDEX([.$D$1:.D237];MATCH([.E238];[.$E$1:.E237];0));MAX([.$D$1:.D237])+1)" office:value-type="float" office:value="19" calcext:value-type="float">
            <text:p>19</text:p>
          </table:table-cell>
          <table:table-cell table:style-name="ce45" office:value-type="string" calcext:value-type="string">
            <text:p>Demons</text:p>
          </table:table-cell>
          <table:table-cell table:formula="of:=COUNTIF([.E:.E];[.E238])-COUNTIF([.$E$1:.E238];[.E238])" office:value-type="float" office:value="5" calcext:value-type="float">
            <text:p>5</text:p>
          </table:table-cell>
          <table:table-cell table:formula="of:=COUNTIF([.$E$1:.E237];[.E238])" office:value-type="float" office:value="5" calcext:value-type="float">
            <text:p>5</text:p>
          </table:table-cell>
          <table:table-cell table:style-name="ce35" table:formula="of:=IFERROR(INDEX([.A239:.$A$873];MATCH([.E238];[.E239:.$E$873];0));&quot;&quot;)" office:value-type="float" office:value="40" calcext:value-type="float">
            <text:p>40</text:p>
          </table:table-cell>
          <table:table-cell table:style-name="ce35" table:formula="of:=IFERROR(IF(COUNT([.$A$1:.A237])&gt;1;INDEX([.$A$1:.A237];SUMPRODUCT(MAX(ROW([.$E$1:.E237])*([.E238]=[.$E$1:.E237]))));&quot;&quot;);&quot;&quot;)" office:value-type="float" office:value="17" calcext:value-type="float">
            <text:p>17</text:p>
          </table:table-cell>
          <table:table-cell table:number-columns-repeated="6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52446" calcext:value-type="float">
            <text:p>52446</text:p>
          </table:table-cell>
          <table:table-cell table:formula="of:=VLOOKUP([.B239];[$movies.B:.D];2;0)" office:value-type="string" office:string-value="AD" calcext:value-type="string">
            <text:p>AD</text:p>
          </table:table-cell>
          <table:table-cell table:formula="of:=IFERROR(INDEX([.$D$1:.D238];MATCH([.E239];[.$E$1:.E238];0));MAX([.$D$1:.D238])+1)" office:value-type="float" office:value="89" calcext:value-type="float">
            <text:p>89</text:p>
          </table:table-cell>
          <table:table-cell table:style-name="ce45" office:value-type="string" calcext:value-type="string">
            <text:p>Lifestyle Change</text:p>
          </table:table-cell>
          <table:table-cell table:formula="of:=COUNTIF([.E:.E];[.E239])-COUNTIF([.$E$1:.E239];[.E239])" office:value-type="float" office:value="1" calcext:value-type="float">
            <text:p>1</text:p>
          </table:table-cell>
          <table:table-cell table:formula="of:=COUNTIF([.$E$1:.E238];[.E239])" office:value-type="float" office:value="0" calcext:value-type="float">
            <text:p>0</text:p>
          </table:table-cell>
          <table:table-cell table:style-name="ce35" table:formula="of:=IFERROR(INDEX([.A240:.$A$873];MATCH([.E239];[.E240:.$E$873];0));&quot;&quot;)" office:value-type="float" office:value="92" calcext:value-type="float">
            <text:p>92</text:p>
          </table:table-cell>
          <table:table-cell table:style-name="ce35" table:formula="of:=IFERROR(IF(COUNT([.$A$1:.A238])&gt;1;INDEX([.$A$1:.A238];SUMPRODUCT(MAX(ROW([.$E$1:.E238])*([.E239]=[.$E$1:.E238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52446" calcext:value-type="float">
            <text:p>52446</text:p>
          </table:table-cell>
          <table:table-cell table:formula="of:=VLOOKUP([.B240];[$movies.B:.D];2;0)" office:value-type="string" office:string-value="AD" calcext:value-type="string">
            <text:p>AD</text:p>
          </table:table-cell>
          <table:table-cell table:formula="of:=IFERROR(INDEX([.$D$1:.D239];MATCH([.E240];[.$E$1:.E239];0));MAX([.$D$1:.D239])+1)" office:value-type="float" office:value="47" calcext:value-type="float">
            <text:p>47</text:p>
          </table:table-cell>
          <table:table-cell table:style-name="ce45" office:value-type="string" calcext:value-type="string">
            <text:p>Monsters</text:p>
          </table:table-cell>
          <table:table-cell table:formula="of:=COUNTIF([.E:.E];[.E240])-COUNTIF([.$E$1:.E240];[.E240])" office:value-type="float" office:value="5" calcext:value-type="float">
            <text:p>5</text:p>
          </table:table-cell>
          <table:table-cell table:formula="of:=COUNTIF([.$E$1:.E239];[.E240])" office:value-type="float" office:value="4" calcext:value-type="float">
            <text:p>4</text:p>
          </table:table-cell>
          <table:table-cell table:style-name="ce35" table:formula="of:=IFERROR(INDEX([.A241:.$A$873];MATCH([.E240];[.E241:.$E$873];0));&quot;&quot;)" office:value-type="float" office:value="31" calcext:value-type="float">
            <text:p>31</text:p>
          </table:table-cell>
          <table:table-cell table:style-name="ce35" table:formula="of:=IFERROR(IF(COUNT([.$A$1:.A239])&gt;1;INDEX([.$A$1:.A239];SUMPRODUCT(MAX(ROW([.$E$1:.E239])*([.E240]=[.$E$1:.E239]))));&quot;&quot;);&quot;&quot;)" office:value-type="float" office:value="28" calcext:value-type="float">
            <text:p>28</text:p>
          </table:table-cell>
          <table:table-cell table:number-columns-repeated="6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52446" calcext:value-type="float">
            <text:p>52446</text:p>
          </table:table-cell>
          <table:table-cell table:formula="of:=VLOOKUP([.B241];[$movies.B:.D];2;0)" office:value-type="string" office:string-value="AD" calcext:value-type="string">
            <text:p>AD</text:p>
          </table:table-cell>
          <table:table-cell table:formula="of:=IFERROR(INDEX([.$D$1:.D240];MATCH([.E241];[.$E$1:.E240];0));MAX([.$D$1:.D240])+1)" office:value-type="float" office:value="65" calcext:value-type="float">
            <text:p>65</text:p>
          </table:table-cell>
          <table:table-cell table:style-name="ce45" office:value-type="string" calcext:value-type="string">
            <text:p>Overpowered Main Characters</text:p>
          </table:table-cell>
          <table:table-cell table:formula="of:=COUNTIF([.E:.E];[.E241])-COUNTIF([.$E$1:.E241];[.E241])" office:value-type="float" office:value="11" calcext:value-type="float">
            <text:p>11</text:p>
          </table:table-cell>
          <table:table-cell table:formula="of:=COUNTIF([.$E$1:.E240];[.E241])" office:value-type="float" office:value="3" calcext:value-type="float">
            <text:p>3</text:p>
          </table:table-cell>
          <table:table-cell table:style-name="ce35" table:formula="of:=IFERROR(INDEX([.A242:.$A$873];MATCH([.E241];[.E242:.$E$873];0));&quot;&quot;)" office:value-type="float" office:value="39" calcext:value-type="float">
            <text:p>39</text:p>
          </table:table-cell>
          <table:table-cell table:style-name="ce35" table:formula="of:=IFERROR(IF(COUNT([.$A$1:.A240])&gt;1;INDEX([.$A$1:.A240];SUMPRODUCT(MAX(ROW([.$E$1:.E240])*([.E241]=[.$E$1:.E240]))));&quot;&quot;);&quot;&quot;)" office:value-type="float" office:value="27" calcext:value-type="float">
            <text:p>27</text:p>
          </table:table-cell>
          <table:table-cell table:number-columns-repeated="6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52446" calcext:value-type="float">
            <text:p>52446</text:p>
          </table:table-cell>
          <table:table-cell table:formula="of:=VLOOKUP([.B242];[$movies.B:.D];2;0)" office:value-type="string" office:string-value="AD" calcext:value-type="string">
            <text:p>AD</text:p>
          </table:table-cell>
          <table:table-cell table:formula="of:=IFERROR(INDEX([.$D$1:.D241];MATCH([.E242];[.$E$1:.E241];0));MAX([.$D$1:.D241])+1)" office:value-type="float" office:value="90" calcext:value-type="float">
            <text:p>90</text:p>
          </table:table-cell>
          <table:table-cell table:style-name="ce45" office:value-type="string" calcext:value-type="string">
            <text:p>Slow Life</text:p>
          </table:table-cell>
          <table:table-cell table:formula="of:=COUNTIF([.E:.E];[.E242])-COUNTIF([.$E$1:.E242];[.E242])" office:value-type="float" office:value="1" calcext:value-type="float">
            <text:p>1</text:p>
          </table:table-cell>
          <table:table-cell table:formula="of:=COUNTIF([.$E$1:.E241];[.E242])" office:value-type="float" office:value="0" calcext:value-type="float">
            <text:p>0</text:p>
          </table:table-cell>
          <table:table-cell table:style-name="ce35" table:formula="of:=IFERROR(INDEX([.A243:.$A$873];MATCH([.E242];[.E243:.$E$873];0));&quot;&quot;)" office:value-type="float" office:value="40" calcext:value-type="float">
            <text:p>40</text:p>
          </table:table-cell>
          <table:table-cell table:style-name="ce35" table:formula="of:=IFERROR(IF(COUNT([.$A$1:.A241])&gt;1;INDEX([.$A$1:.A241];SUMPRODUCT(MAX(ROW([.$E$1:.E241])*([.E242]=[.$E$1:.E241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52446" calcext:value-type="float">
            <text:p>52446</text:p>
          </table:table-cell>
          <table:table-cell table:formula="of:=VLOOKUP([.B243];[$movies.B:.D];2;0)" office:value-type="string" office:string-value="AD" calcext:value-type="string">
            <text:p>AD</text:p>
          </table:table-cell>
          <table:table-cell table:formula="of:=IFERROR(INDEX([.$D$1:.D242];MATCH([.E243];[.$E$1:.E242];0));MAX([.$D$1:.D242])+1)" office:value-type="float" office:value="74" calcext:value-type="float">
            <text:p>74</text:p>
          </table:table-cell>
          <table:table-cell table:style-name="ce45" office:value-type="string" calcext:value-type="string">
            <text:p>Vampires</text:p>
          </table:table-cell>
          <table:table-cell table:formula="of:=COUNTIF([.E:.E];[.E243])-COUNTIF([.$E$1:.E243];[.E243])" office:value-type="float" office:value="4" calcext:value-type="float">
            <text:p>4</text:p>
          </table:table-cell>
          <table:table-cell table:formula="of:=COUNTIF([.$E$1:.E242];[.E243])" office:value-type="float" office:value="1" calcext:value-type="float">
            <text:p>1</text:p>
          </table:table-cell>
          <table:table-cell table:style-name="ce35" table:formula="of:=IFERROR(INDEX([.A244:.$A$873];MATCH([.E243];[.E244:.$E$873];0));&quot;&quot;)" office:value-type="float" office:value="43" calcext:value-type="float">
            <text:p>43</text:p>
          </table:table-cell>
          <table:table-cell table:style-name="ce35" table:formula="of:=IFERROR(IF(COUNT([.$A$1:.A242])&gt;1;INDEX([.$A$1:.A242];SUMPRODUCT(MAX(ROW([.$E$1:.E242])*([.E243]=[.$E$1:.E242]))));&quot;&quot;);&quot;&quot;)" office:value-type="float" office:value="21" calcext:value-type="float">
            <text:p>21</text:p>
          </table:table-cell>
          <table:table-cell table:number-columns-repeated="6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50652" calcext:value-type="float">
            <text:p>50652</text:p>
          </table:table-cell>
          <table:table-cell table:formula="of:=VLOOKUP([.B244];[$movies.B:.D];2;0)" office:value-type="string" office:string-value="AE" calcext:value-type="string">
            <text:p>AE</text:p>
          </table:table-cell>
          <table:table-cell table:formula="of:=IFERROR(INDEX([.$D$1:.D243];MATCH([.E244];[.$E$1:.E243];0));MAX([.$D$1:.D243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244])-COUNTIF([.$E$1:.E244];[.E244])" office:value-type="float" office:value="31" calcext:value-type="float">
            <text:p>31</text:p>
          </table:table-cell>
          <table:table-cell table:formula="of:=COUNTIF([.$E$1:.E243];[.E244])" office:value-type="float" office:value="15" calcext:value-type="float">
            <text:p>15</text:p>
          </table:table-cell>
          <table:table-cell table:style-name="ce35" table:formula="of:=IFERROR(INDEX([.A245:.$A$873];MATCH([.E244];[.E245:.$E$873];0));&quot;&quot;)" office:value-type="float" office:value="36" calcext:value-type="float">
            <text:p>36</text:p>
          </table:table-cell>
          <table:table-cell table:style-name="ce35" table:formula="of:=IFERROR(IF(COUNT([.$A$1:.A243])&gt;1;INDEX([.$A$1:.A243];SUMPRODUCT(MAX(ROW([.$E$1:.E243])*([.E244]=[.$E$1:.E243]))));&quot;&quot;);&quot;&quot;)" office:value-type="float" office:value="28" calcext:value-type="float">
            <text:p>28</text:p>
          </table:table-cell>
          <table:table-cell table:number-columns-repeated="6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50652" calcext:value-type="float">
            <text:p>50652</text:p>
          </table:table-cell>
          <table:table-cell table:formula="of:=VLOOKUP([.B245];[$movies.B:.D];2;0)" office:value-type="string" office:string-value="AE" calcext:value-type="string">
            <text:p>AE</text:p>
          </table:table-cell>
          <table:table-cell table:formula="of:=IFERROR(INDEX([.$D$1:.D244];MATCH([.E245];[.$E$1:.E244];0));MAX([.$D$1:.D244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245])-COUNTIF([.$E$1:.E245];[.E245])" office:value-type="float" office:value="32" calcext:value-type="float">
            <text:p>32</text:p>
          </table:table-cell>
          <table:table-cell table:formula="of:=COUNTIF([.$E$1:.E244];[.E245])" office:value-type="float" office:value="13" calcext:value-type="float">
            <text:p>13</text:p>
          </table:table-cell>
          <table:table-cell table:style-name="ce35" table:formula="of:=IFERROR(INDEX([.A246:.$A$873];MATCH([.E245];[.E246:.$E$873];0));&quot;&quot;)" office:value-type="float" office:value="32" calcext:value-type="float">
            <text:p>32</text:p>
          </table:table-cell>
          <table:table-cell table:style-name="ce35" table:formula="of:=IFERROR(IF(COUNT([.$A$1:.A244])&gt;1;INDEX([.$A$1:.A244];SUMPRODUCT(MAX(ROW([.$E$1:.E244])*([.E245]=[.$E$1:.E244]))));&quot;&quot;);&quot;&quot;)" office:value-type="float" office:value="30" calcext:value-type="float">
            <text:p>30</text:p>
          </table:table-cell>
          <table:table-cell table:number-columns-repeated="6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50652" calcext:value-type="float">
            <text:p>50652</text:p>
          </table:table-cell>
          <table:table-cell table:formula="of:=VLOOKUP([.B246];[$movies.B:.D];2;0)" office:value-type="string" office:string-value="AE" calcext:value-type="string">
            <text:p>AE</text:p>
          </table:table-cell>
          <table:table-cell table:formula="of:=IFERROR(INDEX([.$D$1:.D245];MATCH([.E246];[.$E$1:.E245];0));MAX([.$D$1:.D245])+1)" office:value-type="float" office:value="47" calcext:value-type="float">
            <text:p>47</text:p>
          </table:table-cell>
          <table:table-cell table:style-name="ce45" office:value-type="string" calcext:value-type="string">
            <text:p>Monsters</text:p>
          </table:table-cell>
          <table:table-cell table:formula="of:=COUNTIF([.E:.E];[.E246])-COUNTIF([.$E$1:.E246];[.E246])" office:value-type="float" office:value="4" calcext:value-type="float">
            <text:p>4</text:p>
          </table:table-cell>
          <table:table-cell table:formula="of:=COUNTIF([.$E$1:.E245];[.E246])" office:value-type="float" office:value="5" calcext:value-type="float">
            <text:p>5</text:p>
          </table:table-cell>
          <table:table-cell table:style-name="ce35" table:formula="of:=IFERROR(INDEX([.A247:.$A$873];MATCH([.E246];[.E247:.$E$873];0));&quot;&quot;)" office:value-type="float" office:value="50" calcext:value-type="float">
            <text:p>50</text:p>
          </table:table-cell>
          <table:table-cell table:style-name="ce35" table:formula="of:=IFERROR(IF(COUNT([.$A$1:.A245])&gt;1;INDEX([.$A$1:.A245];SUMPRODUCT(MAX(ROW([.$E$1:.E245])*([.E246]=[.$E$1:.E245]))));&quot;&quot;);&quot;&quot;)" office:value-type="float" office:value="30" calcext:value-type="float">
            <text:p>30</text:p>
          </table:table-cell>
          <table:table-cell table:number-columns-repeated="6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50652" calcext:value-type="float">
            <text:p>50652</text:p>
          </table:table-cell>
          <table:table-cell table:formula="of:=VLOOKUP([.B247];[$movies.B:.D];2;0)" office:value-type="string" office:string-value="AE" calcext:value-type="string">
            <text:p>AE</text:p>
          </table:table-cell>
          <table:table-cell table:formula="of:=IFERROR(INDEX([.$D$1:.D246];MATCH([.E247];[.$E$1:.E246];0));MAX([.$D$1:.D246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247])-COUNTIF([.$E$1:.E247];[.E247])" office:value-type="float" office:value="23" calcext:value-type="float">
            <text:p>23</text:p>
          </table:table-cell>
          <table:table-cell table:formula="of:=COUNTIF([.$E$1:.E246];[.E247])" office:value-type="float" office:value="4" calcext:value-type="float">
            <text:p>4</text:p>
          </table:table-cell>
          <table:table-cell table:style-name="ce35" table:formula="of:=IFERROR(INDEX([.A248:.$A$873];MATCH([.E247];[.E248:.$E$873];0));&quot;&quot;)" office:value-type="float" office:value="32" calcext:value-type="float">
            <text:p>32</text:p>
          </table:table-cell>
          <table:table-cell table:style-name="ce35" table:formula="of:=IFERROR(IF(COUNT([.$A$1:.A246])&gt;1;INDEX([.$A$1:.A246];SUMPRODUCT(MAX(ROW([.$E$1:.E246])*([.E247]=[.$E$1:.E246]))));&quot;&quot;);&quot;&quot;)" office:value-type="float" office:value="24" calcext:value-type="float">
            <text:p>24</text:p>
          </table:table-cell>
          <table:table-cell table:number-columns-repeated="6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50652" calcext:value-type="float">
            <text:p>50652</text:p>
          </table:table-cell>
          <table:table-cell table:formula="of:=VLOOKUP([.B248];[$movies.B:.D];2;0)" office:value-type="string" office:string-value="AE" calcext:value-type="string">
            <text:p>AE</text:p>
          </table:table-cell>
          <table:table-cell table:formula="of:=IFERROR(INDEX([.$D$1:.D247];MATCH([.E248];[.$E$1:.E247];0));MAX([.$D$1:.D247])+1)" office:value-type="float" office:value="82" calcext:value-type="float">
            <text:p>82</text:p>
          </table:table-cell>
          <table:table-cell table:style-name="ce45" office:value-type="string" calcext:value-type="string">
            <text:p>Nobility</text:p>
          </table:table-cell>
          <table:table-cell table:formula="of:=COUNTIF([.E:.E];[.E248])-COUNTIF([.$E$1:.E248];[.E248])" office:value-type="float" office:value="2" calcext:value-type="float">
            <text:p>2</text:p>
          </table:table-cell>
          <table:table-cell table:formula="of:=COUNTIF([.$E$1:.E247];[.E248])" office:value-type="float" office:value="2" calcext:value-type="float">
            <text:p>2</text:p>
          </table:table-cell>
          <table:table-cell table:style-name="ce35" table:formula="of:=IFERROR(INDEX([.A249:.$A$873];MATCH([.E248];[.E249:.$E$873];0));&quot;&quot;)" office:value-type="float" office:value="38" calcext:value-type="float">
            <text:p>38</text:p>
          </table:table-cell>
          <table:table-cell table:style-name="ce35" table:formula="of:=IFERROR(IF(COUNT([.$A$1:.A247])&gt;1;INDEX([.$A$1:.A247];SUMPRODUCT(MAX(ROW([.$E$1:.E247])*([.E248]=[.$E$1:.E247]))));&quot;&quot;);&quot;&quot;)" office:value-type="float" office:value="27" calcext:value-type="float">
            <text:p>27</text:p>
          </table:table-cell>
          <table:table-cell table:number-columns-repeated="6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50652" calcext:value-type="float">
            <text:p>50652</text:p>
          </table:table-cell>
          <table:table-cell table:formula="of:=VLOOKUP([.B249];[$movies.B:.D];2;0)" office:value-type="string" office:string-value="AE" calcext:value-type="string">
            <text:p>AE</text:p>
          </table:table-cell>
          <table:table-cell table:formula="of:=IFERROR(INDEX([.$D$1:.D248];MATCH([.E249];[.$E$1:.E248];0));MAX([.$D$1:.D248])+1)" office:value-type="float" office:value="83" calcext:value-type="float">
            <text:p>83</text:p>
          </table:table-cell>
          <table:table-cell table:style-name="ce45" office:value-type="string" calcext:value-type="string">
            <text:p>Royalty</text:p>
          </table:table-cell>
          <table:table-cell table:formula="of:=COUNTIF([.E:.E];[.E249])-COUNTIF([.$E$1:.E249];[.E249])" office:value-type="float" office:value="5" calcext:value-type="float">
            <text:p>5</text:p>
          </table:table-cell>
          <table:table-cell table:formula="of:=COUNTIF([.$E$1:.E248];[.E249])" office:value-type="float" office:value="1" calcext:value-type="float">
            <text:p>1</text:p>
          </table:table-cell>
          <table:table-cell table:style-name="ce35" table:formula="of:=IFERROR(INDEX([.A250:.$A$873];MATCH([.E249];[.E250:.$E$873];0));&quot;&quot;)" office:value-type="float" office:value="32" calcext:value-type="float">
            <text:p>32</text:p>
          </table:table-cell>
          <table:table-cell table:style-name="ce35" table:formula="of:=IFERROR(IF(COUNT([.$A$1:.A248])&gt;1;INDEX([.$A$1:.A248];SUMPRODUCT(MAX(ROW([.$E$1:.E248])*([.E249]=[.$E$1:.E248]))));&quot;&quot;);&quot;&quot;)" office:value-type="float" office:value="24" calcext:value-type="float">
            <text:p>24</text:p>
          </table:table-cell>
          <table:table-cell table:number-columns-repeated="6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50652" calcext:value-type="float">
            <text:p>50652</text:p>
          </table:table-cell>
          <table:table-cell table:formula="of:=VLOOKUP([.B250];[$movies.B:.D];2;0)" office:value-type="string" office:string-value="AE" calcext:value-type="string">
            <text:p>AE</text:p>
          </table:table-cell>
          <table:table-cell table:formula="of:=IFERROR(INDEX([.$D$1:.D249];MATCH([.E250];[.$E$1:.E249];0));MAX([.$D$1:.D249])+1)" office:value-type="float" office:value="91" calcext:value-type="float">
            <text:p>91</text:p>
          </table:table-cell>
          <table:table-cell table:style-name="ce45" office:value-type="string" calcext:value-type="string">
            <text:p>Ninja</text:p>
          </table:table-cell>
          <table:table-cell table:formula="of:=COUNTIF([.E:.E];[.E250])-COUNTIF([.$E$1:.E250];[.E250])" office:value-type="float" office:value="3" calcext:value-type="float">
            <text:p>3</text:p>
          </table:table-cell>
          <table:table-cell table:formula="of:=COUNTIF([.$E$1:.E249];[.E250])" office:value-type="float" office:value="0" calcext:value-type="float">
            <text:p>0</text:p>
          </table:table-cell>
          <table:table-cell table:style-name="ce35" table:formula="of:=IFERROR(INDEX([.A251:.$A$873];MATCH([.E250];[.E251:.$E$873];0));&quot;&quot;)" office:value-type="float" office:value="32" calcext:value-type="float">
            <text:p>32</text:p>
          </table:table-cell>
          <table:table-cell table:style-name="ce35" table:formula="of:=IFERROR(IF(COUNT([.$A$1:.A249])&gt;1;INDEX([.$A$1:.A249];SUMPRODUCT(MAX(ROW([.$E$1:.E249])*([.E250]=[.$E$1:.E249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50652" calcext:value-type="float">
            <text:p>50652</text:p>
          </table:table-cell>
          <table:table-cell table:formula="of:=VLOOKUP([.B251];[$movies.B:.D];2;0)" office:value-type="string" office:string-value="AE" calcext:value-type="string">
            <text:p>AE</text:p>
          </table:table-cell>
          <table:table-cell table:formula="of:=IFERROR(INDEX([.$D$1:.D250];MATCH([.E251];[.$E$1:.E250];0));MAX([.$D$1:.D250])+1)" office:value-type="float" office:value="84" calcext:value-type="float">
            <text:p>84</text:p>
          </table:table-cell>
          <table:table-cell table:style-name="ce45" office:value-type="string" calcext:value-type="string">
            <text:p>Villainess</text:p>
          </table:table-cell>
          <table:table-cell table:formula="of:=COUNTIF([.E:.E];[.E251])-COUNTIF([.$E$1:.E251];[.E251])" office:value-type="float" office:value="0" calcext:value-type="float">
            <text:p>0</text:p>
          </table:table-cell>
          <table:table-cell table:formula="of:=COUNTIF([.$E$1:.E250];[.E251])" office:value-type="float" office:value="1" calcext:value-type="float">
            <text:p>1</text:p>
          </table:table-cell>
          <table:table-cell table:style-name="ce35" table:formula="of:=IFERROR(INDEX([.A252:.$A$873];MATCH([.E251];[.E252:.$E$873];0));&quot;&quot;)">
            <text:p/>
          </table:table-cell>
          <table:table-cell table:style-name="ce35" table:formula="of:=IFERROR(IF(COUNT([.$A$1:.A250])&gt;1;INDEX([.$A$1:.A250];SUMPRODUCT(MAX(ROW([.$E$1:.E250])*([.E251]=[.$E$1:.E250]))));&quot;&quot;);&quot;&quot;)" office:value-type="float" office:value="24" calcext:value-type="float">
            <text:p>24</text:p>
          </table:table-cell>
          <table:table-cell table:number-columns-repeated="6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50652" calcext:value-type="float">
            <text:p>50652</text:p>
          </table:table-cell>
          <table:table-cell table:formula="of:=VLOOKUP([.B252];[$movies.B:.D];2;0)" office:value-type="string" office:string-value="AE" calcext:value-type="string">
            <text:p>AE</text:p>
          </table:table-cell>
          <table:table-cell table:formula="of:=IFERROR(INDEX([.$D$1:.D251];MATCH([.E252];[.$E$1:.E251];0));MAX([.$D$1:.D251])+1)" office:value-type="float" office:value="16" calcext:value-type="float">
            <text:p>16</text:p>
          </table:table-cell>
          <table:table-cell table:style-name="ce45" office:value-type="string" calcext:value-type="string">
            <text:p>College</text:p>
          </table:table-cell>
          <table:table-cell table:formula="of:=COUNTIF([.E:.E];[.E252])-COUNTIF([.$E$1:.E252];[.E252])" office:value-type="float" office:value="8" calcext:value-type="float">
            <text:p>8</text:p>
          </table:table-cell>
          <table:table-cell table:formula="of:=COUNTIF([.$E$1:.E251];[.E252])" office:value-type="float" office:value="3" calcext:value-type="float">
            <text:p>3</text:p>
          </table:table-cell>
          <table:table-cell table:style-name="ce35" table:formula="of:=IFERROR(INDEX([.A253:.$A$873];MATCH([.E252];[.E253:.$E$873];0));&quot;&quot;)" office:value-type="float" office:value="34" calcext:value-type="float">
            <text:p>34</text:p>
          </table:table-cell>
          <table:table-cell table:style-name="ce35" table:formula="of:=IFERROR(IF(COUNT([.$A$1:.A251])&gt;1;INDEX([.$A$1:.A251];SUMPRODUCT(MAX(ROW([.$E$1:.E251])*([.E252]=[.$E$1:.E251]))));&quot;&quot;);&quot;&quot;)" office:value-type="float" office:value="23" calcext:value-type="float">
            <text:p>23</text:p>
          </table:table-cell>
          <table:table-cell table:number-columns-repeated="6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52736" calcext:value-type="float">
            <text:p>52736</text:p>
          </table:table-cell>
          <table:table-cell table:formula="of:=VLOOKUP([.B253];[$movies.B:.D];2;0)" office:value-type="string" office:string-value="AF" calcext:value-type="string">
            <text:p>AF</text:p>
          </table:table-cell>
          <table:table-cell table:formula="of:=IFERROR(INDEX([.$D$1:.D252];MATCH([.E253];[.$E$1:.E252];0));MAX([.$D$1:.D252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253])-COUNTIF([.$E$1:.E253];[.E253])" office:value-type="float" office:value="31" calcext:value-type="float">
            <text:p>31</text:p>
          </table:table-cell>
          <table:table-cell table:formula="of:=COUNTIF([.$E$1:.E252];[.E253])" office:value-type="float" office:value="14" calcext:value-type="float">
            <text:p>14</text:p>
          </table:table-cell>
          <table:table-cell table:style-name="ce35" table:formula="of:=IFERROR(INDEX([.A254:.$A$873];MATCH([.E253];[.E254:.$E$873];0));&quot;&quot;)" office:value-type="float" office:value="35" calcext:value-type="float">
            <text:p>35</text:p>
          </table:table-cell>
          <table:table-cell table:style-name="ce35" table:formula="of:=IFERROR(IF(COUNT([.$A$1:.A252])&gt;1;INDEX([.$A$1:.A252];SUMPRODUCT(MAX(ROW([.$E$1:.E252])*([.E253]=[.$E$1:.E252]))));&quot;&quot;);&quot;&quot;)" office:value-type="float" office:value="31" calcext:value-type="float">
            <text:p>31</text:p>
          </table:table-cell>
          <table:table-cell table:number-columns-repeated="6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52736" calcext:value-type="float">
            <text:p>52736</text:p>
          </table:table-cell>
          <table:table-cell table:formula="of:=VLOOKUP([.B254];[$movies.B:.D];2;0)" office:value-type="string" office:string-value="AF" calcext:value-type="string">
            <text:p>AF</text:p>
          </table:table-cell>
          <table:table-cell table:formula="of:=IFERROR(INDEX([.$D$1:.D253];MATCH([.E254];[.$E$1:.E253];0));MAX([.$D$1:.D253])+1)" office:value-type="float" office:value="91" calcext:value-type="float">
            <text:p>91</text:p>
          </table:table-cell>
          <table:table-cell table:style-name="ce45" office:value-type="string" calcext:value-type="string">
            <text:p>Ninja</text:p>
          </table:table-cell>
          <table:table-cell table:formula="of:=COUNTIF([.E:.E];[.E254])-COUNTIF([.$E$1:.E254];[.E254])" office:value-type="float" office:value="2" calcext:value-type="float">
            <text:p>2</text:p>
          </table:table-cell>
          <table:table-cell table:formula="of:=COUNTIF([.$E$1:.E253];[.E254])" office:value-type="float" office:value="1" calcext:value-type="float">
            <text:p>1</text:p>
          </table:table-cell>
          <table:table-cell table:style-name="ce35" table:formula="of:=IFERROR(INDEX([.A255:.$A$873];MATCH([.E254];[.E255:.$E$873];0));&quot;&quot;)" office:value-type="float" office:value="48" calcext:value-type="float">
            <text:p>48</text:p>
          </table:table-cell>
          <table:table-cell table:style-name="ce35" table:formula="of:=IFERROR(IF(COUNT([.$A$1:.A253])&gt;1;INDEX([.$A$1:.A253];SUMPRODUCT(MAX(ROW([.$E$1:.E253])*([.E254]=[.$E$1:.E253]))));&quot;&quot;);&quot;&quot;)" office:value-type="float" office:value="31" calcext:value-type="float">
            <text:p>31</text:p>
          </table:table-cell>
          <table:table-cell table:number-columns-repeated="6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52736" calcext:value-type="float">
            <text:p>52736</text:p>
          </table:table-cell>
          <table:table-cell table:formula="of:=VLOOKUP([.B255];[$movies.B:.D];2;0)" office:value-type="string" office:string-value="AF" calcext:value-type="string">
            <text:p>AF</text:p>
          </table:table-cell>
          <table:table-cell table:formula="of:=IFERROR(INDEX([.$D$1:.D254];MATCH([.E255];[.$E$1:.E254];0));MAX([.$D$1:.D254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255])-COUNTIF([.$E$1:.E255];[.E255])" office:value-type="float" office:value="22" calcext:value-type="float">
            <text:p>22</text:p>
          </table:table-cell>
          <table:table-cell table:formula="of:=COUNTIF([.$E$1:.E254];[.E255])" office:value-type="float" office:value="5" calcext:value-type="float">
            <text:p>5</text:p>
          </table:table-cell>
          <table:table-cell table:style-name="ce35" table:formula="of:=IFERROR(INDEX([.A256:.$A$873];MATCH([.E255];[.E256:.$E$873];0));&quot;&quot;)" office:value-type="float" office:value="38" calcext:value-type="float">
            <text:p>38</text:p>
          </table:table-cell>
          <table:table-cell table:style-name="ce35" table:formula="of:=IFERROR(IF(COUNT([.$A$1:.A254])&gt;1;INDEX([.$A$1:.A254];SUMPRODUCT(MAX(ROW([.$E$1:.E254])*([.E255]=[.$E$1:.E254]))));&quot;&quot;);&quot;&quot;)" office:value-type="float" office:value="31" calcext:value-type="float">
            <text:p>31</text:p>
          </table:table-cell>
          <table:table-cell table:number-columns-repeated="6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52736" calcext:value-type="float">
            <text:p>52736</text:p>
          </table:table-cell>
          <table:table-cell table:formula="of:=VLOOKUP([.B256];[$movies.B:.D];2;0)" office:value-type="string" office:string-value="AF" calcext:value-type="string">
            <text:p>AF</text:p>
          </table:table-cell>
          <table:table-cell table:formula="of:=IFERROR(INDEX([.$D$1:.D255];MATCH([.E256];[.$E$1:.E255];0));MAX([.$D$1:.D255])+1)" office:value-type="float" office:value="57" calcext:value-type="float">
            <text:p>57</text:p>
          </table:table-cell>
          <table:table-cell table:style-name="ce45" office:value-type="string" calcext:value-type="string">
            <text:p>Time Travel</text:p>
          </table:table-cell>
          <table:table-cell table:formula="of:=COUNTIF([.E:.E];[.E256])-COUNTIF([.$E$1:.E256];[.E256])" office:value-type="float" office:value="7" calcext:value-type="float">
            <text:p>7</text:p>
          </table:table-cell>
          <table:table-cell table:formula="of:=COUNTIF([.$E$1:.E255];[.E256])" office:value-type="float" office:value="1" calcext:value-type="float">
            <text:p>1</text:p>
          </table:table-cell>
          <table:table-cell table:style-name="ce35" table:formula="of:=IFERROR(INDEX([.A257:.$A$873];MATCH([.E256];[.E257:.$E$873];0));&quot;&quot;)" office:value-type="float" office:value="43" calcext:value-type="float">
            <text:p>43</text:p>
          </table:table-cell>
          <table:table-cell table:style-name="ce35" table:formula="of:=IFERROR(IF(COUNT([.$A$1:.A255])&gt;1;INDEX([.$A$1:.A255];SUMPRODUCT(MAX(ROW([.$E$1:.E255])*([.E256]=[.$E$1:.E255]))));&quot;&quot;);&quot;&quot;)" office:value-type="float" office:value="15" calcext:value-type="float">
            <text:p>15</text:p>
          </table:table-cell>
          <table:table-cell table:number-columns-repeated="6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52736" calcext:value-type="float">
            <text:p>52736</text:p>
          </table:table-cell>
          <table:table-cell table:formula="of:=VLOOKUP([.B257];[$movies.B:.D];2;0)" office:value-type="string" office:string-value="AF" calcext:value-type="string">
            <text:p>AF</text:p>
          </table:table-cell>
          <table:table-cell table:formula="of:=IFERROR(INDEX([.$D$1:.D256];MATCH([.E257];[.$E$1:.E256];0));MAX([.$D$1:.D256])+1)" office:value-type="float" office:value="70" calcext:value-type="float">
            <text:p>70</text:p>
          </table:table-cell>
          <table:table-cell table:style-name="ce45" office:value-type="string" calcext:value-type="string">
            <text:p>Slapstick</text:p>
          </table:table-cell>
          <table:table-cell table:formula="of:=COUNTIF([.E:.E];[.E257])-COUNTIF([.$E$1:.E257];[.E257])" office:value-type="float" office:value="4" calcext:value-type="float">
            <text:p>4</text:p>
          </table:table-cell>
          <table:table-cell table:formula="of:=COUNTIF([.$E$1:.E256];[.E257])" office:value-type="float" office:value="2" calcext:value-type="float">
            <text:p>2</text:p>
          </table:table-cell>
          <table:table-cell table:style-name="ce35" table:formula="of:=IFERROR(INDEX([.A258:.$A$873];MATCH([.E257];[.E258:.$E$873];0));&quot;&quot;)" office:value-type="float" office:value="41" calcext:value-type="float">
            <text:p>41</text:p>
          </table:table-cell>
          <table:table-cell table:style-name="ce35" table:formula="of:=IFERROR(IF(COUNT([.$A$1:.A256])&gt;1;INDEX([.$A$1:.A256];SUMPRODUCT(MAX(ROW([.$E$1:.E256])*([.E257]=[.$E$1:.E256]))));&quot;&quot;);&quot;&quot;)" office:value-type="float" office:value="21" calcext:value-type="float">
            <text:p>21</text:p>
          </table:table-cell>
          <table:table-cell table:number-columns-repeated="6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52736" calcext:value-type="float">
            <text:p>52736</text:p>
          </table:table-cell>
          <table:table-cell table:formula="of:=VLOOKUP([.B258];[$movies.B:.D];2;0)" office:value-type="string" office:string-value="AF" calcext:value-type="string">
            <text:p>AF</text:p>
          </table:table-cell>
          <table:table-cell table:formula="of:=IFERROR(INDEX([.$D$1:.D257];MATCH([.E258];[.$E$1:.E257];0));MAX([.$D$1:.D257])+1)" office:value-type="float" office:value="75" calcext:value-type="float">
            <text:p>75</text:p>
          </table:table-cell>
          <table:table-cell table:style-name="ce45" office:value-type="string" calcext:value-type="string">
            <text:p>Magic</text:p>
          </table:table-cell>
          <table:table-cell table:formula="of:=COUNTIF([.E:.E];[.E258])-COUNTIF([.$E$1:.E258];[.E258])" office:value-type="float" office:value="9" calcext:value-type="float">
            <text:p>9</text:p>
          </table:table-cell>
          <table:table-cell table:formula="of:=COUNTIF([.$E$1:.E257];[.E258])" office:value-type="float" office:value="3" calcext:value-type="float">
            <text:p>3</text:p>
          </table:table-cell>
          <table:table-cell table:style-name="ce35" table:formula="of:=IFERROR(INDEX([.A259:.$A$873];MATCH([.E258];[.E259:.$E$873];0));&quot;&quot;)" office:value-type="float" office:value="41" calcext:value-type="float">
            <text:p>41</text:p>
          </table:table-cell>
          <table:table-cell table:style-name="ce35" table:formula="of:=IFERROR(IF(COUNT([.$A$1:.A257])&gt;1;INDEX([.$A$1:.A257];SUMPRODUCT(MAX(ROW([.$E$1:.E257])*([.E258]=[.$E$1:.E257]))));&quot;&quot;);&quot;&quot;)" office:value-type="float" office:value="27" calcext:value-type="float">
            <text:p>27</text:p>
          </table:table-cell>
          <table:table-cell table:number-columns-repeated="6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52736" calcext:value-type="float">
            <text:p>52736</text:p>
          </table:table-cell>
          <table:table-cell table:formula="of:=VLOOKUP([.B259];[$movies.B:.D];2;0)" office:value-type="string" office:string-value="AF" calcext:value-type="string">
            <text:p>AF</text:p>
          </table:table-cell>
          <table:table-cell table:formula="of:=IFERROR(INDEX([.$D$1:.D258];MATCH([.E259];[.$E$1:.E258];0));MAX([.$D$1:.D258])+1)" office:value-type="float" office:value="76" calcext:value-type="float">
            <text:p>76</text:p>
          </table:table-cell>
          <table:table-cell table:style-name="ce45" office:value-type="string" calcext:value-type="string">
            <text:p>Medieval</text:p>
          </table:table-cell>
          <table:table-cell table:formula="of:=COUNTIF([.E:.E];[.E259])-COUNTIF([.$E$1:.E259];[.E259])" office:value-type="float" office:value="0" calcext:value-type="float">
            <text:p>0</text:p>
          </table:table-cell>
          <table:table-cell table:formula="of:=COUNTIF([.$E$1:.E258];[.E259])" office:value-type="float" office:value="1" calcext:value-type="float">
            <text:p>1</text:p>
          </table:table-cell>
          <table:table-cell table:style-name="ce35" table:formula="of:=IFERROR(INDEX([.A260:.$A$873];MATCH([.E259];[.E260:.$E$873];0));&quot;&quot;)">
            <text:p/>
          </table:table-cell>
          <table:table-cell table:style-name="ce35" table:formula="of:=IFERROR(IF(COUNT([.$A$1:.A258])&gt;1;INDEX([.$A$1:.A258];SUMPRODUCT(MAX(ROW([.$E$1:.E258])*([.E259]=[.$E$1:.E258]))));&quot;&quot;);&quot;&quot;)" office:value-type="float" office:value="22" calcext:value-type="float">
            <text:p>22</text:p>
          </table:table-cell>
          <table:table-cell table:number-columns-repeated="6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52736" calcext:value-type="float">
            <text:p>52736</text:p>
          </table:table-cell>
          <table:table-cell table:formula="of:=VLOOKUP([.B260];[$movies.B:.D];2;0)" office:value-type="string" office:string-value="AF" calcext:value-type="string">
            <text:p>AF</text:p>
          </table:table-cell>
          <table:table-cell table:formula="of:=IFERROR(INDEX([.$D$1:.D259];MATCH([.E260];[.$E$1:.E259];0));MAX([.$D$1:.D259])+1)" office:value-type="float" office:value="92" calcext:value-type="float">
            <text:p>92</text:p>
          </table:table-cell>
          <table:table-cell table:style-name="ce45" office:value-type="string" calcext:value-type="string">
            <text:p>Opposites Attract</text:p>
          </table:table-cell>
          <table:table-cell table:formula="of:=COUNTIF([.E:.E];[.E260])-COUNTIF([.$E$1:.E260];[.E260])" office:value-type="float" office:value="0" calcext:value-type="float">
            <text:p>0</text:p>
          </table:table-cell>
          <table:table-cell table:formula="of:=COUNTIF([.$E$1:.E259];[.E260])" office:value-type="float" office:value="0" calcext:value-type="float">
            <text:p>0</text:p>
          </table:table-cell>
          <table:table-cell table:style-name="ce35" table:formula="of:=IFERROR(INDEX([.A261:.$A$873];MATCH([.E260];[.E261:.$E$873];0));&quot;&quot;)">
            <text:p/>
          </table:table-cell>
          <table:table-cell table:style-name="ce35" table:formula="of:=IFERROR(IF(COUNT([.$A$1:.A259])&gt;1;INDEX([.$A$1:.A259];SUMPRODUCT(MAX(ROW([.$E$1:.E259])*([.E260]=[.$E$1:.E259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52736" calcext:value-type="float">
            <text:p>52736</text:p>
          </table:table-cell>
          <table:table-cell table:formula="of:=VLOOKUP([.B261];[$movies.B:.D];2;0)" office:value-type="string" office:string-value="AF" calcext:value-type="string">
            <text:p>AF</text:p>
          </table:table-cell>
          <table:table-cell table:formula="of:=IFERROR(INDEX([.$D$1:.D260];MATCH([.E261];[.$E$1:.E260];0));MAX([.$D$1:.D260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261])-COUNTIF([.$E$1:.E261];[.E261])" office:value-type="float" office:value="14" calcext:value-type="float">
            <text:p>14</text:p>
          </table:table-cell>
          <table:table-cell table:formula="of:=COUNTIF([.$E$1:.E260];[.E261])" office:value-type="float" office:value="4" calcext:value-type="float">
            <text:p>4</text:p>
          </table:table-cell>
          <table:table-cell table:style-name="ce35" table:formula="of:=IFERROR(INDEX([.A262:.$A$873];MATCH([.E261];[.E262:.$E$873];0));&quot;&quot;)" office:value-type="float" office:value="35" calcext:value-type="float">
            <text:p>35</text:p>
          </table:table-cell>
          <table:table-cell table:style-name="ce35" table:formula="of:=IFERROR(IF(COUNT([.$A$1:.A260])&gt;1;INDEX([.$A$1:.A260];SUMPRODUCT(MAX(ROW([.$E$1:.E260])*([.E261]=[.$E$1:.E260]))));&quot;&quot;);&quot;&quot;)" office:value-type="float" office:value="24" calcext:value-type="float">
            <text:p>24</text:p>
          </table:table-cell>
          <table:table-cell table:number-columns-repeated="6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52736" calcext:value-type="float">
            <text:p>52736</text:p>
          </table:table-cell>
          <table:table-cell table:formula="of:=VLOOKUP([.B262];[$movies.B:.D];2;0)" office:value-type="string" office:string-value="AF" calcext:value-type="string">
            <text:p>AF</text:p>
          </table:table-cell>
          <table:table-cell table:formula="of:=IFERROR(INDEX([.$D$1:.D261];MATCH([.E262];[.$E$1:.E261];0));MAX([.$D$1:.D261])+1)" office:value-type="float" office:value="51" calcext:value-type="float">
            <text:p>51</text:p>
          </table:table-cell>
          <table:table-cell table:style-name="ce45" office:value-type="string" calcext:value-type="string">
            <text:p>Reincarnation</text:p>
          </table:table-cell>
          <table:table-cell table:formula="of:=COUNTIF([.E:.E];[.E262])-COUNTIF([.$E$1:.E262];[.E262])" office:value-type="float" office:value="3" calcext:value-type="float">
            <text:p>3</text:p>
          </table:table-cell>
          <table:table-cell table:formula="of:=COUNTIF([.$E$1:.E261];[.E262])" office:value-type="float" office:value="3" calcext:value-type="float">
            <text:p>3</text:p>
          </table:table-cell>
          <table:table-cell table:style-name="ce35" table:formula="of:=IFERROR(INDEX([.A263:.$A$873];MATCH([.E262];[.E263:.$E$873];0));&quot;&quot;)" office:value-type="float" office:value="35" calcext:value-type="float">
            <text:p>35</text:p>
          </table:table-cell>
          <table:table-cell table:style-name="ce35" table:formula="of:=IFERROR(IF(COUNT([.$A$1:.A261])&gt;1;INDEX([.$A$1:.A261];SUMPRODUCT(MAX(ROW([.$E$1:.E261])*([.E262]=[.$E$1:.E261]))));&quot;&quot;);&quot;&quot;)" office:value-type="float" office:value="27" calcext:value-type="float">
            <text:p>27</text:p>
          </table:table-cell>
          <table:table-cell table:number-columns-repeated="6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52736" calcext:value-type="float">
            <text:p>52736</text:p>
          </table:table-cell>
          <table:table-cell table:formula="of:=VLOOKUP([.B263];[$movies.B:.D];2;0)" office:value-type="string" office:string-value="AF" calcext:value-type="string">
            <text:p>AF</text:p>
          </table:table-cell>
          <table:table-cell table:formula="of:=IFERROR(INDEX([.$D$1:.D262];MATCH([.E263];[.$E$1:.E262];0));MAX([.$D$1:.D262])+1)" office:value-type="float" office:value="83" calcext:value-type="float">
            <text:p>83</text:p>
          </table:table-cell>
          <table:table-cell table:style-name="ce45" office:value-type="string" calcext:value-type="string">
            <text:p>Royalty</text:p>
          </table:table-cell>
          <table:table-cell table:formula="of:=COUNTIF([.E:.E];[.E263])-COUNTIF([.$E$1:.E263];[.E263])" office:value-type="float" office:value="4" calcext:value-type="float">
            <text:p>4</text:p>
          </table:table-cell>
          <table:table-cell table:formula="of:=COUNTIF([.$E$1:.E262];[.E263])" office:value-type="float" office:value="2" calcext:value-type="float">
            <text:p>2</text:p>
          </table:table-cell>
          <table:table-cell table:style-name="ce35" table:formula="of:=IFERROR(INDEX([.A264:.$A$873];MATCH([.E263];[.E264:.$E$873];0));&quot;&quot;)" office:value-type="float" office:value="63" calcext:value-type="float">
            <text:p>63</text:p>
          </table:table-cell>
          <table:table-cell table:style-name="ce35" table:formula="of:=IFERROR(IF(COUNT([.$A$1:.A262])&gt;1;INDEX([.$A$1:.A262];SUMPRODUCT(MAX(ROW([.$E$1:.E262])*([.E263]=[.$E$1:.E262]))));&quot;&quot;);&quot;&quot;)" office:value-type="float" office:value="31" calcext:value-type="float">
            <text:p>31</text:p>
          </table:table-cell>
          <table:table-cell table:number-columns-repeated="6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52736" calcext:value-type="float">
            <text:p>52736</text:p>
          </table:table-cell>
          <table:table-cell table:formula="of:=VLOOKUP([.B264];[$movies.B:.D];2;0)" office:value-type="string" office:string-value="AF" calcext:value-type="string">
            <text:p>AF</text:p>
          </table:table-cell>
          <table:table-cell table:formula="of:=IFERROR(INDEX([.$D$1:.D263];MATCH([.E264];[.$E$1:.E263];0));MAX([.$D$1:.D263])+1)" office:value-type="float" office:value="13" calcext:value-type="float">
            <text:p>13</text:p>
          </table:table-cell>
          <table:table-cell table:style-name="ce45" office:value-type="string" calcext:value-type="string">
            <text:p>Pets</text:p>
          </table:table-cell>
          <table:table-cell table:formula="of:=COUNTIF([.E:.E];[.E264])-COUNTIF([.$E$1:.E264];[.E264])" office:value-type="float" office:value="9" calcext:value-type="float">
            <text:p>9</text:p>
          </table:table-cell>
          <table:table-cell table:formula="of:=COUNTIF([.$E$1:.E263];[.E264])" office:value-type="float" office:value="5" calcext:value-type="float">
            <text:p>5</text:p>
          </table:table-cell>
          <table:table-cell table:style-name="ce35" table:formula="of:=IFERROR(INDEX([.A265:.$A$873];MATCH([.E264];[.E265:.$E$873];0));&quot;&quot;)" office:value-type="float" office:value="37" calcext:value-type="float">
            <text:p>37</text:p>
          </table:table-cell>
          <table:table-cell table:style-name="ce35" table:formula="of:=IFERROR(IF(COUNT([.$A$1:.A263])&gt;1;INDEX([.$A$1:.A263];SUMPRODUCT(MAX(ROW([.$E$1:.E263])*([.E264]=[.$E$1:.E263]))));&quot;&quot;);&quot;&quot;)" office:value-type="float" office:value="28" calcext:value-type="float">
            <text:p>28</text:p>
          </table:table-cell>
          <table:table-cell table:number-columns-repeated="6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5622" calcext:value-type="float">
            <text:p>5622</text:p>
          </table:table-cell>
          <table:table-cell table:formula="of:=VLOOKUP([.B265];[$movies.B:.D];2;0)" office:value-type="string" office:string-value="AG" calcext:value-type="string">
            <text:p>AG</text:p>
          </table:table-cell>
          <table:table-cell table:formula="of:=IFERROR(INDEX([.$D$1:.D264];MATCH([.E265];[.$E$1:.E264];0));MAX([.$D$1:.D264])+1)" office:value-type="float" office:value="93" calcext:value-type="float">
            <text:p>93</text:p>
          </table:table-cell>
          <table:table-cell table:style-name="ce45" office:value-type="string" calcext:value-type="string">
            <text:p>Abstract</text:p>
          </table:table-cell>
          <table:table-cell table:formula="of:=COUNTIF([.E:.E];[.E265])-COUNTIF([.$E$1:.E265];[.E265])" office:value-type="float" office:value="2" calcext:value-type="float">
            <text:p>2</text:p>
          </table:table-cell>
          <table:table-cell table:formula="of:=COUNTIF([.$E$1:.E264];[.E265])" office:value-type="float" office:value="0" calcext:value-type="float">
            <text:p>0</text:p>
          </table:table-cell>
          <table:table-cell table:style-name="ce35" table:formula="of:=IFERROR(INDEX([.A266:.$A$873];MATCH([.E265];[.E266:.$E$873];0));&quot;&quot;)" office:value-type="float" office:value="33" calcext:value-type="float">
            <text:p>33</text:p>
          </table:table-cell>
          <table:table-cell table:style-name="ce35" table:formula="of:=IFERROR(IF(COUNT([.$A$1:.A264])&gt;1;INDEX([.$A$1:.A264];SUMPRODUCT(MAX(ROW([.$E$1:.E264])*([.E265]=[.$E$1:.E26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5622" calcext:value-type="float">
            <text:p>5622</text:p>
          </table:table-cell>
          <table:table-cell table:formula="of:=VLOOKUP([.B266];[$movies.B:.D];2;0)" office:value-type="string" office:string-value="AG" calcext:value-type="string">
            <text:p>AG</text:p>
          </table:table-cell>
          <table:table-cell table:formula="of:=IFERROR(INDEX([.$D$1:.D265];MATCH([.E266];[.$E$1:.E265];0));MAX([.$D$1:.D265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266])-COUNTIF([.$E$1:.E266];[.E266])" office:value-type="float" office:value="11" calcext:value-type="float">
            <text:p>11</text:p>
          </table:table-cell>
          <table:table-cell table:formula="of:=COUNTIF([.$E$1:.E265];[.E266])" office:value-type="float" office:value="8" calcext:value-type="float">
            <text:p>8</text:p>
          </table:table-cell>
          <table:table-cell table:style-name="ce35" table:formula="of:=IFERROR(INDEX([.A267:.$A$873];MATCH([.E266];[.E267:.$E$873];0));&quot;&quot;)" office:value-type="float" office:value="35" calcext:value-type="float">
            <text:p>35</text:p>
          </table:table-cell>
          <table:table-cell table:style-name="ce35" table:formula="of:=IFERROR(IF(COUNT([.$A$1:.A265])&gt;1;INDEX([.$A$1:.A265];SUMPRODUCT(MAX(ROW([.$E$1:.E265])*([.E266]=[.$E$1:.E265]))));&quot;&quot;);&quot;&quot;)" office:value-type="float" office:value="26" calcext:value-type="float">
            <text:p>26</text:p>
          </table:table-cell>
          <table:table-cell table:number-columns-repeated="6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5622" calcext:value-type="float">
            <text:p>5622</text:p>
          </table:table-cell>
          <table:table-cell table:formula="of:=VLOOKUP([.B267];[$movies.B:.D];2;0)" office:value-type="string" office:string-value="AG" calcext:value-type="string">
            <text:p>AG</text:p>
          </table:table-cell>
          <table:table-cell table:formula="of:=IFERROR(INDEX([.$D$1:.D266];MATCH([.E267];[.$E$1:.E266];0));MAX([.$D$1:.D266])+1)" office:value-type="float" office:value="94" calcext:value-type="float">
            <text:p>94</text:p>
          </table:table-cell>
          <table:table-cell table:style-name="ce45" office:value-type="float" office:value="0" calcext:value-type="float">
            <text:p>0</text:p>
          </table:table-cell>
          <table:table-cell table:formula="of:=COUNTIF([.E:.E];[.E267])-COUNTIF([.$E$1:.E267];[.E267])" office:value-type="float" office:value="15" calcext:value-type="float">
            <text:p>15</text:p>
          </table:table-cell>
          <table:table-cell table:formula="of:=COUNTIF([.$E$1:.E266];[.E267])" office:value-type="float" office:value="0" calcext:value-type="float">
            <text:p>0</text:p>
          </table:table-cell>
          <table:table-cell table:style-name="ce35" table:formula="of:=IFERROR(INDEX([.A268:.$A$873];MATCH([.E267];[.E268:.$E$873];0));&quot;&quot;)" office:value-type="float" office:value="46" calcext:value-type="float">
            <text:p>46</text:p>
          </table:table-cell>
          <table:table-cell table:style-name="ce35" table:formula="of:=IFERROR(IF(COUNT([.$A$1:.A266])&gt;1;INDEX([.$A$1:.A266];SUMPRODUCT(MAX(ROW([.$E$1:.E266])*([.E267]=[.$E$1:.E266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5622" calcext:value-type="float">
            <text:p>5622</text:p>
          </table:table-cell>
          <table:table-cell table:formula="of:=VLOOKUP([.B268];[$movies.B:.D];2;0)" office:value-type="string" office:string-value="AG" calcext:value-type="string">
            <text:p>AG</text:p>
          </table:table-cell>
          <table:table-cell table:formula="of:=IFERROR(INDEX([.$D$1:.D267];MATCH([.E268];[.$E$1:.E267];0));MAX([.$D$1:.D267])+1)" office:value-type="float" office:value="93" calcext:value-type="float">
            <text:p>93</text:p>
          </table:table-cell>
          <table:table-cell table:style-name="ce45" office:value-type="string" calcext:value-type="string">
            <text:p>Abstract</text:p>
          </table:table-cell>
          <table:table-cell table:formula="of:=COUNTIF([.E:.E];[.E268])-COUNTIF([.$E$1:.E268];[.E268])" office:value-type="float" office:value="1" calcext:value-type="float">
            <text:p>1</text:p>
          </table:table-cell>
          <table:table-cell table:formula="of:=COUNTIF([.$E$1:.E267];[.E268])" office:value-type="float" office:value="1" calcext:value-type="float">
            <text:p>1</text:p>
          </table:table-cell>
          <table:table-cell table:style-name="ce35" table:formula="of:=IFERROR(INDEX([.A269:.$A$873];MATCH([.E268];[.E269:.$E$873];0));&quot;&quot;)">
            <text:p/>
          </table:table-cell>
          <table:table-cell table:style-name="ce35" table:formula="of:=IFERROR(IF(COUNT([.$A$1:.A267])&gt;1;INDEX([.$A$1:.A267];SUMPRODUCT(MAX(ROW([.$E$1:.E267])*([.E268]=[.$E$1:.E267]))));&quot;&quot;);&quot;&quot;)" office:value-type="float" office:value="33" calcext:value-type="float">
            <text:p>33</text:p>
          </table:table-cell>
          <table:table-cell table:number-columns-repeated="6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5622" calcext:value-type="float">
            <text:p>5622</text:p>
          </table:table-cell>
          <table:table-cell table:formula="of:=VLOOKUP([.B269];[$movies.B:.D];2;0)" office:value-type="string" office:string-value="AG" calcext:value-type="string">
            <text:p>AG</text:p>
          </table:table-cell>
          <table:table-cell table:formula="of:=IFERROR(INDEX([.$D$1:.D268];MATCH([.E269];[.$E$1:.E268];0));MAX([.$D$1:.D268])+1)" office:value-type="float" office:value="22" calcext:value-type="float">
            <text:p>22</text:p>
          </table:table-cell>
          <table:table-cell table:style-name="ce45" office:value-type="string" calcext:value-type="string">
            <text:p>Horror</text:p>
          </table:table-cell>
          <table:table-cell table:formula="of:=COUNTIF([.E:.E];[.E269])-COUNTIF([.$E$1:.E269];[.E269])" office:value-type="float" office:value="5" calcext:value-type="float">
            <text:p>5</text:p>
          </table:table-cell>
          <table:table-cell table:formula="of:=COUNTIF([.$E$1:.E268];[.E269])" office:value-type="float" office:value="4" calcext:value-type="float">
            <text:p>4</text:p>
          </table:table-cell>
          <table:table-cell table:style-name="ce35" table:formula="of:=IFERROR(INDEX([.A270:.$A$873];MATCH([.E269];[.E270:.$E$873];0));&quot;&quot;)" office:value-type="float" office:value="45" calcext:value-type="float">
            <text:p>45</text:p>
          </table:table-cell>
          <table:table-cell table:style-name="ce35" table:formula="of:=IFERROR(IF(COUNT([.$A$1:.A268])&gt;1;INDEX([.$A$1:.A268];SUMPRODUCT(MAX(ROW([.$E$1:.E268])*([.E269]=[.$E$1:.E268]))));&quot;&quot;);&quot;&quot;)" office:value-type="float" office:value="25" calcext:value-type="float">
            <text:p>25</text:p>
          </table:table-cell>
          <table:table-cell table:number-columns-repeated="6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2336" calcext:value-type="float">
            <text:p>2336</text:p>
          </table:table-cell>
          <table:table-cell table:formula="of:=VLOOKUP([.B270];[$movies.B:.D];2;0)" office:value-type="string" office:string-value="AH" calcext:value-type="string">
            <text:p>AH</text:p>
          </table:table-cell>
          <table:table-cell table:formula="of:=IFERROR(INDEX([.$D$1:.D269];MATCH([.E270];[.$E$1:.E269];0));MAX([.$D$1:.D269])+1)" office:value-type="float" office:value="10" calcext:value-type="float">
            <text:p>10</text:p>
          </table:table-cell>
          <table:table-cell table:style-name="ce45" office:value-type="string" calcext:value-type="string">
            <text:p>Europe</text:p>
          </table:table-cell>
          <table:table-cell table:formula="of:=COUNTIF([.E:.E];[.E270])-COUNTIF([.$E$1:.E270];[.E270])" office:value-type="float" office:value="7" calcext:value-type="float">
            <text:p>7</text:p>
          </table:table-cell>
          <table:table-cell table:formula="of:=COUNTIF([.$E$1:.E269];[.E270])" office:value-type="float" office:value="3" calcext:value-type="float">
            <text:p>3</text:p>
          </table:table-cell>
          <table:table-cell table:style-name="ce35" table:formula="of:=IFERROR(INDEX([.A271:.$A$873];MATCH([.E270];[.E271:.$E$873];0));&quot;&quot;)" office:value-type="float" office:value="38" calcext:value-type="float">
            <text:p>38</text:p>
          </table:table-cell>
          <table:table-cell table:style-name="ce35" table:formula="of:=IFERROR(IF(COUNT([.$A$1:.A269])&gt;1;INDEX([.$A$1:.A269];SUMPRODUCT(MAX(ROW([.$E$1:.E269])*([.E270]=[.$E$1:.E269]))));&quot;&quot;);&quot;&quot;)" office:value-type="float" office:value="21" calcext:value-type="float">
            <text:p>21</text:p>
          </table:table-cell>
          <table:table-cell table:number-columns-repeated="6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2336" calcext:value-type="float">
            <text:p>2336</text:p>
          </table:table-cell>
          <table:table-cell table:formula="of:=VLOOKUP([.B271];[$movies.B:.D];2;0)" office:value-type="string" office:string-value="AH" calcext:value-type="string">
            <text:p>AH</text:p>
          </table:table-cell>
          <table:table-cell table:formula="of:=IFERROR(INDEX([.$D$1:.D270];MATCH([.E271];[.$E$1:.E270];0));MAX([.$D$1:.D270])+1)" office:value-type="float" office:value="95" calcext:value-type="float">
            <text:p>95</text:p>
          </table:table-cell>
          <table:table-cell table:style-name="ce45" office:value-type="string" calcext:value-type="string">
            <text:p>Board Games</text:p>
          </table:table-cell>
          <table:table-cell table:formula="of:=COUNTIF([.E:.E];[.E271])-COUNTIF([.$E$1:.E271];[.E271])" office:value-type="float" office:value="1" calcext:value-type="float">
            <text:p>1</text:p>
          </table:table-cell>
          <table:table-cell table:formula="of:=COUNTIF([.$E$1:.E270];[.E271])" office:value-type="float" office:value="0" calcext:value-type="float">
            <text:p>0</text:p>
          </table:table-cell>
          <table:table-cell table:style-name="ce35" table:formula="of:=IFERROR(INDEX([.A272:.$A$873];MATCH([.E271];[.E272:.$E$873];0));&quot;&quot;)" office:value-type="float" office:value="45" calcext:value-type="float">
            <text:p>45</text:p>
          </table:table-cell>
          <table:table-cell table:style-name="ce35" table:formula="of:=IFERROR(IF(COUNT([.$A$1:.A270])&gt;1;INDEX([.$A$1:.A270];SUMPRODUCT(MAX(ROW([.$E$1:.E270])*([.E271]=[.$E$1:.E27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2336" calcext:value-type="float">
            <text:p>2336</text:p>
          </table:table-cell>
          <table:table-cell table:formula="of:=VLOOKUP([.B272];[$movies.B:.D];2;0)" office:value-type="string" office:string-value="AH" calcext:value-type="string">
            <text:p>AH</text:p>
          </table:table-cell>
          <table:table-cell table:formula="of:=IFERROR(INDEX([.$D$1:.D271];MATCH([.E272];[.$E$1:.E271];0));MAX([.$D$1:.D271])+1)" office:value-type="float" office:value="49" calcext:value-type="float">
            <text:p>49</text:p>
          </table:table-cell>
          <table:table-cell table:style-name="ce45" office:value-type="string" calcext:value-type="string">
            <text:p>Ghosts</text:p>
          </table:table-cell>
          <table:table-cell table:formula="of:=COUNTIF([.E:.E];[.E272])-COUNTIF([.$E$1:.E272];[.E272])" office:value-type="float" office:value="10" calcext:value-type="float">
            <text:p>10</text:p>
          </table:table-cell>
          <table:table-cell table:formula="of:=COUNTIF([.$E$1:.E271];[.E272])" office:value-type="float" office:value="4" calcext:value-type="float">
            <text:p>4</text:p>
          </table:table-cell>
          <table:table-cell table:style-name="ce35" table:formula="of:=IFERROR(INDEX([.A273:.$A$873];MATCH([.E272];[.E273:.$E$873];0));&quot;&quot;)" office:value-type="float" office:value="36" calcext:value-type="float">
            <text:p>36</text:p>
          </table:table-cell>
          <table:table-cell table:style-name="ce35" table:formula="of:=IFERROR(IF(COUNT([.$A$1:.A271])&gt;1;INDEX([.$A$1:.A271];SUMPRODUCT(MAX(ROW([.$E$1:.E271])*([.E272]=[.$E$1:.E271]))));&quot;&quot;);&quot;&quot;)" office:value-type="float" office:value="23" calcext:value-type="float">
            <text:p>23</text:p>
          </table:table-cell>
          <table:table-cell table:number-columns-repeated="6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2336" calcext:value-type="float">
            <text:p>2336</text:p>
          </table:table-cell>
          <table:table-cell table:formula="of:=VLOOKUP([.B273];[$movies.B:.D];2;0)" office:value-type="string" office:string-value="AH" calcext:value-type="string">
            <text:p>AH</text:p>
          </table:table-cell>
          <table:table-cell table:formula="of:=IFERROR(INDEX([.$D$1:.D272];MATCH([.E273];[.$E$1:.E272];0));MAX([.$D$1:.D272])+1)" office:value-type="float" office:value="96" calcext:value-type="float">
            <text:p>96</text:p>
          </table:table-cell>
          <table:table-cell table:style-name="ce45" office:value-type="string" calcext:value-type="string">
            <text:p>Go</text:p>
          </table:table-cell>
          <table:table-cell table:formula="of:=COUNTIF([.E:.E];[.E273])-COUNTIF([.$E$1:.E273];[.E273])" office:value-type="float" office:value="1" calcext:value-type="float">
            <text:p>1</text:p>
          </table:table-cell>
          <table:table-cell table:formula="of:=COUNTIF([.$E$1:.E272];[.E273])" office:value-type="float" office:value="0" calcext:value-type="float">
            <text:p>0</text:p>
          </table:table-cell>
          <table:table-cell table:style-name="ce35" table:formula="of:=IFERROR(INDEX([.A274:.$A$873];MATCH([.E273];[.E274:.$E$873];0));&quot;&quot;)" office:value-type="float" office:value="45" calcext:value-type="float">
            <text:p>45</text:p>
          </table:table-cell>
          <table:table-cell table:style-name="ce35" table:formula="of:=IFERROR(IF(COUNT([.$A$1:.A272])&gt;1;INDEX([.$A$1:.A272];SUMPRODUCT(MAX(ROW([.$E$1:.E272])*([.E273]=[.$E$1:.E27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2336" calcext:value-type="float">
            <text:p>2336</text:p>
          </table:table-cell>
          <table:table-cell table:formula="of:=VLOOKUP([.B274];[$movies.B:.D];2;0)" office:value-type="string" office:string-value="AH" calcext:value-type="string">
            <text:p>AH</text:p>
          </table:table-cell>
          <table:table-cell table:formula="of:=IFERROR(INDEX([.$D$1:.D273];MATCH([.E274];[.$E$1:.E273];0));MAX([.$D$1:.D273])+1)" office:value-type="float" office:value="97" calcext:value-type="float">
            <text:p>97</text:p>
          </table:table-cell>
          <table:table-cell table:style-name="ce45" office:value-type="string" calcext:value-type="string">
            <text:p>Recap</text:p>
          </table:table-cell>
          <table:table-cell table:formula="of:=COUNTIF([.E:.E];[.E274])-COUNTIF([.$E$1:.E274];[.E274])" office:value-type="float" office:value="3" calcext:value-type="float">
            <text:p>3</text:p>
          </table:table-cell>
          <table:table-cell table:formula="of:=COUNTIF([.$E$1:.E273];[.E274])" office:value-type="float" office:value="0" calcext:value-type="float">
            <text:p>0</text:p>
          </table:table-cell>
          <table:table-cell table:style-name="ce35" table:formula="of:=IFERROR(INDEX([.A275:.$A$873];MATCH([.E274];[.E275:.$E$873];0));&quot;&quot;)" office:value-type="float" office:value="49" calcext:value-type="float">
            <text:p>49</text:p>
          </table:table-cell>
          <table:table-cell table:style-name="ce35" table:formula="of:=IFERROR(IF(COUNT([.$A$1:.A273])&gt;1;INDEX([.$A$1:.A273];SUMPRODUCT(MAX(ROW([.$E$1:.E273])*([.E274]=[.$E$1:.E273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2336" calcext:value-type="float">
            <text:p>2336</text:p>
          </table:table-cell>
          <table:table-cell table:formula="of:=VLOOKUP([.B275];[$movies.B:.D];2;0)" office:value-type="string" office:string-value="AH" calcext:value-type="string">
            <text:p>AH</text:p>
          </table:table-cell>
          <table:table-cell table:formula="of:=IFERROR(INDEX([.$D$1:.D274];MATCH([.E275];[.$E$1:.E274];0));MAX([.$D$1:.D274])+1)" office:value-type="float" office:value="35" calcext:value-type="float">
            <text:p>35</text:p>
          </table:table-cell>
          <table:table-cell table:style-name="ce45" office:value-type="string" calcext:value-type="string">
            <text:p>Supernatural</text:p>
          </table:table-cell>
          <table:table-cell table:formula="of:=COUNTIF([.E:.E];[.E275])-COUNTIF([.$E$1:.E275];[.E275])" office:value-type="float" office:value="7" calcext:value-type="float">
            <text:p>7</text:p>
          </table:table-cell>
          <table:table-cell table:formula="of:=COUNTIF([.$E$1:.E274];[.E275])" office:value-type="float" office:value="4" calcext:value-type="float">
            <text:p>4</text:p>
          </table:table-cell>
          <table:table-cell table:style-name="ce35" table:formula="of:=IFERROR(INDEX([.A276:.$A$873];MATCH([.E275];[.E276:.$E$873];0));&quot;&quot;)" office:value-type="float" office:value="44" calcext:value-type="float">
            <text:p>44</text:p>
          </table:table-cell>
          <table:table-cell table:style-name="ce35" table:formula="of:=IFERROR(IF(COUNT([.$A$1:.A274])&gt;1;INDEX([.$A$1:.A274];SUMPRODUCT(MAX(ROW([.$E$1:.E274])*([.E275]=[.$E$1:.E274]))));&quot;&quot;);&quot;&quot;)" office:value-type="float" office:value="21" calcext:value-type="float">
            <text:p>21</text:p>
          </table:table-cell>
          <table:table-cell table:number-columns-repeated="6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2336" calcext:value-type="float">
            <text:p>2336</text:p>
          </table:table-cell>
          <table:table-cell table:formula="of:=VLOOKUP([.B276];[$movies.B:.D];2;0)" office:value-type="string" office:string-value="AH" calcext:value-type="string">
            <text:p>AH</text:p>
          </table:table-cell>
          <table:table-cell table:formula="of:=IFERROR(INDEX([.$D$1:.D275];MATCH([.E276];[.$E$1:.E275];0));MAX([.$D$1:.D275])+1)" office:value-type="float" office:value="98" calcext:value-type="float">
            <text:p>98</text:p>
          </table:table-cell>
          <table:table-cell table:style-name="ce45" office:value-type="string" calcext:value-type="string">
            <text:p>Tournaments</text:p>
          </table:table-cell>
          <table:table-cell table:formula="of:=COUNTIF([.E:.E];[.E276])-COUNTIF([.$E$1:.E276];[.E276])" office:value-type="float" office:value="3" calcext:value-type="float">
            <text:p>3</text:p>
          </table:table-cell>
          <table:table-cell table:formula="of:=COUNTIF([.$E$1:.E275];[.E276])" office:value-type="float" office:value="0" calcext:value-type="float">
            <text:p>0</text:p>
          </table:table-cell>
          <table:table-cell table:style-name="ce35" table:formula="of:=IFERROR(INDEX([.A277:.$A$873];MATCH([.E276];[.E277:.$E$873];0));&quot;&quot;)" office:value-type="float" office:value="45" calcext:value-type="float">
            <text:p>45</text:p>
          </table:table-cell>
          <table:table-cell table:style-name="ce35" table:formula="of:=IFERROR(IF(COUNT([.$A$1:.A275])&gt;1;INDEX([.$A$1:.A275];SUMPRODUCT(MAX(ROW([.$E$1:.E275])*([.E276]=[.$E$1:.E27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2336" calcext:value-type="float">
            <text:p>2336</text:p>
          </table:table-cell>
          <table:table-cell table:formula="of:=VLOOKUP([.B277];[$movies.B:.D];2;0)" office:value-type="string" office:string-value="AH" calcext:value-type="string">
            <text:p>AH</text:p>
          </table:table-cell>
          <table:table-cell table:formula="of:=IFERROR(INDEX([.$D$1:.D276];MATCH([.E277];[.$E$1:.E276];0));MAX([.$D$1:.D276])+1)" office:value-type="float" office:value="16" calcext:value-type="float">
            <text:p>16</text:p>
          </table:table-cell>
          <table:table-cell table:style-name="ce45" office:value-type="string" calcext:value-type="string">
            <text:p>College</text:p>
          </table:table-cell>
          <table:table-cell table:formula="of:=COUNTIF([.E:.E];[.E277])-COUNTIF([.$E$1:.E277];[.E277])" office:value-type="float" office:value="7" calcext:value-type="float">
            <text:p>7</text:p>
          </table:table-cell>
          <table:table-cell table:formula="of:=COUNTIF([.$E$1:.E276];[.E277])" office:value-type="float" office:value="4" calcext:value-type="float">
            <text:p>4</text:p>
          </table:table-cell>
          <table:table-cell table:style-name="ce35" table:formula="of:=IFERROR(INDEX([.A278:.$A$873];MATCH([.E277];[.E278:.$E$873];0));&quot;&quot;)" office:value-type="float" office:value="48" calcext:value-type="float">
            <text:p>48</text:p>
          </table:table-cell>
          <table:table-cell table:style-name="ce35" table:formula="of:=IFERROR(IF(COUNT([.$A$1:.A276])&gt;1;INDEX([.$A$1:.A276];SUMPRODUCT(MAX(ROW([.$E$1:.E276])*([.E277]=[.$E$1:.E276]))));&quot;&quot;);&quot;&quot;)" office:value-type="float" office:value="31" calcext:value-type="float">
            <text:p>31</text:p>
          </table:table-cell>
          <table:table-cell table:number-columns-repeated="6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50932" calcext:value-type="float">
            <text:p>50932</text:p>
          </table:table-cell>
          <table:table-cell table:formula="of:=VLOOKUP([.B278];[$movies.B:.D];2;0)" office:value-type="string" office:string-value="AI" calcext:value-type="string">
            <text:p>AI</text:p>
          </table:table-cell>
          <table:table-cell table:formula="of:=IFERROR(INDEX([.$D$1:.D277];MATCH([.E278];[.$E$1:.E277];0));MAX([.$D$1:.D277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278])-COUNTIF([.$E$1:.E278];[.E278])" office:value-type="float" office:value="37" calcext:value-type="float">
            <text:p>37</text:p>
          </table:table-cell>
          <table:table-cell table:formula="of:=COUNTIF([.$E$1:.E277];[.E278])" office:value-type="float" office:value="14" calcext:value-type="float">
            <text:p>14</text:p>
          </table:table-cell>
          <table:table-cell table:style-name="ce35" table:formula="of:=IFERROR(INDEX([.A279:.$A$873];MATCH([.E278];[.E279:.$E$873];0));&quot;&quot;)" office:value-type="float" office:value="40" calcext:value-type="float">
            <text:p>40</text:p>
          </table:table-cell>
          <table:table-cell table:style-name="ce35" table:formula="of:=IFERROR(IF(COUNT([.$A$1:.A277])&gt;1;INDEX([.$A$1:.A277];SUMPRODUCT(MAX(ROW([.$E$1:.E277])*([.E278]=[.$E$1:.E277]))));&quot;&quot;);&quot;&quot;)" office:value-type="float" office:value="30" calcext:value-type="float">
            <text:p>30</text:p>
          </table:table-cell>
          <table:table-cell table:number-columns-repeated="6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50932" calcext:value-type="float">
            <text:p>50932</text:p>
          </table:table-cell>
          <table:table-cell table:formula="of:=VLOOKUP([.B279];[$movies.B:.D];2;0)" office:value-type="string" office:string-value="AI" calcext:value-type="string">
            <text:p>AI</text:p>
          </table:table-cell>
          <table:table-cell table:formula="of:=IFERROR(INDEX([.$D$1:.D278];MATCH([.E279];[.$E$1:.E278];0));MAX([.$D$1:.D278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279])-COUNTIF([.$E$1:.E279];[.E279])" office:value-type="float" office:value="30" calcext:value-type="float">
            <text:p>30</text:p>
          </table:table-cell>
          <table:table-cell table:formula="of:=COUNTIF([.$E$1:.E278];[.E279])" office:value-type="float" office:value="15" calcext:value-type="float">
            <text:p>15</text:p>
          </table:table-cell>
          <table:table-cell table:style-name="ce35" table:formula="of:=IFERROR(INDEX([.A280:.$A$873];MATCH([.E279];[.E280:.$E$873];0));&quot;&quot;)" office:value-type="float" office:value="39" calcext:value-type="float">
            <text:p>39</text:p>
          </table:table-cell>
          <table:table-cell table:style-name="ce35" table:formula="of:=IFERROR(IF(COUNT([.$A$1:.A278])&gt;1;INDEX([.$A$1:.A278];SUMPRODUCT(MAX(ROW([.$E$1:.E278])*([.E279]=[.$E$1:.E278]))));&quot;&quot;);&quot;&quot;)" office:value-type="float" office:value="32" calcext:value-type="float">
            <text:p>32</text:p>
          </table:table-cell>
          <table:table-cell table:number-columns-repeated="6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50932" calcext:value-type="float">
            <text:p>50932</text:p>
          </table:table-cell>
          <table:table-cell table:formula="of:=VLOOKUP([.B280];[$movies.B:.D];2;0)" office:value-type="string" office:string-value="AI" calcext:value-type="string">
            <text:p>AI</text:p>
          </table:table-cell>
          <table:table-cell table:formula="of:=IFERROR(INDEX([.$D$1:.D279];MATCH([.E280];[.$E$1:.E279];0));MAX([.$D$1:.D279])+1)" office:value-type="float" office:value="99" calcext:value-type="float">
            <text:p>99</text:p>
          </table:table-cell>
          <table:table-cell table:style-name="ce45" office:value-type="string" calcext:value-type="string">
            <text:p>Exorcists</text:p>
          </table:table-cell>
          <table:table-cell table:formula="of:=COUNTIF([.E:.E];[.E280])-COUNTIF([.$E$1:.E280];[.E280])" office:value-type="float" office:value="1" calcext:value-type="float">
            <text:p>1</text:p>
          </table:table-cell>
          <table:table-cell table:formula="of:=COUNTIF([.$E$1:.E279];[.E280])" office:value-type="float" office:value="0" calcext:value-type="float">
            <text:p>0</text:p>
          </table:table-cell>
          <table:table-cell table:style-name="ce35" table:formula="of:=IFERROR(INDEX([.A281:.$A$873];MATCH([.E280];[.E281:.$E$873];0));&quot;&quot;)" office:value-type="float" office:value="48" calcext:value-type="float">
            <text:p>48</text:p>
          </table:table-cell>
          <table:table-cell table:style-name="ce35" table:formula="of:=IFERROR(IF(COUNT([.$A$1:.A279])&gt;1;INDEX([.$A$1:.A279];SUMPRODUCT(MAX(ROW([.$E$1:.E279])*([.E280]=[.$E$1:.E279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50932" calcext:value-type="float">
            <text:p>50932</text:p>
          </table:table-cell>
          <table:table-cell table:formula="of:=VLOOKUP([.B281];[$movies.B:.D];2;0)" office:value-type="string" office:string-value="AI" calcext:value-type="string">
            <text:p>AI</text:p>
          </table:table-cell>
          <table:table-cell table:formula="of:=IFERROR(INDEX([.$D$1:.D280];MATCH([.E281];[.$E$1:.E280];0));MAX([.$D$1:.D280])+1)" office:value-type="float" office:value="64" calcext:value-type="float">
            <text:p>64</text:p>
          </table:table-cell>
          <table:table-cell table:style-name="ce45" office:value-type="string" calcext:value-type="string">
            <text:p>Crude</text:p>
          </table:table-cell>
          <table:table-cell table:formula="of:=COUNTIF([.E:.E];[.E281])-COUNTIF([.$E$1:.E281];[.E281])" office:value-type="float" office:value="6" calcext:value-type="float">
            <text:p>6</text:p>
          </table:table-cell>
          <table:table-cell table:formula="of:=COUNTIF([.$E$1:.E280];[.E281])" office:value-type="float" office:value="1" calcext:value-type="float">
            <text:p>1</text:p>
          </table:table-cell>
          <table:table-cell table:style-name="ce35" table:formula="of:=IFERROR(INDEX([.A282:.$A$873];MATCH([.E281];[.E282:.$E$873];0));&quot;&quot;)" office:value-type="float" office:value="54" calcext:value-type="float">
            <text:p>54</text:p>
          </table:table-cell>
          <table:table-cell table:style-name="ce35" table:formula="of:=IFERROR(IF(COUNT([.$A$1:.A280])&gt;1;INDEX([.$A$1:.A280];SUMPRODUCT(MAX(ROW([.$E$1:.E280])*([.E281]=[.$E$1:.E280]))));&quot;&quot;);&quot;&quot;)" office:value-type="float" office:value="17" calcext:value-type="float">
            <text:p>17</text:p>
          </table:table-cell>
          <table:table-cell table:number-columns-repeated="6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50932" calcext:value-type="float">
            <text:p>50932</text:p>
          </table:table-cell>
          <table:table-cell table:formula="of:=VLOOKUP([.B282];[$movies.B:.D];2;0)" office:value-type="string" office:string-value="AI" calcext:value-type="string">
            <text:p>AI</text:p>
          </table:table-cell>
          <table:table-cell table:formula="of:=IFERROR(INDEX([.$D$1:.D281];MATCH([.E282];[.$E$1:.E281];0));MAX([.$D$1:.D281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282])-COUNTIF([.$E$1:.E282];[.E282])" office:value-type="float" office:value="13" calcext:value-type="float">
            <text:p>13</text:p>
          </table:table-cell>
          <table:table-cell table:formula="of:=COUNTIF([.$E$1:.E281];[.E282])" office:value-type="float" office:value="5" calcext:value-type="float">
            <text:p>5</text:p>
          </table:table-cell>
          <table:table-cell table:style-name="ce35" table:formula="of:=IFERROR(INDEX([.A283:.$A$873];MATCH([.E282];[.E283:.$E$873];0));&quot;&quot;)" office:value-type="float" office:value="39" calcext:value-type="float">
            <text:p>39</text:p>
          </table:table-cell>
          <table:table-cell table:style-name="ce35" table:formula="of:=IFERROR(IF(COUNT([.$A$1:.A281])&gt;1;INDEX([.$A$1:.A281];SUMPRODUCT(MAX(ROW([.$E$1:.E281])*([.E282]=[.$E$1:.E281]))));&quot;&quot;);&quot;&quot;)" office:value-type="float" office:value="32" calcext:value-type="float">
            <text:p>32</text:p>
          </table:table-cell>
          <table:table-cell table:number-columns-repeated="6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50932" calcext:value-type="float">
            <text:p>50932</text:p>
          </table:table-cell>
          <table:table-cell table:formula="of:=VLOOKUP([.B283];[$movies.B:.D];2;0)" office:value-type="string" office:string-value="AI" calcext:value-type="string">
            <text:p>AI</text:p>
          </table:table-cell>
          <table:table-cell table:formula="of:=IFERROR(INDEX([.$D$1:.D282];MATCH([.E283];[.$E$1:.E282];0));MAX([.$D$1:.D282])+1)" office:value-type="float" office:value="51" calcext:value-type="float">
            <text:p>51</text:p>
          </table:table-cell>
          <table:table-cell table:style-name="ce45" office:value-type="string" calcext:value-type="string">
            <text:p>Reincarnation</text:p>
          </table:table-cell>
          <table:table-cell table:formula="of:=COUNTIF([.E:.E];[.E283])-COUNTIF([.$E$1:.E283];[.E283])" office:value-type="float" office:value="2" calcext:value-type="float">
            <text:p>2</text:p>
          </table:table-cell>
          <table:table-cell table:formula="of:=COUNTIF([.$E$1:.E282];[.E283])" office:value-type="float" office:value="4" calcext:value-type="float">
            <text:p>4</text:p>
          </table:table-cell>
          <table:table-cell table:style-name="ce35" table:formula="of:=IFERROR(INDEX([.A284:.$A$873];MATCH([.E283];[.E284:.$E$873];0));&quot;&quot;)" office:value-type="float" office:value="117" calcext:value-type="float">
            <text:p>117</text:p>
          </table:table-cell>
          <table:table-cell table:style-name="ce35" table:formula="of:=IFERROR(IF(COUNT([.$A$1:.A282])&gt;1;INDEX([.$A$1:.A282];SUMPRODUCT(MAX(ROW([.$E$1:.E282])*([.E283]=[.$E$1:.E282]))));&quot;&quot;);&quot;&quot;)" office:value-type="float" office:value="32" calcext:value-type="float">
            <text:p>32</text:p>
          </table:table-cell>
          <table:table-cell table:number-columns-repeated="6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50932" calcext:value-type="float">
            <text:p>50932</text:p>
          </table:table-cell>
          <table:table-cell table:formula="of:=VLOOKUP([.B284];[$movies.B:.D];2;0)" office:value-type="string" office:string-value="AI" calcext:value-type="string">
            <text:p>AI</text:p>
          </table:table-cell>
          <table:table-cell table:formula="of:=IFERROR(INDEX([.$D$1:.D283];MATCH([.E284];[.$E$1:.E283];0));MAX([.$D$1:.D283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284])-COUNTIF([.$E$1:.E284];[.E284])" office:value-type="float" office:value="10" calcext:value-type="float">
            <text:p>10</text:p>
          </table:table-cell>
          <table:table-cell table:formula="of:=COUNTIF([.$E$1:.E283];[.E284])" office:value-type="float" office:value="9" calcext:value-type="float">
            <text:p>9</text:p>
          </table:table-cell>
          <table:table-cell table:style-name="ce35" table:formula="of:=IFERROR(INDEX([.A285:.$A$873];MATCH([.E284];[.E285:.$E$873];0));&quot;&quot;)" office:value-type="float" office:value="42" calcext:value-type="float">
            <text:p>42</text:p>
          </table:table-cell>
          <table:table-cell table:style-name="ce35" table:formula="of:=IFERROR(IF(COUNT([.$A$1:.A283])&gt;1;INDEX([.$A$1:.A283];SUMPRODUCT(MAX(ROW([.$E$1:.E283])*([.E284]=[.$E$1:.E283]))));&quot;&quot;);&quot;&quot;)" office:value-type="float" office:value="33" calcext:value-type="float">
            <text:p>33</text:p>
          </table:table-cell>
          <table:table-cell table:number-columns-repeated="6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54225" calcext:value-type="float">
            <text:p>54225</text:p>
          </table:table-cell>
          <table:table-cell table:formula="of:=VLOOKUP([.B285];[$movies.B:.D];2;0)" office:value-type="string" office:string-value="AJ" calcext:value-type="string">
            <text:p>AJ</text:p>
          </table:table-cell>
          <table:table-cell table:formula="of:=IFERROR(INDEX([.$D$1:.D284];MATCH([.E285];[.$E$1:.E284];0));MAX([.$D$1:.D284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285])-COUNTIF([.$E$1:.E285];[.E285])" office:value-type="float" office:value="30" calcext:value-type="float">
            <text:p>30</text:p>
          </table:table-cell>
          <table:table-cell table:formula="of:=COUNTIF([.$E$1:.E284];[.E285])" office:value-type="float" office:value="16" calcext:value-type="float">
            <text:p>16</text:p>
          </table:table-cell>
          <table:table-cell table:style-name="ce35" table:formula="of:=IFERROR(INDEX([.A286:.$A$873];MATCH([.E285];[.E286:.$E$873];0));&quot;&quot;)" office:value-type="float" office:value="37" calcext:value-type="float">
            <text:p>37</text:p>
          </table:table-cell>
          <table:table-cell table:style-name="ce35" table:formula="of:=IFERROR(IF(COUNT([.$A$1:.A284])&gt;1;INDEX([.$A$1:.A284];SUMPRODUCT(MAX(ROW([.$E$1:.E284])*([.E285]=[.$E$1:.E284]))));&quot;&quot;);&quot;&quot;)" office:value-type="float" office:value="31" calcext:value-type="float">
            <text:p>31</text:p>
          </table:table-cell>
          <table:table-cell table:number-columns-repeated="6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54225" calcext:value-type="float">
            <text:p>54225</text:p>
          </table:table-cell>
          <table:table-cell table:formula="of:=VLOOKUP([.B286];[$movies.B:.D];2;0)" office:value-type="string" office:string-value="AJ" calcext:value-type="string">
            <text:p>AJ</text:p>
          </table:table-cell>
          <table:table-cell table:formula="of:=IFERROR(INDEX([.$D$1:.D285];MATCH([.E286];[.$E$1:.E285];0));MAX([.$D$1:.D285])+1)" office:value-type="float" office:value="21" calcext:value-type="float">
            <text:p>21</text:p>
          </table:table-cell>
          <table:table-cell table:style-name="ce45" office:value-type="string" calcext:value-type="string">
            <text:p>Martial Arts</text:p>
          </table:table-cell>
          <table:table-cell table:formula="of:=COUNTIF([.E:.E];[.E286])-COUNTIF([.$E$1:.E286];[.E286])" office:value-type="float" office:value="6" calcext:value-type="float">
            <text:p>6</text:p>
          </table:table-cell>
          <table:table-cell table:formula="of:=COUNTIF([.$E$1:.E285];[.E286])" office:value-type="float" office:value="4" calcext:value-type="float">
            <text:p>4</text:p>
          </table:table-cell>
          <table:table-cell table:style-name="ce35" table:formula="of:=IFERROR(INDEX([.A287:.$A$873];MATCH([.E286];[.E287:.$E$873];0));&quot;&quot;)" office:value-type="float" office:value="52" calcext:value-type="float">
            <text:p>52</text:p>
          </table:table-cell>
          <table:table-cell table:style-name="ce35" table:formula="of:=IFERROR(IF(COUNT([.$A$1:.A285])&gt;1;INDEX([.$A$1:.A285];SUMPRODUCT(MAX(ROW([.$E$1:.E285])*([.E286]=[.$E$1:.E285]))));&quot;&quot;);&quot;&quot;)" office:value-type="float" office:value="23" calcext:value-type="float">
            <text:p>23</text:p>
          </table:table-cell>
          <table:table-cell table:number-columns-repeated="6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54225" calcext:value-type="float">
            <text:p>54225</text:p>
          </table:table-cell>
          <table:table-cell table:formula="of:=VLOOKUP([.B287];[$movies.B:.D];2;0)" office:value-type="string" office:string-value="AJ" calcext:value-type="string">
            <text:p>AJ</text:p>
          </table:table-cell>
          <table:table-cell table:formula="of:=IFERROR(INDEX([.$D$1:.D286];MATCH([.E287];[.$E$1:.E286];0));MAX([.$D$1:.D286])+1)" office:value-type="float" office:value="49" calcext:value-type="float">
            <text:p>49</text:p>
          </table:table-cell>
          <table:table-cell table:style-name="ce45" office:value-type="string" calcext:value-type="string">
            <text:p>Ghosts</text:p>
          </table:table-cell>
          <table:table-cell table:formula="of:=COUNTIF([.E:.E];[.E287])-COUNTIF([.$E$1:.E287];[.E287])" office:value-type="float" office:value="9" calcext:value-type="float">
            <text:p>9</text:p>
          </table:table-cell>
          <table:table-cell table:formula="of:=COUNTIF([.$E$1:.E286];[.E287])" office:value-type="float" office:value="5" calcext:value-type="float">
            <text:p>5</text:p>
          </table:table-cell>
          <table:table-cell table:style-name="ce35" table:formula="of:=IFERROR(INDEX([.A288:.$A$873];MATCH([.E287];[.E288:.$E$873];0));&quot;&quot;)" office:value-type="float" office:value="39" calcext:value-type="float">
            <text:p>39</text:p>
          </table:table-cell>
          <table:table-cell table:style-name="ce35" table:formula="of:=IFERROR(IF(COUNT([.$A$1:.A286])&gt;1;INDEX([.$A$1:.A286];SUMPRODUCT(MAX(ROW([.$E$1:.E286])*([.E287]=[.$E$1:.E286]))));&quot;&quot;);&quot;&quot;)" office:value-type="float" office:value="34" calcext:value-type="float">
            <text:p>34</text:p>
          </table:table-cell>
          <table:table-cell table:number-columns-repeated="6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54225" calcext:value-type="float">
            <text:p>54225</text:p>
          </table:table-cell>
          <table:table-cell table:formula="of:=VLOOKUP([.B288];[$movies.B:.D];2;0)" office:value-type="string" office:string-value="AJ" calcext:value-type="string">
            <text:p>AJ</text:p>
          </table:table-cell>
          <table:table-cell table:formula="of:=IFERROR(INDEX([.$D$1:.D287];MATCH([.E288];[.$E$1:.E287];0));MAX([.$D$1:.D287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288])-COUNTIF([.$E$1:.E288];[.E288])" office:value-type="float" office:value="11" calcext:value-type="float">
            <text:p>11</text:p>
          </table:table-cell>
          <table:table-cell table:formula="of:=COUNTIF([.$E$1:.E287];[.E288])" office:value-type="float" office:value="6" calcext:value-type="float">
            <text:p>6</text:p>
          </table:table-cell>
          <table:table-cell table:style-name="ce35" table:formula="of:=IFERROR(INDEX([.A289:.$A$873];MATCH([.E288];[.E289:.$E$873];0));&quot;&quot;)" office:value-type="float" office:value="37" calcext:value-type="float">
            <text:p>37</text:p>
          </table:table-cell>
          <table:table-cell table:style-name="ce35" table:formula="of:=IFERROR(IF(COUNT([.$A$1:.A287])&gt;1;INDEX([.$A$1:.A287];SUMPRODUCT(MAX(ROW([.$E$1:.E287])*([.E288]=[.$E$1:.E287]))));&quot;&quot;);&quot;&quot;)" office:value-type="float" office:value="30" calcext:value-type="float">
            <text:p>30</text:p>
          </table:table-cell>
          <table:table-cell table:number-columns-repeated="6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54225" calcext:value-type="float">
            <text:p>54225</text:p>
          </table:table-cell>
          <table:table-cell table:formula="of:=VLOOKUP([.B289];[$movies.B:.D];2;0)" office:value-type="string" office:string-value="AJ" calcext:value-type="string">
            <text:p>AJ</text:p>
          </table:table-cell>
          <table:table-cell table:formula="of:=IFERROR(INDEX([.$D$1:.D288];MATCH([.E289];[.$E$1:.E288];0));MAX([.$D$1:.D288])+1)" office:value-type="float" office:value="100" calcext:value-type="float">
            <text:p>100</text:p>
          </table:table-cell>
          <table:table-cell table:style-name="ce45" office:value-type="string" calcext:value-type="string">
            <text:p>Animal Transformation</text:p>
          </table:table-cell>
          <table:table-cell table:formula="of:=COUNTIF([.E:.E];[.E289])-COUNTIF([.$E$1:.E289];[.E289])" office:value-type="float" office:value="1" calcext:value-type="float">
            <text:p>1</text:p>
          </table:table-cell>
          <table:table-cell table:formula="of:=COUNTIF([.$E$1:.E288];[.E289])" office:value-type="float" office:value="0" calcext:value-type="float">
            <text:p>0</text:p>
          </table:table-cell>
          <table:table-cell table:style-name="ce35" table:formula="of:=IFERROR(INDEX([.A290:.$A$873];MATCH([.E289];[.E290:.$E$873];0));&quot;&quot;)" office:value-type="float" office:value="37" calcext:value-type="float">
            <text:p>37</text:p>
          </table:table-cell>
          <table:table-cell table:style-name="ce35" table:formula="of:=IFERROR(IF(COUNT([.$A$1:.A288])&gt;1;INDEX([.$A$1:.A288];SUMPRODUCT(MAX(ROW([.$E$1:.E288])*([.E289]=[.$E$1:.E288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54225" calcext:value-type="float">
            <text:p>54225</text:p>
          </table:table-cell>
          <table:table-cell table:formula="of:=VLOOKUP([.B290];[$movies.B:.D];2;0)" office:value-type="string" office:string-value="AJ" calcext:value-type="string">
            <text:p>AJ</text:p>
          </table:table-cell>
          <table:table-cell table:formula="of:=IFERROR(INDEX([.$D$1:.D289];MATCH([.E290];[.$E$1:.E289];0));MAX([.$D$1:.D289])+1)" office:value-type="float" office:value="28" calcext:value-type="float">
            <text:p>28</text:p>
          </table:table-cell>
          <table:table-cell table:style-name="ce45" office:value-type="string" calcext:value-type="string">
            <text:p>Dogs</text:p>
          </table:table-cell>
          <table:table-cell table:formula="of:=COUNTIF([.E:.E];[.E290])-COUNTIF([.$E$1:.E290];[.E290])" office:value-type="float" office:value="5" calcext:value-type="float">
            <text:p>5</text:p>
          </table:table-cell>
          <table:table-cell table:formula="of:=COUNTIF([.$E$1:.E289];[.E290])" office:value-type="float" office:value="2" calcext:value-type="float">
            <text:p>2</text:p>
          </table:table-cell>
          <table:table-cell table:style-name="ce35" table:formula="of:=IFERROR(INDEX([.A291:.$A$873];MATCH([.E290];[.E291:.$E$873];0));&quot;&quot;)" office:value-type="float" office:value="37" calcext:value-type="float">
            <text:p>37</text:p>
          </table:table-cell>
          <table:table-cell table:style-name="ce35" table:formula="of:=IFERROR(IF(COUNT([.$A$1:.A289])&gt;1;INDEX([.$A$1:.A289];SUMPRODUCT(MAX(ROW([.$E$1:.E289])*([.E290]=[.$E$1:.E289]))));&quot;&quot;);&quot;&quot;)" office:value-type="float" office:value="10" calcext:value-type="float">
            <text:p>10</text:p>
          </table:table-cell>
          <table:table-cell table:number-columns-repeated="6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54225" calcext:value-type="float">
            <text:p>54225</text:p>
          </table:table-cell>
          <table:table-cell table:formula="of:=VLOOKUP([.B291];[$movies.B:.D];2;0)" office:value-type="string" office:string-value="AJ" calcext:value-type="string">
            <text:p>AJ</text:p>
          </table:table-cell>
          <table:table-cell table:formula="of:=IFERROR(INDEX([.$D$1:.D290];MATCH([.E291];[.$E$1:.E290];0));MAX([.$D$1:.D290])+1)" office:value-type="float" office:value="53" calcext:value-type="float">
            <text:p>53</text:p>
          </table:table-cell>
          <table:table-cell table:style-name="ce45" office:value-type="string" calcext:value-type="string">
            <text:p>POV</text:p>
          </table:table-cell>
          <table:table-cell table:formula="of:=COUNTIF([.E:.E];[.E291])-COUNTIF([.$E$1:.E291];[.E291])" office:value-type="float" office:value="1" calcext:value-type="float">
            <text:p>1</text:p>
          </table:table-cell>
          <table:table-cell table:formula="of:=COUNTIF([.$E$1:.E290];[.E291])" office:value-type="float" office:value="1" calcext:value-type="float">
            <text:p>1</text:p>
          </table:table-cell>
          <table:table-cell table:style-name="ce35" table:formula="of:=IFERROR(INDEX([.A292:.$A$873];MATCH([.E291];[.E292:.$E$873];0));&quot;&quot;)" office:value-type="float" office:value="37" calcext:value-type="float">
            <text:p>37</text:p>
          </table:table-cell>
          <table:table-cell table:style-name="ce35" table:formula="of:=IFERROR(IF(COUNT([.$A$1:.A290])&gt;1;INDEX([.$A$1:.A290];SUMPRODUCT(MAX(ROW([.$E$1:.E290])*([.E291]=[.$E$1:.E290]))));&quot;&quot;);&quot;&quot;)" office:value-type="float" office:value="13" calcext:value-type="float">
            <text:p>13</text:p>
          </table:table-cell>
          <table:table-cell table:number-columns-repeated="6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54225" calcext:value-type="float">
            <text:p>54225</text:p>
          </table:table-cell>
          <table:table-cell table:formula="of:=VLOOKUP([.B292];[$movies.B:.D];2;0)" office:value-type="string" office:string-value="AJ" calcext:value-type="string">
            <text:p>AJ</text:p>
          </table:table-cell>
          <table:table-cell table:formula="of:=IFERROR(INDEX([.$D$1:.D291];MATCH([.E292];[.$E$1:.E291];0));MAX([.$D$1:.D291])+1)" office:value-type="float" office:value="45" calcext:value-type="float">
            <text:p>45</text:p>
          </table:table-cell>
          <table:table-cell table:style-name="ce45" office:value-type="string" calcext:value-type="string">
            <text:p>Soccer</text:p>
          </table:table-cell>
          <table:table-cell table:formula="of:=COUNTIF([.E:.E];[.E292])-COUNTIF([.$E$1:.E292];[.E292])" office:value-type="float" office:value="4" calcext:value-type="float">
            <text:p>4</text:p>
          </table:table-cell>
          <table:table-cell table:formula="of:=COUNTIF([.$E$1:.E291];[.E292])" office:value-type="float" office:value="2" calcext:value-type="float">
            <text:p>2</text:p>
          </table:table-cell>
          <table:table-cell table:style-name="ce35" table:formula="of:=IFERROR(INDEX([.A293:.$A$873];MATCH([.E292];[.E293:.$E$873];0));&quot;&quot;)" office:value-type="float" office:value="59" calcext:value-type="float">
            <text:p>59</text:p>
          </table:table-cell>
          <table:table-cell table:style-name="ce35" table:formula="of:=IFERROR(IF(COUNT([.$A$1:.A291])&gt;1;INDEX([.$A$1:.A291];SUMPRODUCT(MAX(ROW([.$E$1:.E291])*([.E292]=[.$E$1:.E291]))));&quot;&quot;);&quot;&quot;)" office:value-type="float" office:value="29" calcext:value-type="float">
            <text:p>29</text:p>
          </table:table-cell>
          <table:table-cell table:number-columns-repeated="6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51265" calcext:value-type="float">
            <text:p>51265</text:p>
          </table:table-cell>
          <table:table-cell table:formula="of:=VLOOKUP([.B293];[$movies.B:.D];2;0)" office:value-type="string" office:string-value="AK" calcext:value-type="string">
            <text:p>AK</text:p>
          </table:table-cell>
          <table:table-cell table:formula="of:=IFERROR(INDEX([.$D$1:.D292];MATCH([.E293];[.$E$1:.E292];0));MAX([.$D$1:.D292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293])-COUNTIF([.$E$1:.E293];[.E293])" office:value-type="float" office:value="29" calcext:value-type="float">
            <text:p>29</text:p>
          </table:table-cell>
          <table:table-cell table:formula="of:=COUNTIF([.$E$1:.E292];[.E293])" office:value-type="float" office:value="17" calcext:value-type="float">
            <text:p>17</text:p>
          </table:table-cell>
          <table:table-cell table:style-name="ce35" table:formula="of:=IFERROR(INDEX([.A294:.$A$873];MATCH([.E293];[.E294:.$E$873];0));&quot;&quot;)" office:value-type="float" office:value="40" calcext:value-type="float">
            <text:p>40</text:p>
          </table:table-cell>
          <table:table-cell table:style-name="ce35" table:formula="of:=IFERROR(IF(COUNT([.$A$1:.A292])&gt;1;INDEX([.$A$1:.A292];SUMPRODUCT(MAX(ROW([.$E$1:.E292])*([.E293]=[.$E$1:.E292]))));&quot;&quot;);&quot;&quot;)" office:value-type="float" office:value="36" calcext:value-type="float">
            <text:p>36</text:p>
          </table:table-cell>
          <table:table-cell table:number-columns-repeated="6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51265" calcext:value-type="float">
            <text:p>51265</text:p>
          </table:table-cell>
          <table:table-cell table:formula="of:=VLOOKUP([.B294];[$movies.B:.D];2;0)" office:value-type="string" office:string-value="AK" calcext:value-type="string">
            <text:p>AK</text:p>
          </table:table-cell>
          <table:table-cell table:formula="of:=IFERROR(INDEX([.$D$1:.D293];MATCH([.E294];[.$E$1:.E293];0));MAX([.$D$1:.D293])+1)" office:value-type="float" office:value="46" calcext:value-type="float">
            <text:p>46</text:p>
          </table:table-cell>
          <table:table-cell table:style-name="ce45" office:value-type="string" calcext:value-type="string">
            <text:p>Historical</text:p>
          </table:table-cell>
          <table:table-cell table:formula="of:=COUNTIF([.E:.E];[.E294])-COUNTIF([.$E$1:.E294];[.E294])" office:value-type="float" office:value="9" calcext:value-type="float">
            <text:p>9</text:p>
          </table:table-cell>
          <table:table-cell table:formula="of:=COUNTIF([.$E$1:.E293];[.E294])" office:value-type="float" office:value="3" calcext:value-type="float">
            <text:p>3</text:p>
          </table:table-cell>
          <table:table-cell table:style-name="ce35" table:formula="of:=IFERROR(INDEX([.A295:.$A$873];MATCH([.E294];[.E295:.$E$873];0));&quot;&quot;)" office:value-type="float" office:value="38" calcext:value-type="float">
            <text:p>38</text:p>
          </table:table-cell>
          <table:table-cell table:style-name="ce35" table:formula="of:=IFERROR(IF(COUNT([.$A$1:.A293])&gt;1;INDEX([.$A$1:.A293];SUMPRODUCT(MAX(ROW([.$E$1:.E293])*([.E294]=[.$E$1:.E293]))));&quot;&quot;);&quot;&quot;)" office:value-type="float" office:value="20" calcext:value-type="float">
            <text:p>20</text:p>
          </table:table-cell>
          <table:table-cell table:number-columns-repeated="6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51265" calcext:value-type="float">
            <text:p>51265</text:p>
          </table:table-cell>
          <table:table-cell table:formula="of:=VLOOKUP([.B295];[$movies.B:.D];2;0)" office:value-type="string" office:string-value="AK" calcext:value-type="string">
            <text:p>AK</text:p>
          </table:table-cell>
          <table:table-cell table:formula="of:=IFERROR(INDEX([.$D$1:.D294];MATCH([.E295];[.$E$1:.E294];0));MAX([.$D$1:.D294])+1)" office:value-type="float" office:value="18" calcext:value-type="float">
            <text:p>18</text:p>
          </table:table-cell>
          <table:table-cell table:style-name="ce45" office:value-type="string" calcext:value-type="string">
            <text:p>Military</text:p>
          </table:table-cell>
          <table:table-cell table:formula="of:=COUNTIF([.E:.E];[.E295])-COUNTIF([.$E$1:.E295];[.E295])" office:value-type="float" office:value="7" calcext:value-type="float">
            <text:p>7</text:p>
          </table:table-cell>
          <table:table-cell table:formula="of:=COUNTIF([.$E$1:.E294];[.E295])" office:value-type="float" office:value="2" calcext:value-type="float">
            <text:p>2</text:p>
          </table:table-cell>
          <table:table-cell table:style-name="ce35" table:formula="of:=IFERROR(INDEX([.A296:.$A$873];MATCH([.E295];[.E296:.$E$873];0));&quot;&quot;)" office:value-type="float" office:value="48" calcext:value-type="float">
            <text:p>48</text:p>
          </table:table-cell>
          <table:table-cell table:style-name="ce35" table:formula="of:=IFERROR(IF(COUNT([.$A$1:.A294])&gt;1;INDEX([.$A$1:.A294];SUMPRODUCT(MAX(ROW([.$E$1:.E294])*([.E295]=[.$E$1:.E294]))));&quot;&quot;);&quot;&quot;)" office:value-type="float" office:value="25" calcext:value-type="float">
            <text:p>25</text:p>
          </table:table-cell>
          <table:table-cell table:number-columns-repeated="6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51265" calcext:value-type="float">
            <text:p>51265</text:p>
          </table:table-cell>
          <table:table-cell table:formula="of:=VLOOKUP([.B296];[$movies.B:.D];2;0)" office:value-type="string" office:string-value="AK" calcext:value-type="string">
            <text:p>AK</text:p>
          </table:table-cell>
          <table:table-cell table:formula="of:=IFERROR(INDEX([.$D$1:.D295];MATCH([.E296];[.$E$1:.E295];0));MAX([.$D$1:.D295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296])-COUNTIF([.$E$1:.E296];[.E296])" office:value-type="float" office:value="10" calcext:value-type="float">
            <text:p>10</text:p>
          </table:table-cell>
          <table:table-cell table:formula="of:=COUNTIF([.$E$1:.E295];[.E296])" office:value-type="float" office:value="7" calcext:value-type="float">
            <text:p>7</text:p>
          </table:table-cell>
          <table:table-cell table:style-name="ce35" table:formula="of:=IFERROR(INDEX([.A297:.$A$873];MATCH([.E296];[.E297:.$E$873];0));&quot;&quot;)" office:value-type="float" office:value="39" calcext:value-type="float">
            <text:p>39</text:p>
          </table:table-cell>
          <table:table-cell table:style-name="ce35" table:formula="of:=IFERROR(IF(COUNT([.$A$1:.A295])&gt;1;INDEX([.$A$1:.A295];SUMPRODUCT(MAX(ROW([.$E$1:.E295])*([.E296]=[.$E$1:.E295]))));&quot;&quot;);&quot;&quot;)" office:value-type="float" office:value="36" calcext:value-type="float">
            <text:p>36</text:p>
          </table:table-cell>
          <table:table-cell table:number-columns-repeated="6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51265" calcext:value-type="float">
            <text:p>51265</text:p>
          </table:table-cell>
          <table:table-cell table:formula="of:=VLOOKUP([.B297];[$movies.B:.D];2;0)" office:value-type="string" office:string-value="AK" calcext:value-type="string">
            <text:p>AK</text:p>
          </table:table-cell>
          <table:table-cell table:formula="of:=IFERROR(INDEX([.$D$1:.D296];MATCH([.E297];[.$E$1:.E296];0));MAX([.$D$1:.D296])+1)" office:value-type="float" office:value="100" calcext:value-type="float">
            <text:p>100</text:p>
          </table:table-cell>
          <table:table-cell table:style-name="ce45" office:value-type="string" calcext:value-type="string">
            <text:p>Animal Transformation</text:p>
          </table:table-cell>
          <table:table-cell table:formula="of:=COUNTIF([.E:.E];[.E297])-COUNTIF([.$E$1:.E297];[.E297])" office:value-type="float" office:value="0" calcext:value-type="float">
            <text:p>0</text:p>
          </table:table-cell>
          <table:table-cell table:formula="of:=COUNTIF([.$E$1:.E296];[.E297])" office:value-type="float" office:value="1" calcext:value-type="float">
            <text:p>1</text:p>
          </table:table-cell>
          <table:table-cell table:style-name="ce35" table:formula="of:=IFERROR(INDEX([.A298:.$A$873];MATCH([.E297];[.E298:.$E$873];0));&quot;&quot;)">
            <text:p/>
          </table:table-cell>
          <table:table-cell table:style-name="ce35" table:formula="of:=IFERROR(IF(COUNT([.$A$1:.A296])&gt;1;INDEX([.$A$1:.A296];SUMPRODUCT(MAX(ROW([.$E$1:.E296])*([.E297]=[.$E$1:.E296]))));&quot;&quot;);&quot;&quot;)" office:value-type="float" office:value="36" calcext:value-type="float">
            <text:p>36</text:p>
          </table:table-cell>
          <table:table-cell table:number-columns-repeated="6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51265" calcext:value-type="float">
            <text:p>51265</text:p>
          </table:table-cell>
          <table:table-cell table:formula="of:=VLOOKUP([.B298];[$movies.B:.D];2;0)" office:value-type="string" office:string-value="AK" calcext:value-type="string">
            <text:p>AK</text:p>
          </table:table-cell>
          <table:table-cell table:formula="of:=IFERROR(INDEX([.$D$1:.D297];MATCH([.E298];[.$E$1:.E297];0));MAX([.$D$1:.D297])+1)" office:value-type="float" office:value="28" calcext:value-type="float">
            <text:p>28</text:p>
          </table:table-cell>
          <table:table-cell table:style-name="ce45" office:value-type="string" calcext:value-type="string">
            <text:p>Dogs</text:p>
          </table:table-cell>
          <table:table-cell table:formula="of:=COUNTIF([.E:.E];[.E298])-COUNTIF([.$E$1:.E298];[.E298])" office:value-type="float" office:value="4" calcext:value-type="float">
            <text:p>4</text:p>
          </table:table-cell>
          <table:table-cell table:formula="of:=COUNTIF([.$E$1:.E297];[.E298])" office:value-type="float" office:value="3" calcext:value-type="float">
            <text:p>3</text:p>
          </table:table-cell>
          <table:table-cell table:style-name="ce35" table:formula="of:=IFERROR(INDEX([.A299:.$A$873];MATCH([.E298];[.E299:.$E$873];0));&quot;&quot;)" office:value-type="float" office:value="41" calcext:value-type="float">
            <text:p>41</text:p>
          </table:table-cell>
          <table:table-cell table:style-name="ce35" table:formula="of:=IFERROR(IF(COUNT([.$A$1:.A297])&gt;1;INDEX([.$A$1:.A297];SUMPRODUCT(MAX(ROW([.$E$1:.E297])*([.E298]=[.$E$1:.E297]))));&quot;&quot;);&quot;&quot;)" office:value-type="float" office:value="36" calcext:value-type="float">
            <text:p>36</text:p>
          </table:table-cell>
          <table:table-cell table:number-columns-repeated="6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51265" calcext:value-type="float">
            <text:p>51265</text:p>
          </table:table-cell>
          <table:table-cell table:formula="of:=VLOOKUP([.B299];[$movies.B:.D];2;0)" office:value-type="string" office:string-value="AK" calcext:value-type="string">
            <text:p>AK</text:p>
          </table:table-cell>
          <table:table-cell table:formula="of:=IFERROR(INDEX([.$D$1:.D298];MATCH([.E299];[.$E$1:.E298];0));MAX([.$D$1:.D298])+1)" office:value-type="float" office:value="53" calcext:value-type="float">
            <text:p>53</text:p>
          </table:table-cell>
          <table:table-cell table:style-name="ce45" office:value-type="string" calcext:value-type="string">
            <text:p>POV</text:p>
          </table:table-cell>
          <table:table-cell table:formula="of:=COUNTIF([.E:.E];[.E299])-COUNTIF([.$E$1:.E299];[.E299])" office:value-type="float" office:value="0" calcext:value-type="float">
            <text:p>0</text:p>
          </table:table-cell>
          <table:table-cell table:formula="of:=COUNTIF([.$E$1:.E298];[.E299])" office:value-type="float" office:value="2" calcext:value-type="float">
            <text:p>2</text:p>
          </table:table-cell>
          <table:table-cell table:style-name="ce35" table:formula="of:=IFERROR(INDEX([.A300:.$A$873];MATCH([.E299];[.E300:.$E$873];0));&quot;&quot;)">
            <text:p/>
          </table:table-cell>
          <table:table-cell table:style-name="ce35" table:formula="of:=IFERROR(IF(COUNT([.$A$1:.A298])&gt;1;INDEX([.$A$1:.A298];SUMPRODUCT(MAX(ROW([.$E$1:.E298])*([.E299]=[.$E$1:.E298]))));&quot;&quot;);&quot;&quot;)" office:value-type="float" office:value="36" calcext:value-type="float">
            <text:p>36</text:p>
          </table:table-cell>
          <table:table-cell table:number-columns-repeated="6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51265" calcext:value-type="float">
            <text:p>51265</text:p>
          </table:table-cell>
          <table:table-cell table:formula="of:=VLOOKUP([.B300];[$movies.B:.D];2;0)" office:value-type="string" office:string-value="AK" calcext:value-type="string">
            <text:p>AK</text:p>
          </table:table-cell>
          <table:table-cell table:formula="of:=IFERROR(INDEX([.$D$1:.D299];MATCH([.E300];[.$E$1:.E299];0));MAX([.$D$1:.D299])+1)" office:value-type="float" office:value="80" calcext:value-type="float">
            <text:p>80</text:p>
          </table:table-cell>
          <table:table-cell table:style-name="ce45" office:value-type="string" calcext:value-type="string">
            <text:p>School Life</text:p>
          </table:table-cell>
          <table:table-cell table:formula="of:=COUNTIF([.E:.E];[.E300])-COUNTIF([.$E$1:.E300];[.E300])" office:value-type="float" office:value="10" calcext:value-type="float">
            <text:p>10</text:p>
          </table:table-cell>
          <table:table-cell table:formula="of:=COUNTIF([.$E$1:.E299];[.E300])" office:value-type="float" office:value="2" calcext:value-type="float">
            <text:p>2</text:p>
          </table:table-cell>
          <table:table-cell table:style-name="ce35" table:formula="of:=IFERROR(INDEX([.A301:.$A$873];MATCH([.E300];[.E301:.$E$873];0));&quot;&quot;)" office:value-type="float" office:value="42" calcext:value-type="float">
            <text:p>42</text:p>
          </table:table-cell>
          <table:table-cell table:style-name="ce35" table:formula="of:=IFERROR(IF(COUNT([.$A$1:.A299])&gt;1;INDEX([.$A$1:.A299];SUMPRODUCT(MAX(ROW([.$E$1:.E299])*([.E300]=[.$E$1:.E299]))));&quot;&quot;);&quot;&quot;)" office:value-type="float" office:value="26" calcext:value-type="float">
            <text:p>26</text:p>
          </table:table-cell>
          <table:table-cell table:number-columns-repeated="6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51265" calcext:value-type="float">
            <text:p>51265</text:p>
          </table:table-cell>
          <table:table-cell table:formula="of:=VLOOKUP([.B301];[$movies.B:.D];2;0)" office:value-type="string" office:string-value="AK" calcext:value-type="string">
            <text:p>AK</text:p>
          </table:table-cell>
          <table:table-cell table:formula="of:=IFERROR(INDEX([.$D$1:.D300];MATCH([.E301];[.$E$1:.E300];0));MAX([.$D$1:.D300])+1)" office:value-type="float" office:value="13" calcext:value-type="float">
            <text:p>13</text:p>
          </table:table-cell>
          <table:table-cell table:style-name="ce45" office:value-type="string" calcext:value-type="string">
            <text:p>Pets</text:p>
          </table:table-cell>
          <table:table-cell table:formula="of:=COUNTIF([.E:.E];[.E301])-COUNTIF([.$E$1:.E301];[.E301])" office:value-type="float" office:value="8" calcext:value-type="float">
            <text:p>8</text:p>
          </table:table-cell>
          <table:table-cell table:formula="of:=COUNTIF([.$E$1:.E300];[.E301])" office:value-type="float" office:value="6" calcext:value-type="float">
            <text:p>6</text:p>
          </table:table-cell>
          <table:table-cell table:style-name="ce35" table:formula="of:=IFERROR(INDEX([.A302:.$A$873];MATCH([.E301];[.E302:.$E$873];0));&quot;&quot;)" office:value-type="float" office:value="49" calcext:value-type="float">
            <text:p>49</text:p>
          </table:table-cell>
          <table:table-cell table:style-name="ce35" table:formula="of:=IFERROR(IF(COUNT([.$A$1:.A300])&gt;1;INDEX([.$A$1:.A300];SUMPRODUCT(MAX(ROW([.$E$1:.E300])*([.E301]=[.$E$1:.E300]))));&quot;&quot;);&quot;&quot;)" office:value-type="float" office:value="32" calcext:value-type="float">
            <text:p>32</text:p>
          </table:table-cell>
          <table:table-cell table:number-columns-repeated="6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40128" calcext:value-type="float">
            <text:p>40128</text:p>
          </table:table-cell>
          <table:table-cell table:formula="of:=VLOOKUP([.B302];[$movies.B:.D];2;0)" office:value-type="string" office:string-value="AL" calcext:value-type="string">
            <text:p>AL</text:p>
          </table:table-cell>
          <table:table-cell table:formula="of:=IFERROR(INDEX([.$D$1:.D301];MATCH([.E302];[.$E$1:.E301];0));MAX([.$D$1:.D301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302])-COUNTIF([.$E$1:.E302];[.E302])" office:value-type="float" office:value="20" calcext:value-type="float">
            <text:p>20</text:p>
          </table:table-cell>
          <table:table-cell table:formula="of:=COUNTIF([.$E$1:.E301];[.E302])" office:value-type="float" office:value="3" calcext:value-type="float">
            <text:p>3</text:p>
          </table:table-cell>
          <table:table-cell table:style-name="ce35" table:formula="of:=IFERROR(INDEX([.A303:.$A$873];MATCH([.E302];[.E303:.$E$873];0));&quot;&quot;)" office:value-type="float" office:value="41" calcext:value-type="float">
            <text:p>41</text:p>
          </table:table-cell>
          <table:table-cell table:style-name="ce35" table:formula="of:=IFERROR(IF(COUNT([.$A$1:.A301])&gt;1;INDEX([.$A$1:.A301];SUMPRODUCT(MAX(ROW([.$E$1:.E301])*([.E302]=[.$E$1:.E301]))));&quot;&quot;);&quot;&quot;)" office:value-type="float" office:value="28" calcext:value-type="float">
            <text:p>28</text:p>
          </table:table-cell>
          <table:table-cell table:number-columns-repeated="6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40128" calcext:value-type="float">
            <text:p>40128</text:p>
          </table:table-cell>
          <table:table-cell table:formula="of:=VLOOKUP([.B303];[$movies.B:.D];2;0)" office:value-type="string" office:string-value="AL" calcext:value-type="string">
            <text:p>AL</text:p>
          </table:table-cell>
          <table:table-cell table:formula="of:=IFERROR(INDEX([.$D$1:.D302];MATCH([.E303];[.$E$1:.E302];0));MAX([.$D$1:.D302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303])-COUNTIF([.$E$1:.E303];[.E303])" office:value-type="float" office:value="21" calcext:value-type="float">
            <text:p>21</text:p>
          </table:table-cell>
          <table:table-cell table:formula="of:=COUNTIF([.$E$1:.E302];[.E303])" office:value-type="float" office:value="6" calcext:value-type="float">
            <text:p>6</text:p>
          </table:table-cell>
          <table:table-cell table:style-name="ce35" table:formula="of:=IFERROR(INDEX([.A304:.$A$873];MATCH([.E303];[.E304:.$E$873];0));&quot;&quot;)" office:value-type="float" office:value="40" calcext:value-type="float">
            <text:p>40</text:p>
          </table:table-cell>
          <table:table-cell table:style-name="ce35" table:formula="of:=IFERROR(IF(COUNT([.$A$1:.A302])&gt;1;INDEX([.$A$1:.A302];SUMPRODUCT(MAX(ROW([.$E$1:.E302])*([.E303]=[.$E$1:.E302]))));&quot;&quot;);&quot;&quot;)" office:value-type="float" office:value="32" calcext:value-type="float">
            <text:p>32</text:p>
          </table:table-cell>
          <table:table-cell table:number-columns-repeated="6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40128" calcext:value-type="float">
            <text:p>40128</text:p>
          </table:table-cell>
          <table:table-cell table:formula="of:=VLOOKUP([.B304];[$movies.B:.D];2;0)" office:value-type="string" office:string-value="AL" calcext:value-type="string">
            <text:p>AL</text:p>
          </table:table-cell>
          <table:table-cell table:formula="of:=IFERROR(INDEX([.$D$1:.D303];MATCH([.E304];[.$E$1:.E303];0));MAX([.$D$1:.D303])+1)" office:value-type="float" office:value="14" calcext:value-type="float">
            <text:p>14</text:p>
          </table:table-cell>
          <table:table-cell table:style-name="ce45" office:value-type="string" calcext:value-type="string">
            <text:p>Work Life</text:p>
          </table:table-cell>
          <table:table-cell table:formula="of:=COUNTIF([.E:.E];[.E304])-COUNTIF([.$E$1:.E304];[.E304])" office:value-type="float" office:value="5" calcext:value-type="float">
            <text:p>5</text:p>
          </table:table-cell>
          <table:table-cell table:formula="of:=COUNTIF([.$E$1:.E303];[.E304])" office:value-type="float" office:value="2" calcext:value-type="float">
            <text:p>2</text:p>
          </table:table-cell>
          <table:table-cell table:style-name="ce35" table:formula="of:=IFERROR(INDEX([.A305:.$A$873];MATCH([.E304];[.E305:.$E$873];0));&quot;&quot;)" office:value-type="float" office:value="51" calcext:value-type="float">
            <text:p>51</text:p>
          </table:table-cell>
          <table:table-cell table:style-name="ce35" table:formula="of:=IFERROR(IF(COUNT([.$A$1:.A303])&gt;1;INDEX([.$A$1:.A303];SUMPRODUCT(MAX(ROW([.$E$1:.E303])*([.E304]=[.$E$1:.E303]))));&quot;&quot;);&quot;&quot;)" office:value-type="float" office:value="18" calcext:value-type="float">
            <text:p>18</text:p>
          </table:table-cell>
          <table:table-cell table:number-columns-repeated="6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40128" calcext:value-type="float">
            <text:p>40128</text:p>
          </table:table-cell>
          <table:table-cell table:formula="of:=VLOOKUP([.B305];[$movies.B:.D];2;0)" office:value-type="string" office:string-value="AL" calcext:value-type="string">
            <text:p>AL</text:p>
          </table:table-cell>
          <table:table-cell table:formula="of:=IFERROR(INDEX([.$D$1:.D304];MATCH([.E305];[.$E$1:.E304];0));MAX([.$D$1:.D304])+1)" office:value-type="float" office:value="101" calcext:value-type="float">
            <text:p>101</text:p>
          </table:table-cell>
          <table:table-cell table:style-name="ce45" office:value-type="string" calcext:value-type="string">
            <text:p>16th Century</text:p>
          </table:table-cell>
          <table:table-cell table:formula="of:=COUNTIF([.E:.E];[.E305])-COUNTIF([.$E$1:.E305];[.E305])" office:value-type="float" office:value="0" calcext:value-type="float">
            <text:p>0</text:p>
          </table:table-cell>
          <table:table-cell table:formula="of:=COUNTIF([.$E$1:.E304];[.E305])" office:value-type="float" office:value="0" calcext:value-type="float">
            <text:p>0</text:p>
          </table:table-cell>
          <table:table-cell table:style-name="ce35" table:formula="of:=IFERROR(INDEX([.A306:.$A$873];MATCH([.E305];[.E306:.$E$873];0));&quot;&quot;)">
            <text:p/>
          </table:table-cell>
          <table:table-cell table:style-name="ce35" table:formula="of:=IFERROR(IF(COUNT([.$A$1:.A304])&gt;1;INDEX([.$A$1:.A304];SUMPRODUCT(MAX(ROW([.$E$1:.E304])*([.E305]=[.$E$1:.E30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40128" calcext:value-type="float">
            <text:p>40128</text:p>
          </table:table-cell>
          <table:table-cell table:formula="of:=VLOOKUP([.B306];[$movies.B:.D];2;0)" office:value-type="string" office:string-value="AL" calcext:value-type="string">
            <text:p>AL</text:p>
          </table:table-cell>
          <table:table-cell table:formula="of:=IFERROR(INDEX([.$D$1:.D305];MATCH([.E306];[.$E$1:.E305];0));MAX([.$D$1:.D305])+1)" office:value-type="float" office:value="102" calcext:value-type="float">
            <text:p>102</text:p>
          </table:table-cell>
          <table:table-cell table:style-name="ce45" office:value-type="string" calcext:value-type="string">
            <text:p>Apprenticeship</text:p>
          </table:table-cell>
          <table:table-cell table:formula="of:=COUNTIF([.E:.E];[.E306])-COUNTIF([.$E$1:.E306];[.E306])" office:value-type="float" office:value="0" calcext:value-type="float">
            <text:p>0</text:p>
          </table:table-cell>
          <table:table-cell table:formula="of:=COUNTIF([.$E$1:.E305];[.E306])" office:value-type="float" office:value="0" calcext:value-type="float">
            <text:p>0</text:p>
          </table:table-cell>
          <table:table-cell table:style-name="ce35" table:formula="of:=IFERROR(INDEX([.A307:.$A$873];MATCH([.E306];[.E307:.$E$873];0));&quot;&quot;)">
            <text:p/>
          </table:table-cell>
          <table:table-cell table:style-name="ce35" table:formula="of:=IFERROR(IF(COUNT([.$A$1:.A305])&gt;1;INDEX([.$A$1:.A305];SUMPRODUCT(MAX(ROW([.$E$1:.E305])*([.E306]=[.$E$1:.E30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40128" calcext:value-type="float">
            <text:p>40128</text:p>
          </table:table-cell>
          <table:table-cell table:formula="of:=VLOOKUP([.B307];[$movies.B:.D];2;0)" office:value-type="string" office:string-value="AL" calcext:value-type="string">
            <text:p>AL</text:p>
          </table:table-cell>
          <table:table-cell table:formula="of:=IFERROR(INDEX([.$D$1:.D306];MATCH([.E307];[.$E$1:.E306];0));MAX([.$D$1:.D306])+1)" office:value-type="float" office:value="25" calcext:value-type="float">
            <text:p>25</text:p>
          </table:table-cell>
          <table:table-cell table:style-name="ce45" office:value-type="string" calcext:value-type="string">
            <text:p>Art</text:p>
          </table:table-cell>
          <table:table-cell table:formula="of:=COUNTIF([.E:.E];[.E307])-COUNTIF([.$E$1:.E307];[.E307])" office:value-type="float" office:value="4" calcext:value-type="float">
            <text:p>4</text:p>
          </table:table-cell>
          <table:table-cell table:formula="of:=COUNTIF([.$E$1:.E306];[.E307])" office:value-type="float" office:value="2" calcext:value-type="float">
            <text:p>2</text:p>
          </table:table-cell>
          <table:table-cell table:style-name="ce35" table:formula="of:=IFERROR(INDEX([.A308:.$A$873];MATCH([.E307];[.E308:.$E$873];0));&quot;&quot;)" office:value-type="float" office:value="39" calcext:value-type="float">
            <text:p>39</text:p>
          </table:table-cell>
          <table:table-cell table:style-name="ce35" table:formula="of:=IFERROR(IF(COUNT([.$A$1:.A306])&gt;1;INDEX([.$A$1:.A306];SUMPRODUCT(MAX(ROW([.$E$1:.E306])*([.E307]=[.$E$1:.E306]))));&quot;&quot;);&quot;&quot;)" office:value-type="float" office:value="21" calcext:value-type="float">
            <text:p>21</text:p>
          </table:table-cell>
          <table:table-cell table:number-columns-repeated="6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40128" calcext:value-type="float">
            <text:p>40128</text:p>
          </table:table-cell>
          <table:table-cell table:formula="of:=VLOOKUP([.B308];[$movies.B:.D];2;0)" office:value-type="string" office:string-value="AL" calcext:value-type="string">
            <text:p>AL</text:p>
          </table:table-cell>
          <table:table-cell table:formula="of:=IFERROR(INDEX([.$D$1:.D307];MATCH([.E308];[.$E$1:.E307];0));MAX([.$D$1:.D307])+1)" office:value-type="float" office:value="10" calcext:value-type="float">
            <text:p>10</text:p>
          </table:table-cell>
          <table:table-cell table:style-name="ce45" office:value-type="string" calcext:value-type="string">
            <text:p>Europe</text:p>
          </table:table-cell>
          <table:table-cell table:formula="of:=COUNTIF([.E:.E];[.E308])-COUNTIF([.$E$1:.E308];[.E308])" office:value-type="float" office:value="6" calcext:value-type="float">
            <text:p>6</text:p>
          </table:table-cell>
          <table:table-cell table:formula="of:=COUNTIF([.$E$1:.E307];[.E308])" office:value-type="float" office:value="4" calcext:value-type="float">
            <text:p>4</text:p>
          </table:table-cell>
          <table:table-cell table:style-name="ce35" table:formula="of:=IFERROR(INDEX([.A309:.$A$873];MATCH([.E308];[.E309:.$E$873];0));&quot;&quot;)" office:value-type="float" office:value="45" calcext:value-type="float">
            <text:p>45</text:p>
          </table:table-cell>
          <table:table-cell table:style-name="ce35" table:formula="of:=IFERROR(IF(COUNT([.$A$1:.A307])&gt;1;INDEX([.$A$1:.A307];SUMPRODUCT(MAX(ROW([.$E$1:.E307])*([.E308]=[.$E$1:.E307]))));&quot;&quot;);&quot;&quot;)" office:value-type="float" office:value="34" calcext:value-type="float">
            <text:p>34</text:p>
          </table:table-cell>
          <table:table-cell table:number-columns-repeated="6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40128" calcext:value-type="float">
            <text:p>40128</text:p>
          </table:table-cell>
          <table:table-cell table:formula="of:=VLOOKUP([.B309];[$movies.B:.D];2;0)" office:value-type="string" office:string-value="AL" calcext:value-type="string">
            <text:p>AL</text:p>
          </table:table-cell>
          <table:table-cell table:formula="of:=IFERROR(INDEX([.$D$1:.D308];MATCH([.E309];[.$E$1:.E308];0));MAX([.$D$1:.D308])+1)" office:value-type="float" office:value="46" calcext:value-type="float">
            <text:p>46</text:p>
          </table:table-cell>
          <table:table-cell table:style-name="ce45" office:value-type="string" calcext:value-type="string">
            <text:p>Historical</text:p>
          </table:table-cell>
          <table:table-cell table:formula="of:=COUNTIF([.E:.E];[.E309])-COUNTIF([.$E$1:.E309];[.E309])" office:value-type="float" office:value="8" calcext:value-type="float">
            <text:p>8</text:p>
          </table:table-cell>
          <table:table-cell table:formula="of:=COUNTIF([.$E$1:.E308];[.E309])" office:value-type="float" office:value="4" calcext:value-type="float">
            <text:p>4</text:p>
          </table:table-cell>
          <table:table-cell table:style-name="ce35" table:formula="of:=IFERROR(INDEX([.A310:.$A$873];MATCH([.E309];[.E310:.$E$873];0));&quot;&quot;)" office:value-type="float" office:value="78" calcext:value-type="float">
            <text:p>78</text:p>
          </table:table-cell>
          <table:table-cell table:style-name="ce35" table:formula="of:=IFERROR(IF(COUNT([.$A$1:.A308])&gt;1;INDEX([.$A$1:.A308];SUMPRODUCT(MAX(ROW([.$E$1:.E308])*([.E309]=[.$E$1:.E308]))));&quot;&quot;);&quot;&quot;)" office:value-type="float" office:value="37" calcext:value-type="float">
            <text:p>37</text:p>
          </table:table-cell>
          <table:table-cell table:number-columns-repeated="6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40128" calcext:value-type="float">
            <text:p>40128</text:p>
          </table:table-cell>
          <table:table-cell table:formula="of:=VLOOKUP([.B310];[$movies.B:.D];2;0)" office:value-type="string" office:string-value="AL" calcext:value-type="string">
            <text:p>AL</text:p>
          </table:table-cell>
          <table:table-cell table:formula="of:=IFERROR(INDEX([.$D$1:.D309];MATCH([.E310];[.$E$1:.E309];0));MAX([.$D$1:.D309])+1)" office:value-type="float" office:value="103" calcext:value-type="float">
            <text:p>103</text:p>
          </table:table-cell>
          <table:table-cell table:style-name="ce45" office:value-type="string" calcext:value-type="string">
            <text:p>Italy</text:p>
          </table:table-cell>
          <table:table-cell table:formula="of:=COUNTIF([.E:.E];[.E310])-COUNTIF([.$E$1:.E310];[.E310])" office:value-type="float" office:value="0" calcext:value-type="float">
            <text:p>0</text:p>
          </table:table-cell>
          <table:table-cell table:formula="of:=COUNTIF([.$E$1:.E309];[.E310])" office:value-type="float" office:value="0" calcext:value-type="float">
            <text:p>0</text:p>
          </table:table-cell>
          <table:table-cell table:style-name="ce35" table:formula="of:=IFERROR(INDEX([.A311:.$A$873];MATCH([.E310];[.E311:.$E$873];0));&quot;&quot;)">
            <text:p/>
          </table:table-cell>
          <table:table-cell table:style-name="ce35" table:formula="of:=IFERROR(IF(COUNT([.$A$1:.A309])&gt;1;INDEX([.$A$1:.A309];SUMPRODUCT(MAX(ROW([.$E$1:.E309])*([.E310]=[.$E$1:.E309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40128" calcext:value-type="float">
            <text:p>40128</text:p>
          </table:table-cell>
          <table:table-cell table:formula="of:=VLOOKUP([.B311];[$movies.B:.D];2;0)" office:value-type="string" office:string-value="AL" calcext:value-type="string">
            <text:p>AL</text:p>
          </table:table-cell>
          <table:table-cell table:formula="of:=IFERROR(INDEX([.$D$1:.D310];MATCH([.E311];[.$E$1:.E310];0));MAX([.$D$1:.D310])+1)" office:value-type="float" office:value="82" calcext:value-type="float">
            <text:p>82</text:p>
          </table:table-cell>
          <table:table-cell table:style-name="ce45" office:value-type="string" calcext:value-type="string">
            <text:p>Nobility</text:p>
          </table:table-cell>
          <table:table-cell table:formula="of:=COUNTIF([.E:.E];[.E311])-COUNTIF([.$E$1:.E311];[.E311])" office:value-type="float" office:value="1" calcext:value-type="float">
            <text:p>1</text:p>
          </table:table-cell>
          <table:table-cell table:formula="of:=COUNTIF([.$E$1:.E310];[.E311])" office:value-type="float" office:value="3" calcext:value-type="float">
            <text:p>3</text:p>
          </table:table-cell>
          <table:table-cell table:style-name="ce35" table:formula="of:=IFERROR(INDEX([.A312:.$A$873];MATCH([.E311];[.E312:.$E$873];0));&quot;&quot;)" office:value-type="float" office:value="117" calcext:value-type="float">
            <text:p>117</text:p>
          </table:table-cell>
          <table:table-cell table:style-name="ce35" table:formula="of:=IFERROR(IF(COUNT([.$A$1:.A310])&gt;1;INDEX([.$A$1:.A310];SUMPRODUCT(MAX(ROW([.$E$1:.E310])*([.E311]=[.$E$1:.E310]))));&quot;&quot;);&quot;&quot;)" office:value-type="float" office:value="31" calcext:value-type="float">
            <text:p>31</text:p>
          </table:table-cell>
          <table:table-cell table:number-columns-repeated="6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40128" calcext:value-type="float">
            <text:p>40128</text:p>
          </table:table-cell>
          <table:table-cell table:formula="of:=VLOOKUP([.B312];[$movies.B:.D];2;0)" office:value-type="string" office:string-value="AL" calcext:value-type="string">
            <text:p>AL</text:p>
          </table:table-cell>
          <table:table-cell table:formula="of:=IFERROR(INDEX([.$D$1:.D311];MATCH([.E312];[.$E$1:.E311];0));MAX([.$D$1:.D311])+1)" office:value-type="float" office:value="37" calcext:value-type="float">
            <text:p>37</text:p>
          </table:table-cell>
          <table:table-cell table:style-name="ce45" office:value-type="string" calcext:value-type="string">
            <text:p>Alcohol</text:p>
          </table:table-cell>
          <table:table-cell table:formula="of:=COUNTIF([.E:.E];[.E312])-COUNTIF([.$E$1:.E312];[.E312])" office:value-type="float" office:value="5" calcext:value-type="float">
            <text:p>5</text:p>
          </table:table-cell>
          <table:table-cell table:formula="of:=COUNTIF([.$E$1:.E311];[.E312])" office:value-type="float" office:value="2" calcext:value-type="float">
            <text:p>2</text:p>
          </table:table-cell>
          <table:table-cell table:style-name="ce35" table:formula="of:=IFERROR(INDEX([.A313:.$A$873];MATCH([.E312];[.E313:.$E$873];0));&quot;&quot;)" office:value-type="float" office:value="57" calcext:value-type="float">
            <text:p>57</text:p>
          </table:table-cell>
          <table:table-cell table:style-name="ce35" table:formula="of:=IFERROR(IF(COUNT([.$A$1:.A311])&gt;1;INDEX([.$A$1:.A311];SUMPRODUCT(MAX(ROW([.$E$1:.E311])*([.E312]=[.$E$1:.E311]))));&quot;&quot;);&quot;&quot;)" office:value-type="float" office:value="17" calcext:value-type="float">
            <text:p>17</text:p>
          </table:table-cell>
          <table:table-cell table:number-columns-repeated="6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51462" calcext:value-type="float">
            <text:p>51462</text:p>
          </table:table-cell>
          <table:table-cell table:formula="of:=VLOOKUP([.B313];[$movies.B:.D];2;0)" office:value-type="string" office:string-value="AM" calcext:value-type="string">
            <text:p>AM</text:p>
          </table:table-cell>
          <table:table-cell table:formula="of:=IFERROR(INDEX([.$D$1:.D312];MATCH([.E313];[.$E$1:.E312];0));MAX([.$D$1:.D312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313])-COUNTIF([.$E$1:.E313];[.E313])" office:value-type="float" office:value="29" calcext:value-type="float">
            <text:p>29</text:p>
          </table:table-cell>
          <table:table-cell table:formula="of:=COUNTIF([.$E$1:.E312];[.E313])" office:value-type="float" office:value="16" calcext:value-type="float">
            <text:p>16</text:p>
          </table:table-cell>
          <table:table-cell table:style-name="ce35" table:formula="of:=IFERROR(INDEX([.A314:.$A$873];MATCH([.E313];[.E314:.$E$873];0));&quot;&quot;)" office:value-type="float" office:value="40" calcext:value-type="float">
            <text:p>40</text:p>
          </table:table-cell>
          <table:table-cell table:style-name="ce35" table:formula="of:=IFERROR(IF(COUNT([.$A$1:.A312])&gt;1;INDEX([.$A$1:.A312];SUMPRODUCT(MAX(ROW([.$E$1:.E312])*([.E313]=[.$E$1:.E312]))));&quot;&quot;);&quot;&quot;)" office:value-type="float" office:value="35" calcext:value-type="float">
            <text:p>35</text:p>
          </table:table-cell>
          <table:table-cell table:number-columns-repeated="6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51462" calcext:value-type="float">
            <text:p>51462</text:p>
          </table:table-cell>
          <table:table-cell table:formula="of:=VLOOKUP([.B314];[$movies.B:.D];2;0)" office:value-type="string" office:string-value="AM" calcext:value-type="string">
            <text:p>AM</text:p>
          </table:table-cell>
          <table:table-cell table:formula="of:=IFERROR(INDEX([.$D$1:.D313];MATCH([.E314];[.$E$1:.E313];0));MAX([.$D$1:.D313])+1)" office:value-type="float" office:value="63" calcext:value-type="float">
            <text:p>63</text:p>
          </table:table-cell>
          <table:table-cell table:style-name="ce45" office:value-type="string" calcext:value-type="string">
            <text:p>Dragons</text:p>
          </table:table-cell>
          <table:table-cell table:formula="of:=COUNTIF([.E:.E];[.E314])-COUNTIF([.$E$1:.E314];[.E314])" office:value-type="float" office:value="10" calcext:value-type="float">
            <text:p>10</text:p>
          </table:table-cell>
          <table:table-cell table:formula="of:=COUNTIF([.$E$1:.E313];[.E314])" office:value-type="float" office:value="2" calcext:value-type="float">
            <text:p>2</text:p>
          </table:table-cell>
          <table:table-cell table:style-name="ce35" table:formula="of:=IFERROR(INDEX([.A315:.$A$873];MATCH([.E314];[.E315:.$E$873];0));&quot;&quot;)" office:value-type="float" office:value="41" calcext:value-type="float">
            <text:p>41</text:p>
          </table:table-cell>
          <table:table-cell table:style-name="ce35" table:formula="of:=IFERROR(IF(COUNT([.$A$1:.A313])&gt;1;INDEX([.$A$1:.A313];SUMPRODUCT(MAX(ROW([.$E$1:.E313])*([.E314]=[.$E$1:.E313]))));&quot;&quot;);&quot;&quot;)" office:value-type="float" office:value="17" calcext:value-type="float">
            <text:p>17</text:p>
          </table:table-cell>
          <table:table-cell table:number-columns-repeated="6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51462" calcext:value-type="float">
            <text:p>51462</text:p>
          </table:table-cell>
          <table:table-cell table:formula="of:=VLOOKUP([.B315];[$movies.B:.D];2;0)" office:value-type="string" office:string-value="AM" calcext:value-type="string">
            <text:p>AM</text:p>
          </table:table-cell>
          <table:table-cell table:formula="of:=IFERROR(INDEX([.$D$1:.D314];MATCH([.E315];[.$E$1:.E314];0));MAX([.$D$1:.D314])+1)" office:value-type="float" office:value="81" calcext:value-type="float">
            <text:p>81</text:p>
          </table:table-cell>
          <table:table-cell table:style-name="ce45" office:value-type="string" calcext:value-type="string">
            <text:p>Music</text:p>
          </table:table-cell>
          <table:table-cell table:formula="of:=COUNTIF([.E:.E];[.E315])-COUNTIF([.$E$1:.E315];[.E315])" office:value-type="float" office:value="4" calcext:value-type="float">
            <text:p>4</text:p>
          </table:table-cell>
          <table:table-cell table:formula="of:=COUNTIF([.$E$1:.E314];[.E315])" office:value-type="float" office:value="1" calcext:value-type="float">
            <text:p>1</text:p>
          </table:table-cell>
          <table:table-cell table:style-name="ce35" table:formula="of:=IFERROR(INDEX([.A316:.$A$873];MATCH([.E315];[.E316:.$E$873];0));&quot;&quot;)" office:value-type="float" office:value="66" calcext:value-type="float">
            <text:p>66</text:p>
          </table:table-cell>
          <table:table-cell table:style-name="ce35" table:formula="of:=IFERROR(IF(COUNT([.$A$1:.A314])&gt;1;INDEX([.$A$1:.A314];SUMPRODUCT(MAX(ROW([.$E$1:.E314])*([.E315]=[.$E$1:.E314]))));&quot;&quot;);&quot;&quot;)" office:value-type="float" office:value="24" calcext:value-type="float">
            <text:p>24</text:p>
          </table:table-cell>
          <table:table-cell table:number-columns-repeated="6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51462" calcext:value-type="float">
            <text:p>51462</text:p>
          </table:table-cell>
          <table:table-cell table:formula="of:=VLOOKUP([.B316];[$movies.B:.D];2;0)" office:value-type="string" office:string-value="AM" calcext:value-type="string">
            <text:p>AM</text:p>
          </table:table-cell>
          <table:table-cell table:formula="of:=IFERROR(INDEX([.$D$1:.D315];MATCH([.E316];[.$E$1:.E315];0));MAX([.$D$1:.D315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316])-COUNTIF([.$E$1:.E316];[.E316])" office:value-type="float" office:value="9" calcext:value-type="float">
            <text:p>9</text:p>
          </table:table-cell>
          <table:table-cell table:formula="of:=COUNTIF([.$E$1:.E315];[.E316])" office:value-type="float" office:value="8" calcext:value-type="float">
            <text:p>8</text:p>
          </table:table-cell>
          <table:table-cell table:style-name="ce35" table:formula="of:=IFERROR(INDEX([.A317:.$A$873];MATCH([.E316];[.E317:.$E$873];0));&quot;&quot;)" office:value-type="float" office:value="40" calcext:value-type="float">
            <text:p>40</text:p>
          </table:table-cell>
          <table:table-cell table:style-name="ce35" table:formula="of:=IFERROR(IF(COUNT([.$A$1:.A315])&gt;1;INDEX([.$A$1:.A315];SUMPRODUCT(MAX(ROW([.$E$1:.E315])*([.E316]=[.$E$1:.E315]))));&quot;&quot;);&quot;&quot;)" office:value-type="float" office:value="37" calcext:value-type="float">
            <text:p>37</text:p>
          </table:table-cell>
          <table:table-cell table:number-columns-repeated="6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51462" calcext:value-type="float">
            <text:p>51462</text:p>
          </table:table-cell>
          <table:table-cell table:formula="of:=VLOOKUP([.B317];[$movies.B:.D];2;0)" office:value-type="string" office:string-value="AM" calcext:value-type="string">
            <text:p>AM</text:p>
          </table:table-cell>
          <table:table-cell table:formula="of:=IFERROR(INDEX([.$D$1:.D316];MATCH([.E317];[.$E$1:.E316];0));MAX([.$D$1:.D316])+1)" office:value-type="float" office:value="104" calcext:value-type="float">
            <text:p>104</text:p>
          </table:table-cell>
          <table:table-cell table:style-name="ce45" office:value-type="string" calcext:value-type="string">
            <text:p>Agriculture</text:p>
          </table:table-cell>
          <table:table-cell table:formula="of:=COUNTIF([.E:.E];[.E317])-COUNTIF([.$E$1:.E317];[.E317])" office:value-type="float" office:value="0" calcext:value-type="float">
            <text:p>0</text:p>
          </table:table-cell>
          <table:table-cell table:formula="of:=COUNTIF([.$E$1:.E316];[.E317])" office:value-type="float" office:value="0" calcext:value-type="float">
            <text:p>0</text:p>
          </table:table-cell>
          <table:table-cell table:style-name="ce35" table:formula="of:=IFERROR(INDEX([.A318:.$A$873];MATCH([.E317];[.E318:.$E$873];0));&quot;&quot;)">
            <text:p/>
          </table:table-cell>
          <table:table-cell table:style-name="ce35" table:formula="of:=IFERROR(IF(COUNT([.$A$1:.A316])&gt;1;INDEX([.$A$1:.A316];SUMPRODUCT(MAX(ROW([.$E$1:.E316])*([.E317]=[.$E$1:.E316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51462" calcext:value-type="float">
            <text:p>51462</text:p>
          </table:table-cell>
          <table:table-cell table:formula="of:=VLOOKUP([.B318];[$movies.B:.D];2;0)" office:value-type="string" office:string-value="AM" calcext:value-type="string">
            <text:p>AM</text:p>
          </table:table-cell>
          <table:table-cell table:formula="of:=IFERROR(INDEX([.$D$1:.D317];MATCH([.E318];[.$E$1:.E317];0));MAX([.$D$1:.D317])+1)" office:value-type="float" office:value="49" calcext:value-type="float">
            <text:p>49</text:p>
          </table:table-cell>
          <table:table-cell table:style-name="ce45" office:value-type="string" calcext:value-type="string">
            <text:p>Ghosts</text:p>
          </table:table-cell>
          <table:table-cell table:formula="of:=COUNTIF([.E:.E];[.E318])-COUNTIF([.$E$1:.E318];[.E318])" office:value-type="float" office:value="8" calcext:value-type="float">
            <text:p>8</text:p>
          </table:table-cell>
          <table:table-cell table:formula="of:=COUNTIF([.$E$1:.E317];[.E318])" office:value-type="float" office:value="6" calcext:value-type="float">
            <text:p>6</text:p>
          </table:table-cell>
          <table:table-cell table:style-name="ce35" table:formula="of:=IFERROR(INDEX([.A319:.$A$873];MATCH([.E318];[.E319:.$E$873];0));&quot;&quot;)" office:value-type="float" office:value="45" calcext:value-type="float">
            <text:p>45</text:p>
          </table:table-cell>
          <table:table-cell table:style-name="ce35" table:formula="of:=IFERROR(IF(COUNT([.$A$1:.A317])&gt;1;INDEX([.$A$1:.A317];SUMPRODUCT(MAX(ROW([.$E$1:.E317])*([.E318]=[.$E$1:.E317]))));&quot;&quot;);&quot;&quot;)" office:value-type="float" office:value="36" calcext:value-type="float">
            <text:p>36</text:p>
          </table:table-cell>
          <table:table-cell table:number-columns-repeated="6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51462" calcext:value-type="float">
            <text:p>51462</text:p>
          </table:table-cell>
          <table:table-cell table:formula="of:=VLOOKUP([.B319];[$movies.B:.D];2;0)" office:value-type="string" office:string-value="AM" calcext:value-type="string">
            <text:p>AM</text:p>
          </table:table-cell>
          <table:table-cell table:formula="of:=IFERROR(INDEX([.$D$1:.D318];MATCH([.E319];[.$E$1:.E318];0));MAX([.$D$1:.D318])+1)" office:value-type="float" office:value="65" calcext:value-type="float">
            <text:p>65</text:p>
          </table:table-cell>
          <table:table-cell table:style-name="ce45" office:value-type="string" calcext:value-type="string">
            <text:p>Overpowered Main Characters</text:p>
          </table:table-cell>
          <table:table-cell table:formula="of:=COUNTIF([.E:.E];[.E319])-COUNTIF([.$E$1:.E319];[.E319])" office:value-type="float" office:value="10" calcext:value-type="float">
            <text:p>10</text:p>
          </table:table-cell>
          <table:table-cell table:formula="of:=COUNTIF([.$E$1:.E318];[.E319])" office:value-type="float" office:value="4" calcext:value-type="float">
            <text:p>4</text:p>
          </table:table-cell>
          <table:table-cell table:style-name="ce35" table:formula="of:=IFERROR(INDEX([.A320:.$A$873];MATCH([.E319];[.E320:.$E$873];0));&quot;&quot;)" office:value-type="float" office:value="41" calcext:value-type="float">
            <text:p>41</text:p>
          </table:table-cell>
          <table:table-cell table:style-name="ce35" table:formula="of:=IFERROR(IF(COUNT([.$A$1:.A318])&gt;1;INDEX([.$A$1:.A318];SUMPRODUCT(MAX(ROW([.$E$1:.E318])*([.E319]=[.$E$1:.E318]))));&quot;&quot;);&quot;&quot;)" office:value-type="float" office:value="30" calcext:value-type="float">
            <text:p>30</text:p>
          </table:table-cell>
          <table:table-cell table:number-columns-repeated="6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51462" calcext:value-type="float">
            <text:p>51462</text:p>
          </table:table-cell>
          <table:table-cell table:formula="of:=VLOOKUP([.B320];[$movies.B:.D];2;0)" office:value-type="string" office:string-value="AM" calcext:value-type="string">
            <text:p>AM</text:p>
          </table:table-cell>
          <table:table-cell table:formula="of:=IFERROR(INDEX([.$D$1:.D319];MATCH([.E320];[.$E$1:.E319];0));MAX([.$D$1:.D319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320])-COUNTIF([.$E$1:.E320];[.E320])" office:value-type="float" office:value="12" calcext:value-type="float">
            <text:p>12</text:p>
          </table:table-cell>
          <table:table-cell table:formula="of:=COUNTIF([.$E$1:.E319];[.E320])" office:value-type="float" office:value="6" calcext:value-type="float">
            <text:p>6</text:p>
          </table:table-cell>
          <table:table-cell table:style-name="ce35" table:formula="of:=IFERROR(INDEX([.A321:.$A$873];MATCH([.E320];[.E321:.$E$873];0));&quot;&quot;)" office:value-type="float" office:value="41" calcext:value-type="float">
            <text:p>41</text:p>
          </table:table-cell>
          <table:table-cell table:style-name="ce35" table:formula="of:=IFERROR(IF(COUNT([.$A$1:.A319])&gt;1;INDEX([.$A$1:.A319];SUMPRODUCT(MAX(ROW([.$E$1:.E319])*([.E320]=[.$E$1:.E319]))));&quot;&quot;);&quot;&quot;)" office:value-type="float" office:value="35" calcext:value-type="float">
            <text:p>35</text:p>
          </table:table-cell>
          <table:table-cell table:number-columns-repeated="6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51462" calcext:value-type="float">
            <text:p>51462</text:p>
          </table:table-cell>
          <table:table-cell table:formula="of:=VLOOKUP([.B321];[$movies.B:.D];2;0)" office:value-type="string" office:string-value="AM" calcext:value-type="string">
            <text:p>AM</text:p>
          </table:table-cell>
          <table:table-cell table:formula="of:=IFERROR(INDEX([.$D$1:.D320];MATCH([.E321];[.$E$1:.E320];0));MAX([.$D$1:.D320])+1)" office:value-type="float" office:value="25" calcext:value-type="float">
            <text:p>25</text:p>
          </table:table-cell>
          <table:table-cell table:style-name="ce45" office:value-type="string" calcext:value-type="string">
            <text:p>Art</text:p>
          </table:table-cell>
          <table:table-cell table:formula="of:=COUNTIF([.E:.E];[.E321])-COUNTIF([.$E$1:.E321];[.E321])" office:value-type="float" office:value="3" calcext:value-type="float">
            <text:p>3</text:p>
          </table:table-cell>
          <table:table-cell table:formula="of:=COUNTIF([.$E$1:.E320];[.E321])" office:value-type="float" office:value="3" calcext:value-type="float">
            <text:p>3</text:p>
          </table:table-cell>
          <table:table-cell table:style-name="ce35" table:formula="of:=IFERROR(INDEX([.A322:.$A$873];MATCH([.E321];[.E322:.$E$873];0));&quot;&quot;)" office:value-type="float" office:value="50" calcext:value-type="float">
            <text:p>50</text:p>
          </table:table-cell>
          <table:table-cell table:style-name="ce35" table:formula="of:=IFERROR(IF(COUNT([.$A$1:.A320])&gt;1;INDEX([.$A$1:.A320];SUMPRODUCT(MAX(ROW([.$E$1:.E320])*([.E321]=[.$E$1:.E320]))));&quot;&quot;);&quot;&quot;)" office:value-type="float" office:value="38" calcext:value-type="float">
            <text:p>38</text:p>
          </table:table-cell>
          <table:table-cell table:number-columns-repeated="6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49109" calcext:value-type="float">
            <text:p>49109</text:p>
          </table:table-cell>
          <table:table-cell table:formula="of:=VLOOKUP([.B322];[$movies.B:.D];2;0)" office:value-type="string" office:string-value="AN" calcext:value-type="string">
            <text:p>AN</text:p>
          </table:table-cell>
          <table:table-cell table:formula="of:=IFERROR(INDEX([.$D$1:.D321];MATCH([.E322];[.$E$1:.E321];0));MAX([.$D$1:.D321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322])-COUNTIF([.$E$1:.E322];[.E322])" office:value-type="float" office:value="36" calcext:value-type="float">
            <text:p>36</text:p>
          </table:table-cell>
          <table:table-cell table:formula="of:=COUNTIF([.$E$1:.E321];[.E322])" office:value-type="float" office:value="15" calcext:value-type="float">
            <text:p>15</text:p>
          </table:table-cell>
          <table:table-cell table:style-name="ce35" table:formula="of:=IFERROR(INDEX([.A323:.$A$873];MATCH([.E322];[.E323:.$E$873];0));&quot;&quot;)" office:value-type="float" office:value="41" calcext:value-type="float">
            <text:p>41</text:p>
          </table:table-cell>
          <table:table-cell table:style-name="ce35" table:formula="of:=IFERROR(IF(COUNT([.$A$1:.A321])&gt;1;INDEX([.$A$1:.A321];SUMPRODUCT(MAX(ROW([.$E$1:.E321])*([.E322]=[.$E$1:.E321]))));&quot;&quot;);&quot;&quot;)" office:value-type="float" office:value="35" calcext:value-type="float">
            <text:p>35</text:p>
          </table:table-cell>
          <table:table-cell table:number-columns-repeated="6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49109" calcext:value-type="float">
            <text:p>49109</text:p>
          </table:table-cell>
          <table:table-cell table:formula="of:=VLOOKUP([.B323];[$movies.B:.D];2;0)" office:value-type="string" office:string-value="AN" calcext:value-type="string">
            <text:p>AN</text:p>
          </table:table-cell>
          <table:table-cell table:formula="of:=IFERROR(INDEX([.$D$1:.D322];MATCH([.E323];[.$E$1:.E322];0));MAX([.$D$1:.D322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323])-COUNTIF([.$E$1:.E323];[.E323])" office:value-type="float" office:value="23" calcext:value-type="float">
            <text:p>23</text:p>
          </table:table-cell>
          <table:table-cell table:formula="of:=COUNTIF([.$E$1:.E322];[.E323])" office:value-type="float" office:value="9" calcext:value-type="float">
            <text:p>9</text:p>
          </table:table-cell>
          <table:table-cell table:style-name="ce35" table:formula="of:=IFERROR(INDEX([.A324:.$A$873];MATCH([.E323];[.E324:.$E$873];0));&quot;&quot;)" office:value-type="float" office:value="41" calcext:value-type="float">
            <text:p>41</text:p>
          </table:table-cell>
          <table:table-cell table:style-name="ce35" table:formula="of:=IFERROR(IF(COUNT([.$A$1:.A322])&gt;1;INDEX([.$A$1:.A322];SUMPRODUCT(MAX(ROW([.$E$1:.E322])*([.E323]=[.$E$1:.E322]))));&quot;&quot;);&quot;&quot;)" office:value-type="float" office:value="28" calcext:value-type="float">
            <text:p>28</text:p>
          </table:table-cell>
          <table:table-cell table:number-columns-repeated="6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49109" calcext:value-type="float">
            <text:p>49109</text:p>
          </table:table-cell>
          <table:table-cell table:formula="of:=VLOOKUP([.B324];[$movies.B:.D];2;0)" office:value-type="string" office:string-value="AN" calcext:value-type="string">
            <text:p>AN</text:p>
          </table:table-cell>
          <table:table-cell table:formula="of:=IFERROR(INDEX([.$D$1:.D323];MATCH([.E324];[.$E$1:.E323];0));MAX([.$D$1:.D323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324])-COUNTIF([.$E$1:.E324];[.E324])" office:value-type="float" office:value="28" calcext:value-type="float">
            <text:p>28</text:p>
          </table:table-cell>
          <table:table-cell table:formula="of:=COUNTIF([.$E$1:.E323];[.E324])" office:value-type="float" office:value="18" calcext:value-type="float">
            <text:p>18</text:p>
          </table:table-cell>
          <table:table-cell table:style-name="ce35" table:formula="of:=IFERROR(INDEX([.A325:.$A$873];MATCH([.E324];[.E325:.$E$873];0));&quot;&quot;)" office:value-type="float" office:value="42" calcext:value-type="float">
            <text:p>42</text:p>
          </table:table-cell>
          <table:table-cell table:style-name="ce35" table:formula="of:=IFERROR(IF(COUNT([.$A$1:.A323])&gt;1;INDEX([.$A$1:.A323];SUMPRODUCT(MAX(ROW([.$E$1:.E323])*([.E324]=[.$E$1:.E323]))));&quot;&quot;);&quot;&quot;)" office:value-type="float" office:value="37" calcext:value-type="float">
            <text:p>37</text:p>
          </table:table-cell>
          <table:table-cell table:number-columns-repeated="6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49109" calcext:value-type="float">
            <text:p>49109</text:p>
          </table:table-cell>
          <table:table-cell table:formula="of:=VLOOKUP([.B325];[$movies.B:.D];2;0)" office:value-type="string" office:string-value="AN" calcext:value-type="string">
            <text:p>AN</text:p>
          </table:table-cell>
          <table:table-cell table:formula="of:=IFERROR(INDEX([.$D$1:.D324];MATCH([.E325];[.$E$1:.E324];0));MAX([.$D$1:.D324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325])-COUNTIF([.$E$1:.E325];[.E325])" office:value-type="float" office:value="28" calcext:value-type="float">
            <text:p>28</text:p>
          </table:table-cell>
          <table:table-cell table:formula="of:=COUNTIF([.$E$1:.E324];[.E325])" office:value-type="float" office:value="17" calcext:value-type="float">
            <text:p>17</text:p>
          </table:table-cell>
          <table:table-cell table:style-name="ce35" table:formula="of:=IFERROR(INDEX([.A326:.$A$873];MATCH([.E325];[.E326:.$E$873];0));&quot;&quot;)" office:value-type="float" office:value="41" calcext:value-type="float">
            <text:p>41</text:p>
          </table:table-cell>
          <table:table-cell table:style-name="ce35" table:formula="of:=IFERROR(IF(COUNT([.$A$1:.A324])&gt;1;INDEX([.$A$1:.A324];SUMPRODUCT(MAX(ROW([.$E$1:.E324])*([.E325]=[.$E$1:.E324]))));&quot;&quot;);&quot;&quot;)" office:value-type="float" office:value="39" calcext:value-type="float">
            <text:p>39</text:p>
          </table:table-cell>
          <table:table-cell table:number-columns-repeated="6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49109" calcext:value-type="float">
            <text:p>49109</text:p>
          </table:table-cell>
          <table:table-cell table:formula="of:=VLOOKUP([.B326];[$movies.B:.D];2;0)" office:value-type="string" office:string-value="AN" calcext:value-type="string">
            <text:p>AN</text:p>
          </table:table-cell>
          <table:table-cell table:formula="of:=IFERROR(INDEX([.$D$1:.D325];MATCH([.E326];[.$E$1:.E325];0));MAX([.$D$1:.D325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326])-COUNTIF([.$E$1:.E326];[.E326])" office:value-type="float" office:value="20" calcext:value-type="float">
            <text:p>20</text:p>
          </table:table-cell>
          <table:table-cell table:formula="of:=COUNTIF([.$E$1:.E325];[.E326])" office:value-type="float" office:value="7" calcext:value-type="float">
            <text:p>7</text:p>
          </table:table-cell>
          <table:table-cell table:style-name="ce35" table:formula="of:=IFERROR(INDEX([.A327:.$A$873];MATCH([.E326];[.E327:.$E$873];0));&quot;&quot;)" office:value-type="float" office:value="42" calcext:value-type="float">
            <text:p>42</text:p>
          </table:table-cell>
          <table:table-cell table:style-name="ce35" table:formula="of:=IFERROR(IF(COUNT([.$A$1:.A325])&gt;1;INDEX([.$A$1:.A325];SUMPRODUCT(MAX(ROW([.$E$1:.E325])*([.E326]=[.$E$1:.E325]))));&quot;&quot;);&quot;&quot;)" office:value-type="float" office:value="38" calcext:value-type="float">
            <text:p>38</text:p>
          </table:table-cell>
          <table:table-cell table:number-columns-repeated="6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49109" calcext:value-type="float">
            <text:p>49109</text:p>
          </table:table-cell>
          <table:table-cell table:formula="of:=VLOOKUP([.B327];[$movies.B:.D];2;0)" office:value-type="string" office:string-value="AN" calcext:value-type="string">
            <text:p>AN</text:p>
          </table:table-cell>
          <table:table-cell table:formula="of:=IFERROR(INDEX([.$D$1:.D326];MATCH([.E327];[.$E$1:.E326];0));MAX([.$D$1:.D326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327])-COUNTIF([.$E$1:.E327];[.E327])" office:value-type="float" office:value="8" calcext:value-type="float">
            <text:p>8</text:p>
          </table:table-cell>
          <table:table-cell table:formula="of:=COUNTIF([.$E$1:.E326];[.E327])" office:value-type="float" office:value="9" calcext:value-type="float">
            <text:p>9</text:p>
          </table:table-cell>
          <table:table-cell table:style-name="ce35" table:formula="of:=IFERROR(INDEX([.A328:.$A$873];MATCH([.E327];[.E328:.$E$873];0));&quot;&quot;)" office:value-type="float" office:value="59" calcext:value-type="float">
            <text:p>59</text:p>
          </table:table-cell>
          <table:table-cell table:style-name="ce35" table:formula="of:=IFERROR(IF(COUNT([.$A$1:.A326])&gt;1;INDEX([.$A$1:.A326];SUMPRODUCT(MAX(ROW([.$E$1:.E326])*([.E327]=[.$E$1:.E326]))));&quot;&quot;);&quot;&quot;)" office:value-type="float" office:value="39" calcext:value-type="float">
            <text:p>39</text:p>
          </table:table-cell>
          <table:table-cell table:number-columns-repeated="6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49109" calcext:value-type="float">
            <text:p>49109</text:p>
          </table:table-cell>
          <table:table-cell table:formula="of:=VLOOKUP([.B328];[$movies.B:.D];2;0)" office:value-type="string" office:string-value="AN" calcext:value-type="string">
            <text:p>AN</text:p>
          </table:table-cell>
          <table:table-cell table:formula="of:=IFERROR(INDEX([.$D$1:.D327];MATCH([.E328];[.$E$1:.E327];0));MAX([.$D$1:.D327])+1)" office:value-type="float" office:value="105" calcext:value-type="float">
            <text:p>105</text:p>
          </table:table-cell>
          <table:table-cell table:style-name="ce45" office:value-type="string" calcext:value-type="string">
            <text:p>Countryside</text:p>
          </table:table-cell>
          <table:table-cell table:formula="of:=COUNTIF([.E:.E];[.E328])-COUNTIF([.$E$1:.E328];[.E328])" office:value-type="float" office:value="1" calcext:value-type="float">
            <text:p>1</text:p>
          </table:table-cell>
          <table:table-cell table:formula="of:=COUNTIF([.$E$1:.E327];[.E328])" office:value-type="float" office:value="0" calcext:value-type="float">
            <text:p>0</text:p>
          </table:table-cell>
          <table:table-cell table:style-name="ce35" table:formula="of:=IFERROR(INDEX([.A329:.$A$873];MATCH([.E328];[.E329:.$E$873];0));&quot;&quot;)">
            <text:p/>
          </table:table-cell>
          <table:table-cell table:style-name="ce35" table:formula="of:=IFERROR(IF(COUNT([.$A$1:.A327])&gt;1;INDEX([.$A$1:.A327];SUMPRODUCT(MAX(ROW([.$E$1:.E327])*([.E328]=[.$E$1:.E32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49109" calcext:value-type="float">
            <text:p>49109</text:p>
          </table:table-cell>
          <table:table-cell table:formula="of:=VLOOKUP([.B329];[$movies.B:.D];2;0)" office:value-type="string" office:string-value="AN" calcext:value-type="string">
            <text:p>AN</text:p>
          </table:table-cell>
          <table:table-cell table:formula="of:=IFERROR(INDEX([.$D$1:.D328];MATCH([.E329];[.$E$1:.E328];0));MAX([.$D$1:.D328])+1)" office:value-type="float" office:value="19" calcext:value-type="float">
            <text:p>19</text:p>
          </table:table-cell>
          <table:table-cell table:style-name="ce45" office:value-type="string" calcext:value-type="string">
            <text:p>Demons</text:p>
          </table:table-cell>
          <table:table-cell table:formula="of:=COUNTIF([.E:.E];[.E329])-COUNTIF([.$E$1:.E329];[.E329])" office:value-type="float" office:value="4" calcext:value-type="float">
            <text:p>4</text:p>
          </table:table-cell>
          <table:table-cell table:formula="of:=COUNTIF([.$E$1:.E328];[.E329])" office:value-type="float" office:value="6" calcext:value-type="float">
            <text:p>6</text:p>
          </table:table-cell>
          <table:table-cell table:style-name="ce35" table:formula="of:=IFERROR(INDEX([.A330:.$A$873];MATCH([.E329];[.E330:.$E$873];0));&quot;&quot;)" office:value-type="float" office:value="84" calcext:value-type="float">
            <text:p>84</text:p>
          </table:table-cell>
          <table:table-cell table:style-name="ce35" table:formula="of:=IFERROR(IF(COUNT([.$A$1:.A328])&gt;1;INDEX([.$A$1:.A328];SUMPRODUCT(MAX(ROW([.$E$1:.E328])*([.E329]=[.$E$1:.E328]))));&quot;&quot;);&quot;&quot;)" office:value-type="float" office:value="30" calcext:value-type="float">
            <text:p>30</text:p>
          </table:table-cell>
          <table:table-cell table:number-columns-repeated="6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49109" calcext:value-type="float">
            <text:p>49109</text:p>
          </table:table-cell>
          <table:table-cell table:formula="of:=VLOOKUP([.B330];[$movies.B:.D];2;0)" office:value-type="string" office:string-value="AN" calcext:value-type="string">
            <text:p>AN</text:p>
          </table:table-cell>
          <table:table-cell table:formula="of:=IFERROR(INDEX([.$D$1:.D329];MATCH([.E330];[.$E$1:.E329];0));MAX([.$D$1:.D329])+1)" office:value-type="float" office:value="90" calcext:value-type="float">
            <text:p>90</text:p>
          </table:table-cell>
          <table:table-cell table:style-name="ce45" office:value-type="string" calcext:value-type="string">
            <text:p>Slow Life</text:p>
          </table:table-cell>
          <table:table-cell table:formula="of:=COUNTIF([.E:.E];[.E330])-COUNTIF([.$E$1:.E330];[.E330])" office:value-type="float" office:value="0" calcext:value-type="float">
            <text:p>0</text:p>
          </table:table-cell>
          <table:table-cell table:formula="of:=COUNTIF([.$E$1:.E329];[.E330])" office:value-type="float" office:value="1" calcext:value-type="float">
            <text:p>1</text:p>
          </table:table-cell>
          <table:table-cell table:style-name="ce35" table:formula="of:=IFERROR(INDEX([.A331:.$A$873];MATCH([.E330];[.E331:.$E$873];0));&quot;&quot;)">
            <text:p/>
          </table:table-cell>
          <table:table-cell table:style-name="ce35" table:formula="of:=IFERROR(IF(COUNT([.$A$1:.A329])&gt;1;INDEX([.$A$1:.A329];SUMPRODUCT(MAX(ROW([.$E$1:.E329])*([.E330]=[.$E$1:.E329]))));&quot;&quot;);&quot;&quot;)" office:value-type="float" office:value="30" calcext:value-type="float">
            <text:p>30</text:p>
          </table:table-cell>
          <table:table-cell table:number-columns-repeated="6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49109" calcext:value-type="float">
            <text:p>49109</text:p>
          </table:table-cell>
          <table:table-cell table:formula="of:=VLOOKUP([.B331];[$movies.B:.D];2;0)" office:value-type="string" office:string-value="AN" calcext:value-type="string">
            <text:p>AN</text:p>
          </table:table-cell>
          <table:table-cell table:formula="of:=IFERROR(INDEX([.$D$1:.D330];MATCH([.E331];[.$E$1:.E330];0));MAX([.$D$1:.D330])+1)" office:value-type="float" office:value="26" calcext:value-type="float">
            <text:p>26</text:p>
          </table:table-cell>
          <table:table-cell table:style-name="ce45" office:value-type="string" calcext:value-type="string">
            <text:p>Revenge</text:p>
          </table:table-cell>
          <table:table-cell table:formula="of:=COUNTIF([.E:.E];[.E331])-COUNTIF([.$E$1:.E331];[.E331])" office:value-type="float" office:value="6" calcext:value-type="float">
            <text:p>6</text:p>
          </table:table-cell>
          <table:table-cell table:formula="of:=COUNTIF([.$E$1:.E330];[.E331])" office:value-type="float" office:value="3" calcext:value-type="float">
            <text:p>3</text:p>
          </table:table-cell>
          <table:table-cell table:style-name="ce35" table:formula="of:=IFERROR(INDEX([.A332:.$A$873];MATCH([.E331];[.E332:.$E$873];0));&quot;&quot;)" office:value-type="float" office:value="51" calcext:value-type="float">
            <text:p>51</text:p>
          </table:table-cell>
          <table:table-cell table:style-name="ce35" table:formula="of:=IFERROR(IF(COUNT([.$A$1:.A330])&gt;1;INDEX([.$A$1:.A330];SUMPRODUCT(MAX(ROW([.$E$1:.E330])*([.E331]=[.$E$1:.E330]))));&quot;&quot;);&quot;&quot;)" office:value-type="float" office:value="27" calcext:value-type="float">
            <text:p>27</text:p>
          </table:table-cell>
          <table:table-cell table:number-columns-repeated="6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34497" calcext:value-type="float">
            <text:p>34497</text:p>
          </table:table-cell>
          <table:table-cell table:formula="of:=VLOOKUP([.B332];[$movies.B:.D];2;0)" office:value-type="string" office:string-value="AO" calcext:value-type="string">
            <text:p>AO</text:p>
          </table:table-cell>
          <table:table-cell table:formula="of:=IFERROR(INDEX([.$D$1:.D331];MATCH([.E332];[.$E$1:.E331];0));MAX([.$D$1:.D331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332])-COUNTIF([.$E$1:.E332];[.E332])" office:value-type="float" office:value="35" calcext:value-type="float">
            <text:p>35</text:p>
          </table:table-cell>
          <table:table-cell table:formula="of:=COUNTIF([.$E$1:.E331];[.E332])" office:value-type="float" office:value="16" calcext:value-type="float">
            <text:p>16</text:p>
          </table:table-cell>
          <table:table-cell table:style-name="ce35" table:formula="of:=IFERROR(INDEX([.A333:.$A$873];MATCH([.E332];[.E333:.$E$873];0));&quot;&quot;)" office:value-type="float" office:value="47" calcext:value-type="float">
            <text:p>47</text:p>
          </table:table-cell>
          <table:table-cell table:style-name="ce35" table:formula="of:=IFERROR(IF(COUNT([.$A$1:.A331])&gt;1;INDEX([.$A$1:.A331];SUMPRODUCT(MAX(ROW([.$E$1:.E331])*([.E332]=[.$E$1:.E331]))));&quot;&quot;);&quot;&quot;)" office:value-type="float" office:value="40" calcext:value-type="float">
            <text:p>40</text:p>
          </table:table-cell>
          <table:table-cell table:number-columns-repeated="6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34497" calcext:value-type="float">
            <text:p>34497</text:p>
          </table:table-cell>
          <table:table-cell table:formula="of:=VLOOKUP([.B333];[$movies.B:.D];2;0)" office:value-type="string" office:string-value="AO" calcext:value-type="string">
            <text:p>AO</text:p>
          </table:table-cell>
          <table:table-cell table:formula="of:=IFERROR(INDEX([.$D$1:.D332];MATCH([.E333];[.$E$1:.E332];0));MAX([.$D$1:.D332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333])-COUNTIF([.$E$1:.E333];[.E333])" office:value-type="float" office:value="22" calcext:value-type="float">
            <text:p>22</text:p>
          </table:table-cell>
          <table:table-cell table:formula="of:=COUNTIF([.$E$1:.E332];[.E333])" office:value-type="float" office:value="10" calcext:value-type="float">
            <text:p>10</text:p>
          </table:table-cell>
          <table:table-cell table:style-name="ce35" table:formula="of:=IFERROR(INDEX([.A334:.$A$873];MATCH([.E333];[.E334:.$E$873];0));&quot;&quot;)" office:value-type="float" office:value="47" calcext:value-type="float">
            <text:p>47</text:p>
          </table:table-cell>
          <table:table-cell table:style-name="ce35" table:formula="of:=IFERROR(IF(COUNT([.$A$1:.A332])&gt;1;INDEX([.$A$1:.A332];SUMPRODUCT(MAX(ROW([.$E$1:.E332])*([.E333]=[.$E$1:.E332]))));&quot;&quot;);&quot;&quot;)" office:value-type="float" office:value="40" calcext:value-type="float">
            <text:p>40</text:p>
          </table:table-cell>
          <table:table-cell table:number-columns-repeated="6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34497" calcext:value-type="float">
            <text:p>34497</text:p>
          </table:table-cell>
          <table:table-cell table:formula="of:=VLOOKUP([.B334];[$movies.B:.D];2;0)" office:value-type="string" office:string-value="AO" calcext:value-type="string">
            <text:p>AO</text:p>
          </table:table-cell>
          <table:table-cell table:formula="of:=IFERROR(INDEX([.$D$1:.D333];MATCH([.E334];[.$E$1:.E333];0));MAX([.$D$1:.D333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334])-COUNTIF([.$E$1:.E334];[.E334])" office:value-type="float" office:value="19" calcext:value-type="float">
            <text:p>19</text:p>
          </table:table-cell>
          <table:table-cell table:formula="of:=COUNTIF([.$E$1:.E333];[.E334])" office:value-type="float" office:value="4" calcext:value-type="float">
            <text:p>4</text:p>
          </table:table-cell>
          <table:table-cell table:style-name="ce35" table:formula="of:=IFERROR(INDEX([.A335:.$A$873];MATCH([.E334];[.E335:.$E$873];0));&quot;&quot;)" office:value-type="float" office:value="50" calcext:value-type="float">
            <text:p>50</text:p>
          </table:table-cell>
          <table:table-cell table:style-name="ce35" table:formula="of:=IFERROR(IF(COUNT([.$A$1:.A333])&gt;1;INDEX([.$A$1:.A333];SUMPRODUCT(MAX(ROW([.$E$1:.E333])*([.E334]=[.$E$1:.E333]))));&quot;&quot;);&quot;&quot;)" office:value-type="float" office:value="38" calcext:value-type="float">
            <text:p>38</text:p>
          </table:table-cell>
          <table:table-cell table:number-columns-repeated="6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34497" calcext:value-type="float">
            <text:p>34497</text:p>
          </table:table-cell>
          <table:table-cell table:formula="of:=VLOOKUP([.B335];[$movies.B:.D];2;0)" office:value-type="string" office:string-value="AO" calcext:value-type="string">
            <text:p>AO</text:p>
          </table:table-cell>
          <table:table-cell table:formula="of:=IFERROR(INDEX([.$D$1:.D334];MATCH([.E335];[.$E$1:.E334];0));MAX([.$D$1:.D334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335])-COUNTIF([.$E$1:.E335];[.E335])" office:value-type="float" office:value="27" calcext:value-type="float">
            <text:p>27</text:p>
          </table:table-cell>
          <table:table-cell table:formula="of:=COUNTIF([.$E$1:.E334];[.E335])" office:value-type="float" office:value="18" calcext:value-type="float">
            <text:p>18</text:p>
          </table:table-cell>
          <table:table-cell table:style-name="ce35" table:formula="of:=IFERROR(INDEX([.A336:.$A$873];MATCH([.E335];[.E336:.$E$873];0));&quot;&quot;)" office:value-type="float" office:value="47" calcext:value-type="float">
            <text:p>47</text:p>
          </table:table-cell>
          <table:table-cell table:style-name="ce35" table:formula="of:=IFERROR(IF(COUNT([.$A$1:.A334])&gt;1;INDEX([.$A$1:.A334];SUMPRODUCT(MAX(ROW([.$E$1:.E334])*([.E335]=[.$E$1:.E334]))));&quot;&quot;);&quot;&quot;)" office:value-type="float" office:value="40" calcext:value-type="float">
            <text:p>40</text:p>
          </table:table-cell>
          <table:table-cell table:number-columns-repeated="6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34497" calcext:value-type="float">
            <text:p>34497</text:p>
          </table:table-cell>
          <table:table-cell table:formula="of:=VLOOKUP([.B336];[$movies.B:.D];2;0)" office:value-type="string" office:string-value="AO" calcext:value-type="string">
            <text:p>AO</text:p>
          </table:table-cell>
          <table:table-cell table:formula="of:=IFERROR(INDEX([.$D$1:.D335];MATCH([.E336];[.$E$1:.E335];0));MAX([.$D$1:.D335])+1)" office:value-type="float" office:value="69" calcext:value-type="float">
            <text:p>69</text:p>
          </table:table-cell>
          <table:table-cell table:style-name="ce45" office:value-type="string" calcext:value-type="string">
            <text:p>Political</text:p>
          </table:table-cell>
          <table:table-cell table:formula="of:=COUNTIF([.E:.E];[.E336])-COUNTIF([.$E$1:.E336];[.E336])" office:value-type="float" office:value="8" calcext:value-type="float">
            <text:p>8</text:p>
          </table:table-cell>
          <table:table-cell table:formula="of:=COUNTIF([.$E$1:.E335];[.E336])" office:value-type="float" office:value="2" calcext:value-type="float">
            <text:p>2</text:p>
          </table:table-cell>
          <table:table-cell table:style-name="ce35" table:formula="of:=IFERROR(INDEX([.A337:.$A$873];MATCH([.E336];[.E337:.$E$873];0));&quot;&quot;)" office:value-type="float" office:value="54" calcext:value-type="float">
            <text:p>54</text:p>
          </table:table-cell>
          <table:table-cell table:style-name="ce35" table:formula="of:=IFERROR(IF(COUNT([.$A$1:.A335])&gt;1;INDEX([.$A$1:.A335];SUMPRODUCT(MAX(ROW([.$E$1:.E335])*([.E336]=[.$E$1:.E335]))));&quot;&quot;);&quot;&quot;)" office:value-type="float" office:value="24" calcext:value-type="float">
            <text:p>24</text:p>
          </table:table-cell>
          <table:table-cell table:number-columns-repeated="6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34497" calcext:value-type="float">
            <text:p>34497</text:p>
          </table:table-cell>
          <table:table-cell table:formula="of:=VLOOKUP([.B337];[$movies.B:.D];2;0)" office:value-type="string" office:string-value="AO" calcext:value-type="string">
            <text:p>AO</text:p>
          </table:table-cell>
          <table:table-cell table:formula="of:=IFERROR(INDEX([.$D$1:.D336];MATCH([.E337];[.$E$1:.E336];0));MAX([.$D$1:.D336])+1)" office:value-type="float" office:value="28" calcext:value-type="float">
            <text:p>28</text:p>
          </table:table-cell>
          <table:table-cell table:style-name="ce45" office:value-type="string" calcext:value-type="string">
            <text:p>Dogs</text:p>
          </table:table-cell>
          <table:table-cell table:formula="of:=COUNTIF([.E:.E];[.E337])-COUNTIF([.$E$1:.E337];[.E337])" office:value-type="float" office:value="3" calcext:value-type="float">
            <text:p>3</text:p>
          </table:table-cell>
          <table:table-cell table:formula="of:=COUNTIF([.$E$1:.E336];[.E337])" office:value-type="float" office:value="4" calcext:value-type="float">
            <text:p>4</text:p>
          </table:table-cell>
          <table:table-cell table:style-name="ce35" table:formula="of:=IFERROR(INDEX([.A338:.$A$873];MATCH([.E337];[.E338:.$E$873];0));&quot;&quot;)" office:value-type="float" office:value="59" calcext:value-type="float">
            <text:p>59</text:p>
          </table:table-cell>
          <table:table-cell table:style-name="ce35" table:formula="of:=IFERROR(IF(COUNT([.$A$1:.A336])&gt;1;INDEX([.$A$1:.A336];SUMPRODUCT(MAX(ROW([.$E$1:.E336])*([.E337]=[.$E$1:.E336]))));&quot;&quot;);&quot;&quot;)" office:value-type="float" office:value="37" calcext:value-type="float">
            <text:p>37</text:p>
          </table:table-cell>
          <table:table-cell table:number-columns-repeated="6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34497" calcext:value-type="float">
            <text:p>34497</text:p>
          </table:table-cell>
          <table:table-cell table:formula="of:=VLOOKUP([.B338];[$movies.B:.D];2;0)" office:value-type="string" office:string-value="AO" calcext:value-type="string">
            <text:p>AO</text:p>
          </table:table-cell>
          <table:table-cell table:formula="of:=IFERROR(INDEX([.$D$1:.D337];MATCH([.E338];[.$E$1:.E337];0));MAX([.$D$1:.D337])+1)" office:value-type="float" office:value="106" calcext:value-type="float">
            <text:p>106</text:p>
          </table:table-cell>
          <table:table-cell table:style-name="ce45" office:value-type="string" calcext:value-type="string">
            <text:p>Cheats</text:p>
          </table:table-cell>
          <table:table-cell table:formula="of:=COUNTIF([.E:.E];[.E338])-COUNTIF([.$E$1:.E338];[.E338])" office:value-type="float" office:value="5" calcext:value-type="float">
            <text:p>5</text:p>
          </table:table-cell>
          <table:table-cell table:formula="of:=COUNTIF([.$E$1:.E337];[.E338])" office:value-type="float" office:value="0" calcext:value-type="float">
            <text:p>0</text:p>
          </table:table-cell>
          <table:table-cell table:style-name="ce35" table:formula="of:=IFERROR(INDEX([.A339:.$A$873];MATCH([.E338];[.E339:.$E$873];0));&quot;&quot;)" office:value-type="float" office:value="47" calcext:value-type="float">
            <text:p>47</text:p>
          </table:table-cell>
          <table:table-cell table:style-name="ce35" table:formula="of:=IFERROR(IF(COUNT([.$A$1:.A337])&gt;1;INDEX([.$A$1:.A337];SUMPRODUCT(MAX(ROW([.$E$1:.E337])*([.E338]=[.$E$1:.E33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34497" calcext:value-type="float">
            <text:p>34497</text:p>
          </table:table-cell>
          <table:table-cell table:formula="of:=VLOOKUP([.B339];[$movies.B:.D];2;0)" office:value-type="string" office:string-value="AO" calcext:value-type="string">
            <text:p>AO</text:p>
          </table:table-cell>
          <table:table-cell table:formula="of:=IFERROR(INDEX([.$D$1:.D338];MATCH([.E339];[.$E$1:.E338];0));MAX([.$D$1:.D338])+1)" office:value-type="float" office:value="38" calcext:value-type="float">
            <text:p>38</text:p>
          </table:table-cell>
          <table:table-cell table:style-name="ce45" office:value-type="string" calcext:value-type="string">
            <text:p>Game Elements</text:p>
          </table:table-cell>
          <table:table-cell table:formula="of:=COUNTIF([.E:.E];[.E339])-COUNTIF([.$E$1:.E339];[.E339])" office:value-type="float" office:value="6" calcext:value-type="float">
            <text:p>6</text:p>
          </table:table-cell>
          <table:table-cell table:formula="of:=COUNTIF([.$E$1:.E338];[.E339])" office:value-type="float" office:value="2" calcext:value-type="float">
            <text:p>2</text:p>
          </table:table-cell>
          <table:table-cell table:style-name="ce35" table:formula="of:=IFERROR(INDEX([.A340:.$A$873];MATCH([.E339];[.E340:.$E$873];0));&quot;&quot;)" office:value-type="float" office:value="47" calcext:value-type="float">
            <text:p>47</text:p>
          </table:table-cell>
          <table:table-cell table:style-name="ce35" table:formula="of:=IFERROR(IF(COUNT([.$A$1:.A338])&gt;1;INDEX([.$A$1:.A338];SUMPRODUCT(MAX(ROW([.$E$1:.E338])*([.E339]=[.$E$1:.E338]))));&quot;&quot;);&quot;&quot;)" office:value-type="float" office:value="17" calcext:value-type="float">
            <text:p>17</text:p>
          </table:table-cell>
          <table:table-cell table:number-columns-repeated="6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34497" calcext:value-type="float">
            <text:p>34497</text:p>
          </table:table-cell>
          <table:table-cell table:formula="of:=VLOOKUP([.B340];[$movies.B:.D];2;0)" office:value-type="string" office:string-value="AO" calcext:value-type="string">
            <text:p>AO</text:p>
          </table:table-cell>
          <table:table-cell table:formula="of:=IFERROR(INDEX([.$D$1:.D339];MATCH([.E340];[.$E$1:.E339];0));MAX([.$D$1:.D339])+1)" office:value-type="float" office:value="70" calcext:value-type="float">
            <text:p>70</text:p>
          </table:table-cell>
          <table:table-cell table:style-name="ce45" office:value-type="string" calcext:value-type="string">
            <text:p>Slapstick</text:p>
          </table:table-cell>
          <table:table-cell table:formula="of:=COUNTIF([.E:.E];[.E340])-COUNTIF([.$E$1:.E340];[.E340])" office:value-type="float" office:value="3" calcext:value-type="float">
            <text:p>3</text:p>
          </table:table-cell>
          <table:table-cell table:formula="of:=COUNTIF([.$E$1:.E339];[.E340])" office:value-type="float" office:value="3" calcext:value-type="float">
            <text:p>3</text:p>
          </table:table-cell>
          <table:table-cell table:style-name="ce35" table:formula="of:=IFERROR(INDEX([.A341:.$A$873];MATCH([.E340];[.E341:.$E$873];0));&quot;&quot;)" office:value-type="float" office:value="64" calcext:value-type="float">
            <text:p>64</text:p>
          </table:table-cell>
          <table:table-cell table:style-name="ce35" table:formula="of:=IFERROR(IF(COUNT([.$A$1:.A339])&gt;1;INDEX([.$A$1:.A339];SUMPRODUCT(MAX(ROW([.$E$1:.E339])*([.E340]=[.$E$1:.E339]))));&quot;&quot;);&quot;&quot;)" office:value-type="float" office:value="32" calcext:value-type="float">
            <text:p>32</text:p>
          </table:table-cell>
          <table:table-cell table:number-columns-repeated="6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34497" calcext:value-type="float">
            <text:p>34497</text:p>
          </table:table-cell>
          <table:table-cell table:formula="of:=VLOOKUP([.B341];[$movies.B:.D];2;0)" office:value-type="string" office:string-value="AO" calcext:value-type="string">
            <text:p>AO</text:p>
          </table:table-cell>
          <table:table-cell table:formula="of:=IFERROR(INDEX([.$D$1:.D340];MATCH([.E341];[.$E$1:.E340];0));MAX([.$D$1:.D340])+1)" office:value-type="float" office:value="75" calcext:value-type="float">
            <text:p>75</text:p>
          </table:table-cell>
          <table:table-cell table:style-name="ce45" office:value-type="string" calcext:value-type="string">
            <text:p>Magic</text:p>
          </table:table-cell>
          <table:table-cell table:formula="of:=COUNTIF([.E:.E];[.E341])-COUNTIF([.$E$1:.E341];[.E341])" office:value-type="float" office:value="8" calcext:value-type="float">
            <text:p>8</text:p>
          </table:table-cell>
          <table:table-cell table:formula="of:=COUNTIF([.$E$1:.E340];[.E341])" office:value-type="float" office:value="4" calcext:value-type="float">
            <text:p>4</text:p>
          </table:table-cell>
          <table:table-cell table:style-name="ce35" table:formula="of:=IFERROR(INDEX([.A342:.$A$873];MATCH([.E341];[.E342:.$E$873];0));&quot;&quot;)" office:value-type="float" office:value="54" calcext:value-type="float">
            <text:p>54</text:p>
          </table:table-cell>
          <table:table-cell table:style-name="ce35" table:formula="of:=IFERROR(IF(COUNT([.$A$1:.A340])&gt;1;INDEX([.$A$1:.A340];SUMPRODUCT(MAX(ROW([.$E$1:.E340])*([.E341]=[.$E$1:.E340]))));&quot;&quot;);&quot;&quot;)" office:value-type="float" office:value="32" calcext:value-type="float">
            <text:p>32</text:p>
          </table:table-cell>
          <table:table-cell table:number-columns-repeated="6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34497" calcext:value-type="float">
            <text:p>34497</text:p>
          </table:table-cell>
          <table:table-cell table:formula="of:=VLOOKUP([.B342];[$movies.B:.D];2;0)" office:value-type="string" office:string-value="AO" calcext:value-type="string">
            <text:p>AO</text:p>
          </table:table-cell>
          <table:table-cell table:formula="of:=IFERROR(INDEX([.$D$1:.D341];MATCH([.E342];[.$E$1:.E341];0));MAX([.$D$1:.D341])+1)" office:value-type="float" office:value="65" calcext:value-type="float">
            <text:p>65</text:p>
          </table:table-cell>
          <table:table-cell table:style-name="ce45" office:value-type="string" calcext:value-type="string">
            <text:p>Overpowered Main Characters</text:p>
          </table:table-cell>
          <table:table-cell table:formula="of:=COUNTIF([.E:.E];[.E342])-COUNTIF([.$E$1:.E342];[.E342])" office:value-type="float" office:value="9" calcext:value-type="float">
            <text:p>9</text:p>
          </table:table-cell>
          <table:table-cell table:formula="of:=COUNTIF([.$E$1:.E341];[.E342])" office:value-type="float" office:value="5" calcext:value-type="float">
            <text:p>5</text:p>
          </table:table-cell>
          <table:table-cell table:style-name="ce35" table:formula="of:=IFERROR(INDEX([.A343:.$A$873];MATCH([.E342];[.E343:.$E$873];0));&quot;&quot;)" office:value-type="float" office:value="54" calcext:value-type="float">
            <text:p>54</text:p>
          </table:table-cell>
          <table:table-cell table:style-name="ce35" table:formula="of:=IFERROR(IF(COUNT([.$A$1:.A341])&gt;1;INDEX([.$A$1:.A341];SUMPRODUCT(MAX(ROW([.$E$1:.E341])*([.E342]=[.$E$1:.E341]))));&quot;&quot;);&quot;&quot;)" office:value-type="float" office:value="39" calcext:value-type="float">
            <text:p>39</text:p>
          </table:table-cell>
          <table:table-cell table:number-columns-repeated="6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34497" calcext:value-type="float">
            <text:p>34497</text:p>
          </table:table-cell>
          <table:table-cell table:formula="of:=VLOOKUP([.B343];[$movies.B:.D];2;0)" office:value-type="string" office:string-value="AO" calcext:value-type="string">
            <text:p>AO</text:p>
          </table:table-cell>
          <table:table-cell table:formula="of:=IFERROR(INDEX([.$D$1:.D342];MATCH([.E343];[.$E$1:.E342];0));MAX([.$D$1:.D342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343])-COUNTIF([.$E$1:.E343];[.E343])" office:value-type="float" office:value="11" calcext:value-type="float">
            <text:p>11</text:p>
          </table:table-cell>
          <table:table-cell table:formula="of:=COUNTIF([.$E$1:.E342];[.E343])" office:value-type="float" office:value="7" calcext:value-type="float">
            <text:p>7</text:p>
          </table:table-cell>
          <table:table-cell table:style-name="ce35" table:formula="of:=IFERROR(INDEX([.A344:.$A$873];MATCH([.E343];[.E344:.$E$873];0));&quot;&quot;)" office:value-type="float" office:value="47" calcext:value-type="float">
            <text:p>47</text:p>
          </table:table-cell>
          <table:table-cell table:style-name="ce35" table:formula="of:=IFERROR(IF(COUNT([.$A$1:.A342])&gt;1;INDEX([.$A$1:.A342];SUMPRODUCT(MAX(ROW([.$E$1:.E342])*([.E343]=[.$E$1:.E342]))));&quot;&quot;);&quot;&quot;)" office:value-type="float" office:value="39" calcext:value-type="float">
            <text:p>39</text:p>
          </table:table-cell>
          <table:table-cell table:number-columns-repeated="6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34497" calcext:value-type="float">
            <text:p>34497</text:p>
          </table:table-cell>
          <table:table-cell table:formula="of:=VLOOKUP([.B344];[$movies.B:.D];2;0)" office:value-type="string" office:string-value="AO" calcext:value-type="string">
            <text:p>AO</text:p>
          </table:table-cell>
          <table:table-cell table:formula="of:=IFERROR(INDEX([.$D$1:.D343];MATCH([.E344];[.$E$1:.E343];0));MAX([.$D$1:.D343])+1)" office:value-type="float" office:value="63" calcext:value-type="float">
            <text:p>63</text:p>
          </table:table-cell>
          <table:table-cell table:style-name="ce45" office:value-type="string" calcext:value-type="string">
            <text:p>Dragons</text:p>
          </table:table-cell>
          <table:table-cell table:formula="of:=COUNTIF([.E:.E];[.E344])-COUNTIF([.$E$1:.E344];[.E344])" office:value-type="float" office:value="9" calcext:value-type="float">
            <text:p>9</text:p>
          </table:table-cell>
          <table:table-cell table:formula="of:=COUNTIF([.$E$1:.E343];[.E344])" office:value-type="float" office:value="3" calcext:value-type="float">
            <text:p>3</text:p>
          </table:table-cell>
          <table:table-cell table:style-name="ce35" table:formula="of:=IFERROR(INDEX([.A345:.$A$873];MATCH([.E344];[.E345:.$E$873];0));&quot;&quot;)" office:value-type="float" office:value="42" calcext:value-type="float">
            <text:p>42</text:p>
          </table:table-cell>
          <table:table-cell table:style-name="ce35" table:formula="of:=IFERROR(IF(COUNT([.$A$1:.A343])&gt;1;INDEX([.$A$1:.A343];SUMPRODUCT(MAX(ROW([.$E$1:.E343])*([.E344]=[.$E$1:.E343]))));&quot;&quot;);&quot;&quot;)" office:value-type="float" office:value="39" calcext:value-type="float">
            <text:p>39</text:p>
          </table:table-cell>
          <table:table-cell table:number-columns-repeated="6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25159" calcext:value-type="float">
            <text:p>25159</text:p>
          </table:table-cell>
          <table:table-cell table:formula="of:=VLOOKUP([.B345];[$movies.B:.D];2;0)" office:value-type="string" office:string-value="AP" calcext:value-type="string">
            <text:p>AP</text:p>
          </table:table-cell>
          <table:table-cell table:formula="of:=IFERROR(INDEX([.$D$1:.D344];MATCH([.E345];[.$E$1:.E344];0));MAX([.$D$1:.D344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345])-COUNTIF([.$E$1:.E345];[.E345])" office:value-type="float" office:value="27" calcext:value-type="float">
            <text:p>27</text:p>
          </table:table-cell>
          <table:table-cell table:formula="of:=COUNTIF([.$E$1:.E344];[.E345])" office:value-type="float" office:value="19" calcext:value-type="float">
            <text:p>19</text:p>
          </table:table-cell>
          <table:table-cell table:style-name="ce35" table:formula="of:=IFERROR(INDEX([.A346:.$A$873];MATCH([.E345];[.E346:.$E$873];0));&quot;&quot;)" office:value-type="float" office:value="43" calcext:value-type="float">
            <text:p>43</text:p>
          </table:table-cell>
          <table:table-cell table:style-name="ce35" table:formula="of:=IFERROR(IF(COUNT([.$A$1:.A344])&gt;1;INDEX([.$A$1:.A344];SUMPRODUCT(MAX(ROW([.$E$1:.E344])*([.E345]=[.$E$1:.E344]))));&quot;&quot;);&quot;&quot;)" office:value-type="float" office:value="40" calcext:value-type="float">
            <text:p>40</text:p>
          </table:table-cell>
          <table:table-cell table:number-columns-repeated="6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25159" calcext:value-type="float">
            <text:p>25159</text:p>
          </table:table-cell>
          <table:table-cell table:formula="of:=VLOOKUP([.B346];[$movies.B:.D];2;0)" office:value-type="string" office:string-value="AP" calcext:value-type="string">
            <text:p>AP</text:p>
          </table:table-cell>
          <table:table-cell table:formula="of:=IFERROR(INDEX([.$D$1:.D345];MATCH([.E346];[.$E$1:.E345];0));MAX([.$D$1:.D345])+1)" office:value-type="float" office:value="63" calcext:value-type="float">
            <text:p>63</text:p>
          </table:table-cell>
          <table:table-cell table:style-name="ce45" office:value-type="string" calcext:value-type="string">
            <text:p>Dragons</text:p>
          </table:table-cell>
          <table:table-cell table:formula="of:=COUNTIF([.E:.E];[.E346])-COUNTIF([.$E$1:.E346];[.E346])" office:value-type="float" office:value="8" calcext:value-type="float">
            <text:p>8</text:p>
          </table:table-cell>
          <table:table-cell table:formula="of:=COUNTIF([.$E$1:.E345];[.E346])" office:value-type="float" office:value="4" calcext:value-type="float">
            <text:p>4</text:p>
          </table:table-cell>
          <table:table-cell table:style-name="ce35" table:formula="of:=IFERROR(INDEX([.A347:.$A$873];MATCH([.E346];[.E347:.$E$873];0));&quot;&quot;)" office:value-type="float" office:value="83" calcext:value-type="float">
            <text:p>83</text:p>
          </table:table-cell>
          <table:table-cell table:style-name="ce35" table:formula="of:=IFERROR(IF(COUNT([.$A$1:.A345])&gt;1;INDEX([.$A$1:.A345];SUMPRODUCT(MAX(ROW([.$E$1:.E345])*([.E346]=[.$E$1:.E345]))));&quot;&quot;);&quot;&quot;)" office:value-type="float" office:value="41" calcext:value-type="float">
            <text:p>41</text:p>
          </table:table-cell>
          <table:table-cell table:number-columns-repeated="6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25159" calcext:value-type="float">
            <text:p>25159</text:p>
          </table:table-cell>
          <table:table-cell table:formula="of:=VLOOKUP([.B347];[$movies.B:.D];2;0)" office:value-type="string" office:string-value="AP" calcext:value-type="string">
            <text:p>AP</text:p>
          </table:table-cell>
          <table:table-cell table:formula="of:=IFERROR(INDEX([.$D$1:.D346];MATCH([.E347];[.$E$1:.E346];0));MAX([.$D$1:.D346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347])-COUNTIF([.$E$1:.E347];[.E347])" office:value-type="float" office:value="19" calcext:value-type="float">
            <text:p>19</text:p>
          </table:table-cell>
          <table:table-cell table:formula="of:=COUNTIF([.$E$1:.E346];[.E347])" office:value-type="float" office:value="8" calcext:value-type="float">
            <text:p>8</text:p>
          </table:table-cell>
          <table:table-cell table:style-name="ce35" table:formula="of:=IFERROR(INDEX([.A348:.$A$873];MATCH([.E347];[.E348:.$E$873];0));&quot;&quot;)" office:value-type="float" office:value="43" calcext:value-type="float">
            <text:p>43</text:p>
          </table:table-cell>
          <table:table-cell table:style-name="ce35" table:formula="of:=IFERROR(IF(COUNT([.$A$1:.A346])&gt;1;INDEX([.$A$1:.A346];SUMPRODUCT(MAX(ROW([.$E$1:.E346])*([.E347]=[.$E$1:.E346]))));&quot;&quot;);&quot;&quot;)" office:value-type="float" office:value="40" calcext:value-type="float">
            <text:p>40</text:p>
          </table:table-cell>
          <table:table-cell table:number-columns-repeated="6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25159" calcext:value-type="float">
            <text:p>25159</text:p>
          </table:table-cell>
          <table:table-cell table:formula="of:=VLOOKUP([.B348];[$movies.B:.D];2;0)" office:value-type="string" office:string-value="AP" calcext:value-type="string">
            <text:p>AP</text:p>
          </table:table-cell>
          <table:table-cell table:formula="of:=IFERROR(INDEX([.$D$1:.D347];MATCH([.E348];[.$E$1:.E347];0));MAX([.$D$1:.D347])+1)" office:value-type="float" office:value="79" calcext:value-type="float">
            <text:p>79</text:p>
          </table:table-cell>
          <table:table-cell table:style-name="ce45" office:value-type="string" calcext:value-type="string">
            <text:p>School Club</text:p>
          </table:table-cell>
          <table:table-cell table:formula="of:=COUNTIF([.E:.E];[.E348])-COUNTIF([.$E$1:.E348];[.E348])" office:value-type="float" office:value="0" calcext:value-type="float">
            <text:p>0</text:p>
          </table:table-cell>
          <table:table-cell table:formula="of:=COUNTIF([.$E$1:.E347];[.E348])" office:value-type="float" office:value="1" calcext:value-type="float">
            <text:p>1</text:p>
          </table:table-cell>
          <table:table-cell table:style-name="ce35" table:formula="of:=IFERROR(INDEX([.A349:.$A$873];MATCH([.E348];[.E349:.$E$873];0));&quot;&quot;)">
            <text:p/>
          </table:table-cell>
          <table:table-cell table:style-name="ce35" table:formula="of:=IFERROR(IF(COUNT([.$A$1:.A347])&gt;1;INDEX([.$A$1:.A347];SUMPRODUCT(MAX(ROW([.$E$1:.E347])*([.E348]=[.$E$1:.E347]))));&quot;&quot;);&quot;&quot;)" office:value-type="float" office:value="23" calcext:value-type="float">
            <text:p>23</text:p>
          </table:table-cell>
          <table:table-cell table:number-columns-repeated="6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25159" calcext:value-type="float">
            <text:p>25159</text:p>
          </table:table-cell>
          <table:table-cell table:formula="of:=VLOOKUP([.B349];[$movies.B:.D];2;0)" office:value-type="string" office:string-value="AP" calcext:value-type="string">
            <text:p>AP</text:p>
          </table:table-cell>
          <table:table-cell table:formula="of:=IFERROR(INDEX([.$D$1:.D348];MATCH([.E349];[.$E$1:.E348];0));MAX([.$D$1:.D348])+1)" office:value-type="float" office:value="80" calcext:value-type="float">
            <text:p>80</text:p>
          </table:table-cell>
          <table:table-cell table:style-name="ce45" office:value-type="string" calcext:value-type="string">
            <text:p>School Life</text:p>
          </table:table-cell>
          <table:table-cell table:formula="of:=COUNTIF([.E:.E];[.E349])-COUNTIF([.$E$1:.E349];[.E349])" office:value-type="float" office:value="9" calcext:value-type="float">
            <text:p>9</text:p>
          </table:table-cell>
          <table:table-cell table:formula="of:=COUNTIF([.$E$1:.E348];[.E349])" office:value-type="float" office:value="3" calcext:value-type="float">
            <text:p>3</text:p>
          </table:table-cell>
          <table:table-cell table:style-name="ce35" table:formula="of:=IFERROR(INDEX([.A350:.$A$873];MATCH([.E349];[.E350:.$E$873];0));&quot;&quot;)" office:value-type="float" office:value="67" calcext:value-type="float">
            <text:p>67</text:p>
          </table:table-cell>
          <table:table-cell table:style-name="ce35" table:formula="of:=IFERROR(IF(COUNT([.$A$1:.A348])&gt;1;INDEX([.$A$1:.A348];SUMPRODUCT(MAX(ROW([.$E$1:.E348])*([.E349]=[.$E$1:.E348]))));&quot;&quot;);&quot;&quot;)" office:value-type="float" office:value="37" calcext:value-type="float">
            <text:p>37</text:p>
          </table:table-cell>
          <table:table-cell table:number-columns-repeated="6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25159" calcext:value-type="float">
            <text:p>25159</text:p>
          </table:table-cell>
          <table:table-cell table:formula="of:=VLOOKUP([.B350];[$movies.B:.D];2;0)" office:value-type="string" office:string-value="AP" calcext:value-type="string">
            <text:p>AP</text:p>
          </table:table-cell>
          <table:table-cell table:formula="of:=IFERROR(INDEX([.$D$1:.D349];MATCH([.E350];[.$E$1:.E349];0));MAX([.$D$1:.D349])+1)" office:value-type="float" office:value="8" calcext:value-type="float">
            <text:p>8</text:p>
          </table:table-cell>
          <table:table-cell table:style-name="ce45" office:value-type="string" calcext:value-type="string">
            <text:p>Superpowers</text:p>
          </table:table-cell>
          <table:table-cell table:formula="of:=COUNTIF([.E:.E];[.E350])-COUNTIF([.$E$1:.E350];[.E350])" office:value-type="float" office:value="5" calcext:value-type="float">
            <text:p>5</text:p>
          </table:table-cell>
          <table:table-cell table:formula="of:=COUNTIF([.$E$1:.E349];[.E350])" office:value-type="float" office:value="2" calcext:value-type="float">
            <text:p>2</text:p>
          </table:table-cell>
          <table:table-cell table:style-name="ce35" table:formula="of:=IFERROR(INDEX([.A351:.$A$873];MATCH([.E350];[.E351:.$E$873];0));&quot;&quot;)" office:value-type="float" office:value="53" calcext:value-type="float">
            <text:p>53</text:p>
          </table:table-cell>
          <table:table-cell table:style-name="ce35" table:formula="of:=IFERROR(IF(COUNT([.$A$1:.A349])&gt;1;INDEX([.$A$1:.A349];SUMPRODUCT(MAX(ROW([.$E$1:.E349])*([.E350]=[.$E$1:.E349]))));&quot;&quot;);&quot;&quot;)" office:value-type="float" office:value="4" calcext:value-type="float">
            <text:p>4</text:p>
          </table:table-cell>
          <table:table-cell table:number-columns-repeated="6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25159" calcext:value-type="float">
            <text:p>25159</text:p>
          </table:table-cell>
          <table:table-cell table:formula="of:=VLOOKUP([.B351];[$movies.B:.D];2;0)" office:value-type="string" office:string-value="AP" calcext:value-type="string">
            <text:p>AP</text:p>
          </table:table-cell>
          <table:table-cell table:formula="of:=IFERROR(INDEX([.$D$1:.D350];MATCH([.E351];[.$E$1:.E350];0));MAX([.$D$1:.D350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351])-COUNTIF([.$E$1:.E351];[.E351])" office:value-type="float" office:value="9" calcext:value-type="float">
            <text:p>9</text:p>
          </table:table-cell>
          <table:table-cell table:formula="of:=COUNTIF([.$E$1:.E350];[.E351])" office:value-type="float" office:value="10" calcext:value-type="float">
            <text:p>10</text:p>
          </table:table-cell>
          <table:table-cell table:style-name="ce35" table:formula="of:=IFERROR(INDEX([.A352:.$A$873];MATCH([.E351];[.E352:.$E$873];0));&quot;&quot;)" office:value-type="float" office:value="47" calcext:value-type="float">
            <text:p>47</text:p>
          </table:table-cell>
          <table:table-cell table:style-name="ce35" table:formula="of:=IFERROR(IF(COUNT([.$A$1:.A350])&gt;1;INDEX([.$A$1:.A350];SUMPRODUCT(MAX(ROW([.$E$1:.E350])*([.E351]=[.$E$1:.E350]))));&quot;&quot;);&quot;&quot;)" office:value-type="float" office:value="35" calcext:value-type="float">
            <text:p>35</text:p>
          </table:table-cell>
          <table:table-cell table:number-columns-repeated="6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49202" calcext:value-type="float">
            <text:p>49202</text:p>
          </table:table-cell>
          <table:table-cell table:formula="of:=VLOOKUP([.B352];[$movies.B:.D];2;0)" office:value-type="string" office:string-value="AQ" calcext:value-type="string">
            <text:p>AQ</text:p>
          </table:table-cell>
          <table:table-cell table:formula="of:=IFERROR(INDEX([.$D$1:.D351];MATCH([.E352];[.$E$1:.E351];0));MAX([.$D$1:.D351])+1)" office:value-type="float" office:value="20" calcext:value-type="float">
            <text:p>20</text:p>
          </table:table-cell>
          <table:table-cell table:style-name="ce45" office:value-type="string" calcext:value-type="string">
            <text:p>Hand to Hand Combat</text:p>
          </table:table-cell>
          <table:table-cell table:formula="of:=COUNTIF([.E:.E];[.E352])-COUNTIF([.$E$1:.E352];[.E352])" office:value-type="float" office:value="8" calcext:value-type="float">
            <text:p>8</text:p>
          </table:table-cell>
          <table:table-cell table:formula="of:=COUNTIF([.$E$1:.E351];[.E352])" office:value-type="float" office:value="2" calcext:value-type="float">
            <text:p>2</text:p>
          </table:table-cell>
          <table:table-cell table:style-name="ce35" table:formula="of:=IFERROR(INDEX([.A353:.$A$873];MATCH([.E352];[.E353:.$E$873];0));&quot;&quot;)" office:value-type="float" office:value="53" calcext:value-type="float">
            <text:p>53</text:p>
          </table:table-cell>
          <table:table-cell table:style-name="ce35" table:formula="of:=IFERROR(IF(COUNT([.$A$1:.A351])&gt;1;INDEX([.$A$1:.A351];SUMPRODUCT(MAX(ROW([.$E$1:.E351])*([.E352]=[.$E$1:.E351]))));&quot;&quot;);&quot;&quot;)" office:value-type="float" office:value="23" calcext:value-type="float">
            <text:p>23</text:p>
          </table:table-cell>
          <table:table-cell table:number-columns-repeated="6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49202" calcext:value-type="float">
            <text:p>49202</text:p>
          </table:table-cell>
          <table:table-cell table:formula="of:=VLOOKUP([.B353];[$movies.B:.D];2;0)" office:value-type="string" office:string-value="AQ" calcext:value-type="string">
            <text:p>AQ</text:p>
          </table:table-cell>
          <table:table-cell table:formula="of:=IFERROR(INDEX([.$D$1:.D352];MATCH([.E353];[.$E$1:.E352];0));MAX([.$D$1:.D352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353])-COUNTIF([.$E$1:.E353];[.E353])" office:value-type="float" office:value="26" calcext:value-type="float">
            <text:p>26</text:p>
          </table:table-cell>
          <table:table-cell table:formula="of:=COUNTIF([.$E$1:.E352];[.E353])" office:value-type="float" office:value="20" calcext:value-type="float">
            <text:p>20</text:p>
          </table:table-cell>
          <table:table-cell table:style-name="ce35" table:formula="of:=IFERROR(INDEX([.A354:.$A$873];MATCH([.E353];[.E354:.$E$873];0));&quot;&quot;)" office:value-type="float" office:value="47" calcext:value-type="float">
            <text:p>47</text:p>
          </table:table-cell>
          <table:table-cell table:style-name="ce35" table:formula="of:=IFERROR(IF(COUNT([.$A$1:.A352])&gt;1;INDEX([.$A$1:.A352];SUMPRODUCT(MAX(ROW([.$E$1:.E352])*([.E353]=[.$E$1:.E352]))));&quot;&quot;);&quot;&quot;)" office:value-type="float" office:value="42" calcext:value-type="float">
            <text:p>42</text:p>
          </table:table-cell>
          <table:table-cell table:number-columns-repeated="6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49202" calcext:value-type="float">
            <text:p>49202</text:p>
          </table:table-cell>
          <table:table-cell table:formula="of:=VLOOKUP([.B354];[$movies.B:.D];2;0)" office:value-type="string" office:string-value="AQ" calcext:value-type="string">
            <text:p>AQ</text:p>
          </table:table-cell>
          <table:table-cell table:formula="of:=IFERROR(INDEX([.$D$1:.D353];MATCH([.E354];[.$E$1:.E353];0));MAX([.$D$1:.D353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354])-COUNTIF([.$E$1:.E354];[.E354])" office:value-type="float" office:value="18" calcext:value-type="float">
            <text:p>18</text:p>
          </table:table-cell>
          <table:table-cell table:formula="of:=COUNTIF([.$E$1:.E353];[.E354])" office:value-type="float" office:value="9" calcext:value-type="float">
            <text:p>9</text:p>
          </table:table-cell>
          <table:table-cell table:style-name="ce35" table:formula="of:=IFERROR(INDEX([.A355:.$A$873];MATCH([.E354];[.E355:.$E$873];0));&quot;&quot;)" office:value-type="float" office:value="48" calcext:value-type="float">
            <text:p>48</text:p>
          </table:table-cell>
          <table:table-cell table:style-name="ce35" table:formula="of:=IFERROR(IF(COUNT([.$A$1:.A353])&gt;1;INDEX([.$A$1:.A353];SUMPRODUCT(MAX(ROW([.$E$1:.E353])*([.E354]=[.$E$1:.E353]))));&quot;&quot;);&quot;&quot;)" office:value-type="float" office:value="42" calcext:value-type="float">
            <text:p>42</text:p>
          </table:table-cell>
          <table:table-cell table:number-columns-repeated="6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49202" calcext:value-type="float">
            <text:p>49202</text:p>
          </table:table-cell>
          <table:table-cell table:formula="of:=VLOOKUP([.B355];[$movies.B:.D];2;0)" office:value-type="string" office:string-value="AQ" calcext:value-type="string">
            <text:p>AQ</text:p>
          </table:table-cell>
          <table:table-cell table:formula="of:=IFERROR(INDEX([.$D$1:.D354];MATCH([.E355];[.$E$1:.E354];0));MAX([.$D$1:.D354])+1)" office:value-type="float" office:value="57" calcext:value-type="float">
            <text:p>57</text:p>
          </table:table-cell>
          <table:table-cell table:style-name="ce45" office:value-type="string" calcext:value-type="string">
            <text:p>Time Travel</text:p>
          </table:table-cell>
          <table:table-cell table:formula="of:=COUNTIF([.E:.E];[.E355])-COUNTIF([.$E$1:.E355];[.E355])" office:value-type="float" office:value="6" calcext:value-type="float">
            <text:p>6</text:p>
          </table:table-cell>
          <table:table-cell table:formula="of:=COUNTIF([.$E$1:.E354];[.E355])" office:value-type="float" office:value="2" calcext:value-type="float">
            <text:p>2</text:p>
          </table:table-cell>
          <table:table-cell table:style-name="ce35" table:formula="of:=IFERROR(INDEX([.A356:.$A$873];MATCH([.E355];[.E356:.$E$873];0));&quot;&quot;)" office:value-type="float" office:value="53" calcext:value-type="float">
            <text:p>53</text:p>
          </table:table-cell>
          <table:table-cell table:style-name="ce35" table:formula="of:=IFERROR(IF(COUNT([.$A$1:.A354])&gt;1;INDEX([.$A$1:.A354];SUMPRODUCT(MAX(ROW([.$E$1:.E354])*([.E355]=[.$E$1:.E354]))));&quot;&quot;);&quot;&quot;)" office:value-type="float" office:value="32" calcext:value-type="float">
            <text:p>32</text:p>
          </table:table-cell>
          <table:table-cell table:number-columns-repeated="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49202" calcext:value-type="float">
            <text:p>49202</text:p>
          </table:table-cell>
          <table:table-cell table:formula="of:=VLOOKUP([.B356];[$movies.B:.D];2;0)" office:value-type="string" office:string-value="AQ" calcext:value-type="string">
            <text:p>AQ</text:p>
          </table:table-cell>
          <table:table-cell table:formula="of:=IFERROR(INDEX([.$D$1:.D355];MATCH([.E356];[.$E$1:.E355];0));MAX([.$D$1:.D355])+1)" office:value-type="float" office:value="17" calcext:value-type="float">
            <text:p>17</text:p>
          </table:table-cell>
          <table:table-cell table:style-name="ce45" office:value-type="string" calcext:value-type="string">
            <text:p>Animation</text:p>
          </table:table-cell>
          <table:table-cell table:formula="of:=COUNTIF([.E:.E];[.E356])-COUNTIF([.$E$1:.E356];[.E356])" office:value-type="float" office:value="13" calcext:value-type="float">
            <text:p>13</text:p>
          </table:table-cell>
          <table:table-cell table:formula="of:=COUNTIF([.$E$1:.E355];[.E356])" office:value-type="float" office:value="2" calcext:value-type="float">
            <text:p>2</text:p>
          </table:table-cell>
          <table:table-cell table:style-name="ce35" table:formula="of:=IFERROR(INDEX([.A357:.$A$873];MATCH([.E356];[.E357:.$E$873];0));&quot;&quot;)" office:value-type="float" office:value="46" calcext:value-type="float">
            <text:p>46</text:p>
          </table:table-cell>
          <table:table-cell table:style-name="ce35" table:formula="of:=IFERROR(IF(COUNT([.$A$1:.A355])&gt;1;INDEX([.$A$1:.A355];SUMPRODUCT(MAX(ROW([.$E$1:.E355])*([.E356]=[.$E$1:.E355]))));&quot;&quot;);&quot;&quot;)" office:value-type="float" office:value="16" calcext:value-type="float">
            <text:p>16</text:p>
          </table:table-cell>
          <table:table-cell table:number-columns-repeated="6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49202" calcext:value-type="float">
            <text:p>49202</text:p>
          </table:table-cell>
          <table:table-cell table:formula="of:=VLOOKUP([.B357];[$movies.B:.D];2;0)" office:value-type="string" office:string-value="AQ" calcext:value-type="string">
            <text:p>AQ</text:p>
          </table:table-cell>
          <table:table-cell table:formula="of:=IFERROR(INDEX([.$D$1:.D356];MATCH([.E357];[.$E$1:.E356];0));MAX([.$D$1:.D356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357])-COUNTIF([.$E$1:.E357];[.E357])" office:value-type="float" office:value="23" calcext:value-type="float">
            <text:p>23</text:p>
          </table:table-cell>
          <table:table-cell table:formula="of:=COUNTIF([.$E$1:.E356];[.E357])" office:value-type="float" office:value="5" calcext:value-type="float">
            <text:p>5</text:p>
          </table:table-cell>
          <table:table-cell table:style-name="ce35" table:formula="of:=IFERROR(INDEX([.A358:.$A$873];MATCH([.E357];[.E358:.$E$873];0));&quot;&quot;)" office:value-type="float" office:value="59" calcext:value-type="float">
            <text:p>59</text:p>
          </table:table-cell>
          <table:table-cell table:style-name="ce35" table:formula="of:=IFERROR(IF(COUNT([.$A$1:.A356])&gt;1;INDEX([.$A$1:.A356];SUMPRODUCT(MAX(ROW([.$E$1:.E356])*([.E357]=[.$E$1:.E356]))));&quot;&quot;);&quot;&quot;)" office:value-type="float" office:value="25" calcext:value-type="float">
            <text:p>25</text:p>
          </table:table-cell>
          <table:table-cell table:number-columns-repeated="6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49202" calcext:value-type="float">
            <text:p>49202</text:p>
          </table:table-cell>
          <table:table-cell table:formula="of:=VLOOKUP([.B358];[$movies.B:.D];2;0)" office:value-type="string" office:string-value="AQ" calcext:value-type="string">
            <text:p>AQ</text:p>
          </table:table-cell>
          <table:table-cell table:formula="of:=IFERROR(INDEX([.$D$1:.D357];MATCH([.E358];[.$E$1:.E357];0));MAX([.$D$1:.D357])+1)" office:value-type="float" office:value="74" calcext:value-type="float">
            <text:p>74</text:p>
          </table:table-cell>
          <table:table-cell table:style-name="ce45" office:value-type="string" calcext:value-type="string">
            <text:p>Vampires</text:p>
          </table:table-cell>
          <table:table-cell table:formula="of:=COUNTIF([.E:.E];[.E358])-COUNTIF([.$E$1:.E358];[.E358])" office:value-type="float" office:value="3" calcext:value-type="float">
            <text:p>3</text:p>
          </table:table-cell>
          <table:table-cell table:formula="of:=COUNTIF([.$E$1:.E357];[.E358])" office:value-type="float" office:value="2" calcext:value-type="float">
            <text:p>2</text:p>
          </table:table-cell>
          <table:table-cell table:style-name="ce35" table:formula="of:=IFERROR(INDEX([.A359:.$A$873];MATCH([.E358];[.E359:.$E$873];0));&quot;&quot;)" office:value-type="float" office:value="68" calcext:value-type="float">
            <text:p>68</text:p>
          </table:table-cell>
          <table:table-cell table:style-name="ce35" table:formula="of:=IFERROR(IF(COUNT([.$A$1:.A357])&gt;1;INDEX([.$A$1:.A357];SUMPRODUCT(MAX(ROW([.$E$1:.E357])*([.E358]=[.$E$1:.E357]))));&quot;&quot;);&quot;&quot;)" office:value-type="float" office:value="30" calcext:value-type="float">
            <text:p>30</text:p>
          </table:table-cell>
          <table:table-cell table:number-columns-repeated="6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30825" calcext:value-type="float">
            <text:p>30825</text:p>
          </table:table-cell>
          <table:table-cell table:formula="of:=VLOOKUP([.B359];[$movies.B:.D];2;0)" office:value-type="string" office:string-value="AR" calcext:value-type="string">
            <text:p>AR</text:p>
          </table:table-cell>
          <table:table-cell table:formula="of:=IFERROR(INDEX([.$D$1:.D358];MATCH([.E359];[.$E$1:.E358];0));MAX([.$D$1:.D358])+1)" office:value-type="float" office:value="107" calcext:value-type="float">
            <text:p>107</text:p>
          </table:table-cell>
          <table:table-cell table:style-name="ce45" office:value-type="string" calcext:value-type="string">
            <text:p>Child Protagonists</text:p>
          </table:table-cell>
          <table:table-cell table:formula="of:=COUNTIF([.E:.E];[.E359])-COUNTIF([.$E$1:.E359];[.E359])" office:value-type="float" office:value="2" calcext:value-type="float">
            <text:p>2</text:p>
          </table:table-cell>
          <table:table-cell table:formula="of:=COUNTIF([.$E$1:.E358];[.E359])" office:value-type="float" office:value="0" calcext:value-type="float">
            <text:p>0</text:p>
          </table:table-cell>
          <table:table-cell table:style-name="ce35" table:formula="of:=IFERROR(INDEX([.A360:.$A$873];MATCH([.E359];[.E360:.$E$873];0));&quot;&quot;)" office:value-type="float" office:value="74" calcext:value-type="float">
            <text:p>74</text:p>
          </table:table-cell>
          <table:table-cell table:style-name="ce35" table:formula="of:=IFERROR(IF(COUNT([.$A$1:.A358])&gt;1;INDEX([.$A$1:.A358];SUMPRODUCT(MAX(ROW([.$E$1:.E358])*([.E359]=[.$E$1:.E358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30825" calcext:value-type="float">
            <text:p>30825</text:p>
          </table:table-cell>
          <table:table-cell table:formula="of:=VLOOKUP([.B360];[$movies.B:.D];2;0)" office:value-type="string" office:string-value="AR" calcext:value-type="string">
            <text:p>AR</text:p>
          </table:table-cell>
          <table:table-cell table:formula="of:=IFERROR(INDEX([.$D$1:.D359];MATCH([.E360];[.$E$1:.E359];0));MAX([.$D$1:.D359])+1)" office:value-type="float" office:value="108" calcext:value-type="float">
            <text:p>108</text:p>
          </table:table-cell>
          <table:table-cell table:style-name="ce45" office:value-type="string" calcext:value-type="string">
            <text:p>Monster-of-the-week</text:p>
          </table:table-cell>
          <table:table-cell table:formula="of:=COUNTIF([.E:.E];[.E360])-COUNTIF([.$E$1:.E360];[.E360])" office:value-type="float" office:value="0" calcext:value-type="float">
            <text:p>0</text:p>
          </table:table-cell>
          <table:table-cell table:formula="of:=COUNTIF([.$E$1:.E359];[.E360])" office:value-type="float" office:value="0" calcext:value-type="float">
            <text:p>0</text:p>
          </table:table-cell>
          <table:table-cell table:style-name="ce35" table:formula="of:=IFERROR(INDEX([.A361:.$A$873];MATCH([.E360];[.E361:.$E$873];0));&quot;&quot;)">
            <text:p/>
          </table:table-cell>
          <table:table-cell table:style-name="ce35" table:formula="of:=IFERROR(IF(COUNT([.$A$1:.A359])&gt;1;INDEX([.$A$1:.A359];SUMPRODUCT(MAX(ROW([.$E$1:.E359])*([.E360]=[.$E$1:.E359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30825" calcext:value-type="float">
            <text:p>30825</text:p>
          </table:table-cell>
          <table:table-cell table:formula="of:=VLOOKUP([.B361];[$movies.B:.D];2;0)" office:value-type="string" office:string-value="AR" calcext:value-type="string">
            <text:p>AR</text:p>
          </table:table-cell>
          <table:table-cell table:formula="of:=IFERROR(INDEX([.$D$1:.D360];MATCH([.E361];[.$E$1:.E360];0));MAX([.$D$1:.D360])+1)" office:value-type="float" office:value="35" calcext:value-type="float">
            <text:p>35</text:p>
          </table:table-cell>
          <table:table-cell table:style-name="ce45" office:value-type="string" calcext:value-type="string">
            <text:p>Supernatural</text:p>
          </table:table-cell>
          <table:table-cell table:formula="of:=COUNTIF([.E:.E];[.E361])-COUNTIF([.$E$1:.E361];[.E361])" office:value-type="float" office:value="6" calcext:value-type="float">
            <text:p>6</text:p>
          </table:table-cell>
          <table:table-cell table:formula="of:=COUNTIF([.$E$1:.E360];[.E361])" office:value-type="float" office:value="5" calcext:value-type="float">
            <text:p>5</text:p>
          </table:table-cell>
          <table:table-cell table:style-name="ce35" table:formula="of:=IFERROR(INDEX([.A362:.$A$873];MATCH([.E361];[.E362:.$E$873];0));&quot;&quot;)" office:value-type="float" office:value="45" calcext:value-type="float">
            <text:p>45</text:p>
          </table:table-cell>
          <table:table-cell table:style-name="ce35" table:formula="of:=IFERROR(IF(COUNT([.$A$1:.A360])&gt;1;INDEX([.$A$1:.A360];SUMPRODUCT(MAX(ROW([.$E$1:.E360])*([.E361]=[.$E$1:.E360]))));&quot;&quot;);&quot;&quot;)" office:value-type="float" office:value="34" calcext:value-type="float">
            <text:p>34</text:p>
          </table:table-cell>
          <table:table-cell table:number-columns-repeated="6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30825" calcext:value-type="float">
            <text:p>30825</text:p>
          </table:table-cell>
          <table:table-cell table:formula="of:=VLOOKUP([.B362];[$movies.B:.D];2;0)" office:value-type="string" office:string-value="AR" calcext:value-type="string">
            <text:p>AR</text:p>
          </table:table-cell>
          <table:table-cell table:formula="of:=IFERROR(INDEX([.$D$1:.D361];MATCH([.E362];[.$E$1:.E361];0));MAX([.$D$1:.D361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362])-COUNTIF([.$E$1:.E362];[.E362])" office:value-type="float" office:value="30" calcext:value-type="float">
            <text:p>30</text:p>
          </table:table-cell>
          <table:table-cell table:formula="of:=COUNTIF([.$E$1:.E361];[.E362])" office:value-type="float" office:value="6" calcext:value-type="float">
            <text:p>6</text:p>
          </table:table-cell>
          <table:table-cell table:style-name="ce35" table:formula="of:=IFERROR(INDEX([.A363:.$A$873];MATCH([.E362];[.E363:.$E$873];0));&quot;&quot;)" office:value-type="float" office:value="46" calcext:value-type="float">
            <text:p>46</text:p>
          </table:table-cell>
          <table:table-cell table:style-name="ce35" table:formula="of:=IFERROR(IF(COUNT([.$A$1:.A361])&gt;1;INDEX([.$A$1:.A361];SUMPRODUCT(MAX(ROW([.$E$1:.E361])*([.E362]=[.$E$1:.E361]))));&quot;&quot;);&quot;&quot;)" office:value-type="float" office:value="20" calcext:value-type="float">
            <text:p>20</text:p>
          </table:table-cell>
          <table:table-cell table:number-columns-repeated="6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645" calcext:value-type="float">
            <text:p>645</text:p>
          </table:table-cell>
          <table:table-cell table:formula="of:=VLOOKUP([.B363];[$movies.B:.D];2;0)" office:value-type="string" office:string-value="AS" calcext:value-type="string">
            <text:p>AS</text:p>
          </table:table-cell>
          <table:table-cell table:formula="of:=IFERROR(INDEX([.$D$1:.D362];MATCH([.E363];[.$E$1:.E362];0));MAX([.$D$1:.D362])+1)" office:value-type="float" office:value="10" calcext:value-type="float">
            <text:p>10</text:p>
          </table:table-cell>
          <table:table-cell table:style-name="ce45" office:value-type="string" calcext:value-type="string">
            <text:p>Europe</text:p>
          </table:table-cell>
          <table:table-cell table:formula="of:=COUNTIF([.E:.E];[.E363])-COUNTIF([.$E$1:.E363];[.E363])" office:value-type="float" office:value="5" calcext:value-type="float">
            <text:p>5</text:p>
          </table:table-cell>
          <table:table-cell table:formula="of:=COUNTIF([.$E$1:.E362];[.E363])" office:value-type="float" office:value="5" calcext:value-type="float">
            <text:p>5</text:p>
          </table:table-cell>
          <table:table-cell table:style-name="ce35" table:formula="of:=IFERROR(INDEX([.A364:.$A$873];MATCH([.E363];[.E364:.$E$873];0));&quot;&quot;)" office:value-type="float" office:value="52" calcext:value-type="float">
            <text:p>52</text:p>
          </table:table-cell>
          <table:table-cell table:style-name="ce35" table:formula="of:=IFERROR(IF(COUNT([.$A$1:.A362])&gt;1;INDEX([.$A$1:.A362];SUMPRODUCT(MAX(ROW([.$E$1:.E362])*([.E363]=[.$E$1:.E362]))));&quot;&quot;);&quot;&quot;)" office:value-type="float" office:value="38" calcext:value-type="float">
            <text:p>38</text:p>
          </table:table-cell>
          <table:table-cell table:number-columns-repeated="6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645" calcext:value-type="float">
            <text:p>645</text:p>
          </table:table-cell>
          <table:table-cell table:formula="of:=VLOOKUP([.B364];[$movies.B:.D];2;0)" office:value-type="string" office:string-value="AS" calcext:value-type="string">
            <text:p>AS</text:p>
          </table:table-cell>
          <table:table-cell table:formula="of:=IFERROR(INDEX([.$D$1:.D363];MATCH([.E364];[.$E$1:.E363];0));MAX([.$D$1:.D363])+1)" office:value-type="float" office:value="95" calcext:value-type="float">
            <text:p>95</text:p>
          </table:table-cell>
          <table:table-cell table:style-name="ce45" office:value-type="string" calcext:value-type="string">
            <text:p>Board Games</text:p>
          </table:table-cell>
          <table:table-cell table:formula="of:=COUNTIF([.E:.E];[.E364])-COUNTIF([.$E$1:.E364];[.E364])" office:value-type="float" office:value="0" calcext:value-type="float">
            <text:p>0</text:p>
          </table:table-cell>
          <table:table-cell table:formula="of:=COUNTIF([.$E$1:.E363];[.E364])" office:value-type="float" office:value="1" calcext:value-type="float">
            <text:p>1</text:p>
          </table:table-cell>
          <table:table-cell table:style-name="ce35" table:formula="of:=IFERROR(INDEX([.A365:.$A$873];MATCH([.E364];[.E365:.$E$873];0));&quot;&quot;)">
            <text:p/>
          </table:table-cell>
          <table:table-cell table:style-name="ce35" table:formula="of:=IFERROR(IF(COUNT([.$A$1:.A363])&gt;1;INDEX([.$A$1:.A363];SUMPRODUCT(MAX(ROW([.$E$1:.E363])*([.E364]=[.$E$1:.E363]))));&quot;&quot;);&quot;&quot;)" office:value-type="float" office:value="34" calcext:value-type="float">
            <text:p>34</text:p>
          </table:table-cell>
          <table:table-cell table:number-columns-repeated="6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645" calcext:value-type="float">
            <text:p>645</text:p>
          </table:table-cell>
          <table:table-cell table:formula="of:=VLOOKUP([.B365];[$movies.B:.D];2;0)" office:value-type="string" office:string-value="AS" calcext:value-type="string">
            <text:p>AS</text:p>
          </table:table-cell>
          <table:table-cell table:formula="of:=IFERROR(INDEX([.$D$1:.D364];MATCH([.E365];[.$E$1:.E364];0));MAX([.$D$1:.D364])+1)" office:value-type="float" office:value="49" calcext:value-type="float">
            <text:p>49</text:p>
          </table:table-cell>
          <table:table-cell table:style-name="ce45" office:value-type="string" calcext:value-type="string">
            <text:p>Ghosts</text:p>
          </table:table-cell>
          <table:table-cell table:formula="of:=COUNTIF([.E:.E];[.E365])-COUNTIF([.$E$1:.E365];[.E365])" office:value-type="float" office:value="7" calcext:value-type="float">
            <text:p>7</text:p>
          </table:table-cell>
          <table:table-cell table:formula="of:=COUNTIF([.$E$1:.E364];[.E365])" office:value-type="float" office:value="7" calcext:value-type="float">
            <text:p>7</text:p>
          </table:table-cell>
          <table:table-cell table:style-name="ce35" table:formula="of:=IFERROR(INDEX([.A366:.$A$873];MATCH([.E365];[.E366:.$E$873];0));&quot;&quot;)" office:value-type="float" office:value="47" calcext:value-type="float">
            <text:p>47</text:p>
          </table:table-cell>
          <table:table-cell table:style-name="ce35" table:formula="of:=IFERROR(IF(COUNT([.$A$1:.A364])&gt;1;INDEX([.$A$1:.A364];SUMPRODUCT(MAX(ROW([.$E$1:.E364])*([.E365]=[.$E$1:.E364]))));&quot;&quot;);&quot;&quot;)" office:value-type="float" office:value="39" calcext:value-type="float">
            <text:p>39</text:p>
          </table:table-cell>
          <table:table-cell table:number-columns-repeated="6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645" calcext:value-type="float">
            <text:p>645</text:p>
          </table:table-cell>
          <table:table-cell table:formula="of:=VLOOKUP([.B366];[$movies.B:.D];2;0)" office:value-type="string" office:string-value="AS" calcext:value-type="string">
            <text:p>AS</text:p>
          </table:table-cell>
          <table:table-cell table:formula="of:=IFERROR(INDEX([.$D$1:.D365];MATCH([.E366];[.$E$1:.E365];0));MAX([.$D$1:.D365])+1)" office:value-type="float" office:value="96" calcext:value-type="float">
            <text:p>96</text:p>
          </table:table-cell>
          <table:table-cell table:style-name="ce45" office:value-type="string" calcext:value-type="string">
            <text:p>Go</text:p>
          </table:table-cell>
          <table:table-cell table:formula="of:=COUNTIF([.E:.E];[.E366])-COUNTIF([.$E$1:.E366];[.E366])" office:value-type="float" office:value="0" calcext:value-type="float">
            <text:p>0</text:p>
          </table:table-cell>
          <table:table-cell table:formula="of:=COUNTIF([.$E$1:.E365];[.E366])" office:value-type="float" office:value="1" calcext:value-type="float">
            <text:p>1</text:p>
          </table:table-cell>
          <table:table-cell table:style-name="ce35" table:formula="of:=IFERROR(INDEX([.A367:.$A$873];MATCH([.E366];[.E367:.$E$873];0));&quot;&quot;)">
            <text:p/>
          </table:table-cell>
          <table:table-cell table:style-name="ce35" table:formula="of:=IFERROR(IF(COUNT([.$A$1:.A365])&gt;1;INDEX([.$A$1:.A365];SUMPRODUCT(MAX(ROW([.$E$1:.E365])*([.E366]=[.$E$1:.E365]))));&quot;&quot;);&quot;&quot;)" office:value-type="float" office:value="34" calcext:value-type="float">
            <text:p>34</text:p>
          </table:table-cell>
          <table:table-cell table:number-columns-repeated="6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645" calcext:value-type="float">
            <text:p>645</text:p>
          </table:table-cell>
          <table:table-cell table:formula="of:=VLOOKUP([.B367];[$movies.B:.D];2;0)" office:value-type="string" office:string-value="AS" calcext:value-type="string">
            <text:p>AS</text:p>
          </table:table-cell>
          <table:table-cell table:formula="of:=IFERROR(INDEX([.$D$1:.D366];MATCH([.E367];[.$E$1:.E366];0));MAX([.$D$1:.D366])+1)" office:value-type="float" office:value="35" calcext:value-type="float">
            <text:p>35</text:p>
          </table:table-cell>
          <table:table-cell table:style-name="ce45" office:value-type="string" calcext:value-type="string">
            <text:p>Supernatural</text:p>
          </table:table-cell>
          <table:table-cell table:formula="of:=COUNTIF([.E:.E];[.E367])-COUNTIF([.$E$1:.E367];[.E367])" office:value-type="float" office:value="5" calcext:value-type="float">
            <text:p>5</text:p>
          </table:table-cell>
          <table:table-cell table:formula="of:=COUNTIF([.$E$1:.E366];[.E367])" office:value-type="float" office:value="6" calcext:value-type="float">
            <text:p>6</text:p>
          </table:table-cell>
          <table:table-cell table:style-name="ce35" table:formula="of:=IFERROR(INDEX([.A368:.$A$873];MATCH([.E367];[.E368:.$E$873];0));&quot;&quot;)" office:value-type="float" office:value="48" calcext:value-type="float">
            <text:p>48</text:p>
          </table:table-cell>
          <table:table-cell table:style-name="ce35" table:formula="of:=IFERROR(IF(COUNT([.$A$1:.A366])&gt;1;INDEX([.$A$1:.A366];SUMPRODUCT(MAX(ROW([.$E$1:.E366])*([.E367]=[.$E$1:.E366]))));&quot;&quot;);&quot;&quot;)" office:value-type="float" office:value="44" calcext:value-type="float">
            <text:p>44</text:p>
          </table:table-cell>
          <table:table-cell table:number-columns-repeated="6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645" calcext:value-type="float">
            <text:p>645</text:p>
          </table:table-cell>
          <table:table-cell table:formula="of:=VLOOKUP([.B368];[$movies.B:.D];2;0)" office:value-type="string" office:string-value="AS" calcext:value-type="string">
            <text:p>AS</text:p>
          </table:table-cell>
          <table:table-cell table:formula="of:=IFERROR(INDEX([.$D$1:.D367];MATCH([.E368];[.$E$1:.E367];0));MAX([.$D$1:.D367])+1)" office:value-type="float" office:value="98" calcext:value-type="float">
            <text:p>98</text:p>
          </table:table-cell>
          <table:table-cell table:style-name="ce45" office:value-type="string" calcext:value-type="string">
            <text:p>Tournaments</text:p>
          </table:table-cell>
          <table:table-cell table:formula="of:=COUNTIF([.E:.E];[.E368])-COUNTIF([.$E$1:.E368];[.E368])" office:value-type="float" office:value="2" calcext:value-type="float">
            <text:p>2</text:p>
          </table:table-cell>
          <table:table-cell table:formula="of:=COUNTIF([.$E$1:.E367];[.E368])" office:value-type="float" office:value="1" calcext:value-type="float">
            <text:p>1</text:p>
          </table:table-cell>
          <table:table-cell table:style-name="ce35" table:formula="of:=IFERROR(INDEX([.A369:.$A$873];MATCH([.E368];[.E369:.$E$873];0));&quot;&quot;)" office:value-type="float" office:value="49" calcext:value-type="float">
            <text:p>49</text:p>
          </table:table-cell>
          <table:table-cell table:style-name="ce35" table:formula="of:=IFERROR(IF(COUNT([.$A$1:.A367])&gt;1;INDEX([.$A$1:.A367];SUMPRODUCT(MAX(ROW([.$E$1:.E367])*([.E368]=[.$E$1:.E367]))));&quot;&quot;);&quot;&quot;)" office:value-type="float" office:value="34" calcext:value-type="float">
            <text:p>34</text:p>
          </table:table-cell>
          <table:table-cell table:number-columns-repeated="6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645" calcext:value-type="float">
            <text:p>645</text:p>
          </table:table-cell>
          <table:table-cell table:formula="of:=VLOOKUP([.B369];[$movies.B:.D];2;0)" office:value-type="string" office:string-value="AS" calcext:value-type="string">
            <text:p>AS</text:p>
          </table:table-cell>
          <table:table-cell table:formula="of:=IFERROR(INDEX([.$D$1:.D368];MATCH([.E369];[.$E$1:.E368];0));MAX([.$D$1:.D368])+1)" office:value-type="float" office:value="22" calcext:value-type="float">
            <text:p>22</text:p>
          </table:table-cell>
          <table:table-cell table:style-name="ce45" office:value-type="string" calcext:value-type="string">
            <text:p>Horror</text:p>
          </table:table-cell>
          <table:table-cell table:formula="of:=COUNTIF([.E:.E];[.E369])-COUNTIF([.$E$1:.E369];[.E369])" office:value-type="float" office:value="4" calcext:value-type="float">
            <text:p>4</text:p>
          </table:table-cell>
          <table:table-cell table:formula="of:=COUNTIF([.$E$1:.E368];[.E369])" office:value-type="float" office:value="5" calcext:value-type="float">
            <text:p>5</text:p>
          </table:table-cell>
          <table:table-cell table:style-name="ce35" table:formula="of:=IFERROR(INDEX([.A370:.$A$873];MATCH([.E369];[.E370:.$E$873];0));&quot;&quot;)" office:value-type="float" office:value="52" calcext:value-type="float">
            <text:p>52</text:p>
          </table:table-cell>
          <table:table-cell table:style-name="ce35" table:formula="of:=IFERROR(IF(COUNT([.$A$1:.A368])&gt;1;INDEX([.$A$1:.A368];SUMPRODUCT(MAX(ROW([.$E$1:.E368])*([.E369]=[.$E$1:.E368]))));&quot;&quot;);&quot;&quot;)" office:value-type="float" office:value="33" calcext:value-type="float">
            <text:p>33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9532" calcext:value-type="float">
            <text:p>49532</text:p>
          </table:table-cell>
          <table:table-cell table:formula="of:=VLOOKUP([.B370];[$movies.B:.D];2;0)" office:value-type="string" office:string-value="AT" calcext:value-type="string">
            <text:p>AT</text:p>
          </table:table-cell>
          <table:table-cell table:formula="of:=IFERROR(INDEX([.$D$1:.D369];MATCH([.E370];[.$E$1:.E369];0));MAX([.$D$1:.D369])+1)" office:value-type="float" office:value="17" calcext:value-type="float">
            <text:p>17</text:p>
          </table:table-cell>
          <table:table-cell table:style-name="ce45" office:value-type="string" calcext:value-type="string">
            <text:p>Animation</text:p>
          </table:table-cell>
          <table:table-cell table:formula="of:=COUNTIF([.E:.E];[.E370])-COUNTIF([.$E$1:.E370];[.E370])" office:value-type="float" office:value="12" calcext:value-type="float">
            <text:p>12</text:p>
          </table:table-cell>
          <table:table-cell table:formula="of:=COUNTIF([.$E$1:.E369];[.E370])" office:value-type="float" office:value="3" calcext:value-type="float">
            <text:p>3</text:p>
          </table:table-cell>
          <table:table-cell table:style-name="ce35" table:formula="of:=IFERROR(INDEX([.A371:.$A$873];MATCH([.E370];[.E371:.$E$873];0));&quot;&quot;)" office:value-type="float" office:value="46" calcext:value-type="float">
            <text:p>46</text:p>
          </table:table-cell>
          <table:table-cell table:style-name="ce35" table:formula="of:=IFERROR(IF(COUNT([.$A$1:.A369])&gt;1;INDEX([.$A$1:.A369];SUMPRODUCT(MAX(ROW([.$E$1:.E369])*([.E370]=[.$E$1:.E369]))));&quot;&quot;);&quot;&quot;)" office:value-type="float" office:value="43" calcext:value-type="float">
            <text:p>43</text:p>
          </table:table-cell>
          <table:table-cell table:number-columns-repeated="6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49532" calcext:value-type="float">
            <text:p>49532</text:p>
          </table:table-cell>
          <table:table-cell table:formula="of:=VLOOKUP([.B371];[$movies.B:.D];2;0)" office:value-type="string" office:string-value="AT" calcext:value-type="string">
            <text:p>AT</text:p>
          </table:table-cell>
          <table:table-cell table:formula="of:=IFERROR(INDEX([.$D$1:.D370];MATCH([.E371];[.$E$1:.E370];0));MAX([.$D$1:.D370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371])-COUNTIF([.$E$1:.E371];[.E371])" office:value-type="float" office:value="29" calcext:value-type="float">
            <text:p>29</text:p>
          </table:table-cell>
          <table:table-cell table:formula="of:=COUNTIF([.$E$1:.E370];[.E371])" office:value-type="float" office:value="7" calcext:value-type="float">
            <text:p>7</text:p>
          </table:table-cell>
          <table:table-cell table:style-name="ce35" table:formula="of:=IFERROR(INDEX([.A372:.$A$873];MATCH([.E371];[.E372:.$E$873];0));&quot;&quot;)" office:value-type="float" office:value="46" calcext:value-type="float">
            <text:p>46</text:p>
          </table:table-cell>
          <table:table-cell table:style-name="ce35" table:formula="of:=IFERROR(IF(COUNT([.$A$1:.A370])&gt;1;INDEX([.$A$1:.A370];SUMPRODUCT(MAX(ROW([.$E$1:.E370])*([.E371]=[.$E$1:.E370]))));&quot;&quot;);&quot;&quot;)" office:value-type="float" office:value="44" calcext:value-type="float">
            <text:p>44</text:p>
          </table:table-cell>
          <table:table-cell table:number-columns-repeated="6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49532" calcext:value-type="float">
            <text:p>49532</text:p>
          </table:table-cell>
          <table:table-cell table:formula="of:=VLOOKUP([.B372];[$movies.B:.D];2;0)" office:value-type="string" office:string-value="AT" calcext:value-type="string">
            <text:p>AT</text:p>
          </table:table-cell>
          <table:table-cell table:formula="of:=IFERROR(INDEX([.$D$1:.D371];MATCH([.E372];[.$E$1:.E371];0));MAX([.$D$1:.D371])+1)" office:value-type="float" office:value="94" calcext:value-type="float">
            <text:p>94</text:p>
          </table:table-cell>
          <table:table-cell table:style-name="ce45" office:value-type="float" office:value="0" calcext:value-type="float">
            <text:p>0</text:p>
          </table:table-cell>
          <table:table-cell table:formula="of:=COUNTIF([.E:.E];[.E372])-COUNTIF([.$E$1:.E372];[.E372])" office:value-type="float" office:value="14" calcext:value-type="float">
            <text:p>14</text:p>
          </table:table-cell>
          <table:table-cell table:formula="of:=COUNTIF([.$E$1:.E371];[.E372])" office:value-type="float" office:value="1" calcext:value-type="float">
            <text:p>1</text:p>
          </table:table-cell>
          <table:table-cell table:style-name="ce35" table:formula="of:=IFERROR(INDEX([.A373:.$A$873];MATCH([.E372];[.E373:.$E$873];0));&quot;&quot;)" office:value-type="float" office:value="55" calcext:value-type="float">
            <text:p>55</text:p>
          </table:table-cell>
          <table:table-cell table:style-name="ce35" table:formula="of:=IFERROR(IF(COUNT([.$A$1:.A371])&gt;1;INDEX([.$A$1:.A371];SUMPRODUCT(MAX(ROW([.$E$1:.E371])*([.E372]=[.$E$1:.E371]))));&quot;&quot;);&quot;&quot;)" office:value-type="float" office:value="33" calcext:value-type="float">
            <text:p>33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9532" calcext:value-type="float">
            <text:p>49532</text:p>
          </table:table-cell>
          <table:table-cell table:formula="of:=VLOOKUP([.B373];[$movies.B:.D];2;0)" office:value-type="string" office:string-value="AT" calcext:value-type="string">
            <text:p>AT</text:p>
          </table:table-cell>
          <table:table-cell table:formula="of:=IFERROR(INDEX([.$D$1:.D372];MATCH([.E373];[.$E$1:.E372];0));MAX([.$D$1:.D372])+1)" office:value-type="float" office:value="17" calcext:value-type="float">
            <text:p>17</text:p>
          </table:table-cell>
          <table:table-cell table:style-name="ce45" office:value-type="string" calcext:value-type="string">
            <text:p>Animation</text:p>
          </table:table-cell>
          <table:table-cell table:formula="of:=COUNTIF([.E:.E];[.E373])-COUNTIF([.$E$1:.E373];[.E373])" office:value-type="float" office:value="11" calcext:value-type="float">
            <text:p>11</text:p>
          </table:table-cell>
          <table:table-cell table:formula="of:=COUNTIF([.$E$1:.E372];[.E373])" office:value-type="float" office:value="4" calcext:value-type="float">
            <text:p>4</text:p>
          </table:table-cell>
          <table:table-cell table:style-name="ce35" table:formula="of:=IFERROR(INDEX([.A374:.$A$873];MATCH([.E373];[.E374:.$E$873];0));&quot;&quot;)" office:value-type="float" office:value="85" calcext:value-type="float">
            <text:p>85</text:p>
          </table:table-cell>
          <table:table-cell table:style-name="ce35" table:formula="of:=IFERROR(IF(COUNT([.$A$1:.A372])&gt;1;INDEX([.$A$1:.A372];SUMPRODUCT(MAX(ROW([.$E$1:.E372])*([.E373]=[.$E$1:.E372]))));&quot;&quot;);&quot;&quot;)" office:value-type="float" office:value="46" calcext:value-type="float">
            <text:p>46</text:p>
          </table:table-cell>
          <table:table-cell table:number-columns-repeated="6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49532" calcext:value-type="float">
            <text:p>49532</text:p>
          </table:table-cell>
          <table:table-cell table:formula="of:=VLOOKUP([.B374];[$movies.B:.D];2;0)" office:value-type="string" office:string-value="AT" calcext:value-type="string">
            <text:p>AT</text:p>
          </table:table-cell>
          <table:table-cell table:formula="of:=IFERROR(INDEX([.$D$1:.D373];MATCH([.E374];[.$E$1:.E373];0));MAX([.$D$1:.D373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374])-COUNTIF([.$E$1:.E374];[.E374])" office:value-type="float" office:value="28" calcext:value-type="float">
            <text:p>28</text:p>
          </table:table-cell>
          <table:table-cell table:formula="of:=COUNTIF([.$E$1:.E373];[.E374])" office:value-type="float" office:value="8" calcext:value-type="float">
            <text:p>8</text:p>
          </table:table-cell>
          <table:table-cell table:style-name="ce35" table:formula="of:=IFERROR(INDEX([.A375:.$A$873];MATCH([.E374];[.E375:.$E$873];0));&quot;&quot;)" office:value-type="float" office:value="58" calcext:value-type="float">
            <text:p>58</text:p>
          </table:table-cell>
          <table:table-cell table:style-name="ce35" table:formula="of:=IFERROR(IF(COUNT([.$A$1:.A373])&gt;1;INDEX([.$A$1:.A373];SUMPRODUCT(MAX(ROW([.$E$1:.E373])*([.E374]=[.$E$1:.E373]))));&quot;&quot;);&quot;&quot;)" office:value-type="float" office:value="46" calcext:value-type="float">
            <text:p>46</text:p>
          </table:table-cell>
          <table:table-cell table:number-columns-repeated="6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53446" calcext:value-type="float">
            <text:p>53446</text:p>
          </table:table-cell>
          <table:table-cell table:formula="of:=VLOOKUP([.B375];[$movies.B:.D];2;0)" office:value-type="string" office:string-value="AU" calcext:value-type="string">
            <text:p>AU</text:p>
          </table:table-cell>
          <table:table-cell table:formula="of:=IFERROR(INDEX([.$D$1:.D374];MATCH([.E375];[.$E$1:.E374];0));MAX([.$D$1:.D374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375])-COUNTIF([.$E$1:.E375];[.E375])" office:value-type="float" office:value="34" calcext:value-type="float">
            <text:p>34</text:p>
          </table:table-cell>
          <table:table-cell table:formula="of:=COUNTIF([.$E$1:.E374];[.E375])" office:value-type="float" office:value="17" calcext:value-type="float">
            <text:p>17</text:p>
          </table:table-cell>
          <table:table-cell table:style-name="ce35" table:formula="of:=IFERROR(INDEX([.A376:.$A$873];MATCH([.E375];[.E376:.$E$873];0));&quot;&quot;)" office:value-type="float" office:value="48" calcext:value-type="float">
            <text:p>48</text:p>
          </table:table-cell>
          <table:table-cell table:style-name="ce35" table:formula="of:=IFERROR(IF(COUNT([.$A$1:.A374])&gt;1;INDEX([.$A$1:.A374];SUMPRODUCT(MAX(ROW([.$E$1:.E374])*([.E375]=[.$E$1:.E374]))));&quot;&quot;);&quot;&quot;)" office:value-type="float" office:value="41" calcext:value-type="float">
            <text:p>41</text:p>
          </table:table-cell>
          <table:table-cell table:number-columns-repeated="6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53446" calcext:value-type="float">
            <text:p>53446</text:p>
          </table:table-cell>
          <table:table-cell table:formula="of:=VLOOKUP([.B376];[$movies.B:.D];2;0)" office:value-type="string" office:string-value="AU" calcext:value-type="string">
            <text:p>AU</text:p>
          </table:table-cell>
          <table:table-cell table:formula="of:=IFERROR(INDEX([.$D$1:.D375];MATCH([.E376];[.$E$1:.E375];0));MAX([.$D$1:.D375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376])-COUNTIF([.$E$1:.E376];[.E376])" office:value-type="float" office:value="21" calcext:value-type="float">
            <text:p>21</text:p>
          </table:table-cell>
          <table:table-cell table:formula="of:=COUNTIF([.$E$1:.E375];[.E376])" office:value-type="float" office:value="11" calcext:value-type="float">
            <text:p>11</text:p>
          </table:table-cell>
          <table:table-cell table:style-name="ce35" table:formula="of:=IFERROR(INDEX([.A377:.$A$873];MATCH([.E376];[.E377:.$E$873];0));&quot;&quot;)" office:value-type="float" office:value="49" calcext:value-type="float">
            <text:p>49</text:p>
          </table:table-cell>
          <table:table-cell table:style-name="ce35" table:formula="of:=IFERROR(IF(COUNT([.$A$1:.A375])&gt;1;INDEX([.$A$1:.A375];SUMPRODUCT(MAX(ROW([.$E$1:.E375])*([.E376]=[.$E$1:.E375]))));&quot;&quot;);&quot;&quot;)" office:value-type="float" office:value="41" calcext:value-type="float">
            <text:p>41</text:p>
          </table:table-cell>
          <table:table-cell table:number-columns-repeated="6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53446" calcext:value-type="float">
            <text:p>53446</text:p>
          </table:table-cell>
          <table:table-cell table:formula="of:=VLOOKUP([.B377];[$movies.B:.D];2;0)" office:value-type="string" office:string-value="AU" calcext:value-type="string">
            <text:p>AU</text:p>
          </table:table-cell>
          <table:table-cell table:formula="of:=IFERROR(INDEX([.$D$1:.D376];MATCH([.E377];[.$E$1:.E376];0));MAX([.$D$1:.D376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377])-COUNTIF([.$E$1:.E377];[.E377])" office:value-type="float" office:value="25" calcext:value-type="float">
            <text:p>25</text:p>
          </table:table-cell>
          <table:table-cell table:formula="of:=COUNTIF([.$E$1:.E376];[.E377])" office:value-type="float" office:value="21" calcext:value-type="float">
            <text:p>21</text:p>
          </table:table-cell>
          <table:table-cell table:style-name="ce35" table:formula="of:=IFERROR(INDEX([.A378:.$A$873];MATCH([.E377];[.E378:.$E$873];0));&quot;&quot;)" office:value-type="float" office:value="48" calcext:value-type="float">
            <text:p>48</text:p>
          </table:table-cell>
          <table:table-cell table:style-name="ce35" table:formula="of:=IFERROR(IF(COUNT([.$A$1:.A376])&gt;1;INDEX([.$A$1:.A376];SUMPRODUCT(MAX(ROW([.$E$1:.E376])*([.E377]=[.$E$1:.E376]))));&quot;&quot;);&quot;&quot;)" office:value-type="float" office:value="43" calcext:value-type="float">
            <text:p>43</text:p>
          </table:table-cell>
          <table:table-cell table:number-columns-repeated="6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53446" calcext:value-type="float">
            <text:p>53446</text:p>
          </table:table-cell>
          <table:table-cell table:formula="of:=VLOOKUP([.B378];[$movies.B:.D];2;0)" office:value-type="string" office:string-value="AU" calcext:value-type="string">
            <text:p>AU</text:p>
          </table:table-cell>
          <table:table-cell table:formula="of:=IFERROR(INDEX([.$D$1:.D377];MATCH([.E378];[.$E$1:.E377];0));MAX([.$D$1:.D377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378])-COUNTIF([.$E$1:.E378];[.E378])" office:value-type="float" office:value="26" calcext:value-type="float">
            <text:p>26</text:p>
          </table:table-cell>
          <table:table-cell table:formula="of:=COUNTIF([.$E$1:.E377];[.E378])" office:value-type="float" office:value="19" calcext:value-type="float">
            <text:p>19</text:p>
          </table:table-cell>
          <table:table-cell table:style-name="ce35" table:formula="of:=IFERROR(INDEX([.A379:.$A$873];MATCH([.E378];[.E379:.$E$873];0));&quot;&quot;)" office:value-type="float" office:value="54" calcext:value-type="float">
            <text:p>54</text:p>
          </table:table-cell>
          <table:table-cell table:style-name="ce35" table:formula="of:=IFERROR(IF(COUNT([.$A$1:.A377])&gt;1;INDEX([.$A$1:.A377];SUMPRODUCT(MAX(ROW([.$E$1:.E377])*([.E378]=[.$E$1:.E377]))));&quot;&quot;);&quot;&quot;)" office:value-type="float" office:value="41" calcext:value-type="float">
            <text:p>41</text:p>
          </table:table-cell>
          <table:table-cell table:number-columns-repeated="6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53446" calcext:value-type="float">
            <text:p>53446</text:p>
          </table:table-cell>
          <table:table-cell table:formula="of:=VLOOKUP([.B379];[$movies.B:.D];2;0)" office:value-type="string" office:string-value="AU" calcext:value-type="string">
            <text:p>AU</text:p>
          </table:table-cell>
          <table:table-cell table:formula="of:=IFERROR(INDEX([.$D$1:.D378];MATCH([.E379];[.$E$1:.E378];0));MAX([.$D$1:.D378])+1)" office:value-type="float" office:value="106" calcext:value-type="float">
            <text:p>106</text:p>
          </table:table-cell>
          <table:table-cell table:style-name="ce45" office:value-type="string" calcext:value-type="string">
            <text:p>Cheats</text:p>
          </table:table-cell>
          <table:table-cell table:formula="of:=COUNTIF([.E:.E];[.E379])-COUNTIF([.$E$1:.E379];[.E379])" office:value-type="float" office:value="4" calcext:value-type="float">
            <text:p>4</text:p>
          </table:table-cell>
          <table:table-cell table:formula="of:=COUNTIF([.$E$1:.E378];[.E379])" office:value-type="float" office:value="1" calcext:value-type="float">
            <text:p>1</text:p>
          </table:table-cell>
          <table:table-cell table:style-name="ce35" table:formula="of:=IFERROR(INDEX([.A380:.$A$873];MATCH([.E379];[.E380:.$E$873];0));&quot;&quot;)" office:value-type="float" office:value="57" calcext:value-type="float">
            <text:p>57</text:p>
          </table:table-cell>
          <table:table-cell table:style-name="ce35" table:formula="of:=IFERROR(IF(COUNT([.$A$1:.A378])&gt;1;INDEX([.$A$1:.A378];SUMPRODUCT(MAX(ROW([.$E$1:.E378])*([.E379]=[.$E$1:.E378]))));&quot;&quot;);&quot;&quot;)" office:value-type="float" office:value="41" calcext:value-type="float">
            <text:p>41</text:p>
          </table:table-cell>
          <table:table-cell table:number-columns-repeated="6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53446" calcext:value-type="float">
            <text:p>53446</text:p>
          </table:table-cell>
          <table:table-cell table:formula="of:=VLOOKUP([.B380];[$movies.B:.D];2;0)" office:value-type="string" office:string-value="AU" calcext:value-type="string">
            <text:p>AU</text:p>
          </table:table-cell>
          <table:table-cell table:formula="of:=IFERROR(INDEX([.$D$1:.D379];MATCH([.E380];[.$E$1:.E379];0));MAX([.$D$1:.D379])+1)" office:value-type="float" office:value="58" calcext:value-type="float">
            <text:p>58</text:p>
          </table:table-cell>
          <table:table-cell table:style-name="ce45" office:value-type="string" calcext:value-type="string">
            <text:p>Cooking</text:p>
          </table:table-cell>
          <table:table-cell table:formula="of:=COUNTIF([.E:.E];[.E380])-COUNTIF([.$E$1:.E380];[.E380])" office:value-type="float" office:value="0" calcext:value-type="float">
            <text:p>0</text:p>
          </table:table-cell>
          <table:table-cell table:formula="of:=COUNTIF([.$E$1:.E379];[.E380])" office:value-type="float" office:value="1" calcext:value-type="float">
            <text:p>1</text:p>
          </table:table-cell>
          <table:table-cell table:style-name="ce35" table:formula="of:=IFERROR(INDEX([.A381:.$A$873];MATCH([.E380];[.E381:.$E$873];0));&quot;&quot;)">
            <text:p/>
          </table:table-cell>
          <table:table-cell table:style-name="ce35" table:formula="of:=IFERROR(IF(COUNT([.$A$1:.A379])&gt;1;INDEX([.$A$1:.A379];SUMPRODUCT(MAX(ROW([.$E$1:.E379])*([.E380]=[.$E$1:.E379]))));&quot;&quot;);&quot;&quot;)" office:value-type="float" office:value="15" calcext:value-type="float">
            <text:p>15</text:p>
          </table:table-cell>
          <table:table-cell table:number-columns-repeated="6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53446" calcext:value-type="float">
            <text:p>53446</text:p>
          </table:table-cell>
          <table:table-cell table:formula="of:=VLOOKUP([.B381];[$movies.B:.D];2;0)" office:value-type="string" office:string-value="AU" calcext:value-type="string">
            <text:p>AU</text:p>
          </table:table-cell>
          <table:table-cell table:formula="of:=IFERROR(INDEX([.$D$1:.D380];MATCH([.E381];[.$E$1:.E380];0));MAX([.$D$1:.D380])+1)" office:value-type="float" office:value="109" calcext:value-type="float">
            <text:p>109</text:p>
          </table:table-cell>
          <table:table-cell table:style-name="ce45" office:value-type="string" calcext:value-type="string">
            <text:p>Food and Beverage</text:p>
          </table:table-cell>
          <table:table-cell table:formula="of:=COUNTIF([.E:.E];[.E381])-COUNTIF([.$E$1:.E381];[.E381])" office:value-type="float" office:value="2" calcext:value-type="float">
            <text:p>2</text:p>
          </table:table-cell>
          <table:table-cell table:formula="of:=COUNTIF([.$E$1:.E380];[.E381])" office:value-type="float" office:value="0" calcext:value-type="float">
            <text:p>0</text:p>
          </table:table-cell>
          <table:table-cell table:style-name="ce35" table:formula="of:=IFERROR(INDEX([.A382:.$A$873];MATCH([.E381];[.E382:.$E$873];0));&quot;&quot;)" office:value-type="float" office:value="77" calcext:value-type="float">
            <text:p>77</text:p>
          </table:table-cell>
          <table:table-cell table:style-name="ce35" table:formula="of:=IFERROR(IF(COUNT([.$A$1:.A380])&gt;1;INDEX([.$A$1:.A380];SUMPRODUCT(MAX(ROW([.$E$1:.E380])*([.E381]=[.$E$1:.E38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53446" calcext:value-type="float">
            <text:p>53446</text:p>
          </table:table-cell>
          <table:table-cell table:formula="of:=VLOOKUP([.B382];[$movies.B:.D];2;0)" office:value-type="string" office:string-value="AU" calcext:value-type="string">
            <text:p>AU</text:p>
          </table:table-cell>
          <table:table-cell table:formula="of:=IFERROR(INDEX([.$D$1:.D381];MATCH([.E382];[.$E$1:.E381];0));MAX([.$D$1:.D381])+1)" office:value-type="float" office:value="38" calcext:value-type="float">
            <text:p>38</text:p>
          </table:table-cell>
          <table:table-cell table:style-name="ce45" office:value-type="string" calcext:value-type="string">
            <text:p>Game Elements</text:p>
          </table:table-cell>
          <table:table-cell table:formula="of:=COUNTIF([.E:.E];[.E382])-COUNTIF([.$E$1:.E382];[.E382])" office:value-type="float" office:value="5" calcext:value-type="float">
            <text:p>5</text:p>
          </table:table-cell>
          <table:table-cell table:formula="of:=COUNTIF([.$E$1:.E381];[.E382])" office:value-type="float" office:value="3" calcext:value-type="float">
            <text:p>3</text:p>
          </table:table-cell>
          <table:table-cell table:style-name="ce35" table:formula="of:=IFERROR(INDEX([.A383:.$A$873];MATCH([.E382];[.E383:.$E$873];0));&quot;&quot;)" office:value-type="float" office:value="54" calcext:value-type="float">
            <text:p>54</text:p>
          </table:table-cell>
          <table:table-cell table:style-name="ce35" table:formula="of:=IFERROR(IF(COUNT([.$A$1:.A381])&gt;1;INDEX([.$A$1:.A381];SUMPRODUCT(MAX(ROW([.$E$1:.E381])*([.E382]=[.$E$1:.E381]))));&quot;&quot;);&quot;&quot;)" office:value-type="float" office:value="41" calcext:value-type="float">
            <text:p>41</text:p>
          </table:table-cell>
          <table:table-cell table:number-columns-repeated="6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53446" calcext:value-type="float">
            <text:p>53446</text:p>
          </table:table-cell>
          <table:table-cell table:formula="of:=VLOOKUP([.B383];[$movies.B:.D];2;0)" office:value-type="string" office:string-value="AU" calcext:value-type="string">
            <text:p>AU</text:p>
          </table:table-cell>
          <table:table-cell table:formula="of:=IFERROR(INDEX([.$D$1:.D382];MATCH([.E383];[.$E$1:.E382];0));MAX([.$D$1:.D382])+1)" office:value-type="float" office:value="49" calcext:value-type="float">
            <text:p>49</text:p>
          </table:table-cell>
          <table:table-cell table:style-name="ce45" office:value-type="string" calcext:value-type="string">
            <text:p>Ghosts</text:p>
          </table:table-cell>
          <table:table-cell table:formula="of:=COUNTIF([.E:.E];[.E383])-COUNTIF([.$E$1:.E383];[.E383])" office:value-type="float" office:value="6" calcext:value-type="float">
            <text:p>6</text:p>
          </table:table-cell>
          <table:table-cell table:formula="of:=COUNTIF([.$E$1:.E382];[.E383])" office:value-type="float" office:value="8" calcext:value-type="float">
            <text:p>8</text:p>
          </table:table-cell>
          <table:table-cell table:style-name="ce35" table:formula="of:=IFERROR(INDEX([.A384:.$A$873];MATCH([.E383];[.E384:.$E$873];0));&quot;&quot;)" office:value-type="float" office:value="49" calcext:value-type="float">
            <text:p>49</text:p>
          </table:table-cell>
          <table:table-cell table:style-name="ce35" table:formula="of:=IFERROR(IF(COUNT([.$A$1:.A382])&gt;1;INDEX([.$A$1:.A382];SUMPRODUCT(MAX(ROW([.$E$1:.E382])*([.E383]=[.$E$1:.E382]))));&quot;&quot;);&quot;&quot;)" office:value-type="float" office:value="45" calcext:value-type="float">
            <text:p>45</text:p>
          </table:table-cell>
          <table:table-cell table:number-columns-repeated="6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53446" calcext:value-type="float">
            <text:p>53446</text:p>
          </table:table-cell>
          <table:table-cell table:formula="of:=VLOOKUP([.B384];[$movies.B:.D];2;0)" office:value-type="string" office:string-value="AU" calcext:value-type="string">
            <text:p>AU</text:p>
          </table:table-cell>
          <table:table-cell table:formula="of:=IFERROR(INDEX([.$D$1:.D383];MATCH([.E384];[.$E$1:.E383];0));MAX([.$D$1:.D383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384])-COUNTIF([.$E$1:.E384];[.E384])" office:value-type="float" office:value="10" calcext:value-type="float">
            <text:p>10</text:p>
          </table:table-cell>
          <table:table-cell table:formula="of:=COUNTIF([.$E$1:.E383];[.E384])" office:value-type="float" office:value="8" calcext:value-type="float">
            <text:p>8</text:p>
          </table:table-cell>
          <table:table-cell table:style-name="ce35" table:formula="of:=IFERROR(INDEX([.A385:.$A$873];MATCH([.E384];[.E385:.$E$873];0));&quot;&quot;)" office:value-type="float" office:value="50" calcext:value-type="float">
            <text:p>50</text:p>
          </table:table-cell>
          <table:table-cell table:style-name="ce35" table:formula="of:=IFERROR(IF(COUNT([.$A$1:.A383])&gt;1;INDEX([.$A$1:.A383];SUMPRODUCT(MAX(ROW([.$E$1:.E383])*([.E384]=[.$E$1:.E383]))));&quot;&quot;);&quot;&quot;)" office:value-type="float" office:value="41" calcext:value-type="float">
            <text:p>41</text:p>
          </table:table-cell>
          <table:table-cell table:number-columns-repeated="6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53446" calcext:value-type="float">
            <text:p>53446</text:p>
          </table:table-cell>
          <table:table-cell table:formula="of:=VLOOKUP([.B385];[$movies.B:.D];2;0)" office:value-type="string" office:string-value="AU" calcext:value-type="string">
            <text:p>AU</text:p>
          </table:table-cell>
          <table:table-cell table:formula="of:=IFERROR(INDEX([.$D$1:.D384];MATCH([.E385];[.$E$1:.E384];0));MAX([.$D$1:.D384])+1)" office:value-type="float" office:value="66" calcext:value-type="float">
            <text:p>66</text:p>
          </table:table-cell>
          <table:table-cell table:style-name="ce45" office:value-type="string" calcext:value-type="string">
            <text:p>Summoned Into Another World</text:p>
          </table:table-cell>
          <table:table-cell table:formula="of:=COUNTIF([.E:.E];[.E385])-COUNTIF([.$E$1:.E385];[.E385])" office:value-type="float" office:value="3" calcext:value-type="float">
            <text:p>3</text:p>
          </table:table-cell>
          <table:table-cell table:formula="of:=COUNTIF([.$E$1:.E384];[.E385])" office:value-type="float" office:value="1" calcext:value-type="float">
            <text:p>1</text:p>
          </table:table-cell>
          <table:table-cell table:style-name="ce35" table:formula="of:=IFERROR(INDEX([.A386:.$A$873];MATCH([.E385];[.E386:.$E$873];0));&quot;&quot;)" office:value-type="float" office:value="54" calcext:value-type="float">
            <text:p>54</text:p>
          </table:table-cell>
          <table:table-cell table:style-name="ce35" table:formula="of:=IFERROR(IF(COUNT([.$A$1:.A384])&gt;1;INDEX([.$A$1:.A384];SUMPRODUCT(MAX(ROW([.$E$1:.E384])*([.E385]=[.$E$1:.E384]))));&quot;&quot;);&quot;&quot;)" office:value-type="float" office:value="17" calcext:value-type="float">
            <text:p>17</text:p>
          </table:table-cell>
          <table:table-cell table:number-columns-repeated="6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53446" calcext:value-type="float">
            <text:p>53446</text:p>
          </table:table-cell>
          <table:table-cell table:formula="of:=VLOOKUP([.B386];[$movies.B:.D];2;0)" office:value-type="string" office:string-value="AU" calcext:value-type="string">
            <text:p>AU</text:p>
          </table:table-cell>
          <table:table-cell table:formula="of:=IFERROR(INDEX([.$D$1:.D385];MATCH([.E386];[.$E$1:.E385];0));MAX([.$D$1:.D385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386])-COUNTIF([.$E$1:.E386];[.E386])" office:value-type="float" office:value="8" calcext:value-type="float">
            <text:p>8</text:p>
          </table:table-cell>
          <table:table-cell table:formula="of:=COUNTIF([.$E$1:.E385];[.E386])" office:value-type="float" office:value="11" calcext:value-type="float">
            <text:p>11</text:p>
          </table:table-cell>
          <table:table-cell table:style-name="ce35" table:formula="of:=IFERROR(INDEX([.A387:.$A$873];MATCH([.E386];[.E387:.$E$873];0));&quot;&quot;)" office:value-type="float" office:value="54" calcext:value-type="float">
            <text:p>54</text:p>
          </table:table-cell>
          <table:table-cell table:style-name="ce35" table:formula="of:=IFERROR(IF(COUNT([.$A$1:.A385])&gt;1;INDEX([.$A$1:.A385];SUMPRODUCT(MAX(ROW([.$E$1:.E385])*([.E386]=[.$E$1:.E385]))));&quot;&quot;);&quot;&quot;)" office:value-type="float" office:value="42" calcext:value-type="float">
            <text:p>42</text:p>
          </table:table-cell>
          <table:table-cell table:number-columns-repeated="6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50606" calcext:value-type="float">
            <text:p>50606</text:p>
          </table:table-cell>
          <table:table-cell table:formula="of:=VLOOKUP([.B387];[$movies.B:.D];2;0)" office:value-type="string" office:string-value="AV" calcext:value-type="string">
            <text:p>AV</text:p>
          </table:table-cell>
          <table:table-cell table:formula="of:=IFERROR(INDEX([.$D$1:.D386];MATCH([.E387];[.$E$1:.E386];0));MAX([.$D$1:.D386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387])-COUNTIF([.$E$1:.E387];[.E387])" office:value-type="float" office:value="33" calcext:value-type="float">
            <text:p>33</text:p>
          </table:table-cell>
          <table:table-cell table:formula="of:=COUNTIF([.$E$1:.E386];[.E387])" office:value-type="float" office:value="18" calcext:value-type="float">
            <text:p>18</text:p>
          </table:table-cell>
          <table:table-cell table:style-name="ce35" table:formula="of:=IFERROR(INDEX([.A388:.$A$873];MATCH([.E387];[.E388:.$E$873];0));&quot;&quot;)" office:value-type="float" office:value="49" calcext:value-type="float">
            <text:p>49</text:p>
          </table:table-cell>
          <table:table-cell table:style-name="ce35" table:formula="of:=IFERROR(IF(COUNT([.$A$1:.A386])&gt;1;INDEX([.$A$1:.A386];SUMPRODUCT(MAX(ROW([.$E$1:.E386])*([.E387]=[.$E$1:.E386]))));&quot;&quot;);&quot;&quot;)" office:value-type="float" office:value="47" calcext:value-type="float">
            <text:p>47</text:p>
          </table:table-cell>
          <table:table-cell table:number-columns-repeated="6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50606" calcext:value-type="float">
            <text:p>50606</text:p>
          </table:table-cell>
          <table:table-cell table:formula="of:=VLOOKUP([.B388];[$movies.B:.D];2;0)" office:value-type="string" office:string-value="AV" calcext:value-type="string">
            <text:p>AV</text:p>
          </table:table-cell>
          <table:table-cell table:formula="of:=IFERROR(INDEX([.$D$1:.D387];MATCH([.E388];[.$E$1:.E387];0));MAX([.$D$1:.D387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388])-COUNTIF([.$E$1:.E388];[.E388])" office:value-type="float" office:value="24" calcext:value-type="float">
            <text:p>24</text:p>
          </table:table-cell>
          <table:table-cell table:formula="of:=COUNTIF([.$E$1:.E387];[.E388])" office:value-type="float" office:value="22" calcext:value-type="float">
            <text:p>22</text:p>
          </table:table-cell>
          <table:table-cell table:style-name="ce35" table:formula="of:=IFERROR(INDEX([.A389:.$A$873];MATCH([.E388];[.E389:.$E$873];0));&quot;&quot;)" office:value-type="float" office:value="49" calcext:value-type="float">
            <text:p>49</text:p>
          </table:table-cell>
          <table:table-cell table:style-name="ce35" table:formula="of:=IFERROR(IF(COUNT([.$A$1:.A387])&gt;1;INDEX([.$A$1:.A387];SUMPRODUCT(MAX(ROW([.$E$1:.E387])*([.E388]=[.$E$1:.E387]))));&quot;&quot;);&quot;&quot;)" office:value-type="float" office:value="47" calcext:value-type="float">
            <text:p>47</text:p>
          </table:table-cell>
          <table:table-cell table:number-columns-repeated="6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50606" calcext:value-type="float">
            <text:p>50606</text:p>
          </table:table-cell>
          <table:table-cell table:formula="of:=VLOOKUP([.B389];[$movies.B:.D];2;0)" office:value-type="string" office:string-value="AV" calcext:value-type="string">
            <text:p>AV</text:p>
          </table:table-cell>
          <table:table-cell table:formula="of:=IFERROR(INDEX([.$D$1:.D388];MATCH([.E389];[.$E$1:.E388];0));MAX([.$D$1:.D388])+1)" office:value-type="float" office:value="56" calcext:value-type="float">
            <text:p>56</text:p>
          </table:table-cell>
          <table:table-cell table:style-name="ce45" office:value-type="string" calcext:value-type="string">
            <text:p>Sports</text:p>
          </table:table-cell>
          <table:table-cell table:formula="of:=COUNTIF([.E:.E];[.E389])-COUNTIF([.$E$1:.E389];[.E389])" office:value-type="float" office:value="6" calcext:value-type="float">
            <text:p>6</text:p>
          </table:table-cell>
          <table:table-cell table:formula="of:=COUNTIF([.$E$1:.E388];[.E389])" office:value-type="float" office:value="3" calcext:value-type="float">
            <text:p>3</text:p>
          </table:table-cell>
          <table:table-cell table:style-name="ce35" table:formula="of:=IFERROR(INDEX([.A390:.$A$873];MATCH([.E389];[.E390:.$E$873];0));&quot;&quot;)" office:value-type="float" office:value="66" calcext:value-type="float">
            <text:p>66</text:p>
          </table:table-cell>
          <table:table-cell table:style-name="ce35" table:formula="of:=IFERROR(IF(COUNT([.$A$1:.A388])&gt;1;INDEX([.$A$1:.A388];SUMPRODUCT(MAX(ROW([.$E$1:.E388])*([.E389]=[.$E$1:.E388]))));&quot;&quot;);&quot;&quot;)" office:value-type="float" office:value="30" calcext:value-type="float">
            <text:p>30</text:p>
          </table:table-cell>
          <table:table-cell table:number-columns-repeated="6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50606" calcext:value-type="float">
            <text:p>50606</text:p>
          </table:table-cell>
          <table:table-cell table:formula="of:=VLOOKUP([.B390];[$movies.B:.D];2;0)" office:value-type="string" office:string-value="AV" calcext:value-type="string">
            <text:p>AV</text:p>
          </table:table-cell>
          <table:table-cell table:formula="of:=IFERROR(INDEX([.$D$1:.D389];MATCH([.E390];[.$E$1:.E389];0));MAX([.$D$1:.D389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390])-COUNTIF([.$E$1:.E390];[.E390])" office:value-type="float" office:value="17" calcext:value-type="float">
            <text:p>17</text:p>
          </table:table-cell>
          <table:table-cell table:formula="of:=COUNTIF([.$E$1:.E389];[.E390])" office:value-type="float" office:value="10" calcext:value-type="float">
            <text:p>10</text:p>
          </table:table-cell>
          <table:table-cell table:style-name="ce35" table:formula="of:=IFERROR(INDEX([.A391:.$A$873];MATCH([.E390];[.E391:.$E$873];0));&quot;&quot;)" office:value-type="float" office:value="51" calcext:value-type="float">
            <text:p>51</text:p>
          </table:table-cell>
          <table:table-cell table:style-name="ce35" table:formula="of:=IFERROR(IF(COUNT([.$A$1:.A389])&gt;1;INDEX([.$A$1:.A389];SUMPRODUCT(MAX(ROW([.$E$1:.E389])*([.E390]=[.$E$1:.E389]))));&quot;&quot;);&quot;&quot;)" office:value-type="float" office:value="43" calcext:value-type="float">
            <text:p>43</text:p>
          </table:table-cell>
          <table:table-cell table:number-columns-repeated="6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50606" calcext:value-type="float">
            <text:p>50606</text:p>
          </table:table-cell>
          <table:table-cell table:formula="of:=VLOOKUP([.B391];[$movies.B:.D];2;0)" office:value-type="string" office:string-value="AV" calcext:value-type="string">
            <text:p>AV</text:p>
          </table:table-cell>
          <table:table-cell table:formula="of:=IFERROR(INDEX([.$D$1:.D390];MATCH([.E391];[.$E$1:.E390];0));MAX([.$D$1:.D390])+1)" office:value-type="float" office:value="18" calcext:value-type="float">
            <text:p>18</text:p>
          </table:table-cell>
          <table:table-cell table:style-name="ce45" office:value-type="string" calcext:value-type="string">
            <text:p>Military</text:p>
          </table:table-cell>
          <table:table-cell table:formula="of:=COUNTIF([.E:.E];[.E391])-COUNTIF([.$E$1:.E391];[.E391])" office:value-type="float" office:value="6" calcext:value-type="float">
            <text:p>6</text:p>
          </table:table-cell>
          <table:table-cell table:formula="of:=COUNTIF([.$E$1:.E390];[.E391])" office:value-type="float" office:value="3" calcext:value-type="float">
            <text:p>3</text:p>
          </table:table-cell>
          <table:table-cell table:style-name="ce35" table:formula="of:=IFERROR(INDEX([.A392:.$A$873];MATCH([.E391];[.E392:.$E$873];0));&quot;&quot;)" office:value-type="float" office:value="57" calcext:value-type="float">
            <text:p>57</text:p>
          </table:table-cell>
          <table:table-cell table:style-name="ce35" table:formula="of:=IFERROR(IF(COUNT([.$A$1:.A390])&gt;1;INDEX([.$A$1:.A390];SUMPRODUCT(MAX(ROW([.$E$1:.E390])*([.E391]=[.$E$1:.E390]))));&quot;&quot;);&quot;&quot;)" office:value-type="float" office:value="37" calcext:value-type="float">
            <text:p>37</text:p>
          </table:table-cell>
          <table:table-cell table:number-columns-repeated="6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50606" calcext:value-type="float">
            <text:p>50606</text:p>
          </table:table-cell>
          <table:table-cell table:formula="of:=VLOOKUP([.B392];[$movies.B:.D];2;0)" office:value-type="string" office:string-value="AV" calcext:value-type="string">
            <text:p>AV</text:p>
          </table:table-cell>
          <table:table-cell table:formula="of:=IFERROR(INDEX([.$D$1:.D391];MATCH([.E392];[.$E$1:.E391];0));MAX([.$D$1:.D391])+1)" office:value-type="float" office:value="110" calcext:value-type="float">
            <text:p>110</text:p>
          </table:table-cell>
          <table:table-cell table:style-name="ce45" office:value-type="string" calcext:value-type="string">
            <text:p>Childhood Friends</text:p>
          </table:table-cell>
          <table:table-cell table:formula="of:=COUNTIF([.E:.E];[.E392])-COUNTIF([.$E$1:.E392];[.E392])" office:value-type="float" office:value="1" calcext:value-type="float">
            <text:p>1</text:p>
          </table:table-cell>
          <table:table-cell table:formula="of:=COUNTIF([.$E$1:.E391];[.E392])" office:value-type="float" office:value="0" calcext:value-type="float">
            <text:p>0</text:p>
          </table:table-cell>
          <table:table-cell table:style-name="ce35" table:formula="of:=IFERROR(INDEX([.A393:.$A$873];MATCH([.E392];[.E393:.$E$873];0));&quot;&quot;)">
            <text:p/>
          </table:table-cell>
          <table:table-cell table:style-name="ce35" table:formula="of:=IFERROR(IF(COUNT([.$A$1:.A391])&gt;1;INDEX([.$A$1:.A391];SUMPRODUCT(MAX(ROW([.$E$1:.E391])*([.E392]=[.$E$1:.E391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50606" calcext:value-type="float">
            <text:p>50606</text:p>
          </table:table-cell>
          <table:table-cell table:formula="of:=VLOOKUP([.B393];[$movies.B:.D];2;0)" office:value-type="string" office:string-value="AV" calcext:value-type="string">
            <text:p>AV</text:p>
          </table:table-cell>
          <table:table-cell table:formula="of:=IFERROR(INDEX([.$D$1:.D392];MATCH([.E393];[.$E$1:.E392];0));MAX([.$D$1:.D392])+1)" office:value-type="float" office:value="111" calcext:value-type="float">
            <text:p>111</text:p>
          </table:table-cell>
          <table:table-cell table:style-name="ce45" office:value-type="string" calcext:value-type="string">
            <text:p>Curse</text:p>
          </table:table-cell>
          <table:table-cell table:formula="of:=COUNTIF([.E:.E];[.E393])-COUNTIF([.$E$1:.E393];[.E393])" office:value-type="float" office:value="1" calcext:value-type="float">
            <text:p>1</text:p>
          </table:table-cell>
          <table:table-cell table:formula="of:=COUNTIF([.$E$1:.E392];[.E393])" office:value-type="float" office:value="0" calcext:value-type="float">
            <text:p>0</text:p>
          </table:table-cell>
          <table:table-cell table:style-name="ce35" table:formula="of:=IFERROR(INDEX([.A394:.$A$873];MATCH([.E393];[.E394:.$E$873];0));&quot;&quot;)">
            <text:p/>
          </table:table-cell>
          <table:table-cell table:style-name="ce35" table:formula="of:=IFERROR(IF(COUNT([.$A$1:.A392])&gt;1;INDEX([.$A$1:.A392];SUMPRODUCT(MAX(ROW([.$E$1:.E392])*([.E393]=[.$E$1:.E39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50606" calcext:value-type="float">
            <text:p>50606</text:p>
          </table:table-cell>
          <table:table-cell table:formula="of:=VLOOKUP([.B394];[$movies.B:.D];2;0)" office:value-type="string" office:string-value="AV" calcext:value-type="string">
            <text:p>AV</text:p>
          </table:table-cell>
          <table:table-cell table:formula="of:=IFERROR(INDEX([.$D$1:.D393];MATCH([.E394];[.$E$1:.E393];0));MAX([.$D$1:.D393])+1)" office:value-type="float" office:value="112" calcext:value-type="float">
            <text:p>112</text:p>
          </table:table-cell>
          <table:table-cell table:style-name="ce45" office:value-type="string" calcext:value-type="string">
            <text:p>Elemental Powers</text:p>
          </table:table-cell>
          <table:table-cell table:formula="of:=COUNTIF([.E:.E];[.E394])-COUNTIF([.$E$1:.E394];[.E394])" office:value-type="float" office:value="0" calcext:value-type="float">
            <text:p>0</text:p>
          </table:table-cell>
          <table:table-cell table:formula="of:=COUNTIF([.$E$1:.E393];[.E394])" office:value-type="float" office:value="0" calcext:value-type="float">
            <text:p>0</text:p>
          </table:table-cell>
          <table:table-cell table:style-name="ce35" table:formula="of:=IFERROR(INDEX([.A395:.$A$873];MATCH([.E394];[.E395:.$E$873];0));&quot;&quot;)">
            <text:p/>
          </table:table-cell>
          <table:table-cell table:style-name="ce35" table:formula="of:=IFERROR(IF(COUNT([.$A$1:.A393])&gt;1;INDEX([.$A$1:.A393];SUMPRODUCT(MAX(ROW([.$E$1:.E393])*([.E394]=[.$E$1:.E393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50606" calcext:value-type="float">
            <text:p>50606</text:p>
          </table:table-cell>
          <table:table-cell table:formula="of:=VLOOKUP([.B395];[$movies.B:.D];2;0)" office:value-type="string" office:string-value="AV" calcext:value-type="string">
            <text:p>AV</text:p>
          </table:table-cell>
          <table:table-cell table:formula="of:=IFERROR(INDEX([.$D$1:.D394];MATCH([.E395];[.$E$1:.E394];0));MAX([.$D$1:.D394])+1)" office:value-type="float" office:value="99" calcext:value-type="float">
            <text:p>99</text:p>
          </table:table-cell>
          <table:table-cell table:style-name="ce45" office:value-type="string" calcext:value-type="string">
            <text:p>Exorcists</text:p>
          </table:table-cell>
          <table:table-cell table:formula="of:=COUNTIF([.E:.E];[.E395])-COUNTIF([.$E$1:.E395];[.E395])" office:value-type="float" office:value="0" calcext:value-type="float">
            <text:p>0</text:p>
          </table:table-cell>
          <table:table-cell table:formula="of:=COUNTIF([.$E$1:.E394];[.E395])" office:value-type="float" office:value="1" calcext:value-type="float">
            <text:p>1</text:p>
          </table:table-cell>
          <table:table-cell table:style-name="ce35" table:formula="of:=IFERROR(INDEX([.A396:.$A$873];MATCH([.E395];[.E396:.$E$873];0));&quot;&quot;)">
            <text:p/>
          </table:table-cell>
          <table:table-cell table:style-name="ce35" table:formula="of:=IFERROR(IF(COUNT([.$A$1:.A394])&gt;1;INDEX([.$A$1:.A394];SUMPRODUCT(MAX(ROW([.$E$1:.E394])*([.E395]=[.$E$1:.E394]))));&quot;&quot;);&quot;&quot;)" office:value-type="float" office:value="35" calcext:value-type="float">
            <text:p>35</text:p>
          </table:table-cell>
          <table:table-cell table:number-columns-repeated="6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50606" calcext:value-type="float">
            <text:p>50606</text:p>
          </table:table-cell>
          <table:table-cell table:formula="of:=VLOOKUP([.B396];[$movies.B:.D];2;0)" office:value-type="string" office:string-value="AV" calcext:value-type="string">
            <text:p>AV</text:p>
          </table:table-cell>
          <table:table-cell table:formula="of:=IFERROR(INDEX([.$D$1:.D395];MATCH([.E396];[.$E$1:.E395];0));MAX([.$D$1:.D395])+1)" office:value-type="float" office:value="113" calcext:value-type="float">
            <text:p>113</text:p>
          </table:table-cell>
          <table:table-cell table:style-name="ce45" office:value-type="string" calcext:value-type="string">
            <text:p>Gender Bender</text:p>
          </table:table-cell>
          <table:table-cell table:formula="of:=COUNTIF([.E:.E];[.E396])-COUNTIF([.$E$1:.E396];[.E396])" office:value-type="float" office:value="0" calcext:value-type="float">
            <text:p>0</text:p>
          </table:table-cell>
          <table:table-cell table:formula="of:=COUNTIF([.$E$1:.E395];[.E396])" office:value-type="float" office:value="0" calcext:value-type="float">
            <text:p>0</text:p>
          </table:table-cell>
          <table:table-cell table:style-name="ce35" table:formula="of:=IFERROR(INDEX([.A397:.$A$873];MATCH([.E396];[.E397:.$E$873];0));&quot;&quot;)">
            <text:p/>
          </table:table-cell>
          <table:table-cell table:style-name="ce35" table:formula="of:=IFERROR(IF(COUNT([.$A$1:.A395])&gt;1;INDEX([.$A$1:.A395];SUMPRODUCT(MAX(ROW([.$E$1:.E395])*([.E396]=[.$E$1:.E39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50606" calcext:value-type="float">
            <text:p>50606</text:p>
          </table:table-cell>
          <table:table-cell table:formula="of:=VLOOKUP([.B397];[$movies.B:.D];2;0)" office:value-type="string" office:string-value="AV" calcext:value-type="string">
            <text:p>AV</text:p>
          </table:table-cell>
          <table:table-cell table:formula="of:=IFERROR(INDEX([.$D$1:.D396];MATCH([.E397];[.$E$1:.E396];0));MAX([.$D$1:.D396])+1)" office:value-type="float" office:value="114" calcext:value-type="float">
            <text:p>114</text:p>
          </table:table-cell>
          <table:table-cell table:style-name="ce45" office:value-type="string" calcext:value-type="string">
            <text:p>Japanese Mythology</text:p>
          </table:table-cell>
          <table:table-cell table:formula="of:=COUNTIF([.E:.E];[.E397])-COUNTIF([.$E$1:.E397];[.E397])" office:value-type="float" office:value="2" calcext:value-type="float">
            <text:p>2</text:p>
          </table:table-cell>
          <table:table-cell table:formula="of:=COUNTIF([.$E$1:.E396];[.E397])" office:value-type="float" office:value="0" calcext:value-type="float">
            <text:p>0</text:p>
          </table:table-cell>
          <table:table-cell table:style-name="ce35" table:formula="of:=IFERROR(INDEX([.A398:.$A$873];MATCH([.E397];[.E398:.$E$873];0));&quot;&quot;)" office:value-type="float" office:value="84" calcext:value-type="float">
            <text:p>84</text:p>
          </table:table-cell>
          <table:table-cell table:style-name="ce35" table:formula="of:=IFERROR(IF(COUNT([.$A$1:.A396])&gt;1;INDEX([.$A$1:.A396];SUMPRODUCT(MAX(ROW([.$E$1:.E396])*([.E397]=[.$E$1:.E396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50606" calcext:value-type="float">
            <text:p>50606</text:p>
          </table:table-cell>
          <table:table-cell table:formula="of:=VLOOKUP([.B398];[$movies.B:.D];2;0)" office:value-type="string" office:string-value="AV" calcext:value-type="string">
            <text:p>AV</text:p>
          </table:table-cell>
          <table:table-cell table:formula="of:=IFERROR(INDEX([.$D$1:.D397];MATCH([.E398];[.$E$1:.E397];0));MAX([.$D$1:.D397])+1)" office:value-type="float" office:value="91" calcext:value-type="float">
            <text:p>91</text:p>
          </table:table-cell>
          <table:table-cell table:style-name="ce45" office:value-type="string" calcext:value-type="string">
            <text:p>Ninja</text:p>
          </table:table-cell>
          <table:table-cell table:formula="of:=COUNTIF([.E:.E];[.E398])-COUNTIF([.$E$1:.E398];[.E398])" office:value-type="float" office:value="1" calcext:value-type="float">
            <text:p>1</text:p>
          </table:table-cell>
          <table:table-cell table:formula="of:=COUNTIF([.$E$1:.E397];[.E398])" office:value-type="float" office:value="2" calcext:value-type="float">
            <text:p>2</text:p>
          </table:table-cell>
          <table:table-cell table:style-name="ce35" table:formula="of:=IFERROR(INDEX([.A399:.$A$873];MATCH([.E398];[.E399:.$E$873];0));&quot;&quot;)" office:value-type="float" office:value="87" calcext:value-type="float">
            <text:p>87</text:p>
          </table:table-cell>
          <table:table-cell table:style-name="ce35" table:formula="of:=IFERROR(IF(COUNT([.$A$1:.A397])&gt;1;INDEX([.$A$1:.A397];SUMPRODUCT(MAX(ROW([.$E$1:.E397])*([.E398]=[.$E$1:.E397]))));&quot;&quot;);&quot;&quot;)" office:value-type="float" office:value="32" calcext:value-type="float">
            <text:p>32</text:p>
          </table:table-cell>
          <table:table-cell table:number-columns-repeated="6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50606" calcext:value-type="float">
            <text:p>50606</text:p>
          </table:table-cell>
          <table:table-cell table:formula="of:=VLOOKUP([.B399];[$movies.B:.D];2;0)" office:value-type="string" office:string-value="AV" calcext:value-type="string">
            <text:p>AV</text:p>
          </table:table-cell>
          <table:table-cell table:formula="of:=IFERROR(INDEX([.$D$1:.D398];MATCH([.E399];[.$E$1:.E398];0));MAX([.$D$1:.D398])+1)" office:value-type="float" office:value="35" calcext:value-type="float">
            <text:p>35</text:p>
          </table:table-cell>
          <table:table-cell table:style-name="ce45" office:value-type="string" calcext:value-type="string">
            <text:p>Supernatural</text:p>
          </table:table-cell>
          <table:table-cell table:formula="of:=COUNTIF([.E:.E];[.E399])-COUNTIF([.$E$1:.E399];[.E399])" office:value-type="float" office:value="4" calcext:value-type="float">
            <text:p>4</text:p>
          </table:table-cell>
          <table:table-cell table:formula="of:=COUNTIF([.$E$1:.E398];[.E399])" office:value-type="float" office:value="7" calcext:value-type="float">
            <text:p>7</text:p>
          </table:table-cell>
          <table:table-cell table:style-name="ce35" table:formula="of:=IFERROR(INDEX([.A400:.$A$873];MATCH([.E399];[.E400:.$E$873];0));&quot;&quot;)" office:value-type="float" office:value="80" calcext:value-type="float">
            <text:p>80</text:p>
          </table:table-cell>
          <table:table-cell table:style-name="ce35" table:formula="of:=IFERROR(IF(COUNT([.$A$1:.A398])&gt;1;INDEX([.$A$1:.A398];SUMPRODUCT(MAX(ROW([.$E$1:.E398])*([.E399]=[.$E$1:.E398]))));&quot;&quot;);&quot;&quot;)" office:value-type="float" office:value="45" calcext:value-type="float">
            <text:p>45</text:p>
          </table:table-cell>
          <table:table-cell table:number-columns-repeated="6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50606" calcext:value-type="float">
            <text:p>50606</text:p>
          </table:table-cell>
          <table:table-cell table:formula="of:=VLOOKUP([.B400];[$movies.B:.D];2;0)" office:value-type="string" office:string-value="AV" calcext:value-type="string">
            <text:p>AV</text:p>
          </table:table-cell>
          <table:table-cell table:formula="of:=IFERROR(INDEX([.$D$1:.D399];MATCH([.E400];[.$E$1:.E399];0));MAX([.$D$1:.D399])+1)" office:value-type="float" office:value="115" calcext:value-type="float">
            <text:p>115</text:p>
          </table:table-cell>
          <table:table-cell table:style-name="ce45" office:value-type="string" calcext:value-type="string">
            <text:p>Youkai</text:p>
          </table:table-cell>
          <table:table-cell table:formula="of:=COUNTIF([.E:.E];[.E400])-COUNTIF([.$E$1:.E400];[.E400])" office:value-type="float" office:value="2" calcext:value-type="float">
            <text:p>2</text:p>
          </table:table-cell>
          <table:table-cell table:formula="of:=COUNTIF([.$E$1:.E399];[.E400])" office:value-type="float" office:value="0" calcext:value-type="float">
            <text:p>0</text:p>
          </table:table-cell>
          <table:table-cell table:style-name="ce35" table:formula="of:=IFERROR(INDEX([.A401:.$A$873];MATCH([.E400];[.E401:.$E$873];0));&quot;&quot;)" office:value-type="float" office:value="84" calcext:value-type="float">
            <text:p>84</text:p>
          </table:table-cell>
          <table:table-cell table:style-name="ce35" table:formula="of:=IFERROR(IF(COUNT([.$A$1:.A399])&gt;1;INDEX([.$A$1:.A399];SUMPRODUCT(MAX(ROW([.$E$1:.E399])*([.E400]=[.$E$1:.E399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50606" calcext:value-type="float">
            <text:p>50606</text:p>
          </table:table-cell>
          <table:table-cell table:formula="of:=VLOOKUP([.B401];[$movies.B:.D];2;0)" office:value-type="string" office:string-value="AV" calcext:value-type="string">
            <text:p>AV</text:p>
          </table:table-cell>
          <table:table-cell table:formula="of:=IFERROR(INDEX([.$D$1:.D400];MATCH([.E401];[.$E$1:.E400];0));MAX([.$D$1:.D400])+1)" office:value-type="float" office:value="16" calcext:value-type="float">
            <text:p>16</text:p>
          </table:table-cell>
          <table:table-cell table:style-name="ce45" office:value-type="string" calcext:value-type="string">
            <text:p>College</text:p>
          </table:table-cell>
          <table:table-cell table:formula="of:=COUNTIF([.E:.E];[.E401])-COUNTIF([.$E$1:.E401];[.E401])" office:value-type="float" office:value="6" calcext:value-type="float">
            <text:p>6</text:p>
          </table:table-cell>
          <table:table-cell table:formula="of:=COUNTIF([.$E$1:.E400];[.E401])" office:value-type="float" office:value="5" calcext:value-type="float">
            <text:p>5</text:p>
          </table:table-cell>
          <table:table-cell table:style-name="ce35" table:formula="of:=IFERROR(INDEX([.A402:.$A$873];MATCH([.E401];[.E402:.$E$873];0));&quot;&quot;)" office:value-type="float" office:value="53" calcext:value-type="float">
            <text:p>53</text:p>
          </table:table-cell>
          <table:table-cell table:style-name="ce35" table:formula="of:=IFERROR(IF(COUNT([.$A$1:.A400])&gt;1;INDEX([.$A$1:.A400];SUMPRODUCT(MAX(ROW([.$E$1:.E400])*([.E401]=[.$E$1:.E400]))));&quot;&quot;);&quot;&quot;)" office:value-type="float" office:value="34" calcext:value-type="float">
            <text:p>34</text:p>
          </table:table-cell>
          <table:table-cell table:number-columns-repeated="6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3861" calcext:value-type="float">
            <text:p>3861</text:p>
          </table:table-cell>
          <table:table-cell table:formula="of:=VLOOKUP([.B402];[$movies.B:.D];2;0)" office:value-type="string" office:string-value="AW" calcext:value-type="string">
            <text:p>AW</text:p>
          </table:table-cell>
          <table:table-cell table:formula="of:=IFERROR(INDEX([.$D$1:.D401];MATCH([.E402];[.$E$1:.E401];0));MAX([.$D$1:.D401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402])-COUNTIF([.$E$1:.E402];[.E402])" office:value-type="float" office:value="32" calcext:value-type="float">
            <text:p>32</text:p>
          </table:table-cell>
          <table:table-cell table:formula="of:=COUNTIF([.$E$1:.E401];[.E402])" office:value-type="float" office:value="19" calcext:value-type="float">
            <text:p>19</text:p>
          </table:table-cell>
          <table:table-cell table:style-name="ce35" table:formula="of:=IFERROR(INDEX([.A403:.$A$873];MATCH([.E402];[.E403:.$E$873];0));&quot;&quot;)" office:value-type="float" office:value="50" calcext:value-type="float">
            <text:p>50</text:p>
          </table:table-cell>
          <table:table-cell table:style-name="ce35" table:formula="of:=IFERROR(IF(COUNT([.$A$1:.A401])&gt;1;INDEX([.$A$1:.A401];SUMPRODUCT(MAX(ROW([.$E$1:.E401])*([.E402]=[.$E$1:.E401]))));&quot;&quot;);&quot;&quot;)" office:value-type="float" office:value="48" calcext:value-type="float">
            <text:p>48</text:p>
          </table:table-cell>
          <table:table-cell table:number-columns-repeated="6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3861" calcext:value-type="float">
            <text:p>3861</text:p>
          </table:table-cell>
          <table:table-cell table:formula="of:=VLOOKUP([.B403];[$movies.B:.D];2;0)" office:value-type="string" office:string-value="AW" calcext:value-type="string">
            <text:p>AW</text:p>
          </table:table-cell>
          <table:table-cell table:formula="of:=IFERROR(INDEX([.$D$1:.D402];MATCH([.E403];[.$E$1:.E402];0));MAX([.$D$1:.D402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403])-COUNTIF([.$E$1:.E403];[.E403])" office:value-type="float" office:value="20" calcext:value-type="float">
            <text:p>20</text:p>
          </table:table-cell>
          <table:table-cell table:formula="of:=COUNTIF([.$E$1:.E402];[.E403])" office:value-type="float" office:value="12" calcext:value-type="float">
            <text:p>12</text:p>
          </table:table-cell>
          <table:table-cell table:style-name="ce35" table:formula="of:=IFERROR(INDEX([.A404:.$A$873];MATCH([.E403];[.E404:.$E$873];0));&quot;&quot;)" office:value-type="float" office:value="50" calcext:value-type="float">
            <text:p>50</text:p>
          </table:table-cell>
          <table:table-cell table:style-name="ce35" table:formula="of:=IFERROR(IF(COUNT([.$A$1:.A402])&gt;1;INDEX([.$A$1:.A402];SUMPRODUCT(MAX(ROW([.$E$1:.E402])*([.E403]=[.$E$1:.E402]))));&quot;&quot;);&quot;&quot;)" office:value-type="float" office:value="47" calcext:value-type="float">
            <text:p>47</text:p>
          </table:table-cell>
          <table:table-cell table:number-columns-repeated="6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3861" calcext:value-type="float">
            <text:p>3861</text:p>
          </table:table-cell>
          <table:table-cell table:formula="of:=VLOOKUP([.B404];[$movies.B:.D];2;0)" office:value-type="string" office:string-value="AW" calcext:value-type="string">
            <text:p>AW</text:p>
          </table:table-cell>
          <table:table-cell table:formula="of:=IFERROR(INDEX([.$D$1:.D403];MATCH([.E404];[.$E$1:.E403];0));MAX([.$D$1:.D403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404])-COUNTIF([.$E$1:.E404];[.E404])" office:value-type="float" office:value="23" calcext:value-type="float">
            <text:p>23</text:p>
          </table:table-cell>
          <table:table-cell table:formula="of:=COUNTIF([.$E$1:.E403];[.E404])" office:value-type="float" office:value="23" calcext:value-type="float">
            <text:p>23</text:p>
          </table:table-cell>
          <table:table-cell table:style-name="ce35" table:formula="of:=IFERROR(INDEX([.A405:.$A$873];MATCH([.E404];[.E405:.$E$873];0));&quot;&quot;)" office:value-type="float" office:value="51" calcext:value-type="float">
            <text:p>51</text:p>
          </table:table-cell>
          <table:table-cell table:style-name="ce35" table:formula="of:=IFERROR(IF(COUNT([.$A$1:.A403])&gt;1;INDEX([.$A$1:.A403];SUMPRODUCT(MAX(ROW([.$E$1:.E403])*([.E404]=[.$E$1:.E403]))));&quot;&quot;);&quot;&quot;)" office:value-type="float" office:value="48" calcext:value-type="float">
            <text:p>48</text:p>
          </table:table-cell>
          <table:table-cell table:number-columns-repeated="6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3861" calcext:value-type="float">
            <text:p>3861</text:p>
          </table:table-cell>
          <table:table-cell table:formula="of:=VLOOKUP([.B405];[$movies.B:.D];2;0)" office:value-type="string" office:string-value="AW" calcext:value-type="string">
            <text:p>AW</text:p>
          </table:table-cell>
          <table:table-cell table:formula="of:=IFERROR(INDEX([.$D$1:.D404];MATCH([.E405];[.$E$1:.E404];0));MAX([.$D$1:.D404])+1)" office:value-type="float" office:value="49" calcext:value-type="float">
            <text:p>49</text:p>
          </table:table-cell>
          <table:table-cell table:style-name="ce45" office:value-type="string" calcext:value-type="string">
            <text:p>Ghosts</text:p>
          </table:table-cell>
          <table:table-cell table:formula="of:=COUNTIF([.E:.E];[.E405])-COUNTIF([.$E$1:.E405];[.E405])" office:value-type="float" office:value="5" calcext:value-type="float">
            <text:p>5</text:p>
          </table:table-cell>
          <table:table-cell table:formula="of:=COUNTIF([.$E$1:.E404];[.E405])" office:value-type="float" office:value="9" calcext:value-type="float">
            <text:p>9</text:p>
          </table:table-cell>
          <table:table-cell table:style-name="ce35" table:formula="of:=IFERROR(INDEX([.A406:.$A$873];MATCH([.E405];[.E406:.$E$873];0));&quot;&quot;)" office:value-type="float" office:value="71" calcext:value-type="float">
            <text:p>71</text:p>
          </table:table-cell>
          <table:table-cell table:style-name="ce35" table:formula="of:=IFERROR(IF(COUNT([.$A$1:.A404])&gt;1;INDEX([.$A$1:.A404];SUMPRODUCT(MAX(ROW([.$E$1:.E404])*([.E405]=[.$E$1:.E404]))));&quot;&quot;);&quot;&quot;)" office:value-type="float" office:value="47" calcext:value-type="float">
            <text:p>47</text:p>
          </table:table-cell>
          <table:table-cell table:number-columns-repeated="6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3861" calcext:value-type="float">
            <text:p>3861</text:p>
          </table:table-cell>
          <table:table-cell table:formula="of:=VLOOKUP([.B406];[$movies.B:.D];2;0)" office:value-type="string" office:string-value="AW" calcext:value-type="string">
            <text:p>AW</text:p>
          </table:table-cell>
          <table:table-cell table:formula="of:=IFERROR(INDEX([.$D$1:.D405];MATCH([.E406];[.$E$1:.E405];0));MAX([.$D$1:.D405])+1)" office:value-type="float" office:value="97" calcext:value-type="float">
            <text:p>97</text:p>
          </table:table-cell>
          <table:table-cell table:style-name="ce45" office:value-type="string" calcext:value-type="string">
            <text:p>Recap</text:p>
          </table:table-cell>
          <table:table-cell table:formula="of:=COUNTIF([.E:.E];[.E406])-COUNTIF([.$E$1:.E406];[.E406])" office:value-type="float" office:value="2" calcext:value-type="float">
            <text:p>2</text:p>
          </table:table-cell>
          <table:table-cell table:formula="of:=COUNTIF([.$E$1:.E405];[.E406])" office:value-type="float" office:value="1" calcext:value-type="float">
            <text:p>1</text:p>
          </table:table-cell>
          <table:table-cell table:style-name="ce35" table:formula="of:=IFERROR(INDEX([.A407:.$A$873];MATCH([.E406];[.E407:.$E$873];0));&quot;&quot;)" office:value-type="float" office:value="65" calcext:value-type="float">
            <text:p>65</text:p>
          </table:table-cell>
          <table:table-cell table:style-name="ce35" table:formula="of:=IFERROR(IF(COUNT([.$A$1:.A405])&gt;1;INDEX([.$A$1:.A405];SUMPRODUCT(MAX(ROW([.$E$1:.E405])*([.E406]=[.$E$1:.E405]))));&quot;&quot;);&quot;&quot;)" office:value-type="float" office:value="34" calcext:value-type="float">
            <text:p>34</text:p>
          </table:table-cell>
          <table:table-cell table:number-columns-repeated="6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3861" calcext:value-type="float">
            <text:p>3861</text:p>
          </table:table-cell>
          <table:table-cell table:formula="of:=VLOOKUP([.B407];[$movies.B:.D];2;0)" office:value-type="string" office:string-value="AW" calcext:value-type="string">
            <text:p>AW</text:p>
          </table:table-cell>
          <table:table-cell table:formula="of:=IFERROR(INDEX([.$D$1:.D406];MATCH([.E407];[.$E$1:.E406];0));MAX([.$D$1:.D406])+1)" office:value-type="float" office:value="98" calcext:value-type="float">
            <text:p>98</text:p>
          </table:table-cell>
          <table:table-cell table:style-name="ce45" office:value-type="string" calcext:value-type="string">
            <text:p>Tournaments</text:p>
          </table:table-cell>
          <table:table-cell table:formula="of:=COUNTIF([.E:.E];[.E407])-COUNTIF([.$E$1:.E407];[.E407])" office:value-type="float" office:value="1" calcext:value-type="float">
            <text:p>1</text:p>
          </table:table-cell>
          <table:table-cell table:formula="of:=COUNTIF([.$E$1:.E406];[.E407])" office:value-type="float" office:value="2" calcext:value-type="float">
            <text:p>2</text:p>
          </table:table-cell>
          <table:table-cell table:style-name="ce35" table:formula="of:=IFERROR(INDEX([.A408:.$A$873];MATCH([.E407];[.E408:.$E$873];0));&quot;&quot;)" office:value-type="float" office:value="66" calcext:value-type="float">
            <text:p>66</text:p>
          </table:table-cell>
          <table:table-cell table:style-name="ce35" table:formula="of:=IFERROR(IF(COUNT([.$A$1:.A406])&gt;1;INDEX([.$A$1:.A406];SUMPRODUCT(MAX(ROW([.$E$1:.E406])*([.E407]=[.$E$1:.E406]))));&quot;&quot;);&quot;&quot;)" office:value-type="float" office:value="45" calcext:value-type="float">
            <text:p>45</text:p>
          </table:table-cell>
          <table:table-cell table:number-columns-repeated="6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3861" calcext:value-type="float">
            <text:p>3861</text:p>
          </table:table-cell>
          <table:table-cell table:formula="of:=VLOOKUP([.B408];[$movies.B:.D];2;0)" office:value-type="string" office:string-value="AW" calcext:value-type="string">
            <text:p>AW</text:p>
          </table:table-cell>
          <table:table-cell table:formula="of:=IFERROR(INDEX([.$D$1:.D407];MATCH([.E408];[.$E$1:.E407];0));MAX([.$D$1:.D407])+1)" office:value-type="float" office:value="13" calcext:value-type="float">
            <text:p>13</text:p>
          </table:table-cell>
          <table:table-cell table:style-name="ce45" office:value-type="string" calcext:value-type="string">
            <text:p>Pets</text:p>
          </table:table-cell>
          <table:table-cell table:formula="of:=COUNTIF([.E:.E];[.E408])-COUNTIF([.$E$1:.E408];[.E408])" office:value-type="float" office:value="7" calcext:value-type="float">
            <text:p>7</text:p>
          </table:table-cell>
          <table:table-cell table:formula="of:=COUNTIF([.$E$1:.E407];[.E408])" office:value-type="float" office:value="7" calcext:value-type="float">
            <text:p>7</text:p>
          </table:table-cell>
          <table:table-cell table:style-name="ce35" table:formula="of:=IFERROR(INDEX([.A409:.$A$873];MATCH([.E408];[.E409:.$E$873];0));&quot;&quot;)" office:value-type="float" office:value="62" calcext:value-type="float">
            <text:p>62</text:p>
          </table:table-cell>
          <table:table-cell table:style-name="ce35" table:formula="of:=IFERROR(IF(COUNT([.$A$1:.A407])&gt;1;INDEX([.$A$1:.A407];SUMPRODUCT(MAX(ROW([.$E$1:.E407])*([.E408]=[.$E$1:.E407]))));&quot;&quot;);&quot;&quot;)" office:value-type="float" office:value="37" calcext:value-type="float">
            <text:p>37</text:p>
          </table:table-cell>
          <table:table-cell table:number-columns-repeated="6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40602" calcext:value-type="float">
            <text:p>40602</text:p>
          </table:table-cell>
          <table:table-cell table:formula="of:=VLOOKUP([.B409];[$movies.B:.D];2;0)" office:value-type="string" office:string-value="AX" calcext:value-type="string">
            <text:p>AX</text:p>
          </table:table-cell>
          <table:table-cell table:formula="of:=IFERROR(INDEX([.$D$1:.D408];MATCH([.E409];[.$E$1:.E408];0));MAX([.$D$1:.D408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409])-COUNTIF([.$E$1:.E409];[.E409])" office:value-type="float" office:value="31" calcext:value-type="float">
            <text:p>31</text:p>
          </table:table-cell>
          <table:table-cell table:formula="of:=COUNTIF([.$E$1:.E408];[.E409])" office:value-type="float" office:value="20" calcext:value-type="float">
            <text:p>20</text:p>
          </table:table-cell>
          <table:table-cell table:style-name="ce35" table:formula="of:=IFERROR(INDEX([.A410:.$A$873];MATCH([.E409];[.E410:.$E$873];0));&quot;&quot;)" office:value-type="float" office:value="52" calcext:value-type="float">
            <text:p>52</text:p>
          </table:table-cell>
          <table:table-cell table:style-name="ce35" table:formula="of:=IFERROR(IF(COUNT([.$A$1:.A408])&gt;1;INDEX([.$A$1:.A408];SUMPRODUCT(MAX(ROW([.$E$1:.E408])*([.E409]=[.$E$1:.E408]))));&quot;&quot;);&quot;&quot;)" office:value-type="float" office:value="49" calcext:value-type="float">
            <text:p>49</text:p>
          </table:table-cell>
          <table:table-cell table:number-columns-repeated="6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40602" calcext:value-type="float">
            <text:p>40602</text:p>
          </table:table-cell>
          <table:table-cell table:formula="of:=VLOOKUP([.B410];[$movies.B:.D];2;0)" office:value-type="string" office:string-value="AX" calcext:value-type="string">
            <text:p>AX</text:p>
          </table:table-cell>
          <table:table-cell table:formula="of:=IFERROR(INDEX([.$D$1:.D409];MATCH([.E410];[.$E$1:.E409];0));MAX([.$D$1:.D409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410])-COUNTIF([.$E$1:.E410];[.E410])" office:value-type="float" office:value="19" calcext:value-type="float">
            <text:p>19</text:p>
          </table:table-cell>
          <table:table-cell table:formula="of:=COUNTIF([.$E$1:.E409];[.E410])" office:value-type="float" office:value="13" calcext:value-type="float">
            <text:p>13</text:p>
          </table:table-cell>
          <table:table-cell table:style-name="ce35" table:formula="of:=IFERROR(INDEX([.A411:.$A$873];MATCH([.E410];[.E411:.$E$873];0));&quot;&quot;)" office:value-type="float" office:value="52" calcext:value-type="float">
            <text:p>52</text:p>
          </table:table-cell>
          <table:table-cell table:style-name="ce35" table:formula="of:=IFERROR(IF(COUNT([.$A$1:.A409])&gt;1;INDEX([.$A$1:.A409];SUMPRODUCT(MAX(ROW([.$E$1:.E409])*([.E410]=[.$E$1:.E409]))));&quot;&quot;);&quot;&quot;)" office:value-type="float" office:value="49" calcext:value-type="float">
            <text:p>49</text:p>
          </table:table-cell>
          <table:table-cell table:number-columns-repeated="6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40602" calcext:value-type="float">
            <text:p>40602</text:p>
          </table:table-cell>
          <table:table-cell table:formula="of:=VLOOKUP([.B411];[$movies.B:.D];2;0)" office:value-type="string" office:string-value="AX" calcext:value-type="string">
            <text:p>AX</text:p>
          </table:table-cell>
          <table:table-cell table:formula="of:=IFERROR(INDEX([.$D$1:.D410];MATCH([.E411];[.$E$1:.E410];0));MAX([.$D$1:.D410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411])-COUNTIF([.$E$1:.E411];[.E411])" office:value-type="float" office:value="18" calcext:value-type="float">
            <text:p>18</text:p>
          </table:table-cell>
          <table:table-cell table:formula="of:=COUNTIF([.$E$1:.E410];[.E411])" office:value-type="float" office:value="5" calcext:value-type="float">
            <text:p>5</text:p>
          </table:table-cell>
          <table:table-cell table:style-name="ce35" table:formula="of:=IFERROR(INDEX([.A412:.$A$873];MATCH([.E411];[.E412:.$E$873];0));&quot;&quot;)" office:value-type="float" office:value="58" calcext:value-type="float">
            <text:p>58</text:p>
          </table:table-cell>
          <table:table-cell table:style-name="ce35" table:formula="of:=IFERROR(IF(COUNT([.$A$1:.A410])&gt;1;INDEX([.$A$1:.A410];SUMPRODUCT(MAX(ROW([.$E$1:.E410])*([.E411]=[.$E$1:.E410]))));&quot;&quot;);&quot;&quot;)" office:value-type="float" office:value="41" calcext:value-type="float">
            <text:p>41</text:p>
          </table:table-cell>
          <table:table-cell table:number-columns-repeated="6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40602" calcext:value-type="float">
            <text:p>40602</text:p>
          </table:table-cell>
          <table:table-cell table:formula="of:=VLOOKUP([.B412];[$movies.B:.D];2;0)" office:value-type="string" office:string-value="AX" calcext:value-type="string">
            <text:p>AX</text:p>
          </table:table-cell>
          <table:table-cell table:formula="of:=IFERROR(INDEX([.$D$1:.D411];MATCH([.E412];[.$E$1:.E411];0));MAX([.$D$1:.D411])+1)" office:value-type="float" office:value="47" calcext:value-type="float">
            <text:p>47</text:p>
          </table:table-cell>
          <table:table-cell table:style-name="ce45" office:value-type="string" calcext:value-type="string">
            <text:p>Monsters</text:p>
          </table:table-cell>
          <table:table-cell table:formula="of:=COUNTIF([.E:.E];[.E412])-COUNTIF([.$E$1:.E412];[.E412])" office:value-type="float" office:value="3" calcext:value-type="float">
            <text:p>3</text:p>
          </table:table-cell>
          <table:table-cell table:formula="of:=COUNTIF([.$E$1:.E411];[.E412])" office:value-type="float" office:value="6" calcext:value-type="float">
            <text:p>6</text:p>
          </table:table-cell>
          <table:table-cell table:style-name="ce35" table:formula="of:=IFERROR(INDEX([.A413:.$A$873];MATCH([.E412];[.E413:.$E$873];0));&quot;&quot;)" office:value-type="float" office:value="54" calcext:value-type="float">
            <text:p>54</text:p>
          </table:table-cell>
          <table:table-cell table:style-name="ce35" table:formula="of:=IFERROR(IF(COUNT([.$A$1:.A411])&gt;1;INDEX([.$A$1:.A411];SUMPRODUCT(MAX(ROW([.$E$1:.E411])*([.E412]=[.$E$1:.E411]))));&quot;&quot;);&quot;&quot;)" office:value-type="float" office:value="31" calcext:value-type="float">
            <text:p>31</text:p>
          </table:table-cell>
          <table:table-cell table:number-columns-repeated="6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40602" calcext:value-type="float">
            <text:p>40602</text:p>
          </table:table-cell>
          <table:table-cell table:formula="of:=VLOOKUP([.B413];[$movies.B:.D];2;0)" office:value-type="string" office:string-value="AX" calcext:value-type="string">
            <text:p>AX</text:p>
          </table:table-cell>
          <table:table-cell table:formula="of:=IFERROR(INDEX([.$D$1:.D412];MATCH([.E413];[.$E$1:.E412];0));MAX([.$D$1:.D412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413])-COUNTIF([.$E$1:.E413];[.E413])" office:value-type="float" office:value="9" calcext:value-type="float">
            <text:p>9</text:p>
          </table:table-cell>
          <table:table-cell table:formula="of:=COUNTIF([.$E$1:.E412];[.E413])" office:value-type="float" office:value="9" calcext:value-type="float">
            <text:p>9</text:p>
          </table:table-cell>
          <table:table-cell table:style-name="ce35" table:formula="of:=IFERROR(INDEX([.A414:.$A$873];MATCH([.E413];[.E414:.$E$873];0));&quot;&quot;)" office:value-type="float" office:value="54" calcext:value-type="float">
            <text:p>54</text:p>
          </table:table-cell>
          <table:table-cell table:style-name="ce35" table:formula="of:=IFERROR(IF(COUNT([.$A$1:.A412])&gt;1;INDEX([.$A$1:.A412];SUMPRODUCT(MAX(ROW([.$E$1:.E412])*([.E413]=[.$E$1:.E412]))));&quot;&quot;);&quot;&quot;)" office:value-type="float" office:value="47" calcext:value-type="float">
            <text:p>47</text:p>
          </table:table-cell>
          <table:table-cell table:number-columns-repeated="6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40602" calcext:value-type="float">
            <text:p>40602</text:p>
          </table:table-cell>
          <table:table-cell table:formula="of:=VLOOKUP([.B414];[$movies.B:.D];2;0)" office:value-type="string" office:string-value="AX" calcext:value-type="string">
            <text:p>AX</text:p>
          </table:table-cell>
          <table:table-cell table:formula="of:=IFERROR(INDEX([.$D$1:.D413];MATCH([.E414];[.$E$1:.E413];0));MAX([.$D$1:.D413])+1)" office:value-type="float" office:value="43" calcext:value-type="float">
            <text:p>43</text:p>
          </table:table-cell>
          <table:table-cell table:style-name="ce45" office:value-type="string" calcext:value-type="string">
            <text:p>Post-apocalyptic</text:p>
          </table:table-cell>
          <table:table-cell table:formula="of:=COUNTIF([.E:.E];[.E414])-COUNTIF([.$E$1:.E414];[.E414])" office:value-type="float" office:value="2" calcext:value-type="float">
            <text:p>2</text:p>
          </table:table-cell>
          <table:table-cell table:formula="of:=COUNTIF([.$E$1:.E413];[.E414])" office:value-type="float" office:value="1" calcext:value-type="float">
            <text:p>1</text:p>
          </table:table-cell>
          <table:table-cell table:style-name="ce35" table:formula="of:=IFERROR(INDEX([.A415:.$A$873];MATCH([.E414];[.E415:.$E$873];0));&quot;&quot;)" office:value-type="float" office:value="116" calcext:value-type="float">
            <text:p>116</text:p>
          </table:table-cell>
          <table:table-cell table:style-name="ce35" table:formula="of:=IFERROR(IF(COUNT([.$A$1:.A413])&gt;1;INDEX([.$A$1:.A413];SUMPRODUCT(MAX(ROW([.$E$1:.E413])*([.E414]=[.$E$1:.E413]))));&quot;&quot;);&quot;&quot;)" office:value-type="float" office:value="10" calcext:value-type="float">
            <text:p>10</text:p>
          </table:table-cell>
          <table:table-cell table:number-columns-repeated="6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40602" calcext:value-type="float">
            <text:p>40602</text:p>
          </table:table-cell>
          <table:table-cell table:formula="of:=VLOOKUP([.B415];[$movies.B:.D];2;0)" office:value-type="string" office:string-value="AX" calcext:value-type="string">
            <text:p>AX</text:p>
          </table:table-cell>
          <table:table-cell table:formula="of:=IFERROR(INDEX([.$D$1:.D414];MATCH([.E415];[.$E$1:.E414];0));MAX([.$D$1:.D414])+1)" office:value-type="float" office:value="116" calcext:value-type="float">
            <text:p>116</text:p>
          </table:table-cell>
          <table:table-cell table:style-name="ce45" office:value-type="string" calcext:value-type="string">
            <text:p>Ship</text:p>
          </table:table-cell>
          <table:table-cell table:formula="of:=COUNTIF([.E:.E];[.E415])-COUNTIF([.$E$1:.E415];[.E415])" office:value-type="float" office:value="0" calcext:value-type="float">
            <text:p>0</text:p>
          </table:table-cell>
          <table:table-cell table:formula="of:=COUNTIF([.$E$1:.E414];[.E415])" office:value-type="float" office:value="0" calcext:value-type="float">
            <text:p>0</text:p>
          </table:table-cell>
          <table:table-cell table:style-name="ce35" table:formula="of:=IFERROR(INDEX([.A416:.$A$873];MATCH([.E415];[.E416:.$E$873];0));&quot;&quot;)">
            <text:p/>
          </table:table-cell>
          <table:table-cell table:style-name="ce35" table:formula="of:=IFERROR(IF(COUNT([.$A$1:.A414])&gt;1;INDEX([.$A$1:.A414];SUMPRODUCT(MAX(ROW([.$E$1:.E414])*([.E415]=[.$E$1:.E41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40602" calcext:value-type="float">
            <text:p>40602</text:p>
          </table:table-cell>
          <table:table-cell table:formula="of:=VLOOKUP([.B416];[$movies.B:.D];2;0)" office:value-type="string" office:string-value="AX" calcext:value-type="string">
            <text:p>AX</text:p>
          </table:table-cell>
          <table:table-cell table:formula="of:=IFERROR(INDEX([.$D$1:.D415];MATCH([.E416];[.$E$1:.E415];0));MAX([.$D$1:.D415])+1)" office:value-type="float" office:value="117" calcext:value-type="float">
            <text:p>117</text:p>
          </table:table-cell>
          <table:table-cell table:style-name="ce45" office:value-type="string" calcext:value-type="string">
            <text:p>Survival</text:p>
          </table:table-cell>
          <table:table-cell table:formula="of:=COUNTIF([.E:.E];[.E416])-COUNTIF([.$E$1:.E416];[.E416])" office:value-type="float" office:value="1" calcext:value-type="float">
            <text:p>1</text:p>
          </table:table-cell>
          <table:table-cell table:formula="of:=COUNTIF([.$E$1:.E415];[.E416])" office:value-type="float" office:value="0" calcext:value-type="float">
            <text:p>0</text:p>
          </table:table-cell>
          <table:table-cell table:style-name="ce35" table:formula="of:=IFERROR(INDEX([.A417:.$A$873];MATCH([.E416];[.E417:.$E$873];0));&quot;&quot;)" office:value-type="float" office:value="58" calcext:value-type="float">
            <text:p>58</text:p>
          </table:table-cell>
          <table:table-cell table:style-name="ce35" table:formula="of:=IFERROR(IF(COUNT([.$A$1:.A415])&gt;1;INDEX([.$A$1:.A415];SUMPRODUCT(MAX(ROW([.$E$1:.E415])*([.E416]=[.$E$1:.E41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40602" calcext:value-type="float">
            <text:p>40602</text:p>
          </table:table-cell>
          <table:table-cell table:formula="of:=VLOOKUP([.B417];[$movies.B:.D];2;0)" office:value-type="string" office:string-value="AX" calcext:value-type="string">
            <text:p>AX</text:p>
          </table:table-cell>
          <table:table-cell table:formula="of:=IFERROR(INDEX([.$D$1:.D416];MATCH([.E417];[.$E$1:.E416];0));MAX([.$D$1:.D416])+1)" office:value-type="float" office:value="25" calcext:value-type="float">
            <text:p>25</text:p>
          </table:table-cell>
          <table:table-cell table:style-name="ce45" office:value-type="string" calcext:value-type="string">
            <text:p>Art</text:p>
          </table:table-cell>
          <table:table-cell table:formula="of:=COUNTIF([.E:.E];[.E417])-COUNTIF([.$E$1:.E417];[.E417])" office:value-type="float" office:value="2" calcext:value-type="float">
            <text:p>2</text:p>
          </table:table-cell>
          <table:table-cell table:formula="of:=COUNTIF([.$E$1:.E416];[.E417])" office:value-type="float" office:value="4" calcext:value-type="float">
            <text:p>4</text:p>
          </table:table-cell>
          <table:table-cell table:style-name="ce35" table:formula="of:=IFERROR(INDEX([.A418:.$A$873];MATCH([.E417];[.E418:.$E$873];0));&quot;&quot;)" office:value-type="float" office:value="72" calcext:value-type="float">
            <text:p>72</text:p>
          </table:table-cell>
          <table:table-cell table:style-name="ce35" table:formula="of:=IFERROR(IF(COUNT([.$A$1:.A416])&gt;1;INDEX([.$A$1:.A416];SUMPRODUCT(MAX(ROW([.$E$1:.E416])*([.E417]=[.$E$1:.E416]))));&quot;&quot;);&quot;&quot;)" office:value-type="float" office:value="39" calcext:value-type="float">
            <text:p>39</text:p>
          </table:table-cell>
          <table:table-cell table:number-columns-repeated="6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3266" calcext:value-type="float">
            <text:p>3266</text:p>
          </table:table-cell>
          <table:table-cell table:formula="of:=VLOOKUP([.B418];[$movies.B:.D];2;0)" office:value-type="string" office:string-value="AY" calcext:value-type="string">
            <text:p>AY</text:p>
          </table:table-cell>
          <table:table-cell table:formula="of:=IFERROR(INDEX([.$D$1:.D417];MATCH([.E418];[.$E$1:.E417];0));MAX([.$D$1:.D417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418])-COUNTIF([.$E$1:.E418];[.E418])" office:value-type="float" office:value="22" calcext:value-type="float">
            <text:p>22</text:p>
          </table:table-cell>
          <table:table-cell table:formula="of:=COUNTIF([.$E$1:.E417];[.E418])" office:value-type="float" office:value="24" calcext:value-type="float">
            <text:p>24</text:p>
          </table:table-cell>
          <table:table-cell table:style-name="ce35" table:formula="of:=IFERROR(INDEX([.A419:.$A$873];MATCH([.E418];[.E419:.$E$873];0));&quot;&quot;)" office:value-type="float" office:value="55" calcext:value-type="float">
            <text:p>55</text:p>
          </table:table-cell>
          <table:table-cell table:style-name="ce35" table:formula="of:=IFERROR(IF(COUNT([.$A$1:.A417])&gt;1;INDEX([.$A$1:.A417];SUMPRODUCT(MAX(ROW([.$E$1:.E417])*([.E418]=[.$E$1:.E417]))));&quot;&quot;);&quot;&quot;)" office:value-type="float" office:value="49" calcext:value-type="float">
            <text:p>49</text:p>
          </table:table-cell>
          <table:table-cell table:number-columns-repeated="6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3266" calcext:value-type="float">
            <text:p>3266</text:p>
          </table:table-cell>
          <table:table-cell table:formula="of:=VLOOKUP([.B419];[$movies.B:.D];2;0)" office:value-type="string" office:string-value="AY" calcext:value-type="string">
            <text:p>AY</text:p>
          </table:table-cell>
          <table:table-cell table:formula="of:=IFERROR(INDEX([.$D$1:.D418];MATCH([.E419];[.$E$1:.E418];0));MAX([.$D$1:.D418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419])-COUNTIF([.$E$1:.E419];[.E419])" office:value-type="float" office:value="16" calcext:value-type="float">
            <text:p>16</text:p>
          </table:table-cell>
          <table:table-cell table:formula="of:=COUNTIF([.$E$1:.E418];[.E419])" office:value-type="float" office:value="11" calcext:value-type="float">
            <text:p>11</text:p>
          </table:table-cell>
          <table:table-cell table:style-name="ce35" table:formula="of:=IFERROR(INDEX([.A420:.$A$873];MATCH([.E419];[.E420:.$E$873];0));&quot;&quot;)" office:value-type="float" office:value="77" calcext:value-type="float">
            <text:p>77</text:p>
          </table:table-cell>
          <table:table-cell table:style-name="ce35" table:formula="of:=IFERROR(IF(COUNT([.$A$1:.A418])&gt;1;INDEX([.$A$1:.A418];SUMPRODUCT(MAX(ROW([.$E$1:.E418])*([.E419]=[.$E$1:.E418]))));&quot;&quot;);&quot;&quot;)" office:value-type="float" office:value="48" calcext:value-type="float">
            <text:p>48</text:p>
          </table:table-cell>
          <table:table-cell table:number-columns-repeated="6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3266" calcext:value-type="float">
            <text:p>3266</text:p>
          </table:table-cell>
          <table:table-cell table:formula="of:=VLOOKUP([.B420];[$movies.B:.D];2;0)" office:value-type="string" office:string-value="AY" calcext:value-type="string">
            <text:p>AY</text:p>
          </table:table-cell>
          <table:table-cell table:formula="of:=IFERROR(INDEX([.$D$1:.D419];MATCH([.E420];[.$E$1:.E419];0));MAX([.$D$1:.D419])+1)" office:value-type="float" office:value="14" calcext:value-type="float">
            <text:p>14</text:p>
          </table:table-cell>
          <table:table-cell table:style-name="ce45" office:value-type="string" calcext:value-type="string">
            <text:p>Work Life</text:p>
          </table:table-cell>
          <table:table-cell table:formula="of:=COUNTIF([.E:.E];[.E420])-COUNTIF([.$E$1:.E420];[.E420])" office:value-type="float" office:value="4" calcext:value-type="float">
            <text:p>4</text:p>
          </table:table-cell>
          <table:table-cell table:formula="of:=COUNTIF([.$E$1:.E419];[.E420])" office:value-type="float" office:value="3" calcext:value-type="float">
            <text:p>3</text:p>
          </table:table-cell>
          <table:table-cell table:style-name="ce35" table:formula="of:=IFERROR(INDEX([.A421:.$A$873];MATCH([.E420];[.E421:.$E$873];0));&quot;&quot;)" office:value-type="float" office:value="114" calcext:value-type="float">
            <text:p>114</text:p>
          </table:table-cell>
          <table:table-cell table:style-name="ce35" table:formula="of:=IFERROR(IF(COUNT([.$A$1:.A419])&gt;1;INDEX([.$A$1:.A419];SUMPRODUCT(MAX(ROW([.$E$1:.E419])*([.E420]=[.$E$1:.E419]))));&quot;&quot;);&quot;&quot;)" office:value-type="float" office:value="38" calcext:value-type="float">
            <text:p>38</text:p>
          </table:table-cell>
          <table:table-cell table:number-columns-repeated="6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3266" calcext:value-type="float">
            <text:p>3266</text:p>
          </table:table-cell>
          <table:table-cell table:formula="of:=VLOOKUP([.B421];[$movies.B:.D];2;0)" office:value-type="string" office:string-value="AY" calcext:value-type="string">
            <text:p>AY</text:p>
          </table:table-cell>
          <table:table-cell table:formula="of:=IFERROR(INDEX([.$D$1:.D420];MATCH([.E421];[.$E$1:.E420];0));MAX([.$D$1:.D420])+1)" office:value-type="float" office:value="118" calcext:value-type="float">
            <text:p>118</text:p>
          </table:table-cell>
          <table:table-cell table:style-name="ce45" office:value-type="string" calcext:value-type="string">
            <text:p>Christmas</text:p>
          </table:table-cell>
          <table:table-cell table:formula="of:=COUNTIF([.E:.E];[.E421])-COUNTIF([.$E$1:.E421];[.E421])" office:value-type="float" office:value="0" calcext:value-type="float">
            <text:p>0</text:p>
          </table:table-cell>
          <table:table-cell table:formula="of:=COUNTIF([.$E$1:.E420];[.E421])" office:value-type="float" office:value="0" calcext:value-type="float">
            <text:p>0</text:p>
          </table:table-cell>
          <table:table-cell table:style-name="ce35" table:formula="of:=IFERROR(INDEX([.A422:.$A$873];MATCH([.E421];[.E422:.$E$873];0));&quot;&quot;)">
            <text:p/>
          </table:table-cell>
          <table:table-cell table:style-name="ce35" table:formula="of:=IFERROR(IF(COUNT([.$A$1:.A420])&gt;1;INDEX([.$A$1:.A420];SUMPRODUCT(MAX(ROW([.$E$1:.E420])*([.E421]=[.$E$1:.E42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3266" calcext:value-type="float">
            <text:p>3266</text:p>
          </table:table-cell>
          <table:table-cell table:formula="of:=VLOOKUP([.B422];[$movies.B:.D];2;0)" office:value-type="string" office:string-value="AY" calcext:value-type="string">
            <text:p>AY</text:p>
          </table:table-cell>
          <table:table-cell table:formula="of:=IFERROR(INDEX([.$D$1:.D421];MATCH([.E422];[.$E$1:.E421];0));MAX([.$D$1:.D421])+1)" office:value-type="float" office:value="26" calcext:value-type="float">
            <text:p>26</text:p>
          </table:table-cell>
          <table:table-cell table:style-name="ce45" office:value-type="string" calcext:value-type="string">
            <text:p>Revenge</text:p>
          </table:table-cell>
          <table:table-cell table:formula="of:=COUNTIF([.E:.E];[.E422])-COUNTIF([.$E$1:.E422];[.E422])" office:value-type="float" office:value="5" calcext:value-type="float">
            <text:p>5</text:p>
          </table:table-cell>
          <table:table-cell table:formula="of:=COUNTIF([.$E$1:.E421];[.E422])" office:value-type="float" office:value="4" calcext:value-type="float">
            <text:p>4</text:p>
          </table:table-cell>
          <table:table-cell table:style-name="ce35" table:formula="of:=IFERROR(INDEX([.A423:.$A$873];MATCH([.E422];[.E423:.$E$873];0));&quot;&quot;)" office:value-type="float" office:value="64" calcext:value-type="float">
            <text:p>64</text:p>
          </table:table-cell>
          <table:table-cell table:style-name="ce35" table:formula="of:=IFERROR(IF(COUNT([.$A$1:.A421])&gt;1;INDEX([.$A$1:.A421];SUMPRODUCT(MAX(ROW([.$E$1:.E421])*([.E422]=[.$E$1:.E421]))));&quot;&quot;);&quot;&quot;)" office:value-type="float" office:value="40" calcext:value-type="float">
            <text:p>40</text:p>
          </table:table-cell>
          <table:table-cell table:number-columns-repeated="6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892" calcext:value-type="float">
            <text:p>892</text:p>
          </table:table-cell>
          <table:table-cell table:formula="of:=VLOOKUP([.B423];[$movies.B:.D];2;0)" office:value-type="string" office:string-value="AZ" calcext:value-type="string">
            <text:p>AZ</text:p>
          </table:table-cell>
          <table:table-cell table:formula="of:=IFERROR(INDEX([.$D$1:.D422];MATCH([.E423];[.$E$1:.E422];0));MAX([.$D$1:.D422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423])-COUNTIF([.$E$1:.E423];[.E423])" office:value-type="float" office:value="30" calcext:value-type="float">
            <text:p>30</text:p>
          </table:table-cell>
          <table:table-cell table:formula="of:=COUNTIF([.$E$1:.E422];[.E423])" office:value-type="float" office:value="21" calcext:value-type="float">
            <text:p>21</text:p>
          </table:table-cell>
          <table:table-cell table:style-name="ce35" table:formula="of:=IFERROR(INDEX([.A424:.$A$873];MATCH([.E423];[.E424:.$E$873];0));&quot;&quot;)" office:value-type="float" office:value="53" calcext:value-type="float">
            <text:p>53</text:p>
          </table:table-cell>
          <table:table-cell table:style-name="ce35" table:formula="of:=IFERROR(IF(COUNT([.$A$1:.A422])&gt;1;INDEX([.$A$1:.A422];SUMPRODUCT(MAX(ROW([.$E$1:.E422])*([.E423]=[.$E$1:.E422]))));&quot;&quot;);&quot;&quot;)" office:value-type="float" office:value="50" calcext:value-type="float">
            <text:p>50</text:p>
          </table:table-cell>
          <table:table-cell table:number-columns-repeated="6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892" calcext:value-type="float">
            <text:p>892</text:p>
          </table:table-cell>
          <table:table-cell table:formula="of:=VLOOKUP([.B424];[$movies.B:.D];2;0)" office:value-type="string" office:string-value="AZ" calcext:value-type="string">
            <text:p>AZ</text:p>
          </table:table-cell>
          <table:table-cell table:formula="of:=IFERROR(INDEX([.$D$1:.D423];MATCH([.E424];[.$E$1:.E423];0));MAX([.$D$1:.D423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424])-COUNTIF([.$E$1:.E424];[.E424])" office:value-type="float" office:value="18" calcext:value-type="float">
            <text:p>18</text:p>
          </table:table-cell>
          <table:table-cell table:formula="of:=COUNTIF([.$E$1:.E423];[.E424])" office:value-type="float" office:value="14" calcext:value-type="float">
            <text:p>14</text:p>
          </table:table-cell>
          <table:table-cell table:style-name="ce35" table:formula="of:=IFERROR(INDEX([.A425:.$A$873];MATCH([.E424];[.E425:.$E$873];0));&quot;&quot;)" office:value-type="float" office:value="53" calcext:value-type="float">
            <text:p>53</text:p>
          </table:table-cell>
          <table:table-cell table:style-name="ce35" table:formula="of:=IFERROR(IF(COUNT([.$A$1:.A423])&gt;1;INDEX([.$A$1:.A423];SUMPRODUCT(MAX(ROW([.$E$1:.E423])*([.E424]=[.$E$1:.E423]))));&quot;&quot;);&quot;&quot;)" office:value-type="float" office:value="50" calcext:value-type="float">
            <text:p>50</text:p>
          </table:table-cell>
          <table:table-cell table:number-columns-repeated="6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892" calcext:value-type="float">
            <text:p>892</text:p>
          </table:table-cell>
          <table:table-cell table:formula="of:=VLOOKUP([.B425];[$movies.B:.D];2;0)" office:value-type="string" office:string-value="AZ" calcext:value-type="string">
            <text:p>AZ</text:p>
          </table:table-cell>
          <table:table-cell table:formula="of:=IFERROR(INDEX([.$D$1:.D424];MATCH([.E425];[.$E$1:.E424];0));MAX([.$D$1:.D424])+1)" office:value-type="float" office:value="10" calcext:value-type="float">
            <text:p>10</text:p>
          </table:table-cell>
          <table:table-cell table:style-name="ce45" office:value-type="string" calcext:value-type="string">
            <text:p>Europe</text:p>
          </table:table-cell>
          <table:table-cell table:formula="of:=COUNTIF([.E:.E];[.E425])-COUNTIF([.$E$1:.E425];[.E425])" office:value-type="float" office:value="4" calcext:value-type="float">
            <text:p>4</text:p>
          </table:table-cell>
          <table:table-cell table:formula="of:=COUNTIF([.$E$1:.E424];[.E425])" office:value-type="float" office:value="6" calcext:value-type="float">
            <text:p>6</text:p>
          </table:table-cell>
          <table:table-cell table:style-name="ce35" table:formula="of:=IFERROR(INDEX([.A426:.$A$873];MATCH([.E425];[.E426:.$E$873];0));&quot;&quot;)" office:value-type="float" office:value="73" calcext:value-type="float">
            <text:p>73</text:p>
          </table:table-cell>
          <table:table-cell table:style-name="ce35" table:formula="of:=IFERROR(IF(COUNT([.$A$1:.A424])&gt;1;INDEX([.$A$1:.A424];SUMPRODUCT(MAX(ROW([.$E$1:.E424])*([.E425]=[.$E$1:.E424]))));&quot;&quot;);&quot;&quot;)" office:value-type="float" office:value="45" calcext:value-type="float">
            <text:p>45</text:p>
          </table:table-cell>
          <table:table-cell table:number-columns-repeated="6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892" calcext:value-type="float">
            <text:p>892</text:p>
          </table:table-cell>
          <table:table-cell table:formula="of:=VLOOKUP([.B426];[$movies.B:.D];2;0)" office:value-type="string" office:string-value="AZ" calcext:value-type="string">
            <text:p>AZ</text:p>
          </table:table-cell>
          <table:table-cell table:formula="of:=IFERROR(INDEX([.$D$1:.D425];MATCH([.E426];[.$E$1:.E425];0));MAX([.$D$1:.D425])+1)" office:value-type="float" office:value="21" calcext:value-type="float">
            <text:p>21</text:p>
          </table:table-cell>
          <table:table-cell table:style-name="ce45" office:value-type="string" calcext:value-type="string">
            <text:p>Martial Arts</text:p>
          </table:table-cell>
          <table:table-cell table:formula="of:=COUNTIF([.E:.E];[.E426])-COUNTIF([.$E$1:.E426];[.E426])" office:value-type="float" office:value="5" calcext:value-type="float">
            <text:p>5</text:p>
          </table:table-cell>
          <table:table-cell table:formula="of:=COUNTIF([.$E$1:.E425];[.E426])" office:value-type="float" office:value="5" calcext:value-type="float">
            <text:p>5</text:p>
          </table:table-cell>
          <table:table-cell table:style-name="ce35" table:formula="of:=IFERROR(INDEX([.A427:.$A$873];MATCH([.E426];[.E427:.$E$873];0));&quot;&quot;)" office:value-type="float" office:value="53" calcext:value-type="float">
            <text:p>53</text:p>
          </table:table-cell>
          <table:table-cell table:style-name="ce35" table:formula="of:=IFERROR(IF(COUNT([.$A$1:.A425])&gt;1;INDEX([.$A$1:.A425];SUMPRODUCT(MAX(ROW([.$E$1:.E425])*([.E426]=[.$E$1:.E425]))));&quot;&quot;);&quot;&quot;)" office:value-type="float" office:value="36" calcext:value-type="float">
            <text:p>36</text:p>
          </table:table-cell>
          <table:table-cell table:number-columns-repeated="6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892" calcext:value-type="float">
            <text:p>892</text:p>
          </table:table-cell>
          <table:table-cell table:formula="of:=VLOOKUP([.B427];[$movies.B:.D];2;0)" office:value-type="string" office:string-value="AZ" calcext:value-type="string">
            <text:p>AZ</text:p>
          </table:table-cell>
          <table:table-cell table:formula="of:=IFERROR(INDEX([.$D$1:.D426];MATCH([.E427];[.$E$1:.E426];0));MAX([.$D$1:.D426])+1)" office:value-type="float" office:value="22" calcext:value-type="float">
            <text:p>22</text:p>
          </table:table-cell>
          <table:table-cell table:style-name="ce45" office:value-type="string" calcext:value-type="string">
            <text:p>Horror</text:p>
          </table:table-cell>
          <table:table-cell table:formula="of:=COUNTIF([.E:.E];[.E427])-COUNTIF([.$E$1:.E427];[.E427])" office:value-type="float" office:value="3" calcext:value-type="float">
            <text:p>3</text:p>
          </table:table-cell>
          <table:table-cell table:formula="of:=COUNTIF([.$E$1:.E426];[.E427])" office:value-type="float" office:value="6" calcext:value-type="float">
            <text:p>6</text:p>
          </table:table-cell>
          <table:table-cell table:style-name="ce35" table:formula="of:=IFERROR(INDEX([.A428:.$A$873];MATCH([.E427];[.E428:.$E$873];0));&quot;&quot;)" office:value-type="float" office:value="77" calcext:value-type="float">
            <text:p>77</text:p>
          </table:table-cell>
          <table:table-cell table:style-name="ce35" table:formula="of:=IFERROR(IF(COUNT([.$A$1:.A426])&gt;1;INDEX([.$A$1:.A426];SUMPRODUCT(MAX(ROW([.$E$1:.E426])*([.E427]=[.$E$1:.E426]))));&quot;&quot;);&quot;&quot;)" office:value-type="float" office:value="45" calcext:value-type="float">
            <text:p>45</text:p>
          </table:table-cell>
          <table:table-cell table:number-columns-repeated="6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894" calcext:value-type="float">
            <text:p>894</text:p>
          </table:table-cell>
          <table:table-cell table:formula="of:=VLOOKUP([.B428];[$movies.B:.D];2;0)" office:value-type="string" office:string-value="BA" calcext:value-type="string">
            <text:p>BA</text:p>
          </table:table-cell>
          <table:table-cell table:formula="of:=IFERROR(INDEX([.$D$1:.D427];MATCH([.E428];[.$E$1:.E427];0));MAX([.$D$1:.D427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428])-COUNTIF([.$E$1:.E428];[.E428])" office:value-type="float" office:value="29" calcext:value-type="float">
            <text:p>29</text:p>
          </table:table-cell>
          <table:table-cell table:formula="of:=COUNTIF([.$E$1:.E427];[.E428])" office:value-type="float" office:value="22" calcext:value-type="float">
            <text:p>22</text:p>
          </table:table-cell>
          <table:table-cell table:style-name="ce35" table:formula="of:=IFERROR(INDEX([.A429:.$A$873];MATCH([.E428];[.E429:.$E$873];0));&quot;&quot;)" office:value-type="float" office:value="54" calcext:value-type="float">
            <text:p>54</text:p>
          </table:table-cell>
          <table:table-cell table:style-name="ce35" table:formula="of:=IFERROR(IF(COUNT([.$A$1:.A427])&gt;1;INDEX([.$A$1:.A427];SUMPRODUCT(MAX(ROW([.$E$1:.E427])*([.E428]=[.$E$1:.E427]))));&quot;&quot;);&quot;&quot;)" office:value-type="float" office:value="52" calcext:value-type="float">
            <text:p>52</text:p>
          </table:table-cell>
          <table:table-cell table:number-columns-repeated="6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894" calcext:value-type="float">
            <text:p>894</text:p>
          </table:table-cell>
          <table:table-cell table:formula="of:=VLOOKUP([.B429];[$movies.B:.D];2;0)" office:value-type="string" office:string-value="BA" calcext:value-type="string">
            <text:p>BA</text:p>
          </table:table-cell>
          <table:table-cell table:formula="of:=IFERROR(INDEX([.$D$1:.D428];MATCH([.E429];[.$E$1:.E428];0));MAX([.$D$1:.D428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429])-COUNTIF([.$E$1:.E429];[.E429])" office:value-type="float" office:value="17" calcext:value-type="float">
            <text:p>17</text:p>
          </table:table-cell>
          <table:table-cell table:formula="of:=COUNTIF([.$E$1:.E428];[.E429])" office:value-type="float" office:value="15" calcext:value-type="float">
            <text:p>15</text:p>
          </table:table-cell>
          <table:table-cell table:style-name="ce35" table:formula="of:=IFERROR(INDEX([.A430:.$A$873];MATCH([.E429];[.E430:.$E$873];0));&quot;&quot;)" office:value-type="float" office:value="54" calcext:value-type="float">
            <text:p>54</text:p>
          </table:table-cell>
          <table:table-cell table:style-name="ce35" table:formula="of:=IFERROR(IF(COUNT([.$A$1:.A428])&gt;1;INDEX([.$A$1:.A428];SUMPRODUCT(MAX(ROW([.$E$1:.E428])*([.E429]=[.$E$1:.E428]))));&quot;&quot;);&quot;&quot;)" office:value-type="float" office:value="52" calcext:value-type="float">
            <text:p>52</text:p>
          </table:table-cell>
          <table:table-cell table:number-columns-repeated="6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894" calcext:value-type="float">
            <text:p>894</text:p>
          </table:table-cell>
          <table:table-cell table:formula="of:=VLOOKUP([.B430];[$movies.B:.D];2;0)" office:value-type="string" office:string-value="BA" calcext:value-type="string">
            <text:p>BA</text:p>
          </table:table-cell>
          <table:table-cell table:formula="of:=IFERROR(INDEX([.$D$1:.D429];MATCH([.E430];[.$E$1:.E429];0));MAX([.$D$1:.D429])+1)" office:value-type="float" office:value="57" calcext:value-type="float">
            <text:p>57</text:p>
          </table:table-cell>
          <table:table-cell table:style-name="ce45" office:value-type="string" calcext:value-type="string">
            <text:p>Time Travel</text:p>
          </table:table-cell>
          <table:table-cell table:formula="of:=COUNTIF([.E:.E];[.E430])-COUNTIF([.$E$1:.E430];[.E430])" office:value-type="float" office:value="5" calcext:value-type="float">
            <text:p>5</text:p>
          </table:table-cell>
          <table:table-cell table:formula="of:=COUNTIF([.$E$1:.E429];[.E430])" office:value-type="float" office:value="3" calcext:value-type="float">
            <text:p>3</text:p>
          </table:table-cell>
          <table:table-cell table:style-name="ce35" table:formula="of:=IFERROR(INDEX([.A431:.$A$873];MATCH([.E430];[.E431:.$E$873];0));&quot;&quot;)" office:value-type="float" office:value="65" calcext:value-type="float">
            <text:p>65</text:p>
          </table:table-cell>
          <table:table-cell table:style-name="ce35" table:formula="of:=IFERROR(IF(COUNT([.$A$1:.A429])&gt;1;INDEX([.$A$1:.A429];SUMPRODUCT(MAX(ROW([.$E$1:.E429])*([.E430]=[.$E$1:.E429]))));&quot;&quot;);&quot;&quot;)" office:value-type="float" office:value="43" calcext:value-type="float">
            <text:p>43</text:p>
          </table:table-cell>
          <table:table-cell table:number-columns-repeated="6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894" calcext:value-type="float">
            <text:p>894</text:p>
          </table:table-cell>
          <table:table-cell table:formula="of:=VLOOKUP([.B431];[$movies.B:.D];2;0)" office:value-type="string" office:string-value="BA" calcext:value-type="string">
            <text:p>BA</text:p>
          </table:table-cell>
          <table:table-cell table:formula="of:=IFERROR(INDEX([.$D$1:.D430];MATCH([.E431];[.$E$1:.E430];0));MAX([.$D$1:.D430])+1)" office:value-type="float" office:value="119" calcext:value-type="float">
            <text:p>119</text:p>
          </table:table-cell>
          <table:table-cell table:style-name="ce45" office:value-type="string" calcext:value-type="string">
            <text:p>Aliens</text:p>
          </table:table-cell>
          <table:table-cell table:formula="of:=COUNTIF([.E:.E];[.E431])-COUNTIF([.$E$1:.E431];[.E431])" office:value-type="float" office:value="1" calcext:value-type="float">
            <text:p>1</text:p>
          </table:table-cell>
          <table:table-cell table:formula="of:=COUNTIF([.$E$1:.E430];[.E431])" office:value-type="float" office:value="0" calcext:value-type="float">
            <text:p>0</text:p>
          </table:table-cell>
          <table:table-cell table:style-name="ce35" table:formula="of:=IFERROR(INDEX([.A432:.$A$873];MATCH([.E431];[.E432:.$E$873];0));&quot;&quot;)">
            <text:p/>
          </table:table-cell>
          <table:table-cell table:style-name="ce35" table:formula="of:=IFERROR(IF(COUNT([.$A$1:.A430])&gt;1;INDEX([.$A$1:.A430];SUMPRODUCT(MAX(ROW([.$E$1:.E430])*([.E431]=[.$E$1:.E43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894" calcext:value-type="float">
            <text:p>894</text:p>
          </table:table-cell>
          <table:table-cell table:formula="of:=VLOOKUP([.B432];[$movies.B:.D];2;0)" office:value-type="string" office:string-value="BA" calcext:value-type="string">
            <text:p>BA</text:p>
          </table:table-cell>
          <table:table-cell table:formula="of:=IFERROR(INDEX([.$D$1:.D431];MATCH([.E432];[.$E$1:.E431];0));MAX([.$D$1:.D431])+1)" office:value-type="float" office:value="20" calcext:value-type="float">
            <text:p>20</text:p>
          </table:table-cell>
          <table:table-cell table:style-name="ce45" office:value-type="string" calcext:value-type="string">
            <text:p>Hand to Hand Combat</text:p>
          </table:table-cell>
          <table:table-cell table:formula="of:=COUNTIF([.E:.E];[.E432])-COUNTIF([.$E$1:.E432];[.E432])" office:value-type="float" office:value="7" calcext:value-type="float">
            <text:p>7</text:p>
          </table:table-cell>
          <table:table-cell table:formula="of:=COUNTIF([.$E$1:.E431];[.E432])" office:value-type="float" office:value="3" calcext:value-type="float">
            <text:p>3</text:p>
          </table:table-cell>
          <table:table-cell table:style-name="ce35" table:formula="of:=IFERROR(INDEX([.A433:.$A$873];MATCH([.E432];[.E433:.$E$873];0));&quot;&quot;)" office:value-type="float" office:value="66" calcext:value-type="float">
            <text:p>66</text:p>
          </table:table-cell>
          <table:table-cell table:style-name="ce35" table:formula="of:=IFERROR(IF(COUNT([.$A$1:.A431])&gt;1;INDEX([.$A$1:.A431];SUMPRODUCT(MAX(ROW([.$E$1:.E431])*([.E432]=[.$E$1:.E431]))));&quot;&quot;);&quot;&quot;)" office:value-type="float" office:value="43" calcext:value-type="float">
            <text:p>43</text:p>
          </table:table-cell>
          <table:table-cell table:number-columns-repeated="6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894" calcext:value-type="float">
            <text:p>894</text:p>
          </table:table-cell>
          <table:table-cell table:formula="of:=VLOOKUP([.B433];[$movies.B:.D];2;0)" office:value-type="string" office:string-value="BA" calcext:value-type="string">
            <text:p>BA</text:p>
          </table:table-cell>
          <table:table-cell table:formula="of:=IFERROR(INDEX([.$D$1:.D432];MATCH([.E433];[.$E$1:.E432];0));MAX([.$D$1:.D432])+1)" office:value-type="float" office:value="21" calcext:value-type="float">
            <text:p>21</text:p>
          </table:table-cell>
          <table:table-cell table:style-name="ce45" office:value-type="string" calcext:value-type="string">
            <text:p>Martial Arts</text:p>
          </table:table-cell>
          <table:table-cell table:formula="of:=COUNTIF([.E:.E];[.E433])-COUNTIF([.$E$1:.E433];[.E433])" office:value-type="float" office:value="4" calcext:value-type="float">
            <text:p>4</text:p>
          </table:table-cell>
          <table:table-cell table:formula="of:=COUNTIF([.$E$1:.E432];[.E433])" office:value-type="float" office:value="6" calcext:value-type="float">
            <text:p>6</text:p>
          </table:table-cell>
          <table:table-cell table:style-name="ce35" table:formula="of:=IFERROR(INDEX([.A434:.$A$873];MATCH([.E433];[.E434:.$E$873];0));&quot;&quot;)" office:value-type="float" office:value="72" calcext:value-type="float">
            <text:p>72</text:p>
          </table:table-cell>
          <table:table-cell table:style-name="ce35" table:formula="of:=IFERROR(IF(COUNT([.$A$1:.A432])&gt;1;INDEX([.$A$1:.A432];SUMPRODUCT(MAX(ROW([.$E$1:.E432])*([.E433]=[.$E$1:.E432]))));&quot;&quot;);&quot;&quot;)" office:value-type="float" office:value="52" calcext:value-type="float">
            <text:p>52</text:p>
          </table:table-cell>
          <table:table-cell table:number-columns-repeated="6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894" calcext:value-type="float">
            <text:p>894</text:p>
          </table:table-cell>
          <table:table-cell table:formula="of:=VLOOKUP([.B434];[$movies.B:.D];2;0)" office:value-type="string" office:string-value="BA" calcext:value-type="string">
            <text:p>BA</text:p>
          </table:table-cell>
          <table:table-cell table:formula="of:=IFERROR(INDEX([.$D$1:.D433];MATCH([.E434];[.$E$1:.E433];0));MAX([.$D$1:.D433])+1)" office:value-type="float" office:value="8" calcext:value-type="float">
            <text:p>8</text:p>
          </table:table-cell>
          <table:table-cell table:style-name="ce45" office:value-type="string" calcext:value-type="string">
            <text:p>Superpowers</text:p>
          </table:table-cell>
          <table:table-cell table:formula="of:=COUNTIF([.E:.E];[.E434])-COUNTIF([.$E$1:.E434];[.E434])" office:value-type="float" office:value="4" calcext:value-type="float">
            <text:p>4</text:p>
          </table:table-cell>
          <table:table-cell table:formula="of:=COUNTIF([.$E$1:.E433];[.E434])" office:value-type="float" office:value="3" calcext:value-type="float">
            <text:p>3</text:p>
          </table:table-cell>
          <table:table-cell table:style-name="ce35" table:formula="of:=IFERROR(INDEX([.A435:.$A$873];MATCH([.E434];[.E435:.$E$873];0));&quot;&quot;)" office:value-type="float" office:value="58" calcext:value-type="float">
            <text:p>58</text:p>
          </table:table-cell>
          <table:table-cell table:style-name="ce35" table:formula="of:=IFERROR(IF(COUNT([.$A$1:.A433])&gt;1;INDEX([.$A$1:.A433];SUMPRODUCT(MAX(ROW([.$E$1:.E433])*([.E434]=[.$E$1:.E433]))));&quot;&quot;);&quot;&quot;)" office:value-type="float" office:value="42" calcext:value-type="float">
            <text:p>42</text:p>
          </table:table-cell>
          <table:table-cell table:number-columns-repeated="6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894" calcext:value-type="float">
            <text:p>894</text:p>
          </table:table-cell>
          <table:table-cell table:formula="of:=VLOOKUP([.B435];[$movies.B:.D];2;0)" office:value-type="string" office:string-value="BA" calcext:value-type="string">
            <text:p>BA</text:p>
          </table:table-cell>
          <table:table-cell table:formula="of:=IFERROR(INDEX([.$D$1:.D434];MATCH([.E435];[.$E$1:.E434];0));MAX([.$D$1:.D434])+1)" office:value-type="float" office:value="16" calcext:value-type="float">
            <text:p>16</text:p>
          </table:table-cell>
          <table:table-cell table:style-name="ce45" office:value-type="string" calcext:value-type="string">
            <text:p>College</text:p>
          </table:table-cell>
          <table:table-cell table:formula="of:=COUNTIF([.E:.E];[.E435])-COUNTIF([.$E$1:.E435];[.E435])" office:value-type="float" office:value="5" calcext:value-type="float">
            <text:p>5</text:p>
          </table:table-cell>
          <table:table-cell table:formula="of:=COUNTIF([.$E$1:.E434];[.E435])" office:value-type="float" office:value="6" calcext:value-type="float">
            <text:p>6</text:p>
          </table:table-cell>
          <table:table-cell table:style-name="ce35" table:formula="of:=IFERROR(INDEX([.A436:.$A$873];MATCH([.E435];[.E436:.$E$873];0));&quot;&quot;)" office:value-type="float" office:value="71" calcext:value-type="float">
            <text:p>71</text:p>
          </table:table-cell>
          <table:table-cell table:style-name="ce35" table:formula="of:=IFERROR(IF(COUNT([.$A$1:.A434])&gt;1;INDEX([.$A$1:.A434];SUMPRODUCT(MAX(ROW([.$E$1:.E434])*([.E435]=[.$E$1:.E434]))));&quot;&quot;);&quot;&quot;)" office:value-type="float" office:value="48" calcext:value-type="float">
            <text:p>48</text:p>
          </table:table-cell>
          <table:table-cell table:number-columns-repeated="6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50916" calcext:value-type="float">
            <text:p>50916</text:p>
          </table:table-cell>
          <table:table-cell table:formula="of:=VLOOKUP([.B436];[$movies.B:.D];2;0)" office:value-type="string" office:string-value="BB" calcext:value-type="string">
            <text:p>BB</text:p>
          </table:table-cell>
          <table:table-cell table:formula="of:=IFERROR(INDEX([.$D$1:.D435];MATCH([.E436];[.$E$1:.E435];0));MAX([.$D$1:.D435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436])-COUNTIF([.$E$1:.E436];[.E436])" office:value-type="float" office:value="28" calcext:value-type="float">
            <text:p>28</text:p>
          </table:table-cell>
          <table:table-cell table:formula="of:=COUNTIF([.$E$1:.E435];[.E436])" office:value-type="float" office:value="23" calcext:value-type="float">
            <text:p>23</text:p>
          </table:table-cell>
          <table:table-cell table:style-name="ce35" table:formula="of:=IFERROR(INDEX([.A437:.$A$873];MATCH([.E436];[.E437:.$E$873];0));&quot;&quot;)" office:value-type="float" office:value="59" calcext:value-type="float">
            <text:p>59</text:p>
          </table:table-cell>
          <table:table-cell table:style-name="ce35" table:formula="of:=IFERROR(IF(COUNT([.$A$1:.A435])&gt;1;INDEX([.$A$1:.A435];SUMPRODUCT(MAX(ROW([.$E$1:.E435])*([.E436]=[.$E$1:.E435]))));&quot;&quot;);&quot;&quot;)" office:value-type="float" office:value="53" calcext:value-type="float">
            <text:p>53</text:p>
          </table:table-cell>
          <table:table-cell table:number-columns-repeated="6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50916" calcext:value-type="float">
            <text:p>50916</text:p>
          </table:table-cell>
          <table:table-cell table:formula="of:=VLOOKUP([.B437];[$movies.B:.D];2;0)" office:value-type="string" office:string-value="BB" calcext:value-type="string">
            <text:p>BB</text:p>
          </table:table-cell>
          <table:table-cell table:formula="of:=IFERROR(INDEX([.$D$1:.D436];MATCH([.E437];[.$E$1:.E436];0));MAX([.$D$1:.D436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437])-COUNTIF([.$E$1:.E437];[.E437])" office:value-type="float" office:value="16" calcext:value-type="float">
            <text:p>16</text:p>
          </table:table-cell>
          <table:table-cell table:formula="of:=COUNTIF([.$E$1:.E436];[.E437])" office:value-type="float" office:value="16" calcext:value-type="float">
            <text:p>16</text:p>
          </table:table-cell>
          <table:table-cell table:style-name="ce35" table:formula="of:=IFERROR(INDEX([.A438:.$A$873];MATCH([.E437];[.E438:.$E$873];0));&quot;&quot;)" office:value-type="float" office:value="57" calcext:value-type="float">
            <text:p>57</text:p>
          </table:table-cell>
          <table:table-cell table:style-name="ce35" table:formula="of:=IFERROR(IF(COUNT([.$A$1:.A436])&gt;1;INDEX([.$A$1:.A436];SUMPRODUCT(MAX(ROW([.$E$1:.E436])*([.E437]=[.$E$1:.E436]))));&quot;&quot;);&quot;&quot;)" office:value-type="float" office:value="53" calcext:value-type="float">
            <text:p>53</text:p>
          </table:table-cell>
          <table:table-cell table:number-columns-repeated="6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50916" calcext:value-type="float">
            <text:p>50916</text:p>
          </table:table-cell>
          <table:table-cell table:formula="of:=VLOOKUP([.B438];[$movies.B:.D];2;0)" office:value-type="string" office:string-value="BB" calcext:value-type="string">
            <text:p>BB</text:p>
          </table:table-cell>
          <table:table-cell table:formula="of:=IFERROR(INDEX([.$D$1:.D437];MATCH([.E438];[.$E$1:.E437];0));MAX([.$D$1:.D437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438])-COUNTIF([.$E$1:.E438];[.E438])" office:value-type="float" office:value="25" calcext:value-type="float">
            <text:p>25</text:p>
          </table:table-cell>
          <table:table-cell table:formula="of:=COUNTIF([.$E$1:.E437];[.E438])" office:value-type="float" office:value="20" calcext:value-type="float">
            <text:p>20</text:p>
          </table:table-cell>
          <table:table-cell table:style-name="ce35" table:formula="of:=IFERROR(INDEX([.A439:.$A$873];MATCH([.E438];[.E439:.$E$873];0));&quot;&quot;)" office:value-type="float" office:value="57" calcext:value-type="float">
            <text:p>57</text:p>
          </table:table-cell>
          <table:table-cell table:style-name="ce35" table:formula="of:=IFERROR(IF(COUNT([.$A$1:.A437])&gt;1;INDEX([.$A$1:.A437];SUMPRODUCT(MAX(ROW([.$E$1:.E437])*([.E438]=[.$E$1:.E437]))));&quot;&quot;);&quot;&quot;)" office:value-type="float" office:value="47" calcext:value-type="float">
            <text:p>47</text:p>
          </table:table-cell>
          <table:table-cell table:number-columns-repeated="6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50916" calcext:value-type="float">
            <text:p>50916</text:p>
          </table:table-cell>
          <table:table-cell table:formula="of:=VLOOKUP([.B439];[$movies.B:.D];2;0)" office:value-type="string" office:string-value="BB" calcext:value-type="string">
            <text:p>BB</text:p>
          </table:table-cell>
          <table:table-cell table:formula="of:=IFERROR(INDEX([.$D$1:.D438];MATCH([.E439];[.$E$1:.E438];0));MAX([.$D$1:.D438])+1)" office:value-type="float" office:value="69" calcext:value-type="float">
            <text:p>69</text:p>
          </table:table-cell>
          <table:table-cell table:style-name="ce45" office:value-type="string" calcext:value-type="string">
            <text:p>Political</text:p>
          </table:table-cell>
          <table:table-cell table:formula="of:=COUNTIF([.E:.E];[.E439])-COUNTIF([.$E$1:.E439];[.E439])" office:value-type="float" office:value="7" calcext:value-type="float">
            <text:p>7</text:p>
          </table:table-cell>
          <table:table-cell table:formula="of:=COUNTIF([.$E$1:.E438];[.E439])" office:value-type="float" office:value="3" calcext:value-type="float">
            <text:p>3</text:p>
          </table:table-cell>
          <table:table-cell table:style-name="ce35" table:formula="of:=IFERROR(INDEX([.A440:.$A$873];MATCH([.E439];[.E440:.$E$873];0));&quot;&quot;)" office:value-type="float" office:value="57" calcext:value-type="float">
            <text:p>57</text:p>
          </table:table-cell>
          <table:table-cell table:style-name="ce35" table:formula="of:=IFERROR(IF(COUNT([.$A$1:.A438])&gt;1;INDEX([.$A$1:.A438];SUMPRODUCT(MAX(ROW([.$E$1:.E438])*([.E439]=[.$E$1:.E438]))));&quot;&quot;);&quot;&quot;)" office:value-type="float" office:value="41" calcext:value-type="float">
            <text:p>41</text:p>
          </table:table-cell>
          <table:table-cell table:number-columns-repeated="6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50916" calcext:value-type="float">
            <text:p>50916</text:p>
          </table:table-cell>
          <table:table-cell table:formula="of:=VLOOKUP([.B440];[$movies.B:.D];2;0)" office:value-type="string" office:string-value="BB" calcext:value-type="string">
            <text:p>BB</text:p>
          </table:table-cell>
          <table:table-cell table:formula="of:=IFERROR(INDEX([.$D$1:.D439];MATCH([.E440];[.$E$1:.E439];0));MAX([.$D$1:.D439])+1)" office:value-type="float" office:value="47" calcext:value-type="float">
            <text:p>47</text:p>
          </table:table-cell>
          <table:table-cell table:style-name="ce45" office:value-type="string" calcext:value-type="string">
            <text:p>Monsters</text:p>
          </table:table-cell>
          <table:table-cell table:formula="of:=COUNTIF([.E:.E];[.E440])-COUNTIF([.$E$1:.E440];[.E440])" office:value-type="float" office:value="2" calcext:value-type="float">
            <text:p>2</text:p>
          </table:table-cell>
          <table:table-cell table:formula="of:=COUNTIF([.$E$1:.E439];[.E440])" office:value-type="float" office:value="7" calcext:value-type="float">
            <text:p>7</text:p>
          </table:table-cell>
          <table:table-cell table:style-name="ce35" table:formula="of:=IFERROR(INDEX([.A441:.$A$873];MATCH([.E440];[.E441:.$E$873];0));&quot;&quot;)" office:value-type="float" office:value="64" calcext:value-type="float">
            <text:p>64</text:p>
          </table:table-cell>
          <table:table-cell table:style-name="ce35" table:formula="of:=IFERROR(IF(COUNT([.$A$1:.A439])&gt;1;INDEX([.$A$1:.A439];SUMPRODUCT(MAX(ROW([.$E$1:.E439])*([.E440]=[.$E$1:.E439]))));&quot;&quot;);&quot;&quot;)" office:value-type="float" office:value="50" calcext:value-type="float">
            <text:p>50</text:p>
          </table:table-cell>
          <table:table-cell table:number-columns-repeated="6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50916" calcext:value-type="float">
            <text:p>50916</text:p>
          </table:table-cell>
          <table:table-cell table:formula="of:=VLOOKUP([.B441];[$movies.B:.D];2;0)" office:value-type="string" office:string-value="BB" calcext:value-type="string">
            <text:p>BB</text:p>
          </table:table-cell>
          <table:table-cell table:formula="of:=IFERROR(INDEX([.$D$1:.D440];MATCH([.E441];[.$E$1:.E440];0));MAX([.$D$1:.D440])+1)" office:value-type="float" office:value="120" calcext:value-type="float">
            <text:p>120</text:p>
          </table:table-cell>
          <table:table-cell table:style-name="ce45" office:value-type="string" calcext:value-type="string">
            <text:p>Dark Fantasy</text:p>
          </table:table-cell>
          <table:table-cell table:formula="of:=COUNTIF([.E:.E];[.E441])-COUNTIF([.$E$1:.E441];[.E441])" office:value-type="float" office:value="1" calcext:value-type="float">
            <text:p>1</text:p>
          </table:table-cell>
          <table:table-cell table:formula="of:=COUNTIF([.$E$1:.E440];[.E441])" office:value-type="float" office:value="0" calcext:value-type="float">
            <text:p>0</text:p>
          </table:table-cell>
          <table:table-cell table:style-name="ce35" table:formula="of:=IFERROR(INDEX([.A442:.$A$873];MATCH([.E441];[.E442:.$E$873];0));&quot;&quot;)" office:value-type="float" office:value="64" calcext:value-type="float">
            <text:p>64</text:p>
          </table:table-cell>
          <table:table-cell table:style-name="ce35" table:formula="of:=IFERROR(IF(COUNT([.$A$1:.A440])&gt;1;INDEX([.$A$1:.A440];SUMPRODUCT(MAX(ROW([.$E$1:.E440])*([.E441]=[.$E$1:.E44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50916" calcext:value-type="float">
            <text:p>50916</text:p>
          </table:table-cell>
          <table:table-cell table:formula="of:=VLOOKUP([.B442];[$movies.B:.D];2;0)" office:value-type="string" office:string-value="BB" calcext:value-type="string">
            <text:p>BB</text:p>
          </table:table-cell>
          <table:table-cell table:formula="of:=IFERROR(INDEX([.$D$1:.D441];MATCH([.E442];[.$E$1:.E441];0));MAX([.$D$1:.D441])+1)" office:value-type="float" office:value="38" calcext:value-type="float">
            <text:p>38</text:p>
          </table:table-cell>
          <table:table-cell table:style-name="ce45" office:value-type="string" calcext:value-type="string">
            <text:p>Game Elements</text:p>
          </table:table-cell>
          <table:table-cell table:formula="of:=COUNTIF([.E:.E];[.E442])-COUNTIF([.$E$1:.E442];[.E442])" office:value-type="float" office:value="4" calcext:value-type="float">
            <text:p>4</text:p>
          </table:table-cell>
          <table:table-cell table:formula="of:=COUNTIF([.$E$1:.E441];[.E442])" office:value-type="float" office:value="4" calcext:value-type="float">
            <text:p>4</text:p>
          </table:table-cell>
          <table:table-cell table:style-name="ce35" table:formula="of:=IFERROR(INDEX([.A443:.$A$873];MATCH([.E442];[.E443:.$E$873];0));&quot;&quot;)" office:value-type="float" office:value="62" calcext:value-type="float">
            <text:p>62</text:p>
          </table:table-cell>
          <table:table-cell table:style-name="ce35" table:formula="of:=IFERROR(IF(COUNT([.$A$1:.A441])&gt;1;INDEX([.$A$1:.A441];SUMPRODUCT(MAX(ROW([.$E$1:.E441])*([.E442]=[.$E$1:.E441]))));&quot;&quot;);&quot;&quot;)" office:value-type="float" office:value="47" calcext:value-type="float">
            <text:p>47</text:p>
          </table:table-cell>
          <table:table-cell table:number-columns-repeated="6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50916" calcext:value-type="float">
            <text:p>50916</text:p>
          </table:table-cell>
          <table:table-cell table:formula="of:=VLOOKUP([.B443];[$movies.B:.D];2;0)" office:value-type="string" office:string-value="BB" calcext:value-type="string">
            <text:p>BB</text:p>
          </table:table-cell>
          <table:table-cell table:formula="of:=IFERROR(INDEX([.$D$1:.D442];MATCH([.E443];[.$E$1:.E442];0));MAX([.$D$1:.D442])+1)" office:value-type="float" office:value="64" calcext:value-type="float">
            <text:p>64</text:p>
          </table:table-cell>
          <table:table-cell table:style-name="ce45" office:value-type="string" calcext:value-type="string">
            <text:p>Crude</text:p>
          </table:table-cell>
          <table:table-cell table:formula="of:=COUNTIF([.E:.E];[.E443])-COUNTIF([.$E$1:.E443];[.E443])" office:value-type="float" office:value="5" calcext:value-type="float">
            <text:p>5</text:p>
          </table:table-cell>
          <table:table-cell table:formula="of:=COUNTIF([.$E$1:.E442];[.E443])" office:value-type="float" office:value="2" calcext:value-type="float">
            <text:p>2</text:p>
          </table:table-cell>
          <table:table-cell table:style-name="ce35" table:formula="of:=IFERROR(INDEX([.A444:.$A$873];MATCH([.E443];[.E444:.$E$873];0));&quot;&quot;)" office:value-type="float" office:value="57" calcext:value-type="float">
            <text:p>57</text:p>
          </table:table-cell>
          <table:table-cell table:style-name="ce35" table:formula="of:=IFERROR(IF(COUNT([.$A$1:.A442])&gt;1;INDEX([.$A$1:.A442];SUMPRODUCT(MAX(ROW([.$E$1:.E442])*([.E443]=[.$E$1:.E442]))));&quot;&quot;);&quot;&quot;)" office:value-type="float" office:value="35" calcext:value-type="float">
            <text:p>35</text:p>
          </table:table-cell>
          <table:table-cell table:number-columns-repeated="6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50916" calcext:value-type="float">
            <text:p>50916</text:p>
          </table:table-cell>
          <table:table-cell table:formula="of:=VLOOKUP([.B444];[$movies.B:.D];2;0)" office:value-type="string" office:string-value="BB" calcext:value-type="string">
            <text:p>BB</text:p>
          </table:table-cell>
          <table:table-cell table:formula="of:=IFERROR(INDEX([.$D$1:.D443];MATCH([.E444];[.$E$1:.E443];0));MAX([.$D$1:.D443])+1)" office:value-type="float" office:value="75" calcext:value-type="float">
            <text:p>75</text:p>
          </table:table-cell>
          <table:table-cell table:style-name="ce45" office:value-type="string" calcext:value-type="string">
            <text:p>Magic</text:p>
          </table:table-cell>
          <table:table-cell table:formula="of:=COUNTIF([.E:.E];[.E444])-COUNTIF([.$E$1:.E444];[.E444])" office:value-type="float" office:value="7" calcext:value-type="float">
            <text:p>7</text:p>
          </table:table-cell>
          <table:table-cell table:formula="of:=COUNTIF([.$E$1:.E443];[.E444])" office:value-type="float" office:value="5" calcext:value-type="float">
            <text:p>5</text:p>
          </table:table-cell>
          <table:table-cell table:style-name="ce35" table:formula="of:=IFERROR(INDEX([.A445:.$A$873];MATCH([.E444];[.E445:.$E$873];0));&quot;&quot;)" office:value-type="float" office:value="64" calcext:value-type="float">
            <text:p>64</text:p>
          </table:table-cell>
          <table:table-cell table:style-name="ce35" table:formula="of:=IFERROR(IF(COUNT([.$A$1:.A443])&gt;1;INDEX([.$A$1:.A443];SUMPRODUCT(MAX(ROW([.$E$1:.E443])*([.E444]=[.$E$1:.E443]))));&quot;&quot;);&quot;&quot;)" office:value-type="float" office:value="41" calcext:value-type="float">
            <text:p>41</text:p>
          </table:table-cell>
          <table:table-cell table:number-columns-repeated="6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50916" calcext:value-type="float">
            <text:p>50916</text:p>
          </table:table-cell>
          <table:table-cell table:formula="of:=VLOOKUP([.B445];[$movies.B:.D];2;0)" office:value-type="string" office:string-value="BB" calcext:value-type="string">
            <text:p>BB</text:p>
          </table:table-cell>
          <table:table-cell table:formula="of:=IFERROR(INDEX([.$D$1:.D444];MATCH([.E445];[.$E$1:.E444];0));MAX([.$D$1:.D444])+1)" office:value-type="float" office:value="65" calcext:value-type="float">
            <text:p>65</text:p>
          </table:table-cell>
          <table:table-cell table:style-name="ce45" office:value-type="string" calcext:value-type="string">
            <text:p>Overpowered Main Characters</text:p>
          </table:table-cell>
          <table:table-cell table:formula="of:=COUNTIF([.E:.E];[.E445])-COUNTIF([.$E$1:.E445];[.E445])" office:value-type="float" office:value="8" calcext:value-type="float">
            <text:p>8</text:p>
          </table:table-cell>
          <table:table-cell table:formula="of:=COUNTIF([.$E$1:.E444];[.E445])" office:value-type="float" office:value="6" calcext:value-type="float">
            <text:p>6</text:p>
          </table:table-cell>
          <table:table-cell table:style-name="ce35" table:formula="of:=IFERROR(INDEX([.A446:.$A$873];MATCH([.E445];[.E446:.$E$873];0));&quot;&quot;)" office:value-type="float" office:value="57" calcext:value-type="float">
            <text:p>57</text:p>
          </table:table-cell>
          <table:table-cell table:style-name="ce35" table:formula="of:=IFERROR(IF(COUNT([.$A$1:.A444])&gt;1;INDEX([.$A$1:.A444];SUMPRODUCT(MAX(ROW([.$E$1:.E444])*([.E445]=[.$E$1:.E444]))));&quot;&quot;);&quot;&quot;)" office:value-type="float" office:value="41" calcext:value-type="float">
            <text:p>41</text:p>
          </table:table-cell>
          <table:table-cell table:number-columns-repeated="6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50916" calcext:value-type="float">
            <text:p>50916</text:p>
          </table:table-cell>
          <table:table-cell table:formula="of:=VLOOKUP([.B446];[$movies.B:.D];2;0)" office:value-type="string" office:string-value="BB" calcext:value-type="string">
            <text:p>BB</text:p>
          </table:table-cell>
          <table:table-cell table:formula="of:=IFERROR(INDEX([.$D$1:.D445];MATCH([.E446];[.$E$1:.E445];0));MAX([.$D$1:.D445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446])-COUNTIF([.$E$1:.E446];[.E446])" office:value-type="float" office:value="8" calcext:value-type="float">
            <text:p>8</text:p>
          </table:table-cell>
          <table:table-cell table:formula="of:=COUNTIF([.$E$1:.E445];[.E446])" office:value-type="float" office:value="10" calcext:value-type="float">
            <text:p>10</text:p>
          </table:table-cell>
          <table:table-cell table:style-name="ce35" table:formula="of:=IFERROR(INDEX([.A447:.$A$873];MATCH([.E446];[.E447:.$E$873];0));&quot;&quot;)" office:value-type="float" office:value="57" calcext:value-type="float">
            <text:p>57</text:p>
          </table:table-cell>
          <table:table-cell table:style-name="ce35" table:formula="of:=IFERROR(IF(COUNT([.$A$1:.A445])&gt;1;INDEX([.$A$1:.A445];SUMPRODUCT(MAX(ROW([.$E$1:.E445])*([.E446]=[.$E$1:.E445]))));&quot;&quot;);&quot;&quot;)" office:value-type="float" office:value="50" calcext:value-type="float">
            <text:p>50</text:p>
          </table:table-cell>
          <table:table-cell table:number-columns-repeated="6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50916" calcext:value-type="float">
            <text:p>50916</text:p>
          </table:table-cell>
          <table:table-cell table:formula="of:=VLOOKUP([.B447];[$movies.B:.D];2;0)" office:value-type="string" office:string-value="BB" calcext:value-type="string">
            <text:p>BB</text:p>
          </table:table-cell>
          <table:table-cell table:formula="of:=IFERROR(INDEX([.$D$1:.D446];MATCH([.E447];[.$E$1:.E446];0));MAX([.$D$1:.D446])+1)" office:value-type="float" office:value="66" calcext:value-type="float">
            <text:p>66</text:p>
          </table:table-cell>
          <table:table-cell table:style-name="ce45" office:value-type="string" calcext:value-type="string">
            <text:p>Summoned Into Another World</text:p>
          </table:table-cell>
          <table:table-cell table:formula="of:=COUNTIF([.E:.E];[.E447])-COUNTIF([.$E$1:.E447];[.E447])" office:value-type="float" office:value="2" calcext:value-type="float">
            <text:p>2</text:p>
          </table:table-cell>
          <table:table-cell table:formula="of:=COUNTIF([.$E$1:.E446];[.E447])" office:value-type="float" office:value="2" calcext:value-type="float">
            <text:p>2</text:p>
          </table:table-cell>
          <table:table-cell table:style-name="ce35" table:formula="of:=IFERROR(INDEX([.A448:.$A$873];MATCH([.E447];[.E448:.$E$873];0));&quot;&quot;)" office:value-type="float" office:value="64" calcext:value-type="float">
            <text:p>64</text:p>
          </table:table-cell>
          <table:table-cell table:style-name="ce35" table:formula="of:=IFERROR(IF(COUNT([.$A$1:.A446])&gt;1;INDEX([.$A$1:.A446];SUMPRODUCT(MAX(ROW([.$E$1:.E446])*([.E447]=[.$E$1:.E446]))));&quot;&quot;);&quot;&quot;)" office:value-type="float" office:value="47" calcext:value-type="float">
            <text:p>47</text:p>
          </table:table-cell>
          <table:table-cell table:number-columns-repeated="6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50916" calcext:value-type="float">
            <text:p>50916</text:p>
          </table:table-cell>
          <table:table-cell table:formula="of:=VLOOKUP([.B448];[$movies.B:.D];2;0)" office:value-type="string" office:string-value="BB" calcext:value-type="string">
            <text:p>BB</text:p>
          </table:table-cell>
          <table:table-cell table:formula="of:=IFERROR(INDEX([.$D$1:.D447];MATCH([.E448];[.$E$1:.E447];0));MAX([.$D$1:.D447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448])-COUNTIF([.$E$1:.E448];[.E448])" office:value-type="float" office:value="7" calcext:value-type="float">
            <text:p>7</text:p>
          </table:table-cell>
          <table:table-cell table:formula="of:=COUNTIF([.$E$1:.E447];[.E448])" office:value-type="float" office:value="12" calcext:value-type="float">
            <text:p>12</text:p>
          </table:table-cell>
          <table:table-cell table:style-name="ce35" table:formula="of:=IFERROR(INDEX([.A449:.$A$873];MATCH([.E448];[.E449:.$E$873];0));&quot;&quot;)" office:value-type="float" office:value="64" calcext:value-type="float">
            <text:p>64</text:p>
          </table:table-cell>
          <table:table-cell table:style-name="ce35" table:formula="of:=IFERROR(IF(COUNT([.$A$1:.A447])&gt;1;INDEX([.$A$1:.A447];SUMPRODUCT(MAX(ROW([.$E$1:.E447])*([.E448]=[.$E$1:.E447]))));&quot;&quot;);&quot;&quot;)" office:value-type="float" office:value="47" calcext:value-type="float">
            <text:p>47</text:p>
          </table:table-cell>
          <table:table-cell table:number-columns-repeated="6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2617" calcext:value-type="float">
            <text:p>2617</text:p>
          </table:table-cell>
          <table:table-cell table:formula="of:=VLOOKUP([.B449];[$movies.B:.D];2;0)" office:value-type="string" office:string-value="BC" calcext:value-type="string">
            <text:p>BC</text:p>
          </table:table-cell>
          <table:table-cell table:formula="of:=IFERROR(INDEX([.$D$1:.D448];MATCH([.E449];[.$E$1:.E448];0));MAX([.$D$1:.D448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449])-COUNTIF([.$E$1:.E449];[.E449])" office:value-type="float" office:value="21" calcext:value-type="float">
            <text:p>21</text:p>
          </table:table-cell>
          <table:table-cell table:formula="of:=COUNTIF([.$E$1:.E448];[.E449])" office:value-type="float" office:value="25" calcext:value-type="float">
            <text:p>25</text:p>
          </table:table-cell>
          <table:table-cell table:style-name="ce35" table:formula="of:=IFERROR(INDEX([.A450:.$A$873];MATCH([.E449];[.E450:.$E$873];0));&quot;&quot;)" office:value-type="float" office:value="55" calcext:value-type="float">
            <text:p>55</text:p>
          </table:table-cell>
          <table:table-cell table:style-name="ce35" table:formula="of:=IFERROR(IF(COUNT([.$A$1:.A448])&gt;1;INDEX([.$A$1:.A448];SUMPRODUCT(MAX(ROW([.$E$1:.E448])*([.E449]=[.$E$1:.E448]))));&quot;&quot;);&quot;&quot;)" office:value-type="float" office:value="51" calcext:value-type="float">
            <text:p>51</text:p>
          </table:table-cell>
          <table:table-cell table:number-columns-repeated="6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2617" calcext:value-type="float">
            <text:p>2617</text:p>
          </table:table-cell>
          <table:table-cell table:formula="of:=VLOOKUP([.B450];[$movies.B:.D];2;0)" office:value-type="string" office:string-value="BC" calcext:value-type="string">
            <text:p>BC</text:p>
          </table:table-cell>
          <table:table-cell table:formula="of:=IFERROR(INDEX([.$D$1:.D449];MATCH([.E450];[.$E$1:.E449];0));MAX([.$D$1:.D449])+1)" office:value-type="float" office:value="94" calcext:value-type="float">
            <text:p>94</text:p>
          </table:table-cell>
          <table:table-cell table:style-name="ce45" office:value-type="float" office:value="0" calcext:value-type="float">
            <text:p>0</text:p>
          </table:table-cell>
          <table:table-cell table:formula="of:=COUNTIF([.E:.E];[.E450])-COUNTIF([.$E$1:.E450];[.E450])" office:value-type="float" office:value="13" calcext:value-type="float">
            <text:p>13</text:p>
          </table:table-cell>
          <table:table-cell table:formula="of:=COUNTIF([.$E$1:.E449];[.E450])" office:value-type="float" office:value="2" calcext:value-type="float">
            <text:p>2</text:p>
          </table:table-cell>
          <table:table-cell table:style-name="ce35" table:formula="of:=IFERROR(INDEX([.A451:.$A$873];MATCH([.E450];[.E451:.$E$873];0));&quot;&quot;)" office:value-type="float" office:value="55" calcext:value-type="float">
            <text:p>55</text:p>
          </table:table-cell>
          <table:table-cell table:style-name="ce35" table:formula="of:=IFERROR(IF(COUNT([.$A$1:.A449])&gt;1;INDEX([.$A$1:.A449];SUMPRODUCT(MAX(ROW([.$E$1:.E449])*([.E450]=[.$E$1:.E449]))));&quot;&quot;);&quot;&quot;)" office:value-type="float" office:value="46" calcext:value-type="float">
            <text:p>46</text:p>
          </table:table-cell>
          <table:table-cell table:number-columns-repeated="6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2617" calcext:value-type="float">
            <text:p>2617</text:p>
          </table:table-cell>
          <table:table-cell table:formula="of:=VLOOKUP([.B451];[$movies.B:.D];2;0)" office:value-type="string" office:string-value="BC" calcext:value-type="string">
            <text:p>BC</text:p>
          </table:table-cell>
          <table:table-cell table:formula="of:=IFERROR(INDEX([.$D$1:.D450];MATCH([.E451];[.$E$1:.E450];0));MAX([.$D$1:.D450])+1)" office:value-type="float" office:value="94" calcext:value-type="float">
            <text:p>94</text:p>
          </table:table-cell>
          <table:table-cell table:style-name="ce45" office:value-type="float" office:value="0" calcext:value-type="float">
            <text:p>0</text:p>
          </table:table-cell>
          <table:table-cell table:formula="of:=COUNTIF([.E:.E];[.E451])-COUNTIF([.$E$1:.E451];[.E451])" office:value-type="float" office:value="12" calcext:value-type="float">
            <text:p>12</text:p>
          </table:table-cell>
          <table:table-cell table:formula="of:=COUNTIF([.$E$1:.E450];[.E451])" office:value-type="float" office:value="3" calcext:value-type="float">
            <text:p>3</text:p>
          </table:table-cell>
          <table:table-cell table:style-name="ce35" table:formula="of:=IFERROR(INDEX([.A452:.$A$873];MATCH([.E451];[.E452:.$E$873];0));&quot;&quot;)" office:value-type="float" office:value="56" calcext:value-type="float">
            <text:p>56</text:p>
          </table:table-cell>
          <table:table-cell table:style-name="ce35" table:formula="of:=IFERROR(IF(COUNT([.$A$1:.A450])&gt;1;INDEX([.$A$1:.A450];SUMPRODUCT(MAX(ROW([.$E$1:.E450])*([.E451]=[.$E$1:.E450]))));&quot;&quot;);&quot;&quot;)" office:value-type="float" office:value="55" calcext:value-type="float">
            <text:p>55</text:p>
          </table:table-cell>
          <table:table-cell table:number-columns-repeated="6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2617" calcext:value-type="float">
            <text:p>2617</text:p>
          </table:table-cell>
          <table:table-cell table:formula="of:=VLOOKUP([.B452];[$movies.B:.D];2;0)" office:value-type="string" office:string-value="BC" calcext:value-type="string">
            <text:p>BC</text:p>
          </table:table-cell>
          <table:table-cell table:formula="of:=IFERROR(INDEX([.$D$1:.D451];MATCH([.E452];[.$E$1:.E451];0));MAX([.$D$1:.D451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452])-COUNTIF([.$E$1:.E452];[.E452])" office:value-type="float" office:value="20" calcext:value-type="float">
            <text:p>20</text:p>
          </table:table-cell>
          <table:table-cell table:formula="of:=COUNTIF([.$E$1:.E451];[.E452])" office:value-type="float" office:value="26" calcext:value-type="float">
            <text:p>26</text:p>
          </table:table-cell>
          <table:table-cell table:style-name="ce35" table:formula="of:=IFERROR(INDEX([.A453:.$A$873];MATCH([.E452];[.E453:.$E$873];0));&quot;&quot;)" office:value-type="float" office:value="57" calcext:value-type="float">
            <text:p>57</text:p>
          </table:table-cell>
          <table:table-cell table:style-name="ce35" table:formula="of:=IFERROR(IF(COUNT([.$A$1:.A451])&gt;1;INDEX([.$A$1:.A451];SUMPRODUCT(MAX(ROW([.$E$1:.E451])*([.E452]=[.$E$1:.E451]))));&quot;&quot;);&quot;&quot;)" office:value-type="float" office:value="55" calcext:value-type="float">
            <text:p>55</text:p>
          </table:table-cell>
          <table:table-cell table:number-columns-repeated="6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35328" calcext:value-type="float">
            <text:p>35328</text:p>
          </table:table-cell>
          <table:table-cell table:formula="of:=VLOOKUP([.B453];[$movies.B:.D];2;0)" office:value-type="string" office:string-value="BD" calcext:value-type="string">
            <text:p>BD</text:p>
          </table:table-cell>
          <table:table-cell table:formula="of:=IFERROR(INDEX([.$D$1:.D452];MATCH([.E453];[.$E$1:.E452];0));MAX([.$D$1:.D452])+1)" office:value-type="float" office:value="94" calcext:value-type="float">
            <text:p>94</text:p>
          </table:table-cell>
          <table:table-cell table:style-name="ce45" office:value-type="float" office:value="0" calcext:value-type="float">
            <text:p>0</text:p>
          </table:table-cell>
          <table:table-cell table:formula="of:=COUNTIF([.E:.E];[.E453])-COUNTIF([.$E$1:.E453];[.E453])" office:value-type="float" office:value="11" calcext:value-type="float">
            <text:p>11</text:p>
          </table:table-cell>
          <table:table-cell table:formula="of:=COUNTIF([.$E$1:.E452];[.E453])" office:value-type="float" office:value="4" calcext:value-type="float">
            <text:p>4</text:p>
          </table:table-cell>
          <table:table-cell table:style-name="ce35" table:formula="of:=IFERROR(INDEX([.A454:.$A$873];MATCH([.E453];[.E454:.$E$873];0));&quot;&quot;)" office:value-type="float" office:value="61" calcext:value-type="float">
            <text:p>61</text:p>
          </table:table-cell>
          <table:table-cell table:style-name="ce35" table:formula="of:=IFERROR(IF(COUNT([.$A$1:.A452])&gt;1;INDEX([.$A$1:.A452];SUMPRODUCT(MAX(ROW([.$E$1:.E452])*([.E453]=[.$E$1:.E452]))));&quot;&quot;);&quot;&quot;)" office:value-type="float" office:value="55" calcext:value-type="float">
            <text:p>55</text:p>
          </table:table-cell>
          <table:table-cell table:number-columns-repeated="6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35203" calcext:value-type="float">
            <text:p>35203</text:p>
          </table:table-cell>
          <table:table-cell table:formula="of:=VLOOKUP([.B454];[$movies.B:.D];2;0)" office:value-type="string" office:string-value="BE" calcext:value-type="string">
            <text:p>BE</text:p>
          </table:table-cell>
          <table:table-cell table:formula="of:=IFERROR(INDEX([.$D$1:.D453];MATCH([.E454];[.$E$1:.E453];0));MAX([.$D$1:.D453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454])-COUNTIF([.$E$1:.E454];[.E454])" office:value-type="float" office:value="15" calcext:value-type="float">
            <text:p>15</text:p>
          </table:table-cell>
          <table:table-cell table:formula="of:=COUNTIF([.$E$1:.E453];[.E454])" office:value-type="float" office:value="17" calcext:value-type="float">
            <text:p>17</text:p>
          </table:table-cell>
          <table:table-cell table:style-name="ce35" table:formula="of:=IFERROR(INDEX([.A455:.$A$873];MATCH([.E454];[.E455:.$E$873];0));&quot;&quot;)" office:value-type="float" office:value="62" calcext:value-type="float">
            <text:p>62</text:p>
          </table:table-cell>
          <table:table-cell table:style-name="ce35" table:formula="of:=IFERROR(IF(COUNT([.$A$1:.A453])&gt;1;INDEX([.$A$1:.A453];SUMPRODUCT(MAX(ROW([.$E$1:.E453])*([.E454]=[.$E$1:.E453]))));&quot;&quot;);&quot;&quot;)" office:value-type="float" office:value="54" calcext:value-type="float">
            <text:p>54</text:p>
          </table:table-cell>
          <table:table-cell table:number-columns-repeated="6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35203" calcext:value-type="float">
            <text:p>35203</text:p>
          </table:table-cell>
          <table:table-cell table:formula="of:=VLOOKUP([.B455];[$movies.B:.D];2;0)" office:value-type="string" office:string-value="BE" calcext:value-type="string">
            <text:p>BE</text:p>
          </table:table-cell>
          <table:table-cell table:formula="of:=IFERROR(INDEX([.$D$1:.D454];MATCH([.E455];[.$E$1:.E454];0));MAX([.$D$1:.D454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455])-COUNTIF([.$E$1:.E455];[.E455])" office:value-type="float" office:value="19" calcext:value-type="float">
            <text:p>19</text:p>
          </table:table-cell>
          <table:table-cell table:formula="of:=COUNTIF([.$E$1:.E454];[.E455])" office:value-type="float" office:value="27" calcext:value-type="float">
            <text:p>27</text:p>
          </table:table-cell>
          <table:table-cell table:style-name="ce35" table:formula="of:=IFERROR(INDEX([.A456:.$A$873];MATCH([.E455];[.E456:.$E$873];0));&quot;&quot;)" office:value-type="float" office:value="59" calcext:value-type="float">
            <text:p>59</text:p>
          </table:table-cell>
          <table:table-cell table:style-name="ce35" table:formula="of:=IFERROR(IF(COUNT([.$A$1:.A454])&gt;1;INDEX([.$A$1:.A454];SUMPRODUCT(MAX(ROW([.$E$1:.E454])*([.E455]=[.$E$1:.E454]))));&quot;&quot;);&quot;&quot;)" office:value-type="float" office:value="55" calcext:value-type="float">
            <text:p>55</text:p>
          </table:table-cell>
          <table:table-cell table:number-columns-repeated="6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35203" calcext:value-type="float">
            <text:p>35203</text:p>
          </table:table-cell>
          <table:table-cell table:formula="of:=VLOOKUP([.B456];[$movies.B:.D];2;0)" office:value-type="string" office:string-value="BE" calcext:value-type="string">
            <text:p>BE</text:p>
          </table:table-cell>
          <table:table-cell table:formula="of:=IFERROR(INDEX([.$D$1:.D455];MATCH([.E456];[.$E$1:.E455];0));MAX([.$D$1:.D455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456])-COUNTIF([.$E$1:.E456];[.E456])" office:value-type="float" office:value="24" calcext:value-type="float">
            <text:p>24</text:p>
          </table:table-cell>
          <table:table-cell table:formula="of:=COUNTIF([.$E$1:.E455];[.E456])" office:value-type="float" office:value="21" calcext:value-type="float">
            <text:p>21</text:p>
          </table:table-cell>
          <table:table-cell table:style-name="ce35" table:formula="of:=IFERROR(INDEX([.A457:.$A$873];MATCH([.E456];[.E457:.$E$873];0));&quot;&quot;)" office:value-type="float" office:value="60" calcext:value-type="float">
            <text:p>60</text:p>
          </table:table-cell>
          <table:table-cell table:style-name="ce35" table:formula="of:=IFERROR(IF(COUNT([.$A$1:.A455])&gt;1;INDEX([.$A$1:.A455];SUMPRODUCT(MAX(ROW([.$E$1:.E455])*([.E456]=[.$E$1:.E455]))));&quot;&quot;);&quot;&quot;)" office:value-type="float" office:value="54" calcext:value-type="float">
            <text:p>54</text:p>
          </table:table-cell>
          <table:table-cell table:number-columns-repeated="6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35203" calcext:value-type="float">
            <text:p>35203</text:p>
          </table:table-cell>
          <table:table-cell table:formula="of:=VLOOKUP([.B457];[$movies.B:.D];2;0)" office:value-type="string" office:string-value="BE" calcext:value-type="string">
            <text:p>BE</text:p>
          </table:table-cell>
          <table:table-cell table:formula="of:=IFERROR(INDEX([.$D$1:.D456];MATCH([.E457];[.$E$1:.E456];0));MAX([.$D$1:.D456])+1)" office:value-type="float" office:value="69" calcext:value-type="float">
            <text:p>69</text:p>
          </table:table-cell>
          <table:table-cell table:style-name="ce45" office:value-type="string" calcext:value-type="string">
            <text:p>Political</text:p>
          </table:table-cell>
          <table:table-cell table:formula="of:=COUNTIF([.E:.E];[.E457])-COUNTIF([.$E$1:.E457];[.E457])" office:value-type="float" office:value="6" calcext:value-type="float">
            <text:p>6</text:p>
          </table:table-cell>
          <table:table-cell table:formula="of:=COUNTIF([.$E$1:.E456];[.E457])" office:value-type="float" office:value="4" calcext:value-type="float">
            <text:p>4</text:p>
          </table:table-cell>
          <table:table-cell table:style-name="ce35" table:formula="of:=IFERROR(INDEX([.A458:.$A$873];MATCH([.E457];[.E458:.$E$873];0));&quot;&quot;)" office:value-type="float" office:value="73" calcext:value-type="float">
            <text:p>73</text:p>
          </table:table-cell>
          <table:table-cell table:style-name="ce35" table:formula="of:=IFERROR(IF(COUNT([.$A$1:.A456])&gt;1;INDEX([.$A$1:.A456];SUMPRODUCT(MAX(ROW([.$E$1:.E456])*([.E457]=[.$E$1:.E456]))));&quot;&quot;);&quot;&quot;)" office:value-type="float" office:value="54" calcext:value-type="float">
            <text:p>54</text:p>
          </table:table-cell>
          <table:table-cell table:number-columns-repeated="6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35203" calcext:value-type="float">
            <text:p>35203</text:p>
          </table:table-cell>
          <table:table-cell table:formula="of:=VLOOKUP([.B458];[$movies.B:.D];2;0)" office:value-type="string" office:string-value="BE" calcext:value-type="string">
            <text:p>BE</text:p>
          </table:table-cell>
          <table:table-cell table:formula="of:=IFERROR(INDEX([.$D$1:.D457];MATCH([.E458];[.$E$1:.E457];0));MAX([.$D$1:.D457])+1)" office:value-type="float" office:value="18" calcext:value-type="float">
            <text:p>18</text:p>
          </table:table-cell>
          <table:table-cell table:style-name="ce45" office:value-type="string" calcext:value-type="string">
            <text:p>Military</text:p>
          </table:table-cell>
          <table:table-cell table:formula="of:=COUNTIF([.E:.E];[.E458])-COUNTIF([.$E$1:.E458];[.E458])" office:value-type="float" office:value="5" calcext:value-type="float">
            <text:p>5</text:p>
          </table:table-cell>
          <table:table-cell table:formula="of:=COUNTIF([.$E$1:.E457];[.E458])" office:value-type="float" office:value="4" calcext:value-type="float">
            <text:p>4</text:p>
          </table:table-cell>
          <table:table-cell table:style-name="ce35" table:formula="of:=IFERROR(INDEX([.A459:.$A$873];MATCH([.E458];[.E459:.$E$873];0));&quot;&quot;)" office:value-type="float" office:value="58" calcext:value-type="float">
            <text:p>58</text:p>
          </table:table-cell>
          <table:table-cell table:style-name="ce35" table:formula="of:=IFERROR(IF(COUNT([.$A$1:.A457])&gt;1;INDEX([.$A$1:.A457];SUMPRODUCT(MAX(ROW([.$E$1:.E457])*([.E458]=[.$E$1:.E457]))));&quot;&quot;);&quot;&quot;)" office:value-type="float" office:value="48" calcext:value-type="float">
            <text:p>48</text:p>
          </table:table-cell>
          <table:table-cell table:number-columns-repeated="6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35203" calcext:value-type="float">
            <text:p>35203</text:p>
          </table:table-cell>
          <table:table-cell table:formula="of:=VLOOKUP([.B459];[$movies.B:.D];2;0)" office:value-type="string" office:string-value="BE" calcext:value-type="string">
            <text:p>BE</text:p>
          </table:table-cell>
          <table:table-cell table:formula="of:=IFERROR(INDEX([.$D$1:.D458];MATCH([.E459];[.$E$1:.E458];0));MAX([.$D$1:.D458])+1)" office:value-type="float" office:value="106" calcext:value-type="float">
            <text:p>106</text:p>
          </table:table-cell>
          <table:table-cell table:style-name="ce45" office:value-type="string" calcext:value-type="string">
            <text:p>Cheats</text:p>
          </table:table-cell>
          <table:table-cell table:formula="of:=COUNTIF([.E:.E];[.E459])-COUNTIF([.$E$1:.E459];[.E459])" office:value-type="float" office:value="3" calcext:value-type="float">
            <text:p>3</text:p>
          </table:table-cell>
          <table:table-cell table:formula="of:=COUNTIF([.$E$1:.E458];[.E459])" office:value-type="float" office:value="2" calcext:value-type="float">
            <text:p>2</text:p>
          </table:table-cell>
          <table:table-cell table:style-name="ce35" table:formula="of:=IFERROR(INDEX([.A460:.$A$873];MATCH([.E459];[.E460:.$E$873];0));&quot;&quot;)" office:value-type="float" office:value="71" calcext:value-type="float">
            <text:p>71</text:p>
          </table:table-cell>
          <table:table-cell table:style-name="ce35" table:formula="of:=IFERROR(IF(COUNT([.$A$1:.A458])&gt;1;INDEX([.$A$1:.A458];SUMPRODUCT(MAX(ROW([.$E$1:.E458])*([.E459]=[.$E$1:.E458]))));&quot;&quot;);&quot;&quot;)" office:value-type="float" office:value="47" calcext:value-type="float">
            <text:p>47</text:p>
          </table:table-cell>
          <table:table-cell table:number-columns-repeated="6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35203" calcext:value-type="float">
            <text:p>35203</text:p>
          </table:table-cell>
          <table:table-cell table:formula="of:=VLOOKUP([.B460];[$movies.B:.D];2;0)" office:value-type="string" office:string-value="BE" calcext:value-type="string">
            <text:p>BE</text:p>
          </table:table-cell>
          <table:table-cell table:formula="of:=IFERROR(INDEX([.$D$1:.D459];MATCH([.E460];[.$E$1:.E459];0));MAX([.$D$1:.D459])+1)" office:value-type="float" office:value="64" calcext:value-type="float">
            <text:p>64</text:p>
          </table:table-cell>
          <table:table-cell table:style-name="ce45" office:value-type="string" calcext:value-type="string">
            <text:p>Crude</text:p>
          </table:table-cell>
          <table:table-cell table:formula="of:=COUNTIF([.E:.E];[.E460])-COUNTIF([.$E$1:.E460];[.E460])" office:value-type="float" office:value="4" calcext:value-type="float">
            <text:p>4</text:p>
          </table:table-cell>
          <table:table-cell table:formula="of:=COUNTIF([.$E$1:.E459];[.E460])" office:value-type="float" office:value="3" calcext:value-type="float">
            <text:p>3</text:p>
          </table:table-cell>
          <table:table-cell table:style-name="ce35" table:formula="of:=IFERROR(INDEX([.A461:.$A$873];MATCH([.E460];[.E461:.$E$873];0));&quot;&quot;)" office:value-type="float" office:value="102" calcext:value-type="float">
            <text:p>102</text:p>
          </table:table-cell>
          <table:table-cell table:style-name="ce35" table:formula="of:=IFERROR(IF(COUNT([.$A$1:.A459])&gt;1;INDEX([.$A$1:.A459];SUMPRODUCT(MAX(ROW([.$E$1:.E459])*([.E460]=[.$E$1:.E459]))));&quot;&quot;);&quot;&quot;)" office:value-type="float" office:value="54" calcext:value-type="float">
            <text:p>54</text:p>
          </table:table-cell>
          <table:table-cell table:number-columns-repeated="6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35203" calcext:value-type="float">
            <text:p>35203</text:p>
          </table:table-cell>
          <table:table-cell table:formula="of:=VLOOKUP([.B461];[$movies.B:.D];2;0)" office:value-type="string" office:string-value="BE" calcext:value-type="string">
            <text:p>BE</text:p>
          </table:table-cell>
          <table:table-cell table:formula="of:=IFERROR(INDEX([.$D$1:.D460];MATCH([.E461];[.$E$1:.E460];0));MAX([.$D$1:.D460])+1)" office:value-type="float" office:value="65" calcext:value-type="float">
            <text:p>65</text:p>
          </table:table-cell>
          <table:table-cell table:style-name="ce45" office:value-type="string" calcext:value-type="string">
            <text:p>Overpowered Main Characters</text:p>
          </table:table-cell>
          <table:table-cell table:formula="of:=COUNTIF([.E:.E];[.E461])-COUNTIF([.$E$1:.E461];[.E461])" office:value-type="float" office:value="7" calcext:value-type="float">
            <text:p>7</text:p>
          </table:table-cell>
          <table:table-cell table:formula="of:=COUNTIF([.$E$1:.E460];[.E461])" office:value-type="float" office:value="7" calcext:value-type="float">
            <text:p>7</text:p>
          </table:table-cell>
          <table:table-cell table:style-name="ce35" table:formula="of:=IFERROR(INDEX([.A462:.$A$873];MATCH([.E461];[.E462:.$E$873];0));&quot;&quot;)" office:value-type="float" office:value="68" calcext:value-type="float">
            <text:p>68</text:p>
          </table:table-cell>
          <table:table-cell table:style-name="ce35" table:formula="of:=IFERROR(IF(COUNT([.$A$1:.A460])&gt;1;INDEX([.$A$1:.A460];SUMPRODUCT(MAX(ROW([.$E$1:.E460])*([.E461]=[.$E$1:.E460]))));&quot;&quot;);&quot;&quot;)" office:value-type="float" office:value="54" calcext:value-type="float">
            <text:p>54</text:p>
          </table:table-cell>
          <table:table-cell table:number-columns-repeated="6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35203" calcext:value-type="float">
            <text:p>35203</text:p>
          </table:table-cell>
          <table:table-cell table:formula="of:=VLOOKUP([.B462];[$movies.B:.D];2;0)" office:value-type="string" office:string-value="BE" calcext:value-type="string">
            <text:p>BE</text:p>
          </table:table-cell>
          <table:table-cell table:formula="of:=IFERROR(INDEX([.$D$1:.D461];MATCH([.E462];[.$E$1:.E461];0));MAX([.$D$1:.D461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462])-COUNTIF([.$E$1:.E462];[.E462])" office:value-type="float" office:value="7" calcext:value-type="float">
            <text:p>7</text:p>
          </table:table-cell>
          <table:table-cell table:formula="of:=COUNTIF([.$E$1:.E461];[.E462])" office:value-type="float" office:value="11" calcext:value-type="float">
            <text:p>11</text:p>
          </table:table-cell>
          <table:table-cell table:style-name="ce35" table:formula="of:=IFERROR(INDEX([.A463:.$A$873];MATCH([.E462];[.E463:.$E$873];0));&quot;&quot;)" office:value-type="float" office:value="64" calcext:value-type="float">
            <text:p>64</text:p>
          </table:table-cell>
          <table:table-cell table:style-name="ce35" table:formula="of:=IFERROR(IF(COUNT([.$A$1:.A461])&gt;1;INDEX([.$A$1:.A461];SUMPRODUCT(MAX(ROW([.$E$1:.E461])*([.E462]=[.$E$1:.E461]))));&quot;&quot;);&quot;&quot;)" office:value-type="float" office:value="54" calcext:value-type="float">
            <text:p>54</text:p>
          </table:table-cell>
          <table:table-cell table:number-columns-repeated="6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35203" calcext:value-type="float">
            <text:p>35203</text:p>
          </table:table-cell>
          <table:table-cell table:formula="of:=VLOOKUP([.B463];[$movies.B:.D];2;0)" office:value-type="string" office:string-value="BE" calcext:value-type="string">
            <text:p>BE</text:p>
          </table:table-cell>
          <table:table-cell table:formula="of:=IFERROR(INDEX([.$D$1:.D462];MATCH([.E463];[.$E$1:.E462];0));MAX([.$D$1:.D462])+1)" office:value-type="float" office:value="37" calcext:value-type="float">
            <text:p>37</text:p>
          </table:table-cell>
          <table:table-cell table:style-name="ce45" office:value-type="string" calcext:value-type="string">
            <text:p>Alcohol</text:p>
          </table:table-cell>
          <table:table-cell table:formula="of:=COUNTIF([.E:.E];[.E463])-COUNTIF([.$E$1:.E463];[.E463])" office:value-type="float" office:value="4" calcext:value-type="float">
            <text:p>4</text:p>
          </table:table-cell>
          <table:table-cell table:formula="of:=COUNTIF([.$E$1:.E462];[.E463])" office:value-type="float" office:value="3" calcext:value-type="float">
            <text:p>3</text:p>
          </table:table-cell>
          <table:table-cell table:style-name="ce35" table:formula="of:=IFERROR(INDEX([.A464:.$A$873];MATCH([.E463];[.E464:.$E$873];0));&quot;&quot;)" office:value-type="float" office:value="77" calcext:value-type="float">
            <text:p>77</text:p>
          </table:table-cell>
          <table:table-cell table:style-name="ce35" table:formula="of:=IFERROR(IF(COUNT([.$A$1:.A462])&gt;1;INDEX([.$A$1:.A462];SUMPRODUCT(MAX(ROW([.$E$1:.E462])*([.E463]=[.$E$1:.E462]))));&quot;&quot;);&quot;&quot;)" office:value-type="float" office:value="38" calcext:value-type="float">
            <text:p>38</text:p>
          </table:table-cell>
          <table:table-cell table:number-columns-repeated="6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1156" calcext:value-type="float">
            <text:p>1156</text:p>
          </table:table-cell>
          <table:table-cell table:formula="of:=VLOOKUP([.B464];[$movies.B:.D];2;0)" office:value-type="string" office:string-value="BF" calcext:value-type="string">
            <text:p>BF</text:p>
          </table:table-cell>
          <table:table-cell table:formula="of:=IFERROR(INDEX([.$D$1:.D463];MATCH([.E464];[.$E$1:.E463];0));MAX([.$D$1:.D463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464])-COUNTIF([.$E$1:.E464];[.E464])" office:value-type="float" office:value="17" calcext:value-type="float">
            <text:p>17</text:p>
          </table:table-cell>
          <table:table-cell table:formula="of:=COUNTIF([.$E$1:.E463];[.E464])" office:value-type="float" office:value="6" calcext:value-type="float">
            <text:p>6</text:p>
          </table:table-cell>
          <table:table-cell table:style-name="ce35" table:formula="of:=IFERROR(INDEX([.A465:.$A$873];MATCH([.E464];[.E465:.$E$873];0));&quot;&quot;)" office:value-type="float" office:value="64" calcext:value-type="float">
            <text:p>64</text:p>
          </table:table-cell>
          <table:table-cell table:style-name="ce35" table:formula="of:=IFERROR(IF(COUNT([.$A$1:.A463])&gt;1;INDEX([.$A$1:.A463];SUMPRODUCT(MAX(ROW([.$E$1:.E463])*([.E464]=[.$E$1:.E463]))));&quot;&quot;);&quot;&quot;)" office:value-type="float" office:value="50" calcext:value-type="float">
            <text:p>50</text:p>
          </table:table-cell>
          <table:table-cell table:number-columns-repeated="6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1156" calcext:value-type="float">
            <text:p>1156</text:p>
          </table:table-cell>
          <table:table-cell table:formula="of:=VLOOKUP([.B465];[$movies.B:.D];2;0)" office:value-type="string" office:string-value="BF" calcext:value-type="string">
            <text:p>BF</text:p>
          </table:table-cell>
          <table:table-cell table:formula="of:=IFERROR(INDEX([.$D$1:.D464];MATCH([.E465];[.$E$1:.E464];0));MAX([.$D$1:.D464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465])-COUNTIF([.$E$1:.E465];[.E465])" office:value-type="float" office:value="23" calcext:value-type="float">
            <text:p>23</text:p>
          </table:table-cell>
          <table:table-cell table:formula="of:=COUNTIF([.$E$1:.E464];[.E465])" office:value-type="float" office:value="7" calcext:value-type="float">
            <text:p>7</text:p>
          </table:table-cell>
          <table:table-cell table:style-name="ce35" table:formula="of:=IFERROR(INDEX([.A466:.$A$873];MATCH([.E465];[.E466:.$E$873];0));&quot;&quot;)" office:value-type="float" office:value="59" calcext:value-type="float">
            <text:p>59</text:p>
          </table:table-cell>
          <table:table-cell table:style-name="ce35" table:formula="of:=IFERROR(IF(COUNT([.$A$1:.A464])&gt;1;INDEX([.$A$1:.A464];SUMPRODUCT(MAX(ROW([.$E$1:.E464])*([.E465]=[.$E$1:.E464]))));&quot;&quot;);&quot;&quot;)" office:value-type="float" office:value="12" calcext:value-type="float">
            <text:p>12</text:p>
          </table:table-cell>
          <table:table-cell table:number-columns-repeated="6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1156" calcext:value-type="float">
            <text:p>1156</text:p>
          </table:table-cell>
          <table:table-cell table:formula="of:=VLOOKUP([.B466];[$movies.B:.D];2;0)" office:value-type="string" office:string-value="BF" calcext:value-type="string">
            <text:p>BF</text:p>
          </table:table-cell>
          <table:table-cell table:formula="of:=IFERROR(INDEX([.$D$1:.D465];MATCH([.E466];[.$E$1:.E465];0));MAX([.$D$1:.D465])+1)" office:value-type="float" office:value="18" calcext:value-type="float">
            <text:p>18</text:p>
          </table:table-cell>
          <table:table-cell table:style-name="ce45" office:value-type="string" calcext:value-type="string">
            <text:p>Military</text:p>
          </table:table-cell>
          <table:table-cell table:formula="of:=COUNTIF([.E:.E];[.E466])-COUNTIF([.$E$1:.E466];[.E466])" office:value-type="float" office:value="4" calcext:value-type="float">
            <text:p>4</text:p>
          </table:table-cell>
          <table:table-cell table:formula="of:=COUNTIF([.$E$1:.E465];[.E466])" office:value-type="float" office:value="5" calcext:value-type="float">
            <text:p>5</text:p>
          </table:table-cell>
          <table:table-cell table:style-name="ce35" table:formula="of:=IFERROR(INDEX([.A467:.$A$873];MATCH([.E466];[.E467:.$E$873];0));&quot;&quot;)" office:value-type="float" office:value="67" calcext:value-type="float">
            <text:p>67</text:p>
          </table:table-cell>
          <table:table-cell table:style-name="ce35" table:formula="of:=IFERROR(IF(COUNT([.$A$1:.A465])&gt;1;INDEX([.$A$1:.A465];SUMPRODUCT(MAX(ROW([.$E$1:.E465])*([.E466]=[.$E$1:.E465]))));&quot;&quot;);&quot;&quot;)" office:value-type="float" office:value="57" calcext:value-type="float">
            <text:p>57</text:p>
          </table:table-cell>
          <table:table-cell table:number-columns-repeated="6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1156" calcext:value-type="float">
            <text:p>1156</text:p>
          </table:table-cell>
          <table:table-cell table:formula="of:=VLOOKUP([.B467];[$movies.B:.D];2;0)" office:value-type="string" office:string-value="BF" calcext:value-type="string">
            <text:p>BF</text:p>
          </table:table-cell>
          <table:table-cell table:formula="of:=IFERROR(INDEX([.$D$1:.D466];MATCH([.E467];[.$E$1:.E466];0));MAX([.$D$1:.D466])+1)" office:value-type="float" office:value="36" calcext:value-type="float">
            <text:p>36</text:p>
          </table:table-cell>
          <table:table-cell table:style-name="ce45" office:value-type="string" calcext:value-type="string">
            <text:p>Pandemic</text:p>
          </table:table-cell>
          <table:table-cell table:formula="of:=COUNTIF([.E:.E];[.E467])-COUNTIF([.$E$1:.E467];[.E467])" office:value-type="float" office:value="0" calcext:value-type="float">
            <text:p>0</text:p>
          </table:table-cell>
          <table:table-cell table:formula="of:=COUNTIF([.$E$1:.E466];[.E467])" office:value-type="float" office:value="1" calcext:value-type="float">
            <text:p>1</text:p>
          </table:table-cell>
          <table:table-cell table:style-name="ce35" table:formula="of:=IFERROR(INDEX([.A468:.$A$873];MATCH([.E467];[.E468:.$E$873];0));&quot;&quot;)">
            <text:p/>
          </table:table-cell>
          <table:table-cell table:style-name="ce35" table:formula="of:=IFERROR(IF(COUNT([.$A$1:.A466])&gt;1;INDEX([.$A$1:.A466];SUMPRODUCT(MAX(ROW([.$E$1:.E466])*([.E467]=[.$E$1:.E466]))));&quot;&quot;);&quot;&quot;)" office:value-type="float" office:value="8" calcext:value-type="float">
            <text:p>8</text:p>
          </table:table-cell>
          <table:table-cell table:number-columns-repeated="6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1156" calcext:value-type="float">
            <text:p>1156</text:p>
          </table:table-cell>
          <table:table-cell table:formula="of:=VLOOKUP([.B468];[$movies.B:.D];2;0)" office:value-type="string" office:string-value="BF" calcext:value-type="string">
            <text:p>BF</text:p>
          </table:table-cell>
          <table:table-cell table:formula="of:=IFERROR(INDEX([.$D$1:.D467];MATCH([.E468];[.$E$1:.E467];0));MAX([.$D$1:.D467])+1)" office:value-type="float" office:value="8" calcext:value-type="float">
            <text:p>8</text:p>
          </table:table-cell>
          <table:table-cell table:style-name="ce45" office:value-type="string" calcext:value-type="string">
            <text:p>Superpowers</text:p>
          </table:table-cell>
          <table:table-cell table:formula="of:=COUNTIF([.E:.E];[.E468])-COUNTIF([.$E$1:.E468];[.E468])" office:value-type="float" office:value="3" calcext:value-type="float">
            <text:p>3</text:p>
          </table:table-cell>
          <table:table-cell table:formula="of:=COUNTIF([.$E$1:.E467];[.E468])" office:value-type="float" office:value="4" calcext:value-type="float">
            <text:p>4</text:p>
          </table:table-cell>
          <table:table-cell table:style-name="ce35" table:formula="of:=IFERROR(INDEX([.A469:.$A$873];MATCH([.E468];[.E469:.$E$873];0));&quot;&quot;)" office:value-type="float" office:value="72" calcext:value-type="float">
            <text:p>72</text:p>
          </table:table-cell>
          <table:table-cell table:style-name="ce35" table:formula="of:=IFERROR(IF(COUNT([.$A$1:.A467])&gt;1;INDEX([.$A$1:.A467];SUMPRODUCT(MAX(ROW([.$E$1:.E467])*([.E468]=[.$E$1:.E467]))));&quot;&quot;);&quot;&quot;)" office:value-type="float" office:value="53" calcext:value-type="float">
            <text:p>53</text:p>
          </table:table-cell>
          <table:table-cell table:number-columns-repeated="6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1156" calcext:value-type="float">
            <text:p>1156</text:p>
          </table:table-cell>
          <table:table-cell table:formula="of:=VLOOKUP([.B469];[$movies.B:.D];2;0)" office:value-type="string" office:string-value="BF" calcext:value-type="string">
            <text:p>BF</text:p>
          </table:table-cell>
          <table:table-cell table:formula="of:=IFERROR(INDEX([.$D$1:.D468];MATCH([.E469];[.$E$1:.E468];0));MAX([.$D$1:.D468])+1)" office:value-type="float" office:value="117" calcext:value-type="float">
            <text:p>117</text:p>
          </table:table-cell>
          <table:table-cell table:style-name="ce45" office:value-type="string" calcext:value-type="string">
            <text:p>Survival</text:p>
          </table:table-cell>
          <table:table-cell table:formula="of:=COUNTIF([.E:.E];[.E469])-COUNTIF([.$E$1:.E469];[.E469])" office:value-type="float" office:value="0" calcext:value-type="float">
            <text:p>0</text:p>
          </table:table-cell>
          <table:table-cell table:formula="of:=COUNTIF([.$E$1:.E468];[.E469])" office:value-type="float" office:value="1" calcext:value-type="float">
            <text:p>1</text:p>
          </table:table-cell>
          <table:table-cell table:style-name="ce35" table:formula="of:=IFERROR(INDEX([.A470:.$A$873];MATCH([.E469];[.E470:.$E$873];0));&quot;&quot;)">
            <text:p/>
          </table:table-cell>
          <table:table-cell table:style-name="ce35" table:formula="of:=IFERROR(IF(COUNT([.$A$1:.A468])&gt;1;INDEX([.$A$1:.A468];SUMPRODUCT(MAX(ROW([.$E$1:.E468])*([.E469]=[.$E$1:.E468]))));&quot;&quot;);&quot;&quot;)" office:value-type="float" office:value="50" calcext:value-type="float">
            <text:p>50</text:p>
          </table:table-cell>
          <table:table-cell table:number-columns-repeated="6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1156" calcext:value-type="float">
            <text:p>1156</text:p>
          </table:table-cell>
          <table:table-cell table:formula="of:=VLOOKUP([.B470];[$movies.B:.D];2;0)" office:value-type="string" office:string-value="BF" calcext:value-type="string">
            <text:p>BF</text:p>
          </table:table-cell>
          <table:table-cell table:formula="of:=IFERROR(INDEX([.$D$1:.D469];MATCH([.E470];[.$E$1:.E469];0));MAX([.$D$1:.D469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470])-COUNTIF([.$E$1:.E470];[.E470])" office:value-type="float" office:value="27" calcext:value-type="float">
            <text:p>27</text:p>
          </table:table-cell>
          <table:table-cell table:formula="of:=COUNTIF([.$E$1:.E469];[.E470])" office:value-type="float" office:value="9" calcext:value-type="float">
            <text:p>9</text:p>
          </table:table-cell>
          <table:table-cell table:style-name="ce35" table:formula="of:=IFERROR(INDEX([.A471:.$A$873];MATCH([.E470];[.E471:.$E$873];0));&quot;&quot;)" office:value-type="float" office:value="60" calcext:value-type="float">
            <text:p>60</text:p>
          </table:table-cell>
          <table:table-cell table:style-name="ce35" table:formula="of:=IFERROR(IF(COUNT([.$A$1:.A469])&gt;1;INDEX([.$A$1:.A469];SUMPRODUCT(MAX(ROW([.$E$1:.E469])*([.E470]=[.$E$1:.E469]))));&quot;&quot;);&quot;&quot;)" office:value-type="float" office:value="46" calcext:value-type="float">
            <text:p>46</text:p>
          </table:table-cell>
          <table:table-cell table:number-columns-repeated="6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51940" calcext:value-type="float">
            <text:p>51940</text:p>
          </table:table-cell>
          <table:table-cell table:formula="of:=VLOOKUP([.B471];[$movies.B:.D];2;0)" office:value-type="string" office:string-value="BG" calcext:value-type="string">
            <text:p>BG</text:p>
          </table:table-cell>
          <table:table-cell table:formula="of:=IFERROR(INDEX([.$D$1:.D470];MATCH([.E471];[.$E$1:.E470];0));MAX([.$D$1:.D470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471])-COUNTIF([.$E$1:.E471];[.E471])" office:value-type="float" office:value="18" calcext:value-type="float">
            <text:p>18</text:p>
          </table:table-cell>
          <table:table-cell table:formula="of:=COUNTIF([.$E$1:.E470];[.E471])" office:value-type="float" office:value="28" calcext:value-type="float">
            <text:p>28</text:p>
          </table:table-cell>
          <table:table-cell table:style-name="ce35" table:formula="of:=IFERROR(INDEX([.A472:.$A$873];MATCH([.E471];[.E472:.$E$873];0));&quot;&quot;)" office:value-type="float" office:value="60" calcext:value-type="float">
            <text:p>60</text:p>
          </table:table-cell>
          <table:table-cell table:style-name="ce35" table:formula="of:=IFERROR(IF(COUNT([.$A$1:.A470])&gt;1;INDEX([.$A$1:.A470];SUMPRODUCT(MAX(ROW([.$E$1:.E470])*([.E471]=[.$E$1:.E470]))));&quot;&quot;);&quot;&quot;)" office:value-type="float" office:value="57" calcext:value-type="float">
            <text:p>57</text:p>
          </table:table-cell>
          <table:table-cell table:number-columns-repeated="6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51940" calcext:value-type="float">
            <text:p>51940</text:p>
          </table:table-cell>
          <table:table-cell table:formula="of:=VLOOKUP([.B472];[$movies.B:.D];2;0)" office:value-type="string" office:string-value="BG" calcext:value-type="string">
            <text:p>BG</text:p>
          </table:table-cell>
          <table:table-cell table:formula="of:=IFERROR(INDEX([.$D$1:.D471];MATCH([.E472];[.$E$1:.E471];0));MAX([.$D$1:.D471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472])-COUNTIF([.$E$1:.E472];[.E472])" office:value-type="float" office:value="22" calcext:value-type="float">
            <text:p>22</text:p>
          </table:table-cell>
          <table:table-cell table:formula="of:=COUNTIF([.$E$1:.E471];[.E472])" office:value-type="float" office:value="8" calcext:value-type="float">
            <text:p>8</text:p>
          </table:table-cell>
          <table:table-cell table:style-name="ce35" table:formula="of:=IFERROR(INDEX([.A473:.$A$873];MATCH([.E472];[.E473:.$E$873];0));&quot;&quot;)" office:value-type="float" office:value="65" calcext:value-type="float">
            <text:p>65</text:p>
          </table:table-cell>
          <table:table-cell table:style-name="ce35" table:formula="of:=IFERROR(IF(COUNT([.$A$1:.A471])&gt;1;INDEX([.$A$1:.A471];SUMPRODUCT(MAX(ROW([.$E$1:.E471])*([.E472]=[.$E$1:.E471]))));&quot;&quot;);&quot;&quot;)" office:value-type="float" office:value="58" calcext:value-type="float">
            <text:p>58</text:p>
          </table:table-cell>
          <table:table-cell table:number-columns-repeated="6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51940" calcext:value-type="float">
            <text:p>51940</text:p>
          </table:table-cell>
          <table:table-cell table:formula="of:=VLOOKUP([.B473];[$movies.B:.D];2;0)" office:value-type="string" office:string-value="BG" calcext:value-type="string">
            <text:p>BG</text:p>
          </table:table-cell>
          <table:table-cell table:formula="of:=IFERROR(INDEX([.$D$1:.D472];MATCH([.E473];[.$E$1:.E472];0));MAX([.$D$1:.D472])+1)" office:value-type="float" office:value="28" calcext:value-type="float">
            <text:p>28</text:p>
          </table:table-cell>
          <table:table-cell table:style-name="ce45" office:value-type="string" calcext:value-type="string">
            <text:p>Dogs</text:p>
          </table:table-cell>
          <table:table-cell table:formula="of:=COUNTIF([.E:.E];[.E473])-COUNTIF([.$E$1:.E473];[.E473])" office:value-type="float" office:value="2" calcext:value-type="float">
            <text:p>2</text:p>
          </table:table-cell>
          <table:table-cell table:formula="of:=COUNTIF([.$E$1:.E472];[.E473])" office:value-type="float" office:value="5" calcext:value-type="float">
            <text:p>5</text:p>
          </table:table-cell>
          <table:table-cell table:style-name="ce35" table:formula="of:=IFERROR(INDEX([.A474:.$A$873];MATCH([.E473];[.E474:.$E$873];0));&quot;&quot;)" office:value-type="float" office:value="71" calcext:value-type="float">
            <text:p>71</text:p>
          </table:table-cell>
          <table:table-cell table:style-name="ce35" table:formula="of:=IFERROR(IF(COUNT([.$A$1:.A472])&gt;1;INDEX([.$A$1:.A472];SUMPRODUCT(MAX(ROW([.$E$1:.E472])*([.E473]=[.$E$1:.E472]))));&quot;&quot;);&quot;&quot;)" office:value-type="float" office:value="41" calcext:value-type="float">
            <text:p>41</text:p>
          </table:table-cell>
          <table:table-cell table:number-columns-repeated="6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51940" calcext:value-type="float">
            <text:p>51940</text:p>
          </table:table-cell>
          <table:table-cell table:formula="of:=VLOOKUP([.B474];[$movies.B:.D];2;0)" office:value-type="string" office:string-value="BG" calcext:value-type="string">
            <text:p>BG</text:p>
          </table:table-cell>
          <table:table-cell table:formula="of:=IFERROR(INDEX([.$D$1:.D473];MATCH([.E474];[.$E$1:.E473];0));MAX([.$D$1:.D473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474])-COUNTIF([.$E$1:.E474];[.E474])" office:value-type="float" office:value="7" calcext:value-type="float">
            <text:p>7</text:p>
          </table:table-cell>
          <table:table-cell table:formula="of:=COUNTIF([.$E$1:.E473];[.E474])" office:value-type="float" office:value="10" calcext:value-type="float">
            <text:p>10</text:p>
          </table:table-cell>
          <table:table-cell table:style-name="ce35" table:formula="of:=IFERROR(INDEX([.A475:.$A$873];MATCH([.E474];[.E475:.$E$873];0));&quot;&quot;)" office:value-type="float" office:value="69" calcext:value-type="float">
            <text:p>69</text:p>
          </table:table-cell>
          <table:table-cell table:style-name="ce35" table:formula="of:=IFERROR(IF(COUNT([.$A$1:.A473])&gt;1;INDEX([.$A$1:.A473];SUMPRODUCT(MAX(ROW([.$E$1:.E473])*([.E474]=[.$E$1:.E473]))));&quot;&quot;);&quot;&quot;)" office:value-type="float" office:value="40" calcext:value-type="float">
            <text:p>40</text:p>
          </table:table-cell>
          <table:table-cell table:number-columns-repeated="6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51940" calcext:value-type="float">
            <text:p>51940</text:p>
          </table:table-cell>
          <table:table-cell table:formula="of:=VLOOKUP([.B475];[$movies.B:.D];2;0)" office:value-type="string" office:string-value="BG" calcext:value-type="string">
            <text:p>BG</text:p>
          </table:table-cell>
          <table:table-cell table:formula="of:=IFERROR(INDEX([.$D$1:.D474];MATCH([.E475];[.$E$1:.E474];0));MAX([.$D$1:.D474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475])-COUNTIF([.$E$1:.E475];[.E475])" office:value-type="float" office:value="27" calcext:value-type="float">
            <text:p>27</text:p>
          </table:table-cell>
          <table:table-cell table:formula="of:=COUNTIF([.$E$1:.E474];[.E475])" office:value-type="float" office:value="24" calcext:value-type="float">
            <text:p>24</text:p>
          </table:table-cell>
          <table:table-cell table:style-name="ce35" table:formula="of:=IFERROR(INDEX([.A476:.$A$873];MATCH([.E475];[.E476:.$E$873];0));&quot;&quot;)" office:value-type="float" office:value="62" calcext:value-type="float">
            <text:p>62</text:p>
          </table:table-cell>
          <table:table-cell table:style-name="ce35" table:formula="of:=IFERROR(IF(COUNT([.$A$1:.A474])&gt;1;INDEX([.$A$1:.A474];SUMPRODUCT(MAX(ROW([.$E$1:.E474])*([.E475]=[.$E$1:.E47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51940" calcext:value-type="float">
            <text:p>51940</text:p>
          </table:table-cell>
          <table:table-cell table:formula="of:=VLOOKUP([.B476];[$movies.B:.D];2;0)" office:value-type="string" office:string-value="BG" calcext:value-type="string">
            <text:p>BG</text:p>
          </table:table-cell>
          <table:table-cell table:formula="of:=IFERROR(INDEX([.$D$1:.D475];MATCH([.E476];[.$E$1:.E475];0));MAX([.$D$1:.D475])+1)" office:value-type="float" office:value="121" calcext:value-type="float">
            <text:p>121</text:p>
          </table:table-cell>
          <table:table-cell table:style-name="ce45" office:value-type="string" calcext:value-type="string">
            <text:p>Robots</text:p>
          </table:table-cell>
          <table:table-cell table:formula="of:=COUNTIF([.E:.E];[.E476])-COUNTIF([.$E$1:.E476];[.E476])" office:value-type="float" office:value="1" calcext:value-type="float">
            <text:p>1</text:p>
          </table:table-cell>
          <table:table-cell table:formula="of:=COUNTIF([.$E$1:.E475];[.E476])" office:value-type="float" office:value="0" calcext:value-type="float">
            <text:p>0</text:p>
          </table:table-cell>
          <table:table-cell table:style-name="ce35" table:formula="of:=IFERROR(INDEX([.A477:.$A$873];MATCH([.E476];[.E477:.$E$873];0));&quot;&quot;)" office:value-type="float" office:value="65" calcext:value-type="float">
            <text:p>65</text:p>
          </table:table-cell>
          <table:table-cell table:style-name="ce35" table:formula="of:=IFERROR(IF(COUNT([.$A$1:.A475])&gt;1;INDEX([.$A$1:.A475];SUMPRODUCT(MAX(ROW([.$E$1:.E475])*([.E476]=[.$E$1:.E47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51940" calcext:value-type="float">
            <text:p>51940</text:p>
          </table:table-cell>
          <table:table-cell table:formula="of:=VLOOKUP([.B477];[$movies.B:.D];2;0)" office:value-type="string" office:string-value="BG" calcext:value-type="string">
            <text:p>BG</text:p>
          </table:table-cell>
          <table:table-cell table:formula="of:=IFERROR(INDEX([.$D$1:.D476];MATCH([.E477];[.$E$1:.E476];0));MAX([.$D$1:.D476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477])-COUNTIF([.$E$1:.E477];[.E477])" office:value-type="float" office:value="22" calcext:value-type="float">
            <text:p>22</text:p>
          </table:table-cell>
          <table:table-cell table:formula="of:=COUNTIF([.$E$1:.E476];[.E477])" office:value-type="float" office:value="6" calcext:value-type="float">
            <text:p>6</text:p>
          </table:table-cell>
          <table:table-cell table:style-name="ce35" table:formula="of:=IFERROR(INDEX([.A478:.$A$873];MATCH([.E477];[.E478:.$E$873];0));&quot;&quot;)" office:value-type="float" office:value="69" calcext:value-type="float">
            <text:p>69</text:p>
          </table:table-cell>
          <table:table-cell table:style-name="ce35" table:formula="of:=IFERROR(IF(COUNT([.$A$1:.A476])&gt;1;INDEX([.$A$1:.A476];SUMPRODUCT(MAX(ROW([.$E$1:.E476])*([.E477]=[.$E$1:.E476]))));&quot;&quot;);&quot;&quot;)" office:value-type="float" office:value="43" calcext:value-type="float">
            <text:p>43</text:p>
          </table:table-cell>
          <table:table-cell table:number-columns-repeated="6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51940" calcext:value-type="float">
            <text:p>51940</text:p>
          </table:table-cell>
          <table:table-cell table:formula="of:=VLOOKUP([.B478];[$movies.B:.D];2;0)" office:value-type="string" office:string-value="BG" calcext:value-type="string">
            <text:p>BG</text:p>
          </table:table-cell>
          <table:table-cell table:formula="of:=IFERROR(INDEX([.$D$1:.D477];MATCH([.E478];[.$E$1:.E477];0));MAX([.$D$1:.D477])+1)" office:value-type="float" office:value="45" calcext:value-type="float">
            <text:p>45</text:p>
          </table:table-cell>
          <table:table-cell table:style-name="ce45" office:value-type="string" calcext:value-type="string">
            <text:p>Soccer</text:p>
          </table:table-cell>
          <table:table-cell table:formula="of:=COUNTIF([.E:.E];[.E478])-COUNTIF([.$E$1:.E478];[.E478])" office:value-type="float" office:value="3" calcext:value-type="float">
            <text:p>3</text:p>
          </table:table-cell>
          <table:table-cell table:formula="of:=COUNTIF([.$E$1:.E477];[.E478])" office:value-type="float" office:value="3" calcext:value-type="float">
            <text:p>3</text:p>
          </table:table-cell>
          <table:table-cell table:style-name="ce35" table:formula="of:=IFERROR(INDEX([.A479:.$A$873];MATCH([.E478];[.E479:.$E$873];0));&quot;&quot;)" office:value-type="float" office:value="84" calcext:value-type="float">
            <text:p>84</text:p>
          </table:table-cell>
          <table:table-cell table:style-name="ce35" table:formula="of:=IFERROR(IF(COUNT([.$A$1:.A477])&gt;1;INDEX([.$A$1:.A477];SUMPRODUCT(MAX(ROW([.$E$1:.E477])*([.E478]=[.$E$1:.E477]))));&quot;&quot;);&quot;&quot;)" office:value-type="float" office:value="36" calcext:value-type="float">
            <text:p>36</text:p>
          </table:table-cell>
          <table:table-cell table:number-columns-repeated="6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2421" calcext:value-type="float">
            <text:p>2421</text:p>
          </table:table-cell>
          <table:table-cell table:formula="of:=VLOOKUP([.B479];[$movies.B:.D];2;0)" office:value-type="string" office:string-value="BH" calcext:value-type="string">
            <text:p>BH</text:p>
          </table:table-cell>
          <table:table-cell table:formula="of:=IFERROR(INDEX([.$D$1:.D478];MATCH([.E479];[.$E$1:.E478];0));MAX([.$D$1:.D478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479])-COUNTIF([.$E$1:.E479];[.E479])" office:value-type="float" office:value="17" calcext:value-type="float">
            <text:p>17</text:p>
          </table:table-cell>
          <table:table-cell table:formula="of:=COUNTIF([.$E$1:.E478];[.E479])" office:value-type="float" office:value="29" calcext:value-type="float">
            <text:p>29</text:p>
          </table:table-cell>
          <table:table-cell table:style-name="ce35" table:formula="of:=IFERROR(INDEX([.A480:.$A$873];MATCH([.E479];[.E480:.$E$873];0));&quot;&quot;)" office:value-type="float" office:value="69" calcext:value-type="float">
            <text:p>69</text:p>
          </table:table-cell>
          <table:table-cell table:style-name="ce35" table:formula="of:=IFERROR(IF(COUNT([.$A$1:.A478])&gt;1;INDEX([.$A$1:.A478];SUMPRODUCT(MAX(ROW([.$E$1:.E478])*([.E479]=[.$E$1:.E478]))));&quot;&quot;);&quot;&quot;)" office:value-type="float" office:value="59" calcext:value-type="float">
            <text:p>59</text:p>
          </table:table-cell>
          <table:table-cell table:number-columns-repeated="6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2421" calcext:value-type="float">
            <text:p>2421</text:p>
          </table:table-cell>
          <table:table-cell table:formula="of:=VLOOKUP([.B480];[$movies.B:.D];2;0)" office:value-type="string" office:string-value="BH" calcext:value-type="string">
            <text:p>BH</text:p>
          </table:table-cell>
          <table:table-cell table:formula="of:=IFERROR(INDEX([.$D$1:.D479];MATCH([.E480];[.$E$1:.E479];0));MAX([.$D$1:.D479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480])-COUNTIF([.$E$1:.E480];[.E480])" office:value-type="float" office:value="23" calcext:value-type="float">
            <text:p>23</text:p>
          </table:table-cell>
          <table:table-cell table:formula="of:=COUNTIF([.$E$1:.E479];[.E480])" office:value-type="float" office:value="22" calcext:value-type="float">
            <text:p>22</text:p>
          </table:table-cell>
          <table:table-cell table:style-name="ce35" table:formula="of:=IFERROR(INDEX([.A481:.$A$873];MATCH([.E480];[.E481:.$E$873];0));&quot;&quot;)" office:value-type="float" office:value="62" calcext:value-type="float">
            <text:p>62</text:p>
          </table:table-cell>
          <table:table-cell table:style-name="ce35" table:formula="of:=IFERROR(IF(COUNT([.$A$1:.A479])&gt;1;INDEX([.$A$1:.A479];SUMPRODUCT(MAX(ROW([.$E$1:.E479])*([.E480]=[.$E$1:.E479]))));&quot;&quot;);&quot;&quot;)" office:value-type="float" office:value="57" calcext:value-type="float">
            <text:p>57</text:p>
          </table:table-cell>
          <table:table-cell table:number-columns-repeated="6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2421" calcext:value-type="float">
            <text:p>2421</text:p>
          </table:table-cell>
          <table:table-cell table:formula="of:=VLOOKUP([.B481];[$movies.B:.D];2;0)" office:value-type="string" office:string-value="BH" calcext:value-type="string">
            <text:p>BH</text:p>
          </table:table-cell>
          <table:table-cell table:formula="of:=IFERROR(INDEX([.$D$1:.D480];MATCH([.E481];[.$E$1:.E480];0));MAX([.$D$1:.D480])+1)" office:value-type="float" office:value="122" calcext:value-type="float">
            <text:p>122</text:p>
          </table:table-cell>
          <table:table-cell table:style-name="ce45" office:value-type="string" calcext:value-type="string">
            <text:p>Animal Protagonists</text:p>
          </table:table-cell>
          <table:table-cell table:formula="of:=COUNTIF([.E:.E];[.E481])-COUNTIF([.$E$1:.E481];[.E481])" office:value-type="float" office:value="2" calcext:value-type="float">
            <text:p>2</text:p>
          </table:table-cell>
          <table:table-cell table:formula="of:=COUNTIF([.$E$1:.E480];[.E481])" office:value-type="float" office:value="0" calcext:value-type="float">
            <text:p>0</text:p>
          </table:table-cell>
          <table:table-cell table:style-name="ce35" table:formula="of:=IFERROR(INDEX([.A482:.$A$873];MATCH([.E481];[.E482:.$E$873];0));&quot;&quot;)" office:value-type="float" office:value="107" calcext:value-type="float">
            <text:p>107</text:p>
          </table:table-cell>
          <table:table-cell table:style-name="ce35" table:formula="of:=IFERROR(IF(COUNT([.$A$1:.A480])&gt;1;INDEX([.$A$1:.A480];SUMPRODUCT(MAX(ROW([.$E$1:.E480])*([.E481]=[.$E$1:.E48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2421" calcext:value-type="float">
            <text:p>2421</text:p>
          </table:table-cell>
          <table:table-cell table:formula="of:=VLOOKUP([.B482];[$movies.B:.D];2;0)" office:value-type="string" office:string-value="BH" calcext:value-type="string">
            <text:p>BH</text:p>
          </table:table-cell>
          <table:table-cell table:formula="of:=IFERROR(INDEX([.$D$1:.D481];MATCH([.E482];[.$E$1:.E481];0));MAX([.$D$1:.D481])+1)" office:value-type="float" office:value="30" calcext:value-type="float">
            <text:p>30</text:p>
          </table:table-cell>
          <table:table-cell table:style-name="ce45" office:value-type="string" calcext:value-type="string">
            <text:p>Anthropomorphic</text:p>
          </table:table-cell>
          <table:table-cell table:formula="of:=COUNTIF([.E:.E];[.E482])-COUNTIF([.$E$1:.E482];[.E482])" office:value-type="float" office:value="1" calcext:value-type="float">
            <text:p>1</text:p>
          </table:table-cell>
          <table:table-cell table:formula="of:=COUNTIF([.$E$1:.E481];[.E482])" office:value-type="float" office:value="1" calcext:value-type="float">
            <text:p>1</text:p>
          </table:table-cell>
          <table:table-cell table:style-name="ce35" table:formula="of:=IFERROR(INDEX([.A483:.$A$873];MATCH([.E482];[.E483:.$E$873];0));&quot;&quot;)">
            <text:p/>
          </table:table-cell>
          <table:table-cell table:style-name="ce35" table:formula="of:=IFERROR(IF(COUNT([.$A$1:.A481])&gt;1;INDEX([.$A$1:.A481];SUMPRODUCT(MAX(ROW([.$E$1:.E481])*([.E482]=[.$E$1:.E481]))));&quot;&quot;);&quot;&quot;)" office:value-type="float" office:value="7" calcext:value-type="float">
            <text:p>7</text:p>
          </table:table-cell>
          <table:table-cell table:number-columns-repeated="6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2421" calcext:value-type="float">
            <text:p>2421</text:p>
          </table:table-cell>
          <table:table-cell table:formula="of:=VLOOKUP([.B483];[$movies.B:.D];2;0)" office:value-type="string" office:string-value="BH" calcext:value-type="string">
            <text:p>BH</text:p>
          </table:table-cell>
          <table:table-cell table:formula="of:=IFERROR(INDEX([.$D$1:.D482];MATCH([.E483];[.$E$1:.E482];0));MAX([.$D$1:.D482])+1)" office:value-type="float" office:value="123" calcext:value-type="float">
            <text:p>123</text:p>
          </table:table-cell>
          <table:table-cell table:style-name="ce45" office:value-type="string" calcext:value-type="string">
            <text:p>Bears</text:p>
          </table:table-cell>
          <table:table-cell table:formula="of:=COUNTIF([.E:.E];[.E483])-COUNTIF([.$E$1:.E483];[.E483])" office:value-type="float" office:value="0" calcext:value-type="float">
            <text:p>0</text:p>
          </table:table-cell>
          <table:table-cell table:formula="of:=COUNTIF([.$E$1:.E482];[.E483])" office:value-type="float" office:value="0" calcext:value-type="float">
            <text:p>0</text:p>
          </table:table-cell>
          <table:table-cell table:style-name="ce35" table:formula="of:=IFERROR(INDEX([.A484:.$A$873];MATCH([.E483];[.E484:.$E$873];0));&quot;&quot;)">
            <text:p/>
          </table:table-cell>
          <table:table-cell table:style-name="ce35" table:formula="of:=IFERROR(IF(COUNT([.$A$1:.A482])&gt;1;INDEX([.$A$1:.A482];SUMPRODUCT(MAX(ROW([.$E$1:.E482])*([.E483]=[.$E$1:.E48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2421" calcext:value-type="float">
            <text:p>2421</text:p>
          </table:table-cell>
          <table:table-cell table:formula="of:=VLOOKUP([.B484];[$movies.B:.D];2;0)" office:value-type="string" office:string-value="BH" calcext:value-type="string">
            <text:p>BH</text:p>
          </table:table-cell>
          <table:table-cell table:formula="of:=IFERROR(INDEX([.$D$1:.D483];MATCH([.E484];[.$E$1:.E483];0));MAX([.$D$1:.D483])+1)" office:value-type="float" office:value="33" calcext:value-type="float">
            <text:p>33</text:p>
          </table:table-cell>
          <table:table-cell table:style-name="ce45" office:value-type="string" calcext:value-type="string">
            <text:p>Non-Human Protagonists</text:p>
          </table:table-cell>
          <table:table-cell table:formula="of:=COUNTIF([.E:.E];[.E484])-COUNTIF([.$E$1:.E484];[.E484])" office:value-type="float" office:value="8" calcext:value-type="float">
            <text:p>8</text:p>
          </table:table-cell>
          <table:table-cell table:formula="of:=COUNTIF([.$E$1:.E483];[.E484])" office:value-type="float" office:value="2" calcext:value-type="float">
            <text:p>2</text:p>
          </table:table-cell>
          <table:table-cell table:style-name="ce35" table:formula="of:=IFERROR(INDEX([.A485:.$A$873];MATCH([.E484];[.E485:.$E$873];0));&quot;&quot;)" office:value-type="float" office:value="65" calcext:value-type="float">
            <text:p>65</text:p>
          </table:table-cell>
          <table:table-cell table:style-name="ce35" table:formula="of:=IFERROR(IF(COUNT([.$A$1:.A483])&gt;1;INDEX([.$A$1:.A483];SUMPRODUCT(MAX(ROW([.$E$1:.E483])*([.E484]=[.$E$1:.E483]))));&quot;&quot;);&quot;&quot;)" office:value-type="float" office:value="14" calcext:value-type="float">
            <text:p>14</text:p>
          </table:table-cell>
          <table:table-cell table:number-columns-repeated="6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2421" calcext:value-type="float">
            <text:p>2421</text:p>
          </table:table-cell>
          <table:table-cell table:formula="of:=VLOOKUP([.B485];[$movies.B:.D];2;0)" office:value-type="string" office:string-value="BH" calcext:value-type="string">
            <text:p>BH</text:p>
          </table:table-cell>
          <table:table-cell table:formula="of:=IFERROR(INDEX([.$D$1:.D484];MATCH([.E485];[.$E$1:.E484];0));MAX([.$D$1:.D484])+1)" office:value-type="float" office:value="124" calcext:value-type="float">
            <text:p>124</text:p>
          </table:table-cell>
          <table:table-cell table:style-name="ce45" office:value-type="string" calcext:value-type="string">
            <text:p>Shorts</text:p>
          </table:table-cell>
          <table:table-cell table:formula="of:=COUNTIF([.E:.E];[.E485])-COUNTIF([.$E$1:.E485];[.E485])" office:value-type="float" office:value="9" calcext:value-type="float">
            <text:p>9</text:p>
          </table:table-cell>
          <table:table-cell table:formula="of:=COUNTIF([.$E$1:.E484];[.E485])" office:value-type="float" office:value="0" calcext:value-type="float">
            <text:p>0</text:p>
          </table:table-cell>
          <table:table-cell table:style-name="ce35" table:formula="of:=IFERROR(INDEX([.A486:.$A$873];MATCH([.E485];[.E486:.$E$873];0));&quot;&quot;)" office:value-type="float" office:value="82" calcext:value-type="float">
            <text:p>82</text:p>
          </table:table-cell>
          <table:table-cell table:style-name="ce35" table:formula="of:=IFERROR(IF(COUNT([.$A$1:.A484])&gt;1;INDEX([.$A$1:.A484];SUMPRODUCT(MAX(ROW([.$E$1:.E484])*([.E485]=[.$E$1:.E48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2421" calcext:value-type="float">
            <text:p>2421</text:p>
          </table:table-cell>
          <table:table-cell table:formula="of:=VLOOKUP([.B486];[$movies.B:.D];2;0)" office:value-type="string" office:string-value="BH" calcext:value-type="string">
            <text:p>BH</text:p>
          </table:table-cell>
          <table:table-cell table:formula="of:=IFERROR(INDEX([.$D$1:.D485];MATCH([.E486];[.$E$1:.E485];0));MAX([.$D$1:.D485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486])-COUNTIF([.$E$1:.E486];[.E486])" office:value-type="float" office:value="26" calcext:value-type="float">
            <text:p>26</text:p>
          </table:table-cell>
          <table:table-cell table:formula="of:=COUNTIF([.$E$1:.E485];[.E486])" office:value-type="float" office:value="10" calcext:value-type="float">
            <text:p>10</text:p>
          </table:table-cell>
          <table:table-cell table:style-name="ce35" table:formula="of:=IFERROR(INDEX([.A487:.$A$873];MATCH([.E486];[.E487:.$E$873];0));&quot;&quot;)" office:value-type="float" office:value="65" calcext:value-type="float">
            <text:p>65</text:p>
          </table:table-cell>
          <table:table-cell table:style-name="ce35" table:formula="of:=IFERROR(IF(COUNT([.$A$1:.A485])&gt;1;INDEX([.$A$1:.A485];SUMPRODUCT(MAX(ROW([.$E$1:.E485])*([.E486]=[.$E$1:.E485]))));&quot;&quot;);&quot;&quot;)" office:value-type="float" office:value="58" calcext:value-type="float">
            <text:p>58</text:p>
          </table:table-cell>
          <table:table-cell table:number-columns-repeated="6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</text:p>
          </table:table-cell>
          <table:table-cell table:formula="of:=VLOOKUP([.B487];[$movies.B:.D];2;0)" office:value-type="string" office:string-value="BI" calcext:value-type="string">
            <text:p>BI</text:p>
          </table:table-cell>
          <table:table-cell table:formula="of:=IFERROR(INDEX([.$D$1:.D486];MATCH([.E487];[.$E$1:.E486];0));MAX([.$D$1:.D486])+1)" office:value-type="float" office:value="94" calcext:value-type="float">
            <text:p>94</text:p>
          </table:table-cell>
          <table:table-cell table:style-name="ce45" office:value-type="float" office:value="0" calcext:value-type="float">
            <text:p>0</text:p>
          </table:table-cell>
          <table:table-cell table:formula="of:=COUNTIF([.E:.E];[.E487])-COUNTIF([.$E$1:.E487];[.E487])" office:value-type="float" office:value="10" calcext:value-type="float">
            <text:p>10</text:p>
          </table:table-cell>
          <table:table-cell table:formula="of:=COUNTIF([.$E$1:.E486];[.E487])" office:value-type="float" office:value="5" calcext:value-type="float">
            <text:p>5</text:p>
          </table:table-cell>
          <table:table-cell table:style-name="ce35" table:formula="of:=IFERROR(INDEX([.A488:.$A$873];MATCH([.E487];[.E488:.$E$873];0));&quot;&quot;)" office:value-type="float" office:value="63" calcext:value-type="float">
            <text:p>63</text:p>
          </table:table-cell>
          <table:table-cell table:style-name="ce35" table:formula="of:=IFERROR(IF(COUNT([.$A$1:.A486])&gt;1;INDEX([.$A$1:.A486];SUMPRODUCT(MAX(ROW([.$E$1:.E486])*([.E487]=[.$E$1:.E486]))));&quot;&quot;);&quot;&quot;)" office:value-type="float" office:value="56" calcext:value-type="float">
            <text:p>56</text:p>
          </table:table-cell>
          <table:table-cell table:number-columns-repeated="6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54431" calcext:value-type="float">
            <text:p>54431</text:p>
          </table:table-cell>
          <table:table-cell table:formula="of:=VLOOKUP([.B488];[$movies.B:.D];2;0)" office:value-type="string" office:string-value="BJ" calcext:value-type="string">
            <text:p>BJ</text:p>
          </table:table-cell>
          <table:table-cell table:formula="of:=IFERROR(INDEX([.$D$1:.D487];MATCH([.E488];[.$E$1:.E487];0));MAX([.$D$1:.D487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488])-COUNTIF([.$E$1:.E488];[.E488])" office:value-type="float" office:value="26" calcext:value-type="float">
            <text:p>26</text:p>
          </table:table-cell>
          <table:table-cell table:formula="of:=COUNTIF([.$E$1:.E487];[.E488])" office:value-type="float" office:value="25" calcext:value-type="float">
            <text:p>25</text:p>
          </table:table-cell>
          <table:table-cell table:style-name="ce35" table:formula="of:=IFERROR(INDEX([.A489:.$A$873];MATCH([.E488];[.E489:.$E$873];0));&quot;&quot;)" office:value-type="float" office:value="64" calcext:value-type="float">
            <text:p>64</text:p>
          </table:table-cell>
          <table:table-cell table:style-name="ce35" table:formula="of:=IFERROR(IF(COUNT([.$A$1:.A487])&gt;1;INDEX([.$A$1:.A487];SUMPRODUCT(MAX(ROW([.$E$1:.E487])*([.E488]=[.$E$1:.E487]))));&quot;&quot;);&quot;&quot;)" office:value-type="float" office:value="54" calcext:value-type="float">
            <text:p>54</text:p>
          </table:table-cell>
          <table:table-cell table:number-columns-repeated="6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54431" calcext:value-type="float">
            <text:p>54431</text:p>
          </table:table-cell>
          <table:table-cell table:formula="of:=VLOOKUP([.B489];[$movies.B:.D];2;0)" office:value-type="string" office:string-value="BJ" calcext:value-type="string">
            <text:p>BJ</text:p>
          </table:table-cell>
          <table:table-cell table:formula="of:=IFERROR(INDEX([.$D$1:.D488];MATCH([.E489];[.$E$1:.E488];0));MAX([.$D$1:.D488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489])-COUNTIF([.$E$1:.E489];[.E489])" office:value-type="float" office:value="14" calcext:value-type="float">
            <text:p>14</text:p>
          </table:table-cell>
          <table:table-cell table:formula="of:=COUNTIF([.$E$1:.E488];[.E489])" office:value-type="float" office:value="18" calcext:value-type="float">
            <text:p>18</text:p>
          </table:table-cell>
          <table:table-cell table:style-name="ce35" table:formula="of:=IFERROR(INDEX([.A490:.$A$873];MATCH([.E489];[.E490:.$E$873];0));&quot;&quot;)" office:value-type="float" office:value="64" calcext:value-type="float">
            <text:p>64</text:p>
          </table:table-cell>
          <table:table-cell table:style-name="ce35" table:formula="of:=IFERROR(IF(COUNT([.$A$1:.A488])&gt;1;INDEX([.$A$1:.A488];SUMPRODUCT(MAX(ROW([.$E$1:.E488])*([.E489]=[.$E$1:.E488]))));&quot;&quot;);&quot;&quot;)" office:value-type="float" office:value="57" calcext:value-type="float">
            <text:p>57</text:p>
          </table:table-cell>
          <table:table-cell table:number-columns-repeated="6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54431" calcext:value-type="float">
            <text:p>54431</text:p>
          </table:table-cell>
          <table:table-cell table:formula="of:=VLOOKUP([.B490];[$movies.B:.D];2;0)" office:value-type="string" office:string-value="BJ" calcext:value-type="string">
            <text:p>BJ</text:p>
          </table:table-cell>
          <table:table-cell table:formula="of:=IFERROR(INDEX([.$D$1:.D489];MATCH([.E490];[.$E$1:.E489];0));MAX([.$D$1:.D489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490])-COUNTIF([.$E$1:.E490];[.E490])" office:value-type="float" office:value="22" calcext:value-type="float">
            <text:p>22</text:p>
          </table:table-cell>
          <table:table-cell table:formula="of:=COUNTIF([.$E$1:.E489];[.E490])" office:value-type="float" office:value="23" calcext:value-type="float">
            <text:p>23</text:p>
          </table:table-cell>
          <table:table-cell table:style-name="ce35" table:formula="of:=IFERROR(INDEX([.A491:.$A$873];MATCH([.E490];[.E491:.$E$873];0));&quot;&quot;)" office:value-type="float" office:value="64" calcext:value-type="float">
            <text:p>64</text:p>
          </table:table-cell>
          <table:table-cell table:style-name="ce35" table:formula="of:=IFERROR(IF(COUNT([.$A$1:.A489])&gt;1;INDEX([.$A$1:.A489];SUMPRODUCT(MAX(ROW([.$E$1:.E489])*([.E490]=[.$E$1:.E489]))));&quot;&quot;);&quot;&quot;)" office:value-type="float" office:value="60" calcext:value-type="float">
            <text:p>60</text:p>
          </table:table-cell>
          <table:table-cell table:number-columns-repeated="6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54431" calcext:value-type="float">
            <text:p>54431</text:p>
          </table:table-cell>
          <table:table-cell table:formula="of:=VLOOKUP([.B491];[$movies.B:.D];2;0)" office:value-type="string" office:string-value="BJ" calcext:value-type="string">
            <text:p>BJ</text:p>
          </table:table-cell>
          <table:table-cell table:formula="of:=IFERROR(INDEX([.$D$1:.D490];MATCH([.E491];[.$E$1:.E490];0));MAX([.$D$1:.D490])+1)" office:value-type="float" office:value="38" calcext:value-type="float">
            <text:p>38</text:p>
          </table:table-cell>
          <table:table-cell table:style-name="ce45" office:value-type="string" calcext:value-type="string">
            <text:p>Game Elements</text:p>
          </table:table-cell>
          <table:table-cell table:formula="of:=COUNTIF([.E:.E];[.E491])-COUNTIF([.$E$1:.E491];[.E491])" office:value-type="float" office:value="3" calcext:value-type="float">
            <text:p>3</text:p>
          </table:table-cell>
          <table:table-cell table:formula="of:=COUNTIF([.$E$1:.E490];[.E491])" office:value-type="float" office:value="5" calcext:value-type="float">
            <text:p>5</text:p>
          </table:table-cell>
          <table:table-cell table:style-name="ce35" table:formula="of:=IFERROR(INDEX([.A492:.$A$873];MATCH([.E491];[.E492:.$E$873];0));&quot;&quot;)" office:value-type="float" office:value="64" calcext:value-type="float">
            <text:p>64</text:p>
          </table:table-cell>
          <table:table-cell table:style-name="ce35" table:formula="of:=IFERROR(IF(COUNT([.$A$1:.A490])&gt;1;INDEX([.$A$1:.A490];SUMPRODUCT(MAX(ROW([.$E$1:.E490])*([.E491]=[.$E$1:.E490]))));&quot;&quot;);&quot;&quot;)" office:value-type="float" office:value="54" calcext:value-type="float">
            <text:p>54</text:p>
          </table:table-cell>
          <table:table-cell table:number-columns-repeated="6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54431" calcext:value-type="float">
            <text:p>54431</text:p>
          </table:table-cell>
          <table:table-cell table:formula="of:=VLOOKUP([.B492];[$movies.B:.D];2;0)" office:value-type="string" office:string-value="BJ" calcext:value-type="string">
            <text:p>BJ</text:p>
          </table:table-cell>
          <table:table-cell table:formula="of:=IFERROR(INDEX([.$D$1:.D491];MATCH([.E492];[.$E$1:.E491];0));MAX([.$D$1:.D491])+1)" office:value-type="float" office:value="39" calcext:value-type="float">
            <text:p>39</text:p>
          </table:table-cell>
          <table:table-cell table:style-name="ce45" office:value-type="string" calcext:value-type="string">
            <text:p>MMORPG</text:p>
          </table:table-cell>
          <table:table-cell table:formula="of:=COUNTIF([.E:.E];[.E492])-COUNTIF([.$E$1:.E492];[.E492])" office:value-type="float" office:value="1" calcext:value-type="float">
            <text:p>1</text:p>
          </table:table-cell>
          <table:table-cell table:formula="of:=COUNTIF([.$E$1:.E491];[.E492])" office:value-type="float" office:value="1" calcext:value-type="float">
            <text:p>1</text:p>
          </table:table-cell>
          <table:table-cell table:style-name="ce35" table:formula="of:=IFERROR(INDEX([.A493:.$A$873];MATCH([.E492];[.E493:.$E$873];0));&quot;&quot;)" office:value-type="float" office:value="68" calcext:value-type="float">
            <text:p>68</text:p>
          </table:table-cell>
          <table:table-cell table:style-name="ce35" table:formula="of:=IFERROR(IF(COUNT([.$A$1:.A491])&gt;1;INDEX([.$A$1:.A491];SUMPRODUCT(MAX(ROW([.$E$1:.E491])*([.E492]=[.$E$1:.E491]))));&quot;&quot;);&quot;&quot;)" office:value-type="float" office:value="9" calcext:value-type="float">
            <text:p>9</text:p>
          </table:table-cell>
          <table:table-cell table:number-columns-repeated="6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54431" calcext:value-type="float">
            <text:p>54431</text:p>
          </table:table-cell>
          <table:table-cell table:formula="of:=VLOOKUP([.B493];[$movies.B:.D];2;0)" office:value-type="string" office:string-value="BJ" calcext:value-type="string">
            <text:p>BJ</text:p>
          </table:table-cell>
          <table:table-cell table:formula="of:=IFERROR(INDEX([.$D$1:.D492];MATCH([.E493];[.$E$1:.E492];0));MAX([.$D$1:.D492])+1)" office:value-type="float" office:value="41" calcext:value-type="float">
            <text:p>41</text:p>
          </table:table-cell>
          <table:table-cell table:style-name="ce45" office:value-type="string" calcext:value-type="string">
            <text:p>Virtual Reality</text:p>
          </table:table-cell>
          <table:table-cell table:formula="of:=COUNTIF([.E:.E];[.E493])-COUNTIF([.$E$1:.E493];[.E493])" office:value-type="float" office:value="2" calcext:value-type="float">
            <text:p>2</text:p>
          </table:table-cell>
          <table:table-cell table:formula="of:=COUNTIF([.$E$1:.E492];[.E493])" office:value-type="float" office:value="1" calcext:value-type="float">
            <text:p>1</text:p>
          </table:table-cell>
          <table:table-cell table:style-name="ce35" table:formula="of:=IFERROR(INDEX([.A494:.$A$873];MATCH([.E493];[.E494:.$E$873];0));&quot;&quot;)" office:value-type="float" office:value="68" calcext:value-type="float">
            <text:p>68</text:p>
          </table:table-cell>
          <table:table-cell table:style-name="ce35" table:formula="of:=IFERROR(IF(COUNT([.$A$1:.A492])&gt;1;INDEX([.$A$1:.A492];SUMPRODUCT(MAX(ROW([.$E$1:.E492])*([.E493]=[.$E$1:.E492]))));&quot;&quot;);&quot;&quot;)" office:value-type="float" office:value="9" calcext:value-type="float">
            <text:p>9</text:p>
          </table:table-cell>
          <table:table-cell table:number-columns-repeated="6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54431" calcext:value-type="float">
            <text:p>54431</text:p>
          </table:table-cell>
          <table:table-cell table:formula="of:=VLOOKUP([.B494];[$movies.B:.D];2;0)" office:value-type="string" office:string-value="BJ" calcext:value-type="string">
            <text:p>BJ</text:p>
          </table:table-cell>
          <table:table-cell table:formula="of:=IFERROR(INDEX([.$D$1:.D493];MATCH([.E494];[.$E$1:.E493];0));MAX([.$D$1:.D493])+1)" office:value-type="float" office:value="13" calcext:value-type="float">
            <text:p>13</text:p>
          </table:table-cell>
          <table:table-cell table:style-name="ce45" office:value-type="string" calcext:value-type="string">
            <text:p>Pets</text:p>
          </table:table-cell>
          <table:table-cell table:formula="of:=COUNTIF([.E:.E];[.E494])-COUNTIF([.$E$1:.E494];[.E494])" office:value-type="float" office:value="6" calcext:value-type="float">
            <text:p>6</text:p>
          </table:table-cell>
          <table:table-cell table:formula="of:=COUNTIF([.$E$1:.E493];[.E494])" office:value-type="float" office:value="8" calcext:value-type="float">
            <text:p>8</text:p>
          </table:table-cell>
          <table:table-cell table:style-name="ce35" table:formula="of:=IFERROR(INDEX([.A495:.$A$873];MATCH([.E494];[.E495:.$E$873];0));&quot;&quot;)" office:value-type="float" office:value="73" calcext:value-type="float">
            <text:p>73</text:p>
          </table:table-cell>
          <table:table-cell table:style-name="ce35" table:formula="of:=IFERROR(IF(COUNT([.$A$1:.A493])&gt;1;INDEX([.$A$1:.A493];SUMPRODUCT(MAX(ROW([.$E$1:.E493])*([.E494]=[.$E$1:.E493]))));&quot;&quot;);&quot;&quot;)" office:value-type="float" office:value="49" calcext:value-type="float">
            <text:p>49</text:p>
          </table:table-cell>
          <table:table-cell table:number-columns-repeated="6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2165" calcext:value-type="float">
            <text:p>12165</text:p>
          </table:table-cell>
          <table:table-cell table:formula="of:=VLOOKUP([.B495];[$movies.B:.D];2;0)" office:value-type="string" office:string-value="BK" calcext:value-type="string">
            <text:p>BK</text:p>
          </table:table-cell>
          <table:table-cell table:formula="of:=IFERROR(INDEX([.$D$1:.D494];MATCH([.E495];[.$E$1:.E494];0));MAX([.$D$1:.D494])+1)" office:value-type="float" office:value="125" calcext:value-type="float">
            <text:p>125</text:p>
          </table:table-cell>
          <table:table-cell table:style-name="ce45" office:value-type="string" calcext:value-type="string">
            <text:p>Biographies</text:p>
          </table:table-cell>
          <table:table-cell table:formula="of:=COUNTIF([.E:.E];[.E495])-COUNTIF([.$E$1:.E495];[.E495])" office:value-type="float" office:value="2" calcext:value-type="float">
            <text:p>2</text:p>
          </table:table-cell>
          <table:table-cell table:formula="of:=COUNTIF([.$E$1:.E494];[.E495])" office:value-type="float" office:value="0" calcext:value-type="float">
            <text:p>0</text:p>
          </table:table-cell>
          <table:table-cell table:style-name="ce35" table:formula="of:=IFERROR(INDEX([.A496:.$A$873];MATCH([.E495];[.E496:.$E$873];0));&quot;&quot;)" office:value-type="float" office:value="63" calcext:value-type="float">
            <text:p>63</text:p>
          </table:table-cell>
          <table:table-cell table:style-name="ce35" table:formula="of:=IFERROR(IF(COUNT([.$A$1:.A494])&gt;1;INDEX([.$A$1:.A494];SUMPRODUCT(MAX(ROW([.$E$1:.E494])*([.E495]=[.$E$1:.E49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2165" calcext:value-type="float">
            <text:p>12165</text:p>
          </table:table-cell>
          <table:table-cell table:formula="of:=VLOOKUP([.B496];[$movies.B:.D];2;0)" office:value-type="string" office:string-value="BK" calcext:value-type="string">
            <text:p>BK</text:p>
          </table:table-cell>
          <table:table-cell table:formula="of:=IFERROR(INDEX([.$D$1:.D495];MATCH([.E496];[.$E$1:.E495];0));MAX([.$D$1:.D495])+1)" office:value-type="float" office:value="83" calcext:value-type="float">
            <text:p>83</text:p>
          </table:table-cell>
          <table:table-cell table:style-name="ce45" office:value-type="string" calcext:value-type="string">
            <text:p>Royalty</text:p>
          </table:table-cell>
          <table:table-cell table:formula="of:=COUNTIF([.E:.E];[.E496])-COUNTIF([.$E$1:.E496];[.E496])" office:value-type="float" office:value="3" calcext:value-type="float">
            <text:p>3</text:p>
          </table:table-cell>
          <table:table-cell table:formula="of:=COUNTIF([.$E$1:.E495];[.E496])" office:value-type="float" office:value="3" calcext:value-type="float">
            <text:p>3</text:p>
          </table:table-cell>
          <table:table-cell table:style-name="ce35" table:formula="of:=IFERROR(INDEX([.A497:.$A$873];MATCH([.E496];[.E497:.$E$873];0));&quot;&quot;)" office:value-type="float" office:value="63" calcext:value-type="float">
            <text:p>63</text:p>
          </table:table-cell>
          <table:table-cell table:style-name="ce35" table:formula="of:=IFERROR(IF(COUNT([.$A$1:.A495])&gt;1;INDEX([.$A$1:.A495];SUMPRODUCT(MAX(ROW([.$E$1:.E495])*([.E496]=[.$E$1:.E495]))));&quot;&quot;);&quot;&quot;)" office:value-type="float" office:value="32" calcext:value-type="float">
            <text:p>32</text:p>
          </table:table-cell>
          <table:table-cell table:number-columns-repeated="6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2165" calcext:value-type="float">
            <text:p>12165</text:p>
          </table:table-cell>
          <table:table-cell table:formula="of:=VLOOKUP([.B497];[$movies.B:.D];2;0)" office:value-type="string" office:string-value="BK" calcext:value-type="string">
            <text:p>BK</text:p>
          </table:table-cell>
          <table:table-cell table:formula="of:=IFERROR(INDEX([.$D$1:.D496];MATCH([.E497];[.$E$1:.E496];0));MAX([.$D$1:.D496])+1)" office:value-type="float" office:value="94" calcext:value-type="float">
            <text:p>94</text:p>
          </table:table-cell>
          <table:table-cell table:style-name="ce45" office:value-type="float" office:value="0" calcext:value-type="float">
            <text:p>0</text:p>
          </table:table-cell>
          <table:table-cell table:formula="of:=COUNTIF([.E:.E];[.E497])-COUNTIF([.$E$1:.E497];[.E497])" office:value-type="float" office:value="9" calcext:value-type="float">
            <text:p>9</text:p>
          </table:table-cell>
          <table:table-cell table:formula="of:=COUNTIF([.$E$1:.E496];[.E497])" office:value-type="float" office:value="6" calcext:value-type="float">
            <text:p>6</text:p>
          </table:table-cell>
          <table:table-cell table:style-name="ce35" table:formula="of:=IFERROR(INDEX([.A498:.$A$873];MATCH([.E497];[.E498:.$E$873];0));&quot;&quot;)" office:value-type="float" office:value="70" calcext:value-type="float">
            <text:p>70</text:p>
          </table:table-cell>
          <table:table-cell table:style-name="ce35" table:formula="of:=IFERROR(IF(COUNT([.$A$1:.A496])&gt;1;INDEX([.$A$1:.A496];SUMPRODUCT(MAX(ROW([.$E$1:.E496])*([.E497]=[.$E$1:.E496]))));&quot;&quot;);&quot;&quot;)" office:value-type="float" office:value="61" calcext:value-type="float">
            <text:p>61</text:p>
          </table:table-cell>
          <table:table-cell table:number-columns-repeated="6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2165" calcext:value-type="float">
            <text:p>12165</text:p>
          </table:table-cell>
          <table:table-cell table:formula="of:=VLOOKUP([.B498];[$movies.B:.D];2;0)" office:value-type="string" office:string-value="BK" calcext:value-type="string">
            <text:p>BK</text:p>
          </table:table-cell>
          <table:table-cell table:formula="of:=IFERROR(INDEX([.$D$1:.D497];MATCH([.E498];[.$E$1:.E497];0));MAX([.$D$1:.D497])+1)" office:value-type="float" office:value="125" calcext:value-type="float">
            <text:p>125</text:p>
          </table:table-cell>
          <table:table-cell table:style-name="ce45" office:value-type="string" calcext:value-type="string">
            <text:p>Biographies</text:p>
          </table:table-cell>
          <table:table-cell table:formula="of:=COUNTIF([.E:.E];[.E498])-COUNTIF([.$E$1:.E498];[.E498])" office:value-type="float" office:value="1" calcext:value-type="float">
            <text:p>1</text:p>
          </table:table-cell>
          <table:table-cell table:formula="of:=COUNTIF([.$E$1:.E497];[.E498])" office:value-type="float" office:value="1" calcext:value-type="float">
            <text:p>1</text:p>
          </table:table-cell>
          <table:table-cell table:style-name="ce35" table:formula="of:=IFERROR(INDEX([.A499:.$A$873];MATCH([.E498];[.E499:.$E$873];0));&quot;&quot;)" office:value-type="float" office:value="78" calcext:value-type="float">
            <text:p>78</text:p>
          </table:table-cell>
          <table:table-cell table:style-name="ce35" table:formula="of:=IFERROR(IF(COUNT([.$A$1:.A497])&gt;1;INDEX([.$A$1:.A497];SUMPRODUCT(MAX(ROW([.$E$1:.E497])*([.E498]=[.$E$1:.E497]))));&quot;&quot;);&quot;&quot;)" office:value-type="float" office:value="63" calcext:value-type="float">
            <text:p>63</text:p>
          </table:table-cell>
          <table:table-cell table:number-columns-repeated="6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2165" calcext:value-type="float">
            <text:p>12165</text:p>
          </table:table-cell>
          <table:table-cell table:formula="of:=VLOOKUP([.B499];[$movies.B:.D];2;0)" office:value-type="string" office:string-value="BK" calcext:value-type="string">
            <text:p>BK</text:p>
          </table:table-cell>
          <table:table-cell table:formula="of:=IFERROR(INDEX([.$D$1:.D498];MATCH([.E499];[.$E$1:.E498];0));MAX([.$D$1:.D498])+1)" office:value-type="float" office:value="83" calcext:value-type="float">
            <text:p>83</text:p>
          </table:table-cell>
          <table:table-cell table:style-name="ce45" office:value-type="string" calcext:value-type="string">
            <text:p>Royalty</text:p>
          </table:table-cell>
          <table:table-cell table:formula="of:=COUNTIF([.E:.E];[.E499])-COUNTIF([.$E$1:.E499];[.E499])" office:value-type="float" office:value="2" calcext:value-type="float">
            <text:p>2</text:p>
          </table:table-cell>
          <table:table-cell table:formula="of:=COUNTIF([.$E$1:.E498];[.E499])" office:value-type="float" office:value="4" calcext:value-type="float">
            <text:p>4</text:p>
          </table:table-cell>
          <table:table-cell table:style-name="ce35" table:formula="of:=IFERROR(INDEX([.A500:.$A$873];MATCH([.E499];[.E500:.$E$873];0));&quot;&quot;)">
            <text:p/>
          </table:table-cell>
          <table:table-cell table:style-name="ce35" table:formula="of:=IFERROR(IF(COUNT([.$A$1:.A498])&gt;1;INDEX([.$A$1:.A498];SUMPRODUCT(MAX(ROW([.$E$1:.E498])*([.E499]=[.$E$1:.E498]))));&quot;&quot;);&quot;&quot;)" office:value-type="float" office:value="63" calcext:value-type="float">
            <text:p>63</text:p>
          </table:table-cell>
          <table:table-cell table:number-columns-repeated="6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57892" calcext:value-type="float">
            <text:p>57892</text:p>
          </table:table-cell>
          <table:table-cell table:formula="of:=VLOOKUP([.B500];[$movies.B:.D];2;0)" office:value-type="string" office:string-value="BL" calcext:value-type="string">
            <text:p>BL</text:p>
          </table:table-cell>
          <table:table-cell table:formula="of:=IFERROR(INDEX([.$D$1:.D499];MATCH([.E500];[.$E$1:.E499];0));MAX([.$D$1:.D499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500])-COUNTIF([.$E$1:.E500];[.E500])" office:value-type="float" office:value="25" calcext:value-type="float">
            <text:p>25</text:p>
          </table:table-cell>
          <table:table-cell table:formula="of:=COUNTIF([.$E$1:.E499];[.E500])" office:value-type="float" office:value="26" calcext:value-type="float">
            <text:p>26</text:p>
          </table:table-cell>
          <table:table-cell table:style-name="ce35" table:formula="of:=IFERROR(INDEX([.A501:.$A$873];MATCH([.E500];[.E501:.$E$873];0));&quot;&quot;)" office:value-type="float" office:value="65" calcext:value-type="float">
            <text:p>65</text:p>
          </table:table-cell>
          <table:table-cell table:style-name="ce35" table:formula="of:=IFERROR(IF(COUNT([.$A$1:.A499])&gt;1;INDEX([.$A$1:.A499];SUMPRODUCT(MAX(ROW([.$E$1:.E499])*([.E500]=[.$E$1:.E499]))));&quot;&quot;);&quot;&quot;)" office:value-type="float" office:value="62" calcext:value-type="float">
            <text:p>62</text:p>
          </table:table-cell>
          <table:table-cell table:number-columns-repeated="6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57892" calcext:value-type="float">
            <text:p>57892</text:p>
          </table:table-cell>
          <table:table-cell table:formula="of:=VLOOKUP([.B501];[$movies.B:.D];2;0)" office:value-type="string" office:string-value="BL" calcext:value-type="string">
            <text:p>BL</text:p>
          </table:table-cell>
          <table:table-cell table:formula="of:=IFERROR(INDEX([.$D$1:.D500];MATCH([.E501];[.$E$1:.E500];0));MAX([.$D$1:.D500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501])-COUNTIF([.$E$1:.E501];[.E501])" office:value-type="float" office:value="13" calcext:value-type="float">
            <text:p>13</text:p>
          </table:table-cell>
          <table:table-cell table:formula="of:=COUNTIF([.$E$1:.E500];[.E501])" office:value-type="float" office:value="19" calcext:value-type="float">
            <text:p>19</text:p>
          </table:table-cell>
          <table:table-cell table:style-name="ce35" table:formula="of:=IFERROR(INDEX([.A502:.$A$873];MATCH([.E501];[.E502:.$E$873];0));&quot;&quot;)" office:value-type="float" office:value="68" calcext:value-type="float">
            <text:p>68</text:p>
          </table:table-cell>
          <table:table-cell table:style-name="ce35" table:formula="of:=IFERROR(IF(COUNT([.$A$1:.A500])&gt;1;INDEX([.$A$1:.A500];SUMPRODUCT(MAX(ROW([.$E$1:.E500])*([.E501]=[.$E$1:.E500]))));&quot;&quot;);&quot;&quot;)" office:value-type="float" office:value="62" calcext:value-type="float">
            <text:p>62</text:p>
          </table:table-cell>
          <table:table-cell table:number-columns-repeated="6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57892" calcext:value-type="float">
            <text:p>57892</text:p>
          </table:table-cell>
          <table:table-cell table:formula="of:=VLOOKUP([.B502];[$movies.B:.D];2;0)" office:value-type="string" office:string-value="BL" calcext:value-type="string">
            <text:p>BL</text:p>
          </table:table-cell>
          <table:table-cell table:formula="of:=IFERROR(INDEX([.$D$1:.D501];MATCH([.E502];[.$E$1:.E501];0));MAX([.$D$1:.D501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502])-COUNTIF([.$E$1:.E502];[.E502])" office:value-type="float" office:value="16" calcext:value-type="float">
            <text:p>16</text:p>
          </table:table-cell>
          <table:table-cell table:formula="of:=COUNTIF([.$E$1:.E501];[.E502])" office:value-type="float" office:value="7" calcext:value-type="float">
            <text:p>7</text:p>
          </table:table-cell>
          <table:table-cell table:style-name="ce35" table:formula="of:=IFERROR(INDEX([.A503:.$A$873];MATCH([.E502];[.E503:.$E$873];0));&quot;&quot;)" office:value-type="float" office:value="65" calcext:value-type="float">
            <text:p>65</text:p>
          </table:table-cell>
          <table:table-cell table:style-name="ce35" table:formula="of:=IFERROR(IF(COUNT([.$A$1:.A501])&gt;1;INDEX([.$A$1:.A501];SUMPRODUCT(MAX(ROW([.$E$1:.E501])*([.E502]=[.$E$1:.E501]))));&quot;&quot;);&quot;&quot;)" office:value-type="float" office:value="58" calcext:value-type="float">
            <text:p>58</text:p>
          </table:table-cell>
          <table:table-cell table:number-columns-repeated="6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57892" calcext:value-type="float">
            <text:p>57892</text:p>
          </table:table-cell>
          <table:table-cell table:formula="of:=VLOOKUP([.B503];[$movies.B:.D];2;0)" office:value-type="string" office:string-value="BL" calcext:value-type="string">
            <text:p>BL</text:p>
          </table:table-cell>
          <table:table-cell table:formula="of:=IFERROR(INDEX([.$D$1:.D502];MATCH([.E503];[.$E$1:.E502];0));MAX([.$D$1:.D502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503])-COUNTIF([.$E$1:.E503];[.E503])" office:value-type="float" office:value="21" calcext:value-type="float">
            <text:p>21</text:p>
          </table:table-cell>
          <table:table-cell table:formula="of:=COUNTIF([.$E$1:.E502];[.E503])" office:value-type="float" office:value="24" calcext:value-type="float">
            <text:p>24</text:p>
          </table:table-cell>
          <table:table-cell table:style-name="ce35" table:formula="of:=IFERROR(INDEX([.A504:.$A$873];MATCH([.E503];[.E504:.$E$873];0));&quot;&quot;)" office:value-type="float" office:value="67" calcext:value-type="float">
            <text:p>67</text:p>
          </table:table-cell>
          <table:table-cell table:style-name="ce35" table:formula="of:=IFERROR(IF(COUNT([.$A$1:.A502])&gt;1;INDEX([.$A$1:.A502];SUMPRODUCT(MAX(ROW([.$E$1:.E502])*([.E503]=[.$E$1:.E502]))));&quot;&quot;);&quot;&quot;)" office:value-type="float" office:value="62" calcext:value-type="float">
            <text:p>62</text:p>
          </table:table-cell>
          <table:table-cell table:number-columns-repeated="6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57892" calcext:value-type="float">
            <text:p>57892</text:p>
          </table:table-cell>
          <table:table-cell table:formula="of:=VLOOKUP([.B504];[$movies.B:.D];2;0)" office:value-type="string" office:string-value="BL" calcext:value-type="string">
            <text:p>BL</text:p>
          </table:table-cell>
          <table:table-cell table:formula="of:=IFERROR(INDEX([.$D$1:.D503];MATCH([.E504];[.$E$1:.E503];0));MAX([.$D$1:.D503])+1)" office:value-type="float" office:value="120" calcext:value-type="float">
            <text:p>120</text:p>
          </table:table-cell>
          <table:table-cell table:style-name="ce45" office:value-type="string" calcext:value-type="string">
            <text:p>Dark Fantasy</text:p>
          </table:table-cell>
          <table:table-cell table:formula="of:=COUNTIF([.E:.E];[.E504])-COUNTIF([.$E$1:.E504];[.E504])" office:value-type="float" office:value="0" calcext:value-type="float">
            <text:p>0</text:p>
          </table:table-cell>
          <table:table-cell table:formula="of:=COUNTIF([.$E$1:.E503];[.E504])" office:value-type="float" office:value="1" calcext:value-type="float">
            <text:p>1</text:p>
          </table:table-cell>
          <table:table-cell table:style-name="ce35" table:formula="of:=IFERROR(INDEX([.A505:.$A$873];MATCH([.E504];[.E505:.$E$873];0));&quot;&quot;)">
            <text:p/>
          </table:table-cell>
          <table:table-cell table:style-name="ce35" table:formula="of:=IFERROR(IF(COUNT([.$A$1:.A503])&gt;1;INDEX([.$A$1:.A503];SUMPRODUCT(MAX(ROW([.$E$1:.E503])*([.E504]=[.$E$1:.E503]))));&quot;&quot;);&quot;&quot;)" office:value-type="float" office:value="54" calcext:value-type="float">
            <text:p>54</text:p>
          </table:table-cell>
          <table:table-cell table:number-columns-repeated="6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57892" calcext:value-type="float">
            <text:p>57892</text:p>
          </table:table-cell>
          <table:table-cell table:formula="of:=VLOOKUP([.B505];[$movies.B:.D];2;0)" office:value-type="string" office:string-value="BL" calcext:value-type="string">
            <text:p>BL</text:p>
          </table:table-cell>
          <table:table-cell table:formula="of:=IFERROR(INDEX([.$D$1:.D504];MATCH([.E505];[.$E$1:.E504];0));MAX([.$D$1:.D504])+1)" office:value-type="float" office:value="38" calcext:value-type="float">
            <text:p>38</text:p>
          </table:table-cell>
          <table:table-cell table:style-name="ce45" office:value-type="string" calcext:value-type="string">
            <text:p>Game Elements</text:p>
          </table:table-cell>
          <table:table-cell table:formula="of:=COUNTIF([.E:.E];[.E505])-COUNTIF([.$E$1:.E505];[.E505])" office:value-type="float" office:value="2" calcext:value-type="float">
            <text:p>2</text:p>
          </table:table-cell>
          <table:table-cell table:formula="of:=COUNTIF([.$E$1:.E504];[.E505])" office:value-type="float" office:value="6" calcext:value-type="float">
            <text:p>6</text:p>
          </table:table-cell>
          <table:table-cell table:style-name="ce35" table:formula="of:=IFERROR(INDEX([.A506:.$A$873];MATCH([.E505];[.E506:.$E$873];0));&quot;&quot;)" office:value-type="float" office:value="68" calcext:value-type="float">
            <text:p>68</text:p>
          </table:table-cell>
          <table:table-cell table:style-name="ce35" table:formula="of:=IFERROR(IF(COUNT([.$A$1:.A504])&gt;1;INDEX([.$A$1:.A504];SUMPRODUCT(MAX(ROW([.$E$1:.E504])*([.E505]=[.$E$1:.E504]))));&quot;&quot;);&quot;&quot;)" office:value-type="float" office:value="62" calcext:value-type="float">
            <text:p>62</text:p>
          </table:table-cell>
          <table:table-cell table:number-columns-repeated="6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57892" calcext:value-type="float">
            <text:p>57892</text:p>
          </table:table-cell>
          <table:table-cell table:formula="of:=VLOOKUP([.B506];[$movies.B:.D];2;0)" office:value-type="string" office:string-value="BL" calcext:value-type="string">
            <text:p>BL</text:p>
          </table:table-cell>
          <table:table-cell table:formula="of:=IFERROR(INDEX([.$D$1:.D505];MATCH([.E506];[.$E$1:.E505];0));MAX([.$D$1:.D505])+1)" office:value-type="float" office:value="70" calcext:value-type="float">
            <text:p>70</text:p>
          </table:table-cell>
          <table:table-cell table:style-name="ce45" office:value-type="string" calcext:value-type="string">
            <text:p>Slapstick</text:p>
          </table:table-cell>
          <table:table-cell table:formula="of:=COUNTIF([.E:.E];[.E506])-COUNTIF([.$E$1:.E506];[.E506])" office:value-type="float" office:value="2" calcext:value-type="float">
            <text:p>2</text:p>
          </table:table-cell>
          <table:table-cell table:formula="of:=COUNTIF([.$E$1:.E505];[.E506])" office:value-type="float" office:value="4" calcext:value-type="float">
            <text:p>4</text:p>
          </table:table-cell>
          <table:table-cell table:style-name="ce35" table:formula="of:=IFERROR(INDEX([.A507:.$A$873];MATCH([.E506];[.E507:.$E$873];0));&quot;&quot;)" office:value-type="float" office:value="73" calcext:value-type="float">
            <text:p>73</text:p>
          </table:table-cell>
          <table:table-cell table:style-name="ce35" table:formula="of:=IFERROR(IF(COUNT([.$A$1:.A505])&gt;1;INDEX([.$A$1:.A505];SUMPRODUCT(MAX(ROW([.$E$1:.E505])*([.E506]=[.$E$1:.E505]))));&quot;&quot;);&quot;&quot;)" office:value-type="float" office:value="41" calcext:value-type="float">
            <text:p>41</text:p>
          </table:table-cell>
          <table:table-cell table:number-columns-repeated="6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57892" calcext:value-type="float">
            <text:p>57892</text:p>
          </table:table-cell>
          <table:table-cell table:formula="of:=VLOOKUP([.B507];[$movies.B:.D];2;0)" office:value-type="string" office:string-value="BL" calcext:value-type="string">
            <text:p>BL</text:p>
          </table:table-cell>
          <table:table-cell table:formula="of:=IFERROR(INDEX([.$D$1:.D506];MATCH([.E507];[.$E$1:.E506];0));MAX([.$D$1:.D506])+1)" office:value-type="float" office:value="75" calcext:value-type="float">
            <text:p>75</text:p>
          </table:table-cell>
          <table:table-cell table:style-name="ce45" office:value-type="string" calcext:value-type="string">
            <text:p>Magic</text:p>
          </table:table-cell>
          <table:table-cell table:formula="of:=COUNTIF([.E:.E];[.E507])-COUNTIF([.$E$1:.E507];[.E507])" office:value-type="float" office:value="6" calcext:value-type="float">
            <text:p>6</text:p>
          </table:table-cell>
          <table:table-cell table:formula="of:=COUNTIF([.$E$1:.E506];[.E507])" office:value-type="float" office:value="6" calcext:value-type="float">
            <text:p>6</text:p>
          </table:table-cell>
          <table:table-cell table:style-name="ce35" table:formula="of:=IFERROR(INDEX([.A508:.$A$873];MATCH([.E507];[.E508:.$E$873];0));&quot;&quot;)" office:value-type="float" office:value="71" calcext:value-type="float">
            <text:p>71</text:p>
          </table:table-cell>
          <table:table-cell table:style-name="ce35" table:formula="of:=IFERROR(IF(COUNT([.$A$1:.A506])&gt;1;INDEX([.$A$1:.A506];SUMPRODUCT(MAX(ROW([.$E$1:.E506])*([.E507]=[.$E$1:.E506]))));&quot;&quot;);&quot;&quot;)" office:value-type="float" office:value="54" calcext:value-type="float">
            <text:p>54</text:p>
          </table:table-cell>
          <table:table-cell table:number-columns-repeated="6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57892" calcext:value-type="float">
            <text:p>57892</text:p>
          </table:table-cell>
          <table:table-cell table:formula="of:=VLOOKUP([.B508];[$movies.B:.D];2;0)" office:value-type="string" office:string-value="BL" calcext:value-type="string">
            <text:p>BL</text:p>
          </table:table-cell>
          <table:table-cell table:formula="of:=IFERROR(INDEX([.$D$1:.D507];MATCH([.E508];[.$E$1:.E507];0));MAX([.$D$1:.D507])+1)" office:value-type="float" office:value="47" calcext:value-type="float">
            <text:p>47</text:p>
          </table:table-cell>
          <table:table-cell table:style-name="ce45" office:value-type="string" calcext:value-type="string">
            <text:p>Monsters</text:p>
          </table:table-cell>
          <table:table-cell table:formula="of:=COUNTIF([.E:.E];[.E508])-COUNTIF([.$E$1:.E508];[.E508])" office:value-type="float" office:value="1" calcext:value-type="float">
            <text:p>1</text:p>
          </table:table-cell>
          <table:table-cell table:formula="of:=COUNTIF([.$E$1:.E507];[.E508])" office:value-type="float" office:value="8" calcext:value-type="float">
            <text:p>8</text:p>
          </table:table-cell>
          <table:table-cell table:style-name="ce35" table:formula="of:=IFERROR(INDEX([.A509:.$A$873];MATCH([.E508];[.E509:.$E$873];0));&quot;&quot;)" office:value-type="float" office:value="83" calcext:value-type="float">
            <text:p>83</text:p>
          </table:table-cell>
          <table:table-cell table:style-name="ce35" table:formula="of:=IFERROR(IF(COUNT([.$A$1:.A507])&gt;1;INDEX([.$A$1:.A507];SUMPRODUCT(MAX(ROW([.$E$1:.E507])*([.E508]=[.$E$1:.E507]))));&quot;&quot;);&quot;&quot;)" office:value-type="float" office:value="54" calcext:value-type="float">
            <text:p>54</text:p>
          </table:table-cell>
          <table:table-cell table:number-columns-repeated="6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57892" calcext:value-type="float">
            <text:p>57892</text:p>
          </table:table-cell>
          <table:table-cell table:formula="of:=VLOOKUP([.B509];[$movies.B:.D];2;0)" office:value-type="string" office:string-value="BL" calcext:value-type="string">
            <text:p>BL</text:p>
          </table:table-cell>
          <table:table-cell table:formula="of:=IFERROR(INDEX([.$D$1:.D508];MATCH([.E509];[.$E$1:.E508];0));MAX([.$D$1:.D508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509])-COUNTIF([.$E$1:.E509];[.E509])" office:value-type="float" office:value="6" calcext:value-type="float">
            <text:p>6</text:p>
          </table:table-cell>
          <table:table-cell table:formula="of:=COUNTIF([.$E$1:.E508];[.E509])" office:value-type="float" office:value="12" calcext:value-type="float">
            <text:p>12</text:p>
          </table:table-cell>
          <table:table-cell table:style-name="ce35" table:formula="of:=IFERROR(INDEX([.A510:.$A$873];MATCH([.E509];[.E510:.$E$873];0));&quot;&quot;)" office:value-type="float" office:value="71" calcext:value-type="float">
            <text:p>71</text:p>
          </table:table-cell>
          <table:table-cell table:style-name="ce35" table:formula="of:=IFERROR(IF(COUNT([.$A$1:.A508])&gt;1;INDEX([.$A$1:.A508];SUMPRODUCT(MAX(ROW([.$E$1:.E508])*([.E509]=[.$E$1:.E508]))));&quot;&quot;);&quot;&quot;)" office:value-type="float" office:value="57" calcext:value-type="float">
            <text:p>57</text:p>
          </table:table-cell>
          <table:table-cell table:number-columns-repeated="6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57892" calcext:value-type="float">
            <text:p>57892</text:p>
          </table:table-cell>
          <table:table-cell table:formula="of:=VLOOKUP([.B510];[$movies.B:.D];2;0)" office:value-type="string" office:string-value="BL" calcext:value-type="string">
            <text:p>BL</text:p>
          </table:table-cell>
          <table:table-cell table:formula="of:=IFERROR(INDEX([.$D$1:.D509];MATCH([.E510];[.$E$1:.E509];0));MAX([.$D$1:.D509])+1)" office:value-type="float" office:value="26" calcext:value-type="float">
            <text:p>26</text:p>
          </table:table-cell>
          <table:table-cell table:style-name="ce45" office:value-type="string" calcext:value-type="string">
            <text:p>Revenge</text:p>
          </table:table-cell>
          <table:table-cell table:formula="of:=COUNTIF([.E:.E];[.E510])-COUNTIF([.$E$1:.E510];[.E510])" office:value-type="float" office:value="4" calcext:value-type="float">
            <text:p>4</text:p>
          </table:table-cell>
          <table:table-cell table:formula="of:=COUNTIF([.$E$1:.E509];[.E510])" office:value-type="float" office:value="5" calcext:value-type="float">
            <text:p>5</text:p>
          </table:table-cell>
          <table:table-cell table:style-name="ce35" table:formula="of:=IFERROR(INDEX([.A511:.$A$873];MATCH([.E510];[.E511:.$E$873];0));&quot;&quot;)" office:value-type="float" office:value="67" calcext:value-type="float">
            <text:p>67</text:p>
          </table:table-cell>
          <table:table-cell table:style-name="ce35" table:formula="of:=IFERROR(IF(COUNT([.$A$1:.A509])&gt;1;INDEX([.$A$1:.A509];SUMPRODUCT(MAX(ROW([.$E$1:.E509])*([.E510]=[.$E$1:.E509]))));&quot;&quot;);&quot;&quot;)" office:value-type="float" office:value="51" calcext:value-type="float">
            <text:p>51</text:p>
          </table:table-cell>
          <table:table-cell table:number-columns-repeated="6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57892" calcext:value-type="float">
            <text:p>57892</text:p>
          </table:table-cell>
          <table:table-cell table:formula="of:=VLOOKUP([.B511];[$movies.B:.D];2;0)" office:value-type="string" office:string-value="BL" calcext:value-type="string">
            <text:p>BL</text:p>
          </table:table-cell>
          <table:table-cell table:formula="of:=IFERROR(INDEX([.$D$1:.D510];MATCH([.E511];[.$E$1:.E510];0));MAX([.$D$1:.D510])+1)" office:value-type="float" office:value="66" calcext:value-type="float">
            <text:p>66</text:p>
          </table:table-cell>
          <table:table-cell table:style-name="ce45" office:value-type="string" calcext:value-type="string">
            <text:p>Summoned Into Another World</text:p>
          </table:table-cell>
          <table:table-cell table:formula="of:=COUNTIF([.E:.E];[.E511])-COUNTIF([.$E$1:.E511];[.E511])" office:value-type="float" office:value="1" calcext:value-type="float">
            <text:p>1</text:p>
          </table:table-cell>
          <table:table-cell table:formula="of:=COUNTIF([.$E$1:.E510];[.E511])" office:value-type="float" office:value="3" calcext:value-type="float">
            <text:p>3</text:p>
          </table:table-cell>
          <table:table-cell table:style-name="ce35" table:formula="of:=IFERROR(INDEX([.A512:.$A$873];MATCH([.E511];[.E512:.$E$873];0));&quot;&quot;)" office:value-type="float" office:value="71" calcext:value-type="float">
            <text:p>71</text:p>
          </table:table-cell>
          <table:table-cell table:style-name="ce35" table:formula="of:=IFERROR(IF(COUNT([.$A$1:.A510])&gt;1;INDEX([.$A$1:.A510];SUMPRODUCT(MAX(ROW([.$E$1:.E510])*([.E511]=[.$E$1:.E510]))));&quot;&quot;);&quot;&quot;)" office:value-type="float" office:value="54" calcext:value-type="float">
            <text:p>54</text:p>
          </table:table-cell>
          <table:table-cell table:number-columns-repeated="6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57892" calcext:value-type="float">
            <text:p>57892</text:p>
          </table:table-cell>
          <table:table-cell table:formula="of:=VLOOKUP([.B512];[$movies.B:.D];2;0)" office:value-type="string" office:string-value="BL" calcext:value-type="string">
            <text:p>BL</text:p>
          </table:table-cell>
          <table:table-cell table:formula="of:=IFERROR(INDEX([.$D$1:.D511];MATCH([.E512];[.$E$1:.E511];0));MAX([.$D$1:.D511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512])-COUNTIF([.$E$1:.E512];[.E512])" office:value-type="float" office:value="6" calcext:value-type="float">
            <text:p>6</text:p>
          </table:table-cell>
          <table:table-cell table:formula="of:=COUNTIF([.$E$1:.E511];[.E512])" office:value-type="float" office:value="13" calcext:value-type="float">
            <text:p>13</text:p>
          </table:table-cell>
          <table:table-cell table:style-name="ce35" table:formula="of:=IFERROR(INDEX([.A513:.$A$873];MATCH([.E512];[.E513:.$E$873];0));&quot;&quot;)" office:value-type="float" office:value="80" calcext:value-type="float">
            <text:p>80</text:p>
          </table:table-cell>
          <table:table-cell table:style-name="ce35" table:formula="of:=IFERROR(IF(COUNT([.$A$1:.A511])&gt;1;INDEX([.$A$1:.A511];SUMPRODUCT(MAX(ROW([.$E$1:.E511])*([.E512]=[.$E$1:.E511]))));&quot;&quot;);&quot;&quot;)" office:value-type="float" office:value="54" calcext:value-type="float">
            <text:p>54</text:p>
          </table:table-cell>
          <table:table-cell table:number-columns-repeated="6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49241" calcext:value-type="float">
            <text:p>49241</text:p>
          </table:table-cell>
          <table:table-cell table:formula="of:=VLOOKUP([.B513];[$movies.B:.D];2;0)" office:value-type="string" office:string-value="BM" calcext:value-type="string">
            <text:p>BM</text:p>
          </table:table-cell>
          <table:table-cell table:formula="of:=IFERROR(INDEX([.$D$1:.D512];MATCH([.E513];[.$E$1:.E512];0));MAX([.$D$1:.D512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513])-COUNTIF([.$E$1:.E513];[.E513])" office:value-type="float" office:value="24" calcext:value-type="float">
            <text:p>24</text:p>
          </table:table-cell>
          <table:table-cell table:formula="of:=COUNTIF([.$E$1:.E512];[.E513])" office:value-type="float" office:value="27" calcext:value-type="float">
            <text:p>27</text:p>
          </table:table-cell>
          <table:table-cell table:style-name="ce35" table:formula="of:=IFERROR(INDEX([.A514:.$A$873];MATCH([.E513];[.E514:.$E$873];0));&quot;&quot;)" office:value-type="float" office:value="68" calcext:value-type="float">
            <text:p>68</text:p>
          </table:table-cell>
          <table:table-cell table:style-name="ce35" table:formula="of:=IFERROR(IF(COUNT([.$A$1:.A512])&gt;1;INDEX([.$A$1:.A512];SUMPRODUCT(MAX(ROW([.$E$1:.E512])*([.E513]=[.$E$1:.E512]))));&quot;&quot;);&quot;&quot;)" office:value-type="float" office:value="64" calcext:value-type="float">
            <text:p>64</text:p>
          </table:table-cell>
          <table:table-cell table:number-columns-repeated="6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49241" calcext:value-type="float">
            <text:p>49241</text:p>
          </table:table-cell>
          <table:table-cell table:formula="of:=VLOOKUP([.B514];[$movies.B:.D];2;0)" office:value-type="string" office:string-value="BM" calcext:value-type="string">
            <text:p>BM</text:p>
          </table:table-cell>
          <table:table-cell table:formula="of:=IFERROR(INDEX([.$D$1:.D513];MATCH([.E514];[.$E$1:.E513];0));MAX([.$D$1:.D513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514])-COUNTIF([.$E$1:.E514];[.E514])" office:value-type="float" office:value="15" calcext:value-type="float">
            <text:p>15</text:p>
          </table:table-cell>
          <table:table-cell table:formula="of:=COUNTIF([.$E$1:.E513];[.E514])" office:value-type="float" office:value="8" calcext:value-type="float">
            <text:p>8</text:p>
          </table:table-cell>
          <table:table-cell table:style-name="ce35" table:formula="of:=IFERROR(INDEX([.A515:.$A$873];MATCH([.E514];[.E515:.$E$873];0));&quot;&quot;)" office:value-type="float" office:value="66" calcext:value-type="float">
            <text:p>66</text:p>
          </table:table-cell>
          <table:table-cell table:style-name="ce35" table:formula="of:=IFERROR(IF(COUNT([.$A$1:.A513])&gt;1;INDEX([.$A$1:.A513];SUMPRODUCT(MAX(ROW([.$E$1:.E513])*([.E514]=[.$E$1:.E513]))));&quot;&quot;);&quot;&quot;)" office:value-type="float" office:value="64" calcext:value-type="float">
            <text:p>64</text:p>
          </table:table-cell>
          <table:table-cell table:number-columns-repeated="6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49241" calcext:value-type="float">
            <text:p>49241</text:p>
          </table:table-cell>
          <table:table-cell table:formula="of:=VLOOKUP([.B515];[$movies.B:.D];2;0)" office:value-type="string" office:string-value="BM" calcext:value-type="string">
            <text:p>BM</text:p>
          </table:table-cell>
          <table:table-cell table:formula="of:=IFERROR(INDEX([.$D$1:.D514];MATCH([.E515];[.$E$1:.E514];0));MAX([.$D$1:.D514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515])-COUNTIF([.$E$1:.E515];[.E515])" office:value-type="float" office:value="21" calcext:value-type="float">
            <text:p>21</text:p>
          </table:table-cell>
          <table:table-cell table:formula="of:=COUNTIF([.$E$1:.E514];[.E515])" office:value-type="float" office:value="9" calcext:value-type="float">
            <text:p>9</text:p>
          </table:table-cell>
          <table:table-cell table:style-name="ce35" table:formula="of:=IFERROR(INDEX([.A516:.$A$873];MATCH([.E515];[.E516:.$E$873];0));&quot;&quot;)" office:value-type="float" office:value="68" calcext:value-type="float">
            <text:p>68</text:p>
          </table:table-cell>
          <table:table-cell table:style-name="ce35" table:formula="of:=IFERROR(IF(COUNT([.$A$1:.A514])&gt;1;INDEX([.$A$1:.A514];SUMPRODUCT(MAX(ROW([.$E$1:.E514])*([.E515]=[.$E$1:.E514]))));&quot;&quot;);&quot;&quot;)" office:value-type="float" office:value="59" calcext:value-type="float">
            <text:p>59</text:p>
          </table:table-cell>
          <table:table-cell table:number-columns-repeated="6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49241" calcext:value-type="float">
            <text:p>49241</text:p>
          </table:table-cell>
          <table:table-cell table:formula="of:=VLOOKUP([.B516];[$movies.B:.D];2;0)" office:value-type="string" office:string-value="BM" calcext:value-type="string">
            <text:p>BM</text:p>
          </table:table-cell>
          <table:table-cell table:formula="of:=IFERROR(INDEX([.$D$1:.D515];MATCH([.E516];[.$E$1:.E515];0));MAX([.$D$1:.D515])+1)" office:value-type="float" office:value="126" calcext:value-type="float">
            <text:p>126</text:p>
          </table:table-cell>
          <table:table-cell table:style-name="ce45" office:value-type="string" calcext:value-type="string">
            <text:p>Androids</text:p>
          </table:table-cell>
          <table:table-cell table:formula="of:=COUNTIF([.E:.E];[.E516])-COUNTIF([.$E$1:.E516];[.E516])" office:value-type="float" office:value="0" calcext:value-type="float">
            <text:p>0</text:p>
          </table:table-cell>
          <table:table-cell table:formula="of:=COUNTIF([.$E$1:.E515];[.E516])" office:value-type="float" office:value="0" calcext:value-type="float">
            <text:p>0</text:p>
          </table:table-cell>
          <table:table-cell table:style-name="ce35" table:formula="of:=IFERROR(INDEX([.A517:.$A$873];MATCH([.E516];[.E517:.$E$873];0));&quot;&quot;)">
            <text:p/>
          </table:table-cell>
          <table:table-cell table:style-name="ce35" table:formula="of:=IFERROR(IF(COUNT([.$A$1:.A515])&gt;1;INDEX([.$A$1:.A515];SUMPRODUCT(MAX(ROW([.$E$1:.E515])*([.E516]=[.$E$1:.E51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49241" calcext:value-type="float">
            <text:p>49241</text:p>
          </table:table-cell>
          <table:table-cell table:formula="of:=VLOOKUP([.B517];[$movies.B:.D];2;0)" office:value-type="string" office:string-value="BM" calcext:value-type="string">
            <text:p>BM</text:p>
          </table:table-cell>
          <table:table-cell table:formula="of:=IFERROR(INDEX([.$D$1:.D516];MATCH([.E517];[.$E$1:.E516];0));MAX([.$D$1:.D516])+1)" office:value-type="float" office:value="33" calcext:value-type="float">
            <text:p>33</text:p>
          </table:table-cell>
          <table:table-cell table:style-name="ce45" office:value-type="string" calcext:value-type="string">
            <text:p>Non-Human Protagonists</text:p>
          </table:table-cell>
          <table:table-cell table:formula="of:=COUNTIF([.E:.E];[.E517])-COUNTIF([.$E$1:.E517];[.E517])" office:value-type="float" office:value="7" calcext:value-type="float">
            <text:p>7</text:p>
          </table:table-cell>
          <table:table-cell table:formula="of:=COUNTIF([.$E$1:.E516];[.E517])" office:value-type="float" office:value="3" calcext:value-type="float">
            <text:p>3</text:p>
          </table:table-cell>
          <table:table-cell table:style-name="ce35" table:formula="of:=IFERROR(INDEX([.A518:.$A$873];MATCH([.E517];[.E518:.$E$873];0));&quot;&quot;)" office:value-type="float" office:value="69" calcext:value-type="float">
            <text:p>69</text:p>
          </table:table-cell>
          <table:table-cell table:style-name="ce35" table:formula="of:=IFERROR(IF(COUNT([.$A$1:.A516])&gt;1;INDEX([.$A$1:.A516];SUMPRODUCT(MAX(ROW([.$E$1:.E516])*([.E517]=[.$E$1:.E516]))));&quot;&quot;);&quot;&quot;)" office:value-type="float" office:value="60" calcext:value-type="float">
            <text:p>60</text:p>
          </table:table-cell>
          <table:table-cell table:number-columns-repeated="6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49241" calcext:value-type="float">
            <text:p>49241</text:p>
          </table:table-cell>
          <table:table-cell table:formula="of:=VLOOKUP([.B518];[$movies.B:.D];2;0)" office:value-type="string" office:string-value="BM" calcext:value-type="string">
            <text:p>BM</text:p>
          </table:table-cell>
          <table:table-cell table:formula="of:=IFERROR(INDEX([.$D$1:.D517];MATCH([.E518];[.$E$1:.E517];0));MAX([.$D$1:.D517])+1)" office:value-type="float" office:value="97" calcext:value-type="float">
            <text:p>97</text:p>
          </table:table-cell>
          <table:table-cell table:style-name="ce45" office:value-type="string" calcext:value-type="string">
            <text:p>Recap</text:p>
          </table:table-cell>
          <table:table-cell table:formula="of:=COUNTIF([.E:.E];[.E518])-COUNTIF([.$E$1:.E518];[.E518])" office:value-type="float" office:value="1" calcext:value-type="float">
            <text:p>1</text:p>
          </table:table-cell>
          <table:table-cell table:formula="of:=COUNTIF([.$E$1:.E517];[.E518])" office:value-type="float" office:value="2" calcext:value-type="float">
            <text:p>2</text:p>
          </table:table-cell>
          <table:table-cell table:style-name="ce35" table:formula="of:=IFERROR(INDEX([.A519:.$A$873];MATCH([.E518];[.E519:.$E$873];0));&quot;&quot;)" office:value-type="float" office:value="76" calcext:value-type="float">
            <text:p>76</text:p>
          </table:table-cell>
          <table:table-cell table:style-name="ce35" table:formula="of:=IFERROR(IF(COUNT([.$A$1:.A517])&gt;1;INDEX([.$A$1:.A517];SUMPRODUCT(MAX(ROW([.$E$1:.E517])*([.E518]=[.$E$1:.E517]))));&quot;&quot;);&quot;&quot;)" office:value-type="float" office:value="49" calcext:value-type="float">
            <text:p>49</text:p>
          </table:table-cell>
          <table:table-cell table:number-columns-repeated="6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49241" calcext:value-type="float">
            <text:p>49241</text:p>
          </table:table-cell>
          <table:table-cell table:formula="of:=VLOOKUP([.B519];[$movies.B:.D];2;0)" office:value-type="string" office:string-value="BM" calcext:value-type="string">
            <text:p>BM</text:p>
          </table:table-cell>
          <table:table-cell table:formula="of:=IFERROR(INDEX([.$D$1:.D518];MATCH([.E519];[.$E$1:.E518];0));MAX([.$D$1:.D518])+1)" office:value-type="float" office:value="121" calcext:value-type="float">
            <text:p>121</text:p>
          </table:table-cell>
          <table:table-cell table:style-name="ce45" office:value-type="string" calcext:value-type="string">
            <text:p>Robots</text:p>
          </table:table-cell>
          <table:table-cell table:formula="of:=COUNTIF([.E:.E];[.E519])-COUNTIF([.$E$1:.E519];[.E519])" office:value-type="float" office:value="0" calcext:value-type="float">
            <text:p>0</text:p>
          </table:table-cell>
          <table:table-cell table:formula="of:=COUNTIF([.$E$1:.E518];[.E519])" office:value-type="float" office:value="1" calcext:value-type="float">
            <text:p>1</text:p>
          </table:table-cell>
          <table:table-cell table:style-name="ce35" table:formula="of:=IFERROR(INDEX([.A520:.$A$873];MATCH([.E519];[.E520:.$E$873];0));&quot;&quot;)">
            <text:p/>
          </table:table-cell>
          <table:table-cell table:style-name="ce35" table:formula="of:=IFERROR(IF(COUNT([.$A$1:.A518])&gt;1;INDEX([.$A$1:.A518];SUMPRODUCT(MAX(ROW([.$E$1:.E518])*([.E519]=[.$E$1:.E518]))));&quot;&quot;);&quot;&quot;)" office:value-type="float" office:value="59" calcext:value-type="float">
            <text:p>59</text:p>
          </table:table-cell>
          <table:table-cell table:number-columns-repeated="6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49241" calcext:value-type="float">
            <text:p>49241</text:p>
          </table:table-cell>
          <table:table-cell table:formula="of:=VLOOKUP([.B520];[$movies.B:.D];2;0)" office:value-type="string" office:string-value="BM" calcext:value-type="string">
            <text:p>BM</text:p>
          </table:table-cell>
          <table:table-cell table:formula="of:=IFERROR(INDEX([.$D$1:.D519];MATCH([.E520];[.$E$1:.E519];0));MAX([.$D$1:.D519])+1)" office:value-type="float" office:value="57" calcext:value-type="float">
            <text:p>57</text:p>
          </table:table-cell>
          <table:table-cell table:style-name="ce45" office:value-type="string" calcext:value-type="string">
            <text:p>Time Travel</text:p>
          </table:table-cell>
          <table:table-cell table:formula="of:=COUNTIF([.E:.E];[.E520])-COUNTIF([.$E$1:.E520];[.E520])" office:value-type="float" office:value="4" calcext:value-type="float">
            <text:p>4</text:p>
          </table:table-cell>
          <table:table-cell table:formula="of:=COUNTIF([.$E$1:.E519];[.E520])" office:value-type="float" office:value="4" calcext:value-type="float">
            <text:p>4</text:p>
          </table:table-cell>
          <table:table-cell table:style-name="ce35" table:formula="of:=IFERROR(INDEX([.A521:.$A$873];MATCH([.E520];[.E521:.$E$873];0));&quot;&quot;)" office:value-type="float" office:value="78" calcext:value-type="float">
            <text:p>78</text:p>
          </table:table-cell>
          <table:table-cell table:style-name="ce35" table:formula="of:=IFERROR(IF(COUNT([.$A$1:.A519])&gt;1;INDEX([.$A$1:.A519];SUMPRODUCT(MAX(ROW([.$E$1:.E519])*([.E520]=[.$E$1:.E519]))));&quot;&quot;);&quot;&quot;)" office:value-type="float" office:value="53" calcext:value-type="float">
            <text:p>53</text:p>
          </table:table-cell>
          <table:table-cell table:number-columns-repeated="6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49241" calcext:value-type="float">
            <text:p>49241</text:p>
          </table:table-cell>
          <table:table-cell table:formula="of:=VLOOKUP([.B521];[$movies.B:.D];2;0)" office:value-type="string" office:string-value="BM" calcext:value-type="string">
            <text:p>BM</text:p>
          </table:table-cell>
          <table:table-cell table:formula="of:=IFERROR(INDEX([.$D$1:.D520];MATCH([.E521];[.$E$1:.E520];0));MAX([.$D$1:.D520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521])-COUNTIF([.$E$1:.E521];[.E521])" office:value-type="float" office:value="25" calcext:value-type="float">
            <text:p>25</text:p>
          </table:table-cell>
          <table:table-cell table:formula="of:=COUNTIF([.$E$1:.E520];[.E521])" office:value-type="float" office:value="11" calcext:value-type="float">
            <text:p>11</text:p>
          </table:table-cell>
          <table:table-cell table:style-name="ce35" table:formula="of:=IFERROR(INDEX([.A522:.$A$873];MATCH([.E521];[.E522:.$E$873];0));&quot;&quot;)" office:value-type="float" office:value="66" calcext:value-type="float">
            <text:p>66</text:p>
          </table:table-cell>
          <table:table-cell table:style-name="ce35" table:formula="of:=IFERROR(IF(COUNT([.$A$1:.A520])&gt;1;INDEX([.$A$1:.A520];SUMPRODUCT(MAX(ROW([.$E$1:.E520])*([.E521]=[.$E$1:.E520]))));&quot;&quot;);&quot;&quot;)" office:value-type="float" office:value="60" calcext:value-type="float">
            <text:p>60</text:p>
          </table:table-cell>
          <table:table-cell table:number-columns-repeated="6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32995" calcext:value-type="float">
            <text:p>32995</text:p>
          </table:table-cell>
          <table:table-cell table:formula="of:=VLOOKUP([.B522];[$movies.B:.D];2;0)" office:value-type="string" office:string-value="BN" calcext:value-type="string">
            <text:p>BN</text:p>
          </table:table-cell>
          <table:table-cell table:formula="of:=IFERROR(INDEX([.$D$1:.D521];MATCH([.E522];[.$E$1:.E521];0));MAX([.$D$1:.D521])+1)" office:value-type="float" office:value="20" calcext:value-type="float">
            <text:p>20</text:p>
          </table:table-cell>
          <table:table-cell table:style-name="ce45" office:value-type="string" calcext:value-type="string">
            <text:p>Hand to Hand Combat</text:p>
          </table:table-cell>
          <table:table-cell table:formula="of:=COUNTIF([.E:.E];[.E522])-COUNTIF([.$E$1:.E522];[.E522])" office:value-type="float" office:value="6" calcext:value-type="float">
            <text:p>6</text:p>
          </table:table-cell>
          <table:table-cell table:formula="of:=COUNTIF([.$E$1:.E521];[.E522])" office:value-type="float" office:value="4" calcext:value-type="float">
            <text:p>4</text:p>
          </table:table-cell>
          <table:table-cell table:style-name="ce35" table:formula="of:=IFERROR(INDEX([.A523:.$A$873];MATCH([.E522];[.E523:.$E$873];0));&quot;&quot;)" office:value-type="float" office:value="67" calcext:value-type="float">
            <text:p>67</text:p>
          </table:table-cell>
          <table:table-cell table:style-name="ce35" table:formula="of:=IFERROR(IF(COUNT([.$A$1:.A521])&gt;1;INDEX([.$A$1:.A521];SUMPRODUCT(MAX(ROW([.$E$1:.E521])*([.E522]=[.$E$1:.E521]))));&quot;&quot;);&quot;&quot;)" office:value-type="float" office:value="53" calcext:value-type="float">
            <text:p>53</text:p>
          </table:table-cell>
          <table:table-cell table:number-columns-repeated="6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32995" calcext:value-type="float">
            <text:p>32995</text:p>
          </table:table-cell>
          <table:table-cell table:formula="of:=VLOOKUP([.B523];[$movies.B:.D];2;0)" office:value-type="string" office:string-value="BN" calcext:value-type="string">
            <text:p>BN</text:p>
          </table:table-cell>
          <table:table-cell table:formula="of:=IFERROR(INDEX([.$D$1:.D522];MATCH([.E523];[.$E$1:.E522];0));MAX([.$D$1:.D522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523])-COUNTIF([.$E$1:.E523];[.E523])" office:value-type="float" office:value="14" calcext:value-type="float">
            <text:p>14</text:p>
          </table:table-cell>
          <table:table-cell table:formula="of:=COUNTIF([.$E$1:.E522];[.E523])" office:value-type="float" office:value="9" calcext:value-type="float">
            <text:p>9</text:p>
          </table:table-cell>
          <table:table-cell table:style-name="ce35" table:formula="of:=IFERROR(INDEX([.A524:.$A$873];MATCH([.E523];[.E524:.$E$873];0));&quot;&quot;)" office:value-type="float" office:value="75" calcext:value-type="float">
            <text:p>75</text:p>
          </table:table-cell>
          <table:table-cell table:style-name="ce35" table:formula="of:=IFERROR(IF(COUNT([.$A$1:.A522])&gt;1;INDEX([.$A$1:.A522];SUMPRODUCT(MAX(ROW([.$E$1:.E522])*([.E523]=[.$E$1:.E522]))));&quot;&quot;);&quot;&quot;)" office:value-type="float" office:value="65" calcext:value-type="float">
            <text:p>65</text:p>
          </table:table-cell>
          <table:table-cell table:number-columns-repeated="6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32995" calcext:value-type="float">
            <text:p>32995</text:p>
          </table:table-cell>
          <table:table-cell table:formula="of:=VLOOKUP([.B524];[$movies.B:.D];2;0)" office:value-type="string" office:string-value="BN" calcext:value-type="string">
            <text:p>BN</text:p>
          </table:table-cell>
          <table:table-cell table:formula="of:=IFERROR(INDEX([.$D$1:.D523];MATCH([.E524];[.$E$1:.E523];0));MAX([.$D$1:.D523])+1)" office:value-type="float" office:value="81" calcext:value-type="float">
            <text:p>81</text:p>
          </table:table-cell>
          <table:table-cell table:style-name="ce45" office:value-type="string" calcext:value-type="string">
            <text:p>Music</text:p>
          </table:table-cell>
          <table:table-cell table:formula="of:=COUNTIF([.E:.E];[.E524])-COUNTIF([.$E$1:.E524];[.E524])" office:value-type="float" office:value="3" calcext:value-type="float">
            <text:p>3</text:p>
          </table:table-cell>
          <table:table-cell table:formula="of:=COUNTIF([.$E$1:.E523];[.E524])" office:value-type="float" office:value="2" calcext:value-type="float">
            <text:p>2</text:p>
          </table:table-cell>
          <table:table-cell table:style-name="ce35" table:formula="of:=IFERROR(INDEX([.A525:.$A$873];MATCH([.E524];[.E525:.$E$873];0));&quot;&quot;)" office:value-type="float" office:value="72" calcext:value-type="float">
            <text:p>72</text:p>
          </table:table-cell>
          <table:table-cell table:style-name="ce35" table:formula="of:=IFERROR(IF(COUNT([.$A$1:.A523])&gt;1;INDEX([.$A$1:.A523];SUMPRODUCT(MAX(ROW([.$E$1:.E523])*([.E524]=[.$E$1:.E523]))));&quot;&quot;);&quot;&quot;)" office:value-type="float" office:value="39" calcext:value-type="float">
            <text:p>39</text:p>
          </table:table-cell>
          <table:table-cell table:number-columns-repeated="6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32995" calcext:value-type="float">
            <text:p>32995</text:p>
          </table:table-cell>
          <table:table-cell table:formula="of:=VLOOKUP([.B525];[$movies.B:.D];2;0)" office:value-type="string" office:string-value="BN" calcext:value-type="string">
            <text:p>BN</text:p>
          </table:table-cell>
          <table:table-cell table:formula="of:=IFERROR(INDEX([.$D$1:.D524];MATCH([.E525];[.$E$1:.E524];0));MAX([.$D$1:.D524])+1)" office:value-type="float" office:value="56" calcext:value-type="float">
            <text:p>56</text:p>
          </table:table-cell>
          <table:table-cell table:style-name="ce45" office:value-type="string" calcext:value-type="string">
            <text:p>Sports</text:p>
          </table:table-cell>
          <table:table-cell table:formula="of:=COUNTIF([.E:.E];[.E525])-COUNTIF([.$E$1:.E525];[.E525])" office:value-type="float" office:value="5" calcext:value-type="float">
            <text:p>5</text:p>
          </table:table-cell>
          <table:table-cell table:formula="of:=COUNTIF([.$E$1:.E524];[.E525])" office:value-type="float" office:value="4" calcext:value-type="float">
            <text:p>4</text:p>
          </table:table-cell>
          <table:table-cell table:style-name="ce35" table:formula="of:=IFERROR(INDEX([.A526:.$A$873];MATCH([.E525];[.E526:.$E$873];0));&quot;&quot;)" office:value-type="float" office:value="78" calcext:value-type="float">
            <text:p>78</text:p>
          </table:table-cell>
          <table:table-cell table:style-name="ce35" table:formula="of:=IFERROR(IF(COUNT([.$A$1:.A524])&gt;1;INDEX([.$A$1:.A524];SUMPRODUCT(MAX(ROW([.$E$1:.E524])*([.E525]=[.$E$1:.E524]))));&quot;&quot;);&quot;&quot;)" office:value-type="float" office:value="48" calcext:value-type="float">
            <text:p>48</text:p>
          </table:table-cell>
          <table:table-cell table:number-columns-repeated="6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32995" calcext:value-type="float">
            <text:p>32995</text:p>
          </table:table-cell>
          <table:table-cell table:formula="of:=VLOOKUP([.B526];[$movies.B:.D];2;0)" office:value-type="string" office:string-value="BN" calcext:value-type="string">
            <text:p>BN</text:p>
          </table:table-cell>
          <table:table-cell table:formula="of:=IFERROR(INDEX([.$D$1:.D525];MATCH([.E526];[.$E$1:.E525];0));MAX([.$D$1:.D525])+1)" office:value-type="float" office:value="127" calcext:value-type="float">
            <text:p>127</text:p>
          </table:table-cell>
          <table:table-cell table:style-name="ce45" office:value-type="string" calcext:value-type="string">
            <text:p>Adult Couples</text:p>
          </table:table-cell>
          <table:table-cell table:formula="of:=COUNTIF([.E:.E];[.E526])-COUNTIF([.$E$1:.E526];[.E526])" office:value-type="float" office:value="1" calcext:value-type="float">
            <text:p>1</text:p>
          </table:table-cell>
          <table:table-cell table:formula="of:=COUNTIF([.$E$1:.E525];[.E526])" office:value-type="float" office:value="0" calcext:value-type="float">
            <text:p>0</text:p>
          </table:table-cell>
          <table:table-cell table:style-name="ce35" table:formula="of:=IFERROR(INDEX([.A527:.$A$873];MATCH([.E526];[.E527:.$E$873];0));&quot;&quot;)" office:value-type="float" office:value="77" calcext:value-type="float">
            <text:p>77</text:p>
          </table:table-cell>
          <table:table-cell table:style-name="ce35" table:formula="of:=IFERROR(IF(COUNT([.$A$1:.A525])&gt;1;INDEX([.$A$1:.A525];SUMPRODUCT(MAX(ROW([.$E$1:.E525])*([.E526]=[.$E$1:.E52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32995" calcext:value-type="float">
            <text:p>32995</text:p>
          </table:table-cell>
          <table:table-cell table:formula="of:=VLOOKUP([.B527];[$movies.B:.D];2;0)" office:value-type="string" office:string-value="BN" calcext:value-type="string">
            <text:p>BN</text:p>
          </table:table-cell>
          <table:table-cell table:formula="of:=IFERROR(INDEX([.$D$1:.D526];MATCH([.E527];[.$E$1:.E526];0));MAX([.$D$1:.D526])+1)" office:value-type="float" office:value="128" calcext:value-type="float">
            <text:p>128</text:p>
          </table:table-cell>
          <table:table-cell table:style-name="ce45" office:value-type="string" calcext:value-type="string">
            <text:p>Ice Skating</text:p>
          </table:table-cell>
          <table:table-cell table:formula="of:=COUNTIF([.E:.E];[.E527])-COUNTIF([.$E$1:.E527];[.E527])" office:value-type="float" office:value="0" calcext:value-type="float">
            <text:p>0</text:p>
          </table:table-cell>
          <table:table-cell table:formula="of:=COUNTIF([.$E$1:.E526];[.E527])" office:value-type="float" office:value="0" calcext:value-type="float">
            <text:p>0</text:p>
          </table:table-cell>
          <table:table-cell table:style-name="ce35" table:formula="of:=IFERROR(INDEX([.A528:.$A$873];MATCH([.E527];[.E528:.$E$873];0));&quot;&quot;)">
            <text:p/>
          </table:table-cell>
          <table:table-cell table:style-name="ce35" table:formula="of:=IFERROR(IF(COUNT([.$A$1:.A526])&gt;1;INDEX([.$A$1:.A526];SUMPRODUCT(MAX(ROW([.$E$1:.E526])*([.E527]=[.$E$1:.E526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32995" calcext:value-type="float">
            <text:p>32995</text:p>
          </table:table-cell>
          <table:table-cell table:formula="of:=VLOOKUP([.B528];[$movies.B:.D];2;0)" office:value-type="string" office:string-value="BN" calcext:value-type="string">
            <text:p>BN</text:p>
          </table:table-cell>
          <table:table-cell table:formula="of:=IFERROR(INDEX([.$D$1:.D527];MATCH([.E528];[.$E$1:.E527];0));MAX([.$D$1:.D527])+1)" office:value-type="float" office:value="129" calcext:value-type="float">
            <text:p>129</text:p>
          </table:table-cell>
          <table:table-cell table:style-name="ce45" office:value-type="string" calcext:value-type="string">
            <text:p>Rivalries</text:p>
          </table:table-cell>
          <table:table-cell table:formula="of:=COUNTIF([.E:.E];[.E528])-COUNTIF([.$E$1:.E528];[.E528])" office:value-type="float" office:value="0" calcext:value-type="float">
            <text:p>0</text:p>
          </table:table-cell>
          <table:table-cell table:formula="of:=COUNTIF([.$E$1:.E527];[.E528])" office:value-type="float" office:value="0" calcext:value-type="float">
            <text:p>0</text:p>
          </table:table-cell>
          <table:table-cell table:style-name="ce35" table:formula="of:=IFERROR(INDEX([.A529:.$A$873];MATCH([.E528];[.E529:.$E$873];0));&quot;&quot;)">
            <text:p/>
          </table:table-cell>
          <table:table-cell table:style-name="ce35" table:formula="of:=IFERROR(IF(COUNT([.$A$1:.A527])&gt;1;INDEX([.$A$1:.A527];SUMPRODUCT(MAX(ROW([.$E$1:.E527])*([.E528]=[.$E$1:.E52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32995" calcext:value-type="float">
            <text:p>32995</text:p>
          </table:table-cell>
          <table:table-cell table:formula="of:=VLOOKUP([.B529];[$movies.B:.D];2;0)" office:value-type="string" office:string-value="BN" calcext:value-type="string">
            <text:p>BN</text:p>
          </table:table-cell>
          <table:table-cell table:formula="of:=IFERROR(INDEX([.$D$1:.D528];MATCH([.E529];[.$E$1:.E528];0));MAX([.$D$1:.D528])+1)" office:value-type="float" office:value="98" calcext:value-type="float">
            <text:p>98</text:p>
          </table:table-cell>
          <table:table-cell table:style-name="ce45" office:value-type="string" calcext:value-type="string">
            <text:p>Tournaments</text:p>
          </table:table-cell>
          <table:table-cell table:formula="of:=COUNTIF([.E:.E];[.E529])-COUNTIF([.$E$1:.E529];[.E529])" office:value-type="float" office:value="0" calcext:value-type="float">
            <text:p>0</text:p>
          </table:table-cell>
          <table:table-cell table:formula="of:=COUNTIF([.$E$1:.E528];[.E529])" office:value-type="float" office:value="3" calcext:value-type="float">
            <text:p>3</text:p>
          </table:table-cell>
          <table:table-cell table:style-name="ce35" table:formula="of:=IFERROR(INDEX([.A530:.$A$873];MATCH([.E529];[.E530:.$E$873];0));&quot;&quot;)">
            <text:p/>
          </table:table-cell>
          <table:table-cell table:style-name="ce35" table:formula="of:=IFERROR(IF(COUNT([.$A$1:.A528])&gt;1;INDEX([.$A$1:.A528];SUMPRODUCT(MAX(ROW([.$E$1:.E528])*([.E529]=[.$E$1:.E528]))));&quot;&quot;);&quot;&quot;)" office:value-type="float" office:value="49" calcext:value-type="float">
            <text:p>49</text:p>
          </table:table-cell>
          <table:table-cell table:number-columns-repeated="6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32995" calcext:value-type="float">
            <text:p>32995</text:p>
          </table:table-cell>
          <table:table-cell table:formula="of:=VLOOKUP([.B530];[$movies.B:.D];2;0)" office:value-type="string" office:string-value="BN" calcext:value-type="string">
            <text:p>BN</text:p>
          </table:table-cell>
          <table:table-cell table:formula="of:=IFERROR(INDEX([.$D$1:.D529];MATCH([.E530];[.$E$1:.E529];0));MAX([.$D$1:.D529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530])-COUNTIF([.$E$1:.E530];[.E530])" office:value-type="float" office:value="24" calcext:value-type="float">
            <text:p>24</text:p>
          </table:table-cell>
          <table:table-cell table:formula="of:=COUNTIF([.$E$1:.E529];[.E530])" office:value-type="float" office:value="12" calcext:value-type="float">
            <text:p>12</text:p>
          </table:table-cell>
          <table:table-cell table:style-name="ce35" table:formula="of:=IFERROR(INDEX([.A531:.$A$873];MATCH([.E530];[.E531:.$E$873];0));&quot;&quot;)" office:value-type="float" office:value="69" calcext:value-type="float">
            <text:p>69</text:p>
          </table:table-cell>
          <table:table-cell table:style-name="ce35" table:formula="of:=IFERROR(IF(COUNT([.$A$1:.A529])&gt;1;INDEX([.$A$1:.A529];SUMPRODUCT(MAX(ROW([.$E$1:.E529])*([.E530]=[.$E$1:.E529]))));&quot;&quot;);&quot;&quot;)" office:value-type="float" office:value="65" calcext:value-type="float">
            <text:p>65</text:p>
          </table:table-cell>
          <table:table-cell table:number-columns-repeated="6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640" calcext:value-type="float">
            <text:p>1640</text:p>
          </table:table-cell>
          <table:table-cell table:formula="of:=VLOOKUP([.B531];[$movies.B:.D];2;0)" office:value-type="string" office:string-value="BO" calcext:value-type="string">
            <text:p>BO</text:p>
          </table:table-cell>
          <table:table-cell table:formula="of:=IFERROR(INDEX([.$D$1:.D530];MATCH([.E531];[.$E$1:.E530];0));MAX([.$D$1:.D530])+1)" office:value-type="float" office:value="20" calcext:value-type="float">
            <text:p>20</text:p>
          </table:table-cell>
          <table:table-cell table:style-name="ce45" office:value-type="string" calcext:value-type="string">
            <text:p>Hand to Hand Combat</text:p>
          </table:table-cell>
          <table:table-cell table:formula="of:=COUNTIF([.E:.E];[.E531])-COUNTIF([.$E$1:.E531];[.E531])" office:value-type="float" office:value="5" calcext:value-type="float">
            <text:p>5</text:p>
          </table:table-cell>
          <table:table-cell table:formula="of:=COUNTIF([.$E$1:.E530];[.E531])" office:value-type="float" office:value="5" calcext:value-type="float">
            <text:p>5</text:p>
          </table:table-cell>
          <table:table-cell table:style-name="ce35" table:formula="of:=IFERROR(INDEX([.A532:.$A$873];MATCH([.E531];[.E532:.$E$873];0));&quot;&quot;)" office:value-type="float" office:value="72" calcext:value-type="float">
            <text:p>72</text:p>
          </table:table-cell>
          <table:table-cell table:style-name="ce35" table:formula="of:=IFERROR(IF(COUNT([.$A$1:.A530])&gt;1;INDEX([.$A$1:.A530];SUMPRODUCT(MAX(ROW([.$E$1:.E530])*([.E531]=[.$E$1:.E530]))));&quot;&quot;);&quot;&quot;)" office:value-type="float" office:value="66" calcext:value-type="float">
            <text:p>66</text:p>
          </table:table-cell>
          <table:table-cell table:number-columns-repeated="6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640" calcext:value-type="float">
            <text:p>1640</text:p>
          </table:table-cell>
          <table:table-cell table:formula="of:=VLOOKUP([.B532];[$movies.B:.D];2;0)" office:value-type="string" office:string-value="BO" calcext:value-type="string">
            <text:p>BO</text:p>
          </table:table-cell>
          <table:table-cell table:formula="of:=IFERROR(INDEX([.$D$1:.D531];MATCH([.E532];[.$E$1:.E531];0));MAX([.$D$1:.D531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532])-COUNTIF([.$E$1:.E532];[.E532])" office:value-type="float" office:value="20" calcext:value-type="float">
            <text:p>20</text:p>
          </table:table-cell>
          <table:table-cell table:formula="of:=COUNTIF([.$E$1:.E531];[.E532])" office:value-type="float" office:value="25" calcext:value-type="float">
            <text:p>25</text:p>
          </table:table-cell>
          <table:table-cell table:style-name="ce35" table:formula="of:=IFERROR(INDEX([.A533:.$A$873];MATCH([.E532];[.E533:.$E$873];0));&quot;&quot;)" office:value-type="float" office:value="68" calcext:value-type="float">
            <text:p>68</text:p>
          </table:table-cell>
          <table:table-cell table:style-name="ce35" table:formula="of:=IFERROR(IF(COUNT([.$A$1:.A531])&gt;1;INDEX([.$A$1:.A531];SUMPRODUCT(MAX(ROW([.$E$1:.E531])*([.E532]=[.$E$1:.E531]))));&quot;&quot;);&quot;&quot;)" office:value-type="float" office:value="64" calcext:value-type="float">
            <text:p>64</text:p>
          </table:table-cell>
          <table:table-cell table:number-columns-repeated="6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640" calcext:value-type="float">
            <text:p>1640</text:p>
          </table:table-cell>
          <table:table-cell table:formula="of:=VLOOKUP([.B533];[$movies.B:.D];2;0)" office:value-type="string" office:string-value="BO" calcext:value-type="string">
            <text:p>BO</text:p>
          </table:table-cell>
          <table:table-cell table:formula="of:=IFERROR(INDEX([.$D$1:.D532];MATCH([.E533];[.$E$1:.E532];0));MAX([.$D$1:.D532])+1)" office:value-type="float" office:value="18" calcext:value-type="float">
            <text:p>18</text:p>
          </table:table-cell>
          <table:table-cell table:style-name="ce45" office:value-type="string" calcext:value-type="string">
            <text:p>Military</text:p>
          </table:table-cell>
          <table:table-cell table:formula="of:=COUNTIF([.E:.E];[.E533])-COUNTIF([.$E$1:.E533];[.E533])" office:value-type="float" office:value="3" calcext:value-type="float">
            <text:p>3</text:p>
          </table:table-cell>
          <table:table-cell table:formula="of:=COUNTIF([.$E$1:.E532];[.E533])" office:value-type="float" office:value="6" calcext:value-type="float">
            <text:p>6</text:p>
          </table:table-cell>
          <table:table-cell table:style-name="ce35" table:formula="of:=IFERROR(INDEX([.A534:.$A$873];MATCH([.E533];[.E534:.$E$873];0));&quot;&quot;)" office:value-type="float" office:value="85" calcext:value-type="float">
            <text:p>85</text:p>
          </table:table-cell>
          <table:table-cell table:style-name="ce35" table:formula="of:=IFERROR(IF(COUNT([.$A$1:.A532])&gt;1;INDEX([.$A$1:.A532];SUMPRODUCT(MAX(ROW([.$E$1:.E532])*([.E533]=[.$E$1:.E532]))));&quot;&quot;);&quot;&quot;)" office:value-type="float" office:value="58" calcext:value-type="float">
            <text:p>58</text:p>
          </table:table-cell>
          <table:table-cell table:number-columns-repeated="6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640" calcext:value-type="float">
            <text:p>1640</text:p>
          </table:table-cell>
          <table:table-cell table:formula="of:=VLOOKUP([.B534];[$movies.B:.D];2;0)" office:value-type="string" office:string-value="BO" calcext:value-type="string">
            <text:p>BO</text:p>
          </table:table-cell>
          <table:table-cell table:formula="of:=IFERROR(INDEX([.$D$1:.D533];MATCH([.E534];[.$E$1:.E533];0));MAX([.$D$1:.D533])+1)" office:value-type="float" office:value="130" calcext:value-type="float">
            <text:p>130</text:p>
          </table:table-cell>
          <table:table-cell table:style-name="ce45" office:value-type="string" calcext:value-type="string">
            <text:p>Angels</text:p>
          </table:table-cell>
          <table:table-cell table:formula="of:=COUNTIF([.E:.E];[.E534])-COUNTIF([.$E$1:.E534];[.E534])" office:value-type="float" office:value="1" calcext:value-type="float">
            <text:p>1</text:p>
          </table:table-cell>
          <table:table-cell table:formula="of:=COUNTIF([.$E$1:.E533];[.E534])" office:value-type="float" office:value="0" calcext:value-type="float">
            <text:p>0</text:p>
          </table:table-cell>
          <table:table-cell table:style-name="ce35" table:formula="of:=IFERROR(INDEX([.A535:.$A$873];MATCH([.E534];[.E535:.$E$873];0));&quot;&quot;)" office:value-type="float" office:value="92" calcext:value-type="float">
            <text:p>92</text:p>
          </table:table-cell>
          <table:table-cell table:style-name="ce35" table:formula="of:=IFERROR(IF(COUNT([.$A$1:.A533])&gt;1;INDEX([.$A$1:.A533];SUMPRODUCT(MAX(ROW([.$E$1:.E533])*([.E534]=[.$E$1:.E533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640" calcext:value-type="float">
            <text:p>1640</text:p>
          </table:table-cell>
          <table:table-cell table:formula="of:=VLOOKUP([.B535];[$movies.B:.D];2;0)" office:value-type="string" office:string-value="BO" calcext:value-type="string">
            <text:p>BO</text:p>
          </table:table-cell>
          <table:table-cell table:formula="of:=IFERROR(INDEX([.$D$1:.D534];MATCH([.E535];[.$E$1:.E534];0));MAX([.$D$1:.D534])+1)" office:value-type="float" office:value="80" calcext:value-type="float">
            <text:p>80</text:p>
          </table:table-cell>
          <table:table-cell table:style-name="ce45" office:value-type="string" calcext:value-type="string">
            <text:p>School Life</text:p>
          </table:table-cell>
          <table:table-cell table:formula="of:=COUNTIF([.E:.E];[.E535])-COUNTIF([.$E$1:.E535];[.E535])" office:value-type="float" office:value="8" calcext:value-type="float">
            <text:p>8</text:p>
          </table:table-cell>
          <table:table-cell table:formula="of:=COUNTIF([.$E$1:.E534];[.E535])" office:value-type="float" office:value="4" calcext:value-type="float">
            <text:p>4</text:p>
          </table:table-cell>
          <table:table-cell table:style-name="ce35" table:formula="of:=IFERROR(INDEX([.A536:.$A$873];MATCH([.E535];[.E536:.$E$873];0));&quot;&quot;)" office:value-type="float" office:value="85" calcext:value-type="float">
            <text:p>85</text:p>
          </table:table-cell>
          <table:table-cell table:style-name="ce35" table:formula="of:=IFERROR(IF(COUNT([.$A$1:.A534])&gt;1;INDEX([.$A$1:.A534];SUMPRODUCT(MAX(ROW([.$E$1:.E534])*([.E535]=[.$E$1:.E534]))));&quot;&quot;);&quot;&quot;)" office:value-type="float" office:value="42" calcext:value-type="float">
            <text:p>42</text:p>
          </table:table-cell>
          <table:table-cell table:number-columns-repeated="6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640" calcext:value-type="float">
            <text:p>1640</text:p>
          </table:table-cell>
          <table:table-cell table:formula="of:=VLOOKUP([.B536];[$movies.B:.D];2;0)" office:value-type="string" office:string-value="BO" calcext:value-type="string">
            <text:p>BO</text:p>
          </table:table-cell>
          <table:table-cell table:formula="of:=IFERROR(INDEX([.$D$1:.D535];MATCH([.E536];[.$E$1:.E535];0));MAX([.$D$1:.D535])+1)" office:value-type="float" office:value="26" calcext:value-type="float">
            <text:p>26</text:p>
          </table:table-cell>
          <table:table-cell table:style-name="ce45" office:value-type="string" calcext:value-type="string">
            <text:p>Revenge</text:p>
          </table:table-cell>
          <table:table-cell table:formula="of:=COUNTIF([.E:.E];[.E536])-COUNTIF([.$E$1:.E536];[.E536])" office:value-type="float" office:value="3" calcext:value-type="float">
            <text:p>3</text:p>
          </table:table-cell>
          <table:table-cell table:formula="of:=COUNTIF([.$E$1:.E535];[.E536])" office:value-type="float" office:value="6" calcext:value-type="float">
            <text:p>6</text:p>
          </table:table-cell>
          <table:table-cell table:style-name="ce35" table:formula="of:=IFERROR(INDEX([.A537:.$A$873];MATCH([.E536];[.E537:.$E$873];0));&quot;&quot;)" office:value-type="float" office:value="87" calcext:value-type="float">
            <text:p>87</text:p>
          </table:table-cell>
          <table:table-cell table:style-name="ce35" table:formula="of:=IFERROR(IF(COUNT([.$A$1:.A535])&gt;1;INDEX([.$A$1:.A535];SUMPRODUCT(MAX(ROW([.$E$1:.E535])*([.E536]=[.$E$1:.E535]))));&quot;&quot;);&quot;&quot;)" office:value-type="float" office:value="64" calcext:value-type="float">
            <text:p>64</text:p>
          </table:table-cell>
          <table:table-cell table:number-columns-repeated="6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1757" calcext:value-type="float">
            <text:p>11757</text:p>
          </table:table-cell>
          <table:table-cell table:formula="of:=VLOOKUP([.B537];[$movies.B:.D];2;0)" office:value-type="string" office:string-value="BP" calcext:value-type="string">
            <text:p>BP</text:p>
          </table:table-cell>
          <table:table-cell table:formula="of:=IFERROR(INDEX([.$D$1:.D536];MATCH([.E537];[.$E$1:.E536];0));MAX([.$D$1:.D536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537])-COUNTIF([.$E$1:.E537];[.E537])" office:value-type="float" office:value="23" calcext:value-type="float">
            <text:p>23</text:p>
          </table:table-cell>
          <table:table-cell table:formula="of:=COUNTIF([.$E$1:.E536];[.E537])" office:value-type="float" office:value="28" calcext:value-type="float">
            <text:p>28</text:p>
          </table:table-cell>
          <table:table-cell table:style-name="ce35" table:formula="of:=IFERROR(INDEX([.A538:.$A$873];MATCH([.E537];[.E538:.$E$873];0));&quot;&quot;)" office:value-type="float" office:value="71" calcext:value-type="float">
            <text:p>71</text:p>
          </table:table-cell>
          <table:table-cell table:style-name="ce35" table:formula="of:=IFERROR(IF(COUNT([.$A$1:.A536])&gt;1;INDEX([.$A$1:.A536];SUMPRODUCT(MAX(ROW([.$E$1:.E536])*([.E537]=[.$E$1:.E536]))));&quot;&quot;);&quot;&quot;)" office:value-type="float" office:value="65" calcext:value-type="float">
            <text:p>65</text:p>
          </table:table-cell>
          <table:table-cell table:number-columns-repeated="6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1757" calcext:value-type="float">
            <text:p>11757</text:p>
          </table:table-cell>
          <table:table-cell table:formula="of:=VLOOKUP([.B538];[$movies.B:.D];2;0)" office:value-type="string" office:string-value="BP" calcext:value-type="string">
            <text:p>BP</text:p>
          </table:table-cell>
          <table:table-cell table:formula="of:=IFERROR(INDEX([.$D$1:.D537];MATCH([.E538];[.$E$1:.E537];0));MAX([.$D$1:.D537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538])-COUNTIF([.$E$1:.E538];[.E538])" office:value-type="float" office:value="12" calcext:value-type="float">
            <text:p>12</text:p>
          </table:table-cell>
          <table:table-cell table:formula="of:=COUNTIF([.$E$1:.E537];[.E538])" office:value-type="float" office:value="20" calcext:value-type="float">
            <text:p>20</text:p>
          </table:table-cell>
          <table:table-cell table:style-name="ce35" table:formula="of:=IFERROR(INDEX([.A539:.$A$873];MATCH([.E538];[.E539:.$E$873];0));&quot;&quot;)" office:value-type="float" office:value="71" calcext:value-type="float">
            <text:p>71</text:p>
          </table:table-cell>
          <table:table-cell table:style-name="ce35" table:formula="of:=IFERROR(IF(COUNT([.$A$1:.A537])&gt;1;INDEX([.$A$1:.A537];SUMPRODUCT(MAX(ROW([.$E$1:.E537])*([.E538]=[.$E$1:.E537]))));&quot;&quot;);&quot;&quot;)" office:value-type="float" office:value="64" calcext:value-type="float">
            <text:p>64</text:p>
          </table:table-cell>
          <table:table-cell table:number-columns-repeated="6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1757" calcext:value-type="float">
            <text:p>11757</text:p>
          </table:table-cell>
          <table:table-cell table:formula="of:=VLOOKUP([.B539];[$movies.B:.D];2;0)" office:value-type="string" office:string-value="BP" calcext:value-type="string">
            <text:p>BP</text:p>
          </table:table-cell>
          <table:table-cell table:formula="of:=IFERROR(INDEX([.$D$1:.D538];MATCH([.E539];[.$E$1:.E538];0));MAX([.$D$1:.D538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539])-COUNTIF([.$E$1:.E539];[.E539])" office:value-type="float" office:value="19" calcext:value-type="float">
            <text:p>19</text:p>
          </table:table-cell>
          <table:table-cell table:formula="of:=COUNTIF([.$E$1:.E538];[.E539])" office:value-type="float" office:value="26" calcext:value-type="float">
            <text:p>26</text:p>
          </table:table-cell>
          <table:table-cell table:style-name="ce35" table:formula="of:=IFERROR(INDEX([.A540:.$A$873];MATCH([.E539];[.E540:.$E$873];0));&quot;&quot;)" office:value-type="float" office:value="71" calcext:value-type="float">
            <text:p>71</text:p>
          </table:table-cell>
          <table:table-cell table:style-name="ce35" table:formula="of:=IFERROR(IF(COUNT([.$A$1:.A538])&gt;1;INDEX([.$A$1:.A538];SUMPRODUCT(MAX(ROW([.$E$1:.E538])*([.E539]=[.$E$1:.E538]))));&quot;&quot;);&quot;&quot;)" office:value-type="float" office:value="67" calcext:value-type="float">
            <text:p>67</text:p>
          </table:table-cell>
          <table:table-cell table:number-columns-repeated="6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1757" calcext:value-type="float">
            <text:p>11757</text:p>
          </table:table-cell>
          <table:table-cell table:formula="of:=VLOOKUP([.B540];[$movies.B:.D];2;0)" office:value-type="string" office:string-value="BP" calcext:value-type="string">
            <text:p>BP</text:p>
          </table:table-cell>
          <table:table-cell table:formula="of:=IFERROR(INDEX([.$D$1:.D539];MATCH([.E540];[.$E$1:.E539];0));MAX([.$D$1:.D539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540])-COUNTIF([.$E$1:.E540];[.E540])" office:value-type="float" office:value="20" calcext:value-type="float">
            <text:p>20</text:p>
          </table:table-cell>
          <table:table-cell table:formula="of:=COUNTIF([.$E$1:.E539];[.E540])" office:value-type="float" office:value="10" calcext:value-type="float">
            <text:p>10</text:p>
          </table:table-cell>
          <table:table-cell table:style-name="ce35" table:formula="of:=IFERROR(INDEX([.A541:.$A$873];MATCH([.E540];[.E541:.$E$873];0));&quot;&quot;)" office:value-type="float" office:value="75" calcext:value-type="float">
            <text:p>75</text:p>
          </table:table-cell>
          <table:table-cell table:style-name="ce35" table:formula="of:=IFERROR(IF(COUNT([.$A$1:.A539])&gt;1;INDEX([.$A$1:.A539];SUMPRODUCT(MAX(ROW([.$E$1:.E539])*([.E540]=[.$E$1:.E539]))));&quot;&quot;);&quot;&quot;)" office:value-type="float" office:value="65" calcext:value-type="float">
            <text:p>65</text:p>
          </table:table-cell>
          <table:table-cell table:number-columns-repeated="6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1757" calcext:value-type="float">
            <text:p>11757</text:p>
          </table:table-cell>
          <table:table-cell table:formula="of:=VLOOKUP([.B541];[$movies.B:.D];2;0)" office:value-type="string" office:string-value="BP" calcext:value-type="string">
            <text:p>BP</text:p>
          </table:table-cell>
          <table:table-cell table:formula="of:=IFERROR(INDEX([.$D$1:.D540];MATCH([.E541];[.$E$1:.E540];0));MAX([.$D$1:.D540])+1)" office:value-type="float" office:value="131" calcext:value-type="float">
            <text:p>131</text:p>
          </table:table-cell>
          <table:table-cell table:style-name="ce45" office:value-type="string" calcext:value-type="string">
            <text:p>Dungeon</text:p>
          </table:table-cell>
          <table:table-cell table:formula="of:=COUNTIF([.E:.E];[.E541])-COUNTIF([.$E$1:.E541];[.E541])" office:value-type="float" office:value="0" calcext:value-type="float">
            <text:p>0</text:p>
          </table:table-cell>
          <table:table-cell table:formula="of:=COUNTIF([.$E$1:.E540];[.E541])" office:value-type="float" office:value="0" calcext:value-type="float">
            <text:p>0</text:p>
          </table:table-cell>
          <table:table-cell table:style-name="ce35" table:formula="of:=IFERROR(INDEX([.A542:.$A$873];MATCH([.E541];[.E542:.$E$873];0));&quot;&quot;)">
            <text:p/>
          </table:table-cell>
          <table:table-cell table:style-name="ce35" table:formula="of:=IFERROR(IF(COUNT([.$A$1:.A540])&gt;1;INDEX([.$A$1:.A540];SUMPRODUCT(MAX(ROW([.$E$1:.E540])*([.E541]=[.$E$1:.E54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1757" calcext:value-type="float">
            <text:p>11757</text:p>
          </table:table-cell>
          <table:table-cell table:formula="of:=VLOOKUP([.B542];[$movies.B:.D];2;0)" office:value-type="string" office:string-value="BP" calcext:value-type="string">
            <text:p>BP</text:p>
          </table:table-cell>
          <table:table-cell table:formula="of:=IFERROR(INDEX([.$D$1:.D541];MATCH([.E542];[.$E$1:.E541];0));MAX([.$D$1:.D541])+1)" office:value-type="float" office:value="38" calcext:value-type="float">
            <text:p>38</text:p>
          </table:table-cell>
          <table:table-cell table:style-name="ce45" office:value-type="string" calcext:value-type="string">
            <text:p>Game Elements</text:p>
          </table:table-cell>
          <table:table-cell table:formula="of:=COUNTIF([.E:.E];[.E542])-COUNTIF([.$E$1:.E542];[.E542])" office:value-type="float" office:value="1" calcext:value-type="float">
            <text:p>1</text:p>
          </table:table-cell>
          <table:table-cell table:formula="of:=COUNTIF([.$E$1:.E541];[.E542])" office:value-type="float" office:value="7" calcext:value-type="float">
            <text:p>7</text:p>
          </table:table-cell>
          <table:table-cell table:style-name="ce35" table:formula="of:=IFERROR(INDEX([.A543:.$A$873];MATCH([.E542];[.E543:.$E$873];0));&quot;&quot;)" office:value-type="float" office:value="117" calcext:value-type="float">
            <text:p>117</text:p>
          </table:table-cell>
          <table:table-cell table:style-name="ce35" table:formula="of:=IFERROR(IF(COUNT([.$A$1:.A541])&gt;1;INDEX([.$A$1:.A541];SUMPRODUCT(MAX(ROW([.$E$1:.E541])*([.E542]=[.$E$1:.E541]))));&quot;&quot;);&quot;&quot;)" office:value-type="float" office:value="64" calcext:value-type="float">
            <text:p>64</text:p>
          </table:table-cell>
          <table:table-cell table:number-columns-repeated="6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1757" calcext:value-type="float">
            <text:p>11757</text:p>
          </table:table-cell>
          <table:table-cell table:formula="of:=VLOOKUP([.B543];[$movies.B:.D];2;0)" office:value-type="string" office:string-value="BP" calcext:value-type="string">
            <text:p>BP</text:p>
          </table:table-cell>
          <table:table-cell table:formula="of:=IFERROR(INDEX([.$D$1:.D542];MATCH([.E543];[.$E$1:.E542];0));MAX([.$D$1:.D542])+1)" office:value-type="float" office:value="132" calcext:value-type="float">
            <text:p>132</text:p>
          </table:table-cell>
          <table:table-cell table:style-name="ce45" office:value-type="string" calcext:value-type="string">
            <text:p>High Stakes Games</text:p>
          </table:table-cell>
          <table:table-cell table:formula="of:=COUNTIF([.E:.E];[.E543])-COUNTIF([.$E$1:.E543];[.E543])" office:value-type="float" office:value="1" calcext:value-type="float">
            <text:p>1</text:p>
          </table:table-cell>
          <table:table-cell table:formula="of:=COUNTIF([.$E$1:.E542];[.E543])" office:value-type="float" office:value="0" calcext:value-type="float">
            <text:p>0</text:p>
          </table:table-cell>
          <table:table-cell table:style-name="ce35" table:formula="of:=IFERROR(INDEX([.A544:.$A$873];MATCH([.E543];[.E544:.$E$873];0));&quot;&quot;)">
            <text:p/>
          </table:table-cell>
          <table:table-cell table:style-name="ce35" table:formula="of:=IFERROR(IF(COUNT([.$A$1:.A542])&gt;1;INDEX([.$A$1:.A542];SUMPRODUCT(MAX(ROW([.$E$1:.E542])*([.E543]=[.$E$1:.E54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1757" calcext:value-type="float">
            <text:p>11757</text:p>
          </table:table-cell>
          <table:table-cell table:formula="of:=VLOOKUP([.B544];[$movies.B:.D];2;0)" office:value-type="string" office:string-value="BP" calcext:value-type="string">
            <text:p>BP</text:p>
          </table:table-cell>
          <table:table-cell table:formula="of:=IFERROR(INDEX([.$D$1:.D543];MATCH([.E544];[.$E$1:.E543];0));MAX([.$D$1:.D543])+1)" office:value-type="float" office:value="39" calcext:value-type="float">
            <text:p>39</text:p>
          </table:table-cell>
          <table:table-cell table:style-name="ce45" office:value-type="string" calcext:value-type="string">
            <text:p>MMORPG</text:p>
          </table:table-cell>
          <table:table-cell table:formula="of:=COUNTIF([.E:.E];[.E544])-COUNTIF([.$E$1:.E544];[.E544])" office:value-type="float" office:value="0" calcext:value-type="float">
            <text:p>0</text:p>
          </table:table-cell>
          <table:table-cell table:formula="of:=COUNTIF([.$E$1:.E543];[.E544])" office:value-type="float" office:value="2" calcext:value-type="float">
            <text:p>2</text:p>
          </table:table-cell>
          <table:table-cell table:style-name="ce35" table:formula="of:=IFERROR(INDEX([.A545:.$A$873];MATCH([.E544];[.E545:.$E$873];0));&quot;&quot;)">
            <text:p/>
          </table:table-cell>
          <table:table-cell table:style-name="ce35" table:formula="of:=IFERROR(IF(COUNT([.$A$1:.A543])&gt;1;INDEX([.$A$1:.A543];SUMPRODUCT(MAX(ROW([.$E$1:.E543])*([.E544]=[.$E$1:.E543]))));&quot;&quot;);&quot;&quot;)" office:value-type="float" office:value="62" calcext:value-type="float">
            <text:p>62</text:p>
          </table:table-cell>
          <table:table-cell table:number-columns-repeated="6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1757" calcext:value-type="float">
            <text:p>11757</text:p>
          </table:table-cell>
          <table:table-cell table:formula="of:=VLOOKUP([.B545];[$movies.B:.D];2;0)" office:value-type="string" office:string-value="BP" calcext:value-type="string">
            <text:p>BP</text:p>
          </table:table-cell>
          <table:table-cell table:formula="of:=IFERROR(INDEX([.$D$1:.D544];MATCH([.E545];[.$E$1:.E544];0));MAX([.$D$1:.D544])+1)" office:value-type="float" office:value="65" calcext:value-type="float">
            <text:p>65</text:p>
          </table:table-cell>
          <table:table-cell table:style-name="ce45" office:value-type="string" calcext:value-type="string">
            <text:p>Overpowered Main Characters</text:p>
          </table:table-cell>
          <table:table-cell table:formula="of:=COUNTIF([.E:.E];[.E545])-COUNTIF([.$E$1:.E545];[.E545])" office:value-type="float" office:value="6" calcext:value-type="float">
            <text:p>6</text:p>
          </table:table-cell>
          <table:table-cell table:formula="of:=COUNTIF([.$E$1:.E544];[.E545])" office:value-type="float" office:value="8" calcext:value-type="float">
            <text:p>8</text:p>
          </table:table-cell>
          <table:table-cell table:style-name="ce35" table:formula="of:=IFERROR(INDEX([.A546:.$A$873];MATCH([.E545];[.E546:.$E$873];0));&quot;&quot;)" office:value-type="float" office:value="71" calcext:value-type="float">
            <text:p>71</text:p>
          </table:table-cell>
          <table:table-cell table:style-name="ce35" table:formula="of:=IFERROR(IF(COUNT([.$A$1:.A544])&gt;1;INDEX([.$A$1:.A544];SUMPRODUCT(MAX(ROW([.$E$1:.E544])*([.E545]=[.$E$1:.E544]))));&quot;&quot;);&quot;&quot;)" office:value-type="float" office:value="57" calcext:value-type="float">
            <text:p>57</text:p>
          </table:table-cell>
          <table:table-cell table:number-columns-repeated="6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1757" calcext:value-type="float">
            <text:p>11757</text:p>
          </table:table-cell>
          <table:table-cell table:formula="of:=VLOOKUP([.B546];[$movies.B:.D];2;0)" office:value-type="string" office:string-value="BP" calcext:value-type="string">
            <text:p>BP</text:p>
          </table:table-cell>
          <table:table-cell table:formula="of:=IFERROR(INDEX([.$D$1:.D545];MATCH([.E546];[.$E$1:.E545];0));MAX([.$D$1:.D545])+1)" office:value-type="float" office:value="133" calcext:value-type="float">
            <text:p>133</text:p>
          </table:table-cell>
          <table:table-cell table:style-name="ce45" office:value-type="string" calcext:value-type="string">
            <text:p>PVE</text:p>
          </table:table-cell>
          <table:table-cell table:formula="of:=COUNTIF([.E:.E];[.E546])-COUNTIF([.$E$1:.E546];[.E546])" office:value-type="float" office:value="0" calcext:value-type="float">
            <text:p>0</text:p>
          </table:table-cell>
          <table:table-cell table:formula="of:=COUNTIF([.$E$1:.E545];[.E546])" office:value-type="float" office:value="0" calcext:value-type="float">
            <text:p>0</text:p>
          </table:table-cell>
          <table:table-cell table:style-name="ce35" table:formula="of:=IFERROR(INDEX([.A547:.$A$873];MATCH([.E546];[.E547:.$E$873];0));&quot;&quot;)">
            <text:p/>
          </table:table-cell>
          <table:table-cell table:style-name="ce35" table:formula="of:=IFERROR(IF(COUNT([.$A$1:.A545])&gt;1;INDEX([.$A$1:.A545];SUMPRODUCT(MAX(ROW([.$E$1:.E545])*([.E546]=[.$E$1:.E54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1757" calcext:value-type="float">
            <text:p>11757</text:p>
          </table:table-cell>
          <table:table-cell table:formula="of:=VLOOKUP([.B547];[$movies.B:.D];2;0)" office:value-type="string" office:string-value="BP" calcext:value-type="string">
            <text:p>BP</text:p>
          </table:table-cell>
          <table:table-cell table:formula="of:=IFERROR(INDEX([.$D$1:.D546];MATCH([.E547];[.$E$1:.E546];0));MAX([.$D$1:.D546])+1)" office:value-type="float" office:value="134" calcext:value-type="float">
            <text:p>134</text:p>
          </table:table-cell>
          <table:table-cell table:style-name="ce45" office:value-type="string" calcext:value-type="string">
            <text:p>PVP</text:p>
          </table:table-cell>
          <table:table-cell table:formula="of:=COUNTIF([.E:.E];[.E547])-COUNTIF([.$E$1:.E547];[.E547])" office:value-type="float" office:value="1" calcext:value-type="float">
            <text:p>1</text:p>
          </table:table-cell>
          <table:table-cell table:formula="of:=COUNTIF([.$E$1:.E546];[.E547])" office:value-type="float" office:value="0" calcext:value-type="float">
            <text:p>0</text:p>
          </table:table-cell>
          <table:table-cell table:style-name="ce35" table:formula="of:=IFERROR(INDEX([.A548:.$A$873];MATCH([.E547];[.E548:.$E$873];0));&quot;&quot;)">
            <text:p/>
          </table:table-cell>
          <table:table-cell table:style-name="ce35" table:formula="of:=IFERROR(IF(COUNT([.$A$1:.A546])&gt;1;INDEX([.$A$1:.A546];SUMPRODUCT(MAX(ROW([.$E$1:.E546])*([.E547]=[.$E$1:.E546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1757" calcext:value-type="float">
            <text:p>11757</text:p>
          </table:table-cell>
          <table:table-cell table:formula="of:=VLOOKUP([.B548];[$movies.B:.D];2;0)" office:value-type="string" office:string-value="BP" calcext:value-type="string">
            <text:p>BP</text:p>
          </table:table-cell>
          <table:table-cell table:formula="of:=IFERROR(INDEX([.$D$1:.D547];MATCH([.E548];[.$E$1:.E547];0));MAX([.$D$1:.D547])+1)" office:value-type="float" office:value="135" calcext:value-type="float">
            <text:p>135</text:p>
          </table:table-cell>
          <table:table-cell table:style-name="ce45" office:value-type="string" calcext:value-type="string">
            <text:p>Trapped in a Video Game</text:p>
          </table:table-cell>
          <table:table-cell table:formula="of:=COUNTIF([.E:.E];[.E548])-COUNTIF([.$E$1:.E548];[.E548])" office:value-type="float" office:value="0" calcext:value-type="float">
            <text:p>0</text:p>
          </table:table-cell>
          <table:table-cell table:formula="of:=COUNTIF([.$E$1:.E547];[.E548])" office:value-type="float" office:value="0" calcext:value-type="float">
            <text:p>0</text:p>
          </table:table-cell>
          <table:table-cell table:style-name="ce35" table:formula="of:=IFERROR(INDEX([.A549:.$A$873];MATCH([.E548];[.E549:.$E$873];0));&quot;&quot;)">
            <text:p/>
          </table:table-cell>
          <table:table-cell table:style-name="ce35" table:formula="of:=IFERROR(IF(COUNT([.$A$1:.A547])&gt;1;INDEX([.$A$1:.A547];SUMPRODUCT(MAX(ROW([.$E$1:.E547])*([.E548]=[.$E$1:.E54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1757" calcext:value-type="float">
            <text:p>11757</text:p>
          </table:table-cell>
          <table:table-cell table:formula="of:=VLOOKUP([.B549];[$movies.B:.D];2;0)" office:value-type="string" office:string-value="BP" calcext:value-type="string">
            <text:p>BP</text:p>
          </table:table-cell>
          <table:table-cell table:formula="of:=IFERROR(INDEX([.$D$1:.D548];MATCH([.E549];[.$E$1:.E548];0));MAX([.$D$1:.D548])+1)" office:value-type="float" office:value="41" calcext:value-type="float">
            <text:p>41</text:p>
          </table:table-cell>
          <table:table-cell table:style-name="ce45" office:value-type="string" calcext:value-type="string">
            <text:p>Virtual Reality</text:p>
          </table:table-cell>
          <table:table-cell table:formula="of:=COUNTIF([.E:.E];[.E549])-COUNTIF([.$E$1:.E549];[.E549])" office:value-type="float" office:value="1" calcext:value-type="float">
            <text:p>1</text:p>
          </table:table-cell>
          <table:table-cell table:formula="of:=COUNTIF([.$E$1:.E548];[.E549])" office:value-type="float" office:value="2" calcext:value-type="float">
            <text:p>2</text:p>
          </table:table-cell>
          <table:table-cell table:style-name="ce35" table:formula="of:=IFERROR(INDEX([.A550:.$A$873];MATCH([.E549];[.E550:.$E$873];0));&quot;&quot;)" office:value-type="float" office:value="106" calcext:value-type="float">
            <text:p>106</text:p>
          </table:table-cell>
          <table:table-cell table:style-name="ce35" table:formula="of:=IFERROR(IF(COUNT([.$A$1:.A548])&gt;1;INDEX([.$A$1:.A548];SUMPRODUCT(MAX(ROW([.$E$1:.E548])*([.E549]=[.$E$1:.E548]))));&quot;&quot;);&quot;&quot;)" office:value-type="float" office:value="62" calcext:value-type="float">
            <text:p>62</text:p>
          </table:table-cell>
          <table:table-cell table:number-columns-repeated="6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1757" calcext:value-type="float">
            <text:p>11757</text:p>
          </table:table-cell>
          <table:table-cell table:formula="of:=VLOOKUP([.B550];[$movies.B:.D];2;0)" office:value-type="string" office:string-value="BP" calcext:value-type="string">
            <text:p>BP</text:p>
          </table:table-cell>
          <table:table-cell table:formula="of:=IFERROR(INDEX([.$D$1:.D549];MATCH([.E550];[.$E$1:.E549];0));MAX([.$D$1:.D549])+1)" office:value-type="float" office:value="74" calcext:value-type="float">
            <text:p>74</text:p>
          </table:table-cell>
          <table:table-cell table:style-name="ce45" office:value-type="string" calcext:value-type="string">
            <text:p>Vampires</text:p>
          </table:table-cell>
          <table:table-cell table:formula="of:=COUNTIF([.E:.E];[.E550])-COUNTIF([.$E$1:.E550];[.E550])" office:value-type="float" office:value="2" calcext:value-type="float">
            <text:p>2</text:p>
          </table:table-cell>
          <table:table-cell table:formula="of:=COUNTIF([.$E$1:.E549];[.E550])" office:value-type="float" office:value="3" calcext:value-type="float">
            <text:p>3</text:p>
          </table:table-cell>
          <table:table-cell table:style-name="ce35" table:formula="of:=IFERROR(INDEX([.A551:.$A$873];MATCH([.E550];[.E551:.$E$873];0));&quot;&quot;)" office:value-type="float" office:value="92" calcext:value-type="float">
            <text:p>92</text:p>
          </table:table-cell>
          <table:table-cell table:style-name="ce35" table:formula="of:=IFERROR(IF(COUNT([.$A$1:.A549])&gt;1;INDEX([.$A$1:.A549];SUMPRODUCT(MAX(ROW([.$E$1:.E549])*([.E550]=[.$E$1:.E549]))));&quot;&quot;);&quot;&quot;)" office:value-type="float" office:value="43" calcext:value-type="float">
            <text:p>43</text:p>
          </table:table-cell>
          <table:table-cell table:number-columns-repeated="6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54781" calcext:value-type="float">
            <text:p>54781</text:p>
          </table:table-cell>
          <table:table-cell table:formula="of:=VLOOKUP([.B551];[$movies.B:.D];2;0)" office:value-type="string" office:string-value="BQ" calcext:value-type="string">
            <text:p>BQ</text:p>
          </table:table-cell>
          <table:table-cell table:formula="of:=IFERROR(INDEX([.$D$1:.D550];MATCH([.E551];[.$E$1:.E550];0));MAX([.$D$1:.D550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551])-COUNTIF([.$E$1:.E551];[.E551])" office:value-type="float" office:value="16" calcext:value-type="float">
            <text:p>16</text:p>
          </table:table-cell>
          <table:table-cell table:formula="of:=COUNTIF([.$E$1:.E550];[.E551])" office:value-type="float" office:value="30" calcext:value-type="float">
            <text:p>30</text:p>
          </table:table-cell>
          <table:table-cell table:style-name="ce35" table:formula="of:=IFERROR(INDEX([.A552:.$A$873];MATCH([.E551];[.E552:.$E$873];0));&quot;&quot;)" office:value-type="float" office:value="73" calcext:value-type="float">
            <text:p>73</text:p>
          </table:table-cell>
          <table:table-cell table:style-name="ce35" table:formula="of:=IFERROR(IF(COUNT([.$A$1:.A550])&gt;1;INDEX([.$A$1:.A550];SUMPRODUCT(MAX(ROW([.$E$1:.E550])*([.E551]=[.$E$1:.E550]))));&quot;&quot;);&quot;&quot;)" office:value-type="float" office:value="60" calcext:value-type="float">
            <text:p>60</text:p>
          </table:table-cell>
          <table:table-cell table:number-columns-repeated="6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54781" calcext:value-type="float">
            <text:p>54781</text:p>
          </table:table-cell>
          <table:table-cell table:formula="of:=VLOOKUP([.B552];[$movies.B:.D];2;0)" office:value-type="string" office:string-value="BQ" calcext:value-type="string">
            <text:p>BQ</text:p>
          </table:table-cell>
          <table:table-cell table:formula="of:=IFERROR(INDEX([.$D$1:.D551];MATCH([.E552];[.$E$1:.E551];0));MAX([.$D$1:.D551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552])-COUNTIF([.$E$1:.E552];[.E552])" office:value-type="float" office:value="6" calcext:value-type="float">
            <text:p>6</text:p>
          </table:table-cell>
          <table:table-cell table:formula="of:=COUNTIF([.$E$1:.E551];[.E552])" office:value-type="float" office:value="11" calcext:value-type="float">
            <text:p>11</text:p>
          </table:table-cell>
          <table:table-cell table:style-name="ce35" table:formula="of:=IFERROR(INDEX([.A553:.$A$873];MATCH([.E552];[.E553:.$E$873];0));&quot;&quot;)" office:value-type="float" office:value="77" calcext:value-type="float">
            <text:p>77</text:p>
          </table:table-cell>
          <table:table-cell table:style-name="ce35" table:formula="of:=IFERROR(IF(COUNT([.$A$1:.A551])&gt;1;INDEX([.$A$1:.A551];SUMPRODUCT(MAX(ROW([.$E$1:.E551])*([.E552]=[.$E$1:.E551]))));&quot;&quot;);&quot;&quot;)" office:value-type="float" office:value="59" calcext:value-type="float">
            <text:p>59</text:p>
          </table:table-cell>
          <table:table-cell table:number-columns-repeated="6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54781" calcext:value-type="float">
            <text:p>54781</text:p>
          </table:table-cell>
          <table:table-cell table:formula="of:=VLOOKUP([.B553];[$movies.B:.D];2;0)" office:value-type="string" office:string-value="BQ" calcext:value-type="string">
            <text:p>BQ</text:p>
          </table:table-cell>
          <table:table-cell table:formula="of:=IFERROR(INDEX([.$D$1:.D552];MATCH([.E553];[.$E$1:.E552];0));MAX([.$D$1:.D552])+1)" office:value-type="float" office:value="136" calcext:value-type="float">
            <text:p>136</text:p>
          </table:table-cell>
          <table:table-cell table:style-name="ce45" office:value-type="string" calcext:value-type="string">
            <text:p>Cats</text:p>
          </table:table-cell>
          <table:table-cell table:formula="of:=COUNTIF([.E:.E];[.E553])-COUNTIF([.$E$1:.E553];[.E553])" office:value-type="float" office:value="0" calcext:value-type="float">
            <text:p>0</text:p>
          </table:table-cell>
          <table:table-cell table:formula="of:=COUNTIF([.$E$1:.E552];[.E553])" office:value-type="float" office:value="0" calcext:value-type="float">
            <text:p>0</text:p>
          </table:table-cell>
          <table:table-cell table:style-name="ce35" table:formula="of:=IFERROR(INDEX([.A554:.$A$873];MATCH([.E553];[.E554:.$E$873];0));&quot;&quot;)">
            <text:p/>
          </table:table-cell>
          <table:table-cell table:style-name="ce35" table:formula="of:=IFERROR(IF(COUNT([.$A$1:.A552])&gt;1;INDEX([.$A$1:.A552];SUMPRODUCT(MAX(ROW([.$E$1:.E552])*([.E553]=[.$E$1:.E55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54781" calcext:value-type="float">
            <text:p>54781</text:p>
          </table:table-cell>
          <table:table-cell table:formula="of:=VLOOKUP([.B554];[$movies.B:.D];2;0)" office:value-type="string" office:string-value="BQ" calcext:value-type="string">
            <text:p>BQ</text:p>
          </table:table-cell>
          <table:table-cell table:formula="of:=IFERROR(INDEX([.$D$1:.D553];MATCH([.E554];[.$E$1:.E553];0));MAX([.$D$1:.D553])+1)" office:value-type="float" office:value="33" calcext:value-type="float">
            <text:p>33</text:p>
          </table:table-cell>
          <table:table-cell table:style-name="ce45" office:value-type="string" calcext:value-type="string">
            <text:p>Non-Human Protagonists</text:p>
          </table:table-cell>
          <table:table-cell table:formula="of:=COUNTIF([.E:.E];[.E554])-COUNTIF([.$E$1:.E554];[.E554])" office:value-type="float" office:value="6" calcext:value-type="float">
            <text:p>6</text:p>
          </table:table-cell>
          <table:table-cell table:formula="of:=COUNTIF([.$E$1:.E553];[.E554])" office:value-type="float" office:value="4" calcext:value-type="float">
            <text:p>4</text:p>
          </table:table-cell>
          <table:table-cell table:style-name="ce35" table:formula="of:=IFERROR(INDEX([.A555:.$A$873];MATCH([.E554];[.E555:.$E$873];0));&quot;&quot;)" office:value-type="float" office:value="84" calcext:value-type="float">
            <text:p>84</text:p>
          </table:table-cell>
          <table:table-cell table:style-name="ce35" table:formula="of:=IFERROR(IF(COUNT([.$A$1:.A553])&gt;1;INDEX([.$A$1:.A553];SUMPRODUCT(MAX(ROW([.$E$1:.E553])*([.E554]=[.$E$1:.E553]))));&quot;&quot;);&quot;&quot;)" office:value-type="float" office:value="65" calcext:value-type="float">
            <text:p>65</text:p>
          </table:table-cell>
          <table:table-cell table:number-columns-repeated="6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54781" calcext:value-type="float">
            <text:p>54781</text:p>
          </table:table-cell>
          <table:table-cell table:formula="of:=VLOOKUP([.B555];[$movies.B:.D];2;0)" office:value-type="string" office:string-value="BQ" calcext:value-type="string">
            <text:p>BQ</text:p>
          </table:table-cell>
          <table:table-cell table:formula="of:=IFERROR(INDEX([.$D$1:.D554];MATCH([.E555];[.$E$1:.E554];0));MAX([.$D$1:.D554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555])-COUNTIF([.$E$1:.E555];[.E555])" office:value-type="float" office:value="21" calcext:value-type="float">
            <text:p>21</text:p>
          </table:table-cell>
          <table:table-cell table:formula="of:=COUNTIF([.$E$1:.E554];[.E555])" office:value-type="float" office:value="7" calcext:value-type="float">
            <text:p>7</text:p>
          </table:table-cell>
          <table:table-cell table:style-name="ce35" table:formula="of:=IFERROR(INDEX([.A556:.$A$873];MATCH([.E555];[.E556:.$E$873];0));&quot;&quot;)" office:value-type="float" office:value="77" calcext:value-type="float">
            <text:p>77</text:p>
          </table:table-cell>
          <table:table-cell table:style-name="ce35" table:formula="of:=IFERROR(IF(COUNT([.$A$1:.A554])&gt;1;INDEX([.$A$1:.A554];SUMPRODUCT(MAX(ROW([.$E$1:.E554])*([.E555]=[.$E$1:.E554]))));&quot;&quot;);&quot;&quot;)" office:value-type="float" office:value="59" calcext:value-type="float">
            <text:p>59</text:p>
          </table:table-cell>
          <table:table-cell table:number-columns-repeated="6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54781" calcext:value-type="float">
            <text:p>54781</text:p>
          </table:table-cell>
          <table:table-cell table:formula="of:=VLOOKUP([.B556];[$movies.B:.D];2;0)" office:value-type="string" office:string-value="BQ" calcext:value-type="string">
            <text:p>BQ</text:p>
          </table:table-cell>
          <table:table-cell table:formula="of:=IFERROR(INDEX([.$D$1:.D555];MATCH([.E556];[.$E$1:.E555];0));MAX([.$D$1:.D555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556])-COUNTIF([.$E$1:.E556];[.E556])" office:value-type="float" office:value="23" calcext:value-type="float">
            <text:p>23</text:p>
          </table:table-cell>
          <table:table-cell table:formula="of:=COUNTIF([.$E$1:.E555];[.E556])" office:value-type="float" office:value="13" calcext:value-type="float">
            <text:p>13</text:p>
          </table:table-cell>
          <table:table-cell table:style-name="ce35" table:formula="of:=IFERROR(INDEX([.A557:.$A$873];MATCH([.E556];[.E557:.$E$873];0));&quot;&quot;)" office:value-type="float" office:value="70" calcext:value-type="float">
            <text:p>70</text:p>
          </table:table-cell>
          <table:table-cell table:style-name="ce35" table:formula="of:=IFERROR(IF(COUNT([.$A$1:.A555])&gt;1;INDEX([.$A$1:.A555];SUMPRODUCT(MAX(ROW([.$E$1:.E555])*([.E556]=[.$E$1:.E555]))));&quot;&quot;);&quot;&quot;)" office:value-type="float" office:value="66" calcext:value-type="float">
            <text:p>66</text:p>
          </table:table-cell>
          <table:table-cell table:number-columns-repeated="6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48981" calcext:value-type="float">
            <text:p>48981</text:p>
          </table:table-cell>
          <table:table-cell table:formula="of:=VLOOKUP([.B557];[$movies.B:.D];2;0)" office:value-type="string" office:string-value="BR" calcext:value-type="string">
            <text:p>BR</text:p>
          </table:table-cell>
          <table:table-cell table:formula="of:=IFERROR(INDEX([.$D$1:.D556];MATCH([.E557];[.$E$1:.E556];0));MAX([.$D$1:.D556])+1)" office:value-type="float" office:value="137" calcext:value-type="float">
            <text:p>137</text:p>
          </table:table-cell>
          <table:table-cell table:style-name="ce45" office:value-type="string" calcext:value-type="string">
            <text:p>Magical Girl</text:p>
          </table:table-cell>
          <table:table-cell table:formula="of:=COUNTIF([.E:.E];[.E557])-COUNTIF([.$E$1:.E557];[.E557])" office:value-type="float" office:value="2" calcext:value-type="float">
            <text:p>2</text:p>
          </table:table-cell>
          <table:table-cell table:formula="of:=COUNTIF([.$E$1:.E556];[.E557])" office:value-type="float" office:value="0" calcext:value-type="float">
            <text:p>0</text:p>
          </table:table-cell>
          <table:table-cell table:style-name="ce35" table:formula="of:=IFERROR(INDEX([.A558:.$A$873];MATCH([.E557];[.E558:.$E$873];0));&quot;&quot;)" office:value-type="float" office:value="70" calcext:value-type="float">
            <text:p>70</text:p>
          </table:table-cell>
          <table:table-cell table:style-name="ce35" table:formula="of:=IFERROR(IF(COUNT([.$A$1:.A556])&gt;1;INDEX([.$A$1:.A556];SUMPRODUCT(MAX(ROW([.$E$1:.E556])*([.E557]=[.$E$1:.E556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48981" calcext:value-type="float">
            <text:p>48981</text:p>
          </table:table-cell>
          <table:table-cell table:formula="of:=VLOOKUP([.B558];[$movies.B:.D];2;0)" office:value-type="string" office:string-value="BR" calcext:value-type="string">
            <text:p>BR</text:p>
          </table:table-cell>
          <table:table-cell table:formula="of:=IFERROR(INDEX([.$D$1:.D557];MATCH([.E558];[.$E$1:.E557];0));MAX([.$D$1:.D557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558])-COUNTIF([.$E$1:.E558];[.E558])" office:value-type="float" office:value="22" calcext:value-type="float">
            <text:p>22</text:p>
          </table:table-cell>
          <table:table-cell table:formula="of:=COUNTIF([.$E$1:.E557];[.E558])" office:value-type="float" office:value="14" calcext:value-type="float">
            <text:p>14</text:p>
          </table:table-cell>
          <table:table-cell table:style-name="ce35" table:formula="of:=IFERROR(INDEX([.A559:.$A$873];MATCH([.E558];[.E559:.$E$873];0));&quot;&quot;)" office:value-type="float" office:value="70" calcext:value-type="float">
            <text:p>70</text:p>
          </table:table-cell>
          <table:table-cell table:style-name="ce35" table:formula="of:=IFERROR(IF(COUNT([.$A$1:.A557])&gt;1;INDEX([.$A$1:.A557];SUMPRODUCT(MAX(ROW([.$E$1:.E557])*([.E558]=[.$E$1:.E557]))));&quot;&quot;);&quot;&quot;)" office:value-type="float" office:value="69" calcext:value-type="float">
            <text:p>69</text:p>
          </table:table-cell>
          <table:table-cell table:number-columns-repeated="6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48981" calcext:value-type="float">
            <text:p>48981</text:p>
          </table:table-cell>
          <table:table-cell table:formula="of:=VLOOKUP([.B559];[$movies.B:.D];2;0)" office:value-type="string" office:string-value="BR" calcext:value-type="string">
            <text:p>BR</text:p>
          </table:table-cell>
          <table:table-cell table:formula="of:=IFERROR(INDEX([.$D$1:.D558];MATCH([.E559];[.$E$1:.E558];0));MAX([.$D$1:.D558])+1)" office:value-type="float" office:value="94" calcext:value-type="float">
            <text:p>94</text:p>
          </table:table-cell>
          <table:table-cell table:style-name="ce45" office:value-type="float" office:value="0" calcext:value-type="float">
            <text:p>0</text:p>
          </table:table-cell>
          <table:table-cell table:formula="of:=COUNTIF([.E:.E];[.E559])-COUNTIF([.$E$1:.E559];[.E559])" office:value-type="float" office:value="8" calcext:value-type="float">
            <text:p>8</text:p>
          </table:table-cell>
          <table:table-cell table:formula="of:=COUNTIF([.$E$1:.E558];[.E559])" office:value-type="float" office:value="7" calcext:value-type="float">
            <text:p>7</text:p>
          </table:table-cell>
          <table:table-cell table:style-name="ce35" table:formula="of:=IFERROR(INDEX([.A560:.$A$873];MATCH([.E559];[.E560:.$E$873];0));&quot;&quot;)" office:value-type="float" office:value="81" calcext:value-type="float">
            <text:p>81</text:p>
          </table:table-cell>
          <table:table-cell table:style-name="ce35" table:formula="of:=IFERROR(IF(COUNT([.$A$1:.A558])&gt;1;INDEX([.$A$1:.A558];SUMPRODUCT(MAX(ROW([.$E$1:.E558])*([.E559]=[.$E$1:.E558]))));&quot;&quot;);&quot;&quot;)" office:value-type="float" office:value="63" calcext:value-type="float">
            <text:p>63</text:p>
          </table:table-cell>
          <table:table-cell table:number-columns-repeated="6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48981" calcext:value-type="float">
            <text:p>48981</text:p>
          </table:table-cell>
          <table:table-cell table:formula="of:=VLOOKUP([.B560];[$movies.B:.D];2;0)" office:value-type="string" office:string-value="BR" calcext:value-type="string">
            <text:p>BR</text:p>
          </table:table-cell>
          <table:table-cell table:formula="of:=IFERROR(INDEX([.$D$1:.D559];MATCH([.E560];[.$E$1:.E559];0));MAX([.$D$1:.D559])+1)" office:value-type="float" office:value="137" calcext:value-type="float">
            <text:p>137</text:p>
          </table:table-cell>
          <table:table-cell table:style-name="ce45" office:value-type="string" calcext:value-type="string">
            <text:p>Magical Girl</text:p>
          </table:table-cell>
          <table:table-cell table:formula="of:=COUNTIF([.E:.E];[.E560])-COUNTIF([.$E$1:.E560];[.E560])" office:value-type="float" office:value="1" calcext:value-type="float">
            <text:p>1</text:p>
          </table:table-cell>
          <table:table-cell table:formula="of:=COUNTIF([.$E$1:.E559];[.E560])" office:value-type="float" office:value="1" calcext:value-type="float">
            <text:p>1</text:p>
          </table:table-cell>
          <table:table-cell table:style-name="ce35" table:formula="of:=IFERROR(INDEX([.A561:.$A$873];MATCH([.E560];[.E561:.$E$873];0));&quot;&quot;)" office:value-type="float" office:value="110" calcext:value-type="float">
            <text:p>110</text:p>
          </table:table-cell>
          <table:table-cell table:style-name="ce35" table:formula="of:=IFERROR(IF(COUNT([.$A$1:.A559])&gt;1;INDEX([.$A$1:.A559];SUMPRODUCT(MAX(ROW([.$E$1:.E559])*([.E560]=[.$E$1:.E559]))));&quot;&quot;);&quot;&quot;)" office:value-type="float" office:value="70" calcext:value-type="float">
            <text:p>70</text:p>
          </table:table-cell>
          <table:table-cell table:number-columns-repeated="6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48981" calcext:value-type="float">
            <text:p>48981</text:p>
          </table:table-cell>
          <table:table-cell table:formula="of:=VLOOKUP([.B561];[$movies.B:.D];2;0)" office:value-type="string" office:string-value="BR" calcext:value-type="string">
            <text:p>BR</text:p>
          </table:table-cell>
          <table:table-cell table:formula="of:=IFERROR(INDEX([.$D$1:.D560];MATCH([.E561];[.$E$1:.E560];0));MAX([.$D$1:.D560])+1)" office:value-type="float" office:value="138" calcext:value-type="float">
            <text:p>138</text:p>
          </table:table-cell>
          <table:table-cell table:style-name="ce45" office:value-type="string" calcext:value-type="string">
            <text:p>Otaku Culture</text:p>
          </table:table-cell>
          <table:table-cell table:formula="of:=COUNTIF([.E:.E];[.E561])-COUNTIF([.$E$1:.E561];[.E561])" office:value-type="float" office:value="0" calcext:value-type="float">
            <text:p>0</text:p>
          </table:table-cell>
          <table:table-cell table:formula="of:=COUNTIF([.$E$1:.E560];[.E561])" office:value-type="float" office:value="0" calcext:value-type="float">
            <text:p>0</text:p>
          </table:table-cell>
          <table:table-cell table:style-name="ce35" table:formula="of:=IFERROR(INDEX([.A562:.$A$873];MATCH([.E561];[.E562:.$E$873];0));&quot;&quot;)">
            <text:p/>
          </table:table-cell>
          <table:table-cell table:style-name="ce35" table:formula="of:=IFERROR(IF(COUNT([.$A$1:.A560])&gt;1;INDEX([.$A$1:.A560];SUMPRODUCT(MAX(ROW([.$E$1:.E560])*([.E561]=[.$E$1:.E56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48981" calcext:value-type="float">
            <text:p>48981</text:p>
          </table:table-cell>
          <table:table-cell table:formula="of:=VLOOKUP([.B562];[$movies.B:.D];2;0)" office:value-type="string" office:string-value="BR" calcext:value-type="string">
            <text:p>BR</text:p>
          </table:table-cell>
          <table:table-cell table:formula="of:=IFERROR(INDEX([.$D$1:.D561];MATCH([.E562];[.$E$1:.E561];0));MAX([.$D$1:.D561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562])-COUNTIF([.$E$1:.E562];[.E562])" office:value-type="float" office:value="21" calcext:value-type="float">
            <text:p>21</text:p>
          </table:table-cell>
          <table:table-cell table:formula="of:=COUNTIF([.$E$1:.E561];[.E562])" office:value-type="float" office:value="15" calcext:value-type="float">
            <text:p>15</text:p>
          </table:table-cell>
          <table:table-cell table:style-name="ce35" table:formula="of:=IFERROR(INDEX([.A563:.$A$873];MATCH([.E562];[.E563:.$E$873];0));&quot;&quot;)" office:value-type="float" office:value="74" calcext:value-type="float">
            <text:p>74</text:p>
          </table:table-cell>
          <table:table-cell table:style-name="ce35" table:formula="of:=IFERROR(IF(COUNT([.$A$1:.A561])&gt;1;INDEX([.$A$1:.A561];SUMPRODUCT(MAX(ROW([.$E$1:.E561])*([.E562]=[.$E$1:.E561]))));&quot;&quot;);&quot;&quot;)" office:value-type="float" office:value="70" calcext:value-type="float">
            <text:p>70</text:p>
          </table:table-cell>
          <table:table-cell table:number-columns-repeated="6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53730" calcext:value-type="float">
            <text:p>53730</text:p>
          </table:table-cell>
          <table:table-cell table:formula="of:=VLOOKUP([.B563];[$movies.B:.D];2;0)" office:value-type="string" office:string-value="BS" calcext:value-type="string">
            <text:p>BS</text:p>
          </table:table-cell>
          <table:table-cell table:formula="of:=IFERROR(INDEX([.$D$1:.D562];MATCH([.E563];[.$E$1:.E562];0));MAX([.$D$1:.D562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563])-COUNTIF([.$E$1:.E563];[.E563])" office:value-type="float" office:value="22" calcext:value-type="float">
            <text:p>22</text:p>
          </table:table-cell>
          <table:table-cell table:formula="of:=COUNTIF([.$E$1:.E562];[.E563])" office:value-type="float" office:value="29" calcext:value-type="float">
            <text:p>29</text:p>
          </table:table-cell>
          <table:table-cell table:style-name="ce35" table:formula="of:=IFERROR(INDEX([.A564:.$A$873];MATCH([.E563];[.E564:.$E$873];0));&quot;&quot;)" office:value-type="float" office:value="72" calcext:value-type="float">
            <text:p>72</text:p>
          </table:table-cell>
          <table:table-cell table:style-name="ce35" table:formula="of:=IFERROR(IF(COUNT([.$A$1:.A562])&gt;1;INDEX([.$A$1:.A562];SUMPRODUCT(MAX(ROW([.$E$1:.E562])*([.E563]=[.$E$1:.E562]))));&quot;&quot;);&quot;&quot;)" office:value-type="float" office:value="68" calcext:value-type="float">
            <text:p>68</text:p>
          </table:table-cell>
          <table:table-cell table:number-columns-repeated="6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53730" calcext:value-type="float">
            <text:p>53730</text:p>
          </table:table-cell>
          <table:table-cell table:formula="of:=VLOOKUP([.B564];[$movies.B:.D];2;0)" office:value-type="string" office:string-value="BS" calcext:value-type="string">
            <text:p>BS</text:p>
          </table:table-cell>
          <table:table-cell table:formula="of:=IFERROR(INDEX([.$D$1:.D563];MATCH([.E564];[.$E$1:.E563];0));MAX([.$D$1:.D563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564])-COUNTIF([.$E$1:.E564];[.E564])" office:value-type="float" office:value="11" calcext:value-type="float">
            <text:p>11</text:p>
          </table:table-cell>
          <table:table-cell table:formula="of:=COUNTIF([.$E$1:.E563];[.E564])" office:value-type="float" office:value="21" calcext:value-type="float">
            <text:p>21</text:p>
          </table:table-cell>
          <table:table-cell table:style-name="ce35" table:formula="of:=IFERROR(INDEX([.A565:.$A$873];MATCH([.E564];[.E565:.$E$873];0));&quot;&quot;)" office:value-type="float" office:value="73" calcext:value-type="float">
            <text:p>73</text:p>
          </table:table-cell>
          <table:table-cell table:style-name="ce35" table:formula="of:=IFERROR(IF(COUNT([.$A$1:.A563])&gt;1;INDEX([.$A$1:.A563];SUMPRODUCT(MAX(ROW([.$E$1:.E563])*([.E564]=[.$E$1:.E563]))));&quot;&quot;);&quot;&quot;)" office:value-type="float" office:value="68" calcext:value-type="float">
            <text:p>68</text:p>
          </table:table-cell>
          <table:table-cell table:number-columns-repeated="6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53730" calcext:value-type="float">
            <text:p>53730</text:p>
          </table:table-cell>
          <table:table-cell table:formula="of:=VLOOKUP([.B565];[$movies.B:.D];2;0)" office:value-type="string" office:string-value="BS" calcext:value-type="string">
            <text:p>BS</text:p>
          </table:table-cell>
          <table:table-cell table:formula="of:=IFERROR(INDEX([.$D$1:.D564];MATCH([.E565];[.$E$1:.E564];0));MAX([.$D$1:.D564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565])-COUNTIF([.$E$1:.E565];[.E565])" office:value-type="float" office:value="18" calcext:value-type="float">
            <text:p>18</text:p>
          </table:table-cell>
          <table:table-cell table:formula="of:=COUNTIF([.$E$1:.E564];[.E565])" office:value-type="float" office:value="27" calcext:value-type="float">
            <text:p>27</text:p>
          </table:table-cell>
          <table:table-cell table:style-name="ce35" table:formula="of:=IFERROR(INDEX([.A566:.$A$873];MATCH([.E565];[.E566:.$E$873];0));&quot;&quot;)" office:value-type="float" office:value="73" calcext:value-type="float">
            <text:p>73</text:p>
          </table:table-cell>
          <table:table-cell table:style-name="ce35" table:formula="of:=IFERROR(IF(COUNT([.$A$1:.A564])&gt;1;INDEX([.$A$1:.A564];SUMPRODUCT(MAX(ROW([.$E$1:.E564])*([.E565]=[.$E$1:.E564]))));&quot;&quot;);&quot;&quot;)" office:value-type="float" office:value="68" calcext:value-type="float">
            <text:p>68</text:p>
          </table:table-cell>
          <table:table-cell table:number-columns-repeated="6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53730" calcext:value-type="float">
            <text:p>53730</text:p>
          </table:table-cell>
          <table:table-cell table:formula="of:=VLOOKUP([.B566];[$movies.B:.D];2;0)" office:value-type="string" office:string-value="BS" calcext:value-type="string">
            <text:p>BS</text:p>
          </table:table-cell>
          <table:table-cell table:formula="of:=IFERROR(INDEX([.$D$1:.D565];MATCH([.E566];[.$E$1:.E565];0));MAX([.$D$1:.D565])+1)" office:value-type="float" office:value="28" calcext:value-type="float">
            <text:p>28</text:p>
          </table:table-cell>
          <table:table-cell table:style-name="ce45" office:value-type="string" calcext:value-type="string">
            <text:p>Dogs</text:p>
          </table:table-cell>
          <table:table-cell table:formula="of:=COUNTIF([.E:.E];[.E566])-COUNTIF([.$E$1:.E566];[.E566])" office:value-type="float" office:value="1" calcext:value-type="float">
            <text:p>1</text:p>
          </table:table-cell>
          <table:table-cell table:formula="of:=COUNTIF([.$E$1:.E565];[.E566])" office:value-type="float" office:value="6" calcext:value-type="float">
            <text:p>6</text:p>
          </table:table-cell>
          <table:table-cell table:style-name="ce35" table:formula="of:=IFERROR(INDEX([.A567:.$A$873];MATCH([.E566];[.E567:.$E$873];0));&quot;&quot;)">
            <text:p/>
          </table:table-cell>
          <table:table-cell table:style-name="ce35" table:formula="of:=IFERROR(IF(COUNT([.$A$1:.A565])&gt;1;INDEX([.$A$1:.A565];SUMPRODUCT(MAX(ROW([.$E$1:.E565])*([.E566]=[.$E$1:.E565]))));&quot;&quot;);&quot;&quot;)" office:value-type="float" office:value="59" calcext:value-type="float">
            <text:p>59</text:p>
          </table:table-cell>
          <table:table-cell table:number-columns-repeated="6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53730" calcext:value-type="float">
            <text:p>53730</text:p>
          </table:table-cell>
          <table:table-cell table:formula="of:=VLOOKUP([.B567];[$movies.B:.D];2;0)" office:value-type="string" office:string-value="BS" calcext:value-type="string">
            <text:p>BS</text:p>
          </table:table-cell>
          <table:table-cell table:formula="of:=IFERROR(INDEX([.$D$1:.D566];MATCH([.E567];[.$E$1:.E566];0));MAX([.$D$1:.D566])+1)" office:value-type="float" office:value="106" calcext:value-type="float">
            <text:p>106</text:p>
          </table:table-cell>
          <table:table-cell table:style-name="ce45" office:value-type="string" calcext:value-type="string">
            <text:p>Cheats</text:p>
          </table:table-cell>
          <table:table-cell table:formula="of:=COUNTIF([.E:.E];[.E567])-COUNTIF([.$E$1:.E567];[.E567])" office:value-type="float" office:value="2" calcext:value-type="float">
            <text:p>2</text:p>
          </table:table-cell>
          <table:table-cell table:formula="of:=COUNTIF([.$E$1:.E566];[.E567])" office:value-type="float" office:value="3" calcext:value-type="float">
            <text:p>3</text:p>
          </table:table-cell>
          <table:table-cell table:style-name="ce35" table:formula="of:=IFERROR(INDEX([.A568:.$A$873];MATCH([.E567];[.E568:.$E$873];0));&quot;&quot;)" office:value-type="float" office:value="73" calcext:value-type="float">
            <text:p>73</text:p>
          </table:table-cell>
          <table:table-cell table:style-name="ce35" table:formula="of:=IFERROR(IF(COUNT([.$A$1:.A566])&gt;1;INDEX([.$A$1:.A566];SUMPRODUCT(MAX(ROW([.$E$1:.E566])*([.E567]=[.$E$1:.E566]))));&quot;&quot;);&quot;&quot;)" office:value-type="float" office:value="57" calcext:value-type="float">
            <text:p>57</text:p>
          </table:table-cell>
          <table:table-cell table:number-columns-repeated="6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53730" calcext:value-type="float">
            <text:p>53730</text:p>
          </table:table-cell>
          <table:table-cell table:formula="of:=VLOOKUP([.B568];[$movies.B:.D];2;0)" office:value-type="string" office:string-value="BS" calcext:value-type="string">
            <text:p>BS</text:p>
          </table:table-cell>
          <table:table-cell table:formula="of:=IFERROR(INDEX([.$D$1:.D567];MATCH([.E568];[.$E$1:.E567];0));MAX([.$D$1:.D567])+1)" office:value-type="float" office:value="49" calcext:value-type="float">
            <text:p>49</text:p>
          </table:table-cell>
          <table:table-cell table:style-name="ce45" office:value-type="string" calcext:value-type="string">
            <text:p>Ghosts</text:p>
          </table:table-cell>
          <table:table-cell table:formula="of:=COUNTIF([.E:.E];[.E568])-COUNTIF([.$E$1:.E568];[.E568])" office:value-type="float" office:value="4" calcext:value-type="float">
            <text:p>4</text:p>
          </table:table-cell>
          <table:table-cell table:formula="of:=COUNTIF([.$E$1:.E567];[.E568])" office:value-type="float" office:value="10" calcext:value-type="float">
            <text:p>10</text:p>
          </table:table-cell>
          <table:table-cell table:style-name="ce35" table:formula="of:=IFERROR(INDEX([.A569:.$A$873];MATCH([.E568];[.E569:.$E$873];0));&quot;&quot;)" office:value-type="float" office:value="92" calcext:value-type="float">
            <text:p>92</text:p>
          </table:table-cell>
          <table:table-cell table:style-name="ce35" table:formula="of:=IFERROR(IF(COUNT([.$A$1:.A567])&gt;1;INDEX([.$A$1:.A567];SUMPRODUCT(MAX(ROW([.$E$1:.E567])*([.E568]=[.$E$1:.E567]))));&quot;&quot;);&quot;&quot;)" office:value-type="float" office:value="49" calcext:value-type="float">
            <text:p>49</text:p>
          </table:table-cell>
          <table:table-cell table:number-columns-repeated="6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53730" calcext:value-type="float">
            <text:p>53730</text:p>
          </table:table-cell>
          <table:table-cell table:formula="of:=VLOOKUP([.B569];[$movies.B:.D];2;0)" office:value-type="string" office:string-value="BS" calcext:value-type="string">
            <text:p>BS</text:p>
          </table:table-cell>
          <table:table-cell table:formula="of:=IFERROR(INDEX([.$D$1:.D568];MATCH([.E569];[.$E$1:.E568];0));MAX([.$D$1:.D568])+1)" office:value-type="float" office:value="75" calcext:value-type="float">
            <text:p>75</text:p>
          </table:table-cell>
          <table:table-cell table:style-name="ce45" office:value-type="string" calcext:value-type="string">
            <text:p>Magic</text:p>
          </table:table-cell>
          <table:table-cell table:formula="of:=COUNTIF([.E:.E];[.E569])-COUNTIF([.$E$1:.E569];[.E569])" office:value-type="float" office:value="5" calcext:value-type="float">
            <text:p>5</text:p>
          </table:table-cell>
          <table:table-cell table:formula="of:=COUNTIF([.$E$1:.E568];[.E569])" office:value-type="float" office:value="7" calcext:value-type="float">
            <text:p>7</text:p>
          </table:table-cell>
          <table:table-cell table:style-name="ce35" table:formula="of:=IFERROR(INDEX([.A570:.$A$873];MATCH([.E569];[.E570:.$E$873];0));&quot;&quot;)" office:value-type="float" office:value="86" calcext:value-type="float">
            <text:p>86</text:p>
          </table:table-cell>
          <table:table-cell table:style-name="ce35" table:formula="of:=IFERROR(IF(COUNT([.$A$1:.A568])&gt;1;INDEX([.$A$1:.A568];SUMPRODUCT(MAX(ROW([.$E$1:.E568])*([.E569]=[.$E$1:.E568]))));&quot;&quot;);&quot;&quot;)" office:value-type="float" office:value="64" calcext:value-type="float">
            <text:p>64</text:p>
          </table:table-cell>
          <table:table-cell table:number-columns-repeated="6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53730" calcext:value-type="float">
            <text:p>53730</text:p>
          </table:table-cell>
          <table:table-cell table:formula="of:=VLOOKUP([.B570];[$movies.B:.D];2;0)" office:value-type="string" office:string-value="BS" calcext:value-type="string">
            <text:p>BS</text:p>
          </table:table-cell>
          <table:table-cell table:formula="of:=IFERROR(INDEX([.$D$1:.D569];MATCH([.E570];[.$E$1:.E569];0));MAX([.$D$1:.D569])+1)" office:value-type="float" office:value="65" calcext:value-type="float">
            <text:p>65</text:p>
          </table:table-cell>
          <table:table-cell table:style-name="ce45" office:value-type="string" calcext:value-type="string">
            <text:p>Overpowered Main Characters</text:p>
          </table:table-cell>
          <table:table-cell table:formula="of:=COUNTIF([.E:.E];[.E570])-COUNTIF([.$E$1:.E570];[.E570])" office:value-type="float" office:value="5" calcext:value-type="float">
            <text:p>5</text:p>
          </table:table-cell>
          <table:table-cell table:formula="of:=COUNTIF([.$E$1:.E569];[.E570])" office:value-type="float" office:value="9" calcext:value-type="float">
            <text:p>9</text:p>
          </table:table-cell>
          <table:table-cell table:style-name="ce35" table:formula="of:=IFERROR(INDEX([.A571:.$A$873];MATCH([.E570];[.E571:.$E$873];0));&quot;&quot;)" office:value-type="float" office:value="73" calcext:value-type="float">
            <text:p>73</text:p>
          </table:table-cell>
          <table:table-cell table:style-name="ce35" table:formula="of:=IFERROR(IF(COUNT([.$A$1:.A569])&gt;1;INDEX([.$A$1:.A569];SUMPRODUCT(MAX(ROW([.$E$1:.E569])*([.E570]=[.$E$1:.E569]))));&quot;&quot;);&quot;&quot;)" office:value-type="float" office:value="68" calcext:value-type="float">
            <text:p>68</text:p>
          </table:table-cell>
          <table:table-cell table:number-columns-repeated="6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53730" calcext:value-type="float">
            <text:p>53730</text:p>
          </table:table-cell>
          <table:table-cell table:formula="of:=VLOOKUP([.B571];[$movies.B:.D];2;0)" office:value-type="string" office:string-value="BS" calcext:value-type="string">
            <text:p>BS</text:p>
          </table:table-cell>
          <table:table-cell table:formula="of:=IFERROR(INDEX([.$D$1:.D570];MATCH([.E571];[.$E$1:.E570];0));MAX([.$D$1:.D570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571])-COUNTIF([.$E$1:.E571];[.E571])" office:value-type="float" office:value="5" calcext:value-type="float">
            <text:p>5</text:p>
          </table:table-cell>
          <table:table-cell table:formula="of:=COUNTIF([.$E$1:.E570];[.E571])" office:value-type="float" office:value="13" calcext:value-type="float">
            <text:p>13</text:p>
          </table:table-cell>
          <table:table-cell table:style-name="ce35" table:formula="of:=IFERROR(INDEX([.A572:.$A$873];MATCH([.E571];[.E572:.$E$873];0));&quot;&quot;)" office:value-type="float" office:value="73" calcext:value-type="float">
            <text:p>73</text:p>
          </table:table-cell>
          <table:table-cell table:style-name="ce35" table:formula="of:=IFERROR(IF(COUNT([.$A$1:.A570])&gt;1;INDEX([.$A$1:.A570];SUMPRODUCT(MAX(ROW([.$E$1:.E570])*([.E571]=[.$E$1:.E570]))));&quot;&quot;);&quot;&quot;)" office:value-type="float" office:value="64" calcext:value-type="float">
            <text:p>64</text:p>
          </table:table-cell>
          <table:table-cell table:number-columns-repeated="6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53730" calcext:value-type="float">
            <text:p>53730</text:p>
          </table:table-cell>
          <table:table-cell table:formula="of:=VLOOKUP([.B572];[$movies.B:.D];2;0)" office:value-type="string" office:string-value="BS" calcext:value-type="string">
            <text:p>BS</text:p>
          </table:table-cell>
          <table:table-cell table:formula="of:=IFERROR(INDEX([.$D$1:.D571];MATCH([.E572];[.$E$1:.E571];0));MAX([.$D$1:.D571])+1)" office:value-type="float" office:value="66" calcext:value-type="float">
            <text:p>66</text:p>
          </table:table-cell>
          <table:table-cell table:style-name="ce45" office:value-type="string" calcext:value-type="string">
            <text:p>Summoned Into Another World</text:p>
          </table:table-cell>
          <table:table-cell table:formula="of:=COUNTIF([.E:.E];[.E572])-COUNTIF([.$E$1:.E572];[.E572])" office:value-type="float" office:value="0" calcext:value-type="float">
            <text:p>0</text:p>
          </table:table-cell>
          <table:table-cell table:formula="of:=COUNTIF([.$E$1:.E571];[.E572])" office:value-type="float" office:value="4" calcext:value-type="float">
            <text:p>4</text:p>
          </table:table-cell>
          <table:table-cell table:style-name="ce35" table:formula="of:=IFERROR(INDEX([.A573:.$A$873];MATCH([.E572];[.E573:.$E$873];0));&quot;&quot;)">
            <text:p/>
          </table:table-cell>
          <table:table-cell table:style-name="ce35" table:formula="of:=IFERROR(IF(COUNT([.$A$1:.A571])&gt;1;INDEX([.$A$1:.A571];SUMPRODUCT(MAX(ROW([.$E$1:.E571])*([.E572]=[.$E$1:.E571]))));&quot;&quot;);&quot;&quot;)" office:value-type="float" office:value="64" calcext:value-type="float">
            <text:p>64</text:p>
          </table:table-cell>
          <table:table-cell table:number-columns-repeated="6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53730" calcext:value-type="float">
            <text:p>53730</text:p>
          </table:table-cell>
          <table:table-cell table:formula="of:=VLOOKUP([.B573];[$movies.B:.D];2;0)" office:value-type="string" office:string-value="BS" calcext:value-type="string">
            <text:p>BS</text:p>
          </table:table-cell>
          <table:table-cell table:formula="of:=IFERROR(INDEX([.$D$1:.D572];MATCH([.E573];[.$E$1:.E572];0));MAX([.$D$1:.D572])+1)" office:value-type="float" office:value="16" calcext:value-type="float">
            <text:p>16</text:p>
          </table:table-cell>
          <table:table-cell table:style-name="ce45" office:value-type="string" calcext:value-type="string">
            <text:p>College</text:p>
          </table:table-cell>
          <table:table-cell table:formula="of:=COUNTIF([.E:.E];[.E573])-COUNTIF([.$E$1:.E573];[.E573])" office:value-type="float" office:value="4" calcext:value-type="float">
            <text:p>4</text:p>
          </table:table-cell>
          <table:table-cell table:formula="of:=COUNTIF([.$E$1:.E572];[.E573])" office:value-type="float" office:value="7" calcext:value-type="float">
            <text:p>7</text:p>
          </table:table-cell>
          <table:table-cell table:style-name="ce35" table:formula="of:=IFERROR(INDEX([.A574:.$A$873];MATCH([.E573];[.E574:.$E$873];0));&quot;&quot;)" office:value-type="float" office:value="98" calcext:value-type="float">
            <text:p>98</text:p>
          </table:table-cell>
          <table:table-cell table:style-name="ce35" table:formula="of:=IFERROR(IF(COUNT([.$A$1:.A572])&gt;1;INDEX([.$A$1:.A572];SUMPRODUCT(MAX(ROW([.$E$1:.E572])*([.E573]=[.$E$1:.E572]))));&quot;&quot;);&quot;&quot;)" office:value-type="float" office:value="53" calcext:value-type="float">
            <text:p>53</text:p>
          </table:table-cell>
          <table:table-cell table:number-columns-repeated="6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895" calcext:value-type="float">
            <text:p>895</text:p>
          </table:table-cell>
          <table:table-cell table:formula="of:=VLOOKUP([.B574];[$movies.B:.D];2;0)" office:value-type="string" office:string-value="BT" calcext:value-type="string">
            <text:p>BT</text:p>
          </table:table-cell>
          <table:table-cell table:formula="of:=IFERROR(INDEX([.$D$1:.D573];MATCH([.E574];[.$E$1:.E573];0));MAX([.$D$1:.D573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574])-COUNTIF([.$E$1:.E574];[.E574])" office:value-type="float" office:value="21" calcext:value-type="float">
            <text:p>21</text:p>
          </table:table-cell>
          <table:table-cell table:formula="of:=COUNTIF([.$E$1:.E573];[.E574])" office:value-type="float" office:value="30" calcext:value-type="float">
            <text:p>30</text:p>
          </table:table-cell>
          <table:table-cell table:style-name="ce35" table:formula="of:=IFERROR(INDEX([.A575:.$A$873];MATCH([.E574];[.E575:.$E$873];0));&quot;&quot;)" office:value-type="float" office:value="80" calcext:value-type="float">
            <text:p>80</text:p>
          </table:table-cell>
          <table:table-cell table:style-name="ce35" table:formula="of:=IFERROR(IF(COUNT([.$A$1:.A573])&gt;1;INDEX([.$A$1:.A573];SUMPRODUCT(MAX(ROW([.$E$1:.E573])*([.E574]=[.$E$1:.E573]))));&quot;&quot;);&quot;&quot;)" office:value-type="float" office:value="71" calcext:value-type="float">
            <text:p>71</text:p>
          </table:table-cell>
          <table:table-cell table:number-columns-repeated="6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895" calcext:value-type="float">
            <text:p>895</text:p>
          </table:table-cell>
          <table:table-cell table:formula="of:=VLOOKUP([.B575];[$movies.B:.D];2;0)" office:value-type="string" office:string-value="BT" calcext:value-type="string">
            <text:p>BT</text:p>
          </table:table-cell>
          <table:table-cell table:formula="of:=IFERROR(INDEX([.$D$1:.D574];MATCH([.E575];[.$E$1:.E574];0));MAX([.$D$1:.D574])+1)" office:value-type="float" office:value="81" calcext:value-type="float">
            <text:p>81</text:p>
          </table:table-cell>
          <table:table-cell table:style-name="ce45" office:value-type="string" calcext:value-type="string">
            <text:p>Music</text:p>
          </table:table-cell>
          <table:table-cell table:formula="of:=COUNTIF([.E:.E];[.E575])-COUNTIF([.$E$1:.E575];[.E575])" office:value-type="float" office:value="2" calcext:value-type="float">
            <text:p>2</text:p>
          </table:table-cell>
          <table:table-cell table:formula="of:=COUNTIF([.$E$1:.E574];[.E575])" office:value-type="float" office:value="3" calcext:value-type="float">
            <text:p>3</text:p>
          </table:table-cell>
          <table:table-cell table:style-name="ce35" table:formula="of:=IFERROR(INDEX([.A576:.$A$873];MATCH([.E575];[.E576:.$E$873];0));&quot;&quot;)" office:value-type="float" office:value="86" calcext:value-type="float">
            <text:p>86</text:p>
          </table:table-cell>
          <table:table-cell table:style-name="ce35" table:formula="of:=IFERROR(IF(COUNT([.$A$1:.A574])&gt;1;INDEX([.$A$1:.A574];SUMPRODUCT(MAX(ROW([.$E$1:.E574])*([.E575]=[.$E$1:.E574]))));&quot;&quot;);&quot;&quot;)" office:value-type="float" office:value="66" calcext:value-type="float">
            <text:p>66</text:p>
          </table:table-cell>
          <table:table-cell table:number-columns-repeated="6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895" calcext:value-type="float">
            <text:p>895</text:p>
          </table:table-cell>
          <table:table-cell table:formula="of:=VLOOKUP([.B576];[$movies.B:.D];2;0)" office:value-type="string" office:string-value="BT" calcext:value-type="string">
            <text:p>BT</text:p>
          </table:table-cell>
          <table:table-cell table:formula="of:=IFERROR(INDEX([.$D$1:.D575];MATCH([.E576];[.$E$1:.E575];0));MAX([.$D$1:.D575])+1)" office:value-type="float" office:value="20" calcext:value-type="float">
            <text:p>20</text:p>
          </table:table-cell>
          <table:table-cell table:style-name="ce45" office:value-type="string" calcext:value-type="string">
            <text:p>Hand to Hand Combat</text:p>
          </table:table-cell>
          <table:table-cell table:formula="of:=COUNTIF([.E:.E];[.E576])-COUNTIF([.$E$1:.E576];[.E576])" office:value-type="float" office:value="4" calcext:value-type="float">
            <text:p>4</text:p>
          </table:table-cell>
          <table:table-cell table:formula="of:=COUNTIF([.$E$1:.E575];[.E576])" office:value-type="float" office:value="6" calcext:value-type="float">
            <text:p>6</text:p>
          </table:table-cell>
          <table:table-cell table:style-name="ce35" table:formula="of:=IFERROR(INDEX([.A577:.$A$873];MATCH([.E576];[.E577:.$E$873];0));&quot;&quot;)" office:value-type="float" office:value="85" calcext:value-type="float">
            <text:p>85</text:p>
          </table:table-cell>
          <table:table-cell table:style-name="ce35" table:formula="of:=IFERROR(IF(COUNT([.$A$1:.A575])&gt;1;INDEX([.$A$1:.A575];SUMPRODUCT(MAX(ROW([.$E$1:.E575])*([.E576]=[.$E$1:.E575]))));&quot;&quot;);&quot;&quot;)" office:value-type="float" office:value="67" calcext:value-type="float">
            <text:p>67</text:p>
          </table:table-cell>
          <table:table-cell table:number-columns-repeated="6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895" calcext:value-type="float">
            <text:p>895</text:p>
          </table:table-cell>
          <table:table-cell table:formula="of:=VLOOKUP([.B577];[$movies.B:.D];2;0)" office:value-type="string" office:string-value="BT" calcext:value-type="string">
            <text:p>BT</text:p>
          </table:table-cell>
          <table:table-cell table:formula="of:=IFERROR(INDEX([.$D$1:.D576];MATCH([.E577];[.$E$1:.E576];0));MAX([.$D$1:.D576])+1)" office:value-type="float" office:value="21" calcext:value-type="float">
            <text:p>21</text:p>
          </table:table-cell>
          <table:table-cell table:style-name="ce45" office:value-type="string" calcext:value-type="string">
            <text:p>Martial Arts</text:p>
          </table:table-cell>
          <table:table-cell table:formula="of:=COUNTIF([.E:.E];[.E577])-COUNTIF([.$E$1:.E577];[.E577])" office:value-type="float" office:value="3" calcext:value-type="float">
            <text:p>3</text:p>
          </table:table-cell>
          <table:table-cell table:formula="of:=COUNTIF([.$E$1:.E576];[.E577])" office:value-type="float" office:value="7" calcext:value-type="float">
            <text:p>7</text:p>
          </table:table-cell>
          <table:table-cell table:style-name="ce35" table:formula="of:=IFERROR(INDEX([.A578:.$A$873];MATCH([.E577];[.E578:.$E$873];0));&quot;&quot;)" office:value-type="float" office:value="91" calcext:value-type="float">
            <text:p>91</text:p>
          </table:table-cell>
          <table:table-cell table:style-name="ce35" table:formula="of:=IFERROR(IF(COUNT([.$A$1:.A576])&gt;1;INDEX([.$A$1:.A576];SUMPRODUCT(MAX(ROW([.$E$1:.E576])*([.E577]=[.$E$1:.E576]))));&quot;&quot;);&quot;&quot;)" office:value-type="float" office:value="53" calcext:value-type="float">
            <text:p>53</text:p>
          </table:table-cell>
          <table:table-cell table:number-columns-repeated="6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895" calcext:value-type="float">
            <text:p>895</text:p>
          </table:table-cell>
          <table:table-cell table:formula="of:=VLOOKUP([.B578];[$movies.B:.D];2;0)" office:value-type="string" office:string-value="BT" calcext:value-type="string">
            <text:p>BT</text:p>
          </table:table-cell>
          <table:table-cell table:formula="of:=IFERROR(INDEX([.$D$1:.D577];MATCH([.E578];[.$E$1:.E577];0));MAX([.$D$1:.D577])+1)" office:value-type="float" office:value="8" calcext:value-type="float">
            <text:p>8</text:p>
          </table:table-cell>
          <table:table-cell table:style-name="ce45" office:value-type="string" calcext:value-type="string">
            <text:p>Superpowers</text:p>
          </table:table-cell>
          <table:table-cell table:formula="of:=COUNTIF([.E:.E];[.E578])-COUNTIF([.$E$1:.E578];[.E578])" office:value-type="float" office:value="2" calcext:value-type="float">
            <text:p>2</text:p>
          </table:table-cell>
          <table:table-cell table:formula="of:=COUNTIF([.$E$1:.E577];[.E578])" office:value-type="float" office:value="5" calcext:value-type="float">
            <text:p>5</text:p>
          </table:table-cell>
          <table:table-cell table:style-name="ce35" table:formula="of:=IFERROR(INDEX([.A579:.$A$873];MATCH([.E578];[.E579:.$E$873];0));&quot;&quot;)" office:value-type="float" office:value="89" calcext:value-type="float">
            <text:p>89</text:p>
          </table:table-cell>
          <table:table-cell table:style-name="ce35" table:formula="of:=IFERROR(IF(COUNT([.$A$1:.A577])&gt;1;INDEX([.$A$1:.A577];SUMPRODUCT(MAX(ROW([.$E$1:.E577])*([.E578]=[.$E$1:.E577]))));&quot;&quot;);&quot;&quot;)" office:value-type="float" office:value="58" calcext:value-type="float">
            <text:p>58</text:p>
          </table:table-cell>
          <table:table-cell table:number-columns-repeated="6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895" calcext:value-type="float">
            <text:p>895</text:p>
          </table:table-cell>
          <table:table-cell table:formula="of:=VLOOKUP([.B579];[$movies.B:.D];2;0)" office:value-type="string" office:string-value="BT" calcext:value-type="string">
            <text:p>BT</text:p>
          </table:table-cell>
          <table:table-cell table:formula="of:=IFERROR(INDEX([.$D$1:.D578];MATCH([.E579];[.$E$1:.E578];0));MAX([.$D$1:.D578])+1)" office:value-type="float" office:value="25" calcext:value-type="float">
            <text:p>25</text:p>
          </table:table-cell>
          <table:table-cell table:style-name="ce45" office:value-type="string" calcext:value-type="string">
            <text:p>Art</text:p>
          </table:table-cell>
          <table:table-cell table:formula="of:=COUNTIF([.E:.E];[.E579])-COUNTIF([.$E$1:.E579];[.E579])" office:value-type="float" office:value="1" calcext:value-type="float">
            <text:p>1</text:p>
          </table:table-cell>
          <table:table-cell table:formula="of:=COUNTIF([.$E$1:.E578];[.E579])" office:value-type="float" office:value="5" calcext:value-type="float">
            <text:p>5</text:p>
          </table:table-cell>
          <table:table-cell table:style-name="ce35" table:formula="of:=IFERROR(INDEX([.A580:.$A$873];MATCH([.E579];[.E580:.$E$873];0));&quot;&quot;)">
            <text:p/>
          </table:table-cell>
          <table:table-cell table:style-name="ce35" table:formula="of:=IFERROR(IF(COUNT([.$A$1:.A578])&gt;1;INDEX([.$A$1:.A578];SUMPRODUCT(MAX(ROW([.$E$1:.E578])*([.E579]=[.$E$1:.E578]))));&quot;&quot;);&quot;&quot;)" office:value-type="float" office:value="50" calcext:value-type="float">
            <text:p>50</text:p>
          </table:table-cell>
          <table:table-cell table:number-columns-repeated="6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51632" calcext:value-type="float">
            <text:p>51632</text:p>
          </table:table-cell>
          <table:table-cell table:formula="of:=VLOOKUP([.B580];[$movies.B:.D];2;0)" office:value-type="string" office:string-value="BU" calcext:value-type="string">
            <text:p>BU</text:p>
          </table:table-cell>
          <table:table-cell table:formula="of:=IFERROR(INDEX([.$D$1:.D579];MATCH([.E580];[.$E$1:.E579];0));MAX([.$D$1:.D579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580])-COUNTIF([.$E$1:.E580];[.E580])" office:value-type="float" office:value="10" calcext:value-type="float">
            <text:p>10</text:p>
          </table:table-cell>
          <table:table-cell table:formula="of:=COUNTIF([.$E$1:.E579];[.E580])" office:value-type="float" office:value="22" calcext:value-type="float">
            <text:p>22</text:p>
          </table:table-cell>
          <table:table-cell table:style-name="ce35" table:formula="of:=IFERROR(INDEX([.A581:.$A$873];MATCH([.E580];[.E581:.$E$873];0));&quot;&quot;)" office:value-type="float" office:value="101" calcext:value-type="float">
            <text:p>101</text:p>
          </table:table-cell>
          <table:table-cell table:style-name="ce35" table:formula="of:=IFERROR(IF(COUNT([.$A$1:.A579])&gt;1;INDEX([.$A$1:.A579];SUMPRODUCT(MAX(ROW([.$E$1:.E579])*([.E580]=[.$E$1:.E579]))));&quot;&quot;);&quot;&quot;)" office:value-type="float" office:value="71" calcext:value-type="float">
            <text:p>71</text:p>
          </table:table-cell>
          <table:table-cell table:number-columns-repeated="6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51632" calcext:value-type="float">
            <text:p>51632</text:p>
          </table:table-cell>
          <table:table-cell table:formula="of:=VLOOKUP([.B581];[$movies.B:.D];2;0)" office:value-type="string" office:string-value="BU" calcext:value-type="string">
            <text:p>BU</text:p>
          </table:table-cell>
          <table:table-cell table:formula="of:=IFERROR(INDEX([.$D$1:.D580];MATCH([.E581];[.$E$1:.E580];0));MAX([.$D$1:.D580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581])-COUNTIF([.$E$1:.E581];[.E581])" office:value-type="float" office:value="15" calcext:value-type="float">
            <text:p>15</text:p>
          </table:table-cell>
          <table:table-cell table:formula="of:=COUNTIF([.$E$1:.E580];[.E581])" office:value-type="float" office:value="31" calcext:value-type="float">
            <text:p>31</text:p>
          </table:table-cell>
          <table:table-cell table:style-name="ce35" table:formula="of:=IFERROR(INDEX([.A582:.$A$873];MATCH([.E581];[.E582:.$E$873];0));&quot;&quot;)" office:value-type="float" office:value="77" calcext:value-type="float">
            <text:p>77</text:p>
          </table:table-cell>
          <table:table-cell table:style-name="ce35" table:formula="of:=IFERROR(IF(COUNT([.$A$1:.A580])&gt;1;INDEX([.$A$1:.A580];SUMPRODUCT(MAX(ROW([.$E$1:.E580])*([.E581]=[.$E$1:.E580]))));&quot;&quot;);&quot;&quot;)" office:value-type="float" office:value="69" calcext:value-type="float">
            <text:p>69</text:p>
          </table:table-cell>
          <table:table-cell table:number-columns-repeated="6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51632" calcext:value-type="float">
            <text:p>51632</text:p>
          </table:table-cell>
          <table:table-cell table:formula="of:=VLOOKUP([.B582];[$movies.B:.D];2;0)" office:value-type="string" office:string-value="BU" calcext:value-type="string">
            <text:p>BU</text:p>
          </table:table-cell>
          <table:table-cell table:formula="of:=IFERROR(INDEX([.$D$1:.D581];MATCH([.E582];[.$E$1:.E581];0));MAX([.$D$1:.D581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582])-COUNTIF([.$E$1:.E582];[.E582])" office:value-type="float" office:value="17" calcext:value-type="float">
            <text:p>17</text:p>
          </table:table-cell>
          <table:table-cell table:formula="of:=COUNTIF([.$E$1:.E581];[.E582])" office:value-type="float" office:value="28" calcext:value-type="float">
            <text:p>28</text:p>
          </table:table-cell>
          <table:table-cell table:style-name="ce35" table:formula="of:=IFERROR(INDEX([.A583:.$A$873];MATCH([.E582];[.E583:.$E$873];0));&quot;&quot;)" office:value-type="float" office:value="74" calcext:value-type="float">
            <text:p>74</text:p>
          </table:table-cell>
          <table:table-cell table:style-name="ce35" table:formula="of:=IFERROR(IF(COUNT([.$A$1:.A581])&gt;1;INDEX([.$A$1:.A581];SUMPRODUCT(MAX(ROW([.$E$1:.E581])*([.E582]=[.$E$1:.E581]))));&quot;&quot;);&quot;&quot;)" office:value-type="float" office:value="71" calcext:value-type="float">
            <text:p>71</text:p>
          </table:table-cell>
          <table:table-cell table:number-columns-repeated="6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51632" calcext:value-type="float">
            <text:p>51632</text:p>
          </table:table-cell>
          <table:table-cell table:formula="of:=VLOOKUP([.B583];[$movies.B:.D];2;0)" office:value-type="string" office:string-value="BU" calcext:value-type="string">
            <text:p>BU</text:p>
          </table:table-cell>
          <table:table-cell table:formula="of:=IFERROR(INDEX([.$D$1:.D582];MATCH([.E583];[.$E$1:.E582];0));MAX([.$D$1:.D582])+1)" office:value-type="float" office:value="69" calcext:value-type="float">
            <text:p>69</text:p>
          </table:table-cell>
          <table:table-cell table:style-name="ce45" office:value-type="string" calcext:value-type="string">
            <text:p>Political</text:p>
          </table:table-cell>
          <table:table-cell table:formula="of:=COUNTIF([.E:.E];[.E583])-COUNTIF([.$E$1:.E583];[.E583])" office:value-type="float" office:value="5" calcext:value-type="float">
            <text:p>5</text:p>
          </table:table-cell>
          <table:table-cell table:formula="of:=COUNTIF([.$E$1:.E582];[.E583])" office:value-type="float" office:value="5" calcext:value-type="float">
            <text:p>5</text:p>
          </table:table-cell>
          <table:table-cell table:style-name="ce35" table:formula="of:=IFERROR(INDEX([.A584:.$A$873];MATCH([.E583];[.E584:.$E$873];0));&quot;&quot;)" office:value-type="float" office:value="75" calcext:value-type="float">
            <text:p>75</text:p>
          </table:table-cell>
          <table:table-cell table:style-name="ce35" table:formula="of:=IFERROR(IF(COUNT([.$A$1:.A582])&gt;1;INDEX([.$A$1:.A582];SUMPRODUCT(MAX(ROW([.$E$1:.E582])*([.E583]=[.$E$1:.E582]))));&quot;&quot;);&quot;&quot;)" office:value-type="float" office:value="57" calcext:value-type="float">
            <text:p>57</text:p>
          </table:table-cell>
          <table:table-cell table:number-columns-repeated="6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51632" calcext:value-type="float">
            <text:p>51632</text:p>
          </table:table-cell>
          <table:table-cell table:formula="of:=VLOOKUP([.B584];[$movies.B:.D];2;0)" office:value-type="string" office:string-value="BU" calcext:value-type="string">
            <text:p>BU</text:p>
          </table:table-cell>
          <table:table-cell table:formula="of:=IFERROR(INDEX([.$D$1:.D583];MATCH([.E584];[.$E$1:.E583];0));MAX([.$D$1:.D583])+1)" office:value-type="float" office:value="10" calcext:value-type="float">
            <text:p>10</text:p>
          </table:table-cell>
          <table:table-cell table:style-name="ce45" office:value-type="string" calcext:value-type="string">
            <text:p>Europe</text:p>
          </table:table-cell>
          <table:table-cell table:formula="of:=COUNTIF([.E:.E];[.E584])-COUNTIF([.$E$1:.E584];[.E584])" office:value-type="float" office:value="3" calcext:value-type="float">
            <text:p>3</text:p>
          </table:table-cell>
          <table:table-cell table:formula="of:=COUNTIF([.$E$1:.E583];[.E584])" office:value-type="float" office:value="7" calcext:value-type="float">
            <text:p>7</text:p>
          </table:table-cell>
          <table:table-cell table:style-name="ce35" table:formula="of:=IFERROR(INDEX([.A585:.$A$873];MATCH([.E584];[.E585:.$E$873];0));&quot;&quot;)" office:value-type="float" office:value="78" calcext:value-type="float">
            <text:p>78</text:p>
          </table:table-cell>
          <table:table-cell table:style-name="ce35" table:formula="of:=IFERROR(IF(COUNT([.$A$1:.A583])&gt;1;INDEX([.$A$1:.A583];SUMPRODUCT(MAX(ROW([.$E$1:.E583])*([.E584]=[.$E$1:.E583]))));&quot;&quot;);&quot;&quot;)" office:value-type="float" office:value="52" calcext:value-type="float">
            <text:p>52</text:p>
          </table:table-cell>
          <table:table-cell table:number-columns-repeated="6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51632" calcext:value-type="float">
            <text:p>51632</text:p>
          </table:table-cell>
          <table:table-cell table:formula="of:=VLOOKUP([.B585];[$movies.B:.D];2;0)" office:value-type="string" office:string-value="BU" calcext:value-type="string">
            <text:p>BU</text:p>
          </table:table-cell>
          <table:table-cell table:formula="of:=IFERROR(INDEX([.$D$1:.D584];MATCH([.E585];[.$E$1:.E584];0));MAX([.$D$1:.D584])+1)" office:value-type="float" office:value="106" calcext:value-type="float">
            <text:p>106</text:p>
          </table:table-cell>
          <table:table-cell table:style-name="ce45" office:value-type="string" calcext:value-type="string">
            <text:p>Cheats</text:p>
          </table:table-cell>
          <table:table-cell table:formula="of:=COUNTIF([.E:.E];[.E585])-COUNTIF([.$E$1:.E585];[.E585])" office:value-type="float" office:value="1" calcext:value-type="float">
            <text:p>1</text:p>
          </table:table-cell>
          <table:table-cell table:formula="of:=COUNTIF([.$E$1:.E584];[.E585])" office:value-type="float" office:value="4" calcext:value-type="float">
            <text:p>4</text:p>
          </table:table-cell>
          <table:table-cell table:style-name="ce35" table:formula="of:=IFERROR(INDEX([.A586:.$A$873];MATCH([.E585];[.E586:.$E$873];0));&quot;&quot;)" office:value-type="float" office:value="117" calcext:value-type="float">
            <text:p>117</text:p>
          </table:table-cell>
          <table:table-cell table:style-name="ce35" table:formula="of:=IFERROR(IF(COUNT([.$A$1:.A584])&gt;1;INDEX([.$A$1:.A584];SUMPRODUCT(MAX(ROW([.$E$1:.E584])*([.E585]=[.$E$1:.E584]))));&quot;&quot;);&quot;&quot;)" office:value-type="float" office:value="71" calcext:value-type="float">
            <text:p>71</text:p>
          </table:table-cell>
          <table:table-cell table:number-columns-repeated="6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51632" calcext:value-type="float">
            <text:p>51632</text:p>
          </table:table-cell>
          <table:table-cell table:formula="of:=VLOOKUP([.B586];[$movies.B:.D];2;0)" office:value-type="string" office:string-value="BU" calcext:value-type="string">
            <text:p>BU</text:p>
          </table:table-cell>
          <table:table-cell table:formula="of:=IFERROR(INDEX([.$D$1:.D585];MATCH([.E586];[.$E$1:.E585];0));MAX([.$D$1:.D585])+1)" office:value-type="float" office:value="70" calcext:value-type="float">
            <text:p>70</text:p>
          </table:table-cell>
          <table:table-cell table:style-name="ce45" office:value-type="string" calcext:value-type="string">
            <text:p>Slapstick</text:p>
          </table:table-cell>
          <table:table-cell table:formula="of:=COUNTIF([.E:.E];[.E586])-COUNTIF([.$E$1:.E586];[.E586])" office:value-type="float" office:value="1" calcext:value-type="float">
            <text:p>1</text:p>
          </table:table-cell>
          <table:table-cell table:formula="of:=COUNTIF([.$E$1:.E585];[.E586])" office:value-type="float" office:value="5" calcext:value-type="float">
            <text:p>5</text:p>
          </table:table-cell>
          <table:table-cell table:style-name="ce35" table:formula="of:=IFERROR(INDEX([.A587:.$A$873];MATCH([.E586];[.E587:.$E$873];0));&quot;&quot;)">
            <text:p/>
          </table:table-cell>
          <table:table-cell table:style-name="ce35" table:formula="of:=IFERROR(IF(COUNT([.$A$1:.A585])&gt;1;INDEX([.$A$1:.A585];SUMPRODUCT(MAX(ROW([.$E$1:.E585])*([.E586]=[.$E$1:.E585]))));&quot;&quot;);&quot;&quot;)" office:value-type="float" office:value="64" calcext:value-type="float">
            <text:p>64</text:p>
          </table:table-cell>
          <table:table-cell table:number-columns-repeated="6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51632" calcext:value-type="float">
            <text:p>51632</text:p>
          </table:table-cell>
          <table:table-cell table:formula="of:=VLOOKUP([.B587];[$movies.B:.D];2;0)" office:value-type="string" office:string-value="BU" calcext:value-type="string">
            <text:p>BU</text:p>
          </table:table-cell>
          <table:table-cell table:formula="of:=IFERROR(INDEX([.$D$1:.D586];MATCH([.E587];[.$E$1:.E586];0));MAX([.$D$1:.D586])+1)" office:value-type="float" office:value="65" calcext:value-type="float">
            <text:p>65</text:p>
          </table:table-cell>
          <table:table-cell table:style-name="ce45" office:value-type="string" calcext:value-type="string">
            <text:p>Overpowered Main Characters</text:p>
          </table:table-cell>
          <table:table-cell table:formula="of:=COUNTIF([.E:.E];[.E587])-COUNTIF([.$E$1:.E587];[.E587])" office:value-type="float" office:value="4" calcext:value-type="float">
            <text:p>4</text:p>
          </table:table-cell>
          <table:table-cell table:formula="of:=COUNTIF([.$E$1:.E586];[.E587])" office:value-type="float" office:value="10" calcext:value-type="float">
            <text:p>10</text:p>
          </table:table-cell>
          <table:table-cell table:style-name="ce35" table:formula="of:=IFERROR(INDEX([.A588:.$A$873];MATCH([.E587];[.E588:.$E$873];0));&quot;&quot;)" office:value-type="float" office:value="117" calcext:value-type="float">
            <text:p>117</text:p>
          </table:table-cell>
          <table:table-cell table:style-name="ce35" table:formula="of:=IFERROR(IF(COUNT([.$A$1:.A586])&gt;1;INDEX([.$A$1:.A586];SUMPRODUCT(MAX(ROW([.$E$1:.E586])*([.E587]=[.$E$1:.E586]))));&quot;&quot;);&quot;&quot;)" office:value-type="float" office:value="71" calcext:value-type="float">
            <text:p>71</text:p>
          </table:table-cell>
          <table:table-cell table:number-columns-repeated="6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51632" calcext:value-type="float">
            <text:p>51632</text:p>
          </table:table-cell>
          <table:table-cell table:formula="of:=VLOOKUP([.B588];[$movies.B:.D];2;0)" office:value-type="string" office:string-value="BU" calcext:value-type="string">
            <text:p>BU</text:p>
          </table:table-cell>
          <table:table-cell table:formula="of:=IFERROR(INDEX([.$D$1:.D587];MATCH([.E588];[.$E$1:.E587];0));MAX([.$D$1:.D587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588])-COUNTIF([.$E$1:.E588];[.E588])" office:value-type="float" office:value="4" calcext:value-type="float">
            <text:p>4</text:p>
          </table:table-cell>
          <table:table-cell table:formula="of:=COUNTIF([.$E$1:.E587];[.E588])" office:value-type="float" office:value="14" calcext:value-type="float">
            <text:p>14</text:p>
          </table:table-cell>
          <table:table-cell table:style-name="ce35" table:formula="of:=IFERROR(INDEX([.A589:.$A$873];MATCH([.E588];[.E589:.$E$873];0));&quot;&quot;)" office:value-type="float" office:value="117" calcext:value-type="float">
            <text:p>117</text:p>
          </table:table-cell>
          <table:table-cell table:style-name="ce35" table:formula="of:=IFERROR(IF(COUNT([.$A$1:.A587])&gt;1;INDEX([.$A$1:.A587];SUMPRODUCT(MAX(ROW([.$E$1:.E587])*([.E588]=[.$E$1:.E587]))));&quot;&quot;);&quot;&quot;)" office:value-type="float" office:value="71" calcext:value-type="float">
            <text:p>71</text:p>
          </table:table-cell>
          <table:table-cell table:number-columns-repeated="6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51632" calcext:value-type="float">
            <text:p>51632</text:p>
          </table:table-cell>
          <table:table-cell table:formula="of:=VLOOKUP([.B589];[$movies.B:.D];2;0)" office:value-type="string" office:string-value="BU" calcext:value-type="string">
            <text:p>BU</text:p>
          </table:table-cell>
          <table:table-cell table:formula="of:=IFERROR(INDEX([.$D$1:.D588];MATCH([.E589];[.$E$1:.E588];0));MAX([.$D$1:.D588])+1)" office:value-type="float" office:value="13" calcext:value-type="float">
            <text:p>13</text:p>
          </table:table-cell>
          <table:table-cell table:style-name="ce45" office:value-type="string" calcext:value-type="string">
            <text:p>Pets</text:p>
          </table:table-cell>
          <table:table-cell table:formula="of:=COUNTIF([.E:.E];[.E589])-COUNTIF([.$E$1:.E589];[.E589])" office:value-type="float" office:value="5" calcext:value-type="float">
            <text:p>5</text:p>
          </table:table-cell>
          <table:table-cell table:formula="of:=COUNTIF([.$E$1:.E588];[.E589])" office:value-type="float" office:value="9" calcext:value-type="float">
            <text:p>9</text:p>
          </table:table-cell>
          <table:table-cell table:style-name="ce35" table:formula="of:=IFERROR(INDEX([.A590:.$A$873];MATCH([.E589];[.E590:.$E$873];0));&quot;&quot;)" office:value-type="float" office:value="102" calcext:value-type="float">
            <text:p>102</text:p>
          </table:table-cell>
          <table:table-cell table:style-name="ce35" table:formula="of:=IFERROR(IF(COUNT([.$A$1:.A588])&gt;1;INDEX([.$A$1:.A588];SUMPRODUCT(MAX(ROW([.$E$1:.E588])*([.E589]=[.$E$1:.E588]))));&quot;&quot;);&quot;&quot;)" office:value-type="float" office:value="62" calcext:value-type="float">
            <text:p>62</text:p>
          </table:table-cell>
          <table:table-cell table:number-columns-repeated="6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41558" calcext:value-type="float">
            <text:p>41558</text:p>
          </table:table-cell>
          <table:table-cell table:formula="of:=VLOOKUP([.B590];[$movies.B:.D];2;0)" office:value-type="string" office:string-value="BV" calcext:value-type="string">
            <text:p>BV</text:p>
          </table:table-cell>
          <table:table-cell table:formula="of:=IFERROR(INDEX([.$D$1:.D589];MATCH([.E590];[.$E$1:.E589];0));MAX([.$D$1:.D589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590])-COUNTIF([.$E$1:.E590];[.E590])" office:value-type="float" office:value="16" calcext:value-type="float">
            <text:p>16</text:p>
          </table:table-cell>
          <table:table-cell table:formula="of:=COUNTIF([.$E$1:.E589];[.E590])" office:value-type="float" office:value="29" calcext:value-type="float">
            <text:p>29</text:p>
          </table:table-cell>
          <table:table-cell table:style-name="ce35" table:formula="of:=IFERROR(INDEX([.A591:.$A$873];MATCH([.E590];[.E591:.$E$873];0));&quot;&quot;)" office:value-type="float" office:value="87" calcext:value-type="float">
            <text:p>87</text:p>
          </table:table-cell>
          <table:table-cell table:style-name="ce35" table:formula="of:=IFERROR(IF(COUNT([.$A$1:.A589])&gt;1;INDEX([.$A$1:.A589];SUMPRODUCT(MAX(ROW([.$E$1:.E589])*([.E590]=[.$E$1:.E589]))));&quot;&quot;);&quot;&quot;)" office:value-type="float" office:value="73" calcext:value-type="float">
            <text:p>73</text:p>
          </table:table-cell>
          <table:table-cell table:number-columns-repeated="6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41558" calcext:value-type="float">
            <text:p>41558</text:p>
          </table:table-cell>
          <table:table-cell table:formula="of:=VLOOKUP([.B591];[$movies.B:.D];2;0)" office:value-type="string" office:string-value="BV" calcext:value-type="string">
            <text:p>BV</text:p>
          </table:table-cell>
          <table:table-cell table:formula="of:=IFERROR(INDEX([.$D$1:.D590];MATCH([.E591];[.$E$1:.E590];0));MAX([.$D$1:.D590])+1)" office:value-type="float" office:value="107" calcext:value-type="float">
            <text:p>107</text:p>
          </table:table-cell>
          <table:table-cell table:style-name="ce45" office:value-type="string" calcext:value-type="string">
            <text:p>Child Protagonists</text:p>
          </table:table-cell>
          <table:table-cell table:formula="of:=COUNTIF([.E:.E];[.E591])-COUNTIF([.$E$1:.E591];[.E591])" office:value-type="float" office:value="1" calcext:value-type="float">
            <text:p>1</text:p>
          </table:table-cell>
          <table:table-cell table:formula="of:=COUNTIF([.$E$1:.E590];[.E591])" office:value-type="float" office:value="1" calcext:value-type="float">
            <text:p>1</text:p>
          </table:table-cell>
          <table:table-cell table:style-name="ce35" table:formula="of:=IFERROR(INDEX([.A592:.$A$873];MATCH([.E591];[.E592:.$E$873];0));&quot;&quot;)" office:value-type="float" office:value="110" calcext:value-type="float">
            <text:p>110</text:p>
          </table:table-cell>
          <table:table-cell table:style-name="ce35" table:formula="of:=IFERROR(IF(COUNT([.$A$1:.A590])&gt;1;INDEX([.$A$1:.A590];SUMPRODUCT(MAX(ROW([.$E$1:.E590])*([.E591]=[.$E$1:.E590]))));&quot;&quot;);&quot;&quot;)" office:value-type="float" office:value="44" calcext:value-type="float">
            <text:p>44</text:p>
          </table:table-cell>
          <table:table-cell table:number-columns-repeated="6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41558" calcext:value-type="float">
            <text:p>41558</text:p>
          </table:table-cell>
          <table:table-cell table:formula="of:=VLOOKUP([.B592];[$movies.B:.D];2;0)" office:value-type="string" office:string-value="BV" calcext:value-type="string">
            <text:p>BV</text:p>
          </table:table-cell>
          <table:table-cell table:formula="of:=IFERROR(INDEX([.$D$1:.D591];MATCH([.E592];[.$E$1:.E591];0));MAX([.$D$1:.D591])+1)" office:value-type="float" office:value="139" calcext:value-type="float">
            <text:p>139</text:p>
          </table:table-cell>
          <table:table-cell table:style-name="ce45" office:value-type="string" calcext:value-type="string">
            <text:p>Desert</text:p>
          </table:table-cell>
          <table:table-cell table:formula="of:=COUNTIF([.E:.E];[.E592])-COUNTIF([.$E$1:.E592];[.E592])" office:value-type="float" office:value="0" calcext:value-type="float">
            <text:p>0</text:p>
          </table:table-cell>
          <table:table-cell table:formula="of:=COUNTIF([.$E$1:.E591];[.E592])" office:value-type="float" office:value="0" calcext:value-type="float">
            <text:p>0</text:p>
          </table:table-cell>
          <table:table-cell table:style-name="ce35" table:formula="of:=IFERROR(INDEX([.A593:.$A$873];MATCH([.E592];[.E593:.$E$873];0));&quot;&quot;)">
            <text:p/>
          </table:table-cell>
          <table:table-cell table:style-name="ce35" table:formula="of:=IFERROR(IF(COUNT([.$A$1:.A591])&gt;1;INDEX([.$A$1:.A591];SUMPRODUCT(MAX(ROW([.$E$1:.E591])*([.E592]=[.$E$1:.E591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41558" calcext:value-type="float">
            <text:p>41558</text:p>
          </table:table-cell>
          <table:table-cell table:formula="of:=VLOOKUP([.B593];[$movies.B:.D];2;0)" office:value-type="string" office:string-value="BV" calcext:value-type="string">
            <text:p>BV</text:p>
          </table:table-cell>
          <table:table-cell table:formula="of:=IFERROR(INDEX([.$D$1:.D592];MATCH([.E593];[.$E$1:.E592];0));MAX([.$D$1:.D592])+1)" office:value-type="float" office:value="6" calcext:value-type="float">
            <text:p>6</text:p>
          </table:table-cell>
          <table:table-cell table:style-name="ce45" office:value-type="string" calcext:value-type="string">
            <text:p>Episodic</text:p>
          </table:table-cell>
          <table:table-cell table:formula="of:=COUNTIF([.E:.E];[.E593])-COUNTIF([.$E$1:.E593];[.E593])" office:value-type="float" office:value="0" calcext:value-type="float">
            <text:p>0</text:p>
          </table:table-cell>
          <table:table-cell table:formula="of:=COUNTIF([.$E$1:.E592];[.E593])" office:value-type="float" office:value="1" calcext:value-type="float">
            <text:p>1</text:p>
          </table:table-cell>
          <table:table-cell table:style-name="ce35" table:formula="of:=IFERROR(INDEX([.A594:.$A$873];MATCH([.E593];[.E594:.$E$873];0));&quot;&quot;)">
            <text:p/>
          </table:table-cell>
          <table:table-cell table:style-name="ce35" table:formula="of:=IFERROR(IF(COUNT([.$A$1:.A592])&gt;1;INDEX([.$A$1:.A592];SUMPRODUCT(MAX(ROW([.$E$1:.E592])*([.E593]=[.$E$1:.E592]))));&quot;&quot;);&quot;&quot;)" office:value-type="float" office:value="1" calcext:value-type="float">
            <text:p>1</text:p>
          </table:table-cell>
          <table:table-cell table:number-columns-repeated="6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41558" calcext:value-type="float">
            <text:p>41558</text:p>
          </table:table-cell>
          <table:table-cell table:formula="of:=VLOOKUP([.B594];[$movies.B:.D];2;0)" office:value-type="string" office:string-value="BV" calcext:value-type="string">
            <text:p>BV</text:p>
          </table:table-cell>
          <table:table-cell table:formula="of:=IFERROR(INDEX([.$D$1:.D593];MATCH([.E594];[.$E$1:.E593];0));MAX([.$D$1:.D593])+1)" office:value-type="float" office:value="140" calcext:value-type="float">
            <text:p>140</text:p>
          </table:table-cell>
          <table:table-cell table:style-name="ce45" office:value-type="string" calcext:value-type="string">
            <text:p>Family Friendly</text:p>
          </table:table-cell>
          <table:table-cell table:formula="of:=COUNTIF([.E:.E];[.E594])-COUNTIF([.$E$1:.E594];[.E594])" office:value-type="float" office:value="7" calcext:value-type="float">
            <text:p>7</text:p>
          </table:table-cell>
          <table:table-cell table:formula="of:=COUNTIF([.$E$1:.E593];[.E594])" office:value-type="float" office:value="0" calcext:value-type="float">
            <text:p>0</text:p>
          </table:table-cell>
          <table:table-cell table:style-name="ce35" table:formula="of:=IFERROR(INDEX([.A595:.$A$873];MATCH([.E594];[.E595:.$E$873];0));&quot;&quot;)" office:value-type="float" office:value="87" calcext:value-type="float">
            <text:p>87</text:p>
          </table:table-cell>
          <table:table-cell table:style-name="ce35" table:formula="of:=IFERROR(IF(COUNT([.$A$1:.A593])&gt;1;INDEX([.$A$1:.A593];SUMPRODUCT(MAX(ROW([.$E$1:.E593])*([.E594]=[.$E$1:.E593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41558" calcext:value-type="float">
            <text:p>41558</text:p>
          </table:table-cell>
          <table:table-cell table:formula="of:=VLOOKUP([.B595];[$movies.B:.D];2;0)" office:value-type="string" office:string-value="BV" calcext:value-type="string">
            <text:p>BV</text:p>
          </table:table-cell>
          <table:table-cell table:formula="of:=IFERROR(INDEX([.$D$1:.D594];MATCH([.E595];[.$E$1:.E594];0));MAX([.$D$1:.D594])+1)" office:value-type="float" office:value="141" calcext:value-type="float">
            <text:p>141</text:p>
          </table:table-cell>
          <table:table-cell table:style-name="ce45" office:value-type="string" calcext:value-type="string">
            <text:p>Middle Eastern</text:p>
          </table:table-cell>
          <table:table-cell table:formula="of:=COUNTIF([.E:.E];[.E595])-COUNTIF([.$E$1:.E595];[.E595])" office:value-type="float" office:value="1" calcext:value-type="float">
            <text:p>1</text:p>
          </table:table-cell>
          <table:table-cell table:formula="of:=COUNTIF([.$E$1:.E594];[.E595])" office:value-type="float" office:value="0" calcext:value-type="float">
            <text:p>0</text:p>
          </table:table-cell>
          <table:table-cell table:style-name="ce35" table:formula="of:=IFERROR(INDEX([.A596:.$A$873];MATCH([.E595];[.E596:.$E$873];0));&quot;&quot;)">
            <text:p/>
          </table:table-cell>
          <table:table-cell table:style-name="ce35" table:formula="of:=IFERROR(IF(COUNT([.$A$1:.A594])&gt;1;INDEX([.$A$1:.A594];SUMPRODUCT(MAX(ROW([.$E$1:.E594])*([.E595]=[.$E$1:.E59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41558" calcext:value-type="float">
            <text:p>41558</text:p>
          </table:table-cell>
          <table:table-cell table:formula="of:=VLOOKUP([.B596];[$movies.B:.D];2;0)" office:value-type="string" office:string-value="BV" calcext:value-type="string">
            <text:p>BV</text:p>
          </table:table-cell>
          <table:table-cell table:formula="of:=IFERROR(INDEX([.$D$1:.D595];MATCH([.E596];[.$E$1:.E595];0));MAX([.$D$1:.D595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596])-COUNTIF([.$E$1:.E596];[.E596])" office:value-type="float" office:value="20" calcext:value-type="float">
            <text:p>20</text:p>
          </table:table-cell>
          <table:table-cell table:formula="of:=COUNTIF([.$E$1:.E595];[.E596])" office:value-type="float" office:value="16" calcext:value-type="float">
            <text:p>16</text:p>
          </table:table-cell>
          <table:table-cell table:style-name="ce35" table:formula="of:=IFERROR(INDEX([.A597:.$A$873];MATCH([.E596];[.E597:.$E$873];0));&quot;&quot;)" office:value-type="float" office:value="75" calcext:value-type="float">
            <text:p>75</text:p>
          </table:table-cell>
          <table:table-cell table:style-name="ce35" table:formula="of:=IFERROR(IF(COUNT([.$A$1:.A595])&gt;1;INDEX([.$A$1:.A595];SUMPRODUCT(MAX(ROW([.$E$1:.E595])*([.E596]=[.$E$1:.E595]))));&quot;&quot;);&quot;&quot;)" office:value-type="float" office:value="70" calcext:value-type="float">
            <text:p>70</text:p>
          </table:table-cell>
          <table:table-cell table:number-columns-repeated="6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35369" calcext:value-type="float">
            <text:p>35369</text:p>
          </table:table-cell>
          <table:table-cell table:formula="of:=VLOOKUP([.B597];[$movies.B:.D];2;0)" office:value-type="string" office:string-value="BW" calcext:value-type="string">
            <text:p>BW</text:p>
          </table:table-cell>
          <table:table-cell table:formula="of:=IFERROR(INDEX([.$D$1:.D596];MATCH([.E597];[.$E$1:.E596];0));MAX([.$D$1:.D596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597])-COUNTIF([.$E$1:.E597];[.E597])" office:value-type="float" office:value="13" calcext:value-type="float">
            <text:p>13</text:p>
          </table:table-cell>
          <table:table-cell table:formula="of:=COUNTIF([.$E$1:.E596];[.E597])" office:value-type="float" office:value="10" calcext:value-type="float">
            <text:p>10</text:p>
          </table:table-cell>
          <table:table-cell table:style-name="ce35" table:formula="of:=IFERROR(INDEX([.A598:.$A$873];MATCH([.E597];[.E598:.$E$873];0));&quot;&quot;)" office:value-type="float" office:value="76" calcext:value-type="float">
            <text:p>76</text:p>
          </table:table-cell>
          <table:table-cell table:style-name="ce35" table:formula="of:=IFERROR(IF(COUNT([.$A$1:.A596])&gt;1;INDEX([.$A$1:.A596];SUMPRODUCT(MAX(ROW([.$E$1:.E596])*([.E597]=[.$E$1:.E596]))));&quot;&quot;);&quot;&quot;)" office:value-type="float" office:value="66" calcext:value-type="float">
            <text:p>66</text:p>
          </table:table-cell>
          <table:table-cell table:number-columns-repeated="6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35369" calcext:value-type="float">
            <text:p>35369</text:p>
          </table:table-cell>
          <table:table-cell table:formula="of:=VLOOKUP([.B598];[$movies.B:.D];2;0)" office:value-type="string" office:string-value="BW" calcext:value-type="string">
            <text:p>BW</text:p>
          </table:table-cell>
          <table:table-cell table:formula="of:=IFERROR(INDEX([.$D$1:.D597];MATCH([.E598];[.$E$1:.E597];0));MAX([.$D$1:.D597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598])-COUNTIF([.$E$1:.E598];[.E598])" office:value-type="float" office:value="19" calcext:value-type="float">
            <text:p>19</text:p>
          </table:table-cell>
          <table:table-cell table:formula="of:=COUNTIF([.$E$1:.E597];[.E598])" office:value-type="float" office:value="11" calcext:value-type="float">
            <text:p>11</text:p>
          </table:table-cell>
          <table:table-cell table:style-name="ce35" table:formula="of:=IFERROR(INDEX([.A599:.$A$873];MATCH([.E598];[.E599:.$E$873];0));&quot;&quot;)" office:value-type="float" office:value="76" calcext:value-type="float">
            <text:p>76</text:p>
          </table:table-cell>
          <table:table-cell table:style-name="ce35" table:formula="of:=IFERROR(IF(COUNT([.$A$1:.A597])&gt;1;INDEX([.$A$1:.A597];SUMPRODUCT(MAX(ROW([.$E$1:.E597])*([.E598]=[.$E$1:.E597]))));&quot;&quot;);&quot;&quot;)" office:value-type="float" office:value="68" calcext:value-type="float">
            <text:p>68</text:p>
          </table:table-cell>
          <table:table-cell table:number-columns-repeated="6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35369" calcext:value-type="float">
            <text:p>35369</text:p>
          </table:table-cell>
          <table:table-cell table:formula="of:=VLOOKUP([.B599];[$movies.B:.D];2;0)" office:value-type="string" office:string-value="BW" calcext:value-type="string">
            <text:p>BW</text:p>
          </table:table-cell>
          <table:table-cell table:formula="of:=IFERROR(INDEX([.$D$1:.D598];MATCH([.E599];[.$E$1:.E598];0));MAX([.$D$1:.D598])+1)" office:value-type="float" office:value="69" calcext:value-type="float">
            <text:p>69</text:p>
          </table:table-cell>
          <table:table-cell table:style-name="ce45" office:value-type="string" calcext:value-type="string">
            <text:p>Political</text:p>
          </table:table-cell>
          <table:table-cell table:formula="of:=COUNTIF([.E:.E];[.E599])-COUNTIF([.$E$1:.E599];[.E599])" office:value-type="float" office:value="4" calcext:value-type="float">
            <text:p>4</text:p>
          </table:table-cell>
          <table:table-cell table:formula="of:=COUNTIF([.$E$1:.E598];[.E599])" office:value-type="float" office:value="6" calcext:value-type="float">
            <text:p>6</text:p>
          </table:table-cell>
          <table:table-cell table:style-name="ce35" table:formula="of:=IFERROR(INDEX([.A600:.$A$873];MATCH([.E599];[.E600:.$E$873];0));&quot;&quot;)" office:value-type="float" office:value="76" calcext:value-type="float">
            <text:p>76</text:p>
          </table:table-cell>
          <table:table-cell table:style-name="ce35" table:formula="of:=IFERROR(IF(COUNT([.$A$1:.A598])&gt;1;INDEX([.$A$1:.A598];SUMPRODUCT(MAX(ROW([.$E$1:.E598])*([.E599]=[.$E$1:.E598]))));&quot;&quot;);&quot;&quot;)" office:value-type="float" office:value="73" calcext:value-type="float">
            <text:p>73</text:p>
          </table:table-cell>
          <table:table-cell table:number-columns-repeated="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35369" calcext:value-type="float">
            <text:p>35369</text:p>
          </table:table-cell>
          <table:table-cell table:formula="of:=VLOOKUP([.B600];[$movies.B:.D];2;0)" office:value-type="string" office:string-value="BW" calcext:value-type="string">
            <text:p>BW</text:p>
          </table:table-cell>
          <table:table-cell table:formula="of:=IFERROR(INDEX([.$D$1:.D599];MATCH([.E600];[.$E$1:.E599];0));MAX([.$D$1:.D599])+1)" office:value-type="float" office:value="142" calcext:value-type="float">
            <text:p>142</text:p>
          </table:table-cell>
          <table:table-cell table:style-name="ce45" office:value-type="string" calcext:value-type="string">
            <text:p>CG Animation</text:p>
          </table:table-cell>
          <table:table-cell table:formula="of:=COUNTIF([.E:.E];[.E600])-COUNTIF([.$E$1:.E600];[.E600])" office:value-type="float" office:value="3" calcext:value-type="float">
            <text:p>3</text:p>
          </table:table-cell>
          <table:table-cell table:formula="of:=COUNTIF([.$E$1:.E599];[.E600])" office:value-type="float" office:value="0" calcext:value-type="float">
            <text:p>0</text:p>
          </table:table-cell>
          <table:table-cell table:style-name="ce35" table:formula="of:=IFERROR(INDEX([.A601:.$A$873];MATCH([.E600];[.E601:.$E$873];0));&quot;&quot;)" office:value-type="float" office:value="76" calcext:value-type="float">
            <text:p>76</text:p>
          </table:table-cell>
          <table:table-cell table:style-name="ce35" table:formula="of:=IFERROR(IF(COUNT([.$A$1:.A599])&gt;1;INDEX([.$A$1:.A599];SUMPRODUCT(MAX(ROW([.$E$1:.E599])*([.E600]=[.$E$1:.E599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35369" calcext:value-type="float">
            <text:p>35369</text:p>
          </table:table-cell>
          <table:table-cell table:formula="of:=VLOOKUP([.B601];[$movies.B:.D];2;0)" office:value-type="string" office:string-value="BW" calcext:value-type="string">
            <text:p>BW</text:p>
          </table:table-cell>
          <table:table-cell table:formula="of:=IFERROR(INDEX([.$D$1:.D600];MATCH([.E601];[.$E$1:.E600];0));MAX([.$D$1:.D600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601])-COUNTIF([.$E$1:.E601];[.E601])" office:value-type="float" office:value="19" calcext:value-type="float">
            <text:p>19</text:p>
          </table:table-cell>
          <table:table-cell table:formula="of:=COUNTIF([.$E$1:.E600];[.E601])" office:value-type="float" office:value="17" calcext:value-type="float">
            <text:p>17</text:p>
          </table:table-cell>
          <table:table-cell table:style-name="ce35" table:formula="of:=IFERROR(INDEX([.A602:.$A$873];MATCH([.E601];[.E602:.$E$873];0));&quot;&quot;)" office:value-type="float" office:value="76" calcext:value-type="float">
            <text:p>76</text:p>
          </table:table-cell>
          <table:table-cell table:style-name="ce35" table:formula="of:=IFERROR(IF(COUNT([.$A$1:.A600])&gt;1;INDEX([.$A$1:.A600];SUMPRODUCT(MAX(ROW([.$E$1:.E600])*([.E601]=[.$E$1:.E600]))));&quot;&quot;);&quot;&quot;)" office:value-type="float" office:value="74" calcext:value-type="float">
            <text:p>74</text:p>
          </table:table-cell>
          <table:table-cell table:number-columns-repeated="6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35603" calcext:value-type="float">
            <text:p>35603</text:p>
          </table:table-cell>
          <table:table-cell table:formula="of:=VLOOKUP([.B602];[$movies.B:.D];2;0)" office:value-type="string" office:string-value="BX" calcext:value-type="string">
            <text:p>BX</text:p>
          </table:table-cell>
          <table:table-cell table:formula="of:=IFERROR(INDEX([.$D$1:.D601];MATCH([.E602];[.$E$1:.E601];0));MAX([.$D$1:.D601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602])-COUNTIF([.$E$1:.E602];[.E602])" office:value-type="float" office:value="12" calcext:value-type="float">
            <text:p>12</text:p>
          </table:table-cell>
          <table:table-cell table:formula="of:=COUNTIF([.$E$1:.E601];[.E602])" office:value-type="float" office:value="11" calcext:value-type="float">
            <text:p>11</text:p>
          </table:table-cell>
          <table:table-cell table:style-name="ce35" table:formula="of:=IFERROR(INDEX([.A603:.$A$873];MATCH([.E602];[.E603:.$E$873];0));&quot;&quot;)" office:value-type="float" office:value="79" calcext:value-type="float">
            <text:p>79</text:p>
          </table:table-cell>
          <table:table-cell table:style-name="ce35" table:formula="of:=IFERROR(IF(COUNT([.$A$1:.A601])&gt;1;INDEX([.$A$1:.A601];SUMPRODUCT(MAX(ROW([.$E$1:.E601])*([.E602]=[.$E$1:.E601]))));&quot;&quot;);&quot;&quot;)" office:value-type="float" office:value="75" calcext:value-type="float">
            <text:p>75</text:p>
          </table:table-cell>
          <table:table-cell table:number-columns-repeated="6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35603" calcext:value-type="float">
            <text:p>35603</text:p>
          </table:table-cell>
          <table:table-cell table:formula="of:=VLOOKUP([.B603];[$movies.B:.D];2;0)" office:value-type="string" office:string-value="BX" calcext:value-type="string">
            <text:p>BX</text:p>
          </table:table-cell>
          <table:table-cell table:formula="of:=IFERROR(INDEX([.$D$1:.D602];MATCH([.E603];[.$E$1:.E602];0));MAX([.$D$1:.D602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603])-COUNTIF([.$E$1:.E603];[.E603])" office:value-type="float" office:value="18" calcext:value-type="float">
            <text:p>18</text:p>
          </table:table-cell>
          <table:table-cell table:formula="of:=COUNTIF([.$E$1:.E602];[.E603])" office:value-type="float" office:value="12" calcext:value-type="float">
            <text:p>12</text:p>
          </table:table-cell>
          <table:table-cell table:style-name="ce35" table:formula="of:=IFERROR(INDEX([.A604:.$A$873];MATCH([.E603];[.E604:.$E$873];0));&quot;&quot;)" office:value-type="float" office:value="79" calcext:value-type="float">
            <text:p>79</text:p>
          </table:table-cell>
          <table:table-cell table:style-name="ce35" table:formula="of:=IFERROR(IF(COUNT([.$A$1:.A602])&gt;1;INDEX([.$A$1:.A602];SUMPRODUCT(MAX(ROW([.$E$1:.E602])*([.E603]=[.$E$1:.E602]))));&quot;&quot;);&quot;&quot;)" office:value-type="float" office:value="75" calcext:value-type="float">
            <text:p>75</text:p>
          </table:table-cell>
          <table:table-cell table:number-columns-repeated="6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35603" calcext:value-type="float">
            <text:p>35603</text:p>
          </table:table-cell>
          <table:table-cell table:formula="of:=VLOOKUP([.B604];[$movies.B:.D];2;0)" office:value-type="string" office:string-value="BX" calcext:value-type="string">
            <text:p>BX</text:p>
          </table:table-cell>
          <table:table-cell table:formula="of:=IFERROR(INDEX([.$D$1:.D603];MATCH([.E604];[.$E$1:.E603];0));MAX([.$D$1:.D603])+1)" office:value-type="float" office:value="69" calcext:value-type="float">
            <text:p>69</text:p>
          </table:table-cell>
          <table:table-cell table:style-name="ce45" office:value-type="string" calcext:value-type="string">
            <text:p>Political</text:p>
          </table:table-cell>
          <table:table-cell table:formula="of:=COUNTIF([.E:.E];[.E604])-COUNTIF([.$E$1:.E604];[.E604])" office:value-type="float" office:value="3" calcext:value-type="float">
            <text:p>3</text:p>
          </table:table-cell>
          <table:table-cell table:formula="of:=COUNTIF([.$E$1:.E603];[.E604])" office:value-type="float" office:value="7" calcext:value-type="float">
            <text:p>7</text:p>
          </table:table-cell>
          <table:table-cell table:style-name="ce35" table:formula="of:=IFERROR(INDEX([.A605:.$A$873];MATCH([.E604];[.E605:.$E$873];0));&quot;&quot;)" office:value-type="float" office:value="79" calcext:value-type="float">
            <text:p>79</text:p>
          </table:table-cell>
          <table:table-cell table:style-name="ce35" table:formula="of:=IFERROR(IF(COUNT([.$A$1:.A603])&gt;1;INDEX([.$A$1:.A603];SUMPRODUCT(MAX(ROW([.$E$1:.E603])*([.E604]=[.$E$1:.E603]))));&quot;&quot;);&quot;&quot;)" office:value-type="float" office:value="75" calcext:value-type="float">
            <text:p>75</text:p>
          </table:table-cell>
          <table:table-cell table:number-columns-repeated="6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35603" calcext:value-type="float">
            <text:p>35603</text:p>
          </table:table-cell>
          <table:table-cell table:formula="of:=VLOOKUP([.B605];[$movies.B:.D];2;0)" office:value-type="string" office:string-value="BX" calcext:value-type="string">
            <text:p>BX</text:p>
          </table:table-cell>
          <table:table-cell table:formula="of:=IFERROR(INDEX([.$D$1:.D604];MATCH([.E605];[.$E$1:.E604];0));MAX([.$D$1:.D604])+1)" office:value-type="float" office:value="97" calcext:value-type="float">
            <text:p>97</text:p>
          </table:table-cell>
          <table:table-cell table:style-name="ce45" office:value-type="string" calcext:value-type="string">
            <text:p>Recap</text:p>
          </table:table-cell>
          <table:table-cell table:formula="of:=COUNTIF([.E:.E];[.E605])-COUNTIF([.$E$1:.E605];[.E605])" office:value-type="float" office:value="0" calcext:value-type="float">
            <text:p>0</text:p>
          </table:table-cell>
          <table:table-cell table:formula="of:=COUNTIF([.$E$1:.E604];[.E605])" office:value-type="float" office:value="3" calcext:value-type="float">
            <text:p>3</text:p>
          </table:table-cell>
          <table:table-cell table:style-name="ce35" table:formula="of:=IFERROR(INDEX([.A606:.$A$873];MATCH([.E605];[.E606:.$E$873];0));&quot;&quot;)">
            <text:p/>
          </table:table-cell>
          <table:table-cell table:style-name="ce35" table:formula="of:=IFERROR(IF(COUNT([.$A$1:.A604])&gt;1;INDEX([.$A$1:.A604];SUMPRODUCT(MAX(ROW([.$E$1:.E604])*([.E605]=[.$E$1:.E604]))));&quot;&quot;);&quot;&quot;)" office:value-type="float" office:value="65" calcext:value-type="float">
            <text:p>65</text:p>
          </table:table-cell>
          <table:table-cell table:number-columns-repeated="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35603" calcext:value-type="float">
            <text:p>35603</text:p>
          </table:table-cell>
          <table:table-cell table:formula="of:=VLOOKUP([.B606];[$movies.B:.D];2;0)" office:value-type="string" office:string-value="BX" calcext:value-type="string">
            <text:p>BX</text:p>
          </table:table-cell>
          <table:table-cell table:formula="of:=IFERROR(INDEX([.$D$1:.D605];MATCH([.E606];[.$E$1:.E605];0));MAX([.$D$1:.D605])+1)" office:value-type="float" office:value="142" calcext:value-type="float">
            <text:p>142</text:p>
          </table:table-cell>
          <table:table-cell table:style-name="ce45" office:value-type="string" calcext:value-type="string">
            <text:p>CG Animation</text:p>
          </table:table-cell>
          <table:table-cell table:formula="of:=COUNTIF([.E:.E];[.E606])-COUNTIF([.$E$1:.E606];[.E606])" office:value-type="float" office:value="2" calcext:value-type="float">
            <text:p>2</text:p>
          </table:table-cell>
          <table:table-cell table:formula="of:=COUNTIF([.$E$1:.E605];[.E606])" office:value-type="float" office:value="1" calcext:value-type="float">
            <text:p>1</text:p>
          </table:table-cell>
          <table:table-cell table:style-name="ce35" table:formula="of:=IFERROR(INDEX([.A607:.$A$873];MATCH([.E606];[.E607:.$E$873];0));&quot;&quot;)" office:value-type="float" office:value="79" calcext:value-type="float">
            <text:p>79</text:p>
          </table:table-cell>
          <table:table-cell table:style-name="ce35" table:formula="of:=IFERROR(IF(COUNT([.$A$1:.A605])&gt;1;INDEX([.$A$1:.A605];SUMPRODUCT(MAX(ROW([.$E$1:.E605])*([.E606]=[.$E$1:.E605]))));&quot;&quot;);&quot;&quot;)" office:value-type="float" office:value="75" calcext:value-type="float">
            <text:p>75</text:p>
          </table:table-cell>
          <table:table-cell table:number-columns-repeated="6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35603" calcext:value-type="float">
            <text:p>35603</text:p>
          </table:table-cell>
          <table:table-cell table:formula="of:=VLOOKUP([.B607];[$movies.B:.D];2;0)" office:value-type="string" office:string-value="BX" calcext:value-type="string">
            <text:p>BX</text:p>
          </table:table-cell>
          <table:table-cell table:formula="of:=IFERROR(INDEX([.$D$1:.D606];MATCH([.E607];[.$E$1:.E606];0));MAX([.$D$1:.D606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607])-COUNTIF([.$E$1:.E607];[.E607])" office:value-type="float" office:value="18" calcext:value-type="float">
            <text:p>18</text:p>
          </table:table-cell>
          <table:table-cell table:formula="of:=COUNTIF([.$E$1:.E606];[.E607])" office:value-type="float" office:value="18" calcext:value-type="float">
            <text:p>18</text:p>
          </table:table-cell>
          <table:table-cell table:style-name="ce35" table:formula="of:=IFERROR(INDEX([.A608:.$A$873];MATCH([.E607];[.E608:.$E$873];0));&quot;&quot;)" office:value-type="float" office:value="79" calcext:value-type="float">
            <text:p>79</text:p>
          </table:table-cell>
          <table:table-cell table:style-name="ce35" table:formula="of:=IFERROR(IF(COUNT([.$A$1:.A606])&gt;1;INDEX([.$A$1:.A606];SUMPRODUCT(MAX(ROW([.$E$1:.E606])*([.E607]=[.$E$1:.E606]))));&quot;&quot;);&quot;&quot;)" office:value-type="float" office:value="75" calcext:value-type="float">
            <text:p>75</text:p>
          </table:table-cell>
          <table:table-cell table:number-columns-repeated="6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35484" calcext:value-type="float">
            <text:p>35484</text:p>
          </table:table-cell>
          <table:table-cell table:formula="of:=VLOOKUP([.B608];[$movies.B:.D];2;0)" office:value-type="string" office:string-value="BY" calcext:value-type="string">
            <text:p>BY</text:p>
          </table:table-cell>
          <table:table-cell table:formula="of:=IFERROR(INDEX([.$D$1:.D607];MATCH([.E608];[.$E$1:.E607];0));MAX([.$D$1:.D607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608])-COUNTIF([.$E$1:.E608];[.E608])" office:value-type="float" office:value="14" calcext:value-type="float">
            <text:p>14</text:p>
          </table:table-cell>
          <table:table-cell table:formula="of:=COUNTIF([.$E$1:.E607];[.E608])" office:value-type="float" office:value="32" calcext:value-type="float">
            <text:p>32</text:p>
          </table:table-cell>
          <table:table-cell table:style-name="ce35" table:formula="of:=IFERROR(INDEX([.A609:.$A$873];MATCH([.E608];[.E609:.$E$873];0));&quot;&quot;)" office:value-type="float" office:value="84" calcext:value-type="float">
            <text:p>84</text:p>
          </table:table-cell>
          <table:table-cell table:style-name="ce35" table:formula="of:=IFERROR(IF(COUNT([.$A$1:.A607])&gt;1;INDEX([.$A$1:.A607];SUMPRODUCT(MAX(ROW([.$E$1:.E607])*([.E608]=[.$E$1:.E607]))));&quot;&quot;);&quot;&quot;)" office:value-type="float" office:value="73" calcext:value-type="float">
            <text:p>73</text:p>
          </table:table-cell>
          <table:table-cell table:number-columns-repeated="6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35484" calcext:value-type="float">
            <text:p>35484</text:p>
          </table:table-cell>
          <table:table-cell table:formula="of:=VLOOKUP([.B609];[$movies.B:.D];2;0)" office:value-type="string" office:string-value="BY" calcext:value-type="string">
            <text:p>BY</text:p>
          </table:table-cell>
          <table:table-cell table:formula="of:=IFERROR(INDEX([.$D$1:.D608];MATCH([.E609];[.$E$1:.E608];0));MAX([.$D$1:.D608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609])-COUNTIF([.$E$1:.E609];[.E609])" office:value-type="float" office:value="15" calcext:value-type="float">
            <text:p>15</text:p>
          </table:table-cell>
          <table:table-cell table:formula="of:=COUNTIF([.$E$1:.E608];[.E609])" office:value-type="float" office:value="12" calcext:value-type="float">
            <text:p>12</text:p>
          </table:table-cell>
          <table:table-cell table:style-name="ce35" table:formula="of:=IFERROR(INDEX([.A610:.$A$873];MATCH([.E609];[.E610:.$E$873];0));&quot;&quot;)" office:value-type="float" office:value="84" calcext:value-type="float">
            <text:p>84</text:p>
          </table:table-cell>
          <table:table-cell table:style-name="ce35" table:formula="of:=IFERROR(IF(COUNT([.$A$1:.A608])&gt;1;INDEX([.$A$1:.A608];SUMPRODUCT(MAX(ROW([.$E$1:.E608])*([.E609]=[.$E$1:.E608]))));&quot;&quot;);&quot;&quot;)" office:value-type="float" office:value="51" calcext:value-type="float">
            <text:p>51</text:p>
          </table:table-cell>
          <table:table-cell table:number-columns-repeated="6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35484" calcext:value-type="float">
            <text:p>35484</text:p>
          </table:table-cell>
          <table:table-cell table:formula="of:=VLOOKUP([.B610];[$movies.B:.D];2;0)" office:value-type="string" office:string-value="BY" calcext:value-type="string">
            <text:p>BY</text:p>
          </table:table-cell>
          <table:table-cell table:formula="of:=IFERROR(INDEX([.$D$1:.D609];MATCH([.E610];[.$E$1:.E609];0));MAX([.$D$1:.D609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610])-COUNTIF([.$E$1:.E610];[.E610])" office:value-type="float" office:value="5" calcext:value-type="float">
            <text:p>5</text:p>
          </table:table-cell>
          <table:table-cell table:formula="of:=COUNTIF([.$E$1:.E609];[.E610])" office:value-type="float" office:value="12" calcext:value-type="float">
            <text:p>12</text:p>
          </table:table-cell>
          <table:table-cell table:style-name="ce35" table:formula="of:=IFERROR(INDEX([.A611:.$A$873];MATCH([.E610];[.E611:.$E$873];0));&quot;&quot;)" office:value-type="float" office:value="83" calcext:value-type="float">
            <text:p>83</text:p>
          </table:table-cell>
          <table:table-cell table:style-name="ce35" table:formula="of:=IFERROR(IF(COUNT([.$A$1:.A609])&gt;1;INDEX([.$A$1:.A609];SUMPRODUCT(MAX(ROW([.$E$1:.E609])*([.E610]=[.$E$1:.E609]))));&quot;&quot;);&quot;&quot;)" office:value-type="float" office:value="69" calcext:value-type="float">
            <text:p>69</text:p>
          </table:table-cell>
          <table:table-cell table:number-columns-repeated="6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35484" calcext:value-type="float">
            <text:p>35484</text:p>
          </table:table-cell>
          <table:table-cell table:formula="of:=VLOOKUP([.B611];[$movies.B:.D];2;0)" office:value-type="string" office:string-value="BY" calcext:value-type="string">
            <text:p>BY</text:p>
          </table:table-cell>
          <table:table-cell table:formula="of:=IFERROR(INDEX([.$D$1:.D610];MATCH([.E611];[.$E$1:.E610];0));MAX([.$D$1:.D610])+1)" office:value-type="float" office:value="127" calcext:value-type="float">
            <text:p>127</text:p>
          </table:table-cell>
          <table:table-cell table:style-name="ce45" office:value-type="string" calcext:value-type="string">
            <text:p>Adult Couples</text:p>
          </table:table-cell>
          <table:table-cell table:formula="of:=COUNTIF([.E:.E];[.E611])-COUNTIF([.$E$1:.E611];[.E611])" office:value-type="float" office:value="0" calcext:value-type="float">
            <text:p>0</text:p>
          </table:table-cell>
          <table:table-cell table:formula="of:=COUNTIF([.$E$1:.E610];[.E611])" office:value-type="float" office:value="1" calcext:value-type="float">
            <text:p>1</text:p>
          </table:table-cell>
          <table:table-cell table:style-name="ce35" table:formula="of:=IFERROR(INDEX([.A612:.$A$873];MATCH([.E611];[.E612:.$E$873];0));&quot;&quot;)">
            <text:p/>
          </table:table-cell>
          <table:table-cell table:style-name="ce35" table:formula="of:=IFERROR(IF(COUNT([.$A$1:.A610])&gt;1;INDEX([.$A$1:.A610];SUMPRODUCT(MAX(ROW([.$E$1:.E610])*([.E611]=[.$E$1:.E610]))));&quot;&quot;);&quot;&quot;)" office:value-type="float" office:value="66" calcext:value-type="float">
            <text:p>66</text:p>
          </table:table-cell>
          <table:table-cell table:number-columns-repeated="6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35484" calcext:value-type="float">
            <text:p>35484</text:p>
          </table:table-cell>
          <table:table-cell table:formula="of:=VLOOKUP([.B612];[$movies.B:.D];2;0)" office:value-type="string" office:string-value="BY" calcext:value-type="string">
            <text:p>BY</text:p>
          </table:table-cell>
          <table:table-cell table:formula="of:=IFERROR(INDEX([.$D$1:.D611];MATCH([.E612];[.$E$1:.E611];0));MAX([.$D$1:.D611])+1)" office:value-type="float" office:value="37" calcext:value-type="float">
            <text:p>37</text:p>
          </table:table-cell>
          <table:table-cell table:style-name="ce45" office:value-type="string" calcext:value-type="string">
            <text:p>Alcohol</text:p>
          </table:table-cell>
          <table:table-cell table:formula="of:=COUNTIF([.E:.E];[.E612])-COUNTIF([.$E$1:.E612];[.E612])" office:value-type="float" office:value="3" calcext:value-type="float">
            <text:p>3</text:p>
          </table:table-cell>
          <table:table-cell table:formula="of:=COUNTIF([.$E$1:.E611];[.E612])" office:value-type="float" office:value="4" calcext:value-type="float">
            <text:p>4</text:p>
          </table:table-cell>
          <table:table-cell table:style-name="ce35" table:formula="of:=IFERROR(INDEX([.A613:.$A$873];MATCH([.E612];[.E613:.$E$873];0));&quot;&quot;)" office:value-type="float" office:value="104" calcext:value-type="float">
            <text:p>104</text:p>
          </table:table-cell>
          <table:table-cell table:style-name="ce35" table:formula="of:=IFERROR(IF(COUNT([.$A$1:.A611])&gt;1;INDEX([.$A$1:.A611];SUMPRODUCT(MAX(ROW([.$E$1:.E611])*([.E612]=[.$E$1:.E611]))));&quot;&quot;);&quot;&quot;)" office:value-type="float" office:value="57" calcext:value-type="float">
            <text:p>57</text:p>
          </table:table-cell>
          <table:table-cell table:number-columns-repeated="6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35484" calcext:value-type="float">
            <text:p>35484</text:p>
          </table:table-cell>
          <table:table-cell table:formula="of:=VLOOKUP([.B613];[$movies.B:.D];2;0)" office:value-type="string" office:string-value="BY" calcext:value-type="string">
            <text:p>BY</text:p>
          </table:table-cell>
          <table:table-cell table:formula="of:=IFERROR(INDEX([.$D$1:.D612];MATCH([.E613];[.$E$1:.E612];0));MAX([.$D$1:.D612])+1)" office:value-type="float" office:value="143" calcext:value-type="float">
            <text:p>143</text:p>
          </table:table-cell>
          <table:table-cell table:style-name="ce45" office:value-type="string" calcext:value-type="string">
            <text:p>Cocktails</text:p>
          </table:table-cell>
          <table:table-cell table:formula="of:=COUNTIF([.E:.E];[.E613])-COUNTIF([.$E$1:.E613];[.E613])" office:value-type="float" office:value="0" calcext:value-type="float">
            <text:p>0</text:p>
          </table:table-cell>
          <table:table-cell table:formula="of:=COUNTIF([.$E$1:.E612];[.E613])" office:value-type="float" office:value="0" calcext:value-type="float">
            <text:p>0</text:p>
          </table:table-cell>
          <table:table-cell table:style-name="ce35" table:formula="of:=IFERROR(INDEX([.A614:.$A$873];MATCH([.E613];[.E614:.$E$873];0));&quot;&quot;)">
            <text:p/>
          </table:table-cell>
          <table:table-cell table:style-name="ce35" table:formula="of:=IFERROR(IF(COUNT([.$A$1:.A612])&gt;1;INDEX([.$A$1:.A612];SUMPRODUCT(MAX(ROW([.$E$1:.E612])*([.E613]=[.$E$1:.E61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35484" calcext:value-type="float">
            <text:p>35484</text:p>
          </table:table-cell>
          <table:table-cell table:formula="of:=VLOOKUP([.B614];[$movies.B:.D];2;0)" office:value-type="string" office:string-value="BY" calcext:value-type="string">
            <text:p>BY</text:p>
          </table:table-cell>
          <table:table-cell table:formula="of:=IFERROR(INDEX([.$D$1:.D613];MATCH([.E614];[.$E$1:.E613];0));MAX([.$D$1:.D613])+1)" office:value-type="float" office:value="109" calcext:value-type="float">
            <text:p>109</text:p>
          </table:table-cell>
          <table:table-cell table:style-name="ce45" office:value-type="string" calcext:value-type="string">
            <text:p>Food and Beverage</text:p>
          </table:table-cell>
          <table:table-cell table:formula="of:=COUNTIF([.E:.E];[.E614])-COUNTIF([.$E$1:.E614];[.E614])" office:value-type="float" office:value="1" calcext:value-type="float">
            <text:p>1</text:p>
          </table:table-cell>
          <table:table-cell table:formula="of:=COUNTIF([.$E$1:.E613];[.E614])" office:value-type="float" office:value="1" calcext:value-type="float">
            <text:p>1</text:p>
          </table:table-cell>
          <table:table-cell table:style-name="ce35" table:formula="of:=IFERROR(INDEX([.A615:.$A$873];MATCH([.E614];[.E615:.$E$873];0));&quot;&quot;)" office:value-type="float" office:value="83" calcext:value-type="float">
            <text:p>83</text:p>
          </table:table-cell>
          <table:table-cell table:style-name="ce35" table:formula="of:=IFERROR(IF(COUNT([.$A$1:.A613])&gt;1;INDEX([.$A$1:.A613];SUMPRODUCT(MAX(ROW([.$E$1:.E613])*([.E614]=[.$E$1:.E613]))));&quot;&quot;);&quot;&quot;)" office:value-type="float" office:value="47" calcext:value-type="float">
            <text:p>47</text:p>
          </table:table-cell>
          <table:table-cell table:number-columns-repeated="6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35484" calcext:value-type="float">
            <text:p>35484</text:p>
          </table:table-cell>
          <table:table-cell table:formula="of:=VLOOKUP([.B615];[$movies.B:.D];2;0)" office:value-type="string" office:string-value="BY" calcext:value-type="string">
            <text:p>BY</text:p>
          </table:table-cell>
          <table:table-cell table:formula="of:=IFERROR(INDEX([.$D$1:.D614];MATCH([.E615];[.$E$1:.E614];0));MAX([.$D$1:.D614])+1)" office:value-type="float" office:value="144" calcext:value-type="float">
            <text:p>144</text:p>
          </table:table-cell>
          <table:table-cell table:style-name="ce45" office:value-type="string" calcext:value-type="string">
            <text:p>Married Life</text:p>
          </table:table-cell>
          <table:table-cell table:formula="of:=COUNTIF([.E:.E];[.E615])-COUNTIF([.$E$1:.E615];[.E615])" office:value-type="float" office:value="1" calcext:value-type="float">
            <text:p>1</text:p>
          </table:table-cell>
          <table:table-cell table:formula="of:=COUNTIF([.$E$1:.E614];[.E615])" office:value-type="float" office:value="0" calcext:value-type="float">
            <text:p>0</text:p>
          </table:table-cell>
          <table:table-cell table:style-name="ce35" table:formula="of:=IFERROR(INDEX([.A616:.$A$873];MATCH([.E615];[.E616:.$E$873];0));&quot;&quot;)" office:value-type="float" office:value="84" calcext:value-type="float">
            <text:p>84</text:p>
          </table:table-cell>
          <table:table-cell table:style-name="ce35" table:formula="of:=IFERROR(IF(COUNT([.$A$1:.A614])&gt;1;INDEX([.$A$1:.A614];SUMPRODUCT(MAX(ROW([.$E$1:.E614])*([.E615]=[.$E$1:.E61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35484" calcext:value-type="float">
            <text:p>35484</text:p>
          </table:table-cell>
          <table:table-cell table:formula="of:=VLOOKUP([.B616];[$movies.B:.D];2;0)" office:value-type="string" office:string-value="BY" calcext:value-type="string">
            <text:p>BY</text:p>
          </table:table-cell>
          <table:table-cell table:formula="of:=IFERROR(INDEX([.$D$1:.D615];MATCH([.E616];[.$E$1:.E615];0));MAX([.$D$1:.D615])+1)" office:value-type="float" office:value="145" calcext:value-type="float">
            <text:p>145</text:p>
          </table:table-cell>
          <table:table-cell table:style-name="ce45" office:value-type="string" calcext:value-type="string">
            <text:p>Recipes</text:p>
          </table:table-cell>
          <table:table-cell table:formula="of:=COUNTIF([.E:.E];[.E616])-COUNTIF([.$E$1:.E616];[.E616])" office:value-type="float" office:value="0" calcext:value-type="float">
            <text:p>0</text:p>
          </table:table-cell>
          <table:table-cell table:formula="of:=COUNTIF([.$E$1:.E615];[.E616])" office:value-type="float" office:value="0" calcext:value-type="float">
            <text:p>0</text:p>
          </table:table-cell>
          <table:table-cell table:style-name="ce35" table:formula="of:=IFERROR(INDEX([.A617:.$A$873];MATCH([.E616];[.E617:.$E$873];0));&quot;&quot;)">
            <text:p/>
          </table:table-cell>
          <table:table-cell table:style-name="ce35" table:formula="of:=IFERROR(IF(COUNT([.$A$1:.A615])&gt;1;INDEX([.$A$1:.A615];SUMPRODUCT(MAX(ROW([.$E$1:.E615])*([.E616]=[.$E$1:.E61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35484" calcext:value-type="float">
            <text:p>35484</text:p>
          </table:table-cell>
          <table:table-cell table:formula="of:=VLOOKUP([.B617];[$movies.B:.D];2;0)" office:value-type="string" office:string-value="BY" calcext:value-type="string">
            <text:p>BY</text:p>
          </table:table-cell>
          <table:table-cell table:formula="of:=IFERROR(INDEX([.$D$1:.D616];MATCH([.E617];[.$E$1:.E616];0));MAX([.$D$1:.D616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617])-COUNTIF([.$E$1:.E617];[.E617])" office:value-type="float" office:value="20" calcext:value-type="float">
            <text:p>20</text:p>
          </table:table-cell>
          <table:table-cell table:formula="of:=COUNTIF([.$E$1:.E616];[.E617])" office:value-type="float" office:value="8" calcext:value-type="float">
            <text:p>8</text:p>
          </table:table-cell>
          <table:table-cell table:style-name="ce35" table:formula="of:=IFERROR(INDEX([.A618:.$A$873];MATCH([.E617];[.E618:.$E$873];0));&quot;&quot;)" office:value-type="float" office:value="78" calcext:value-type="float">
            <text:p>78</text:p>
          </table:table-cell>
          <table:table-cell table:style-name="ce35" table:formula="of:=IFERROR(IF(COUNT([.$A$1:.A616])&gt;1;INDEX([.$A$1:.A616];SUMPRODUCT(MAX(ROW([.$E$1:.E616])*([.E617]=[.$E$1:.E616]))));&quot;&quot;);&quot;&quot;)" office:value-type="float" office:value="69" calcext:value-type="float">
            <text:p>69</text:p>
          </table:table-cell>
          <table:table-cell table:number-columns-repeated="6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35484" calcext:value-type="float">
            <text:p>35484</text:p>
          </table:table-cell>
          <table:table-cell table:formula="of:=VLOOKUP([.B618];[$movies.B:.D];2;0)" office:value-type="string" office:string-value="BY" calcext:value-type="string">
            <text:p>BY</text:p>
          </table:table-cell>
          <table:table-cell table:formula="of:=IFERROR(INDEX([.$D$1:.D617];MATCH([.E618];[.$E$1:.E617];0));MAX([.$D$1:.D617])+1)" office:value-type="float" office:value="22" calcext:value-type="float">
            <text:p>22</text:p>
          </table:table-cell>
          <table:table-cell table:style-name="ce45" office:value-type="string" calcext:value-type="string">
            <text:p>Horror</text:p>
          </table:table-cell>
          <table:table-cell table:formula="of:=COUNTIF([.E:.E];[.E618])-COUNTIF([.$E$1:.E618];[.E618])" office:value-type="float" office:value="2" calcext:value-type="float">
            <text:p>2</text:p>
          </table:table-cell>
          <table:table-cell table:formula="of:=COUNTIF([.$E$1:.E617];[.E618])" office:value-type="float" office:value="7" calcext:value-type="float">
            <text:p>7</text:p>
          </table:table-cell>
          <table:table-cell table:style-name="ce35" table:formula="of:=IFERROR(INDEX([.A619:.$A$873];MATCH([.E618];[.E619:.$E$873];0));&quot;&quot;)" office:value-type="float" office:value="107" calcext:value-type="float">
            <text:p>107</text:p>
          </table:table-cell>
          <table:table-cell table:style-name="ce35" table:formula="of:=IFERROR(IF(COUNT([.$A$1:.A617])&gt;1;INDEX([.$A$1:.A617];SUMPRODUCT(MAX(ROW([.$E$1:.E617])*([.E618]=[.$E$1:.E617]))));&quot;&quot;);&quot;&quot;)" office:value-type="float" office:value="52" calcext:value-type="float">
            <text:p>52</text:p>
          </table:table-cell>
          <table:table-cell table:number-columns-repeated="6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49975" calcext:value-type="float">
            <text:p>49975</text:p>
          </table:table-cell>
          <table:table-cell table:formula="of:=VLOOKUP([.B619];[$movies.B:.D];2;0)" office:value-type="string" office:string-value="BZ" calcext:value-type="string">
            <text:p>BZ</text:p>
          </table:table-cell>
          <table:table-cell table:formula="of:=IFERROR(INDEX([.$D$1:.D618];MATCH([.E619];[.$E$1:.E618];0));MAX([.$D$1:.D618])+1)" office:value-type="float" office:value="56" calcext:value-type="float">
            <text:p>56</text:p>
          </table:table-cell>
          <table:table-cell table:style-name="ce45" office:value-type="string" calcext:value-type="string">
            <text:p>Sports</text:p>
          </table:table-cell>
          <table:table-cell table:formula="of:=COUNTIF([.E:.E];[.E619])-COUNTIF([.$E$1:.E619];[.E619])" office:value-type="float" office:value="4" calcext:value-type="float">
            <text:p>4</text:p>
          </table:table-cell>
          <table:table-cell table:formula="of:=COUNTIF([.$E$1:.E618];[.E619])" office:value-type="float" office:value="5" calcext:value-type="float">
            <text:p>5</text:p>
          </table:table-cell>
          <table:table-cell table:style-name="ce35" table:formula="of:=IFERROR(INDEX([.A620:.$A$873];MATCH([.E619];[.E620:.$E$873];0));&quot;&quot;)" office:value-type="float" office:value="96" calcext:value-type="float">
            <text:p>96</text:p>
          </table:table-cell>
          <table:table-cell table:style-name="ce35" table:formula="of:=IFERROR(IF(COUNT([.$A$1:.A618])&gt;1;INDEX([.$A$1:.A618];SUMPRODUCT(MAX(ROW([.$E$1:.E618])*([.E619]=[.$E$1:.E618]))));&quot;&quot;);&quot;&quot;)" office:value-type="float" office:value="66" calcext:value-type="float">
            <text:p>66</text:p>
          </table:table-cell>
          <table:table-cell table:number-columns-repeated="6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49975" calcext:value-type="float">
            <text:p>49975</text:p>
          </table:table-cell>
          <table:table-cell table:formula="of:=VLOOKUP([.B620];[$movies.B:.D];2;0)" office:value-type="string" office:string-value="BZ" calcext:value-type="string">
            <text:p>BZ</text:p>
          </table:table-cell>
          <table:table-cell table:formula="of:=IFERROR(INDEX([.$D$1:.D619];MATCH([.E620];[.$E$1:.E619];0));MAX([.$D$1:.D619])+1)" office:value-type="float" office:value="125" calcext:value-type="float">
            <text:p>125</text:p>
          </table:table-cell>
          <table:table-cell table:style-name="ce45" office:value-type="string" calcext:value-type="string">
            <text:p>Biographies</text:p>
          </table:table-cell>
          <table:table-cell table:formula="of:=COUNTIF([.E:.E];[.E620])-COUNTIF([.$E$1:.E620];[.E620])" office:value-type="float" office:value="0" calcext:value-type="float">
            <text:p>0</text:p>
          </table:table-cell>
          <table:table-cell table:formula="of:=COUNTIF([.$E$1:.E619];[.E620])" office:value-type="float" office:value="2" calcext:value-type="float">
            <text:p>2</text:p>
          </table:table-cell>
          <table:table-cell table:style-name="ce35" table:formula="of:=IFERROR(INDEX([.A621:.$A$873];MATCH([.E620];[.E621:.$E$873];0));&quot;&quot;)">
            <text:p/>
          </table:table-cell>
          <table:table-cell table:style-name="ce35" table:formula="of:=IFERROR(IF(COUNT([.$A$1:.A619])&gt;1;INDEX([.$A$1:.A619];SUMPRODUCT(MAX(ROW([.$E$1:.E619])*([.E620]=[.$E$1:.E619]))));&quot;&quot;);&quot;&quot;)" office:value-type="float" office:value="63" calcext:value-type="float">
            <text:p>63</text:p>
          </table:table-cell>
          <table:table-cell table:number-columns-repeated="6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49975" calcext:value-type="float">
            <text:p>49975</text:p>
          </table:table-cell>
          <table:table-cell table:formula="of:=VLOOKUP([.B621];[$movies.B:.D];2;0)" office:value-type="string" office:string-value="BZ" calcext:value-type="string">
            <text:p>BZ</text:p>
          </table:table-cell>
          <table:table-cell table:formula="of:=IFERROR(INDEX([.$D$1:.D620];MATCH([.E621];[.$E$1:.E620];0));MAX([.$D$1:.D620])+1)" office:value-type="float" office:value="10" calcext:value-type="float">
            <text:p>10</text:p>
          </table:table-cell>
          <table:table-cell table:style-name="ce45" office:value-type="string" calcext:value-type="string">
            <text:p>Europe</text:p>
          </table:table-cell>
          <table:table-cell table:formula="of:=COUNTIF([.E:.E];[.E621])-COUNTIF([.$E$1:.E621];[.E621])" office:value-type="float" office:value="2" calcext:value-type="float">
            <text:p>2</text:p>
          </table:table-cell>
          <table:table-cell table:formula="of:=COUNTIF([.$E$1:.E620];[.E621])" office:value-type="float" office:value="8" calcext:value-type="float">
            <text:p>8</text:p>
          </table:table-cell>
          <table:table-cell table:style-name="ce35" table:formula="of:=IFERROR(INDEX([.A622:.$A$873];MATCH([.E621];[.E622:.$E$873];0));&quot;&quot;)" office:value-type="float" office:value="97" calcext:value-type="float">
            <text:p>97</text:p>
          </table:table-cell>
          <table:table-cell table:style-name="ce35" table:formula="of:=IFERROR(IF(COUNT([.$A$1:.A620])&gt;1;INDEX([.$A$1:.A620];SUMPRODUCT(MAX(ROW([.$E$1:.E620])*([.E621]=[.$E$1:.E620]))));&quot;&quot;);&quot;&quot;)" office:value-type="float" office:value="73" calcext:value-type="float">
            <text:p>73</text:p>
          </table:table-cell>
          <table:table-cell table:number-columns-repeated="6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49975" calcext:value-type="float">
            <text:p>49975</text:p>
          </table:table-cell>
          <table:table-cell table:formula="of:=VLOOKUP([.B622];[$movies.B:.D];2;0)" office:value-type="string" office:string-value="BZ" calcext:value-type="string">
            <text:p>BZ</text:p>
          </table:table-cell>
          <table:table-cell table:formula="of:=IFERROR(INDEX([.$D$1:.D621];MATCH([.E622];[.$E$1:.E621];0));MAX([.$D$1:.D621])+1)" office:value-type="float" office:value="146" calcext:value-type="float">
            <text:p>146</text:p>
          </table:table-cell>
          <table:table-cell table:style-name="ce45" office:value-type="string" calcext:value-type="string">
            <text:p>Greece</text:p>
          </table:table-cell>
          <table:table-cell table:formula="of:=COUNTIF([.E:.E];[.E622])-COUNTIF([.$E$1:.E622];[.E622])" office:value-type="float" office:value="0" calcext:value-type="float">
            <text:p>0</text:p>
          </table:table-cell>
          <table:table-cell table:formula="of:=COUNTIF([.$E$1:.E621];[.E622])" office:value-type="float" office:value="0" calcext:value-type="float">
            <text:p>0</text:p>
          </table:table-cell>
          <table:table-cell table:style-name="ce35" table:formula="of:=IFERROR(INDEX([.A623:.$A$873];MATCH([.E622];[.E623:.$E$873];0));&quot;&quot;)">
            <text:p/>
          </table:table-cell>
          <table:table-cell table:style-name="ce35" table:formula="of:=IFERROR(IF(COUNT([.$A$1:.A621])&gt;1;INDEX([.$A$1:.A621];SUMPRODUCT(MAX(ROW([.$E$1:.E621])*([.E622]=[.$E$1:.E621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49975" calcext:value-type="float">
            <text:p>49975</text:p>
          </table:table-cell>
          <table:table-cell table:formula="of:=VLOOKUP([.B623];[$movies.B:.D];2;0)" office:value-type="string" office:string-value="BZ" calcext:value-type="string">
            <text:p>BZ</text:p>
          </table:table-cell>
          <table:table-cell table:formula="of:=IFERROR(INDEX([.$D$1:.D622];MATCH([.E623];[.$E$1:.E622];0));MAX([.$D$1:.D622])+1)" office:value-type="float" office:value="46" calcext:value-type="float">
            <text:p>46</text:p>
          </table:table-cell>
          <table:table-cell table:style-name="ce45" office:value-type="string" calcext:value-type="string">
            <text:p>Historical</text:p>
          </table:table-cell>
          <table:table-cell table:formula="of:=COUNTIF([.E:.E];[.E623])-COUNTIF([.$E$1:.E623];[.E623])" office:value-type="float" office:value="7" calcext:value-type="float">
            <text:p>7</text:p>
          </table:table-cell>
          <table:table-cell table:formula="of:=COUNTIF([.$E$1:.E622];[.E623])" office:value-type="float" office:value="5" calcext:value-type="float">
            <text:p>5</text:p>
          </table:table-cell>
          <table:table-cell table:style-name="ce35" table:formula="of:=IFERROR(INDEX([.A624:.$A$873];MATCH([.E623];[.E624:.$E$873];0));&quot;&quot;)" office:value-type="float" office:value="84" calcext:value-type="float">
            <text:p>84</text:p>
          </table:table-cell>
          <table:table-cell table:style-name="ce35" table:formula="of:=IFERROR(IF(COUNT([.$A$1:.A622])&gt;1;INDEX([.$A$1:.A622];SUMPRODUCT(MAX(ROW([.$E$1:.E622])*([.E623]=[.$E$1:.E622]))));&quot;&quot;);&quot;&quot;)" office:value-type="float" office:value="38" calcext:value-type="float">
            <text:p>38</text:p>
          </table:table-cell>
          <table:table-cell table:number-columns-repeated="6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49975" calcext:value-type="float">
            <text:p>49975</text:p>
          </table:table-cell>
          <table:table-cell table:formula="of:=VLOOKUP([.B624];[$movies.B:.D];2;0)" office:value-type="string" office:string-value="BZ" calcext:value-type="string">
            <text:p>BZ</text:p>
          </table:table-cell>
          <table:table-cell table:formula="of:=IFERROR(INDEX([.$D$1:.D623];MATCH([.E624];[.$E$1:.E623];0));MAX([.$D$1:.D623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624])-COUNTIF([.$E$1:.E624];[.E624])" office:value-type="float" office:value="19" calcext:value-type="float">
            <text:p>19</text:p>
          </table:table-cell>
          <table:table-cell table:formula="of:=COUNTIF([.$E$1:.E623];[.E624])" office:value-type="float" office:value="9" calcext:value-type="float">
            <text:p>9</text:p>
          </table:table-cell>
          <table:table-cell table:style-name="ce35" table:formula="of:=IFERROR(INDEX([.A625:.$A$873];MATCH([.E624];[.E625:.$E$873];0));&quot;&quot;)" office:value-type="float" office:value="83" calcext:value-type="float">
            <text:p>83</text:p>
          </table:table-cell>
          <table:table-cell table:style-name="ce35" table:formula="of:=IFERROR(IF(COUNT([.$A$1:.A623])&gt;1;INDEX([.$A$1:.A623];SUMPRODUCT(MAX(ROW([.$E$1:.E623])*([.E624]=[.$E$1:.E623]))));&quot;&quot;);&quot;&quot;)" office:value-type="float" office:value="77" calcext:value-type="float">
            <text:p>77</text:p>
          </table:table-cell>
          <table:table-cell table:number-columns-repeated="6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49975" calcext:value-type="float">
            <text:p>49975</text:p>
          </table:table-cell>
          <table:table-cell table:formula="of:=VLOOKUP([.B625];[$movies.B:.D];2;0)" office:value-type="string" office:string-value="BZ" calcext:value-type="string">
            <text:p>BZ</text:p>
          </table:table-cell>
          <table:table-cell table:formula="of:=IFERROR(INDEX([.$D$1:.D624];MATCH([.E625];[.$E$1:.E624];0));MAX([.$D$1:.D624])+1)" office:value-type="float" office:value="57" calcext:value-type="float">
            <text:p>57</text:p>
          </table:table-cell>
          <table:table-cell table:style-name="ce45" office:value-type="string" calcext:value-type="string">
            <text:p>Time Travel</text:p>
          </table:table-cell>
          <table:table-cell table:formula="of:=COUNTIF([.E:.E];[.E625])-COUNTIF([.$E$1:.E625];[.E625])" office:value-type="float" office:value="3" calcext:value-type="float">
            <text:p>3</text:p>
          </table:table-cell>
          <table:table-cell table:formula="of:=COUNTIF([.$E$1:.E624];[.E625])" office:value-type="float" office:value="5" calcext:value-type="float">
            <text:p>5</text:p>
          </table:table-cell>
          <table:table-cell table:style-name="ce35" table:formula="of:=IFERROR(INDEX([.A626:.$A$873];MATCH([.E625];[.E626:.$E$873];0));&quot;&quot;)" office:value-type="float" office:value="82" calcext:value-type="float">
            <text:p>82</text:p>
          </table:table-cell>
          <table:table-cell table:style-name="ce35" table:formula="of:=IFERROR(IF(COUNT([.$A$1:.A624])&gt;1;INDEX([.$A$1:.A624];SUMPRODUCT(MAX(ROW([.$E$1:.E624])*([.E625]=[.$E$1:.E624]))));&quot;&quot;);&quot;&quot;)" office:value-type="float" office:value="65" calcext:value-type="float">
            <text:p>65</text:p>
          </table:table-cell>
          <table:table-cell table:number-columns-repeated="6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32032" calcext:value-type="float">
            <text:p>32032</text:p>
          </table:table-cell>
          <table:table-cell table:formula="of:=VLOOKUP([.B626];[$movies.B:.D];2;0)" office:value-type="string" office:string-value="CA" calcext:value-type="string">
            <text:p>CA</text:p>
          </table:table-cell>
          <table:table-cell table:formula="of:=IFERROR(INDEX([.$D$1:.D625];MATCH([.E626];[.$E$1:.E625];0));MAX([.$D$1:.D625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626])-COUNTIF([.$E$1:.E626];[.E626])" office:value-type="float" office:value="11" calcext:value-type="float">
            <text:p>11</text:p>
          </table:table-cell>
          <table:table-cell table:formula="of:=COUNTIF([.$E$1:.E625];[.E626])" office:value-type="float" office:value="12" calcext:value-type="float">
            <text:p>12</text:p>
          </table:table-cell>
          <table:table-cell table:style-name="ce35" table:formula="of:=IFERROR(INDEX([.A627:.$A$873];MATCH([.E626];[.E627:.$E$873];0));&quot;&quot;)" office:value-type="float" office:value="93" calcext:value-type="float">
            <text:p>93</text:p>
          </table:table-cell>
          <table:table-cell table:style-name="ce35" table:formula="of:=IFERROR(IF(COUNT([.$A$1:.A625])&gt;1;INDEX([.$A$1:.A625];SUMPRODUCT(MAX(ROW([.$E$1:.E625])*([.E626]=[.$E$1:.E625]))));&quot;&quot;);&quot;&quot;)" office:value-type="float" office:value="76" calcext:value-type="float">
            <text:p>76</text:p>
          </table:table-cell>
          <table:table-cell table:number-columns-repeated="6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32032" calcext:value-type="float">
            <text:p>32032</text:p>
          </table:table-cell>
          <table:table-cell table:formula="of:=VLOOKUP([.B627];[$movies.B:.D];2;0)" office:value-type="string" office:string-value="CA" calcext:value-type="string">
            <text:p>CA</text:p>
          </table:table-cell>
          <table:table-cell table:formula="of:=IFERROR(INDEX([.$D$1:.D626];MATCH([.E627];[.$E$1:.E626];0));MAX([.$D$1:.D626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627])-COUNTIF([.$E$1:.E627];[.E627])" office:value-type="float" office:value="17" calcext:value-type="float">
            <text:p>17</text:p>
          </table:table-cell>
          <table:table-cell table:formula="of:=COUNTIF([.$E$1:.E626];[.E627])" office:value-type="float" office:value="13" calcext:value-type="float">
            <text:p>13</text:p>
          </table:table-cell>
          <table:table-cell table:style-name="ce35" table:formula="of:=IFERROR(INDEX([.A628:.$A$873];MATCH([.E627];[.E628:.$E$873];0));&quot;&quot;)" office:value-type="float" office:value="82" calcext:value-type="float">
            <text:p>82</text:p>
          </table:table-cell>
          <table:table-cell table:style-name="ce35" table:formula="of:=IFERROR(IF(COUNT([.$A$1:.A626])&gt;1;INDEX([.$A$1:.A626];SUMPRODUCT(MAX(ROW([.$E$1:.E626])*([.E627]=[.$E$1:.E626]))));&quot;&quot;);&quot;&quot;)" office:value-type="float" office:value="76" calcext:value-type="float">
            <text:p>76</text:p>
          </table:table-cell>
          <table:table-cell table:number-columns-repeated="6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32032" calcext:value-type="float">
            <text:p>32032</text:p>
          </table:table-cell>
          <table:table-cell table:formula="of:=VLOOKUP([.B628];[$movies.B:.D];2;0)" office:value-type="string" office:string-value="CA" calcext:value-type="string">
            <text:p>CA</text:p>
          </table:table-cell>
          <table:table-cell table:formula="of:=IFERROR(INDEX([.$D$1:.D627];MATCH([.E628];[.$E$1:.E627];0));MAX([.$D$1:.D627])+1)" office:value-type="float" office:value="69" calcext:value-type="float">
            <text:p>69</text:p>
          </table:table-cell>
          <table:table-cell table:style-name="ce45" office:value-type="string" calcext:value-type="string">
            <text:p>Political</text:p>
          </table:table-cell>
          <table:table-cell table:formula="of:=COUNTIF([.E:.E];[.E628])-COUNTIF([.$E$1:.E628];[.E628])" office:value-type="float" office:value="2" calcext:value-type="float">
            <text:p>2</text:p>
          </table:table-cell>
          <table:table-cell table:formula="of:=COUNTIF([.$E$1:.E627];[.E628])" office:value-type="float" office:value="8" calcext:value-type="float">
            <text:p>8</text:p>
          </table:table-cell>
          <table:table-cell table:style-name="ce35" table:formula="of:=IFERROR(INDEX([.A629:.$A$873];MATCH([.E628];[.E629:.$E$873];0));&quot;&quot;)">
            <text:p/>
          </table:table-cell>
          <table:table-cell table:style-name="ce35" table:formula="of:=IFERROR(IF(COUNT([.$A$1:.A627])&gt;1;INDEX([.$A$1:.A627];SUMPRODUCT(MAX(ROW([.$E$1:.E627])*([.E628]=[.$E$1:.E627]))));&quot;&quot;);&quot;&quot;)" office:value-type="float" office:value="76" calcext:value-type="float">
            <text:p>76</text:p>
          </table:table-cell>
          <table:table-cell table:number-columns-repeated="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32032" calcext:value-type="float">
            <text:p>32032</text:p>
          </table:table-cell>
          <table:table-cell table:formula="of:=VLOOKUP([.B629];[$movies.B:.D];2;0)" office:value-type="string" office:string-value="CA" calcext:value-type="string">
            <text:p>CA</text:p>
          </table:table-cell>
          <table:table-cell table:formula="of:=IFERROR(INDEX([.$D$1:.D628];MATCH([.E629];[.$E$1:.E628];0));MAX([.$D$1:.D628])+1)" office:value-type="float" office:value="142" calcext:value-type="float">
            <text:p>142</text:p>
          </table:table-cell>
          <table:table-cell table:style-name="ce45" office:value-type="string" calcext:value-type="string">
            <text:p>CG Animation</text:p>
          </table:table-cell>
          <table:table-cell table:formula="of:=COUNTIF([.E:.E];[.E629])-COUNTIF([.$E$1:.E629];[.E629])" office:value-type="float" office:value="1" calcext:value-type="float">
            <text:p>1</text:p>
          </table:table-cell>
          <table:table-cell table:formula="of:=COUNTIF([.$E$1:.E628];[.E629])" office:value-type="float" office:value="2" calcext:value-type="float">
            <text:p>2</text:p>
          </table:table-cell>
          <table:table-cell table:style-name="ce35" table:formula="of:=IFERROR(INDEX([.A630:.$A$873];MATCH([.E629];[.E630:.$E$873];0));&quot;&quot;)" office:value-type="float" office:value="91" calcext:value-type="float">
            <text:p>91</text:p>
          </table:table-cell>
          <table:table-cell table:style-name="ce35" table:formula="of:=IFERROR(IF(COUNT([.$A$1:.A628])&gt;1;INDEX([.$A$1:.A628];SUMPRODUCT(MAX(ROW([.$E$1:.E628])*([.E629]=[.$E$1:.E628]))));&quot;&quot;);&quot;&quot;)" office:value-type="float" office:value="76" calcext:value-type="float">
            <text:p>76</text:p>
          </table:table-cell>
          <table:table-cell table:number-columns-repeated="6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32032" calcext:value-type="float">
            <text:p>32032</text:p>
          </table:table-cell>
          <table:table-cell table:formula="of:=VLOOKUP([.B630];[$movies.B:.D];2;0)" office:value-type="string" office:string-value="CA" calcext:value-type="string">
            <text:p>CA</text:p>
          </table:table-cell>
          <table:table-cell table:formula="of:=IFERROR(INDEX([.$D$1:.D629];MATCH([.E630];[.$E$1:.E629];0));MAX([.$D$1:.D629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630])-COUNTIF([.$E$1:.E630];[.E630])" office:value-type="float" office:value="17" calcext:value-type="float">
            <text:p>17</text:p>
          </table:table-cell>
          <table:table-cell table:formula="of:=COUNTIF([.$E$1:.E629];[.E630])" office:value-type="float" office:value="19" calcext:value-type="float">
            <text:p>19</text:p>
          </table:table-cell>
          <table:table-cell table:style-name="ce35" table:formula="of:=IFERROR(INDEX([.A631:.$A$873];MATCH([.E630];[.E631:.$E$873];0));&quot;&quot;)" office:value-type="float" office:value="88" calcext:value-type="float">
            <text:p>88</text:p>
          </table:table-cell>
          <table:table-cell table:style-name="ce35" table:formula="of:=IFERROR(IF(COUNT([.$A$1:.A629])&gt;1;INDEX([.$A$1:.A629];SUMPRODUCT(MAX(ROW([.$E$1:.E629])*([.E630]=[.$E$1:.E629]))));&quot;&quot;);&quot;&quot;)" office:value-type="float" office:value="76" calcext:value-type="float">
            <text:p>76</text:p>
          </table:table-cell>
          <table:table-cell table:number-columns-repeated="6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41480" calcext:value-type="float">
            <text:p>41480</text:p>
          </table:table-cell>
          <table:table-cell table:formula="of:=VLOOKUP([.B631];[$movies.B:.D];2;0)" office:value-type="string" office:string-value="CB" calcext:value-type="string">
            <text:p>CB</text:p>
          </table:table-cell>
          <table:table-cell table:formula="of:=IFERROR(INDEX([.$D$1:.D630];MATCH([.E631];[.$E$1:.E630];0));MAX([.$D$1:.D630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631])-COUNTIF([.$E$1:.E631];[.E631])" office:value-type="float" office:value="20" calcext:value-type="float">
            <text:p>20</text:p>
          </table:table-cell>
          <table:table-cell table:formula="of:=COUNTIF([.$E$1:.E630];[.E631])" office:value-type="float" office:value="31" calcext:value-type="float">
            <text:p>31</text:p>
          </table:table-cell>
          <table:table-cell table:style-name="ce35" table:formula="of:=IFERROR(INDEX([.A632:.$A$873];MATCH([.E631];[.E632:.$E$873];0));&quot;&quot;)" office:value-type="float" office:value="87" calcext:value-type="float">
            <text:p>87</text:p>
          </table:table-cell>
          <table:table-cell table:style-name="ce35" table:formula="of:=IFERROR(IF(COUNT([.$A$1:.A630])&gt;1;INDEX([.$A$1:.A630];SUMPRODUCT(MAX(ROW([.$E$1:.E630])*([.E631]=[.$E$1:.E630]))));&quot;&quot;);&quot;&quot;)" office:value-type="float" office:value="72" calcext:value-type="float">
            <text:p>72</text:p>
          </table:table-cell>
          <table:table-cell table:number-columns-repeated="6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41480" calcext:value-type="float">
            <text:p>41480</text:p>
          </table:table-cell>
          <table:table-cell table:formula="of:=VLOOKUP([.B632];[$movies.B:.D];2;0)" office:value-type="string" office:string-value="CB" calcext:value-type="string">
            <text:p>CB</text:p>
          </table:table-cell>
          <table:table-cell table:formula="of:=IFERROR(INDEX([.$D$1:.D631];MATCH([.E632];[.$E$1:.E631];0));MAX([.$D$1:.D631])+1)" office:value-type="float" office:value="147" calcext:value-type="float">
            <text:p>147</text:p>
          </table:table-cell>
          <table:table-cell table:style-name="ce45" office:value-type="string" calcext:value-type="string">
            <text:p>Promotional</text:p>
          </table:table-cell>
          <table:table-cell table:formula="of:=COUNTIF([.E:.E];[.E632])-COUNTIF([.$E$1:.E632];[.E632])" office:value-type="float" office:value="9" calcext:value-type="float">
            <text:p>9</text:p>
          </table:table-cell>
          <table:table-cell table:formula="of:=COUNTIF([.$E$1:.E631];[.E632])" office:value-type="float" office:value="0" calcext:value-type="float">
            <text:p>0</text:p>
          </table:table-cell>
          <table:table-cell table:style-name="ce35" table:formula="of:=IFERROR(INDEX([.A633:.$A$873];MATCH([.E632];[.E633:.$E$873];0));&quot;&quot;)" office:value-type="float" office:value="82" calcext:value-type="float">
            <text:p>82</text:p>
          </table:table-cell>
          <table:table-cell table:style-name="ce35" table:formula="of:=IFERROR(IF(COUNT([.$A$1:.A631])&gt;1;INDEX([.$A$1:.A631];SUMPRODUCT(MAX(ROW([.$E$1:.E631])*([.E632]=[.$E$1:.E631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41480" calcext:value-type="float">
            <text:p>41480</text:p>
          </table:table-cell>
          <table:table-cell table:formula="of:=VLOOKUP([.B633];[$movies.B:.D];2;0)" office:value-type="string" office:string-value="CB" calcext:value-type="string">
            <text:p>CB</text:p>
          </table:table-cell>
          <table:table-cell table:formula="of:=IFERROR(INDEX([.$D$1:.D632];MATCH([.E633];[.$E$1:.E632];0));MAX([.$D$1:.D632])+1)" office:value-type="float" office:value="35" calcext:value-type="float">
            <text:p>35</text:p>
          </table:table-cell>
          <table:table-cell table:style-name="ce45" office:value-type="string" calcext:value-type="string">
            <text:p>Supernatural</text:p>
          </table:table-cell>
          <table:table-cell table:formula="of:=COUNTIF([.E:.E];[.E633])-COUNTIF([.$E$1:.E633];[.E633])" office:value-type="float" office:value="3" calcext:value-type="float">
            <text:p>3</text:p>
          </table:table-cell>
          <table:table-cell table:formula="of:=COUNTIF([.$E$1:.E632];[.E633])" office:value-type="float" office:value="8" calcext:value-type="float">
            <text:p>8</text:p>
          </table:table-cell>
          <table:table-cell table:style-name="ce35" table:formula="of:=IFERROR(INDEX([.A634:.$A$873];MATCH([.E633];[.E634:.$E$873];0));&quot;&quot;)" office:value-type="float" office:value="84" calcext:value-type="float">
            <text:p>84</text:p>
          </table:table-cell>
          <table:table-cell table:style-name="ce35" table:formula="of:=IFERROR(IF(COUNT([.$A$1:.A632])&gt;1;INDEX([.$A$1:.A632];SUMPRODUCT(MAX(ROW([.$E$1:.E632])*([.E633]=[.$E$1:.E632]))));&quot;&quot;);&quot;&quot;)" office:value-type="float" office:value="48" calcext:value-type="float">
            <text:p>48</text:p>
          </table:table-cell>
          <table:table-cell table:number-columns-repeated="6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41480" calcext:value-type="float">
            <text:p>41480</text:p>
          </table:table-cell>
          <table:table-cell table:formula="of:=VLOOKUP([.B634];[$movies.B:.D];2;0)" office:value-type="string" office:string-value="CB" calcext:value-type="string">
            <text:p>CB</text:p>
          </table:table-cell>
          <table:table-cell table:formula="of:=IFERROR(INDEX([.$D$1:.D633];MATCH([.E634];[.$E$1:.E633];0));MAX([.$D$1:.D633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634])-COUNTIF([.$E$1:.E634];[.E634])" office:value-type="float" office:value="5" calcext:value-type="float">
            <text:p>5</text:p>
          </table:table-cell>
          <table:table-cell table:formula="of:=COUNTIF([.$E$1:.E633];[.E634])" office:value-type="float" office:value="14" calcext:value-type="float">
            <text:p>14</text:p>
          </table:table-cell>
          <table:table-cell table:style-name="ce35" table:formula="of:=IFERROR(INDEX([.A635:.$A$873];MATCH([.E634];[.E635:.$E$873];0));&quot;&quot;)" office:value-type="float" office:value="98" calcext:value-type="float">
            <text:p>98</text:p>
          </table:table-cell>
          <table:table-cell table:style-name="ce35" table:formula="of:=IFERROR(IF(COUNT([.$A$1:.A633])&gt;1;INDEX([.$A$1:.A633];SUMPRODUCT(MAX(ROW([.$E$1:.E633])*([.E634]=[.$E$1:.E633]))));&quot;&quot;);&quot;&quot;)" office:value-type="float" office:value="64" calcext:value-type="float">
            <text:p>64</text:p>
          </table:table-cell>
          <table:table-cell table:number-columns-repeated="6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55076" calcext:value-type="float">
            <text:p>55076</text:p>
          </table:table-cell>
          <table:table-cell table:formula="of:=VLOOKUP([.B635];[$movies.B:.D];2;0)" office:value-type="string" office:string-value="CC" calcext:value-type="string">
            <text:p>CC</text:p>
          </table:table-cell>
          <table:table-cell table:formula="of:=IFERROR(INDEX([.$D$1:.D634];MATCH([.E635];[.$E$1:.E634];0));MAX([.$D$1:.D634])+1)" office:value-type="float" office:value="94" calcext:value-type="float">
            <text:p>94</text:p>
          </table:table-cell>
          <table:table-cell table:style-name="ce45" office:value-type="float" office:value="0" calcext:value-type="float">
            <text:p>0</text:p>
          </table:table-cell>
          <table:table-cell table:formula="of:=COUNTIF([.E:.E];[.E635])-COUNTIF([.$E$1:.E635];[.E635])" office:value-type="float" office:value="7" calcext:value-type="float">
            <text:p>7</text:p>
          </table:table-cell>
          <table:table-cell table:formula="of:=COUNTIF([.$E$1:.E634];[.E635])" office:value-type="float" office:value="8" calcext:value-type="float">
            <text:p>8</text:p>
          </table:table-cell>
          <table:table-cell table:style-name="ce35" table:formula="of:=IFERROR(INDEX([.A636:.$A$873];MATCH([.E635];[.E636:.$E$873];0));&quot;&quot;)" office:value-type="float" office:value="90" calcext:value-type="float">
            <text:p>90</text:p>
          </table:table-cell>
          <table:table-cell table:style-name="ce35" table:formula="of:=IFERROR(IF(COUNT([.$A$1:.A634])&gt;1;INDEX([.$A$1:.A634];SUMPRODUCT(MAX(ROW([.$E$1:.E634])*([.E635]=[.$E$1:.E634]))));&quot;&quot;);&quot;&quot;)" office:value-type="float" office:value="70" calcext:value-type="float">
            <text:p>70</text:p>
          </table:table-cell>
          <table:table-cell table:number-columns-repeated="6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38678" calcext:value-type="float">
            <text:p>38678</text:p>
          </table:table-cell>
          <table:table-cell table:formula="of:=VLOOKUP([.B636];[$movies.B:.D];2;0)" office:value-type="string" office:string-value="CD" calcext:value-type="string">
            <text:p>CD</text:p>
          </table:table-cell>
          <table:table-cell table:formula="of:=IFERROR(INDEX([.$D$1:.D635];MATCH([.E636];[.$E$1:.E635];0));MAX([.$D$1:.D635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636])-COUNTIF([.$E$1:.E636];[.E636])" office:value-type="float" office:value="16" calcext:value-type="float">
            <text:p>16</text:p>
          </table:table-cell>
          <table:table-cell table:formula="of:=COUNTIF([.$E$1:.E635];[.E636])" office:value-type="float" office:value="14" calcext:value-type="float">
            <text:p>14</text:p>
          </table:table-cell>
          <table:table-cell table:style-name="ce35" table:formula="of:=IFERROR(INDEX([.A637:.$A$873];MATCH([.E636];[.E637:.$E$873];0));&quot;&quot;)" office:value-type="float" office:value="86" calcext:value-type="float">
            <text:p>86</text:p>
          </table:table-cell>
          <table:table-cell table:style-name="ce35" table:formula="of:=IFERROR(IF(COUNT([.$A$1:.A635])&gt;1;INDEX([.$A$1:.A635];SUMPRODUCT(MAX(ROW([.$E$1:.E635])*([.E636]=[.$E$1:.E635]))));&quot;&quot;);&quot;&quot;)" office:value-type="float" office:value="79" calcext:value-type="float">
            <text:p>79</text:p>
          </table:table-cell>
          <table:table-cell table:number-columns-repeated="6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38678" calcext:value-type="float">
            <text:p>38678</text:p>
          </table:table-cell>
          <table:table-cell table:formula="of:=VLOOKUP([.B637];[$movies.B:.D];2;0)" office:value-type="string" office:string-value="CD" calcext:value-type="string">
            <text:p>CD</text:p>
          </table:table-cell>
          <table:table-cell table:formula="of:=IFERROR(INDEX([.$D$1:.D636];MATCH([.E637];[.$E$1:.E636];0));MAX([.$D$1:.D636])+1)" office:value-type="float" office:value="147" calcext:value-type="float">
            <text:p>147</text:p>
          </table:table-cell>
          <table:table-cell table:style-name="ce45" office:value-type="string" calcext:value-type="string">
            <text:p>Promotional</text:p>
          </table:table-cell>
          <table:table-cell table:formula="of:=COUNTIF([.E:.E];[.E637])-COUNTIF([.$E$1:.E637];[.E637])" office:value-type="float" office:value="8" calcext:value-type="float">
            <text:p>8</text:p>
          </table:table-cell>
          <table:table-cell table:formula="of:=COUNTIF([.$E$1:.E636];[.E637])" office:value-type="float" office:value="1" calcext:value-type="float">
            <text:p>1</text:p>
          </table:table-cell>
          <table:table-cell table:style-name="ce35" table:formula="of:=IFERROR(INDEX([.A638:.$A$873];MATCH([.E637];[.E638:.$E$873];0));&quot;&quot;)" office:value-type="float" office:value="96" calcext:value-type="float">
            <text:p>96</text:p>
          </table:table-cell>
          <table:table-cell table:style-name="ce35" table:formula="of:=IFERROR(IF(COUNT([.$A$1:.A636])&gt;1;INDEX([.$A$1:.A636];SUMPRODUCT(MAX(ROW([.$E$1:.E636])*([.E637]=[.$E$1:.E636]))));&quot;&quot;);&quot;&quot;)" office:value-type="float" office:value="80" calcext:value-type="float">
            <text:p>80</text:p>
          </table:table-cell>
          <table:table-cell table:number-columns-repeated="6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38678" calcext:value-type="float">
            <text:p>38678</text:p>
          </table:table-cell>
          <table:table-cell table:formula="of:=VLOOKUP([.B638];[$movies.B:.D];2;0)" office:value-type="string" office:string-value="CD" calcext:value-type="string">
            <text:p>CD</text:p>
          </table:table-cell>
          <table:table-cell table:formula="of:=IFERROR(INDEX([.$D$1:.D637];MATCH([.E638];[.$E$1:.E637];0));MAX([.$D$1:.D637])+1)" office:value-type="float" office:value="124" calcext:value-type="float">
            <text:p>124</text:p>
          </table:table-cell>
          <table:table-cell table:style-name="ce45" office:value-type="string" calcext:value-type="string">
            <text:p>Shorts</text:p>
          </table:table-cell>
          <table:table-cell table:formula="of:=COUNTIF([.E:.E];[.E638])-COUNTIF([.$E$1:.E638];[.E638])" office:value-type="float" office:value="8" calcext:value-type="float">
            <text:p>8</text:p>
          </table:table-cell>
          <table:table-cell table:formula="of:=COUNTIF([.$E$1:.E637];[.E638])" office:value-type="float" office:value="1" calcext:value-type="float">
            <text:p>1</text:p>
          </table:table-cell>
          <table:table-cell table:style-name="ce35" table:formula="of:=IFERROR(INDEX([.A639:.$A$873];MATCH([.E638];[.E639:.$E$873];0));&quot;&quot;)" office:value-type="float" office:value="94" calcext:value-type="float">
            <text:p>94</text:p>
          </table:table-cell>
          <table:table-cell table:style-name="ce35" table:formula="of:=IFERROR(IF(COUNT([.$A$1:.A637])&gt;1;INDEX([.$A$1:.A637];SUMPRODUCT(MAX(ROW([.$E$1:.E637])*([.E638]=[.$E$1:.E637]))));&quot;&quot;);&quot;&quot;)" office:value-type="float" office:value="60" calcext:value-type="float">
            <text:p>60</text:p>
          </table:table-cell>
          <table:table-cell table:number-columns-repeated="6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38678" calcext:value-type="float">
            <text:p>38678</text:p>
          </table:table-cell>
          <table:table-cell table:formula="of:=VLOOKUP([.B639];[$movies.B:.D];2;0)" office:value-type="string" office:string-value="CD" calcext:value-type="string">
            <text:p>CD</text:p>
          </table:table-cell>
          <table:table-cell table:formula="of:=IFERROR(INDEX([.$D$1:.D638];MATCH([.E639];[.$E$1:.E638];0));MAX([.$D$1:.D638])+1)" office:value-type="float" office:value="57" calcext:value-type="float">
            <text:p>57</text:p>
          </table:table-cell>
          <table:table-cell table:style-name="ce45" office:value-type="string" calcext:value-type="string">
            <text:p>Time Travel</text:p>
          </table:table-cell>
          <table:table-cell table:formula="of:=COUNTIF([.E:.E];[.E639])-COUNTIF([.$E$1:.E639];[.E639])" office:value-type="float" office:value="2" calcext:value-type="float">
            <text:p>2</text:p>
          </table:table-cell>
          <table:table-cell table:formula="of:=COUNTIF([.$E$1:.E638];[.E639])" office:value-type="float" office:value="6" calcext:value-type="float">
            <text:p>6</text:p>
          </table:table-cell>
          <table:table-cell table:style-name="ce35" table:formula="of:=IFERROR(INDEX([.A640:.$A$873];MATCH([.E639];[.E640:.$E$873];0));&quot;&quot;)" office:value-type="float" office:value="84" calcext:value-type="float">
            <text:p>84</text:p>
          </table:table-cell>
          <table:table-cell table:style-name="ce35" table:formula="of:=IFERROR(IF(COUNT([.$A$1:.A638])&gt;1;INDEX([.$A$1:.A638];SUMPRODUCT(MAX(ROW([.$E$1:.E638])*([.E639]=[.$E$1:.E638]))));&quot;&quot;);&quot;&quot;)" office:value-type="float" office:value="78" calcext:value-type="float">
            <text:p>78</text:p>
          </table:table-cell>
          <table:table-cell table:number-columns-repeated="6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38678" calcext:value-type="float">
            <text:p>38678</text:p>
          </table:table-cell>
          <table:table-cell table:formula="of:=VLOOKUP([.B640];[$movies.B:.D];2;0)" office:value-type="string" office:string-value="CD" calcext:value-type="string">
            <text:p>CD</text:p>
          </table:table-cell>
          <table:table-cell table:formula="of:=IFERROR(INDEX([.$D$1:.D639];MATCH([.E640];[.$E$1:.E639];0));MAX([.$D$1:.D639])+1)" office:value-type="float" office:value="148" calcext:value-type="float">
            <text:p>148</text:p>
          </table:table-cell>
          <table:table-cell table:style-name="ce45" office:value-type="string" calcext:value-type="string">
            <text:p>Tourism</text:p>
          </table:table-cell>
          <table:table-cell table:formula="of:=COUNTIF([.E:.E];[.E640])-COUNTIF([.$E$1:.E640];[.E640])" office:value-type="float" office:value="3" calcext:value-type="float">
            <text:p>3</text:p>
          </table:table-cell>
          <table:table-cell table:formula="of:=COUNTIF([.$E$1:.E639];[.E640])" office:value-type="float" office:value="0" calcext:value-type="float">
            <text:p>0</text:p>
          </table:table-cell>
          <table:table-cell table:style-name="ce35" table:formula="of:=IFERROR(INDEX([.A641:.$A$873];MATCH([.E640];[.E641:.$E$873];0));&quot;&quot;)" office:value-type="float" office:value="113" calcext:value-type="float">
            <text:p>113</text:p>
          </table:table-cell>
          <table:table-cell table:style-name="ce35" table:formula="of:=IFERROR(IF(COUNT([.$A$1:.A639])&gt;1;INDEX([.$A$1:.A639];SUMPRODUCT(MAX(ROW([.$E$1:.E639])*([.E640]=[.$E$1:.E639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38219" calcext:value-type="float">
            <text:p>38219</text:p>
          </table:table-cell>
          <table:table-cell table:formula="of:=VLOOKUP([.B641];[$movies.B:.D];2;0)" office:value-type="string" office:string-value="CE" calcext:value-type="string">
            <text:p>CE</text:p>
          </table:table-cell>
          <table:table-cell table:formula="of:=IFERROR(INDEX([.$D$1:.D640];MATCH([.E641];[.$E$1:.E640];0));MAX([.$D$1:.D640])+1)" office:value-type="float" office:value="47" calcext:value-type="float">
            <text:p>47</text:p>
          </table:table-cell>
          <table:table-cell table:style-name="ce45" office:value-type="string" calcext:value-type="string">
            <text:p>Monsters</text:p>
          </table:table-cell>
          <table:table-cell table:formula="of:=COUNTIF([.E:.E];[.E641])-COUNTIF([.$E$1:.E641];[.E641])" office:value-type="float" office:value="0" calcext:value-type="float">
            <text:p>0</text:p>
          </table:table-cell>
          <table:table-cell table:formula="of:=COUNTIF([.$E$1:.E640];[.E641])" office:value-type="float" office:value="9" calcext:value-type="float">
            <text:p>9</text:p>
          </table:table-cell>
          <table:table-cell table:style-name="ce35" table:formula="of:=IFERROR(INDEX([.A642:.$A$873];MATCH([.E641];[.E642:.$E$873];0));&quot;&quot;)">
            <text:p/>
          </table:table-cell>
          <table:table-cell table:style-name="ce35" table:formula="of:=IFERROR(IF(COUNT([.$A$1:.A640])&gt;1;INDEX([.$A$1:.A640];SUMPRODUCT(MAX(ROW([.$E$1:.E640])*([.E641]=[.$E$1:.E640]))));&quot;&quot;);&quot;&quot;)" office:value-type="float" office:value="64" calcext:value-type="float">
            <text:p>64</text:p>
          </table:table-cell>
          <table:table-cell table:number-columns-repeated="6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38219" calcext:value-type="float">
            <text:p>38219</text:p>
          </table:table-cell>
          <table:table-cell table:formula="of:=VLOOKUP([.B642];[$movies.B:.D];2;0)" office:value-type="string" office:string-value="CE" calcext:value-type="string">
            <text:p>CE</text:p>
          </table:table-cell>
          <table:table-cell table:formula="of:=IFERROR(INDEX([.$D$1:.D641];MATCH([.E642];[.$E$1:.E641];0));MAX([.$D$1:.D641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642])-COUNTIF([.$E$1:.E642];[.E642])" office:value-type="float" office:value="4" calcext:value-type="float">
            <text:p>4</text:p>
          </table:table-cell>
          <table:table-cell table:formula="of:=COUNTIF([.$E$1:.E641];[.E642])" office:value-type="float" office:value="13" calcext:value-type="float">
            <text:p>13</text:p>
          </table:table-cell>
          <table:table-cell table:style-name="ce35" table:formula="of:=IFERROR(INDEX([.A643:.$A$873];MATCH([.E642];[.E643:.$E$873];0));&quot;&quot;)" office:value-type="float" office:value="98" calcext:value-type="float">
            <text:p>98</text:p>
          </table:table-cell>
          <table:table-cell table:style-name="ce35" table:formula="of:=IFERROR(IF(COUNT([.$A$1:.A641])&gt;1;INDEX([.$A$1:.A641];SUMPRODUCT(MAX(ROW([.$E$1:.E641])*([.E642]=[.$E$1:.E641]))));&quot;&quot;);&quot;&quot;)" office:value-type="float" office:value="77" calcext:value-type="float">
            <text:p>77</text:p>
          </table:table-cell>
          <table:table-cell table:number-columns-repeated="6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38219" calcext:value-type="float">
            <text:p>38219</text:p>
          </table:table-cell>
          <table:table-cell table:formula="of:=VLOOKUP([.B643];[$movies.B:.D];2;0)" office:value-type="string" office:string-value="CE" calcext:value-type="string">
            <text:p>CE</text:p>
          </table:table-cell>
          <table:table-cell table:formula="of:=IFERROR(INDEX([.$D$1:.D642];MATCH([.E643];[.$E$1:.E642];0));MAX([.$D$1:.D642])+1)" office:value-type="float" office:value="109" calcext:value-type="float">
            <text:p>109</text:p>
          </table:table-cell>
          <table:table-cell table:style-name="ce45" office:value-type="string" calcext:value-type="string">
            <text:p>Food and Beverage</text:p>
          </table:table-cell>
          <table:table-cell table:formula="of:=COUNTIF([.E:.E];[.E643])-COUNTIF([.$E$1:.E643];[.E643])" office:value-type="float" office:value="0" calcext:value-type="float">
            <text:p>0</text:p>
          </table:table-cell>
          <table:table-cell table:formula="of:=COUNTIF([.$E$1:.E642];[.E643])" office:value-type="float" office:value="2" calcext:value-type="float">
            <text:p>2</text:p>
          </table:table-cell>
          <table:table-cell table:style-name="ce35" table:formula="of:=IFERROR(INDEX([.A644:.$A$873];MATCH([.E643];[.E644:.$E$873];0));&quot;&quot;)">
            <text:p/>
          </table:table-cell>
          <table:table-cell table:style-name="ce35" table:formula="of:=IFERROR(IF(COUNT([.$A$1:.A642])&gt;1;INDEX([.$A$1:.A642];SUMPRODUCT(MAX(ROW([.$E$1:.E642])*([.E643]=[.$E$1:.E642]))));&quot;&quot;);&quot;&quot;)" office:value-type="float" office:value="77" calcext:value-type="float">
            <text:p>77</text:p>
          </table:table-cell>
          <table:table-cell table:number-columns-repeated="6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38219" calcext:value-type="float">
            <text:p>38219</text:p>
          </table:table-cell>
          <table:table-cell table:formula="of:=VLOOKUP([.B644];[$movies.B:.D];2;0)" office:value-type="string" office:string-value="CE" calcext:value-type="string">
            <text:p>CE</text:p>
          </table:table-cell>
          <table:table-cell table:formula="of:=IFERROR(INDEX([.$D$1:.D643];MATCH([.E644];[.$E$1:.E643];0));MAX([.$D$1:.D643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644])-COUNTIF([.$E$1:.E644];[.E644])" office:value-type="float" office:value="18" calcext:value-type="float">
            <text:p>18</text:p>
          </table:table-cell>
          <table:table-cell table:formula="of:=COUNTIF([.$E$1:.E643];[.E644])" office:value-type="float" office:value="10" calcext:value-type="float">
            <text:p>10</text:p>
          </table:table-cell>
          <table:table-cell table:style-name="ce35" table:formula="of:=IFERROR(INDEX([.A645:.$A$873];MATCH([.E644];[.E645:.$E$873];0));&quot;&quot;)" office:value-type="float" office:value="84" calcext:value-type="float">
            <text:p>84</text:p>
          </table:table-cell>
          <table:table-cell table:style-name="ce35" table:formula="of:=IFERROR(IF(COUNT([.$A$1:.A643])&gt;1;INDEX([.$A$1:.A643];SUMPRODUCT(MAX(ROW([.$E$1:.E643])*([.E644]=[.$E$1:.E643]))));&quot;&quot;);&quot;&quot;)" office:value-type="float" office:value="78" calcext:value-type="float">
            <text:p>78</text:p>
          </table:table-cell>
          <table:table-cell table:number-columns-repeated="6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38219" calcext:value-type="float">
            <text:p>38219</text:p>
          </table:table-cell>
          <table:table-cell table:formula="of:=VLOOKUP([.B645];[$movies.B:.D];2;0)" office:value-type="string" office:string-value="CE" calcext:value-type="string">
            <text:p>CE</text:p>
          </table:table-cell>
          <table:table-cell table:formula="of:=IFERROR(INDEX([.$D$1:.D644];MATCH([.E645];[.$E$1:.E644];0));MAX([.$D$1:.D644])+1)" office:value-type="float" office:value="63" calcext:value-type="float">
            <text:p>63</text:p>
          </table:table-cell>
          <table:table-cell table:style-name="ce45" office:value-type="string" calcext:value-type="string">
            <text:p>Dragons</text:p>
          </table:table-cell>
          <table:table-cell table:formula="of:=COUNTIF([.E:.E];[.E645])-COUNTIF([.$E$1:.E645];[.E645])" office:value-type="float" office:value="7" calcext:value-type="float">
            <text:p>7</text:p>
          </table:table-cell>
          <table:table-cell table:formula="of:=COUNTIF([.$E$1:.E644];[.E645])" office:value-type="float" office:value="5" calcext:value-type="float">
            <text:p>5</text:p>
          </table:table-cell>
          <table:table-cell table:style-name="ce35" table:formula="of:=IFERROR(INDEX([.A646:.$A$873];MATCH([.E645];[.E646:.$E$873];0));&quot;&quot;)" office:value-type="float" office:value="105" calcext:value-type="float">
            <text:p>105</text:p>
          </table:table-cell>
          <table:table-cell table:style-name="ce35" table:formula="of:=IFERROR(IF(COUNT([.$A$1:.A644])&gt;1;INDEX([.$A$1:.A644];SUMPRODUCT(MAX(ROW([.$E$1:.E644])*([.E645]=[.$E$1:.E644]))));&quot;&quot;);&quot;&quot;)" office:value-type="float" office:value="42" calcext:value-type="float">
            <text:p>42</text:p>
          </table:table-cell>
          <table:table-cell table:number-columns-repeated="6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50621" calcext:value-type="float">
            <text:p>50621</text:p>
          </table:table-cell>
          <table:table-cell table:formula="of:=VLOOKUP([.B646];[$movies.B:.D];2;0)" office:value-type="string" office:string-value="CF" calcext:value-type="string">
            <text:p>CF</text:p>
          </table:table-cell>
          <table:table-cell table:formula="of:=IFERROR(INDEX([.$D$1:.D645];MATCH([.E646];[.$E$1:.E645];0));MAX([.$D$1:.D645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646])-COUNTIF([.$E$1:.E646];[.E646])" office:value-type="float" office:value="13" calcext:value-type="float">
            <text:p>13</text:p>
          </table:table-cell>
          <table:table-cell table:formula="of:=COUNTIF([.$E$1:.E645];[.E646])" office:value-type="float" office:value="33" calcext:value-type="float">
            <text:p>33</text:p>
          </table:table-cell>
          <table:table-cell table:style-name="ce35" table:formula="of:=IFERROR(INDEX([.A647:.$A$873];MATCH([.E646];[.E647:.$E$873];0));&quot;&quot;)" office:value-type="float" office:value="89" calcext:value-type="float">
            <text:p>89</text:p>
          </table:table-cell>
          <table:table-cell table:style-name="ce35" table:formula="of:=IFERROR(IF(COUNT([.$A$1:.A645])&gt;1;INDEX([.$A$1:.A645];SUMPRODUCT(MAX(ROW([.$E$1:.E645])*([.E646]=[.$E$1:.E645]))));&quot;&quot;);&quot;&quot;)" office:value-type="float" office:value="77" calcext:value-type="float">
            <text:p>77</text:p>
          </table:table-cell>
          <table:table-cell table:number-columns-repeated="6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50621" calcext:value-type="float">
            <text:p>50621</text:p>
          </table:table-cell>
          <table:table-cell table:formula="of:=VLOOKUP([.B647];[$movies.B:.D];2;0)" office:value-type="string" office:string-value="CF" calcext:value-type="string">
            <text:p>CF</text:p>
          </table:table-cell>
          <table:table-cell table:formula="of:=IFERROR(INDEX([.$D$1:.D646];MATCH([.E647];[.$E$1:.E646];0));MAX([.$D$1:.D646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647])-COUNTIF([.$E$1:.E647];[.E647])" office:value-type="float" office:value="14" calcext:value-type="float">
            <text:p>14</text:p>
          </table:table-cell>
          <table:table-cell table:formula="of:=COUNTIF([.$E$1:.E646];[.E647])" office:value-type="float" office:value="13" calcext:value-type="float">
            <text:p>13</text:p>
          </table:table-cell>
          <table:table-cell table:style-name="ce35" table:formula="of:=IFERROR(INDEX([.A648:.$A$873];MATCH([.E647];[.E648:.$E$873];0));&quot;&quot;)" office:value-type="float" office:value="85" calcext:value-type="float">
            <text:p>85</text:p>
          </table:table-cell>
          <table:table-cell table:style-name="ce35" table:formula="of:=IFERROR(IF(COUNT([.$A$1:.A646])&gt;1;INDEX([.$A$1:.A646];SUMPRODUCT(MAX(ROW([.$E$1:.E646])*([.E647]=[.$E$1:.E646]))));&quot;&quot;);&quot;&quot;)" office:value-type="float" office:value="77" calcext:value-type="float">
            <text:p>77</text:p>
          </table:table-cell>
          <table:table-cell table:number-columns-repeated="6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50621" calcext:value-type="float">
            <text:p>50621</text:p>
          </table:table-cell>
          <table:table-cell table:formula="of:=VLOOKUP([.B648];[$movies.B:.D];2;0)" office:value-type="string" office:string-value="CF" calcext:value-type="string">
            <text:p>CF</text:p>
          </table:table-cell>
          <table:table-cell table:formula="of:=IFERROR(INDEX([.$D$1:.D647];MATCH([.E648];[.$E$1:.E647];0));MAX([.$D$1:.D647])+1)" office:value-type="float" office:value="57" calcext:value-type="float">
            <text:p>57</text:p>
          </table:table-cell>
          <table:table-cell table:style-name="ce45" office:value-type="string" calcext:value-type="string">
            <text:p>Time Travel</text:p>
          </table:table-cell>
          <table:table-cell table:formula="of:=COUNTIF([.E:.E];[.E648])-COUNTIF([.$E$1:.E648];[.E648])" office:value-type="float" office:value="1" calcext:value-type="float">
            <text:p>1</text:p>
          </table:table-cell>
          <table:table-cell table:formula="of:=COUNTIF([.$E$1:.E647];[.E648])" office:value-type="float" office:value="7" calcext:value-type="float">
            <text:p>7</text:p>
          </table:table-cell>
          <table:table-cell table:style-name="ce35" table:formula="of:=IFERROR(INDEX([.A649:.$A$873];MATCH([.E648];[.E649:.$E$873];0));&quot;&quot;)">
            <text:p/>
          </table:table-cell>
          <table:table-cell table:style-name="ce35" table:formula="of:=IFERROR(IF(COUNT([.$A$1:.A647])&gt;1;INDEX([.$A$1:.A647];SUMPRODUCT(MAX(ROW([.$E$1:.E647])*([.E648]=[.$E$1:.E647]))));&quot;&quot;);&quot;&quot;)" office:value-type="float" office:value="82" calcext:value-type="float">
            <text:p>82</text:p>
          </table:table-cell>
          <table:table-cell table:number-columns-repeated="6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50621" calcext:value-type="float">
            <text:p>50621</text:p>
          </table:table-cell>
          <table:table-cell table:formula="of:=VLOOKUP([.B649];[$movies.B:.D];2;0)" office:value-type="string" office:string-value="CF" calcext:value-type="string">
            <text:p>CF</text:p>
          </table:table-cell>
          <table:table-cell table:formula="of:=IFERROR(INDEX([.$D$1:.D648];MATCH([.E649];[.$E$1:.E648];0));MAX([.$D$1:.D648])+1)" office:value-type="float" office:value="54" calcext:value-type="float">
            <text:p>54</text:p>
          </table:table-cell>
          <table:table-cell table:style-name="ce45" office:value-type="string" calcext:value-type="string">
            <text:p>Chibi</text:p>
          </table:table-cell>
          <table:table-cell table:formula="of:=COUNTIF([.E:.E];[.E649])-COUNTIF([.$E$1:.E649];[.E649])" office:value-type="float" office:value="1" calcext:value-type="float">
            <text:p>1</text:p>
          </table:table-cell>
          <table:table-cell table:formula="of:=COUNTIF([.$E$1:.E648];[.E649])" office:value-type="float" office:value="1" calcext:value-type="float">
            <text:p>1</text:p>
          </table:table-cell>
          <table:table-cell table:style-name="ce35" table:formula="of:=IFERROR(INDEX([.A650:.$A$873];MATCH([.E649];[.E650:.$E$873];0));&quot;&quot;)" office:value-type="float" office:value="89" calcext:value-type="float">
            <text:p>89</text:p>
          </table:table-cell>
          <table:table-cell table:style-name="ce35" table:formula="of:=IFERROR(IF(COUNT([.$A$1:.A648])&gt;1;INDEX([.$A$1:.A648];SUMPRODUCT(MAX(ROW([.$E$1:.E648])*([.E649]=[.$E$1:.E648]))));&quot;&quot;);&quot;&quot;)" office:value-type="float" office:value="14" calcext:value-type="float">
            <text:p>14</text:p>
          </table:table-cell>
          <table:table-cell table:number-columns-repeated="6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50621" calcext:value-type="float">
            <text:p>50621</text:p>
          </table:table-cell>
          <table:table-cell table:formula="of:=VLOOKUP([.B650];[$movies.B:.D];2;0)" office:value-type="string" office:string-value="CF" calcext:value-type="string">
            <text:p>CF</text:p>
          </table:table-cell>
          <table:table-cell table:formula="of:=IFERROR(INDEX([.$D$1:.D649];MATCH([.E650];[.$E$1:.E649];0));MAX([.$D$1:.D649])+1)" office:value-type="float" office:value="19" calcext:value-type="float">
            <text:p>19</text:p>
          </table:table-cell>
          <table:table-cell table:style-name="ce45" office:value-type="string" calcext:value-type="string">
            <text:p>Demons</text:p>
          </table:table-cell>
          <table:table-cell table:formula="of:=COUNTIF([.E:.E];[.E650])-COUNTIF([.$E$1:.E650];[.E650])" office:value-type="float" office:value="3" calcext:value-type="float">
            <text:p>3</text:p>
          </table:table-cell>
          <table:table-cell table:formula="of:=COUNTIF([.$E$1:.E649];[.E650])" office:value-type="float" office:value="7" calcext:value-type="float">
            <text:p>7</text:p>
          </table:table-cell>
          <table:table-cell table:style-name="ce35" table:formula="of:=IFERROR(INDEX([.A651:.$A$873];MATCH([.E650];[.E651:.$E$873];0));&quot;&quot;)" office:value-type="float" office:value="92" calcext:value-type="float">
            <text:p>92</text:p>
          </table:table-cell>
          <table:table-cell table:style-name="ce35" table:formula="of:=IFERROR(IF(COUNT([.$A$1:.A649])&gt;1;INDEX([.$A$1:.A649];SUMPRODUCT(MAX(ROW([.$E$1:.E649])*([.E650]=[.$E$1:.E649]))));&quot;&quot;);&quot;&quot;)" office:value-type="float" office:value="40" calcext:value-type="float">
            <text:p>40</text:p>
          </table:table-cell>
          <table:table-cell table:number-columns-repeated="6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50621" calcext:value-type="float">
            <text:p>50621</text:p>
          </table:table-cell>
          <table:table-cell table:formula="of:=VLOOKUP([.B651];[$movies.B:.D];2;0)" office:value-type="string" office:string-value="CF" calcext:value-type="string">
            <text:p>CF</text:p>
          </table:table-cell>
          <table:table-cell table:formula="of:=IFERROR(INDEX([.$D$1:.D650];MATCH([.E651];[.$E$1:.E650];0));MAX([.$D$1:.D650])+1)" office:value-type="float" office:value="46" calcext:value-type="float">
            <text:p>46</text:p>
          </table:table-cell>
          <table:table-cell table:style-name="ce45" office:value-type="string" calcext:value-type="string">
            <text:p>Historical</text:p>
          </table:table-cell>
          <table:table-cell table:formula="of:=COUNTIF([.E:.E];[.E651])-COUNTIF([.$E$1:.E651];[.E651])" office:value-type="float" office:value="6" calcext:value-type="float">
            <text:p>6</text:p>
          </table:table-cell>
          <table:table-cell table:formula="of:=COUNTIF([.$E$1:.E650];[.E651])" office:value-type="float" office:value="6" calcext:value-type="float">
            <text:p>6</text:p>
          </table:table-cell>
          <table:table-cell table:style-name="ce35" table:formula="of:=IFERROR(INDEX([.A652:.$A$873];MATCH([.E651];[.E652:.$E$873];0));&quot;&quot;)" office:value-type="float" office:value="86" calcext:value-type="float">
            <text:p>86</text:p>
          </table:table-cell>
          <table:table-cell table:style-name="ce35" table:formula="of:=IFERROR(IF(COUNT([.$A$1:.A650])&gt;1;INDEX([.$A$1:.A650];SUMPRODUCT(MAX(ROW([.$E$1:.E650])*([.E651]=[.$E$1:.E650]))));&quot;&quot;);&quot;&quot;)" office:value-type="float" office:value="78" calcext:value-type="float">
            <text:p>78</text:p>
          </table:table-cell>
          <table:table-cell table:number-columns-repeated="6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50621" calcext:value-type="float">
            <text:p>50621</text:p>
          </table:table-cell>
          <table:table-cell table:formula="of:=VLOOKUP([.B652];[$movies.B:.D];2;0)" office:value-type="string" office:string-value="CF" calcext:value-type="string">
            <text:p>CF</text:p>
          </table:table-cell>
          <table:table-cell table:formula="of:=IFERROR(INDEX([.$D$1:.D651];MATCH([.E652];[.$E$1:.E651];0));MAX([.$D$1:.D651])+1)" office:value-type="float" office:value="149" calcext:value-type="float">
            <text:p>149</text:p>
          </table:table-cell>
          <table:table-cell table:style-name="ce45" office:value-type="string" calcext:value-type="string">
            <text:p>Interspecies Relationship</text:p>
          </table:table-cell>
          <table:table-cell table:formula="of:=COUNTIF([.E:.E];[.E652])-COUNTIF([.$E$1:.E652];[.E652])" office:value-type="float" office:value="0" calcext:value-type="float">
            <text:p>0</text:p>
          </table:table-cell>
          <table:table-cell table:formula="of:=COUNTIF([.$E$1:.E651];[.E652])" office:value-type="float" office:value="0" calcext:value-type="float">
            <text:p>0</text:p>
          </table:table-cell>
          <table:table-cell table:style-name="ce35" table:formula="of:=IFERROR(INDEX([.A653:.$A$873];MATCH([.E652];[.E653:.$E$873];0));&quot;&quot;)">
            <text:p/>
          </table:table-cell>
          <table:table-cell table:style-name="ce35" table:formula="of:=IFERROR(IF(COUNT([.$A$1:.A651])&gt;1;INDEX([.$A$1:.A651];SUMPRODUCT(MAX(ROW([.$E$1:.E651])*([.E652]=[.$E$1:.E651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50621" calcext:value-type="float">
            <text:p>50621</text:p>
          </table:table-cell>
          <table:table-cell table:formula="of:=VLOOKUP([.B653];[$movies.B:.D];2;0)" office:value-type="string" office:string-value="CF" calcext:value-type="string">
            <text:p>CF</text:p>
          </table:table-cell>
          <table:table-cell table:formula="of:=IFERROR(INDEX([.$D$1:.D652];MATCH([.E653];[.$E$1:.E652];0));MAX([.$D$1:.D652])+1)" office:value-type="float" office:value="114" calcext:value-type="float">
            <text:p>114</text:p>
          </table:table-cell>
          <table:table-cell table:style-name="ce45" office:value-type="string" calcext:value-type="string">
            <text:p>Japanese Mythology</text:p>
          </table:table-cell>
          <table:table-cell table:formula="of:=COUNTIF([.E:.E];[.E653])-COUNTIF([.$E$1:.E653];[.E653])" office:value-type="float" office:value="1" calcext:value-type="float">
            <text:p>1</text:p>
          </table:table-cell>
          <table:table-cell table:formula="of:=COUNTIF([.$E$1:.E652];[.E653])" office:value-type="float" office:value="1" calcext:value-type="float">
            <text:p>1</text:p>
          </table:table-cell>
          <table:table-cell table:style-name="ce35" table:formula="of:=IFERROR(INDEX([.A654:.$A$873];MATCH([.E653];[.E654:.$E$873];0));&quot;&quot;)" office:value-type="float" office:value="105" calcext:value-type="float">
            <text:p>105</text:p>
          </table:table-cell>
          <table:table-cell table:style-name="ce35" table:formula="of:=IFERROR(IF(COUNT([.$A$1:.A652])&gt;1;INDEX([.$A$1:.A652];SUMPRODUCT(MAX(ROW([.$E$1:.E652])*([.E653]=[.$E$1:.E652]))));&quot;&quot;);&quot;&quot;)" office:value-type="float" office:value="48" calcext:value-type="float">
            <text:p>48</text:p>
          </table:table-cell>
          <table:table-cell table:number-columns-repeated="6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50621" calcext:value-type="float">
            <text:p>50621</text:p>
          </table:table-cell>
          <table:table-cell table:formula="of:=VLOOKUP([.B654];[$movies.B:.D];2;0)" office:value-type="string" office:string-value="CF" calcext:value-type="string">
            <text:p>CF</text:p>
          </table:table-cell>
          <table:table-cell table:formula="of:=IFERROR(INDEX([.$D$1:.D653];MATCH([.E654];[.$E$1:.E653];0));MAX([.$D$1:.D653])+1)" office:value-type="float" office:value="144" calcext:value-type="float">
            <text:p>144</text:p>
          </table:table-cell>
          <table:table-cell table:style-name="ce45" office:value-type="string" calcext:value-type="string">
            <text:p>Married Life</text:p>
          </table:table-cell>
          <table:table-cell table:formula="of:=COUNTIF([.E:.E];[.E654])-COUNTIF([.$E$1:.E654];[.E654])" office:value-type="float" office:value="0" calcext:value-type="float">
            <text:p>0</text:p>
          </table:table-cell>
          <table:table-cell table:formula="of:=COUNTIF([.$E$1:.E653];[.E654])" office:value-type="float" office:value="1" calcext:value-type="float">
            <text:p>1</text:p>
          </table:table-cell>
          <table:table-cell table:style-name="ce35" table:formula="of:=IFERROR(INDEX([.A655:.$A$873];MATCH([.E654];[.E655:.$E$873];0));&quot;&quot;)">
            <text:p/>
          </table:table-cell>
          <table:table-cell table:style-name="ce35" table:formula="of:=IFERROR(IF(COUNT([.$A$1:.A653])&gt;1;INDEX([.$A$1:.A653];SUMPRODUCT(MAX(ROW([.$E$1:.E653])*([.E654]=[.$E$1:.E653]))));&quot;&quot;);&quot;&quot;)" office:value-type="float" office:value="77" calcext:value-type="float">
            <text:p>77</text:p>
          </table:table-cell>
          <table:table-cell table:number-columns-repeated="6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50621" calcext:value-type="float">
            <text:p>50621</text:p>
          </table:table-cell>
          <table:table-cell table:formula="of:=VLOOKUP([.B655];[$movies.B:.D];2;0)" office:value-type="string" office:string-value="CF" calcext:value-type="string">
            <text:p>CF</text:p>
          </table:table-cell>
          <table:table-cell table:formula="of:=IFERROR(INDEX([.$D$1:.D654];MATCH([.E655];[.$E$1:.E654];0));MAX([.$D$1:.D654])+1)" office:value-type="float" office:value="33" calcext:value-type="float">
            <text:p>33</text:p>
          </table:table-cell>
          <table:table-cell table:style-name="ce45" office:value-type="string" calcext:value-type="string">
            <text:p>Non-Human Protagonists</text:p>
          </table:table-cell>
          <table:table-cell table:formula="of:=COUNTIF([.E:.E];[.E655])-COUNTIF([.$E$1:.E655];[.E655])" office:value-type="float" office:value="5" calcext:value-type="float">
            <text:p>5</text:p>
          </table:table-cell>
          <table:table-cell table:formula="of:=COUNTIF([.$E$1:.E654];[.E655])" office:value-type="float" office:value="5" calcext:value-type="float">
            <text:p>5</text:p>
          </table:table-cell>
          <table:table-cell table:style-name="ce35" table:formula="of:=IFERROR(INDEX([.A656:.$A$873];MATCH([.E655];[.E656:.$E$873];0));&quot;&quot;)" office:value-type="float" office:value="92" calcext:value-type="float">
            <text:p>92</text:p>
          </table:table-cell>
          <table:table-cell table:style-name="ce35" table:formula="of:=IFERROR(IF(COUNT([.$A$1:.A654])&gt;1;INDEX([.$A$1:.A654];SUMPRODUCT(MAX(ROW([.$E$1:.E654])*([.E655]=[.$E$1:.E654]))));&quot;&quot;);&quot;&quot;)" office:value-type="float" office:value="69" calcext:value-type="float">
            <text:p>69</text:p>
          </table:table-cell>
          <table:table-cell table:number-columns-repeated="6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50621" calcext:value-type="float">
            <text:p>50621</text:p>
          </table:table-cell>
          <table:table-cell table:formula="of:=VLOOKUP([.B656];[$movies.B:.D];2;0)" office:value-type="string" office:string-value="CF" calcext:value-type="string">
            <text:p>CF</text:p>
          </table:table-cell>
          <table:table-cell table:formula="of:=IFERROR(INDEX([.$D$1:.D655];MATCH([.E656];[.$E$1:.E655];0));MAX([.$D$1:.D655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656])-COUNTIF([.$E$1:.E656];[.E656])" office:value-type="float" office:value="17" calcext:value-type="float">
            <text:p>17</text:p>
          </table:table-cell>
          <table:table-cell table:formula="of:=COUNTIF([.$E$1:.E655];[.E656])" office:value-type="float" office:value="11" calcext:value-type="float">
            <text:p>11</text:p>
          </table:table-cell>
          <table:table-cell table:style-name="ce35" table:formula="of:=IFERROR(INDEX([.A657:.$A$873];MATCH([.E656];[.E657:.$E$873];0));&quot;&quot;)" office:value-type="float" office:value="85" calcext:value-type="float">
            <text:p>85</text:p>
          </table:table-cell>
          <table:table-cell table:style-name="ce35" table:formula="of:=IFERROR(IF(COUNT([.$A$1:.A655])&gt;1;INDEX([.$A$1:.A655];SUMPRODUCT(MAX(ROW([.$E$1:.E655])*([.E656]=[.$E$1:.E655]))));&quot;&quot;);&quot;&quot;)" office:value-type="float" office:value="83" calcext:value-type="float">
            <text:p>83</text:p>
          </table:table-cell>
          <table:table-cell table:number-columns-repeated="6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50621" calcext:value-type="float">
            <text:p>50621</text:p>
          </table:table-cell>
          <table:table-cell table:formula="of:=VLOOKUP([.B657];[$movies.B:.D];2;0)" office:value-type="string" office:string-value="CF" calcext:value-type="string">
            <text:p>CF</text:p>
          </table:table-cell>
          <table:table-cell table:formula="of:=IFERROR(INDEX([.$D$1:.D656];MATCH([.E657];[.$E$1:.E656];0));MAX([.$D$1:.D656])+1)" office:value-type="float" office:value="35" calcext:value-type="float">
            <text:p>35</text:p>
          </table:table-cell>
          <table:table-cell table:style-name="ce45" office:value-type="string" calcext:value-type="string">
            <text:p>Supernatural</text:p>
          </table:table-cell>
          <table:table-cell table:formula="of:=COUNTIF([.E:.E];[.E657])-COUNTIF([.$E$1:.E657];[.E657])" office:value-type="float" office:value="2" calcext:value-type="float">
            <text:p>2</text:p>
          </table:table-cell>
          <table:table-cell table:formula="of:=COUNTIF([.$E$1:.E656];[.E657])" office:value-type="float" office:value="9" calcext:value-type="float">
            <text:p>9</text:p>
          </table:table-cell>
          <table:table-cell table:style-name="ce35" table:formula="of:=IFERROR(INDEX([.A658:.$A$873];MATCH([.E657];[.E658:.$E$873];0));&quot;&quot;)" office:value-type="float" office:value="92" calcext:value-type="float">
            <text:p>92</text:p>
          </table:table-cell>
          <table:table-cell table:style-name="ce35" table:formula="of:=IFERROR(IF(COUNT([.$A$1:.A656])&gt;1;INDEX([.$A$1:.A656];SUMPRODUCT(MAX(ROW([.$E$1:.E656])*([.E657]=[.$E$1:.E656]))));&quot;&quot;);&quot;&quot;)" office:value-type="float" office:value="80" calcext:value-type="float">
            <text:p>80</text:p>
          </table:table-cell>
          <table:table-cell table:number-columns-repeated="6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50621" calcext:value-type="float">
            <text:p>50621</text:p>
          </table:table-cell>
          <table:table-cell table:formula="of:=VLOOKUP([.B658];[$movies.B:.D];2;0)" office:value-type="string" office:string-value="CF" calcext:value-type="string">
            <text:p>CF</text:p>
          </table:table-cell>
          <table:table-cell table:formula="of:=IFERROR(INDEX([.$D$1:.D657];MATCH([.E658];[.$E$1:.E657];0));MAX([.$D$1:.D657])+1)" office:value-type="float" office:value="115" calcext:value-type="float">
            <text:p>115</text:p>
          </table:table-cell>
          <table:table-cell table:style-name="ce45" office:value-type="string" calcext:value-type="string">
            <text:p>Youkai</text:p>
          </table:table-cell>
          <table:table-cell table:formula="of:=COUNTIF([.E:.E];[.E658])-COUNTIF([.$E$1:.E658];[.E658])" office:value-type="float" office:value="1" calcext:value-type="float">
            <text:p>1</text:p>
          </table:table-cell>
          <table:table-cell table:formula="of:=COUNTIF([.$E$1:.E657];[.E658])" office:value-type="float" office:value="1" calcext:value-type="float">
            <text:p>1</text:p>
          </table:table-cell>
          <table:table-cell table:style-name="ce35" table:formula="of:=IFERROR(INDEX([.A659:.$A$873];MATCH([.E658];[.E659:.$E$873];0));&quot;&quot;)" office:value-type="float" office:value="105" calcext:value-type="float">
            <text:p>105</text:p>
          </table:table-cell>
          <table:table-cell table:style-name="ce35" table:formula="of:=IFERROR(IF(COUNT([.$A$1:.A657])&gt;1;INDEX([.$A$1:.A657];SUMPRODUCT(MAX(ROW([.$E$1:.E657])*([.E658]=[.$E$1:.E657]))));&quot;&quot;);&quot;&quot;)" office:value-type="float" office:value="48" calcext:value-type="float">
            <text:p>48</text:p>
          </table:table-cell>
          <table:table-cell table:number-columns-repeated="6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50621" calcext:value-type="float">
            <text:p>50621</text:p>
          </table:table-cell>
          <table:table-cell table:formula="of:=VLOOKUP([.B659];[$movies.B:.D];2;0)" office:value-type="string" office:string-value="CF" calcext:value-type="string">
            <text:p>CF</text:p>
          </table:table-cell>
          <table:table-cell table:formula="of:=IFERROR(INDEX([.$D$1:.D658];MATCH([.E659];[.$E$1:.E658];0));MAX([.$D$1:.D658])+1)" office:value-type="float" office:value="45" calcext:value-type="float">
            <text:p>45</text:p>
          </table:table-cell>
          <table:table-cell table:style-name="ce45" office:value-type="string" calcext:value-type="string">
            <text:p>Soccer</text:p>
          </table:table-cell>
          <table:table-cell table:formula="of:=COUNTIF([.E:.E];[.E659])-COUNTIF([.$E$1:.E659];[.E659])" office:value-type="float" office:value="2" calcext:value-type="float">
            <text:p>2</text:p>
          </table:table-cell>
          <table:table-cell table:formula="of:=COUNTIF([.$E$1:.E658];[.E659])" office:value-type="float" office:value="4" calcext:value-type="float">
            <text:p>4</text:p>
          </table:table-cell>
          <table:table-cell table:style-name="ce35" table:formula="of:=IFERROR(INDEX([.A660:.$A$873];MATCH([.E659];[.E660:.$E$873];0));&quot;&quot;)" office:value-type="float" office:value="100" calcext:value-type="float">
            <text:p>100</text:p>
          </table:table-cell>
          <table:table-cell table:style-name="ce35" table:formula="of:=IFERROR(IF(COUNT([.$A$1:.A658])&gt;1;INDEX([.$A$1:.A658];SUMPRODUCT(MAX(ROW([.$E$1:.E658])*([.E659]=[.$E$1:.E658]))));&quot;&quot;);&quot;&quot;)" office:value-type="float" office:value="59" calcext:value-type="float">
            <text:p>59</text:p>
          </table:table-cell>
          <table:table-cell table:number-columns-repeated="6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50201" calcext:value-type="float">
            <text:p>50201</text:p>
          </table:table-cell>
          <table:table-cell table:formula="of:=VLOOKUP([.B660];[$movies.B:.D];2;0)" office:value-type="string" office:string-value="CG" calcext:value-type="string">
            <text:p>CG</text:p>
          </table:table-cell>
          <table:table-cell table:formula="of:=IFERROR(INDEX([.$D$1:.D659];MATCH([.E660];[.$E$1:.E659];0));MAX([.$D$1:.D659])+1)" office:value-type="float" office:value="20" calcext:value-type="float">
            <text:p>20</text:p>
          </table:table-cell>
          <table:table-cell table:style-name="ce45" office:value-type="string" calcext:value-type="string">
            <text:p>Hand to Hand Combat</text:p>
          </table:table-cell>
          <table:table-cell table:formula="of:=COUNTIF([.E:.E];[.E660])-COUNTIF([.$E$1:.E660];[.E660])" office:value-type="float" office:value="3" calcext:value-type="float">
            <text:p>3</text:p>
          </table:table-cell>
          <table:table-cell table:formula="of:=COUNTIF([.$E$1:.E659];[.E660])" office:value-type="float" office:value="7" calcext:value-type="float">
            <text:p>7</text:p>
          </table:table-cell>
          <table:table-cell table:style-name="ce35" table:formula="of:=IFERROR(INDEX([.A661:.$A$873];MATCH([.E660];[.E661:.$E$873];0));&quot;&quot;)" office:value-type="float" office:value="97" calcext:value-type="float">
            <text:p>97</text:p>
          </table:table-cell>
          <table:table-cell table:style-name="ce35" table:formula="of:=IFERROR(IF(COUNT([.$A$1:.A659])&gt;1;INDEX([.$A$1:.A659];SUMPRODUCT(MAX(ROW([.$E$1:.E659])*([.E660]=[.$E$1:.E659]))));&quot;&quot;);&quot;&quot;)" office:value-type="float" office:value="72" calcext:value-type="float">
            <text:p>72</text:p>
          </table:table-cell>
          <table:table-cell table:number-columns-repeated="6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50201" calcext:value-type="float">
            <text:p>50201</text:p>
          </table:table-cell>
          <table:table-cell table:formula="of:=VLOOKUP([.B661];[$movies.B:.D];2;0)" office:value-type="string" office:string-value="CG" calcext:value-type="string">
            <text:p>CG</text:p>
          </table:table-cell>
          <table:table-cell table:formula="of:=IFERROR(INDEX([.$D$1:.D660];MATCH([.E661];[.$E$1:.E660];0));MAX([.$D$1:.D660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661])-COUNTIF([.$E$1:.E661];[.E661])" office:value-type="float" office:value="13" calcext:value-type="float">
            <text:p>13</text:p>
          </table:table-cell>
          <table:table-cell table:formula="of:=COUNTIF([.$E$1:.E660];[.E661])" office:value-type="float" office:value="14" calcext:value-type="float">
            <text:p>14</text:p>
          </table:table-cell>
          <table:table-cell table:style-name="ce35" table:formula="of:=IFERROR(INDEX([.A662:.$A$873];MATCH([.E661];[.E662:.$E$873];0));&quot;&quot;)" office:value-type="float" office:value="97" calcext:value-type="float">
            <text:p>97</text:p>
          </table:table-cell>
          <table:table-cell table:style-name="ce35" table:formula="of:=IFERROR(IF(COUNT([.$A$1:.A660])&gt;1;INDEX([.$A$1:.A660];SUMPRODUCT(MAX(ROW([.$E$1:.E660])*([.E661]=[.$E$1:.E660]))));&quot;&quot;);&quot;&quot;)" office:value-type="float" office:value="84" calcext:value-type="float">
            <text:p>84</text:p>
          </table:table-cell>
          <table:table-cell table:number-columns-repeated="6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50201" calcext:value-type="float">
            <text:p>50201</text:p>
          </table:table-cell>
          <table:table-cell table:formula="of:=VLOOKUP([.B662];[$movies.B:.D];2;0)" office:value-type="string" office:string-value="CG" calcext:value-type="string">
            <text:p>CG</text:p>
          </table:table-cell>
          <table:table-cell table:formula="of:=IFERROR(INDEX([.$D$1:.D661];MATCH([.E662];[.$E$1:.E661];0));MAX([.$D$1:.D661])+1)" office:value-type="float" office:value="18" calcext:value-type="float">
            <text:p>18</text:p>
          </table:table-cell>
          <table:table-cell table:style-name="ce45" office:value-type="string" calcext:value-type="string">
            <text:p>Military</text:p>
          </table:table-cell>
          <table:table-cell table:formula="of:=COUNTIF([.E:.E];[.E662])-COUNTIF([.$E$1:.E662];[.E662])" office:value-type="float" office:value="2" calcext:value-type="float">
            <text:p>2</text:p>
          </table:table-cell>
          <table:table-cell table:formula="of:=COUNTIF([.$E$1:.E661];[.E662])" office:value-type="float" office:value="7" calcext:value-type="float">
            <text:p>7</text:p>
          </table:table-cell>
          <table:table-cell table:style-name="ce35" table:formula="of:=IFERROR(INDEX([.A663:.$A$873];MATCH([.E662];[.E663:.$E$873];0));&quot;&quot;)" office:value-type="float" office:value="86" calcext:value-type="float">
            <text:p>86</text:p>
          </table:table-cell>
          <table:table-cell table:style-name="ce35" table:formula="of:=IFERROR(IF(COUNT([.$A$1:.A661])&gt;1;INDEX([.$A$1:.A661];SUMPRODUCT(MAX(ROW([.$E$1:.E661])*([.E662]=[.$E$1:.E661]))));&quot;&quot;);&quot;&quot;)" office:value-type="float" office:value="67" calcext:value-type="float">
            <text:p>67</text:p>
          </table:table-cell>
          <table:table-cell table:number-columns-repeated="6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50201" calcext:value-type="float">
            <text:p>50201</text:p>
          </table:table-cell>
          <table:table-cell table:formula="of:=VLOOKUP([.B663];[$movies.B:.D];2;0)" office:value-type="string" office:string-value="CG" calcext:value-type="string">
            <text:p>CG</text:p>
          </table:table-cell>
          <table:table-cell table:formula="of:=IFERROR(INDEX([.$D$1:.D662];MATCH([.E663];[.$E$1:.E662];0));MAX([.$D$1:.D662])+1)" office:value-type="float" office:value="17" calcext:value-type="float">
            <text:p>17</text:p>
          </table:table-cell>
          <table:table-cell table:style-name="ce45" office:value-type="string" calcext:value-type="string">
            <text:p>Animation</text:p>
          </table:table-cell>
          <table:table-cell table:formula="of:=COUNTIF([.E:.E];[.E663])-COUNTIF([.$E$1:.E663];[.E663])" office:value-type="float" office:value="10" calcext:value-type="float">
            <text:p>10</text:p>
          </table:table-cell>
          <table:table-cell table:formula="of:=COUNTIF([.$E$1:.E662];[.E663])" office:value-type="float" office:value="5" calcext:value-type="float">
            <text:p>5</text:p>
          </table:table-cell>
          <table:table-cell table:style-name="ce35" table:formula="of:=IFERROR(INDEX([.A664:.$A$873];MATCH([.E663];[.E664:.$E$873];0));&quot;&quot;)" office:value-type="float" office:value="94" calcext:value-type="float">
            <text:p>94</text:p>
          </table:table-cell>
          <table:table-cell table:style-name="ce35" table:formula="of:=IFERROR(IF(COUNT([.$A$1:.A662])&gt;1;INDEX([.$A$1:.A662];SUMPRODUCT(MAX(ROW([.$E$1:.E662])*([.E663]=[.$E$1:.E662]))));&quot;&quot;);&quot;&quot;)" office:value-type="float" office:value="46" calcext:value-type="float">
            <text:p>46</text:p>
          </table:table-cell>
          <table:table-cell table:number-columns-repeated="6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50201" calcext:value-type="float">
            <text:p>50201</text:p>
          </table:table-cell>
          <table:table-cell table:formula="of:=VLOOKUP([.B664];[$movies.B:.D];2;0)" office:value-type="string" office:string-value="CG" calcext:value-type="string">
            <text:p>CG</text:p>
          </table:table-cell>
          <table:table-cell table:formula="of:=IFERROR(INDEX([.$D$1:.D663];MATCH([.E664];[.$E$1:.E663];0));MAX([.$D$1:.D663])+1)" office:value-type="float" office:value="80" calcext:value-type="float">
            <text:p>80</text:p>
          </table:table-cell>
          <table:table-cell table:style-name="ce45" office:value-type="string" calcext:value-type="string">
            <text:p>School Life</text:p>
          </table:table-cell>
          <table:table-cell table:formula="of:=COUNTIF([.E:.E];[.E664])-COUNTIF([.$E$1:.E664];[.E664])" office:value-type="float" office:value="7" calcext:value-type="float">
            <text:p>7</text:p>
          </table:table-cell>
          <table:table-cell table:formula="of:=COUNTIF([.$E$1:.E663];[.E664])" office:value-type="float" office:value="5" calcext:value-type="float">
            <text:p>5</text:p>
          </table:table-cell>
          <table:table-cell table:style-name="ce35" table:formula="of:=IFERROR(INDEX([.A665:.$A$873];MATCH([.E664];[.E665:.$E$873];0));&quot;&quot;)" office:value-type="float" office:value="92" calcext:value-type="float">
            <text:p>92</text:p>
          </table:table-cell>
          <table:table-cell table:style-name="ce35" table:formula="of:=IFERROR(IF(COUNT([.$A$1:.A663])&gt;1;INDEX([.$A$1:.A663];SUMPRODUCT(MAX(ROW([.$E$1:.E663])*([.E664]=[.$E$1:.E663]))));&quot;&quot;);&quot;&quot;)" office:value-type="float" office:value="67" calcext:value-type="float">
            <text:p>67</text:p>
          </table:table-cell>
          <table:table-cell table:number-columns-repeated="6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50201" calcext:value-type="float">
            <text:p>50201</text:p>
          </table:table-cell>
          <table:table-cell table:formula="of:=VLOOKUP([.B665];[$movies.B:.D];2;0)" office:value-type="string" office:string-value="CG" calcext:value-type="string">
            <text:p>CG</text:p>
          </table:table-cell>
          <table:table-cell table:formula="of:=IFERROR(INDEX([.$D$1:.D664];MATCH([.E665];[.$E$1:.E664];0));MAX([.$D$1:.D664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665])-COUNTIF([.$E$1:.E665];[.E665])" office:value-type="float" office:value="16" calcext:value-type="float">
            <text:p>16</text:p>
          </table:table-cell>
          <table:table-cell table:formula="of:=COUNTIF([.$E$1:.E664];[.E665])" office:value-type="float" office:value="12" calcext:value-type="float">
            <text:p>12</text:p>
          </table:table-cell>
          <table:table-cell table:style-name="ce35" table:formula="of:=IFERROR(INDEX([.A666:.$A$873];MATCH([.E665];[.E666:.$E$873];0));&quot;&quot;)" office:value-type="float" office:value="87" calcext:value-type="float">
            <text:p>87</text:p>
          </table:table-cell>
          <table:table-cell table:style-name="ce35" table:formula="of:=IFERROR(IF(COUNT([.$A$1:.A664])&gt;1;INDEX([.$A$1:.A664];SUMPRODUCT(MAX(ROW([.$E$1:.E664])*([.E665]=[.$E$1:.E664]))));&quot;&quot;);&quot;&quot;)" office:value-type="float" office:value="84" calcext:value-type="float">
            <text:p>84</text:p>
          </table:table-cell>
          <table:table-cell table:number-columns-repeated="6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38006" calcext:value-type="float">
            <text:p>38006</text:p>
          </table:table-cell>
          <table:table-cell table:formula="of:=VLOOKUP([.B666];[$movies.B:.D];2;0)" office:value-type="string" office:string-value="CH" calcext:value-type="string">
            <text:p>CH</text:p>
          </table:table-cell>
          <table:table-cell table:formula="of:=IFERROR(INDEX([.$D$1:.D665];MATCH([.E666];[.$E$1:.E665];0));MAX([.$D$1:.D665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666])-COUNTIF([.$E$1:.E666];[.E666])" office:value-type="float" office:value="15" calcext:value-type="float">
            <text:p>15</text:p>
          </table:table-cell>
          <table:table-cell table:formula="of:=COUNTIF([.$E$1:.E665];[.E666])" office:value-type="float" office:value="15" calcext:value-type="float">
            <text:p>15</text:p>
          </table:table-cell>
          <table:table-cell table:style-name="ce35" table:formula="of:=IFERROR(INDEX([.A667:.$A$873];MATCH([.E666];[.E667:.$E$873];0));&quot;&quot;)" office:value-type="float" office:value="87" calcext:value-type="float">
            <text:p>87</text:p>
          </table:table-cell>
          <table:table-cell table:style-name="ce35" table:formula="of:=IFERROR(IF(COUNT([.$A$1:.A665])&gt;1;INDEX([.$A$1:.A665];SUMPRODUCT(MAX(ROW([.$E$1:.E665])*([.E666]=[.$E$1:.E665]))));&quot;&quot;);&quot;&quot;)" office:value-type="float" office:value="82" calcext:value-type="float">
            <text:p>82</text:p>
          </table:table-cell>
          <table:table-cell table:number-columns-repeated="6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38006" calcext:value-type="float">
            <text:p>38006</text:p>
          </table:table-cell>
          <table:table-cell table:formula="of:=VLOOKUP([.B667];[$movies.B:.D];2;0)" office:value-type="string" office:string-value="CH" calcext:value-type="string">
            <text:p>CH</text:p>
          </table:table-cell>
          <table:table-cell table:formula="of:=IFERROR(INDEX([.$D$1:.D666];MATCH([.E667];[.$E$1:.E666];0));MAX([.$D$1:.D666])+1)" office:value-type="float" office:value="46" calcext:value-type="float">
            <text:p>46</text:p>
          </table:table-cell>
          <table:table-cell table:style-name="ce45" office:value-type="string" calcext:value-type="string">
            <text:p>Historical</text:p>
          </table:table-cell>
          <table:table-cell table:formula="of:=COUNTIF([.E:.E];[.E667])-COUNTIF([.$E$1:.E667];[.E667])" office:value-type="float" office:value="5" calcext:value-type="float">
            <text:p>5</text:p>
          </table:table-cell>
          <table:table-cell table:formula="of:=COUNTIF([.$E$1:.E666];[.E667])" office:value-type="float" office:value="7" calcext:value-type="float">
            <text:p>7</text:p>
          </table:table-cell>
          <table:table-cell table:style-name="ce35" table:formula="of:=IFERROR(INDEX([.A668:.$A$873];MATCH([.E667];[.E668:.$E$873];0));&quot;&quot;)" office:value-type="float" office:value="104" calcext:value-type="float">
            <text:p>104</text:p>
          </table:table-cell>
          <table:table-cell table:style-name="ce35" table:formula="of:=IFERROR(IF(COUNT([.$A$1:.A666])&gt;1;INDEX([.$A$1:.A666];SUMPRODUCT(MAX(ROW([.$E$1:.E666])*([.E667]=[.$E$1:.E666]))));&quot;&quot;);&quot;&quot;)" office:value-type="float" office:value="84" calcext:value-type="float">
            <text:p>84</text:p>
          </table:table-cell>
          <table:table-cell table:number-columns-repeated="6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38006" calcext:value-type="float">
            <text:p>38006</text:p>
          </table:table-cell>
          <table:table-cell table:formula="of:=VLOOKUP([.B668];[$movies.B:.D];2;0)" office:value-type="string" office:string-value="CH" calcext:value-type="string">
            <text:p>CH</text:p>
          </table:table-cell>
          <table:table-cell table:formula="of:=IFERROR(INDEX([.$D$1:.D667];MATCH([.E668];[.$E$1:.E667];0));MAX([.$D$1:.D667])+1)" office:value-type="float" office:value="67" calcext:value-type="float">
            <text:p>67</text:p>
          </table:table-cell>
          <table:table-cell table:style-name="ce45" office:value-type="string" calcext:value-type="string">
            <text:p>Idols</text:p>
          </table:table-cell>
          <table:table-cell table:formula="of:=COUNTIF([.E:.E];[.E668])-COUNTIF([.$E$1:.E668];[.E668])" office:value-type="float" office:value="0" calcext:value-type="float">
            <text:p>0</text:p>
          </table:table-cell>
          <table:table-cell table:formula="of:=COUNTIF([.$E$1:.E667];[.E668])" office:value-type="float" office:value="1" calcext:value-type="float">
            <text:p>1</text:p>
          </table:table-cell>
          <table:table-cell table:style-name="ce35" table:formula="of:=IFERROR(INDEX([.A669:.$A$873];MATCH([.E668];[.E669:.$E$873];0));&quot;&quot;)">
            <text:p/>
          </table:table-cell>
          <table:table-cell table:style-name="ce35" table:formula="of:=IFERROR(IF(COUNT([.$A$1:.A667])&gt;1;INDEX([.$A$1:.A667];SUMPRODUCT(MAX(ROW([.$E$1:.E667])*([.E668]=[.$E$1:.E667]))));&quot;&quot;);&quot;&quot;)" office:value-type="float" office:value="18" calcext:value-type="float">
            <text:p>18</text:p>
          </table:table-cell>
          <table:table-cell table:number-columns-repeated="6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38006" calcext:value-type="float">
            <text:p>38006</text:p>
          </table:table-cell>
          <table:table-cell table:formula="of:=VLOOKUP([.B669];[$movies.B:.D];2;0)" office:value-type="string" office:string-value="CH" calcext:value-type="string">
            <text:p>CH</text:p>
          </table:table-cell>
          <table:table-cell table:formula="of:=IFERROR(INDEX([.$D$1:.D668];MATCH([.E669];[.$E$1:.E668];0));MAX([.$D$1:.D668])+1)" office:value-type="float" office:value="75" calcext:value-type="float">
            <text:p>75</text:p>
          </table:table-cell>
          <table:table-cell table:style-name="ce45" office:value-type="string" calcext:value-type="string">
            <text:p>Magic</text:p>
          </table:table-cell>
          <table:table-cell table:formula="of:=COUNTIF([.E:.E];[.E669])-COUNTIF([.$E$1:.E669];[.E669])" office:value-type="float" office:value="4" calcext:value-type="float">
            <text:p>4</text:p>
          </table:table-cell>
          <table:table-cell table:formula="of:=COUNTIF([.$E$1:.E668];[.E669])" office:value-type="float" office:value="8" calcext:value-type="float">
            <text:p>8</text:p>
          </table:table-cell>
          <table:table-cell table:style-name="ce35" table:formula="of:=IFERROR(INDEX([.A670:.$A$873];MATCH([.E669];[.E670:.$E$873];0));&quot;&quot;)" office:value-type="float" office:value="110" calcext:value-type="float">
            <text:p>110</text:p>
          </table:table-cell>
          <table:table-cell table:style-name="ce35" table:formula="of:=IFERROR(IF(COUNT([.$A$1:.A668])&gt;1;INDEX([.$A$1:.A668];SUMPRODUCT(MAX(ROW([.$E$1:.E668])*([.E669]=[.$E$1:.E668]))));&quot;&quot;);&quot;&quot;)" office:value-type="float" office:value="71" calcext:value-type="float">
            <text:p>71</text:p>
          </table:table-cell>
          <table:table-cell table:number-columns-repeated="6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38006" calcext:value-type="float">
            <text:p>38006</text:p>
          </table:table-cell>
          <table:table-cell table:formula="of:=VLOOKUP([.B670];[$movies.B:.D];2;0)" office:value-type="string" office:string-value="CH" calcext:value-type="string">
            <text:p>CH</text:p>
          </table:table-cell>
          <table:table-cell table:formula="of:=IFERROR(INDEX([.$D$1:.D669];MATCH([.E670];[.$E$1:.E669];0));MAX([.$D$1:.D669])+1)" office:value-type="float" office:value="18" calcext:value-type="float">
            <text:p>18</text:p>
          </table:table-cell>
          <table:table-cell table:style-name="ce45" office:value-type="string" calcext:value-type="string">
            <text:p>Military</text:p>
          </table:table-cell>
          <table:table-cell table:formula="of:=COUNTIF([.E:.E];[.E670])-COUNTIF([.$E$1:.E670];[.E670])" office:value-type="float" office:value="1" calcext:value-type="float">
            <text:p>1</text:p>
          </table:table-cell>
          <table:table-cell table:formula="of:=COUNTIF([.$E$1:.E669];[.E670])" office:value-type="float" office:value="8" calcext:value-type="float">
            <text:p>8</text:p>
          </table:table-cell>
          <table:table-cell table:style-name="ce35" table:formula="of:=IFERROR(INDEX([.A671:.$A$873];MATCH([.E670];[.E671:.$E$873];0));&quot;&quot;)">
            <text:p/>
          </table:table-cell>
          <table:table-cell table:style-name="ce35" table:formula="of:=IFERROR(IF(COUNT([.$A$1:.A669])&gt;1;INDEX([.$A$1:.A669];SUMPRODUCT(MAX(ROW([.$E$1:.E669])*([.E670]=[.$E$1:.E669]))));&quot;&quot;);&quot;&quot;)" office:value-type="float" office:value="85" calcext:value-type="float">
            <text:p>85</text:p>
          </table:table-cell>
          <table:table-cell table:number-columns-repeated="6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38006" calcext:value-type="float">
            <text:p>38006</text:p>
          </table:table-cell>
          <table:table-cell table:formula="of:=VLOOKUP([.B671];[$movies.B:.D];2;0)" office:value-type="string" office:string-value="CH" calcext:value-type="string">
            <text:p>CH</text:p>
          </table:table-cell>
          <table:table-cell table:formula="of:=IFERROR(INDEX([.$D$1:.D670];MATCH([.E671];[.$E$1:.E670];0));MAX([.$D$1:.D670])+1)" office:value-type="float" office:value="81" calcext:value-type="float">
            <text:p>81</text:p>
          </table:table-cell>
          <table:table-cell table:style-name="ce45" office:value-type="string" calcext:value-type="string">
            <text:p>Music</text:p>
          </table:table-cell>
          <table:table-cell table:formula="of:=COUNTIF([.E:.E];[.E671])-COUNTIF([.$E$1:.E671];[.E671])" office:value-type="float" office:value="1" calcext:value-type="float">
            <text:p>1</text:p>
          </table:table-cell>
          <table:table-cell table:formula="of:=COUNTIF([.$E$1:.E670];[.E671])" office:value-type="float" office:value="4" calcext:value-type="float">
            <text:p>4</text:p>
          </table:table-cell>
          <table:table-cell table:style-name="ce35" table:formula="of:=IFERROR(INDEX([.A672:.$A$873];MATCH([.E671];[.E672:.$E$873];0));&quot;&quot;)" office:value-type="float" office:value="112" calcext:value-type="float">
            <text:p>112</text:p>
          </table:table-cell>
          <table:table-cell table:style-name="ce35" table:formula="of:=IFERROR(IF(COUNT([.$A$1:.A670])&gt;1;INDEX([.$A$1:.A670];SUMPRODUCT(MAX(ROW([.$E$1:.E670])*([.E671]=[.$E$1:.E670]))));&quot;&quot;);&quot;&quot;)" office:value-type="float" office:value="72" calcext:value-type="float">
            <text:p>72</text:p>
          </table:table-cell>
          <table:table-cell table:number-columns-repeated="6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42658" calcext:value-type="float">
            <text:p>42658</text:p>
          </table:table-cell>
          <table:table-cell table:formula="of:=VLOOKUP([.B672];[$movies.B:.D];2;0)" office:value-type="string" office:string-value="CI" calcext:value-type="string">
            <text:p>CI</text:p>
          </table:table-cell>
          <table:table-cell table:formula="of:=IFERROR(INDEX([.$D$1:.D671];MATCH([.E672];[.$E$1:.E671];0));MAX([.$D$1:.D671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672])-COUNTIF([.$E$1:.E672];[.E672])" office:value-type="float" office:value="19" calcext:value-type="float">
            <text:p>19</text:p>
          </table:table-cell>
          <table:table-cell table:formula="of:=COUNTIF([.$E$1:.E671];[.E672])" office:value-type="float" office:value="32" calcext:value-type="float">
            <text:p>32</text:p>
          </table:table-cell>
          <table:table-cell table:style-name="ce35" table:formula="of:=IFERROR(INDEX([.A673:.$A$873];MATCH([.E672];[.E673:.$E$873];0));&quot;&quot;)" office:value-type="float" office:value="88" calcext:value-type="float">
            <text:p>88</text:p>
          </table:table-cell>
          <table:table-cell table:style-name="ce35" table:formula="of:=IFERROR(IF(COUNT([.$A$1:.A671])&gt;1;INDEX([.$A$1:.A671];SUMPRODUCT(MAX(ROW([.$E$1:.E671])*([.E672]=[.$E$1:.E671]))));&quot;&quot;);&quot;&quot;)" office:value-type="float" office:value="80" calcext:value-type="float">
            <text:p>80</text:p>
          </table:table-cell>
          <table:table-cell table:number-columns-repeated="6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42658" calcext:value-type="float">
            <text:p>42658</text:p>
          </table:table-cell>
          <table:table-cell table:formula="of:=VLOOKUP([.B673];[$movies.B:.D];2;0)" office:value-type="string" office:string-value="CI" calcext:value-type="string">
            <text:p>CI</text:p>
          </table:table-cell>
          <table:table-cell table:formula="of:=IFERROR(INDEX([.$D$1:.D672];MATCH([.E673];[.$E$1:.E672];0));MAX([.$D$1:.D672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673])-COUNTIF([.$E$1:.E673];[.E673])" office:value-type="float" office:value="15" calcext:value-type="float">
            <text:p>15</text:p>
          </table:table-cell>
          <table:table-cell table:formula="of:=COUNTIF([.$E$1:.E672];[.E673])" office:value-type="float" office:value="30" calcext:value-type="float">
            <text:p>30</text:p>
          </table:table-cell>
          <table:table-cell table:style-name="ce35" table:formula="of:=IFERROR(INDEX([.A674:.$A$873];MATCH([.E673];[.E674:.$E$873];0));&quot;&quot;)" office:value-type="float" office:value="104" calcext:value-type="float">
            <text:p>104</text:p>
          </table:table-cell>
          <table:table-cell table:style-name="ce35" table:formula="of:=IFERROR(IF(COUNT([.$A$1:.A672])&gt;1;INDEX([.$A$1:.A672];SUMPRODUCT(MAX(ROW([.$E$1:.E672])*([.E673]=[.$E$1:.E672]))));&quot;&quot;);&quot;&quot;)" office:value-type="float" office:value="74" calcext:value-type="float">
            <text:p>74</text:p>
          </table:table-cell>
          <table:table-cell table:number-columns-repeated="6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42658" calcext:value-type="float">
            <text:p>42658</text:p>
          </table:table-cell>
          <table:table-cell table:formula="of:=VLOOKUP([.B674];[$movies.B:.D];2;0)" office:value-type="string" office:string-value="CI" calcext:value-type="string">
            <text:p>CI</text:p>
          </table:table-cell>
          <table:table-cell table:formula="of:=IFERROR(INDEX([.$D$1:.D673];MATCH([.E674];[.$E$1:.E673];0));MAX([.$D$1:.D673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674])-COUNTIF([.$E$1:.E674];[.E674])" office:value-type="float" office:value="14" calcext:value-type="float">
            <text:p>14</text:p>
          </table:table-cell>
          <table:table-cell table:formula="of:=COUNTIF([.$E$1:.E673];[.E674])" office:value-type="float" office:value="16" calcext:value-type="float">
            <text:p>16</text:p>
          </table:table-cell>
          <table:table-cell table:style-name="ce35" table:formula="of:=IFERROR(INDEX([.A675:.$A$873];MATCH([.E674];[.E675:.$E$873];0));&quot;&quot;)" office:value-type="float" office:value="88" calcext:value-type="float">
            <text:p>88</text:p>
          </table:table-cell>
          <table:table-cell table:style-name="ce35" table:formula="of:=IFERROR(IF(COUNT([.$A$1:.A673])&gt;1;INDEX([.$A$1:.A673];SUMPRODUCT(MAX(ROW([.$E$1:.E673])*([.E674]=[.$E$1:.E673]))));&quot;&quot;);&quot;&quot;)" office:value-type="float" office:value="86" calcext:value-type="float">
            <text:p>86</text:p>
          </table:table-cell>
          <table:table-cell table:number-columns-repeated="6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42658" calcext:value-type="float">
            <text:p>42658</text:p>
          </table:table-cell>
          <table:table-cell table:formula="of:=VLOOKUP([.B675];[$movies.B:.D];2;0)" office:value-type="string" office:string-value="CI" calcext:value-type="string">
            <text:p>CI</text:p>
          </table:table-cell>
          <table:table-cell table:formula="of:=IFERROR(INDEX([.$D$1:.D674];MATCH([.E675];[.$E$1:.E674];0));MAX([.$D$1:.D674])+1)" office:value-type="float" office:value="140" calcext:value-type="float">
            <text:p>140</text:p>
          </table:table-cell>
          <table:table-cell table:style-name="ce45" office:value-type="string" calcext:value-type="string">
            <text:p>Family Friendly</text:p>
          </table:table-cell>
          <table:table-cell table:formula="of:=COUNTIF([.E:.E];[.E675])-COUNTIF([.$E$1:.E675];[.E675])" office:value-type="float" office:value="6" calcext:value-type="float">
            <text:p>6</text:p>
          </table:table-cell>
          <table:table-cell table:formula="of:=COUNTIF([.$E$1:.E674];[.E675])" office:value-type="float" office:value="1" calcext:value-type="float">
            <text:p>1</text:p>
          </table:table-cell>
          <table:table-cell table:style-name="ce35" table:formula="of:=IFERROR(INDEX([.A676:.$A$873];MATCH([.E675];[.E676:.$E$873];0));&quot;&quot;)" office:value-type="float" office:value="101" calcext:value-type="float">
            <text:p>101</text:p>
          </table:table-cell>
          <table:table-cell table:style-name="ce35" table:formula="of:=IFERROR(IF(COUNT([.$A$1:.A674])&gt;1;INDEX([.$A$1:.A674];SUMPRODUCT(MAX(ROW([.$E$1:.E674])*([.E675]=[.$E$1:.E674]))));&quot;&quot;);&quot;&quot;)" office:value-type="float" office:value="74" calcext:value-type="float">
            <text:p>74</text:p>
          </table:table-cell>
          <table:table-cell table:number-columns-repeated="6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42658" calcext:value-type="float">
            <text:p>42658</text:p>
          </table:table-cell>
          <table:table-cell table:formula="of:=VLOOKUP([.B676];[$movies.B:.D];2;0)" office:value-type="string" office:string-value="CI" calcext:value-type="string">
            <text:p>CI</text:p>
          </table:table-cell>
          <table:table-cell table:formula="of:=IFERROR(INDEX([.$D$1:.D675];MATCH([.E676];[.$E$1:.E675];0));MAX([.$D$1:.D675])+1)" office:value-type="float" office:value="91" calcext:value-type="float">
            <text:p>91</text:p>
          </table:table-cell>
          <table:table-cell table:style-name="ce45" office:value-type="string" calcext:value-type="string">
            <text:p>Ninja</text:p>
          </table:table-cell>
          <table:table-cell table:formula="of:=COUNTIF([.E:.E];[.E676])-COUNTIF([.$E$1:.E676];[.E676])" office:value-type="float" office:value="0" calcext:value-type="float">
            <text:p>0</text:p>
          </table:table-cell>
          <table:table-cell table:formula="of:=COUNTIF([.$E$1:.E675];[.E676])" office:value-type="float" office:value="3" calcext:value-type="float">
            <text:p>3</text:p>
          </table:table-cell>
          <table:table-cell table:style-name="ce35" table:formula="of:=IFERROR(INDEX([.A677:.$A$873];MATCH([.E676];[.E677:.$E$873];0));&quot;&quot;)">
            <text:p/>
          </table:table-cell>
          <table:table-cell table:style-name="ce35" table:formula="of:=IFERROR(IF(COUNT([.$A$1:.A675])&gt;1;INDEX([.$A$1:.A675];SUMPRODUCT(MAX(ROW([.$E$1:.E675])*([.E676]=[.$E$1:.E675]))));&quot;&quot;);&quot;&quot;)" office:value-type="float" office:value="48" calcext:value-type="float">
            <text:p>48</text:p>
          </table:table-cell>
          <table:table-cell table:number-columns-repeated="6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42658" calcext:value-type="float">
            <text:p>42658</text:p>
          </table:table-cell>
          <table:table-cell table:formula="of:=VLOOKUP([.B677];[$movies.B:.D];2;0)" office:value-type="string" office:string-value="CI" calcext:value-type="string">
            <text:p>CI</text:p>
          </table:table-cell>
          <table:table-cell table:formula="of:=IFERROR(INDEX([.$D$1:.D676];MATCH([.E677];[.$E$1:.E676];0));MAX([.$D$1:.D676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677])-COUNTIF([.$E$1:.E677];[.E677])" office:value-type="float" office:value="15" calcext:value-type="float">
            <text:p>15</text:p>
          </table:table-cell>
          <table:table-cell table:formula="of:=COUNTIF([.$E$1:.E676];[.E677])" office:value-type="float" office:value="13" calcext:value-type="float">
            <text:p>13</text:p>
          </table:table-cell>
          <table:table-cell table:style-name="ce35" table:formula="of:=IFERROR(INDEX([.A678:.$A$873];MATCH([.E677];[.E678:.$E$873];0));&quot;&quot;)" office:value-type="float" office:value="89" calcext:value-type="float">
            <text:p>89</text:p>
          </table:table-cell>
          <table:table-cell table:style-name="ce35" table:formula="of:=IFERROR(IF(COUNT([.$A$1:.A676])&gt;1;INDEX([.$A$1:.A676];SUMPRODUCT(MAX(ROW([.$E$1:.E676])*([.E677]=[.$E$1:.E676]))));&quot;&quot;);&quot;&quot;)" office:value-type="float" office:value="85" calcext:value-type="float">
            <text:p>85</text:p>
          </table:table-cell>
          <table:table-cell table:number-columns-repeated="6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42658" calcext:value-type="float">
            <text:p>42658</text:p>
          </table:table-cell>
          <table:table-cell table:formula="of:=VLOOKUP([.B678];[$movies.B:.D];2;0)" office:value-type="string" office:string-value="CI" calcext:value-type="string">
            <text:p>CI</text:p>
          </table:table-cell>
          <table:table-cell table:formula="of:=IFERROR(INDEX([.$D$1:.D677];MATCH([.E678];[.$E$1:.E677];0));MAX([.$D$1:.D677])+1)" office:value-type="float" office:value="26" calcext:value-type="float">
            <text:p>26</text:p>
          </table:table-cell>
          <table:table-cell table:style-name="ce45" office:value-type="string" calcext:value-type="string">
            <text:p>Revenge</text:p>
          </table:table-cell>
          <table:table-cell table:formula="of:=COUNTIF([.E:.E];[.E678])-COUNTIF([.$E$1:.E678];[.E678])" office:value-type="float" office:value="2" calcext:value-type="float">
            <text:p>2</text:p>
          </table:table-cell>
          <table:table-cell table:formula="of:=COUNTIF([.$E$1:.E677];[.E678])" office:value-type="float" office:value="7" calcext:value-type="float">
            <text:p>7</text:p>
          </table:table-cell>
          <table:table-cell table:style-name="ce35" table:formula="of:=IFERROR(INDEX([.A679:.$A$873];MATCH([.E678];[.E679:.$E$873];0));&quot;&quot;)" office:value-type="float" office:value="112" calcext:value-type="float">
            <text:p>112</text:p>
          </table:table-cell>
          <table:table-cell table:style-name="ce35" table:formula="of:=IFERROR(IF(COUNT([.$A$1:.A677])&gt;1;INDEX([.$A$1:.A677];SUMPRODUCT(MAX(ROW([.$E$1:.E677])*([.E678]=[.$E$1:.E677]))));&quot;&quot;);&quot;&quot;)" office:value-type="float" office:value="67" calcext:value-type="float">
            <text:p>67</text:p>
          </table:table-cell>
          <table:table-cell table:number-columns-repeated="6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56059" calcext:value-type="float">
            <text:p>56059</text:p>
          </table:table-cell>
          <table:table-cell table:formula="of:=VLOOKUP([.B679];[$movies.B:.D];2;0)" office:value-type="string" office:string-value="CJ" calcext:value-type="string">
            <text:p>CJ</text:p>
          </table:table-cell>
          <table:table-cell table:formula="of:=IFERROR(INDEX([.$D$1:.D678];MATCH([.E679];[.$E$1:.E678];0));MAX([.$D$1:.D678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679])-COUNTIF([.$E$1:.E679];[.E679])" office:value-type="float" office:value="18" calcext:value-type="float">
            <text:p>18</text:p>
          </table:table-cell>
          <table:table-cell table:formula="of:=COUNTIF([.$E$1:.E678];[.E679])" office:value-type="float" office:value="33" calcext:value-type="float">
            <text:p>33</text:p>
          </table:table-cell>
          <table:table-cell table:style-name="ce35" table:formula="of:=IFERROR(INDEX([.A680:.$A$873];MATCH([.E679];[.E680:.$E$873];0));&quot;&quot;)" office:value-type="float" office:value="88" calcext:value-type="float">
            <text:p>88</text:p>
          </table:table-cell>
          <table:table-cell table:style-name="ce35" table:formula="of:=IFERROR(IF(COUNT([.$A$1:.A678])&gt;1;INDEX([.$A$1:.A678];SUMPRODUCT(MAX(ROW([.$E$1:.E678])*([.E679]=[.$E$1:.E678]))));&quot;&quot;);&quot;&quot;)" office:value-type="float" office:value="87" calcext:value-type="float">
            <text:p>87</text:p>
          </table:table-cell>
          <table:table-cell table:number-columns-repeated="6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56059" calcext:value-type="float">
            <text:p>56059</text:p>
          </table:table-cell>
          <table:table-cell table:formula="of:=VLOOKUP([.B680];[$movies.B:.D];2;0)" office:value-type="string" office:string-value="CJ" calcext:value-type="string">
            <text:p>CJ</text:p>
          </table:table-cell>
          <table:table-cell table:formula="of:=IFERROR(INDEX([.$D$1:.D679];MATCH([.E680];[.$E$1:.E679];0));MAX([.$D$1:.D679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680])-COUNTIF([.$E$1:.E680];[.E680])" office:value-type="float" office:value="13" calcext:value-type="float">
            <text:p>13</text:p>
          </table:table-cell>
          <table:table-cell table:formula="of:=COUNTIF([.$E$1:.E679];[.E680])" office:value-type="float" office:value="17" calcext:value-type="float">
            <text:p>17</text:p>
          </table:table-cell>
          <table:table-cell table:style-name="ce35" table:formula="of:=IFERROR(INDEX([.A681:.$A$873];MATCH([.E680];[.E681:.$E$873];0));&quot;&quot;)" office:value-type="float" office:value="88" calcext:value-type="float">
            <text:p>88</text:p>
          </table:table-cell>
          <table:table-cell table:style-name="ce35" table:formula="of:=IFERROR(IF(COUNT([.$A$1:.A679])&gt;1;INDEX([.$A$1:.A679];SUMPRODUCT(MAX(ROW([.$E$1:.E679])*([.E680]=[.$E$1:.E679]))));&quot;&quot;);&quot;&quot;)" office:value-type="float" office:value="87" calcext:value-type="float">
            <text:p>87</text:p>
          </table:table-cell>
          <table:table-cell table:number-columns-repeated="6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56059" calcext:value-type="float">
            <text:p>56059</text:p>
          </table:table-cell>
          <table:table-cell table:formula="of:=VLOOKUP([.B681];[$movies.B:.D];2;0)" office:value-type="string" office:string-value="CJ" calcext:value-type="string">
            <text:p>CJ</text:p>
          </table:table-cell>
          <table:table-cell table:formula="of:=IFERROR(INDEX([.$D$1:.D680];MATCH([.E681];[.$E$1:.E680];0));MAX([.$D$1:.D680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681])-COUNTIF([.$E$1:.E681];[.E681])" office:value-type="float" office:value="16" calcext:value-type="float">
            <text:p>16</text:p>
          </table:table-cell>
          <table:table-cell table:formula="of:=COUNTIF([.$E$1:.E680];[.E681])" office:value-type="float" office:value="20" calcext:value-type="float">
            <text:p>20</text:p>
          </table:table-cell>
          <table:table-cell table:style-name="ce35" table:formula="of:=IFERROR(INDEX([.A682:.$A$873];MATCH([.E681];[.E682:.$E$873];0));&quot;&quot;)" office:value-type="float" office:value="88" calcext:value-type="float">
            <text:p>88</text:p>
          </table:table-cell>
          <table:table-cell table:style-name="ce35" table:formula="of:=IFERROR(IF(COUNT([.$A$1:.A680])&gt;1;INDEX([.$A$1:.A680];SUMPRODUCT(MAX(ROW([.$E$1:.E680])*([.E681]=[.$E$1:.E680]))));&quot;&quot;);&quot;&quot;)" office:value-type="float" office:value="79" calcext:value-type="float">
            <text:p>79</text:p>
          </table:table-cell>
          <table:table-cell table:number-columns-repeated="6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56059" calcext:value-type="float">
            <text:p>56059</text:p>
          </table:table-cell>
          <table:table-cell table:formula="of:=VLOOKUP([.B682];[$movies.B:.D];2;0)" office:value-type="string" office:string-value="CJ" calcext:value-type="string">
            <text:p>CJ</text:p>
          </table:table-cell>
          <table:table-cell table:formula="of:=IFERROR(INDEX([.$D$1:.D681];MATCH([.E682];[.$E$1:.E681];0));MAX([.$D$1:.D681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682])-COUNTIF([.$E$1:.E682];[.E682])" office:value-type="float" office:value="17" calcext:value-type="float">
            <text:p>17</text:p>
          </table:table-cell>
          <table:table-cell table:formula="of:=COUNTIF([.$E$1:.E681];[.E682])" office:value-type="float" office:value="34" calcext:value-type="float">
            <text:p>34</text:p>
          </table:table-cell>
          <table:table-cell table:style-name="ce35" table:formula="of:=IFERROR(INDEX([.A683:.$A$873];MATCH([.E682];[.E683:.$E$873];0));&quot;&quot;)" office:value-type="float" office:value="91" calcext:value-type="float">
            <text:p>91</text:p>
          </table:table-cell>
          <table:table-cell table:style-name="ce35" table:formula="of:=IFERROR(IF(COUNT([.$A$1:.A681])&gt;1;INDEX([.$A$1:.A681];SUMPRODUCT(MAX(ROW([.$E$1:.E681])*([.E682]=[.$E$1:.E681]))));&quot;&quot;);&quot;&quot;)" office:value-type="float" office:value="88" calcext:value-type="float">
            <text:p>88</text:p>
          </table:table-cell>
          <table:table-cell table:number-columns-repeated="6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56059" calcext:value-type="float">
            <text:p>56059</text:p>
          </table:table-cell>
          <table:table-cell table:formula="of:=VLOOKUP([.B683];[$movies.B:.D];2;0)" office:value-type="string" office:string-value="CJ" calcext:value-type="string">
            <text:p>CJ</text:p>
          </table:table-cell>
          <table:table-cell table:formula="of:=IFERROR(INDEX([.$D$1:.D682];MATCH([.E683];[.$E$1:.E682];0));MAX([.$D$1:.D682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683])-COUNTIF([.$E$1:.E683];[.E683])" office:value-type="float" office:value="12" calcext:value-type="float">
            <text:p>12</text:p>
          </table:table-cell>
          <table:table-cell table:formula="of:=COUNTIF([.$E$1:.E682];[.E683])" office:value-type="float" office:value="18" calcext:value-type="float">
            <text:p>18</text:p>
          </table:table-cell>
          <table:table-cell table:style-name="ce35" table:formula="of:=IFERROR(INDEX([.A684:.$A$873];MATCH([.E683];[.E684:.$E$873];0));&quot;&quot;)" office:value-type="float" office:value="89" calcext:value-type="float">
            <text:p>89</text:p>
          </table:table-cell>
          <table:table-cell table:style-name="ce35" table:formula="of:=IFERROR(IF(COUNT([.$A$1:.A682])&gt;1;INDEX([.$A$1:.A682];SUMPRODUCT(MAX(ROW([.$E$1:.E682])*([.E683]=[.$E$1:.E682]))));&quot;&quot;);&quot;&quot;)" office:value-type="float" office:value="88" calcext:value-type="float">
            <text:p>88</text:p>
          </table:table-cell>
          <table:table-cell table:number-columns-repeated="6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56059" calcext:value-type="float">
            <text:p>56059</text:p>
          </table:table-cell>
          <table:table-cell table:formula="of:=VLOOKUP([.B684];[$movies.B:.D];2;0)" office:value-type="string" office:string-value="CJ" calcext:value-type="string">
            <text:p>CJ</text:p>
          </table:table-cell>
          <table:table-cell table:formula="of:=IFERROR(INDEX([.$D$1:.D683];MATCH([.E684];[.$E$1:.E683];0));MAX([.$D$1:.D683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684])-COUNTIF([.$E$1:.E684];[.E684])" office:value-type="float" office:value="15" calcext:value-type="float">
            <text:p>15</text:p>
          </table:table-cell>
          <table:table-cell table:formula="of:=COUNTIF([.$E$1:.E683];[.E684])" office:value-type="float" office:value="21" calcext:value-type="float">
            <text:p>21</text:p>
          </table:table-cell>
          <table:table-cell table:style-name="ce35" table:formula="of:=IFERROR(INDEX([.A685:.$A$873];MATCH([.E684];[.E685:.$E$873];0));&quot;&quot;)" office:value-type="float" office:value="91" calcext:value-type="float">
            <text:p>91</text:p>
          </table:table-cell>
          <table:table-cell table:style-name="ce35" table:formula="of:=IFERROR(IF(COUNT([.$A$1:.A683])&gt;1;INDEX([.$A$1:.A683];SUMPRODUCT(MAX(ROW([.$E$1:.E683])*([.E684]=[.$E$1:.E683]))));&quot;&quot;);&quot;&quot;)" office:value-type="float" office:value="88" calcext:value-type="float">
            <text:p>88</text:p>
          </table:table-cell>
          <table:table-cell table:number-columns-repeated="6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40768" calcext:value-type="float">
            <text:p>40768</text:p>
          </table:table-cell>
          <table:table-cell table:formula="of:=VLOOKUP([.B685];[$movies.B:.D];2;0)" office:value-type="string" office:string-value="CK" calcext:value-type="string">
            <text:p>CK</text:p>
          </table:table-cell>
          <table:table-cell table:formula="of:=IFERROR(INDEX([.$D$1:.D684];MATCH([.E685];[.$E$1:.E684];0));MAX([.$D$1:.D684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685])-COUNTIF([.$E$1:.E685];[.E685])" office:value-type="float" office:value="12" calcext:value-type="float">
            <text:p>12</text:p>
          </table:table-cell>
          <table:table-cell table:formula="of:=COUNTIF([.$E$1:.E684];[.E685])" office:value-type="float" office:value="34" calcext:value-type="float">
            <text:p>34</text:p>
          </table:table-cell>
          <table:table-cell table:style-name="ce35" table:formula="of:=IFERROR(INDEX([.A686:.$A$873];MATCH([.E685];[.E686:.$E$873];0));&quot;&quot;)" office:value-type="float" office:value="92" calcext:value-type="float">
            <text:p>92</text:p>
          </table:table-cell>
          <table:table-cell table:style-name="ce35" table:formula="of:=IFERROR(IF(COUNT([.$A$1:.A684])&gt;1;INDEX([.$A$1:.A684];SUMPRODUCT(MAX(ROW([.$E$1:.E684])*([.E685]=[.$E$1:.E684]))));&quot;&quot;);&quot;&quot;)" office:value-type="float" office:value="84" calcext:value-type="float">
            <text:p>84</text:p>
          </table:table-cell>
          <table:table-cell table:number-columns-repeated="6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40768" calcext:value-type="float">
            <text:p>40768</text:p>
          </table:table-cell>
          <table:table-cell table:formula="of:=VLOOKUP([.B686];[$movies.B:.D];2;0)" office:value-type="string" office:string-value="CK" calcext:value-type="string">
            <text:p>CK</text:p>
          </table:table-cell>
          <table:table-cell table:formula="of:=IFERROR(INDEX([.$D$1:.D685];MATCH([.E686];[.$E$1:.E685];0));MAX([.$D$1:.D685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686])-COUNTIF([.$E$1:.E686];[.E686])" office:value-type="float" office:value="11" calcext:value-type="float">
            <text:p>11</text:p>
          </table:table-cell>
          <table:table-cell table:formula="of:=COUNTIF([.$E$1:.E685];[.E686])" office:value-type="float" office:value="19" calcext:value-type="float">
            <text:p>19</text:p>
          </table:table-cell>
          <table:table-cell table:style-name="ce35" table:formula="of:=IFERROR(INDEX([.A687:.$A$873];MATCH([.E686];[.E687:.$E$873];0));&quot;&quot;)" office:value-type="float" office:value="97" calcext:value-type="float">
            <text:p>97</text:p>
          </table:table-cell>
          <table:table-cell table:style-name="ce35" table:formula="of:=IFERROR(IF(COUNT([.$A$1:.A685])&gt;1;INDEX([.$A$1:.A685];SUMPRODUCT(MAX(ROW([.$E$1:.E685])*([.E686]=[.$E$1:.E685]))));&quot;&quot;);&quot;&quot;)" office:value-type="float" office:value="88" calcext:value-type="float">
            <text:p>88</text:p>
          </table:table-cell>
          <table:table-cell table:number-columns-repeated="6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40768" calcext:value-type="float">
            <text:p>40768</text:p>
          </table:table-cell>
          <table:table-cell table:formula="of:=VLOOKUP([.B687];[$movies.B:.D];2;0)" office:value-type="string" office:string-value="CK" calcext:value-type="string">
            <text:p>CK</text:p>
          </table:table-cell>
          <table:table-cell table:formula="of:=IFERROR(INDEX([.$D$1:.D686];MATCH([.E687];[.$E$1:.E686];0));MAX([.$D$1:.D686])+1)" office:value-type="float" office:value="54" calcext:value-type="float">
            <text:p>54</text:p>
          </table:table-cell>
          <table:table-cell table:style-name="ce45" office:value-type="string" calcext:value-type="string">
            <text:p>Chibi</text:p>
          </table:table-cell>
          <table:table-cell table:formula="of:=COUNTIF([.E:.E];[.E687])-COUNTIF([.$E$1:.E687];[.E687])" office:value-type="float" office:value="0" calcext:value-type="float">
            <text:p>0</text:p>
          </table:table-cell>
          <table:table-cell table:formula="of:=COUNTIF([.$E$1:.E686];[.E687])" office:value-type="float" office:value="2" calcext:value-type="float">
            <text:p>2</text:p>
          </table:table-cell>
          <table:table-cell table:style-name="ce35" table:formula="of:=IFERROR(INDEX([.A688:.$A$873];MATCH([.E687];[.E688:.$E$873];0));&quot;&quot;)">
            <text:p/>
          </table:table-cell>
          <table:table-cell table:style-name="ce35" table:formula="of:=IFERROR(IF(COUNT([.$A$1:.A686])&gt;1;INDEX([.$A$1:.A686];SUMPRODUCT(MAX(ROW([.$E$1:.E686])*([.E687]=[.$E$1:.E686]))));&quot;&quot;);&quot;&quot;)" office:value-type="float" office:value="84" calcext:value-type="float">
            <text:p>84</text:p>
          </table:table-cell>
          <table:table-cell table:number-columns-repeated="6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40768" calcext:value-type="float">
            <text:p>40768</text:p>
          </table:table-cell>
          <table:table-cell table:formula="of:=VLOOKUP([.B688];[$movies.B:.D];2;0)" office:value-type="string" office:string-value="CK" calcext:value-type="string">
            <text:p>CK</text:p>
          </table:table-cell>
          <table:table-cell table:formula="of:=IFERROR(INDEX([.$D$1:.D687];MATCH([.E688];[.$E$1:.E687];0));MAX([.$D$1:.D687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688])-COUNTIF([.$E$1:.E688];[.E688])" office:value-type="float" office:value="14" calcext:value-type="float">
            <text:p>14</text:p>
          </table:table-cell>
          <table:table-cell table:formula="of:=COUNTIF([.$E$1:.E687];[.E688])" office:value-type="float" office:value="14" calcext:value-type="float">
            <text:p>14</text:p>
          </table:table-cell>
          <table:table-cell table:style-name="ce35" table:formula="of:=IFERROR(INDEX([.A689:.$A$873];MATCH([.E688];[.E689:.$E$873];0));&quot;&quot;)" office:value-type="float" office:value="91" calcext:value-type="float">
            <text:p>91</text:p>
          </table:table-cell>
          <table:table-cell table:style-name="ce35" table:formula="of:=IFERROR(IF(COUNT([.$A$1:.A687])&gt;1;INDEX([.$A$1:.A687];SUMPRODUCT(MAX(ROW([.$E$1:.E687])*([.E688]=[.$E$1:.E687]))));&quot;&quot;);&quot;&quot;)" office:value-type="float" office:value="87" calcext:value-type="float">
            <text:p>87</text:p>
          </table:table-cell>
          <table:table-cell table:number-columns-repeated="6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40768" calcext:value-type="float">
            <text:p>40768</text:p>
          </table:table-cell>
          <table:table-cell table:formula="of:=VLOOKUP([.B689];[$movies.B:.D];2;0)" office:value-type="string" office:string-value="CK" calcext:value-type="string">
            <text:p>CK</text:p>
          </table:table-cell>
          <table:table-cell table:formula="of:=IFERROR(INDEX([.$D$1:.D688];MATCH([.E689];[.$E$1:.E688];0));MAX([.$D$1:.D688])+1)" office:value-type="float" office:value="12" calcext:value-type="float">
            <text:p>12</text:p>
          </table:table-cell>
          <table:table-cell table:style-name="ce45" office:value-type="string" calcext:value-type="string">
            <text:p>Superheroes</text:p>
          </table:table-cell>
          <table:table-cell table:formula="of:=COUNTIF([.E:.E];[.E689])-COUNTIF([.$E$1:.E689];[.E689])" office:value-type="float" office:value="0" calcext:value-type="float">
            <text:p>0</text:p>
          </table:table-cell>
          <table:table-cell table:formula="of:=COUNTIF([.$E$1:.E688];[.E689])" office:value-type="float" office:value="2" calcext:value-type="float">
            <text:p>2</text:p>
          </table:table-cell>
          <table:table-cell table:style-name="ce35" table:formula="of:=IFERROR(INDEX([.A690:.$A$873];MATCH([.E689];[.E690:.$E$873];0));&quot;&quot;)">
            <text:p/>
          </table:table-cell>
          <table:table-cell table:style-name="ce35" table:formula="of:=IFERROR(IF(COUNT([.$A$1:.A688])&gt;1;INDEX([.$A$1:.A688];SUMPRODUCT(MAX(ROW([.$E$1:.E688])*([.E689]=[.$E$1:.E688]))));&quot;&quot;);&quot;&quot;)" office:value-type="float" office:value="3" calcext:value-type="float">
            <text:p>3</text:p>
          </table:table-cell>
          <table:table-cell table:number-columns-repeated="6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40768" calcext:value-type="float">
            <text:p>40768</text:p>
          </table:table-cell>
          <table:table-cell table:formula="of:=VLOOKUP([.B690];[$movies.B:.D];2;0)" office:value-type="string" office:string-value="CK" calcext:value-type="string">
            <text:p>CK</text:p>
          </table:table-cell>
          <table:table-cell table:formula="of:=IFERROR(INDEX([.$D$1:.D689];MATCH([.E690];[.$E$1:.E689];0));MAX([.$D$1:.D689])+1)" office:value-type="float" office:value="8" calcext:value-type="float">
            <text:p>8</text:p>
          </table:table-cell>
          <table:table-cell table:style-name="ce45" office:value-type="string" calcext:value-type="string">
            <text:p>Superpowers</text:p>
          </table:table-cell>
          <table:table-cell table:formula="of:=COUNTIF([.E:.E];[.E690])-COUNTIF([.$E$1:.E690];[.E690])" office:value-type="float" office:value="1" calcext:value-type="float">
            <text:p>1</text:p>
          </table:table-cell>
          <table:table-cell table:formula="of:=COUNTIF([.$E$1:.E689];[.E690])" office:value-type="float" office:value="6" calcext:value-type="float">
            <text:p>6</text:p>
          </table:table-cell>
          <table:table-cell table:style-name="ce35" table:formula="of:=IFERROR(INDEX([.A691:.$A$873];MATCH([.E690];[.E691:.$E$873];0));&quot;&quot;)" office:value-type="float" office:value="99" calcext:value-type="float">
            <text:p>99</text:p>
          </table:table-cell>
          <table:table-cell table:style-name="ce35" table:formula="of:=IFERROR(IF(COUNT([.$A$1:.A689])&gt;1;INDEX([.$A$1:.A689];SUMPRODUCT(MAX(ROW([.$E$1:.E689])*([.E690]=[.$E$1:.E689]))));&quot;&quot;);&quot;&quot;)" office:value-type="float" office:value="72" calcext:value-type="float">
            <text:p>72</text:p>
          </table:table-cell>
          <table:table-cell table:number-columns-repeated="6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55344" calcext:value-type="float">
            <text:p>55344</text:p>
          </table:table-cell>
          <table:table-cell table:formula="of:=VLOOKUP([.B691];[$movies.B:.D];2;0)" office:value-type="string" office:string-value="CL" calcext:value-type="string">
            <text:p>CL</text:p>
          </table:table-cell>
          <table:table-cell table:formula="of:=IFERROR(INDEX([.$D$1:.D690];MATCH([.E691];[.$E$1:.E690];0));MAX([.$D$1:.D690])+1)" office:value-type="float" office:value="94" calcext:value-type="float">
            <text:p>94</text:p>
          </table:table-cell>
          <table:table-cell table:style-name="ce45" office:value-type="float" office:value="0" calcext:value-type="float">
            <text:p>0</text:p>
          </table:table-cell>
          <table:table-cell table:formula="of:=COUNTIF([.E:.E];[.E691])-COUNTIF([.$E$1:.E691];[.E691])" office:value-type="float" office:value="6" calcext:value-type="float">
            <text:p>6</text:p>
          </table:table-cell>
          <table:table-cell table:formula="of:=COUNTIF([.$E$1:.E690];[.E691])" office:value-type="float" office:value="9" calcext:value-type="float">
            <text:p>9</text:p>
          </table:table-cell>
          <table:table-cell table:style-name="ce35" table:formula="of:=IFERROR(INDEX([.A692:.$A$873];MATCH([.E691];[.E692:.$E$873];0));&quot;&quot;)" office:value-type="float" office:value="93" calcext:value-type="float">
            <text:p>93</text:p>
          </table:table-cell>
          <table:table-cell table:style-name="ce35" table:formula="of:=IFERROR(IF(COUNT([.$A$1:.A690])&gt;1;INDEX([.$A$1:.A690];SUMPRODUCT(MAX(ROW([.$E$1:.E690])*([.E691]=[.$E$1:.E690]))));&quot;&quot;);&quot;&quot;)" office:value-type="float" office:value="81" calcext:value-type="float">
            <text:p>81</text:p>
          </table:table-cell>
          <table:table-cell table:number-columns-repeated="6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5877" calcext:value-type="float">
            <text:p>5877</text:p>
          </table:table-cell>
          <table:table-cell table:formula="of:=VLOOKUP([.B692];[$movies.B:.D];2;0)" office:value-type="string" office:string-value="CM" calcext:value-type="string">
            <text:p>CM</text:p>
          </table:table-cell>
          <table:table-cell table:formula="of:=IFERROR(INDEX([.$D$1:.D691];MATCH([.E692];[.$E$1:.E691];0));MAX([.$D$1:.D691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692])-COUNTIF([.$E$1:.E692];[.E692])" office:value-type="float" office:value="16" calcext:value-type="float">
            <text:p>16</text:p>
          </table:table-cell>
          <table:table-cell table:formula="of:=COUNTIF([.$E$1:.E691];[.E692])" office:value-type="float" office:value="35" calcext:value-type="float">
            <text:p>35</text:p>
          </table:table-cell>
          <table:table-cell table:style-name="ce35" table:formula="of:=IFERROR(INDEX([.A693:.$A$873];MATCH([.E692];[.E693:.$E$873];0));&quot;&quot;)" office:value-type="float" office:value="104" calcext:value-type="float">
            <text:p>104</text:p>
          </table:table-cell>
          <table:table-cell table:style-name="ce35" table:formula="of:=IFERROR(IF(COUNT([.$A$1:.A691])&gt;1;INDEX([.$A$1:.A691];SUMPRODUCT(MAX(ROW([.$E$1:.E691])*([.E692]=[.$E$1:.E691]))));&quot;&quot;);&quot;&quot;)" office:value-type="float" office:value="88" calcext:value-type="float">
            <text:p>88</text:p>
          </table:table-cell>
          <table:table-cell table:number-columns-repeated="6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5877" calcext:value-type="float">
            <text:p>5877</text:p>
          </table:table-cell>
          <table:table-cell table:formula="of:=VLOOKUP([.B693];[$movies.B:.D];2;0)" office:value-type="string" office:string-value="CM" calcext:value-type="string">
            <text:p>CM</text:p>
          </table:table-cell>
          <table:table-cell table:formula="of:=IFERROR(INDEX([.$D$1:.D692];MATCH([.E693];[.$E$1:.E692];0));MAX([.$D$1:.D692])+1)" office:value-type="float" office:value="21" calcext:value-type="float">
            <text:p>21</text:p>
          </table:table-cell>
          <table:table-cell table:style-name="ce45" office:value-type="string" calcext:value-type="string">
            <text:p>Martial Arts</text:p>
          </table:table-cell>
          <table:table-cell table:formula="of:=COUNTIF([.E:.E];[.E693])-COUNTIF([.$E$1:.E693];[.E693])" office:value-type="float" office:value="2" calcext:value-type="float">
            <text:p>2</text:p>
          </table:table-cell>
          <table:table-cell table:formula="of:=COUNTIF([.$E$1:.E692];[.E693])" office:value-type="float" office:value="8" calcext:value-type="float">
            <text:p>8</text:p>
          </table:table-cell>
          <table:table-cell table:style-name="ce35" table:formula="of:=IFERROR(INDEX([.A694:.$A$873];MATCH([.E693];[.E694:.$E$873];0));&quot;&quot;)">
            <text:p/>
          </table:table-cell>
          <table:table-cell table:style-name="ce35" table:formula="of:=IFERROR(IF(COUNT([.$A$1:.A692])&gt;1;INDEX([.$A$1:.A692];SUMPRODUCT(MAX(ROW([.$E$1:.E692])*([.E693]=[.$E$1:.E692]))));&quot;&quot;);&quot;&quot;)" office:value-type="float" office:value="72" calcext:value-type="float">
            <text:p>72</text:p>
          </table:table-cell>
          <table:table-cell table:number-columns-repeated="6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5877" calcext:value-type="float">
            <text:p>5877</text:p>
          </table:table-cell>
          <table:table-cell table:formula="of:=VLOOKUP([.B694];[$movies.B:.D];2;0)" office:value-type="string" office:string-value="CM" calcext:value-type="string">
            <text:p>CM</text:p>
          </table:table-cell>
          <table:table-cell table:formula="of:=IFERROR(INDEX([.$D$1:.D693];MATCH([.E694];[.$E$1:.E693];0));MAX([.$D$1:.D693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694])-COUNTIF([.$E$1:.E694];[.E694])" office:value-type="float" office:value="13" calcext:value-type="float">
            <text:p>13</text:p>
          </table:table-cell>
          <table:table-cell table:formula="of:=COUNTIF([.$E$1:.E693];[.E694])" office:value-type="float" office:value="15" calcext:value-type="float">
            <text:p>15</text:p>
          </table:table-cell>
          <table:table-cell table:style-name="ce35" table:formula="of:=IFERROR(INDEX([.A695:.$A$873];MATCH([.E694];[.E695:.$E$873];0));&quot;&quot;)" office:value-type="float" office:value="97" calcext:value-type="float">
            <text:p>97</text:p>
          </table:table-cell>
          <table:table-cell table:style-name="ce35" table:formula="of:=IFERROR(IF(COUNT([.$A$1:.A693])&gt;1;INDEX([.$A$1:.A693];SUMPRODUCT(MAX(ROW([.$E$1:.E693])*([.E694]=[.$E$1:.E693]))));&quot;&quot;);&quot;&quot;)" office:value-type="float" office:value="89" calcext:value-type="float">
            <text:p>89</text:p>
          </table:table-cell>
          <table:table-cell table:number-columns-repeated="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5877" calcext:value-type="float">
            <text:p>5877</text:p>
          </table:table-cell>
          <table:table-cell table:formula="of:=VLOOKUP([.B695];[$movies.B:.D];2;0)" office:value-type="string" office:string-value="CM" calcext:value-type="string">
            <text:p>CM</text:p>
          </table:table-cell>
          <table:table-cell table:formula="of:=IFERROR(INDEX([.$D$1:.D694];MATCH([.E695];[.$E$1:.E694];0));MAX([.$D$1:.D694])+1)" office:value-type="float" office:value="142" calcext:value-type="float">
            <text:p>142</text:p>
          </table:table-cell>
          <table:table-cell table:style-name="ce45" office:value-type="string" calcext:value-type="string">
            <text:p>CG Animation</text:p>
          </table:table-cell>
          <table:table-cell table:formula="of:=COUNTIF([.E:.E];[.E695])-COUNTIF([.$E$1:.E695];[.E695])" office:value-type="float" office:value="0" calcext:value-type="float">
            <text:p>0</text:p>
          </table:table-cell>
          <table:table-cell table:formula="of:=COUNTIF([.$E$1:.E694];[.E695])" office:value-type="float" office:value="3" calcext:value-type="float">
            <text:p>3</text:p>
          </table:table-cell>
          <table:table-cell table:style-name="ce35" table:formula="of:=IFERROR(INDEX([.A696:.$A$873];MATCH([.E695];[.E696:.$E$873];0));&quot;&quot;)">
            <text:p/>
          </table:table-cell>
          <table:table-cell table:style-name="ce35" table:formula="of:=IFERROR(IF(COUNT([.$A$1:.A694])&gt;1;INDEX([.$A$1:.A694];SUMPRODUCT(MAX(ROW([.$E$1:.E694])*([.E695]=[.$E$1:.E694]))));&quot;&quot;);&quot;&quot;)" office:value-type="float" office:value="79" calcext:value-type="float">
            <text:p>79</text:p>
          </table:table-cell>
          <table:table-cell table:number-columns-repeated="6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5877" calcext:value-type="float">
            <text:p>5877</text:p>
          </table:table-cell>
          <table:table-cell table:formula="of:=VLOOKUP([.B696];[$movies.B:.D];2;0)" office:value-type="string" office:string-value="CM" calcext:value-type="string">
            <text:p>CM</text:p>
          </table:table-cell>
          <table:table-cell table:formula="of:=IFERROR(INDEX([.$D$1:.D695];MATCH([.E696];[.$E$1:.E695];0));MAX([.$D$1:.D695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696])-COUNTIF([.$E$1:.E696];[.E696])" office:value-type="float" office:value="14" calcext:value-type="float">
            <text:p>14</text:p>
          </table:table-cell>
          <table:table-cell table:formula="of:=COUNTIF([.$E$1:.E695];[.E696])" office:value-type="float" office:value="22" calcext:value-type="float">
            <text:p>22</text:p>
          </table:table-cell>
          <table:table-cell table:style-name="ce35" table:formula="of:=IFERROR(INDEX([.A697:.$A$873];MATCH([.E696];[.E697:.$E$873];0));&quot;&quot;)" office:value-type="float" office:value="93" calcext:value-type="float">
            <text:p>93</text:p>
          </table:table-cell>
          <table:table-cell table:style-name="ce35" table:formula="of:=IFERROR(IF(COUNT([.$A$1:.A695])&gt;1;INDEX([.$A$1:.A695];SUMPRODUCT(MAX(ROW([.$E$1:.E695])*([.E696]=[.$E$1:.E695]))));&quot;&quot;);&quot;&quot;)" office:value-type="float" office:value="88" calcext:value-type="float">
            <text:p>88</text:p>
          </table:table-cell>
          <table:table-cell table:number-columns-repeated="6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33731" calcext:value-type="float">
            <text:p>33731</text:p>
          </table:table-cell>
          <table:table-cell table:formula="of:=VLOOKUP([.B697];[$movies.B:.D];2;0)" office:value-type="string" office:string-value="CN" calcext:value-type="string">
            <text:p>CN</text:p>
          </table:table-cell>
          <table:table-cell table:formula="of:=IFERROR(INDEX([.$D$1:.D696];MATCH([.E697];[.$E$1:.E696];0));MAX([.$D$1:.D696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697])-COUNTIF([.$E$1:.E697];[.E697])" office:value-type="float" office:value="11" calcext:value-type="float">
            <text:p>11</text:p>
          </table:table-cell>
          <table:table-cell table:formula="of:=COUNTIF([.$E$1:.E696];[.E697])" office:value-type="float" office:value="35" calcext:value-type="float">
            <text:p>35</text:p>
          </table:table-cell>
          <table:table-cell table:style-name="ce35" table:formula="of:=IFERROR(INDEX([.A698:.$A$873];MATCH([.E697];[.E698:.$E$873];0));&quot;&quot;)" office:value-type="float" office:value="102" calcext:value-type="float">
            <text:p>102</text:p>
          </table:table-cell>
          <table:table-cell table:style-name="ce35" table:formula="of:=IFERROR(IF(COUNT([.$A$1:.A696])&gt;1;INDEX([.$A$1:.A696];SUMPRODUCT(MAX(ROW([.$E$1:.E696])*([.E697]=[.$E$1:.E696]))));&quot;&quot;);&quot;&quot;)" office:value-type="float" office:value="89" calcext:value-type="float">
            <text:p>89</text:p>
          </table:table-cell>
          <table:table-cell table:number-columns-repeated="6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33731" calcext:value-type="float">
            <text:p>33731</text:p>
          </table:table-cell>
          <table:table-cell table:formula="of:=VLOOKUP([.B698];[$movies.B:.D];2;0)" office:value-type="string" office:string-value="CN" calcext:value-type="string">
            <text:p>CN</text:p>
          </table:table-cell>
          <table:table-cell table:formula="of:=IFERROR(INDEX([.$D$1:.D697];MATCH([.E698];[.$E$1:.E697];0));MAX([.$D$1:.D697])+1)" office:value-type="float" office:value="49" calcext:value-type="float">
            <text:p>49</text:p>
          </table:table-cell>
          <table:table-cell table:style-name="ce45" office:value-type="string" calcext:value-type="string">
            <text:p>Ghosts</text:p>
          </table:table-cell>
          <table:table-cell table:formula="of:=COUNTIF([.E:.E];[.E698])-COUNTIF([.$E$1:.E698];[.E698])" office:value-type="float" office:value="3" calcext:value-type="float">
            <text:p>3</text:p>
          </table:table-cell>
          <table:table-cell table:formula="of:=COUNTIF([.$E$1:.E697];[.E698])" office:value-type="float" office:value="11" calcext:value-type="float">
            <text:p>11</text:p>
          </table:table-cell>
          <table:table-cell table:style-name="ce35" table:formula="of:=IFERROR(INDEX([.A699:.$A$873];MATCH([.E698];[.E699:.$E$873];0));&quot;&quot;)" office:value-type="float" office:value="105" calcext:value-type="float">
            <text:p>105</text:p>
          </table:table-cell>
          <table:table-cell table:style-name="ce35" table:formula="of:=IFERROR(IF(COUNT([.$A$1:.A697])&gt;1;INDEX([.$A$1:.A697];SUMPRODUCT(MAX(ROW([.$E$1:.E697])*([.E698]=[.$E$1:.E697]))));&quot;&quot;);&quot;&quot;)" office:value-type="float" office:value="71" calcext:value-type="float">
            <text:p>71</text:p>
          </table:table-cell>
          <table:table-cell table:number-columns-repeated="6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33731" calcext:value-type="float">
            <text:p>33731</text:p>
          </table:table-cell>
          <table:table-cell table:formula="of:=VLOOKUP([.B699];[$movies.B:.D];2;0)" office:value-type="string" office:string-value="CN" calcext:value-type="string">
            <text:p>CN</text:p>
          </table:table-cell>
          <table:table-cell table:formula="of:=IFERROR(INDEX([.$D$1:.D698];MATCH([.E699];[.$E$1:.E698];0));MAX([.$D$1:.D698])+1)" office:value-type="float" office:value="130" calcext:value-type="float">
            <text:p>130</text:p>
          </table:table-cell>
          <table:table-cell table:style-name="ce45" office:value-type="string" calcext:value-type="string">
            <text:p>Angels</text:p>
          </table:table-cell>
          <table:table-cell table:formula="of:=COUNTIF([.E:.E];[.E699])-COUNTIF([.$E$1:.E699];[.E699])" office:value-type="float" office:value="0" calcext:value-type="float">
            <text:p>0</text:p>
          </table:table-cell>
          <table:table-cell table:formula="of:=COUNTIF([.$E$1:.E698];[.E699])" office:value-type="float" office:value="1" calcext:value-type="float">
            <text:p>1</text:p>
          </table:table-cell>
          <table:table-cell table:style-name="ce35" table:formula="of:=IFERROR(INDEX([.A700:.$A$873];MATCH([.E699];[.E700:.$E$873];0));&quot;&quot;)">
            <text:p/>
          </table:table-cell>
          <table:table-cell table:style-name="ce35" table:formula="of:=IFERROR(IF(COUNT([.$A$1:.A698])&gt;1;INDEX([.$A$1:.A698];SUMPRODUCT(MAX(ROW([.$E$1:.E698])*([.E699]=[.$E$1:.E698]))));&quot;&quot;);&quot;&quot;)" office:value-type="float" office:value="67" calcext:value-type="float">
            <text:p>67</text:p>
          </table:table-cell>
          <table:table-cell table:number-columns-repeated="6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33731" calcext:value-type="float">
            <text:p>33731</text:p>
          </table:table-cell>
          <table:table-cell table:formula="of:=VLOOKUP([.B700];[$movies.B:.D];2;0)" office:value-type="string" office:string-value="CN" calcext:value-type="string">
            <text:p>CN</text:p>
          </table:table-cell>
          <table:table-cell table:formula="of:=IFERROR(INDEX([.$D$1:.D699];MATCH([.E700];[.$E$1:.E699];0));MAX([.$D$1:.D699])+1)" office:value-type="float" office:value="19" calcext:value-type="float">
            <text:p>19</text:p>
          </table:table-cell>
          <table:table-cell table:style-name="ce45" office:value-type="string" calcext:value-type="string">
            <text:p>Demons</text:p>
          </table:table-cell>
          <table:table-cell table:formula="of:=COUNTIF([.E:.E];[.E700])-COUNTIF([.$E$1:.E700];[.E700])" office:value-type="float" office:value="2" calcext:value-type="float">
            <text:p>2</text:p>
          </table:table-cell>
          <table:table-cell table:formula="of:=COUNTIF([.$E$1:.E699];[.E700])" office:value-type="float" office:value="8" calcext:value-type="float">
            <text:p>8</text:p>
          </table:table-cell>
          <table:table-cell table:style-name="ce35" table:formula="of:=IFERROR(INDEX([.A701:.$A$873];MATCH([.E700];[.E701:.$E$873];0));&quot;&quot;)">
            <text:p/>
          </table:table-cell>
          <table:table-cell table:style-name="ce35" table:formula="of:=IFERROR(IF(COUNT([.$A$1:.A699])&gt;1;INDEX([.$A$1:.A699];SUMPRODUCT(MAX(ROW([.$E$1:.E699])*([.E700]=[.$E$1:.E699]))));&quot;&quot;);&quot;&quot;)" office:value-type="float" office:value="84" calcext:value-type="float">
            <text:p>84</text:p>
          </table:table-cell>
          <table:table-cell table:number-columns-repeated="6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33731" calcext:value-type="float">
            <text:p>33731</text:p>
          </table:table-cell>
          <table:table-cell table:formula="of:=VLOOKUP([.B701];[$movies.B:.D];2;0)" office:value-type="string" office:string-value="CN" calcext:value-type="string">
            <text:p>CN</text:p>
          </table:table-cell>
          <table:table-cell table:formula="of:=IFERROR(INDEX([.$D$1:.D700];MATCH([.E701];[.$E$1:.E700];0));MAX([.$D$1:.D700])+1)" office:value-type="float" office:value="72" calcext:value-type="float">
            <text:p>72</text:p>
          </table:table-cell>
          <table:table-cell table:style-name="ce45" office:value-type="string" calcext:value-type="string">
            <text:p>Gag</text:p>
          </table:table-cell>
          <table:table-cell table:formula="of:=COUNTIF([.E:.E];[.E701])-COUNTIF([.$E$1:.E701];[.E701])" office:value-type="float" office:value="0" calcext:value-type="float">
            <text:p>0</text:p>
          </table:table-cell>
          <table:table-cell table:formula="of:=COUNTIF([.$E$1:.E700];[.E701])" office:value-type="float" office:value="1" calcext:value-type="float">
            <text:p>1</text:p>
          </table:table-cell>
          <table:table-cell table:style-name="ce35" table:formula="of:=IFERROR(INDEX([.A702:.$A$873];MATCH([.E701];[.E702:.$E$873];0));&quot;&quot;)">
            <text:p/>
          </table:table-cell>
          <table:table-cell table:style-name="ce35" table:formula="of:=IFERROR(IF(COUNT([.$A$1:.A700])&gt;1;INDEX([.$A$1:.A700];SUMPRODUCT(MAX(ROW([.$E$1:.E700])*([.E701]=[.$E$1:.E700]))));&quot;&quot;);&quot;&quot;)" office:value-type="float" office:value="21" calcext:value-type="float">
            <text:p>21</text:p>
          </table:table-cell>
          <table:table-cell table:number-columns-repeated="6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33731" calcext:value-type="float">
            <text:p>33731</text:p>
          </table:table-cell>
          <table:table-cell table:formula="of:=VLOOKUP([.B702];[$movies.B:.D];2;0)" office:value-type="string" office:string-value="CN" calcext:value-type="string">
            <text:p>CN</text:p>
          </table:table-cell>
          <table:table-cell table:formula="of:=IFERROR(INDEX([.$D$1:.D701];MATCH([.E702];[.$E$1:.E701];0));MAX([.$D$1:.D701])+1)" office:value-type="float" office:value="89" calcext:value-type="float">
            <text:p>89</text:p>
          </table:table-cell>
          <table:table-cell table:style-name="ce45" office:value-type="string" calcext:value-type="string">
            <text:p>Lifestyle Change</text:p>
          </table:table-cell>
          <table:table-cell table:formula="of:=COUNTIF([.E:.E];[.E702])-COUNTIF([.$E$1:.E702];[.E702])" office:value-type="float" office:value="0" calcext:value-type="float">
            <text:p>0</text:p>
          </table:table-cell>
          <table:table-cell table:formula="of:=COUNTIF([.$E$1:.E701];[.E702])" office:value-type="float" office:value="1" calcext:value-type="float">
            <text:p>1</text:p>
          </table:table-cell>
          <table:table-cell table:style-name="ce35" table:formula="of:=IFERROR(INDEX([.A703:.$A$873];MATCH([.E702];[.E703:.$E$873];0));&quot;&quot;)">
            <text:p/>
          </table:table-cell>
          <table:table-cell table:style-name="ce35" table:formula="of:=IFERROR(IF(COUNT([.$A$1:.A701])&gt;1;INDEX([.$A$1:.A701];SUMPRODUCT(MAX(ROW([.$E$1:.E701])*([.E702]=[.$E$1:.E701]))));&quot;&quot;);&quot;&quot;)" office:value-type="float" office:value="30" calcext:value-type="float">
            <text:p>30</text:p>
          </table:table-cell>
          <table:table-cell table:number-columns-repeated="6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33731" calcext:value-type="float">
            <text:p>33731</text:p>
          </table:table-cell>
          <table:table-cell table:formula="of:=VLOOKUP([.B703];[$movies.B:.D];2;0)" office:value-type="string" office:string-value="CN" calcext:value-type="string">
            <text:p>CN</text:p>
          </table:table-cell>
          <table:table-cell table:formula="of:=IFERROR(INDEX([.$D$1:.D702];MATCH([.E703];[.$E$1:.E702];0));MAX([.$D$1:.D702])+1)" office:value-type="float" office:value="33" calcext:value-type="float">
            <text:p>33</text:p>
          </table:table-cell>
          <table:table-cell table:style-name="ce45" office:value-type="string" calcext:value-type="string">
            <text:p>Non-Human Protagonists</text:p>
          </table:table-cell>
          <table:table-cell table:formula="of:=COUNTIF([.E:.E];[.E703])-COUNTIF([.$E$1:.E703];[.E703])" office:value-type="float" office:value="4" calcext:value-type="float">
            <text:p>4</text:p>
          </table:table-cell>
          <table:table-cell table:formula="of:=COUNTIF([.$E$1:.E702];[.E703])" office:value-type="float" office:value="6" calcext:value-type="float">
            <text:p>6</text:p>
          </table:table-cell>
          <table:table-cell table:style-name="ce35" table:formula="of:=IFERROR(INDEX([.A704:.$A$873];MATCH([.E703];[.E704:.$E$873];0));&quot;&quot;)" office:value-type="float" office:value="101" calcext:value-type="float">
            <text:p>101</text:p>
          </table:table-cell>
          <table:table-cell table:style-name="ce35" table:formula="of:=IFERROR(IF(COUNT([.$A$1:.A702])&gt;1;INDEX([.$A$1:.A702];SUMPRODUCT(MAX(ROW([.$E$1:.E702])*([.E703]=[.$E$1:.E702]))));&quot;&quot;);&quot;&quot;)" office:value-type="float" office:value="84" calcext:value-type="float">
            <text:p>84</text:p>
          </table:table-cell>
          <table:table-cell table:number-columns-repeated="6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33731" calcext:value-type="float">
            <text:p>33731</text:p>
          </table:table-cell>
          <table:table-cell table:formula="of:=VLOOKUP([.B704];[$movies.B:.D];2;0)" office:value-type="string" office:string-value="CN" calcext:value-type="string">
            <text:p>CN</text:p>
          </table:table-cell>
          <table:table-cell table:formula="of:=IFERROR(INDEX([.$D$1:.D703];MATCH([.E704];[.$E$1:.E703];0));MAX([.$D$1:.D703])+1)" office:value-type="float" office:value="80" calcext:value-type="float">
            <text:p>80</text:p>
          </table:table-cell>
          <table:table-cell table:style-name="ce45" office:value-type="string" calcext:value-type="string">
            <text:p>School Life</text:p>
          </table:table-cell>
          <table:table-cell table:formula="of:=COUNTIF([.E:.E];[.E704])-COUNTIF([.$E$1:.E704];[.E704])" office:value-type="float" office:value="6" calcext:value-type="float">
            <text:p>6</text:p>
          </table:table-cell>
          <table:table-cell table:formula="of:=COUNTIF([.$E$1:.E703];[.E704])" office:value-type="float" office:value="6" calcext:value-type="float">
            <text:p>6</text:p>
          </table:table-cell>
          <table:table-cell table:style-name="ce35" table:formula="of:=IFERROR(INDEX([.A705:.$A$873];MATCH([.E704];[.E705:.$E$873];0));&quot;&quot;)" office:value-type="float" office:value="103" calcext:value-type="float">
            <text:p>103</text:p>
          </table:table-cell>
          <table:table-cell table:style-name="ce35" table:formula="of:=IFERROR(IF(COUNT([.$A$1:.A703])&gt;1;INDEX([.$A$1:.A703];SUMPRODUCT(MAX(ROW([.$E$1:.E703])*([.E704]=[.$E$1:.E703]))));&quot;&quot;);&quot;&quot;)" office:value-type="float" office:value="85" calcext:value-type="float">
            <text:p>85</text:p>
          </table:table-cell>
          <table:table-cell table:number-columns-repeated="6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33731" calcext:value-type="float">
            <text:p>33731</text:p>
          </table:table-cell>
          <table:table-cell table:formula="of:=VLOOKUP([.B705];[$movies.B:.D];2;0)" office:value-type="string" office:string-value="CN" calcext:value-type="string">
            <text:p>CN</text:p>
          </table:table-cell>
          <table:table-cell table:formula="of:=IFERROR(INDEX([.$D$1:.D704];MATCH([.E705];[.$E$1:.E704];0));MAX([.$D$1:.D704])+1)" office:value-type="float" office:value="35" calcext:value-type="float">
            <text:p>35</text:p>
          </table:table-cell>
          <table:table-cell table:style-name="ce45" office:value-type="string" calcext:value-type="string">
            <text:p>Supernatural</text:p>
          </table:table-cell>
          <table:table-cell table:formula="of:=COUNTIF([.E:.E];[.E705])-COUNTIF([.$E$1:.E705];[.E705])" office:value-type="float" office:value="1" calcext:value-type="float">
            <text:p>1</text:p>
          </table:table-cell>
          <table:table-cell table:formula="of:=COUNTIF([.$E$1:.E704];[.E705])" office:value-type="float" office:value="10" calcext:value-type="float">
            <text:p>10</text:p>
          </table:table-cell>
          <table:table-cell table:style-name="ce35" table:formula="of:=IFERROR(INDEX([.A706:.$A$873];MATCH([.E705];[.E706:.$E$873];0));&quot;&quot;)" office:value-type="float" office:value="105" calcext:value-type="float">
            <text:p>105</text:p>
          </table:table-cell>
          <table:table-cell table:style-name="ce35" table:formula="of:=IFERROR(IF(COUNT([.$A$1:.A704])&gt;1;INDEX([.$A$1:.A704];SUMPRODUCT(MAX(ROW([.$E$1:.E704])*([.E705]=[.$E$1:.E704]))));&quot;&quot;);&quot;&quot;)" office:value-type="float" office:value="84" calcext:value-type="float">
            <text:p>84</text:p>
          </table:table-cell>
          <table:table-cell table:number-columns-repeated="6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33731" calcext:value-type="float">
            <text:p>33731</text:p>
          </table:table-cell>
          <table:table-cell table:formula="of:=VLOOKUP([.B706];[$movies.B:.D];2;0)" office:value-type="string" office:string-value="CN" calcext:value-type="string">
            <text:p>CN</text:p>
          </table:table-cell>
          <table:table-cell table:formula="of:=IFERROR(INDEX([.$D$1:.D705];MATCH([.E706];[.$E$1:.E705];0));MAX([.$D$1:.D705])+1)" office:value-type="float" office:value="74" calcext:value-type="float">
            <text:p>74</text:p>
          </table:table-cell>
          <table:table-cell table:style-name="ce45" office:value-type="string" calcext:value-type="string">
            <text:p>Vampires</text:p>
          </table:table-cell>
          <table:table-cell table:formula="of:=COUNTIF([.E:.E];[.E706])-COUNTIF([.$E$1:.E706];[.E706])" office:value-type="float" office:value="1" calcext:value-type="float">
            <text:p>1</text:p>
          </table:table-cell>
          <table:table-cell table:formula="of:=COUNTIF([.$E$1:.E705];[.E706])" office:value-type="float" office:value="4" calcext:value-type="float">
            <text:p>4</text:p>
          </table:table-cell>
          <table:table-cell table:style-name="ce35" table:formula="of:=IFERROR(INDEX([.A707:.$A$873];MATCH([.E706];[.E707:.$E$873];0));&quot;&quot;)">
            <text:p/>
          </table:table-cell>
          <table:table-cell table:style-name="ce35" table:formula="of:=IFERROR(IF(COUNT([.$A$1:.A705])&gt;1;INDEX([.$A$1:.A705];SUMPRODUCT(MAX(ROW([.$E$1:.E705])*([.E706]=[.$E$1:.E705]))));&quot;&quot;);&quot;&quot;)" office:value-type="float" office:value="68" calcext:value-type="float">
            <text:p>68</text:p>
          </table:table-cell>
          <table:table-cell table:number-columns-repeated="6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33218" calcext:value-type="float">
            <text:p>33218</text:p>
          </table:table-cell>
          <table:table-cell table:formula="of:=VLOOKUP([.B707];[$movies.B:.D];2;0)" office:value-type="string" office:string-value="CO" calcext:value-type="string">
            <text:p>CO</text:p>
          </table:table-cell>
          <table:table-cell table:formula="of:=IFERROR(INDEX([.$D$1:.D706];MATCH([.E707];[.$E$1:.E706];0));MAX([.$D$1:.D706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707])-COUNTIF([.$E$1:.E707];[.E707])" office:value-type="float" office:value="10" calcext:value-type="float">
            <text:p>10</text:p>
          </table:table-cell>
          <table:table-cell table:formula="of:=COUNTIF([.$E$1:.E706];[.E707])" office:value-type="float" office:value="13" calcext:value-type="float">
            <text:p>13</text:p>
          </table:table-cell>
          <table:table-cell table:style-name="ce35" table:formula="of:=IFERROR(INDEX([.A708:.$A$873];MATCH([.E707];[.E708:.$E$873];0));&quot;&quot;)" office:value-type="float" office:value="93" calcext:value-type="float">
            <text:p>93</text:p>
          </table:table-cell>
          <table:table-cell table:style-name="ce35" table:formula="of:=IFERROR(IF(COUNT([.$A$1:.A706])&gt;1;INDEX([.$A$1:.A706];SUMPRODUCT(MAX(ROW([.$E$1:.E706])*([.E707]=[.$E$1:.E706]))));&quot;&quot;);&quot;&quot;)" office:value-type="float" office:value="79" calcext:value-type="float">
            <text:p>79</text:p>
          </table:table-cell>
          <table:table-cell table:number-columns-repeated="6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33218" calcext:value-type="float">
            <text:p>33218</text:p>
          </table:table-cell>
          <table:table-cell table:formula="of:=VLOOKUP([.B708];[$movies.B:.D];2;0)" office:value-type="string" office:string-value="CO" calcext:value-type="string">
            <text:p>CO</text:p>
          </table:table-cell>
          <table:table-cell table:formula="of:=IFERROR(INDEX([.$D$1:.D707];MATCH([.E708];[.$E$1:.E707];0));MAX([.$D$1:.D707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708])-COUNTIF([.$E$1:.E708];[.E708])" office:value-type="float" office:value="13" calcext:value-type="float">
            <text:p>13</text:p>
          </table:table-cell>
          <table:table-cell table:formula="of:=COUNTIF([.$E$1:.E707];[.E708])" office:value-type="float" office:value="23" calcext:value-type="float">
            <text:p>23</text:p>
          </table:table-cell>
          <table:table-cell table:style-name="ce35" table:formula="of:=IFERROR(INDEX([.A709:.$A$873];MATCH([.E708];[.E709:.$E$873];0));&quot;&quot;)" office:value-type="float" office:value="93" calcext:value-type="float">
            <text:p>93</text:p>
          </table:table-cell>
          <table:table-cell table:style-name="ce35" table:formula="of:=IFERROR(IF(COUNT([.$A$1:.A707])&gt;1;INDEX([.$A$1:.A707];SUMPRODUCT(MAX(ROW([.$E$1:.E707])*([.E708]=[.$E$1:.E707]))));&quot;&quot;);&quot;&quot;)" office:value-type="float" office:value="91" calcext:value-type="float">
            <text:p>91</text:p>
          </table:table-cell>
          <table:table-cell table:number-columns-repeated="6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33218" calcext:value-type="float">
            <text:p>33218</text:p>
          </table:table-cell>
          <table:table-cell table:formula="of:=VLOOKUP([.B709];[$movies.B:.D];2;0)" office:value-type="string" office:string-value="CO" calcext:value-type="string">
            <text:p>CO</text:p>
          </table:table-cell>
          <table:table-cell table:formula="of:=IFERROR(INDEX([.$D$1:.D708];MATCH([.E709];[.$E$1:.E708];0));MAX([.$D$1:.D708])+1)" office:value-type="float" office:value="94" calcext:value-type="float">
            <text:p>94</text:p>
          </table:table-cell>
          <table:table-cell table:style-name="ce45" office:value-type="float" office:value="0" calcext:value-type="float">
            <text:p>0</text:p>
          </table:table-cell>
          <table:table-cell table:formula="of:=COUNTIF([.E:.E];[.E709])-COUNTIF([.$E$1:.E709];[.E709])" office:value-type="float" office:value="5" calcext:value-type="float">
            <text:p>5</text:p>
          </table:table-cell>
          <table:table-cell table:formula="of:=COUNTIF([.$E$1:.E708];[.E709])" office:value-type="float" office:value="10" calcext:value-type="float">
            <text:p>10</text:p>
          </table:table-cell>
          <table:table-cell table:style-name="ce35" table:formula="of:=IFERROR(INDEX([.A710:.$A$873];MATCH([.E709];[.E710:.$E$873];0));&quot;&quot;)" office:value-type="float" office:value="111" calcext:value-type="float">
            <text:p>111</text:p>
          </table:table-cell>
          <table:table-cell table:style-name="ce35" table:formula="of:=IFERROR(IF(COUNT([.$A$1:.A708])&gt;1;INDEX([.$A$1:.A708];SUMPRODUCT(MAX(ROW([.$E$1:.E708])*([.E709]=[.$E$1:.E708]))));&quot;&quot;);&quot;&quot;)" office:value-type="float" office:value="90" calcext:value-type="float">
            <text:p>90</text:p>
          </table:table-cell>
          <table:table-cell table:number-columns-repeated="6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33218" calcext:value-type="float">
            <text:p>33218</text:p>
          </table:table-cell>
          <table:table-cell table:formula="of:=VLOOKUP([.B710];[$movies.B:.D];2;0)" office:value-type="string" office:string-value="CO" calcext:value-type="string">
            <text:p>CO</text:p>
          </table:table-cell>
          <table:table-cell table:formula="of:=IFERROR(INDEX([.$D$1:.D709];MATCH([.E710];[.$E$1:.E709];0));MAX([.$D$1:.D709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710])-COUNTIF([.$E$1:.E710];[.E710])" office:value-type="float" office:value="9" calcext:value-type="float">
            <text:p>9</text:p>
          </table:table-cell>
          <table:table-cell table:formula="of:=COUNTIF([.$E$1:.E709];[.E710])" office:value-type="float" office:value="14" calcext:value-type="float">
            <text:p>14</text:p>
          </table:table-cell>
          <table:table-cell table:style-name="ce35" table:formula="of:=IFERROR(INDEX([.A711:.$A$873];MATCH([.E710];[.E711:.$E$873];0));&quot;&quot;)" office:value-type="float" office:value="100" calcext:value-type="float">
            <text:p>100</text:p>
          </table:table-cell>
          <table:table-cell table:style-name="ce35" table:formula="of:=IFERROR(IF(COUNT([.$A$1:.A709])&gt;1;INDEX([.$A$1:.A709];SUMPRODUCT(MAX(ROW([.$E$1:.E709])*([.E710]=[.$E$1:.E709]))));&quot;&quot;);&quot;&quot;)" office:value-type="float" office:value="93" calcext:value-type="float">
            <text:p>93</text:p>
          </table:table-cell>
          <table:table-cell table:number-columns-repeated="6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33218" calcext:value-type="float">
            <text:p>33218</text:p>
          </table:table-cell>
          <table:table-cell table:formula="of:=VLOOKUP([.B711];[$movies.B:.D];2;0)" office:value-type="string" office:string-value="CO" calcext:value-type="string">
            <text:p>CO</text:p>
          </table:table-cell>
          <table:table-cell table:formula="of:=IFERROR(INDEX([.$D$1:.D710];MATCH([.E711];[.$E$1:.E710];0));MAX([.$D$1:.D710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711])-COUNTIF([.$E$1:.E711];[.E711])" office:value-type="float" office:value="12" calcext:value-type="float">
            <text:p>12</text:p>
          </table:table-cell>
          <table:table-cell table:formula="of:=COUNTIF([.$E$1:.E710];[.E711])" office:value-type="float" office:value="24" calcext:value-type="float">
            <text:p>24</text:p>
          </table:table-cell>
          <table:table-cell table:style-name="ce35" table:formula="of:=IFERROR(INDEX([.A712:.$A$873];MATCH([.E711];[.E712:.$E$873];0));&quot;&quot;)" office:value-type="float" office:value="94" calcext:value-type="float">
            <text:p>94</text:p>
          </table:table-cell>
          <table:table-cell table:style-name="ce35" table:formula="of:=IFERROR(IF(COUNT([.$A$1:.A710])&gt;1;INDEX([.$A$1:.A710];SUMPRODUCT(MAX(ROW([.$E$1:.E710])*([.E711]=[.$E$1:.E710]))));&quot;&quot;);&quot;&quot;)" office:value-type="float" office:value="93" calcext:value-type="float">
            <text:p>93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50462" calcext:value-type="float">
            <text:p>50462</text:p>
          </table:table-cell>
          <table:table-cell table:formula="of:=VLOOKUP([.B712];[$movies.B:.D];2;0)" office:value-type="string" office:string-value="CP" calcext:value-type="string">
            <text:p>CP</text:p>
          </table:table-cell>
          <table:table-cell table:formula="of:=IFERROR(INDEX([.$D$1:.D711];MATCH([.E712];[.$E$1:.E711];0));MAX([.$D$1:.D711])+1)" office:value-type="float" office:value="17" calcext:value-type="float">
            <text:p>17</text:p>
          </table:table-cell>
          <table:table-cell table:style-name="ce45" office:value-type="string" calcext:value-type="string">
            <text:p>Animation</text:p>
          </table:table-cell>
          <table:table-cell table:formula="of:=COUNTIF([.E:.E];[.E712])-COUNTIF([.$E$1:.E712];[.E712])" office:value-type="float" office:value="9" calcext:value-type="float">
            <text:p>9</text:p>
          </table:table-cell>
          <table:table-cell table:formula="of:=COUNTIF([.$E$1:.E711];[.E712])" office:value-type="float" office:value="6" calcext:value-type="float">
            <text:p>6</text:p>
          </table:table-cell>
          <table:table-cell table:style-name="ce35" table:formula="of:=IFERROR(INDEX([.A713:.$A$873];MATCH([.E712];[.E713:.$E$873];0));&quot;&quot;)" office:value-type="float" office:value="94" calcext:value-type="float">
            <text:p>94</text:p>
          </table:table-cell>
          <table:table-cell table:style-name="ce35" table:formula="of:=IFERROR(IF(COUNT([.$A$1:.A711])&gt;1;INDEX([.$A$1:.A711];SUMPRODUCT(MAX(ROW([.$E$1:.E711])*([.E712]=[.$E$1:.E711]))));&quot;&quot;);&quot;&quot;)" office:value-type="float" office:value="85" calcext:value-type="float">
            <text:p>85</text:p>
          </table:table-cell>
          <table:table-cell table:number-columns-repeated="6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50462" calcext:value-type="float">
            <text:p>50462</text:p>
          </table:table-cell>
          <table:table-cell table:formula="of:=VLOOKUP([.B713];[$movies.B:.D];2;0)" office:value-type="string" office:string-value="CP" calcext:value-type="string">
            <text:p>CP</text:p>
          </table:table-cell>
          <table:table-cell table:formula="of:=IFERROR(INDEX([.$D$1:.D712];MATCH([.E713];[.$E$1:.E712];0));MAX([.$D$1:.D712])+1)" office:value-type="float" office:value="124" calcext:value-type="float">
            <text:p>124</text:p>
          </table:table-cell>
          <table:table-cell table:style-name="ce45" office:value-type="string" calcext:value-type="string">
            <text:p>Shorts</text:p>
          </table:table-cell>
          <table:table-cell table:formula="of:=COUNTIF([.E:.E];[.E713])-COUNTIF([.$E$1:.E713];[.E713])" office:value-type="float" office:value="7" calcext:value-type="float">
            <text:p>7</text:p>
          </table:table-cell>
          <table:table-cell table:formula="of:=COUNTIF([.$E$1:.E712];[.E713])" office:value-type="float" office:value="2" calcext:value-type="float">
            <text:p>2</text:p>
          </table:table-cell>
          <table:table-cell table:style-name="ce35" table:formula="of:=IFERROR(INDEX([.A714:.$A$873];MATCH([.E713];[.E714:.$E$873];0));&quot;&quot;)" office:value-type="float" office:value="94" calcext:value-type="float">
            <text:p>94</text:p>
          </table:table-cell>
          <table:table-cell table:style-name="ce35" table:formula="of:=IFERROR(IF(COUNT([.$A$1:.A712])&gt;1;INDEX([.$A$1:.A712];SUMPRODUCT(MAX(ROW([.$E$1:.E712])*([.E713]=[.$E$1:.E712]))));&quot;&quot;);&quot;&quot;)" office:value-type="float" office:value="82" calcext:value-type="float">
            <text:p>82</text:p>
          </table:table-cell>
          <table:table-cell table:number-columns-repeated="6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50462" calcext:value-type="float">
            <text:p>50462</text:p>
          </table:table-cell>
          <table:table-cell table:formula="of:=VLOOKUP([.B714];[$movies.B:.D];2;0)" office:value-type="string" office:string-value="CP" calcext:value-type="string">
            <text:p>CP</text:p>
          </table:table-cell>
          <table:table-cell table:formula="of:=IFERROR(INDEX([.$D$1:.D713];MATCH([.E714];[.$E$1:.E713];0));MAX([.$D$1:.D713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714])-COUNTIF([.$E$1:.E714];[.E714])" office:value-type="float" office:value="11" calcext:value-type="float">
            <text:p>11</text:p>
          </table:table-cell>
          <table:table-cell table:formula="of:=COUNTIF([.$E$1:.E713];[.E714])" office:value-type="float" office:value="25" calcext:value-type="float">
            <text:p>25</text:p>
          </table:table-cell>
          <table:table-cell table:style-name="ce35" table:formula="of:=IFERROR(INDEX([.A715:.$A$873];MATCH([.E714];[.E715:.$E$873];0));&quot;&quot;)" office:value-type="float" office:value="94" calcext:value-type="float">
            <text:p>94</text:p>
          </table:table-cell>
          <table:table-cell table:style-name="ce35" table:formula="of:=IFERROR(IF(COUNT([.$A$1:.A713])&gt;1;INDEX([.$A$1:.A713];SUMPRODUCT(MAX(ROW([.$E$1:.E713])*([.E714]=[.$E$1:.E713]))));&quot;&quot;);&quot;&quot;)" office:value-type="float" office:value="93" calcext:value-type="float">
            <text:p>93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50462" calcext:value-type="float">
            <text:p>50462</text:p>
          </table:table-cell>
          <table:table-cell table:formula="of:=VLOOKUP([.B715];[$movies.B:.D];2;0)" office:value-type="string" office:string-value="CP" calcext:value-type="string">
            <text:p>CP</text:p>
          </table:table-cell>
          <table:table-cell table:formula="of:=IFERROR(INDEX([.$D$1:.D714];MATCH([.E715];[.$E$1:.E714];0));MAX([.$D$1:.D714])+1)" office:value-type="float" office:value="17" calcext:value-type="float">
            <text:p>17</text:p>
          </table:table-cell>
          <table:table-cell table:style-name="ce45" office:value-type="string" calcext:value-type="string">
            <text:p>Animation</text:p>
          </table:table-cell>
          <table:table-cell table:formula="of:=COUNTIF([.E:.E];[.E715])-COUNTIF([.$E$1:.E715];[.E715])" office:value-type="float" office:value="8" calcext:value-type="float">
            <text:p>8</text:p>
          </table:table-cell>
          <table:table-cell table:formula="of:=COUNTIF([.$E$1:.E714];[.E715])" office:value-type="float" office:value="7" calcext:value-type="float">
            <text:p>7</text:p>
          </table:table-cell>
          <table:table-cell table:style-name="ce35" table:formula="of:=IFERROR(INDEX([.A716:.$A$873];MATCH([.E715];[.E716:.$E$873];0));&quot;&quot;)" office:value-type="float" office:value="97" calcext:value-type="float">
            <text:p>97</text:p>
          </table:table-cell>
          <table:table-cell table:style-name="ce35" table:formula="of:=IFERROR(IF(COUNT([.$A$1:.A714])&gt;1;INDEX([.$A$1:.A714];SUMPRODUCT(MAX(ROW([.$E$1:.E714])*([.E715]=[.$E$1:.E714]))));&quot;&quot;);&quot;&quot;)" office:value-type="float" office:value="94" calcext:value-type="float">
            <text:p>94</text:p>
          </table:table-cell>
          <table:table-cell table:number-columns-repeated="6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50462" calcext:value-type="float">
            <text:p>50462</text:p>
          </table:table-cell>
          <table:table-cell table:formula="of:=VLOOKUP([.B716];[$movies.B:.D];2;0)" office:value-type="string" office:string-value="CP" calcext:value-type="string">
            <text:p>CP</text:p>
          </table:table-cell>
          <table:table-cell table:formula="of:=IFERROR(INDEX([.$D$1:.D715];MATCH([.E716];[.$E$1:.E715];0));MAX([.$D$1:.D715])+1)" office:value-type="float" office:value="124" calcext:value-type="float">
            <text:p>124</text:p>
          </table:table-cell>
          <table:table-cell table:style-name="ce45" office:value-type="string" calcext:value-type="string">
            <text:p>Shorts</text:p>
          </table:table-cell>
          <table:table-cell table:formula="of:=COUNTIF([.E:.E];[.E716])-COUNTIF([.$E$1:.E716];[.E716])" office:value-type="float" office:value="6" calcext:value-type="float">
            <text:p>6</text:p>
          </table:table-cell>
          <table:table-cell table:formula="of:=COUNTIF([.$E$1:.E715];[.E716])" office:value-type="float" office:value="3" calcext:value-type="float">
            <text:p>3</text:p>
          </table:table-cell>
          <table:table-cell table:style-name="ce35" table:formula="of:=IFERROR(INDEX([.A717:.$A$873];MATCH([.E716];[.E717:.$E$873];0));&quot;&quot;)" office:value-type="float" office:value="95" calcext:value-type="float">
            <text:p>95</text:p>
          </table:table-cell>
          <table:table-cell table:style-name="ce35" table:formula="of:=IFERROR(IF(COUNT([.$A$1:.A715])&gt;1;INDEX([.$A$1:.A715];SUMPRODUCT(MAX(ROW([.$E$1:.E715])*([.E716]=[.$E$1:.E715]))));&quot;&quot;);&quot;&quot;)" office:value-type="float" office:value="94" calcext:value-type="float">
            <text:p>94</text:p>
          </table:table-cell>
          <table:table-cell table:number-columns-repeated="6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50462" calcext:value-type="float">
            <text:p>50462</text:p>
          </table:table-cell>
          <table:table-cell table:formula="of:=VLOOKUP([.B717];[$movies.B:.D];2;0)" office:value-type="string" office:string-value="CP" calcext:value-type="string">
            <text:p>CP</text:p>
          </table:table-cell>
          <table:table-cell table:formula="of:=IFERROR(INDEX([.$D$1:.D716];MATCH([.E717];[.$E$1:.E716];0));MAX([.$D$1:.D716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717])-COUNTIF([.$E$1:.E717];[.E717])" office:value-type="float" office:value="10" calcext:value-type="float">
            <text:p>10</text:p>
          </table:table-cell>
          <table:table-cell table:formula="of:=COUNTIF([.$E$1:.E716];[.E717])" office:value-type="float" office:value="26" calcext:value-type="float">
            <text:p>26</text:p>
          </table:table-cell>
          <table:table-cell table:style-name="ce35" table:formula="of:=IFERROR(INDEX([.A718:.$A$873];MATCH([.E717];[.E718:.$E$873];0));&quot;&quot;)" office:value-type="float" office:value="96" calcext:value-type="float">
            <text:p>96</text:p>
          </table:table-cell>
          <table:table-cell table:style-name="ce35" table:formula="of:=IFERROR(IF(COUNT([.$A$1:.A716])&gt;1;INDEX([.$A$1:.A716];SUMPRODUCT(MAX(ROW([.$E$1:.E716])*([.E717]=[.$E$1:.E716]))));&quot;&quot;);&quot;&quot;)" office:value-type="float" office:value="94" calcext:value-type="float">
            <text:p>94</text:p>
          </table:table-cell>
          <table:table-cell table:number-columns-repeated="6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48512" calcext:value-type="float">
            <text:p>48512</text:p>
          </table:table-cell>
          <table:table-cell table:formula="of:=VLOOKUP([.B718];[$movies.B:.D];2;0)" office:value-type="string" office:string-value="CQ" calcext:value-type="string">
            <text:p>CQ</text:p>
          </table:table-cell>
          <table:table-cell table:formula="of:=IFERROR(INDEX([.$D$1:.D717];MATCH([.E718];[.$E$1:.E717];0));MAX([.$D$1:.D717])+1)" office:value-type="float" office:value="150" calcext:value-type="float">
            <text:p>150</text:p>
          </table:table-cell>
          <table:table-cell table:style-name="ce45" office:value-type="string" calcext:value-type="string">
            <text:p>Earthquake</text:p>
          </table:table-cell>
          <table:table-cell table:formula="of:=COUNTIF([.E:.E];[.E718])-COUNTIF([.$E$1:.E718];[.E718])" office:value-type="float" office:value="1" calcext:value-type="float">
            <text:p>1</text:p>
          </table:table-cell>
          <table:table-cell table:formula="of:=COUNTIF([.$E$1:.E717];[.E718])" office:value-type="float" office:value="0" calcext:value-type="float">
            <text:p>0</text:p>
          </table:table-cell>
          <table:table-cell table:style-name="ce35" table:formula="of:=IFERROR(INDEX([.A719:.$A$873];MATCH([.E718];[.E719:.$E$873];0));&quot;&quot;)" office:value-type="float" office:value="95" calcext:value-type="float">
            <text:p>95</text:p>
          </table:table-cell>
          <table:table-cell table:style-name="ce35" table:formula="of:=IFERROR(IF(COUNT([.$A$1:.A717])&gt;1;INDEX([.$A$1:.A717];SUMPRODUCT(MAX(ROW([.$E$1:.E717])*([.E718]=[.$E$1:.E71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48512" calcext:value-type="float">
            <text:p>48512</text:p>
          </table:table-cell>
          <table:table-cell table:formula="of:=VLOOKUP([.B719];[$movies.B:.D];2;0)" office:value-type="string" office:string-value="CQ" calcext:value-type="string">
            <text:p>CQ</text:p>
          </table:table-cell>
          <table:table-cell table:formula="of:=IFERROR(INDEX([.$D$1:.D718];MATCH([.E719];[.$E$1:.E718];0));MAX([.$D$1:.D718])+1)" office:value-type="float" office:value="151" calcext:value-type="float">
            <text:p>151</text:p>
          </table:table-cell>
          <table:table-cell table:style-name="ce45" office:value-type="string" calcext:value-type="string">
            <text:p>Natural Disaster</text:p>
          </table:table-cell>
          <table:table-cell table:formula="of:=COUNTIF([.E:.E];[.E719])-COUNTIF([.$E$1:.E719];[.E719])" office:value-type="float" office:value="1" calcext:value-type="float">
            <text:p>1</text:p>
          </table:table-cell>
          <table:table-cell table:formula="of:=COUNTIF([.$E$1:.E718];[.E719])" office:value-type="float" office:value="0" calcext:value-type="float">
            <text:p>0</text:p>
          </table:table-cell>
          <table:table-cell table:style-name="ce35" table:formula="of:=IFERROR(INDEX([.A720:.$A$873];MATCH([.E719];[.E720:.$E$873];0));&quot;&quot;)" office:value-type="float" office:value="95" calcext:value-type="float">
            <text:p>95</text:p>
          </table:table-cell>
          <table:table-cell table:style-name="ce35" table:formula="of:=IFERROR(IF(COUNT([.$A$1:.A718])&gt;1;INDEX([.$A$1:.A718];SUMPRODUCT(MAX(ROW([.$E$1:.E718])*([.E719]=[.$E$1:.E718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48512" calcext:value-type="float">
            <text:p>48512</text:p>
          </table:table-cell>
          <table:table-cell table:formula="of:=VLOOKUP([.B720];[$movies.B:.D];2;0)" office:value-type="string" office:string-value="CQ" calcext:value-type="string">
            <text:p>CQ</text:p>
          </table:table-cell>
          <table:table-cell table:formula="of:=IFERROR(INDEX([.$D$1:.D719];MATCH([.E720];[.$E$1:.E719];0));MAX([.$D$1:.D719])+1)" office:value-type="float" office:value="124" calcext:value-type="float">
            <text:p>124</text:p>
          </table:table-cell>
          <table:table-cell table:style-name="ce45" office:value-type="string" calcext:value-type="string">
            <text:p>Shorts</text:p>
          </table:table-cell>
          <table:table-cell table:formula="of:=COUNTIF([.E:.E];[.E720])-COUNTIF([.$E$1:.E720];[.E720])" office:value-type="float" office:value="5" calcext:value-type="float">
            <text:p>5</text:p>
          </table:table-cell>
          <table:table-cell table:formula="of:=COUNTIF([.$E$1:.E719];[.E720])" office:value-type="float" office:value="4" calcext:value-type="float">
            <text:p>4</text:p>
          </table:table-cell>
          <table:table-cell table:style-name="ce35" table:formula="of:=IFERROR(INDEX([.A721:.$A$873];MATCH([.E720];[.E721:.$E$873];0));&quot;&quot;)" office:value-type="float" office:value="95" calcext:value-type="float">
            <text:p>95</text:p>
          </table:table-cell>
          <table:table-cell table:style-name="ce35" table:formula="of:=IFERROR(IF(COUNT([.$A$1:.A719])&gt;1;INDEX([.$A$1:.A719];SUMPRODUCT(MAX(ROW([.$E$1:.E719])*([.E720]=[.$E$1:.E719]))));&quot;&quot;);&quot;&quot;)" office:value-type="float" office:value="94" calcext:value-type="float">
            <text:p>94</text:p>
          </table:table-cell>
          <table:table-cell table:number-columns-repeated="6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48512" calcext:value-type="float">
            <text:p>48512</text:p>
          </table:table-cell>
          <table:table-cell table:formula="of:=VLOOKUP([.B721];[$movies.B:.D];2;0)" office:value-type="string" office:string-value="CQ" calcext:value-type="string">
            <text:p>CQ</text:p>
          </table:table-cell>
          <table:table-cell table:formula="of:=IFERROR(INDEX([.$D$1:.D720];MATCH([.E721];[.$E$1:.E720];0));MAX([.$D$1:.D720])+1)" office:value-type="float" office:value="150" calcext:value-type="float">
            <text:p>150</text:p>
          </table:table-cell>
          <table:table-cell table:style-name="ce45" office:value-type="string" calcext:value-type="string">
            <text:p>Earthquake</text:p>
          </table:table-cell>
          <table:table-cell table:formula="of:=COUNTIF([.E:.E];[.E721])-COUNTIF([.$E$1:.E721];[.E721])" office:value-type="float" office:value="0" calcext:value-type="float">
            <text:p>0</text:p>
          </table:table-cell>
          <table:table-cell table:formula="of:=COUNTIF([.$E$1:.E720];[.E721])" office:value-type="float" office:value="1" calcext:value-type="float">
            <text:p>1</text:p>
          </table:table-cell>
          <table:table-cell table:style-name="ce35" table:formula="of:=IFERROR(INDEX([.A722:.$A$873];MATCH([.E721];[.E722:.$E$873];0));&quot;&quot;)">
            <text:p/>
          </table:table-cell>
          <table:table-cell table:style-name="ce35" table:formula="of:=IFERROR(IF(COUNT([.$A$1:.A720])&gt;1;INDEX([.$A$1:.A720];SUMPRODUCT(MAX(ROW([.$E$1:.E720])*([.E721]=[.$E$1:.E720]))));&quot;&quot;);&quot;&quot;)" office:value-type="float" office:value="95" calcext:value-type="float">
            <text:p>95</text:p>
          </table:table-cell>
          <table:table-cell table:number-columns-repeated="6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48512" calcext:value-type="float">
            <text:p>48512</text:p>
          </table:table-cell>
          <table:table-cell table:formula="of:=VLOOKUP([.B722];[$movies.B:.D];2;0)" office:value-type="string" office:string-value="CQ" calcext:value-type="string">
            <text:p>CQ</text:p>
          </table:table-cell>
          <table:table-cell table:formula="of:=IFERROR(INDEX([.$D$1:.D721];MATCH([.E722];[.$E$1:.E721];0));MAX([.$D$1:.D721])+1)" office:value-type="float" office:value="151" calcext:value-type="float">
            <text:p>151</text:p>
          </table:table-cell>
          <table:table-cell table:style-name="ce45" office:value-type="string" calcext:value-type="string">
            <text:p>Natural Disaster</text:p>
          </table:table-cell>
          <table:table-cell table:formula="of:=COUNTIF([.E:.E];[.E722])-COUNTIF([.$E$1:.E722];[.E722])" office:value-type="float" office:value="0" calcext:value-type="float">
            <text:p>0</text:p>
          </table:table-cell>
          <table:table-cell table:formula="of:=COUNTIF([.$E$1:.E721];[.E722])" office:value-type="float" office:value="1" calcext:value-type="float">
            <text:p>1</text:p>
          </table:table-cell>
          <table:table-cell table:style-name="ce35" table:formula="of:=IFERROR(INDEX([.A723:.$A$873];MATCH([.E722];[.E723:.$E$873];0));&quot;&quot;)">
            <text:p/>
          </table:table-cell>
          <table:table-cell table:style-name="ce35" table:formula="of:=IFERROR(IF(COUNT([.$A$1:.A721])&gt;1;INDEX([.$A$1:.A721];SUMPRODUCT(MAX(ROW([.$E$1:.E721])*([.E722]=[.$E$1:.E721]))));&quot;&quot;);&quot;&quot;)" office:value-type="float" office:value="95" calcext:value-type="float">
            <text:p>95</text:p>
          </table:table-cell>
          <table:table-cell table:number-columns-repeated="6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48512" calcext:value-type="float">
            <text:p>48512</text:p>
          </table:table-cell>
          <table:table-cell table:formula="of:=VLOOKUP([.B723];[$movies.B:.D];2;0)" office:value-type="string" office:string-value="CQ" calcext:value-type="string">
            <text:p>CQ</text:p>
          </table:table-cell>
          <table:table-cell table:formula="of:=IFERROR(INDEX([.$D$1:.D722];MATCH([.E723];[.$E$1:.E722];0));MAX([.$D$1:.D722])+1)" office:value-type="float" office:value="124" calcext:value-type="float">
            <text:p>124</text:p>
          </table:table-cell>
          <table:table-cell table:style-name="ce45" office:value-type="string" calcext:value-type="string">
            <text:p>Shorts</text:p>
          </table:table-cell>
          <table:table-cell table:formula="of:=COUNTIF([.E:.E];[.E723])-COUNTIF([.$E$1:.E723];[.E723])" office:value-type="float" office:value="4" calcext:value-type="float">
            <text:p>4</text:p>
          </table:table-cell>
          <table:table-cell table:formula="of:=COUNTIF([.$E$1:.E722];[.E723])" office:value-type="float" office:value="5" calcext:value-type="float">
            <text:p>5</text:p>
          </table:table-cell>
          <table:table-cell table:style-name="ce35" table:formula="of:=IFERROR(INDEX([.A724:.$A$873];MATCH([.E723];[.E724:.$E$873];0));&quot;&quot;)" office:value-type="float" office:value="99" calcext:value-type="float">
            <text:p>99</text:p>
          </table:table-cell>
          <table:table-cell table:style-name="ce35" table:formula="of:=IFERROR(IF(COUNT([.$A$1:.A722])&gt;1;INDEX([.$A$1:.A722];SUMPRODUCT(MAX(ROW([.$E$1:.E722])*([.E723]=[.$E$1:.E722]))));&quot;&quot;);&quot;&quot;)" office:value-type="float" office:value="95" calcext:value-type="float">
            <text:p>95</text:p>
          </table:table-cell>
          <table:table-cell table:number-columns-repeated="6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51300" calcext:value-type="float">
            <text:p>51300</text:p>
          </table:table-cell>
          <table:table-cell table:formula="of:=VLOOKUP([.B724];[$movies.B:.D];2;0)" office:value-type="string" office:string-value="CR" calcext:value-type="string">
            <text:p>CR</text:p>
          </table:table-cell>
          <table:table-cell table:formula="of:=IFERROR(INDEX([.$D$1:.D723];MATCH([.E724];[.$E$1:.E723];0));MAX([.$D$1:.D723])+1)" office:value-type="float" office:value="56" calcext:value-type="float">
            <text:p>56</text:p>
          </table:table-cell>
          <table:table-cell table:style-name="ce45" office:value-type="string" calcext:value-type="string">
            <text:p>Sports</text:p>
          </table:table-cell>
          <table:table-cell table:formula="of:=COUNTIF([.E:.E];[.E724])-COUNTIF([.$E$1:.E724];[.E724])" office:value-type="float" office:value="3" calcext:value-type="float">
            <text:p>3</text:p>
          </table:table-cell>
          <table:table-cell table:formula="of:=COUNTIF([.$E$1:.E723];[.E724])" office:value-type="float" office:value="6" calcext:value-type="float">
            <text:p>6</text:p>
          </table:table-cell>
          <table:table-cell table:style-name="ce35" table:formula="of:=IFERROR(INDEX([.A725:.$A$873];MATCH([.E724];[.E725:.$E$873];0));&quot;&quot;)" office:value-type="float" office:value="100" calcext:value-type="float">
            <text:p>100</text:p>
          </table:table-cell>
          <table:table-cell table:style-name="ce35" table:formula="of:=IFERROR(IF(COUNT([.$A$1:.A723])&gt;1;INDEX([.$A$1:.A723];SUMPRODUCT(MAX(ROW([.$E$1:.E723])*([.E724]=[.$E$1:.E723]))));&quot;&quot;);&quot;&quot;)" office:value-type="float" office:value="78" calcext:value-type="float">
            <text:p>78</text:p>
          </table:table-cell>
          <table:table-cell table:number-columns-repeated="6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51300" calcext:value-type="float">
            <text:p>51300</text:p>
          </table:table-cell>
          <table:table-cell table:formula="of:=VLOOKUP([.B725];[$movies.B:.D];2;0)" office:value-type="string" office:string-value="CR" calcext:value-type="string">
            <text:p>CR</text:p>
          </table:table-cell>
          <table:table-cell table:formula="of:=IFERROR(INDEX([.$D$1:.D724];MATCH([.E725];[.$E$1:.E724];0));MAX([.$D$1:.D724])+1)" office:value-type="float" office:value="152" calcext:value-type="float">
            <text:p>152</text:p>
          </table:table-cell>
          <table:table-cell table:style-name="ce45" office:value-type="string" calcext:value-type="string">
            <text:p>Environmental</text:p>
          </table:table-cell>
          <table:table-cell table:formula="of:=COUNTIF([.E:.E];[.E725])-COUNTIF([.$E$1:.E725];[.E725])" office:value-type="float" office:value="0" calcext:value-type="float">
            <text:p>0</text:p>
          </table:table-cell>
          <table:table-cell table:formula="of:=COUNTIF([.$E$1:.E724];[.E725])" office:value-type="float" office:value="0" calcext:value-type="float">
            <text:p>0</text:p>
          </table:table-cell>
          <table:table-cell table:style-name="ce35" table:formula="of:=IFERROR(INDEX([.A726:.$A$873];MATCH([.E725];[.E726:.$E$873];0));&quot;&quot;)">
            <text:p/>
          </table:table-cell>
          <table:table-cell table:style-name="ce35" table:formula="of:=IFERROR(IF(COUNT([.$A$1:.A724])&gt;1;INDEX([.$A$1:.A724];SUMPRODUCT(MAX(ROW([.$E$1:.E724])*([.E725]=[.$E$1:.E72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51300" calcext:value-type="float">
            <text:p>51300</text:p>
          </table:table-cell>
          <table:table-cell table:formula="of:=VLOOKUP([.B726];[$movies.B:.D];2;0)" office:value-type="string" office:string-value="CR" calcext:value-type="string">
            <text:p>CR</text:p>
          </table:table-cell>
          <table:table-cell table:formula="of:=IFERROR(INDEX([.$D$1:.D725];MATCH([.E726];[.$E$1:.E725];0));MAX([.$D$1:.D725])+1)" office:value-type="float" office:value="147" calcext:value-type="float">
            <text:p>147</text:p>
          </table:table-cell>
          <table:table-cell table:style-name="ce45" office:value-type="string" calcext:value-type="string">
            <text:p>Promotional</text:p>
          </table:table-cell>
          <table:table-cell table:formula="of:=COUNTIF([.E:.E];[.E726])-COUNTIF([.$E$1:.E726];[.E726])" office:value-type="float" office:value="7" calcext:value-type="float">
            <text:p>7</text:p>
          </table:table-cell>
          <table:table-cell table:formula="of:=COUNTIF([.$E$1:.E725];[.E726])" office:value-type="float" office:value="2" calcext:value-type="float">
            <text:p>2</text:p>
          </table:table-cell>
          <table:table-cell table:style-name="ce35" table:formula="of:=IFERROR(INDEX([.A727:.$A$873];MATCH([.E726];[.E727:.$E$873];0));&quot;&quot;)" office:value-type="float" office:value="106" calcext:value-type="float">
            <text:p>106</text:p>
          </table:table-cell>
          <table:table-cell table:style-name="ce35" table:formula="of:=IFERROR(IF(COUNT([.$A$1:.A725])&gt;1;INDEX([.$A$1:.A725];SUMPRODUCT(MAX(ROW([.$E$1:.E725])*([.E726]=[.$E$1:.E725]))));&quot;&quot;);&quot;&quot;)" office:value-type="float" office:value="82" calcext:value-type="float">
            <text:p>82</text:p>
          </table:table-cell>
          <table:table-cell table:number-columns-repeated="6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51300" calcext:value-type="float">
            <text:p>51300</text:p>
          </table:table-cell>
          <table:table-cell table:formula="of:=VLOOKUP([.B727];[$movies.B:.D];2;0)" office:value-type="string" office:string-value="CR" calcext:value-type="string">
            <text:p>CR</text:p>
          </table:table-cell>
          <table:table-cell table:formula="of:=IFERROR(INDEX([.$D$1:.D726];MATCH([.E727];[.$E$1:.E726];0));MAX([.$D$1:.D726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727])-COUNTIF([.$E$1:.E727];[.E727])" office:value-type="float" office:value="9" calcext:value-type="float">
            <text:p>9</text:p>
          </table:table-cell>
          <table:table-cell table:formula="of:=COUNTIF([.$E$1:.E726];[.E727])" office:value-type="float" office:value="27" calcext:value-type="float">
            <text:p>27</text:p>
          </table:table-cell>
          <table:table-cell table:style-name="ce35" table:formula="of:=IFERROR(INDEX([.A728:.$A$873];MATCH([.E727];[.E728:.$E$873];0));&quot;&quot;)" office:value-type="float" office:value="97" calcext:value-type="float">
            <text:p>97</text:p>
          </table:table-cell>
          <table:table-cell table:style-name="ce35" table:formula="of:=IFERROR(IF(COUNT([.$A$1:.A726])&gt;1;INDEX([.$A$1:.A726];SUMPRODUCT(MAX(ROW([.$E$1:.E726])*([.E727]=[.$E$1:.E726]))));&quot;&quot;);&quot;&quot;)" office:value-type="float" office:value="94" calcext:value-type="float">
            <text:p>94</text:p>
          </table:table-cell>
          <table:table-cell table:number-columns-repeated="6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49059" calcext:value-type="float">
            <text:p>49059</text:p>
          </table:table-cell>
          <table:table-cell table:formula="of:=VLOOKUP([.B728];[$movies.B:.D];2;0)" office:value-type="string" office:string-value="CS" calcext:value-type="string">
            <text:p>CS</text:p>
          </table:table-cell>
          <table:table-cell table:formula="of:=IFERROR(INDEX([.$D$1:.D727];MATCH([.E728];[.$E$1:.E727];0));MAX([.$D$1:.D727])+1)" office:value-type="float" office:value="20" calcext:value-type="float">
            <text:p>20</text:p>
          </table:table-cell>
          <table:table-cell table:style-name="ce45" office:value-type="string" calcext:value-type="string">
            <text:p>Hand to Hand Combat</text:p>
          </table:table-cell>
          <table:table-cell table:formula="of:=COUNTIF([.E:.E];[.E728])-COUNTIF([.$E$1:.E728];[.E728])" office:value-type="float" office:value="2" calcext:value-type="float">
            <text:p>2</text:p>
          </table:table-cell>
          <table:table-cell table:formula="of:=COUNTIF([.$E$1:.E727];[.E728])" office:value-type="float" office:value="8" calcext:value-type="float">
            <text:p>8</text:p>
          </table:table-cell>
          <table:table-cell table:style-name="ce35" table:formula="of:=IFERROR(INDEX([.A729:.$A$873];MATCH([.E728];[.E729:.$E$873];0));&quot;&quot;)" office:value-type="float" office:value="102" calcext:value-type="float">
            <text:p>102</text:p>
          </table:table-cell>
          <table:table-cell table:style-name="ce35" table:formula="of:=IFERROR(IF(COUNT([.$A$1:.A727])&gt;1;INDEX([.$A$1:.A727];SUMPRODUCT(MAX(ROW([.$E$1:.E727])*([.E728]=[.$E$1:.E727]))));&quot;&quot;);&quot;&quot;)" office:value-type="float" office:value="85" calcext:value-type="float">
            <text:p>85</text:p>
          </table:table-cell>
          <table:table-cell table:number-columns-repeated="6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49059" calcext:value-type="float">
            <text:p>49059</text:p>
          </table:table-cell>
          <table:table-cell table:formula="of:=VLOOKUP([.B729];[$movies.B:.D];2;0)" office:value-type="string" office:string-value="CS" calcext:value-type="string">
            <text:p>CS</text:p>
          </table:table-cell>
          <table:table-cell table:formula="of:=IFERROR(INDEX([.$D$1:.D728];MATCH([.E729];[.$E$1:.E728];0));MAX([.$D$1:.D728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729])-COUNTIF([.$E$1:.E729];[.E729])" office:value-type="float" office:value="12" calcext:value-type="float">
            <text:p>12</text:p>
          </table:table-cell>
          <table:table-cell table:formula="of:=COUNTIF([.$E$1:.E728];[.E729])" office:value-type="float" office:value="15" calcext:value-type="float">
            <text:p>15</text:p>
          </table:table-cell>
          <table:table-cell table:style-name="ce35" table:formula="of:=IFERROR(INDEX([.A730:.$A$873];MATCH([.E729];[.E730:.$E$873];0));&quot;&quot;)" office:value-type="float" office:value="102" calcext:value-type="float">
            <text:p>102</text:p>
          </table:table-cell>
          <table:table-cell table:style-name="ce35" table:formula="of:=IFERROR(IF(COUNT([.$A$1:.A728])&gt;1;INDEX([.$A$1:.A728];SUMPRODUCT(MAX(ROW([.$E$1:.E728])*([.E729]=[.$E$1:.E728]))));&quot;&quot;);&quot;&quot;)" office:value-type="float" office:value="85" calcext:value-type="float">
            <text:p>85</text:p>
          </table:table-cell>
          <table:table-cell table:number-columns-repeated="6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49059" calcext:value-type="float">
            <text:p>49059</text:p>
          </table:table-cell>
          <table:table-cell table:formula="of:=VLOOKUP([.B730];[$movies.B:.D];2;0)" office:value-type="string" office:string-value="CS" calcext:value-type="string">
            <text:p>CS</text:p>
          </table:table-cell>
          <table:table-cell table:formula="of:=IFERROR(INDEX([.$D$1:.D729];MATCH([.E730];[.$E$1:.E729];0));MAX([.$D$1:.D729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730])-COUNTIF([.$E$1:.E730];[.E730])" office:value-type="float" office:value="10" calcext:value-type="float">
            <text:p>10</text:p>
          </table:table-cell>
          <table:table-cell table:formula="of:=COUNTIF([.$E$1:.E729];[.E730])" office:value-type="float" office:value="20" calcext:value-type="float">
            <text:p>20</text:p>
          </table:table-cell>
          <table:table-cell table:style-name="ce35" table:formula="of:=IFERROR(INDEX([.A731:.$A$873];MATCH([.E730];[.E731:.$E$873];0));&quot;&quot;)" office:value-type="float" office:value="99" calcext:value-type="float">
            <text:p>99</text:p>
          </table:table-cell>
          <table:table-cell table:style-name="ce35" table:formula="of:=IFERROR(IF(COUNT([.$A$1:.A729])&gt;1;INDEX([.$A$1:.A729];SUMPRODUCT(MAX(ROW([.$E$1:.E729])*([.E730]=[.$E$1:.E729]))));&quot;&quot;);&quot;&quot;)" office:value-type="float" office:value="89" calcext:value-type="float">
            <text:p>89</text:p>
          </table:table-cell>
          <table:table-cell table:number-columns-repeated="6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49059" calcext:value-type="float">
            <text:p>49059</text:p>
          </table:table-cell>
          <table:table-cell table:formula="of:=VLOOKUP([.B731];[$movies.B:.D];2;0)" office:value-type="string" office:string-value="CS" calcext:value-type="string">
            <text:p>CS</text:p>
          </table:table-cell>
          <table:table-cell table:formula="of:=IFERROR(INDEX([.$D$1:.D730];MATCH([.E731];[.$E$1:.E730];0));MAX([.$D$1:.D730])+1)" office:value-type="float" office:value="10" calcext:value-type="float">
            <text:p>10</text:p>
          </table:table-cell>
          <table:table-cell table:style-name="ce45" office:value-type="string" calcext:value-type="string">
            <text:p>Europe</text:p>
          </table:table-cell>
          <table:table-cell table:formula="of:=COUNTIF([.E:.E];[.E731])-COUNTIF([.$E$1:.E731];[.E731])" office:value-type="float" office:value="1" calcext:value-type="float">
            <text:p>1</text:p>
          </table:table-cell>
          <table:table-cell table:formula="of:=COUNTIF([.$E$1:.E730];[.E731])" office:value-type="float" office:value="9" calcext:value-type="float">
            <text:p>9</text:p>
          </table:table-cell>
          <table:table-cell table:style-name="ce35" table:formula="of:=IFERROR(INDEX([.A732:.$A$873];MATCH([.E731];[.E732:.$E$873];0));&quot;&quot;)">
            <text:p/>
          </table:table-cell>
          <table:table-cell table:style-name="ce35" table:formula="of:=IFERROR(IF(COUNT([.$A$1:.A730])&gt;1;INDEX([.$A$1:.A730];SUMPRODUCT(MAX(ROW([.$E$1:.E730])*([.E731]=[.$E$1:.E730]))));&quot;&quot;);&quot;&quot;)" office:value-type="float" office:value="78" calcext:value-type="float">
            <text:p>78</text:p>
          </table:table-cell>
          <table:table-cell table:number-columns-repeated="6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49059" calcext:value-type="float">
            <text:p>49059</text:p>
          </table:table-cell>
          <table:table-cell table:formula="of:=VLOOKUP([.B732];[$movies.B:.D];2;0)" office:value-type="string" office:string-value="CS" calcext:value-type="string">
            <text:p>CS</text:p>
          </table:table-cell>
          <table:table-cell table:formula="of:=IFERROR(INDEX([.$D$1:.D731];MATCH([.E732];[.$E$1:.E731];0));MAX([.$D$1:.D731])+1)" office:value-type="float" office:value="153" calcext:value-type="float">
            <text:p>153</text:p>
          </table:table-cell>
          <table:table-cell table:style-name="ce45" office:value-type="string" calcext:value-type="string">
            <text:p>Dream World</text:p>
          </table:table-cell>
          <table:table-cell table:formula="of:=COUNTIF([.E:.E];[.E732])-COUNTIF([.$E$1:.E732];[.E732])" office:value-type="float" office:value="1" calcext:value-type="float">
            <text:p>1</text:p>
          </table:table-cell>
          <table:table-cell table:formula="of:=COUNTIF([.$E$1:.E731];[.E732])" office:value-type="float" office:value="0" calcext:value-type="float">
            <text:p>0</text:p>
          </table:table-cell>
          <table:table-cell table:style-name="ce35" table:formula="of:=IFERROR(INDEX([.A733:.$A$873];MATCH([.E732];[.E733:.$E$873];0));&quot;&quot;)">
            <text:p/>
          </table:table-cell>
          <table:table-cell table:style-name="ce35" table:formula="of:=IFERROR(IF(COUNT([.$A$1:.A731])&gt;1;INDEX([.$A$1:.A731];SUMPRODUCT(MAX(ROW([.$E$1:.E731])*([.E732]=[.$E$1:.E731]))));&quot;&quot;);&quot;&quot;)">
            <text:p/>
          </table:table-cell>
          <table:table-cell table:number-columns-repeated="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49059" calcext:value-type="float">
            <text:p>49059</text:p>
          </table:table-cell>
          <table:table-cell table:formula="of:=VLOOKUP([.B733];[$movies.B:.D];2;0)" office:value-type="string" office:string-value="CS" calcext:value-type="string">
            <text:p>CS</text:p>
          </table:table-cell>
          <table:table-cell table:formula="of:=IFERROR(INDEX([.$D$1:.D732];MATCH([.E733];[.$E$1:.E732];0));MAX([.$D$1:.D732])+1)" office:value-type="float" office:value="17" calcext:value-type="float">
            <text:p>17</text:p>
          </table:table-cell>
          <table:table-cell table:style-name="ce45" office:value-type="string" calcext:value-type="string">
            <text:p>Animation</text:p>
          </table:table-cell>
          <table:table-cell table:formula="of:=COUNTIF([.E:.E];[.E733])-COUNTIF([.$E$1:.E733];[.E733])" office:value-type="float" office:value="7" calcext:value-type="float">
            <text:p>7</text:p>
          </table:table-cell>
          <table:table-cell table:formula="of:=COUNTIF([.$E$1:.E732];[.E733])" office:value-type="float" office:value="8" calcext:value-type="float">
            <text:p>8</text:p>
          </table:table-cell>
          <table:table-cell table:style-name="ce35" table:formula="of:=IFERROR(INDEX([.A734:.$A$873];MATCH([.E733];[.E734:.$E$873];0));&quot;&quot;)" office:value-type="float" office:value="103" calcext:value-type="float">
            <text:p>103</text:p>
          </table:table-cell>
          <table:table-cell table:style-name="ce35" table:formula="of:=IFERROR(IF(COUNT([.$A$1:.A732])&gt;1;INDEX([.$A$1:.A732];SUMPRODUCT(MAX(ROW([.$E$1:.E732])*([.E733]=[.$E$1:.E732]))));&quot;&quot;);&quot;&quot;)" office:value-type="float" office:value="94" calcext:value-type="float">
            <text:p>94</text:p>
          </table:table-cell>
          <table:table-cell table:number-columns-repeated="6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49059" calcext:value-type="float">
            <text:p>49059</text:p>
          </table:table-cell>
          <table:table-cell table:formula="of:=VLOOKUP([.B734];[$movies.B:.D];2;0)" office:value-type="string" office:string-value="CS" calcext:value-type="string">
            <text:p>CS</text:p>
          </table:table-cell>
          <table:table-cell table:formula="of:=IFERROR(INDEX([.$D$1:.D733];MATCH([.E734];[.$E$1:.E733];0));MAX([.$D$1:.D733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734])-COUNTIF([.$E$1:.E734];[.E734])" office:value-type="float" office:value="12" calcext:value-type="float">
            <text:p>12</text:p>
          </table:table-cell>
          <table:table-cell table:formula="of:=COUNTIF([.$E$1:.E733];[.E734])" office:value-type="float" office:value="16" calcext:value-type="float">
            <text:p>16</text:p>
          </table:table-cell>
          <table:table-cell table:style-name="ce35" table:formula="of:=IFERROR(INDEX([.A735:.$A$873];MATCH([.E734];[.E735:.$E$873];0));&quot;&quot;)" office:value-type="float" office:value="98" calcext:value-type="float">
            <text:p>98</text:p>
          </table:table-cell>
          <table:table-cell table:style-name="ce35" table:formula="of:=IFERROR(IF(COUNT([.$A$1:.A733])&gt;1;INDEX([.$A$1:.A733];SUMPRODUCT(MAX(ROW([.$E$1:.E733])*([.E734]=[.$E$1:.E733]))));&quot;&quot;);&quot;&quot;)" office:value-type="float" office:value="91" calcext:value-type="float">
            <text:p>91</text:p>
          </table:table-cell>
          <table:table-cell table:number-columns-repeated="6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49059" calcext:value-type="float">
            <text:p>49059</text:p>
          </table:table-cell>
          <table:table-cell table:formula="of:=VLOOKUP([.B735];[$movies.B:.D];2;0)" office:value-type="string" office:string-value="CS" calcext:value-type="string">
            <text:p>CS</text:p>
          </table:table-cell>
          <table:table-cell table:formula="of:=IFERROR(INDEX([.$D$1:.D734];MATCH([.E735];[.$E$1:.E734];0));MAX([.$D$1:.D734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735])-COUNTIF([.$E$1:.E735];[.E735])" office:value-type="float" office:value="8" calcext:value-type="float">
            <text:p>8</text:p>
          </table:table-cell>
          <table:table-cell table:formula="of:=COUNTIF([.$E$1:.E734];[.E735])" office:value-type="float" office:value="28" calcext:value-type="float">
            <text:p>28</text:p>
          </table:table-cell>
          <table:table-cell table:style-name="ce35" table:formula="of:=IFERROR(INDEX([.A736:.$A$873];MATCH([.E735];[.E736:.$E$873];0));&quot;&quot;)" office:value-type="float" office:value="99" calcext:value-type="float">
            <text:p>99</text:p>
          </table:table-cell>
          <table:table-cell table:style-name="ce35" table:formula="of:=IFERROR(IF(COUNT([.$A$1:.A734])&gt;1;INDEX([.$A$1:.A734];SUMPRODUCT(MAX(ROW([.$E$1:.E734])*([.E735]=[.$E$1:.E734]))));&quot;&quot;);&quot;&quot;)" office:value-type="float" office:value="96" calcext:value-type="float">
            <text:p>96</text:p>
          </table:table-cell>
          <table:table-cell table:number-columns-repeated="6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56830" calcext:value-type="float">
            <text:p>56830</text:p>
          </table:table-cell>
          <table:table-cell table:formula="of:=VLOOKUP([.B736];[$movies.B:.D];2;0)" office:value-type="string" office:string-value="CT" calcext:value-type="string">
            <text:p>CT</text:p>
          </table:table-cell>
          <table:table-cell table:formula="of:=IFERROR(INDEX([.$D$1:.D735];MATCH([.E736];[.$E$1:.E735];0));MAX([.$D$1:.D735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736])-COUNTIF([.$E$1:.E736];[.E736])" office:value-type="float" office:value="3" calcext:value-type="float">
            <text:p>3</text:p>
          </table:table-cell>
          <table:table-cell table:formula="of:=COUNTIF([.$E$1:.E735];[.E736])" office:value-type="float" office:value="14" calcext:value-type="float">
            <text:p>14</text:p>
          </table:table-cell>
          <table:table-cell table:style-name="ce35" table:formula="of:=IFERROR(INDEX([.A737:.$A$873];MATCH([.E736];[.E737:.$E$873];0));&quot;&quot;)" office:value-type="float" office:value="98" calcext:value-type="float">
            <text:p>98</text:p>
          </table:table-cell>
          <table:table-cell table:style-name="ce35" table:formula="of:=IFERROR(IF(COUNT([.$A$1:.A735])&gt;1;INDEX([.$A$1:.A735];SUMPRODUCT(MAX(ROW([.$E$1:.E735])*([.E736]=[.$E$1:.E735]))));&quot;&quot;);&quot;&quot;)" office:value-type="float" office:value="83" calcext:value-type="float">
            <text:p>83</text:p>
          </table:table-cell>
          <table:table-cell table:number-columns-repeated="6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56830" calcext:value-type="float">
            <text:p>56830</text:p>
          </table:table-cell>
          <table:table-cell table:formula="of:=VLOOKUP([.B737];[$movies.B:.D];2;0)" office:value-type="string" office:string-value="CT" calcext:value-type="string">
            <text:p>CT</text:p>
          </table:table-cell>
          <table:table-cell table:formula="of:=IFERROR(INDEX([.$D$1:.D736];MATCH([.E737];[.$E$1:.E736];0));MAX([.$D$1:.D736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737])-COUNTIF([.$E$1:.E737];[.E737])" office:value-type="float" office:value="11" calcext:value-type="float">
            <text:p>11</text:p>
          </table:table-cell>
          <table:table-cell table:formula="of:=COUNTIF([.$E$1:.E736];[.E737])" office:value-type="float" office:value="17" calcext:value-type="float">
            <text:p>17</text:p>
          </table:table-cell>
          <table:table-cell table:style-name="ce35" table:formula="of:=IFERROR(INDEX([.A738:.$A$873];MATCH([.E737];[.E738:.$E$873];0));&quot;&quot;)" office:value-type="float" office:value="98" calcext:value-type="float">
            <text:p>98</text:p>
          </table:table-cell>
          <table:table-cell table:style-name="ce35" table:formula="of:=IFERROR(IF(COUNT([.$A$1:.A736])&gt;1;INDEX([.$A$1:.A736];SUMPRODUCT(MAX(ROW([.$E$1:.E736])*([.E737]=[.$E$1:.E736]))));&quot;&quot;);&quot;&quot;)" office:value-type="float" office:value="97" calcext:value-type="float">
            <text:p>97</text:p>
          </table:table-cell>
          <table:table-cell table:number-columns-repeated="6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56830" calcext:value-type="float">
            <text:p>56830</text:p>
          </table:table-cell>
          <table:table-cell table:formula="of:=VLOOKUP([.B738];[$movies.B:.D];2;0)" office:value-type="string" office:string-value="CT" calcext:value-type="string">
            <text:p>CT</text:p>
          </table:table-cell>
          <table:table-cell table:formula="of:=IFERROR(INDEX([.$D$1:.D737];MATCH([.E738];[.$E$1:.E737];0));MAX([.$D$1:.D737])+1)" office:value-type="float" office:value="16" calcext:value-type="float">
            <text:p>16</text:p>
          </table:table-cell>
          <table:table-cell table:style-name="ce45" office:value-type="string" calcext:value-type="string">
            <text:p>College</text:p>
          </table:table-cell>
          <table:table-cell table:formula="of:=COUNTIF([.E:.E];[.E738])-COUNTIF([.$E$1:.E738];[.E738])" office:value-type="float" office:value="3" calcext:value-type="float">
            <text:p>3</text:p>
          </table:table-cell>
          <table:table-cell table:formula="of:=COUNTIF([.$E$1:.E737];[.E738])" office:value-type="float" office:value="8" calcext:value-type="float">
            <text:p>8</text:p>
          </table:table-cell>
          <table:table-cell table:style-name="ce35" table:formula="of:=IFERROR(INDEX([.A739:.$A$873];MATCH([.E738];[.E739:.$E$873];0));&quot;&quot;)">
            <text:p/>
          </table:table-cell>
          <table:table-cell table:style-name="ce35" table:formula="of:=IFERROR(IF(COUNT([.$A$1:.A737])&gt;1;INDEX([.$A$1:.A737];SUMPRODUCT(MAX(ROW([.$E$1:.E737])*([.E738]=[.$E$1:.E737]))));&quot;&quot;);&quot;&quot;)" office:value-type="float" office:value="71" calcext:value-type="float">
            <text:p>71</text:p>
          </table:table-cell>
          <table:table-cell table:number-columns-repeated="6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56830" calcext:value-type="float">
            <text:p>56830</text:p>
          </table:table-cell>
          <table:table-cell table:formula="of:=VLOOKUP([.B739];[$movies.B:.D];2;0)" office:value-type="string" office:string-value="CT" calcext:value-type="string">
            <text:p>CT</text:p>
          </table:table-cell>
          <table:table-cell table:formula="of:=IFERROR(INDEX([.$D$1:.D738];MATCH([.E739];[.$E$1:.E738];0));MAX([.$D$1:.D738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739])-COUNTIF([.$E$1:.E739];[.E739])" office:value-type="float" office:value="2" calcext:value-type="float">
            <text:p>2</text:p>
          </table:table-cell>
          <table:table-cell table:formula="of:=COUNTIF([.$E$1:.E738];[.E739])" office:value-type="float" office:value="15" calcext:value-type="float">
            <text:p>15</text:p>
          </table:table-cell>
          <table:table-cell table:style-name="ce35" table:formula="of:=IFERROR(INDEX([.A740:.$A$873];MATCH([.E739];[.E740:.$E$873];0));&quot;&quot;)" office:value-type="float" office:value="107" calcext:value-type="float">
            <text:p>107</text:p>
          </table:table-cell>
          <table:table-cell table:style-name="ce35" table:formula="of:=IFERROR(IF(COUNT([.$A$1:.A738])&gt;1;INDEX([.$A$1:.A738];SUMPRODUCT(MAX(ROW([.$E$1:.E738])*([.E739]=[.$E$1:.E738]))));&quot;&quot;);&quot;&quot;)" office:value-type="float" office:value="98" calcext:value-type="float">
            <text:p>98</text:p>
          </table:table-cell>
          <table:table-cell table:number-columns-repeated="6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56830" calcext:value-type="float">
            <text:p>56830</text:p>
          </table:table-cell>
          <table:table-cell table:formula="of:=VLOOKUP([.B740];[$movies.B:.D];2;0)" office:value-type="string" office:string-value="CT" calcext:value-type="string">
            <text:p>CT</text:p>
          </table:table-cell>
          <table:table-cell table:formula="of:=IFERROR(INDEX([.$D$1:.D739];MATCH([.E740];[.$E$1:.E739];0));MAX([.$D$1:.D739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740])-COUNTIF([.$E$1:.E740];[.E740])" office:value-type="float" office:value="10" calcext:value-type="float">
            <text:p>10</text:p>
          </table:table-cell>
          <table:table-cell table:formula="of:=COUNTIF([.$E$1:.E739];[.E740])" office:value-type="float" office:value="18" calcext:value-type="float">
            <text:p>18</text:p>
          </table:table-cell>
          <table:table-cell table:style-name="ce35" table:formula="of:=IFERROR(INDEX([.A741:.$A$873];MATCH([.E740];[.E741:.$E$873];0));&quot;&quot;)" office:value-type="float" office:value="101" calcext:value-type="float">
            <text:p>101</text:p>
          </table:table-cell>
          <table:table-cell table:style-name="ce35" table:formula="of:=IFERROR(IF(COUNT([.$A$1:.A739])&gt;1;INDEX([.$A$1:.A739];SUMPRODUCT(MAX(ROW([.$E$1:.E739])*([.E740]=[.$E$1:.E739]))));&quot;&quot;);&quot;&quot;)" office:value-type="float" office:value="98" calcext:value-type="float">
            <text:p>98</text:p>
          </table:table-cell>
          <table:table-cell table:number-columns-repeated="6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56830" calcext:value-type="float">
            <text:p>56830</text:p>
          </table:table-cell>
          <table:table-cell table:formula="of:=VLOOKUP([.B741];[$movies.B:.D];2;0)" office:value-type="string" office:string-value="CT" calcext:value-type="string">
            <text:p>CT</text:p>
          </table:table-cell>
          <table:table-cell table:formula="of:=IFERROR(INDEX([.$D$1:.D740];MATCH([.E741];[.$E$1:.E740];0));MAX([.$D$1:.D740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741])-COUNTIF([.$E$1:.E741];[.E741])" office:value-type="float" office:value="4" calcext:value-type="float">
            <text:p>4</text:p>
          </table:table-cell>
          <table:table-cell table:formula="of:=COUNTIF([.$E$1:.E740];[.E741])" office:value-type="float" office:value="15" calcext:value-type="float">
            <text:p>15</text:p>
          </table:table-cell>
          <table:table-cell table:style-name="ce35" table:formula="of:=IFERROR(INDEX([.A742:.$A$873];MATCH([.E741];[.E742:.$E$873];0));&quot;&quot;)">
            <text:p/>
          </table:table-cell>
          <table:table-cell table:style-name="ce35" table:formula="of:=IFERROR(IF(COUNT([.$A$1:.A740])&gt;1;INDEX([.$A$1:.A740];SUMPRODUCT(MAX(ROW([.$E$1:.E740])*([.E741]=[.$E$1:.E740]))));&quot;&quot;);&quot;&quot;)" office:value-type="float" office:value="80" calcext:value-type="float">
            <text:p>80</text:p>
          </table:table-cell>
          <table:table-cell table:number-columns-repeated="6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40036" calcext:value-type="float">
            <text:p>40036</text:p>
          </table:table-cell>
          <table:table-cell table:formula="of:=VLOOKUP([.B742];[$movies.B:.D];2;0)" office:value-type="string" office:string-value="CU" calcext:value-type="string">
            <text:p>CU</text:p>
          </table:table-cell>
          <table:table-cell table:formula="of:=IFERROR(INDEX([.$D$1:.D741];MATCH([.E742];[.$E$1:.E741];0));MAX([.$D$1:.D741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742])-COUNTIF([.$E$1:.E742];[.E742])" office:value-type="float" office:value="9" calcext:value-type="float">
            <text:p>9</text:p>
          </table:table-cell>
          <table:table-cell table:formula="of:=COUNTIF([.$E$1:.E741];[.E742])" office:value-type="float" office:value="21" calcext:value-type="float">
            <text:p>21</text:p>
          </table:table-cell>
          <table:table-cell table:style-name="ce35" table:formula="of:=IFERROR(INDEX([.A743:.$A$873];MATCH([.E742];[.E743:.$E$873];0));&quot;&quot;)" office:value-type="float" office:value="106" calcext:value-type="float">
            <text:p>106</text:p>
          </table:table-cell>
          <table:table-cell table:style-name="ce35" table:formula="of:=IFERROR(IF(COUNT([.$A$1:.A741])&gt;1;INDEX([.$A$1:.A741];SUMPRODUCT(MAX(ROW([.$E$1:.E741])*([.E742]=[.$E$1:.E741]))));&quot;&quot;);&quot;&quot;)" office:value-type="float" office:value="97" calcext:value-type="float">
            <text:p>97</text:p>
          </table:table-cell>
          <table:table-cell table:number-columns-repeated="6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40036" calcext:value-type="float">
            <text:p>40036</text:p>
          </table:table-cell>
          <table:table-cell table:formula="of:=VLOOKUP([.B743];[$movies.B:.D];2;0)" office:value-type="string" office:string-value="CU" calcext:value-type="string">
            <text:p>CU</text:p>
          </table:table-cell>
          <table:table-cell table:formula="of:=IFERROR(INDEX([.$D$1:.D742];MATCH([.E743];[.$E$1:.E742];0));MAX([.$D$1:.D742])+1)" office:value-type="float" office:value="60" calcext:value-type="float">
            <text:p>60</text:p>
          </table:table-cell>
          <table:table-cell table:style-name="ce45" office:value-type="string" calcext:value-type="string">
            <text:p>Samurai</text:p>
          </table:table-cell>
          <table:table-cell table:formula="of:=COUNTIF([.E:.E];[.E743])-COUNTIF([.$E$1:.E743];[.E743])" office:value-type="float" office:value="1" calcext:value-type="float">
            <text:p>1</text:p>
          </table:table-cell>
          <table:table-cell table:formula="of:=COUNTIF([.$E$1:.E742];[.E743])" office:value-type="float" office:value="1" calcext:value-type="float">
            <text:p>1</text:p>
          </table:table-cell>
          <table:table-cell table:style-name="ce35" table:formula="of:=IFERROR(INDEX([.A744:.$A$873];MATCH([.E743];[.E744:.$E$873];0));&quot;&quot;)" office:value-type="float" office:value="109" calcext:value-type="float">
            <text:p>109</text:p>
          </table:table-cell>
          <table:table-cell table:style-name="ce35" table:formula="of:=IFERROR(IF(COUNT([.$A$1:.A742])&gt;1;INDEX([.$A$1:.A742];SUMPRODUCT(MAX(ROW([.$E$1:.E742])*([.E743]=[.$E$1:.E742]))));&quot;&quot;);&quot;&quot;)" office:value-type="float" office:value="16" calcext:value-type="float">
            <text:p>16</text:p>
          </table:table-cell>
          <table:table-cell table:number-columns-repeated="6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40036" calcext:value-type="float">
            <text:p>40036</text:p>
          </table:table-cell>
          <table:table-cell table:formula="of:=VLOOKUP([.B744];[$movies.B:.D];2;0)" office:value-type="string" office:string-value="CU" calcext:value-type="string">
            <text:p>CU</text:p>
          </table:table-cell>
          <table:table-cell table:formula="of:=IFERROR(INDEX([.$D$1:.D743];MATCH([.E744];[.$E$1:.E743];0));MAX([.$D$1:.D743])+1)" office:value-type="float" office:value="124" calcext:value-type="float">
            <text:p>124</text:p>
          </table:table-cell>
          <table:table-cell table:style-name="ce45" office:value-type="string" calcext:value-type="string">
            <text:p>Shorts</text:p>
          </table:table-cell>
          <table:table-cell table:formula="of:=COUNTIF([.E:.E];[.E744])-COUNTIF([.$E$1:.E744];[.E744])" office:value-type="float" office:value="3" calcext:value-type="float">
            <text:p>3</text:p>
          </table:table-cell>
          <table:table-cell table:formula="of:=COUNTIF([.$E$1:.E743];[.E744])" office:value-type="float" office:value="6" calcext:value-type="float">
            <text:p>6</text:p>
          </table:table-cell>
          <table:table-cell table:style-name="ce35" table:formula="of:=IFERROR(INDEX([.A745:.$A$873];MATCH([.E744];[.E745:.$E$873];0));&quot;&quot;)" office:value-type="float" office:value="100" calcext:value-type="float">
            <text:p>100</text:p>
          </table:table-cell>
          <table:table-cell table:style-name="ce35" table:formula="of:=IFERROR(IF(COUNT([.$A$1:.A743])&gt;1;INDEX([.$A$1:.A743];SUMPRODUCT(MAX(ROW([.$E$1:.E743])*([.E744]=[.$E$1:.E743]))));&quot;&quot;);&quot;&quot;)" office:value-type="float" office:value="95" calcext:value-type="float">
            <text:p>95</text:p>
          </table:table-cell>
          <table:table-cell table:number-columns-repeated="6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40036" calcext:value-type="float">
            <text:p>40036</text:p>
          </table:table-cell>
          <table:table-cell table:formula="of:=VLOOKUP([.B745];[$movies.B:.D];2;0)" office:value-type="string" office:string-value="CU" calcext:value-type="string">
            <text:p>CU</text:p>
          </table:table-cell>
          <table:table-cell table:formula="of:=IFERROR(INDEX([.$D$1:.D744];MATCH([.E745];[.$E$1:.E744];0));MAX([.$D$1:.D744])+1)" office:value-type="float" office:value="8" calcext:value-type="float">
            <text:p>8</text:p>
          </table:table-cell>
          <table:table-cell table:style-name="ce45" office:value-type="string" calcext:value-type="string">
            <text:p>Superpowers</text:p>
          </table:table-cell>
          <table:table-cell table:formula="of:=COUNTIF([.E:.E];[.E745])-COUNTIF([.$E$1:.E745];[.E745])" office:value-type="float" office:value="0" calcext:value-type="float">
            <text:p>0</text:p>
          </table:table-cell>
          <table:table-cell table:formula="of:=COUNTIF([.$E$1:.E744];[.E745])" office:value-type="float" office:value="7" calcext:value-type="float">
            <text:p>7</text:p>
          </table:table-cell>
          <table:table-cell table:style-name="ce35" table:formula="of:=IFERROR(INDEX([.A746:.$A$873];MATCH([.E745];[.E746:.$E$873];0));&quot;&quot;)">
            <text:p/>
          </table:table-cell>
          <table:table-cell table:style-name="ce35" table:formula="of:=IFERROR(IF(COUNT([.$A$1:.A744])&gt;1;INDEX([.$A$1:.A744];SUMPRODUCT(MAX(ROW([.$E$1:.E744])*([.E745]=[.$E$1:.E744]))));&quot;&quot;);&quot;&quot;)" office:value-type="float" office:value="89" calcext:value-type="float">
            <text:p>89</text:p>
          </table:table-cell>
          <table:table-cell table:number-columns-repeated="6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40036" calcext:value-type="float">
            <text:p>40036</text:p>
          </table:table-cell>
          <table:table-cell table:formula="of:=VLOOKUP([.B746];[$movies.B:.D];2;0)" office:value-type="string" office:string-value="CU" calcext:value-type="string">
            <text:p>CU</text:p>
          </table:table-cell>
          <table:table-cell table:formula="of:=IFERROR(INDEX([.$D$1:.D745];MATCH([.E746];[.$E$1:.E745];0));MAX([.$D$1:.D745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746])-COUNTIF([.$E$1:.E746];[.E746])" office:value-type="float" office:value="7" calcext:value-type="float">
            <text:p>7</text:p>
          </table:table-cell>
          <table:table-cell table:formula="of:=COUNTIF([.$E$1:.E745];[.E746])" office:value-type="float" office:value="29" calcext:value-type="float">
            <text:p>29</text:p>
          </table:table-cell>
          <table:table-cell table:style-name="ce35" table:formula="of:=IFERROR(INDEX([.A747:.$A$873];MATCH([.E746];[.E747:.$E$873];0));&quot;&quot;)" office:value-type="float" office:value="100" calcext:value-type="float">
            <text:p>100</text:p>
          </table:table-cell>
          <table:table-cell table:style-name="ce35" table:formula="of:=IFERROR(IF(COUNT([.$A$1:.A745])&gt;1;INDEX([.$A$1:.A745];SUMPRODUCT(MAX(ROW([.$E$1:.E745])*([.E746]=[.$E$1:.E745]))));&quot;&quot;);&quot;&quot;)" office:value-type="float" office:value="97" calcext:value-type="float">
            <text:p>97</text:p>
          </table:table-cell>
          <table:table-cell table:number-columns-repeated="6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50845" calcext:value-type="float">
            <text:p>50845</text:p>
          </table:table-cell>
          <table:table-cell table:formula="of:=VLOOKUP([.B747];[$movies.B:.D];2;0)" office:value-type="string" office:string-value="CV" calcext:value-type="string">
            <text:p>CV</text:p>
          </table:table-cell>
          <table:table-cell table:formula="of:=IFERROR(INDEX([.$D$1:.D746];MATCH([.E747];[.$E$1:.E746];0));MAX([.$D$1:.D746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747])-COUNTIF([.$E$1:.E747];[.E747])" office:value-type="float" office:value="8" calcext:value-type="float">
            <text:p>8</text:p>
          </table:table-cell>
          <table:table-cell table:formula="of:=COUNTIF([.$E$1:.E746];[.E747])" office:value-type="float" office:value="15" calcext:value-type="float">
            <text:p>15</text:p>
          </table:table-cell>
          <table:table-cell table:style-name="ce35" table:formula="of:=IFERROR(INDEX([.A748:.$A$873];MATCH([.E747];[.E748:.$E$873];0));&quot;&quot;)" office:value-type="float" office:value="105" calcext:value-type="float">
            <text:p>105</text:p>
          </table:table-cell>
          <table:table-cell table:style-name="ce35" table:formula="of:=IFERROR(IF(COUNT([.$A$1:.A746])&gt;1;INDEX([.$A$1:.A746];SUMPRODUCT(MAX(ROW([.$E$1:.E746])*([.E747]=[.$E$1:.E746]))));&quot;&quot;);&quot;&quot;)" office:value-type="float" office:value="93" calcext:value-type="float">
            <text:p>93</text:p>
          </table:table-cell>
          <table:table-cell table:number-columns-repeated="6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50845" calcext:value-type="float">
            <text:p>50845</text:p>
          </table:table-cell>
          <table:table-cell table:formula="of:=VLOOKUP([.B748];[$movies.B:.D];2;0)" office:value-type="string" office:string-value="CV" calcext:value-type="string">
            <text:p>CV</text:p>
          </table:table-cell>
          <table:table-cell table:formula="of:=IFERROR(INDEX([.$D$1:.D747];MATCH([.E748];[.$E$1:.E747];0));MAX([.$D$1:.D747])+1)" office:value-type="float" office:value="56" calcext:value-type="float">
            <text:p>56</text:p>
          </table:table-cell>
          <table:table-cell table:style-name="ce45" office:value-type="string" calcext:value-type="string">
            <text:p>Sports</text:p>
          </table:table-cell>
          <table:table-cell table:formula="of:=COUNTIF([.E:.E];[.E748])-COUNTIF([.$E$1:.E748];[.E748])" office:value-type="float" office:value="2" calcext:value-type="float">
            <text:p>2</text:p>
          </table:table-cell>
          <table:table-cell table:formula="of:=COUNTIF([.$E$1:.E747];[.E748])" office:value-type="float" office:value="7" calcext:value-type="float">
            <text:p>7</text:p>
          </table:table-cell>
          <table:table-cell table:style-name="ce35" table:formula="of:=IFERROR(INDEX([.A749:.$A$873];MATCH([.E748];[.E749:.$E$873];0));&quot;&quot;)">
            <text:p/>
          </table:table-cell>
          <table:table-cell table:style-name="ce35" table:formula="of:=IFERROR(IF(COUNT([.$A$1:.A747])&gt;1;INDEX([.$A$1:.A747];SUMPRODUCT(MAX(ROW([.$E$1:.E747])*([.E748]=[.$E$1:.E747]))));&quot;&quot;);&quot;&quot;)" office:value-type="float" office:value="96" calcext:value-type="float">
            <text:p>96</text:p>
          </table:table-cell>
          <table:table-cell table:number-columns-repeated="6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50845" calcext:value-type="float">
            <text:p>50845</text:p>
          </table:table-cell>
          <table:table-cell table:formula="of:=VLOOKUP([.B749];[$movies.B:.D];2;0)" office:value-type="string" office:string-value="CV" calcext:value-type="string">
            <text:p>CV</text:p>
          </table:table-cell>
          <table:table-cell table:formula="of:=IFERROR(INDEX([.$D$1:.D748];MATCH([.E749];[.$E$1:.E748];0));MAX([.$D$1:.D748])+1)" office:value-type="float" office:value="154" calcext:value-type="float">
            <text:p>154</text:p>
          </table:table-cell>
          <table:table-cell table:style-name="ce45" office:value-type="string" calcext:value-type="string">
            <text:p>Death of a Loved One</text:p>
          </table:table-cell>
          <table:table-cell table:formula="of:=COUNTIF([.E:.E];[.E749])-COUNTIF([.$E$1:.E749];[.E749])" office:value-type="float" office:value="0" calcext:value-type="float">
            <text:p>0</text:p>
          </table:table-cell>
          <table:table-cell table:formula="of:=COUNTIF([.$E$1:.E748];[.E749])" office:value-type="float" office:value="0" calcext:value-type="float">
            <text:p>0</text:p>
          </table:table-cell>
          <table:table-cell table:style-name="ce35" table:formula="of:=IFERROR(INDEX([.A750:.$A$873];MATCH([.E749];[.E750:.$E$873];0));&quot;&quot;)">
            <text:p/>
          </table:table-cell>
          <table:table-cell table:style-name="ce35" table:formula="of:=IFERROR(IF(COUNT([.$A$1:.A748])&gt;1;INDEX([.$A$1:.A748];SUMPRODUCT(MAX(ROW([.$E$1:.E748])*([.E749]=[.$E$1:.E748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50845" calcext:value-type="float">
            <text:p>50845</text:p>
          </table:table-cell>
          <table:table-cell table:formula="of:=VLOOKUP([.B750];[$movies.B:.D];2;0)" office:value-type="string" office:string-value="CV" calcext:value-type="string">
            <text:p>CV</text:p>
          </table:table-cell>
          <table:table-cell table:formula="of:=IFERROR(INDEX([.$D$1:.D749];MATCH([.E750];[.$E$1:.E749];0));MAX([.$D$1:.D749])+1)" office:value-type="float" office:value="124" calcext:value-type="float">
            <text:p>124</text:p>
          </table:table-cell>
          <table:table-cell table:style-name="ce45" office:value-type="string" calcext:value-type="string">
            <text:p>Shorts</text:p>
          </table:table-cell>
          <table:table-cell table:formula="of:=COUNTIF([.E:.E];[.E750])-COUNTIF([.$E$1:.E750];[.E750])" office:value-type="float" office:value="2" calcext:value-type="float">
            <text:p>2</text:p>
          </table:table-cell>
          <table:table-cell table:formula="of:=COUNTIF([.$E$1:.E749];[.E750])" office:value-type="float" office:value="7" calcext:value-type="float">
            <text:p>7</text:p>
          </table:table-cell>
          <table:table-cell table:style-name="ce35" table:formula="of:=IFERROR(INDEX([.A751:.$A$873];MATCH([.E750];[.E751:.$E$873];0));&quot;&quot;)" office:value-type="float" office:value="109" calcext:value-type="float">
            <text:p>109</text:p>
          </table:table-cell>
          <table:table-cell table:style-name="ce35" table:formula="of:=IFERROR(IF(COUNT([.$A$1:.A749])&gt;1;INDEX([.$A$1:.A749];SUMPRODUCT(MAX(ROW([.$E$1:.E749])*([.E750]=[.$E$1:.E749]))));&quot;&quot;);&quot;&quot;)" office:value-type="float" office:value="99" calcext:value-type="float">
            <text:p>99</text:p>
          </table:table-cell>
          <table:table-cell table:number-columns-repeated="6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50845" calcext:value-type="float">
            <text:p>50845</text:p>
          </table:table-cell>
          <table:table-cell table:formula="of:=VLOOKUP([.B751];[$movies.B:.D];2;0)" office:value-type="string" office:string-value="CV" calcext:value-type="string">
            <text:p>CV</text:p>
          </table:table-cell>
          <table:table-cell table:formula="of:=IFERROR(INDEX([.$D$1:.D750];MATCH([.E751];[.$E$1:.E750];0));MAX([.$D$1:.D750])+1)" office:value-type="float" office:value="45" calcext:value-type="float">
            <text:p>45</text:p>
          </table:table-cell>
          <table:table-cell table:style-name="ce45" office:value-type="string" calcext:value-type="string">
            <text:p>Soccer</text:p>
          </table:table-cell>
          <table:table-cell table:formula="of:=COUNTIF([.E:.E];[.E751])-COUNTIF([.$E$1:.E751];[.E751])" office:value-type="float" office:value="1" calcext:value-type="float">
            <text:p>1</text:p>
          </table:table-cell>
          <table:table-cell table:formula="of:=COUNTIF([.$E$1:.E750];[.E751])" office:value-type="float" office:value="5" calcext:value-type="float">
            <text:p>5</text:p>
          </table:table-cell>
          <table:table-cell table:style-name="ce35" table:formula="of:=IFERROR(INDEX([.A752:.$A$873];MATCH([.E751];[.E752:.$E$873];0));&quot;&quot;)" office:value-type="float" office:value="117" calcext:value-type="float">
            <text:p>117</text:p>
          </table:table-cell>
          <table:table-cell table:style-name="ce35" table:formula="of:=IFERROR(IF(COUNT([.$A$1:.A750])&gt;1;INDEX([.$A$1:.A750];SUMPRODUCT(MAX(ROW([.$E$1:.E750])*([.E751]=[.$E$1:.E750]))));&quot;&quot;);&quot;&quot;)" office:value-type="float" office:value="84" calcext:value-type="float">
            <text:p>84</text:p>
          </table:table-cell>
          <table:table-cell table:number-columns-repeated="6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50845" calcext:value-type="float">
            <text:p>50845</text:p>
          </table:table-cell>
          <table:table-cell table:formula="of:=VLOOKUP([.B752];[$movies.B:.D];2;0)" office:value-type="string" office:string-value="CV" calcext:value-type="string">
            <text:p>CV</text:p>
          </table:table-cell>
          <table:table-cell table:formula="of:=IFERROR(INDEX([.$D$1:.D751];MATCH([.E752];[.$E$1:.E751];0));MAX([.$D$1:.D751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752])-COUNTIF([.$E$1:.E752];[.E752])" office:value-type="float" office:value="6" calcext:value-type="float">
            <text:p>6</text:p>
          </table:table-cell>
          <table:table-cell table:formula="of:=COUNTIF([.$E$1:.E751];[.E752])" office:value-type="float" office:value="30" calcext:value-type="float">
            <text:p>30</text:p>
          </table:table-cell>
          <table:table-cell table:style-name="ce35" table:formula="of:=IFERROR(INDEX([.A753:.$A$873];MATCH([.E752];[.E753:.$E$873];0));&quot;&quot;)" office:value-type="float" office:value="103" calcext:value-type="float">
            <text:p>103</text:p>
          </table:table-cell>
          <table:table-cell table:style-name="ce35" table:formula="of:=IFERROR(IF(COUNT([.$A$1:.A751])&gt;1;INDEX([.$A$1:.A751];SUMPRODUCT(MAX(ROW([.$E$1:.E751])*([.E752]=[.$E$1:.E751]))));&quot;&quot;);&quot;&quot;)" office:value-type="float" office:value="99" calcext:value-type="float">
            <text:p>99</text:p>
          </table:table-cell>
          <table:table-cell table:number-columns-repeated="6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54535" calcext:value-type="float">
            <text:p>54535</text:p>
          </table:table-cell>
          <table:table-cell table:formula="of:=VLOOKUP([.B753];[$movies.B:.D];2;0)" office:value-type="string" office:string-value="CW" calcext:value-type="string">
            <text:p>CW</text:p>
          </table:table-cell>
          <table:table-cell table:formula="of:=IFERROR(INDEX([.$D$1:.D752];MATCH([.E753];[.$E$1:.E752];0));MAX([.$D$1:.D752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753])-COUNTIF([.$E$1:.E753];[.E753])" office:value-type="float" office:value="9" calcext:value-type="float">
            <text:p>9</text:p>
          </table:table-cell>
          <table:table-cell table:formula="of:=COUNTIF([.$E$1:.E752];[.E753])" office:value-type="float" office:value="23" calcext:value-type="float">
            <text:p>23</text:p>
          </table:table-cell>
          <table:table-cell table:style-name="ce35" table:formula="of:=IFERROR(INDEX([.A754:.$A$873];MATCH([.E753];[.E754:.$E$873];0));&quot;&quot;)" office:value-type="float" office:value="101" calcext:value-type="float">
            <text:p>101</text:p>
          </table:table-cell>
          <table:table-cell table:style-name="ce35" table:formula="of:=IFERROR(IF(COUNT([.$A$1:.A752])&gt;1;INDEX([.$A$1:.A752];SUMPRODUCT(MAX(ROW([.$E$1:.E752])*([.E753]=[.$E$1:.E752]))));&quot;&quot;);&quot;&quot;)" office:value-type="float" office:value="73" calcext:value-type="float">
            <text:p>73</text:p>
          </table:table-cell>
          <table:table-cell table:number-columns-repeated="6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54535" calcext:value-type="float">
            <text:p>54535</text:p>
          </table:table-cell>
          <table:table-cell table:formula="of:=VLOOKUP([.B754];[$movies.B:.D];2;0)" office:value-type="string" office:string-value="CW" calcext:value-type="string">
            <text:p>CW</text:p>
          </table:table-cell>
          <table:table-cell table:formula="of:=IFERROR(INDEX([.$D$1:.D753];MATCH([.E754];[.$E$1:.E753];0));MAX([.$D$1:.D753])+1)" office:value-type="float" office:value="140" calcext:value-type="float">
            <text:p>140</text:p>
          </table:table-cell>
          <table:table-cell table:style-name="ce45" office:value-type="string" calcext:value-type="string">
            <text:p>Family Friendly</text:p>
          </table:table-cell>
          <table:table-cell table:formula="of:=COUNTIF([.E:.E];[.E754])-COUNTIF([.$E$1:.E754];[.E754])" office:value-type="float" office:value="5" calcext:value-type="float">
            <text:p>5</text:p>
          </table:table-cell>
          <table:table-cell table:formula="of:=COUNTIF([.$E$1:.E753];[.E754])" office:value-type="float" office:value="2" calcext:value-type="float">
            <text:p>2</text:p>
          </table:table-cell>
          <table:table-cell table:style-name="ce35" table:formula="of:=IFERROR(INDEX([.A755:.$A$873];MATCH([.E754];[.E755:.$E$873];0));&quot;&quot;)" office:value-type="float" office:value="107" calcext:value-type="float">
            <text:p>107</text:p>
          </table:table-cell>
          <table:table-cell table:style-name="ce35" table:formula="of:=IFERROR(IF(COUNT([.$A$1:.A753])&gt;1;INDEX([.$A$1:.A753];SUMPRODUCT(MAX(ROW([.$E$1:.E753])*([.E754]=[.$E$1:.E753]))));&quot;&quot;);&quot;&quot;)" office:value-type="float" office:value="87" calcext:value-type="float">
            <text:p>87</text:p>
          </table:table-cell>
          <table:table-cell table:number-columns-repeated="6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54535" calcext:value-type="float">
            <text:p>54535</text:p>
          </table:table-cell>
          <table:table-cell table:formula="of:=VLOOKUP([.B755];[$movies.B:.D];2;0)" office:value-type="string" office:string-value="CW" calcext:value-type="string">
            <text:p>CW</text:p>
          </table:table-cell>
          <table:table-cell table:formula="of:=IFERROR(INDEX([.$D$1:.D754];MATCH([.E755];[.$E$1:.E754];0));MAX([.$D$1:.D754])+1)" office:value-type="float" office:value="33" calcext:value-type="float">
            <text:p>33</text:p>
          </table:table-cell>
          <table:table-cell table:style-name="ce45" office:value-type="string" calcext:value-type="string">
            <text:p>Non-Human Protagonists</text:p>
          </table:table-cell>
          <table:table-cell table:formula="of:=COUNTIF([.E:.E];[.E755])-COUNTIF([.$E$1:.E755];[.E755])" office:value-type="float" office:value="3" calcext:value-type="float">
            <text:p>3</text:p>
          </table:table-cell>
          <table:table-cell table:formula="of:=COUNTIF([.$E$1:.E754];[.E755])" office:value-type="float" office:value="7" calcext:value-type="float">
            <text:p>7</text:p>
          </table:table-cell>
          <table:table-cell table:style-name="ce35" table:formula="of:=IFERROR(INDEX([.A756:.$A$873];MATCH([.E755];[.E756:.$E$873];0));&quot;&quot;)" office:value-type="float" office:value="107" calcext:value-type="float">
            <text:p>107</text:p>
          </table:table-cell>
          <table:table-cell table:style-name="ce35" table:formula="of:=IFERROR(IF(COUNT([.$A$1:.A754])&gt;1;INDEX([.$A$1:.A754];SUMPRODUCT(MAX(ROW([.$E$1:.E754])*([.E755]=[.$E$1:.E754]))));&quot;&quot;);&quot;&quot;)" office:value-type="float" office:value="92" calcext:value-type="float">
            <text:p>92</text:p>
          </table:table-cell>
          <table:table-cell table:number-columns-repeated="6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54535" calcext:value-type="float">
            <text:p>54535</text:p>
          </table:table-cell>
          <table:table-cell table:formula="of:=VLOOKUP([.B756];[$movies.B:.D];2;0)" office:value-type="string" office:string-value="CW" calcext:value-type="string">
            <text:p>CW</text:p>
          </table:table-cell>
          <table:table-cell table:formula="of:=IFERROR(INDEX([.$D$1:.D755];MATCH([.E756];[.$E$1:.E755];0));MAX([.$D$1:.D755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756])-COUNTIF([.$E$1:.E756];[.E756])" office:value-type="float" office:value="8" calcext:value-type="float">
            <text:p>8</text:p>
          </table:table-cell>
          <table:table-cell table:formula="of:=COUNTIF([.$E$1:.E755];[.E756])" office:value-type="float" office:value="24" calcext:value-type="float">
            <text:p>24</text:p>
          </table:table-cell>
          <table:table-cell table:style-name="ce35" table:formula="of:=IFERROR(INDEX([.A757:.$A$873];MATCH([.E756];[.E757:.$E$873];0));&quot;&quot;)" office:value-type="float" office:value="104" calcext:value-type="float">
            <text:p>104</text:p>
          </table:table-cell>
          <table:table-cell table:style-name="ce35" table:formula="of:=IFERROR(IF(COUNT([.$A$1:.A755])&gt;1;INDEX([.$A$1:.A755];SUMPRODUCT(MAX(ROW([.$E$1:.E755])*([.E756]=[.$E$1:.E755]))));&quot;&quot;);&quot;&quot;)" office:value-type="float" office:value="101" calcext:value-type="float">
            <text:p>101</text:p>
          </table:table-cell>
          <table:table-cell table:number-columns-repeated="6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54535" calcext:value-type="float">
            <text:p>54535</text:p>
          </table:table-cell>
          <table:table-cell table:formula="of:=VLOOKUP([.B757];[$movies.B:.D];2;0)" office:value-type="string" office:string-value="CW" calcext:value-type="string">
            <text:p>CW</text:p>
          </table:table-cell>
          <table:table-cell table:formula="of:=IFERROR(INDEX([.$D$1:.D756];MATCH([.E757];[.$E$1:.E756];0));MAX([.$D$1:.D756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757])-COUNTIF([.$E$1:.E757];[.E757])" office:value-type="float" office:value="9" calcext:value-type="float">
            <text:p>9</text:p>
          </table:table-cell>
          <table:table-cell table:formula="of:=COUNTIF([.$E$1:.E756];[.E757])" office:value-type="float" office:value="19" calcext:value-type="float">
            <text:p>19</text:p>
          </table:table-cell>
          <table:table-cell table:style-name="ce35" table:formula="of:=IFERROR(INDEX([.A758:.$A$873];MATCH([.E757];[.E758:.$E$873];0));&quot;&quot;)" office:value-type="float" office:value="103" calcext:value-type="float">
            <text:p>103</text:p>
          </table:table-cell>
          <table:table-cell table:style-name="ce35" table:formula="of:=IFERROR(IF(COUNT([.$A$1:.A756])&gt;1;INDEX([.$A$1:.A756];SUMPRODUCT(MAX(ROW([.$E$1:.E756])*([.E757]=[.$E$1:.E756]))));&quot;&quot;);&quot;&quot;)" office:value-type="float" office:value="98" calcext:value-type="float">
            <text:p>98</text:p>
          </table:table-cell>
          <table:table-cell table:number-columns-repeated="6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54907" calcext:value-type="float">
            <text:p>54907</text:p>
          </table:table-cell>
          <table:table-cell table:formula="of:=VLOOKUP([.B758];[$movies.B:.D];2;0)" office:value-type="string" office:string-value="CX" calcext:value-type="string">
            <text:p>CX</text:p>
          </table:table-cell>
          <table:table-cell table:formula="of:=IFERROR(INDEX([.$D$1:.D757];MATCH([.E758];[.$E$1:.E757];0));MAX([.$D$1:.D757])+1)" office:value-type="float" office:value="20" calcext:value-type="float">
            <text:p>20</text:p>
          </table:table-cell>
          <table:table-cell table:style-name="ce45" office:value-type="string" calcext:value-type="string">
            <text:p>Hand to Hand Combat</text:p>
          </table:table-cell>
          <table:table-cell table:formula="of:=COUNTIF([.E:.E];[.E758])-COUNTIF([.$E$1:.E758];[.E758])" office:value-type="float" office:value="1" calcext:value-type="float">
            <text:p>1</text:p>
          </table:table-cell>
          <table:table-cell table:formula="of:=COUNTIF([.$E$1:.E757];[.E758])" office:value-type="float" office:value="9" calcext:value-type="float">
            <text:p>9</text:p>
          </table:table-cell>
          <table:table-cell table:style-name="ce35" table:formula="of:=IFERROR(INDEX([.A759:.$A$873];MATCH([.E758];[.E759:.$E$873];0));&quot;&quot;)" office:value-type="float" office:value="103" calcext:value-type="float">
            <text:p>103</text:p>
          </table:table-cell>
          <table:table-cell table:style-name="ce35" table:formula="of:=IFERROR(IF(COUNT([.$A$1:.A757])&gt;1;INDEX([.$A$1:.A757];SUMPRODUCT(MAX(ROW([.$E$1:.E757])*([.E758]=[.$E$1:.E757]))));&quot;&quot;);&quot;&quot;)" office:value-type="float" office:value="97" calcext:value-type="float">
            <text:p>97</text:p>
          </table:table-cell>
          <table:table-cell table:number-columns-repeated="6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54907" calcext:value-type="float">
            <text:p>54907</text:p>
          </table:table-cell>
          <table:table-cell table:formula="of:=VLOOKUP([.B759];[$movies.B:.D];2;0)" office:value-type="string" office:string-value="CX" calcext:value-type="string">
            <text:p>CX</text:p>
          </table:table-cell>
          <table:table-cell table:formula="of:=IFERROR(INDEX([.$D$1:.D758];MATCH([.E759];[.$E$1:.E758];0));MAX([.$D$1:.D758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759])-COUNTIF([.$E$1:.E759];[.E759])" office:value-type="float" office:value="10" calcext:value-type="float">
            <text:p>10</text:p>
          </table:table-cell>
          <table:table-cell table:formula="of:=COUNTIF([.$E$1:.E758];[.E759])" office:value-type="float" office:value="36" calcext:value-type="float">
            <text:p>36</text:p>
          </table:table-cell>
          <table:table-cell table:style-name="ce35" table:formula="of:=IFERROR(INDEX([.A760:.$A$873];MATCH([.E759];[.E760:.$E$873];0));&quot;&quot;)" office:value-type="float" office:value="113" calcext:value-type="float">
            <text:p>113</text:p>
          </table:table-cell>
          <table:table-cell table:style-name="ce35" table:formula="of:=IFERROR(IF(COUNT([.$A$1:.A758])&gt;1;INDEX([.$A$1:.A758];SUMPRODUCT(MAX(ROW([.$E$1:.E758])*([.E759]=[.$E$1:.E758]))));&quot;&quot;);&quot;&quot;)" office:value-type="float" office:value="92" calcext:value-type="float">
            <text:p>92</text:p>
          </table:table-cell>
          <table:table-cell table:number-columns-repeated="6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54907" calcext:value-type="float">
            <text:p>54907</text:p>
          </table:table-cell>
          <table:table-cell table:formula="of:=VLOOKUP([.B760];[$movies.B:.D];2;0)" office:value-type="string" office:string-value="CX" calcext:value-type="string">
            <text:p>CX</text:p>
          </table:table-cell>
          <table:table-cell table:formula="of:=IFERROR(INDEX([.$D$1:.D759];MATCH([.E760];[.$E$1:.E759];0));MAX([.$D$1:.D759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760])-COUNTIF([.$E$1:.E760];[.E760])" office:value-type="float" office:value="11" calcext:value-type="float">
            <text:p>11</text:p>
          </table:table-cell>
          <table:table-cell table:formula="of:=COUNTIF([.$E$1:.E759];[.E760])" office:value-type="float" office:value="16" calcext:value-type="float">
            <text:p>16</text:p>
          </table:table-cell>
          <table:table-cell table:style-name="ce35" table:formula="of:=IFERROR(INDEX([.A761:.$A$873];MATCH([.E760];[.E761:.$E$873];0));&quot;&quot;)" office:value-type="float" office:value="112" calcext:value-type="float">
            <text:p>112</text:p>
          </table:table-cell>
          <table:table-cell table:style-name="ce35" table:formula="of:=IFERROR(IF(COUNT([.$A$1:.A759])&gt;1;INDEX([.$A$1:.A759];SUMPRODUCT(MAX(ROW([.$E$1:.E759])*([.E760]=[.$E$1:.E759]))));&quot;&quot;);&quot;&quot;)" office:value-type="float" office:value="97" calcext:value-type="float">
            <text:p>97</text:p>
          </table:table-cell>
          <table:table-cell table:number-columns-repeated="6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54907" calcext:value-type="float">
            <text:p>54907</text:p>
          </table:table-cell>
          <table:table-cell table:formula="of:=VLOOKUP([.B761];[$movies.B:.D];2;0)" office:value-type="string" office:string-value="CX" calcext:value-type="string">
            <text:p>CX</text:p>
          </table:table-cell>
          <table:table-cell table:formula="of:=IFERROR(INDEX([.$D$1:.D760];MATCH([.E761];[.$E$1:.E760];0));MAX([.$D$1:.D760])+1)" office:value-type="float" office:value="78" calcext:value-type="float">
            <text:p>78</text:p>
          </table:table-cell>
          <table:table-cell table:style-name="ce45" office:value-type="string" calcext:value-type="string">
            <text:p>Judo</text:p>
          </table:table-cell>
          <table:table-cell table:formula="of:=COUNTIF([.E:.E];[.E761])-COUNTIF([.$E$1:.E761];[.E761])" office:value-type="float" office:value="1" calcext:value-type="float">
            <text:p>1</text:p>
          </table:table-cell>
          <table:table-cell table:formula="of:=COUNTIF([.$E$1:.E760];[.E761])" office:value-type="float" office:value="1" calcext:value-type="float">
            <text:p>1</text:p>
          </table:table-cell>
          <table:table-cell table:style-name="ce35" table:formula="of:=IFERROR(INDEX([.A762:.$A$873];MATCH([.E761];[.E762:.$E$873];0));&quot;&quot;)" office:value-type="float" office:value="103" calcext:value-type="float">
            <text:p>103</text:p>
          </table:table-cell>
          <table:table-cell table:style-name="ce35" table:formula="of:=IFERROR(IF(COUNT([.$A$1:.A760])&gt;1;INDEX([.$A$1:.A760];SUMPRODUCT(MAX(ROW([.$E$1:.E760])*([.E761]=[.$E$1:.E760]))));&quot;&quot;);&quot;&quot;)" office:value-type="float" office:value="23" calcext:value-type="float">
            <text:p>23</text:p>
          </table:table-cell>
          <table:table-cell table:number-columns-repeated="6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54907" calcext:value-type="float">
            <text:p>54907</text:p>
          </table:table-cell>
          <table:table-cell table:formula="of:=VLOOKUP([.B762];[$movies.B:.D];2;0)" office:value-type="string" office:string-value="CX" calcext:value-type="string">
            <text:p>CX</text:p>
          </table:table-cell>
          <table:table-cell table:formula="of:=IFERROR(INDEX([.$D$1:.D761];MATCH([.E762];[.$E$1:.E761];0));MAX([.$D$1:.D761])+1)" office:value-type="float" office:value="64" calcext:value-type="float">
            <text:p>64</text:p>
          </table:table-cell>
          <table:table-cell table:style-name="ce45" office:value-type="string" calcext:value-type="string">
            <text:p>Crude</text:p>
          </table:table-cell>
          <table:table-cell table:formula="of:=COUNTIF([.E:.E];[.E762])-COUNTIF([.$E$1:.E762];[.E762])" office:value-type="float" office:value="3" calcext:value-type="float">
            <text:p>3</text:p>
          </table:table-cell>
          <table:table-cell table:formula="of:=COUNTIF([.$E$1:.E761];[.E762])" office:value-type="float" office:value="4" calcext:value-type="float">
            <text:p>4</text:p>
          </table:table-cell>
          <table:table-cell table:style-name="ce35" table:formula="of:=IFERROR(INDEX([.A763:.$A$873];MATCH([.E762];[.E763:.$E$873];0));&quot;&quot;)" office:value-type="float" office:value="117" calcext:value-type="float">
            <text:p>117</text:p>
          </table:table-cell>
          <table:table-cell table:style-name="ce35" table:formula="of:=IFERROR(IF(COUNT([.$A$1:.A761])&gt;1;INDEX([.$A$1:.A761];SUMPRODUCT(MAX(ROW([.$E$1:.E761])*([.E762]=[.$E$1:.E761]))));&quot;&quot;);&quot;&quot;)" office:value-type="float" office:value="57" calcext:value-type="float">
            <text:p>57</text:p>
          </table:table-cell>
          <table:table-cell table:number-columns-repeated="6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54907" calcext:value-type="float">
            <text:p>54907</text:p>
          </table:table-cell>
          <table:table-cell table:formula="of:=VLOOKUP([.B763];[$movies.B:.D];2;0)" office:value-type="string" office:string-value="CX" calcext:value-type="string">
            <text:p>CX</text:p>
          </table:table-cell>
          <table:table-cell table:formula="of:=IFERROR(INDEX([.$D$1:.D762];MATCH([.E763];[.$E$1:.E762];0));MAX([.$D$1:.D762])+1)" office:value-type="float" office:value="155" calcext:value-type="float">
            <text:p>155</text:p>
          </table:table-cell>
          <table:table-cell table:style-name="ce45" office:value-type="string" calcext:value-type="string">
            <text:p>Dark Comedy</text:p>
          </table:table-cell>
          <table:table-cell table:formula="of:=COUNTIF([.E:.E];[.E763])-COUNTIF([.$E$1:.E763];[.E763])" office:value-type="float" office:value="0" calcext:value-type="float">
            <text:p>0</text:p>
          </table:table-cell>
          <table:table-cell table:formula="of:=COUNTIF([.$E$1:.E762];[.E763])" office:value-type="float" office:value="0" calcext:value-type="float">
            <text:p>0</text:p>
          </table:table-cell>
          <table:table-cell table:style-name="ce35" table:formula="of:=IFERROR(INDEX([.A764:.$A$873];MATCH([.E763];[.E764:.$E$873];0));&quot;&quot;)">
            <text:p/>
          </table:table-cell>
          <table:table-cell table:style-name="ce35" table:formula="of:=IFERROR(IF(COUNT([.$A$1:.A762])&gt;1;INDEX([.$A$1:.A762];SUMPRODUCT(MAX(ROW([.$E$1:.E762])*([.E763]=[.$E$1:.E76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54907" calcext:value-type="float">
            <text:p>54907</text:p>
          </table:table-cell>
          <table:table-cell table:formula="of:=VLOOKUP([.B764];[$movies.B:.D];2;0)" office:value-type="string" office:string-value="CX" calcext:value-type="string">
            <text:p>CX</text:p>
          </table:table-cell>
          <table:table-cell table:formula="of:=IFERROR(INDEX([.$D$1:.D763];MATCH([.E764];[.$E$1:.E763];0));MAX([.$D$1:.D763])+1)" office:value-type="float" office:value="156" calcext:value-type="float">
            <text:p>156</text:p>
          </table:table-cell>
          <table:table-cell table:style-name="ce45" office:value-type="string" calcext:value-type="string">
            <text:p>Parody</text:p>
          </table:table-cell>
          <table:table-cell table:formula="of:=COUNTIF([.E:.E];[.E764])-COUNTIF([.$E$1:.E764];[.E764])" office:value-type="float" office:value="0" calcext:value-type="float">
            <text:p>0</text:p>
          </table:table-cell>
          <table:table-cell table:formula="of:=COUNTIF([.$E$1:.E763];[.E764])" office:value-type="float" office:value="0" calcext:value-type="float">
            <text:p>0</text:p>
          </table:table-cell>
          <table:table-cell table:style-name="ce35" table:formula="of:=IFERROR(INDEX([.A765:.$A$873];MATCH([.E764];[.E765:.$E$873];0));&quot;&quot;)">
            <text:p/>
          </table:table-cell>
          <table:table-cell table:style-name="ce35" table:formula="of:=IFERROR(IF(COUNT([.$A$1:.A763])&gt;1;INDEX([.$A$1:.A763];SUMPRODUCT(MAX(ROW([.$E$1:.E763])*([.E764]=[.$E$1:.E763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54907" calcext:value-type="float">
            <text:p>54907</text:p>
          </table:table-cell>
          <table:table-cell table:formula="of:=VLOOKUP([.B765];[$movies.B:.D];2;0)" office:value-type="string" office:string-value="CX" calcext:value-type="string">
            <text:p>CX</text:p>
          </table:table-cell>
          <table:table-cell table:formula="of:=IFERROR(INDEX([.$D$1:.D764];MATCH([.E765];[.$E$1:.E764];0));MAX([.$D$1:.D764])+1)" office:value-type="float" office:value="13" calcext:value-type="float">
            <text:p>13</text:p>
          </table:table-cell>
          <table:table-cell table:style-name="ce45" office:value-type="string" calcext:value-type="string">
            <text:p>Pets</text:p>
          </table:table-cell>
          <table:table-cell table:formula="of:=COUNTIF([.E:.E];[.E765])-COUNTIF([.$E$1:.E765];[.E765])" office:value-type="float" office:value="4" calcext:value-type="float">
            <text:p>4</text:p>
          </table:table-cell>
          <table:table-cell table:formula="of:=COUNTIF([.$E$1:.E764];[.E765])" office:value-type="float" office:value="10" calcext:value-type="float">
            <text:p>10</text:p>
          </table:table-cell>
          <table:table-cell table:style-name="ce35" table:formula="of:=IFERROR(INDEX([.A766:.$A$873];MATCH([.E765];[.E766:.$E$873];0));&quot;&quot;)">
            <text:p/>
          </table:table-cell>
          <table:table-cell table:style-name="ce35" table:formula="of:=IFERROR(IF(COUNT([.$A$1:.A764])&gt;1;INDEX([.$A$1:.A764];SUMPRODUCT(MAX(ROW([.$E$1:.E764])*([.E765]=[.$E$1:.E764]))));&quot;&quot;);&quot;&quot;)" office:value-type="float" office:value="73" calcext:value-type="float">
            <text:p>73</text:p>
          </table:table-cell>
          <table:table-cell table:number-columns-repeated="6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40491" calcext:value-type="float">
            <text:p>40491</text:p>
          </table:table-cell>
          <table:table-cell table:formula="of:=VLOOKUP([.B766];[$movies.B:.D];2;0)" office:value-type="string" office:string-value="CY" calcext:value-type="string">
            <text:p>CY</text:p>
          </table:table-cell>
          <table:table-cell table:formula="of:=IFERROR(INDEX([.$D$1:.D765];MATCH([.E766];[.$E$1:.E765];0));MAX([.$D$1:.D765])+1)" office:value-type="float" office:value="20" calcext:value-type="float">
            <text:p>20</text:p>
          </table:table-cell>
          <table:table-cell table:style-name="ce45" office:value-type="string" calcext:value-type="string">
            <text:p>Hand to Hand Combat</text:p>
          </table:table-cell>
          <table:table-cell table:formula="of:=COUNTIF([.E:.E];[.E766])-COUNTIF([.$E$1:.E766];[.E766])" office:value-type="float" office:value="0" calcext:value-type="float">
            <text:p>0</text:p>
          </table:table-cell>
          <table:table-cell table:formula="of:=COUNTIF([.$E$1:.E765];[.E766])" office:value-type="float" office:value="10" calcext:value-type="float">
            <text:p>10</text:p>
          </table:table-cell>
          <table:table-cell table:style-name="ce35" table:formula="of:=IFERROR(INDEX([.A767:.$A$873];MATCH([.E766];[.E767:.$E$873];0));&quot;&quot;)">
            <text:p/>
          </table:table-cell>
          <table:table-cell table:style-name="ce35" table:formula="of:=IFERROR(IF(COUNT([.$A$1:.A765])&gt;1;INDEX([.$A$1:.A765];SUMPRODUCT(MAX(ROW([.$E$1:.E765])*([.E766]=[.$E$1:.E765]))));&quot;&quot;);&quot;&quot;)" office:value-type="float" office:value="102" calcext:value-type="float">
            <text:p>102</text:p>
          </table:table-cell>
          <table:table-cell table:number-columns-repeated="6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40491" calcext:value-type="float">
            <text:p>40491</text:p>
          </table:table-cell>
          <table:table-cell table:formula="of:=VLOOKUP([.B767];[$movies.B:.D];2;0)" office:value-type="string" office:string-value="CY" calcext:value-type="string">
            <text:p>CY</text:p>
          </table:table-cell>
          <table:table-cell table:formula="of:=IFERROR(INDEX([.$D$1:.D766];MATCH([.E767];[.$E$1:.E766];0));MAX([.$D$1:.D766])+1)" office:value-type="float" office:value="78" calcext:value-type="float">
            <text:p>78</text:p>
          </table:table-cell>
          <table:table-cell table:style-name="ce45" office:value-type="string" calcext:value-type="string">
            <text:p>Judo</text:p>
          </table:table-cell>
          <table:table-cell table:formula="of:=COUNTIF([.E:.E];[.E767])-COUNTIF([.$E$1:.E767];[.E767])" office:value-type="float" office:value="0" calcext:value-type="float">
            <text:p>0</text:p>
          </table:table-cell>
          <table:table-cell table:formula="of:=COUNTIF([.$E$1:.E766];[.E767])" office:value-type="float" office:value="2" calcext:value-type="float">
            <text:p>2</text:p>
          </table:table-cell>
          <table:table-cell table:style-name="ce35" table:formula="of:=IFERROR(INDEX([.A768:.$A$873];MATCH([.E767];[.E768:.$E$873];0));&quot;&quot;)">
            <text:p/>
          </table:table-cell>
          <table:table-cell table:style-name="ce35" table:formula="of:=IFERROR(IF(COUNT([.$A$1:.A766])&gt;1;INDEX([.$A$1:.A766];SUMPRODUCT(MAX(ROW([.$E$1:.E766])*([.E767]=[.$E$1:.E766]))));&quot;&quot;);&quot;&quot;)" office:value-type="float" office:value="102" calcext:value-type="float">
            <text:p>102</text:p>
          </table:table-cell>
          <table:table-cell table:number-columns-repeated="6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40491" calcext:value-type="float">
            <text:p>40491</text:p>
          </table:table-cell>
          <table:table-cell table:formula="of:=VLOOKUP([.B768];[$movies.B:.D];2;0)" office:value-type="string" office:string-value="CY" calcext:value-type="string">
            <text:p>CY</text:p>
          </table:table-cell>
          <table:table-cell table:formula="of:=IFERROR(INDEX([.$D$1:.D767];MATCH([.E768];[.$E$1:.E767];0));MAX([.$D$1:.D767])+1)" office:value-type="float" office:value="157" calcext:value-type="float">
            <text:p>157</text:p>
          </table:table-cell>
          <table:table-cell table:style-name="ce45" office:value-type="string" calcext:value-type="string">
            <text:p>Illness</text:p>
          </table:table-cell>
          <table:table-cell table:formula="of:=COUNTIF([.E:.E];[.E768])-COUNTIF([.$E$1:.E768];[.E768])" office:value-type="float" office:value="0" calcext:value-type="float">
            <text:p>0</text:p>
          </table:table-cell>
          <table:table-cell table:formula="of:=COUNTIF([.$E$1:.E767];[.E768])" office:value-type="float" office:value="0" calcext:value-type="float">
            <text:p>0</text:p>
          </table:table-cell>
          <table:table-cell table:style-name="ce35" table:formula="of:=IFERROR(INDEX([.A769:.$A$873];MATCH([.E768];[.E769:.$E$873];0));&quot;&quot;)">
            <text:p/>
          </table:table-cell>
          <table:table-cell table:style-name="ce35" table:formula="of:=IFERROR(IF(COUNT([.$A$1:.A767])&gt;1;INDEX([.$A$1:.A767];SUMPRODUCT(MAX(ROW([.$E$1:.E767])*([.E768]=[.$E$1:.E767]))));&quot;&quot;);&quot;&quot;)">
            <text:p/>
          </table:table-cell>
          <table:table-cell table:number-columns-repeated="6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40491" calcext:value-type="float">
            <text:p>40491</text:p>
          </table:table-cell>
          <table:table-cell table:formula="of:=VLOOKUP([.B769];[$movies.B:.D];2;0)" office:value-type="string" office:string-value="CY" calcext:value-type="string">
            <text:p>CY</text:p>
          </table:table-cell>
          <table:table-cell table:formula="of:=IFERROR(INDEX([.$D$1:.D768];MATCH([.E769];[.$E$1:.E768];0));MAX([.$D$1:.D768])+1)" office:value-type="float" office:value="17" calcext:value-type="float">
            <text:p>17</text:p>
          </table:table-cell>
          <table:table-cell table:style-name="ce45" office:value-type="string" calcext:value-type="string">
            <text:p>Animation</text:p>
          </table:table-cell>
          <table:table-cell table:formula="of:=COUNTIF([.E:.E];[.E769])-COUNTIF([.$E$1:.E769];[.E769])" office:value-type="float" office:value="6" calcext:value-type="float">
            <text:p>6</text:p>
          </table:table-cell>
          <table:table-cell table:formula="of:=COUNTIF([.$E$1:.E768];[.E769])" office:value-type="float" office:value="9" calcext:value-type="float">
            <text:p>9</text:p>
          </table:table-cell>
          <table:table-cell table:style-name="ce35" table:formula="of:=IFERROR(INDEX([.A770:.$A$873];MATCH([.E769];[.E770:.$E$873];0));&quot;&quot;)" office:value-type="float" office:value="104" calcext:value-type="float">
            <text:p>104</text:p>
          </table:table-cell>
          <table:table-cell table:style-name="ce35" table:formula="of:=IFERROR(IF(COUNT([.$A$1:.A768])&gt;1;INDEX([.$A$1:.A768];SUMPRODUCT(MAX(ROW([.$E$1:.E768])*([.E769]=[.$E$1:.E768]))));&quot;&quot;);&quot;&quot;)" office:value-type="float" office:value="97" calcext:value-type="float">
            <text:p>97</text:p>
          </table:table-cell>
          <table:table-cell table:number-columns-repeated="6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40491" calcext:value-type="float">
            <text:p>40491</text:p>
          </table:table-cell>
          <table:table-cell table:formula="of:=VLOOKUP([.B770];[$movies.B:.D];2;0)" office:value-type="string" office:string-value="CY" calcext:value-type="string">
            <text:p>CY</text:p>
          </table:table-cell>
          <table:table-cell table:formula="of:=IFERROR(INDEX([.$D$1:.D769];MATCH([.E770];[.$E$1:.E769];0));MAX([.$D$1:.D769])+1)" office:value-type="float" office:value="80" calcext:value-type="float">
            <text:p>80</text:p>
          </table:table-cell>
          <table:table-cell table:style-name="ce45" office:value-type="string" calcext:value-type="string">
            <text:p>School Life</text:p>
          </table:table-cell>
          <table:table-cell table:formula="of:=COUNTIF([.E:.E];[.E770])-COUNTIF([.$E$1:.E770];[.E770])" office:value-type="float" office:value="5" calcext:value-type="float">
            <text:p>5</text:p>
          </table:table-cell>
          <table:table-cell table:formula="of:=COUNTIF([.$E$1:.E769];[.E770])" office:value-type="float" office:value="7" calcext:value-type="float">
            <text:p>7</text:p>
          </table:table-cell>
          <table:table-cell table:style-name="ce35" table:formula="of:=IFERROR(INDEX([.A771:.$A$873];MATCH([.E770];[.E771:.$E$873];0));&quot;&quot;)">
            <text:p/>
          </table:table-cell>
          <table:table-cell table:style-name="ce35" table:formula="of:=IFERROR(IF(COUNT([.$A$1:.A769])&gt;1;INDEX([.$A$1:.A769];SUMPRODUCT(MAX(ROW([.$E$1:.E769])*([.E770]=[.$E$1:.E769]))));&quot;&quot;);&quot;&quot;)" office:value-type="float" office:value="92" calcext:value-type="float">
            <text:p>92</text:p>
          </table:table-cell>
          <table:table-cell table:number-columns-repeated="6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40491" calcext:value-type="float">
            <text:p>40491</text:p>
          </table:table-cell>
          <table:table-cell table:formula="of:=VLOOKUP([.B771];[$movies.B:.D];2;0)" office:value-type="string" office:string-value="CY" calcext:value-type="string">
            <text:p>CY</text:p>
          </table:table-cell>
          <table:table-cell table:formula="of:=IFERROR(INDEX([.$D$1:.D770];MATCH([.E771];[.$E$1:.E770];0));MAX([.$D$1:.D770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771])-COUNTIF([.$E$1:.E771];[.E771])" office:value-type="float" office:value="8" calcext:value-type="float">
            <text:p>8</text:p>
          </table:table-cell>
          <table:table-cell table:formula="of:=COUNTIF([.$E$1:.E770];[.E771])" office:value-type="float" office:value="20" calcext:value-type="float">
            <text:p>20</text:p>
          </table:table-cell>
          <table:table-cell table:style-name="ce35" table:formula="of:=IFERROR(INDEX([.A772:.$A$873];MATCH([.E771];[.E772:.$E$873];0));&quot;&quot;)" office:value-type="float" office:value="107" calcext:value-type="float">
            <text:p>107</text:p>
          </table:table-cell>
          <table:table-cell table:style-name="ce35" table:formula="of:=IFERROR(IF(COUNT([.$A$1:.A770])&gt;1;INDEX([.$A$1:.A770];SUMPRODUCT(MAX(ROW([.$E$1:.E770])*([.E771]=[.$E$1:.E770]))));&quot;&quot;);&quot;&quot;)" office:value-type="float" office:value="101" calcext:value-type="float">
            <text:p>101</text:p>
          </table:table-cell>
          <table:table-cell table:number-columns-repeated="6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40491" calcext:value-type="float">
            <text:p>40491</text:p>
          </table:table-cell>
          <table:table-cell table:formula="of:=VLOOKUP([.B772];[$movies.B:.D];2;0)" office:value-type="string" office:string-value="CY" calcext:value-type="string">
            <text:p>CY</text:p>
          </table:table-cell>
          <table:table-cell table:formula="of:=IFERROR(INDEX([.$D$1:.D771];MATCH([.E772];[.$E$1:.E771];0));MAX([.$D$1:.D771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772])-COUNTIF([.$E$1:.E772];[.E772])" office:value-type="float" office:value="5" calcext:value-type="float">
            <text:p>5</text:p>
          </table:table-cell>
          <table:table-cell table:formula="of:=COUNTIF([.$E$1:.E771];[.E772])" office:value-type="float" office:value="31" calcext:value-type="float">
            <text:p>31</text:p>
          </table:table-cell>
          <table:table-cell table:style-name="ce35" table:formula="of:=IFERROR(INDEX([.A773:.$A$873];MATCH([.E772];[.E773:.$E$873];0));&quot;&quot;)" office:value-type="float" office:value="109" calcext:value-type="float">
            <text:p>109</text:p>
          </table:table-cell>
          <table:table-cell table:style-name="ce35" table:formula="of:=IFERROR(IF(COUNT([.$A$1:.A771])&gt;1;INDEX([.$A$1:.A771];SUMPRODUCT(MAX(ROW([.$E$1:.E771])*([.E772]=[.$E$1:.E771]))));&quot;&quot;);&quot;&quot;)" office:value-type="float" office:value="100" calcext:value-type="float">
            <text:p>100</text:p>
          </table:table-cell>
          <table:table-cell table:number-columns-repeated="6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7208" calcext:value-type="float">
            <text:p>37208</text:p>
          </table:table-cell>
          <table:table-cell table:formula="of:=VLOOKUP([.B773];[$movies.B:.D];2;0)" office:value-type="string" office:string-value="CZ" calcext:value-type="string">
            <text:p>CZ</text:p>
          </table:table-cell>
          <table:table-cell table:formula="of:=IFERROR(INDEX([.$D$1:.D772];MATCH([.E773];[.$E$1:.E772];0));MAX([.$D$1:.D772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773])-COUNTIF([.$E$1:.E773];[.E773])" office:value-type="float" office:value="15" calcext:value-type="float">
            <text:p>15</text:p>
          </table:table-cell>
          <table:table-cell table:formula="of:=COUNTIF([.$E$1:.E772];[.E773])" office:value-type="float" office:value="36" calcext:value-type="float">
            <text:p>36</text:p>
          </table:table-cell>
          <table:table-cell table:style-name="ce35" table:formula="of:=IFERROR(INDEX([.A774:.$A$873];MATCH([.E773];[.E774:.$E$873];0));&quot;&quot;)" office:value-type="float" office:value="105" calcext:value-type="float">
            <text:p>105</text:p>
          </table:table-cell>
          <table:table-cell table:style-name="ce35" table:formula="of:=IFERROR(IF(COUNT([.$A$1:.A772])&gt;1;INDEX([.$A$1:.A772];SUMPRODUCT(MAX(ROW([.$E$1:.E772])*([.E773]=[.$E$1:.E772]))));&quot;&quot;);&quot;&quot;)" office:value-type="float" office:value="91" calcext:value-type="float">
            <text:p>91</text:p>
          </table:table-cell>
          <table:table-cell table:number-columns-repeated="6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7208" calcext:value-type="float">
            <text:p>37208</text:p>
          </table:table-cell>
          <table:table-cell table:formula="of:=VLOOKUP([.B774];[$movies.B:.D];2;0)" office:value-type="string" office:string-value="CZ" calcext:value-type="string">
            <text:p>CZ</text:p>
          </table:table-cell>
          <table:table-cell table:formula="of:=IFERROR(INDEX([.$D$1:.D773];MATCH([.E774];[.$E$1:.E773];0));MAX([.$D$1:.D773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774])-COUNTIF([.$E$1:.E774];[.E774])" office:value-type="float" office:value="7" calcext:value-type="float">
            <text:p>7</text:p>
          </table:table-cell>
          <table:table-cell table:formula="of:=COUNTIF([.$E$1:.E773];[.E774])" office:value-type="float" office:value="25" calcext:value-type="float">
            <text:p>25</text:p>
          </table:table-cell>
          <table:table-cell table:style-name="ce35" table:formula="of:=IFERROR(INDEX([.A775:.$A$873];MATCH([.E774];[.E775:.$E$873];0));&quot;&quot;)" office:value-type="float" office:value="107" calcext:value-type="float">
            <text:p>107</text:p>
          </table:table-cell>
          <table:table-cell table:style-name="ce35" table:formula="of:=IFERROR(IF(COUNT([.$A$1:.A773])&gt;1;INDEX([.$A$1:.A773];SUMPRODUCT(MAX(ROW([.$E$1:.E773])*([.E774]=[.$E$1:.E773]))));&quot;&quot;);&quot;&quot;)" office:value-type="float" office:value="101" calcext:value-type="float">
            <text:p>101</text:p>
          </table:table-cell>
          <table:table-cell table:number-columns-repeated="6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7208" calcext:value-type="float">
            <text:p>37208</text:p>
          </table:table-cell>
          <table:table-cell table:formula="of:=VLOOKUP([.B775];[$movies.B:.D];2;0)" office:value-type="string" office:string-value="CZ" calcext:value-type="string">
            <text:p>CZ</text:p>
          </table:table-cell>
          <table:table-cell table:formula="of:=IFERROR(INDEX([.$D$1:.D774];MATCH([.E775];[.$E$1:.E774];0));MAX([.$D$1:.D774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775])-COUNTIF([.$E$1:.E775];[.E775])" office:value-type="float" office:value="14" calcext:value-type="float">
            <text:p>14</text:p>
          </table:table-cell>
          <table:table-cell table:formula="of:=COUNTIF([.$E$1:.E774];[.E775])" office:value-type="float" office:value="31" calcext:value-type="float">
            <text:p>31</text:p>
          </table:table-cell>
          <table:table-cell table:style-name="ce35" table:formula="of:=IFERROR(INDEX([.A776:.$A$873];MATCH([.E775];[.E776:.$E$873];0));&quot;&quot;)" office:value-type="float" office:value="106" calcext:value-type="float">
            <text:p>106</text:p>
          </table:table-cell>
          <table:table-cell table:style-name="ce35" table:formula="of:=IFERROR(IF(COUNT([.$A$1:.A774])&gt;1;INDEX([.$A$1:.A774];SUMPRODUCT(MAX(ROW([.$E$1:.E774])*([.E775]=[.$E$1:.E774]))));&quot;&quot;);&quot;&quot;)" office:value-type="float" office:value="87" calcext:value-type="float">
            <text:p>87</text:p>
          </table:table-cell>
          <table:table-cell table:number-columns-repeated="6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7208" calcext:value-type="float">
            <text:p>37208</text:p>
          </table:table-cell>
          <table:table-cell table:formula="of:=VLOOKUP([.B776];[$movies.B:.D];2;0)" office:value-type="string" office:string-value="CZ" calcext:value-type="string">
            <text:p>CZ</text:p>
          </table:table-cell>
          <table:table-cell table:formula="of:=IFERROR(INDEX([.$D$1:.D775];MATCH([.E776];[.$E$1:.E775];0));MAX([.$D$1:.D775])+1)" office:value-type="float" office:value="158" calcext:value-type="float">
            <text:p>158</text:p>
          </table:table-cell>
          <table:table-cell table:style-name="ce45" office:value-type="string" calcext:value-type="string">
            <text:p>Ancient China</text:p>
          </table:table-cell>
          <table:table-cell table:formula="of:=COUNTIF([.E:.E];[.E776])-COUNTIF([.$E$1:.E776];[.E776])" office:value-type="float" office:value="0" calcext:value-type="float">
            <text:p>0</text:p>
          </table:table-cell>
          <table:table-cell table:formula="of:=COUNTIF([.$E$1:.E775];[.E776])" office:value-type="float" office:value="0" calcext:value-type="float">
            <text:p>0</text:p>
          </table:table-cell>
          <table:table-cell table:style-name="ce35" table:formula="of:=IFERROR(INDEX([.A777:.$A$873];MATCH([.E776];[.E777:.$E$873];0));&quot;&quot;)">
            <text:p/>
          </table:table-cell>
          <table:table-cell table:style-name="ce35" table:formula="of:=IFERROR(IF(COUNT([.$A$1:.A775])&gt;1;INDEX([.$A$1:.A775];SUMPRODUCT(MAX(ROW([.$E$1:.E775])*([.E776]=[.$E$1:.E775]))));&quot;&quot;);&quot;&quot;)">
            <text:p/>
          </table:table-cell>
          <table:table-cell table:number-columns-repeated="6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37208" calcext:value-type="float">
            <text:p>37208</text:p>
          </table:table-cell>
          <table:table-cell table:formula="of:=VLOOKUP([.B777];[$movies.B:.D];2;0)" office:value-type="string" office:string-value="CZ" calcext:value-type="string">
            <text:p>CZ</text:p>
          </table:table-cell>
          <table:table-cell table:formula="of:=IFERROR(INDEX([.$D$1:.D776];MATCH([.E777];[.$E$1:.E776];0));MAX([.$D$1:.D776])+1)" office:value-type="float" office:value="17" calcext:value-type="float">
            <text:p>17</text:p>
          </table:table-cell>
          <table:table-cell table:style-name="ce45" office:value-type="string" calcext:value-type="string">
            <text:p>Animation</text:p>
          </table:table-cell>
          <table:table-cell table:formula="of:=COUNTIF([.E:.E];[.E777])-COUNTIF([.$E$1:.E777];[.E777])" office:value-type="float" office:value="5" calcext:value-type="float">
            <text:p>5</text:p>
          </table:table-cell>
          <table:table-cell table:formula="of:=COUNTIF([.$E$1:.E776];[.E777])" office:value-type="float" office:value="10" calcext:value-type="float">
            <text:p>10</text:p>
          </table:table-cell>
          <table:table-cell table:style-name="ce35" table:formula="of:=IFERROR(INDEX([.A778:.$A$873];MATCH([.E777];[.E778:.$E$873];0));&quot;&quot;)">
            <text:p/>
          </table:table-cell>
          <table:table-cell table:style-name="ce35" table:formula="of:=IFERROR(IF(COUNT([.$A$1:.A776])&gt;1;INDEX([.$A$1:.A776];SUMPRODUCT(MAX(ROW([.$E$1:.E776])*([.E777]=[.$E$1:.E776]))));&quot;&quot;);&quot;&quot;)" office:value-type="float" office:value="103" calcext:value-type="float">
            <text:p>103</text:p>
          </table:table-cell>
          <table:table-cell table:number-columns-repeated="6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7208" calcext:value-type="float">
            <text:p>37208</text:p>
          </table:table-cell>
          <table:table-cell table:formula="of:=VLOOKUP([.B778];[$movies.B:.D];2;0)" office:value-type="string" office:string-value="CZ" calcext:value-type="string">
            <text:p>CZ</text:p>
          </table:table-cell>
          <table:table-cell table:formula="of:=IFERROR(INDEX([.$D$1:.D777];MATCH([.E778];[.$E$1:.E777];0));MAX([.$D$1:.D777])+1)" office:value-type="float" office:value="159" calcext:value-type="float">
            <text:p>159</text:p>
          </table:table-cell>
          <table:table-cell table:style-name="ce45" office:value-type="string" calcext:value-type="string">
            <text:p>Cultivation</text:p>
          </table:table-cell>
          <table:table-cell table:formula="of:=COUNTIF([.E:.E];[.E778])-COUNTIF([.$E$1:.E778];[.E778])" office:value-type="float" office:value="0" calcext:value-type="float">
            <text:p>0</text:p>
          </table:table-cell>
          <table:table-cell table:formula="of:=COUNTIF([.$E$1:.E777];[.E778])" office:value-type="float" office:value="0" calcext:value-type="float">
            <text:p>0</text:p>
          </table:table-cell>
          <table:table-cell table:style-name="ce35" table:formula="of:=IFERROR(INDEX([.A779:.$A$873];MATCH([.E778];[.E779:.$E$873];0));&quot;&quot;)">
            <text:p/>
          </table:table-cell>
          <table:table-cell table:style-name="ce35" table:formula="of:=IFERROR(IF(COUNT([.$A$1:.A777])&gt;1;INDEX([.$A$1:.A777];SUMPRODUCT(MAX(ROW([.$E$1:.E777])*([.E778]=[.$E$1:.E77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7208" calcext:value-type="float">
            <text:p>37208</text:p>
          </table:table-cell>
          <table:table-cell table:formula="of:=VLOOKUP([.B779];[$movies.B:.D];2;0)" office:value-type="string" office:string-value="CZ" calcext:value-type="string">
            <text:p>CZ</text:p>
          </table:table-cell>
          <table:table-cell table:formula="of:=IFERROR(INDEX([.$D$1:.D778];MATCH([.E779];[.$E$1:.E778];0));MAX([.$D$1:.D778])+1)" office:value-type="float" office:value="160" calcext:value-type="float">
            <text:p>160</text:p>
          </table:table-cell>
          <table:table-cell table:style-name="ce45" office:value-type="string" calcext:value-type="string">
            <text:p>Transfer Students</text:p>
          </table:table-cell>
          <table:table-cell table:formula="of:=COUNTIF([.E:.E];[.E779])-COUNTIF([.$E$1:.E779];[.E779])" office:value-type="float" office:value="1" calcext:value-type="float">
            <text:p>1</text:p>
          </table:table-cell>
          <table:table-cell table:formula="of:=COUNTIF([.$E$1:.E778];[.E779])" office:value-type="float" office:value="0" calcext:value-type="float">
            <text:p>0</text:p>
          </table:table-cell>
          <table:table-cell table:style-name="ce35" table:formula="of:=IFERROR(INDEX([.A780:.$A$873];MATCH([.E779];[.E780:.$E$873];0));&quot;&quot;)">
            <text:p/>
          </table:table-cell>
          <table:table-cell table:style-name="ce35" table:formula="of:=IFERROR(IF(COUNT([.$A$1:.A778])&gt;1;INDEX([.$A$1:.A778];SUMPRODUCT(MAX(ROW([.$E$1:.E778])*([.E779]=[.$E$1:.E778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7208" calcext:value-type="float">
            <text:p>37208</text:p>
          </table:table-cell>
          <table:table-cell table:formula="of:=VLOOKUP([.B780];[$movies.B:.D];2;0)" office:value-type="string" office:string-value="CZ" calcext:value-type="string">
            <text:p>CZ</text:p>
          </table:table-cell>
          <table:table-cell table:formula="of:=IFERROR(INDEX([.$D$1:.D779];MATCH([.E780];[.$E$1:.E779];0));MAX([.$D$1:.D779])+1)" office:value-type="float" office:value="46" calcext:value-type="float">
            <text:p>46</text:p>
          </table:table-cell>
          <table:table-cell table:style-name="ce45" office:value-type="string" calcext:value-type="string">
            <text:p>Historical</text:p>
          </table:table-cell>
          <table:table-cell table:formula="of:=COUNTIF([.E:.E];[.E780])-COUNTIF([.$E$1:.E780];[.E780])" office:value-type="float" office:value="4" calcext:value-type="float">
            <text:p>4</text:p>
          </table:table-cell>
          <table:table-cell table:formula="of:=COUNTIF([.$E$1:.E779];[.E780])" office:value-type="float" office:value="8" calcext:value-type="float">
            <text:p>8</text:p>
          </table:table-cell>
          <table:table-cell table:style-name="ce35" table:formula="of:=IFERROR(INDEX([.A781:.$A$873];MATCH([.E780];[.E781:.$E$873];0));&quot;&quot;)" office:value-type="float" office:value="106" calcext:value-type="float">
            <text:p>106</text:p>
          </table:table-cell>
          <table:table-cell table:style-name="ce35" table:formula="of:=IFERROR(IF(COUNT([.$A$1:.A779])&gt;1;INDEX([.$A$1:.A779];SUMPRODUCT(MAX(ROW([.$E$1:.E779])*([.E780]=[.$E$1:.E779]))));&quot;&quot;);&quot;&quot;)" office:value-type="float" office:value="86" calcext:value-type="float">
            <text:p>86</text:p>
          </table:table-cell>
          <table:table-cell table:number-columns-repeated="6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7208" calcext:value-type="float">
            <text:p>37208</text:p>
          </table:table-cell>
          <table:table-cell table:formula="of:=VLOOKUP([.B781];[$movies.B:.D];2;0)" office:value-type="string" office:string-value="CZ" calcext:value-type="string">
            <text:p>CZ</text:p>
          </table:table-cell>
          <table:table-cell table:formula="of:=IFERROR(INDEX([.$D$1:.D780];MATCH([.E781];[.$E$1:.E780];0));MAX([.$D$1:.D780])+1)" office:value-type="float" office:value="161" calcext:value-type="float">
            <text:p>161</text:p>
          </table:table-cell>
          <table:table-cell table:style-name="ce45" office:value-type="string" calcext:value-type="string">
            <text:p>Rebellions</text:p>
          </table:table-cell>
          <table:table-cell table:formula="of:=COUNTIF([.E:.E];[.E781])-COUNTIF([.$E$1:.E781];[.E781])" office:value-type="float" office:value="0" calcext:value-type="float">
            <text:p>0</text:p>
          </table:table-cell>
          <table:table-cell table:formula="of:=COUNTIF([.$E$1:.E780];[.E781])" office:value-type="float" office:value="0" calcext:value-type="float">
            <text:p>0</text:p>
          </table:table-cell>
          <table:table-cell table:style-name="ce35" table:formula="of:=IFERROR(INDEX([.A782:.$A$873];MATCH([.E781];[.E782:.$E$873];0));&quot;&quot;)">
            <text:p/>
          </table:table-cell>
          <table:table-cell table:style-name="ce35" table:formula="of:=IFERROR(IF(COUNT([.$A$1:.A780])&gt;1;INDEX([.$A$1:.A780];SUMPRODUCT(MAX(ROW([.$E$1:.E780])*([.E781]=[.$E$1:.E78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7208" calcext:value-type="float">
            <text:p>37208</text:p>
          </table:table-cell>
          <table:table-cell table:formula="of:=VLOOKUP([.B782];[$movies.B:.D];2;0)" office:value-type="string" office:string-value="CZ" calcext:value-type="string">
            <text:p>CZ</text:p>
          </table:table-cell>
          <table:table-cell table:formula="of:=IFERROR(INDEX([.$D$1:.D781];MATCH([.E782];[.$E$1:.E781];0));MAX([.$D$1:.D781])+1)" office:value-type="float" office:value="61" calcext:value-type="float">
            <text:p>61</text:p>
          </table:table-cell>
          <table:table-cell table:style-name="ce45" office:value-type="string" calcext:value-type="string">
            <text:p>Swordplay</text:p>
          </table:table-cell>
          <table:table-cell table:formula="of:=COUNTIF([.E:.E];[.E782])-COUNTIF([.$E$1:.E782];[.E782])" office:value-type="float" office:value="0" calcext:value-type="float">
            <text:p>0</text:p>
          </table:table-cell>
          <table:table-cell table:formula="of:=COUNTIF([.$E$1:.E781];[.E782])" office:value-type="float" office:value="1" calcext:value-type="float">
            <text:p>1</text:p>
          </table:table-cell>
          <table:table-cell table:style-name="ce35" table:formula="of:=IFERROR(INDEX([.A783:.$A$873];MATCH([.E782];[.E783:.$E$873];0));&quot;&quot;)">
            <text:p/>
          </table:table-cell>
          <table:table-cell table:style-name="ce35" table:formula="of:=IFERROR(IF(COUNT([.$A$1:.A781])&gt;1;INDEX([.$A$1:.A781];SUMPRODUCT(MAX(ROW([.$E$1:.E781])*([.E782]=[.$E$1:.E781]))));&quot;&quot;);&quot;&quot;)" office:value-type="float" office:value="16" calcext:value-type="float">
            <text:p>16</text:p>
          </table:table-cell>
          <table:table-cell table:number-columns-repeated="6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7208" calcext:value-type="float">
            <text:p>37208</text:p>
          </table:table-cell>
          <table:table-cell table:formula="of:=VLOOKUP([.B783];[$movies.B:.D];2;0)" office:value-type="string" office:string-value="CZ" calcext:value-type="string">
            <text:p>CZ</text:p>
          </table:table-cell>
          <table:table-cell table:formula="of:=IFERROR(INDEX([.$D$1:.D782];MATCH([.E783];[.$E$1:.E782];0));MAX([.$D$1:.D782])+1)" office:value-type="float" office:value="162" calcext:value-type="float">
            <text:p>162</text:p>
          </table:table-cell>
          <table:table-cell table:style-name="ce45" office:value-type="string" calcext:value-type="string">
            <text:p>War</text:p>
          </table:table-cell>
          <table:table-cell table:formula="of:=COUNTIF([.E:.E];[.E783])-COUNTIF([.$E$1:.E783];[.E783])" office:value-type="float" office:value="0" calcext:value-type="float">
            <text:p>0</text:p>
          </table:table-cell>
          <table:table-cell table:formula="of:=COUNTIF([.$E$1:.E782];[.E783])" office:value-type="float" office:value="0" calcext:value-type="float">
            <text:p>0</text:p>
          </table:table-cell>
          <table:table-cell table:style-name="ce35" table:formula="of:=IFERROR(INDEX([.A784:.$A$873];MATCH([.E783];[.E784:.$E$873];0));&quot;&quot;)">
            <text:p/>
          </table:table-cell>
          <table:table-cell table:style-name="ce35" table:formula="of:=IFERROR(IF(COUNT([.$A$1:.A782])&gt;1;INDEX([.$A$1:.A782];SUMPRODUCT(MAX(ROW([.$E$1:.E782])*([.E783]=[.$E$1:.E78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7208" calcext:value-type="float">
            <text:p>37208</text:p>
          </table:table-cell>
          <table:table-cell table:formula="of:=VLOOKUP([.B784];[$movies.B:.D];2;0)" office:value-type="string" office:string-value="CZ" calcext:value-type="string">
            <text:p>CZ</text:p>
          </table:table-cell>
          <table:table-cell table:formula="of:=IFERROR(INDEX([.$D$1:.D783];MATCH([.E784];[.$E$1:.E783];0));MAX([.$D$1:.D783])+1)" office:value-type="float" office:value="163" calcext:value-type="float">
            <text:p>163</text:p>
          </table:table-cell>
          <table:table-cell table:style-name="ce45" office:value-type="string" calcext:value-type="string">
            <text:p>Prophecy</text:p>
          </table:table-cell>
          <table:table-cell table:formula="of:=COUNTIF([.E:.E];[.E784])-COUNTIF([.$E$1:.E784];[.E784])" office:value-type="float" office:value="1" calcext:value-type="float">
            <text:p>1</text:p>
          </table:table-cell>
          <table:table-cell table:formula="of:=COUNTIF([.$E$1:.E783];[.E784])" office:value-type="float" office:value="0" calcext:value-type="float">
            <text:p>0</text:p>
          </table:table-cell>
          <table:table-cell table:style-name="ce35" table:formula="of:=IFERROR(INDEX([.A785:.$A$873];MATCH([.E784];[.E785:.$E$873];0));&quot;&quot;)">
            <text:p/>
          </table:table-cell>
          <table:table-cell table:style-name="ce35" table:formula="of:=IFERROR(IF(COUNT([.$A$1:.A783])&gt;1;INDEX([.$A$1:.A783];SUMPRODUCT(MAX(ROW([.$E$1:.E783])*([.E784]=[.$E$1:.E783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7208" calcext:value-type="float">
            <text:p>37208</text:p>
          </table:table-cell>
          <table:table-cell table:formula="of:=VLOOKUP([.B785];[$movies.B:.D];2;0)" office:value-type="string" office:string-value="CZ" calcext:value-type="string">
            <text:p>CZ</text:p>
          </table:table-cell>
          <table:table-cell table:formula="of:=IFERROR(INDEX([.$D$1:.D784];MATCH([.E785];[.$E$1:.E784];0));MAX([.$D$1:.D784])+1)" office:value-type="float" office:value="62" calcext:value-type="float">
            <text:p>62</text:p>
          </table:table-cell>
          <table:table-cell table:style-name="ce45" office:value-type="string" calcext:value-type="string">
            <text:p>Zombies</text:p>
          </table:table-cell>
          <table:table-cell table:formula="of:=COUNTIF([.E:.E];[.E785])-COUNTIF([.$E$1:.E785];[.E785])" office:value-type="float" office:value="0" calcext:value-type="float">
            <text:p>0</text:p>
          </table:table-cell>
          <table:table-cell table:formula="of:=COUNTIF([.$E$1:.E784];[.E785])" office:value-type="float" office:value="1" calcext:value-type="float">
            <text:p>1</text:p>
          </table:table-cell>
          <table:table-cell table:style-name="ce35" table:formula="of:=IFERROR(INDEX([.A786:.$A$873];MATCH([.E785];[.E786:.$E$873];0));&quot;&quot;)">
            <text:p/>
          </table:table-cell>
          <table:table-cell table:style-name="ce35" table:formula="of:=IFERROR(IF(COUNT([.$A$1:.A784])&gt;1;INDEX([.$A$1:.A784];SUMPRODUCT(MAX(ROW([.$E$1:.E784])*([.E785]=[.$E$1:.E784]))));&quot;&quot;);&quot;&quot;)" office:value-type="float" office:value="16" calcext:value-type="float">
            <text:p>16</text:p>
          </table:table-cell>
          <table:table-cell table:number-columns-repeated="6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7208" calcext:value-type="float">
            <text:p>37208</text:p>
          </table:table-cell>
          <table:table-cell table:formula="of:=VLOOKUP([.B786];[$movies.B:.D];2;0)" office:value-type="string" office:string-value="CZ" calcext:value-type="string">
            <text:p>CZ</text:p>
          </table:table-cell>
          <table:table-cell table:formula="of:=IFERROR(INDEX([.$D$1:.D785];MATCH([.E786];[.$E$1:.E785];0));MAX([.$D$1:.D785])+1)" office:value-type="float" office:value="37" calcext:value-type="float">
            <text:p>37</text:p>
          </table:table-cell>
          <table:table-cell table:style-name="ce45" office:value-type="string" calcext:value-type="string">
            <text:p>Alcohol</text:p>
          </table:table-cell>
          <table:table-cell table:formula="of:=COUNTIF([.E:.E];[.E786])-COUNTIF([.$E$1:.E786];[.E786])" office:value-type="float" office:value="2" calcext:value-type="float">
            <text:p>2</text:p>
          </table:table-cell>
          <table:table-cell table:formula="of:=COUNTIF([.$E$1:.E785];[.E786])" office:value-type="float" office:value="5" calcext:value-type="float">
            <text:p>5</text:p>
          </table:table-cell>
          <table:table-cell table:style-name="ce35" table:formula="of:=IFERROR(INDEX([.A787:.$A$873];MATCH([.E786];[.E787:.$E$873];0));&quot;&quot;)" office:value-type="float" office:value="108" calcext:value-type="float">
            <text:p>108</text:p>
          </table:table-cell>
          <table:table-cell table:style-name="ce35" table:formula="of:=IFERROR(IF(COUNT([.$A$1:.A785])&gt;1;INDEX([.$A$1:.A785];SUMPRODUCT(MAX(ROW([.$E$1:.E785])*([.E786]=[.$E$1:.E785]))));&quot;&quot;);&quot;&quot;)" office:value-type="float" office:value="77" calcext:value-type="float">
            <text:p>77</text:p>
          </table:table-cell>
          <table:table-cell table:number-columns-repeated="6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44204" calcext:value-type="float">
            <text:p>44204</text:p>
          </table:table-cell>
          <table:table-cell table:formula="of:=VLOOKUP([.B787];[$movies.B:.D];2;0)" office:value-type="string" office:string-value="DA" calcext:value-type="string">
            <text:p>DA</text:p>
          </table:table-cell>
          <table:table-cell table:formula="of:=IFERROR(INDEX([.$D$1:.D786];MATCH([.E787];[.$E$1:.E786];0));MAX([.$D$1:.D786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787])-COUNTIF([.$E$1:.E787];[.E787])" office:value-type="float" office:value="14" calcext:value-type="float">
            <text:p>14</text:p>
          </table:table-cell>
          <table:table-cell table:formula="of:=COUNTIF([.$E$1:.E786];[.E787])" office:value-type="float" office:value="37" calcext:value-type="float">
            <text:p>37</text:p>
          </table:table-cell>
          <table:table-cell table:style-name="ce35" table:formula="of:=IFERROR(INDEX([.A788:.$A$873];MATCH([.E787];[.E788:.$E$873];0));&quot;&quot;)" office:value-type="float" office:value="106" calcext:value-type="float">
            <text:p>106</text:p>
          </table:table-cell>
          <table:table-cell table:style-name="ce35" table:formula="of:=IFERROR(IF(COUNT([.$A$1:.A786])&gt;1;INDEX([.$A$1:.A786];SUMPRODUCT(MAX(ROW([.$E$1:.E786])*([.E787]=[.$E$1:.E786]))));&quot;&quot;);&quot;&quot;)" office:value-type="float" office:value="104" calcext:value-type="float">
            <text:p>104</text:p>
          </table:table-cell>
          <table:table-cell table:number-columns-repeated="6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44204" calcext:value-type="float">
            <text:p>44204</text:p>
          </table:table-cell>
          <table:table-cell table:formula="of:=VLOOKUP([.B788];[$movies.B:.D];2;0)" office:value-type="string" office:string-value="DA" calcext:value-type="string">
            <text:p>DA</text:p>
          </table:table-cell>
          <table:table-cell table:formula="of:=IFERROR(INDEX([.$D$1:.D787];MATCH([.E788];[.$E$1:.E787];0));MAX([.$D$1:.D787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788])-COUNTIF([.$E$1:.E788];[.E788])" office:value-type="float" office:value="7" calcext:value-type="float">
            <text:p>7</text:p>
          </table:table-cell>
          <table:table-cell table:formula="of:=COUNTIF([.$E$1:.E787];[.E788])" office:value-type="float" office:value="16" calcext:value-type="float">
            <text:p>16</text:p>
          </table:table-cell>
          <table:table-cell table:style-name="ce35" table:formula="of:=IFERROR(INDEX([.A789:.$A$873];MATCH([.E788];[.E789:.$E$873];0));&quot;&quot;)" office:value-type="float" office:value="106" calcext:value-type="float">
            <text:p>106</text:p>
          </table:table-cell>
          <table:table-cell table:style-name="ce35" table:formula="of:=IFERROR(IF(COUNT([.$A$1:.A787])&gt;1;INDEX([.$A$1:.A787];SUMPRODUCT(MAX(ROW([.$E$1:.E787])*([.E788]=[.$E$1:.E787]))));&quot;&quot;);&quot;&quot;)" office:value-type="float" office:value="100" calcext:value-type="float">
            <text:p>100</text:p>
          </table:table-cell>
          <table:table-cell table:number-columns-repeated="6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44204" calcext:value-type="float">
            <text:p>44204</text:p>
          </table:table-cell>
          <table:table-cell table:formula="of:=VLOOKUP([.B789];[$movies.B:.D];2;0)" office:value-type="string" office:string-value="DA" calcext:value-type="string">
            <text:p>DA</text:p>
          </table:table-cell>
          <table:table-cell table:formula="of:=IFERROR(INDEX([.$D$1:.D788];MATCH([.E789];[.$E$1:.E788];0));MAX([.$D$1:.D788])+1)" office:value-type="float" office:value="23" calcext:value-type="float">
            <text:p>23</text:p>
          </table:table-cell>
          <table:table-cell table:style-name="ce45" office:value-type="string" calcext:value-type="string">
            <text:p>Mystery</text:p>
          </table:table-cell>
          <table:table-cell table:formula="of:=COUNTIF([.E:.E];[.E789])-COUNTIF([.$E$1:.E789];[.E789])" office:value-type="float" office:value="1" calcext:value-type="float">
            <text:p>1</text:p>
          </table:table-cell>
          <table:table-cell table:formula="of:=COUNTIF([.$E$1:.E788];[.E789])" office:value-type="float" office:value="4" calcext:value-type="float">
            <text:p>4</text:p>
          </table:table-cell>
          <table:table-cell table:style-name="ce35" table:formula="of:=IFERROR(INDEX([.A790:.$A$873];MATCH([.E789];[.E790:.$E$873];0));&quot;&quot;)" office:value-type="float" office:value="112" calcext:value-type="float">
            <text:p>112</text:p>
          </table:table-cell>
          <table:table-cell table:style-name="ce35" table:formula="of:=IFERROR(IF(COUNT([.$A$1:.A788])&gt;1;INDEX([.$A$1:.A788];SUMPRODUCT(MAX(ROW([.$E$1:.E788])*([.E789]=[.$E$1:.E788]))));&quot;&quot;);&quot;&quot;)" office:value-type="float" office:value="29" calcext:value-type="float">
            <text:p>29</text:p>
          </table:table-cell>
          <table:table-cell table:number-columns-repeated="6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44204" calcext:value-type="float">
            <text:p>44204</text:p>
          </table:table-cell>
          <table:table-cell table:formula="of:=VLOOKUP([.B790];[$movies.B:.D];2;0)" office:value-type="string" office:string-value="DA" calcext:value-type="string">
            <text:p>DA</text:p>
          </table:table-cell>
          <table:table-cell table:formula="of:=IFERROR(INDEX([.$D$1:.D789];MATCH([.E790];[.$E$1:.E789];0));MAX([.$D$1:.D789])+1)" office:value-type="float" office:value="49" calcext:value-type="float">
            <text:p>49</text:p>
          </table:table-cell>
          <table:table-cell table:style-name="ce45" office:value-type="string" calcext:value-type="string">
            <text:p>Ghosts</text:p>
          </table:table-cell>
          <table:table-cell table:formula="of:=COUNTIF([.E:.E];[.E790])-COUNTIF([.$E$1:.E790];[.E790])" office:value-type="float" office:value="2" calcext:value-type="float">
            <text:p>2</text:p>
          </table:table-cell>
          <table:table-cell table:formula="of:=COUNTIF([.$E$1:.E789];[.E790])" office:value-type="float" office:value="12" calcext:value-type="float">
            <text:p>12</text:p>
          </table:table-cell>
          <table:table-cell table:style-name="ce35" table:formula="of:=IFERROR(INDEX([.A791:.$A$873];MATCH([.E790];[.E791:.$E$873];0));&quot;&quot;)">
            <text:p/>
          </table:table-cell>
          <table:table-cell table:style-name="ce35" table:formula="of:=IFERROR(IF(COUNT([.$A$1:.A789])&gt;1;INDEX([.$A$1:.A789];SUMPRODUCT(MAX(ROW([.$E$1:.E789])*([.E790]=[.$E$1:.E789]))));&quot;&quot;);&quot;&quot;)" office:value-type="float" office:value="92" calcext:value-type="float">
            <text:p>92</text:p>
          </table:table-cell>
          <table:table-cell table:number-columns-repeated="6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44204" calcext:value-type="float">
            <text:p>44204</text:p>
          </table:table-cell>
          <table:table-cell table:formula="of:=VLOOKUP([.B791];[$movies.B:.D];2;0)" office:value-type="string" office:string-value="DA" calcext:value-type="string">
            <text:p>DA</text:p>
          </table:table-cell>
          <table:table-cell table:formula="of:=IFERROR(INDEX([.$D$1:.D790];MATCH([.E791];[.$E$1:.E790];0));MAX([.$D$1:.D790])+1)" office:value-type="float" office:value="114" calcext:value-type="float">
            <text:p>114</text:p>
          </table:table-cell>
          <table:table-cell table:style-name="ce45" office:value-type="string" calcext:value-type="string">
            <text:p>Japanese Mythology</text:p>
          </table:table-cell>
          <table:table-cell table:formula="of:=COUNTIF([.E:.E];[.E791])-COUNTIF([.$E$1:.E791];[.E791])" office:value-type="float" office:value="0" calcext:value-type="float">
            <text:p>0</text:p>
          </table:table-cell>
          <table:table-cell table:formula="of:=COUNTIF([.$E$1:.E790];[.E791])" office:value-type="float" office:value="2" calcext:value-type="float">
            <text:p>2</text:p>
          </table:table-cell>
          <table:table-cell table:style-name="ce35" table:formula="of:=IFERROR(INDEX([.A792:.$A$873];MATCH([.E791];[.E792:.$E$873];0));&quot;&quot;)">
            <text:p/>
          </table:table-cell>
          <table:table-cell table:style-name="ce35" table:formula="of:=IFERROR(IF(COUNT([.$A$1:.A790])&gt;1;INDEX([.$A$1:.A790];SUMPRODUCT(MAX(ROW([.$E$1:.E790])*([.E791]=[.$E$1:.E790]))));&quot;&quot;);&quot;&quot;)" office:value-type="float" office:value="84" calcext:value-type="float">
            <text:p>84</text:p>
          </table:table-cell>
          <table:table-cell table:number-columns-repeated="6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44204" calcext:value-type="float">
            <text:p>44204</text:p>
          </table:table-cell>
          <table:table-cell table:formula="of:=VLOOKUP([.B792];[$movies.B:.D];2;0)" office:value-type="string" office:string-value="DA" calcext:value-type="string">
            <text:p>DA</text:p>
          </table:table-cell>
          <table:table-cell table:formula="of:=IFERROR(INDEX([.$D$1:.D791];MATCH([.E792];[.$E$1:.E791];0));MAX([.$D$1:.D791])+1)" office:value-type="float" office:value="35" calcext:value-type="float">
            <text:p>35</text:p>
          </table:table-cell>
          <table:table-cell table:style-name="ce45" office:value-type="string" calcext:value-type="string">
            <text:p>Supernatural</text:p>
          </table:table-cell>
          <table:table-cell table:formula="of:=COUNTIF([.E:.E];[.E792])-COUNTIF([.$E$1:.E792];[.E792])" office:value-type="float" office:value="0" calcext:value-type="float">
            <text:p>0</text:p>
          </table:table-cell>
          <table:table-cell table:formula="of:=COUNTIF([.$E$1:.E791];[.E792])" office:value-type="float" office:value="11" calcext:value-type="float">
            <text:p>11</text:p>
          </table:table-cell>
          <table:table-cell table:style-name="ce35" table:formula="of:=IFERROR(INDEX([.A793:.$A$873];MATCH([.E792];[.E793:.$E$873];0));&quot;&quot;)">
            <text:p/>
          </table:table-cell>
          <table:table-cell table:style-name="ce35" table:formula="of:=IFERROR(IF(COUNT([.$A$1:.A791])&gt;1;INDEX([.$A$1:.A791];SUMPRODUCT(MAX(ROW([.$E$1:.E791])*([.E792]=[.$E$1:.E791]))));&quot;&quot;);&quot;&quot;)" office:value-type="float" office:value="92" calcext:value-type="float">
            <text:p>92</text:p>
          </table:table-cell>
          <table:table-cell table:number-columns-repeated="6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44204" calcext:value-type="float">
            <text:p>44204</text:p>
          </table:table-cell>
          <table:table-cell table:formula="of:=VLOOKUP([.B793];[$movies.B:.D];2;0)" office:value-type="string" office:string-value="DA" calcext:value-type="string">
            <text:p>DA</text:p>
          </table:table-cell>
          <table:table-cell table:formula="of:=IFERROR(INDEX([.$D$1:.D792];MATCH([.E793];[.$E$1:.E792];0));MAX([.$D$1:.D792])+1)" office:value-type="float" office:value="115" calcext:value-type="float">
            <text:p>115</text:p>
          </table:table-cell>
          <table:table-cell table:style-name="ce45" office:value-type="string" calcext:value-type="string">
            <text:p>Youkai</text:p>
          </table:table-cell>
          <table:table-cell table:formula="of:=COUNTIF([.E:.E];[.E793])-COUNTIF([.$E$1:.E793];[.E793])" office:value-type="float" office:value="0" calcext:value-type="float">
            <text:p>0</text:p>
          </table:table-cell>
          <table:table-cell table:formula="of:=COUNTIF([.$E$1:.E792];[.E793])" office:value-type="float" office:value="2" calcext:value-type="float">
            <text:p>2</text:p>
          </table:table-cell>
          <table:table-cell table:style-name="ce35" table:formula="of:=IFERROR(INDEX([.A794:.$A$873];MATCH([.E793];[.E794:.$E$873];0));&quot;&quot;)">
            <text:p/>
          </table:table-cell>
          <table:table-cell table:style-name="ce35" table:formula="of:=IFERROR(IF(COUNT([.$A$1:.A792])&gt;1;INDEX([.$A$1:.A792];SUMPRODUCT(MAX(ROW([.$E$1:.E792])*([.E793]=[.$E$1:.E792]))));&quot;&quot;);&quot;&quot;)" office:value-type="float" office:value="84" calcext:value-type="float">
            <text:p>84</text:p>
          </table:table-cell>
          <table:table-cell table:number-columns-repeated="6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44204" calcext:value-type="float">
            <text:p>44204</text:p>
          </table:table-cell>
          <table:table-cell table:formula="of:=VLOOKUP([.B794];[$movies.B:.D];2;0)" office:value-type="string" office:string-value="DA" calcext:value-type="string">
            <text:p>DA</text:p>
          </table:table-cell>
          <table:table-cell table:formula="of:=IFERROR(INDEX([.$D$1:.D793];MATCH([.E794];[.$E$1:.E793];0));MAX([.$D$1:.D793])+1)" office:value-type="float" office:value="63" calcext:value-type="float">
            <text:p>63</text:p>
          </table:table-cell>
          <table:table-cell table:style-name="ce45" office:value-type="string" calcext:value-type="string">
            <text:p>Dragons</text:p>
          </table:table-cell>
          <table:table-cell table:formula="of:=COUNTIF([.E:.E];[.E794])-COUNTIF([.$E$1:.E794];[.E794])" office:value-type="float" office:value="6" calcext:value-type="float">
            <text:p>6</text:p>
          </table:table-cell>
          <table:table-cell table:formula="of:=COUNTIF([.$E$1:.E793];[.E794])" office:value-type="float" office:value="6" calcext:value-type="float">
            <text:p>6</text:p>
          </table:table-cell>
          <table:table-cell table:style-name="ce35" table:formula="of:=IFERROR(INDEX([.A795:.$A$873];MATCH([.E794];[.E795:.$E$873];0));&quot;&quot;)" office:value-type="float" office:value="117" calcext:value-type="float">
            <text:p>117</text:p>
          </table:table-cell>
          <table:table-cell table:style-name="ce35" table:formula="of:=IFERROR(IF(COUNT([.$A$1:.A793])&gt;1;INDEX([.$A$1:.A793];SUMPRODUCT(MAX(ROW([.$E$1:.E793])*([.E794]=[.$E$1:.E793]))));&quot;&quot;);&quot;&quot;)" office:value-type="float" office:value="83" calcext:value-type="float">
            <text:p>83</text:p>
          </table:table-cell>
          <table:table-cell table:number-columns-repeated="6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39629" calcext:value-type="float">
            <text:p>39629</text:p>
          </table:table-cell>
          <table:table-cell table:formula="of:=VLOOKUP([.B795];[$movies.B:.D];2;0)" office:value-type="string" office:string-value="DB" calcext:value-type="string">
            <text:p>DB</text:p>
          </table:table-cell>
          <table:table-cell table:formula="of:=IFERROR(INDEX([.$D$1:.D794];MATCH([.E795];[.$E$1:.E794];0));MAX([.$D$1:.D794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795])-COUNTIF([.$E$1:.E795];[.E795])" office:value-type="float" office:value="13" calcext:value-type="float">
            <text:p>13</text:p>
          </table:table-cell>
          <table:table-cell table:formula="of:=COUNTIF([.$E$1:.E794];[.E795])" office:value-type="float" office:value="38" calcext:value-type="float">
            <text:p>38</text:p>
          </table:table-cell>
          <table:table-cell table:style-name="ce35" table:formula="of:=IFERROR(INDEX([.A796:.$A$873];MATCH([.E795];[.E796:.$E$873];0));&quot;&quot;)" office:value-type="float" office:value="108" calcext:value-type="float">
            <text:p>108</text:p>
          </table:table-cell>
          <table:table-cell table:style-name="ce35" table:formula="of:=IFERROR(IF(COUNT([.$A$1:.A794])&gt;1;INDEX([.$A$1:.A794];SUMPRODUCT(MAX(ROW([.$E$1:.E794])*([.E795]=[.$E$1:.E794]))));&quot;&quot;);&quot;&quot;)" office:value-type="float" office:value="105" calcext:value-type="float">
            <text:p>105</text:p>
          </table:table-cell>
          <table:table-cell table:number-columns-repeated="6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39629" calcext:value-type="float">
            <text:p>39629</text:p>
          </table:table-cell>
          <table:table-cell table:formula="of:=VLOOKUP([.B796];[$movies.B:.D];2;0)" office:value-type="string" office:string-value="DB" calcext:value-type="string">
            <text:p>DB</text:p>
          </table:table-cell>
          <table:table-cell table:formula="of:=IFERROR(INDEX([.$D$1:.D795];MATCH([.E796];[.$E$1:.E795];0));MAX([.$D$1:.D795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796])-COUNTIF([.$E$1:.E796];[.E796])" office:value-type="float" office:value="6" calcext:value-type="float">
            <text:p>6</text:p>
          </table:table-cell>
          <table:table-cell table:formula="of:=COUNTIF([.$E$1:.E795];[.E796])" office:value-type="float" office:value="17" calcext:value-type="float">
            <text:p>17</text:p>
          </table:table-cell>
          <table:table-cell table:style-name="ce35" table:formula="of:=IFERROR(INDEX([.A797:.$A$873];MATCH([.E796];[.E797:.$E$873];0));&quot;&quot;)" office:value-type="float" office:value="112" calcext:value-type="float">
            <text:p>112</text:p>
          </table:table-cell>
          <table:table-cell table:style-name="ce35" table:formula="of:=IFERROR(IF(COUNT([.$A$1:.A795])&gt;1;INDEX([.$A$1:.A795];SUMPRODUCT(MAX(ROW([.$E$1:.E795])*([.E796]=[.$E$1:.E795]))));&quot;&quot;);&quot;&quot;)" office:value-type="float" office:value="105" calcext:value-type="float">
            <text:p>105</text:p>
          </table:table-cell>
          <table:table-cell table:number-columns-repeated="6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39629" calcext:value-type="float">
            <text:p>39629</text:p>
          </table:table-cell>
          <table:table-cell table:formula="of:=VLOOKUP([.B797];[$movies.B:.D];2;0)" office:value-type="string" office:string-value="DB" calcext:value-type="string">
            <text:p>DB</text:p>
          </table:table-cell>
          <table:table-cell table:formula="of:=IFERROR(INDEX([.$D$1:.D796];MATCH([.E797];[.$E$1:.E796];0));MAX([.$D$1:.D796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797])-COUNTIF([.$E$1:.E797];[.E797])" office:value-type="float" office:value="13" calcext:value-type="float">
            <text:p>13</text:p>
          </table:table-cell>
          <table:table-cell table:formula="of:=COUNTIF([.$E$1:.E796];[.E797])" office:value-type="float" office:value="32" calcext:value-type="float">
            <text:p>32</text:p>
          </table:table-cell>
          <table:table-cell table:style-name="ce35" table:formula="of:=IFERROR(INDEX([.A798:.$A$873];MATCH([.E797];[.E798:.$E$873];0));&quot;&quot;)" office:value-type="float" office:value="109" calcext:value-type="float">
            <text:p>109</text:p>
          </table:table-cell>
          <table:table-cell table:style-name="ce35" table:formula="of:=IFERROR(IF(COUNT([.$A$1:.A796])&gt;1;INDEX([.$A$1:.A796];SUMPRODUCT(MAX(ROW([.$E$1:.E796])*([.E797]=[.$E$1:.E796]))));&quot;&quot;);&quot;&quot;)" office:value-type="float" office:value="104" calcext:value-type="float">
            <text:p>104</text:p>
          </table:table-cell>
          <table:table-cell table:number-columns-repeated="6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39629" calcext:value-type="float">
            <text:p>39629</text:p>
          </table:table-cell>
          <table:table-cell table:formula="of:=VLOOKUP([.B798];[$movies.B:.D];2;0)" office:value-type="string" office:string-value="DB" calcext:value-type="string">
            <text:p>DB</text:p>
          </table:table-cell>
          <table:table-cell table:formula="of:=IFERROR(INDEX([.$D$1:.D797];MATCH([.E798];[.$E$1:.E797];0));MAX([.$D$1:.D797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798])-COUNTIF([.$E$1:.E798];[.E798])" office:value-type="float" office:value="8" calcext:value-type="float">
            <text:p>8</text:p>
          </table:table-cell>
          <table:table-cell table:formula="of:=COUNTIF([.$E$1:.E797];[.E798])" office:value-type="float" office:value="22" calcext:value-type="float">
            <text:p>22</text:p>
          </table:table-cell>
          <table:table-cell table:style-name="ce35" table:formula="of:=IFERROR(INDEX([.A799:.$A$873];MATCH([.E798];[.E799:.$E$873];0));&quot;&quot;)" office:value-type="float" office:value="108" calcext:value-type="float">
            <text:p>108</text:p>
          </table:table-cell>
          <table:table-cell table:style-name="ce35" table:formula="of:=IFERROR(IF(COUNT([.$A$1:.A797])&gt;1;INDEX([.$A$1:.A797];SUMPRODUCT(MAX(ROW([.$E$1:.E797])*([.E798]=[.$E$1:.E797]))));&quot;&quot;);&quot;&quot;)" office:value-type="float" office:value="99" calcext:value-type="float">
            <text:p>99</text:p>
          </table:table-cell>
          <table:table-cell table:number-columns-repeated="6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39629" calcext:value-type="float">
            <text:p>39629</text:p>
          </table:table-cell>
          <table:table-cell table:formula="of:=VLOOKUP([.B799];[$movies.B:.D];2;0)" office:value-type="string" office:string-value="DB" calcext:value-type="string">
            <text:p>DB</text:p>
          </table:table-cell>
          <table:table-cell table:formula="of:=IFERROR(INDEX([.$D$1:.D798];MATCH([.E799];[.$E$1:.E798];0));MAX([.$D$1:.D798])+1)" office:value-type="float" office:value="46" calcext:value-type="float">
            <text:p>46</text:p>
          </table:table-cell>
          <table:table-cell table:style-name="ce45" office:value-type="string" calcext:value-type="string">
            <text:p>Historical</text:p>
          </table:table-cell>
          <table:table-cell table:formula="of:=COUNTIF([.E:.E];[.E799])-COUNTIF([.$E$1:.E799];[.E799])" office:value-type="float" office:value="3" calcext:value-type="float">
            <text:p>3</text:p>
          </table:table-cell>
          <table:table-cell table:formula="of:=COUNTIF([.$E$1:.E798];[.E799])" office:value-type="float" office:value="9" calcext:value-type="float">
            <text:p>9</text:p>
          </table:table-cell>
          <table:table-cell table:style-name="ce35" table:formula="of:=IFERROR(INDEX([.A800:.$A$873];MATCH([.E799];[.E800:.$E$873];0));&quot;&quot;)">
            <text:p/>
          </table:table-cell>
          <table:table-cell table:style-name="ce35" table:formula="of:=IFERROR(IF(COUNT([.$A$1:.A798])&gt;1;INDEX([.$A$1:.A798];SUMPRODUCT(MAX(ROW([.$E$1:.E798])*([.E799]=[.$E$1:.E798]))));&quot;&quot;);&quot;&quot;)" office:value-type="float" office:value="104" calcext:value-type="float">
            <text:p>104</text:p>
          </table:table-cell>
          <table:table-cell table:number-columns-repeated="6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39629" calcext:value-type="float">
            <text:p>39629</text:p>
          </table:table-cell>
          <table:table-cell table:formula="of:=VLOOKUP([.B800];[$movies.B:.D];2;0)" office:value-type="string" office:string-value="DB" calcext:value-type="string">
            <text:p>DB</text:p>
          </table:table-cell>
          <table:table-cell table:formula="of:=IFERROR(INDEX([.$D$1:.D799];MATCH([.E800];[.$E$1:.E799];0));MAX([.$D$1:.D799])+1)" office:value-type="float" office:value="147" calcext:value-type="float">
            <text:p>147</text:p>
          </table:table-cell>
          <table:table-cell table:style-name="ce45" office:value-type="string" calcext:value-type="string">
            <text:p>Promotional</text:p>
          </table:table-cell>
          <table:table-cell table:formula="of:=COUNTIF([.E:.E];[.E800])-COUNTIF([.$E$1:.E800];[.E800])" office:value-type="float" office:value="6" calcext:value-type="float">
            <text:p>6</text:p>
          </table:table-cell>
          <table:table-cell table:formula="of:=COUNTIF([.$E$1:.E799];[.E800])" office:value-type="float" office:value="3" calcext:value-type="float">
            <text:p>3</text:p>
          </table:table-cell>
          <table:table-cell table:style-name="ce35" table:formula="of:=IFERROR(INDEX([.A801:.$A$873];MATCH([.E800];[.E801:.$E$873];0));&quot;&quot;)" office:value-type="float" office:value="113" calcext:value-type="float">
            <text:p>113</text:p>
          </table:table-cell>
          <table:table-cell table:style-name="ce35" table:formula="of:=IFERROR(IF(COUNT([.$A$1:.A799])&gt;1;INDEX([.$A$1:.A799];SUMPRODUCT(MAX(ROW([.$E$1:.E799])*([.E800]=[.$E$1:.E799]))));&quot;&quot;);&quot;&quot;)" office:value-type="float" office:value="96" calcext:value-type="float">
            <text:p>96</text:p>
          </table:table-cell>
          <table:table-cell table:number-columns-repeated="6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39629" calcext:value-type="float">
            <text:p>39629</text:p>
          </table:table-cell>
          <table:table-cell table:formula="of:=VLOOKUP([.B801];[$movies.B:.D];2;0)" office:value-type="string" office:string-value="DB" calcext:value-type="string">
            <text:p>DB</text:p>
          </table:table-cell>
          <table:table-cell table:formula="of:=IFERROR(INDEX([.$D$1:.D800];MATCH([.E801];[.$E$1:.E800];0));MAX([.$D$1:.D800])+1)" office:value-type="float" office:value="41" calcext:value-type="float">
            <text:p>41</text:p>
          </table:table-cell>
          <table:table-cell table:style-name="ce45" office:value-type="string" calcext:value-type="string">
            <text:p>Virtual Reality</text:p>
          </table:table-cell>
          <table:table-cell table:formula="of:=COUNTIF([.E:.E];[.E801])-COUNTIF([.$E$1:.E801];[.E801])" office:value-type="float" office:value="0" calcext:value-type="float">
            <text:p>0</text:p>
          </table:table-cell>
          <table:table-cell table:formula="of:=COUNTIF([.$E$1:.E800];[.E801])" office:value-type="float" office:value="3" calcext:value-type="float">
            <text:p>3</text:p>
          </table:table-cell>
          <table:table-cell table:style-name="ce35" table:formula="of:=IFERROR(INDEX([.A802:.$A$873];MATCH([.E801];[.E802:.$E$873];0));&quot;&quot;)">
            <text:p/>
          </table:table-cell>
          <table:table-cell table:style-name="ce35" table:formula="of:=IFERROR(IF(COUNT([.$A$1:.A800])&gt;1;INDEX([.$A$1:.A800];SUMPRODUCT(MAX(ROW([.$E$1:.E800])*([.E801]=[.$E$1:.E800]))));&quot;&quot;);&quot;&quot;)" office:value-type="float" office:value="68" calcext:value-type="float">
            <text:p>68</text:p>
          </table:table-cell>
          <table:table-cell table:number-columns-repeated="6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38089" calcext:value-type="float">
            <text:p>38089</text:p>
          </table:table-cell>
          <table:table-cell table:formula="of:=VLOOKUP([.B802];[$movies.B:.D];2;0)" office:value-type="string" office:string-value="DC" calcext:value-type="string">
            <text:p>DC</text:p>
          </table:table-cell>
          <table:table-cell table:formula="of:=IFERROR(INDEX([.$D$1:.D801];MATCH([.E802];[.$E$1:.E801];0));MAX([.$D$1:.D801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802])-COUNTIF([.$E$1:.E802];[.E802])" office:value-type="float" office:value="6" calcext:value-type="float">
            <text:p>6</text:p>
          </table:table-cell>
          <table:table-cell table:formula="of:=COUNTIF([.$E$1:.E801];[.E802])" office:value-type="float" office:value="26" calcext:value-type="float">
            <text:p>26</text:p>
          </table:table-cell>
          <table:table-cell table:style-name="ce35" table:formula="of:=IFERROR(INDEX([.A803:.$A$873];MATCH([.E802];[.E803:.$E$873];0));&quot;&quot;)" office:value-type="float" office:value="117" calcext:value-type="float">
            <text:p>117</text:p>
          </table:table-cell>
          <table:table-cell table:style-name="ce35" table:formula="of:=IFERROR(IF(COUNT([.$A$1:.A801])&gt;1;INDEX([.$A$1:.A801];SUMPRODUCT(MAX(ROW([.$E$1:.E801])*([.E802]=[.$E$1:.E801]))));&quot;&quot;);&quot;&quot;)" office:value-type="float" office:value="104" calcext:value-type="float">
            <text:p>104</text:p>
          </table:table-cell>
          <table:table-cell table:number-columns-repeated="6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38089" calcext:value-type="float">
            <text:p>38089</text:p>
          </table:table-cell>
          <table:table-cell table:formula="of:=VLOOKUP([.B803];[$movies.B:.D];2;0)" office:value-type="string" office:string-value="DC" calcext:value-type="string">
            <text:p>DC</text:p>
          </table:table-cell>
          <table:table-cell table:formula="of:=IFERROR(INDEX([.$D$1:.D802];MATCH([.E803];[.$E$1:.E802];0));MAX([.$D$1:.D802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803])-COUNTIF([.$E$1:.E803];[.E803])" office:value-type="float" office:value="1" calcext:value-type="float">
            <text:p>1</text:p>
          </table:table-cell>
          <table:table-cell table:formula="of:=COUNTIF([.$E$1:.E802];[.E803])" office:value-type="float" office:value="16" calcext:value-type="float">
            <text:p>16</text:p>
          </table:table-cell>
          <table:table-cell table:style-name="ce35" table:formula="of:=IFERROR(INDEX([.A804:.$A$873];MATCH([.E803];[.E804:.$E$873];0));&quot;&quot;)">
            <text:p/>
          </table:table-cell>
          <table:table-cell table:style-name="ce35" table:formula="of:=IFERROR(IF(COUNT([.$A$1:.A802])&gt;1;INDEX([.$A$1:.A802];SUMPRODUCT(MAX(ROW([.$E$1:.E802])*([.E803]=[.$E$1:.E802]))));&quot;&quot;);&quot;&quot;)" office:value-type="float" office:value="98" calcext:value-type="float">
            <text:p>98</text:p>
          </table:table-cell>
          <table:table-cell table:number-columns-repeated="6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38089" calcext:value-type="float">
            <text:p>38089</text:p>
          </table:table-cell>
          <table:table-cell table:formula="of:=VLOOKUP([.B804];[$movies.B:.D];2;0)" office:value-type="string" office:string-value="DC" calcext:value-type="string">
            <text:p>DC</text:p>
          </table:table-cell>
          <table:table-cell table:formula="of:=IFERROR(INDEX([.$D$1:.D803];MATCH([.E804];[.$E$1:.E803];0));MAX([.$D$1:.D803])+1)" office:value-type="float" office:value="122" calcext:value-type="float">
            <text:p>122</text:p>
          </table:table-cell>
          <table:table-cell table:style-name="ce45" office:value-type="string" calcext:value-type="string">
            <text:p>Animal Protagonists</text:p>
          </table:table-cell>
          <table:table-cell table:formula="of:=COUNTIF([.E:.E];[.E804])-COUNTIF([.$E$1:.E804];[.E804])" office:value-type="float" office:value="1" calcext:value-type="float">
            <text:p>1</text:p>
          </table:table-cell>
          <table:table-cell table:formula="of:=COUNTIF([.$E$1:.E803];[.E804])" office:value-type="float" office:value="1" calcext:value-type="float">
            <text:p>1</text:p>
          </table:table-cell>
          <table:table-cell table:style-name="ce35" table:formula="of:=IFERROR(INDEX([.A805:.$A$873];MATCH([.E804];[.E805:.$E$873];0));&quot;&quot;)">
            <text:p/>
          </table:table-cell>
          <table:table-cell table:style-name="ce35" table:formula="of:=IFERROR(IF(COUNT([.$A$1:.A803])&gt;1;INDEX([.$A$1:.A803];SUMPRODUCT(MAX(ROW([.$E$1:.E803])*([.E804]=[.$E$1:.E803]))));&quot;&quot;);&quot;&quot;)" office:value-type="float" office:value="60" calcext:value-type="float">
            <text:p>60</text:p>
          </table:table-cell>
          <table:table-cell table:number-columns-repeated="6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38089" calcext:value-type="float">
            <text:p>38089</text:p>
          </table:table-cell>
          <table:table-cell table:formula="of:=VLOOKUP([.B805];[$movies.B:.D];2;0)" office:value-type="string" office:string-value="DC" calcext:value-type="string">
            <text:p>DC</text:p>
          </table:table-cell>
          <table:table-cell table:formula="of:=IFERROR(INDEX([.$D$1:.D804];MATCH([.E805];[.$E$1:.E804];0));MAX([.$D$1:.D804])+1)" office:value-type="float" office:value="164" calcext:value-type="float">
            <text:p>164</text:p>
          </table:table-cell>
          <table:table-cell table:style-name="ce45" office:value-type="string" calcext:value-type="string">
            <text:p>Birds</text:p>
          </table:table-cell>
          <table:table-cell table:formula="of:=COUNTIF([.E:.E];[.E805])-COUNTIF([.$E$1:.E805];[.E805])" office:value-type="float" office:value="0" calcext:value-type="float">
            <text:p>0</text:p>
          </table:table-cell>
          <table:table-cell table:formula="of:=COUNTIF([.$E$1:.E804];[.E805])" office:value-type="float" office:value="0" calcext:value-type="float">
            <text:p>0</text:p>
          </table:table-cell>
          <table:table-cell table:style-name="ce35" table:formula="of:=IFERROR(INDEX([.A806:.$A$873];MATCH([.E805];[.E806:.$E$873];0));&quot;&quot;)">
            <text:p/>
          </table:table-cell>
          <table:table-cell table:style-name="ce35" table:formula="of:=IFERROR(IF(COUNT([.$A$1:.A804])&gt;1;INDEX([.$A$1:.A804];SUMPRODUCT(MAX(ROW([.$E$1:.E804])*([.E805]=[.$E$1:.E80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38089" calcext:value-type="float">
            <text:p>38089</text:p>
          </table:table-cell>
          <table:table-cell table:formula="of:=VLOOKUP([.B806];[$movies.B:.D];2;0)" office:value-type="string" office:string-value="DC" calcext:value-type="string">
            <text:p>DC</text:p>
          </table:table-cell>
          <table:table-cell table:formula="of:=IFERROR(INDEX([.$D$1:.D805];MATCH([.E806];[.$E$1:.E805];0));MAX([.$D$1:.D805])+1)" office:value-type="float" office:value="140" calcext:value-type="float">
            <text:p>140</text:p>
          </table:table-cell>
          <table:table-cell table:style-name="ce45" office:value-type="string" calcext:value-type="string">
            <text:p>Family Friendly</text:p>
          </table:table-cell>
          <table:table-cell table:formula="of:=COUNTIF([.E:.E];[.E806])-COUNTIF([.$E$1:.E806];[.E806])" office:value-type="float" office:value="4" calcext:value-type="float">
            <text:p>4</text:p>
          </table:table-cell>
          <table:table-cell table:formula="of:=COUNTIF([.$E$1:.E805];[.E806])" office:value-type="float" office:value="3" calcext:value-type="float">
            <text:p>3</text:p>
          </table:table-cell>
          <table:table-cell table:style-name="ce35" table:formula="of:=IFERROR(INDEX([.A807:.$A$873];MATCH([.E806];[.E807:.$E$873];0));&quot;&quot;)" office:value-type="float" office:value="110" calcext:value-type="float">
            <text:p>110</text:p>
          </table:table-cell>
          <table:table-cell table:style-name="ce35" table:formula="of:=IFERROR(IF(COUNT([.$A$1:.A805])&gt;1;INDEX([.$A$1:.A805];SUMPRODUCT(MAX(ROW([.$E$1:.E805])*([.E806]=[.$E$1:.E805]))));&quot;&quot;);&quot;&quot;)" office:value-type="float" office:value="101" calcext:value-type="float">
            <text:p>101</text:p>
          </table:table-cell>
          <table:table-cell table:number-columns-repeated="6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38089" calcext:value-type="float">
            <text:p>38089</text:p>
          </table:table-cell>
          <table:table-cell table:formula="of:=VLOOKUP([.B807];[$movies.B:.D];2;0)" office:value-type="string" office:string-value="DC" calcext:value-type="string">
            <text:p>DC</text:p>
          </table:table-cell>
          <table:table-cell table:formula="of:=IFERROR(INDEX([.$D$1:.D806];MATCH([.E807];[.$E$1:.E806];0));MAX([.$D$1:.D806])+1)" office:value-type="float" office:value="33" calcext:value-type="float">
            <text:p>33</text:p>
          </table:table-cell>
          <table:table-cell table:style-name="ce45" office:value-type="string" calcext:value-type="string">
            <text:p>Non-Human Protagonists</text:p>
          </table:table-cell>
          <table:table-cell table:formula="of:=COUNTIF([.E:.E];[.E807])-COUNTIF([.$E$1:.E807];[.E807])" office:value-type="float" office:value="2" calcext:value-type="float">
            <text:p>2</text:p>
          </table:table-cell>
          <table:table-cell table:formula="of:=COUNTIF([.$E$1:.E806];[.E807])" office:value-type="float" office:value="8" calcext:value-type="float">
            <text:p>8</text:p>
          </table:table-cell>
          <table:table-cell table:style-name="ce35" table:formula="of:=IFERROR(INDEX([.A808:.$A$873];MATCH([.E807];[.E808:.$E$873];0));&quot;&quot;)">
            <text:p/>
          </table:table-cell>
          <table:table-cell table:style-name="ce35" table:formula="of:=IFERROR(IF(COUNT([.$A$1:.A806])&gt;1;INDEX([.$A$1:.A806];SUMPRODUCT(MAX(ROW([.$E$1:.E806])*([.E807]=[.$E$1:.E806]))));&quot;&quot;);&quot;&quot;)" office:value-type="float" office:value="101" calcext:value-type="float">
            <text:p>101</text:p>
          </table:table-cell>
          <table:table-cell table:number-columns-repeated="6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38089" calcext:value-type="float">
            <text:p>38089</text:p>
          </table:table-cell>
          <table:table-cell table:formula="of:=VLOOKUP([.B808];[$movies.B:.D];2;0)" office:value-type="string" office:string-value="DC" calcext:value-type="string">
            <text:p>DC</text:p>
          </table:table-cell>
          <table:table-cell table:formula="of:=IFERROR(INDEX([.$D$1:.D807];MATCH([.E808];[.$E$1:.E807];0));MAX([.$D$1:.D807])+1)" office:value-type="float" office:value="165" calcext:value-type="float">
            <text:p>165</text:p>
          </table:table-cell>
          <table:table-cell table:style-name="ce45" office:value-type="string" calcext:value-type="string">
            <text:p>Penguins</text:p>
          </table:table-cell>
          <table:table-cell table:formula="of:=COUNTIF([.E:.E];[.E808])-COUNTIF([.$E$1:.E808];[.E808])" office:value-type="float" office:value="0" calcext:value-type="float">
            <text:p>0</text:p>
          </table:table-cell>
          <table:table-cell table:formula="of:=COUNTIF([.$E$1:.E807];[.E808])" office:value-type="float" office:value="0" calcext:value-type="float">
            <text:p>0</text:p>
          </table:table-cell>
          <table:table-cell table:style-name="ce35" table:formula="of:=IFERROR(INDEX([.A809:.$A$873];MATCH([.E808];[.E809:.$E$873];0));&quot;&quot;)">
            <text:p/>
          </table:table-cell>
          <table:table-cell table:style-name="ce35" table:formula="of:=IFERROR(IF(COUNT([.$A$1:.A807])&gt;1;INDEX([.$A$1:.A807];SUMPRODUCT(MAX(ROW([.$E$1:.E807])*([.E808]=[.$E$1:.E807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38089" calcext:value-type="float">
            <text:p>38089</text:p>
          </table:table-cell>
          <table:table-cell table:formula="of:=VLOOKUP([.B809];[$movies.B:.D];2;0)" office:value-type="string" office:string-value="DC" calcext:value-type="string">
            <text:p>DC</text:p>
          </table:table-cell>
          <table:table-cell table:formula="of:=IFERROR(INDEX([.$D$1:.D808];MATCH([.E809];[.$E$1:.E808];0));MAX([.$D$1:.D808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809])-COUNTIF([.$E$1:.E809];[.E809])" office:value-type="float" office:value="7" calcext:value-type="float">
            <text:p>7</text:p>
          </table:table-cell>
          <table:table-cell table:formula="of:=COUNTIF([.$E$1:.E808];[.E809])" office:value-type="float" office:value="21" calcext:value-type="float">
            <text:p>21</text:p>
          </table:table-cell>
          <table:table-cell table:style-name="ce35" table:formula="of:=IFERROR(INDEX([.A810:.$A$873];MATCH([.E809];[.E810:.$E$873];0));&quot;&quot;)" office:value-type="float" office:value="108" calcext:value-type="float">
            <text:p>108</text:p>
          </table:table-cell>
          <table:table-cell table:style-name="ce35" table:formula="of:=IFERROR(IF(COUNT([.$A$1:.A808])&gt;1;INDEX([.$A$1:.A808];SUMPRODUCT(MAX(ROW([.$E$1:.E808])*([.E809]=[.$E$1:.E808]))));&quot;&quot;);&quot;&quot;)" office:value-type="float" office:value="103" calcext:value-type="float">
            <text:p>103</text:p>
          </table:table-cell>
          <table:table-cell table:number-columns-repeated="6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38089" calcext:value-type="float">
            <text:p>38089</text:p>
          </table:table-cell>
          <table:table-cell table:formula="of:=VLOOKUP([.B810];[$movies.B:.D];2;0)" office:value-type="string" office:string-value="DC" calcext:value-type="string">
            <text:p>DC</text:p>
          </table:table-cell>
          <table:table-cell table:formula="of:=IFERROR(INDEX([.$D$1:.D809];MATCH([.E810];[.$E$1:.E809];0));MAX([.$D$1:.D809])+1)" office:value-type="float" office:value="22" calcext:value-type="float">
            <text:p>22</text:p>
          </table:table-cell>
          <table:table-cell table:style-name="ce45" office:value-type="string" calcext:value-type="string">
            <text:p>Horror</text:p>
          </table:table-cell>
          <table:table-cell table:formula="of:=COUNTIF([.E:.E];[.E810])-COUNTIF([.$E$1:.E810];[.E810])" office:value-type="float" office:value="1" calcext:value-type="float">
            <text:p>1</text:p>
          </table:table-cell>
          <table:table-cell table:formula="of:=COUNTIF([.$E$1:.E809];[.E810])" office:value-type="float" office:value="8" calcext:value-type="float">
            <text:p>8</text:p>
          </table:table-cell>
          <table:table-cell table:style-name="ce35" table:formula="of:=IFERROR(INDEX([.A811:.$A$873];MATCH([.E810];[.E811:.$E$873];0));&quot;&quot;)">
            <text:p/>
          </table:table-cell>
          <table:table-cell table:style-name="ce35" table:formula="of:=IFERROR(IF(COUNT([.$A$1:.A809])&gt;1;INDEX([.$A$1:.A809];SUMPRODUCT(MAX(ROW([.$E$1:.E809])*([.E810]=[.$E$1:.E809]))));&quot;&quot;);&quot;&quot;)" office:value-type="float" office:value="77" calcext:value-type="float">
            <text:p>77</text:p>
          </table:table-cell>
          <table:table-cell table:number-columns-repeated="6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38719" calcext:value-type="float">
            <text:p>38719</text:p>
          </table:table-cell>
          <table:table-cell table:formula="of:=VLOOKUP([.B811];[$movies.B:.D];2;0)" office:value-type="string" office:string-value="DD" calcext:value-type="string">
            <text:p>DD</text:p>
          </table:table-cell>
          <table:table-cell table:formula="of:=IFERROR(INDEX([.$D$1:.D810];MATCH([.E811];[.$E$1:.E810];0));MAX([.$D$1:.D810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811])-COUNTIF([.$E$1:.E811];[.E811])" office:value-type="float" office:value="12" calcext:value-type="float">
            <text:p>12</text:p>
          </table:table-cell>
          <table:table-cell table:formula="of:=COUNTIF([.$E$1:.E810];[.E811])" office:value-type="float" office:value="39" calcext:value-type="float">
            <text:p>39</text:p>
          </table:table-cell>
          <table:table-cell table:style-name="ce35" table:formula="of:=IFERROR(INDEX([.A812:.$A$873];MATCH([.E811];[.E812:.$E$873];0));&quot;&quot;)" office:value-type="float" office:value="117" calcext:value-type="float">
            <text:p>117</text:p>
          </table:table-cell>
          <table:table-cell table:style-name="ce35" table:formula="of:=IFERROR(IF(COUNT([.$A$1:.A810])&gt;1;INDEX([.$A$1:.A810];SUMPRODUCT(MAX(ROW([.$E$1:.E810])*([.E811]=[.$E$1:.E810]))));&quot;&quot;);&quot;&quot;)" office:value-type="float" office:value="106" calcext:value-type="float">
            <text:p>106</text:p>
          </table:table-cell>
          <table:table-cell table:number-columns-repeated="6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38719" calcext:value-type="float">
            <text:p>38719</text:p>
          </table:table-cell>
          <table:table-cell table:formula="of:=VLOOKUP([.B812];[$movies.B:.D];2;0)" office:value-type="string" office:string-value="DD" calcext:value-type="string">
            <text:p>DD</text:p>
          </table:table-cell>
          <table:table-cell table:formula="of:=IFERROR(INDEX([.$D$1:.D811];MATCH([.E812];[.$E$1:.E811];0));MAX([.$D$1:.D811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812])-COUNTIF([.$E$1:.E812];[.E812])" office:value-type="float" office:value="7" calcext:value-type="float">
            <text:p>7</text:p>
          </table:table-cell>
          <table:table-cell table:formula="of:=COUNTIF([.$E$1:.E811];[.E812])" office:value-type="float" office:value="23" calcext:value-type="float">
            <text:p>23</text:p>
          </table:table-cell>
          <table:table-cell table:style-name="ce35" table:formula="of:=IFERROR(INDEX([.A813:.$A$873];MATCH([.E812];[.E813:.$E$873];0));&quot;&quot;)" office:value-type="float" office:value="113" calcext:value-type="float">
            <text:p>113</text:p>
          </table:table-cell>
          <table:table-cell table:style-name="ce35" table:formula="of:=IFERROR(IF(COUNT([.$A$1:.A811])&gt;1;INDEX([.$A$1:.A811];SUMPRODUCT(MAX(ROW([.$E$1:.E811])*([.E812]=[.$E$1:.E811]))));&quot;&quot;);&quot;&quot;)" office:value-type="float" office:value="106" calcext:value-type="float">
            <text:p>106</text:p>
          </table:table-cell>
          <table:table-cell table:number-columns-repeated="6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38719" calcext:value-type="float">
            <text:p>38719</text:p>
          </table:table-cell>
          <table:table-cell table:formula="of:=VLOOKUP([.B813];[$movies.B:.D];2;0)" office:value-type="string" office:string-value="DD" calcext:value-type="string">
            <text:p>DD</text:p>
          </table:table-cell>
          <table:table-cell table:formula="of:=IFERROR(INDEX([.$D$1:.D812];MATCH([.E813];[.$E$1:.E812];0));MAX([.$D$1:.D812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813])-COUNTIF([.$E$1:.E813];[.E813])" office:value-type="float" office:value="6" calcext:value-type="float">
            <text:p>6</text:p>
          </table:table-cell>
          <table:table-cell table:formula="of:=COUNTIF([.$E$1:.E812];[.E813])" office:value-type="float" office:value="22" calcext:value-type="float">
            <text:p>22</text:p>
          </table:table-cell>
          <table:table-cell table:style-name="ce35" table:formula="of:=IFERROR(INDEX([.A814:.$A$873];MATCH([.E813];[.E814:.$E$873];0));&quot;&quot;)" office:value-type="float" office:value="113" calcext:value-type="float">
            <text:p>113</text:p>
          </table:table-cell>
          <table:table-cell table:style-name="ce35" table:formula="of:=IFERROR(IF(COUNT([.$A$1:.A812])&gt;1;INDEX([.$A$1:.A812];SUMPRODUCT(MAX(ROW([.$E$1:.E812])*([.E813]=[.$E$1:.E812]))));&quot;&quot;);&quot;&quot;)" office:value-type="float" office:value="107" calcext:value-type="float">
            <text:p>107</text:p>
          </table:table-cell>
          <table:table-cell table:number-columns-repeated="6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38719" calcext:value-type="float">
            <text:p>38719</text:p>
          </table:table-cell>
          <table:table-cell table:formula="of:=VLOOKUP([.B814];[$movies.B:.D];2;0)" office:value-type="string" office:string-value="DD" calcext:value-type="string">
            <text:p>DD</text:p>
          </table:table-cell>
          <table:table-cell table:formula="of:=IFERROR(INDEX([.$D$1:.D813];MATCH([.E814];[.$E$1:.E813];0));MAX([.$D$1:.D813])+1)" office:value-type="float" office:value="37" calcext:value-type="float">
            <text:p>37</text:p>
          </table:table-cell>
          <table:table-cell table:style-name="ce45" office:value-type="string" calcext:value-type="string">
            <text:p>Alcohol</text:p>
          </table:table-cell>
          <table:table-cell table:formula="of:=COUNTIF([.E:.E];[.E814])-COUNTIF([.$E$1:.E814];[.E814])" office:value-type="float" office:value="1" calcext:value-type="float">
            <text:p>1</text:p>
          </table:table-cell>
          <table:table-cell table:formula="of:=COUNTIF([.$E$1:.E813];[.E814])" office:value-type="float" office:value="6" calcext:value-type="float">
            <text:p>6</text:p>
          </table:table-cell>
          <table:table-cell table:style-name="ce35" table:formula="of:=IFERROR(INDEX([.A815:.$A$873];MATCH([.E814];[.E815:.$E$873];0));&quot;&quot;)">
            <text:p/>
          </table:table-cell>
          <table:table-cell table:style-name="ce35" table:formula="of:=IFERROR(IF(COUNT([.$A$1:.A813])&gt;1;INDEX([.$A$1:.A813];SUMPRODUCT(MAX(ROW([.$E$1:.E813])*([.E814]=[.$E$1:.E813]))));&quot;&quot;);&quot;&quot;)" office:value-type="float" office:value="104" calcext:value-type="float">
            <text:p>104</text:p>
          </table:table-cell>
          <table:table-cell table:number-columns-repeated="6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0037" calcext:value-type="float">
            <text:p>40037</text:p>
          </table:table-cell>
          <table:table-cell table:formula="of:=VLOOKUP([.B815];[$movies.B:.D];2;0)" office:value-type="string" office:string-value="DE" calcext:value-type="string">
            <text:p>DE</text:p>
          </table:table-cell>
          <table:table-cell table:formula="of:=IFERROR(INDEX([.$D$1:.D814];MATCH([.E815];[.$E$1:.E814];0));MAX([.$D$1:.D814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815])-COUNTIF([.$E$1:.E815];[.E815])" office:value-type="float" office:value="12" calcext:value-type="float">
            <text:p>12</text:p>
          </table:table-cell>
          <table:table-cell table:formula="of:=COUNTIF([.$E$1:.E814];[.E815])" office:value-type="float" office:value="33" calcext:value-type="float">
            <text:p>33</text:p>
          </table:table-cell>
          <table:table-cell table:style-name="ce35" table:formula="of:=IFERROR(INDEX([.A816:.$A$873];MATCH([.E815];[.E816:.$E$873];0));&quot;&quot;)" office:value-type="float" office:value="116" calcext:value-type="float">
            <text:p>116</text:p>
          </table:table-cell>
          <table:table-cell table:style-name="ce35" table:formula="of:=IFERROR(IF(COUNT([.$A$1:.A814])&gt;1;INDEX([.$A$1:.A814];SUMPRODUCT(MAX(ROW([.$E$1:.E814])*([.E815]=[.$E$1:.E814]))));&quot;&quot;);&quot;&quot;)" office:value-type="float" office:value="106" calcext:value-type="float">
            <text:p>106</text:p>
          </table:table-cell>
          <table:table-cell table:number-columns-repeated="6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0037" calcext:value-type="float">
            <text:p>40037</text:p>
          </table:table-cell>
          <table:table-cell table:formula="of:=VLOOKUP([.B816];[$movies.B:.D];2;0)" office:value-type="string" office:string-value="DE" calcext:value-type="string">
            <text:p>DE</text:p>
          </table:table-cell>
          <table:table-cell table:formula="of:=IFERROR(INDEX([.$D$1:.D815];MATCH([.E816];[.$E$1:.E815];0));MAX([.$D$1:.D815])+1)" office:value-type="float" office:value="60" calcext:value-type="float">
            <text:p>60</text:p>
          </table:table-cell>
          <table:table-cell table:style-name="ce45" office:value-type="string" calcext:value-type="string">
            <text:p>Samurai</text:p>
          </table:table-cell>
          <table:table-cell table:formula="of:=COUNTIF([.E:.E];[.E816])-COUNTIF([.$E$1:.E816];[.E816])" office:value-type="float" office:value="0" calcext:value-type="float">
            <text:p>0</text:p>
          </table:table-cell>
          <table:table-cell table:formula="of:=COUNTIF([.$E$1:.E815];[.E816])" office:value-type="float" office:value="2" calcext:value-type="float">
            <text:p>2</text:p>
          </table:table-cell>
          <table:table-cell table:style-name="ce35" table:formula="of:=IFERROR(INDEX([.A817:.$A$873];MATCH([.E816];[.E817:.$E$873];0));&quot;&quot;)">
            <text:p/>
          </table:table-cell>
          <table:table-cell table:style-name="ce35" table:formula="of:=IFERROR(IF(COUNT([.$A$1:.A815])&gt;1;INDEX([.$A$1:.A815];SUMPRODUCT(MAX(ROW([.$E$1:.E815])*([.E816]=[.$E$1:.E815]))));&quot;&quot;);&quot;&quot;)" office:value-type="float" office:value="99" calcext:value-type="float">
            <text:p>99</text:p>
          </table:table-cell>
          <table:table-cell table:number-columns-repeated="6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0037" calcext:value-type="float">
            <text:p>40037</text:p>
          </table:table-cell>
          <table:table-cell table:formula="of:=VLOOKUP([.B817];[$movies.B:.D];2;0)" office:value-type="string" office:string-value="DE" calcext:value-type="string">
            <text:p>DE</text:p>
          </table:table-cell>
          <table:table-cell table:formula="of:=IFERROR(INDEX([.$D$1:.D816];MATCH([.E817];[.$E$1:.E816];0));MAX([.$D$1:.D816])+1)" office:value-type="float" office:value="124" calcext:value-type="float">
            <text:p>124</text:p>
          </table:table-cell>
          <table:table-cell table:style-name="ce45" office:value-type="string" calcext:value-type="string">
            <text:p>Shorts</text:p>
          </table:table-cell>
          <table:table-cell table:formula="of:=COUNTIF([.E:.E];[.E817])-COUNTIF([.$E$1:.E817];[.E817])" office:value-type="float" office:value="1" calcext:value-type="float">
            <text:p>1</text:p>
          </table:table-cell>
          <table:table-cell table:formula="of:=COUNTIF([.$E$1:.E816];[.E817])" office:value-type="float" office:value="8" calcext:value-type="float">
            <text:p>8</text:p>
          </table:table-cell>
          <table:table-cell table:style-name="ce35" table:formula="of:=IFERROR(INDEX([.A818:.$A$873];MATCH([.E817];[.E818:.$E$873];0));&quot;&quot;)">
            <text:p/>
          </table:table-cell>
          <table:table-cell table:style-name="ce35" table:formula="of:=IFERROR(IF(COUNT([.$A$1:.A816])&gt;1;INDEX([.$A$1:.A816];SUMPRODUCT(MAX(ROW([.$E$1:.E816])*([.E817]=[.$E$1:.E816]))));&quot;&quot;);&quot;&quot;)" office:value-type="float" office:value="100" calcext:value-type="float">
            <text:p>100</text:p>
          </table:table-cell>
          <table:table-cell table:number-columns-repeated="6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0037" calcext:value-type="float">
            <text:p>40037</text:p>
          </table:table-cell>
          <table:table-cell table:formula="of:=VLOOKUP([.B818];[$movies.B:.D];2;0)" office:value-type="string" office:string-value="DE" calcext:value-type="string">
            <text:p>DE</text:p>
          </table:table-cell>
          <table:table-cell table:formula="of:=IFERROR(INDEX([.$D$1:.D817];MATCH([.E818];[.$E$1:.E817];0));MAX([.$D$1:.D817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818])-COUNTIF([.$E$1:.E818];[.E818])" office:value-type="float" office:value="4" calcext:value-type="float">
            <text:p>4</text:p>
          </table:table-cell>
          <table:table-cell table:formula="of:=COUNTIF([.$E$1:.E817];[.E818])" office:value-type="float" office:value="32" calcext:value-type="float">
            <text:p>32</text:p>
          </table:table-cell>
          <table:table-cell table:style-name="ce35" table:formula="of:=IFERROR(INDEX([.A819:.$A$873];MATCH([.E818];[.E819:.$E$873];0));&quot;&quot;)" office:value-type="float" office:value="110" calcext:value-type="float">
            <text:p>110</text:p>
          </table:table-cell>
          <table:table-cell table:style-name="ce35" table:formula="of:=IFERROR(IF(COUNT([.$A$1:.A817])&gt;1;INDEX([.$A$1:.A817];SUMPRODUCT(MAX(ROW([.$E$1:.E817])*([.E818]=[.$E$1:.E817]))));&quot;&quot;);&quot;&quot;)" office:value-type="float" office:value="103" calcext:value-type="float">
            <text:p>103</text:p>
          </table:table-cell>
          <table:table-cell table:number-columns-repeated="6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352" calcext:value-type="float">
            <text:p>352</text:p>
          </table:table-cell>
          <table:table-cell table:formula="of:=VLOOKUP([.B819];[$movies.B:.D];2;0)" office:value-type="string" office:string-value="DF" calcext:value-type="string">
            <text:p>DF</text:p>
          </table:table-cell>
          <table:table-cell table:formula="of:=IFERROR(INDEX([.$D$1:.D818];MATCH([.E819];[.$E$1:.E818];0));MAX([.$D$1:.D818])+1)" office:value-type="float" office:value="137" calcext:value-type="float">
            <text:p>137</text:p>
          </table:table-cell>
          <table:table-cell table:style-name="ce45" office:value-type="string" calcext:value-type="string">
            <text:p>Magical Girl</text:p>
          </table:table-cell>
          <table:table-cell table:formula="of:=COUNTIF([.E:.E];[.E819])-COUNTIF([.$E$1:.E819];[.E819])" office:value-type="float" office:value="0" calcext:value-type="float">
            <text:p>0</text:p>
          </table:table-cell>
          <table:table-cell table:formula="of:=COUNTIF([.$E$1:.E818];[.E819])" office:value-type="float" office:value="2" calcext:value-type="float">
            <text:p>2</text:p>
          </table:table-cell>
          <table:table-cell table:style-name="ce35" table:formula="of:=IFERROR(INDEX([.A820:.$A$873];MATCH([.E819];[.E820:.$E$873];0));&quot;&quot;)">
            <text:p/>
          </table:table-cell>
          <table:table-cell table:style-name="ce35" table:formula="of:=IFERROR(IF(COUNT([.$A$1:.A818])&gt;1;INDEX([.$A$1:.A818];SUMPRODUCT(MAX(ROW([.$E$1:.E818])*([.E819]=[.$E$1:.E818]))));&quot;&quot;);&quot;&quot;)" office:value-type="float" office:value="70" calcext:value-type="float">
            <text:p>70</text:p>
          </table:table-cell>
          <table:table-cell table:number-columns-repeated="6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352" calcext:value-type="float">
            <text:p>352</text:p>
          </table:table-cell>
          <table:table-cell table:formula="of:=VLOOKUP([.B820];[$movies.B:.D];2;0)" office:value-type="string" office:string-value="DF" calcext:value-type="string">
            <text:p>DF</text:p>
          </table:table-cell>
          <table:table-cell table:formula="of:=IFERROR(INDEX([.$D$1:.D819];MATCH([.E820];[.$E$1:.E819];0));MAX([.$D$1:.D819])+1)" office:value-type="float" office:value="107" calcext:value-type="float">
            <text:p>107</text:p>
          </table:table-cell>
          <table:table-cell table:style-name="ce45" office:value-type="string" calcext:value-type="string">
            <text:p>Child Protagonists</text:p>
          </table:table-cell>
          <table:table-cell table:formula="of:=COUNTIF([.E:.E];[.E820])-COUNTIF([.$E$1:.E820];[.E820])" office:value-type="float" office:value="0" calcext:value-type="float">
            <text:p>0</text:p>
          </table:table-cell>
          <table:table-cell table:formula="of:=COUNTIF([.$E$1:.E819];[.E820])" office:value-type="float" office:value="2" calcext:value-type="float">
            <text:p>2</text:p>
          </table:table-cell>
          <table:table-cell table:style-name="ce35" table:formula="of:=IFERROR(INDEX([.A821:.$A$873];MATCH([.E820];[.E821:.$E$873];0));&quot;&quot;)">
            <text:p/>
          </table:table-cell>
          <table:table-cell table:style-name="ce35" table:formula="of:=IFERROR(IF(COUNT([.$A$1:.A819])&gt;1;INDEX([.$A$1:.A819];SUMPRODUCT(MAX(ROW([.$E$1:.E819])*([.E820]=[.$E$1:.E819]))));&quot;&quot;);&quot;&quot;)" office:value-type="float" office:value="74" calcext:value-type="float">
            <text:p>74</text:p>
          </table:table-cell>
          <table:table-cell table:number-columns-repeated="6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352" calcext:value-type="float">
            <text:p>352</text:p>
          </table:table-cell>
          <table:table-cell table:formula="of:=VLOOKUP([.B821];[$movies.B:.D];2;0)" office:value-type="string" office:string-value="DF" calcext:value-type="string">
            <text:p>DF</text:p>
          </table:table-cell>
          <table:table-cell table:formula="of:=IFERROR(INDEX([.$D$1:.D820];MATCH([.E821];[.$E$1:.E820];0));MAX([.$D$1:.D820])+1)" office:value-type="float" office:value="140" calcext:value-type="float">
            <text:p>140</text:p>
          </table:table-cell>
          <table:table-cell table:style-name="ce45" office:value-type="string" calcext:value-type="string">
            <text:p>Family Friendly</text:p>
          </table:table-cell>
          <table:table-cell table:formula="of:=COUNTIF([.E:.E];[.E821])-COUNTIF([.$E$1:.E821];[.E821])" office:value-type="float" office:value="3" calcext:value-type="float">
            <text:p>3</text:p>
          </table:table-cell>
          <table:table-cell table:formula="of:=COUNTIF([.$E$1:.E820];[.E821])" office:value-type="float" office:value="4" calcext:value-type="float">
            <text:p>4</text:p>
          </table:table-cell>
          <table:table-cell table:style-name="ce35" table:formula="of:=IFERROR(INDEX([.A822:.$A$873];MATCH([.E821];[.E822:.$E$873];0));&quot;&quot;)" office:value-type="float" office:value="111" calcext:value-type="float">
            <text:p>111</text:p>
          </table:table-cell>
          <table:table-cell table:style-name="ce35" table:formula="of:=IFERROR(IF(COUNT([.$A$1:.A820])&gt;1;INDEX([.$A$1:.A820];SUMPRODUCT(MAX(ROW([.$E$1:.E820])*([.E821]=[.$E$1:.E820]))));&quot;&quot;);&quot;&quot;)" office:value-type="float" office:value="107" calcext:value-type="float">
            <text:p>107</text:p>
          </table:table-cell>
          <table:table-cell table:number-columns-repeated="6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352" calcext:value-type="float">
            <text:p>352</text:p>
          </table:table-cell>
          <table:table-cell table:formula="of:=VLOOKUP([.B822];[$movies.B:.D];2;0)" office:value-type="string" office:string-value="DF" calcext:value-type="string">
            <text:p>DF</text:p>
          </table:table-cell>
          <table:table-cell table:formula="of:=IFERROR(INDEX([.$D$1:.D821];MATCH([.E822];[.$E$1:.E821];0));MAX([.$D$1:.D821])+1)" office:value-type="float" office:value="75" calcext:value-type="float">
            <text:p>75</text:p>
          </table:table-cell>
          <table:table-cell table:style-name="ce45" office:value-type="string" calcext:value-type="string">
            <text:p>Magic</text:p>
          </table:table-cell>
          <table:table-cell table:formula="of:=COUNTIF([.E:.E];[.E822])-COUNTIF([.$E$1:.E822];[.E822])" office:value-type="float" office:value="3" calcext:value-type="float">
            <text:p>3</text:p>
          </table:table-cell>
          <table:table-cell table:formula="of:=COUNTIF([.$E$1:.E821];[.E822])" office:value-type="float" office:value="9" calcext:value-type="float">
            <text:p>9</text:p>
          </table:table-cell>
          <table:table-cell table:style-name="ce35" table:formula="of:=IFERROR(INDEX([.A823:.$A$873];MATCH([.E822];[.E823:.$E$873];0));&quot;&quot;)" office:value-type="float" office:value="117" calcext:value-type="float">
            <text:p>117</text:p>
          </table:table-cell>
          <table:table-cell table:style-name="ce35" table:formula="of:=IFERROR(IF(COUNT([.$A$1:.A821])&gt;1;INDEX([.$A$1:.A821];SUMPRODUCT(MAX(ROW([.$E$1:.E821])*([.E822]=[.$E$1:.E821]))));&quot;&quot;);&quot;&quot;)" office:value-type="float" office:value="86" calcext:value-type="float">
            <text:p>86</text:p>
          </table:table-cell>
          <table:table-cell table:number-columns-repeated="6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352" calcext:value-type="float">
            <text:p>352</text:p>
          </table:table-cell>
          <table:table-cell table:formula="of:=VLOOKUP([.B823];[$movies.B:.D];2;0)" office:value-type="string" office:string-value="DF" calcext:value-type="string">
            <text:p>DF</text:p>
          </table:table-cell>
          <table:table-cell table:formula="of:=IFERROR(INDEX([.$D$1:.D822];MATCH([.E823];[.$E$1:.E822];0));MAX([.$D$1:.D822])+1)" office:value-type="float" office:value="166" calcext:value-type="float">
            <text:p>166</text:p>
          </table:table-cell>
          <table:table-cell table:style-name="ce45" office:value-type="string" calcext:value-type="string">
            <text:p>Witches</text:p>
          </table:table-cell>
          <table:table-cell table:formula="of:=COUNTIF([.E:.E];[.E823])-COUNTIF([.$E$1:.E823];[.E823])" office:value-type="float" office:value="0" calcext:value-type="float">
            <text:p>0</text:p>
          </table:table-cell>
          <table:table-cell table:formula="of:=COUNTIF([.$E$1:.E822];[.E823])" office:value-type="float" office:value="0" calcext:value-type="float">
            <text:p>0</text:p>
          </table:table-cell>
          <table:table-cell table:style-name="ce35" table:formula="of:=IFERROR(INDEX([.A824:.$A$873];MATCH([.E823];[.E824:.$E$873];0));&quot;&quot;)">
            <text:p/>
          </table:table-cell>
          <table:table-cell table:style-name="ce35" table:formula="of:=IFERROR(IF(COUNT([.$A$1:.A822])&gt;1;INDEX([.$A$1:.A822];SUMPRODUCT(MAX(ROW([.$E$1:.E822])*([.E823]=[.$E$1:.E822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352" calcext:value-type="float">
            <text:p>352</text:p>
          </table:table-cell>
          <table:table-cell table:formula="of:=VLOOKUP([.B824];[$movies.B:.D];2;0)" office:value-type="string" office:string-value="DF" calcext:value-type="string">
            <text:p>DF</text:p>
          </table:table-cell>
          <table:table-cell table:formula="of:=IFERROR(INDEX([.$D$1:.D823];MATCH([.E824];[.$E$1:.E823];0));MAX([.$D$1:.D823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824])-COUNTIF([.$E$1:.E824];[.E824])" office:value-type="float" office:value="3" calcext:value-type="float">
            <text:p>3</text:p>
          </table:table-cell>
          <table:table-cell table:formula="of:=COUNTIF([.$E$1:.E823];[.E824])" office:value-type="float" office:value="33" calcext:value-type="float">
            <text:p>33</text:p>
          </table:table-cell>
          <table:table-cell table:style-name="ce35" table:formula="of:=IFERROR(INDEX([.A825:.$A$873];MATCH([.E824];[.E825:.$E$873];0));&quot;&quot;)">
            <text:p/>
          </table:table-cell>
          <table:table-cell table:style-name="ce35" table:formula="of:=IFERROR(IF(COUNT([.$A$1:.A823])&gt;1;INDEX([.$A$1:.A823];SUMPRODUCT(MAX(ROW([.$E$1:.E823])*([.E824]=[.$E$1:.E823]))));&quot;&quot;);&quot;&quot;)" office:value-type="float" office:value="109" calcext:value-type="float">
            <text:p>109</text:p>
          </table:table-cell>
          <table:table-cell table:number-columns-repeated="6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13041" calcext:value-type="float">
            <text:p>13041</text:p>
          </table:table-cell>
          <table:table-cell table:formula="of:=VLOOKUP([.B825];[$movies.B:.D];2;0)" office:value-type="string" office:string-value="DG" calcext:value-type="string">
            <text:p>DG</text:p>
          </table:table-cell>
          <table:table-cell table:formula="of:=IFERROR(INDEX([.$D$1:.D824];MATCH([.E825];[.$E$1:.E824];0));MAX([.$D$1:.D824])+1)" office:value-type="float" office:value="140" calcext:value-type="float">
            <text:p>140</text:p>
          </table:table-cell>
          <table:table-cell table:style-name="ce45" office:value-type="string" calcext:value-type="string">
            <text:p>Family Friendly</text:p>
          </table:table-cell>
          <table:table-cell table:formula="of:=COUNTIF([.E:.E];[.E825])-COUNTIF([.$E$1:.E825];[.E825])" office:value-type="float" office:value="2" calcext:value-type="float">
            <text:p>2</text:p>
          </table:table-cell>
          <table:table-cell table:formula="of:=COUNTIF([.$E$1:.E824];[.E825])" office:value-type="float" office:value="5" calcext:value-type="float">
            <text:p>5</text:p>
          </table:table-cell>
          <table:table-cell table:style-name="ce35" table:formula="of:=IFERROR(INDEX([.A826:.$A$873];MATCH([.E825];[.E826:.$E$873];0));&quot;&quot;)" office:value-type="float" office:value="111" calcext:value-type="float">
            <text:p>111</text:p>
          </table:table-cell>
          <table:table-cell table:style-name="ce35" table:formula="of:=IFERROR(IF(COUNT([.$A$1:.A824])&gt;1;INDEX([.$A$1:.A824];SUMPRODUCT(MAX(ROW([.$E$1:.E824])*([.E825]=[.$E$1:.E824]))));&quot;&quot;);&quot;&quot;)" office:value-type="float" office:value="110" calcext:value-type="float">
            <text:p>110</text:p>
          </table:table-cell>
          <table:table-cell table:number-columns-repeated="6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13041" calcext:value-type="float">
            <text:p>13041</text:p>
          </table:table-cell>
          <table:table-cell table:formula="of:=VLOOKUP([.B826];[$movies.B:.D];2;0)" office:value-type="string" office:string-value="DG" calcext:value-type="string">
            <text:p>DG</text:p>
          </table:table-cell>
          <table:table-cell table:formula="of:=IFERROR(INDEX([.$D$1:.D825];MATCH([.E826];[.$E$1:.E825];0));MAX([.$D$1:.D825])+1)" office:value-type="float" office:value="167" calcext:value-type="float">
            <text:p>167</text:p>
          </table:table-cell>
          <table:table-cell table:style-name="ce45" office:value-type="string" calcext:value-type="string">
            <text:p>Proxy Battles</text:p>
          </table:table-cell>
          <table:table-cell table:formula="of:=COUNTIF([.E:.E];[.E826])-COUNTIF([.$E$1:.E826];[.E826])" office:value-type="float" office:value="1" calcext:value-type="float">
            <text:p>1</text:p>
          </table:table-cell>
          <table:table-cell table:formula="of:=COUNTIF([.$E$1:.E825];[.E826])" office:value-type="float" office:value="0" calcext:value-type="float">
            <text:p>0</text:p>
          </table:table-cell>
          <table:table-cell table:style-name="ce35" table:formula="of:=IFERROR(INDEX([.A827:.$A$873];MATCH([.E826];[.E827:.$E$873];0));&quot;&quot;)" office:value-type="float" office:value="111" calcext:value-type="float">
            <text:p>111</text:p>
          </table:table-cell>
          <table:table-cell table:style-name="ce35" table:formula="of:=IFERROR(IF(COUNT([.$A$1:.A825])&gt;1;INDEX([.$A$1:.A825];SUMPRODUCT(MAX(ROW([.$E$1:.E825])*([.E826]=[.$E$1:.E825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13041" calcext:value-type="float">
            <text:p>13041</text:p>
          </table:table-cell>
          <table:table-cell table:formula="of:=VLOOKUP([.B827];[$movies.B:.D];2;0)" office:value-type="string" office:string-value="DG" calcext:value-type="string">
            <text:p>DG</text:p>
          </table:table-cell>
          <table:table-cell table:formula="of:=IFERROR(INDEX([.$D$1:.D826];MATCH([.E827];[.$E$1:.E826];0));MAX([.$D$1:.D826])+1)" office:value-type="float" office:value="94" calcext:value-type="float">
            <text:p>94</text:p>
          </table:table-cell>
          <table:table-cell table:style-name="ce45" office:value-type="float" office:value="0" calcext:value-type="float">
            <text:p>0</text:p>
          </table:table-cell>
          <table:table-cell table:formula="of:=COUNTIF([.E:.E];[.E827])-COUNTIF([.$E$1:.E827];[.E827])" office:value-type="float" office:value="4" calcext:value-type="float">
            <text:p>4</text:p>
          </table:table-cell>
          <table:table-cell table:formula="of:=COUNTIF([.$E$1:.E826];[.E827])" office:value-type="float" office:value="11" calcext:value-type="float">
            <text:p>11</text:p>
          </table:table-cell>
          <table:table-cell table:style-name="ce35" table:formula="of:=IFERROR(INDEX([.A828:.$A$873];MATCH([.E827];[.E828:.$E$873];0));&quot;&quot;)" office:value-type="float" office:value="115" calcext:value-type="float">
            <text:p>115</text:p>
          </table:table-cell>
          <table:table-cell table:style-name="ce35" table:formula="of:=IFERROR(IF(COUNT([.$A$1:.A826])&gt;1;INDEX([.$A$1:.A826];SUMPRODUCT(MAX(ROW([.$E$1:.E826])*([.E827]=[.$E$1:.E826]))));&quot;&quot;);&quot;&quot;)" office:value-type="float" office:value="93" calcext:value-type="float">
            <text:p>93</text:p>
          </table:table-cell>
          <table:table-cell table:number-columns-repeated="6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13041" calcext:value-type="float">
            <text:p>13041</text:p>
          </table:table-cell>
          <table:table-cell table:formula="of:=VLOOKUP([.B828];[$movies.B:.D];2;0)" office:value-type="string" office:string-value="DG" calcext:value-type="string">
            <text:p>DG</text:p>
          </table:table-cell>
          <table:table-cell table:formula="of:=IFERROR(INDEX([.$D$1:.D827];MATCH([.E828];[.$E$1:.E827];0));MAX([.$D$1:.D827])+1)" office:value-type="float" office:value="140" calcext:value-type="float">
            <text:p>140</text:p>
          </table:table-cell>
          <table:table-cell table:style-name="ce45" office:value-type="string" calcext:value-type="string">
            <text:p>Family Friendly</text:p>
          </table:table-cell>
          <table:table-cell table:formula="of:=COUNTIF([.E:.E];[.E828])-COUNTIF([.$E$1:.E828];[.E828])" office:value-type="float" office:value="1" calcext:value-type="float">
            <text:p>1</text:p>
          </table:table-cell>
          <table:table-cell table:formula="of:=COUNTIF([.$E$1:.E827];[.E828])" office:value-type="float" office:value="6" calcext:value-type="float">
            <text:p>6</text:p>
          </table:table-cell>
          <table:table-cell table:style-name="ce35" table:formula="of:=IFERROR(INDEX([.A829:.$A$873];MATCH([.E828];[.E829:.$E$873];0));&quot;&quot;)">
            <text:p/>
          </table:table-cell>
          <table:table-cell table:style-name="ce35" table:formula="of:=IFERROR(IF(COUNT([.$A$1:.A827])&gt;1;INDEX([.$A$1:.A827];SUMPRODUCT(MAX(ROW([.$E$1:.E827])*([.E828]=[.$E$1:.E827]))));&quot;&quot;);&quot;&quot;)" office:value-type="float" office:value="111" calcext:value-type="float">
            <text:p>111</text:p>
          </table:table-cell>
          <table:table-cell table:number-columns-repeated="6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13041" calcext:value-type="float">
            <text:p>13041</text:p>
          </table:table-cell>
          <table:table-cell table:formula="of:=VLOOKUP([.B829];[$movies.B:.D];2;0)" office:value-type="string" office:string-value="DG" calcext:value-type="string">
            <text:p>DG</text:p>
          </table:table-cell>
          <table:table-cell table:formula="of:=IFERROR(INDEX([.$D$1:.D828];MATCH([.E829];[.$E$1:.E828];0));MAX([.$D$1:.D828])+1)" office:value-type="float" office:value="167" calcext:value-type="float">
            <text:p>167</text:p>
          </table:table-cell>
          <table:table-cell table:style-name="ce45" office:value-type="string" calcext:value-type="string">
            <text:p>Proxy Battles</text:p>
          </table:table-cell>
          <table:table-cell table:formula="of:=COUNTIF([.E:.E];[.E829])-COUNTIF([.$E$1:.E829];[.E829])" office:value-type="float" office:value="0" calcext:value-type="float">
            <text:p>0</text:p>
          </table:table-cell>
          <table:table-cell table:formula="of:=COUNTIF([.$E$1:.E828];[.E829])" office:value-type="float" office:value="1" calcext:value-type="float">
            <text:p>1</text:p>
          </table:table-cell>
          <table:table-cell table:style-name="ce35" table:formula="of:=IFERROR(INDEX([.A830:.$A$873];MATCH([.E829];[.E830:.$E$873];0));&quot;&quot;)">
            <text:p/>
          </table:table-cell>
          <table:table-cell table:style-name="ce35" table:formula="of:=IFERROR(IF(COUNT([.$A$1:.A828])&gt;1;INDEX([.$A$1:.A828];SUMPRODUCT(MAX(ROW([.$E$1:.E828])*([.E829]=[.$E$1:.E828]))));&quot;&quot;);&quot;&quot;)" office:value-type="float" office:value="111" calcext:value-type="float">
            <text:p>111</text:p>
          </table:table-cell>
          <table:table-cell table:number-columns-repeated="6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1224" calcext:value-type="float">
            <text:p>1224</text:p>
          </table:table-cell>
          <table:table-cell table:formula="of:=VLOOKUP([.B830];[$movies.B:.D];2;0)" office:value-type="string" office:string-value="DH" calcext:value-type="string">
            <text:p>DH</text:p>
          </table:table-cell>
          <table:table-cell table:formula="of:=IFERROR(INDEX([.$D$1:.D829];MATCH([.E830];[.$E$1:.E829];0));MAX([.$D$1:.D829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830])-COUNTIF([.$E$1:.E830];[.E830])" office:value-type="float" office:value="5" calcext:value-type="float">
            <text:p>5</text:p>
          </table:table-cell>
          <table:table-cell table:formula="of:=COUNTIF([.$E$1:.E829];[.E830])" office:value-type="float" office:value="18" calcext:value-type="float">
            <text:p>18</text:p>
          </table:table-cell>
          <table:table-cell table:style-name="ce35" table:formula="of:=IFERROR(INDEX([.A831:.$A$873];MATCH([.E830];[.E831:.$E$873];0));&quot;&quot;)">
            <text:p/>
          </table:table-cell>
          <table:table-cell table:style-name="ce35" table:formula="of:=IFERROR(IF(COUNT([.$A$1:.A829])&gt;1;INDEX([.$A$1:.A829];SUMPRODUCT(MAX(ROW([.$E$1:.E829])*([.E830]=[.$E$1:.E829]))));&quot;&quot;);&quot;&quot;)" office:value-type="float" office:value="106" calcext:value-type="float">
            <text:p>106</text:p>
          </table:table-cell>
          <table:table-cell table:number-columns-repeated="6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1224" calcext:value-type="float">
            <text:p>1224</text:p>
          </table:table-cell>
          <table:table-cell table:formula="of:=VLOOKUP([.B831];[$movies.B:.D];2;0)" office:value-type="string" office:string-value="DH" calcext:value-type="string">
            <text:p>DH</text:p>
          </table:table-cell>
          <table:table-cell table:formula="of:=IFERROR(INDEX([.$D$1:.D830];MATCH([.E831];[.$E$1:.E830];0));MAX([.$D$1:.D830])+1)" office:value-type="float" office:value="23" calcext:value-type="float">
            <text:p>23</text:p>
          </table:table-cell>
          <table:table-cell table:style-name="ce45" office:value-type="string" calcext:value-type="string">
            <text:p>Mystery</text:p>
          </table:table-cell>
          <table:table-cell table:formula="of:=COUNTIF([.E:.E];[.E831])-COUNTIF([.$E$1:.E831];[.E831])" office:value-type="float" office:value="0" calcext:value-type="float">
            <text:p>0</text:p>
          </table:table-cell>
          <table:table-cell table:formula="of:=COUNTIF([.$E$1:.E830];[.E831])" office:value-type="float" office:value="5" calcext:value-type="float">
            <text:p>5</text:p>
          </table:table-cell>
          <table:table-cell table:style-name="ce35" table:formula="of:=IFERROR(INDEX([.A832:.$A$873];MATCH([.E831];[.E832:.$E$873];0));&quot;&quot;)">
            <text:p/>
          </table:table-cell>
          <table:table-cell table:style-name="ce35" table:formula="of:=IFERROR(IF(COUNT([.$A$1:.A830])&gt;1;INDEX([.$A$1:.A830];SUMPRODUCT(MAX(ROW([.$E$1:.E830])*([.E831]=[.$E$1:.E830]))));&quot;&quot;);&quot;&quot;)" office:value-type="float" office:value="105" calcext:value-type="float">
            <text:p>105</text:p>
          </table:table-cell>
          <table:table-cell table:number-columns-repeated="6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1224" calcext:value-type="float">
            <text:p>1224</text:p>
          </table:table-cell>
          <table:table-cell table:formula="of:=VLOOKUP([.B832];[$movies.B:.D];2;0)" office:value-type="string" office:string-value="DH" calcext:value-type="string">
            <text:p>DH</text:p>
          </table:table-cell>
          <table:table-cell table:formula="of:=IFERROR(INDEX([.$D$1:.D831];MATCH([.E832];[.$E$1:.E831];0));MAX([.$D$1:.D831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832])-COUNTIF([.$E$1:.E832];[.E832])" office:value-type="float" office:value="10" calcext:value-type="float">
            <text:p>10</text:p>
          </table:table-cell>
          <table:table-cell table:formula="of:=COUNTIF([.$E$1:.E831];[.E832])" office:value-type="float" office:value="17" calcext:value-type="float">
            <text:p>17</text:p>
          </table:table-cell>
          <table:table-cell table:style-name="ce35" table:formula="of:=IFERROR(INDEX([.A833:.$A$873];MATCH([.E832];[.E833:.$E$873];0));&quot;&quot;)" office:value-type="float" office:value="117" calcext:value-type="float">
            <text:p>117</text:p>
          </table:table-cell>
          <table:table-cell table:style-name="ce35" table:formula="of:=IFERROR(IF(COUNT([.$A$1:.A831])&gt;1;INDEX([.$A$1:.A831];SUMPRODUCT(MAX(ROW([.$E$1:.E831])*([.E832]=[.$E$1:.E831]))));&quot;&quot;);&quot;&quot;)" office:value-type="float" office:value="102" calcext:value-type="float">
            <text:p>102</text:p>
          </table:table-cell>
          <table:table-cell table:number-columns-repeated="6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1224" calcext:value-type="float">
            <text:p>1224</text:p>
          </table:table-cell>
          <table:table-cell table:formula="of:=VLOOKUP([.B833];[$movies.B:.D];2;0)" office:value-type="string" office:string-value="DH" calcext:value-type="string">
            <text:p>DH</text:p>
          </table:table-cell>
          <table:table-cell table:formula="of:=IFERROR(INDEX([.$D$1:.D832];MATCH([.E833];[.$E$1:.E832];0));MAX([.$D$1:.D832])+1)" office:value-type="float" office:value="81" calcext:value-type="float">
            <text:p>81</text:p>
          </table:table-cell>
          <table:table-cell table:style-name="ce45" office:value-type="string" calcext:value-type="string">
            <text:p>Music</text:p>
          </table:table-cell>
          <table:table-cell table:formula="of:=COUNTIF([.E:.E];[.E833])-COUNTIF([.$E$1:.E833];[.E833])" office:value-type="float" office:value="0" calcext:value-type="float">
            <text:p>0</text:p>
          </table:table-cell>
          <table:table-cell table:formula="of:=COUNTIF([.$E$1:.E832];[.E833])" office:value-type="float" office:value="5" calcext:value-type="float">
            <text:p>5</text:p>
          </table:table-cell>
          <table:table-cell table:style-name="ce35" table:formula="of:=IFERROR(INDEX([.A834:.$A$873];MATCH([.E833];[.E834:.$E$873];0));&quot;&quot;)">
            <text:p/>
          </table:table-cell>
          <table:table-cell table:style-name="ce35" table:formula="of:=IFERROR(IF(COUNT([.$A$1:.A832])&gt;1;INDEX([.$A$1:.A832];SUMPRODUCT(MAX(ROW([.$E$1:.E832])*([.E833]=[.$E$1:.E832]))));&quot;&quot;);&quot;&quot;)" office:value-type="float" office:value="86" calcext:value-type="float">
            <text:p>86</text:p>
          </table:table-cell>
          <table:table-cell table:number-columns-repeated="6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1224" calcext:value-type="float">
            <text:p>1224</text:p>
          </table:table-cell>
          <table:table-cell table:formula="of:=VLOOKUP([.B834];[$movies.B:.D];2;0)" office:value-type="string" office:string-value="DH" calcext:value-type="string">
            <text:p>DH</text:p>
          </table:table-cell>
          <table:table-cell table:formula="of:=IFERROR(INDEX([.$D$1:.D833];MATCH([.E834];[.$E$1:.E833];0));MAX([.$D$1:.D833])+1)" office:value-type="float" office:value="26" calcext:value-type="float">
            <text:p>26</text:p>
          </table:table-cell>
          <table:table-cell table:style-name="ce45" office:value-type="string" calcext:value-type="string">
            <text:p>Revenge</text:p>
          </table:table-cell>
          <table:table-cell table:formula="of:=COUNTIF([.E:.E];[.E834])-COUNTIF([.$E$1:.E834];[.E834])" office:value-type="float" office:value="1" calcext:value-type="float">
            <text:p>1</text:p>
          </table:table-cell>
          <table:table-cell table:formula="of:=COUNTIF([.$E$1:.E833];[.E834])" office:value-type="float" office:value="8" calcext:value-type="float">
            <text:p>8</text:p>
          </table:table-cell>
          <table:table-cell table:style-name="ce35" table:formula="of:=IFERROR(INDEX([.A835:.$A$873];MATCH([.E834];[.E835:.$E$873];0));&quot;&quot;)">
            <text:p/>
          </table:table-cell>
          <table:table-cell table:style-name="ce35" table:formula="of:=IFERROR(IF(COUNT([.$A$1:.A833])&gt;1;INDEX([.$A$1:.A833];SUMPRODUCT(MAX(ROW([.$E$1:.E833])*([.E834]=[.$E$1:.E833]))));&quot;&quot;);&quot;&quot;)" office:value-type="float" office:value="87" calcext:value-type="float">
            <text:p>87</text:p>
          </table:table-cell>
          <table:table-cell table:number-columns-repeated="6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16389" calcext:value-type="float">
            <text:p>16389</text:p>
          </table:table-cell>
          <table:table-cell table:formula="of:=VLOOKUP([.B835];[$movies.B:.D];2;0)" office:value-type="string" office:string-value="DI" calcext:value-type="string">
            <text:p>DI</text:p>
          </table:table-cell>
          <table:table-cell table:formula="of:=IFERROR(INDEX([.$D$1:.D834];MATCH([.E835];[.$E$1:.E834];0));MAX([.$D$1:.D834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835])-COUNTIF([.$E$1:.E835];[.E835])" office:value-type="float" office:value="9" calcext:value-type="float">
            <text:p>9</text:p>
          </table:table-cell>
          <table:table-cell table:formula="of:=COUNTIF([.$E$1:.E834];[.E835])" office:value-type="float" office:value="37" calcext:value-type="float">
            <text:p>37</text:p>
          </table:table-cell>
          <table:table-cell table:style-name="ce35" table:formula="of:=IFERROR(INDEX([.A836:.$A$873];MATCH([.E835];[.E836:.$E$873];0));&quot;&quot;)">
            <text:p/>
          </table:table-cell>
          <table:table-cell table:style-name="ce35" table:formula="of:=IFERROR(IF(COUNT([.$A$1:.A834])&gt;1;INDEX([.$A$1:.A834];SUMPRODUCT(MAX(ROW([.$E$1:.E834])*([.E835]=[.$E$1:.E834]))));&quot;&quot;);&quot;&quot;)" office:value-type="float" office:value="102" calcext:value-type="float">
            <text:p>102</text:p>
          </table:table-cell>
          <table:table-cell table:number-columns-repeated="6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16389" calcext:value-type="float">
            <text:p>16389</text:p>
          </table:table-cell>
          <table:table-cell table:formula="of:=VLOOKUP([.B836];[$movies.B:.D];2;0)" office:value-type="string" office:string-value="DI" calcext:value-type="string">
            <text:p>DI</text:p>
          </table:table-cell>
          <table:table-cell table:formula="of:=IFERROR(INDEX([.$D$1:.D835];MATCH([.E836];[.$E$1:.E835];0));MAX([.$D$1:.D835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836])-COUNTIF([.$E$1:.E836];[.E836])" office:value-type="float" office:value="6" calcext:value-type="float">
            <text:p>6</text:p>
          </table:table-cell>
          <table:table-cell table:formula="of:=COUNTIF([.$E$1:.E835];[.E836])" office:value-type="float" office:value="24" calcext:value-type="float">
            <text:p>24</text:p>
          </table:table-cell>
          <table:table-cell table:style-name="ce35" table:formula="of:=IFERROR(INDEX([.A837:.$A$873];MATCH([.E836];[.E837:.$E$873];0));&quot;&quot;)">
            <text:p/>
          </table:table-cell>
          <table:table-cell table:style-name="ce35" table:formula="of:=IFERROR(IF(COUNT([.$A$1:.A835])&gt;1;INDEX([.$A$1:.A835];SUMPRODUCT(MAX(ROW([.$E$1:.E835])*([.E836]=[.$E$1:.E835]))));&quot;&quot;);&quot;&quot;)" office:value-type="float" office:value="108" calcext:value-type="float">
            <text:p>108</text:p>
          </table:table-cell>
          <table:table-cell table:number-columns-repeated="6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16389" calcext:value-type="float">
            <text:p>16389</text:p>
          </table:table-cell>
          <table:table-cell table:formula="of:=VLOOKUP([.B837];[$movies.B:.D];2;0)" office:value-type="string" office:string-value="DI" calcext:value-type="string">
            <text:p>DI</text:p>
          </table:table-cell>
          <table:table-cell table:formula="of:=IFERROR(INDEX([.$D$1:.D836];MATCH([.E837];[.$E$1:.E836];0));MAX([.$D$1:.D836])+1)" office:value-type="float" office:value="147" calcext:value-type="float">
            <text:p>147</text:p>
          </table:table-cell>
          <table:table-cell table:style-name="ce45" office:value-type="string" calcext:value-type="string">
            <text:p>Promotional</text:p>
          </table:table-cell>
          <table:table-cell table:formula="of:=COUNTIF([.E:.E];[.E837])-COUNTIF([.$E$1:.E837];[.E837])" office:value-type="float" office:value="5" calcext:value-type="float">
            <text:p>5</text:p>
          </table:table-cell>
          <table:table-cell table:formula="of:=COUNTIF([.$E$1:.E836];[.E837])" office:value-type="float" office:value="4" calcext:value-type="float">
            <text:p>4</text:p>
          </table:table-cell>
          <table:table-cell table:style-name="ce35" table:formula="of:=IFERROR(INDEX([.A838:.$A$873];MATCH([.E837];[.E838:.$E$873];0));&quot;&quot;)" office:value-type="float" office:value="114" calcext:value-type="float">
            <text:p>114</text:p>
          </table:table-cell>
          <table:table-cell table:style-name="ce35" table:formula="of:=IFERROR(IF(COUNT([.$A$1:.A836])&gt;1;INDEX([.$A$1:.A836];SUMPRODUCT(MAX(ROW([.$E$1:.E836])*([.E837]=[.$E$1:.E836]))));&quot;&quot;);&quot;&quot;)" office:value-type="float" office:value="106" calcext:value-type="float">
            <text:p>106</text:p>
          </table:table-cell>
          <table:table-cell table:number-columns-repeated="6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16389" calcext:value-type="float">
            <text:p>16389</text:p>
          </table:table-cell>
          <table:table-cell table:formula="of:=VLOOKUP([.B838];[$movies.B:.D];2;0)" office:value-type="string" office:string-value="DI" calcext:value-type="string">
            <text:p>DI</text:p>
          </table:table-cell>
          <table:table-cell table:formula="of:=IFERROR(INDEX([.$D$1:.D837];MATCH([.E838];[.$E$1:.E837];0));MAX([.$D$1:.D837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838])-COUNTIF([.$E$1:.E838];[.E838])" office:value-type="float" office:value="5" calcext:value-type="float">
            <text:p>5</text:p>
          </table:table-cell>
          <table:table-cell table:formula="of:=COUNTIF([.$E$1:.E837];[.E838])" office:value-type="float" office:value="23" calcext:value-type="float">
            <text:p>23</text:p>
          </table:table-cell>
          <table:table-cell table:style-name="ce35" table:formula="of:=IFERROR(INDEX([.A839:.$A$873];MATCH([.E838];[.E839:.$E$873];0));&quot;&quot;)" office:value-type="float" office:value="114" calcext:value-type="float">
            <text:p>114</text:p>
          </table:table-cell>
          <table:table-cell table:style-name="ce35" table:formula="of:=IFERROR(IF(COUNT([.$A$1:.A837])&gt;1;INDEX([.$A$1:.A837];SUMPRODUCT(MAX(ROW([.$E$1:.E837])*([.E838]=[.$E$1:.E837]))));&quot;&quot;);&quot;&quot;)" office:value-type="float" office:value="108" calcext:value-type="float">
            <text:p>108</text:p>
          </table:table-cell>
          <table:table-cell table:number-columns-repeated="6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16389" calcext:value-type="float">
            <text:p>16389</text:p>
          </table:table-cell>
          <table:table-cell table:formula="of:=VLOOKUP([.B839];[$movies.B:.D];2;0)" office:value-type="string" office:string-value="DI" calcext:value-type="string">
            <text:p>DI</text:p>
          </table:table-cell>
          <table:table-cell table:formula="of:=IFERROR(INDEX([.$D$1:.D838];MATCH([.E839];[.$E$1:.E838];0));MAX([.$D$1:.D838])+1)" office:value-type="float" office:value="148" calcext:value-type="float">
            <text:p>148</text:p>
          </table:table-cell>
          <table:table-cell table:style-name="ce45" office:value-type="string" calcext:value-type="string">
            <text:p>Tourism</text:p>
          </table:table-cell>
          <table:table-cell table:formula="of:=COUNTIF([.E:.E];[.E839])-COUNTIF([.$E$1:.E839];[.E839])" office:value-type="float" office:value="2" calcext:value-type="float">
            <text:p>2</text:p>
          </table:table-cell>
          <table:table-cell table:formula="of:=COUNTIF([.$E$1:.E838];[.E839])" office:value-type="float" office:value="1" calcext:value-type="float">
            <text:p>1</text:p>
          </table:table-cell>
          <table:table-cell table:style-name="ce35" table:formula="of:=IFERROR(INDEX([.A840:.$A$873];MATCH([.E839];[.E840:.$E$873];0));&quot;&quot;)" office:value-type="float" office:value="115" calcext:value-type="float">
            <text:p>115</text:p>
          </table:table-cell>
          <table:table-cell table:style-name="ce35" table:formula="of:=IFERROR(IF(COUNT([.$A$1:.A838])&gt;1;INDEX([.$A$1:.A838];SUMPRODUCT(MAX(ROW([.$E$1:.E838])*([.E839]=[.$E$1:.E838]))));&quot;&quot;);&quot;&quot;)" office:value-type="float" office:value="82" calcext:value-type="float">
            <text:p>82</text:p>
          </table:table-cell>
          <table:table-cell table:number-columns-repeated="6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34757" calcext:value-type="float">
            <text:p>34757</text:p>
          </table:table-cell>
          <table:table-cell table:formula="of:=VLOOKUP([.B840];[$movies.B:.D];2;0)" office:value-type="string" office:string-value="DJ" calcext:value-type="string">
            <text:p>DJ</text:p>
          </table:table-cell>
          <table:table-cell table:formula="of:=IFERROR(INDEX([.$D$1:.D839];MATCH([.E840];[.$E$1:.E839];0));MAX([.$D$1:.D839])+1)" office:value-type="float" office:value="147" calcext:value-type="float">
            <text:p>147</text:p>
          </table:table-cell>
          <table:table-cell table:style-name="ce45" office:value-type="string" calcext:value-type="string">
            <text:p>Promotional</text:p>
          </table:table-cell>
          <table:table-cell table:formula="of:=COUNTIF([.E:.E];[.E840])-COUNTIF([.$E$1:.E840];[.E840])" office:value-type="float" office:value="4" calcext:value-type="float">
            <text:p>4</text:p>
          </table:table-cell>
          <table:table-cell table:formula="of:=COUNTIF([.$E$1:.E839];[.E840])" office:value-type="float" office:value="5" calcext:value-type="float">
            <text:p>5</text:p>
          </table:table-cell>
          <table:table-cell table:style-name="ce35" table:formula="of:=IFERROR(INDEX([.A841:.$A$873];MATCH([.E840];[.E841:.$E$873];0));&quot;&quot;)" office:value-type="float" office:value="114" calcext:value-type="float">
            <text:p>114</text:p>
          </table:table-cell>
          <table:table-cell table:style-name="ce35" table:formula="of:=IFERROR(IF(COUNT([.$A$1:.A839])&gt;1;INDEX([.$A$1:.A839];SUMPRODUCT(MAX(ROW([.$E$1:.E839])*([.E840]=[.$E$1:.E839]))));&quot;&quot;);&quot;&quot;)" office:value-type="float" office:value="113" calcext:value-type="float">
            <text:p>113</text:p>
          </table:table-cell>
          <table:table-cell table:number-columns-repeated="6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34757" calcext:value-type="float">
            <text:p>34757</text:p>
          </table:table-cell>
          <table:table-cell table:formula="of:=VLOOKUP([.B841];[$movies.B:.D];2;0)" office:value-type="string" office:string-value="DJ" calcext:value-type="string">
            <text:p>DJ</text:p>
          </table:table-cell>
          <table:table-cell table:formula="of:=IFERROR(INDEX([.$D$1:.D840];MATCH([.E841];[.$E$1:.E840];0));MAX([.$D$1:.D840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841])-COUNTIF([.$E$1:.E841];[.E841])" office:value-type="float" office:value="4" calcext:value-type="float">
            <text:p>4</text:p>
          </table:table-cell>
          <table:table-cell table:formula="of:=COUNTIF([.$E$1:.E840];[.E841])" office:value-type="float" office:value="24" calcext:value-type="float">
            <text:p>24</text:p>
          </table:table-cell>
          <table:table-cell table:style-name="ce35" table:formula="of:=IFERROR(INDEX([.A842:.$A$873];MATCH([.E841];[.E842:.$E$873];0));&quot;&quot;)" office:value-type="float" office:value="114" calcext:value-type="float">
            <text:p>114</text:p>
          </table:table-cell>
          <table:table-cell table:style-name="ce35" table:formula="of:=IFERROR(IF(COUNT([.$A$1:.A840])&gt;1;INDEX([.$A$1:.A840];SUMPRODUCT(MAX(ROW([.$E$1:.E840])*([.E841]=[.$E$1:.E840]))));&quot;&quot;);&quot;&quot;)" office:value-type="float" office:value="113" calcext:value-type="float">
            <text:p>113</text:p>
          </table:table-cell>
          <table:table-cell table:number-columns-repeated="6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34757" calcext:value-type="float">
            <text:p>34757</text:p>
          </table:table-cell>
          <table:table-cell table:formula="of:=VLOOKUP([.B842];[$movies.B:.D];2;0)" office:value-type="string" office:string-value="DJ" calcext:value-type="string">
            <text:p>DJ</text:p>
          </table:table-cell>
          <table:table-cell table:formula="of:=IFERROR(INDEX([.$D$1:.D841];MATCH([.E842];[.$E$1:.E841];0));MAX([.$D$1:.D841])+1)" office:value-type="float" office:value="14" calcext:value-type="float">
            <text:p>14</text:p>
          </table:table-cell>
          <table:table-cell table:style-name="ce45" office:value-type="string" calcext:value-type="string">
            <text:p>Work Life</text:p>
          </table:table-cell>
          <table:table-cell table:formula="of:=COUNTIF([.E:.E];[.E842])-COUNTIF([.$E$1:.E842];[.E842])" office:value-type="float" office:value="3" calcext:value-type="float">
            <text:p>3</text:p>
          </table:table-cell>
          <table:table-cell table:formula="of:=COUNTIF([.$E$1:.E841];[.E842])" office:value-type="float" office:value="4" calcext:value-type="float">
            <text:p>4</text:p>
          </table:table-cell>
          <table:table-cell table:style-name="ce35" table:formula="of:=IFERROR(INDEX([.A843:.$A$873];MATCH([.E842];[.E843:.$E$873];0));&quot;&quot;)" office:value-type="float" office:value="114" calcext:value-type="float">
            <text:p>114</text:p>
          </table:table-cell>
          <table:table-cell table:style-name="ce35" table:formula="of:=IFERROR(IF(COUNT([.$A$1:.A841])&gt;1;INDEX([.$A$1:.A841];SUMPRODUCT(MAX(ROW([.$E$1:.E841])*([.E842]=[.$E$1:.E841]))));&quot;&quot;);&quot;&quot;)" office:value-type="float" office:value="51" calcext:value-type="float">
            <text:p>51</text:p>
          </table:table-cell>
          <table:table-cell table:number-columns-repeated="6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34757" calcext:value-type="float">
            <text:p>34757</text:p>
          </table:table-cell>
          <table:table-cell table:formula="of:=VLOOKUP([.B843];[$movies.B:.D];2;0)" office:value-type="string" office:string-value="DJ" calcext:value-type="string">
            <text:p>DJ</text:p>
          </table:table-cell>
          <table:table-cell table:formula="of:=IFERROR(INDEX([.$D$1:.D842];MATCH([.E843];[.$E$1:.E842];0));MAX([.$D$1:.D842])+1)" office:value-type="float" office:value="147" calcext:value-type="float">
            <text:p>147</text:p>
          </table:table-cell>
          <table:table-cell table:style-name="ce45" office:value-type="string" calcext:value-type="string">
            <text:p>Promotional</text:p>
          </table:table-cell>
          <table:table-cell table:formula="of:=COUNTIF([.E:.E];[.E843])-COUNTIF([.$E$1:.E843];[.E843])" office:value-type="float" office:value="3" calcext:value-type="float">
            <text:p>3</text:p>
          </table:table-cell>
          <table:table-cell table:formula="of:=COUNTIF([.$E$1:.E842];[.E843])" office:value-type="float" office:value="6" calcext:value-type="float">
            <text:p>6</text:p>
          </table:table-cell>
          <table:table-cell table:style-name="ce35" table:formula="of:=IFERROR(INDEX([.A844:.$A$873];MATCH([.E843];[.E844:.$E$873];0));&quot;&quot;)" office:value-type="float" office:value="115" calcext:value-type="float">
            <text:p>115</text:p>
          </table:table-cell>
          <table:table-cell table:style-name="ce35" table:formula="of:=IFERROR(IF(COUNT([.$A$1:.A842])&gt;1;INDEX([.$A$1:.A842];SUMPRODUCT(MAX(ROW([.$E$1:.E842])*([.E843]=[.$E$1:.E842]))));&quot;&quot;);&quot;&quot;)" office:value-type="float" office:value="114" calcext:value-type="float">
            <text:p>114</text:p>
          </table:table-cell>
          <table:table-cell table:number-columns-repeated="6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34757" calcext:value-type="float">
            <text:p>34757</text:p>
          </table:table-cell>
          <table:table-cell table:formula="of:=VLOOKUP([.B844];[$movies.B:.D];2;0)" office:value-type="string" office:string-value="DJ" calcext:value-type="string">
            <text:p>DJ</text:p>
          </table:table-cell>
          <table:table-cell table:formula="of:=IFERROR(INDEX([.$D$1:.D843];MATCH([.E844];[.$E$1:.E843];0));MAX([.$D$1:.D843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844])-COUNTIF([.$E$1:.E844];[.E844])" office:value-type="float" office:value="3" calcext:value-type="float">
            <text:p>3</text:p>
          </table:table-cell>
          <table:table-cell table:formula="of:=COUNTIF([.$E$1:.E843];[.E844])" office:value-type="float" office:value="25" calcext:value-type="float">
            <text:p>25</text:p>
          </table:table-cell>
          <table:table-cell table:style-name="ce35" table:formula="of:=IFERROR(INDEX([.A845:.$A$873];MATCH([.E844];[.E845:.$E$873];0));&quot;&quot;)" office:value-type="float" office:value="118" calcext:value-type="float">
            <text:p>118</text:p>
          </table:table-cell>
          <table:table-cell table:style-name="ce35" table:formula="of:=IFERROR(IF(COUNT([.$A$1:.A843])&gt;1;INDEX([.$A$1:.A843];SUMPRODUCT(MAX(ROW([.$E$1:.E843])*([.E844]=[.$E$1:.E843]))));&quot;&quot;);&quot;&quot;)" office:value-type="float" office:value="114" calcext:value-type="float">
            <text:p>114</text:p>
          </table:table-cell>
          <table:table-cell table:number-columns-repeated="6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34757" calcext:value-type="float">
            <text:p>34757</text:p>
          </table:table-cell>
          <table:table-cell table:formula="of:=VLOOKUP([.B845];[$movies.B:.D];2;0)" office:value-type="string" office:string-value="DJ" calcext:value-type="string">
            <text:p>DJ</text:p>
          </table:table-cell>
          <table:table-cell table:formula="of:=IFERROR(INDEX([.$D$1:.D844];MATCH([.E845];[.$E$1:.E844];0));MAX([.$D$1:.D844])+1)" office:value-type="float" office:value="14" calcext:value-type="float">
            <text:p>14</text:p>
          </table:table-cell>
          <table:table-cell table:style-name="ce45" office:value-type="string" calcext:value-type="string">
            <text:p>Work Life</text:p>
          </table:table-cell>
          <table:table-cell table:formula="of:=COUNTIF([.E:.E];[.E845])-COUNTIF([.$E$1:.E845];[.E845])" office:value-type="float" office:value="2" calcext:value-type="float">
            <text:p>2</text:p>
          </table:table-cell>
          <table:table-cell table:formula="of:=COUNTIF([.$E$1:.E844];[.E845])" office:value-type="float" office:value="5" calcext:value-type="float">
            <text:p>5</text:p>
          </table:table-cell>
          <table:table-cell table:style-name="ce35" table:formula="of:=IFERROR(INDEX([.A846:.$A$873];MATCH([.E845];[.E846:.$E$873];0));&quot;&quot;)">
            <text:p/>
          </table:table-cell>
          <table:table-cell table:style-name="ce35" table:formula="of:=IFERROR(IF(COUNT([.$A$1:.A844])&gt;1;INDEX([.$A$1:.A844];SUMPRODUCT(MAX(ROW([.$E$1:.E844])*([.E845]=[.$E$1:.E844]))));&quot;&quot;);&quot;&quot;)" office:value-type="float" office:value="114" calcext:value-type="float">
            <text:p>114</text:p>
          </table:table-cell>
          <table:table-cell table:number-columns-repeated="6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37174" calcext:value-type="float">
            <text:p>37174</text:p>
          </table:table-cell>
          <table:table-cell table:formula="of:=VLOOKUP([.B846];[$movies.B:.D];2;0)" office:value-type="string" office:string-value="DK" calcext:value-type="string">
            <text:p>DK</text:p>
          </table:table-cell>
          <table:table-cell table:formula="of:=IFERROR(INDEX([.$D$1:.D845];MATCH([.E846];[.$E$1:.E845];0));MAX([.$D$1:.D845])+1)" office:value-type="float" office:value="147" calcext:value-type="float">
            <text:p>147</text:p>
          </table:table-cell>
          <table:table-cell table:style-name="ce45" office:value-type="string" calcext:value-type="string">
            <text:p>Promotional</text:p>
          </table:table-cell>
          <table:table-cell table:formula="of:=COUNTIF([.E:.E];[.E846])-COUNTIF([.$E$1:.E846];[.E846])" office:value-type="float" office:value="2" calcext:value-type="float">
            <text:p>2</text:p>
          </table:table-cell>
          <table:table-cell table:formula="of:=COUNTIF([.$E$1:.E845];[.E846])" office:value-type="float" office:value="7" calcext:value-type="float">
            <text:p>7</text:p>
          </table:table-cell>
          <table:table-cell table:style-name="ce35" table:formula="of:=IFERROR(INDEX([.A847:.$A$873];MATCH([.E846];[.E847:.$E$873];0));&quot;&quot;)" office:value-type="float" office:value="115" calcext:value-type="float">
            <text:p>115</text:p>
          </table:table-cell>
          <table:table-cell table:style-name="ce35" table:formula="of:=IFERROR(IF(COUNT([.$A$1:.A845])&gt;1;INDEX([.$A$1:.A845];SUMPRODUCT(MAX(ROW([.$E$1:.E845])*([.E846]=[.$E$1:.E845]))));&quot;&quot;);&quot;&quot;)" office:value-type="float" office:value="114" calcext:value-type="float">
            <text:p>114</text:p>
          </table:table-cell>
          <table:table-cell table:number-columns-repeated="6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37174" calcext:value-type="float">
            <text:p>37174</text:p>
          </table:table-cell>
          <table:table-cell table:formula="of:=VLOOKUP([.B847];[$movies.B:.D];2;0)" office:value-type="string" office:string-value="DK" calcext:value-type="string">
            <text:p>DK</text:p>
          </table:table-cell>
          <table:table-cell table:formula="of:=IFERROR(INDEX([.$D$1:.D846];MATCH([.E847];[.$E$1:.E846];0));MAX([.$D$1:.D846])+1)" office:value-type="float" office:value="148" calcext:value-type="float">
            <text:p>148</text:p>
          </table:table-cell>
          <table:table-cell table:style-name="ce45" office:value-type="string" calcext:value-type="string">
            <text:p>Tourism</text:p>
          </table:table-cell>
          <table:table-cell table:formula="of:=COUNTIF([.E:.E];[.E847])-COUNTIF([.$E$1:.E847];[.E847])" office:value-type="float" office:value="1" calcext:value-type="float">
            <text:p>1</text:p>
          </table:table-cell>
          <table:table-cell table:formula="of:=COUNTIF([.$E$1:.E846];[.E847])" office:value-type="float" office:value="2" calcext:value-type="float">
            <text:p>2</text:p>
          </table:table-cell>
          <table:table-cell table:style-name="ce35" table:formula="of:=IFERROR(INDEX([.A848:.$A$873];MATCH([.E847];[.E848:.$E$873];0));&quot;&quot;)" office:value-type="float" office:value="115" calcext:value-type="float">
            <text:p>115</text:p>
          </table:table-cell>
          <table:table-cell table:style-name="ce35" table:formula="of:=IFERROR(IF(COUNT([.$A$1:.A846])&gt;1;INDEX([.$A$1:.A846];SUMPRODUCT(MAX(ROW([.$E$1:.E846])*([.E847]=[.$E$1:.E846]))));&quot;&quot;);&quot;&quot;)" office:value-type="float" office:value="113" calcext:value-type="float">
            <text:p>113</text:p>
          </table:table-cell>
          <table:table-cell table:number-columns-repeated="6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37174" calcext:value-type="float">
            <text:p>37174</text:p>
          </table:table-cell>
          <table:table-cell table:formula="of:=VLOOKUP([.B848];[$movies.B:.D];2;0)" office:value-type="string" office:string-value="DK" calcext:value-type="string">
            <text:p>DK</text:p>
          </table:table-cell>
          <table:table-cell table:formula="of:=IFERROR(INDEX([.$D$1:.D847];MATCH([.E848];[.$E$1:.E847];0));MAX([.$D$1:.D847])+1)" office:value-type="float" office:value="94" calcext:value-type="float">
            <text:p>94</text:p>
          </table:table-cell>
          <table:table-cell table:style-name="ce45" office:value-type="float" office:value="0" calcext:value-type="float">
            <text:p>0</text:p>
          </table:table-cell>
          <table:table-cell table:formula="of:=COUNTIF([.E:.E];[.E848])-COUNTIF([.$E$1:.E848];[.E848])" office:value-type="float" office:value="3" calcext:value-type="float">
            <text:p>3</text:p>
          </table:table-cell>
          <table:table-cell table:formula="of:=COUNTIF([.$E$1:.E847];[.E848])" office:value-type="float" office:value="12" calcext:value-type="float">
            <text:p>12</text:p>
          </table:table-cell>
          <table:table-cell table:style-name="ce35" table:formula="of:=IFERROR(INDEX([.A849:.$A$873];MATCH([.E848];[.E849:.$E$873];0));&quot;&quot;)" office:value-type="float" office:value="116" calcext:value-type="float">
            <text:p>116</text:p>
          </table:table-cell>
          <table:table-cell table:style-name="ce35" table:formula="of:=IFERROR(IF(COUNT([.$A$1:.A847])&gt;1;INDEX([.$A$1:.A847];SUMPRODUCT(MAX(ROW([.$E$1:.E847])*([.E848]=[.$E$1:.E847]))));&quot;&quot;);&quot;&quot;)" office:value-type="float" office:value="111" calcext:value-type="float">
            <text:p>111</text:p>
          </table:table-cell>
          <table:table-cell table:number-columns-repeated="6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37174" calcext:value-type="float">
            <text:p>37174</text:p>
          </table:table-cell>
          <table:table-cell table:formula="of:=VLOOKUP([.B849];[$movies.B:.D];2;0)" office:value-type="string" office:string-value="DK" calcext:value-type="string">
            <text:p>DK</text:p>
          </table:table-cell>
          <table:table-cell table:formula="of:=IFERROR(INDEX([.$D$1:.D848];MATCH([.E849];[.$E$1:.E848];0));MAX([.$D$1:.D848])+1)" office:value-type="float" office:value="147" calcext:value-type="float">
            <text:p>147</text:p>
          </table:table-cell>
          <table:table-cell table:style-name="ce45" office:value-type="string" calcext:value-type="string">
            <text:p>Promotional</text:p>
          </table:table-cell>
          <table:table-cell table:formula="of:=COUNTIF([.E:.E];[.E849])-COUNTIF([.$E$1:.E849];[.E849])" office:value-type="float" office:value="1" calcext:value-type="float">
            <text:p>1</text:p>
          </table:table-cell>
          <table:table-cell table:formula="of:=COUNTIF([.$E$1:.E848];[.E849])" office:value-type="float" office:value="8" calcext:value-type="float">
            <text:p>8</text:p>
          </table:table-cell>
          <table:table-cell table:style-name="ce35" table:formula="of:=IFERROR(INDEX([.A850:.$A$873];MATCH([.E849];[.E850:.$E$873];0));&quot;&quot;)" office:value-type="float" office:value="118" calcext:value-type="float">
            <text:p>118</text:p>
          </table:table-cell>
          <table:table-cell table:style-name="ce35" table:formula="of:=IFERROR(IF(COUNT([.$A$1:.A848])&gt;1;INDEX([.$A$1:.A848];SUMPRODUCT(MAX(ROW([.$E$1:.E848])*([.E849]=[.$E$1:.E848]))));&quot;&quot;);&quot;&quot;)" office:value-type="float" office:value="115" calcext:value-type="float">
            <text:p>115</text:p>
          </table:table-cell>
          <table:table-cell table:number-columns-repeated="6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37174" calcext:value-type="float">
            <text:p>37174</text:p>
          </table:table-cell>
          <table:table-cell table:formula="of:=VLOOKUP([.B850];[$movies.B:.D];2;0)" office:value-type="string" office:string-value="DK" calcext:value-type="string">
            <text:p>DK</text:p>
          </table:table-cell>
          <table:table-cell table:formula="of:=IFERROR(INDEX([.$D$1:.D849];MATCH([.E850];[.$E$1:.E849];0));MAX([.$D$1:.D849])+1)" office:value-type="float" office:value="148" calcext:value-type="float">
            <text:p>148</text:p>
          </table:table-cell>
          <table:table-cell table:style-name="ce45" office:value-type="string" calcext:value-type="string">
            <text:p>Tourism</text:p>
          </table:table-cell>
          <table:table-cell table:formula="of:=COUNTIF([.E:.E];[.E850])-COUNTIF([.$E$1:.E850];[.E850])" office:value-type="float" office:value="0" calcext:value-type="float">
            <text:p>0</text:p>
          </table:table-cell>
          <table:table-cell table:formula="of:=COUNTIF([.$E$1:.E849];[.E850])" office:value-type="float" office:value="3" calcext:value-type="float">
            <text:p>3</text:p>
          </table:table-cell>
          <table:table-cell table:style-name="ce35" table:formula="of:=IFERROR(INDEX([.A851:.$A$873];MATCH([.E850];[.E851:.$E$873];0));&quot;&quot;)">
            <text:p/>
          </table:table-cell>
          <table:table-cell table:style-name="ce35" table:formula="of:=IFERROR(IF(COUNT([.$A$1:.A849])&gt;1;INDEX([.$A$1:.A849];SUMPRODUCT(MAX(ROW([.$E$1:.E849])*([.E850]=[.$E$1:.E849]))));&quot;&quot;);&quot;&quot;)" office:value-type="float" office:value="115" calcext:value-type="float">
            <text:p>115</text:p>
          </table:table-cell>
          <table:table-cell table:number-columns-repeated="6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34208" calcext:value-type="float">
            <text:p>34208</text:p>
          </table:table-cell>
          <table:table-cell table:formula="of:=VLOOKUP([.B851];[$movies.B:.D];2;0)" office:value-type="string" office:string-value="DL" calcext:value-type="string">
            <text:p>DL</text:p>
          </table:table-cell>
          <table:table-cell table:formula="of:=IFERROR(INDEX([.$D$1:.D850];MATCH([.E851];[.$E$1:.E850];0));MAX([.$D$1:.D850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851])-COUNTIF([.$E$1:.E851];[.E851])" office:value-type="float" office:value="11" calcext:value-type="float">
            <text:p>11</text:p>
          </table:table-cell>
          <table:table-cell table:formula="of:=COUNTIF([.$E$1:.E850];[.E851])" office:value-type="float" office:value="34" calcext:value-type="float">
            <text:p>34</text:p>
          </table:table-cell>
          <table:table-cell table:style-name="ce35" table:formula="of:=IFERROR(INDEX([.A852:.$A$873];MATCH([.E851];[.E852:.$E$873];0));&quot;&quot;)" office:value-type="float" office:value="116" calcext:value-type="float">
            <text:p>116</text:p>
          </table:table-cell>
          <table:table-cell table:style-name="ce35" table:formula="of:=IFERROR(IF(COUNT([.$A$1:.A850])&gt;1;INDEX([.$A$1:.A850];SUMPRODUCT(MAX(ROW([.$E$1:.E850])*([.E851]=[.$E$1:.E850]))));&quot;&quot;);&quot;&quot;)" office:value-type="float" office:value="109" calcext:value-type="float">
            <text:p>109</text:p>
          </table:table-cell>
          <table:table-cell table:number-columns-repeated="6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34208" calcext:value-type="float">
            <text:p>34208</text:p>
          </table:table-cell>
          <table:table-cell table:formula="of:=VLOOKUP([.B852];[$movies.B:.D];2;0)" office:value-type="string" office:string-value="DL" calcext:value-type="string">
            <text:p>DL</text:p>
          </table:table-cell>
          <table:table-cell table:formula="of:=IFERROR(INDEX([.$D$1:.D851];MATCH([.E852];[.$E$1:.E851];0));MAX([.$D$1:.D851])+1)" office:value-type="float" office:value="43" calcext:value-type="float">
            <text:p>43</text:p>
          </table:table-cell>
          <table:table-cell table:style-name="ce45" office:value-type="string" calcext:value-type="string">
            <text:p>Post-apocalyptic</text:p>
          </table:table-cell>
          <table:table-cell table:formula="of:=COUNTIF([.E:.E];[.E852])-COUNTIF([.$E$1:.E852];[.E852])" office:value-type="float" office:value="1" calcext:value-type="float">
            <text:p>1</text:p>
          </table:table-cell>
          <table:table-cell table:formula="of:=COUNTIF([.$E$1:.E851];[.E852])" office:value-type="float" office:value="2" calcext:value-type="float">
            <text:p>2</text:p>
          </table:table-cell>
          <table:table-cell table:style-name="ce35" table:formula="of:=IFERROR(INDEX([.A853:.$A$873];MATCH([.E852];[.E853:.$E$873];0));&quot;&quot;)" office:value-type="float" office:value="116" calcext:value-type="float">
            <text:p>116</text:p>
          </table:table-cell>
          <table:table-cell table:style-name="ce35" table:formula="of:=IFERROR(IF(COUNT([.$A$1:.A851])&gt;1;INDEX([.$A$1:.A851];SUMPRODUCT(MAX(ROW([.$E$1:.E851])*([.E852]=[.$E$1:.E851]))));&quot;&quot;);&quot;&quot;)" office:value-type="float" office:value="50" calcext:value-type="float">
            <text:p>50</text:p>
          </table:table-cell>
          <table:table-cell table:number-columns-repeated="6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34208" calcext:value-type="float">
            <text:p>34208</text:p>
          </table:table-cell>
          <table:table-cell table:formula="of:=VLOOKUP([.B853];[$movies.B:.D];2;0)" office:value-type="string" office:string-value="DL" calcext:value-type="string">
            <text:p>DL</text:p>
          </table:table-cell>
          <table:table-cell table:formula="of:=IFERROR(INDEX([.$D$1:.D852];MATCH([.E853];[.$E$1:.E852];0));MAX([.$D$1:.D852])+1)" office:value-type="float" office:value="94" calcext:value-type="float">
            <text:p>94</text:p>
          </table:table-cell>
          <table:table-cell table:style-name="ce45" office:value-type="float" office:value="0" calcext:value-type="float">
            <text:p>0</text:p>
          </table:table-cell>
          <table:table-cell table:formula="of:=COUNTIF([.E:.E];[.E853])-COUNTIF([.$E$1:.E853];[.E853])" office:value-type="float" office:value="2" calcext:value-type="float">
            <text:p>2</text:p>
          </table:table-cell>
          <table:table-cell table:formula="of:=COUNTIF([.$E$1:.E852];[.E853])" office:value-type="float" office:value="13" calcext:value-type="float">
            <text:p>13</text:p>
          </table:table-cell>
          <table:table-cell table:style-name="ce35" table:formula="of:=IFERROR(INDEX([.A854:.$A$873];MATCH([.E853];[.E854:.$E$873];0));&quot;&quot;)">
            <text:p/>
          </table:table-cell>
          <table:table-cell table:style-name="ce35" table:formula="of:=IFERROR(IF(COUNT([.$A$1:.A852])&gt;1;INDEX([.$A$1:.A852];SUMPRODUCT(MAX(ROW([.$E$1:.E852])*([.E853]=[.$E$1:.E852]))));&quot;&quot;);&quot;&quot;)" office:value-type="float" office:value="115" calcext:value-type="float">
            <text:p>115</text:p>
          </table:table-cell>
          <table:table-cell table:number-columns-repeated="6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34208" calcext:value-type="float">
            <text:p>34208</text:p>
          </table:table-cell>
          <table:table-cell table:formula="of:=VLOOKUP([.B854];[$movies.B:.D];2;0)" office:value-type="string" office:string-value="DL" calcext:value-type="string">
            <text:p>DL</text:p>
          </table:table-cell>
          <table:table-cell table:formula="of:=IFERROR(INDEX([.$D$1:.D853];MATCH([.E854];[.$E$1:.E853];0));MAX([.$D$1:.D853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854])-COUNTIF([.$E$1:.E854];[.E854])" office:value-type="float" office:value="10" calcext:value-type="float">
            <text:p>10</text:p>
          </table:table-cell>
          <table:table-cell table:formula="of:=COUNTIF([.$E$1:.E853];[.E854])" office:value-type="float" office:value="35" calcext:value-type="float">
            <text:p>35</text:p>
          </table:table-cell>
          <table:table-cell table:style-name="ce35" table:formula="of:=IFERROR(INDEX([.A855:.$A$873];MATCH([.E854];[.E855:.$E$873];0));&quot;&quot;)" office:value-type="float" office:value="117" calcext:value-type="float">
            <text:p>117</text:p>
          </table:table-cell>
          <table:table-cell table:style-name="ce35" table:formula="of:=IFERROR(IF(COUNT([.$A$1:.A853])&gt;1;INDEX([.$A$1:.A853];SUMPRODUCT(MAX(ROW([.$E$1:.E853])*([.E854]=[.$E$1:.E853]))));&quot;&quot;);&quot;&quot;)" office:value-type="float" office:value="116" calcext:value-type="float">
            <text:p>116</text:p>
          </table:table-cell>
          <table:table-cell table:number-columns-repeated="6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34208" calcext:value-type="float">
            <text:p>34208</text:p>
          </table:table-cell>
          <table:table-cell table:formula="of:=VLOOKUP([.B855];[$movies.B:.D];2;0)" office:value-type="string" office:string-value="DL" calcext:value-type="string">
            <text:p>DL</text:p>
          </table:table-cell>
          <table:table-cell table:formula="of:=IFERROR(INDEX([.$D$1:.D854];MATCH([.E855];[.$E$1:.E854];0));MAX([.$D$1:.D854])+1)" office:value-type="float" office:value="43" calcext:value-type="float">
            <text:p>43</text:p>
          </table:table-cell>
          <table:table-cell table:style-name="ce45" office:value-type="string" calcext:value-type="string">
            <text:p>Post-apocalyptic</text:p>
          </table:table-cell>
          <table:table-cell table:formula="of:=COUNTIF([.E:.E];[.E855])-COUNTIF([.$E$1:.E855];[.E855])" office:value-type="float" office:value="0" calcext:value-type="float">
            <text:p>0</text:p>
          </table:table-cell>
          <table:table-cell table:formula="of:=COUNTIF([.$E$1:.E854];[.E855])" office:value-type="float" office:value="3" calcext:value-type="float">
            <text:p>3</text:p>
          </table:table-cell>
          <table:table-cell table:style-name="ce35" table:formula="of:=IFERROR(INDEX([.A856:.$A$873];MATCH([.E855];[.E856:.$E$873];0));&quot;&quot;)">
            <text:p/>
          </table:table-cell>
          <table:table-cell table:style-name="ce35" table:formula="of:=IFERROR(IF(COUNT([.$A$1:.A854])&gt;1;INDEX([.$A$1:.A854];SUMPRODUCT(MAX(ROW([.$E$1:.E854])*([.E855]=[.$E$1:.E854]))));&quot;&quot;);&quot;&quot;)" office:value-type="float" office:value="116" calcext:value-type="float">
            <text:p>116</text:p>
          </table:table-cell>
          <table:table-cell table:number-columns-repeated="6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52608" calcext:value-type="float">
            <text:p>52608</text:p>
          </table:table-cell>
          <table:table-cell table:formula="of:=VLOOKUP([.B856];[$movies.B:.D];2;0)" office:value-type="string" office:string-value="DM" calcext:value-type="string">
            <text:p>DM</text:p>
          </table:table-cell>
          <table:table-cell table:formula="of:=IFERROR(INDEX([.$D$1:.D855];MATCH([.E856];[.$E$1:.E855];0));MAX([.$D$1:.D855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856])-COUNTIF([.$E$1:.E856];[.E856])" office:value-type="float" office:value="11" calcext:value-type="float">
            <text:p>11</text:p>
          </table:table-cell>
          <table:table-cell table:formula="of:=COUNTIF([.$E$1:.E855];[.E856])" office:value-type="float" office:value="40" calcext:value-type="float">
            <text:p>40</text:p>
          </table:table-cell>
          <table:table-cell table:style-name="ce35" table:formula="of:=IFERROR(INDEX([.A857:.$A$873];MATCH([.E856];[.E857:.$E$873];0));&quot;&quot;)" office:value-type="float" office:value="118" calcext:value-type="float">
            <text:p>118</text:p>
          </table:table-cell>
          <table:table-cell table:style-name="ce35" table:formula="of:=IFERROR(IF(COUNT([.$A$1:.A855])&gt;1;INDEX([.$A$1:.A855];SUMPRODUCT(MAX(ROW([.$E$1:.E855])*([.E856]=[.$E$1:.E855]))));&quot;&quot;);&quot;&quot;)" office:value-type="float" office:value="108" calcext:value-type="float">
            <text:p>108</text:p>
          </table:table-cell>
          <table:table-cell table:number-columns-repeated="6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52608" calcext:value-type="float">
            <text:p>52608</text:p>
          </table:table-cell>
          <table:table-cell table:formula="of:=VLOOKUP([.B857];[$movies.B:.D];2;0)" office:value-type="string" office:string-value="DM" calcext:value-type="string">
            <text:p>DM</text:p>
          </table:table-cell>
          <table:table-cell table:formula="of:=IFERROR(INDEX([.$D$1:.D856];MATCH([.E857];[.$E$1:.E856];0));MAX([.$D$1:.D856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857])-COUNTIF([.$E$1:.E857];[.E857])" office:value-type="float" office:value="5" calcext:value-type="float">
            <text:p>5</text:p>
          </table:table-cell>
          <table:table-cell table:formula="of:=COUNTIF([.$E$1:.E856];[.E857])" office:value-type="float" office:value="27" calcext:value-type="float">
            <text:p>27</text:p>
          </table:table-cell>
          <table:table-cell table:style-name="ce35" table:formula="of:=IFERROR(INDEX([.A858:.$A$873];MATCH([.E857];[.E858:.$E$873];0));&quot;&quot;)">
            <text:p/>
          </table:table-cell>
          <table:table-cell table:style-name="ce35" table:formula="of:=IFERROR(IF(COUNT([.$A$1:.A856])&gt;1;INDEX([.$A$1:.A856];SUMPRODUCT(MAX(ROW([.$E$1:.E856])*([.E857]=[.$E$1:.E856]))));&quot;&quot;);&quot;&quot;)" office:value-type="float" office:value="107" calcext:value-type="float">
            <text:p>107</text:p>
          </table:table-cell>
          <table:table-cell table:number-columns-repeated="6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52608" calcext:value-type="float">
            <text:p>52608</text:p>
          </table:table-cell>
          <table:table-cell table:formula="of:=VLOOKUP([.B858];[$movies.B:.D];2;0)" office:value-type="string" office:string-value="DM" calcext:value-type="string">
            <text:p>DM</text:p>
          </table:table-cell>
          <table:table-cell table:formula="of:=IFERROR(INDEX([.$D$1:.D857];MATCH([.E858];[.$E$1:.E857];0));MAX([.$D$1:.D857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858])-COUNTIF([.$E$1:.E858];[.E858])" office:value-type="float" office:value="9" calcext:value-type="float">
            <text:p>9</text:p>
          </table:table-cell>
          <table:table-cell table:formula="of:=COUNTIF([.$E$1:.E857];[.E858])" office:value-type="float" office:value="36" calcext:value-type="float">
            <text:p>36</text:p>
          </table:table-cell>
          <table:table-cell table:style-name="ce35" table:formula="of:=IFERROR(INDEX([.A859:.$A$873];MATCH([.E858];[.E859:.$E$873];0));&quot;&quot;)" office:value-type="float" office:value="118" calcext:value-type="float">
            <text:p>118</text:p>
          </table:table-cell>
          <table:table-cell table:style-name="ce35" table:formula="of:=IFERROR(IF(COUNT([.$A$1:.A857])&gt;1;INDEX([.$A$1:.A857];SUMPRODUCT(MAX(ROW([.$E$1:.E857])*([.E858]=[.$E$1:.E857]))));&quot;&quot;);&quot;&quot;)" office:value-type="float" office:value="116" calcext:value-type="float">
            <text:p>116</text:p>
          </table:table-cell>
          <table:table-cell table:number-columns-repeated="6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52608" calcext:value-type="float">
            <text:p>52608</text:p>
          </table:table-cell>
          <table:table-cell table:formula="of:=VLOOKUP([.B859];[$movies.B:.D];2;0)" office:value-type="string" office:string-value="DM" calcext:value-type="string">
            <text:p>DM</text:p>
          </table:table-cell>
          <table:table-cell table:formula="of:=IFERROR(INDEX([.$D$1:.D858];MATCH([.E859];[.$E$1:.E858];0));MAX([.$D$1:.D858])+1)" office:value-type="float" office:value="63" calcext:value-type="float">
            <text:p>63</text:p>
          </table:table-cell>
          <table:table-cell table:style-name="ce45" office:value-type="string" calcext:value-type="string">
            <text:p>Dragons</text:p>
          </table:table-cell>
          <table:table-cell table:formula="of:=COUNTIF([.E:.E];[.E859])-COUNTIF([.$E$1:.E859];[.E859])" office:value-type="float" office:value="5" calcext:value-type="float">
            <text:p>5</text:p>
          </table:table-cell>
          <table:table-cell table:formula="of:=COUNTIF([.$E$1:.E858];[.E859])" office:value-type="float" office:value="7" calcext:value-type="float">
            <text:p>7</text:p>
          </table:table-cell>
          <table:table-cell table:style-name="ce35" table:formula="of:=IFERROR(INDEX([.A860:.$A$873];MATCH([.E859];[.E860:.$E$873];0));&quot;&quot;)">
            <text:p/>
          </table:table-cell>
          <table:table-cell table:style-name="ce35" table:formula="of:=IFERROR(IF(COUNT([.$A$1:.A858])&gt;1;INDEX([.$A$1:.A858];SUMPRODUCT(MAX(ROW([.$E$1:.E858])*([.E859]=[.$E$1:.E858]))));&quot;&quot;);&quot;&quot;)" office:value-type="float" office:value="105" calcext:value-type="float">
            <text:p>105</text:p>
          </table:table-cell>
          <table:table-cell table:number-columns-repeated="6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52608" calcext:value-type="float">
            <text:p>52608</text:p>
          </table:table-cell>
          <table:table-cell table:formula="of:=VLOOKUP([.B860];[$movies.B:.D];2;0)" office:value-type="string" office:string-value="DM" calcext:value-type="string">
            <text:p>DM</text:p>
          </table:table-cell>
          <table:table-cell table:formula="of:=IFERROR(INDEX([.$D$1:.D859];MATCH([.E860];[.$E$1:.E859];0));MAX([.$D$1:.D859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860])-COUNTIF([.$E$1:.E860];[.E860])" office:value-type="float" office:value="9" calcext:value-type="float">
            <text:p>9</text:p>
          </table:table-cell>
          <table:table-cell table:formula="of:=COUNTIF([.$E$1:.E859];[.E860])" office:value-type="float" office:value="18" calcext:value-type="float">
            <text:p>18</text:p>
          </table:table-cell>
          <table:table-cell table:style-name="ce35" table:formula="of:=IFERROR(INDEX([.A861:.$A$873];MATCH([.E860];[.E861:.$E$873];0));&quot;&quot;)">
            <text:p/>
          </table:table-cell>
          <table:table-cell table:style-name="ce35" table:formula="of:=IFERROR(IF(COUNT([.$A$1:.A859])&gt;1;INDEX([.$A$1:.A859];SUMPRODUCT(MAX(ROW([.$E$1:.E859])*([.E860]=[.$E$1:.E859]))));&quot;&quot;);&quot;&quot;)" office:value-type="float" office:value="112" calcext:value-type="float">
            <text:p>112</text:p>
          </table:table-cell>
          <table:table-cell table:number-columns-repeated="6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52608" calcext:value-type="float">
            <text:p>52608</text:p>
          </table:table-cell>
          <table:table-cell table:formula="of:=VLOOKUP([.B861];[$movies.B:.D];2;0)" office:value-type="string" office:string-value="DM" calcext:value-type="string">
            <text:p>DM</text:p>
          </table:table-cell>
          <table:table-cell table:formula="of:=IFERROR(INDEX([.$D$1:.D860];MATCH([.E861];[.$E$1:.E860];0));MAX([.$D$1:.D860])+1)" office:value-type="float" office:value="106" calcext:value-type="float">
            <text:p>106</text:p>
          </table:table-cell>
          <table:table-cell table:style-name="ce45" office:value-type="string" calcext:value-type="string">
            <text:p>Cheats</text:p>
          </table:table-cell>
          <table:table-cell table:formula="of:=COUNTIF([.E:.E];[.E861])-COUNTIF([.$E$1:.E861];[.E861])" office:value-type="float" office:value="0" calcext:value-type="float">
            <text:p>0</text:p>
          </table:table-cell>
          <table:table-cell table:formula="of:=COUNTIF([.$E$1:.E860];[.E861])" office:value-type="float" office:value="5" calcext:value-type="float">
            <text:p>5</text:p>
          </table:table-cell>
          <table:table-cell table:style-name="ce35" table:formula="of:=IFERROR(INDEX([.A862:.$A$873];MATCH([.E861];[.E862:.$E$873];0));&quot;&quot;)">
            <text:p/>
          </table:table-cell>
          <table:table-cell table:style-name="ce35" table:formula="of:=IFERROR(IF(COUNT([.$A$1:.A860])&gt;1;INDEX([.$A$1:.A860];SUMPRODUCT(MAX(ROW([.$E$1:.E860])*([.E861]=[.$E$1:.E860]))));&quot;&quot;);&quot;&quot;)" office:value-type="float" office:value="73" calcext:value-type="float">
            <text:p>73</text:p>
          </table:table-cell>
          <table:table-cell table:number-columns-repeated="6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52608" calcext:value-type="float">
            <text:p>52608</text:p>
          </table:table-cell>
          <table:table-cell table:formula="of:=VLOOKUP([.B862];[$movies.B:.D];2;0)" office:value-type="string" office:string-value="DM" calcext:value-type="string">
            <text:p>DM</text:p>
          </table:table-cell>
          <table:table-cell table:formula="of:=IFERROR(INDEX([.$D$1:.D861];MATCH([.E862];[.$E$1:.E861];0));MAX([.$D$1:.D861])+1)" office:value-type="float" office:value="38" calcext:value-type="float">
            <text:p>38</text:p>
          </table:table-cell>
          <table:table-cell table:style-name="ce45" office:value-type="string" calcext:value-type="string">
            <text:p>Game Elements</text:p>
          </table:table-cell>
          <table:table-cell table:formula="of:=COUNTIF([.E:.E];[.E862])-COUNTIF([.$E$1:.E862];[.E862])" office:value-type="float" office:value="0" calcext:value-type="float">
            <text:p>0</text:p>
          </table:table-cell>
          <table:table-cell table:formula="of:=COUNTIF([.$E$1:.E861];[.E862])" office:value-type="float" office:value="8" calcext:value-type="float">
            <text:p>8</text:p>
          </table:table-cell>
          <table:table-cell table:style-name="ce35" table:formula="of:=IFERROR(INDEX([.A863:.$A$873];MATCH([.E862];[.E863:.$E$873];0));&quot;&quot;)">
            <text:p/>
          </table:table-cell>
          <table:table-cell table:style-name="ce35" table:formula="of:=IFERROR(IF(COUNT([.$A$1:.A861])&gt;1;INDEX([.$A$1:.A861];SUMPRODUCT(MAX(ROW([.$E$1:.E861])*([.E862]=[.$E$1:.E861]))));&quot;&quot;);&quot;&quot;)" office:value-type="float" office:value="68" calcext:value-type="float">
            <text:p>68</text:p>
          </table:table-cell>
          <table:table-cell table:number-columns-repeated="6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52608" calcext:value-type="float">
            <text:p>52608</text:p>
          </table:table-cell>
          <table:table-cell table:formula="of:=VLOOKUP([.B863];[$movies.B:.D];2;0)" office:value-type="string" office:string-value="DM" calcext:value-type="string">
            <text:p>DM</text:p>
          </table:table-cell>
          <table:table-cell table:formula="of:=IFERROR(INDEX([.$D$1:.D862];MATCH([.E863];[.$E$1:.E862];0));MAX([.$D$1:.D862])+1)" office:value-type="float" office:value="64" calcext:value-type="float">
            <text:p>64</text:p>
          </table:table-cell>
          <table:table-cell table:style-name="ce45" office:value-type="string" calcext:value-type="string">
            <text:p>Crude</text:p>
          </table:table-cell>
          <table:table-cell table:formula="of:=COUNTIF([.E:.E];[.E863])-COUNTIF([.$E$1:.E863];[.E863])" office:value-type="float" office:value="2" calcext:value-type="float">
            <text:p>2</text:p>
          </table:table-cell>
          <table:table-cell table:formula="of:=COUNTIF([.$E$1:.E862];[.E863])" office:value-type="float" office:value="5" calcext:value-type="float">
            <text:p>5</text:p>
          </table:table-cell>
          <table:table-cell table:style-name="ce35" table:formula="of:=IFERROR(INDEX([.A864:.$A$873];MATCH([.E863];[.E864:.$E$873];0));&quot;&quot;)">
            <text:p/>
          </table:table-cell>
          <table:table-cell table:style-name="ce35" table:formula="of:=IFERROR(IF(COUNT([.$A$1:.A862])&gt;1;INDEX([.$A$1:.A862];SUMPRODUCT(MAX(ROW([.$E$1:.E862])*([.E863]=[.$E$1:.E862]))));&quot;&quot;);&quot;&quot;)" office:value-type="float" office:value="102" calcext:value-type="float">
            <text:p>102</text:p>
          </table:table-cell>
          <table:table-cell table:number-columns-repeated="6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52608" calcext:value-type="float">
            <text:p>52608</text:p>
          </table:table-cell>
          <table:table-cell table:formula="of:=VLOOKUP([.B864];[$movies.B:.D];2;0)" office:value-type="string" office:string-value="DM" calcext:value-type="string">
            <text:p>DM</text:p>
          </table:table-cell>
          <table:table-cell table:formula="of:=IFERROR(INDEX([.$D$1:.D863];MATCH([.E864];[.$E$1:.E863];0));MAX([.$D$1:.D863])+1)" office:value-type="float" office:value="75" calcext:value-type="float">
            <text:p>75</text:p>
          </table:table-cell>
          <table:table-cell table:style-name="ce45" office:value-type="string" calcext:value-type="string">
            <text:p>Magic</text:p>
          </table:table-cell>
          <table:table-cell table:formula="of:=COUNTIF([.E:.E];[.E864])-COUNTIF([.$E$1:.E864];[.E864])" office:value-type="float" office:value="2" calcext:value-type="float">
            <text:p>2</text:p>
          </table:table-cell>
          <table:table-cell table:formula="of:=COUNTIF([.$E$1:.E863];[.E864])" office:value-type="float" office:value="10" calcext:value-type="float">
            <text:p>10</text:p>
          </table:table-cell>
          <table:table-cell table:style-name="ce35" table:formula="of:=IFERROR(INDEX([.A865:.$A$873];MATCH([.E864];[.E865:.$E$873];0));&quot;&quot;)">
            <text:p/>
          </table:table-cell>
          <table:table-cell table:style-name="ce35" table:formula="of:=IFERROR(IF(COUNT([.$A$1:.A863])&gt;1;INDEX([.$A$1:.A863];SUMPRODUCT(MAX(ROW([.$E$1:.E863])*([.E864]=[.$E$1:.E863]))));&quot;&quot;);&quot;&quot;)" office:value-type="float" office:value="110" calcext:value-type="float">
            <text:p>110</text:p>
          </table:table-cell>
          <table:table-cell table:number-columns-repeated="6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52608" calcext:value-type="float">
            <text:p>52608</text:p>
          </table:table-cell>
          <table:table-cell table:formula="of:=VLOOKUP([.B865];[$movies.B:.D];2;0)" office:value-type="string" office:string-value="DM" calcext:value-type="string">
            <text:p>DM</text:p>
          </table:table-cell>
          <table:table-cell table:formula="of:=IFERROR(INDEX([.$D$1:.D864];MATCH([.E865];[.$E$1:.E864];0));MAX([.$D$1:.D864])+1)" office:value-type="float" office:value="82" calcext:value-type="float">
            <text:p>82</text:p>
          </table:table-cell>
          <table:table-cell table:style-name="ce45" office:value-type="string" calcext:value-type="string">
            <text:p>Nobility</text:p>
          </table:table-cell>
          <table:table-cell table:formula="of:=COUNTIF([.E:.E];[.E865])-COUNTIF([.$E$1:.E865];[.E865])" office:value-type="float" office:value="0" calcext:value-type="float">
            <text:p>0</text:p>
          </table:table-cell>
          <table:table-cell table:formula="of:=COUNTIF([.$E$1:.E864];[.E865])" office:value-type="float" office:value="4" calcext:value-type="float">
            <text:p>4</text:p>
          </table:table-cell>
          <table:table-cell table:style-name="ce35" table:formula="of:=IFERROR(INDEX([.A866:.$A$873];MATCH([.E865];[.E866:.$E$873];0));&quot;&quot;)">
            <text:p/>
          </table:table-cell>
          <table:table-cell table:style-name="ce35" table:formula="of:=IFERROR(IF(COUNT([.$A$1:.A864])&gt;1;INDEX([.$A$1:.A864];SUMPRODUCT(MAX(ROW([.$E$1:.E864])*([.E865]=[.$E$1:.E864]))));&quot;&quot;);&quot;&quot;)" office:value-type="float" office:value="38" calcext:value-type="float">
            <text:p>38</text:p>
          </table:table-cell>
          <table:table-cell table:number-columns-repeated="6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52608" calcext:value-type="float">
            <text:p>52608</text:p>
          </table:table-cell>
          <table:table-cell table:formula="of:=VLOOKUP([.B866];[$movies.B:.D];2;0)" office:value-type="string" office:string-value="DM" calcext:value-type="string">
            <text:p>DM</text:p>
          </table:table-cell>
          <table:table-cell table:formula="of:=IFERROR(INDEX([.$D$1:.D865];MATCH([.E866];[.$E$1:.E865];0));MAX([.$D$1:.D865])+1)" office:value-type="float" office:value="65" calcext:value-type="float">
            <text:p>65</text:p>
          </table:table-cell>
          <table:table-cell table:style-name="ce45" office:value-type="string" calcext:value-type="string">
            <text:p>Overpowered Main Characters</text:p>
          </table:table-cell>
          <table:table-cell table:formula="of:=COUNTIF([.E:.E];[.E866])-COUNTIF([.$E$1:.E866];[.E866])" office:value-type="float" office:value="3" calcext:value-type="float">
            <text:p>3</text:p>
          </table:table-cell>
          <table:table-cell table:formula="of:=COUNTIF([.$E$1:.E865];[.E866])" office:value-type="float" office:value="11" calcext:value-type="float">
            <text:p>11</text:p>
          </table:table-cell>
          <table:table-cell table:style-name="ce35" table:formula="of:=IFERROR(INDEX([.A867:.$A$873];MATCH([.E866];[.E867:.$E$873];0));&quot;&quot;)">
            <text:p/>
          </table:table-cell>
          <table:table-cell table:style-name="ce35" table:formula="of:=IFERROR(IF(COUNT([.$A$1:.A865])&gt;1;INDEX([.$A$1:.A865];SUMPRODUCT(MAX(ROW([.$E$1:.E865])*([.E866]=[.$E$1:.E865]))));&quot;&quot;);&quot;&quot;)" office:value-type="float" office:value="73" calcext:value-type="float">
            <text:p>73</text:p>
          </table:table-cell>
          <table:table-cell table:number-columns-repeated="6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52608" calcext:value-type="float">
            <text:p>52608</text:p>
          </table:table-cell>
          <table:table-cell table:formula="of:=VLOOKUP([.B867];[$movies.B:.D];2;0)" office:value-type="string" office:string-value="DM" calcext:value-type="string">
            <text:p>DM</text:p>
          </table:table-cell>
          <table:table-cell table:formula="of:=IFERROR(INDEX([.$D$1:.D866];MATCH([.E867];[.$E$1:.E866];0));MAX([.$D$1:.D866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867])-COUNTIF([.$E$1:.E867];[.E867])" office:value-type="float" office:value="3" calcext:value-type="float">
            <text:p>3</text:p>
          </table:table-cell>
          <table:table-cell table:formula="of:=COUNTIF([.$E$1:.E866];[.E867])" office:value-type="float" office:value="15" calcext:value-type="float">
            <text:p>15</text:p>
          </table:table-cell>
          <table:table-cell table:style-name="ce35" table:formula="of:=IFERROR(INDEX([.A868:.$A$873];MATCH([.E867];[.E868:.$E$873];0));&quot;&quot;)">
            <text:p/>
          </table:table-cell>
          <table:table-cell table:style-name="ce35" table:formula="of:=IFERROR(IF(COUNT([.$A$1:.A866])&gt;1;INDEX([.$A$1:.A866];SUMPRODUCT(MAX(ROW([.$E$1:.E866])*([.E867]=[.$E$1:.E866]))));&quot;&quot;);&quot;&quot;)" office:value-type="float" office:value="73" calcext:value-type="float">
            <text:p>73</text:p>
          </table:table-cell>
          <table:table-cell table:number-columns-repeated="6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52608" calcext:value-type="float">
            <text:p>52608</text:p>
          </table:table-cell>
          <table:table-cell table:formula="of:=VLOOKUP([.B868];[$movies.B:.D];2;0)" office:value-type="string" office:string-value="DM" calcext:value-type="string">
            <text:p>DM</text:p>
          </table:table-cell>
          <table:table-cell table:formula="of:=IFERROR(INDEX([.$D$1:.D867];MATCH([.E868];[.$E$1:.E867];0));MAX([.$D$1:.D867])+1)" office:value-type="float" office:value="51" calcext:value-type="float">
            <text:p>51</text:p>
          </table:table-cell>
          <table:table-cell table:style-name="ce45" office:value-type="string" calcext:value-type="string">
            <text:p>Reincarnation</text:p>
          </table:table-cell>
          <table:table-cell table:formula="of:=COUNTIF([.E:.E];[.E868])-COUNTIF([.$E$1:.E868];[.E868])" office:value-type="float" office:value="1" calcext:value-type="float">
            <text:p>1</text:p>
          </table:table-cell>
          <table:table-cell table:formula="of:=COUNTIF([.$E$1:.E867];[.E868])" office:value-type="float" office:value="5" calcext:value-type="float">
            <text:p>5</text:p>
          </table:table-cell>
          <table:table-cell table:style-name="ce35" table:formula="of:=IFERROR(INDEX([.A869:.$A$873];MATCH([.E868];[.E869:.$E$873];0));&quot;&quot;)">
            <text:p/>
          </table:table-cell>
          <table:table-cell table:style-name="ce35" table:formula="of:=IFERROR(IF(COUNT([.$A$1:.A867])&gt;1;INDEX([.$A$1:.A867];SUMPRODUCT(MAX(ROW([.$E$1:.E867])*([.E868]=[.$E$1:.E867]))));&quot;&quot;);&quot;&quot;)" office:value-type="float" office:value="35" calcext:value-type="float">
            <text:p>35</text:p>
          </table:table-cell>
          <table:table-cell table:number-columns-repeated="6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52608" calcext:value-type="float">
            <text:p>52608</text:p>
          </table:table-cell>
          <table:table-cell table:formula="of:=VLOOKUP([.B869];[$movies.B:.D];2;0)" office:value-type="string" office:string-value="DM" calcext:value-type="string">
            <text:p>DM</text:p>
          </table:table-cell>
          <table:table-cell table:formula="of:=IFERROR(INDEX([.$D$1:.D868];MATCH([.E869];[.$E$1:.E868];0));MAX([.$D$1:.D868])+1)" office:value-type="float" office:value="45" calcext:value-type="float">
            <text:p>45</text:p>
          </table:table-cell>
          <table:table-cell table:style-name="ce45" office:value-type="string" calcext:value-type="string">
            <text:p>Soccer</text:p>
          </table:table-cell>
          <table:table-cell table:formula="of:=COUNTIF([.E:.E];[.E869])-COUNTIF([.$E$1:.E869];[.E869])" office:value-type="float" office:value="0" calcext:value-type="float">
            <text:p>0</text:p>
          </table:table-cell>
          <table:table-cell table:formula="of:=COUNTIF([.$E$1:.E868];[.E869])" office:value-type="float" office:value="6" calcext:value-type="float">
            <text:p>6</text:p>
          </table:table-cell>
          <table:table-cell table:style-name="ce35" table:formula="of:=IFERROR(INDEX([.A870:.$A$873];MATCH([.E869];[.E870:.$E$873];0));&quot;&quot;)">
            <text:p/>
          </table:table-cell>
          <table:table-cell table:style-name="ce35" table:formula="of:=IFERROR(IF(COUNT([.$A$1:.A868])&gt;1;INDEX([.$A$1:.A868];SUMPRODUCT(MAX(ROW([.$E$1:.E868])*([.E869]=[.$E$1:.E868]))));&quot;&quot;);&quot;&quot;)" office:value-type="float" office:value="100" calcext:value-type="float">
            <text:p>100</text:p>
          </table:table-cell>
          <table:table-cell table:number-columns-repeated="6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13251" calcext:value-type="float">
            <text:p>13251</text:p>
          </table:table-cell>
          <table:table-cell table:formula="of:=VLOOKUP([.B870];[$movies.B:.D];2;0)" office:value-type="string" office:string-value="DN" calcext:value-type="string">
            <text:p>DN</text:p>
          </table:table-cell>
          <table:table-cell table:formula="of:=IFERROR(INDEX([.$D$1:.D869];MATCH([.E870];[.$E$1:.E869];0));MAX([.$D$1:.D869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870])-COUNTIF([.$E$1:.E870];[.E870])" office:value-type="float" office:value="10" calcext:value-type="float">
            <text:p>10</text:p>
          </table:table-cell>
          <table:table-cell table:formula="of:=COUNTIF([.$E$1:.E869];[.E870])" office:value-type="float" office:value="41" calcext:value-type="float">
            <text:p>41</text:p>
          </table:table-cell>
          <table:table-cell table:style-name="ce35" table:formula="of:=IFERROR(INDEX([.A871:.$A$873];MATCH([.E870];[.E871:.$E$873];0));&quot;&quot;)">
            <text:p/>
          </table:table-cell>
          <table:table-cell table:style-name="ce35" table:formula="of:=IFERROR(IF(COUNT([.$A$1:.A869])&gt;1;INDEX([.$A$1:.A869];SUMPRODUCT(MAX(ROW([.$E$1:.E869])*([.E870]=[.$E$1:.E869]))));&quot;&quot;);&quot;&quot;)" office:value-type="float" office:value="117" calcext:value-type="float">
            <text:p>117</text:p>
          </table:table-cell>
          <table:table-cell table:number-columns-repeated="6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13251" calcext:value-type="float">
            <text:p>13251</text:p>
          </table:table-cell>
          <table:table-cell table:formula="of:=VLOOKUP([.B871];[$movies.B:.D];2;0)" office:value-type="string" office:string-value="DN" calcext:value-type="string">
            <text:p>DN</text:p>
          </table:table-cell>
          <table:table-cell table:formula="of:=IFERROR(INDEX([.$D$1:.D870];MATCH([.E871];[.$E$1:.E870];0));MAX([.$D$1:.D870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871])-COUNTIF([.$E$1:.E871];[.E871])" office:value-type="float" office:value="8" calcext:value-type="float">
            <text:p>8</text:p>
          </table:table-cell>
          <table:table-cell table:formula="of:=COUNTIF([.$E$1:.E870];[.E871])" office:value-type="float" office:value="37" calcext:value-type="float">
            <text:p>37</text:p>
          </table:table-cell>
          <table:table-cell table:style-name="ce35" table:formula="of:=IFERROR(INDEX([.A872:.$A$873];MATCH([.E871];[.E872:.$E$873];0));&quot;&quot;)">
            <text:p/>
          </table:table-cell>
          <table:table-cell table:style-name="ce35" table:formula="of:=IFERROR(IF(COUNT([.$A$1:.A870])&gt;1;INDEX([.$A$1:.A870];SUMPRODUCT(MAX(ROW([.$E$1:.E870])*([.E871]=[.$E$1:.E870]))));&quot;&quot;);&quot;&quot;)" office:value-type="float" office:value="117" calcext:value-type="float">
            <text:p>117</text:p>
          </table:table-cell>
          <table:table-cell table:number-columns-repeated="6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13251" calcext:value-type="float">
            <text:p>13251</text:p>
          </table:table-cell>
          <table:table-cell table:formula="of:=VLOOKUP([.B872];[$movies.B:.D];2;0)" office:value-type="string" office:string-value="DN" calcext:value-type="string">
            <text:p>DN</text:p>
          </table:table-cell>
          <table:table-cell table:formula="of:=IFERROR(INDEX([.$D$1:.D871];MATCH([.E872];[.$E$1:.E871];0));MAX([.$D$1:.D871])+1)" office:value-type="float" office:value="147" calcext:value-type="float">
            <text:p>147</text:p>
          </table:table-cell>
          <table:table-cell table:style-name="ce45" office:value-type="string" calcext:value-type="string">
            <text:p>Promotional</text:p>
          </table:table-cell>
          <table:table-cell table:formula="of:=COUNTIF([.E:.E];[.E872])-COUNTIF([.$E$1:.E872];[.E872])" office:value-type="float" office:value="0" calcext:value-type="float">
            <text:p>0</text:p>
          </table:table-cell>
          <table:table-cell table:formula="of:=COUNTIF([.$E$1:.E871];[.E872])" office:value-type="float" office:value="9" calcext:value-type="float">
            <text:p>9</text:p>
          </table:table-cell>
          <table:table-cell table:style-name="ce35" table:formula="of:=IFERROR(INDEX([.A873:.$A$873];MATCH([.E872];[.E873:.$E$873];0));&quot;&quot;)">
            <text:p/>
          </table:table-cell>
          <table:table-cell table:style-name="ce35" table:formula="of:=IFERROR(IF(COUNT([.$A$1:.A871])&gt;1;INDEX([.$A$1:.A871];SUMPRODUCT(MAX(ROW([.$E$1:.E871])*([.E872]=[.$E$1:.E871]))));&quot;&quot;);&quot;&quot;)" office:value-type="float" office:value="115" calcext:value-type="float">
            <text:p>115</text:p>
          </table:table-cell>
          <table:table-cell table:number-columns-repeated="6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13251" calcext:value-type="float">
            <text:p>13251</text:p>
          </table:table-cell>
          <table:table-cell table:formula="of:=VLOOKUP([.B873];[$movies.B:.D];2;0)" office:value-type="string" office:string-value="DN" calcext:value-type="string">
            <text:p>DN</text:p>
          </table:table-cell>
          <table:table-cell table:formula="of:=IFERROR(INDEX([.$D$1:.D872];MATCH([.E873];[.$E$1:.E872];0));MAX([.$D$1:.D872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873])-COUNTIF([.$E$1:.E873];[.E873])" office:value-type="float" office:value="2" calcext:value-type="float">
            <text:p>2</text:p>
          </table:table-cell>
          <table:table-cell table:formula="of:=COUNTIF([.$E$1:.E872];[.E873])" office:value-type="float" office:value="26" calcext:value-type="float">
            <text:p>26</text:p>
          </table:table-cell>
          <table:table-cell table:style-name="ce35" table:formula="of:=IFERROR(INDEX([.A874:.$A$873];MATCH([.E873];[.E874:.$E$873];0));&quot;&quot;)" office:value-type="float" office:value="118" calcext:value-type="float">
            <text:p>118</text:p>
          </table:table-cell>
          <table:table-cell table:style-name="ce35" table:formula="of:=IFERROR(IF(COUNT([.$A$1:.A872])&gt;1;INDEX([.$A$1:.A872];SUMPRODUCT(MAX(ROW([.$E$1:.E872])*([.E873]=[.$E$1:.E872]))));&quot;&quot;);&quot;&quot;)" office:value-type="float" office:value="114" calcext:value-type="float">
            <text:p>114</text:p>
          </table:table-cell>
          <table:table-cell table:number-columns-repeated="6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13251" calcext:value-type="float">
            <text:p>13251</text:p>
          </table:table-cell>
          <table:table-cell table:formula="of:=VLOOKUP([.B874];[$movies.B:.D];2;0)" office:value-type="string" office:string-value="DN" calcext:value-type="string">
            <text:p>DN</text:p>
          </table:table-cell>
          <table:table-cell table:formula="of:=IFERROR(INDEX([.$D$1:.D873];MATCH([.E874];[.$E$1:.E873];0));MAX([.$D$1:.D873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874])-COUNTIF([.$E$1:.E874];[.E874])" office:value-type="float" office:value="3" calcext:value-type="float">
            <text:p>3</text:p>
          </table:table-cell>
          <table:table-cell table:formula="of:=COUNTIF([.$E$1:.E873];[.E874])" office:value-type="float" office:value="16" calcext:value-type="float">
            <text:p>16</text:p>
          </table:table-cell>
          <table:table-cell table:style-name="ce35" table:formula="of:=IFERROR(INDEX([.A875:.$A$873];MATCH([.E874];[.E875:.$E$873];0));&quot;&quot;)" office:value-type="float" office:value="118" calcext:value-type="float">
            <text:p>118</text:p>
          </table:table-cell>
          <table:table-cell table:style-name="ce35" table:formula="of:=IFERROR(IF(COUNT([.$A$1:.A873])&gt;1;INDEX([.$A$1:.A873];SUMPRODUCT(MAX(ROW([.$E$1:.E873])*([.E874]=[.$E$1:.E873]))));&quot;&quot;);&quot;&quot;)" office:value-type="float" office:value="98" calcext:value-type="float">
            <text:p>98</text:p>
          </table:table-cell>
          <table:table-cell table:number-columns-repeated="6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4853" calcext:value-type="float">
            <text:p>4853</text:p>
          </table:table-cell>
          <table:table-cell table:formula="of:=VLOOKUP([.B875];[$movies.B:.D];2;0)" office:value-type="string" office:string-value="DO" calcext:value-type="string">
            <text:p>DO</text:p>
          </table:table-cell>
          <table:table-cell table:formula="of:=IFERROR(INDEX([.$D$1:.D874];MATCH([.E875];[.$E$1:.E874];0));MAX([.$D$1:.D874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875])-COUNTIF([.$E$1:.E875];[.E875])" office:value-type="float" office:value="8" calcext:value-type="float">
            <text:p>8</text:p>
          </table:table-cell>
          <table:table-cell table:formula="of:=COUNTIF([.$E$1:.E874];[.E875])" office:value-type="float" office:value="38" calcext:value-type="float">
            <text:p>38</text:p>
          </table:table-cell>
          <table:table-cell table:style-name="ce35" table:formula="of:=IFERROR(INDEX([.A876:.$A$873];MATCH([.E875];[.E876:.$E$873];0));&quot;&quot;)" office:value-type="float" office:value="119" calcext:value-type="float">
            <text:p>119</text:p>
          </table:table-cell>
          <table:table-cell table:style-name="ce35" table:formula="of:=IFERROR(IF(COUNT([.$A$1:.A874])&gt;1;INDEX([.$A$1:.A874];SUMPRODUCT(MAX(ROW([.$E$1:.E874])*([.E875]=[.$E$1:.E874]))));&quot;&quot;);&quot;&quot;)" office:value-type="float" office:value="113" calcext:value-type="float">
            <text:p>113</text:p>
          </table:table-cell>
          <table:table-cell table:number-columns-repeated="6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4853" calcext:value-type="float">
            <text:p>4853</text:p>
          </table:table-cell>
          <table:table-cell table:formula="of:=VLOOKUP([.B876];[$movies.B:.D];2;0)" office:value-type="string" office:string-value="DO" calcext:value-type="string">
            <text:p>DO</text:p>
          </table:table-cell>
          <table:table-cell table:formula="of:=IFERROR(INDEX([.$D$1:.D875];MATCH([.E876];[.$E$1:.E875];0));MAX([.$D$1:.D875])+1)" office:value-type="float" office:value="64" calcext:value-type="float">
            <text:p>64</text:p>
          </table:table-cell>
          <table:table-cell table:style-name="ce45" office:value-type="string" calcext:value-type="string">
            <text:p>Crude</text:p>
          </table:table-cell>
          <table:table-cell table:formula="of:=COUNTIF([.E:.E];[.E876])-COUNTIF([.$E$1:.E876];[.E876])" office:value-type="float" office:value="1" calcext:value-type="float">
            <text:p>1</text:p>
          </table:table-cell>
          <table:table-cell table:formula="of:=COUNTIF([.$E$1:.E875];[.E876])" office:value-type="float" office:value="6" calcext:value-type="float">
            <text:p>6</text:p>
          </table:table-cell>
          <table:table-cell table:style-name="ce35" table:formula="of:=IFERROR(INDEX([.A877:.$A$873];MATCH([.E876];[.E877:.$E$873];0));&quot;&quot;)" office:value-type="float" office:value="119" calcext:value-type="float">
            <text:p>119</text:p>
          </table:table-cell>
          <table:table-cell table:style-name="ce35" table:formula="of:=IFERROR(IF(COUNT([.$A$1:.A875])&gt;1;INDEX([.$A$1:.A875];SUMPRODUCT(MAX(ROW([.$E$1:.E875])*([.E876]=[.$E$1:.E875]))));&quot;&quot;);&quot;&quot;)" office:value-type="float" office:value="117" calcext:value-type="float">
            <text:p>117</text:p>
          </table:table-cell>
          <table:table-cell table:number-columns-repeated="6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4853" calcext:value-type="float">
            <text:p>4853</text:p>
          </table:table-cell>
          <table:table-cell table:formula="of:=VLOOKUP([.B877];[$movies.B:.D];2;0)" office:value-type="string" office:string-value="DO" calcext:value-type="string">
            <text:p>DO</text:p>
          </table:table-cell>
          <table:table-cell table:formula="of:=IFERROR(INDEX([.$D$1:.D876];MATCH([.E877];[.$E$1:.E876];0));MAX([.$D$1:.D876])+1)" office:value-type="float" office:value="33" calcext:value-type="float">
            <text:p>33</text:p>
          </table:table-cell>
          <table:table-cell table:style-name="ce45" office:value-type="string" calcext:value-type="string">
            <text:p>Non-Human Protagonists</text:p>
          </table:table-cell>
          <table:table-cell table:formula="of:=COUNTIF([.E:.E];[.E877])-COUNTIF([.$E$1:.E877];[.E877])" office:value-type="float" office:value="1" calcext:value-type="float">
            <text:p>1</text:p>
          </table:table-cell>
          <table:table-cell table:formula="of:=COUNTIF([.$E$1:.E876];[.E877])" office:value-type="float" office:value="9" calcext:value-type="float">
            <text:p>9</text:p>
          </table:table-cell>
          <table:table-cell table:style-name="ce35" table:formula="of:=IFERROR(INDEX([.A878:.$A$873];MATCH([.E877];[.E878:.$E$873];0));&quot;&quot;)" office:value-type="float" office:value="119" calcext:value-type="float">
            <text:p>119</text:p>
          </table:table-cell>
          <table:table-cell table:style-name="ce35" table:formula="of:=IFERROR(IF(COUNT([.$A$1:.A876])&gt;1;INDEX([.$A$1:.A876];SUMPRODUCT(MAX(ROW([.$E$1:.E876])*([.E877]=[.$E$1:.E876]))));&quot;&quot;);&quot;&quot;)" office:value-type="float" office:value="107" calcext:value-type="float">
            <text:p>107</text:p>
          </table:table-cell>
          <table:table-cell table:number-columns-repeated="6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4853" calcext:value-type="float">
            <text:p>4853</text:p>
          </table:table-cell>
          <table:table-cell table:formula="of:=VLOOKUP([.B878];[$movies.B:.D];2;0)" office:value-type="string" office:string-value="DO" calcext:value-type="string">
            <text:p>DO</text:p>
          </table:table-cell>
          <table:table-cell table:formula="of:=IFERROR(INDEX([.$D$1:.D877];MATCH([.E878];[.$E$1:.E877];0));MAX([.$D$1:.D877])+1)" office:value-type="float" office:value="70" calcext:value-type="float">
            <text:p>70</text:p>
          </table:table-cell>
          <table:table-cell table:style-name="ce45" office:value-type="string" calcext:value-type="string">
            <text:p>Slapstick</text:p>
          </table:table-cell>
          <table:table-cell table:formula="of:=COUNTIF([.E:.E];[.E878])-COUNTIF([.$E$1:.E878];[.E878])" office:value-type="float" office:value="0" calcext:value-type="float">
            <text:p>0</text:p>
          </table:table-cell>
          <table:table-cell table:formula="of:=COUNTIF([.$E$1:.E877];[.E878])" office:value-type="float" office:value="6" calcext:value-type="float">
            <text:p>6</text:p>
          </table:table-cell>
          <table:table-cell table:style-name="ce35" table:formula="of:=IFERROR(INDEX([.A879:.$A$873];MATCH([.E878];[.E879:.$E$873];0));&quot;&quot;)" office:value-type="float" office:value="119" calcext:value-type="float">
            <text:p>119</text:p>
          </table:table-cell>
          <table:table-cell table:style-name="ce35" table:formula="of:=IFERROR(IF(COUNT([.$A$1:.A877])&gt;1;INDEX([.$A$1:.A877];SUMPRODUCT(MAX(ROW([.$E$1:.E877])*([.E878]=[.$E$1:.E877]))));&quot;&quot;);&quot;&quot;)" office:value-type="float" office:value="73" calcext:value-type="float">
            <text:p>73</text:p>
          </table:table-cell>
          <table:table-cell table:number-columns-repeated="6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4853" calcext:value-type="float">
            <text:p>4853</text:p>
          </table:table-cell>
          <table:table-cell table:formula="of:=VLOOKUP([.B879];[$movies.B:.D];2;0)" office:value-type="string" office:string-value="DO" calcext:value-type="string">
            <text:p>DO</text:p>
          </table:table-cell>
          <table:table-cell table:formula="of:=IFERROR(INDEX([.$D$1:.D878];MATCH([.E879];[.$E$1:.E878];0));MAX([.$D$1:.D878])+1)" office:value-type="float" office:value="74" calcext:value-type="float">
            <text:p>74</text:p>
          </table:table-cell>
          <table:table-cell table:style-name="ce45" office:value-type="string" calcext:value-type="string">
            <text:p>Vampires</text:p>
          </table:table-cell>
          <table:table-cell table:formula="of:=COUNTIF([.E:.E];[.E879])-COUNTIF([.$E$1:.E879];[.E879])" office:value-type="float" office:value="0" calcext:value-type="float">
            <text:p>0</text:p>
          </table:table-cell>
          <table:table-cell table:formula="of:=COUNTIF([.$E$1:.E878];[.E879])" office:value-type="float" office:value="5" calcext:value-type="float">
            <text:p>5</text:p>
          </table:table-cell>
          <table:table-cell table:style-name="ce35" table:formula="of:=IFERROR(INDEX([.A880:.$A$873];MATCH([.E879];[.E880:.$E$873];0));&quot;&quot;)" office:value-type="float" office:value="119" calcext:value-type="float">
            <text:p>119</text:p>
          </table:table-cell>
          <table:table-cell table:style-name="ce35" table:formula="of:=IFERROR(IF(COUNT([.$A$1:.A878])&gt;1;INDEX([.$A$1:.A878];SUMPRODUCT(MAX(ROW([.$E$1:.E878])*([.E879]=[.$E$1:.E878]))));&quot;&quot;);&quot;&quot;)" office:value-type="float" office:value="92" calcext:value-type="float">
            <text:p>92</text:p>
          </table:table-cell>
          <table:table-cell table:number-columns-repeated="6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6505" calcext:value-type="float">
            <text:p>6505</text:p>
          </table:table-cell>
          <table:table-cell table:formula="of:=VLOOKUP([.B880];[$movies.B:.D];2;0)" office:value-type="string" office:string-value="DP" calcext:value-type="string">
            <text:p>DP</text:p>
          </table:table-cell>
          <table:table-cell table:formula="of:=IFERROR(INDEX([.$D$1:.D879];MATCH([.E880];[.$E$1:.E879];0));MAX([.$D$1:.D879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880])-COUNTIF([.$E$1:.E880];[.E880])" office:value-type="float" office:value="4" calcext:value-type="float">
            <text:p>4</text:p>
          </table:table-cell>
          <table:table-cell table:formula="of:=COUNTIF([.$E$1:.E879];[.E880])" office:value-type="float" office:value="19" calcext:value-type="float">
            <text:p>19</text:p>
          </table:table-cell>
          <table:table-cell table:style-name="ce35" table:formula="of:=IFERROR(INDEX([.A881:.$A$873];MATCH([.E880];[.E881:.$E$873];0));&quot;&quot;)" office:value-type="float" office:value="120" calcext:value-type="float">
            <text:p>120</text:p>
          </table:table-cell>
          <table:table-cell table:style-name="ce35" table:formula="of:=IFERROR(IF(COUNT([.$A$1:.A879])&gt;1;INDEX([.$A$1:.A879];SUMPRODUCT(MAX(ROW([.$E$1:.E879])*([.E880]=[.$E$1:.E879]))));&quot;&quot;);&quot;&quot;)" office:value-type="float" office:value="112" calcext:value-type="float">
            <text:p>112</text:p>
          </table:table-cell>
          <table:table-cell table:number-columns-repeated="6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6505" calcext:value-type="float">
            <text:p>6505</text:p>
          </table:table-cell>
          <table:table-cell table:formula="of:=VLOOKUP([.B881];[$movies.B:.D];2;0)" office:value-type="string" office:string-value="DP" calcext:value-type="string">
            <text:p>DP</text:p>
          </table:table-cell>
          <table:table-cell table:formula="of:=IFERROR(INDEX([.$D$1:.D880];MATCH([.E881];[.$E$1:.E880];0));MAX([.$D$1:.D880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881])-COUNTIF([.$E$1:.E881];[.E881])" office:value-type="float" office:value="8" calcext:value-type="float">
            <text:p>8</text:p>
          </table:table-cell>
          <table:table-cell table:formula="of:=COUNTIF([.$E$1:.E880];[.E881])" office:value-type="float" office:value="19" calcext:value-type="float">
            <text:p>19</text:p>
          </table:table-cell>
          <table:table-cell table:style-name="ce35" table:formula="of:=IFERROR(INDEX([.A882:.$A$873];MATCH([.E881];[.E882:.$E$873];0));&quot;&quot;)" office:value-type="float" office:value="120" calcext:value-type="float">
            <text:p>120</text:p>
          </table:table-cell>
          <table:table-cell table:style-name="ce35" table:formula="of:=IFERROR(IF(COUNT([.$A$1:.A880])&gt;1;INDEX([.$A$1:.A880];SUMPRODUCT(MAX(ROW([.$E$1:.E880])*([.E881]=[.$E$1:.E880]))));&quot;&quot;);&quot;&quot;)" office:value-type="float" office:value="117" calcext:value-type="float">
            <text:p>117</text:p>
          </table:table-cell>
          <table:table-cell table:number-columns-repeated="6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6505" calcext:value-type="float">
            <text:p>6505</text:p>
          </table:table-cell>
          <table:table-cell table:formula="of:=VLOOKUP([.B882];[$movies.B:.D];2;0)" office:value-type="string" office:string-value="DP" calcext:value-type="string">
            <text:p>DP</text:p>
          </table:table-cell>
          <table:table-cell table:formula="of:=IFERROR(INDEX([.$D$1:.D881];MATCH([.E882];[.$E$1:.E881];0));MAX([.$D$1:.D881])+1)" office:value-type="float" office:value="122" calcext:value-type="float">
            <text:p>122</text:p>
          </table:table-cell>
          <table:table-cell table:style-name="ce45" office:value-type="string" calcext:value-type="string">
            <text:p>Animal Protagonists</text:p>
          </table:table-cell>
          <table:table-cell table:formula="of:=COUNTIF([.E:.E];[.E882])-COUNTIF([.$E$1:.E882];[.E882])" office:value-type="float" office:value="0" calcext:value-type="float">
            <text:p>0</text:p>
          </table:table-cell>
          <table:table-cell table:formula="of:=COUNTIF([.$E$1:.E881];[.E882])" office:value-type="float" office:value="2" calcext:value-type="float">
            <text:p>2</text:p>
          </table:table-cell>
          <table:table-cell table:style-name="ce35" table:formula="of:=IFERROR(INDEX([.A883:.$A$873];MATCH([.E882];[.E883:.$E$873];0));&quot;&quot;)" office:value-type="float" office:value="120" calcext:value-type="float">
            <text:p>120</text:p>
          </table:table-cell>
          <table:table-cell table:style-name="ce35" table:formula="of:=IFERROR(IF(COUNT([.$A$1:.A881])&gt;1;INDEX([.$A$1:.A881];SUMPRODUCT(MAX(ROW([.$E$1:.E881])*([.E882]=[.$E$1:.E881]))));&quot;&quot;);&quot;&quot;)" office:value-type="float" office:value="107" calcext:value-type="float">
            <text:p>107</text:p>
          </table:table-cell>
          <table:table-cell table:number-columns-repeated="6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6505" calcext:value-type="float">
            <text:p>6505</text:p>
          </table:table-cell>
          <table:table-cell table:formula="of:=VLOOKUP([.B883];[$movies.B:.D];2;0)" office:value-type="string" office:string-value="DP" calcext:value-type="string">
            <text:p>DP</text:p>
          </table:table-cell>
          <table:table-cell table:formula="of:=IFERROR(INDEX([.$D$1:.D882];MATCH([.E883];[.$E$1:.E882];0));MAX([.$D$1:.D882])+1)" office:value-type="float" office:value="30" calcext:value-type="float">
            <text:p>30</text:p>
          </table:table-cell>
          <table:table-cell table:style-name="ce45" office:value-type="string" calcext:value-type="string">
            <text:p>Anthropomorphic</text:p>
          </table:table-cell>
          <table:table-cell table:formula="of:=COUNTIF([.E:.E];[.E883])-COUNTIF([.$E$1:.E883];[.E883])" office:value-type="float" office:value="0" calcext:value-type="float">
            <text:p>0</text:p>
          </table:table-cell>
          <table:table-cell table:formula="of:=COUNTIF([.$E$1:.E882];[.E883])" office:value-type="float" office:value="2" calcext:value-type="float">
            <text:p>2</text:p>
          </table:table-cell>
          <table:table-cell table:style-name="ce35" table:formula="of:=IFERROR(INDEX([.A884:.$A$873];MATCH([.E883];[.E884:.$E$873];0));&quot;&quot;)" office:value-type="float" office:value="120" calcext:value-type="float">
            <text:p>120</text:p>
          </table:table-cell>
          <table:table-cell table:style-name="ce35" table:formula="of:=IFERROR(IF(COUNT([.$A$1:.A882])&gt;1;INDEX([.$A$1:.A882];SUMPRODUCT(MAX(ROW([.$E$1:.E882])*([.E883]=[.$E$1:.E882]))));&quot;&quot;);&quot;&quot;)" office:value-type="float" office:value="60" calcext:value-type="float">
            <text:p>60</text:p>
          </table:table-cell>
          <table:table-cell table:number-columns-repeated="6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6505" calcext:value-type="float">
            <text:p>6505</text:p>
          </table:table-cell>
          <table:table-cell table:formula="of:=VLOOKUP([.B884];[$movies.B:.D];2;0)" office:value-type="string" office:string-value="DP" calcext:value-type="string">
            <text:p>DP</text:p>
          </table:table-cell>
          <table:table-cell table:formula="of:=IFERROR(INDEX([.$D$1:.D883];MATCH([.E884];[.$E$1:.E883];0));MAX([.$D$1:.D883])+1)" office:value-type="float" office:value="17" calcext:value-type="float">
            <text:p>17</text:p>
          </table:table-cell>
          <table:table-cell table:style-name="ce45" office:value-type="string" calcext:value-type="string">
            <text:p>Animation</text:p>
          </table:table-cell>
          <table:table-cell table:formula="of:=COUNTIF([.E:.E];[.E884])-COUNTIF([.$E$1:.E884];[.E884])" office:value-type="float" office:value="4" calcext:value-type="float">
            <text:p>4</text:p>
          </table:table-cell>
          <table:table-cell table:formula="of:=COUNTIF([.$E$1:.E883];[.E884])" office:value-type="float" office:value="11" calcext:value-type="float">
            <text:p>11</text:p>
          </table:table-cell>
          <table:table-cell table:style-name="ce35" table:formula="of:=IFERROR(INDEX([.A885:.$A$873];MATCH([.E884];[.E885:.$E$873];0));&quot;&quot;)" office:value-type="float" office:value="120" calcext:value-type="float">
            <text:p>120</text:p>
          </table:table-cell>
          <table:table-cell table:style-name="ce35" table:formula="of:=IFERROR(IF(COUNT([.$A$1:.A883])&gt;1;INDEX([.$A$1:.A883];SUMPRODUCT(MAX(ROW([.$E$1:.E883])*([.E884]=[.$E$1:.E883]))));&quot;&quot;);&quot;&quot;)" office:value-type="float" office:value="104" calcext:value-type="float">
            <text:p>104</text:p>
          </table:table-cell>
          <table:table-cell table:number-columns-repeated="6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6505" calcext:value-type="float">
            <text:p>6505</text:p>
          </table:table-cell>
          <table:table-cell table:formula="of:=VLOOKUP([.B885];[$movies.B:.D];2;0)" office:value-type="string" office:string-value="DP" calcext:value-type="string">
            <text:p>DP</text:p>
          </table:table-cell>
          <table:table-cell table:formula="of:=IFERROR(INDEX([.$D$1:.D884];MATCH([.E885];[.$E$1:.E884];0));MAX([.$D$1:.D884])+1)" office:value-type="float" office:value="33" calcext:value-type="float">
            <text:p>33</text:p>
          </table:table-cell>
          <table:table-cell table:style-name="ce45" office:value-type="string" calcext:value-type="string">
            <text:p>Non-Human Protagonists</text:p>
          </table:table-cell>
          <table:table-cell table:formula="of:=COUNTIF([.E:.E];[.E885])-COUNTIF([.$E$1:.E885];[.E885])" office:value-type="float" office:value="0" calcext:value-type="float">
            <text:p>0</text:p>
          </table:table-cell>
          <table:table-cell table:formula="of:=COUNTIF([.$E$1:.E884];[.E885])" office:value-type="float" office:value="10" calcext:value-type="float">
            <text:p>10</text:p>
          </table:table-cell>
          <table:table-cell table:style-name="ce35" table:formula="of:=IFERROR(INDEX([.A886:.$A$873];MATCH([.E885];[.E886:.$E$873];0));&quot;&quot;)" office:value-type="float" office:value="119" calcext:value-type="float">
            <text:p>119</text:p>
          </table:table-cell>
          <table:table-cell table:style-name="ce35" table:formula="of:=IFERROR(IF(COUNT([.$A$1:.A884])&gt;1;INDEX([.$A$1:.A884];SUMPRODUCT(MAX(ROW([.$E$1:.E884])*([.E885]=[.$E$1:.E884]))));&quot;&quot;);&quot;&quot;)" office:value-type="float" office:value="119" calcext:value-type="float">
            <text:p>119</text:p>
          </table:table-cell>
          <table:table-cell table:number-columns-repeated="6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6505" calcext:value-type="float">
            <text:p>6505</text:p>
          </table:table-cell>
          <table:table-cell table:formula="of:=VLOOKUP([.B886];[$movies.B:.D];2;0)" office:value-type="string" office:string-value="DP" calcext:value-type="string">
            <text:p>DP</text:p>
          </table:table-cell>
          <table:table-cell table:formula="of:=IFERROR(INDEX([.$D$1:.D885];MATCH([.E886];[.$E$1:.E885];0));MAX([.$D$1:.D885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886])-COUNTIF([.$E$1:.E886];[.E886])" office:value-type="float" office:value="1" calcext:value-type="float">
            <text:p>1</text:p>
          </table:table-cell>
          <table:table-cell/>
          <table:table-cell table:style-name="ce35" table:formula="of:=IFERROR(INDEX([.A887:.$A$873];MATCH([.E886];[.E887:.$E$873];0));&quot;&quot;)" office:value-type="float" office:value="118" calcext:value-type="float">
            <text:p>118</text:p>
          </table:table-cell>
          <table:table-cell table:style-name="ce35" table:formula="of:=IFERROR(IF(COUNT([.$A$1:.A885])&gt;1;INDEX([.$A$1:.A885];SUMPRODUCT(MAX(ROW([.$E$1:.E885])*([.E886]=[.$E$1:.E885]))));&quot;&quot;);&quot;&quot;)" office:value-type="float" office:value="118" calcext:value-type="float">
            <text:p>118</text:p>
          </table:table-cell>
          <table:table-cell table:number-columns-repeated="6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6505" calcext:value-type="float">
            <text:p>6505</text:p>
          </table:table-cell>
          <table:table-cell table:formula="of:=VLOOKUP([.B887];[$movies.B:.D];2;0)" office:value-type="string" office:string-value="DP" calcext:value-type="string">
            <text:p>DP</text:p>
          </table:table-cell>
          <table:table-cell table:formula="of:=IFERROR(INDEX([.$D$1:.D886];MATCH([.E887];[.$E$1:.E886];0));MAX([.$D$1:.D886])+1)" office:value-type="float" office:value="17" calcext:value-type="float">
            <text:p>17</text:p>
          </table:table-cell>
          <table:table-cell table:style-name="ce45" office:value-type="string" calcext:value-type="string">
            <text:p>Animation</text:p>
          </table:table-cell>
          <table:table-cell table:formula="of:=COUNTIF([.E:.E];[.E887])-COUNTIF([.$E$1:.E887];[.E887])" office:value-type="float" office:value="3" calcext:value-type="float">
            <text:p>3</text:p>
          </table:table-cell>
          <table:table-cell/>
          <table:table-cell table:style-name="ce35" table:formula="of:=IFERROR(INDEX([.A888:.$A$873];MATCH([.E887];[.E888:.$E$873];0));&quot;&quot;)" office:value-type="float" office:value="120" calcext:value-type="float">
            <text:p>120</text:p>
          </table:table-cell>
          <table:table-cell table:style-name="ce35" table:formula="of:=IFERROR(IF(COUNT([.$A$1:.A886])&gt;1;INDEX([.$A$1:.A886];SUMPRODUCT(MAX(ROW([.$E$1:.E886])*([.E887]=[.$E$1:.E886]))));&quot;&quot;);&quot;&quot;)" office:value-type="float" office:value="120" calcext:value-type="float">
            <text:p>120</text:p>
          </table:table-cell>
          <table:table-cell table:number-columns-repeated="6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40394" calcext:value-type="float">
            <text:p>40394</text:p>
          </table:table-cell>
          <table:table-cell table:formula="of:=VLOOKUP([.B888];[$movies.B:.D];2;0)" office:value-type="string" office:string-value="DQ" calcext:value-type="string">
            <text:p>DQ</text:p>
          </table:table-cell>
          <table:table-cell table:formula="of:=IFERROR(INDEX([.$D$1:.D887];MATCH([.E888];[.$E$1:.E887];0));MAX([.$D$1:.D887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888])-COUNTIF([.$E$1:.E888];[.E888])" office:value-type="float" office:value="5" calcext:value-type="float">
            <text:p>5</text:p>
          </table:table-cell>
          <table:table-cell/>
          <table:table-cell table:style-name="ce35" table:formula="of:=IFERROR(INDEX([.A889:.$A$873];MATCH([.E888];[.E889:.$E$873];0));&quot;&quot;)" office:value-type="float" office:value="121" calcext:value-type="float">
            <text:p>121</text:p>
          </table:table-cell>
          <table:table-cell table:style-name="ce35" table:formula="of:=IFERROR(IF(COUNT([.$A$1:.A887])&gt;1;INDEX([.$A$1:.A887];SUMPRODUCT(MAX(ROW([.$E$1:.E887])*([.E888]=[.$E$1:.E887]))));&quot;&quot;);&quot;&quot;)" office:value-type="float" office:value="113" calcext:value-type="float">
            <text:p>113</text:p>
          </table:table-cell>
          <table:table-cell table:number-columns-repeated="6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40394" calcext:value-type="float">
            <text:p>40394</text:p>
          </table:table-cell>
          <table:table-cell table:formula="of:=VLOOKUP([.B889];[$movies.B:.D];2;0)" office:value-type="string" office:string-value="DQ" calcext:value-type="string">
            <text:p>DQ</text:p>
          </table:table-cell>
          <table:table-cell table:formula="of:=IFERROR(INDEX([.$D$1:.D888];MATCH([.E889];[.$E$1:.E888];0));MAX([.$D$1:.D888])+1)" office:value-type="float" office:value="168" calcext:value-type="float">
            <text:p>168</text:p>
          </table:table-cell>
          <table:table-cell table:style-name="ce45" office:value-type="string" calcext:value-type="string">
            <text:p>Card Battles</text:p>
          </table:table-cell>
          <table:table-cell table:formula="of:=COUNTIF([.E:.E];[.E889])-COUNTIF([.$E$1:.E889];[.E889])" office:value-type="float" office:value="1" calcext:value-type="float">
            <text:p>1</text:p>
          </table:table-cell>
          <table:table-cell/>
          <table:table-cell table:style-name="ce35" table:formula="of:=IFERROR(INDEX([.A890:.$A$873];MATCH([.E889];[.E890:.$E$873];0));&quot;&quot;)" office:value-type="float" office:value="121" calcext:value-type="float">
            <text:p>121</text:p>
          </table:table-cell>
          <table:table-cell table:style-name="ce35" table:formula="of:=IFERROR(IF(COUNT([.$A$1:.A888])&gt;1;INDEX([.$A$1:.A888];SUMPRODUCT(MAX(ROW([.$E$1:.E888])*([.E889]=[.$E$1:.E888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40394" calcext:value-type="float">
            <text:p>40394</text:p>
          </table:table-cell>
          <table:table-cell table:formula="of:=VLOOKUP([.B890];[$movies.B:.D];2;0)" office:value-type="string" office:string-value="DQ" calcext:value-type="string">
            <text:p>DQ</text:p>
          </table:table-cell>
          <table:table-cell table:formula="of:=IFERROR(INDEX([.$D$1:.D889];MATCH([.E890];[.$E$1:.E889];0));MAX([.$D$1:.D889])+1)" office:value-type="float" office:value="13" calcext:value-type="float">
            <text:p>13</text:p>
          </table:table-cell>
          <table:table-cell table:style-name="ce45" office:value-type="string" calcext:value-type="string">
            <text:p>Pets</text:p>
          </table:table-cell>
          <table:table-cell table:formula="of:=COUNTIF([.E:.E];[.E890])-COUNTIF([.$E$1:.E890];[.E890])" office:value-type="float" office:value="3" calcext:value-type="float">
            <text:p>3</text:p>
          </table:table-cell>
          <table:table-cell/>
          <table:table-cell table:style-name="ce35" table:formula="of:=IFERROR(INDEX([.A891:.$A$873];MATCH([.E890];[.E891:.$E$873];0));&quot;&quot;)" office:value-type="float" office:value="121" calcext:value-type="float">
            <text:p>121</text:p>
          </table:table-cell>
          <table:table-cell table:style-name="ce35" table:formula="of:=IFERROR(IF(COUNT([.$A$1:.A889])&gt;1;INDEX([.$A$1:.A889];SUMPRODUCT(MAX(ROW([.$E$1:.E889])*([.E890]=[.$E$1:.E889]))));&quot;&quot;);&quot;&quot;)" office:value-type="float" office:value="102" calcext:value-type="float">
            <text:p>102</text:p>
          </table:table-cell>
          <table:table-cell table:number-columns-repeated="6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40394" calcext:value-type="float">
            <text:p>40394</text:p>
          </table:table-cell>
          <table:table-cell table:formula="of:=VLOOKUP([.B891];[$movies.B:.D];2;0)" office:value-type="string" office:string-value="DQ" calcext:value-type="string">
            <text:p>DQ</text:p>
          </table:table-cell>
          <table:table-cell table:formula="of:=IFERROR(INDEX([.$D$1:.D890];MATCH([.E891];[.$E$1:.E890];0));MAX([.$D$1:.D890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891])-COUNTIF([.$E$1:.E891];[.E891])" office:value-type="float" office:value="4" calcext:value-type="float">
            <text:p>4</text:p>
          </table:table-cell>
          <table:table-cell/>
          <table:table-cell table:style-name="ce35" table:formula="of:=IFERROR(INDEX([.A892:.$A$873];MATCH([.E891];[.E892:.$E$873];0));&quot;&quot;)" office:value-type="float" office:value="121" calcext:value-type="float">
            <text:p>121</text:p>
          </table:table-cell>
          <table:table-cell table:style-name="ce35" table:formula="of:=IFERROR(IF(COUNT([.$A$1:.A890])&gt;1;INDEX([.$A$1:.A890];SUMPRODUCT(MAX(ROW([.$E$1:.E890])*([.E891]=[.$E$1:.E890]))));&quot;&quot;);&quot;&quot;)" office:value-type="float" office:value="121" calcext:value-type="float">
            <text:p>121</text:p>
          </table:table-cell>
          <table:table-cell table:number-columns-repeated="6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40394" calcext:value-type="float">
            <text:p>40394</text:p>
          </table:table-cell>
          <table:table-cell table:formula="of:=VLOOKUP([.B892];[$movies.B:.D];2;0)" office:value-type="string" office:string-value="DQ" calcext:value-type="string">
            <text:p>DQ</text:p>
          </table:table-cell>
          <table:table-cell table:formula="of:=IFERROR(INDEX([.$D$1:.D891];MATCH([.E892];[.$E$1:.E891];0));MAX([.$D$1:.D891])+1)" office:value-type="float" office:value="168" calcext:value-type="float">
            <text:p>168</text:p>
          </table:table-cell>
          <table:table-cell table:style-name="ce45" office:value-type="string" calcext:value-type="string">
            <text:p>Card Battles</text:p>
          </table:table-cell>
          <table:table-cell table:formula="of:=COUNTIF([.E:.E];[.E892])-COUNTIF([.$E$1:.E892];[.E892])" office:value-type="float" office:value="0" calcext:value-type="float">
            <text:p>0</text:p>
          </table:table-cell>
          <table:table-cell/>
          <table:table-cell table:style-name="ce35" table:formula="of:=IFERROR(INDEX([.A893:.$A$873];MATCH([.E892];[.E893:.$E$873];0));&quot;&quot;)" office:value-type="float" office:value="121" calcext:value-type="float">
            <text:p>121</text:p>
          </table:table-cell>
          <table:table-cell table:style-name="ce35" table:formula="of:=IFERROR(IF(COUNT([.$A$1:.A891])&gt;1;INDEX([.$A$1:.A891];SUMPRODUCT(MAX(ROW([.$E$1:.E891])*([.E892]=[.$E$1:.E891]))));&quot;&quot;);&quot;&quot;)" office:value-type="float" office:value="121" calcext:value-type="float">
            <text:p>121</text:p>
          </table:table-cell>
          <table:table-cell table:number-columns-repeated="6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40394" calcext:value-type="float">
            <text:p>40394</text:p>
          </table:table-cell>
          <table:table-cell table:formula="of:=VLOOKUP([.B893];[$movies.B:.D];2;0)" office:value-type="string" office:string-value="DQ" calcext:value-type="string">
            <text:p>DQ</text:p>
          </table:table-cell>
          <table:table-cell table:formula="of:=IFERROR(INDEX([.$D$1:.D892];MATCH([.E893];[.$E$1:.E892];0));MAX([.$D$1:.D892])+1)" office:value-type="float" office:value="16" calcext:value-type="float">
            <text:p>16</text:p>
          </table:table-cell>
          <table:table-cell table:style-name="ce45" office:value-type="string" calcext:value-type="string">
            <text:p>College</text:p>
          </table:table-cell>
          <table:table-cell table:formula="of:=COUNTIF([.E:.E];[.E893])-COUNTIF([.$E$1:.E893];[.E893])" office:value-type="float" office:value="2" calcext:value-type="float">
            <text:p>2</text:p>
          </table:table-cell>
          <table:table-cell/>
          <table:table-cell table:style-name="ce35" table:formula="of:=IFERROR(INDEX([.A894:.$A$873];MATCH([.E893];[.E894:.$E$873];0));&quot;&quot;)" office:value-type="float" office:value="121" calcext:value-type="float">
            <text:p>121</text:p>
          </table:table-cell>
          <table:table-cell table:style-name="ce35" table:formula="of:=IFERROR(IF(COUNT([.$A$1:.A892])&gt;1;INDEX([.$A$1:.A892];SUMPRODUCT(MAX(ROW([.$E$1:.E892])*([.E893]=[.$E$1:.E892]))));&quot;&quot;);&quot;&quot;)" office:value-type="float" office:value="98" calcext:value-type="float">
            <text:p>98</text:p>
          </table:table-cell>
          <table:table-cell table:number-columns-repeated="6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31865" calcext:value-type="float">
            <text:p>31865</text:p>
          </table:table-cell>
          <table:table-cell table:formula="of:=VLOOKUP([.B894];[$movies.B:.D];2;0)" office:value-type="string" office:string-value="DR" calcext:value-type="string">
            <text:p>DR</text:p>
          </table:table-cell>
          <table:table-cell table:formula="of:=IFERROR(INDEX([.$D$1:.D893];MATCH([.E894];[.$E$1:.E893];0));MAX([.$D$1:.D893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894])-COUNTIF([.$E$1:.E894];[.E894])" office:value-type="float" office:value="7" calcext:value-type="float">
            <text:p>7</text:p>
          </table:table-cell>
          <table:table-cell/>
          <table:table-cell table:style-name="ce35" table:formula="of:=IFERROR(INDEX([.A895:.$A$873];MATCH([.E894];[.E895:.$E$873];0));&quot;&quot;)" office:value-type="float" office:value="119" calcext:value-type="float">
            <text:p>119</text:p>
          </table:table-cell>
          <table:table-cell table:style-name="ce35" table:formula="of:=IFERROR(IF(COUNT([.$A$1:.A893])&gt;1;INDEX([.$A$1:.A893];SUMPRODUCT(MAX(ROW([.$E$1:.E893])*([.E894]=[.$E$1:.E893]))));&quot;&quot;);&quot;&quot;)" office:value-type="float" office:value="119" calcext:value-type="float">
            <text:p>119</text:p>
          </table:table-cell>
          <table:table-cell table:number-columns-repeated="6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31865" calcext:value-type="float">
            <text:p>31865</text:p>
          </table:table-cell>
          <table:table-cell table:formula="of:=VLOOKUP([.B895];[$movies.B:.D];2;0)" office:value-type="string" office:string-value="DR" calcext:value-type="string">
            <text:p>DR</text:p>
          </table:table-cell>
          <table:table-cell table:formula="of:=IFERROR(INDEX([.$D$1:.D894];MATCH([.E895];[.$E$1:.E894];0));MAX([.$D$1:.D894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895])-COUNTIF([.$E$1:.E895];[.E895])" office:value-type="float" office:value="7" calcext:value-type="float">
            <text:p>7</text:p>
          </table:table-cell>
          <table:table-cell/>
          <table:table-cell table:style-name="ce35" table:formula="of:=IFERROR(INDEX([.A896:.$A$873];MATCH([.E895];[.E896:.$E$873];0));&quot;&quot;)" office:value-type="float" office:value="120" calcext:value-type="float">
            <text:p>120</text:p>
          </table:table-cell>
          <table:table-cell table:style-name="ce35" table:formula="of:=IFERROR(IF(COUNT([.$A$1:.A894])&gt;1;INDEX([.$A$1:.A894];SUMPRODUCT(MAX(ROW([.$E$1:.E894])*([.E895]=[.$E$1:.E894]))));&quot;&quot;);&quot;&quot;)" office:value-type="float" office:value="120" calcext:value-type="float">
            <text:p>120</text:p>
          </table:table-cell>
          <table:table-cell table:number-columns-repeated="6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31865" calcext:value-type="float">
            <text:p>31865</text:p>
          </table:table-cell>
          <table:table-cell table:formula="of:=VLOOKUP([.B896];[$movies.B:.D];2;0)" office:value-type="string" office:string-value="DR" calcext:value-type="string">
            <text:p>DR</text:p>
          </table:table-cell>
          <table:table-cell table:formula="of:=IFERROR(INDEX([.$D$1:.D895];MATCH([.E896];[.$E$1:.E895];0));MAX([.$D$1:.D895])+1)" office:value-type="float" office:value="14" calcext:value-type="float">
            <text:p>14</text:p>
          </table:table-cell>
          <table:table-cell table:style-name="ce45" office:value-type="string" calcext:value-type="string">
            <text:p>Work Life</text:p>
          </table:table-cell>
          <table:table-cell table:formula="of:=COUNTIF([.E:.E];[.E896])-COUNTIF([.$E$1:.E896];[.E896])" office:value-type="float" office:value="1" calcext:value-type="float">
            <text:p>1</text:p>
          </table:table-cell>
          <table:table-cell/>
          <table:table-cell table:style-name="ce35" table:formula="of:=IFERROR(INDEX([.A897:.$A$873];MATCH([.E896];[.E897:.$E$873];0));&quot;&quot;)" office:value-type="float" office:value="122" calcext:value-type="float">
            <text:p>122</text:p>
          </table:table-cell>
          <table:table-cell table:style-name="ce35" table:formula="of:=IFERROR(IF(COUNT([.$A$1:.A895])&gt;1;INDEX([.$A$1:.A895];SUMPRODUCT(MAX(ROW([.$E$1:.E895])*([.E896]=[.$E$1:.E895]))));&quot;&quot;);&quot;&quot;)" office:value-type="float" office:value="114" calcext:value-type="float">
            <text:p>114</text:p>
          </table:table-cell>
          <table:table-cell table:number-columns-repeated="6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31865" calcext:value-type="float">
            <text:p>31865</text:p>
          </table:table-cell>
          <table:table-cell table:formula="of:=VLOOKUP([.B897];[$movies.B:.D];2;0)" office:value-type="string" office:string-value="DR" calcext:value-type="string">
            <text:p>DR</text:p>
          </table:table-cell>
          <table:table-cell table:formula="of:=IFERROR(INDEX([.$D$1:.D896];MATCH([.E897];[.$E$1:.E896];0));MAX([.$D$1:.D896])+1)" office:value-type="float" office:value="80" calcext:value-type="float">
            <text:p>80</text:p>
          </table:table-cell>
          <table:table-cell table:style-name="ce45" office:value-type="string" calcext:value-type="string">
            <text:p>School Life</text:p>
          </table:table-cell>
          <table:table-cell table:formula="of:=COUNTIF([.E:.E];[.E897])-COUNTIF([.$E$1:.E897];[.E897])" office:value-type="float" office:value="4" calcext:value-type="float">
            <text:p>4</text:p>
          </table:table-cell>
          <table:table-cell/>
          <table:table-cell table:style-name="ce35" table:formula="of:=IFERROR(INDEX([.A898:.$A$873];MATCH([.E897];[.E898:.$E$873];0));&quot;&quot;)" office:value-type="float" office:value="122" calcext:value-type="float">
            <text:p>122</text:p>
          </table:table-cell>
          <table:table-cell table:style-name="ce35" table:formula="of:=IFERROR(IF(COUNT([.$A$1:.A896])&gt;1;INDEX([.$A$1:.A896];SUMPRODUCT(MAX(ROW([.$E$1:.E896])*([.E897]=[.$E$1:.E896]))));&quot;&quot;);&quot;&quot;)" office:value-type="float" office:value="103" calcext:value-type="float">
            <text:p>103</text:p>
          </table:table-cell>
          <table:table-cell table:number-columns-repeated="6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31865" calcext:value-type="float">
            <text:p>31865</text:p>
          </table:table-cell>
          <table:table-cell table:formula="of:=VLOOKUP([.B898];[$movies.B:.D];2;0)" office:value-type="string" office:string-value="DR" calcext:value-type="string">
            <text:p>DR</text:p>
          </table:table-cell>
          <table:table-cell table:formula="of:=IFERROR(INDEX([.$D$1:.D897];MATCH([.E898];[.$E$1:.E897];0));MAX([.$D$1:.D897])+1)" office:value-type="float" office:value="44" calcext:value-type="float">
            <text:p>44</text:p>
          </table:table-cell>
          <table:table-cell table:style-name="ce45" office:value-type="string" calcext:value-type="string">
            <text:p>Short Episodes</text:p>
          </table:table-cell>
          <table:table-cell table:formula="of:=COUNTIF([.E:.E];[.E898])-COUNTIF([.$E$1:.E898];[.E898])" office:value-type="float" office:value="0" calcext:value-type="float">
            <text:p>0</text:p>
          </table:table-cell>
          <table:table-cell/>
          <table:table-cell table:style-name="ce35" table:formula="of:=IFERROR(INDEX([.A899:.$A$873];MATCH([.E898];[.E899:.$E$873];0));&quot;&quot;)" office:value-type="float" office:value="118" calcext:value-type="float">
            <text:p>118</text:p>
          </table:table-cell>
          <table:table-cell table:style-name="ce35" table:formula="of:=IFERROR(IF(COUNT([.$A$1:.A897])&gt;1;INDEX([.$A$1:.A897];SUMPRODUCT(MAX(ROW([.$E$1:.E897])*([.E898]=[.$E$1:.E897]))));&quot;&quot;);&quot;&quot;)" office:value-type="float" office:value="120" calcext:value-type="float">
            <text:p>120</text:p>
          </table:table-cell>
          <table:table-cell table:number-columns-repeated="6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31865" calcext:value-type="float">
            <text:p>31865</text:p>
          </table:table-cell>
          <table:table-cell table:formula="of:=VLOOKUP([.B899];[$movies.B:.D];2;0)" office:value-type="string" office:string-value="DR" calcext:value-type="string">
            <text:p>DR</text:p>
          </table:table-cell>
          <table:table-cell table:formula="of:=IFERROR(INDEX([.$D$1:.D898];MATCH([.E899];[.$E$1:.E898];0));MAX([.$D$1:.D898])+1)" office:value-type="float" office:value="25" calcext:value-type="float">
            <text:p>25</text:p>
          </table:table-cell>
          <table:table-cell table:style-name="ce45" office:value-type="string" calcext:value-type="string">
            <text:p>Art</text:p>
          </table:table-cell>
          <table:table-cell table:formula="of:=COUNTIF([.E:.E];[.E899])-COUNTIF([.$E$1:.E899];[.E899])" office:value-type="float" office:value="0" calcext:value-type="float">
            <text:p>0</text:p>
          </table:table-cell>
          <table:table-cell/>
          <table:table-cell table:style-name="ce35" table:formula="of:=IFERROR(INDEX([.A900:.$A$873];MATCH([.E899];[.E900:.$E$873];0));&quot;&quot;)" office:value-type="float" office:value="122" calcext:value-type="float">
            <text:p>122</text:p>
          </table:table-cell>
          <table:table-cell table:style-name="ce35" table:formula="of:=IFERROR(IF(COUNT([.$A$1:.A898])&gt;1;INDEX([.$A$1:.A898];SUMPRODUCT(MAX(ROW([.$E$1:.E898])*([.E899]=[.$E$1:.E898]))));&quot;&quot;);&quot;&quot;)" office:value-type="float" office:value="72" calcext:value-type="float">
            <text:p>72</text:p>
          </table:table-cell>
          <table:table-cell table:number-columns-repeated="6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54275" calcext:value-type="float">
            <text:p>54275</text:p>
          </table:table-cell>
          <table:table-cell table:formula="of:=VLOOKUP([.B900];[$movies.B:.D];2;0)" office:value-type="string" office:string-value="DS" calcext:value-type="string">
            <text:p>DS</text:p>
          </table:table-cell>
          <table:table-cell table:formula="of:=IFERROR(INDEX([.$D$1:.D899];MATCH([.E900];[.$E$1:.E899];0));MAX([.$D$1:.D899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900])-COUNTIF([.$E$1:.E900];[.E900])" office:value-type="float" office:value="6" calcext:value-type="float">
            <text:p>6</text:p>
          </table:table-cell>
          <table:table-cell/>
          <table:table-cell table:style-name="ce35" table:formula="of:=IFERROR(INDEX([.A901:.$A$873];MATCH([.E900];[.E901:.$E$873];0));&quot;&quot;)" office:value-type="float" office:value="119" calcext:value-type="float">
            <text:p>119</text:p>
          </table:table-cell>
          <table:table-cell table:style-name="ce35" table:formula="of:=IFERROR(IF(COUNT([.$A$1:.A899])&gt;1;INDEX([.$A$1:.A899];SUMPRODUCT(MAX(ROW([.$E$1:.E899])*([.E900]=[.$E$1:.E899]))));&quot;&quot;);&quot;&quot;)" office:value-type="float" office:value="122" calcext:value-type="float">
            <text:p>122</text:p>
          </table:table-cell>
          <table:table-cell table:number-columns-repeated="6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54275" calcext:value-type="float">
            <text:p>54275</text:p>
          </table:table-cell>
          <table:table-cell table:formula="of:=VLOOKUP([.B901];[$movies.B:.D];2;0)" office:value-type="string" office:string-value="DS" calcext:value-type="string">
            <text:p>DS</text:p>
          </table:table-cell>
          <table:table-cell table:formula="of:=IFERROR(INDEX([.$D$1:.D900];MATCH([.E901];[.$E$1:.E900];0));MAX([.$D$1:.D900])+1)" office:value-type="float" office:value="46" calcext:value-type="float">
            <text:p>46</text:p>
          </table:table-cell>
          <table:table-cell table:style-name="ce45" office:value-type="string" calcext:value-type="string">
            <text:p>Historical</text:p>
          </table:table-cell>
          <table:table-cell table:formula="of:=COUNTIF([.E:.E];[.E901])-COUNTIF([.$E$1:.E901];[.E901])" office:value-type="float" office:value="2" calcext:value-type="float">
            <text:p>2</text:p>
          </table:table-cell>
          <table:table-cell/>
          <table:table-cell table:style-name="ce35" table:formula="of:=IFERROR(INDEX([.A902:.$A$873];MATCH([.E901];[.E902:.$E$873];0));&quot;&quot;)" office:value-type="float" office:value="123" calcext:value-type="float">
            <text:p>123</text:p>
          </table:table-cell>
          <table:table-cell table:style-name="ce35" table:formula="of:=IFERROR(IF(COUNT([.$A$1:.A900])&gt;1;INDEX([.$A$1:.A900];SUMPRODUCT(MAX(ROW([.$E$1:.E900])*([.E901]=[.$E$1:.E900]))));&quot;&quot;);&quot;&quot;)" office:value-type="float" office:value="106" calcext:value-type="float">
            <text:p>106</text:p>
          </table:table-cell>
          <table:table-cell table:number-columns-repeated="6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54275" calcext:value-type="float">
            <text:p>54275</text:p>
          </table:table-cell>
          <table:table-cell table:formula="of:=VLOOKUP([.B902];[$movies.B:.D];2;0)" office:value-type="string" office:string-value="DS" calcext:value-type="string">
            <text:p>DS</text:p>
          </table:table-cell>
          <table:table-cell table:formula="of:=IFERROR(INDEX([.$D$1:.D901];MATCH([.E902];[.$E$1:.E901];0));MAX([.$D$1:.D901])+1)" office:value-type="float" office:value="69" calcext:value-type="float">
            <text:p>69</text:p>
          </table:table-cell>
          <table:table-cell table:style-name="ce45" office:value-type="string" calcext:value-type="string">
            <text:p>Political</text:p>
          </table:table-cell>
          <table:table-cell table:formula="of:=COUNTIF([.E:.E];[.E902])-COUNTIF([.$E$1:.E902];[.E902])" office:value-type="float" office:value="1" calcext:value-type="float">
            <text:p>1</text:p>
          </table:table-cell>
          <table:table-cell/>
          <table:table-cell table:style-name="ce35" table:formula="of:=IFERROR(INDEX([.A903:.$A$873];MATCH([.E902];[.E903:.$E$873];0));&quot;&quot;)" office:value-type="float" office:value="123" calcext:value-type="float">
            <text:p>123</text:p>
          </table:table-cell>
          <table:table-cell table:style-name="ce35" table:formula="of:=IFERROR(IF(COUNT([.$A$1:.A901])&gt;1;INDEX([.$A$1:.A901];SUMPRODUCT(MAX(ROW([.$E$1:.E901])*([.E902]=[.$E$1:.E901]))));&quot;&quot;);&quot;&quot;)" office:value-type="float" office:value="79" calcext:value-type="float">
            <text:p>79</text:p>
          </table:table-cell>
          <table:table-cell table:number-columns-repeated="6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54275" calcext:value-type="float">
            <text:p>54275</text:p>
          </table:table-cell>
          <table:table-cell table:formula="of:=VLOOKUP([.B903];[$movies.B:.D];2;0)" office:value-type="string" office:string-value="DS" calcext:value-type="string">
            <text:p>DS</text:p>
          </table:table-cell>
          <table:table-cell table:formula="of:=IFERROR(INDEX([.$D$1:.D902];MATCH([.E903];[.$E$1:.E902];0));MAX([.$D$1:.D902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903])-COUNTIF([.$E$1:.E903];[.E903])" office:value-type="float" office:value="6" calcext:value-type="float">
            <text:p>6</text:p>
          </table:table-cell>
          <table:table-cell/>
          <table:table-cell table:style-name="ce35" table:formula="of:=IFERROR(INDEX([.A904:.$A$873];MATCH([.E903];[.E904:.$E$873];0));&quot;&quot;)" office:value-type="float" office:value="120" calcext:value-type="float">
            <text:p>120</text:p>
          </table:table-cell>
          <table:table-cell table:style-name="ce35" table:formula="of:=IFERROR(IF(COUNT([.$A$1:.A902])&gt;1;INDEX([.$A$1:.A902];SUMPRODUCT(MAX(ROW([.$E$1:.E902])*([.E903]=[.$E$1:.E902]))));&quot;&quot;);&quot;&quot;)" office:value-type="float" office:value="122" calcext:value-type="float">
            <text:p>122</text:p>
          </table:table-cell>
          <table:table-cell table:number-columns-repeated="6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54275" calcext:value-type="float">
            <text:p>54275</text:p>
          </table:table-cell>
          <table:table-cell table:formula="of:=VLOOKUP([.B904];[$movies.B:.D];2;0)" office:value-type="string" office:string-value="DS" calcext:value-type="string">
            <text:p>DS</text:p>
          </table:table-cell>
          <table:table-cell table:formula="of:=IFERROR(INDEX([.$D$1:.D903];MATCH([.E904];[.$E$1:.E903];0));MAX([.$D$1:.D903])+1)" office:value-type="float" office:value="42" calcext:value-type="float">
            <text:p>42</text:p>
          </table:table-cell>
          <table:table-cell table:style-name="ce45" office:value-type="string" calcext:value-type="string">
            <text:p>Slice of Life</text:p>
          </table:table-cell>
          <table:table-cell table:formula="of:=COUNTIF([.E:.E];[.E904])-COUNTIF([.$E$1:.E904];[.E904])" office:value-type="float" office:value="0" calcext:value-type="float">
            <text:p>0</text:p>
          </table:table-cell>
          <table:table-cell/>
          <table:table-cell table:style-name="ce35" table:formula="of:=IFERROR(INDEX([.A905:.$A$873];MATCH([.E904];[.E905:.$E$873];0));&quot;&quot;)" office:value-type="float" office:value="123" calcext:value-type="float">
            <text:p>123</text:p>
          </table:table-cell>
          <table:table-cell table:style-name="ce35" table:formula="of:=IFERROR(IF(COUNT([.$A$1:.A903])&gt;1;INDEX([.$A$1:.A903];SUMPRODUCT(MAX(ROW([.$E$1:.E903])*([.E904]=[.$E$1:.E903]))));&quot;&quot;);&quot;&quot;)" office:value-type="float" office:value="107" calcext:value-type="float">
            <text:p>107</text:p>
          </table:table-cell>
          <table:table-cell table:number-columns-repeated="6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54275" calcext:value-type="float">
            <text:p>54275</text:p>
          </table:table-cell>
          <table:table-cell table:formula="of:=VLOOKUP([.B905];[$movies.B:.D];2;0)" office:value-type="string" office:string-value="DS" calcext:value-type="string">
            <text:p>DS</text:p>
          </table:table-cell>
          <table:table-cell table:formula="of:=IFERROR(INDEX([.$D$1:.D904];MATCH([.E905];[.$E$1:.E904];0));MAX([.$D$1:.D904])+1)" office:value-type="float" office:value="169" calcext:value-type="float">
            <text:p>169</text:p>
          </table:table-cell>
          <table:table-cell table:style-name="ce45" office:value-type="string" calcext:value-type="string">
            <text:p>Buddhism</text:p>
          </table:table-cell>
          <table:table-cell table:formula="of:=COUNTIF([.E:.E];[.E905])-COUNTIF([.$E$1:.E905];[.E905])" office:value-type="float" office:value="0" calcext:value-type="float">
            <text:p>0</text:p>
          </table:table-cell>
          <table:table-cell/>
          <table:table-cell table:style-name="ce35" table:formula="of:=IFERROR(INDEX([.A906:.$A$873];MATCH([.E905];[.E906:.$E$873];0));&quot;&quot;)" office:value-type="float" office:value="123" calcext:value-type="float">
            <text:p>123</text:p>
          </table:table-cell>
          <table:table-cell table:style-name="ce35" table:formula="of:=IFERROR(IF(COUNT([.$A$1:.A904])&gt;1;INDEX([.$A$1:.A904];SUMPRODUCT(MAX(ROW([.$E$1:.E904])*([.E905]=[.$E$1:.E904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54275" calcext:value-type="float">
            <text:p>54275</text:p>
          </table:table-cell>
          <table:table-cell table:formula="of:=VLOOKUP([.B906];[$movies.B:.D];2;0)" office:value-type="string" office:string-value="DS" calcext:value-type="string">
            <text:p>DS</text:p>
          </table:table-cell>
          <table:table-cell table:formula="of:=IFERROR(INDEX([.$D$1:.D905];MATCH([.E906];[.$E$1:.E905];0));MAX([.$D$1:.D905])+1)" office:value-type="float" office:value="13" calcext:value-type="float">
            <text:p>13</text:p>
          </table:table-cell>
          <table:table-cell table:style-name="ce45" office:value-type="string" calcext:value-type="string">
            <text:p>Pets</text:p>
          </table:table-cell>
          <table:table-cell table:formula="of:=COUNTIF([.E:.E];[.E906])-COUNTIF([.$E$1:.E906];[.E906])" office:value-type="float" office:value="2" calcext:value-type="float">
            <text:p>2</text:p>
          </table:table-cell>
          <table:table-cell/>
          <table:table-cell table:style-name="ce35" table:formula="of:=IFERROR(INDEX([.A907:.$A$873];MATCH([.E906];[.E907:.$E$873];0));&quot;&quot;)" office:value-type="float" office:value="121" calcext:value-type="float">
            <text:p>121</text:p>
          </table:table-cell>
          <table:table-cell table:style-name="ce35" table:formula="of:=IFERROR(IF(COUNT([.$A$1:.A905])&gt;1;INDEX([.$A$1:.A905];SUMPRODUCT(MAX(ROW([.$E$1:.E905])*([.E906]=[.$E$1:.E905]))));&quot;&quot;);&quot;&quot;)" office:value-type="float" office:value="121" calcext:value-type="float">
            <text:p>121</text:p>
          </table:table-cell>
          <table:table-cell table:number-columns-repeated="6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13367" calcext:value-type="float">
            <text:p>13367</text:p>
          </table:table-cell>
          <table:table-cell table:formula="of:=VLOOKUP([.B907];[$movies.B:.D];2;0)" office:value-type="string" office:string-value="DT" calcext:value-type="string">
            <text:p>DT</text:p>
          </table:table-cell>
          <table:table-cell table:formula="of:=IFERROR(INDEX([.$D$1:.D906];MATCH([.E907];[.$E$1:.E906];0));MAX([.$D$1:.D906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907])-COUNTIF([.$E$1:.E907];[.E907])" office:value-type="float" office:value="5" calcext:value-type="float">
            <text:p>5</text:p>
          </table:table-cell>
          <table:table-cell/>
          <table:table-cell table:style-name="ce35" table:formula="of:=IFERROR(INDEX([.A908:.$A$873];MATCH([.E907];[.E908:.$E$873];0));&quot;&quot;)" office:value-type="float" office:value="119" calcext:value-type="float">
            <text:p>119</text:p>
          </table:table-cell>
          <table:table-cell table:style-name="ce35" table:formula="of:=IFERROR(IF(COUNT([.$A$1:.A906])&gt;1;INDEX([.$A$1:.A906];SUMPRODUCT(MAX(ROW([.$E$1:.E906])*([.E907]=[.$E$1:.E906]))));&quot;&quot;);&quot;&quot;)" office:value-type="float" office:value="123" calcext:value-type="float">
            <text:p>123</text:p>
          </table:table-cell>
          <table:table-cell table:number-columns-repeated="6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13367" calcext:value-type="float">
            <text:p>13367</text:p>
          </table:table-cell>
          <table:table-cell table:formula="of:=VLOOKUP([.B908];[$movies.B:.D];2;0)" office:value-type="string" office:string-value="DT" calcext:value-type="string">
            <text:p>DT</text:p>
          </table:table-cell>
          <table:table-cell table:formula="of:=IFERROR(INDEX([.$D$1:.D907];MATCH([.E908];[.$E$1:.E907];0));MAX([.$D$1:.D907])+1)" office:value-type="float" office:value="56" calcext:value-type="float">
            <text:p>56</text:p>
          </table:table-cell>
          <table:table-cell table:style-name="ce45" office:value-type="string" calcext:value-type="string">
            <text:p>Sports</text:p>
          </table:table-cell>
          <table:table-cell table:formula="of:=COUNTIF([.E:.E];[.E908])-COUNTIF([.$E$1:.E908];[.E908])" office:value-type="float" office:value="1" calcext:value-type="float">
            <text:p>1</text:p>
          </table:table-cell>
          <table:table-cell/>
          <table:table-cell table:style-name="ce35" table:formula="of:=IFERROR(INDEX([.A909:.$A$873];MATCH([.E908];[.E909:.$E$873];0));&quot;&quot;)" office:value-type="float" office:value="124" calcext:value-type="float">
            <text:p>124</text:p>
          </table:table-cell>
          <table:table-cell table:style-name="ce35" table:formula="of:=IFERROR(IF(COUNT([.$A$1:.A907])&gt;1;INDEX([.$A$1:.A907];SUMPRODUCT(MAX(ROW([.$E$1:.E907])*([.E908]=[.$E$1:.E907]))));&quot;&quot;);&quot;&quot;)" office:value-type="float" office:value="100" calcext:value-type="float">
            <text:p>100</text:p>
          </table:table-cell>
          <table:table-cell table:number-columns-repeated="6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13367" calcext:value-type="float">
            <text:p>13367</text:p>
          </table:table-cell>
          <table:table-cell table:formula="of:=VLOOKUP([.B909];[$movies.B:.D];2;0)" office:value-type="string" office:string-value="DT" calcext:value-type="string">
            <text:p>DT</text:p>
          </table:table-cell>
          <table:table-cell table:formula="of:=IFERROR(INDEX([.$D$1:.D908];MATCH([.E909];[.$E$1:.E908];0));MAX([.$D$1:.D908])+1)" office:value-type="float" office:value="63" calcext:value-type="float">
            <text:p>63</text:p>
          </table:table-cell>
          <table:table-cell table:style-name="ce45" office:value-type="string" calcext:value-type="string">
            <text:p>Dragons</text:p>
          </table:table-cell>
          <table:table-cell table:formula="of:=COUNTIF([.E:.E];[.E909])-COUNTIF([.$E$1:.E909];[.E909])" office:value-type="float" office:value="4" calcext:value-type="float">
            <text:p>4</text:p>
          </table:table-cell>
          <table:table-cell/>
          <table:table-cell table:style-name="ce35" table:formula="of:=IFERROR(INDEX([.A910:.$A$873];MATCH([.E909];[.E910:.$E$873];0));&quot;&quot;)" office:value-type="float" office:value="124" calcext:value-type="float">
            <text:p>124</text:p>
          </table:table-cell>
          <table:table-cell table:style-name="ce35" table:formula="of:=IFERROR(IF(COUNT([.$A$1:.A908])&gt;1;INDEX([.$A$1:.A908];SUMPRODUCT(MAX(ROW([.$E$1:.E908])*([.E909]=[.$E$1:.E908]))));&quot;&quot;);&quot;&quot;)" office:value-type="float" office:value="117" calcext:value-type="float">
            <text:p>117</text:p>
          </table:table-cell>
          <table:table-cell table:number-columns-repeated="6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13367" calcext:value-type="float">
            <text:p>13367</text:p>
          </table:table-cell>
          <table:table-cell table:formula="of:=VLOOKUP([.B910];[$movies.B:.D];2;0)" office:value-type="string" office:string-value="DT" calcext:value-type="string">
            <text:p>DT</text:p>
          </table:table-cell>
          <table:table-cell table:formula="of:=IFERROR(INDEX([.$D$1:.D909];MATCH([.E910];[.$E$1:.E909];0));MAX([.$D$1:.D909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910])-COUNTIF([.$E$1:.E910];[.E910])" office:value-type="float" office:value="5" calcext:value-type="float">
            <text:p>5</text:p>
          </table:table-cell>
          <table:table-cell/>
          <table:table-cell table:style-name="ce35" table:formula="of:=IFERROR(INDEX([.A911:.$A$873];MATCH([.E910];[.E911:.$E$873];0));&quot;&quot;)" office:value-type="float" office:value="120" calcext:value-type="float">
            <text:p>120</text:p>
          </table:table-cell>
          <table:table-cell table:style-name="ce35" table:formula="of:=IFERROR(IF(COUNT([.$A$1:.A909])&gt;1;INDEX([.$A$1:.A909];SUMPRODUCT(MAX(ROW([.$E$1:.E909])*([.E910]=[.$E$1:.E909]))));&quot;&quot;);&quot;&quot;)" office:value-type="float" office:value="123" calcext:value-type="float">
            <text:p>123</text:p>
          </table:table-cell>
          <table:table-cell table:number-columns-repeated="6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13367" calcext:value-type="float">
            <text:p>13367</text:p>
          </table:table-cell>
          <table:table-cell table:formula="of:=VLOOKUP([.B911];[$movies.B:.D];2;0)" office:value-type="string" office:string-value="DT" calcext:value-type="string">
            <text:p>DT</text:p>
          </table:table-cell>
          <table:table-cell table:formula="of:=IFERROR(INDEX([.$D$1:.D910];MATCH([.E911];[.$E$1:.E910];0));MAX([.$D$1:.D910])+1)" office:value-type="float" office:value="170" calcext:value-type="float">
            <text:p>170</text:p>
          </table:table-cell>
          <table:table-cell table:style-name="ce45" office:value-type="string" calcext:value-type="string">
            <text:p>Childhood Promise</text:p>
          </table:table-cell>
          <table:table-cell table:formula="of:=COUNTIF([.E:.E];[.E911])-COUNTIF([.$E$1:.E911];[.E911])" office:value-type="float" office:value="1" calcext:value-type="float">
            <text:p>1</text:p>
          </table:table-cell>
          <table:table-cell/>
          <table:table-cell table:style-name="ce35" table:formula="of:=IFERROR(INDEX([.A912:.$A$873];MATCH([.E911];[.E912:.$E$873];0));&quot;&quot;)" office:value-type="float" office:value="124" calcext:value-type="float">
            <text:p>124</text:p>
          </table:table-cell>
          <table:table-cell table:style-name="ce35" table:formula="of:=IFERROR(IF(COUNT([.$A$1:.A910])&gt;1;INDEX([.$A$1:.A910];SUMPRODUCT(MAX(ROW([.$E$1:.E910])*([.E911]=[.$E$1:.E910]))));&quot;&quot;);&quot;&quot;)">
            <text:p/>
          </table:table-cell>
          <table:table-cell table:number-columns-repeated="6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13367" calcext:value-type="float">
            <text:p>13367</text:p>
          </table:table-cell>
          <table:table-cell table:formula="of:=VLOOKUP([.B912];[$movies.B:.D];2;0)" office:value-type="string" office:string-value="DT" calcext:value-type="string">
            <text:p>DT</text:p>
          </table:table-cell>
          <table:table-cell table:formula="of:=IFERROR(INDEX([.$D$1:.D911];MATCH([.E912];[.$E$1:.E911];0));MAX([.$D$1:.D911])+1)" office:value-type="float" office:value="80" calcext:value-type="float">
            <text:p>80</text:p>
          </table:table-cell>
          <table:table-cell table:style-name="ce45" office:value-type="string" calcext:value-type="string">
            <text:p>School Life</text:p>
          </table:table-cell>
          <table:table-cell table:formula="of:=COUNTIF([.E:.E];[.E912])-COUNTIF([.$E$1:.E912];[.E912])" office:value-type="float" office:value="3" calcext:value-type="float">
            <text:p>3</text:p>
          </table:table-cell>
          <table:table-cell/>
          <table:table-cell table:style-name="ce35" table:formula="of:=IFERROR(INDEX([.A913:.$A$873];MATCH([.E912];[.E913:.$E$873];0));&quot;&quot;)" office:value-type="float" office:value="122" calcext:value-type="float">
            <text:p>122</text:p>
          </table:table-cell>
          <table:table-cell table:style-name="ce35" table:formula="of:=IFERROR(IF(COUNT([.$A$1:.A911])&gt;1;INDEX([.$A$1:.A911];SUMPRODUCT(MAX(ROW([.$E$1:.E911])*([.E912]=[.$E$1:.E911]))));&quot;&quot;);&quot;&quot;)" office:value-type="float" office:value="122" calcext:value-type="float">
            <text:p>122</text:p>
          </table:table-cell>
          <table:table-cell table:number-columns-repeated="6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13367" calcext:value-type="float">
            <text:p>13367</text:p>
          </table:table-cell>
          <table:table-cell table:formula="of:=VLOOKUP([.B913];[$movies.B:.D];2;0)" office:value-type="string" office:string-value="DT" calcext:value-type="string">
            <text:p>DT</text:p>
          </table:table-cell>
          <table:table-cell table:formula="of:=IFERROR(INDEX([.$D$1:.D912];MATCH([.E913];[.$E$1:.E912];0));MAX([.$D$1:.D912])+1)" office:value-type="float" office:value="63" calcext:value-type="float">
            <text:p>63</text:p>
          </table:table-cell>
          <table:table-cell table:style-name="ce45" office:value-type="string" calcext:value-type="string">
            <text:p>Dragons</text:p>
          </table:table-cell>
          <table:table-cell table:formula="of:=COUNTIF([.E:.E];[.E913])-COUNTIF([.$E$1:.E913];[.E913])" office:value-type="float" office:value="3" calcext:value-type="float">
            <text:p>3</text:p>
          </table:table-cell>
          <table:table-cell/>
          <table:table-cell table:style-name="ce35" table:formula="of:=IFERROR(INDEX([.A914:.$A$873];MATCH([.E913];[.E914:.$E$873];0));&quot;&quot;)" office:value-type="float" office:value="124" calcext:value-type="float">
            <text:p>124</text:p>
          </table:table-cell>
          <table:table-cell table:style-name="ce35" table:formula="of:=IFERROR(IF(COUNT([.$A$1:.A912])&gt;1;INDEX([.$A$1:.A912];SUMPRODUCT(MAX(ROW([.$E$1:.E912])*([.E913]=[.$E$1:.E912]))));&quot;&quot;);&quot;&quot;)" office:value-type="float" office:value="124" calcext:value-type="float">
            <text:p>124</text:p>
          </table:table-cell>
          <table:table-cell table:number-columns-repeated="6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54798" calcext:value-type="float">
            <text:p>54798</text:p>
          </table:table-cell>
          <table:table-cell table:formula="of:=VLOOKUP([.B914];[$movies.B:.D];2;0)" office:value-type="string" office:string-value="DU" calcext:value-type="string">
            <text:p>DU</text:p>
          </table:table-cell>
          <table:table-cell table:formula="of:=IFERROR(INDEX([.$D$1:.D913];MATCH([.E914];[.$E$1:.E913];0));MAX([.$D$1:.D913])+1)" office:value-type="float" office:value="132" calcext:value-type="float">
            <text:p>132</text:p>
          </table:table-cell>
          <table:table-cell table:style-name="ce45" office:value-type="string" calcext:value-type="string">
            <text:p>High Stakes Games</text:p>
          </table:table-cell>
          <table:table-cell table:formula="of:=COUNTIF([.E:.E];[.E914])-COUNTIF([.$E$1:.E914];[.E914])" office:value-type="float" office:value="0" calcext:value-type="float">
            <text:p>0</text:p>
          </table:table-cell>
          <table:table-cell/>
          <table:table-cell table:style-name="ce35" table:formula="of:=IFERROR(INDEX([.A915:.$A$873];MATCH([.E914];[.E915:.$E$873];0));&quot;&quot;)" office:value-type="float" office:value="125" calcext:value-type="float">
            <text:p>125</text:p>
          </table:table-cell>
          <table:table-cell table:style-name="ce35" table:formula="of:=IFERROR(IF(COUNT([.$A$1:.A913])&gt;1;INDEX([.$A$1:.A913];SUMPRODUCT(MAX(ROW([.$E$1:.E913])*([.E914]=[.$E$1:.E913]))));&quot;&quot;);&quot;&quot;)" office:value-type="float" office:value="68" calcext:value-type="float">
            <text:p>68</text:p>
          </table:table-cell>
          <table:table-cell table:number-columns-repeated="6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54798" calcext:value-type="float">
            <text:p>54798</text:p>
          </table:table-cell>
          <table:table-cell table:formula="of:=VLOOKUP([.B915];[$movies.B:.D];2;0)" office:value-type="string" office:string-value="DU" calcext:value-type="string">
            <text:p>DU</text:p>
          </table:table-cell>
          <table:table-cell table:formula="of:=IFERROR(INDEX([.$D$1:.D914];MATCH([.E915];[.$E$1:.E914];0));MAX([.$D$1:.D914])+1)" office:value-type="float" office:value="171" calcext:value-type="float">
            <text:p>171</text:p>
          </table:table-cell>
          <table:table-cell table:style-name="ce45" office:value-type="string" calcext:value-type="string">
            <text:p>Play or Die</text:p>
          </table:table-cell>
          <table:table-cell table:formula="of:=COUNTIF([.E:.E];[.E915])-COUNTIF([.$E$1:.E915];[.E915])" office:value-type="float" office:value="0" calcext:value-type="float">
            <text:p>0</text:p>
          </table:table-cell>
          <table:table-cell/>
          <table:table-cell table:style-name="ce35" table:formula="of:=IFERROR(INDEX([.A916:.$A$873];MATCH([.E915];[.E916:.$E$873];0));&quot;&quot;)" office:value-type="float" office:value="125" calcext:value-type="float">
            <text:p>125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54798" calcext:value-type="float">
            <text:p>54798</text:p>
          </table:table-cell>
          <table:table-cell table:formula="of:=VLOOKUP([.B916];[$movies.B:.D];2;0)" office:value-type="string" office:string-value="DU" calcext:value-type="string">
            <text:p>DU</text:p>
          </table:table-cell>
          <table:table-cell table:formula="of:=IFERROR(INDEX([.$D$1:.D915];MATCH([.E916];[.$E$1:.E915];0));MAX([.$D$1:.D915])+1)" office:value-type="float" office:value="134" calcext:value-type="float">
            <text:p>134</text:p>
          </table:table-cell>
          <table:table-cell table:style-name="ce45" office:value-type="string" calcext:value-type="string">
            <text:p>PVP</text:p>
          </table:table-cell>
          <table:table-cell table:formula="of:=COUNTIF([.E:.E];[.E916])-COUNTIF([.$E$1:.E916];[.E916])" office:value-type="float" office:value="0" calcext:value-type="float">
            <text:p>0</text:p>
          </table:table-cell>
          <table:table-cell/>
          <table:table-cell table:style-name="ce35" table:formula="of:=IFERROR(INDEX([.A917:.$A$873];MATCH([.E916];[.E917:.$E$873];0));&quot;&quot;)" office:value-type="float" office:value="125" calcext:value-type="float">
            <text:p>125</text:p>
          </table:table-cell>
          <table:table-cell table:style-name="ce35"/>
          <table:table-cell table:number-columns-repeated="6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54798" calcext:value-type="float">
            <text:p>54798</text:p>
          </table:table-cell>
          <table:table-cell table:formula="of:=VLOOKUP([.B917];[$movies.B:.D];2;0)" office:value-type="string" office:string-value="DU" calcext:value-type="string">
            <text:p>DU</text:p>
          </table:table-cell>
          <table:table-cell table:formula="of:=IFERROR(INDEX([.$D$1:.D916];MATCH([.E917];[.$E$1:.E916];0));MAX([.$D$1:.D916])+1)" office:value-type="float" office:value="17" calcext:value-type="float">
            <text:p>17</text:p>
          </table:table-cell>
          <table:table-cell table:style-name="ce45" office:value-type="string" calcext:value-type="string">
            <text:p>Animation</text:p>
          </table:table-cell>
          <table:table-cell table:formula="of:=COUNTIF([.E:.E];[.E917])-COUNTIF([.$E$1:.E917];[.E917])" office:value-type="float" office:value="2" calcext:value-type="float">
            <text:p>2</text:p>
          </table:table-cell>
          <table:table-cell/>
          <table:table-cell table:style-name="ce35" table:formula="of:=IFERROR(INDEX([.A918:.$A$873];MATCH([.E917];[.E918:.$E$873];0));&quot;&quot;)" office:value-type="float" office:value="125" calcext:value-type="float">
            <text:p>125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54798" calcext:value-type="float">
            <text:p>54798</text:p>
          </table:table-cell>
          <table:table-cell table:formula="of:=VLOOKUP([.B918];[$movies.B:.D];2;0)" office:value-type="string" office:string-value="DU" calcext:value-type="string">
            <text:p>DU</text:p>
          </table:table-cell>
          <table:table-cell table:formula="of:=IFERROR(INDEX([.$D$1:.D917];MATCH([.E918];[.$E$1:.E917];0));MAX([.$D$1:.D917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918])-COUNTIF([.$E$1:.E918];[.E918])" office:value-type="float" office:value="2" calcext:value-type="float">
            <text:p>2</text:p>
          </table:table-cell>
          <table:table-cell/>
          <table:table-cell table:style-name="ce35" table:formula="of:=IFERROR(INDEX([.A919:.$A$873];MATCH([.E918];[.E919:.$E$873];0));&quot;&quot;)" office:value-type="float" office:value="125" calcext:value-type="float">
            <text:p>125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6422" calcext:value-type="float">
            <text:p>6422</text:p>
          </table:table-cell>
          <table:table-cell table:formula="of:=VLOOKUP([.B919];[$movies.B:.D];2;0)" office:value-type="string" office:string-value="DV" calcext:value-type="string">
            <text:p>DV</text:p>
          </table:table-cell>
          <table:table-cell table:formula="of:=IFERROR(INDEX([.$D$1:.D918];MATCH([.E919];[.$E$1:.E918];0));MAX([.$D$1:.D918])+1)" office:value-type="float" office:value="94" calcext:value-type="float">
            <text:p>94</text:p>
          </table:table-cell>
          <table:table-cell table:style-name="ce45" office:value-type="float" office:value="0" calcext:value-type="float">
            <text:p>0</text:p>
          </table:table-cell>
          <table:table-cell table:formula="of:=COUNTIF([.E:.E];[.E919])-COUNTIF([.$E$1:.E919];[.E919])" office:value-type="float" office:value="1" calcext:value-type="float">
            <text:p>1</text:p>
          </table:table-cell>
          <table:table-cell/>
          <table:table-cell table:style-name="ce35" table:formula="of:=IFERROR(INDEX([.A920:.$A$873];MATCH([.E919];[.E920:.$E$873];0));&quot;&quot;)" office:value-type="float" office:value="126" calcext:value-type="float">
            <text:p>126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51723" calcext:value-type="float">
            <text:p>51723</text:p>
          </table:table-cell>
          <table:table-cell table:formula="of:=VLOOKUP([.B920];[$movies.B:.D];2;0)" office:value-type="string" office:string-value="DW" calcext:value-type="string">
            <text:p>DW</text:p>
          </table:table-cell>
          <table:table-cell table:formula="of:=IFERROR(INDEX([.$D$1:.D919];MATCH([.E920];[.$E$1:.E919];0));MAX([.$D$1:.D919])+1)" office:value-type="float" office:value="94" calcext:value-type="float">
            <text:p>94</text:p>
          </table:table-cell>
          <table:table-cell table:style-name="ce45" office:value-type="float" office:value="0" calcext:value-type="float">
            <text:p>0</text:p>
          </table:table-cell>
          <table:table-cell table:formula="of:=COUNTIF([.E:.E];[.E920])-COUNTIF([.$E$1:.E920];[.E920])" office:value-type="float" office:value="0" calcext:value-type="float">
            <text:p>0</text:p>
          </table:table-cell>
          <table:table-cell/>
          <table:table-cell table:style-name="ce35" table:formula="of:=IFERROR(INDEX([.A921:.$A$873];MATCH([.E920];[.E921:.$E$873];0));&quot;&quot;)" office:value-type="float" office:value="126" calcext:value-type="float">
            <text:p>126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3287" calcext:value-type="float">
            <text:p>3287</text:p>
          </table:table-cell>
          <table:table-cell table:formula="of:=VLOOKUP([.B921];[$movies.B:.D];2;0)" office:value-type="string" office:string-value="DX" calcext:value-type="string">
            <text:p>DX</text:p>
          </table:table-cell>
          <table:table-cell table:formula="of:=IFERROR(INDEX([.$D$1:.D920];MATCH([.E921];[.$E$1:.E920];0));MAX([.$D$1:.D920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921])-COUNTIF([.$E$1:.E921];[.E921])" office:value-type="float" office:value="9" calcext:value-type="float">
            <text:p>9</text:p>
          </table:table-cell>
          <table:table-cell/>
          <table:table-cell table:style-name="ce35" table:formula="of:=IFERROR(INDEX([.A922:.$A$873];MATCH([.E921];[.E922:.$E$873];0));&quot;&quot;)" office:value-type="float" office:value="128" calcext:value-type="float">
            <text:p>128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3287" calcext:value-type="float">
            <text:p>3287</text:p>
          </table:table-cell>
          <table:table-cell table:formula="of:=VLOOKUP([.B922];[$movies.B:.D];2;0)" office:value-type="string" office:string-value="DX" calcext:value-type="string">
            <text:p>DX</text:p>
          </table:table-cell>
          <table:table-cell table:formula="of:=IFERROR(INDEX([.$D$1:.D921];MATCH([.E922];[.$E$1:.E921];0));MAX([.$D$1:.D921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922])-COUNTIF([.$E$1:.E922];[.E922])" office:value-type="float" office:value="3" calcext:value-type="float">
            <text:p>3</text:p>
          </table:table-cell>
          <table:table-cell/>
          <table:table-cell table:style-name="ce35" table:formula="of:=IFERROR(INDEX([.A923:.$A$873];MATCH([.E922];[.E923:.$E$873];0));&quot;&quot;)" office:value-type="float" office:value="120" calcext:value-type="float">
            <text:p>120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3287" calcext:value-type="float">
            <text:p>3287</text:p>
          </table:table-cell>
          <table:table-cell table:formula="of:=VLOOKUP([.B923];[$movies.B:.D];2;0)" office:value-type="string" office:string-value="DX" calcext:value-type="string">
            <text:p>DX</text:p>
          </table:table-cell>
          <table:table-cell table:formula="of:=IFERROR(INDEX([.$D$1:.D922];MATCH([.E923];[.$E$1:.E922];0));MAX([.$D$1:.D922])+1)" office:value-type="float" office:value="52" calcext:value-type="float">
            <text:p>52</text:p>
          </table:table-cell>
          <table:table-cell table:style-name="ce45" office:value-type="string" calcext:value-type="string">
            <text:p>Mecha</text:p>
          </table:table-cell>
          <table:table-cell table:formula="of:=COUNTIF([.E:.E];[.E923])-COUNTIF([.$E$1:.E923];[.E923])" office:value-type="float" office:value="1" calcext:value-type="float">
            <text:p>1</text:p>
          </table:table-cell>
          <table:table-cell/>
          <table:table-cell table:style-name="ce35" table:formula="of:=IFERROR(INDEX([.A924:.$A$873];MATCH([.E923];[.E924:.$E$873];0));&quot;&quot;)" office:value-type="float" office:value="128" calcext:value-type="float">
            <text:p>128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3287" calcext:value-type="float">
            <text:p>3287</text:p>
          </table:table-cell>
          <table:table-cell table:formula="of:=VLOOKUP([.B924];[$movies.B:.D];2;0)" office:value-type="string" office:string-value="DX" calcext:value-type="string">
            <text:p>DX</text:p>
          </table:table-cell>
          <table:table-cell table:formula="of:=IFERROR(INDEX([.$D$1:.D923];MATCH([.E924];[.$E$1:.E923];0));MAX([.$D$1:.D923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924])-COUNTIF([.$E$1:.E924];[.E924])" office:value-type="float" office:value="3" calcext:value-type="float">
            <text:p>3</text:p>
          </table:table-cell>
          <table:table-cell/>
          <table:table-cell table:style-name="ce35" table:formula="of:=IFERROR(INDEX([.A925:.$A$873];MATCH([.E924];[.E925:.$E$873];0));&quot;&quot;)" office:value-type="float" office:value="121" calcext:value-type="float">
            <text:p>121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3287" calcext:value-type="float">
            <text:p>3287</text:p>
          </table:table-cell>
          <table:table-cell table:formula="of:=VLOOKUP([.B925];[$movies.B:.D];2;0)" office:value-type="string" office:string-value="DX" calcext:value-type="string">
            <text:p>DX</text:p>
          </table:table-cell>
          <table:table-cell table:formula="of:=IFERROR(INDEX([.$D$1:.D924];MATCH([.E925];[.$E$1:.E924];0));MAX([.$D$1:.D924])+1)" office:value-type="float" office:value="124" calcext:value-type="float">
            <text:p>124</text:p>
          </table:table-cell>
          <table:table-cell table:style-name="ce45" office:value-type="string" calcext:value-type="string">
            <text:p>Shorts</text:p>
          </table:table-cell>
          <table:table-cell table:formula="of:=COUNTIF([.E:.E];[.E925])-COUNTIF([.$E$1:.E925];[.E925])" office:value-type="float" office:value="0" calcext:value-type="float">
            <text:p>0</text:p>
          </table:table-cell>
          <table:table-cell/>
          <table:table-cell table:style-name="ce35" table:formula="of:=IFERROR(INDEX([.A926:.$A$873];MATCH([.E925];[.E926:.$E$873];0));&quot;&quot;)" office:value-type="float" office:value="128" calcext:value-type="float">
            <text:p>128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3287" calcext:value-type="float">
            <text:p>3287</text:p>
          </table:table-cell>
          <table:table-cell table:formula="of:=VLOOKUP([.B926];[$movies.B:.D];2;0)" office:value-type="string" office:string-value="DX" calcext:value-type="string">
            <text:p>DX</text:p>
          </table:table-cell>
          <table:table-cell table:formula="of:=IFERROR(INDEX([.$D$1:.D925];MATCH([.E926];[.$E$1:.E925];0));MAX([.$D$1:.D925])+1)" office:value-type="float" office:value="37" calcext:value-type="float">
            <text:p>37</text:p>
          </table:table-cell>
          <table:table-cell table:style-name="ce45" office:value-type="string" calcext:value-type="string">
            <text:p>Alcohol</text:p>
          </table:table-cell>
          <table:table-cell table:formula="of:=COUNTIF([.E:.E];[.E926])-COUNTIF([.$E$1:.E926];[.E926])" office:value-type="float" office:value="0" calcext:value-type="float">
            <text:p>0</text:p>
          </table:table-cell>
          <table:table-cell/>
          <table:table-cell table:style-name="ce35" table:formula="of:=IFERROR(INDEX([.A927:.$A$873];MATCH([.E926];[.E927:.$E$873];0));&quot;&quot;)" office:value-type="float" office:value="128" calcext:value-type="float">
            <text:p>128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49345" calcext:value-type="float">
            <text:p>49345</text:p>
          </table:table-cell>
          <table:table-cell table:formula="of:=VLOOKUP([.B927];[$movies.B:.D];2;0)" office:value-type="string" office:string-value="DY" calcext:value-type="string">
            <text:p>DY</text:p>
          </table:table-cell>
          <table:table-cell table:formula="of:=IFERROR(INDEX([.$D$1:.D926];MATCH([.E927];[.$E$1:.E926];0));MAX([.$D$1:.D926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927])-COUNTIF([.$E$1:.E927];[.E927])" office:value-type="float" office:value="4" calcext:value-type="float">
            <text:p>4</text:p>
          </table:table-cell>
          <table:table-cell/>
          <table:table-cell table:style-name="ce35" table:formula="of:=IFERROR(INDEX([.A928:.$A$873];MATCH([.E927];[.E928:.$E$873];0));&quot;&quot;)" office:value-type="float" office:value="129" calcext:value-type="float">
            <text:p>129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49345" calcext:value-type="float">
            <text:p>49345</text:p>
          </table:table-cell>
          <table:table-cell table:formula="of:=VLOOKUP([.B928];[$movies.B:.D];2;0)" office:value-type="string" office:string-value="DY" calcext:value-type="string">
            <text:p>DY</text:p>
          </table:table-cell>
          <table:table-cell table:formula="of:=IFERROR(INDEX([.$D$1:.D927];MATCH([.E928];[.$E$1:.E927];0));MAX([.$D$1:.D927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928])-COUNTIF([.$E$1:.E928];[.E928])" office:value-type="float" office:value="2" calcext:value-type="float">
            <text:p>2</text:p>
          </table:table-cell>
          <table:table-cell/>
          <table:table-cell table:style-name="ce35" table:formula="of:=IFERROR(INDEX([.A929:.$A$873];MATCH([.E928];[.E929:.$E$873];0));&quot;&quot;)" office:value-type="float" office:value="120" calcext:value-type="float">
            <text:p>120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49345" calcext:value-type="float">
            <text:p>49345</text:p>
          </table:table-cell>
          <table:table-cell table:formula="of:=VLOOKUP([.B929];[$movies.B:.D];2;0)" office:value-type="string" office:string-value="DY" calcext:value-type="string">
            <text:p>DY</text:p>
          </table:table-cell>
          <table:table-cell table:formula="of:=IFERROR(INDEX([.$D$1:.D928];MATCH([.E929];[.$E$1:.E928];0));MAX([.$D$1:.D928])+1)" office:value-type="float" office:value="172" calcext:value-type="float">
            <text:p>172</text:p>
          </table:table-cell>
          <table:table-cell table:style-name="ce45" office:value-type="string" calcext:value-type="string">
            <text:p>Coming of Age</text:p>
          </table:table-cell>
          <table:table-cell table:formula="of:=COUNTIF([.E:.E];[.E929])-COUNTIF([.$E$1:.E929];[.E929])" office:value-type="float" office:value="0" calcext:value-type="float">
            <text:p>0</text:p>
          </table:table-cell>
          <table:table-cell/>
          <table:table-cell table:style-name="ce35" table:formula="of:=IFERROR(INDEX([.A930:.$A$873];MATCH([.E929];[.E930:.$E$873];0));&quot;&quot;)" office:value-type="float" office:value="129" calcext:value-type="float">
            <text:p>129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49345" calcext:value-type="float">
            <text:p>49345</text:p>
          </table:table-cell>
          <table:table-cell table:formula="of:=VLOOKUP([.B930];[$movies.B:.D];2;0)" office:value-type="string" office:string-value="DY" calcext:value-type="string">
            <text:p>DY</text:p>
          </table:table-cell>
          <table:table-cell table:formula="of:=IFERROR(INDEX([.$D$1:.D929];MATCH([.E930];[.$E$1:.E929];0));MAX([.$D$1:.D929])+1)" office:value-type="float" office:value="105" calcext:value-type="float">
            <text:p>105</text:p>
          </table:table-cell>
          <table:table-cell table:style-name="ce45" office:value-type="string" calcext:value-type="string">
            <text:p>Countryside</text:p>
          </table:table-cell>
          <table:table-cell table:formula="of:=COUNTIF([.E:.E];[.E930])-COUNTIF([.$E$1:.E930];[.E930])" office:value-type="float" office:value="0" calcext:value-type="float">
            <text:p>0</text:p>
          </table:table-cell>
          <table:table-cell/>
          <table:table-cell table:style-name="ce35" table:formula="of:=IFERROR(INDEX([.A931:.$A$873];MATCH([.E930];[.E931:.$E$873];0));&quot;&quot;)" office:value-type="float" office:value="129" calcext:value-type="float">
            <text:p>129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49345" calcext:value-type="float">
            <text:p>49345</text:p>
          </table:table-cell>
          <table:table-cell table:formula="of:=VLOOKUP([.B931];[$movies.B:.D];2;0)" office:value-type="string" office:string-value="DY" calcext:value-type="string">
            <text:p>DY</text:p>
          </table:table-cell>
          <table:table-cell table:formula="of:=IFERROR(INDEX([.$D$1:.D930];MATCH([.E931];[.$E$1:.E930];0));MAX([.$D$1:.D930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931])-COUNTIF([.$E$1:.E931];[.E931])" office:value-type="float" office:value="1" calcext:value-type="float">
            <text:p>1</text:p>
          </table:table-cell>
          <table:table-cell/>
          <table:table-cell table:style-name="ce35" table:formula="of:=IFERROR(INDEX([.A932:.$A$873];MATCH([.E931];[.E932:.$E$873];0));&quot;&quot;)" office:value-type="float" office:value="125" calcext:value-type="float">
            <text:p>125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54259" calcext:value-type="float">
            <text:p>54259</text:p>
          </table:table-cell>
          <table:table-cell table:formula="of:=VLOOKUP([.B932];[$movies.B:.D];2;0)" office:value-type="string" office:string-value="DZ" calcext:value-type="string">
            <text:p>DZ</text:p>
          </table:table-cell>
          <table:table-cell table:formula="of:=IFERROR(INDEX([.$D$1:.D931];MATCH([.E932];[.$E$1:.E931];0));MAX([.$D$1:.D931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932])-COUNTIF([.$E$1:.E932];[.E932])" office:value-type="float" office:value="8" calcext:value-type="float">
            <text:p>8</text:p>
          </table:table-cell>
          <table:table-cell/>
          <table:table-cell table:style-name="ce35" table:formula="of:=IFERROR(INDEX([.A933:.$A$873];MATCH([.E932];[.E933:.$E$873];0));&quot;&quot;)" office:value-type="float" office:value="128" calcext:value-type="float">
            <text:p>128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54259" calcext:value-type="float">
            <text:p>54259</text:p>
          </table:table-cell>
          <table:table-cell table:formula="of:=VLOOKUP([.B933];[$movies.B:.D];2;0)" office:value-type="string" office:string-value="DZ" calcext:value-type="string">
            <text:p>DZ</text:p>
          </table:table-cell>
          <table:table-cell table:formula="of:=IFERROR(INDEX([.$D$1:.D932];MATCH([.E933];[.$E$1:.E932];0));MAX([.$D$1:.D932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933])-COUNTIF([.$E$1:.E933];[.E933])" office:value-type="float" office:value="4" calcext:value-type="float">
            <text:p>4</text:p>
          </table:table-cell>
          <table:table-cell/>
          <table:table-cell table:style-name="ce35" table:formula="of:=IFERROR(INDEX([.A934:.$A$873];MATCH([.E933];[.E934:.$E$873];0));&quot;&quot;)" office:value-type="float" office:value="119" calcext:value-type="float">
            <text:p>119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54259" calcext:value-type="float">
            <text:p>54259</text:p>
          </table:table-cell>
          <table:table-cell table:formula="of:=VLOOKUP([.B934];[$movies.B:.D];2;0)" office:value-type="string" office:string-value="DZ" calcext:value-type="string">
            <text:p>DZ</text:p>
          </table:table-cell>
          <table:table-cell table:formula="of:=IFERROR(INDEX([.$D$1:.D933];MATCH([.E934];[.$E$1:.E933];0));MAX([.$D$1:.D933])+1)" office:value-type="float" office:value="69" calcext:value-type="float">
            <text:p>69</text:p>
          </table:table-cell>
          <table:table-cell table:style-name="ce45" office:value-type="string" calcext:value-type="string">
            <text:p>Political</text:p>
          </table:table-cell>
          <table:table-cell table:formula="of:=COUNTIF([.E:.E];[.E934])-COUNTIF([.$E$1:.E934];[.E934])" office:value-type="float" office:value="0" calcext:value-type="float">
            <text:p>0</text:p>
          </table:table-cell>
          <table:table-cell/>
          <table:table-cell table:style-name="ce35" table:formula="of:=IFERROR(INDEX([.A935:.$A$873];MATCH([.E934];[.E935:.$E$873];0));&quot;&quot;)" office:value-type="float" office:value="130" calcext:value-type="float">
            <text:p>130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54259" calcext:value-type="float">
            <text:p>54259</text:p>
          </table:table-cell>
          <table:table-cell table:formula="of:=VLOOKUP([.B935];[$movies.B:.D];2;0)" office:value-type="string" office:string-value="DZ" calcext:value-type="string">
            <text:p>DZ</text:p>
          </table:table-cell>
          <table:table-cell table:formula="of:=IFERROR(INDEX([.$D$1:.D934];MATCH([.E935];[.$E$1:.E934];0));MAX([.$D$1:.D934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935])-COUNTIF([.$E$1:.E935];[.E935])" office:value-type="float" office:value="4" calcext:value-type="float">
            <text:p>4</text:p>
          </table:table-cell>
          <table:table-cell/>
          <table:table-cell table:style-name="ce35" table:formula="of:=IFERROR(INDEX([.A936:.$A$873];MATCH([.E935];[.E936:.$E$873];0));&quot;&quot;)" office:value-type="float" office:value="120" calcext:value-type="float">
            <text:p>120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54259" calcext:value-type="float">
            <text:p>54259</text:p>
          </table:table-cell>
          <table:table-cell table:formula="of:=VLOOKUP([.B936];[$movies.B:.D];2;0)" office:value-type="string" office:string-value="DZ" calcext:value-type="string">
            <text:p>DZ</text:p>
          </table:table-cell>
          <table:table-cell table:formula="of:=IFERROR(INDEX([.$D$1:.D935];MATCH([.E936];[.$E$1:.E935];0));MAX([.$D$1:.D935])+1)" office:value-type="float" office:value="57" calcext:value-type="float">
            <text:p>57</text:p>
          </table:table-cell>
          <table:table-cell table:style-name="ce45" office:value-type="string" calcext:value-type="string">
            <text:p>Time Travel</text:p>
          </table:table-cell>
          <table:table-cell table:formula="of:=COUNTIF([.E:.E];[.E936])-COUNTIF([.$E$1:.E936];[.E936])" office:value-type="float" office:value="0" calcext:value-type="float">
            <text:p>0</text:p>
          </table:table-cell>
          <table:table-cell/>
          <table:table-cell table:style-name="ce35" table:formula="of:=IFERROR(INDEX([.A937:.$A$873];MATCH([.E936];[.E937:.$E$873];0));&quot;&quot;)" office:value-type="float" office:value="130" calcext:value-type="float">
            <text:p>130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54259" calcext:value-type="float">
            <text:p>54259</text:p>
          </table:table-cell>
          <table:table-cell table:formula="of:=VLOOKUP([.B937];[$movies.B:.D];2;0)" office:value-type="string" office:string-value="DZ" calcext:value-type="string">
            <text:p>DZ</text:p>
          </table:table-cell>
          <table:table-cell table:formula="of:=IFERROR(INDEX([.$D$1:.D936];MATCH([.E937];[.$E$1:.E936];0));MAX([.$D$1:.D936])+1)" office:value-type="float" office:value="173" calcext:value-type="float">
            <text:p>173</text:p>
          </table:table-cell>
          <table:table-cell table:style-name="ce45" office:value-type="string" calcext:value-type="string">
            <text:p>Delinquents</text:p>
          </table:table-cell>
          <table:table-cell table:formula="of:=COUNTIF([.E:.E];[.E937])-COUNTIF([.$E$1:.E937];[.E937])" office:value-type="float" office:value="0" calcext:value-type="float">
            <text:p>0</text:p>
          </table:table-cell>
          <table:table-cell/>
          <table:table-cell table:style-name="ce35" table:formula="of:=IFERROR(INDEX([.A938:.$A$873];MATCH([.E937];[.E938:.$E$873];0));&quot;&quot;)" office:value-type="float" office:value="130" calcext:value-type="float">
            <text:p>130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54259" calcext:value-type="float">
            <text:p>54259</text:p>
          </table:table-cell>
          <table:table-cell table:formula="of:=VLOOKUP([.B938];[$movies.B:.D];2;0)" office:value-type="string" office:string-value="DZ" calcext:value-type="string">
            <text:p>DZ</text:p>
          </table:table-cell>
          <table:table-cell table:formula="of:=IFERROR(INDEX([.$D$1:.D937];MATCH([.E938];[.$E$1:.E937];0));MAX([.$D$1:.D937])+1)" office:value-type="float" office:value="80" calcext:value-type="float">
            <text:p>80</text:p>
          </table:table-cell>
          <table:table-cell table:style-name="ce45" office:value-type="string" calcext:value-type="string">
            <text:p>School Life</text:p>
          </table:table-cell>
          <table:table-cell table:formula="of:=COUNTIF([.E:.E];[.E938])-COUNTIF([.$E$1:.E938];[.E938])" office:value-type="float" office:value="2" calcext:value-type="float">
            <text:p>2</text:p>
          </table:table-cell>
          <table:table-cell/>
          <table:table-cell table:style-name="ce35" table:formula="of:=IFERROR(INDEX([.A939:.$A$873];MATCH([.E938];[.E939:.$E$873];0));&quot;&quot;)" office:value-type="float" office:value="122" calcext:value-type="float">
            <text:p>122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54259" calcext:value-type="float">
            <text:p>54259</text:p>
          </table:table-cell>
          <table:table-cell table:formula="of:=VLOOKUP([.B939];[$movies.B:.D];2;0)" office:value-type="string" office:string-value="DZ" calcext:value-type="string">
            <text:p>DZ</text:p>
          </table:table-cell>
          <table:table-cell table:formula="of:=IFERROR(INDEX([.$D$1:.D938];MATCH([.E939];[.$E$1:.E938];0));MAX([.$D$1:.D938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939])-COUNTIF([.$E$1:.E939];[.E939])" office:value-type="float" office:value="2" calcext:value-type="float">
            <text:p>2</text:p>
          </table:table-cell>
          <table:table-cell/>
          <table:table-cell table:style-name="ce35" table:formula="of:=IFERROR(INDEX([.A940:.$A$873];MATCH([.E939];[.E940:.$E$873];0));&quot;&quot;)" office:value-type="float" office:value="118" calcext:value-type="float">
            <text:p>118</text:p>
          </table:table-cell>
          <table:table-cell table:style-name="ce35"/>
          <table:table-cell table:number-columns-repeated="6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30749" calcext:value-type="float">
            <text:p>30749</text:p>
          </table:table-cell>
          <table:table-cell table:formula="of:=VLOOKUP([.B940];[$movies.B:.D];2;0)" office:value-type="string" office:string-value="EA" calcext:value-type="string">
            <text:p>EA</text:p>
          </table:table-cell>
          <table:table-cell table:formula="of:=IFERROR(INDEX([.$D$1:.D939];MATCH([.E940];[.$E$1:.E939];0));MAX([.$D$1:.D939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940])-COUNTIF([.$E$1:.E940];[.E940])" office:value-type="float" office:value="7" calcext:value-type="float">
            <text:p>7</text:p>
          </table:table-cell>
          <table:table-cell/>
          <table:table-cell table:style-name="ce35" table:formula="of:=IFERROR(INDEX([.A941:.$A$873];MATCH([.E940];[.E941:.$E$873];0));&quot;&quot;)" office:value-type="float" office:value="128" calcext:value-type="float">
            <text:p>128</text:p>
          </table:table-cell>
          <table:table-cell table:number-columns-repeated="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30749" calcext:value-type="float">
            <text:p>30749</text:p>
          </table:table-cell>
          <table:table-cell table:formula="of:=VLOOKUP([.B941];[$movies.B:.D];2;0)" office:value-type="string" office:string-value="EA" calcext:value-type="string">
            <text:p>EA</text:p>
          </table:table-cell>
          <table:table-cell table:formula="of:=IFERROR(INDEX([.$D$1:.D940];MATCH([.E941];[.$E$1:.E940];0));MAX([.$D$1:.D940])+1)" office:value-type="float" office:value="21" calcext:value-type="float">
            <text:p>21</text:p>
          </table:table-cell>
          <table:table-cell table:style-name="ce45" office:value-type="string" calcext:value-type="string">
            <text:p>Martial Arts</text:p>
          </table:table-cell>
          <table:table-cell table:formula="of:=COUNTIF([.E:.E];[.E941])-COUNTIF([.$E$1:.E941];[.E941])" office:value-type="float" office:value="1" calcext:value-type="float">
            <text:p>1</text:p>
          </table:table-cell>
          <table:table-cell/>
          <table:table-cell table:style-name="ce35" table:formula="of:=IFERROR(INDEX([.A942:.$A$873];MATCH([.E941];[.E942:.$E$873];0));&quot;&quot;)" office:value-type="float" office:value="131" calcext:value-type="float">
            <text:p>131</text:p>
          </table:table-cell>
          <table:table-cell table:number-columns-repeated="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30749" calcext:value-type="float">
            <text:p>30749</text:p>
          </table:table-cell>
          <table:table-cell table:formula="of:=VLOOKUP([.B942];[$movies.B:.D];2;0)" office:value-type="string" office:string-value="EA" calcext:value-type="string">
            <text:p>EA</text:p>
          </table:table-cell>
          <table:table-cell table:formula="of:=IFERROR(INDEX([.$D$1:.D941];MATCH([.E942];[.$E$1:.E941];0));MAX([.$D$1:.D941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942])-COUNTIF([.$E$1:.E942];[.E942])" office:value-type="float" office:value="7" calcext:value-type="float">
            <text:p>7</text:p>
          </table:table-cell>
          <table:table-cell/>
          <table:table-cell table:style-name="ce35" table:formula="of:=IFERROR(INDEX([.A943:.$A$873];MATCH([.E942];[.E943:.$E$873];0));&quot;&quot;)" office:value-type="float" office:value="131" calcext:value-type="float">
            <text:p>131</text:p>
          </table:table-cell>
          <table:table-cell table:number-columns-repeated="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30749" calcext:value-type="float">
            <text:p>30749</text:p>
          </table:table-cell>
          <table:table-cell table:formula="of:=VLOOKUP([.B943];[$movies.B:.D];2;0)" office:value-type="string" office:string-value="EA" calcext:value-type="string">
            <text:p>EA</text:p>
          </table:table-cell>
          <table:table-cell table:formula="of:=IFERROR(INDEX([.$D$1:.D942];MATCH([.E943];[.$E$1:.E942];0));MAX([.$D$1:.D942])+1)" office:value-type="float" office:value="63" calcext:value-type="float">
            <text:p>63</text:p>
          </table:table-cell>
          <table:table-cell table:style-name="ce45" office:value-type="string" calcext:value-type="string">
            <text:p>Dragons</text:p>
          </table:table-cell>
          <table:table-cell table:formula="of:=COUNTIF([.E:.E];[.E943])-COUNTIF([.$E$1:.E943];[.E943])" office:value-type="float" office:value="2" calcext:value-type="float">
            <text:p>2</text:p>
          </table:table-cell>
          <table:table-cell/>
          <table:table-cell table:style-name="ce35" table:formula="of:=IFERROR(INDEX([.A944:.$A$873];MATCH([.E943];[.E944:.$E$873];0));&quot;&quot;)" office:value-type="float" office:value="124" calcext:value-type="float">
            <text:p>124</text:p>
          </table:table-cell>
          <table:table-cell table:number-columns-repeated="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30749" calcext:value-type="float">
            <text:p>30749</text:p>
          </table:table-cell>
          <table:table-cell table:formula="of:=VLOOKUP([.B944];[$movies.B:.D];2;0)" office:value-type="string" office:string-value="EA" calcext:value-type="string">
            <text:p>EA</text:p>
          </table:table-cell>
          <table:table-cell table:formula="of:=IFERROR(INDEX([.$D$1:.D943];MATCH([.E944];[.$E$1:.E943];0));MAX([.$D$1:.D943])+1)" office:value-type="float" office:value="52" calcext:value-type="float">
            <text:p>52</text:p>
          </table:table-cell>
          <table:table-cell table:style-name="ce45" office:value-type="string" calcext:value-type="string">
            <text:p>Mecha</text:p>
          </table:table-cell>
          <table:table-cell table:formula="of:=COUNTIF([.E:.E];[.E944])-COUNTIF([.$E$1:.E944];[.E944])" office:value-type="float" office:value="0" calcext:value-type="float">
            <text:p>0</text:p>
          </table:table-cell>
          <table:table-cell/>
          <table:table-cell table:style-name="ce35" table:formula="of:=IFERROR(INDEX([.A945:.$A$873];MATCH([.E944];[.E945:.$E$873];0));&quot;&quot;)" office:value-type="float" office:value="128" calcext:value-type="float">
            <text:p>128</text:p>
          </table:table-cell>
          <table:table-cell table:number-columns-repeated="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30749" calcext:value-type="float">
            <text:p>30749</text:p>
          </table:table-cell>
          <table:table-cell table:formula="of:=VLOOKUP([.B945];[$movies.B:.D];2;0)" office:value-type="string" office:string-value="EA" calcext:value-type="string">
            <text:p>EA</text:p>
          </table:table-cell>
          <table:table-cell table:formula="of:=IFERROR(INDEX([.$D$1:.D944];MATCH([.E945];[.$E$1:.E944];0));MAX([.$D$1:.D944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945])-COUNTIF([.$E$1:.E945];[.E945])" office:value-type="float" office:value="3" calcext:value-type="float">
            <text:p>3</text:p>
          </table:table-cell>
          <table:table-cell/>
          <table:table-cell table:style-name="ce35" table:formula="of:=IFERROR(INDEX([.A946:.$A$873];MATCH([.E945];[.E946:.$E$873];0));&quot;&quot;)" office:value-type="float" office:value="120" calcext:value-type="float">
            <text:p>120</text:p>
          </table:table-cell>
          <table:table-cell table:number-columns-repeated="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30749" calcext:value-type="float">
            <text:p>30749</text:p>
          </table:table-cell>
          <table:table-cell table:formula="of:=VLOOKUP([.B946];[$movies.B:.D];2;0)" office:value-type="string" office:string-value="EA" calcext:value-type="string">
            <text:p>EA</text:p>
          </table:table-cell>
          <table:table-cell table:formula="of:=IFERROR(INDEX([.$D$1:.D945];MATCH([.E946];[.$E$1:.E945];0));MAX([.$D$1:.D945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946])-COUNTIF([.$E$1:.E946];[.E946])" office:value-type="float" office:value="2" calcext:value-type="float">
            <text:p>2</text:p>
          </table:table-cell>
          <table:table-cell/>
          <table:table-cell table:style-name="ce35" table:formula="of:=IFERROR(INDEX([.A947:.$A$873];MATCH([.E946];[.E947:.$E$873];0));&quot;&quot;)" office:value-type="float" office:value="121" calcext:value-type="float">
            <text:p>121</text:p>
          </table:table-cell>
          <table:table-cell table:number-columns-repeated="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30749" calcext:value-type="float">
            <text:p>30749</text:p>
          </table:table-cell>
          <table:table-cell table:formula="of:=VLOOKUP([.B947];[$movies.B:.D];2;0)" office:value-type="string" office:string-value="EA" calcext:value-type="string">
            <text:p>EA</text:p>
          </table:table-cell>
          <table:table-cell table:formula="of:=IFERROR(INDEX([.$D$1:.D946];MATCH([.E947];[.$E$1:.E946];0));MAX([.$D$1:.D946])+1)" office:value-type="float" office:value="174" calcext:value-type="float">
            <text:p>174</text:p>
          </table:table-cell>
          <table:table-cell table:style-name="ce45" office:value-type="string" calcext:value-type="string">
            <text:p>Newly Co-ed School</text:p>
          </table:table-cell>
          <table:table-cell table:formula="of:=COUNTIF([.E:.E];[.E947])-COUNTIF([.$E$1:.E947];[.E947])" office:value-type="float" office:value="0" calcext:value-type="float">
            <text:p>0</text:p>
          </table:table-cell>
          <table:table-cell/>
          <table:table-cell table:style-name="ce35" table:formula="of:=IFERROR(INDEX([.A948:.$A$873];MATCH([.E947];[.E948:.$E$873];0));&quot;&quot;)" office:value-type="float" office:value="131" calcext:value-type="float">
            <text:p>131</text:p>
          </table:table-cell>
          <table:table-cell table:number-columns-repeated="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30749" calcext:value-type="float">
            <text:p>30749</text:p>
          </table:table-cell>
          <table:table-cell table:formula="of:=VLOOKUP([.B948];[$movies.B:.D];2;0)" office:value-type="string" office:string-value="EA" calcext:value-type="string">
            <text:p>EA</text:p>
          </table:table-cell>
          <table:table-cell table:formula="of:=IFERROR(INDEX([.$D$1:.D947];MATCH([.E948];[.$E$1:.E947];0));MAX([.$D$1:.D947])+1)" office:value-type="float" office:value="80" calcext:value-type="float">
            <text:p>80</text:p>
          </table:table-cell>
          <table:table-cell table:style-name="ce45" office:value-type="string" calcext:value-type="string">
            <text:p>School Life</text:p>
          </table:table-cell>
          <table:table-cell table:formula="of:=COUNTIF([.E:.E];[.E948])-COUNTIF([.$E$1:.E948];[.E948])" office:value-type="float" office:value="1" calcext:value-type="float">
            <text:p>1</text:p>
          </table:table-cell>
          <table:table-cell/>
          <table:table-cell table:style-name="ce35" table:formula="of:=IFERROR(INDEX([.A949:.$A$873];MATCH([.E948];[.E949:.$E$873];0));&quot;&quot;)" office:value-type="float" office:value="122" calcext:value-type="float">
            <text:p>122</text:p>
          </table:table-cell>
          <table:table-cell table:number-columns-repeated="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30749" calcext:value-type="float">
            <text:p>30749</text:p>
          </table:table-cell>
          <table:table-cell table:formula="of:=VLOOKUP([.B949];[$movies.B:.D];2;0)" office:value-type="string" office:string-value="EA" calcext:value-type="string">
            <text:p>EA</text:p>
          </table:table-cell>
          <table:table-cell table:formula="of:=IFERROR(INDEX([.$D$1:.D948];MATCH([.E949];[.$E$1:.E948];0));MAX([.$D$1:.D948])+1)" office:value-type="float" office:value="16" calcext:value-type="float">
            <text:p>16</text:p>
          </table:table-cell>
          <table:table-cell table:style-name="ce45" office:value-type="string" calcext:value-type="string">
            <text:p>College</text:p>
          </table:table-cell>
          <table:table-cell table:formula="of:=COUNTIF([.E:.E];[.E949])-COUNTIF([.$E$1:.E949];[.E949])" office:value-type="float" office:value="1" calcext:value-type="float">
            <text:p>1</text:p>
          </table:table-cell>
          <table:table-cell/>
          <table:table-cell table:style-name="ce35" table:formula="of:=IFERROR(INDEX([.A950:.$A$873];MATCH([.E949];[.E950:.$E$873];0));&quot;&quot;)" office:value-type="float" office:value="121" calcext:value-type="float">
            <text:p>121</text:p>
          </table:table-cell>
          <table:table-cell table:number-columns-repeated="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2525" calcext:value-type="float">
            <text:p>2525</text:p>
          </table:table-cell>
          <table:table-cell table:formula="of:=VLOOKUP([.B950];[$movies.B:.D];2;0)" office:value-type="string" office:string-value="EB" calcext:value-type="string">
            <text:p>EB</text:p>
          </table:table-cell>
          <table:table-cell table:formula="of:=IFERROR(INDEX([.$D$1:.D949];MATCH([.E950];[.$E$1:.E949];0));MAX([.$D$1:.D949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950])-COUNTIF([.$E$1:.E950];[.E950])" office:value-type="float" office:value="6" calcext:value-type="float">
            <text:p>6</text:p>
          </table:table-cell>
          <table:table-cell/>
          <table:table-cell table:style-name="ce35" table:formula="of:=IFERROR(INDEX([.A951:.$A$873];MATCH([.E950];[.E951:.$E$873];0));&quot;&quot;)" office:value-type="float" office:value="128" calcext:value-type="float">
            <text:p>128</text:p>
          </table:table-cell>
          <table:table-cell table:number-columns-repeated="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2525" calcext:value-type="float">
            <text:p>2525</text:p>
          </table:table-cell>
          <table:table-cell table:formula="of:=VLOOKUP([.B951];[$movies.B:.D];2;0)" office:value-type="string" office:string-value="EB" calcext:value-type="string">
            <text:p>EB</text:p>
          </table:table-cell>
          <table:table-cell table:formula="of:=IFERROR(INDEX([.$D$1:.D950];MATCH([.E951];[.$E$1:.E950];0));MAX([.$D$1:.D950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951])-COUNTIF([.$E$1:.E951];[.E951])" office:value-type="float" office:value="3" calcext:value-type="float">
            <text:p>3</text:p>
          </table:table-cell>
          <table:table-cell/>
          <table:table-cell table:style-name="ce35" table:formula="of:=IFERROR(INDEX([.A952:.$A$873];MATCH([.E951];[.E952:.$E$873];0));&quot;&quot;)" office:value-type="float" office:value="119" calcext:value-type="float">
            <text:p>119</text:p>
          </table:table-cell>
          <table:table-cell table:number-columns-repeated="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2525" calcext:value-type="float">
            <text:p>2525</text:p>
          </table:table-cell>
          <table:table-cell table:formula="of:=VLOOKUP([.B952];[$movies.B:.D];2;0)" office:value-type="string" office:string-value="EB" calcext:value-type="string">
            <text:p>EB</text:p>
          </table:table-cell>
          <table:table-cell table:formula="of:=IFERROR(INDEX([.$D$1:.D951];MATCH([.E952];[.$E$1:.E951];0));MAX([.$D$1:.D951])+1)" office:value-type="float" office:value="46" calcext:value-type="float">
            <text:p>46</text:p>
          </table:table-cell>
          <table:table-cell table:style-name="ce45" office:value-type="string" calcext:value-type="string">
            <text:p>Historical</text:p>
          </table:table-cell>
          <table:table-cell table:formula="of:=COUNTIF([.E:.E];[.E952])-COUNTIF([.$E$1:.E952];[.E952])" office:value-type="float" office:value="1" calcext:value-type="float">
            <text:p>1</text:p>
          </table:table-cell>
          <table:table-cell/>
          <table:table-cell table:style-name="ce35" table:formula="of:=IFERROR(INDEX([.A953:.$A$873];MATCH([.E952];[.E953:.$E$873];0));&quot;&quot;)" office:value-type="float" office:value="123" calcext:value-type="float">
            <text:p>123</text:p>
          </table:table-cell>
          <table:table-cell table:number-columns-repeated="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2525" calcext:value-type="float">
            <text:p>2525</text:p>
          </table:table-cell>
          <table:table-cell table:formula="of:=VLOOKUP([.B953];[$movies.B:.D];2;0)" office:value-type="string" office:string-value="EB" calcext:value-type="string">
            <text:p>EB</text:p>
          </table:table-cell>
          <table:table-cell table:formula="of:=IFERROR(INDEX([.$D$1:.D952];MATCH([.E953];[.$E$1:.E952];0));MAX([.$D$1:.D952])+1)" office:value-type="float" office:value="28" calcext:value-type="float">
            <text:p>28</text:p>
          </table:table-cell>
          <table:table-cell table:style-name="ce45" office:value-type="string" calcext:value-type="string">
            <text:p>Dogs</text:p>
          </table:table-cell>
          <table:table-cell table:formula="of:=COUNTIF([.E:.E];[.E953])-COUNTIF([.$E$1:.E953];[.E953])" office:value-type="float" office:value="0" calcext:value-type="float">
            <text:p>0</text:p>
          </table:table-cell>
          <table:table-cell/>
          <table:table-cell table:style-name="ce35" table:formula="of:=IFERROR(INDEX([.A954:.$A$873];MATCH([.E953];[.E954:.$E$873];0));&quot;&quot;)" office:value-type="float" office:value="132" calcext:value-type="float">
            <text:p>132</text:p>
          </table:table-cell>
          <table:table-cell table:number-columns-repeated="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2525" calcext:value-type="float">
            <text:p>2525</text:p>
          </table:table-cell>
          <table:table-cell table:formula="of:=VLOOKUP([.B954];[$movies.B:.D];2;0)" office:value-type="string" office:string-value="EB" calcext:value-type="string">
            <text:p>EB</text:p>
          </table:table-cell>
          <table:table-cell table:formula="of:=IFERROR(INDEX([.$D$1:.D953];MATCH([.E954];[.$E$1:.E953];0));MAX([.$D$1:.D953])+1)" office:value-type="float" office:value="13" calcext:value-type="float">
            <text:p>13</text:p>
          </table:table-cell>
          <table:table-cell table:style-name="ce45" office:value-type="string" calcext:value-type="string">
            <text:p>Pets</text:p>
          </table:table-cell>
          <table:table-cell table:formula="of:=COUNTIF([.E:.E];[.E954])-COUNTIF([.$E$1:.E954];[.E954])" office:value-type="float" office:value="1" calcext:value-type="float">
            <text:p>1</text:p>
          </table:table-cell>
          <table:table-cell/>
          <table:table-cell table:style-name="ce35" table:formula="of:=IFERROR(INDEX([.A955:.$A$873];MATCH([.E954];[.E955:.$E$873];0));&quot;&quot;)" office:value-type="float" office:value="121" calcext:value-type="float">
            <text:p>121</text:p>
          </table:table-cell>
          <table:table-cell table:number-columns-repeated="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3914" calcext:value-type="float">
            <text:p>3914</text:p>
          </table:table-cell>
          <table:table-cell table:formula="of:=VLOOKUP([.B955];[$movies.B:.D];2;0)" office:value-type="string" office:string-value="EC" calcext:value-type="string">
            <text:p>EC</text:p>
          </table:table-cell>
          <table:table-cell table:formula="of:=IFERROR(INDEX([.$D$1:.D954];MATCH([.E955];[.$E$1:.E954];0));MAX([.$D$1:.D954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955])-COUNTIF([.$E$1:.E955];[.E955])" office:value-type="float" office:value="6" calcext:value-type="float">
            <text:p>6</text:p>
          </table:table-cell>
          <table:table-cell/>
          <table:table-cell table:style-name="ce35" table:formula="of:=IFERROR(INDEX([.A956:.$A$873];MATCH([.E955];[.E956:.$E$873];0));&quot;&quot;)" office:value-type="float" office:value="131" calcext:value-type="float">
            <text:p>131</text:p>
          </table:table-cell>
          <table:table-cell table:number-columns-repeated="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3914" calcext:value-type="float">
            <text:p>3914</text:p>
          </table:table-cell>
          <table:table-cell table:formula="of:=VLOOKUP([.B956];[$movies.B:.D];2;0)" office:value-type="string" office:string-value="EC" calcext:value-type="string">
            <text:p>EC</text:p>
          </table:table-cell>
          <table:table-cell table:formula="of:=IFERROR(INDEX([.$D$1:.D955];MATCH([.E956];[.$E$1:.E955];0));MAX([.$D$1:.D955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956])-COUNTIF([.$E$1:.E956];[.E956])" office:value-type="float" office:value="2" calcext:value-type="float">
            <text:p>2</text:p>
          </table:table-cell>
          <table:table-cell/>
          <table:table-cell table:style-name="ce35" table:formula="of:=IFERROR(INDEX([.A957:.$A$873];MATCH([.E956];[.E957:.$E$873];0));&quot;&quot;)" office:value-type="float" office:value="120" calcext:value-type="float">
            <text:p>120</text:p>
          </table:table-cell>
          <table:table-cell table:number-columns-repeated="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3914" calcext:value-type="float">
            <text:p>3914</text:p>
          </table:table-cell>
          <table:table-cell table:formula="of:=VLOOKUP([.B957];[$movies.B:.D];2;0)" office:value-type="string" office:string-value="EC" calcext:value-type="string">
            <text:p>EC</text:p>
          </table:table-cell>
          <table:table-cell table:formula="of:=IFERROR(INDEX([.$D$1:.D956];MATCH([.E957];[.$E$1:.E956];0));MAX([.$D$1:.D956])+1)" office:value-type="float" office:value="93" calcext:value-type="float">
            <text:p>93</text:p>
          </table:table-cell>
          <table:table-cell table:style-name="ce45" office:value-type="string" calcext:value-type="string">
            <text:p>Abstract</text:p>
          </table:table-cell>
          <table:table-cell table:formula="of:=COUNTIF([.E:.E];[.E957])-COUNTIF([.$E$1:.E957];[.E957])" office:value-type="float" office:value="0" calcext:value-type="float">
            <text:p>0</text:p>
          </table:table-cell>
          <table:table-cell/>
          <table:table-cell table:style-name="ce35" table:formula="of:=IFERROR(INDEX([.A958:.$A$873];MATCH([.E957];[.E958:.$E$873];0));&quot;&quot;)" office:value-type="float" office:value="133" calcext:value-type="float">
            <text:p>133</text:p>
          </table:table-cell>
          <table:table-cell table:number-columns-repeated="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3914" calcext:value-type="float">
            <text:p>3914</text:p>
          </table:table-cell>
          <table:table-cell table:formula="of:=VLOOKUP([.B958];[$movies.B:.D];2;0)" office:value-type="string" office:string-value="EC" calcext:value-type="string">
            <text:p>EC</text:p>
          </table:table-cell>
          <table:table-cell table:formula="of:=IFERROR(INDEX([.$D$1:.D957];MATCH([.E958];[.$E$1:.E957];0));MAX([.$D$1:.D957])+1)" office:value-type="float" office:value="153" calcext:value-type="float">
            <text:p>153</text:p>
          </table:table-cell>
          <table:table-cell table:style-name="ce45" office:value-type="string" calcext:value-type="string">
            <text:p>Dream World</text:p>
          </table:table-cell>
          <table:table-cell table:formula="of:=COUNTIF([.E:.E];[.E958])-COUNTIF([.$E$1:.E958];[.E958])" office:value-type="float" office:value="0" calcext:value-type="float">
            <text:p>0</text:p>
          </table:table-cell>
          <table:table-cell/>
          <table:table-cell table:style-name="ce35" table:formula="of:=IFERROR(INDEX([.A959:.$A$873];MATCH([.E958];[.E959:.$E$873];0));&quot;&quot;)" office:value-type="float" office:value="133" calcext:value-type="float">
            <text:p>133</text:p>
          </table:table-cell>
          <table:table-cell table:number-columns-repeated="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3914" calcext:value-type="float">
            <text:p>3914</text:p>
          </table:table-cell>
          <table:table-cell table:formula="of:=VLOOKUP([.B959];[$movies.B:.D];2;0)" office:value-type="string" office:string-value="EC" calcext:value-type="string">
            <text:p>EC</text:p>
          </table:table-cell>
          <table:table-cell table:formula="of:=IFERROR(INDEX([.$D$1:.D958];MATCH([.E959];[.$E$1:.E958];0));MAX([.$D$1:.D958])+1)" office:value-type="float" office:value="141" calcext:value-type="float">
            <text:p>141</text:p>
          </table:table-cell>
          <table:table-cell table:style-name="ce45" office:value-type="string" calcext:value-type="string">
            <text:p>Middle Eastern</text:p>
          </table:table-cell>
          <table:table-cell table:formula="of:=COUNTIF([.E:.E];[.E959])-COUNTIF([.$E$1:.E959];[.E959])" office:value-type="float" office:value="0" calcext:value-type="float">
            <text:p>0</text:p>
          </table:table-cell>
          <table:table-cell/>
          <table:table-cell table:style-name="ce35" table:formula="of:=IFERROR(INDEX([.A960:.$A$873];MATCH([.E959];[.E960:.$E$873];0));&quot;&quot;)" office:value-type="float" office:value="133" calcext:value-type="float">
            <text:p>133</text:p>
          </table:table-cell>
          <table:table-cell table:number-columns-repeated="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3914" calcext:value-type="float">
            <text:p>3914</text:p>
          </table:table-cell>
          <table:table-cell table:formula="of:=VLOOKUP([.B960];[$movies.B:.D];2;0)" office:value-type="string" office:string-value="EC" calcext:value-type="string">
            <text:p>EC</text:p>
          </table:table-cell>
          <table:table-cell table:formula="of:=IFERROR(INDEX([.$D$1:.D959];MATCH([.E960];[.$E$1:.E959];0));MAX([.$D$1:.D959])+1)" office:value-type="float" office:value="175" calcext:value-type="float">
            <text:p>175</text:p>
          </table:table-cell>
          <table:table-cell table:style-name="ce45" office:value-type="string" calcext:value-type="string">
            <text:p>No Dialogue</text:p>
          </table:table-cell>
          <table:table-cell table:formula="of:=COUNTIF([.E:.E];[.E960])-COUNTIF([.$E$1:.E960];[.E960])" office:value-type="float" office:value="0" calcext:value-type="float">
            <text:p>0</text:p>
          </table:table-cell>
          <table:table-cell/>
          <table:table-cell table:style-name="ce35" table:formula="of:=IFERROR(INDEX([.A961:.$A$873];MATCH([.E960];[.E961:.$E$873];0));&quot;&quot;)" office:value-type="float" office:value="133" calcext:value-type="float">
            <text:p>133</text:p>
          </table:table-cell>
          <table:table-cell table:number-columns-repeated="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3914" calcext:value-type="float">
            <text:p>3914</text:p>
          </table:table-cell>
          <table:table-cell table:formula="of:=VLOOKUP([.B961];[$movies.B:.D];2;0)" office:value-type="string" office:string-value="EC" calcext:value-type="string">
            <text:p>EC</text:p>
          </table:table-cell>
          <table:table-cell table:formula="of:=IFERROR(INDEX([.$D$1:.D960];MATCH([.E961];[.$E$1:.E960];0));MAX([.$D$1:.D960])+1)" office:value-type="float" office:value="83" calcext:value-type="float">
            <text:p>83</text:p>
          </table:table-cell>
          <table:table-cell table:style-name="ce45" office:value-type="string" calcext:value-type="string">
            <text:p>Royalty</text:p>
          </table:table-cell>
          <table:table-cell table:formula="of:=COUNTIF([.E:.E];[.E961])-COUNTIF([.$E$1:.E961];[.E961])" office:value-type="float" office:value="1" calcext:value-type="float">
            <text:p>1</text:p>
          </table:table-cell>
          <table:table-cell/>
          <table:table-cell table:style-name="ce35" table:formula="of:=IFERROR(INDEX([.A962:.$A$873];MATCH([.E961];[.E962:.$E$873];0));&quot;&quot;)" office:value-type="float" office:value="133" calcext:value-type="float">
            <text:p>133</text:p>
          </table:table-cell>
          <table:table-cell table:number-columns-repeated="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3914" calcext:value-type="float">
            <text:p>3914</text:p>
          </table:table-cell>
          <table:table-cell table:formula="of:=VLOOKUP([.B962];[$movies.B:.D];2;0)" office:value-type="string" office:string-value="EC" calcext:value-type="string">
            <text:p>EC</text:p>
          </table:table-cell>
          <table:table-cell table:formula="of:=IFERROR(INDEX([.$D$1:.D961];MATCH([.E962];[.$E$1:.E961];0));MAX([.$D$1:.D961])+1)" office:value-type="float" office:value="24" calcext:value-type="float">
            <text:p>24</text:p>
          </table:table-cell>
          <table:table-cell table:style-name="ce45" office:value-type="string" calcext:value-type="string">
            <text:p>Original Work</text:p>
          </table:table-cell>
          <table:table-cell table:formula="of:=COUNTIF([.E:.E];[.E962])-COUNTIF([.$E$1:.E962];[.E962])" office:value-type="float" office:value="0" calcext:value-type="float">
            <text:p>0</text:p>
          </table:table-cell>
          <table:table-cell/>
          <table:table-cell table:style-name="ce35" table:formula="of:=IFERROR(INDEX([.A963:.$A$873];MATCH([.E962];[.E963:.$E$873];0));&quot;&quot;)" office:value-type="float" office:value="125" calcext:value-type="float">
            <text:p>125</text:p>
          </table:table-cell>
          <table:table-cell table:number-columns-repeated="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49894" calcext:value-type="float">
            <text:p>49894</text:p>
          </table:table-cell>
          <table:table-cell table:formula="of:=VLOOKUP([.B963];[$movies.B:.D];2;0)" office:value-type="string" office:string-value="ED" calcext:value-type="string">
            <text:p>ED</text:p>
          </table:table-cell>
          <table:table-cell table:formula="of:=IFERROR(INDEX([.$D$1:.D962];MATCH([.E963];[.$E$1:.E962];0));MAX([.$D$1:.D962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963])-COUNTIF([.$E$1:.E963];[.E963])" office:value-type="float" office:value="5" calcext:value-type="float">
            <text:p>5</text:p>
          </table:table-cell>
          <table:table-cell/>
          <table:table-cell table:style-name="ce35" table:formula="of:=IFERROR(INDEX([.A964:.$A$873];MATCH([.E963];[.E964:.$E$873];0));&quot;&quot;)" office:value-type="float" office:value="128" calcext:value-type="float">
            <text:p>128</text:p>
          </table:table-cell>
          <table:table-cell table:number-columns-repeated="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49894" calcext:value-type="float">
            <text:p>49894</text:p>
          </table:table-cell>
          <table:table-cell table:formula="of:=VLOOKUP([.B964];[$movies.B:.D];2;0)" office:value-type="string" office:string-value="ED" calcext:value-type="string">
            <text:p>ED</text:p>
          </table:table-cell>
          <table:table-cell table:formula="of:=IFERROR(INDEX([.$D$1:.D963];MATCH([.E964];[.$E$1:.E963];0));MAX([.$D$1:.D963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964])-COUNTIF([.$E$1:.E964];[.E964])" office:value-type="float" office:value="2" calcext:value-type="float">
            <text:p>2</text:p>
          </table:table-cell>
          <table:table-cell/>
          <table:table-cell table:style-name="ce35" table:formula="of:=IFERROR(INDEX([.A965:.$A$873];MATCH([.E964];[.E965:.$E$873];0));&quot;&quot;)" office:value-type="float" office:value="119" calcext:value-type="float">
            <text:p>119</text:p>
          </table:table-cell>
          <table:table-cell table:number-columns-repeated="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49894" calcext:value-type="float">
            <text:p>49894</text:p>
          </table:table-cell>
          <table:table-cell table:formula="of:=VLOOKUP([.B965];[$movies.B:.D];2;0)" office:value-type="string" office:string-value="ED" calcext:value-type="string">
            <text:p>ED</text:p>
          </table:table-cell>
          <table:table-cell table:formula="of:=IFERROR(INDEX([.$D$1:.D964];MATCH([.E965];[.$E$1:.E964];0));MAX([.$D$1:.D964])+1)" office:value-type="float" office:value="56" calcext:value-type="float">
            <text:p>56</text:p>
          </table:table-cell>
          <table:table-cell table:style-name="ce45" office:value-type="string" calcext:value-type="string">
            <text:p>Sports</text:p>
          </table:table-cell>
          <table:table-cell table:formula="of:=COUNTIF([.E:.E];[.E965])-COUNTIF([.$E$1:.E965];[.E965])" office:value-type="float" office:value="0" calcext:value-type="float">
            <text:p>0</text:p>
          </table:table-cell>
          <table:table-cell/>
          <table:table-cell table:style-name="ce35" table:formula="of:=IFERROR(INDEX([.A966:.$A$873];MATCH([.E965];[.E966:.$E$873];0));&quot;&quot;)" office:value-type="float" office:value="124" calcext:value-type="float">
            <text:p>124</text:p>
          </table:table-cell>
          <table:table-cell table:number-columns-repeated="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49894" calcext:value-type="float">
            <text:p>49894</text:p>
          </table:table-cell>
          <table:table-cell table:formula="of:=VLOOKUP([.B966];[$movies.B:.D];2;0)" office:value-type="string" office:string-value="ED" calcext:value-type="string">
            <text:p>ED</text:p>
          </table:table-cell>
          <table:table-cell table:formula="of:=IFERROR(INDEX([.$D$1:.D965];MATCH([.E966];[.$E$1:.E965];0));MAX([.$D$1:.D965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966])-COUNTIF([.$E$1:.E966];[.E966])" office:value-type="float" office:value="5" calcext:value-type="float">
            <text:p>5</text:p>
          </table:table-cell>
          <table:table-cell/>
          <table:table-cell table:style-name="ce35" table:formula="of:=IFERROR(INDEX([.A967:.$A$873];MATCH([.E966];[.E967:.$E$873];0));&quot;&quot;)" office:value-type="float" office:value="131" calcext:value-type="float">
            <text:p>131</text:p>
          </table:table-cell>
          <table:table-cell table:number-columns-repeated="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49894" calcext:value-type="float">
            <text:p>49894</text:p>
          </table:table-cell>
          <table:table-cell table:formula="of:=VLOOKUP([.B967];[$movies.B:.D];2;0)" office:value-type="string" office:string-value="ED" calcext:value-type="string">
            <text:p>ED</text:p>
          </table:table-cell>
          <table:table-cell table:formula="of:=IFERROR(INDEX([.$D$1:.D966];MATCH([.E967];[.$E$1:.E966];0));MAX([.$D$1:.D966])+1)" office:value-type="float" office:value="19" calcext:value-type="float">
            <text:p>19</text:p>
          </table:table-cell>
          <table:table-cell table:style-name="ce45" office:value-type="string" calcext:value-type="string">
            <text:p>Demons</text:p>
          </table:table-cell>
          <table:table-cell table:formula="of:=COUNTIF([.E:.E];[.E967])-COUNTIF([.$E$1:.E967];[.E967])" office:value-type="float" office:value="1" calcext:value-type="float">
            <text:p>1</text:p>
          </table:table-cell>
          <table:table-cell/>
          <table:table-cell table:style-name="ce35" table:formula="of:=IFERROR(INDEX([.A968:.$A$873];MATCH([.E967];[.E968:.$E$873];0));&quot;&quot;)" office:value-type="float" office:value="134" calcext:value-type="float">
            <text:p>134</text:p>
          </table:table-cell>
          <table:table-cell table:number-columns-repeated="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49894" calcext:value-type="float">
            <text:p>49894</text:p>
          </table:table-cell>
          <table:table-cell table:formula="of:=VLOOKUP([.B968];[$movies.B:.D];2;0)" office:value-type="string" office:string-value="ED" calcext:value-type="string">
            <text:p>ED</text:p>
          </table:table-cell>
          <table:table-cell table:formula="of:=IFERROR(INDEX([.$D$1:.D967];MATCH([.E968];[.$E$1:.E967];0));MAX([.$D$1:.D967])+1)" office:value-type="float" office:value="75" calcext:value-type="float">
            <text:p>75</text:p>
          </table:table-cell>
          <table:table-cell table:style-name="ce45" office:value-type="string" calcext:value-type="string">
            <text:p>Magic</text:p>
          </table:table-cell>
          <table:table-cell table:formula="of:=COUNTIF([.E:.E];[.E968])-COUNTIF([.$E$1:.E968];[.E968])" office:value-type="float" office:value="1" calcext:value-type="float">
            <text:p>1</text:p>
          </table:table-cell>
          <table:table-cell/>
          <table:table-cell table:style-name="ce35" table:formula="of:=IFERROR(INDEX([.A969:.$A$873];MATCH([.E968];[.E969:.$E$873];0));&quot;&quot;)" office:value-type="float" office:value="134" calcext:value-type="float">
            <text:p>134</text:p>
          </table:table-cell>
          <table:table-cell table:number-columns-repeated="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49894" calcext:value-type="float">
            <text:p>49894</text:p>
          </table:table-cell>
          <table:table-cell table:formula="of:=VLOOKUP([.B969];[$movies.B:.D];2;0)" office:value-type="string" office:string-value="ED" calcext:value-type="string">
            <text:p>ED</text:p>
          </table:table-cell>
          <table:table-cell table:formula="of:=IFERROR(INDEX([.$D$1:.D968];MATCH([.E969];[.$E$1:.E968];0));MAX([.$D$1:.D968])+1)" office:value-type="float" office:value="86" calcext:value-type="float">
            <text:p>86</text:p>
          </table:table-cell>
          <table:table-cell table:style-name="ce45" office:value-type="string" calcext:value-type="string">
            <text:p>Magic School</text:p>
          </table:table-cell>
          <table:table-cell table:formula="of:=COUNTIF([.E:.E];[.E969])-COUNTIF([.$E$1:.E969];[.E969])" office:value-type="float" office:value="0" calcext:value-type="float">
            <text:p>0</text:p>
          </table:table-cell>
          <table:table-cell/>
          <table:table-cell table:style-name="ce35" table:formula="of:=IFERROR(INDEX([.A970:.$A$873];MATCH([.E969];[.E970:.$E$873];0));&quot;&quot;)" office:value-type="float" office:value="134" calcext:value-type="float">
            <text:p>134</text:p>
          </table:table-cell>
          <table:table-cell table:number-columns-repeated="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49894" calcext:value-type="float">
            <text:p>49894</text:p>
          </table:table-cell>
          <table:table-cell table:formula="of:=VLOOKUP([.B970];[$movies.B:.D];2;0)" office:value-type="string" office:string-value="ED" calcext:value-type="string">
            <text:p>ED</text:p>
          </table:table-cell>
          <table:table-cell table:formula="of:=IFERROR(INDEX([.$D$1:.D969];MATCH([.E970];[.$E$1:.E969];0));MAX([.$D$1:.D969])+1)" office:value-type="float" office:value="65" calcext:value-type="float">
            <text:p>65</text:p>
          </table:table-cell>
          <table:table-cell table:style-name="ce45" office:value-type="string" calcext:value-type="string">
            <text:p>Overpowered Main Characters</text:p>
          </table:table-cell>
          <table:table-cell table:formula="of:=COUNTIF([.E:.E];[.E970])-COUNTIF([.$E$1:.E970];[.E970])" office:value-type="float" office:value="2" calcext:value-type="float">
            <text:p>2</text:p>
          </table:table-cell>
          <table:table-cell/>
          <table:table-cell table:style-name="ce35" table:formula="of:=IFERROR(INDEX([.A971:.$A$873];MATCH([.E970];[.E971:.$E$873];0));&quot;&quot;)" office:value-type="float" office:value="134" calcext:value-type="float">
            <text:p>134</text:p>
          </table:table-cell>
          <table:table-cell table:number-columns-repeated="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49894" calcext:value-type="float">
            <text:p>49894</text:p>
          </table:table-cell>
          <table:table-cell table:formula="of:=VLOOKUP([.B971];[$movies.B:.D];2;0)" office:value-type="string" office:string-value="ED" calcext:value-type="string">
            <text:p>ED</text:p>
          </table:table-cell>
          <table:table-cell table:formula="of:=IFERROR(INDEX([.$D$1:.D970];MATCH([.E971];[.$E$1:.E970];0));MAX([.$D$1:.D970])+1)" office:value-type="float" office:value="80" calcext:value-type="float">
            <text:p>80</text:p>
          </table:table-cell>
          <table:table-cell table:style-name="ce45" office:value-type="string" calcext:value-type="string">
            <text:p>School Life</text:p>
          </table:table-cell>
          <table:table-cell table:formula="of:=COUNTIF([.E:.E];[.E971])-COUNTIF([.$E$1:.E971];[.E971])" office:value-type="float" office:value="0" calcext:value-type="float">
            <text:p>0</text:p>
          </table:table-cell>
          <table:table-cell/>
          <table:table-cell table:style-name="ce35" table:formula="of:=IFERROR(INDEX([.A972:.$A$873];MATCH([.E971];[.E972:.$E$873];0));&quot;&quot;)" office:value-type="float" office:value="122" calcext:value-type="float">
            <text:p>122</text:p>
          </table:table-cell>
          <table:table-cell table:number-columns-repeated="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49894" calcext:value-type="float">
            <text:p>49894</text:p>
          </table:table-cell>
          <table:table-cell table:formula="of:=VLOOKUP([.B972];[$movies.B:.D];2;0)" office:value-type="string" office:string-value="ED" calcext:value-type="string">
            <text:p>ED</text:p>
          </table:table-cell>
          <table:table-cell table:formula="of:=IFERROR(INDEX([.$D$1:.D971];MATCH([.E972];[.$E$1:.E971];0));MAX([.$D$1:.D971])+1)" office:value-type="float" office:value="160" calcext:value-type="float">
            <text:p>160</text:p>
          </table:table-cell>
          <table:table-cell table:style-name="ce45" office:value-type="string" calcext:value-type="string">
            <text:p>Transfer Students</text:p>
          </table:table-cell>
          <table:table-cell table:formula="of:=COUNTIF([.E:.E];[.E972])-COUNTIF([.$E$1:.E972];[.E972])" office:value-type="float" office:value="0" calcext:value-type="float">
            <text:p>0</text:p>
          </table:table-cell>
          <table:table-cell/>
          <table:table-cell table:style-name="ce35" table:formula="of:=IFERROR(INDEX([.A973:.$A$873];MATCH([.E972];[.E973:.$E$873];0));&quot;&quot;)" office:value-type="float" office:value="134" calcext:value-type="float">
            <text:p>134</text:p>
          </table:table-cell>
          <table:table-cell table:number-columns-repeated="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49894" calcext:value-type="float">
            <text:p>49894</text:p>
          </table:table-cell>
          <table:table-cell table:formula="of:=VLOOKUP([.B973];[$movies.B:.D];2;0)" office:value-type="string" office:string-value="ED" calcext:value-type="string">
            <text:p>ED</text:p>
          </table:table-cell>
          <table:table-cell table:formula="of:=IFERROR(INDEX([.$D$1:.D972];MATCH([.E973];[.$E$1:.E972];0));MAX([.$D$1:.D972])+1)" office:value-type="float" office:value="26" calcext:value-type="float">
            <text:p>26</text:p>
          </table:table-cell>
          <table:table-cell table:style-name="ce45" office:value-type="string" calcext:value-type="string">
            <text:p>Revenge</text:p>
          </table:table-cell>
          <table:table-cell table:formula="of:=COUNTIF([.E:.E];[.E973])-COUNTIF([.$E$1:.E973];[.E973])" office:value-type="float" office:value="0" calcext:value-type="float">
            <text:p>0</text:p>
          </table:table-cell>
          <table:table-cell/>
          <table:table-cell table:style-name="ce35" table:formula="of:=IFERROR(INDEX([.A974:.$A$873];MATCH([.E973];[.E974:.$E$873];0));&quot;&quot;)" office:value-type="float" office:value="134" calcext:value-type="float">
            <text:p>134</text:p>
          </table:table-cell>
          <table:table-cell table:number-columns-repeated="7"/>
        </table:table-row>
        <table:table-row table:style-name="ro3" table:visibility="filter">
          <table:table-cell office:value-type="float" office:value="135" calcext:value-type="float">
            <text:p>135</text:p>
          </table:table-cell>
          <table:table-cell office:value-type="float" office:value="2452" calcext:value-type="float">
            <text:p>2452</text:p>
          </table:table-cell>
          <table:table-cell table:formula="of:=VLOOKUP([.B974];[$movies.B:.D];2;0)" office:value-type="string" office:string-value="EE" calcext:value-type="string">
            <text:p>EE</text:p>
          </table:table-cell>
          <table:table-cell table:formula="of:=IFERROR(INDEX([.$D$1:.D973];MATCH([.E974];[.$E$1:.E973];0));MAX([.$D$1:.D973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974])-COUNTIF([.$E$1:.E974];[.E974])" office:value-type="float" office:value="4" calcext:value-type="float">
            <text:p>4</text:p>
          </table:table-cell>
          <table:table-cell/>
          <table:table-cell table:style-name="ce35" table:formula="of:=IFERROR(INDEX([.A975:.$A$873];MATCH([.E974];[.E975:.$E$873];0));&quot;&quot;)" office:value-type="float" office:value="128" calcext:value-type="float">
            <text:p>128</text:p>
          </table:table-cell>
          <table:table-cell table:number-columns-repeated="7"/>
        </table:table-row>
        <table:table-row table:style-name="ro3" table:visibility="filter">
          <table:table-cell office:value-type="float" office:value="135" calcext:value-type="float">
            <text:p>135</text:p>
          </table:table-cell>
          <table:table-cell office:value-type="float" office:value="2452" calcext:value-type="float">
            <text:p>2452</text:p>
          </table:table-cell>
          <table:table-cell table:formula="of:=VLOOKUP([.B975];[$movies.B:.D];2;0)" office:value-type="string" office:string-value="EE" calcext:value-type="string">
            <text:p>EE</text:p>
          </table:table-cell>
          <table:table-cell table:formula="of:=IFERROR(INDEX([.$D$1:.D974];MATCH([.E975];[.$E$1:.E974];0));MAX([.$D$1:.D974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975])-COUNTIF([.$E$1:.E975];[.E975])" office:value-type="float" office:value="3" calcext:value-type="float">
            <text:p>3</text:p>
          </table:table-cell>
          <table:table-cell/>
          <table:table-cell table:style-name="ce35" table:formula="of:=IFERROR(INDEX([.A976:.$A$873];MATCH([.E975];[.E976:.$E$873];0));&quot;&quot;)" office:value-type="float" office:value="129" calcext:value-type="float">
            <text:p>129</text:p>
          </table:table-cell>
          <table:table-cell table:number-columns-repeated="7"/>
        </table:table-row>
        <table:table-row table:style-name="ro3" table:visibility="filter">
          <table:table-cell office:value-type="float" office:value="135" calcext:value-type="float">
            <text:p>135</text:p>
          </table:table-cell>
          <table:table-cell office:value-type="float" office:value="2452" calcext:value-type="float">
            <text:p>2452</text:p>
          </table:table-cell>
          <table:table-cell table:formula="of:=VLOOKUP([.B976];[$movies.B:.D];2;0)" office:value-type="string" office:string-value="EE" calcext:value-type="string">
            <text:p>EE</text:p>
          </table:table-cell>
          <table:table-cell table:formula="of:=IFERROR(INDEX([.$D$1:.D975];MATCH([.E976];[.$E$1:.E975];0));MAX([.$D$1:.D975])+1)" office:value-type="float" office:value="21" calcext:value-type="float">
            <text:p>21</text:p>
          </table:table-cell>
          <table:table-cell table:style-name="ce45" office:value-type="string" calcext:value-type="string">
            <text:p>Martial Arts</text:p>
          </table:table-cell>
          <table:table-cell table:formula="of:=COUNTIF([.E:.E];[.E976])-COUNTIF([.$E$1:.E976];[.E976])" office:value-type="float" office:value="0" calcext:value-type="float">
            <text:p>0</text:p>
          </table:table-cell>
          <table:table-cell/>
          <table:table-cell table:style-name="ce35" table:formula="of:=IFERROR(INDEX([.A977:.$A$873];MATCH([.E976];[.E977:.$E$873];0));&quot;&quot;)" office:value-type="float" office:value="131" calcext:value-type="float">
            <text:p>131</text:p>
          </table:table-cell>
          <table:table-cell table:number-columns-repeated="7"/>
        </table:table-row>
        <table:table-row table:style-name="ro3" table:visibility="filter">
          <table:table-cell office:value-type="float" office:value="135" calcext:value-type="float">
            <text:p>135</text:p>
          </table:table-cell>
          <table:table-cell office:value-type="float" office:value="2452" calcext:value-type="float">
            <text:p>2452</text:p>
          </table:table-cell>
          <table:table-cell table:formula="of:=VLOOKUP([.B977];[$movies.B:.D];2;0)" office:value-type="string" office:string-value="EE" calcext:value-type="string">
            <text:p>EE</text:p>
          </table:table-cell>
          <table:table-cell table:formula="of:=IFERROR(INDEX([.$D$1:.D976];MATCH([.E977];[.$E$1:.E976];0));MAX([.$D$1:.D976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977])-COUNTIF([.$E$1:.E977];[.E977])" office:value-type="float" office:value="1" calcext:value-type="float">
            <text:p>1</text:p>
          </table:table-cell>
          <table:table-cell/>
          <table:table-cell table:style-name="ce35" table:formula="of:=IFERROR(INDEX([.A978:.$A$873];MATCH([.E977];[.E978:.$E$873];0));&quot;&quot;)" office:value-type="float" office:value="121" calcext:value-type="float">
            <text:p>121</text:p>
          </table:table-cell>
          <table:table-cell table:number-columns-repeated="7"/>
        </table:table-row>
        <table:table-row table:style-name="ro3" table:visibility="filter">
          <table:table-cell office:value-type="float" office:value="135" calcext:value-type="float">
            <text:p>135</text:p>
          </table:table-cell>
          <table:table-cell office:value-type="float" office:value="2452" calcext:value-type="float">
            <text:p>2452</text:p>
          </table:table-cell>
          <table:table-cell table:formula="of:=VLOOKUP([.B978];[$movies.B:.D];2;0)" office:value-type="string" office:string-value="EE" calcext:value-type="string">
            <text:p>EE</text:p>
          </table:table-cell>
          <table:table-cell table:formula="of:=IFERROR(INDEX([.$D$1:.D977];MATCH([.E978];[.$E$1:.E977];0));MAX([.$D$1:.D977])+1)" office:value-type="float" office:value="18" calcext:value-type="float">
            <text:p>18</text:p>
          </table:table-cell>
          <table:table-cell table:style-name="ce45" office:value-type="string" calcext:value-type="string">
            <text:p>Military</text:p>
          </table:table-cell>
          <table:table-cell table:formula="of:=COUNTIF([.E:.E];[.E978])-COUNTIF([.$E$1:.E978];[.E978])" office:value-type="float" office:value="0" calcext:value-type="float">
            <text:p>0</text:p>
          </table:table-cell>
          <table:table-cell/>
          <table:table-cell table:style-name="ce35" table:formula="of:=IFERROR(INDEX([.A979:.$A$873];MATCH([.E978];[.E979:.$E$873];0));&quot;&quot;)" office:value-type="float" office:value="135" calcext:value-type="float">
            <text:p>135</text:p>
          </table:table-cell>
          <table:table-cell table:number-columns-repeated="7"/>
        </table:table-row>
        <table:table-row table:style-name="ro3" table:visibility="filter">
          <table:table-cell office:value-type="float" office:value="135" calcext:value-type="float">
            <text:p>135</text:p>
          </table:table-cell>
          <table:table-cell office:value-type="float" office:value="2452" calcext:value-type="float">
            <text:p>2452</text:p>
          </table:table-cell>
          <table:table-cell table:formula="of:=VLOOKUP([.B979];[$movies.B:.D];2;0)" office:value-type="string" office:string-value="EE" calcext:value-type="string">
            <text:p>EE</text:p>
          </table:table-cell>
          <table:table-cell table:formula="of:=IFERROR(INDEX([.$D$1:.D978];MATCH([.E979];[.$E$1:.E978];0));MAX([.$D$1:.D978])+1)" office:value-type="float" office:value="119" calcext:value-type="float">
            <text:p>119</text:p>
          </table:table-cell>
          <table:table-cell table:style-name="ce45" office:value-type="string" calcext:value-type="string">
            <text:p>Aliens</text:p>
          </table:table-cell>
          <table:table-cell table:formula="of:=COUNTIF([.E:.E];[.E979])-COUNTIF([.$E$1:.E979];[.E979])" office:value-type="float" office:value="0" calcext:value-type="float">
            <text:p>0</text:p>
          </table:table-cell>
          <table:table-cell/>
          <table:table-cell table:style-name="ce35" table:formula="of:=IFERROR(INDEX([.A980:.$A$873];MATCH([.E979];[.E980:.$E$873];0));&quot;&quot;)" office:value-type="float" office:value="135" calcext:value-type="float">
            <text:p>135</text:p>
          </table:table-cell>
          <table:table-cell table:number-columns-repeated="7"/>
        </table:table-row>
        <table:table-row table:style-name="ro3" table:visibility="filter">
          <table:table-cell office:value-type="float" office:value="135" calcext:value-type="float">
            <text:p>135</text:p>
          </table:table-cell>
          <table:table-cell office:value-type="float" office:value="2452" calcext:value-type="float">
            <text:p>2452</text:p>
          </table:table-cell>
          <table:table-cell table:formula="of:=VLOOKUP([.B980];[$movies.B:.D];2;0)" office:value-type="string" office:string-value="EE" calcext:value-type="string">
            <text:p>EE</text:p>
          </table:table-cell>
          <table:table-cell table:formula="of:=IFERROR(INDEX([.$D$1:.D979];MATCH([.E980];[.$E$1:.E979];0));MAX([.$D$1:.D979])+1)" office:value-type="float" office:value="176" calcext:value-type="float">
            <text:p>176</text:p>
          </table:table-cell>
          <table:table-cell table:style-name="ce45" office:value-type="string" calcext:value-type="string">
            <text:p>Outer Space</text:p>
          </table:table-cell>
          <table:table-cell table:formula="of:=COUNTIF([.E:.E];[.E980])-COUNTIF([.$E$1:.E980];[.E980])" office:value-type="float" office:value="0" calcext:value-type="float">
            <text:p>0</text:p>
          </table:table-cell>
          <table:table-cell/>
          <table:table-cell table:style-name="ce35" table:formula="of:=IFERROR(INDEX([.A981:.$A$873];MATCH([.E980];[.E981:.$E$873];0));&quot;&quot;)" office:value-type="float" office:value="135" calcext:value-type="float">
            <text:p>135</text:p>
          </table:table-cell>
          <table:table-cell table:number-columns-repeated="7"/>
        </table:table-row>
        <table:table-row table:style-name="ro3" table:visibility="filter">
          <table:table-cell office:value-type="float" office:value="135" calcext:value-type="float">
            <text:p>135</text:p>
          </table:table-cell>
          <table:table-cell office:value-type="float" office:value="2452" calcext:value-type="float">
            <text:p>2452</text:p>
          </table:table-cell>
          <table:table-cell table:formula="of:=VLOOKUP([.B981];[$movies.B:.D];2;0)" office:value-type="string" office:string-value="EE" calcext:value-type="string">
            <text:p>EE</text:p>
          </table:table-cell>
          <table:table-cell table:formula="of:=IFERROR(INDEX([.$D$1:.D980];MATCH([.E981];[.$E$1:.E980];0));MAX([.$D$1:.D980])+1)" office:value-type="float" office:value="177" calcext:value-type="float">
            <text:p>177</text:p>
          </table:table-cell>
          <table:table-cell table:style-name="ce45" office:value-type="string" calcext:value-type="string">
            <text:p>Space Pirates</text:p>
          </table:table-cell>
          <table:table-cell table:formula="of:=COUNTIF([.E:.E];[.E981])-COUNTIF([.$E$1:.E981];[.E981])" office:value-type="float" office:value="0" calcext:value-type="float">
            <text:p>0</text:p>
          </table:table-cell>
          <table:table-cell/>
          <table:table-cell table:style-name="ce35" table:formula="of:=IFERROR(INDEX([.A982:.$A$873];MATCH([.E981];[.E982:.$E$873];0));&quot;&quot;)" office:value-type="float" office:value="135" calcext:value-type="float">
            <text:p>135</text:p>
          </table:table-cell>
          <table:table-cell table:number-columns-repeated="7"/>
        </table:table-row>
        <table:table-row table:style-name="ro3" table:visibility="filter">
          <table:table-cell office:value-type="float" office:value="135" calcext:value-type="float">
            <text:p>135</text:p>
          </table:table-cell>
          <table:table-cell office:value-type="float" office:value="2452" calcext:value-type="float">
            <text:p>2452</text:p>
          </table:table-cell>
          <table:table-cell table:formula="of:=VLOOKUP([.B982];[$movies.B:.D];2;0)" office:value-type="string" office:string-value="EE" calcext:value-type="string">
            <text:p>EE</text:p>
          </table:table-cell>
          <table:table-cell table:formula="of:=IFERROR(INDEX([.$D$1:.D981];MATCH([.E982];[.$E$1:.E981];0));MAX([.$D$1:.D981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982])-COUNTIF([.$E$1:.E982];[.E982])" office:value-type="float" office:value="1" calcext:value-type="float">
            <text:p>1</text:p>
          </table:table-cell>
          <table:table-cell/>
          <table:table-cell table:style-name="ce35" table:formula="of:=IFERROR(INDEX([.A983:.$A$873];MATCH([.E982];[.E983:.$E$873];0));&quot;&quot;)" office:value-type="float" office:value="118" calcext:value-type="float">
            <text:p>118</text:p>
          </table:table-cell>
          <table:table-cell table:number-columns-repeated="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54265" calcext:value-type="float">
            <text:p>54265</text:p>
          </table:table-cell>
          <table:table-cell table:formula="of:=VLOOKUP([.B983];[$movies.B:.D];2;0)" office:value-type="string" office:string-value="EF" calcext:value-type="string">
            <text:p>EF</text:p>
          </table:table-cell>
          <table:table-cell table:formula="of:=IFERROR(INDEX([.$D$1:.D982];MATCH([.E983];[.$E$1:.E982];0));MAX([.$D$1:.D982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983])-COUNTIF([.$E$1:.E983];[.E983])" office:value-type="float" office:value="3" calcext:value-type="float">
            <text:p>3</text:p>
          </table:table-cell>
          <table:table-cell/>
          <table:table-cell table:style-name="ce35" table:formula="of:=IFERROR(INDEX([.A984:.$A$873];MATCH([.E983];[.E984:.$E$873];0));&quot;&quot;)" office:value-type="float" office:value="128" calcext:value-type="float">
            <text:p>128</text:p>
          </table:table-cell>
          <table:table-cell table:number-columns-repeated="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54265" calcext:value-type="float">
            <text:p>54265</text:p>
          </table:table-cell>
          <table:table-cell table:formula="of:=VLOOKUP([.B984];[$movies.B:.D];2;0)" office:value-type="string" office:string-value="EF" calcext:value-type="string">
            <text:p>EF</text:p>
          </table:table-cell>
          <table:table-cell table:formula="of:=IFERROR(INDEX([.$D$1:.D983];MATCH([.E984];[.$E$1:.E983];0));MAX([.$D$1:.D983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984])-COUNTIF([.$E$1:.E984];[.E984])" office:value-type="float" office:value="2" calcext:value-type="float">
            <text:p>2</text:p>
          </table:table-cell>
          <table:table-cell/>
          <table:table-cell table:style-name="ce35" table:formula="of:=IFERROR(INDEX([.A985:.$A$873];MATCH([.E984];[.E985:.$E$873];0));&quot;&quot;)" office:value-type="float" office:value="129" calcext:value-type="float">
            <text:p>129</text:p>
          </table:table-cell>
          <table:table-cell table:number-columns-repeated="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54265" calcext:value-type="float">
            <text:p>54265</text:p>
          </table:table-cell>
          <table:table-cell table:formula="of:=VLOOKUP([.B985];[$movies.B:.D];2;0)" office:value-type="string" office:string-value="EF" calcext:value-type="string">
            <text:p>EF</text:p>
          </table:table-cell>
          <table:table-cell table:formula="of:=IFERROR(INDEX([.$D$1:.D984];MATCH([.E985];[.$E$1:.E984];0));MAX([.$D$1:.D984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985])-COUNTIF([.$E$1:.E985];[.E985])" office:value-type="float" office:value="1" calcext:value-type="float">
            <text:p>1</text:p>
          </table:table-cell>
          <table:table-cell/>
          <table:table-cell table:style-name="ce35" table:formula="of:=IFERROR(INDEX([.A986:.$A$873];MATCH([.E985];[.E986:.$E$873];0));&quot;&quot;)" office:value-type="float" office:value="120" calcext:value-type="float">
            <text:p>120</text:p>
          </table:table-cell>
          <table:table-cell table:number-columns-repeated="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54265" calcext:value-type="float">
            <text:p>54265</text:p>
          </table:table-cell>
          <table:table-cell table:formula="of:=VLOOKUP([.B986];[$movies.B:.D];2;0)" office:value-type="string" office:string-value="EF" calcext:value-type="string">
            <text:p>EF</text:p>
          </table:table-cell>
          <table:table-cell table:formula="of:=IFERROR(INDEX([.$D$1:.D985];MATCH([.E986];[.$E$1:.E985];0));MAX([.$D$1:.D985])+1)" office:value-type="float" office:value="46" calcext:value-type="float">
            <text:p>46</text:p>
          </table:table-cell>
          <table:table-cell table:style-name="ce45" office:value-type="string" calcext:value-type="string">
            <text:p>Historical</text:p>
          </table:table-cell>
          <table:table-cell table:formula="of:=COUNTIF([.E:.E];[.E986])-COUNTIF([.$E$1:.E986];[.E986])" office:value-type="float" office:value="0" calcext:value-type="float">
            <text:p>0</text:p>
          </table:table-cell>
          <table:table-cell/>
          <table:table-cell table:style-name="ce35" table:formula="of:=IFERROR(INDEX([.A987:.$A$873];MATCH([.E986];[.E987:.$E$873];0));&quot;&quot;)" office:value-type="float" office:value="123" calcext:value-type="float">
            <text:p>123</text:p>
          </table:table-cell>
          <table:table-cell table:number-columns-repeated="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54265" calcext:value-type="float">
            <text:p>54265</text:p>
          </table:table-cell>
          <table:table-cell table:formula="of:=VLOOKUP([.B987];[$movies.B:.D];2;0)" office:value-type="string" office:string-value="EF" calcext:value-type="string">
            <text:p>EF</text:p>
          </table:table-cell>
          <table:table-cell table:formula="of:=IFERROR(INDEX([.$D$1:.D986];MATCH([.E987];[.$E$1:.E986];0));MAX([.$D$1:.D986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987])-COUNTIF([.$E$1:.E987];[.E987])" office:value-type="float" office:value="4" calcext:value-type="float">
            <text:p>4</text:p>
          </table:table-cell>
          <table:table-cell/>
          <table:table-cell table:style-name="ce35" table:formula="of:=IFERROR(INDEX([.A988:.$A$873];MATCH([.E987];[.E988:.$E$873];0));&quot;&quot;)" office:value-type="float" office:value="131" calcext:value-type="float">
            <text:p>131</text:p>
          </table:table-cell>
          <table:table-cell table:number-columns-repeated="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54265" calcext:value-type="float">
            <text:p>54265</text:p>
          </table:table-cell>
          <table:table-cell table:formula="of:=VLOOKUP([.B988];[$movies.B:.D];2;0)" office:value-type="string" office:string-value="EF" calcext:value-type="string">
            <text:p>EF</text:p>
          </table:table-cell>
          <table:table-cell table:formula="of:=IFERROR(INDEX([.$D$1:.D987];MATCH([.E988];[.$E$1:.E987];0));MAX([.$D$1:.D987])+1)" office:value-type="float" office:value="63" calcext:value-type="float">
            <text:p>63</text:p>
          </table:table-cell>
          <table:table-cell table:style-name="ce45" office:value-type="string" calcext:value-type="string">
            <text:p>Dragons</text:p>
          </table:table-cell>
          <table:table-cell table:formula="of:=COUNTIF([.E:.E];[.E988])-COUNTIF([.$E$1:.E988];[.E988])" office:value-type="float" office:value="1" calcext:value-type="float">
            <text:p>1</text:p>
          </table:table-cell>
          <table:table-cell/>
          <table:table-cell table:style-name="ce35" table:formula="of:=IFERROR(INDEX([.A989:.$A$873];MATCH([.E988];[.E989:.$E$873];0));&quot;&quot;)" office:value-type="float" office:value="124" calcext:value-type="float">
            <text:p>124</text:p>
          </table:table-cell>
          <table:table-cell table:number-columns-repeated="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54265" calcext:value-type="float">
            <text:p>54265</text:p>
          </table:table-cell>
          <table:table-cell table:formula="of:=VLOOKUP([.B989];[$movies.B:.D];2;0)" office:value-type="string" office:string-value="EF" calcext:value-type="string">
            <text:p>EF</text:p>
          </table:table-cell>
          <table:table-cell table:formula="of:=IFERROR(INDEX([.$D$1:.D988];MATCH([.E989];[.$E$1:.E988];0));MAX([.$D$1:.D988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989])-COUNTIF([.$E$1:.E989];[.E989])" office:value-type="float" office:value="1" calcext:value-type="float">
            <text:p>1</text:p>
          </table:table-cell>
          <table:table-cell/>
          <table:table-cell table:style-name="ce35" table:formula="of:=IFERROR(INDEX([.A990:.$A$873];MATCH([.E989];[.E990:.$E$873];0));&quot;&quot;)" office:value-type="float" office:value="120" calcext:value-type="float">
            <text:p>120</text:p>
          </table:table-cell>
          <table:table-cell table:number-columns-repeated="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54265" calcext:value-type="float">
            <text:p>54265</text:p>
          </table:table-cell>
          <table:table-cell table:formula="of:=VLOOKUP([.B990];[$movies.B:.D];2;0)" office:value-type="string" office:string-value="EF" calcext:value-type="string">
            <text:p>EF</text:p>
          </table:table-cell>
          <table:table-cell table:formula="of:=IFERROR(INDEX([.$D$1:.D989];MATCH([.E990];[.$E$1:.E989];0));MAX([.$D$1:.D989])+1)" office:value-type="float" office:value="14" calcext:value-type="float">
            <text:p>14</text:p>
          </table:table-cell>
          <table:table-cell table:style-name="ce45" office:value-type="string" calcext:value-type="string">
            <text:p>Work Life</text:p>
          </table:table-cell>
          <table:table-cell table:formula="of:=COUNTIF([.E:.E];[.E990])-COUNTIF([.$E$1:.E990];[.E990])" office:value-type="float" office:value="0" calcext:value-type="float">
            <text:p>0</text:p>
          </table:table-cell>
          <table:table-cell/>
          <table:table-cell table:style-name="ce35" table:formula="of:=IFERROR(INDEX([.A991:.$A$873];MATCH([.E990];[.E991:.$E$873];0));&quot;&quot;)" office:value-type="float" office:value="122" calcext:value-type="float">
            <text:p>122</text:p>
          </table:table-cell>
          <table:table-cell table:number-columns-repeated="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54265" calcext:value-type="float">
            <text:p>54265</text:p>
          </table:table-cell>
          <table:table-cell table:formula="of:=VLOOKUP([.B991];[$movies.B:.D];2;0)" office:value-type="string" office:string-value="EF" calcext:value-type="string">
            <text:p>EF</text:p>
          </table:table-cell>
          <table:table-cell table:formula="of:=IFERROR(INDEX([.$D$1:.D990];MATCH([.E991];[.$E$1:.E990];0));MAX([.$D$1:.D990])+1)" office:value-type="float" office:value="110" calcext:value-type="float">
            <text:p>110</text:p>
          </table:table-cell>
          <table:table-cell table:style-name="ce45" office:value-type="string" calcext:value-type="string">
            <text:p>Childhood Friends</text:p>
          </table:table-cell>
          <table:table-cell table:formula="of:=COUNTIF([.E:.E];[.E991])-COUNTIF([.$E$1:.E991];[.E991])" office:value-type="float" office:value="0" calcext:value-type="float">
            <text:p>0</text:p>
          </table:table-cell>
          <table:table-cell/>
          <table:table-cell table:style-name="ce35" table:formula="of:=IFERROR(INDEX([.A992:.$A$873];MATCH([.E991];[.E992:.$E$873];0));&quot;&quot;)" office:value-type="float" office:value="136" calcext:value-type="float">
            <text:p>136</text:p>
          </table:table-cell>
          <table:table-cell table:number-columns-repeated="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54265" calcext:value-type="float">
            <text:p>54265</text:p>
          </table:table-cell>
          <table:table-cell table:formula="of:=VLOOKUP([.B992];[$movies.B:.D];2;0)" office:value-type="string" office:string-value="EF" calcext:value-type="string">
            <text:p>EF</text:p>
          </table:table-cell>
          <table:table-cell table:formula="of:=IFERROR(INDEX([.$D$1:.D991];MATCH([.E992];[.$E$1:.E991];0));MAX([.$D$1:.D991])+1)" office:value-type="float" office:value="170" calcext:value-type="float">
            <text:p>170</text:p>
          </table:table-cell>
          <table:table-cell table:style-name="ce45" office:value-type="string" calcext:value-type="string">
            <text:p>Childhood Promise</text:p>
          </table:table-cell>
          <table:table-cell table:formula="of:=COUNTIF([.E:.E];[.E992])-COUNTIF([.$E$1:.E992];[.E992])" office:value-type="float" office:value="0" calcext:value-type="float">
            <text:p>0</text:p>
          </table:table-cell>
          <table:table-cell/>
          <table:table-cell table:style-name="ce35" table:formula="of:=IFERROR(INDEX([.A993:.$A$873];MATCH([.E992];[.E993:.$E$873];0));&quot;&quot;)" office:value-type="float" office:value="124" calcext:value-type="float">
            <text:p>124</text:p>
          </table:table-cell>
          <table:table-cell table:number-columns-repeated="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54265" calcext:value-type="float">
            <text:p>54265</text:p>
          </table:table-cell>
          <table:table-cell table:formula="of:=VLOOKUP([.B993];[$movies.B:.D];2;0)" office:value-type="string" office:string-value="EF" calcext:value-type="string">
            <text:p>EF</text:p>
          </table:table-cell>
          <table:table-cell table:formula="of:=IFERROR(INDEX([.$D$1:.D992];MATCH([.E993];[.$E$1:.E992];0));MAX([.$D$1:.D992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993])-COUNTIF([.$E$1:.E993];[.E993])" office:value-type="float" office:value="2" calcext:value-type="float">
            <text:p>2</text:p>
          </table:table-cell>
          <table:table-cell/>
          <table:table-cell table:style-name="ce35" table:formula="of:=IFERROR(INDEX([.A994:.$A$873];MATCH([.E993];[.E994:.$E$873];0));&quot;&quot;)" office:value-type="float" office:value="136" calcext:value-type="float">
            <text:p>136</text:p>
          </table:table-cell>
          <table:table-cell table:number-columns-repeated="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54265" calcext:value-type="float">
            <text:p>54265</text:p>
          </table:table-cell>
          <table:table-cell table:formula="of:=VLOOKUP([.B994];[$movies.B:.D];2;0)" office:value-type="string" office:string-value="EF" calcext:value-type="string">
            <text:p>EF</text:p>
          </table:table-cell>
          <table:table-cell table:formula="of:=IFERROR(INDEX([.$D$1:.D993];MATCH([.E994];[.$E$1:.E993];0));MAX([.$D$1:.D993])+1)" office:value-type="float" office:value="163" calcext:value-type="float">
            <text:p>163</text:p>
          </table:table-cell>
          <table:table-cell table:style-name="ce45" office:value-type="string" calcext:value-type="string">
            <text:p>Prophecy</text:p>
          </table:table-cell>
          <table:table-cell table:formula="of:=COUNTIF([.E:.E];[.E994])-COUNTIF([.$E$1:.E994];[.E994])" office:value-type="float" office:value="0" calcext:value-type="float">
            <text:p>0</text:p>
          </table:table-cell>
          <table:table-cell/>
          <table:table-cell table:style-name="ce35" table:formula="of:=IFERROR(INDEX([.A995:.$A$873];MATCH([.E994];[.E995:.$E$873];0));&quot;&quot;)" office:value-type="float" office:value="136" calcext:value-type="float">
            <text:p>136</text:p>
          </table:table-cell>
          <table:table-cell table:number-columns-repeated="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54265" calcext:value-type="float">
            <text:p>54265</text:p>
          </table:table-cell>
          <table:table-cell table:formula="of:=VLOOKUP([.B995];[$movies.B:.D];2;0)" office:value-type="string" office:string-value="EF" calcext:value-type="string">
            <text:p>EF</text:p>
          </table:table-cell>
          <table:table-cell table:formula="of:=IFERROR(INDEX([.$D$1:.D994];MATCH([.E995];[.$E$1:.E994];0));MAX([.$D$1:.D994])+1)" office:value-type="float" office:value="83" calcext:value-type="float">
            <text:p>83</text:p>
          </table:table-cell>
          <table:table-cell table:style-name="ce45" office:value-type="string" calcext:value-type="string">
            <text:p>Royalty</text:p>
          </table:table-cell>
          <table:table-cell table:formula="of:=COUNTIF([.E:.E];[.E995])-COUNTIF([.$E$1:.E995];[.E995])" office:value-type="float" office:value="0" calcext:value-type="float">
            <text:p>0</text:p>
          </table:table-cell>
          <table:table-cell/>
          <table:table-cell table:style-name="ce35" table:formula="of:=IFERROR(INDEX([.A996:.$A$873];MATCH([.E995];[.E996:.$E$873];0));&quot;&quot;)" office:value-type="float" office:value="133" calcext:value-type="float">
            <text:p>133</text:p>
          </table:table-cell>
          <table:table-cell table:number-columns-repeated="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54265" calcext:value-type="float">
            <text:p>54265</text:p>
          </table:table-cell>
          <table:table-cell table:formula="of:=VLOOKUP([.B996];[$movies.B:.D];2;0)" office:value-type="string" office:string-value="EF" calcext:value-type="string">
            <text:p>EF</text:p>
          </table:table-cell>
          <table:table-cell table:formula="of:=IFERROR(INDEX([.$D$1:.D995];MATCH([.E996];[.$E$1:.E995];0));MAX([.$D$1:.D995])+1)" office:value-type="float" office:value="22" calcext:value-type="float">
            <text:p>22</text:p>
          </table:table-cell>
          <table:table-cell table:style-name="ce45" office:value-type="string" calcext:value-type="string">
            <text:p>Horror</text:p>
          </table:table-cell>
          <table:table-cell table:formula="of:=COUNTIF([.E:.E];[.E996])-COUNTIF([.$E$1:.E996];[.E996])" office:value-type="float" office:value="0" calcext:value-type="float">
            <text:p>0</text:p>
          </table:table-cell>
          <table:table-cell/>
          <table:table-cell table:style-name="ce35" table:formula="of:=IFERROR(INDEX([.A997:.$A$873];MATCH([.E996];[.E997:.$E$873];0));&quot;&quot;)" office:value-type="float" office:value="136" calcext:value-type="float">
            <text:p>136</text:p>
          </table:table-cell>
          <table:table-cell table:number-columns-repeated="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52830" calcext:value-type="float">
            <text:p>52830</text:p>
          </table:table-cell>
          <table:table-cell table:formula="of:=VLOOKUP([.B997];[$movies.B:.D];2;0)" office:value-type="string" office:string-value="EG" calcext:value-type="string">
            <text:p>EG</text:p>
          </table:table-cell>
          <table:table-cell table:formula="of:=IFERROR(INDEX([.$D$1:.D996];MATCH([.E997];[.$E$1:.E996];0));MAX([.$D$1:.D996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997])-COUNTIF([.$E$1:.E997];[.E997])" office:value-type="float" office:value="2" calcext:value-type="float">
            <text:p>2</text:p>
          </table:table-cell>
          <table:table-cell/>
          <table:table-cell table:style-name="ce35" table:formula="of:=IFERROR(INDEX([.A998:.$A$873];MATCH([.E997];[.E998:.$E$873];0));&quot;&quot;)" office:value-type="float" office:value="128" calcext:value-type="float">
            <text:p>128</text:p>
          </table:table-cell>
          <table:table-cell table:number-columns-repeated="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52830" calcext:value-type="float">
            <text:p>52830</text:p>
          </table:table-cell>
          <table:table-cell table:formula="of:=VLOOKUP([.B998];[$movies.B:.D];2;0)" office:value-type="string" office:string-value="EG" calcext:value-type="string">
            <text:p>EG</text:p>
          </table:table-cell>
          <table:table-cell table:formula="of:=IFERROR(INDEX([.$D$1:.D997];MATCH([.E998];[.$E$1:.E997];0));MAX([.$D$1:.D997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998])-COUNTIF([.$E$1:.E998];[.E998])" office:value-type="float" office:value="1" calcext:value-type="float">
            <text:p>1</text:p>
          </table:table-cell>
          <table:table-cell/>
          <table:table-cell table:style-name="ce35" table:formula="of:=IFERROR(INDEX([.A999:.$A$873];MATCH([.E998];[.E999:.$E$873];0));&quot;&quot;)" office:value-type="float" office:value="129" calcext:value-type="float">
            <text:p>129</text:p>
          </table:table-cell>
          <table:table-cell table:number-columns-repeated="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52830" calcext:value-type="float">
            <text:p>52830</text:p>
          </table:table-cell>
          <table:table-cell table:formula="of:=VLOOKUP([.B999];[$movies.B:.D];2;0)" office:value-type="string" office:string-value="EG" calcext:value-type="string">
            <text:p>EG</text:p>
          </table:table-cell>
          <table:table-cell table:formula="of:=IFERROR(INDEX([.$D$1:.D998];MATCH([.E999];[.$E$1:.E998];0));MAX([.$D$1:.D998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999])-COUNTIF([.$E$1:.E999];[.E999])" office:value-type="float" office:value="3" calcext:value-type="float">
            <text:p>3</text:p>
          </table:table-cell>
          <table:table-cell/>
          <table:table-cell table:style-name="ce35" table:formula="of:=IFERROR(INDEX([.A1000:.$A$873];MATCH([.E999];[.E1000:.$E$873];0));&quot;&quot;)" office:value-type="float" office:value="131" calcext:value-type="float">
            <text:p>131</text:p>
          </table:table-cell>
          <table:table-cell table:number-columns-repeated="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52830" calcext:value-type="float">
            <text:p>52830</text:p>
          </table:table-cell>
          <table:table-cell table:formula="of:=VLOOKUP([.B1000];[$movies.B:.D];2;0)" office:value-type="string" office:string-value="EG" calcext:value-type="string">
            <text:p>EG</text:p>
          </table:table-cell>
          <table:table-cell table:formula="of:=IFERROR(INDEX([.$D$1:.D999];MATCH([.E1000];[.$E$1:.E999];0));MAX([.$D$1:.D999])+1)" office:value-type="float" office:value="9" calcext:value-type="float">
            <text:p>9</text:p>
          </table:table-cell>
          <table:table-cell table:style-name="ce45" office:value-type="string" calcext:value-type="string">
            <text:p>Romance</text:p>
          </table:table-cell>
          <table:table-cell table:formula="of:=COUNTIF([.E:.E];[.E1000])-COUNTIF([.$E$1:.E1000];[.E1000])" office:value-type="float" office:value="0" calcext:value-type="float">
            <text:p>0</text:p>
          </table:table-cell>
          <table:table-cell/>
          <table:table-cell table:style-name="ce35" table:formula="of:=IFERROR(INDEX([.A1001:.$A$873];MATCH([.E1000];[.E1001:.$E$873];0));&quot;&quot;)" office:value-type="float" office:value="120" calcext:value-type="float">
            <text:p>120</text:p>
          </table:table-cell>
          <table:table-cell table:number-columns-repeated="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52830" calcext:value-type="float">
            <text:p>52830</text:p>
          </table:table-cell>
          <table:table-cell table:formula="of:=VLOOKUP([.B1001];[$movies.B:.D];2;0)" office:value-type="string" office:string-value="EG" calcext:value-type="string">
            <text:p>EG</text:p>
          </table:table-cell>
          <table:table-cell table:formula="of:=IFERROR(INDEX([.$D$1:.D1000];MATCH([.E1001];[.$E$1:.E1000];0));MAX([.$D$1:.D1000])+1)" office:value-type="float" office:value="49" calcext:value-type="float">
            <text:p>49</text:p>
          </table:table-cell>
          <table:table-cell table:style-name="ce45" office:value-type="string" calcext:value-type="string">
            <text:p>Ghosts</text:p>
          </table:table-cell>
          <table:table-cell table:formula="of:=COUNTIF([.E:.E];[.E1001])-COUNTIF([.$E$1:.E1001];[.E1001])" office:value-type="float" office:value="1" calcext:value-type="float">
            <text:p>1</text:p>
          </table:table-cell>
          <table:table-cell/>
          <table:table-cell table:style-name="ce35" table:formula="of:=IFERROR(INDEX([.A1002:.$A$873];MATCH([.E1001];[.E1002:.$E$873];0));&quot;&quot;)" office:value-type="float" office:value="137" calcext:value-type="float">
            <text:p>137</text:p>
          </table:table-cell>
          <table:table-cell table:number-columns-repeated="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52830" calcext:value-type="float">
            <text:p>52830</text:p>
          </table:table-cell>
          <table:table-cell table:formula="of:=VLOOKUP([.B1002];[$movies.B:.D];2;0)" office:value-type="string" office:string-value="EG" calcext:value-type="string">
            <text:p>EG</text:p>
          </table:table-cell>
          <table:table-cell table:formula="of:=IFERROR(INDEX([.$D$1:.D1001];MATCH([.E1002];[.$E$1:.E1001];0));MAX([.$D$1:.D1001])+1)" office:value-type="float" office:value="65" calcext:value-type="float">
            <text:p>65</text:p>
          </table:table-cell>
          <table:table-cell table:style-name="ce45" office:value-type="string" calcext:value-type="string">
            <text:p>Overpowered Main Characters</text:p>
          </table:table-cell>
          <table:table-cell table:formula="of:=COUNTIF([.E:.E];[.E1002])-COUNTIF([.$E$1:.E1002];[.E1002])" office:value-type="float" office:value="1" calcext:value-type="float">
            <text:p>1</text:p>
          </table:table-cell>
          <table:table-cell/>
          <table:table-cell table:style-name="ce35" table:formula="of:=IFERROR(INDEX([.A1003:.$A$873];MATCH([.E1002];[.E1003:.$E$873];0));&quot;&quot;)" office:value-type="float" office:value="134" calcext:value-type="float">
            <text:p>134</text:p>
          </table:table-cell>
          <table:table-cell table:number-columns-repeated="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52830" calcext:value-type="float">
            <text:p>52830</text:p>
          </table:table-cell>
          <table:table-cell table:formula="of:=VLOOKUP([.B1003];[$movies.B:.D];2;0)" office:value-type="string" office:string-value="EG" calcext:value-type="string">
            <text:p>EG</text:p>
          </table:table-cell>
          <table:table-cell table:formula="of:=IFERROR(INDEX([.$D$1:.D1002];MATCH([.E1003];[.$E$1:.E1002];0));MAX([.$D$1:.D1002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1003])-COUNTIF([.$E$1:.E1003];[.E1003])" office:value-type="float" office:value="1" calcext:value-type="float">
            <text:p>1</text:p>
          </table:table-cell>
          <table:table-cell/>
          <table:table-cell table:style-name="ce35" table:formula="of:=IFERROR(INDEX([.A1004:.$A$873];MATCH([.E1003];[.E1004:.$E$873];0));&quot;&quot;)" office:value-type="float" office:value="136" calcext:value-type="float">
            <text:p>136</text:p>
          </table:table-cell>
          <table:table-cell table:number-columns-repeated="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52830" calcext:value-type="float">
            <text:p>52830</text:p>
          </table:table-cell>
          <table:table-cell table:formula="of:=VLOOKUP([.B1004];[$movies.B:.D];2;0)" office:value-type="string" office:string-value="EG" calcext:value-type="string">
            <text:p>EG</text:p>
          </table:table-cell>
          <table:table-cell table:formula="of:=IFERROR(INDEX([.$D$1:.D1003];MATCH([.E1004];[.$E$1:.E1003];0));MAX([.$D$1:.D1003])+1)" office:value-type="float" office:value="16" calcext:value-type="float">
            <text:p>16</text:p>
          </table:table-cell>
          <table:table-cell table:style-name="ce45" office:value-type="string" calcext:value-type="string">
            <text:p>College</text:p>
          </table:table-cell>
          <table:table-cell table:formula="of:=COUNTIF([.E:.E];[.E1004])-COUNTIF([.$E$1:.E1004];[.E1004])" office:value-type="float" office:value="0" calcext:value-type="float">
            <text:p>0</text:p>
          </table:table-cell>
          <table:table-cell/>
          <table:table-cell table:style-name="ce35" table:formula="of:=IFERROR(INDEX([.A1005:.$A$873];MATCH([.E1004];[.E1005:.$E$873];0));&quot;&quot;)" office:value-type="float" office:value="121" calcext:value-type="float">
            <text:p>121</text:p>
          </table:table-cell>
          <table:table-cell table:number-columns-repeated="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40111" calcext:value-type="float">
            <text:p>40111</text:p>
          </table:table-cell>
          <table:table-cell table:formula="of:=VLOOKUP([.B1005];[$movies.B:.D];2;0)" office:value-type="string" office:string-value="EH" calcext:value-type="string">
            <text:p>EH</text:p>
          </table:table-cell>
          <table:table-cell table:formula="of:=IFERROR(INDEX([.$D$1:.D1004];MATCH([.E1005];[.$E$1:.E1004];0));MAX([.$D$1:.D1004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1005])-COUNTIF([.$E$1:.E1005];[.E1005])" office:value-type="float" office:value="1" calcext:value-type="float">
            <text:p>1</text:p>
          </table:table-cell>
          <table:table-cell/>
          <table:table-cell table:style-name="ce35" table:formula="of:=IFERROR(INDEX([.A1006:.$A$873];MATCH([.E1005];[.E1006:.$E$873];0));&quot;&quot;)" office:value-type="float" office:value="128" calcext:value-type="float">
            <text:p>128</text:p>
          </table:table-cell>
          <table:table-cell table:number-columns-repeated="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40111" calcext:value-type="float">
            <text:p>40111</text:p>
          </table:table-cell>
          <table:table-cell table:formula="of:=VLOOKUP([.B1006];[$movies.B:.D];2;0)" office:value-type="string" office:string-value="EH" calcext:value-type="string">
            <text:p>EH</text:p>
          </table:table-cell>
          <table:table-cell table:formula="of:=IFERROR(INDEX([.$D$1:.D1005];MATCH([.E1006];[.$E$1:.E1005];0));MAX([.$D$1:.D1005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1006])-COUNTIF([.$E$1:.E1006];[.E1006])" office:value-type="float" office:value="1" calcext:value-type="float">
            <text:p>1</text:p>
          </table:table-cell>
          <table:table-cell/>
          <table:table-cell table:style-name="ce35" table:formula="of:=IFERROR(INDEX([.A1007:.$A$873];MATCH([.E1006];[.E1007:.$E$873];0));&quot;&quot;)" office:value-type="float" office:value="119" calcext:value-type="float">
            <text:p>119</text:p>
          </table:table-cell>
          <table:table-cell table:number-columns-repeated="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40111" calcext:value-type="float">
            <text:p>40111</text:p>
          </table:table-cell>
          <table:table-cell table:formula="of:=VLOOKUP([.B1007];[$movies.B:.D];2;0)" office:value-type="string" office:string-value="EH" calcext:value-type="string">
            <text:p>EH</text:p>
          </table:table-cell>
          <table:table-cell table:formula="of:=IFERROR(INDEX([.$D$1:.D1006];MATCH([.E1007];[.$E$1:.E1006];0));MAX([.$D$1:.D1006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1007])-COUNTIF([.$E$1:.E1007];[.E1007])" office:value-type="float" office:value="2" calcext:value-type="float">
            <text:p>2</text:p>
          </table:table-cell>
          <table:table-cell/>
          <table:table-cell table:style-name="ce35" table:formula="of:=IFERROR(INDEX([.A1008:.$A$873];MATCH([.E1007];[.E1008:.$E$873];0));&quot;&quot;)" office:value-type="float" office:value="131" calcext:value-type="float">
            <text:p>131</text:p>
          </table:table-cell>
          <table:table-cell table:number-columns-repeated="7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40111" calcext:value-type="float">
            <text:p>40111</text:p>
          </table:table-cell>
          <table:table-cell table:formula="of:=VLOOKUP([.B1008];[$movies.B:.D];2;0)" office:value-type="string" office:string-value="EH" calcext:value-type="string">
            <text:p>EH</text:p>
          </table:table-cell>
          <table:table-cell table:formula="of:=IFERROR(INDEX([.$D$1:.D1007];MATCH([.E1008];[.$E$1:.E1007];0));MAX([.$D$1:.D1007])+1)" office:value-type="float" office:value="17" calcext:value-type="float">
            <text:p>17</text:p>
          </table:table-cell>
          <table:table-cell table:style-name="ce45" office:value-type="string" calcext:value-type="string">
            <text:p>Animation</text:p>
          </table:table-cell>
          <table:table-cell table:formula="of:=COUNTIF([.E:.E];[.E1008])-COUNTIF([.$E$1:.E1008];[.E1008])" office:value-type="float" office:value="1" calcext:value-type="float">
            <text:p>1</text:p>
          </table:table-cell>
          <table:table-cell/>
          <table:table-cell table:style-name="ce35" table:formula="of:=IFERROR(INDEX([.A1009:.$A$873];MATCH([.E1008];[.E1009:.$E$873];0));&quot;&quot;)" office:value-type="float" office:value="125" calcext:value-type="float">
            <text:p>125</text:p>
          </table:table-cell>
          <table:table-cell table:number-columns-repeated="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40111" calcext:value-type="float">
            <text:p>40111</text:p>
          </table:table-cell>
          <table:table-cell table:formula="of:=VLOOKUP([.B1009];[$movies.B:.D];2;0)" office:value-type="string" office:string-value="EH" calcext:value-type="string">
            <text:p>EH</text:p>
          </table:table-cell>
          <table:table-cell table:formula="of:=IFERROR(INDEX([.$D$1:.D1008];MATCH([.E1009];[.$E$1:.E1008];0));MAX([.$D$1:.D1008])+1)" office:value-type="float" office:value="64" calcext:value-type="float">
            <text:p>64</text:p>
          </table:table-cell>
          <table:table-cell table:style-name="ce45" office:value-type="string" calcext:value-type="string">
            <text:p>Crude</text:p>
          </table:table-cell>
          <table:table-cell table:formula="of:=COUNTIF([.E:.E];[.E1009])-COUNTIF([.$E$1:.E1009];[.E1009])" office:value-type="float" office:value="0" calcext:value-type="float">
            <text:p>0</text:p>
          </table:table-cell>
          <table:table-cell/>
          <table:table-cell table:style-name="ce35" table:formula="of:=IFERROR(INDEX([.A1010:.$A$873];MATCH([.E1009];[.E1010:.$E$873];0));&quot;&quot;)" office:value-type="float" office:value="119" calcext:value-type="float">
            <text:p>119</text:p>
          </table:table-cell>
          <table:table-cell table:number-columns-repeated="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40111" calcext:value-type="float">
            <text:p>40111</text:p>
          </table:table-cell>
          <table:table-cell table:formula="of:=VLOOKUP([.B1010];[$movies.B:.D];2;0)" office:value-type="string" office:string-value="EH" calcext:value-type="string">
            <text:p>EH</text:p>
          </table:table-cell>
          <table:table-cell table:formula="of:=IFERROR(INDEX([.$D$1:.D1009];MATCH([.E1010];[.$E$1:.E1009];0));MAX([.$D$1:.D1009])+1)" office:value-type="float" office:value="111" calcext:value-type="float">
            <text:p>111</text:p>
          </table:table-cell>
          <table:table-cell table:style-name="ce45" office:value-type="string" calcext:value-type="string">
            <text:p>Curse</text:p>
          </table:table-cell>
          <table:table-cell table:formula="of:=COUNTIF([.E:.E];[.E1010])-COUNTIF([.$E$1:.E1010];[.E1010])" office:value-type="float" office:value="0" calcext:value-type="float">
            <text:p>0</text:p>
          </table:table-cell>
          <table:table-cell/>
          <table:table-cell table:style-name="ce35" table:formula="of:=IFERROR(INDEX([.A1011:.$A$873];MATCH([.E1010];[.E1011:.$E$873];0));&quot;&quot;)" office:value-type="float" office:value="138" calcext:value-type="float">
            <text:p>138</text:p>
          </table:table-cell>
          <table:table-cell table:number-columns-repeated="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40111" calcext:value-type="float">
            <text:p>40111</text:p>
          </table:table-cell>
          <table:table-cell table:formula="of:=VLOOKUP([.B1011];[$movies.B:.D];2;0)" office:value-type="string" office:string-value="EH" calcext:value-type="string">
            <text:p>EH</text:p>
          </table:table-cell>
          <table:table-cell table:formula="of:=IFERROR(INDEX([.$D$1:.D1010];MATCH([.E1011];[.$E$1:.E1010];0));MAX([.$D$1:.D1010])+1)" office:value-type="float" office:value="63" calcext:value-type="float">
            <text:p>63</text:p>
          </table:table-cell>
          <table:table-cell table:style-name="ce45" office:value-type="string" calcext:value-type="string">
            <text:p>Dragons</text:p>
          </table:table-cell>
          <table:table-cell table:formula="of:=COUNTIF([.E:.E];[.E1011])-COUNTIF([.$E$1:.E1011];[.E1011])" office:value-type="float" office:value="0" calcext:value-type="float">
            <text:p>0</text:p>
          </table:table-cell>
          <table:table-cell/>
          <table:table-cell table:style-name="ce35" table:formula="of:=IFERROR(INDEX([.A1012:.$A$873];MATCH([.E1011];[.E1012:.$E$873];0));&quot;&quot;)" office:value-type="float" office:value="138" calcext:value-type="float">
            <text:p>138</text:p>
          </table:table-cell>
          <table:table-cell table:number-columns-repeated="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40111" calcext:value-type="float">
            <text:p>40111</text:p>
          </table:table-cell>
          <table:table-cell table:formula="of:=VLOOKUP([.B1012];[$movies.B:.D];2;0)" office:value-type="string" office:string-value="EH" calcext:value-type="string">
            <text:p>EH</text:p>
          </table:table-cell>
          <table:table-cell table:formula="of:=IFERROR(INDEX([.$D$1:.D1011];MATCH([.E1012];[.$E$1:.E1011];0));MAX([.$D$1:.D1011])+1)" office:value-type="float" office:value="140" calcext:value-type="float">
            <text:p>140</text:p>
          </table:table-cell>
          <table:table-cell table:style-name="ce45" office:value-type="string" calcext:value-type="string">
            <text:p>Family Friendly</text:p>
          </table:table-cell>
          <table:table-cell table:formula="of:=COUNTIF([.E:.E];[.E1012])-COUNTIF([.$E$1:.E1012];[.E1012])" office:value-type="float" office:value="0" calcext:value-type="float">
            <text:p>0</text:p>
          </table:table-cell>
          <table:table-cell/>
          <table:table-cell table:style-name="ce35" table:formula="of:=IFERROR(INDEX([.A1013:.$A$873];MATCH([.E1012];[.E1013:.$E$873];0));&quot;&quot;)" office:value-type="float" office:value="138" calcext:value-type="float">
            <text:p>138</text:p>
          </table:table-cell>
          <table:table-cell table:number-columns-repeated="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40111" calcext:value-type="float">
            <text:p>40111</text:p>
          </table:table-cell>
          <table:table-cell table:formula="of:=VLOOKUP([.B1013];[$movies.B:.D];2;0)" office:value-type="string" office:string-value="EH" calcext:value-type="string">
            <text:p>EH</text:p>
          </table:table-cell>
          <table:table-cell table:formula="of:=IFERROR(INDEX([.$D$1:.D1012];MATCH([.E1013];[.$E$1:.E1012];0));MAX([.$D$1:.D1012])+1)" office:value-type="float" office:value="13" calcext:value-type="float">
            <text:p>13</text:p>
          </table:table-cell>
          <table:table-cell table:style-name="ce45" office:value-type="string" calcext:value-type="string">
            <text:p>Pets</text:p>
          </table:table-cell>
          <table:table-cell table:formula="of:=COUNTIF([.E:.E];[.E1013])-COUNTIF([.$E$1:.E1013];[.E1013])" office:value-type="float" office:value="0" calcext:value-type="float">
            <text:p>0</text:p>
          </table:table-cell>
          <table:table-cell/>
          <table:table-cell table:style-name="ce35" table:formula="of:=IFERROR(INDEX([.A1014:.$A$873];MATCH([.E1013];[.E1014:.$E$873];0));&quot;&quot;)" office:value-type="float" office:value="121" calcext:value-type="float">
            <text:p>121</text:p>
          </table:table-cell>
          <table:table-cell table:number-columns-repeated="7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40111" calcext:value-type="float">
            <text:p>40111</text:p>
          </table:table-cell>
          <table:table-cell table:formula="of:=VLOOKUP([.B1014];[$movies.B:.D];2;0)" office:value-type="string" office:string-value="EH" calcext:value-type="string">
            <text:p>EH</text:p>
          </table:table-cell>
          <table:table-cell table:formula="of:=IFERROR(INDEX([.$D$1:.D1013];MATCH([.E1014];[.$E$1:.E1013];0));MAX([.$D$1:.D1013])+1)" office:value-type="float" office:value="17" calcext:value-type="float">
            <text:p>17</text:p>
          </table:table-cell>
          <table:table-cell table:style-name="ce45" office:value-type="string" calcext:value-type="string">
            <text:p>Animation</text:p>
          </table:table-cell>
          <table:table-cell table:formula="of:=COUNTIF([.E:.E];[.E1014])-COUNTIF([.$E$1:.E1014];[.E1014])" office:value-type="float" office:value="0" calcext:value-type="float">
            <text:p>0</text:p>
          </table:table-cell>
          <table:table-cell/>
          <table:table-cell table:style-name="ce35" table:formula="of:=IFERROR(INDEX([.A1015:.$A$873];MATCH([.E1014];[.E1015:.$E$873];0));&quot;&quot;)" office:value-type="float" office:value="138" calcext:value-type="float">
            <text:p>138</text:p>
          </table:table-cell>
          <table:table-cell table:number-columns-repeated="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52969" calcext:value-type="float">
            <text:p>52969</text:p>
          </table:table-cell>
          <table:table-cell table:formula="of:=VLOOKUP([.B1015];[$movies.B:.D];2;0)" office:value-type="string" office:string-value="EI" calcext:value-type="string">
            <text:p>EI</text:p>
          </table:table-cell>
          <table:table-cell table:formula="of:=IFERROR(INDEX([.$D$1:.D1014];MATCH([.E1015];[.$E$1:.E1014];0));MAX([.$D$1:.D1014])+1)" office:value-type="float" office:value="3" calcext:value-type="float">
            <text:p>3</text:p>
          </table:table-cell>
          <table:table-cell table:style-name="ce45" office:value-type="string" calcext:value-type="string">
            <text:p>Comedy</text:p>
          </table:table-cell>
          <table:table-cell table:formula="of:=COUNTIF([.E:.E];[.E1015])-COUNTIF([.$E$1:.E1015];[.E1015])" office:value-type="float" office:value="0" calcext:value-type="float">
            <text:p>0</text:p>
          </table:table-cell>
          <table:table-cell/>
          <table:table-cell table:style-name="ce35" table:formula="of:=IFERROR(INDEX([.A1016:.$A$873];MATCH([.E1015];[.E1016:.$E$873];0));&quot;&quot;)" office:value-type="float" office:value="119" calcext:value-type="float">
            <text:p>119</text:p>
          </table:table-cell>
          <table:table-cell table:number-columns-repeated="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52969" calcext:value-type="float">
            <text:p>52969</text:p>
          </table:table-cell>
          <table:table-cell table:formula="of:=VLOOKUP([.B1016];[$movies.B:.D];2;0)" office:value-type="string" office:string-value="EI" calcext:value-type="string">
            <text:p>EI</text:p>
          </table:table-cell>
          <table:table-cell table:formula="of:=IFERROR(INDEX([.$D$1:.D1015];MATCH([.E1016];[.$E$1:.E1015];0));MAX([.$D$1:.D1015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1016])-COUNTIF([.$E$1:.E1016];[.E1016])" office:value-type="float" office:value="1" calcext:value-type="float">
            <text:p>1</text:p>
          </table:table-cell>
          <table:table-cell/>
          <table:table-cell table:style-name="ce35" table:formula="of:=IFERROR(INDEX([.A1017:.$A$873];MATCH([.E1016];[.E1017:.$E$873];0));&quot;&quot;)" office:value-type="float" office:value="131" calcext:value-type="float">
            <text:p>131</text:p>
          </table:table-cell>
          <table:table-cell table:number-columns-repeated="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52969" calcext:value-type="float">
            <text:p>52969</text:p>
          </table:table-cell>
          <table:table-cell table:formula="of:=VLOOKUP([.B1017];[$movies.B:.D];2;0)" office:value-type="string" office:string-value="EI" calcext:value-type="string">
            <text:p>EI</text:p>
          </table:table-cell>
          <table:table-cell table:formula="of:=IFERROR(INDEX([.$D$1:.D1016];MATCH([.E1017];[.$E$1:.E1016];0));MAX([.$D$1:.D1016])+1)" office:value-type="float" office:value="10" calcext:value-type="float">
            <text:p>10</text:p>
          </table:table-cell>
          <table:table-cell table:style-name="ce45" office:value-type="string" calcext:value-type="string">
            <text:p>Europe</text:p>
          </table:table-cell>
          <table:table-cell table:formula="of:=COUNTIF([.E:.E];[.E1017])-COUNTIF([.$E$1:.E1017];[.E1017])" office:value-type="float" office:value="0" calcext:value-type="float">
            <text:p>0</text:p>
          </table:table-cell>
          <table:table-cell/>
          <table:table-cell table:style-name="ce35" table:formula="of:=IFERROR(INDEX([.A1018:.$A$873];MATCH([.E1017];[.E1018:.$E$873];0));&quot;&quot;)" office:value-type="float" office:value="139" calcext:value-type="float">
            <text:p>139</text:p>
          </table:table-cell>
          <table:table-cell table:number-columns-repeated="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52969" calcext:value-type="float">
            <text:p>52969</text:p>
          </table:table-cell>
          <table:table-cell table:formula="of:=VLOOKUP([.B1018];[$movies.B:.D];2;0)" office:value-type="string" office:string-value="EI" calcext:value-type="string">
            <text:p>EI</text:p>
          </table:table-cell>
          <table:table-cell table:formula="of:=IFERROR(INDEX([.$D$1:.D1017];MATCH([.E1018];[.$E$1:.E1017];0));MAX([.$D$1:.D1017])+1)" office:value-type="float" office:value="19" calcext:value-type="float">
            <text:p>19</text:p>
          </table:table-cell>
          <table:table-cell table:style-name="ce45" office:value-type="string" calcext:value-type="string">
            <text:p>Demons</text:p>
          </table:table-cell>
          <table:table-cell table:formula="of:=COUNTIF([.E:.E];[.E1018])-COUNTIF([.$E$1:.E1018];[.E1018])" office:value-type="float" office:value="0" calcext:value-type="float">
            <text:p>0</text:p>
          </table:table-cell>
          <table:table-cell/>
          <table:table-cell table:style-name="ce35" table:formula="of:=IFERROR(INDEX([.A1019:.$A$873];MATCH([.E1018];[.E1019:.$E$873];0));&quot;&quot;)" office:value-type="float" office:value="134" calcext:value-type="float">
            <text:p>134</text:p>
          </table:table-cell>
          <table:table-cell table:number-columns-repeated="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52969" calcext:value-type="float">
            <text:p>52969</text:p>
          </table:table-cell>
          <table:table-cell table:formula="of:=VLOOKUP([.B1019];[$movies.B:.D];2;0)" office:value-type="string" office:string-value="EI" calcext:value-type="string">
            <text:p>EI</text:p>
          </table:table-cell>
          <table:table-cell table:formula="of:=IFERROR(INDEX([.$D$1:.D1018];MATCH([.E1019];[.$E$1:.E1018];0));MAX([.$D$1:.D1018])+1)" office:value-type="float" office:value="49" calcext:value-type="float">
            <text:p>49</text:p>
          </table:table-cell>
          <table:table-cell table:style-name="ce45" office:value-type="string" calcext:value-type="string">
            <text:p>Ghosts</text:p>
          </table:table-cell>
          <table:table-cell table:formula="of:=COUNTIF([.E:.E];[.E1019])-COUNTIF([.$E$1:.E1019];[.E1019])" office:value-type="float" office:value="0" calcext:value-type="float">
            <text:p>0</text:p>
          </table:table-cell>
          <table:table-cell/>
          <table:table-cell table:style-name="ce35" table:formula="of:=IFERROR(INDEX([.A1020:.$A$873];MATCH([.E1019];[.E1020:.$E$873];0));&quot;&quot;)" office:value-type="float" office:value="137" calcext:value-type="float">
            <text:p>137</text:p>
          </table:table-cell>
          <table:table-cell table:number-columns-repeated="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52969" calcext:value-type="float">
            <text:p>52969</text:p>
          </table:table-cell>
          <table:table-cell table:formula="of:=VLOOKUP([.B1020];[$movies.B:.D];2;0)" office:value-type="string" office:string-value="EI" calcext:value-type="string">
            <text:p>EI</text:p>
          </table:table-cell>
          <table:table-cell table:formula="of:=IFERROR(INDEX([.$D$1:.D1019];MATCH([.E1020];[.$E$1:.E1019];0));MAX([.$D$1:.D1019])+1)" office:value-type="float" office:value="75" calcext:value-type="float">
            <text:p>75</text:p>
          </table:table-cell>
          <table:table-cell table:style-name="ce45" office:value-type="string" calcext:value-type="string">
            <text:p>Magic</text:p>
          </table:table-cell>
          <table:table-cell table:formula="of:=COUNTIF([.E:.E];[.E1020])-COUNTIF([.$E$1:.E1020];[.E1020])" office:value-type="float" office:value="0" calcext:value-type="float">
            <text:p>0</text:p>
          </table:table-cell>
          <table:table-cell/>
          <table:table-cell table:style-name="ce35" table:formula="of:=IFERROR(INDEX([.A1021:.$A$873];MATCH([.E1020];[.E1021:.$E$873];0));&quot;&quot;)" office:value-type="float" office:value="134" calcext:value-type="float">
            <text:p>134</text:p>
          </table:table-cell>
          <table:table-cell table:number-columns-repeated="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52969" calcext:value-type="float">
            <text:p>52969</text:p>
          </table:table-cell>
          <table:table-cell table:formula="of:=VLOOKUP([.B1021];[$movies.B:.D];2;0)" office:value-type="string" office:string-value="EI" calcext:value-type="string">
            <text:p>EI</text:p>
          </table:table-cell>
          <table:table-cell table:formula="of:=IFERROR(INDEX([.$D$1:.D1020];MATCH([.E1021];[.$E$1:.E1020];0));MAX([.$D$1:.D1020])+1)" office:value-type="float" office:value="178" calcext:value-type="float">
            <text:p>178</text:p>
          </table:table-cell>
          <table:table-cell table:style-name="ce45" office:value-type="string" calcext:value-type="string">
            <text:p>NEET</text:p>
          </table:table-cell>
          <table:table-cell table:formula="of:=COUNTIF([.E:.E];[.E1021])-COUNTIF([.$E$1:.E1021];[.E1021])" office:value-type="float" office:value="0" calcext:value-type="float">
            <text:p>0</text:p>
          </table:table-cell>
          <table:table-cell/>
          <table:table-cell table:style-name="ce35" table:formula="of:=IFERROR(INDEX([.A1022:.$A$873];MATCH([.E1021];[.E1022:.$E$873];0));&quot;&quot;)" office:value-type="float" office:value="139" calcext:value-type="float">
            <text:p>139</text:p>
          </table:table-cell>
          <table:table-cell table:number-columns-repeated="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52969" calcext:value-type="float">
            <text:p>52969</text:p>
          </table:table-cell>
          <table:table-cell table:formula="of:=VLOOKUP([.B1022];[$movies.B:.D];2;0)" office:value-type="string" office:string-value="EI" calcext:value-type="string">
            <text:p>EI</text:p>
          </table:table-cell>
          <table:table-cell table:formula="of:=IFERROR(INDEX([.$D$1:.D1021];MATCH([.E1022];[.$E$1:.E1021];0));MAX([.$D$1:.D1021])+1)" office:value-type="float" office:value="65" calcext:value-type="float">
            <text:p>65</text:p>
          </table:table-cell>
          <table:table-cell table:style-name="ce45" office:value-type="string" calcext:value-type="string">
            <text:p>Overpowered Main Characters</text:p>
          </table:table-cell>
          <table:table-cell table:formula="of:=COUNTIF([.E:.E];[.E1022])-COUNTIF([.$E$1:.E1022];[.E1022])" office:value-type="float" office:value="0" calcext:value-type="float">
            <text:p>0</text:p>
          </table:table-cell>
          <table:table-cell/>
          <table:table-cell table:style-name="ce35" table:formula="of:=IFERROR(INDEX([.A1023:.$A$873];MATCH([.E1022];[.E1023:.$E$873];0));&quot;&quot;)" office:value-type="float" office:value="134" calcext:value-type="float">
            <text:p>134</text:p>
          </table:table-cell>
          <table:table-cell table:number-columns-repeated="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52969" calcext:value-type="float">
            <text:p>52969</text:p>
          </table:table-cell>
          <table:table-cell table:formula="of:=VLOOKUP([.B1023];[$movies.B:.D];2;0)" office:value-type="string" office:string-value="EI" calcext:value-type="string">
            <text:p>EI</text:p>
          </table:table-cell>
          <table:table-cell table:formula="of:=IFERROR(INDEX([.$D$1:.D1022];MATCH([.E1023];[.$E$1:.E1022];0));MAX([.$D$1:.D1022])+1)" office:value-type="float" office:value="50" calcext:value-type="float">
            <text:p>50</text:p>
          </table:table-cell>
          <table:table-cell table:style-name="ce45" office:value-type="string" calcext:value-type="string">
            <text:p>Person in a Strange World</text:p>
          </table:table-cell>
          <table:table-cell table:formula="of:=COUNTIF([.E:.E];[.E1023])-COUNTIF([.$E$1:.E1023];[.E1023])" office:value-type="float" office:value="0" calcext:value-type="float">
            <text:p>0</text:p>
          </table:table-cell>
          <table:table-cell/>
          <table:table-cell table:style-name="ce35" table:formula="of:=IFERROR(INDEX([.A1024:.$A$873];MATCH([.E1023];[.E1024:.$E$873];0));&quot;&quot;)" office:value-type="float" office:value="136" calcext:value-type="float">
            <text:p>136</text:p>
          </table:table-cell>
          <table:table-cell table:number-columns-repeated="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52969" calcext:value-type="float">
            <text:p>52969</text:p>
          </table:table-cell>
          <table:table-cell table:formula="of:=VLOOKUP([.B1024];[$movies.B:.D];2;0)" office:value-type="string" office:string-value="EI" calcext:value-type="string">
            <text:p>EI</text:p>
          </table:table-cell>
          <table:table-cell table:formula="of:=IFERROR(INDEX([.$D$1:.D1023];MATCH([.E1024];[.$E$1:.E1023];0));MAX([.$D$1:.D1023])+1)" office:value-type="float" office:value="51" calcext:value-type="float">
            <text:p>51</text:p>
          </table:table-cell>
          <table:table-cell table:style-name="ce45" office:value-type="string" calcext:value-type="string">
            <text:p>Reincarnation</text:p>
          </table:table-cell>
          <table:table-cell table:formula="of:=COUNTIF([.E:.E];[.E1024])-COUNTIF([.$E$1:.E1024];[.E1024])" office:value-type="float" office:value="0" calcext:value-type="float">
            <text:p>0</text:p>
          </table:table-cell>
          <table:table-cell/>
          <table:table-cell table:style-name="ce35" table:formula="of:=IFERROR(INDEX([.A1025:.$A$873];MATCH([.E1024];[.E1025:.$E$873];0));&quot;&quot;)" office:value-type="float" office:value="139" calcext:value-type="float">
            <text:p>139</text:p>
          </table:table-cell>
          <table:table-cell table:number-columns-repeated="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52969" calcext:value-type="float">
            <text:p>52969</text:p>
          </table:table-cell>
          <table:table-cell table:formula="of:=VLOOKUP([.B1025];[$movies.B:.D];2;0)" office:value-type="string" office:string-value="EI" calcext:value-type="string">
            <text:p>EI</text:p>
          </table:table-cell>
          <table:table-cell table:formula="of:=IFERROR(INDEX([.$D$1:.D1024];MATCH([.E1025];[.$E$1:.E1024];0));MAX([.$D$1:.D1024])+1)" office:value-type="float" office:value="7" calcext:value-type="float">
            <text:p>7</text:p>
          </table:table-cell>
          <table:table-cell table:style-name="ce45" office:value-type="string" calcext:value-type="string">
            <text:p>Island</text:p>
          </table:table-cell>
          <table:table-cell table:formula="of:=COUNTIF([.E:.E];[.E1025])-COUNTIF([.$E$1:.E1025];[.E1025])" office:value-type="float" office:value="0" calcext:value-type="float">
            <text:p>0</text:p>
          </table:table-cell>
          <table:table-cell/>
          <table:table-cell table:style-name="ce35" table:formula="of:=IFERROR(INDEX([.A1026:.$A$873];MATCH([.E1025];[.E1026:.$E$873];0));&quot;&quot;)" office:value-type="float" office:value="118" calcext:value-type="float">
            <text:p>118</text:p>
          </table:table-cell>
          <table:table-cell table:number-columns-repeated="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1051" calcext:value-type="float">
            <text:p>1051</text:p>
          </table:table-cell>
          <table:table-cell table:formula="of:=VLOOKUP([.B1026];[$movies.B:.D];2;0)" office:value-type="string" office:string-value="EJ" calcext:value-type="string">
            <text:p>EJ</text:p>
          </table:table-cell>
          <table:table-cell table:formula="of:=IFERROR(INDEX([.$D$1:.D1025];MATCH([.E1026];[.$E$1:.E1025];0));MAX([.$D$1:.D1025])+1)" office:value-type="float" office:value="5" calcext:value-type="float">
            <text:p>5</text:p>
          </table:table-cell>
          <table:table-cell table:style-name="ce45" office:value-type="string" calcext:value-type="string">
            <text:p>Sci Fi</text:p>
          </table:table-cell>
          <table:table-cell table:formula="of:=COUNTIF([.E:.E];[.E1026])-COUNTIF([.$E$1:.E1026];[.E1026])" office:value-type="float" office:value="0" calcext:value-type="float">
            <text:p>0</text:p>
          </table:table-cell>
          <table:table-cell/>
          <table:table-cell table:style-name="ce35" table:formula="of:=IFERROR(INDEX([.A1027:.$A$873];MATCH([.E1026];[.E1027:.$E$873];0));&quot;&quot;)" office:value-type="float" office:value="121" calcext:value-type="float">
            <text:p>121</text:p>
          </table:table-cell>
          <table:table-cell table:number-columns-repeated="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39760" calcext:value-type="float">
            <text:p>39760</text:p>
          </table:table-cell>
          <table:table-cell table:formula="of:=VLOOKUP([.B1027];[$movies.B:.D];2;0)" office:value-type="string" office:string-value="EK" calcext:value-type="string">
            <text:p>EK</text:p>
          </table:table-cell>
          <table:table-cell table:formula="of:=IFERROR(INDEX([.$D$1:.D1026];MATCH([.E1027];[.$E$1:.E1026];0));MAX([.$D$1:.D1026])+1)" office:value-type="float" office:value="4" calcext:value-type="float">
            <text:p>4</text:p>
          </table:table-cell>
          <table:table-cell table:style-name="ce45" office:value-type="string" calcext:value-type="string">
            <text:p>Fantasy</text:p>
          </table:table-cell>
          <table:table-cell table:formula="of:=COUNTIF([.E:.E];[.E1027])-COUNTIF([.$E$1:.E1027];[.E1027])" office:value-type="float" office:value="0" calcext:value-type="float">
            <text:p>0</text:p>
          </table:table-cell>
          <table:table-cell/>
          <table:table-cell table:style-name="ce35" table:formula="of:=IFERROR(INDEX([.A1028:.$A$873];MATCH([.E1027];[.E1028:.$E$873];0));&quot;&quot;)" office:value-type="float" office:value="131" calcext:value-type="float">
            <text:p>131</text:p>
          </table:table-cell>
          <table:table-cell table:number-columns-repeated="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37" calcext:value-type="float">
            <text:p>3737</text:p>
          </table:table-cell>
          <table:table-cell table:formula="of:=VLOOKUP([.B1028];[$movies.B:.D];2;0)" office:value-type="string" office:string-value="EL" calcext:value-type="string">
            <text:p>EL</text:p>
          </table:table-cell>
          <table:table-cell table:formula="of:=IFERROR(INDEX([.$D$1:.D1027];MATCH([.E1028];[.$E$1:.E1027];0));MAX([.$D$1:.D1027])+1)" office:value-type="float" office:value="2" calcext:value-type="float">
            <text:p>2</text:p>
          </table:table-cell>
          <table:table-cell table:style-name="ce45" office:value-type="string" calcext:value-type="string">
            <text:p>Adventure</text:p>
          </table:table-cell>
          <table:table-cell table:formula="of:=COUNTIF([.E:.E];[.E1028])-COUNTIF([.$E$1:.E1028];[.E1028])" office:value-type="float" office:value="0" calcext:value-type="float">
            <text:p>0</text:p>
          </table:table-cell>
          <table:table-cell/>
          <table:table-cell table:style-name="ce35" table:formula="of:=IFERROR(INDEX([.A1029:.$A$873];MATCH([.E1028];[.E1029:.$E$873];0));&quot;&quot;)" office:value-type="float" office:value="129" calcext:value-type="float">
            <text:p>129</text:p>
          </table:table-cell>
          <table:table-cell table:number-columns-repeated="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573" calcext:value-type="float">
            <text:p>573</text:p>
          </table:table-cell>
          <table:table-cell table:formula="of:=VLOOKUP([.B1029];[$movies.B:.D];2;0)" office:value-type="string" office:string-value="EM" calcext:value-type="string">
            <text:p>EM</text:p>
          </table:table-cell>
          <table:table-cell table:formula="of:=IFERROR(INDEX([.$D$1:.D1028];MATCH([.E1029];[.$E$1:.E1028];0));MAX([.$D$1:.D1028])+1)" office:value-type="float" office:value="1" calcext:value-type="float">
            <text:p>1</text:p>
          </table:table-cell>
          <table:table-cell table:style-name="ce45" office:value-type="string" calcext:value-type="string">
            <text:p>Action</text:p>
          </table:table-cell>
          <table:table-cell table:formula="of:=COUNTIF([.E:.E];[.E1029])-COUNTIF([.$E$1:.E1029];[.E1029])" office:value-type="float" office:value="0" calcext:value-type="float">
            <text:p>0</text:p>
          </table:table-cell>
          <table:table-cell/>
          <table:table-cell table:style-name="ce35" table:formula="of:=IFERROR(INDEX([.A1030:.$A$873];MATCH([.E1029];[.E1030:.$E$873];0));&quot;&quot;)" office:value-type="float" office:value="128" calcext:value-type="float">
            <text:p>128</text:p>
          </table:table-cell>
          <table:table-cell table:number-columns-repeated="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20671" calcext:value-type="float">
            <text:p>20671</text:p>
          </table:table-cell>
          <table:table-cell table:formula="of:=VLOOKUP([.B1030];[$movies.B:.D];2;0)" office:value-type="string" office:string-value="EN" calcext:value-type="string">
            <text:p>EN</text:p>
          </table:table-cell>
          <table:table-cell table:formula="of:=IFERROR(INDEX([.$D$1:.D1029];MATCH([.E1030];[.$E$1:.E1029];0));MAX([.$D$1:.D1029])+1)" office:value-type="float" office:value="27" calcext:value-type="float">
            <text:p>27</text:p>
          </table:table-cell>
          <table:table-cell table:style-name="ce45" office:value-type="string" calcext:value-type="string">
            <text:p>Drama</text:p>
          </table:table-cell>
          <table:table-cell table:formula="of:=COUNTIF([.E:.E];[.E1030])-COUNTIF([.$E$1:.E1030];[.E1030])" office:value-type="float" office:value="0" calcext:value-type="float">
            <text:p>0</text:p>
          </table:table-cell>
          <table:table-cell/>
          <table:table-cell table:style-name="ce35" table:formula="of:=IFERROR(INDEX([.A1031:.$A$873];MATCH([.E1030];[.E1031:.$E$873];0));&quot;&quot;)" office:value-type="float" office:value="120" calcext:value-type="float">
            <text:p>120</text:p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31];[$movies.B:.D];2;0)" office:value-type="string" office:string-value="" calcext:value-type="error">
            <text:p>#N/A</text:p>
          </table:table-cell>
          <table:table-cell table:formula="of:=IFERROR(INDEX([.$D$1:.D1030];MATCH([.E1031];[.$E$1:.E1030];0));MAX([.$D$1:.D1030])+1)" office:value-type="float" office:value="179" calcext:value-type="float">
            <text:p>179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31])-COUNTIF([.$E$1:.E1031];[.E1031])" office:value-type="string" office:string-value="" calcext:value-type="error">
            <text:p>#N/A</text:p>
          </table:table-cell>
          <table:table-cell/>
          <table:table-cell table:style-name="ce35" table:formula="of:=IFERROR(INDEX([.A1032:.$A$873];MATCH([.E1031];[.E1032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32];[$movies.B:.D];2;0)" office:value-type="string" office:string-value="" calcext:value-type="error">
            <text:p>#N/A</text:p>
          </table:table-cell>
          <table:table-cell table:formula="of:=IFERROR(INDEX([.$D$1:.D1031];MATCH([.E1032];[.$E$1:.E1031];0));MAX([.$D$1:.D1031])+1)" office:value-type="float" office:value="180" calcext:value-type="float">
            <text:p>180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32])-COUNTIF([.$E$1:.E1032];[.E1032])" office:value-type="string" office:string-value="" calcext:value-type="error">
            <text:p>#N/A</text:p>
          </table:table-cell>
          <table:table-cell/>
          <table:table-cell table:style-name="ce35" table:formula="of:=IFERROR(INDEX([.A1033:.$A$873];MATCH([.E1032];[.E1033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33];[$movies.B:.D];2;0)" office:value-type="string" office:string-value="" calcext:value-type="error">
            <text:p>#N/A</text:p>
          </table:table-cell>
          <table:table-cell table:formula="of:=IFERROR(INDEX([.$D$1:.D1032];MATCH([.E1033];[.$E$1:.E1032];0));MAX([.$D$1:.D1032])+1)" office:value-type="float" office:value="181" calcext:value-type="float">
            <text:p>181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33])-COUNTIF([.$E$1:.E1033];[.E1033])" office:value-type="string" office:string-value="" calcext:value-type="error">
            <text:p>#N/A</text:p>
          </table:table-cell>
          <table:table-cell/>
          <table:table-cell table:style-name="ce35" table:formula="of:=IFERROR(INDEX([.A1034:.$A$873];MATCH([.E1033];[.E1034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34];[$movies.B:.D];2;0)" office:value-type="string" office:string-value="" calcext:value-type="error">
            <text:p>#N/A</text:p>
          </table:table-cell>
          <table:table-cell table:formula="of:=IFERROR(INDEX([.$D$1:.D1033];MATCH([.E1034];[.$E$1:.E1033];0));MAX([.$D$1:.D1033])+1)" office:value-type="float" office:value="182" calcext:value-type="float">
            <text:p>182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34])-COUNTIF([.$E$1:.E1034];[.E1034])" office:value-type="string" office:string-value="" calcext:value-type="error">
            <text:p>#N/A</text:p>
          </table:table-cell>
          <table:table-cell/>
          <table:table-cell table:style-name="ce35" table:formula="of:=IFERROR(INDEX([.A1035:.$A$873];MATCH([.E1034];[.E1035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35];[$movies.B:.D];2;0)" office:value-type="string" office:string-value="" calcext:value-type="error">
            <text:p>#N/A</text:p>
          </table:table-cell>
          <table:table-cell table:formula="of:=IFERROR(INDEX([.$D$1:.D1034];MATCH([.E1035];[.$E$1:.E1034];0));MAX([.$D$1:.D1034])+1)" office:value-type="float" office:value="183" calcext:value-type="float">
            <text:p>183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35])-COUNTIF([.$E$1:.E1035];[.E1035])" office:value-type="string" office:string-value="" calcext:value-type="error">
            <text:p>#N/A</text:p>
          </table:table-cell>
          <table:table-cell/>
          <table:table-cell table:style-name="ce35" table:formula="of:=IFERROR(INDEX([.A1036:.$A$873];MATCH([.E1035];[.E1036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36];[$movies.B:.D];2;0)" office:value-type="string" office:string-value="" calcext:value-type="error">
            <text:p>#N/A</text:p>
          </table:table-cell>
          <table:table-cell table:formula="of:=IFERROR(INDEX([.$D$1:.D1035];MATCH([.E1036];[.$E$1:.E1035];0));MAX([.$D$1:.D1035])+1)" office:value-type="float" office:value="184" calcext:value-type="float">
            <text:p>184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36])-COUNTIF([.$E$1:.E1036];[.E1036])" office:value-type="string" office:string-value="" calcext:value-type="error">
            <text:p>#N/A</text:p>
          </table:table-cell>
          <table:table-cell/>
          <table:table-cell table:style-name="ce35" table:formula="of:=IFERROR(INDEX([.A1037:.$A$873];MATCH([.E1036];[.E1037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37];[$movies.B:.D];2;0)" office:value-type="string" office:string-value="" calcext:value-type="error">
            <text:p>#N/A</text:p>
          </table:table-cell>
          <table:table-cell table:formula="of:=IFERROR(INDEX([.$D$1:.D1036];MATCH([.E1037];[.$E$1:.E1036];0));MAX([.$D$1:.D1036])+1)" office:value-type="float" office:value="185" calcext:value-type="float">
            <text:p>185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37])-COUNTIF([.$E$1:.E1037];[.E1037])" office:value-type="string" office:string-value="" calcext:value-type="error">
            <text:p>#N/A</text:p>
          </table:table-cell>
          <table:table-cell/>
          <table:table-cell table:style-name="ce35" table:formula="of:=IFERROR(INDEX([.A1038:.$A$873];MATCH([.E1037];[.E1038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38];[$movies.B:.D];2;0)" office:value-type="string" office:string-value="" calcext:value-type="error">
            <text:p>#N/A</text:p>
          </table:table-cell>
          <table:table-cell table:formula="of:=IFERROR(INDEX([.$D$1:.D1037];MATCH([.E1038];[.$E$1:.E1037];0));MAX([.$D$1:.D1037])+1)" office:value-type="float" office:value="186" calcext:value-type="float">
            <text:p>186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38])-COUNTIF([.$E$1:.E1038];[.E1038])" office:value-type="string" office:string-value="" calcext:value-type="error">
            <text:p>#N/A</text:p>
          </table:table-cell>
          <table:table-cell/>
          <table:table-cell table:style-name="ce35" table:formula="of:=IFERROR(INDEX([.A1039:.$A$873];MATCH([.E1038];[.E1039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39];[$movies.B:.D];2;0)" office:value-type="string" office:string-value="" calcext:value-type="error">
            <text:p>#N/A</text:p>
          </table:table-cell>
          <table:table-cell table:formula="of:=IFERROR(INDEX([.$D$1:.D1038];MATCH([.E1039];[.$E$1:.E1038];0));MAX([.$D$1:.D1038])+1)" office:value-type="float" office:value="187" calcext:value-type="float">
            <text:p>187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39])-COUNTIF([.$E$1:.E1039];[.E1039])" office:value-type="string" office:string-value="" calcext:value-type="error">
            <text:p>#N/A</text:p>
          </table:table-cell>
          <table:table-cell/>
          <table:table-cell table:style-name="ce35" table:formula="of:=IFERROR(INDEX([.A1040:.$A$873];MATCH([.E1039];[.E1040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40];[$movies.B:.D];2;0)" office:value-type="string" office:string-value="" calcext:value-type="error">
            <text:p>#N/A</text:p>
          </table:table-cell>
          <table:table-cell table:formula="of:=IFERROR(INDEX([.$D$1:.D1039];MATCH([.E1040];[.$E$1:.E1039];0));MAX([.$D$1:.D1039])+1)" office:value-type="float" office:value="188" calcext:value-type="float">
            <text:p>188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40])-COUNTIF([.$E$1:.E1040];[.E1040])" office:value-type="string" office:string-value="" calcext:value-type="error">
            <text:p>#N/A</text:p>
          </table:table-cell>
          <table:table-cell/>
          <table:table-cell table:style-name="ce35" table:formula="of:=IFERROR(INDEX([.A1041:.$A$873];MATCH([.E1040];[.E1041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41];[$movies.B:.D];2;0)" office:value-type="string" office:string-value="" calcext:value-type="error">
            <text:p>#N/A</text:p>
          </table:table-cell>
          <table:table-cell table:formula="of:=IFERROR(INDEX([.$D$1:.D1040];MATCH([.E1041];[.$E$1:.E1040];0));MAX([.$D$1:.D1040])+1)" office:value-type="float" office:value="189" calcext:value-type="float">
            <text:p>189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41])-COUNTIF([.$E$1:.E1041];[.E1041])" office:value-type="string" office:string-value="" calcext:value-type="error">
            <text:p>#N/A</text:p>
          </table:table-cell>
          <table:table-cell/>
          <table:table-cell table:style-name="ce35" table:formula="of:=IFERROR(INDEX([.A1042:.$A$873];MATCH([.E1041];[.E1042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42];[$movies.B:.D];2;0)" office:value-type="string" office:string-value="" calcext:value-type="error">
            <text:p>#N/A</text:p>
          </table:table-cell>
          <table:table-cell table:formula="of:=IFERROR(INDEX([.$D$1:.D1041];MATCH([.E1042];[.$E$1:.E1041];0));MAX([.$D$1:.D1041])+1)" office:value-type="float" office:value="190" calcext:value-type="float">
            <text:p>190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42])-COUNTIF([.$E$1:.E1042];[.E1042])" office:value-type="string" office:string-value="" calcext:value-type="error">
            <text:p>#N/A</text:p>
          </table:table-cell>
          <table:table-cell/>
          <table:table-cell table:style-name="ce35" table:formula="of:=IFERROR(INDEX([.A1043:.$A$873];MATCH([.E1042];[.E1043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43];[$movies.B:.D];2;0)" office:value-type="string" office:string-value="" calcext:value-type="error">
            <text:p>#N/A</text:p>
          </table:table-cell>
          <table:table-cell table:formula="of:=IFERROR(INDEX([.$D$1:.D1042];MATCH([.E1043];[.$E$1:.E1042];0));MAX([.$D$1:.D1042])+1)" office:value-type="float" office:value="191" calcext:value-type="float">
            <text:p>191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43])-COUNTIF([.$E$1:.E1043];[.E1043])" office:value-type="string" office:string-value="" calcext:value-type="error">
            <text:p>#N/A</text:p>
          </table:table-cell>
          <table:table-cell/>
          <table:table-cell table:style-name="ce35" table:formula="of:=IFERROR(INDEX([.A1044:.$A$873];MATCH([.E1043];[.E1044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44];[$movies.B:.D];2;0)" office:value-type="string" office:string-value="" calcext:value-type="error">
            <text:p>#N/A</text:p>
          </table:table-cell>
          <table:table-cell table:formula="of:=IFERROR(INDEX([.$D$1:.D1043];MATCH([.E1044];[.$E$1:.E1043];0));MAX([.$D$1:.D1043])+1)" office:value-type="float" office:value="192" calcext:value-type="float">
            <text:p>192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44])-COUNTIF([.$E$1:.E1044];[.E1044])" office:value-type="string" office:string-value="" calcext:value-type="error">
            <text:p>#N/A</text:p>
          </table:table-cell>
          <table:table-cell/>
          <table:table-cell table:style-name="ce35" table:formula="of:=IFERROR(INDEX([.A1045:.$A$873];MATCH([.E1044];[.E1045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45];[$movies.B:.D];2;0)" office:value-type="string" office:string-value="" calcext:value-type="error">
            <text:p>#N/A</text:p>
          </table:table-cell>
          <table:table-cell table:formula="of:=IFERROR(INDEX([.$D$1:.D1044];MATCH([.E1045];[.$E$1:.E1044];0));MAX([.$D$1:.D1044])+1)" office:value-type="float" office:value="193" calcext:value-type="float">
            <text:p>193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45])-COUNTIF([.$E$1:.E1045];[.E1045])" office:value-type="string" office:string-value="" calcext:value-type="error">
            <text:p>#N/A</text:p>
          </table:table-cell>
          <table:table-cell/>
          <table:table-cell table:style-name="ce35" table:formula="of:=IFERROR(INDEX([.A1046:.$A$873];MATCH([.E1045];[.E1046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46];[$movies.B:.D];2;0)" office:value-type="string" office:string-value="" calcext:value-type="error">
            <text:p>#N/A</text:p>
          </table:table-cell>
          <table:table-cell table:formula="of:=IFERROR(INDEX([.$D$1:.D1045];MATCH([.E1046];[.$E$1:.E1045];0));MAX([.$D$1:.D1045])+1)" office:value-type="float" office:value="194" calcext:value-type="float">
            <text:p>194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46])-COUNTIF([.$E$1:.E1046];[.E1046])" office:value-type="string" office:string-value="" calcext:value-type="error">
            <text:p>#N/A</text:p>
          </table:table-cell>
          <table:table-cell/>
          <table:table-cell table:style-name="ce35" table:formula="of:=IFERROR(INDEX([.A1047:.$A$873];MATCH([.E1046];[.E1047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47];[$movies.B:.D];2;0)" office:value-type="string" office:string-value="" calcext:value-type="error">
            <text:p>#N/A</text:p>
          </table:table-cell>
          <table:table-cell table:formula="of:=IFERROR(INDEX([.$D$1:.D1046];MATCH([.E1047];[.$E$1:.E1046];0));MAX([.$D$1:.D1046])+1)" office:value-type="float" office:value="195" calcext:value-type="float">
            <text:p>195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47])-COUNTIF([.$E$1:.E1047];[.E1047])" office:value-type="string" office:string-value="" calcext:value-type="error">
            <text:p>#N/A</text:p>
          </table:table-cell>
          <table:table-cell/>
          <table:table-cell table:style-name="ce35" table:formula="of:=IFERROR(INDEX([.A1048:.$A$873];MATCH([.E1047];[.E1048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48];[$movies.B:.D];2;0)" office:value-type="string" office:string-value="" calcext:value-type="error">
            <text:p>#N/A</text:p>
          </table:table-cell>
          <table:table-cell table:formula="of:=IFERROR(INDEX([.$D$1:.D1047];MATCH([.E1048];[.$E$1:.E1047];0));MAX([.$D$1:.D1047])+1)" office:value-type="float" office:value="196" calcext:value-type="float">
            <text:p>196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48])-COUNTIF([.$E$1:.E1048];[.E1048])" office:value-type="string" office:string-value="" calcext:value-type="error">
            <text:p>#N/A</text:p>
          </table:table-cell>
          <table:table-cell/>
          <table:table-cell table:style-name="ce35" table:formula="of:=IFERROR(INDEX([.A1049:.$A$873];MATCH([.E1048];[.E1049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49];[$movies.B:.D];2;0)" office:value-type="string" office:string-value="" calcext:value-type="error">
            <text:p>#N/A</text:p>
          </table:table-cell>
          <table:table-cell table:formula="of:=IFERROR(INDEX([.$D$1:.D1048];MATCH([.E1049];[.$E$1:.E1048];0));MAX([.$D$1:.D1048])+1)" office:value-type="float" office:value="197" calcext:value-type="float">
            <text:p>197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49])-COUNTIF([.$E$1:.E1049];[.E1049])" office:value-type="string" office:string-value="" calcext:value-type="error">
            <text:p>#N/A</text:p>
          </table:table-cell>
          <table:table-cell/>
          <table:table-cell table:style-name="ce35" table:formula="of:=IFERROR(INDEX([.A1050:.$A$873];MATCH([.E1049];[.E1050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50];[$movies.B:.D];2;0)" office:value-type="string" office:string-value="" calcext:value-type="error">
            <text:p>#N/A</text:p>
          </table:table-cell>
          <table:table-cell table:formula="of:=IFERROR(INDEX([.$D$1:.D1049];MATCH([.E1050];[.$E$1:.E1049];0));MAX([.$D$1:.D1049])+1)" office:value-type="float" office:value="198" calcext:value-type="float">
            <text:p>198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50])-COUNTIF([.$E$1:.E1050];[.E1050])" office:value-type="string" office:string-value="" calcext:value-type="error">
            <text:p>#N/A</text:p>
          </table:table-cell>
          <table:table-cell/>
          <table:table-cell table:style-name="ce35" table:formula="of:=IFERROR(INDEX([.A1051:.$A$873];MATCH([.E1050];[.E1051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51];[$movies.B:.D];2;0)" office:value-type="string" office:string-value="" calcext:value-type="error">
            <text:p>#N/A</text:p>
          </table:table-cell>
          <table:table-cell table:formula="of:=IFERROR(INDEX([.$D$1:.D1050];MATCH([.E1051];[.$E$1:.E1050];0));MAX([.$D$1:.D1050])+1)" office:value-type="float" office:value="199" calcext:value-type="float">
            <text:p>199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51])-COUNTIF([.$E$1:.E1051];[.E1051])" office:value-type="string" office:string-value="" calcext:value-type="error">
            <text:p>#N/A</text:p>
          </table:table-cell>
          <table:table-cell/>
          <table:table-cell table:style-name="ce35" table:formula="of:=IFERROR(INDEX([.A1052:.$A$873];MATCH([.E1051];[.E1052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52];[$movies.B:.D];2;0)" office:value-type="string" office:string-value="" calcext:value-type="error">
            <text:p>#N/A</text:p>
          </table:table-cell>
          <table:table-cell table:formula="of:=IFERROR(INDEX([.$D$1:.D1051];MATCH([.E1052];[.$E$1:.E1051];0));MAX([.$D$1:.D1051])+1)" office:value-type="float" office:value="200" calcext:value-type="float">
            <text:p>200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52])-COUNTIF([.$E$1:.E1052];[.E1052])" office:value-type="string" office:string-value="" calcext:value-type="error">
            <text:p>#N/A</text:p>
          </table:table-cell>
          <table:table-cell/>
          <table:table-cell table:style-name="ce35" table:formula="of:=IFERROR(INDEX([.A1053:.$A$873];MATCH([.E1052];[.E1053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53];[$movies.B:.D];2;0)" office:value-type="string" office:string-value="" calcext:value-type="error">
            <text:p>#N/A</text:p>
          </table:table-cell>
          <table:table-cell table:formula="of:=IFERROR(INDEX([.$D$1:.D1052];MATCH([.E1053];[.$E$1:.E1052];0));MAX([.$D$1:.D1052])+1)" office:value-type="float" office:value="201" calcext:value-type="float">
            <text:p>201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53])-COUNTIF([.$E$1:.E1053];[.E1053])" office:value-type="string" office:string-value="" calcext:value-type="error">
            <text:p>#N/A</text:p>
          </table:table-cell>
          <table:table-cell/>
          <table:table-cell table:style-name="ce35" table:formula="of:=IFERROR(INDEX([.A1054:.$A$873];MATCH([.E1053];[.E1054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54];[$movies.B:.D];2;0)" office:value-type="string" office:string-value="" calcext:value-type="error">
            <text:p>#N/A</text:p>
          </table:table-cell>
          <table:table-cell table:formula="of:=IFERROR(INDEX([.$D$1:.D1053];MATCH([.E1054];[.$E$1:.E1053];0));MAX([.$D$1:.D1053])+1)" office:value-type="float" office:value="202" calcext:value-type="float">
            <text:p>202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54])-COUNTIF([.$E$1:.E1054];[.E1054])" office:value-type="string" office:string-value="" calcext:value-type="error">
            <text:p>#N/A</text:p>
          </table:table-cell>
          <table:table-cell/>
          <table:table-cell table:style-name="ce35" table:formula="of:=IFERROR(INDEX([.A1055:.$A$873];MATCH([.E1054];[.E1055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55];[$movies.B:.D];2;0)" office:value-type="string" office:string-value="" calcext:value-type="error">
            <text:p>#N/A</text:p>
          </table:table-cell>
          <table:table-cell table:formula="of:=IFERROR(INDEX([.$D$1:.D1054];MATCH([.E1055];[.$E$1:.E1054];0));MAX([.$D$1:.D1054])+1)" office:value-type="float" office:value="203" calcext:value-type="float">
            <text:p>203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55])-COUNTIF([.$E$1:.E1055];[.E1055])" office:value-type="string" office:string-value="" calcext:value-type="error">
            <text:p>#N/A</text:p>
          </table:table-cell>
          <table:table-cell/>
          <table:table-cell table:style-name="ce35" table:formula="of:=IFERROR(INDEX([.A1056:.$A$873];MATCH([.E1055];[.E1056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56];[$movies.B:.D];2;0)" office:value-type="string" office:string-value="" calcext:value-type="error">
            <text:p>#N/A</text:p>
          </table:table-cell>
          <table:table-cell table:formula="of:=IFERROR(INDEX([.$D$1:.D1055];MATCH([.E1056];[.$E$1:.E1055];0));MAX([.$D$1:.D1055])+1)" office:value-type="float" office:value="204" calcext:value-type="float">
            <text:p>204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56])-COUNTIF([.$E$1:.E1056];[.E1056])" office:value-type="string" office:string-value="" calcext:value-type="error">
            <text:p>#N/A</text:p>
          </table:table-cell>
          <table:table-cell/>
          <table:table-cell table:style-name="ce35" table:formula="of:=IFERROR(INDEX([.A1057:.$A$873];MATCH([.E1056];[.E1057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57];[$movies.B:.D];2;0)" office:value-type="string" office:string-value="" calcext:value-type="error">
            <text:p>#N/A</text:p>
          </table:table-cell>
          <table:table-cell table:formula="of:=IFERROR(INDEX([.$D$1:.D1056];MATCH([.E1057];[.$E$1:.E1056];0));MAX([.$D$1:.D1056])+1)" office:value-type="float" office:value="205" calcext:value-type="float">
            <text:p>205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57])-COUNTIF([.$E$1:.E1057];[.E1057])" office:value-type="string" office:string-value="" calcext:value-type="error">
            <text:p>#N/A</text:p>
          </table:table-cell>
          <table:table-cell/>
          <table:table-cell table:style-name="ce35" table:formula="of:=IFERROR(INDEX([.A1058:.$A$873];MATCH([.E1057];[.E1058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58];[$movies.B:.D];2;0)" office:value-type="string" office:string-value="" calcext:value-type="error">
            <text:p>#N/A</text:p>
          </table:table-cell>
          <table:table-cell table:formula="of:=IFERROR(INDEX([.$D$1:.D1057];MATCH([.E1058];[.$E$1:.E1057];0));MAX([.$D$1:.D1057])+1)" office:value-type="float" office:value="206" calcext:value-type="float">
            <text:p>206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58])-COUNTIF([.$E$1:.E1058];[.E1058])" office:value-type="string" office:string-value="" calcext:value-type="error">
            <text:p>#N/A</text:p>
          </table:table-cell>
          <table:table-cell/>
          <table:table-cell table:style-name="ce35" table:formula="of:=IFERROR(INDEX([.A1059:.$A$873];MATCH([.E1058];[.E1059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59];[$movies.B:.D];2;0)" office:value-type="string" office:string-value="" calcext:value-type="error">
            <text:p>#N/A</text:p>
          </table:table-cell>
          <table:table-cell table:formula="of:=IFERROR(INDEX([.$D$1:.D1058];MATCH([.E1059];[.$E$1:.E1058];0));MAX([.$D$1:.D1058])+1)" office:value-type="float" office:value="207" calcext:value-type="float">
            <text:p>207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59])-COUNTIF([.$E$1:.E1059];[.E1059])" office:value-type="string" office:string-value="" calcext:value-type="error">
            <text:p>#N/A</text:p>
          </table:table-cell>
          <table:table-cell/>
          <table:table-cell table:style-name="ce35" table:formula="of:=IFERROR(INDEX([.A1060:.$A$873];MATCH([.E1059];[.E1060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60];[$movies.B:.D];2;0)" office:value-type="string" office:string-value="" calcext:value-type="error">
            <text:p>#N/A</text:p>
          </table:table-cell>
          <table:table-cell table:formula="of:=IFERROR(INDEX([.$D$1:.D1059];MATCH([.E1060];[.$E$1:.E1059];0));MAX([.$D$1:.D1059])+1)" office:value-type="float" office:value="208" calcext:value-type="float">
            <text:p>208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60])-COUNTIF([.$E$1:.E1060];[.E1060])" office:value-type="string" office:string-value="" calcext:value-type="error">
            <text:p>#N/A</text:p>
          </table:table-cell>
          <table:table-cell/>
          <table:table-cell table:style-name="ce35" table:formula="of:=IFERROR(INDEX([.A1061:.$A$873];MATCH([.E1060];[.E1061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61];[$movies.B:.D];2;0)" office:value-type="string" office:string-value="" calcext:value-type="error">
            <text:p>#N/A</text:p>
          </table:table-cell>
          <table:table-cell table:formula="of:=IFERROR(INDEX([.$D$1:.D1060];MATCH([.E1061];[.$E$1:.E1060];0));MAX([.$D$1:.D1060])+1)" office:value-type="float" office:value="209" calcext:value-type="float">
            <text:p>209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61])-COUNTIF([.$E$1:.E1061];[.E1061])" office:value-type="string" office:string-value="" calcext:value-type="error">
            <text:p>#N/A</text:p>
          </table:table-cell>
          <table:table-cell/>
          <table:table-cell table:style-name="ce35" table:formula="of:=IFERROR(INDEX([.A1062:.$A$873];MATCH([.E1061];[.E1062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62];[$movies.B:.D];2;0)" office:value-type="string" office:string-value="" calcext:value-type="error">
            <text:p>#N/A</text:p>
          </table:table-cell>
          <table:table-cell table:formula="of:=IFERROR(INDEX([.$D$1:.D1061];MATCH([.E1062];[.$E$1:.E1061];0));MAX([.$D$1:.D1061])+1)" office:value-type="float" office:value="210" calcext:value-type="float">
            <text:p>210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62])-COUNTIF([.$E$1:.E1062];[.E1062])" office:value-type="string" office:string-value="" calcext:value-type="error">
            <text:p>#N/A</text:p>
          </table:table-cell>
          <table:table-cell/>
          <table:table-cell table:style-name="ce35" table:formula="of:=IFERROR(INDEX([.A1063:.$A$873];MATCH([.E1062];[.E1063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63];[$movies.B:.D];2;0)" office:value-type="string" office:string-value="" calcext:value-type="error">
            <text:p>#N/A</text:p>
          </table:table-cell>
          <table:table-cell table:formula="of:=IFERROR(INDEX([.$D$1:.D1062];MATCH([.E1063];[.$E$1:.E1062];0));MAX([.$D$1:.D1062])+1)" office:value-type="float" office:value="211" calcext:value-type="float">
            <text:p>211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63])-COUNTIF([.$E$1:.E1063];[.E1063])" office:value-type="string" office:string-value="" calcext:value-type="error">
            <text:p>#N/A</text:p>
          </table:table-cell>
          <table:table-cell/>
          <table:table-cell table:style-name="ce35" table:formula="of:=IFERROR(INDEX([.A1064:.$A$873];MATCH([.E1063];[.E1064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64];[$movies.B:.D];2;0)" office:value-type="string" office:string-value="" calcext:value-type="error">
            <text:p>#N/A</text:p>
          </table:table-cell>
          <table:table-cell table:formula="of:=IFERROR(INDEX([.$D$1:.D1063];MATCH([.E1064];[.$E$1:.E1063];0));MAX([.$D$1:.D1063])+1)" office:value-type="float" office:value="212" calcext:value-type="float">
            <text:p>212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64])-COUNTIF([.$E$1:.E1064];[.E1064])" office:value-type="string" office:string-value="" calcext:value-type="error">
            <text:p>#N/A</text:p>
          </table:table-cell>
          <table:table-cell/>
          <table:table-cell table:style-name="ce35" table:formula="of:=IFERROR(INDEX([.A1065:.$A$873];MATCH([.E1064];[.E1065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65];[$movies.B:.D];2;0)" office:value-type="string" office:string-value="" calcext:value-type="error">
            <text:p>#N/A</text:p>
          </table:table-cell>
          <table:table-cell table:formula="of:=IFERROR(INDEX([.$D$1:.D1064];MATCH([.E1065];[.$E$1:.E1064];0));MAX([.$D$1:.D1064])+1)" office:value-type="float" office:value="213" calcext:value-type="float">
            <text:p>213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65])-COUNTIF([.$E$1:.E1065];[.E1065])" office:value-type="string" office:string-value="" calcext:value-type="error">
            <text:p>#N/A</text:p>
          </table:table-cell>
          <table:table-cell/>
          <table:table-cell table:style-name="ce35" table:formula="of:=IFERROR(INDEX([.A1066:.$A$873];MATCH([.E1065];[.E1066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66];[$movies.B:.D];2;0)" office:value-type="string" office:string-value="" calcext:value-type="error">
            <text:p>#N/A</text:p>
          </table:table-cell>
          <table:table-cell table:formula="of:=IFERROR(INDEX([.$D$1:.D1065];MATCH([.E1066];[.$E$1:.E1065];0));MAX([.$D$1:.D1065])+1)" office:value-type="float" office:value="214" calcext:value-type="float">
            <text:p>214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66])-COUNTIF([.$E$1:.E1066];[.E1066])" office:value-type="string" office:string-value="" calcext:value-type="error">
            <text:p>#N/A</text:p>
          </table:table-cell>
          <table:table-cell/>
          <table:table-cell table:style-name="ce35" table:formula="of:=IFERROR(INDEX([.A1067:.$A$873];MATCH([.E1066];[.E1067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67];[$movies.B:.D];2;0)" office:value-type="string" office:string-value="" calcext:value-type="error">
            <text:p>#N/A</text:p>
          </table:table-cell>
          <table:table-cell table:formula="of:=IFERROR(INDEX([.$D$1:.D1066];MATCH([.E1067];[.$E$1:.E1066];0));MAX([.$D$1:.D1066])+1)" office:value-type="float" office:value="215" calcext:value-type="float">
            <text:p>215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67])-COUNTIF([.$E$1:.E1067];[.E1067])" office:value-type="string" office:string-value="" calcext:value-type="error">
            <text:p>#N/A</text:p>
          </table:table-cell>
          <table:table-cell/>
          <table:table-cell table:style-name="ce35" table:formula="of:=IFERROR(INDEX([.A1068:.$A$873];MATCH([.E1067];[.E1068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68];[$movies.B:.D];2;0)" office:value-type="string" office:string-value="" calcext:value-type="error">
            <text:p>#N/A</text:p>
          </table:table-cell>
          <table:table-cell table:formula="of:=IFERROR(INDEX([.$D$1:.D1067];MATCH([.E1068];[.$E$1:.E1067];0));MAX([.$D$1:.D1067])+1)" office:value-type="float" office:value="216" calcext:value-type="float">
            <text:p>216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68])-COUNTIF([.$E$1:.E1068];[.E1068])" office:value-type="string" office:string-value="" calcext:value-type="error">
            <text:p>#N/A</text:p>
          </table:table-cell>
          <table:table-cell/>
          <table:table-cell table:style-name="ce35" table:formula="of:=IFERROR(INDEX([.A1069:.$A$873];MATCH([.E1068];[.E1069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69];[$movies.B:.D];2;0)" office:value-type="string" office:string-value="" calcext:value-type="error">
            <text:p>#N/A</text:p>
          </table:table-cell>
          <table:table-cell table:formula="of:=IFERROR(INDEX([.$D$1:.D1068];MATCH([.E1069];[.$E$1:.E1068];0));MAX([.$D$1:.D1068])+1)" office:value-type="float" office:value="217" calcext:value-type="float">
            <text:p>217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69])-COUNTIF([.$E$1:.E1069];[.E1069])" office:value-type="string" office:string-value="" calcext:value-type="error">
            <text:p>#N/A</text:p>
          </table:table-cell>
          <table:table-cell/>
          <table:table-cell table:style-name="ce35" table:formula="of:=IFERROR(INDEX([.A1070:.$A$873];MATCH([.E1069];[.E1070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70];[$movies.B:.D];2;0)" office:value-type="string" office:string-value="" calcext:value-type="error">
            <text:p>#N/A</text:p>
          </table:table-cell>
          <table:table-cell table:formula="of:=IFERROR(INDEX([.$D$1:.D1069];MATCH([.E1070];[.$E$1:.E1069];0));MAX([.$D$1:.D1069])+1)" office:value-type="float" office:value="218" calcext:value-type="float">
            <text:p>218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70])-COUNTIF([.$E$1:.E1070];[.E1070])" office:value-type="string" office:string-value="" calcext:value-type="error">
            <text:p>#N/A</text:p>
          </table:table-cell>
          <table:table-cell/>
          <table:table-cell table:style-name="ce35" table:formula="of:=IFERROR(INDEX([.A1071:.$A$873];MATCH([.E1070];[.E1071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71];[$movies.B:.D];2;0)" office:value-type="string" office:string-value="" calcext:value-type="error">
            <text:p>#N/A</text:p>
          </table:table-cell>
          <table:table-cell table:formula="of:=IFERROR(INDEX([.$D$1:.D1070];MATCH([.E1071];[.$E$1:.E1070];0));MAX([.$D$1:.D1070])+1)" office:value-type="float" office:value="219" calcext:value-type="float">
            <text:p>219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71])-COUNTIF([.$E$1:.E1071];[.E1071])" office:value-type="string" office:string-value="" calcext:value-type="error">
            <text:p>#N/A</text:p>
          </table:table-cell>
          <table:table-cell/>
          <table:table-cell table:style-name="ce35" table:formula="of:=IFERROR(INDEX([.A1072:.$A$873];MATCH([.E1071];[.E1072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72];[$movies.B:.D];2;0)" office:value-type="string" office:string-value="" calcext:value-type="error">
            <text:p>#N/A</text:p>
          </table:table-cell>
          <table:table-cell table:formula="of:=IFERROR(INDEX([.$D$1:.D1071];MATCH([.E1072];[.$E$1:.E1071];0));MAX([.$D$1:.D1071])+1)" office:value-type="float" office:value="220" calcext:value-type="float">
            <text:p>220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72])-COUNTIF([.$E$1:.E1072];[.E1072])" office:value-type="string" office:string-value="" calcext:value-type="error">
            <text:p>#N/A</text:p>
          </table:table-cell>
          <table:table-cell/>
          <table:table-cell table:style-name="ce35" table:formula="of:=IFERROR(INDEX([.A1073:.$A$873];MATCH([.E1072];[.E1073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73];[$movies.B:.D];2;0)" office:value-type="string" office:string-value="" calcext:value-type="error">
            <text:p>#N/A</text:p>
          </table:table-cell>
          <table:table-cell table:formula="of:=IFERROR(INDEX([.$D$1:.D1072];MATCH([.E1073];[.$E$1:.E1072];0));MAX([.$D$1:.D1072])+1)" office:value-type="float" office:value="221" calcext:value-type="float">
            <text:p>221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73])-COUNTIF([.$E$1:.E1073];[.E1073])" office:value-type="string" office:string-value="" calcext:value-type="error">
            <text:p>#N/A</text:p>
          </table:table-cell>
          <table:table-cell/>
          <table:table-cell table:style-name="ce35" table:formula="of:=IFERROR(INDEX([.A1074:.$A$873];MATCH([.E1073];[.E1074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74];[$movies.B:.D];2;0)" office:value-type="string" office:string-value="" calcext:value-type="error">
            <text:p>#N/A</text:p>
          </table:table-cell>
          <table:table-cell table:formula="of:=IFERROR(INDEX([.$D$1:.D1073];MATCH([.E1074];[.$E$1:.E1073];0));MAX([.$D$1:.D1073])+1)" office:value-type="float" office:value="222" calcext:value-type="float">
            <text:p>222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74])-COUNTIF([.$E$1:.E1074];[.E1074])" office:value-type="string" office:string-value="" calcext:value-type="error">
            <text:p>#N/A</text:p>
          </table:table-cell>
          <table:table-cell/>
          <table:table-cell table:style-name="ce35" table:formula="of:=IFERROR(INDEX([.A1075:.$A$873];MATCH([.E1074];[.E1075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75];[$movies.B:.D];2;0)" office:value-type="string" office:string-value="" calcext:value-type="error">
            <text:p>#N/A</text:p>
          </table:table-cell>
          <table:table-cell table:formula="of:=IFERROR(INDEX([.$D$1:.D1074];MATCH([.E1075];[.$E$1:.E1074];0));MAX([.$D$1:.D1074])+1)" office:value-type="float" office:value="223" calcext:value-type="float">
            <text:p>223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75])-COUNTIF([.$E$1:.E1075];[.E1075])" office:value-type="string" office:string-value="" calcext:value-type="error">
            <text:p>#N/A</text:p>
          </table:table-cell>
          <table:table-cell/>
          <table:table-cell table:style-name="ce35" table:formula="of:=IFERROR(INDEX([.A1076:.$A$873];MATCH([.E1075];[.E1076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76];[$movies.B:.D];2;0)" office:value-type="string" office:string-value="" calcext:value-type="error">
            <text:p>#N/A</text:p>
          </table:table-cell>
          <table:table-cell table:formula="of:=IFERROR(INDEX([.$D$1:.D1075];MATCH([.E1076];[.$E$1:.E1075];0));MAX([.$D$1:.D1075])+1)" office:value-type="float" office:value="224" calcext:value-type="float">
            <text:p>224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76])-COUNTIF([.$E$1:.E1076];[.E1076])" office:value-type="string" office:string-value="" calcext:value-type="error">
            <text:p>#N/A</text:p>
          </table:table-cell>
          <table:table-cell/>
          <table:table-cell table:style-name="ce35" table:formula="of:=IFERROR(INDEX([.A1077:.$A$873];MATCH([.E1076];[.E1077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77];[$movies.B:.D];2;0)" office:value-type="string" office:string-value="" calcext:value-type="error">
            <text:p>#N/A</text:p>
          </table:table-cell>
          <table:table-cell table:formula="of:=IFERROR(INDEX([.$D$1:.D1076];MATCH([.E1077];[.$E$1:.E1076];0));MAX([.$D$1:.D1076])+1)" office:value-type="float" office:value="225" calcext:value-type="float">
            <text:p>225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77])-COUNTIF([.$E$1:.E1077];[.E1077])" office:value-type="string" office:string-value="" calcext:value-type="error">
            <text:p>#N/A</text:p>
          </table:table-cell>
          <table:table-cell/>
          <table:table-cell table:style-name="ce35" table:formula="of:=IFERROR(INDEX([.A1078:.$A$873];MATCH([.E1077];[.E1078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78];[$movies.B:.D];2;0)" office:value-type="string" office:string-value="" calcext:value-type="error">
            <text:p>#N/A</text:p>
          </table:table-cell>
          <table:table-cell table:formula="of:=IFERROR(INDEX([.$D$1:.D1077];MATCH([.E1078];[.$E$1:.E1077];0));MAX([.$D$1:.D1077])+1)" office:value-type="float" office:value="226" calcext:value-type="float">
            <text:p>226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78])-COUNTIF([.$E$1:.E1078];[.E1078])" office:value-type="string" office:string-value="" calcext:value-type="error">
            <text:p>#N/A</text:p>
          </table:table-cell>
          <table:table-cell/>
          <table:table-cell table:style-name="ce35" table:formula="of:=IFERROR(INDEX([.A1079:.$A$873];MATCH([.E1078];[.E1079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79];[$movies.B:.D];2;0)" office:value-type="string" office:string-value="" calcext:value-type="error">
            <text:p>#N/A</text:p>
          </table:table-cell>
          <table:table-cell table:formula="of:=IFERROR(INDEX([.$D$1:.D1078];MATCH([.E1079];[.$E$1:.E1078];0));MAX([.$D$1:.D1078])+1)" office:value-type="float" office:value="227" calcext:value-type="float">
            <text:p>227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79])-COUNTIF([.$E$1:.E1079];[.E1079])" office:value-type="string" office:string-value="" calcext:value-type="error">
            <text:p>#N/A</text:p>
          </table:table-cell>
          <table:table-cell/>
          <table:table-cell table:style-name="ce35" table:formula="of:=IFERROR(INDEX([.A1080:.$A$873];MATCH([.E1079];[.E1080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80];[$movies.B:.D];2;0)" office:value-type="string" office:string-value="" calcext:value-type="error">
            <text:p>#N/A</text:p>
          </table:table-cell>
          <table:table-cell table:formula="of:=IFERROR(INDEX([.$D$1:.D1079];MATCH([.E1080];[.$E$1:.E1079];0));MAX([.$D$1:.D1079])+1)" office:value-type="float" office:value="228" calcext:value-type="float">
            <text:p>228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80])-COUNTIF([.$E$1:.E1080];[.E1080])" office:value-type="string" office:string-value="" calcext:value-type="error">
            <text:p>#N/A</text:p>
          </table:table-cell>
          <table:table-cell/>
          <table:table-cell table:style-name="ce35" table:formula="of:=IFERROR(INDEX([.A1081:.$A$873];MATCH([.E1080];[.E1081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81];[$movies.B:.D];2;0)" office:value-type="string" office:string-value="" calcext:value-type="error">
            <text:p>#N/A</text:p>
          </table:table-cell>
          <table:table-cell table:formula="of:=IFERROR(INDEX([.$D$1:.D1080];MATCH([.E1081];[.$E$1:.E1080];0));MAX([.$D$1:.D1080])+1)" office:value-type="float" office:value="229" calcext:value-type="float">
            <text:p>229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81])-COUNTIF([.$E$1:.E1081];[.E1081])" office:value-type="string" office:string-value="" calcext:value-type="error">
            <text:p>#N/A</text:p>
          </table:table-cell>
          <table:table-cell/>
          <table:table-cell table:style-name="ce35" table:formula="of:=IFERROR(INDEX([.A1082:.$A$873];MATCH([.E1081];[.E1082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82];[$movies.B:.D];2;0)" office:value-type="string" office:string-value="" calcext:value-type="error">
            <text:p>#N/A</text:p>
          </table:table-cell>
          <table:table-cell table:formula="of:=IFERROR(INDEX([.$D$1:.D1081];MATCH([.E1082];[.$E$1:.E1081];0));MAX([.$D$1:.D1081])+1)" office:value-type="float" office:value="230" calcext:value-type="float">
            <text:p>230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82])-COUNTIF([.$E$1:.E1082];[.E1082])" office:value-type="string" office:string-value="" calcext:value-type="error">
            <text:p>#N/A</text:p>
          </table:table-cell>
          <table:table-cell/>
          <table:table-cell table:style-name="ce35" table:formula="of:=IFERROR(INDEX([.A1083:.$A$873];MATCH([.E1082];[.E1083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83];[$movies.B:.D];2;0)" office:value-type="string" office:string-value="" calcext:value-type="error">
            <text:p>#N/A</text:p>
          </table:table-cell>
          <table:table-cell table:formula="of:=IFERROR(INDEX([.$D$1:.D1082];MATCH([.E1083];[.$E$1:.E1082];0));MAX([.$D$1:.D1082])+1)" office:value-type="float" office:value="231" calcext:value-type="float">
            <text:p>231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83])-COUNTIF([.$E$1:.E1083];[.E1083])" office:value-type="string" office:string-value="" calcext:value-type="error">
            <text:p>#N/A</text:p>
          </table:table-cell>
          <table:table-cell/>
          <table:table-cell table:style-name="ce35" table:formula="of:=IFERROR(INDEX([.A1084:.$A$873];MATCH([.E1083];[.E1084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84];[$movies.B:.D];2;0)" office:value-type="string" office:string-value="" calcext:value-type="error">
            <text:p>#N/A</text:p>
          </table:table-cell>
          <table:table-cell table:formula="of:=IFERROR(INDEX([.$D$1:.D1083];MATCH([.E1084];[.$E$1:.E1083];0));MAX([.$D$1:.D1083])+1)" office:value-type="float" office:value="232" calcext:value-type="float">
            <text:p>232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84])-COUNTIF([.$E$1:.E1084];[.E1084])" office:value-type="string" office:string-value="" calcext:value-type="error">
            <text:p>#N/A</text:p>
          </table:table-cell>
          <table:table-cell/>
          <table:table-cell table:style-name="ce35" table:formula="of:=IFERROR(INDEX([.A1085:.$A$873];MATCH([.E1084];[.E1085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85];[$movies.B:.D];2;0)" office:value-type="string" office:string-value="" calcext:value-type="error">
            <text:p>#N/A</text:p>
          </table:table-cell>
          <table:table-cell table:formula="of:=IFERROR(INDEX([.$D$1:.D1084];MATCH([.E1085];[.$E$1:.E1084];0));MAX([.$D$1:.D1084])+1)" office:value-type="float" office:value="233" calcext:value-type="float">
            <text:p>233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85])-COUNTIF([.$E$1:.E1085];[.E1085])" office:value-type="string" office:string-value="" calcext:value-type="error">
            <text:p>#N/A</text:p>
          </table:table-cell>
          <table:table-cell/>
          <table:table-cell table:style-name="ce35" table:formula="of:=IFERROR(INDEX([.A1086:.$A$873];MATCH([.E1085];[.E1086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86];[$movies.B:.D];2;0)" office:value-type="string" office:string-value="" calcext:value-type="error">
            <text:p>#N/A</text:p>
          </table:table-cell>
          <table:table-cell table:formula="of:=IFERROR(INDEX([.$D$1:.D1085];MATCH([.E1086];[.$E$1:.E1085];0));MAX([.$D$1:.D1085])+1)" office:value-type="float" office:value="234" calcext:value-type="float">
            <text:p>234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86])-COUNTIF([.$E$1:.E1086];[.E1086])" office:value-type="string" office:string-value="" calcext:value-type="error">
            <text:p>#N/A</text:p>
          </table:table-cell>
          <table:table-cell/>
          <table:table-cell table:style-name="ce35" table:formula="of:=IFERROR(INDEX([.A1087:.$A$873];MATCH([.E1086];[.E1087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87];[$movies.B:.D];2;0)" office:value-type="string" office:string-value="" calcext:value-type="error">
            <text:p>#N/A</text:p>
          </table:table-cell>
          <table:table-cell table:formula="of:=IFERROR(INDEX([.$D$1:.D1086];MATCH([.E1087];[.$E$1:.E1086];0));MAX([.$D$1:.D1086])+1)" office:value-type="float" office:value="235" calcext:value-type="float">
            <text:p>235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87])-COUNTIF([.$E$1:.E1087];[.E1087])" office:value-type="string" office:string-value="" calcext:value-type="error">
            <text:p>#N/A</text:p>
          </table:table-cell>
          <table:table-cell/>
          <table:table-cell table:style-name="ce35" table:formula="of:=IFERROR(INDEX([.A1088:.$A$873];MATCH([.E1087];[.E1088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88];[$movies.B:.D];2;0)" office:value-type="string" office:string-value="" calcext:value-type="error">
            <text:p>#N/A</text:p>
          </table:table-cell>
          <table:table-cell table:formula="of:=IFERROR(INDEX([.$D$1:.D1087];MATCH([.E1088];[.$E$1:.E1087];0));MAX([.$D$1:.D1087])+1)" office:value-type="float" office:value="236" calcext:value-type="float">
            <text:p>236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88])-COUNTIF([.$E$1:.E1088];[.E1088])" office:value-type="string" office:string-value="" calcext:value-type="error">
            <text:p>#N/A</text:p>
          </table:table-cell>
          <table:table-cell/>
          <table:table-cell table:style-name="ce35" table:formula="of:=IFERROR(INDEX([.A1089:.$A$873];MATCH([.E1088];[.E1089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89];[$movies.B:.D];2;0)" office:value-type="string" office:string-value="" calcext:value-type="error">
            <text:p>#N/A</text:p>
          </table:table-cell>
          <table:table-cell table:formula="of:=IFERROR(INDEX([.$D$1:.D1088];MATCH([.E1089];[.$E$1:.E1088];0));MAX([.$D$1:.D1088])+1)" office:value-type="float" office:value="237" calcext:value-type="float">
            <text:p>237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89])-COUNTIF([.$E$1:.E1089];[.E1089])" office:value-type="string" office:string-value="" calcext:value-type="error">
            <text:p>#N/A</text:p>
          </table:table-cell>
          <table:table-cell/>
          <table:table-cell table:style-name="ce35" table:formula="of:=IFERROR(INDEX([.A1090:.$A$873];MATCH([.E1089];[.E1090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90];[$movies.B:.D];2;0)" office:value-type="string" office:string-value="" calcext:value-type="error">
            <text:p>#N/A</text:p>
          </table:table-cell>
          <table:table-cell table:formula="of:=IFERROR(INDEX([.$D$1:.D1089];MATCH([.E1090];[.$E$1:.E1089];0));MAX([.$D$1:.D1089])+1)" office:value-type="float" office:value="238" calcext:value-type="float">
            <text:p>238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90])-COUNTIF([.$E$1:.E1090];[.E1090])" office:value-type="string" office:string-value="" calcext:value-type="error">
            <text:p>#N/A</text:p>
          </table:table-cell>
          <table:table-cell/>
          <table:table-cell table:style-name="ce35" table:formula="of:=IFERROR(INDEX([.A1091:.$A$873];MATCH([.E1090];[.E1091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91];[$movies.B:.D];2;0)" office:value-type="string" office:string-value="" calcext:value-type="error">
            <text:p>#N/A</text:p>
          </table:table-cell>
          <table:table-cell table:formula="of:=IFERROR(INDEX([.$D$1:.D1090];MATCH([.E1091];[.$E$1:.E1090];0));MAX([.$D$1:.D1090])+1)" office:value-type="float" office:value="239" calcext:value-type="float">
            <text:p>239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91])-COUNTIF([.$E$1:.E1091];[.E1091])" office:value-type="string" office:string-value="" calcext:value-type="error">
            <text:p>#N/A</text:p>
          </table:table-cell>
          <table:table-cell/>
          <table:table-cell table:style-name="ce35" table:formula="of:=IFERROR(INDEX([.A1092:.$A$873];MATCH([.E1091];[.E1092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92];[$movies.B:.D];2;0)" office:value-type="string" office:string-value="" calcext:value-type="error">
            <text:p>#N/A</text:p>
          </table:table-cell>
          <table:table-cell table:formula="of:=IFERROR(INDEX([.$D$1:.D1091];MATCH([.E1092];[.$E$1:.E1091];0));MAX([.$D$1:.D1091])+1)" office:value-type="float" office:value="240" calcext:value-type="float">
            <text:p>240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92])-COUNTIF([.$E$1:.E1092];[.E1092])" office:value-type="string" office:string-value="" calcext:value-type="error">
            <text:p>#N/A</text:p>
          </table:table-cell>
          <table:table-cell/>
          <table:table-cell table:style-name="ce35" table:formula="of:=IFERROR(INDEX([.A1093:.$A$873];MATCH([.E1092];[.E1093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93];[$movies.B:.D];2;0)" office:value-type="string" office:string-value="" calcext:value-type="error">
            <text:p>#N/A</text:p>
          </table:table-cell>
          <table:table-cell table:formula="of:=IFERROR(INDEX([.$D$1:.D1092];MATCH([.E1093];[.$E$1:.E1092];0));MAX([.$D$1:.D1092])+1)" office:value-type="float" office:value="241" calcext:value-type="float">
            <text:p>241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93])-COUNTIF([.$E$1:.E1093];[.E1093])" office:value-type="string" office:string-value="" calcext:value-type="error">
            <text:p>#N/A</text:p>
          </table:table-cell>
          <table:table-cell/>
          <table:table-cell table:style-name="ce35" table:formula="of:=IFERROR(INDEX([.A1094:.$A$873];MATCH([.E1093];[.E1094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94];[$movies.B:.D];2;0)" office:value-type="string" office:string-value="" calcext:value-type="error">
            <text:p>#N/A</text:p>
          </table:table-cell>
          <table:table-cell table:formula="of:=IFERROR(INDEX([.$D$1:.D1093];MATCH([.E1094];[.$E$1:.E1093];0));MAX([.$D$1:.D1093])+1)" office:value-type="float" office:value="242" calcext:value-type="float">
            <text:p>242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94])-COUNTIF([.$E$1:.E1094];[.E1094])" office:value-type="string" office:string-value="" calcext:value-type="error">
            <text:p>#N/A</text:p>
          </table:table-cell>
          <table:table-cell/>
          <table:table-cell table:style-name="ce35" table:formula="of:=IFERROR(INDEX([.A1095:.$A$873];MATCH([.E1094];[.E1095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95];[$movies.B:.D];2;0)" office:value-type="string" office:string-value="" calcext:value-type="error">
            <text:p>#N/A</text:p>
          </table:table-cell>
          <table:table-cell table:formula="of:=IFERROR(INDEX([.$D$1:.D1094];MATCH([.E1095];[.$E$1:.E1094];0));MAX([.$D$1:.D1094])+1)" office:value-type="float" office:value="243" calcext:value-type="float">
            <text:p>243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95])-COUNTIF([.$E$1:.E1095];[.E1095])" office:value-type="string" office:string-value="" calcext:value-type="error">
            <text:p>#N/A</text:p>
          </table:table-cell>
          <table:table-cell/>
          <table:table-cell table:style-name="ce35" table:formula="of:=IFERROR(INDEX([.A1096:.$A$873];MATCH([.E1095];[.E1096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96];[$movies.B:.D];2;0)" office:value-type="string" office:string-value="" calcext:value-type="error">
            <text:p>#N/A</text:p>
          </table:table-cell>
          <table:table-cell table:formula="of:=IFERROR(INDEX([.$D$1:.D1095];MATCH([.E1096];[.$E$1:.E1095];0));MAX([.$D$1:.D1095])+1)" office:value-type="float" office:value="244" calcext:value-type="float">
            <text:p>244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96])-COUNTIF([.$E$1:.E1096];[.E1096])" office:value-type="string" office:string-value="" calcext:value-type="error">
            <text:p>#N/A</text:p>
          </table:table-cell>
          <table:table-cell/>
          <table:table-cell table:style-name="ce35" table:formula="of:=IFERROR(INDEX([.A1097:.$A$873];MATCH([.E1096];[.E1097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97];[$movies.B:.D];2;0)" office:value-type="string" office:string-value="" calcext:value-type="error">
            <text:p>#N/A</text:p>
          </table:table-cell>
          <table:table-cell table:formula="of:=IFERROR(INDEX([.$D$1:.D1096];MATCH([.E1097];[.$E$1:.E1096];0));MAX([.$D$1:.D1096])+1)" office:value-type="float" office:value="245" calcext:value-type="float">
            <text:p>245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97])-COUNTIF([.$E$1:.E1097];[.E1097])" office:value-type="string" office:string-value="" calcext:value-type="error">
            <text:p>#N/A</text:p>
          </table:table-cell>
          <table:table-cell/>
          <table:table-cell table:style-name="ce35" table:formula="of:=IFERROR(INDEX([.A1098:.$A$873];MATCH([.E1097];[.E1098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98];[$movies.B:.D];2;0)" office:value-type="string" office:string-value="" calcext:value-type="error">
            <text:p>#N/A</text:p>
          </table:table-cell>
          <table:table-cell table:formula="of:=IFERROR(INDEX([.$D$1:.D1097];MATCH([.E1098];[.$E$1:.E1097];0));MAX([.$D$1:.D1097])+1)" office:value-type="float" office:value="246" calcext:value-type="float">
            <text:p>246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98])-COUNTIF([.$E$1:.E1098];[.E1098])" office:value-type="string" office:string-value="" calcext:value-type="error">
            <text:p>#N/A</text:p>
          </table:table-cell>
          <table:table-cell/>
          <table:table-cell table:style-name="ce35" table:formula="of:=IFERROR(INDEX([.A1099:.$A$873];MATCH([.E1098];[.E1099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099];[$movies.B:.D];2;0)" office:value-type="string" office:string-value="" calcext:value-type="error">
            <text:p>#N/A</text:p>
          </table:table-cell>
          <table:table-cell table:formula="of:=IFERROR(INDEX([.$D$1:.D1098];MATCH([.E1099];[.$E$1:.E1098];0));MAX([.$D$1:.D1098])+1)" office:value-type="float" office:value="247" calcext:value-type="float">
            <text:p>247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099])-COUNTIF([.$E$1:.E1099];[.E1099])" office:value-type="string" office:string-value="" calcext:value-type="error">
            <text:p>#N/A</text:p>
          </table:table-cell>
          <table:table-cell/>
          <table:table-cell table:style-name="ce35" table:formula="of:=IFERROR(INDEX([.A1100:.$A$873];MATCH([.E1099];[.E1100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00];[$movies.B:.D];2;0)" office:value-type="string" office:string-value="" calcext:value-type="error">
            <text:p>#N/A</text:p>
          </table:table-cell>
          <table:table-cell table:formula="of:=IFERROR(INDEX([.$D$1:.D1099];MATCH([.E1100];[.$E$1:.E1099];0));MAX([.$D$1:.D1099])+1)" office:value-type="float" office:value="248" calcext:value-type="float">
            <text:p>248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00])-COUNTIF([.$E$1:.E1100];[.E1100])" office:value-type="string" office:string-value="" calcext:value-type="error">
            <text:p>#N/A</text:p>
          </table:table-cell>
          <table:table-cell/>
          <table:table-cell table:style-name="ce35" table:formula="of:=IFERROR(INDEX([.A1101:.$A$873];MATCH([.E1100];[.E1101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01];[$movies.B:.D];2;0)" office:value-type="string" office:string-value="" calcext:value-type="error">
            <text:p>#N/A</text:p>
          </table:table-cell>
          <table:table-cell table:formula="of:=IFERROR(INDEX([.$D$1:.D1100];MATCH([.E1101];[.$E$1:.E1100];0));MAX([.$D$1:.D1100])+1)" office:value-type="float" office:value="249" calcext:value-type="float">
            <text:p>249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01])-COUNTIF([.$E$1:.E1101];[.E1101])" office:value-type="string" office:string-value="" calcext:value-type="error">
            <text:p>#N/A</text:p>
          </table:table-cell>
          <table:table-cell/>
          <table:table-cell table:style-name="ce35" table:formula="of:=IFERROR(INDEX([.A1102:.$A$873];MATCH([.E1101];[.E1102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02];[$movies.B:.D];2;0)" office:value-type="string" office:string-value="" calcext:value-type="error">
            <text:p>#N/A</text:p>
          </table:table-cell>
          <table:table-cell table:formula="of:=IFERROR(INDEX([.$D$1:.D1101];MATCH([.E1102];[.$E$1:.E1101];0));MAX([.$D$1:.D1101])+1)" office:value-type="float" office:value="250" calcext:value-type="float">
            <text:p>250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02])-COUNTIF([.$E$1:.E1102];[.E1102])" office:value-type="string" office:string-value="" calcext:value-type="error">
            <text:p>#N/A</text:p>
          </table:table-cell>
          <table:table-cell/>
          <table:table-cell table:style-name="ce35" table:formula="of:=IFERROR(INDEX([.A1103:.$A$873];MATCH([.E1102];[.E1103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03];[$movies.B:.D];2;0)" office:value-type="string" office:string-value="" calcext:value-type="error">
            <text:p>#N/A</text:p>
          </table:table-cell>
          <table:table-cell table:formula="of:=IFERROR(INDEX([.$D$1:.D1102];MATCH([.E1103];[.$E$1:.E1102];0));MAX([.$D$1:.D1102])+1)" office:value-type="float" office:value="251" calcext:value-type="float">
            <text:p>251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03])-COUNTIF([.$E$1:.E1103];[.E1103])" office:value-type="string" office:string-value="" calcext:value-type="error">
            <text:p>#N/A</text:p>
          </table:table-cell>
          <table:table-cell/>
          <table:table-cell table:style-name="ce35" table:formula="of:=IFERROR(INDEX([.A1104:.$A$873];MATCH([.E1103];[.E1104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04];[$movies.B:.D];2;0)" office:value-type="string" office:string-value="" calcext:value-type="error">
            <text:p>#N/A</text:p>
          </table:table-cell>
          <table:table-cell table:formula="of:=IFERROR(INDEX([.$D$1:.D1103];MATCH([.E1104];[.$E$1:.E1103];0));MAX([.$D$1:.D1103])+1)" office:value-type="float" office:value="252" calcext:value-type="float">
            <text:p>252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04])-COUNTIF([.$E$1:.E1104];[.E1104])" office:value-type="string" office:string-value="" calcext:value-type="error">
            <text:p>#N/A</text:p>
          </table:table-cell>
          <table:table-cell/>
          <table:table-cell table:style-name="ce35" table:formula="of:=IFERROR(INDEX([.A1105:.$A$873];MATCH([.E1104];[.E1105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05];[$movies.B:.D];2;0)" office:value-type="string" office:string-value="" calcext:value-type="error">
            <text:p>#N/A</text:p>
          </table:table-cell>
          <table:table-cell table:formula="of:=IFERROR(INDEX([.$D$1:.D1104];MATCH([.E1105];[.$E$1:.E1104];0));MAX([.$D$1:.D1104])+1)" office:value-type="float" office:value="253" calcext:value-type="float">
            <text:p>253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05])-COUNTIF([.$E$1:.E1105];[.E1105])" office:value-type="string" office:string-value="" calcext:value-type="error">
            <text:p>#N/A</text:p>
          </table:table-cell>
          <table:table-cell/>
          <table:table-cell table:style-name="ce35" table:formula="of:=IFERROR(INDEX([.A1106:.$A$873];MATCH([.E1105];[.E1106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06];[$movies.B:.D];2;0)" office:value-type="string" office:string-value="" calcext:value-type="error">
            <text:p>#N/A</text:p>
          </table:table-cell>
          <table:table-cell table:formula="of:=IFERROR(INDEX([.$D$1:.D1105];MATCH([.E1106];[.$E$1:.E1105];0));MAX([.$D$1:.D1105])+1)" office:value-type="float" office:value="254" calcext:value-type="float">
            <text:p>254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06])-COUNTIF([.$E$1:.E1106];[.E1106])" office:value-type="string" office:string-value="" calcext:value-type="error">
            <text:p>#N/A</text:p>
          </table:table-cell>
          <table:table-cell/>
          <table:table-cell table:style-name="ce35" table:formula="of:=IFERROR(INDEX([.A1107:.$A$873];MATCH([.E1106];[.E1107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07];[$movies.B:.D];2;0)" office:value-type="string" office:string-value="" calcext:value-type="error">
            <text:p>#N/A</text:p>
          </table:table-cell>
          <table:table-cell table:formula="of:=IFERROR(INDEX([.$D$1:.D1106];MATCH([.E1107];[.$E$1:.E1106];0));MAX([.$D$1:.D1106])+1)" office:value-type="float" office:value="255" calcext:value-type="float">
            <text:p>255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07])-COUNTIF([.$E$1:.E1107];[.E1107])" office:value-type="string" office:string-value="" calcext:value-type="error">
            <text:p>#N/A</text:p>
          </table:table-cell>
          <table:table-cell/>
          <table:table-cell table:style-name="ce35" table:formula="of:=IFERROR(INDEX([.A1108:.$A$873];MATCH([.E1107];[.E1108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08];[$movies.B:.D];2;0)" office:value-type="string" office:string-value="" calcext:value-type="error">
            <text:p>#N/A</text:p>
          </table:table-cell>
          <table:table-cell table:formula="of:=IFERROR(INDEX([.$D$1:.D1107];MATCH([.E1108];[.$E$1:.E1107];0));MAX([.$D$1:.D1107])+1)" office:value-type="float" office:value="256" calcext:value-type="float">
            <text:p>256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08])-COUNTIF([.$E$1:.E1108];[.E1108])" office:value-type="string" office:string-value="" calcext:value-type="error">
            <text:p>#N/A</text:p>
          </table:table-cell>
          <table:table-cell/>
          <table:table-cell table:style-name="ce35" table:formula="of:=IFERROR(INDEX([.A1109:.$A$873];MATCH([.E1108];[.E1109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09];[$movies.B:.D];2;0)" office:value-type="string" office:string-value="" calcext:value-type="error">
            <text:p>#N/A</text:p>
          </table:table-cell>
          <table:table-cell table:formula="of:=IFERROR(INDEX([.$D$1:.D1108];MATCH([.E1109];[.$E$1:.E1108];0));MAX([.$D$1:.D1108])+1)" office:value-type="float" office:value="257" calcext:value-type="float">
            <text:p>257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09])-COUNTIF([.$E$1:.E1109];[.E1109])" office:value-type="string" office:string-value="" calcext:value-type="error">
            <text:p>#N/A</text:p>
          </table:table-cell>
          <table:table-cell/>
          <table:table-cell table:style-name="ce35" table:formula="of:=IFERROR(INDEX([.A1110:.$A$873];MATCH([.E1109];[.E1110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10];[$movies.B:.D];2;0)" office:value-type="string" office:string-value="" calcext:value-type="error">
            <text:p>#N/A</text:p>
          </table:table-cell>
          <table:table-cell table:formula="of:=IFERROR(INDEX([.$D$1:.D1109];MATCH([.E1110];[.$E$1:.E1109];0));MAX([.$D$1:.D1109])+1)" office:value-type="float" office:value="258" calcext:value-type="float">
            <text:p>258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10])-COUNTIF([.$E$1:.E1110];[.E1110])" office:value-type="string" office:string-value="" calcext:value-type="error">
            <text:p>#N/A</text:p>
          </table:table-cell>
          <table:table-cell/>
          <table:table-cell table:style-name="ce35" table:formula="of:=IFERROR(INDEX([.A1111:.$A$873];MATCH([.E1110];[.E1111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11];[$movies.B:.D];2;0)" office:value-type="string" office:string-value="" calcext:value-type="error">
            <text:p>#N/A</text:p>
          </table:table-cell>
          <table:table-cell table:formula="of:=IFERROR(INDEX([.$D$1:.D1110];MATCH([.E1111];[.$E$1:.E1110];0));MAX([.$D$1:.D1110])+1)" office:value-type="float" office:value="259" calcext:value-type="float">
            <text:p>259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11])-COUNTIF([.$E$1:.E1111];[.E1111])" office:value-type="string" office:string-value="" calcext:value-type="error">
            <text:p>#N/A</text:p>
          </table:table-cell>
          <table:table-cell/>
          <table:table-cell table:style-name="ce35" table:formula="of:=IFERROR(INDEX([.A1112:.$A$873];MATCH([.E1111];[.E1112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12];[$movies.B:.D];2;0)" office:value-type="string" office:string-value="" calcext:value-type="error">
            <text:p>#N/A</text:p>
          </table:table-cell>
          <table:table-cell table:formula="of:=IFERROR(INDEX([.$D$1:.D1111];MATCH([.E1112];[.$E$1:.E1111];0));MAX([.$D$1:.D1111])+1)" office:value-type="float" office:value="260" calcext:value-type="float">
            <text:p>260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12])-COUNTIF([.$E$1:.E1112];[.E1112])" office:value-type="string" office:string-value="" calcext:value-type="error">
            <text:p>#N/A</text:p>
          </table:table-cell>
          <table:table-cell/>
          <table:table-cell table:style-name="ce35" table:formula="of:=IFERROR(INDEX([.A1113:.$A$873];MATCH([.E1112];[.E1113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13];[$movies.B:.D];2;0)" office:value-type="string" office:string-value="" calcext:value-type="error">
            <text:p>#N/A</text:p>
          </table:table-cell>
          <table:table-cell table:formula="of:=IFERROR(INDEX([.$D$1:.D1112];MATCH([.E1113];[.$E$1:.E1112];0));MAX([.$D$1:.D1112])+1)" office:value-type="float" office:value="261" calcext:value-type="float">
            <text:p>261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13])-COUNTIF([.$E$1:.E1113];[.E1113])" office:value-type="string" office:string-value="" calcext:value-type="error">
            <text:p>#N/A</text:p>
          </table:table-cell>
          <table:table-cell/>
          <table:table-cell table:style-name="ce35" table:formula="of:=IFERROR(INDEX([.A1114:.$A$873];MATCH([.E1113];[.E1114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14];[$movies.B:.D];2;0)" office:value-type="string" office:string-value="" calcext:value-type="error">
            <text:p>#N/A</text:p>
          </table:table-cell>
          <table:table-cell table:formula="of:=IFERROR(INDEX([.$D$1:.D1113];MATCH([.E1114];[.$E$1:.E1113];0));MAX([.$D$1:.D1113])+1)" office:value-type="float" office:value="262" calcext:value-type="float">
            <text:p>262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14])-COUNTIF([.$E$1:.E1114];[.E1114])" office:value-type="string" office:string-value="" calcext:value-type="error">
            <text:p>#N/A</text:p>
          </table:table-cell>
          <table:table-cell/>
          <table:table-cell table:style-name="ce35" table:formula="of:=IFERROR(INDEX([.A1115:.$A$873];MATCH([.E1114];[.E1115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15];[$movies.B:.D];2;0)" office:value-type="string" office:string-value="" calcext:value-type="error">
            <text:p>#N/A</text:p>
          </table:table-cell>
          <table:table-cell table:formula="of:=IFERROR(INDEX([.$D$1:.D1114];MATCH([.E1115];[.$E$1:.E1114];0));MAX([.$D$1:.D1114])+1)" office:value-type="float" office:value="263" calcext:value-type="float">
            <text:p>263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15])-COUNTIF([.$E$1:.E1115];[.E1115])" office:value-type="string" office:string-value="" calcext:value-type="error">
            <text:p>#N/A</text:p>
          </table:table-cell>
          <table:table-cell/>
          <table:table-cell table:style-name="ce35" table:formula="of:=IFERROR(INDEX([.A1116:.$A$873];MATCH([.E1115];[.E1116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16];[$movies.B:.D];2;0)" office:value-type="string" office:string-value="" calcext:value-type="error">
            <text:p>#N/A</text:p>
          </table:table-cell>
          <table:table-cell table:formula="of:=IFERROR(INDEX([.$D$1:.D1115];MATCH([.E1116];[.$E$1:.E1115];0));MAX([.$D$1:.D1115])+1)" office:value-type="float" office:value="264" calcext:value-type="float">
            <text:p>264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16])-COUNTIF([.$E$1:.E1116];[.E1116])" office:value-type="string" office:string-value="" calcext:value-type="error">
            <text:p>#N/A</text:p>
          </table:table-cell>
          <table:table-cell/>
          <table:table-cell table:style-name="ce35" table:formula="of:=IFERROR(INDEX([.A1117:.$A$873];MATCH([.E1116];[.E1117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17];[$movies.B:.D];2;0)" office:value-type="string" office:string-value="" calcext:value-type="error">
            <text:p>#N/A</text:p>
          </table:table-cell>
          <table:table-cell table:formula="of:=IFERROR(INDEX([.$D$1:.D1116];MATCH([.E1117];[.$E$1:.E1116];0));MAX([.$D$1:.D1116])+1)" office:value-type="float" office:value="265" calcext:value-type="float">
            <text:p>265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17])-COUNTIF([.$E$1:.E1117];[.E1117])" office:value-type="string" office:string-value="" calcext:value-type="error">
            <text:p>#N/A</text:p>
          </table:table-cell>
          <table:table-cell/>
          <table:table-cell table:style-name="ce35" table:formula="of:=IFERROR(INDEX([.A1118:.$A$873];MATCH([.E1117];[.E1118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18];[$movies.B:.D];2;0)" office:value-type="string" office:string-value="" calcext:value-type="error">
            <text:p>#N/A</text:p>
          </table:table-cell>
          <table:table-cell table:formula="of:=IFERROR(INDEX([.$D$1:.D1117];MATCH([.E1118];[.$E$1:.E1117];0));MAX([.$D$1:.D1117])+1)" office:value-type="float" office:value="266" calcext:value-type="float">
            <text:p>266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18])-COUNTIF([.$E$1:.E1118];[.E1118])" office:value-type="string" office:string-value="" calcext:value-type="error">
            <text:p>#N/A</text:p>
          </table:table-cell>
          <table:table-cell/>
          <table:table-cell table:style-name="ce35" table:formula="of:=IFERROR(INDEX([.A1119:.$A$873];MATCH([.E1118];[.E1119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19];[$movies.B:.D];2;0)" office:value-type="string" office:string-value="" calcext:value-type="error">
            <text:p>#N/A</text:p>
          </table:table-cell>
          <table:table-cell table:formula="of:=IFERROR(INDEX([.$D$1:.D1118];MATCH([.E1119];[.$E$1:.E1118];0));MAX([.$D$1:.D1118])+1)" office:value-type="float" office:value="267" calcext:value-type="float">
            <text:p>267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19])-COUNTIF([.$E$1:.E1119];[.E1119])" office:value-type="string" office:string-value="" calcext:value-type="error">
            <text:p>#N/A</text:p>
          </table:table-cell>
          <table:table-cell/>
          <table:table-cell table:style-name="ce35" table:formula="of:=IFERROR(INDEX([.A1120:.$A$873];MATCH([.E1119];[.E1120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20];[$movies.B:.D];2;0)" office:value-type="string" office:string-value="" calcext:value-type="error">
            <text:p>#N/A</text:p>
          </table:table-cell>
          <table:table-cell table:formula="of:=IFERROR(INDEX([.$D$1:.D1119];MATCH([.E1120];[.$E$1:.E1119];0));MAX([.$D$1:.D1119])+1)" office:value-type="float" office:value="268" calcext:value-type="float">
            <text:p>268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20])-COUNTIF([.$E$1:.E1120];[.E1120])" office:value-type="string" office:string-value="" calcext:value-type="error">
            <text:p>#N/A</text:p>
          </table:table-cell>
          <table:table-cell/>
          <table:table-cell table:style-name="ce35" table:formula="of:=IFERROR(INDEX([.A1121:.$A$873];MATCH([.E1120];[.E1121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21];[$movies.B:.D];2;0)" office:value-type="string" office:string-value="" calcext:value-type="error">
            <text:p>#N/A</text:p>
          </table:table-cell>
          <table:table-cell table:formula="of:=IFERROR(INDEX([.$D$1:.D1120];MATCH([.E1121];[.$E$1:.E1120];0));MAX([.$D$1:.D1120])+1)" office:value-type="float" office:value="269" calcext:value-type="float">
            <text:p>269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21])-COUNTIF([.$E$1:.E1121];[.E1121])" office:value-type="string" office:string-value="" calcext:value-type="error">
            <text:p>#N/A</text:p>
          </table:table-cell>
          <table:table-cell/>
          <table:table-cell table:style-name="ce35" table:formula="of:=IFERROR(INDEX([.A1122:.$A$873];MATCH([.E1121];[.E1122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22];[$movies.B:.D];2;0)" office:value-type="string" office:string-value="" calcext:value-type="error">
            <text:p>#N/A</text:p>
          </table:table-cell>
          <table:table-cell table:formula="of:=IFERROR(INDEX([.$D$1:.D1121];MATCH([.E1122];[.$E$1:.E1121];0));MAX([.$D$1:.D1121])+1)" office:value-type="float" office:value="270" calcext:value-type="float">
            <text:p>270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22])-COUNTIF([.$E$1:.E1122];[.E1122])" office:value-type="string" office:string-value="" calcext:value-type="error">
            <text:p>#N/A</text:p>
          </table:table-cell>
          <table:table-cell/>
          <table:table-cell table:style-name="ce35" table:formula="of:=IFERROR(INDEX([.A1123:.$A$873];MATCH([.E1122];[.E1123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23];[$movies.B:.D];2;0)" office:value-type="string" office:string-value="" calcext:value-type="error">
            <text:p>#N/A</text:p>
          </table:table-cell>
          <table:table-cell table:formula="of:=IFERROR(INDEX([.$D$1:.D1122];MATCH([.E1123];[.$E$1:.E1122];0));MAX([.$D$1:.D1122])+1)" office:value-type="float" office:value="271" calcext:value-type="float">
            <text:p>271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23])-COUNTIF([.$E$1:.E1123];[.E1123])" office:value-type="string" office:string-value="" calcext:value-type="error">
            <text:p>#N/A</text:p>
          </table:table-cell>
          <table:table-cell/>
          <table:table-cell table:style-name="ce35" table:formula="of:=IFERROR(INDEX([.A1124:.$A$873];MATCH([.E1123];[.E1124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24];[$movies.B:.D];2;0)" office:value-type="string" office:string-value="" calcext:value-type="error">
            <text:p>#N/A</text:p>
          </table:table-cell>
          <table:table-cell table:formula="of:=IFERROR(INDEX([.$D$1:.D1123];MATCH([.E1124];[.$E$1:.E1123];0));MAX([.$D$1:.D1123])+1)" office:value-type="float" office:value="272" calcext:value-type="float">
            <text:p>272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24])-COUNTIF([.$E$1:.E1124];[.E1124])" office:value-type="string" office:string-value="" calcext:value-type="error">
            <text:p>#N/A</text:p>
          </table:table-cell>
          <table:table-cell/>
          <table:table-cell table:style-name="ce35" table:formula="of:=IFERROR(INDEX([.A1125:.$A$873];MATCH([.E1124];[.E1125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25];[$movies.B:.D];2;0)" office:value-type="string" office:string-value="" calcext:value-type="error">
            <text:p>#N/A</text:p>
          </table:table-cell>
          <table:table-cell table:formula="of:=IFERROR(INDEX([.$D$1:.D1124];MATCH([.E1125];[.$E$1:.E1124];0));MAX([.$D$1:.D1124])+1)" office:value-type="float" office:value="273" calcext:value-type="float">
            <text:p>273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25])-COUNTIF([.$E$1:.E1125];[.E1125])" office:value-type="string" office:string-value="" calcext:value-type="error">
            <text:p>#N/A</text:p>
          </table:table-cell>
          <table:table-cell/>
          <table:table-cell table:style-name="ce35" table:formula="of:=IFERROR(INDEX([.A1126:.$A$873];MATCH([.E1125];[.E1126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26];[$movies.B:.D];2;0)" office:value-type="string" office:string-value="" calcext:value-type="error">
            <text:p>#N/A</text:p>
          </table:table-cell>
          <table:table-cell table:formula="of:=IFERROR(INDEX([.$D$1:.D1125];MATCH([.E1126];[.$E$1:.E1125];0));MAX([.$D$1:.D1125])+1)" office:value-type="float" office:value="274" calcext:value-type="float">
            <text:p>274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26])-COUNTIF([.$E$1:.E1126];[.E1126])" office:value-type="string" office:string-value="" calcext:value-type="error">
            <text:p>#N/A</text:p>
          </table:table-cell>
          <table:table-cell/>
          <table:table-cell table:style-name="ce35" table:formula="of:=IFERROR(INDEX([.A1127:.$A$873];MATCH([.E1126];[.E1127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27];[$movies.B:.D];2;0)" office:value-type="string" office:string-value="" calcext:value-type="error">
            <text:p>#N/A</text:p>
          </table:table-cell>
          <table:table-cell table:formula="of:=IFERROR(INDEX([.$D$1:.D1126];MATCH([.E1127];[.$E$1:.E1126];0));MAX([.$D$1:.D1126])+1)" office:value-type="float" office:value="275" calcext:value-type="float">
            <text:p>275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27])-COUNTIF([.$E$1:.E1127];[.E1127])" office:value-type="string" office:string-value="" calcext:value-type="error">
            <text:p>#N/A</text:p>
          </table:table-cell>
          <table:table-cell/>
          <table:table-cell table:style-name="ce35" table:formula="of:=IFERROR(INDEX([.A1128:.$A$873];MATCH([.E1127];[.E1128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28];[$movies.B:.D];2;0)" office:value-type="string" office:string-value="" calcext:value-type="error">
            <text:p>#N/A</text:p>
          </table:table-cell>
          <table:table-cell table:formula="of:=IFERROR(INDEX([.$D$1:.D1127];MATCH([.E1128];[.$E$1:.E1127];0));MAX([.$D$1:.D1127])+1)" office:value-type="float" office:value="276" calcext:value-type="float">
            <text:p>276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28])-COUNTIF([.$E$1:.E1128];[.E1128])" office:value-type="string" office:string-value="" calcext:value-type="error">
            <text:p>#N/A</text:p>
          </table:table-cell>
          <table:table-cell/>
          <table:table-cell table:style-name="ce35" table:formula="of:=IFERROR(INDEX([.A1129:.$A$873];MATCH([.E1128];[.E1129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29];[$movies.B:.D];2;0)" office:value-type="string" office:string-value="" calcext:value-type="error">
            <text:p>#N/A</text:p>
          </table:table-cell>
          <table:table-cell table:formula="of:=IFERROR(INDEX([.$D$1:.D1128];MATCH([.E1129];[.$E$1:.E1128];0));MAX([.$D$1:.D1128])+1)" office:value-type="float" office:value="277" calcext:value-type="float">
            <text:p>277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29])-COUNTIF([.$E$1:.E1129];[.E1129])" office:value-type="string" office:string-value="" calcext:value-type="error">
            <text:p>#N/A</text:p>
          </table:table-cell>
          <table:table-cell/>
          <table:table-cell table:style-name="ce35" table:formula="of:=IFERROR(INDEX([.A1130:.$A$873];MATCH([.E1129];[.E1130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30];[$movies.B:.D];2;0)" office:value-type="string" office:string-value="" calcext:value-type="error">
            <text:p>#N/A</text:p>
          </table:table-cell>
          <table:table-cell table:formula="of:=IFERROR(INDEX([.$D$1:.D1129];MATCH([.E1130];[.$E$1:.E1129];0));MAX([.$D$1:.D1129])+1)" office:value-type="float" office:value="278" calcext:value-type="float">
            <text:p>278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30])-COUNTIF([.$E$1:.E1130];[.E1130])" office:value-type="string" office:string-value="" calcext:value-type="error">
            <text:p>#N/A</text:p>
          </table:table-cell>
          <table:table-cell/>
          <table:table-cell table:style-name="ce35" table:formula="of:=IFERROR(INDEX([.A1131:.$A$873];MATCH([.E1130];[.E1131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31];[$movies.B:.D];2;0)" office:value-type="string" office:string-value="" calcext:value-type="error">
            <text:p>#N/A</text:p>
          </table:table-cell>
          <table:table-cell table:formula="of:=IFERROR(INDEX([.$D$1:.D1130];MATCH([.E1131];[.$E$1:.E1130];0));MAX([.$D$1:.D1130])+1)" office:value-type="float" office:value="279" calcext:value-type="float">
            <text:p>279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31])-COUNTIF([.$E$1:.E1131];[.E1131])" office:value-type="string" office:string-value="" calcext:value-type="error">
            <text:p>#N/A</text:p>
          </table:table-cell>
          <table:table-cell/>
          <table:table-cell table:style-name="ce35" table:formula="of:=IFERROR(INDEX([.A1132:.$A$873];MATCH([.E1131];[.E1132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32];[$movies.B:.D];2;0)" office:value-type="string" office:string-value="" calcext:value-type="error">
            <text:p>#N/A</text:p>
          </table:table-cell>
          <table:table-cell table:formula="of:=IFERROR(INDEX([.$D$1:.D1131];MATCH([.E1132];[.$E$1:.E1131];0));MAX([.$D$1:.D1131])+1)" office:value-type="float" office:value="280" calcext:value-type="float">
            <text:p>280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32])-COUNTIF([.$E$1:.E1132];[.E1132])" office:value-type="string" office:string-value="" calcext:value-type="error">
            <text:p>#N/A</text:p>
          </table:table-cell>
          <table:table-cell/>
          <table:table-cell table:style-name="ce35" table:formula="of:=IFERROR(INDEX([.A1133:.$A$873];MATCH([.E1132];[.E1133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33];[$movies.B:.D];2;0)" office:value-type="string" office:string-value="" calcext:value-type="error">
            <text:p>#N/A</text:p>
          </table:table-cell>
          <table:table-cell table:formula="of:=IFERROR(INDEX([.$D$1:.D1132];MATCH([.E1133];[.$E$1:.E1132];0));MAX([.$D$1:.D1132])+1)" office:value-type="float" office:value="281" calcext:value-type="float">
            <text:p>281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33])-COUNTIF([.$E$1:.E1133];[.E1133])" office:value-type="string" office:string-value="" calcext:value-type="error">
            <text:p>#N/A</text:p>
          </table:table-cell>
          <table:table-cell/>
          <table:table-cell table:style-name="ce35" table:formula="of:=IFERROR(INDEX([.A1134:.$A$873];MATCH([.E1133];[.E1134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34];[$movies.B:.D];2;0)" office:value-type="string" office:string-value="" calcext:value-type="error">
            <text:p>#N/A</text:p>
          </table:table-cell>
          <table:table-cell table:formula="of:=IFERROR(INDEX([.$D$1:.D1133];MATCH([.E1134];[.$E$1:.E1133];0));MAX([.$D$1:.D1133])+1)" office:value-type="float" office:value="282" calcext:value-type="float">
            <text:p>282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34])-COUNTIF([.$E$1:.E1134];[.E1134])" office:value-type="string" office:string-value="" calcext:value-type="error">
            <text:p>#N/A</text:p>
          </table:table-cell>
          <table:table-cell/>
          <table:table-cell table:style-name="ce35" table:formula="of:=IFERROR(INDEX([.A1135:.$A$873];MATCH([.E1134];[.E1135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35];[$movies.B:.D];2;0)" office:value-type="string" office:string-value="" calcext:value-type="error">
            <text:p>#N/A</text:p>
          </table:table-cell>
          <table:table-cell table:formula="of:=IFERROR(INDEX([.$D$1:.D1134];MATCH([.E1135];[.$E$1:.E1134];0));MAX([.$D$1:.D1134])+1)" office:value-type="float" office:value="283" calcext:value-type="float">
            <text:p>283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35])-COUNTIF([.$E$1:.E1135];[.E1135])" office:value-type="string" office:string-value="" calcext:value-type="error">
            <text:p>#N/A</text:p>
          </table:table-cell>
          <table:table-cell/>
          <table:table-cell table:style-name="ce35" table:formula="of:=IFERROR(INDEX([.A1136:.$A$873];MATCH([.E1135];[.E1136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36];[$movies.B:.D];2;0)" office:value-type="string" office:string-value="" calcext:value-type="error">
            <text:p>#N/A</text:p>
          </table:table-cell>
          <table:table-cell table:formula="of:=IFERROR(INDEX([.$D$1:.D1135];MATCH([.E1136];[.$E$1:.E1135];0));MAX([.$D$1:.D1135])+1)" office:value-type="float" office:value="284" calcext:value-type="float">
            <text:p>284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36])-COUNTIF([.$E$1:.E1136];[.E1136])" office:value-type="string" office:string-value="" calcext:value-type="error">
            <text:p>#N/A</text:p>
          </table:table-cell>
          <table:table-cell/>
          <table:table-cell table:style-name="ce35" table:formula="of:=IFERROR(INDEX([.A1137:.$A$873];MATCH([.E1136];[.E1137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37];[$movies.B:.D];2;0)" office:value-type="string" office:string-value="" calcext:value-type="error">
            <text:p>#N/A</text:p>
          </table:table-cell>
          <table:table-cell table:formula="of:=IFERROR(INDEX([.$D$1:.D1136];MATCH([.E1137];[.$E$1:.E1136];0));MAX([.$D$1:.D1136])+1)" office:value-type="float" office:value="285" calcext:value-type="float">
            <text:p>285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37])-COUNTIF([.$E$1:.E1137];[.E1137])" office:value-type="string" office:string-value="" calcext:value-type="error">
            <text:p>#N/A</text:p>
          </table:table-cell>
          <table:table-cell/>
          <table:table-cell table:style-name="ce35" table:formula="of:=IFERROR(INDEX([.A1138:.$A$873];MATCH([.E1137];[.E1138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38];[$movies.B:.D];2;0)" office:value-type="string" office:string-value="" calcext:value-type="error">
            <text:p>#N/A</text:p>
          </table:table-cell>
          <table:table-cell table:formula="of:=IFERROR(INDEX([.$D$1:.D1137];MATCH([.E1138];[.$E$1:.E1137];0));MAX([.$D$1:.D1137])+1)" office:value-type="float" office:value="286" calcext:value-type="float">
            <text:p>286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38])-COUNTIF([.$E$1:.E1138];[.E1138])" office:value-type="string" office:string-value="" calcext:value-type="error">
            <text:p>#N/A</text:p>
          </table:table-cell>
          <table:table-cell/>
          <table:table-cell table:style-name="ce35" table:formula="of:=IFERROR(INDEX([.A1139:.$A$873];MATCH([.E1138];[.E1139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39];[$movies.B:.D];2;0)" office:value-type="string" office:string-value="" calcext:value-type="error">
            <text:p>#N/A</text:p>
          </table:table-cell>
          <table:table-cell table:formula="of:=IFERROR(INDEX([.$D$1:.D1138];MATCH([.E1139];[.$E$1:.E1138];0));MAX([.$D$1:.D1138])+1)" office:value-type="float" office:value="287" calcext:value-type="float">
            <text:p>287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39])-COUNTIF([.$E$1:.E1139];[.E1139])" office:value-type="string" office:string-value="" calcext:value-type="error">
            <text:p>#N/A</text:p>
          </table:table-cell>
          <table:table-cell/>
          <table:table-cell table:style-name="ce35" table:formula="of:=IFERROR(INDEX([.A1140:.$A$873];MATCH([.E1139];[.E1140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40];[$movies.B:.D];2;0)" office:value-type="string" office:string-value="" calcext:value-type="error">
            <text:p>#N/A</text:p>
          </table:table-cell>
          <table:table-cell table:formula="of:=IFERROR(INDEX([.$D$1:.D1139];MATCH([.E1140];[.$E$1:.E1139];0));MAX([.$D$1:.D1139])+1)" office:value-type="float" office:value="288" calcext:value-type="float">
            <text:p>288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40])-COUNTIF([.$E$1:.E1140];[.E1140])" office:value-type="string" office:string-value="" calcext:value-type="error">
            <text:p>#N/A</text:p>
          </table:table-cell>
          <table:table-cell/>
          <table:table-cell table:style-name="ce35" table:formula="of:=IFERROR(INDEX([.A1141:.$A$873];MATCH([.E1140];[.E1141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41];[$movies.B:.D];2;0)" office:value-type="string" office:string-value="" calcext:value-type="error">
            <text:p>#N/A</text:p>
          </table:table-cell>
          <table:table-cell table:formula="of:=IFERROR(INDEX([.$D$1:.D1140];MATCH([.E1141];[.$E$1:.E1140];0));MAX([.$D$1:.D1140])+1)" office:value-type="float" office:value="289" calcext:value-type="float">
            <text:p>289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41])-COUNTIF([.$E$1:.E1141];[.E1141])" office:value-type="string" office:string-value="" calcext:value-type="error">
            <text:p>#N/A</text:p>
          </table:table-cell>
          <table:table-cell/>
          <table:table-cell table:style-name="ce35" table:formula="of:=IFERROR(INDEX([.A1142:.$A$873];MATCH([.E1141];[.E1142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42];[$movies.B:.D];2;0)" office:value-type="string" office:string-value="" calcext:value-type="error">
            <text:p>#N/A</text:p>
          </table:table-cell>
          <table:table-cell table:formula="of:=IFERROR(INDEX([.$D$1:.D1141];MATCH([.E1142];[.$E$1:.E1141];0));MAX([.$D$1:.D1141])+1)" office:value-type="float" office:value="290" calcext:value-type="float">
            <text:p>290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42])-COUNTIF([.$E$1:.E1142];[.E1142])" office:value-type="string" office:string-value="" calcext:value-type="error">
            <text:p>#N/A</text:p>
          </table:table-cell>
          <table:table-cell/>
          <table:table-cell table:style-name="ce35" table:formula="of:=IFERROR(INDEX([.A1143:.$A$873];MATCH([.E1142];[.E1143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43];[$movies.B:.D];2;0)" office:value-type="string" office:string-value="" calcext:value-type="error">
            <text:p>#N/A</text:p>
          </table:table-cell>
          <table:table-cell table:formula="of:=IFERROR(INDEX([.$D$1:.D1142];MATCH([.E1143];[.$E$1:.E1142];0));MAX([.$D$1:.D1142])+1)" office:value-type="float" office:value="291" calcext:value-type="float">
            <text:p>291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43])-COUNTIF([.$E$1:.E1143];[.E1143])" office:value-type="string" office:string-value="" calcext:value-type="error">
            <text:p>#N/A</text:p>
          </table:table-cell>
          <table:table-cell/>
          <table:table-cell table:style-name="ce35" table:formula="of:=IFERROR(INDEX([.A1144:.$A$873];MATCH([.E1143];[.E1144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44];[$movies.B:.D];2;0)" office:value-type="string" office:string-value="" calcext:value-type="error">
            <text:p>#N/A</text:p>
          </table:table-cell>
          <table:table-cell table:formula="of:=IFERROR(INDEX([.$D$1:.D1143];MATCH([.E1144];[.$E$1:.E1143];0));MAX([.$D$1:.D1143])+1)" office:value-type="float" office:value="292" calcext:value-type="float">
            <text:p>292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44])-COUNTIF([.$E$1:.E1144];[.E1144])" office:value-type="string" office:string-value="" calcext:value-type="error">
            <text:p>#N/A</text:p>
          </table:table-cell>
          <table:table-cell/>
          <table:table-cell table:style-name="ce35" table:formula="of:=IFERROR(INDEX([.A1145:.$A$873];MATCH([.E1144];[.E1145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45];[$movies.B:.D];2;0)" office:value-type="string" office:string-value="" calcext:value-type="error">
            <text:p>#N/A</text:p>
          </table:table-cell>
          <table:table-cell table:formula="of:=IFERROR(INDEX([.$D$1:.D1144];MATCH([.E1145];[.$E$1:.E1144];0));MAX([.$D$1:.D1144])+1)" office:value-type="float" office:value="293" calcext:value-type="float">
            <text:p>293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45])-COUNTIF([.$E$1:.E1145];[.E1145])" office:value-type="string" office:string-value="" calcext:value-type="error">
            <text:p>#N/A</text:p>
          </table:table-cell>
          <table:table-cell/>
          <table:table-cell table:style-name="ce35" table:formula="of:=IFERROR(INDEX([.A1146:.$A$873];MATCH([.E1145];[.E1146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46];[$movies.B:.D];2;0)" office:value-type="string" office:string-value="" calcext:value-type="error">
            <text:p>#N/A</text:p>
          </table:table-cell>
          <table:table-cell table:formula="of:=IFERROR(INDEX([.$D$1:.D1145];MATCH([.E1146];[.$E$1:.E1145];0));MAX([.$D$1:.D1145])+1)" office:value-type="float" office:value="294" calcext:value-type="float">
            <text:p>294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46])-COUNTIF([.$E$1:.E1146];[.E1146])" office:value-type="string" office:string-value="" calcext:value-type="error">
            <text:p>#N/A</text:p>
          </table:table-cell>
          <table:table-cell/>
          <table:table-cell table:style-name="ce35" table:formula="of:=IFERROR(INDEX([.A1147:.$A$873];MATCH([.E1146];[.E1147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47];[$movies.B:.D];2;0)" office:value-type="string" office:string-value="" calcext:value-type="error">
            <text:p>#N/A</text:p>
          </table:table-cell>
          <table:table-cell table:formula="of:=IFERROR(INDEX([.$D$1:.D1146];MATCH([.E1147];[.$E$1:.E1146];0));MAX([.$D$1:.D1146])+1)" office:value-type="float" office:value="295" calcext:value-type="float">
            <text:p>295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47])-COUNTIF([.$E$1:.E1147];[.E1147])" office:value-type="string" office:string-value="" calcext:value-type="error">
            <text:p>#N/A</text:p>
          </table:table-cell>
          <table:table-cell/>
          <table:table-cell table:style-name="ce35" table:formula="of:=IFERROR(INDEX([.A1148:.$A$873];MATCH([.E1147];[.E1148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48];[$movies.B:.D];2;0)" office:value-type="string" office:string-value="" calcext:value-type="error">
            <text:p>#N/A</text:p>
          </table:table-cell>
          <table:table-cell table:formula="of:=IFERROR(INDEX([.$D$1:.D1147];MATCH([.E1148];[.$E$1:.E1147];0));MAX([.$D$1:.D1147])+1)" office:value-type="float" office:value="296" calcext:value-type="float">
            <text:p>296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48])-COUNTIF([.$E$1:.E1148];[.E1148])" office:value-type="string" office:string-value="" calcext:value-type="error">
            <text:p>#N/A</text:p>
          </table:table-cell>
          <table:table-cell/>
          <table:table-cell table:style-name="ce35" table:formula="of:=IFERROR(INDEX([.A1149:.$A$873];MATCH([.E1148];[.E1149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49];[$movies.B:.D];2;0)" office:value-type="string" office:string-value="" calcext:value-type="error">
            <text:p>#N/A</text:p>
          </table:table-cell>
          <table:table-cell table:formula="of:=IFERROR(INDEX([.$D$1:.D1148];MATCH([.E1149];[.$E$1:.E1148];0));MAX([.$D$1:.D1148])+1)" office:value-type="float" office:value="297" calcext:value-type="float">
            <text:p>297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49])-COUNTIF([.$E$1:.E1149];[.E1149])" office:value-type="string" office:string-value="" calcext:value-type="error">
            <text:p>#N/A</text:p>
          </table:table-cell>
          <table:table-cell/>
          <table:table-cell table:style-name="ce35" table:formula="of:=IFERROR(INDEX([.A1150:.$A$873];MATCH([.E1149];[.E1150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50];[$movies.B:.D];2;0)" office:value-type="string" office:string-value="" calcext:value-type="error">
            <text:p>#N/A</text:p>
          </table:table-cell>
          <table:table-cell table:formula="of:=IFERROR(INDEX([.$D$1:.D1149];MATCH([.E1150];[.$E$1:.E1149];0));MAX([.$D$1:.D1149])+1)" office:value-type="float" office:value="298" calcext:value-type="float">
            <text:p>298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50])-COUNTIF([.$E$1:.E1150];[.E1150])" office:value-type="string" office:string-value="" calcext:value-type="error">
            <text:p>#N/A</text:p>
          </table:table-cell>
          <table:table-cell/>
          <table:table-cell table:style-name="ce35" table:formula="of:=IFERROR(INDEX([.A1151:.$A$873];MATCH([.E1150];[.E1151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51];[$movies.B:.D];2;0)" office:value-type="string" office:string-value="" calcext:value-type="error">
            <text:p>#N/A</text:p>
          </table:table-cell>
          <table:table-cell table:formula="of:=IFERROR(INDEX([.$D$1:.D1150];MATCH([.E1151];[.$E$1:.E1150];0));MAX([.$D$1:.D1150])+1)" office:value-type="float" office:value="299" calcext:value-type="float">
            <text:p>299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51])-COUNTIF([.$E$1:.E1151];[.E1151])" office:value-type="string" office:string-value="" calcext:value-type="error">
            <text:p>#N/A</text:p>
          </table:table-cell>
          <table:table-cell/>
          <table:table-cell table:style-name="ce35" table:formula="of:=IFERROR(INDEX([.A1152:.$A$873];MATCH([.E1151];[.E1152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52];[$movies.B:.D];2;0)" office:value-type="string" office:string-value="" calcext:value-type="error">
            <text:p>#N/A</text:p>
          </table:table-cell>
          <table:table-cell table:formula="of:=IFERROR(INDEX([.$D$1:.D1151];MATCH([.E1152];[.$E$1:.E1151];0));MAX([.$D$1:.D1151])+1)" office:value-type="float" office:value="300" calcext:value-type="float">
            <text:p>300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52])-COUNTIF([.$E$1:.E1152];[.E1152])" office:value-type="string" office:string-value="" calcext:value-type="error">
            <text:p>#N/A</text:p>
          </table:table-cell>
          <table:table-cell/>
          <table:table-cell table:style-name="ce35" table:formula="of:=IFERROR(INDEX([.A1153:.$A$873];MATCH([.E1152];[.E1153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53];[$movies.B:.D];2;0)" office:value-type="string" office:string-value="" calcext:value-type="error">
            <text:p>#N/A</text:p>
          </table:table-cell>
          <table:table-cell table:formula="of:=IFERROR(INDEX([.$D$1:.D1152];MATCH([.E1153];[.$E$1:.E1152];0));MAX([.$D$1:.D1152])+1)" office:value-type="float" office:value="301" calcext:value-type="float">
            <text:p>301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53])-COUNTIF([.$E$1:.E1153];[.E1153])" office:value-type="string" office:string-value="" calcext:value-type="error">
            <text:p>#N/A</text:p>
          </table:table-cell>
          <table:table-cell/>
          <table:table-cell table:style-name="ce35" table:formula="of:=IFERROR(INDEX([.A1154:.$A$873];MATCH([.E1153];[.E1154:.$E$873];0));&quot;&quot;)">
            <text:p/>
          </table:table-cell>
          <table:table-cell table:number-columns-repeated="7"/>
        </table:table-row>
        <table:table-row table:style-name="ro3" table:visibility="filter"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=VLOOKUP([.B1154];[$movies.B:.D];2;0)" office:value-type="string" office:string-value="" calcext:value-type="error">
            <text:p>#N/A</text:p>
          </table:table-cell>
          <table:table-cell table:formula="of:=IFERROR(INDEX([.$D$1:.D1153];MATCH([.E1154];[.$E$1:.E1153];0));MAX([.$D$1:.D1153])+1)" office:value-type="float" office:value="302" calcext:value-type="float">
            <text:p>302</text:p>
          </table:table-cell>
          <table:table-cell table:style-name="ce45" table:formula="of:#N/A" office:value-type="string" office:string-value="" calcext:value-type="error">
            <text:p>#N/A</text:p>
          </table:table-cell>
          <table:table-cell table:formula="of:=COUNTIF([.E:.E];[.E1154])-COUNTIF([.$E$1:.E1154];[.E1154])" office:value-type="string" office:string-value="" calcext:value-type="error">
            <text:p>#N/A</text:p>
          </table:table-cell>
          <table:table-cell/>
          <table:table-cell table:style-name="ce35" table:formula="of:=IFERROR(INDEX([.A1155:.$A$873];MATCH([.E1154];[.E1155:.$E$873];0));&quot;&quot;)">
            <text:p/>
          </table:table-cell>
          <table:table-cell table:number-columns-repeated="7"/>
        </table:table-row>
        <table:table-row table:style-name="ro3" table:number-rows-repeated="1047421">
          <table:table-cell table:number-columns-repeated="15"/>
        </table:table-row>
        <table:table-row table:style-name="ro3">
          <table:table-cell table:number-columns-repeated="15"/>
        </table:table-row>
        <calcext:conditional-formats>
          <calcext:conditional-format calcext:target-range-address="Tags.F1:Tags.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3" table:style-name="ta1">
        <office:forms form:automatic-focus="false" form:apply-design-mode="false"/>
        <table:table-column table:style-name="co1" table:default-cell-style-name="ce45"/>
        <table:table-column table:style-name="co1" table:default-cell-style-name="Default"/>
        <table:table-row table:style-name="ro3">
          <table:table-cell table:style-name="Default" office:value-type="string" calcext:value-type="string">
            <text:p>tag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19th Century</text:p>
          </table:table-cell>
          <table:table-cell table:formula="of:=COUNTIF([$Tags.E:.E];[.A2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al with the Devil</text:p>
          </table:table-cell>
          <table:table-cell table:formula="of:=COUNTIF([$Tags.E:.E];[.A3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ability</text:p>
          </table:table-cell>
          <table:table-cell table:formula="of:=COUNTIF([$Tags.E:.E];[.A4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gyptian Mythology</text:p>
          </table:table-cell>
          <table:table-cell table:formula="of:=COUNTIF([$Tags.E:.E];[.A5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eudal Japan</text:p>
          </table:table-cell>
          <table:table-cell table:formula="of:=COUNTIF([$Tags.E:.E];[.A6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owbiz</text:p>
          </table:table-cell>
          <table:table-cell table:formula="of:=COUNTIF([$Tags.E:.E];[.A7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ntemporary Fantasy</text:p>
          </table:table-cell>
          <table:table-cell table:formula="of:=COUNTIF([$Tags.E:.E];[.A8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Urban Fantasy</text:p>
          </table:table-cell>
          <table:table-cell table:formula="of:=COUNTIF([$Tags.E:.E];[.A9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odern Knowledge</text:p>
          </table:table-cell>
          <table:table-cell table:formula="of:=COUNTIF([$Tags.E:.E];[.A10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sychological</text:p>
          </table:table-cell>
          <table:table-cell table:formula="of:=COUNTIF([$Tags.E:.E];[.A11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tectives</text:p>
          </table:table-cell>
          <table:table-cell table:formula="of:=COUNTIF([$Tags.E:.E];[.A12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erlock Holmes</text:p>
          </table:table-cell>
          <table:table-cell table:formula="of:=COUNTIF([$Tags.E:.E];[.A13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pposites Attract</text:p>
          </table:table-cell>
          <table:table-cell table:formula="of:=COUNTIF([$Tags.E:.E];[.A14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16th Century</text:p>
          </table:table-cell>
          <table:table-cell table:formula="of:=COUNTIF([$Tags.E:.E];[.A15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pprenticeship</text:p>
          </table:table-cell>
          <table:table-cell table:formula="of:=COUNTIF([$Tags.E:.E];[.A16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taly</text:p>
          </table:table-cell>
          <table:table-cell table:formula="of:=COUNTIF([$Tags.E:.E];[.A17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griculture</text:p>
          </table:table-cell>
          <table:table-cell table:formula="of:=COUNTIF([$Tags.E:.E];[.A18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onster-of-the-week</text:p>
          </table:table-cell>
          <table:table-cell table:formula="of:=COUNTIF([$Tags.E:.E];[.A19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lemental Powers</text:p>
          </table:table-cell>
          <table:table-cell table:formula="of:=COUNTIF([$Tags.E:.E];[.A20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nder Bender</text:p>
          </table:table-cell>
          <table:table-cell table:formula="of:=COUNTIF([$Tags.E:.E];[.A21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ip</text:p>
          </table:table-cell>
          <table:table-cell table:formula="of:=COUNTIF([$Tags.E:.E];[.A22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ristmas</text:p>
          </table:table-cell>
          <table:table-cell table:formula="of:=COUNTIF([$Tags.E:.E];[.A23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ars</text:p>
          </table:table-cell>
          <table:table-cell table:formula="of:=COUNTIF([$Tags.E:.E];[.A24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ndroids</text:p>
          </table:table-cell>
          <table:table-cell table:formula="of:=COUNTIF([$Tags.E:.E];[.A25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kating</text:p>
          </table:table-cell>
          <table:table-cell table:formula="of:=COUNTIF([$Tags.E:.E];[.A26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valries</text:p>
          </table:table-cell>
          <table:table-cell table:formula="of:=COUNTIF([$Tags.E:.E];[.A27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ungeon</text:p>
          </table:table-cell>
          <table:table-cell table:formula="of:=COUNTIF([$Tags.E:.E];[.A28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VE</text:p>
          </table:table-cell>
          <table:table-cell table:formula="of:=COUNTIF([$Tags.E:.E];[.A29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rapped in a Video Game</text:p>
          </table:table-cell>
          <table:table-cell table:formula="of:=COUNTIF([$Tags.E:.E];[.A30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ts</text:p>
          </table:table-cell>
          <table:table-cell table:formula="of:=COUNTIF([$Tags.E:.E];[.A31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taku Culture</text:p>
          </table:table-cell>
          <table:table-cell table:formula="of:=COUNTIF([$Tags.E:.E];[.A32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sert</text:p>
          </table:table-cell>
          <table:table-cell table:formula="of:=COUNTIF([$Tags.E:.E];[.A33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tails</text:p>
          </table:table-cell>
          <table:table-cell table:formula="of:=COUNTIF([$Tags.E:.E];[.A34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ecipes</text:p>
          </table:table-cell>
          <table:table-cell table:formula="of:=COUNTIF([$Tags.E:.E];[.A35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reece</text:p>
          </table:table-cell>
          <table:table-cell table:formula="of:=COUNTIF([$Tags.E:.E];[.A36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terspecies Relationship</text:p>
          </table:table-cell>
          <table:table-cell table:formula="of:=COUNTIF([$Tags.E:.E];[.A37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vironmental</text:p>
          </table:table-cell>
          <table:table-cell table:formula="of:=COUNTIF([$Tags.E:.E];[.A38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ath of a Loved One</text:p>
          </table:table-cell>
          <table:table-cell table:formula="of:=COUNTIF([$Tags.E:.E];[.A39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ark Comedy</text:p>
          </table:table-cell>
          <table:table-cell table:formula="of:=COUNTIF([$Tags.E:.E];[.A40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rody</text:p>
          </table:table-cell>
          <table:table-cell table:formula="of:=COUNTIF([$Tags.E:.E];[.A41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llness</text:p>
          </table:table-cell>
          <table:table-cell table:formula="of:=COUNTIF([$Tags.E:.E];[.A42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ncient China</text:p>
          </table:table-cell>
          <table:table-cell table:formula="of:=COUNTIF([$Tags.E:.E];[.A43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ultivation</text:p>
          </table:table-cell>
          <table:table-cell table:formula="of:=COUNTIF([$Tags.E:.E];[.A44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ebellions</text:p>
          </table:table-cell>
          <table:table-cell table:formula="of:=COUNTIF([$Tags.E:.E];[.A45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r</text:p>
          </table:table-cell>
          <table:table-cell table:formula="of:=COUNTIF([$Tags.E:.E];[.A46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irds</text:p>
          </table:table-cell>
          <table:table-cell table:formula="of:=COUNTIF([$Tags.E:.E];[.A47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nguins</text:p>
          </table:table-cell>
          <table:table-cell table:formula="of:=COUNTIF([$Tags.E:.E];[.A48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tches</text:p>
          </table:table-cell>
          <table:table-cell table:formula="of:=COUNTIF([$Tags.E:.E];[.A49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uddhism</text:p>
          </table:table-cell>
          <table:table-cell table:formula="of:=COUNTIF([$Tags.E:.E];[.A50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y or Die</text:p>
          </table:table-cell>
          <table:table-cell table:formula="of:=COUNTIF([$Tags.E:.E];[.A51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ming of Age</text:p>
          </table:table-cell>
          <table:table-cell table:formula="of:=COUNTIF([$Tags.E:.E];[.A52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linquents</text:p>
          </table:table-cell>
          <table:table-cell table:formula="of:=COUNTIF([$Tags.E:.E];[.A53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ewly Co-ed School</text:p>
          </table:table-cell>
          <table:table-cell table:formula="of:=COUNTIF([$Tags.E:.E];[.A54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o Dialogue</text:p>
          </table:table-cell>
          <table:table-cell table:formula="of:=COUNTIF([$Tags.E:.E];[.A55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uter Space</text:p>
          </table:table-cell>
          <table:table-cell table:formula="of:=COUNTIF([$Tags.E:.E];[.A56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ace Pirates</text:p>
          </table:table-cell>
          <table:table-cell table:formula="of:=COUNTIF([$Tags.E:.E];[.A57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EET</text:p>
          </table:table-cell>
          <table:table-cell table:formula="of:=COUNTIF([$Tags.E:.E];[.A58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edical</text:p>
          </table:table-cell>
          <table:table-cell table:formula="of:=COUNTIF([$Tags.E:.E];[.A59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oking</text:p>
          </table:table-cell>
          <table:table-cell table:formula="of:=COUNTIF([$Tags.E:.E];[.A60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pisodic</text:p>
          </table:table-cell>
          <table:table-cell table:formula="of:=COUNTIF([$Tags.E:.E];[.A61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omantic Comedy</text:p>
          </table:table-cell>
          <table:table-cell table:formula="of:=COUNTIF([$Tags.E:.E];[.A62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andemic</text:p>
          </table:table-cell>
          <table:table-cell table:formula="of:=COUNTIF([$Tags.E:.E];[.A63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iblings</text:p>
          </table:table-cell>
          <table:table-cell table:formula="of:=COUNTIF([$Tags.E:.E];[.A64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ds</text:p>
          </table:table-cell>
          <table:table-cell table:formula="of:=COUNTIF([$Tags.E:.E];[.A65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wordplay</text:p>
          </table:table-cell>
          <table:table-cell table:formula="of:=COUNTIF([$Tags.E:.E];[.A66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Zombies</text:p>
          </table:table-cell>
          <table:table-cell table:formula="of:=COUNTIF([$Tags.E:.E];[.A67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dols</text:p>
          </table:table-cell>
          <table:table-cell table:formula="of:=COUNTIF([$Tags.E:.E];[.A68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ag</text:p>
          </table:table-cell>
          <table:table-cell table:formula="of:=COUNTIF([$Tags.E:.E];[.A69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edieval</text:p>
          </table:table-cell>
          <table:table-cell table:formula="of:=COUNTIF([$Tags.E:.E];[.A70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chool Club</text:p>
          </table:table-cell>
          <table:table-cell table:formula="of:=COUNTIF([$Tags.E:.E];[.A71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Villainess</text:p>
          </table:table-cell>
          <table:table-cell table:formula="of:=COUNTIF([$Tags.E:.E];[.A72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gic School</text:p>
          </table:table-cell>
          <table:table-cell table:formula="of:=COUNTIF([$Tags.E:.E];[.A73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style Change</text:p>
          </table:table-cell>
          <table:table-cell table:formula="of:=COUNTIF([$Tags.E:.E];[.A74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low Life</text:p>
          </table:table-cell>
          <table:table-cell table:formula="of:=COUNTIF([$Tags.E:.E];[.A75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oard Games</text:p>
          </table:table-cell>
          <table:table-cell table:formula="of:=COUNTIF([$Tags.E:.E];[.A76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</text:p>
          </table:table-cell>
          <table:table-cell table:formula="of:=COUNTIF([$Tags.E:.E];[.A77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orcists</text:p>
          </table:table-cell>
          <table:table-cell table:formula="of:=COUNTIF([$Tags.E:.E];[.A78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imal Transformation</text:p>
          </table:table-cell>
          <table:table-cell table:formula="of:=COUNTIF([$Tags.E:.E];[.A79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untryside</text:p>
          </table:table-cell>
          <table:table-cell table:formula="of:=COUNTIF([$Tags.E:.E];[.A80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ildhood Friends</text:p>
          </table:table-cell>
          <table:table-cell table:formula="of:=COUNTIF([$Tags.E:.E];[.A81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urse</text:p>
          </table:table-cell>
          <table:table-cell table:formula="of:=COUNTIF([$Tags.E:.E];[.A82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urvival</text:p>
          </table:table-cell>
          <table:table-cell table:formula="of:=COUNTIF([$Tags.E:.E];[.A83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iens</text:p>
          </table:table-cell>
          <table:table-cell table:formula="of:=COUNTIF([$Tags.E:.E];[.A84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ark Fantasy</text:p>
          </table:table-cell>
          <table:table-cell table:formula="of:=COUNTIF([$Tags.E:.E];[.A85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obots</text:p>
          </table:table-cell>
          <table:table-cell table:formula="of:=COUNTIF([$Tags.E:.E];[.A86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dult Couples</text:p>
          </table:table-cell>
          <table:table-cell table:formula="of:=COUNTIF([$Tags.E:.E];[.A87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s</text:p>
          </table:table-cell>
          <table:table-cell table:formula="of:=COUNTIF([$Tags.E:.E];[.A88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igh Stakes Games</text:p>
          </table:table-cell>
          <table:table-cell table:formula="of:=COUNTIF([$Tags.E:.E];[.A89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VP</text:p>
          </table:table-cell>
          <table:table-cell table:formula="of:=COUNTIF([$Tags.E:.E];[.A90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ddle Eastern</text:p>
          </table:table-cell>
          <table:table-cell table:formula="of:=COUNTIF([$Tags.E:.E];[.A91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rried Life</text:p>
          </table:table-cell>
          <table:table-cell table:formula="of:=COUNTIF([$Tags.E:.E];[.A92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table:formula="of:=COUNTIF([$Tags.E:.E];[.A93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atural Disaster</text:p>
          </table:table-cell>
          <table:table-cell table:formula="of:=COUNTIF([$Tags.E:.E];[.A94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ream World</text:p>
          </table:table-cell>
          <table:table-cell table:formula="of:=COUNTIF([$Tags.E:.E];[.A95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oxy Battles</text:p>
          </table:table-cell>
          <table:table-cell table:formula="of:=COUNTIF([$Tags.E:.E];[.A96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d Battles</text:p>
          </table:table-cell>
          <table:table-cell table:formula="of:=COUNTIF([$Tags.E:.E];[.A97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ildhood Promise</text:p>
          </table:table-cell>
          <table:table-cell table:formula="of:=COUNTIF([$Tags.E:.E];[.A98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ansfer Students</text:p>
          </table:table-cell>
          <table:table-cell table:formula="of:=COUNTIF([$Tags.E:.E];[.A99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ophecy</text:p>
          </table:table-cell>
          <table:table-cell table:formula="of:=COUNTIF([$Tags.E:.E];[.A100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uperheroes</text:p>
          </table:table-cell>
          <table:table-cell table:formula="of:=COUNTIF([$Tags.E:.E];[.A101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nthropomorphic</text:p>
          </table:table-cell>
          <table:table-cell table:formula="of:=COUNTIF([$Tags.E:.E];[.A102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Orphans</text:p>
          </table:table-cell>
          <table:table-cell table:formula="of:=COUNTIF([$Tags.E:.E];[.A103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MORPG</text:p>
          </table:table-cell>
          <table:table-cell table:formula="of:=COUNTIF([$Tags.E:.E];[.A104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OV</text:p>
          </table:table-cell>
          <table:table-cell table:formula="of:=COUNTIF([$Tags.E:.E];[.A105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hibi</text:p>
          </table:table-cell>
          <table:table-cell table:formula="of:=COUNTIF([$Tags.E:.E];[.A106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bstract</text:p>
          </table:table-cell>
          <table:table-cell table:formula="of:=COUNTIF([$Tags.E:.E];[.A107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hild Protagonists</text:p>
          </table:table-cell>
          <table:table-cell table:formula="of:=COUNTIF([$Tags.E:.E];[.A108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ood and Beverage</text:p>
          </table:table-cell>
          <table:table-cell table:formula="of:=COUNTIF([$Tags.E:.E];[.A109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Japanese Mythology</text:p>
          </table:table-cell>
          <table:table-cell table:formula="of:=COUNTIF([$Tags.E:.E];[.A110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Youkai</text:p>
          </table:table-cell>
          <table:table-cell table:formula="of:=COUNTIF([$Tags.E:.E];[.A111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nimal Protagonists</text:p>
          </table:table-cell>
          <table:table-cell table:formula="of:=COUNTIF([$Tags.E:.E];[.A112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iographies</text:p>
          </table:table-cell>
          <table:table-cell table:formula="of:=COUNTIF([$Tags.E:.E];[.A113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gical Girl</text:p>
          </table:table-cell>
          <table:table-cell table:formula="of:=COUNTIF([$Tags.E:.E];[.A114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amurai</text:p>
          </table:table-cell>
          <table:table-cell table:formula="of:=COUNTIF([$Tags.E:.E];[.A115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Judo</text:p>
          </table:table-cell>
          <table:table-cell table:formula="of:=COUNTIF([$Tags.E:.E];[.A116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nja</text:p>
          </table:table-cell>
          <table:table-cell table:formula="of:=COUNTIF([$Tags.E:.E];[.A117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Virtual Reality</text:p>
          </table:table-cell>
          <table:table-cell table:formula="of:=COUNTIF([$Tags.E:.E];[.A118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-apocalyptic</text:p>
          </table:table-cell>
          <table:table-cell table:formula="of:=COUNTIF([$Tags.E:.E];[.A119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cha</text:p>
          </table:table-cell>
          <table:table-cell table:formula="of:=COUNTIF([$Tags.E:.E];[.A120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cap</text:p>
          </table:table-cell>
          <table:table-cell table:formula="of:=COUNTIF([$Tags.E:.E];[.A121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ournaments</text:p>
          </table:table-cell>
          <table:table-cell table:formula="of:=COUNTIF([$Tags.E:.E];[.A122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ourism</text:p>
          </table:table-cell>
          <table:table-cell table:formula="of:=COUNTIF([$Tags.E:.E];[.A123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G Animation</text:p>
          </table:table-cell>
          <table:table-cell table:formula="of:=COUNTIF([$Tags.E:.E];[.A124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mmoned Into Another World</text:p>
          </table:table-cell>
          <table:table-cell table:formula="of:=COUNTIF([$Tags.E:.E];[.A125]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obility</text:p>
          </table:table-cell>
          <table:table-cell table:formula="of:=COUNTIF([$Tags.E:.E];[.A126]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usic</text:p>
          </table:table-cell>
          <table:table-cell table:formula="of:=COUNTIF([$Tags.E:.E];[.A127])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Vampires</text:p>
          </table:table-cell>
          <table:table-cell table:formula="of:=COUNTIF([$Tags.E:.E];[.A128])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Mystery</text:p>
          </table:table-cell>
          <table:table-cell table:formula="of:=COUNTIF([$Tags.E:.E];[.A129])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heats</text:p>
          </table:table-cell>
          <table:table-cell table:formula="of:=COUNTIF([$Tags.E:.E];[.A130])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lapstick</text:p>
          </table:table-cell>
          <table:table-cell table:formula="of:=COUNTIF([$Tags.E:.E];[.A131])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Art</text:p>
          </table:table-cell>
          <table:table-cell table:formula="of:=COUNTIF([$Tags.E:.E];[.A132])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occer</text:p>
          </table:table-cell>
          <table:table-cell table:formula="of:=COUNTIF([$Tags.E:.E];[.A133])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Reincarnation</text:p>
          </table:table-cell>
          <table:table-cell table:formula="of:=COUNTIF([$Tags.E:.E];[.A134])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Royalty</text:p>
          </table:table-cell>
          <table:table-cell table:formula="of:=COUNTIF([$Tags.E:.E];[.A135])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Crude</text:p>
          </table:table-cell>
          <table:table-cell table:formula="of:=COUNTIF([$Tags.E:.E];[.A136])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Work Life</text:p>
          </table:table-cell>
          <table:table-cell table:formula="of:=COUNTIF([$Tags.E:.E];[.A137])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Dogs</text:p>
          </table:table-cell>
          <table:table-cell table:formula="of:=COUNTIF([$Tags.E:.E];[.A138])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Alcohol</text:p>
          </table:table-cell>
          <table:table-cell table:formula="of:=COUNTIF([$Tags.E:.E];[.A139])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uperpowers</text:p>
          </table:table-cell>
          <table:table-cell table:formula="of:=COUNTIF([$Tags.E:.E];[.A140])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amily Friendly</text:p>
          </table:table-cell>
          <table:table-cell table:formula="of:=COUNTIF([$Tags.E:.E];[.A141])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Time Travel</text:p>
          </table:table-cell>
          <table:table-cell table:formula="of:=COUNTIF([$Tags.E:.E];[.A142])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ame Elements</text:p>
          </table:table-cell>
          <table:table-cell table:formula="of:=COUNTIF([$Tags.E:.E];[.A143])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Monsters</text:p>
          </table:table-cell>
          <table:table-cell table:formula="of:=COUNTIF([$Tags.E:.E];[.A144]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ports</text:p>
          </table:table-cell>
          <table:table-cell table:formula="of:=COUNTIF([$Tags.E:.E];[.A145]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ilitary</text:p>
          </table:table-cell>
          <table:table-cell table:formula="of:=COUNTIF([$Tags.E:.E];[.A146]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rror</text:p>
          </table:table-cell>
          <table:table-cell table:formula="of:=COUNTIF([$Tags.E:.E];[.A147]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Revenge</text:p>
          </table:table-cell>
          <table:table-cell table:formula="of:=COUNTIF([$Tags.E:.E];[.A148]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horts</text:p>
          </table:table-cell>
          <table:table-cell table:formula="of:=COUNTIF([$Tags.E:.E];[.A149]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romotional</text:p>
          </table:table-cell>
          <table:table-cell table:formula="of:=COUNTIF([$Tags.E:.E];[.A150]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olitical</text:p>
          </table:table-cell>
          <table:table-cell table:formula="of:=COUNTIF([$Tags.E:.E];[.A151])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Hand to Hand Combat</text:p>
          </table:table-cell>
          <table:table-cell table:formula="of:=COUNTIF([$Tags.E:.E];[.A152])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Martial Arts</text:p>
          </table:table-cell>
          <table:table-cell table:formula="of:=COUNTIF([$Tags.E:.E];[.A153])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Europe</text:p>
          </table:table-cell>
          <table:table-cell table:formula="of:=COUNTIF([$Tags.E:.E];[.A154])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Demons</text:p>
          </table:table-cell>
          <table:table-cell table:formula="of:=COUNTIF([$Tags.E:.E];[.A155])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Non-Human Protagonists</text:p>
          </table:table-cell>
          <table:table-cell table:formula="of:=COUNTIF([$Tags.E:.E];[.A156])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College</text:p>
          </table:table-cell>
          <table:table-cell table:formula="of:=COUNTIF([$Tags.E:.E];[.A157])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upernatural</text:p>
          </table:table-cell>
          <table:table-cell table:formula="of:=COUNTIF([$Tags.E:.E];[.A158])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ragons</text:p>
          </table:table-cell>
          <table:table-cell table:formula="of:=COUNTIF([$Tags.E:.E];[.A159])"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Historical</text:p>
          </table:table-cell>
          <table:table-cell table:formula="of:=COUNTIF([$Tags.E:.E];[.A160])"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gic</text:p>
          </table:table-cell>
          <table:table-cell table:formula="of:=COUNTIF([$Tags.E:.E];[.A161])"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chool Life</text:p>
          </table:table-cell>
          <table:table-cell table:formula="of:=COUNTIF([$Tags.E:.E];[.A162])"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sts</text:p>
          </table:table-cell>
          <table:table-cell table:formula="of:=COUNTIF([$Tags.E:.E];[.A163])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Pets</text:p>
          </table:table-cell>
          <table:table-cell table:formula="of:=COUNTIF([$Tags.E:.E];[.A164])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Overpowered Main Characters</text:p>
          </table:table-cell>
          <table:table-cell table:formula="of:=COUNTIF([$Tags.E:.E];[.A165])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Animation</text:p>
          </table:table-cell>
          <table:table-cell table:formula="of:=COUNTIF([$Tags.E:.E];[.A166])"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Slice of Life</text:p>
          </table:table-cell>
          <table:table-cell table:formula="of:=COUNTIF([$Tags.E:.E];[.A167])"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Person in a Strange World</text:p>
          </table:table-cell>
          <table:table-cell table:formula="of:=COUNTIF([$Tags.E:.E];[.A168])"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Island</text:p>
          </table:table-cell>
          <table:table-cell table:formula="of:=COUNTIF([$Tags.E:.E];[.A169])"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Drama</text:p>
          </table:table-cell>
          <table:table-cell table:formula="of:=COUNTIF([$Tags.E:.E];[.A170])"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Romance</text:p>
          </table:table-cell>
          <table:table-cell table:formula="of:=COUNTIF([$Tags.E:.E];[.A171])"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Short Episodes</text:p>
          </table:table-cell>
          <table:table-cell table:formula="of:=COUNTIF([$Tags.E:.E];[.A172])"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Sci Fi</text:p>
          </table:table-cell>
          <table:table-cell table:formula="of:=COUNTIF([$Tags.E:.E];[.A173])"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Adventure</text:p>
          </table:table-cell>
          <table:table-cell table:formula="of:=COUNTIF([$Tags.E:.E];[.A174])"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Original Work</text:p>
          </table:table-cell>
          <table:table-cell table:formula="of:=COUNTIF([$Tags.E:.E];[.A175])"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Fantasy</text:p>
          </table:table-cell>
          <table:table-cell table:formula="of:=COUNTIF([$Tags.E:.E];[.A176])"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Comedy</text:p>
          </table:table-cell>
          <table:table-cell table:formula="of:=COUNTIF([$Tags.E:.E];[.A177])" office:value-type="float" office:value="47" calcext:value-type="float">
            <text:p>47</text:p>
          </table:table-cell>
        </table:table-row>
        <table:table-row table:style-name="ro3">
          <table:table-cell office:value-type="string" calcext:value-type="string">
            <text:p>Action</text:p>
          </table:table-cell>
          <table:table-cell table:formula="of:=COUNTIF([$Tags.E:.E];[.A178])" office:value-type="float" office:value="52" calcext:value-type="float">
            <text:p>52</text:p>
          </table:table-cell>
        </table:table-row>
        <table:table-row table:style-name="ro3" table:number-rows-repeated="36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expression table:name="tagslist" table:base-cell-address="$Tags.$L$5" table:expression="#REF!"/>
      </table:named-expressions>
      <table:database-ranges>
        <table:database-range table:name="__Anonymous_Sheet_DB__0" table:target-range-address="movies.A1:movies.D433"/>
        <table:database-range table:name="__Anonymous_Sheet_DB__1" table:target-range-address="Tags.A1:Tags.I1154" table:display-filter-buttons="true">
          <table:filter>
            <table:filter-and>
              <table:filter-condition table:value="CG Animation" table:operator="=" table:field-number="4">
                <table:filter-set-item table:value="CG Animation"/>
                <table:filter-set-item table:value="Chinese Animation"/>
                <table:filter-set-item table:value="Flash Animation"/>
                <table:filter-set-item table:value="Korean Animation"/>
              </table:filter-condition>
            </table:filter-and>
          </table:filter>
        </table:database-range>
        <table:database-range table:name="__Anonymous_Sheet_DB__2" table:target-range-address="Sheet3.A1:Sheet3.B21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order-bottom="none" style:diagonal-bl-tr="none" style:diagonal-tl-br="none" fo:border-left="none" fo:border-right="none" fo:border-top="0.06pt solid #00000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22:42:16.252000000</meta:creation-date>
    <dc:date>2025-04-10T23:31:17.975000000</dc:date>
    <meta:editing-duration>P1DT4H43M39S</meta:editing-duration>
    <meta:editing-cycles>74</meta:editing-cycles>
    <meta:generator>LibreOffice/7.4.2.3$Windows_X86_64 LibreOffice_project/382eef1f22670f7f4118c8c2dd222ec7ad009daf</meta:generator>
    <meta:document-statistic meta:table-count="3" meta:cell-count="11101" meta:object-count="0"/>
  </office:meta>
</office:document-meta>
</file>